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ATTHIEU</text:h>
      <text:p text:style-name="Text_20_body"/>
      <text:p text:style-name="P4">MATTHIEU  1</text:p>
      <text:p text:style-name="Text_20_body"><text:span text:style-name="T2">1</text:span> <text:span text:style-name="T1">Bible de genèse de Iésous de Christ de fils de Dauid de fils de Abraam.</text:span> <text:span text:style-name="T2">2</text:span> <text:span text:style-name="T1">Abraam engendra le Isaak, Isaak cependant engendra le Iakob, Iakob cependant engendra le Iouda et les frères de lui,</text:span> <text:span text:style-name="T2">3</text:span> <text:span text:style-name="T1">Iouda cependant engendra le Pharès et le Zara hors de la de Thamar, Pharès cependant engendra le Esrom, Esrom cependant engendra le Aram,</text:span> <text:span text:style-name="T2">4</text:span> <text:span text:style-name="T1">Aram cependant engendra le Aminadab, Aminadab cependant engendra le Naasson, Naasson cependant engendra le Salmon,</text:span> <text:span text:style-name="T2">5</text:span> <text:span text:style-name="T1">Salmon cependant engendra le Boes hors de la de Rachab, Boes cependant engendra le Iobed hors de la de Routh, Iobed cependant engendra le Iessai,</text:span> <text:span text:style-name="T2">6</text:span> <text:span text:style-name="T1">Iessai cependant engendra le Dauid le roi. Dauid cependant engendra le Solomon hors de celle de le de Oureia,</text:span> <text:span text:style-name="T2">7</text:span> <text:span text:style-name="T1">Solomon cependant engendra le Roboam, Roboam cependant engendra le Abia, Abia cependant engendra le Asaph,</text:span> <text:span text:style-name="T2">8</text:span> <text:span text:style-name="T1">Asaph cependant engendra le Iosaphat, Iosaphat cependant engendra le Ioram, Ioram cependant engendra le Ozia,</text:span> <text:span text:style-name="T2">9</text:span> <text:span text:style-name="T1">Ozia cependant engendra le Ioatham, Ioatham cependant engendra le Achaz, Achaz cependant engendra le Ézékias,</text:span> <text:span text:style-name="T2">10</text:span> <text:span text:style-name="T1">Ézékias cependant engendra le Manassé, Manassé cependant engendra le Amos, Amos cependant engendra le Iosias,</text:span> <text:span text:style-name="T2">11</text:span> <text:span text:style-name="T1">Iosias cependant engendra le Iéchonias et les frères de lui sur de la de transhabitation de Babylone.</text:span> <text:span text:style-name="T2">12</text:span> <text:span text:style-name="T1">Après cependant la transhabitation de Babylone Iéchonias engendra le Salathiel, Salathiel cependant engendra le Zorobabel,</text:span> <text:span text:style-name="T2">13</text:span> <text:span text:style-name="T1">Zorobabel cependant engendra le Abioud, Abioud cependant engendra le Éliakim, Éliakim cependant engendra le Azor,</text:span> <text:span text:style-name="T2">14</text:span> <text:span text:style-name="T1">Azor cependant engendra le Sadok, Sadok cependant engendra le Achim, Achim cependant engendra le Élioud,</text:span> <text:span text:style-name="T2">15</text:span> <text:span text:style-name="T1">Élioud cependant engendra le Éléazar, Éléazar cependant engendra le Matthan, Matthan cependant engendra le Iakob,</text:span> <text:span text:style-name="T2">16</text:span> <text:span text:style-name="T1">Iakob cependant engendra le Ioseph le homme de Maria, hors de laquelle fut engendré Iésous le étant dit Christ.</text:span> <text:span text:style-name="T2">17</text:span> <text:span text:style-name="T1">Toutes donc les générations au loin de Abraam jusqu'à ce que de Dauid générations quatorze, et au loin de Dauid jusqu'à ce que de la de transhabitation de Babylone générations quatorze, et au loin de la de transhabitation de Babylone jusqu'à ce que de le de Christ générations quatorze.</text:span> <text:span text:style-name="T2">18</text:span> <text:span text:style-name="T1">de Le cependant de Iésous de Christ la genèse ainsi était. de ayante étée fiancée de la de mère de lui de Maria à le à Ioseph, avant ou venir ensemble eux fut trouvé en à ventre ayante hors de souffle de saint.</text:span> <text:span text:style-name="T2">19</text:span> <text:span text:style-name="T1">Ioseph cependant le homme de elle, juste étant et ne pas voulant elle faire un exemple, fut eu dessein en omission délier au loin elle.</text:span> <text:span text:style-name="T2">20</text:span> <text:span text:style-name="T1">ces-ci cependant de lui de ayant été réfléchi en fureur voici ange de Maître selon rêve fut apparu en lumière à lui disant· Ioseph fils de Dauid, ne pas que tu sois effrayé prendre à côté Maria la femme de toi· ce car en à elle ayant été engendré hors de souffle est de saint.</text:span> <text:span text:style-name="T2">21</text:span> <text:span text:style-name="T1">se enfantera cependant fils, et tu appelleras le nom de lui Iésous· lui car sauvera le peuple de lui au loin de les de fautes de eux.</text:span> <text:span text:style-name="T2">22</text:span> <text:span text:style-name="T1">ce-ci cependant tout entier a devenu afin que que soit fait plénitude ce ayant été dit sous de Maître par de le de prophète de disant·</text:span> <text:span text:style-name="T2">23</text:span> <text:span text:style-name="T1">voici la vierge en à ventre aura et se enfantera fils, et appelleront le nom de lui Emmanouel, lequel est étant traduit avec de nous le Dieu.</text:span> <text:span text:style-name="T2">24</text:span> <text:span text:style-name="T1">ayant été éveillé cependant le Ioseph au loin de le de sommeil fit comme ordonnança auprès à lui le ange de Maître et prit à côté la femme de lui,</text:span> <text:span text:style-name="T2">25</text:span> <text:span text:style-name="T1">et non connaissait elle jusqu'à ce que de lequel enfanta fils· et appela le nom de lui Iésous.</text:span> </text:p>
      <text:p text:style-name="P4">MATTHIEU  2</text:p>
      <text:p text:style-name="Text_20_body"><text:span text:style-name="T2">1</text:span> <text:span text:style-name="T1">de Le cependant de Iésous de ayant été engendré en à Bethléem de la de Ioudaia en à journées de Hérode de le de roi, voici mages au loin de levants se devinrent à côté envers Ierosolymas</text:span> <text:span text:style-name="T2">2</text:span> <text:span text:style-name="T1">disants· où? est celui ayant été enfanté roi de les de Ioudaiens; nous vîmes car de lui le étoile en à la à levant et nous vînmes prosterner vers à lui.</text:span> <text:span text:style-name="T2">3</text:span> <text:span text:style-name="T1">ayant écouté cependant le roi Hérode fut troublé et toute Ierosolyma avec de lui,</text:span> <text:span text:style-name="T2">4</text:span> <text:span text:style-name="T1">et ayant mené ensemble tous les chefs sacrificateurs et lettrés de le de peuple se enquérait à côté de eux où? le Christ est engendré.</text:span> <text:span text:style-name="T2">5</text:span> <text:span text:style-name="T1">ceux cependant dirent à lui· en à Bethléem de la de Ioudaia· ainsi car a été graphé par de le de prophète·</text:span> <text:span text:style-name="T2">6</text:span> <text:span text:style-name="T1">et toi Bethléem, terre de Iouda, certainement pas moindre tu es en à les à gouverneurs de Iouda· hors de toi car se sortira se gouvernant, lequel un quelconque bergera le peuple de moi le Israël.</text:span> <text:span text:style-name="T2">7</text:span> <text:span text:style-name="T1">Alors Hérode en omission ayant appelé les mages fut exact à côté de eux le temps de le de se apparaissant en lumière de étoile,</text:span> <text:span text:style-name="T2">8</text:span> <text:span text:style-name="T1">et ayant mandé eux envers Bethléem dit· ayants étés allés examinez à l'excès exactement autour de le de petit enfant· dès que le cas échéant cependant que vous trouviez, rapportez annonce à moi, de telle manière que et moi ayant venu que je prosterne vers à lui.</text:span> <text:span text:style-name="T2">9</text:span> <text:span text:style-name="T1">Ceux cependant ayants écoutés de le de roi furent allé et voici le étoile, lequel virent en à la à levant, menait devant eux, jusqu'à ce que ayant venu fut dressé sur le haut où était le petit enfant.</text:span> <text:span text:style-name="T2">10</text:span> <text:span text:style-name="T1">ayants vus cependant le étoile furent été de joie joie grande véhémentement.</text:span> <text:span text:style-name="T2">11</text:span> <text:span text:style-name="T1">et ayants venus envers la maison d'habitation virent le petit enfant avec de Maria de la de mère de lui, et ayants tombés prosternèrent vers à lui et ayants ouverts les trésors de eux apportèrent à lui dons, or et oliban et myrrhe.</text:span> <text:span text:style-name="T2">12</text:span> <text:span text:style-name="T1">Et ayants étés négociés du besoin selon rêve ne pas fléchir de bas en haut vers Hérode, par de autre de chemin replacèrent envers la région de eux.</text:span> <text:span text:style-name="T2">13</text:span> <text:span text:style-name="T1">de Ayants replacés cependant de eux voici ange de Maître se apparaît en lumière selon rêve à le à Ioseph disant· ayant été éveillé prends à côté le petit enfant et la mère de lui et fuis envers Égypte et sois là jusqu'à ce que le cas échéant que je dise à toi· immine car Hérode chercher le petit enfant de ce dépérir lui.</text:span> <text:span text:style-name="T2">14</text:span> <text:span text:style-name="T1">celui cependant ayant été éveillé prit à côté le petit enfant et la mère de lui de nuit et replaça envers Égypte,</text:span> <text:span text:style-name="T2">15</text:span> <text:span text:style-name="T1">et était là jusqu'à ce que de la de terme achevé de Hérode· afin que que soit fait plénitude ce ayant été dit sous de Maître par de le de prophète de disant· hors de Égypte j'appelai le fils de moi.</text:span> <text:span text:style-name="T2">16</text:span> <text:span text:style-name="T1">Alors Hérode ayant vu en ce que fut enjoué sous de les de mages fut été en fureur extrêmement, et ayant envoyé saisit de bas en haut tous les jeunes servants ceux en à Bethléem et en à tous à les à frontières de elle au loin de de deux ans et plus vers le bas, selon le temps lequel fut exact à côté de les de mages.</text:span> <text:span text:style-name="T2">17</text:span> <text:span text:style-name="T1">alors fut fait plénitude ce ayant été dit par de Ieremia de le de prophète de disant·</text:span> <text:span text:style-name="T2">18</text:span> <text:span text:style-name="T1">voix en à Rama fut écouté, pleur et lamentation nombreux· Rachel pleurante les enfants de elle, et non voulait être appelé à côté, en ce que non sont.</text:span> <text:span text:style-name="T2">19</text:span> <text:span text:style-name="T1">de Ayant parvenu à l'achèvement cependant de le de Hérode voici ange de Maître se apparaît en lumière selon rêve à le à Ioseph en à Égypte</text:span> <text:span text:style-name="T2">20</text:span> <text:span text:style-name="T1">disant· ayant été éveillé prends à côté le petit enfant et la mère de lui et te va envers terre de Israël· ont morts car ceux cherchants la âme de le de petit enfant.</text:span> <text:span text:style-name="T2">21</text:span> <text:span text:style-name="T1">celui cependant ayant été éveillé prit à côté le petit enfant et la mère de lui et vint à l'intérieur envers terre de Israël.</text:span> <text:span text:style-name="T2">22</text:span> <text:span text:style-name="T1">Ayant écouté cependant en ce que Archélaos est roi de la de Ioudaia contre de le de père de lui de Hérode fut effrayé là éloigner· ayant été négocié du besoin cependant selon rêve replaça envers les parts de la de Galilée,</text:span> <text:span text:style-name="T2">23</text:span> <text:span text:style-name="T1">et ayant venu établit maison d'habitation envers cité étante dite Nazareth· de telle manière que que soit fait plénitude ce ayant été dit par de les de prophètes en ce que Nazoréen sera appelé.</text:span> </text:p>
      <text:p text:style-name="P4">MATTHIEU  3</text:p>
      <text:p text:style-name="Text_20_body"><text:span text:style-name="T2">1</text:span> <text:span text:style-name="T1">En cependant à les à journées à celles-là se devient à côté Ioannes le Baptiseur annonçant en à la à déserte de la de Ioudaia</text:span> <text:span text:style-name="T2">2</text:span> <text:span text:style-name="T1">[et] disant· transintelligez· a approché car la royauté de les de cieux.</text:span> <text:span text:style-name="T2">3</text:span> <text:span text:style-name="T1">celui-ci car est celui ayant été dit par de Ésaïa de le de prophète de disant· voix de beuglant en à la à déserte· préparez la chemin de Maître, directes faites les sentiers de lui.</text:span> <text:span text:style-name="T2">4</text:span> <text:span text:style-name="T1">lui-même cependant le Ioannes avait le vêtement de lui au loin de cheveux de chameau et ceinture de peau autour la flanc de lui, la cependant nourriture était de lui sauterelles et miel agreste.</text:span> <text:span text:style-name="T2">5</text:span> <text:span text:style-name="T1">Alors se allait au dehors vers lui Ierosolyma et toute la Ioudaia et toute la région alentour de le de Iordane,</text:span> <text:span text:style-name="T2">6</text:span> <text:span text:style-name="T1">et étaient baptisé en à le à Iordane à fleuve sous de lui se avouants à l'excès les fautes de eux.</text:span> <text:span text:style-name="T2">7</text:span> <text:span text:style-name="T1">Ayant vu cependant nombreux de les de Pharisiens et de Sadducéens se venants sur le baptême de lui dit à eux· progénitures de vipères, quel montra en dessous à vous fuir au loin de la de imminante de colère;</text:span> <text:span text:style-name="T2">8</text:span> <text:span text:style-name="T1">faites donc fruit digne de la de transintelligence</text:span> <text:span text:style-name="T2">9</text:span> <text:span text:style-name="T1">et ne pas que vous estimiez dire en à vous-mêmes· père nous avons le Abraam. je dis car à vous en ce que se peut le Dieu hors de les de pierres de ceux-ci éveiller enfants à le à Abraam.</text:span> <text:span text:style-name="T2">10</text:span> <text:span text:style-name="T1">déjà cependant la hache vers la racine de les de arbres se couche· tout donc arbre ne pas faisant fruit beau est coupé à l'excès et envers feu est jeté.</text:span> <text:span text:style-name="T2">11</text:span> <text:span text:style-name="T1">Moi certes vous je baptise en à eau envers transintelligence, celui cependant derrière de moi se venant plus fort de moi est, de lequel non je suis assez-important les souliers mettre en charge· lui vous baptisera en à souffle à saint et à feu·</text:span> <text:span text:style-name="T2">12</text:span> <text:span text:style-name="T1">de lequel le pelle à vanner en à la à main de lui et purifiera en séparant la aire à fouler le grain de lui et mènera ensemble le froment de lui envers la grange, le cependant paille brûlera complètement à feu à inextinguible.</text:span> <text:span text:style-name="T2">13</text:span> <text:span text:style-name="T1">Alors se devient à côté le Iésous au loin de la de Galilée sur le Iordane vers le Ioannes de ce être baptisé sous de lui.</text:span> <text:span text:style-name="T2">14</text:span> <text:span text:style-name="T1">le cependant Ioannes empêchait en séparant lui disant· moi besoin j'ai sous de toi être baptisé, et toi tu te viens vers moi;</text:span> <text:span text:style-name="T2">15</text:span> <text:span text:style-name="T1">ayant été répondu cependant le Iésous dit vers lui· abandonne à l'instant, ainsi car étant remarquable est à nous faire plénitude toute justice. alors abandonne lui.</text:span> <text:span text:style-name="T2">16</text:span> <text:span text:style-name="T1">ayant été baptisé cependant le Iésous directement monta au loin de le de eau· et voici furent ouvert [à lui] les cieux, et vit [le] souffle [de le] de Dieu descendant comme si colombe [et] se venant sur lui·</text:span> <text:span text:style-name="T2">17</text:span> <text:span text:style-name="T1">et voici voix hors de les de cieux disante· celui-ci est le fils de moi le aimé, en à lequel j'estimai en bien.</text:span> </text:p>
      <text:p text:style-name="P4">MATTHIEU  4</text:p>
      <text:p text:style-name="Text_20_body"><text:span text:style-name="T2">1</text:span> <text:span text:style-name="T1">Alors le Iésous fut conduit de bas en haut envers la déserte sous de le de souffle être mis en tentation sous de le de diable.</text:span> <text:span text:style-name="T2">2</text:span> <text:span text:style-name="T1">et ayant jeûné journées quarante et nuits quarante, postérieurement eut faim.</text:span> <text:span text:style-name="T2">3</text:span> <text:span text:style-name="T1">et ayant venu vers celui mettant en tentation dit à lui· si fils tu es de le de Dieu, dis afin que les pierres ceux-ci pains que se deviennent.</text:span> <text:span text:style-name="T2">4</text:span> <text:span text:style-name="T1">celui cependant ayant été répondu dit· a été graphé· non sur à pain à seul se vivra le être humain, mais sur à tout à oral à se allant au dehors par de bouche de Dieu.</text:span> <text:span text:style-name="T2">5</text:span> <text:span text:style-name="T1">Alors prend à côté lui le diable envers la sainte cité et dressa lui sur le pinacle de le de sanctuaire</text:span> <text:span text:style-name="T2">6</text:span> <text:span text:style-name="T1">et dit à lui· si fils tu es de le de Dieu, jette toi-même vers le bas· a été graphé car en ce que à les à anges de lui se commandera autour de toi et sur de mains lèveront toi, de peur que que tu achoppes vers pierre le pied de toi.</text:span> <text:span text:style-name="T2">7</text:span> <text:span text:style-name="T1">déclarait à lui le Iésous· de nouveau a été graphé· non tu mettras en tentation à l'excès Maître le Dieu de toi.</text:span> <text:span text:style-name="T2">8</text:span> <text:span text:style-name="T1">De nouveau prend à côté lui le diable envers montagne haut extrêmement et montre à lui toutes les royautés de le de monde et la gloire de elles</text:span> <text:span text:style-name="T2">9</text:span> <text:span text:style-name="T1">et dit à lui· ces-ci à toi tous je donnerai, si le cas échéant ayant tombé que tu prosternes vers à moi.</text:span> <text:span text:style-name="T2">10</text:span> <text:span text:style-name="T1">alors dit à lui le Iésous· dirige en arrière, Satanas· a été graphé car· Maître le Dieu de toi tu prosterneras vers et à lui à seul tu adoreras.</text:span> <text:span text:style-name="T2">11</text:span> <text:span text:style-name="T1">Alors abandonne lui le diable, et voici anges vinrent vers et servaient à lui.</text:span> <text:span text:style-name="T2">12</text:span> <text:span text:style-name="T1">Ayant écouté cependant en ce que Ioannes fut transmis replaça envers la Galilée.</text:span> <text:span text:style-name="T2">13</text:span> <text:span text:style-name="T1">et ayant laissé en contrebas la Nazara ayant venu établit maison d'habitation envers Kapharnaoum celle à coté de la mer en à frontières de Zaboulon et de Nephthalim·</text:span> <text:span text:style-name="T2">14</text:span> <text:span text:style-name="T1">afin que que soit fait plénitude ce ayant été dit par de Ésaïa de le de prophète de disant·</text:span> <text:span text:style-name="T2">15</text:span> <text:span text:style-name="T1">terre de Zaboulon et terre de Nephthalim, chemin de mer, de l'autre côté de le de Iordane, Galilée de les de ethnies,</text:span> <text:span text:style-name="T2">16</text:span> <text:span text:style-name="T1">le peuple celui se étant assis en à ténèbre lumière vit grand, et à ceux à se étants assis en à région et à ombre de trépas lumière leva de bas en haut à eux.</text:span> <text:span text:style-name="T2">17</text:span> <text:span text:style-name="T1">Au loin alors se origina le Iésous annoncer et dire· transintelligez· a approché car la royauté de les de cieux.</text:span> <text:span text:style-name="T2">18</text:span> <text:span text:style-name="T1">Piétinant autour cependant à côté la mer de la de Galilée vit deux frères, Simon celui étant dit Pierre et André le frère de lui, jetants filet de coulée envers la mer· étaient car pêcheurs.</text:span> <text:span text:style-name="T2">19</text:span> <text:span text:style-name="T1">et dit à eux· venez ici derrière de moi, et je ferai vous pêcheurs de êtres humains.</text:span> <text:span text:style-name="T2">20</text:span> <text:span text:style-name="T1">ceux cependant directement ayants abandonnés les filets suivirent à lui.</text:span> <text:span text:style-name="T2">21</text:span> <text:span text:style-name="T1">et ayant avancé de là vit autres deux frères, Iakobos celui de le de Zébédaï et Ioannes le frère de lui, en à le à navire avec de Zébédaï de le de père de eux ajustants complètement les filets de eux, et appela eux.</text:span> <text:span text:style-name="T2">22</text:span> <text:span text:style-name="T1">ceux cependant directement ayants abandonnés le navire et le père de eux suivirent à lui.</text:span> <text:span text:style-name="T2">23</text:span> <text:span text:style-name="T1">Et menait autour en à toute entière à la à Galilée enseignant en à les à synagogues de eux et annonçant le évangile de la de royauté et soignant toute maladie et toute mollesse en à le à peuple.</text:span> <text:span text:style-name="T2">24</text:span> <text:span text:style-name="T1">Et éloigna la écoute de lui envers toute entière la Syrie· et apportèrent à lui tous ceux malicieusement ayants à diverses à maladies et à tortures étants tenus ensemble [et] étants démonisés et étants lunatisés et paralytiques, et soigna eux.</text:span> <text:span text:style-name="T2">25</text:span> <text:span text:style-name="T1">et suivirent à lui foules nombreux au loin de la de Galilée et de Décapole et de Ierosolymas et de Ioudaia et de l'autre côté de le de Iordane.</text:span> </text:p>
      <text:p text:style-name="P4">MATTHIEU  5</text:p>
      <text:p text:style-name="Text_20_body"><text:span text:style-name="T2">1</text:span> <text:span text:style-name="T1">Ayant vu cependant les foules monta envers le montagne, et de ayant assis de lui vinrent vers à lui les disciples de lui·</text:span> <text:span text:style-name="T2">2</text:span> <text:span text:style-name="T1">et ayant ouvert le bouche de lui enseignait eux disant·</text:span> <text:span text:style-name="T2">3</text:span> <text:span text:style-name="T1">Bienheureux les pauvres à le à souffle, en ce que de eux est la royauté de les de cieux.</text:span> <text:span text:style-name="T2">4</text:span> <text:span text:style-name="T1">bienheureux ceux endeuillants, en ce que eux seront appelé à côté.</text:span> <text:span text:style-name="T2">5</text:span> <text:span text:style-name="T1">bienheureux les doux, en ce que eux hériteront la terre.</text:span> <text:span text:style-name="T2">6</text:span> <text:span text:style-name="T1">bienheureux ceux ayants faim et ayants soif la justice, en ce que eux seront fourragé.</text:span> <text:span text:style-name="T2">7</text:span> <text:span text:style-name="T1">bienheureux les miséricordieux, en ce que eux seront fait miséricorde.</text:span> <text:span text:style-name="T2">8</text:span> <text:span text:style-name="T1">bienheureux les purs à la à coeur, en ce que eux le Dieu se verront.</text:span> <text:span text:style-name="T2">9</text:span> <text:span text:style-name="T1">bienheureux les faiseurs de paix, en ce que eux fils de Dieu seront appelé.</text:span> <text:span text:style-name="T2">10</text:span> <text:span text:style-name="T1">bienheureux ceux ayants étés poursuivis à cause de justice, en ce que de eux est la royauté de les de cieux.</text:span> <text:span text:style-name="T2">11</text:span> <text:span text:style-name="T1">bienheureux vous êtes lorsque le cas échéant que réprouvent vous et que poursuivent et que disent tout méchant contre de vous [se mentants] à cause de moi.</text:span> <text:span text:style-name="T2">12</text:span> <text:span text:style-name="T1">soyez de joie et que vous vous exultez, en ce que le salaire de vous nombreux en à les à cieux· ainsi car poursuivirent les prophètes ceux d'avant de vous.</text:span> <text:span text:style-name="T2">13</text:span> <text:span text:style-name="T1">Vous vous êtes le sel de la de terre· si le cas échéant cependant le sel que soit rendu fou, en à quel sera salé; envers aucun a la ténacité encore si ne pas ayant été jeté au-dehors être piétiné de haut en bas sous de les de êtres humains.</text:span> <text:span text:style-name="T2">14</text:span> <text:span text:style-name="T1">Vous vous êtes le lumière de le de monde. non se peut cité être caché sur le haut de montagne se couchante·</text:span> <text:span text:style-name="T2">15</text:span> <text:span text:style-name="T1">non cependant allument chandelle et posent lui sous le muid mais sur la chandelier, et brille à tous à ceux en à la à maison d'habitation.</text:span> <text:span text:style-name="T2">16</text:span> <text:span text:style-name="T1">ainsi brille le lumière de vous en devers de les de êtres humains, de telle manière que que voient de vous les beaux travaux et que glorifient le père de vous celui en à les à cieux.</text:span> <text:span text:style-name="T2">17</text:span> <text:span text:style-name="T1">Ne pas que vous fassiez loi en ce que je vins délier vers le bas le loi ou les prophètes· non je vins délier vers le bas mais faire plénitude.</text:span> <text:span text:style-name="T2">18</text:span> <text:span text:style-name="T1">amen car je dis à vous· jusqu'à ce que le cas échéant que passe à côté le ciel et la terre, iota un ou une pointe non ne pas que passe à côté au loin de le de loi, jusqu'à ce que le cas échéant tous que se devienne.</text:span> <text:span text:style-name="T2">19</text:span> <text:span text:style-name="T1">lequel si le cas échéant donc que délie une de les de commandements de celles-ci de les de moindres et que enseigne ainsi les êtres humains, moindre sera appelé en à la à royauté de les de cieux· lequel cependant le cas échéant que fasse et que enseigne, celui-ci grand sera appelé en à la à royauté de les de cieux.</text:span> <text:span text:style-name="T2">20</text:span> <text:span text:style-name="T1">Je dis car à vous en ce que si le cas échéant ne pas que surabonde de vous la justice plus nombreusement de les de lettrés et de Pharisiens, non ne pas que vous veniez à l'intérieur envers la royauté de les de cieux.</text:span> <text:span text:style-name="T2">21</text:span> <text:span text:style-name="T1">Vous écoutâtes en ce que fut dit à les à originaires· non tu meurtriras· lequel cependant le cas échéant que meurtrisse, tenu au-dedans se sera à la à jugement.</text:span> <text:span text:style-name="T2">22</text:span> <text:span text:style-name="T1">moi cependant je dis à vous en ce que tout celui étant mis en colère à le à frère de lui tenu au-dedans se sera à la à jugement· lequel cependant le cas échéant que dise à le à frère de lui· Raka, tenu au-dedans se sera à le à sanhédrin· lequel cependant le cas échéant que dise· fou, tenu au-dedans se sera envers la géhenne de le de feu.</text:span> <text:span text:style-name="T2">23</text:span> <text:span text:style-name="T1">Si le cas échéant donc que tu apportes le don de toi sur le autel des sacrifices et là que tu sois fait mémoire en ce que le frère de toi a un quelconque contre de toi,</text:span> <text:span text:style-name="T2">24</text:span> <text:span text:style-name="T1">abandonne là le don de toi en devers de le de autel des sacrifices et dirige en arrière premièrement sois échangé au-travers à le à frère de toi, et alors ayant venu apporte le don de toi.</text:span> <text:span text:style-name="T2">25</text:span> <text:span text:style-name="T1">Sois intelligeant bien à le à adversaire de toi promptement, jusqu'à ce que de lequel un quelconque tu es avec de lui en à la à chemin, de peur que toi que transmette le adversaire à le à juge et le juge à le à ministre et envers gardiennage tu seras jeté·</text:span> <text:span text:style-name="T2">26</text:span> <text:span text:style-name="T1">amen je dis à toi, non ne pas que tu sortes de là, jusqu'à ce que le cas échéant que tu redonnes le dernier quadrant.</text:span> <text:span text:style-name="T2">27</text:span> <text:span text:style-name="T1">Vous écoutâtes en ce que fut dit· non tu adultéreras.</text:span> <text:span text:style-name="T2">28</text:span> <text:span text:style-name="T1">moi cependant je dis à vous en ce que tout celui regardant femme vers ce désirer en fureur elle déjà adultéra elle en à la à coeur de lui.</text:span> <text:span text:style-name="T2">29</text:span> <text:span text:style-name="T1">Si cependant le oeil de toi le droit scandalise toi, extrais lui et jette au loin de toi· est opportun car à toi afin que que se dépérisse un de les de membres de toi et ne pas tout entier le corps de toi que soit jeté envers géhenne.</text:span> <text:span text:style-name="T2">30</text:span> <text:span text:style-name="T1">et si la droite de toi main scandalise toi, coupe à l'excès elle et jette au loin de toi· est opportun car à toi afin que que se dépérisse un de les de membres de toi et ne pas tout entier le corps de toi envers géhenne que éloigne.</text:span> <text:span text:style-name="T2">31</text:span> <text:span text:style-name="T1">Fut dit cependant· lequel le cas échéant que délie au loin la femme de lui, donne à elle objet d'apostasie.</text:span> <text:span text:style-name="T2">32</text:span> <text:span text:style-name="T1">moi cependant je dis à vous en ce que tout celui déliant au loin la femme de lui hormis de discours de pornation fait elle être adultéré, et lequel si le cas échéant ayante étée déliée au loin que marie, se fait adultère.</text:span> <text:span text:style-name="T2">33</text:span> <text:span text:style-name="T1">De nouveau vous écoutâtes en ce que fut dit à les à originaires· non tu surpasseras serment, tu redonneras cependant à le à Maître les serments de toi.</text:span> <text:span text:style-name="T2">34</text:span> <text:span text:style-name="T1">moi cependant je dis à vous ne pas jurer entièrement· et ni en à le à ciel, en ce que trône est de le de Dieu,</text:span> <text:span text:style-name="T2">35</text:span> <text:span text:style-name="T1">et ni en à la à terre, en ce que sous-pied est de les de pieds de lui, et ni envers Ierosolymas, en ce que cité est de le de grand de roi,</text:span> <text:span text:style-name="T2">36</text:span> <text:span text:style-name="T1">et ni en à la à tête de toi que tu jures, en ce que non tu te peux une cheveu blanche faire ou noire.</text:span> <text:span text:style-name="T2">37</text:span> <text:span text:style-name="T1">soit cependant le discours de vous oui oui, non non· le cependant surabondant de ces-ci hors de le de méchant est.</text:span> <text:span text:style-name="T2">38</text:span> <text:span text:style-name="T1">Vous écoutâtes en ce que fut dit· oeil contre de oeil et dent contre de dent.</text:span> <text:span text:style-name="T2">39</text:span> <text:span text:style-name="T1">moi cependant je dis à vous ne pas dresser contre à le à méchant· mais lequel un quelconque toi gifle envers la droite mâchoire [de toi], tourne à lui aussi la autre·</text:span> <text:span text:style-name="T2">40</text:span> <text:span text:style-name="T1">et à celui à voulant à toi être jugé et le chiton de toi prendre, abandonne à lui aussi le himation·</text:span> <text:span text:style-name="T2">41</text:span> <text:span text:style-name="T1">et lequel un quelconque toi angariera mille un, dirige en arrière avec de lui deux.</text:span> <text:span text:style-name="T2">42</text:span> <text:span text:style-name="T1">à celui à demandant toi donne, et celui voulant au loin de toi se prêter ne pas que tu sois détourné.</text:span> <text:span text:style-name="T2">43</text:span> <text:span text:style-name="T1">Vous écoutâtes en ce que fut dit· tu aimeras le prochain de toi et tu haïras le ennemi de toi.</text:span> <text:span text:style-name="T2">44</text:span> <text:span text:style-name="T1">moi cependant je dis à vous· aimez les ennemis de vous et que vous vous priez au-dessus de ceux de poursuivants vous,</text:span> <text:span text:style-name="T2">45</text:span> <text:span text:style-name="T1">de telle manière que que vous vous deveniez fils de le de père de vous de celui en à cieux, en ce que le soleil de lui lève de bas en haut sur méchants et bons et pleut sur justes et injustes.</text:span> <text:span text:style-name="T2">46</text:span> <text:span text:style-name="T1">si le cas échéant car que vous aimiez ceux aimants vous, quel salaire vous avez; non pas aussi les collecteurs de taxes le même font;</text:span> <text:span text:style-name="T2">47</text:span> <text:span text:style-name="T1">et si le cas échéant que vous vous saluiez les frères de vous seulement, quel surabondant vous faites; non pas aussi les ethniques le même font;</text:span> <text:span text:style-name="T2">48</text:span> <text:span text:style-name="T1">vous vous serez donc vous parfaits comme le père de vous le céleste parfait est.</text:span> </text:p>
      <text:p text:style-name="P4">MATTHIEU  6</text:p>
      <text:p text:style-name="Text_20_body"><text:span text:style-name="T2">1</text:span> <text:span text:style-name="T1">Attenez [cependant] la justice de vous ne pas faire en devers de les de êtres humains vers ce être contemplé à eux· si cependant ne pas du moins, salaire non vous avez à côté à le à père de vous à celui en à les à cieux.</text:span> <text:span text:style-name="T2">2</text:span> <text:span text:style-name="T1">Lorsque le cas échéant donc que tu fasses acte de miséricorde, ne pas que tu trompettes salpinx en devers de toi, comme certes les hypocrites font en à les à synagogues et en à les à rues, de telle manière que que soient glorifié sous de les de êtres humains· amen je dis à vous, tiennent au loin le salaire de eux.</text:span> <text:span text:style-name="T2">3</text:span> <text:span text:style-name="T1">de toi cependant de faisant acte de miséricorde ne pas connaisse la gauche de toi quel fait la droite de toi,</text:span> <text:span text:style-name="T2">4</text:span> <text:span text:style-name="T1">de telle manière que que soit de toi la acte de miséricorde en à le à caché· et le père de toi celui regardant en à le à caché redonnera à toi.</text:span> <text:span text:style-name="T2">5</text:span> <text:span text:style-name="T1">Et lorsque le cas échéant que vous vous priiez, non vous vous serez comme les hypocrites, en ce que affectionnent en à les à synagogues et en à les à coins de les de places ayants dressés se prier, de telle manière que que soient apparu en lumière à les à êtres humains· amen je dis à vous, tiennent au loin le salaire de eux.</text:span> <text:span text:style-name="T2">6</text:span> <text:span text:style-name="T1">toi cependant lorsque le cas échéant que tu te pries, viens à l'intérieur envers le cellier de toi et ayant fermé à clef la porte de toi te prie à le à père de toi à celui en à le à caché· et le père de toi celui regardant en à le à caché redonnera à toi.</text:span> <text:span text:style-name="T2">7</text:span> <text:span text:style-name="T1">Se priants cependant ne pas que vous discouriez bègue comme certes les ethniques, estiment car en ce que en à la à grande discussion de eux seront écouté envers.</text:span> <text:span text:style-name="T2">8</text:span> <text:span text:style-name="T1">ne pas donc que vous soyez rendu semblable à eux· a su car le père de vous de lesquels besoin vous avez d'avant de ce vous demander lui.</text:span> <text:span text:style-name="T2">9</text:span> <text:span text:style-name="T1">Ainsi donc que vous vous priez vous· Père de nous celui en à les à cieux· soit sanctifié le nom de toi·</text:span> <text:span text:style-name="T2">10</text:span> <text:span text:style-name="T1">vienne la royauté de toi· soit devenu le volonté de toi, comme en à ciel aussi sur de terre·</text:span> <text:span text:style-name="T2">11</text:span> <text:span text:style-name="T1">le pain de nous le supersubstantiel donne à nous aujourd'hui·</text:span> <text:span text:style-name="T2">12</text:span> <text:span text:style-name="T1">et abandonne à nous les débitations de nous, comme aussi nous nous abandonnâmes à les à débiteurs de nous·</text:span> <text:span text:style-name="T2">13</text:span> <text:span text:style-name="T1">et ne pas que tu importes nous envers tentation, mais te délivre nous au loin de le de méchant.</text:span> <text:span text:style-name="T2">14</text:span> <text:span text:style-name="T1">Si le cas échéant car que vous abandonniez à les à êtres humains les chutes à côté de eux, abandonnera aussi à vous le père de vous le céleste·</text:span> <text:span text:style-name="T2">15</text:span> <text:span text:style-name="T1">si le cas échéant cependant ne pas que vous abandonniez à les à êtres humains, non cependant le père de vous abandonnera les chutes à côté de vous.</text:span> <text:span text:style-name="T2">16</text:span> <text:span text:style-name="T1">Lorsque le cas échéant cependant que vous jeûniez, ne pas que vous vous devenez comme les hypocrites airs maussades, font disparaître car les faces de eux de telle manière que que soient apparu en lumière à les à êtres humains jeûnants· amen je dis à vous, tiennent au loin le salaire de eux.</text:span> <text:span text:style-name="T2">17</text:span> <text:span text:style-name="T1">toi cependant jeûnant te huile de toi la tête et le face de toi te lave,</text:span> <text:span text:style-name="T2">18</text:span> <text:span text:style-name="T1">de telle manière que ne pas que tu sois apparu en lumière à les à êtres humains jeûnant mais à le à père de toi à celui en à le à secret· et le père de toi celui regardant en à le à secret redonnera à toi.</text:span> <text:span text:style-name="T2">19</text:span> <text:span text:style-name="T1">Ne pas thésaurisez à vous trésors sur de la de terre, là où mite et consommation fait disparaître et là où voleurs creusent au travers et volent·</text:span> <text:span text:style-name="T2">20</text:span> <text:span text:style-name="T1">thésaurisez cependant à vous trésors en à ciel, là où ni mite ni consommation fait disparaître et là où voleurs non creusent au travers non cependant volent·</text:span> <text:span text:style-name="T2">21</text:span> <text:span text:style-name="T1">là où car est le trésor de toi, là se sera aussi la coeur de toi.</text:span> <text:span text:style-name="T2">22</text:span> <text:span text:style-name="T1">Le chandelle de le de corps est le oeil. si le cas échéant donc que soit le oeil de toi simple, tout entier le corps de toi lumineux se sera·</text:span> <text:span text:style-name="T2">23</text:span> <text:span text:style-name="T1">si le cas échéant cependant le oeil de toi méchant que soit, tout entier le corps de toi ténébreux se sera. si donc le lumière ce en à toi ténèbre est, le ténèbre combien grand?.</text:span> <text:span text:style-name="T2">24</text:span> <text:span text:style-name="T1">Aucun se peut à deux à Maîtres être esclave· ou car le un haïra et le autre-différent aimera, ou de un se tiendra contre et de le de autre-différent méprisera. non vous vous pouvez à Dieu être esclave et à mamonas.</text:span> <text:span text:style-name="T2">25</text:span> <text:span text:style-name="T1">Par le fait de ce-ci je dis à vous· ne pas inquiétez à la à âme de vous quel que vous mangiez [ou quel que vous buviez], ni cependant à le à corps de vous quel que vous vous envêtiez. non pas la âme plus nombreusement est de la de nourriture et le corps de le de vêtement;</text:span> <text:span text:style-name="T2">26</text:span> <text:span text:style-name="T1">entrez regard envers les volatiles de le de ciel en ce que non sèment non cependant moissonnent non cependant mènent ensemble envers granges, et le père de vous le céleste nourrit eux· non vous davantage vous différez de eux;</text:span> <text:span text:style-name="T2">27</text:span> <text:span text:style-name="T1">quel cependant hors de vous inquiétant se peut apposer sur la âge de lui coudée un;</text:span> <text:span text:style-name="T2">28</text:span> <text:span text:style-name="T1">Et autour de vêtement quel vous inquiétez; apprenez de haut en bas les lis de le de champ comment? croissent· non peinent non cependant filent·</text:span> <text:span text:style-name="T2">29</text:span> <text:span text:style-name="T1">je dis cependant à vous en ce que non cependant Solomon en à toute à la à gloire de lui se entoura comme un de ces-ci.</text:span> <text:span text:style-name="T2">30</text:span> <text:span text:style-name="T1">si cependant le herbe de le de champ aujourd'hui étant et demain envers clibanus étant jeté le Dieu ainsi revêt autour, non à nombreux davantage vous, de petites croyances;</text:span> <text:span text:style-name="T2">31</text:span> <text:span text:style-name="T1">Ne pas donc que vous inquiétiez disants· quel que nous mangions; ou· quel que nous buvions; ou· quel que nous nous entourions;</text:span> <text:span text:style-name="T2">32</text:span> <text:span text:style-name="T1">tous car ces-ci les ethnies surcherchent· a su car le père de vous le céleste en ce que vous avez besoin de ces-ci de en totalités.</text:span> <text:span text:style-name="T2">33</text:span> <text:span text:style-name="T1">cherchez cependant premièrement la royauté [de le de Dieu] et la justice de lui, et ces-ci tous sera apposé à vous.</text:span> <text:span text:style-name="T2">34</text:span> <text:span text:style-name="T1">Ne pas donc que vous inquiétiez envers la demain, la car demain inquiétera de elle-même· suffisant à la à journée la malice de elle.</text:span> </text:p>
      <text:p text:style-name="P4">MATTHIEU  7</text:p>
      <text:p text:style-name="Text_20_body"><text:span text:style-name="T2">1</text:span> <text:span text:style-name="T1">Ne pas jugez, afin que ne pas que vous soyez jugé·</text:span> <text:span text:style-name="T2">2</text:span> <text:span text:style-name="T1">en à lequel car à objet de jugement vous jugez vous serez jugé, et en à lequel à mesure vous mesurez sera mesuré à vous.</text:span> <text:span text:style-name="T2">3</text:span> <text:span text:style-name="T1">Quel cependant tu regardes le brindille ce en à le à oeil de le de frère de toi, celle cependant en à le à tien à oeil poutre non tu intelliges complètement;</text:span> <text:span text:style-name="T2">4</text:span> <text:span text:style-name="T1">ou comment? tu diras à le à frère de toi· abandonne que j'éjecte le brindille hors de le de oeil de toi, et voici la poutre en à le à oeil de toi;</text:span> <text:span text:style-name="T2">5</text:span> <text:span text:style-name="T1">hypocrite, éjecte premièrement hors de le de oeil de toi la poutre, et alors tu regarderas à travers éjecter le brindille hors de le de oeil de le de frère de toi.</text:span> <text:span text:style-name="T2">6</text:span> <text:span text:style-name="T1">Ne pas que vous donniez le saint à les à chiens ni cependant que vous jetiez les perles de vous en devers de les de pourceaux, de peur que piétineront de haut en bas eux en à les à pieds de eux et ayants étés tournés que fracassent vous.</text:span> <text:span text:style-name="T2">7</text:span> <text:span text:style-name="T1">Demandez et sera donné à vous, cherchez et vous trouverez, toquez et sera ouvert à vous·</text:span> <text:span text:style-name="T2">8</text:span> <text:span text:style-name="T1">tout car celui demandant prend et celui cherchant trouve et à celui à toquant sera ouvert.</text:span> <text:span text:style-name="T2">9</text:span> <text:span text:style-name="T1">ou quel est hors de vous être humain, lequel demandera le fils de lui pain, ne pas pierre donnera de surcroît à lui;</text:span> <text:span text:style-name="T2">10</text:span> <text:span text:style-name="T1">ou aussi poisson demandera, ne pas serpent donnera de surcroît à lui;</text:span> <text:span text:style-name="T2">11</text:span> <text:span text:style-name="T1">si donc vous méchants étants vous avez su dons bons donner à les à enfants de vous, à combien grand? davantage le père de vous celui en à les à cieux donnera bons à ceux à demandants lui.</text:span> <text:span text:style-name="T2">12</text:span> <text:span text:style-name="T1">Tous donc autant lesquels si le cas échéant que vous vouliez afin que que fassent à vous les êtres humains, ainsi aussi vous faites à eux· celui-ci car est le loi et les prophètes.</text:span> <text:span text:style-name="T2">13</text:span> <text:span text:style-name="T1">Venez à l'intérieur par de la de étroite de porche· en ce que large la porche et spacieuse la chemin celle conduisante au loin envers la déperdition et nombreux sont ceux se venants à l'intérieur par de elle·</text:span> <text:span text:style-name="T2">14</text:span> <text:span text:style-name="T1">quel étroite la porche et ayante étée oppressée la chemin celle conduisante au loin envers la vie et peu sont ceux trouvants elle.</text:span> <text:span text:style-name="T2">15</text:span> <text:span text:style-name="T1">Attenez au loin de les de faux prophètes, lesquels des quelconques se viennent vers vous en à vêtements de brebis, au dedans cependant sont loups ravisseurs.</text:span> <text:span text:style-name="T2">16</text:span> <text:span text:style-name="T1">au loin de les de fruits de eux vous vous reconnaîtrez eux. ne serait-ce que cueillent ensemble au loin de épines grappes de raisins ou au loin de tribules figues;</text:span> <text:span text:style-name="T2">17</text:span> <text:span text:style-name="T1">Ainsi tout arbre bon fruits beaux fait, le cependant pourri arbre fruits méchants fait.</text:span> <text:span text:style-name="T2">18</text:span> <text:span text:style-name="T1">non se peut arbre bon fruits méchants faire non cependant arbre pourri fruits beaux faire.</text:span> <text:span text:style-name="T2">19</text:span> <text:span text:style-name="T1">tout arbre ne pas faisant fruit beau est coupé à l'excès et envers feu est jeté.</text:span> <text:span text:style-name="T2">20</text:span> <text:span text:style-name="T1">par conséquent du moins au loin de les de fruits de eux vous vous reconnaîtrez eux.</text:span> <text:span text:style-name="T2">21</text:span> <text:span text:style-name="T1">Non tout celui disant à moi· Maître Maître, se viendra à l'intérieur envers la royauté de les de cieux, mais celui faisant le volonté de le de père de moi de celui en à les à cieux.</text:span> <text:span text:style-name="T2">22</text:span> <text:span text:style-name="T1">nombreux diront à moi en à celle-là à la à journée· Maître Maître, non à le à tien à nom nous prophétisâmes, et à le à tien à nom démons nous éjectâmes, et à le à tien à nom puissances nombreuses nous fîmes;</text:span> <text:span text:style-name="T2">23</text:span> <text:span text:style-name="T1">et alors j'avouerai à eux en ce que pas cependant à un moment je connus vous· déplacez loin au loin de moi ceux se mettants au travail la illégalité.</text:span> <text:span text:style-name="T2">24</text:span> <text:span text:style-name="T1">Tout donc lequel un quelconque écoute de moi les discours ceux-ci et fait eux, sera rendu semblable à homme à pensif, lequel un quelconque édifia en maison de lui la maison d'habitation sur la roche·</text:span> <text:span text:style-name="T2">25</text:span> <text:span text:style-name="T1">et descendit la pluie et vinrent les fleuves et soufflèrent les vents et tombèrent vers à la à maison d'habitation à celle-là, et non tomba, avait été fondé car sur la roche.</text:span> <text:span text:style-name="T2">26</text:span> <text:span text:style-name="T1">Et tout celui écoutant de moi les discours ceux-ci et ne pas faisant eux sera rendu semblable à homme à fou, lequel un quelconque édifia en maison de lui la maison d'habitation sur la sable·</text:span> <text:span text:style-name="T2">27</text:span> <text:span text:style-name="T1">et descendit la pluie et vinrent les fleuves et soufflèrent les vents et achoppèrent à la à maison d'habitation à celle-là, et tomba et était la chute de elle grande.</text:span> <text:span text:style-name="T2">28</text:span> <text:span text:style-name="T1">Et se devint lorsque acheva le Iésous les discours ceux-ci, étaient heurté à l'excès les foules sur à la à enseignement de lui·</text:span> <text:span text:style-name="T2">29</text:span> <text:span text:style-name="T1">était car enseignant eux comme autorité ayant et non comme les lettrés de eux.</text:span> </text:p>
      <text:p text:style-name="P4">MATTHIEU  8</text:p>
      <text:p text:style-name="Text_20_body"><text:span text:style-name="T2">1</text:span> <text:span text:style-name="T1">de Ayant descendu cependant de lui au loin de le de montagne suivirent à lui foules nombreux.</text:span> <text:span text:style-name="T2">2</text:span> <text:span text:style-name="T1">et voici lépreux ayant venu vers prosternait vers à lui disant· Maître, si le cas échéant que tu veuilles tu te peux moi purifier.</text:span> <text:span text:style-name="T2">3</text:span> <text:span text:style-name="T1">et ayant étendu la main se toucha de lui disant· je veux, sois purifié· et directement fut purifié de lui la lèpre.</text:span> <text:span text:style-name="T2">4</text:span> <text:span text:style-name="T1">et dit à lui le Iésous· vois à ne pas un que tu dises, mais dirige en arrière toi-même montre à le à sacrificateur et apporte le don lequel ordonnança auprès Môusês, envers témoignage à eux.</text:span> <text:span text:style-name="T2">5</text:span> <text:span text:style-name="T1">de Ayant venu à l'intérieur cependant de lui envers Kapharnaoum vint vers à lui chef de cent appelant à côté lui</text:span> <text:span text:style-name="T2">6</text:span> <text:span text:style-name="T1">et disant· Maître, le jeune servant de moi a été jeté en à la à maison d'habitation paralytique, terriblement étant torturé.</text:span> <text:span text:style-name="T2">7</text:span> <text:span text:style-name="T1">et dit à lui· moi ayant venu je soignerai lui.</text:span> <text:span text:style-name="T2">8</text:span> <text:span text:style-name="T1">et ayant été répondu le chef de cent déclarait· Maître, non je suis assez-important afin que de moi sous la toit que tu viennes à l'intérieur, mais seulement dis à discours, et sera guéri le jeune servant de moi.</text:span> <text:span text:style-name="T2">9</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10</text:span> <text:span text:style-name="T1">ayant écouté cependant le Iésous étonna et dit à ceux à suivants· amen je dis à vous, à côté à aucun telle croyance en à le à Israël je trouvai.</text:span> <text:span text:style-name="T2">11</text:span> <text:span text:style-name="T1">Je dis cependant à vous en ce que nombreux au loin de levants et de couchants surgiront et seront récliné avec de Abraam et de Isaak et de Iakob en à la à royauté de les de cieux,</text:span> <text:span text:style-name="T2">12</text:span> <text:span text:style-name="T1">les cependant fils de la de royauté seront éjecté envers le ténèbre le plus au dehors· là se sera le pleur et le grincement de les de dents.</text:span> <text:span text:style-name="T2">13</text:span> <text:span text:style-name="T1">et dit le Iésous à le à chef de cent· dirige en arrière, comme tu crus soit devenu à toi. et fut guéri le jeune servant [de lui] en à la à heure à celle-là.</text:span> <text:span text:style-name="T2">14</text:span> <text:span text:style-name="T1">Et ayant venu le Iésous envers la maison d'habitation de Pierre vit la belle-mère de lui ayante étée jetée et enfiévrante·</text:span> <text:span text:style-name="T2">15</text:span> <text:span text:style-name="T1">et se toucha de la de main de elle, et abandonna elle le fièvre, et fut éveillé et servait à lui.</text:span> <text:span text:style-name="T2">16</text:span> <text:span text:style-name="T1">de Tardive cependant de se ayante devenue apportèrent à lui étants démonisés nombreux· et éjecta les souffles à discours et tous ceux malicieusement ayants soigna,</text:span> <text:span text:style-name="T2">17</text:span> <text:span text:style-name="T1">de telle manière que que soit fait plénitude ce ayant été dit par de Ésaïa de le de prophète de disant· lui-même les infirmités de nous prit et les maladies mit en charge.</text:span> <text:span text:style-name="T2">18</text:span> <text:span text:style-name="T1">Ayant vu cependant le Iésous foule autour lui ordonna éloigner envers ce de l'autre côté.</text:span> <text:span text:style-name="T2">19</text:span> <text:span text:style-name="T1">et ayant venu vers un lettré dit à lui· enseignant, je suivrai à toi là où si le cas échéant que tu te éloignes.</text:span> <text:span text:style-name="T2">20</text:span> <text:span text:style-name="T1">et dit à lui le Iésous· les renards tanières ont et les volatiles de le de ciel nids, le cependant fils de le de être humain non a où? la tête que cline.</text:span> <text:span text:style-name="T2">21</text:span> <text:span text:style-name="T1">autre-différent cependant de les de disciples [de lui] dit à lui· Maître, permets à moi premièrement éloigner et ensevelir le père de moi.</text:span> <text:span text:style-name="T2">22</text:span> <text:span text:style-name="T1">le cependant Iésous dit à lui· suis à moi et abandonne les morts ensevelir les de eux-mêmes morts.</text:span> <text:span text:style-name="T2">23</text:span> <text:span text:style-name="T1">Et à ayant embarqué à lui envers le navire suivirent à lui les disciples de lui.</text:span> <text:span text:style-name="T2">24</text:span> <text:span text:style-name="T1">et voici séisme grand se devint en à la à mer, de sorte que le navire être couvert sous de les de vagues, lui cependant dormait de haut en bas.</text:span> <text:span text:style-name="T2">25</text:span> <text:span text:style-name="T1">et ayants venus vers éveillèrent lui disants· Maître, sauve, nous nous dépérissons.</text:span> <text:span text:style-name="T2">26</text:span> <text:span text:style-name="T1">et dit à eux· quel timides vous êtes, de petites croyances; alors ayant été éveillé survalorisa à les à vents et à la à mer, et se devint calme grande.</text:span> <text:span text:style-name="T2">27</text:span> <text:span text:style-name="T1">les cependant êtres humains étonnèrent disants· de quel sorte est celui-ci en ce que et les vents et la mer à lui écoutent en soumission;</text:span> <text:span text:style-name="T2">28</text:span> <text:span text:style-name="T1">Et de ayant venu de lui envers ce de l'autre côté envers la région de les de Gadaréniens vinrent à la rencontre à lui deux étants démonisés hors de les de mémoriaux se sortants, difficiles extrêmement, de sorte que ne pas avoir la ténacité un quelconque passer à côté par de la de chemin de celle-là.</text:span> <text:span text:style-name="T2">29</text:span> <text:span text:style-name="T1">et voici croassèrent disants· quel à nous et à toi, fils de le de Dieu; tu vins ici d'avant de moment torturer nous;</text:span> <text:span text:style-name="T2">30</text:span> <text:span text:style-name="T1">était cependant longuement au loin de eux harde de pourceaux de nombreux étante faite paître.</text:span> <text:span text:style-name="T2">31</text:span> <text:span text:style-name="T1">les cependant démons appelaient à côté lui disants· si tu éjectes nous, envoie nous envers la harde de les de pourceaux.</text:span> <text:span text:style-name="T2">32</text:span> <text:span text:style-name="T1">et dit à eux· dirigez en arrière. ceux cependant ayants sortis éloignèrent envers les pourceaux· et voici rua toute la harde contre de le de escarpement envers la mer et moururent loin en à les à eaux.</text:span> <text:span text:style-name="T2">33</text:span> <text:span text:style-name="T1">ceux cependant faisants paître fuirent, et ayants éloignés envers la cité rapportèrent annonce tous et ces de ceux de étants démonisés.</text:span> <text:span text:style-name="T2">34</text:span> <text:span text:style-name="T1">et voici toute la cité sortit envers rencontre à le à Iésous et ayants vus lui appelèrent à côté de telle manière que que dépasse au loin de les de frontières de eux.</text:span> </text:p>
      <text:p text:style-name="P4">MATTHIEU  9</text:p>
      <text:p text:style-name="Text_20_body"><text:span text:style-name="T2">1</text:span> <text:span text:style-name="T1">Et ayant embarqué envers navire traversa et vint envers la en propre cité.</text:span> <text:span text:style-name="T2">2</text:span> <text:span text:style-name="T1">et voici apportaient à lui paralytique sur de lit ayant été jeté. et ayant vu le Iésous la croyance de eux dit à le à paralytique· aie courage, enfant, sont abandonnés de toi les fautes.</text:span> <text:span text:style-name="T2">3</text:span> <text:span text:style-name="T1">Et voici des quelconques de les de lettrés dirent en à eux-mêmes· celui-ci blasphème.</text:span> <text:span text:style-name="T2">4</text:span> <text:span text:style-name="T1">et ayant vu le Iésous les réflexions en fureurs de eux dit· pourquoi vous vous réfléchissez en fureur méchants en à les à coeurs de vous;</text:span> <text:span text:style-name="T2">5</text:span> <text:span text:style-name="T1">quel car est plus facile, dire· sont abandonnés de toi les fautes, ou dire· éveille et piétine autour;</text:span> <text:span text:style-name="T2">6</text:span> <text:span text:style-name="T1">afin que cependant que vous ayez su en ce que autorité a le fils de le de être humain sur de la de terre abandonner fautes – alors dit à le à paralytique· ayant été éveillé lève de toi la lit et dirige en arrière envers le maison de toi.</text:span> <text:span text:style-name="T2">7</text:span> <text:span text:style-name="T1">et ayant été éveillé éloigna envers le maison de lui.</text:span> <text:span text:style-name="T2">8</text:span> <text:span text:style-name="T1">ayants vus cependant les foules furent effrayé et glorifièrent le Dieu celui ayant donné autorité telle à les à êtres humains.</text:span> <text:span text:style-name="T2">9</text:span> <text:span text:style-name="T1">Et menant de côté le Iésous de là vit être humain se étant assis sur le bureau de taxes, Matthaios étant dit, et dit à lui· suis à moi. et ayant redressé suivit à lui.</text:span> <text:span text:style-name="T2">10</text:span> <text:span text:style-name="T1">et se devint de lui de se couchant de bas en haut en à la à maison d'habitation, et voici nombreux collecteurs de taxes et fauteurs ayants venus se couchaient de bas en haut ensemble à le à Iésous et à les à disciples de lui.</text:span> <text:span text:style-name="T2">11</text:span> <text:span text:style-name="T1">et ayants vus les Pharisiens disaient à les à disciples de lui· par le fait de quel avec de les de collecteurs de taxes et de fauteurs mange le enseignant de vous;</text:span> <text:span text:style-name="T2">12</text:span> <text:span text:style-name="T1">Celui cependant ayant écouté dit· non besoin ont ceux ayants la ténacité de médecin mais ceux malicieusement ayants.</text:span> <text:span text:style-name="T2">13</text:span> <text:span text:style-name="T1">ayants étés allés cependant apprenez quel est· miséricorde je veux et non sacrifice· non car je vins appeler justes mais fauteurs.</text:span> <text:span text:style-name="T2">14</text:span> <text:span text:style-name="T1">Alors se viennent vers à lui les disciples de Ioannes disants· par le fait de quel nous et les Pharisiens nous jeûnons [nombreux], les cependant disciples de toi non jeûnent;</text:span> <text:span text:style-name="T2">15</text:span> <text:span text:style-name="T1">et dit à eux le Iésous· ne pas se peuvent les fils de le de épousaille endeuiller sur autant lequel avec de eux est le époux; se viendront cependant journées lorsque le cas échéant que soit levé au loin au loin de eux le époux, et alors jeûneront.</text:span> <text:span text:style-name="T2">16</text:span> <text:span text:style-name="T1">aucun cependant surjette surjet de morceau de tissu de non foulé sur à himation à vieil· lève car le plénitude de lui au loin de le de himation et pire schisme se devient.</text:span> <text:span text:style-name="T2">17</text:span> <text:span text:style-name="T1">non cependant jettent vin jeune envers outres vieux· si cependant ne pas du moins, sont fracassés les outres et le vin est déversé et les outres sont dépéris· mais jettent vin jeune envers outres nouveaux, et tous deux sont gardés ensemble.</text:span> <text:span text:style-name="T2">18</text:span> <text:span text:style-name="T1">Ces-ci de lui de bavardant à eux, voici chef un ayant venu vers prosternait vers à lui disant en ce que la fille de moi à l'instant parvint à l'achèvement· mais ayant venu surpose la main de toi sur elle, et se vivra.</text:span> <text:span text:style-name="T2">19</text:span> <text:span text:style-name="T1">et ayant été éveillé le Iésous suivit à lui et les disciples de lui.</text:span> <text:span text:style-name="T2">20</text:span> <text:span text:style-name="T1">Et voici femme étante en hémorragie douze ans ayante venue vers de derrière se toucha de le de frange de le de himation de lui·</text:span> <text:span text:style-name="T2">21</text:span> <text:span text:style-name="T1">disait car en à elle-même· si le cas échéant seulement que je me touche de le de himation de lui je serai sauvé.</text:span> <text:span text:style-name="T2">22</text:span> <text:span text:style-name="T1">le cependant Iésous ayant été tourné et ayant vu elle dit· aie courage, fille· la croyance de toi a sauvé toi. et fut sauvé la femme au loin de la de heure de celle-là.</text:span> <text:span text:style-name="T2">23</text:span> <text:span text:style-name="T1">Et ayant venu le Iésous envers la maison d'habitation de le de chef et ayant vu les flûtistes et le foule étant tumultué</text:span> <text:span text:style-name="T2">24</text:span> <text:span text:style-name="T1">disait· replacez, non car mourut loin le fillette mais dort de haut en bas. et riaient de haut en bas de lui.</text:span> <text:span text:style-name="T2">25</text:span> <text:span text:style-name="T1">lorsque cependant fut éjecté le foule ayant venu à l'intérieur saisit avec force de la de main de elle, et fut éveillé le fillette.</text:span> <text:span text:style-name="T2">26</text:span> <text:span text:style-name="T1">et sortit la rumeur celle-ci envers toute entière la terre celle-là.</text:span> <text:span text:style-name="T2">27</text:span> <text:span text:style-name="T1">Et à menant de côté de là à le à Iésous suivirent [à lui] deux aveugles croassants et disants· fais miséricorde nous, fils de Dauid.</text:span> <text:span text:style-name="T2">28</text:span> <text:span text:style-name="T1">à ayant venu cependant envers la maison d'habitation vinrent vers à lui les aveugles, et dit à eux le Iésous· vous croyez en ce que je me puis ce-ci faire; disent à lui· oui Maître.</text:span> <text:span text:style-name="T2">29</text:span> <text:span text:style-name="T1">alors se toucha de les de yeux de eux disant· selon la croyance de vous soit devenu à vous.</text:span> <text:span text:style-name="T2">30</text:span> <text:span text:style-name="T1">et furent ouvert de eux les yeux. et fut irrité dans à eux le Iésous disant· voyez ne pas un connaisse.</text:span> <text:span text:style-name="T2">31</text:span> <text:span text:style-name="T1">ceux cependant ayants sortis divulguèrent lui en à toute entière à la à terre à celle-là.</text:span> <text:span text:style-name="T2">32</text:span> <text:span text:style-name="T1">de Eux cependant de se sortants voici apportèrent à lui être humain sourd muet étant démonisé.</text:span> <text:span text:style-name="T2">33</text:span> <text:span text:style-name="T1">et de ayant été éjecté de le de démon bavarda le sourd muet. et étonnèrent les foules disants· pas cependant à un moment fut apparu en lumière ainsi en à le à Israël.</text:span> <text:span text:style-name="T2">34</text:span> <text:span text:style-name="T1">les cependant Pharisiens disaient· en à le à chef de les de démons éjecte les démons.</text:span> <text:span text:style-name="T2">35</text:span> <text:span text:style-name="T1">Et menait autour le Iésous les cités toutes et les villages enseignant en à les à synagogues de eux et annonçant le évangile de la de royauté et soignant toute maladie et toute mollesse.</text:span> <text:span text:style-name="T2">36</text:span> <text:span text:style-name="T1">Ayant vu cependant les foules fut remué aux entrailles autour de eux, en ce que étaient ayants étés écorchés et ayants étés flanqués comme si brebis ne pas ayants berger.</text:span> <text:span text:style-name="T2">37</text:span> <text:span text:style-name="T1">alors dit à les à disciples de lui· le certes moisson nombreux, les cependant travailleurs peu·</text:span> <text:span text:style-name="T2">38</text:span> <text:span text:style-name="T1">soyez attachés de lien donc de le de Maître de le de moisson de telle manière que que éjecte travailleurs envers le moisson de lui.</text:span> </text:p>
      <text:p text:style-name="P4"><text:soft-page-break/>MATTHIEU  10</text:p>
      <text:p text:style-name="Text_20_body"><text:span text:style-name="T2">1</text:span> <text:span text:style-name="T1">Et se ayant appelé auprès les douze disciples de lui donna à eux autorité de souffles de impurs de sorte que éjecter eux et soigner toute maladie et toute mollesse.</text:span> <text:span text:style-name="T2">2</text:span> <text:span text:style-name="T1">de Les cependant de douze de envoyés les noms est ces-ci· premier Simon celui étant dit Pierre et André le frère de lui, et Iakobos celui de le de Zébédaï et Ioannes le frère de lui,</text:span> <text:span text:style-name="T2">3</text:span> <text:span text:style-name="T1">Philippe et Bar-Tolomaï, Thomas et Matthaios le collecteur de taxes, Iakobos celui de le de Alphaios et Thaddaios,</text:span> <text:span text:style-name="T2">4</text:span> <text:span text:style-name="T1">Simon le Kananéen et Iouda le Iskariote celui aussi ayant transmis lui.</text:span> <text:span text:style-name="T2">5</text:span> <text:span text:style-name="T1">Ceux-ci les douze envoya le Iésous ayant annoncé à côté à eux disant· envers chemin de ethnies ne pas que vous éloigniez et envers cité de Samaritains ne pas que vous veniez à l'intérieur·</text:span> <text:span text:style-name="T2">6</text:span> <text:span text:style-name="T1">que vous vous allez cependant davantage vers les brebis ces ayants dépéris de maison de Israël.</text:span> <text:span text:style-name="T2">7</text:span> <text:span text:style-name="T1">se allants cependant annoncez disants en ce que a approché la royauté de les de cieux.</text:span> <text:span text:style-name="T2">8</text:span> <text:span text:style-name="T1">étants infirme soignez, morts éveillez, lépreux purifiez, démons éjectez· gratuitement vous prîtes, gratuitement donnez.</text:span> <text:span text:style-name="T2">9</text:span> <text:span text:style-name="T1">Ne pas que vous vous acquériez or ni cependant argent ni cependant cuivre envers les ceintures de vous,</text:span> <text:span text:style-name="T2">10</text:span> <text:span text:style-name="T1">ne pas besace envers chemin ni cependant deux chitons ni cependant souliers ni cependant bâton· digne car le travailleur de la de nourriture de lui.</text:span> <text:span text:style-name="T2">11</text:span> <text:span text:style-name="T1">Envers laquelle cependant le cas échéant cité ou village que vous veniez à l'intérieur, examinez à l'excès quel en à elle digne est· et là restez jusqu'à ce que le cas échéant que vous sortiez.</text:span> <text:span text:style-name="T2">12</text:span> <text:span text:style-name="T1">se venants à l'intérieur cependant envers la maison d'habitation que vous vous saluez elle·</text:span> <text:span text:style-name="T2">13</text:span> <text:span text:style-name="T1">et si le cas échéant certes que soit la maison d'habitation digne, vienne la paix de vous sur elle, si le cas échéant cependant ne pas que soit digne, la paix de vous vers vous soit tourné sur.</text:span> <text:span text:style-name="T2">14</text:span> <text:span text:style-name="T1">et lequel le cas échéant ne pas que se accepte vous ni cependant que écoute les discours de vous, se sortants au-dehors de la de maison d'habitation ou de la de cité de celle-là secouez dehors le poussière de les de pieds de vous.</text:span> <text:span text:style-name="T2">15</text:span> <text:span text:style-name="T1">amen je dis à vous, plus supportable se sera à terre de Sodomas et de Gomorras en à journée de jugement ou à la à cité à celle-là.</text:span> <text:span text:style-name="T2">16</text:span> <text:span text:style-name="T1">Voici moi j'envoie vous comme brebis en à au milieu de loups· que vous vous devenez donc pensifs comme les serpents et sans mélanges comme les colombes.</text:span> <text:span text:style-name="T2">17</text:span> <text:span text:style-name="T1">Attenez cependant au loin de les de êtres humains· transmettront car vous envers sanhédrins et en à les à synagogues de eux fouetteront vous·</text:span> <text:span text:style-name="T2">18</text:span> <text:span text:style-name="T1">et sur gouverneurs cependant aussi rois vous serez conduit à cause de moi envers témoignage à eux et à les à ethnies.</text:span> <text:span text:style-name="T2">19</text:span> <text:span text:style-name="T1">lorsque le cas échéant cependant que transmettent vous, ne pas que vous inquiétiez comment? ou quel que vous bavardiez· sera donné car à vous en à celle-là à la à heure quel que vous bavardiez·</text:span> <text:span text:style-name="T2">20</text:span> <text:span text:style-name="T1">non car vous vous êtes ceux bavardants mais le souffle de le de père de vous ce bavardant en à vous.</text:span> <text:span text:style-name="T2">21</text:span> <text:span text:style-name="T1">Transmettra cependant frère frère envers trépas et père enfant, et se redresseront au-dessus enfants sur parents et mettront à trépas eux.</text:span> <text:span text:style-name="T2">22</text:span> <text:span text:style-name="T1">et vous vous serez étants haïs sous de tous par le fait de le nom de moi· celui cependant ayant résisté en restant sous envers achèvement celui-ci sera sauvé.</text:span> <text:span text:style-name="T2">23</text:span> <text:span text:style-name="T1">Lorsque le cas échéant cependant que poursuivent vous en à la à cité à celle-ci, fuyez envers la autre-différente· amen car je dis à vous, non ne pas que vous acheviez les cités de le de Israël jusqu'à ce que le cas échéant que vienne le fils de le de être humain.</text:span> <text:span text:style-name="T2">24</text:span> <text:span text:style-name="T1">Non est disciple au-dessus le enseignant non cependant mâle esclave au-dessus le Maître de lui.</text:span> <text:span text:style-name="T2">25</text:span> <text:span text:style-name="T1">suffisant à le à disciple afin que que se devienne comme le enseignant de lui et le mâle esclave comme le Maître de lui. si le despote de maison Beelzeboul surnommèrent, à combien grand? davantage les gens de maison de lui.</text:span> <text:span text:style-name="T2">26</text:span> <text:span text:style-name="T1">Ne pas donc soyez effrayés eux· aucun car est ayant été couvert lequel non sera découvert et caché lequel non sera connu.</text:span> <text:span text:style-name="T2">27</text:span> <text:span text:style-name="T1">lequel je dis à vous en à la à ténèbre dites en à le à lumière, et lequel envers le oreille vous écoutez annoncez sur de les de dômes.</text:span> <text:span text:style-name="T2">28</text:span> <text:span text:style-name="T1">Et ne pas que vous vous effrayez au loin de ceux de tuants catégoriquement le corps, la cependant âme ne pas de se pouvants tuer catégoriquement· que vous vous effrayez cependant davantage celui se pouvant et âme et corps dépérir en à géhenne.</text:span> <text:span text:style-name="T2">29</text:span> <text:span text:style-name="T1">non pas deux moineaux de assarion est troqué; et un hors de eux non se tombera sur la terre sans de le de père de vous.</text:span> <text:span text:style-name="T2">30</text:span> <text:span text:style-name="T1">de vous cependant aussi les cheveux de la de tête toutes ayantes étées nombrées sont.</text:span> <text:span text:style-name="T2">31</text:span> <text:span text:style-name="T1">ne pas donc que vous vous effrayez· de nombreux de moineaux vous différez vous.</text:span> <text:span text:style-name="T2">32</text:span> <text:span text:style-name="T1">Tout donc lequel un quelconque avouera en à moi en devers de les de êtres humains, j'avouerai et moi en à lui en devers de le de père de moi de celui en [à les] à cieux·</text:span> <text:span text:style-name="T2">33</text:span> <text:span text:style-name="T1">lequel un quelconque cependant le cas échéant que se nie moi en devers de les de êtres humains, je me nierai et moi lui en devers de le de père de moi de celui en [à les] à cieux.</text:span> <text:span text:style-name="T2">34</text:span> <text:span text:style-name="T1">Ne pas que vous fassiez loi en ce que je vins jeter paix sur la terre· non je vins jeter paix mais machette.</text:span> <text:span text:style-name="T2">35</text:span> <text:span text:style-name="T1">je vins car séparer en deux être humain contre de le de père de lui et fille contre de la de mère de elle et épouse contre de la de belle-mère de elle,</text:span> <text:span text:style-name="T2">36</text:span> <text:span text:style-name="T1">et ennemis de le de être humain les gens de maison de lui.</text:span> <text:span text:style-name="T2">37</text:span> <text:span text:style-name="T1">Celui affectionnant père ou mère au-dessus moi non est de moi digne, et celui affectionnant fils ou fille au-dessus moi non est de moi digne·</text:span> <text:span text:style-name="T2">38</text:span> <text:span text:style-name="T1">et lequel non prend le croix de lui et suit derrière de moi, non est de moi digne.</text:span> <text:span text:style-name="T2">39</text:span> <text:span text:style-name="T1">celui ayant trouvé la âme de lui dépérira elle, et celui ayant dépéri la âme de lui à cause de moi trouvera elle.</text:span> <text:span text:style-name="T2">40</text:span> <text:span text:style-name="T1">Celui se acceptant vous moi se accepte, et celui moi se acceptant se accepte celui ayant envoyé moi.</text:span> <text:span text:style-name="T2">41</text:span> <text:span text:style-name="T1">celui se acceptant prophète envers nom de prophète salaire de prophète se prendra, et celui se acceptant juste envers nom de juste salaire de juste se prendra.</text:span> <text:span text:style-name="T2">42</text:span> <text:span text:style-name="T1">et lequel si le cas échéant que donne à boire un de les de petits de ceux-ci récipient à boire de froid seulement envers nom de disciple, amen je dis à vous, non ne pas que dépérisse le salaire de lui.</text:span> </text:p>
      <text:p text:style-name="P4">MATTHIEU  11</text:p>
      <text:p text:style-name="Text_20_body"><text:span text:style-name="T2">1</text:span> <text:span text:style-name="T1">Et se devint lorsque acheva le Iésous ordonnant au-travers à les à douze à disciples de lui, dépassa de là de ce enseigner et annoncer en à les à cités de eux.</text:span> <text:span text:style-name="T2">2</text:span> <text:span text:style-name="T1">Le cependant Ioannes ayant écouté en à le à détention les travaux de le de Christ ayant mandé par de les de disciples de lui</text:span> <text:span text:style-name="T2">3</text:span> <text:span text:style-name="T1">dit à lui· toi tu es celui se venant ou autre-différent nous attendons;</text:span> <text:span text:style-name="T2">4</text:span> <text:span text:style-name="T1">Et ayant été répondu le Iésous dit à eux· ayants étés allés rapportez annonce à Ioannes lesquels vous écoutez et vous regardez·</text:span> <text:span text:style-name="T2">5</text:span> <text:span text:style-name="T1">aveugles regardent de bas en haut et boiteux piétinent autour, lépreux sont purifiés et sourds muets écoutent, et morts sont éveillés et pauvres sont évangélisés·</text:span> <text:span text:style-name="T2">6</text:span> <text:span text:style-name="T1">et bienheureux est lequel si le cas échéant ne pas que soit scandalisé en à moi.</text:span> <text:span text:style-name="T2">7</text:span> <text:span text:style-name="T1">de Ceux-ci cependant de se allants se origina le Iésous dire à les à foules autour de Ioannes· quel vous sortîtes envers la déserte se contempler; calame sous de vent étant ébranlé;</text:span> <text:span text:style-name="T2">8</text:span> <text:span text:style-name="T1">mais quel vous sortîtes voir; être humain en à moelleux ayant été revêtu autour; voici ceux les moelleux colportants en à les à maisons de les de rois sont.</text:span> <text:span text:style-name="T2">9</text:span> <text:span text:style-name="T1">mais quel vous sortîtes voir; prophète; oui je dis à vous, et plus surabondant de prophète.</text:span> <text:span text:style-name="T2">10</text:span> <text:span text:style-name="T1">celui-ci est autour de lequel a été graphé· voici moi j'envoie le ange de moi d'avant de face de toi, lequel préparera de haut en bas la chemin de toi en devers de toi.</text:span> <text:span text:style-name="T2">11</text:span> <text:span text:style-name="T1">Amen je dis à vous· non a été éveillé en à engendrés de femmes plus grand de Ioannes de le de Baptiseur· le cependant plus petit en à la à royauté de les de cieux plus grand de lui est.</text:span> <text:span text:style-name="T2">12</text:span> <text:span text:style-name="T1">au loin cependant de les de journées de Ioannes de le de Baptiseur jusqu'à ce que à l'instant la royauté de les de cieux se met en violence et violents ravissent elle.</text:span> <text:span text:style-name="T2">13</text:span> <text:span text:style-name="T1">tous car les prophètes et le loi jusqu'à ce que de Ioannes prophétisèrent·</text:span> <text:span text:style-name="T2">14</text:span> <text:span text:style-name="T1">et si vous voulez se accepter, lui est Élia celui imminant se venir.</text:span> <text:span text:style-name="T2">15</text:span> <text:span text:style-name="T1">celui ayant oreilles écouter écoute.</text:span> <text:span text:style-name="T2">16</text:span> <text:span text:style-name="T1">à Quel cependant je rendrai semblable la génération celle-ci; semblable est à petits enfants à se étants assis en à les à agoras lesquels voixants auprès à les à autres-différents</text:span> <text:span text:style-name="T2">17</text:span> <text:span text:style-name="T1">disent· nous flûtâmes à vous et non vous vous dansâtes, nous fîmes des thrènes et non vous vous coupâtes.</text:span> <text:span text:style-name="T2">18</text:span> <text:span text:style-name="T1">vint car Ioannes et ni mangeant et ni buvant, et disent· démon a.</text:span> <text:span text:style-name="T2">19</text:span> <text:span text:style-name="T1">vint le fils de le de être humain mangeant et buvant, et disent· voici être humain glouton et buveur de vin, de collecteurs de taxes ami et de fauteurs. et fut justifié la sagesse au loin de les de travaux de elle.</text:span> <text:span text:style-name="T2">20</text:span> <text:span text:style-name="T1">Alors se origina réprouver les cités en à lesquelles se devinrent les plus nombreuses puissances de lui, en ce que non transintelligèrent·</text:span> <text:span text:style-name="T2">21</text:span> <text:span text:style-name="T1">Ouai à toi, Chorazin, Ouai à toi, Bethsaïda· en ce que si en à Tyr et à Sidon se devinrent les puissances celles se ayantes devenues en à vous, vieillement le cas échéant en à sac et à cendre transintelligèrent.</text:span> <text:span text:style-name="T2">22</text:span> <text:span text:style-name="T1">toutefois je dis à vous, à Tyr et à Sidon plus supportable se sera en à journée de jugement ou à vous.</text:span> <text:span text:style-name="T2">23</text:span> <text:span text:style-name="T1">aussi toi, Kapharnaoum, ne pas jusqu'à ce que de ciel tu seras haussé; jusqu'à ce que de séjour des morts tu te descendras· en ce que si en à Sodomas furent devenu les puissances celles se ayantes devenues en à toi, resta le cas échéant jusqu'à de celle aujourd'hui.</text:span> <text:span text:style-name="T2">24</text:span> <text:span text:style-name="T1">toutefois je dis à vous en ce que à terre de Sodomas plus supportable se sera en à journée de jugement ou à toi.</text:span> <text:span text:style-name="T2">25</text:span> <text:span text:style-name="T1">En à celui-là à le à moment ayant été répondu le Iésous dit· je m'avoue à l'excès à toi, père, Maître de le de ciel et de la de terre, en ce que tu cachas ces-ci au loin de sages et de capables de comprendre et tu découvris eux à infantiles·</text:span> <text:span text:style-name="T2">26</text:span> <text:span text:style-name="T1">oui le père, en ce que ainsi estimation en bien se devint en devers de toi.</text:span> <text:span text:style-name="T2">27</text:span> <text:span text:style-name="T1">Tous à moi fut transmis sous de le de père de moi, et aucun reconnaît le fils si ne pas le père, non cependant le père un quelconque reconnaît si ne pas le fils et à lequel si le cas échéant que se ait dessein le fils découvrir.</text:span> <text:span text:style-name="T2">28</text:span> <text:span text:style-name="T1">Venez ici vers moi tous ceux peinants et ayants étés chargés, et moi je reposerai vous.</text:span> <text:span text:style-name="T2">29</text:span> <text:span text:style-name="T1">levez le joug-balance de moi sur vous et apprenez au loin de moi, en ce que doux je suis et bas à la à coeur, et vous trouverez repos à les à âmes de vous·</text:span> <text:span text:style-name="T2">30</text:span> <text:span text:style-name="T1">le car joug-balance de moi utile bon et le charge de moi léger est.</text:span> </text:p>
      <text:p text:style-name="P4">MATTHIEU  12</text:p>
      <text:p text:style-name="Text_20_body"><text:span text:style-name="T2">1</text:span> <text:span text:style-name="T1">En à celui-là à le à moment fut allé le Iésous à les à sabbats par de les de champs ensemencés· les cependant disciples de lui eurent faim et se originèrent épiler épis et manger.</text:span> <text:span text:style-name="T2">2</text:span> <text:span text:style-name="T1">les cependant Pharisiens ayants vus dirent à lui· voici les disciples de toi font lequel non est permis faire en à sabbat.</text:span> <text:span text:style-name="T2">3</text:span> <text:span text:style-name="T1">celui cependant dit à eux· non vous prîtes connaissance quel fit Dauid lorsque eut faim et ceux avec de lui,</text:span> <text:span text:style-name="T2">4</text:span> <text:span text:style-name="T1">comment? vint à l'intérieur envers le maison de le de Dieu et les pains de la de proposition mangea, lequel non étant permis était à lui manger non cependant à ceux avec de lui si ne pas à les à sacrificateurs à seuls;</text:span> <text:span text:style-name="T2">5</text:span> <text:span text:style-name="T1">ou non vous prîtes connaissance en à le à loi en ce que à les à sabbats les sacrificateurs en à le à sanctuaire le sabbat profanent et non coupables sont;</text:span> <text:span text:style-name="T2">6</text:span> <text:span text:style-name="T1">je dis cependant à vous en ce que de le de sanctuaire plus grand est ici.</text:span> <text:span text:style-name="T2">7</text:span> <text:span text:style-name="T1">si cependant vous aviez connu quel est· miséricorde je veux et non sacrifice, non le cas échéant vous exécutâtes en justice de haut en bas les non coupables.</text:span> <text:span text:style-name="T2">8</text:span> <text:span text:style-name="T1">Maître car est de le de sabbat le fils de le de être humain.</text:span> <text:span text:style-name="T2">9</text:span> <text:span text:style-name="T1">Et ayant dépassé de là vint envers la synagogue de eux·</text:span> <text:span text:style-name="T2">10</text:span> <text:span text:style-name="T1">et voici être humain main ayant sèche. et surinterrogèrent lui disants· si est permis à les à sabbats soigner; afin que que accusent de lui.</text:span> <text:span text:style-name="T2">11</text:span> <text:span text:style-name="T1">celui cependant dit à eux· quel se sera hors de vous être humain lequel aura brebis un et si le cas échéant que tombe dans ce-ci à les à sabbats envers fosse, non pas saisira avec force lui et éveillera;</text:span> <text:span text:style-name="T2">12</text:span> <text:span text:style-name="T1">à combien grand? donc diffère être humain de brebis. de sorte que est permis à les à sabbats bellement faire.</text:span> <text:span text:style-name="T2">13</text:span> <text:span text:style-name="T1">alors dit à le à être humain· étends de toi la main. et étendit et fut reconstitué saine comme la autre.</text:span> <text:span text:style-name="T2">14</text:span> <text:span text:style-name="T1">Ayants sortis cependant les Pharisiens délibération ensemble prirent contre de lui de telle manière que lui que dépérissent.</text:span> <text:span text:style-name="T2">15</text:span> <text:span text:style-name="T1">Le cependant Iésous ayant connu replaça de là. et suivirent à lui [foules] nombreux, et soigna eux tous</text:span> <text:span text:style-name="T2">16</text:span> <text:span text:style-name="T1">et survalorisa à eux afin que ne pas visible lui que fassent,</text:span> <text:span text:style-name="T2">17</text:span> <text:span text:style-name="T1">afin que que soit fait plénitude ce ayant été dit par de Ésaïa de le de prophète de disant·</text:span> <text:span text:style-name="T2">18</text:span> <text:span text:style-name="T1">voici le jeune servant de moi lequel je hérétisai, le aimé de moi envers lequel estima en bien la âme de moi· je poserai le souffle de moi sur lui, et jugement à les à ethnies rapportera annonce.</text:span> <text:span text:style-name="T2">19</text:span> <text:span text:style-name="T1">non querellera non cependant criera, non cependant écoutera un quelconque en à les à places la voix de lui.</text:span> <text:span text:style-name="T2">20</text:span> <text:span text:style-name="T1">calame ayant été broyé ensemble non fracassera de haut en bas et linon étant fumé non éteindra, jusqu'à ce que le cas échéant que éjecte envers victoire la jugement.</text:span> <text:span text:style-name="T2">21</text:span> <text:span text:style-name="T1">et à le à nom de lui ethnies espéreront.</text:span> <text:span text:style-name="T2">22</text:span> <text:span text:style-name="T1">Alors fut apporté à lui étant démonisé aveugle et sourd muet, et soigna lui, de sorte que le sourd muet bavarder et regarder.</text:span> <text:span text:style-name="T2">23</text:span> <text:span text:style-name="T1">et se extasiaient tous les foules et disaient· ne serait-ce que celui-ci est le fils de Dauid;</text:span> <text:span text:style-name="T2">24</text:span> <text:span text:style-name="T1">les cependant Pharisiens ayants écoutés dirent· celui-ci non éjecte les démons si ne pas en à le à Beelzeboul à chef de les de démons.</text:span> <text:span text:style-name="T2">25</text:span> <text:span text:style-name="T1">Ayant su cependant les réflexions en fureurs de eux dit à eux· toute royauté ayante étée partagée contre de elle-même est désertifié et toute cité ou maison d'habitation ayante étée partagée contre de elle-même non sera dressé.</text:span> <text:span text:style-name="T2">26</text:span> <text:span text:style-name="T1">et si le Satanas le Satanas éjecte, sur lui-même fut partagé· comment? donc sera dressé la royauté de lui;</text:span> <text:span text:style-name="T2">27</text:span> <text:span text:style-name="T1">et si moi en à Beelzeboul j'éjecte les démons, les fils de vous en à quel éjectent; par le fait de ce-ci eux juges se seront de vous.</text:span> <text:span text:style-name="T2">28</text:span> <text:span text:style-name="T1">si cependant en à souffle de Dieu moi j'éjecte les démons, par conséquent devança sur vous la royauté de le de Dieu.</text:span> <text:span text:style-name="T2">29</text:span> <text:span text:style-name="T1">ou comment? se peut un quelconque venir à l'intérieur envers la maison d'habitation de le de tenace et les ustensiles de lui ravir, si le cas échéant ne pas premièrement que attache de lien le tenace; et alors la maison d'habitation de lui ravira au-travers.</text:span> <text:span text:style-name="T2">30</text:span> <text:span text:style-name="T1">celui ne pas étant avec de moi contre de moi est, et celui ne pas menant ensemble avec de moi disperse.</text:span> <text:span text:style-name="T2">31</text:span> <text:span text:style-name="T1">Par le fait de ce-ci je dis à vous, toute faute et blasphémie sera abandonné à les à êtres humains, la cependant de le de souffle blasphémie non sera abandonné.</text:span> <text:span text:style-name="T2">32</text:span> <text:span text:style-name="T1">et lequel si le cas échéant que dise discours contre de le de fils de le de être humain, sera abandonné à lui· lequel cependant le cas échéant que dise contre de le de souffle de le de saint, non sera abandonné à lui ni en à celui-ci à le à ère ni en à celui à imminant.</text:span> <text:span text:style-name="T2">33</text:span> <text:span text:style-name="T1">Ou faites le arbre beau et le fruit de lui beau, ou faites le arbre pourri et le fruit de lui pourri· hors car de le de fruit le arbre est connu.</text:span> <text:span text:style-name="T2">34</text:span> <text:span text:style-name="T1">progénitures de vipères, comment? vous vous pouvez bons bavarder méchants étants; hors car de le de superflu de la de coeur le bouche bavarde.</text:span> <text:span text:style-name="T2">35</text:span> <text:span text:style-name="T1">le bon être humain hors de le de bon de trésor éjecte bons, et le méchant être humain hors de le de méchant de trésor éjecte méchants.</text:span> <text:span text:style-name="T2">36</text:span> <text:span text:style-name="T1">je dis cependant à vous en ce que tout oral sans travail lequel bavarderont les êtres humains redonneront autour de lui discours en à journée de jugement·</text:span> <text:span text:style-name="T2">37</text:span> <text:span text:style-name="T1">hors car de les de discours de toi tu seras justifié, et hors de les de discours de toi tu seras exécuté en justice de haut en bas.</text:span> <text:span text:style-name="T2">38</text:span> <text:span text:style-name="T1">Alors furent répondu à lui des quelconques de les de lettrés et de Pharisiens disants· enseignant, nous voulons au loin de toi signe voir.</text:span> <text:span text:style-name="T2">39</text:span> <text:span text:style-name="T1">celui cependant ayant été répondu dit à eux· génération méchante et adultère signe surcherche, et signe non sera donné à elle si ne pas le signe de Ionas de le de prophète.</text:span> <text:span text:style-name="T2">40</text:span> <text:span text:style-name="T1">comme certes car était Ionas en à la à cavité ventrale de le de cétacé trois journées et trois nuits, ainsi se sera le fils de le de être humain en à la à coeur de la de terre trois journées et trois nuits.</text:span> <text:span text:style-name="T2">41</text:span> <text:span text:style-name="T1">Hommes Ninevites se redresseront en à la à jugement avec de la de génération de celle-ci et jugeront contre elle, en ce que transintelligèrent envers le annonce de Ionas, et voici plus nombreusement de Ionas ici.</text:span> <text:span text:style-name="T2">42</text:span> <text:span text:style-name="T1">reine de sud sera éveillé en à la à jugement avec de la de génération de celle-ci et jugera contre elle, en ce que vint hors de les de limites de la de terre écouter la sagesse de Solomon, et voici plus nombreusement de Solomon ici.</text:span> <text:span text:style-name="T2">43</text:span> <text:span text:style-name="T1">Lorsque le cas échéant cependant le impur souffle que sorte au loin de le de être humain, se passe à travers par de sans eaux de lieux cherchant repos et non trouve.</text:span> <text:span text:style-name="T2">44</text:span> <text:span text:style-name="T1">alors dit· envers le maison de moi je tournerai sur d'où je sortis· et ayant venu trouve vaquant ayant été balayé et ayant été arrangé.</text:span> <text:span text:style-name="T2">45</text:span> <text:span text:style-name="T1">alors se va et prend à côté avec de lui-même sept autres-différents souffles plus méchants de lui-même et ayants venus à l'intérieur établit maison d'habitation là· et se devient les derniers de le de être humain de celui-là pires de les de premiers. ainsi se sera aussi à la à génération à celle-ci à la à méchante.</text:span> <text:span text:style-name="T2">46</text:span> <text:span text:style-name="T1">Encore de lui de bavardant à les à foules voici la mère et les frères de lui avaient dressé au-dehors cherchants à lui bavarder. [</text:span> <text:span text:style-name="T2">47</text:span> <text:span text:style-name="T1">dit cependant un quelconque à lui· voici la mère de toi et les frères de toi au-dehors ont dressé cherchants à toi bavarder.]</text:span> <text:span text:style-name="T2">48</text:span> <text:span text:style-name="T1">celui cependant ayant été répondu dit à celui à disant à lui· quelle est la mère de moi et quels sont les frères de moi;</text:span> <text:span text:style-name="T2">49</text:span> <text:span text:style-name="T1">et ayant étendu la main de lui sur les disciples de lui dit· voici la mère de moi et les frères de moi.</text:span> <text:span text:style-name="T2">50</text:span> <text:span text:style-name="T1">lequel un quelconque car le cas échéant que fasse le volonté de le de père de moi de celui en à cieux lui de moi frère et soeur et mère est.</text:span> </text:p>
      <text:p text:style-name="P4">MATTHIEU  13</text:p>
      <text:p text:style-name="Text_20_body"><text:span text:style-name="T2">1</text:span> <text:span text:style-name="T1">En à la à journée à celle-là ayant sorti le Iésous de la de maison d'habitation se était assis à côté la mer·</text:span> <text:span text:style-name="T2">2</text:span> <text:span text:style-name="T1">et furent mené ensemble vers lui foules nombreux, de sorte que lui envers navire ayant embarqué se être assis, et tout le foule sur le rivage avait dressé.</text:span> <text:span text:style-name="T2">3</text:span> <text:span text:style-name="T1">Et bavarda à eux nombreux en à paraboles disant· voici sortit celui semant de ce semer.</text:span> <text:span text:style-name="T2">4</text:span> <text:span text:style-name="T1">et en à ce semer lui lesquels certes tomba à côté la chemin, et vint les volatiles et mangea complètement eux.</text:span> <text:span text:style-name="T2">5</text:span> <text:span text:style-name="T1">autres cependant tomba sur les rocailleux là où non avait terre nombreuse, et directement leva de bas en haut au-dehors par le fait de le ne pas avoir profondeur de terre·</text:span> <text:span text:style-name="T2">6</text:span> <text:span text:style-name="T1">de soleil cependant de ayant levé de bas en haut fut brûlé et par le fait de ce ne pas avoir racine fut séché.</text:span> <text:span text:style-name="T2">7</text:span> <text:span text:style-name="T1">autres cependant tomba sur les épines, et montèrent les épines et étouffèrent complètement eux.</text:span> <text:span text:style-name="T2">8</text:span> <text:span text:style-name="T1">autres cependant tomba sur la terre la belle et donnait fruit, lequel certes cent, lequel cependant soixante, lequel cependant trente.</text:span> <text:span text:style-name="T2">9</text:span> <text:span text:style-name="T1">celui ayant oreilles écouter écoute.</text:span> <text:span text:style-name="T2">10</text:span> <text:span text:style-name="T1">Et ayants venus vers les disciples dirent à lui· par le fait de quel en à paraboles tu bavardes à eux;</text:span> <text:span text:style-name="T2">11</text:span> <text:span text:style-name="T1">celui cependant ayant été répondu dit à eux· en ce que à vous a été donné connaître les mystères de la de royauté de les de cieux, à ceux-là cependant non a été donné.</text:span> <text:span text:style-name="T2">12</text:span> <text:span text:style-name="T1">lequel un quelconque car a, sera donné à lui et sera surabondé· lequel un quelconque cependant non a, aussi lequel a sera levé au loin de lui.</text:span> <text:span text:style-name="T2">13</text:span> <text:span text:style-name="T1">par le fait de ce-ci en à paraboles à eux je bavarde, en ce que regardants non regardent et écoutants non écoutent non cependant comprennent,</text:span> <text:span text:style-name="T2">14</text:span> <text:span text:style-name="T1">et est élevé à plénitude à eux la prophétie de Ésaïa celle disante· à écoute vous écouterez et non ne pas que vous compreniez, et regardants vous regarderez et non ne pas que vous voyiez.</text:span> <text:span text:style-name="T2">15</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16</text:span> <text:span text:style-name="T1">de vous cependant bienheureux les yeux en ce que regardent et les oreilles de vous en ce que écoutent.</text:span> <text:span text:style-name="T2">17</text:span> <text:span text:style-name="T1">amen car je dis à vous en ce que nombreux prophètes et justes désirèrent en fureur voir lesquels vous regardez et non virent, et écouter lesquels vous écoutez et non écoutèrent.</text:span> <text:span text:style-name="T2">18</text:span> <text:span text:style-name="T1">Vous donc écoutez la parabole de celui de ayant semé.</text:span> <text:span text:style-name="T2">19</text:span> <text:span text:style-name="T1">de tout de écoutant le discours de la de royauté et ne pas de comprenant se vient le méchant et ravit ce ayant été semé en à la à coeur de lui, celui-ci est celui à côté la chemin ayant été semé.</text:span> <text:span text:style-name="T2">20</text:span> <text:span text:style-name="T1">celui cependant sur les rocailleux ayant été semé, celui-ci est celui le discours écoutant et directement avec de joie prenant lui,</text:span> <text:span text:style-name="T2">21</text:span> <text:span text:style-name="T1">non a cependant racine en à lui-même mais vers un moment est, de se ayante devenue cependant de oppression ou de poursuite par le fait de le discours directement est scandalisé.</text:span> <text:span text:style-name="T2">22</text:span> <text:span text:style-name="T1">celui cependant envers les épines ayant été semé, celui-ci est celui le discours écoutant, et la inquiétude de le de ère de celui-ci et la appât de le de richesse étouffe avec le discours et sans fruit se devient.</text:span> <text:span text:style-name="T2">23</text:span> <text:span text:style-name="T1">celui cependant sur la belle terre ayant été semé, celui-ci est celui le discours écoutant et comprenant, lequel évidemment colporte du fruit et fait lequel certes cent, lequel cependant soixante, lequel cependant trente.</text:span> <text:span text:style-name="T2">24</text:span> <text:span text:style-name="T1">Autre parabole posa à côté à eux disant· fut rendu semblable la royauté de les de cieux à être humain à ayant semé beau semence en à le à champ de lui.</text:span> <text:span text:style-name="T2">25</text:span> <text:span text:style-name="T1">en cependant à ce dormir de haut en bas les êtres humains vint de lui le ennemi et sema sur zizanies de bas en haut au milieu de le de froment et éloigna.</text:span> <text:span text:style-name="T2">26</text:span> <text:span text:style-name="T1">lorsque cependant germa le herbe et fruit fit, alors fut apparu en lumière aussi les zizanies.</text:span> <text:span text:style-name="T2">27</text:span> <text:span text:style-name="T1">ayants venus vers cependant les mâles esclaves de le de despote de maison dirent à lui· Maître, non pas beau semence tu semas en à le à tien à champ; d'où? donc a zizanies;</text:span> <text:span text:style-name="T2">28</text:span> <text:span text:style-name="T1">celui cependant déclarait à eux· ennemi être humain ce-ci fit. les cependant mâles esclaves disent à lui· tu veux donc ayants éloignés que nous cueillions ensemble eux;</text:span> <text:span text:style-name="T2">29</text:span> <text:span text:style-name="T1">celui cependant déclare· non, de peur que cueillants ensemble les zizanies que vous déraciniez simultanément à eux le froment.</text:span> <text:span text:style-name="T2">30</text:span> <text:span text:style-name="T1">abandonnez se croître ensemble tous deux jusqu'à ce que de le de moisson, et en à moment de le de moisson je dirai à les à moissonneurs· cueillez ensemble premièrement les zizanies et attachez de lien eux envers paquets de liens vers ce brûler complètement eux, le cependant froment menez ensemble envers la grange de moi.</text:span> <text:span text:style-name="T2">31</text:span> <text:span text:style-name="T1">Autre parabole posa à côté à eux disant· semblable est la royauté de les de cieux à grain de sinapis, lequel ayant pris être humain sema en à le à champ de lui·</text:span> <text:span text:style-name="T2">32</text:span> <text:span text:style-name="T1">lequel plus petit certes est de tous de les de semences, lorsque le cas échéant cependant que soit crû plus grand de les de légumes est et se devient arbre, de sorte que venir les volatiles de le de ciel et dresser tente contre en à les à branches de lui.</text:span> <text:span text:style-name="T2">33</text:span> <text:span text:style-name="T1">Autre parabole bavarda à eux· semblable est la royauté de les de cieux à levain, laquelle ayante prise femme encrypta envers de farine satons trois jusqu'à ce que de lequel fut fermenté tout entier.</text:span> <text:span text:style-name="T2">34</text:span> <text:span text:style-name="T1">ces-ci tous bavarda le Iésous en à paraboles à les à foules et séparément de parabole aucun bavardait à eux,</text:span> <text:span text:style-name="T2">35</text:span> <text:span text:style-name="T1">de telle manière que que soit fait plénitude ce ayant été dit par de le de prophète de disant· j'ouvrirai en à paraboles le bouche de moi, je m'éructerai ayants étés cachés au loin de fondation [de monde].</text:span> <text:span text:style-name="T2">36</text:span> <text:span text:style-name="T1">Alors ayant abandonné les foules vint envers la maison d'habitation. et vinrent vers à lui les disciples de lui disants· sépare au clair à nous la parabole de les de zizanies de le de champ.</text:span> <text:span text:style-name="T2">37</text:span> <text:span text:style-name="T1">celui cependant ayant été répondu dit· celui semant le beau semence est le fils de le de être humain,</text:span> <text:span text:style-name="T2">38</text:span> <text:span text:style-name="T1">le cependant champ est le monde, le cependant beau semence ceux-ci sont les fils de la de royauté· les cependant zizanies sont les fils de le de méchant,</text:span> <text:span text:style-name="T2">39</text:span> <text:span text:style-name="T1">le cependant ennemi celui ayant semé eux est le diable, le cependant moisson achèvement commun de ère est, les cependant moissonneurs anges sont.</text:span> <text:span text:style-name="T2">40</text:span> <text:span text:style-name="T1">comme certes donc est cueilli ensemble les zizanies et à feu est brûlé complètement, ainsi se sera en à la à achèvement commun de le de ère·</text:span> <text:span text:style-name="T2">41</text:span> <text:span text:style-name="T1">enverra le fils de le de être humain les anges de lui, et cueilleront ensemble hors de la de royauté de lui tous les scandales et ceux faisants la illégalité</text:span> <text:span text:style-name="T2">42</text:span> <text:span text:style-name="T1">et jetteront eux envers la fournaise de le de feu· là se sera le pleur et le grincement de les de dents.</text:span> <text:span text:style-name="T2">43</text:span> <text:span text:style-name="T1">alors les justes brilleront au dehors comme le soleil en à la à royauté de le de père de eux. celui ayant oreilles écouter écoute.</text:span> <text:span text:style-name="T2">44</text:span> <text:span text:style-name="T1">Semblable est la royauté de les de cieux à trésor à ayant été caché en à le à champ, lequel ayant trouvé être humain cacha, et au loin de la de joie de lui dirige en arrière et troque tous autant lesquels a et achète à l'agora le champ celui-là.</text:span> <text:span text:style-name="T2">45</text:span> <text:span text:style-name="T1">De nouveau semblable est la royauté de les de cieux à être humain à négociant à cherchant beaux perles·</text:span> <text:span text:style-name="T2">46</text:span> <text:span text:style-name="T1">ayant trouvé cependant un de grande valeur perle ayant éloigné a vendu tous autant lesquels avait et acheta à l'agora lui.</text:span> <text:span text:style-name="T2">47</text:span> <text:span text:style-name="T1">De nouveau semblable est la royauté de les de cieux à senne à ayante étée jetée envers la mer et hors de tout de genre à ayante menée ensemble·</text:span> <text:span text:style-name="T2">48</text:span> <text:span text:style-name="T1">laquelle lorsque fut fait plénitude ayants montés de bas en haut sur le rivage et ayants assis cueillirent ensemble les beaux envers récipients, les cependant pourris au-dehors jetèrent.</text:span> <text:span text:style-name="T2">49</text:span> <text:span text:style-name="T1">ainsi se sera en à la à achèvement commun de le de ère· se sortiront les anges et délimiteront les méchants hors de au milieu de les de justes</text:span> <text:span text:style-name="T2">50</text:span> <text:span text:style-name="T1">et jetteront eux envers la fournaise de le de feu· là se sera le pleur et le grincement de les de dents.</text:span> <text:span text:style-name="T2">51</text:span> <text:span text:style-name="T1">Vous comprîtes ces-ci tous; disent à lui· oui.</text:span> <text:span text:style-name="T2">52</text:span> <text:span text:style-name="T1">celui cependant dit à eux· par le fait de ce-ci tout lettré ayant été discipliné à la à royauté de les de cieux semblable est à être humain à despote de maison, lequel un quelconque éjecte hors de le de trésor de lui nouveaux et vieux.</text:span> <text:span text:style-name="T2">53</text:span> <text:span text:style-name="T1">Et se devint lorsque acheva le Iésous les paraboles celles-ci, leva au-delà de là.</text:span> <text:span text:style-name="T2">54</text:span> <text:span text:style-name="T1">et ayant venu envers la patrie de lui enseignait eux en à la à synagogue de eux, de sorte que être heurté à l'excès eux et dire· d'où? à celui-ci la sagesse celle-ci et les puissances;</text:span> <text:span text:style-name="T2">55</text:span> <text:span text:style-name="T1">non celui-ci est le de le de artisan fils; non la mère de lui est dit Mariam et les frères de lui Iakobos et Ioseph et Simon et Iouda;</text:span> <text:span text:style-name="T2">56</text:span> <text:span text:style-name="T1">et les soeurs de lui non pas toutes vers nous sont; d'où? donc à celui-ci ces-ci tous;</text:span> <text:span text:style-name="T2">57</text:span> <text:span text:style-name="T1">et étaient scandalisé en à lui. le cependant Iésous dit à eux· non est prophète sans valeur si ne pas en à la à patrie et en à la à maison d'habitation de lui.</text:span> <text:span text:style-name="T2">58</text:span> <text:span text:style-name="T1">et non fit là puissances nombreuses par le fait de la incroyance de eux.</text:span> </text:p>
      <text:p text:style-name="P4">MATTHIEU  14</text:p>
      <text:p text:style-name="Text_20_body"><text:span text:style-name="T2">1</text:span> <text:span text:style-name="T1">En à celui-là à le à moment écouta Hérode le tétrarque la écoute de Iésous,</text:span> <text:span text:style-name="T2">2</text:span> <text:span text:style-name="T1">et dit à les à jeunes servants de lui· celui-ci est Ioannes le Baptiseur· lui fut éveillé au loin de les de morts et par le fait de ce-ci les puissances énergisent en à lui.</text:span> <text:span text:style-name="T2">3</text:span> <text:span text:style-name="T1">Le car Hérode ayant saisi avec force le Ioannes attacha de lien [lui] et en à gardiennage se déposa par le fait de Hérodias la femme de Philippe de le de frère de lui·</text:span> <text:span text:style-name="T2">4</text:span> <text:span text:style-name="T1">disait car le Ioannes à lui· non est permis à toi avoir elle.</text:span> <text:span text:style-name="T2">5</text:span> <text:span text:style-name="T1">et voulant lui tuer catégoriquement fut effrayé le foule, en ce que comme prophète lui avaient.</text:span> <text:span text:style-name="T2">6</text:span> <text:span text:style-name="T1">à Fêtes de naissance cependant à se ayants devenus de le de Hérode se dansa la fille de la de Hérodias en à le à au milieu et plut à le à Hérode,</text:span> <text:span text:style-name="T2">7</text:span> <text:span text:style-name="T1">d'où avec de serment avoua à elle donner lequel si le cas échéant que se demande.</text:span> <text:span text:style-name="T2">8</text:span> <text:span text:style-name="T1">celle cependant ayante étée faite avancer sous de la de mère de elle· donne à moi, déclare, ici sur à planche la tête de Ioannes de le de Baptiseur.</text:span> <text:span text:style-name="T2">9</text:span> <text:span text:style-name="T1">et ayant été attristé le roi par le fait de les serments et ceux se couchants de bas en haut ensemble ordonna être donné,</text:span> <text:span text:style-name="T2">10</text:span> <text:span text:style-name="T1">et ayant mandé décapita [le] Ioannes en à la à gardiennage.</text:span> <text:span text:style-name="T2">11</text:span> <text:span text:style-name="T1">et fut porté la tête de lui sur à planche et fut donné à le à fillette, et porta à la à mère de elle.</text:span> <text:span text:style-name="T2">12</text:span> <text:span text:style-name="T1">et ayants venus vers les disciples de lui levèrent le corps tombé et ensevelirent lui et ayants venus rapportèrent annonce à le à Iésous.</text:span> <text:span text:style-name="T2">13</text:span> <text:span text:style-name="T1">Ayant écouté cependant le Iésous replaça de là en à navire envers désert lieu selon en propre· et ayants écoutés les foules suivirent à lui pédestrement au loin de les de cités.</text:span> <text:span text:style-name="T2">14</text:span> <text:span text:style-name="T1">Et ayant sorti vit nombreux foule et fut remué aux entrailles sur à eux et soigna les malades de eux.</text:span> <text:span text:style-name="T2">15</text:span> <text:span text:style-name="T1">de Tardive cependant de se ayante devenue vinrent vers à lui les disciples disants· désert est le lieu et la heure déjà passa à côté· délie au loin les foules, afin que ayants éloignés envers les villages que achètent à l'agora à eux-mêmes aliments.</text:span> <text:span text:style-name="T2">16</text:span> <text:span text:style-name="T1">le cependant [Iésous] dit à eux· non besoin ont éloigner, donnez à eux vous manger.</text:span> <text:span text:style-name="T2">17</text:span> <text:span text:style-name="T1">ceux cependant disent à lui· non nous avons ici si ne pas cinq pains et deux poissons.</text:span> <text:span text:style-name="T2">18</text:span> <text:span text:style-name="T1">celui cependant dit· portez à moi ici eux.</text:span> <text:span text:style-name="T2">19</text:span> <text:span text:style-name="T1">et ayant ordonné les foules être récliné sur de le de herbe, ayant pris les cinq pains et les deux poissons, ayant regardé de bas en haut envers le ciel élogia et ayant cassé donna à les à disciples les pains, les cependant disciples à les à foules.</text:span> <text:span text:style-name="T2">20</text:span> <text:span text:style-name="T1">et mangèrent tous et furent fourragé, et levèrent ce surabondant de les de morceaux douze couffins de plénitudes.</text:span> <text:span text:style-name="T2">21</text:span> <text:span text:style-name="T1">ceux cependant mangeants étaient hommes comme si cinq mille séparément de femmes et de petits enfants.</text:span> <text:span text:style-name="T2">22</text:span> <text:span text:style-name="T1">Et directement contraignit les disciples embarquer envers le navire et mener devant lui envers ce de l'autre côté, jusqu'à ce que de lequel que délie au loin les foules.</text:span> <text:span text:style-name="T2">23</text:span> <text:span text:style-name="T1">et ayant délié au loin les foules monta envers le montagne selon en propre se prier. de tardive cependant de se ayante devenue seul était là.</text:span> <text:span text:style-name="T2">24</text:span> <text:span text:style-name="T1">Le cependant navire déjà au milieu de la de mer était, étant torturé sous de les de vagues, était car à l'encontre le vent.</text:span> <text:span text:style-name="T2">25</text:span> <text:span text:style-name="T1">à quatrième cependant à gardiennage de la de nuit vint vers eux piétinant autour sur la mer.</text:span> <text:span text:style-name="T2">26</text:span> <text:span text:style-name="T1">les cependant disciples ayants vus lui sur de la de mer piétinant autour furent troublé disants en ce que phantasme est, et au loin de le de effroi croassèrent.</text:span> <text:span text:style-name="T2">27</text:span> <text:span text:style-name="T1">directement cependant bavarda [le Iésous] à eux disant· ayez courage, moi je suis· ne pas que vous vous effrayez.</text:span> <text:span text:style-name="T2">28</text:span> <text:span text:style-name="T1">Ayant été répondu cependant à lui le Pierre dit· Maître, si toi tu es, ordonne moi venir vers toi sur les eaux.</text:span> <text:span text:style-name="T2">29</text:span> <text:span text:style-name="T1">celui cependant dit· viens. et ayant descendu au loin de le de navire [le] Pierre piétina autour sur les eaux et vint vers le Iésous.</text:span> <text:span text:style-name="T2">30</text:span> <text:span text:style-name="T1">regardant cependant le vent [tenace] fut effrayé, et se ayant originé être immergé de haut en bas croassa disant· Maître, sauve moi.</text:span> <text:span text:style-name="T2">31</text:span> <text:span text:style-name="T1">directement cependant le Iésous ayant étendu la main se empara de lui et dit à lui· de petite croyance, envers quel tu doutas;</text:span> <text:span text:style-name="T2">32</text:span> <text:span text:style-name="T1">et de ayants montés de eux envers le navire cessa le vent.</text:span> <text:span text:style-name="T2">33</text:span> <text:span text:style-name="T1">ceux cependant en à le à navire prosternèrent vers à lui disants· vraiment de Dieu fils tu es.</text:span> <text:span text:style-name="T2">34</text:span> <text:span text:style-name="T1">Et ayants traversés vinrent sur la terre envers Génésareth.</text:span> <text:span text:style-name="T2">35</text:span> <text:span text:style-name="T1">et ayants reconnus lui les hommes de le de lieu de celui-là envoyèrent envers toute entière la région alentour celle-là et apportèrent à lui tous ceux malicieusement ayants</text:span> <text:span text:style-name="T2">36</text:span> <text:span text:style-name="T1">et appelaient à côté lui afin que seulement que se touchent de le de frange de le de himation de lui· et autant lesquels se touchèrent furent sauvé par le fait de.</text:span> </text:p>
      <text:p text:style-name="P4">MATTHIEU  15</text:p>
      <text:p text:style-name="Text_20_body"><text:span text:style-name="T2">1</text:span> <text:span text:style-name="T1">Alors se viennent vers à le à Iésous au loin de Ierosolymas Pharisiens et lettrés disants·</text:span> <text:span text:style-name="T2">2</text:span> <text:span text:style-name="T1">par le fait de quel les disciples de toi transgressent la transmission de les de plus anciens; non car se lavent les mains [de eux] lorsque le cas échéant pain que mangent.</text:span> <text:span text:style-name="T2">3</text:span> <text:span text:style-name="T1">celui cependant ayant été répondu dit à eux· par le fait de quel aussi vous vous transgressez la commandement de le de Dieu par le fait de la transmission de vous;</text:span> <text:span text:style-name="T2">4</text:span> <text:span text:style-name="T1">le car Dieu dit· valorise le père et la mère, et· celui discourant en mal père ou mère à trépas parvienne à l'achèvement.</text:span> <text:span text:style-name="T2">5</text:span> <text:span text:style-name="T1">vous cependant vous dites· lequel le cas échéant que dise à le à père ou à la à mère· don lequel si le cas échéant hors de moi que tu sois profité,</text:span> <text:span text:style-name="T2">6</text:span> <text:span text:style-name="T1">non ne pas valorisera le père de lui· et vous annulâtes le discours de le de Dieu par le fait de la transmission de vous.</text:span> <text:span text:style-name="T2">7</text:span> <text:span text:style-name="T1">hypocrites, bellement prophétisa autour de vous Ésaïa disant·</text:span> <text:span text:style-name="T2">8</text:span> <text:span text:style-name="T1">le peuple celui-ci à les à lèvres moi valorise, la cependant coeur de eux loin devant tient au loin au loin de moi·</text:span> <text:span text:style-name="T2">9</text:span> <text:span text:style-name="T1">vainement cependant se vénèrent moi enseignants enseignements commandements de êtres humains.</text:span> <text:span text:style-name="T2">10</text:span> <text:span text:style-name="T1">et se ayant appelé auprès le foule dit à eux· écoutez et comprenez·</text:span> <text:span text:style-name="T2">11</text:span> <text:span text:style-name="T1">non ce se venant à l'intérieur envers le bouche rend commun le être humain, mais ce se allant au dehors hors de le de bouche ce-ci rend commun le être humain.</text:span> <text:span text:style-name="T2">12</text:span> <text:span text:style-name="T1">Alors ayants venus vers les disciples disent à lui· tu as su en ce que les Pharisiens ayants écoutés le discours furent scandalisé;</text:span> <text:span text:style-name="T2">13</text:span> <text:span text:style-name="T1">celui cependant ayant été répondu dit· toute plantation laquelle non planta le père de moi le céleste sera déraciné.</text:span> <text:span text:style-name="T2">14</text:span> <text:span text:style-name="T1">abandonnez eux· guides de chemin sont aveugles [de aveugles]· aveugle cependant aveugle si le cas échéant que guide en chemin, tous deux envers fosse se tomberont.</text:span> <text:span text:style-name="T2">15</text:span> <text:span text:style-name="T1">Ayant été répondu cependant le Pierre dit à lui· rends explicite à nous la parabole [celle-ci].</text:span> <text:span text:style-name="T2">16</text:span> <text:span text:style-name="T1">celui cependant dit· au plus haut point aussi vous sans capables de comprendre vous êtes;</text:span> <text:span text:style-name="T2">17</text:span> <text:span text:style-name="T1">non encore vous intelligez en ce que tout ce se allant à l'intérieur envers le bouche envers la cavité ventrale place et envers latrine est éjecté;</text:span> <text:span text:style-name="T2">18</text:span> <text:span text:style-name="T1">ces cependant se allants au dehors hors de le de bouche hors de la de coeur se sort, et ceux-là rend commun le être humain.</text:span> <text:span text:style-name="T2">19</text:span> <text:span text:style-name="T1">hors car de la de coeur se sortent calculs au-travers méchants, meurtres, adultérations, pornations, vols, faux témoignages, blasphémies.</text:span> <text:span text:style-name="T2">20</text:span> <text:span text:style-name="T1">ces-ci est ces rendants communs le être humain, ce cependant à non lavées à mains manger non rend commun le être humain.</text:span> <text:span text:style-name="T2">21</text:span> <text:span text:style-name="T1">Et ayant sorti de là le Iésous replaça envers les parts de Tyr et de Sidon.</text:span> <text:span text:style-name="T2">22</text:span> <text:span text:style-name="T1">et voici femme Cananéenne au loin de les de frontières de ces-là ayante sortie croassait disante· fais miséricorde moi, Maître fils de Dauid· la fille de moi malicieusement est démonisé.</text:span> <text:span text:style-name="T2">23</text:span> <text:span text:style-name="T1">celui cependant non fut répondu à elle discours. et ayants venus vers les disciples de lui interrogeaient lui disants· délie au loin elle, en ce que croasse de derrière de nous.</text:span> <text:span text:style-name="T2">24</text:span> <text:span text:style-name="T1">celui cependant ayant été répondu dit· non je fus envoyé si ne pas envers les brebis ces ayants dépéris de maison de Israël.</text:span> <text:span text:style-name="T2">25</text:span> <text:span text:style-name="T1">celle cependant ayante venue prosternait vers à lui disante· Maître, aide à moi.</text:span> <text:span text:style-name="T2">26</text:span> <text:span text:style-name="T1">celui cependant ayant été répondu dit· non est beau prendre le pain de les de enfants et jeter à les à chiots.</text:span> <text:span text:style-name="T2">27</text:span> <text:span text:style-name="T1">celle cependant dit· oui Maître, aussi car les chiots mange au loin de les de miettes de ces de tombants au loin de la de table de les de Maîtres de eux.</text:span> <text:span text:style-name="T2">28</text:span> <text:span text:style-name="T1">alors ayant été répondu le Iésous dit à elle· O femme, grande de toi la croyance· soit devenu à toi comme tu veux. et fut guéri la fille de elle au loin de la de heure de celle-là.</text:span> <text:span text:style-name="T2">29</text:span> <text:span text:style-name="T1">Et ayant dépassé de là le Iésous vint à côté la mer de la de Galilée, et ayant monté envers le montagne se était assis là.</text:span> <text:span text:style-name="T2">30</text:span> <text:span text:style-name="T1">et vinrent vers à lui foules nombreux ayants avec de eux-mêmes boiteux, aveugles, estropiés, sourds muets, et autres-différents nombreux et flanquèrent eux à côté les pieds de lui, et soigna eux·</text:span> <text:span text:style-name="T2">31</text:span> <text:span text:style-name="T1">de sorte que le foule étonner regardants sourds muets bavardants, estropiés sains et boiteux piétinants autour et aveugles regardants· et glorifièrent le Dieu de Israël.</text:span> <text:span text:style-name="T2">32</text:span> <text:span text:style-name="T1">Le cependant Iésous se ayant appelé auprès les disciples de lui dit· je me remue aux entrailles sur le foule, en ce que déjà journées trois restent auprès à moi et non ont un quelconque que mangent· et délier au loin eux en jeûnes non je veux, de peur que que soient défailli en à la à chemin.</text:span> <text:span text:style-name="T2">33</text:span> <text:span text:style-name="T1">et disent à lui les disciples· d'où? à nous en à lieu désertique pains tels de sorte que fourrager foule tel;</text:span> <text:span text:style-name="T2">34</text:span> <text:span text:style-name="T1">et dit à eux le Iésous· combien grands? pains vous avez; ceux cependant dirent· sept et peu petits poissons.</text:span> <text:span text:style-name="T2">35</text:span> <text:span text:style-name="T1">et ayant annoncé à côté à le à foule tomber de bas en haut sur la terre</text:span> <text:span text:style-name="T2">36</text:span> <text:span text:style-name="T1">prit les sept pains et les poissons et ayant rendu grâce cassa et donnait à les à disciples, les cependant disciples à les à foules.</text:span> <text:span text:style-name="T2">37</text:span> <text:span text:style-name="T1">et mangèrent tous et furent fourragé. et ce surabondant de les de morceaux levèrent sept corbeilles de plénitudes.</text:span> <text:span text:style-name="T2">38</text:span> <text:span text:style-name="T1">ceux cependant mangeants étaient quatre mille hommes séparément de femmes et de petits enfants.</text:span> <text:span text:style-name="T2">39</text:span> <text:span text:style-name="T1">Et ayant délié au loin les foules embarqua envers le navire et vint envers les frontières de Magadan.</text:span> </text:p>
      <text:p text:style-name="P4">MATTHIEU  16</text:p>
      <text:p text:style-name="Text_20_body"><text:span text:style-name="T2">1</text:span> <text:span text:style-name="T1">Et ayants venus vers les Pharisiens et Sadducéens mettants en tentation surinterrogèrent lui signe hors de le de ciel montrer sûrement à eux.</text:span> <text:span text:style-name="T2">2</text:span> <text:span text:style-name="T1">celui cependant ayant été répondu dit à eux· [de tardive de se ayante devenue vous dites· temps serein, rougeoie feu car le ciel·</text:span> <text:span text:style-name="T2">3</text:span> <text:span text:style-name="T1">et matinalement· aujourd'hui tempête hivernale, rougeoie feu car assombrissant le ciel. ce certes face de le de ciel vous connaissez juger à travers, les cependant signes de les de moments non vous vous pouvez;]</text:span> <text:span text:style-name="T2">4</text:span> <text:span text:style-name="T1">génération méchante et adultère signe surcherche, et signe non sera donné à elle si ne pas le signe de Ionas. et ayant laissé en contrebas eux éloigna.</text:span> <text:span text:style-name="T2">5</text:span> <text:span text:style-name="T1">Et ayants venus les disciples envers ce de l'autre côté se omirent en plus pains prendre.</text:span> <text:span text:style-name="T2">6</text:span> <text:span text:style-name="T1">le cependant Iésous dit à eux· voyez et attenez au loin de la de levain de les de Pharisiens et de Sadducéens.</text:span> <text:span text:style-name="T2">7</text:span> <text:span text:style-name="T1">ceux cependant se calculaient au-travers en à eux-mêmes disants en ce que pains non nous prîmes.</text:span> <text:span text:style-name="T2">8</text:span> <text:span text:style-name="T1">ayant connu cependant le Iésous dit· quel vous vous calculez au-travers en à vous-mêmes, de petites croyances, en ce que pains non vous avez;</text:span> <text:span text:style-name="T2">9</text:span> <text:span text:style-name="T1">non encore vous intelligez, non cependant vous mémorez les cinq pains de les de cinq mille et combien grands? couffins vous prîtes;</text:span> <text:span text:style-name="T2">10</text:span> <text:span text:style-name="T1">non cependant les sept pains de les de quatre mille et combien grandes? corbeilles vous prîtes;</text:span> <text:span text:style-name="T2">11</text:span> <text:span text:style-name="T1">comment? non vous intelligez en ce que non autour de pains je dis à vous; attenez cependant au loin de la de levain de les de Pharisiens et de Sadducéens.</text:span> <text:span text:style-name="T2">12</text:span> <text:span text:style-name="T1">alors comprirent en ce que non dit attenir au loin de la de levain de les de pains mais au loin de la de enseignement de les de Pharisiens et de Sadducéens.</text:span> <text:span text:style-name="T2">13</text:span> <text:span text:style-name="T1">Ayant venu cependant le Iésous envers les parts de Kaesareia de celle de Philippe interrogeait les disciples de lui disant· quel disent les êtres humains être le fils de le de être humain;</text:span> <text:span text:style-name="T2">14</text:span> <text:span text:style-name="T1">ceux cependant dirent· ceux certes Ioannes le Baptiseur, autres cependant Élia, autres-différents cependant Ieremia ou un de les de prophètes.</text:span> <text:span text:style-name="T2">15</text:span> <text:span text:style-name="T1">dit à eux· vous cependant quel moi vous dites être;</text:span> <text:span text:style-name="T2">16</text:span> <text:span text:style-name="T1">ayant été répondu cependant Simon Pierre dit· toi tu es le Christ le fils de le de Dieu de celui de vivant.</text:span> <text:span text:style-name="T2">17</text:span> <text:span text:style-name="T1">Ayant été répondu cependant le Iésous dit à lui· bienheureux tu es, Simon Bar-Ionas, en ce que chair et sang non découvrit à toi mais le père de moi celui en à les à cieux.</text:span> <text:span text:style-name="T2">18</text:span> <text:span text:style-name="T1">et moi cependant à toi je dis en ce que toi tu es Pierre, et sur à celle-ci à la à roche j'édifierai en maison de moi la église et porches de séjour des morts non auront la ténacité de haut en bas de elle.</text:span> <text:span text:style-name="T2">19</text:span> <text:span text:style-name="T1">je donnerai à toi les clefs de la de royauté de les de cieux, et lequel si le cas échéant que tu attaches de lien sur de la de terre se sera ayant été attaché de lien en à les à cieux, et lequel si le cas échéant que tu délies sur de la de terre se sera ayant été délié en à les à cieux.</text:span> <text:span text:style-name="T2">20</text:span> <text:span text:style-name="T1">Alors se équipa en séparant à les à disciples afin que à ne pas un que disent en ce que lui est le Christ.</text:span> <text:span text:style-name="T2">21</text:span> <text:span text:style-name="T1">Au loin alors se origina le Iésous Christ montrer à les à disciples de lui en ce que attache de lien lui envers Ierosolymas éloigner et nombreux souffrir au loin de les de plus anciens et de chefs sacrificateurs et de lettrés et être tué catégoriquement et à la à troisième à journée être éveillé.</text:span> <text:span text:style-name="T2">22</text:span> <text:span text:style-name="T1">et se ayant pris auprès lui le Pierre se origina survaloriser à lui disant· propice à toi, Maître· non ne pas se sera à toi ce-ci.</text:span> <text:span text:style-name="T2">23</text:span> <text:span text:style-name="T1">celui cependant ayant été tourné dit à le à Pierre· dirige en arrière derrière de moi, Satanas· scandale tu es de moi, en ce que non tu penses ces de le de Dieu mais ces de les de êtres humains.</text:span> <text:span text:style-name="T2">24</text:span> <text:span text:style-name="T1">Alors le Iésous dit à les à disciples de lui· si un quelconque veut derrière de moi venir, se dénie lui-même et lève le croix de lui et suive à moi.</text:span> <text:span text:style-name="T2">25</text:span> <text:span text:style-name="T1">lequel car si le cas échéant que veuille la âme de lui sauver dépérira elle· lequel cependant le cas échéant que dépérisse la âme de lui à cause de moi trouvera elle.</text:span> <text:span text:style-name="T2">26</text:span> <text:span text:style-name="T1">quel car sera profité être humain si le cas échéant le monde tout entier que gagne la cependant âme de lui que soit endommagé; ou quel donnera être humain en contre échange de la de âme de lui;</text:span> <text:span text:style-name="T2">27</text:span> <text:span text:style-name="T1">immine car le fils de le de être humain se venir en à la à gloire de le de père de lui avec de les de anges de lui, et alors redonnera à chacun selon la pratique de lui.</text:span> <text:span text:style-name="T2">28</text:span> <text:span text:style-name="T1">Amen je dis à vous en ce que sont des quelconques de ceux ici de ayants dressés lesquels des quelconques non ne pas que se goûtent de trépas jusqu'à ce que le cas échéant que voient le fils de le de être humain se venant en à la à royauté de lui.</text:span> </text:p>
      <text:p text:style-name="P4">MATTHIEU  17</text:p>
      <text:p text:style-name="Text_20_body"><text:span text:style-name="T2">1</text:span> <text:span text:style-name="T1">Et après journées six prend à côté le Iésous le Pierre et Iakobos et Ioannes le frère de lui et porte de bas en haut eux envers montagne haut selon en propre.</text:span> <text:span text:style-name="T2">2</text:span> <text:span text:style-name="T1">et fut métamorphosé en devers de eux, et brilla le face de lui comme le soleil, les cependant himations de lui se devint blancs comme le lumière.</text:span> <text:span text:style-name="T2">3</text:span> <text:span text:style-name="T1">et voici fut vu à eux Môusês et Élia bavardants ensemble avec de lui.</text:span> <text:span text:style-name="T2">4</text:span> <text:span text:style-name="T1">ayant été répondu cependant le Pierre dit à le à Iésous· Maître, beau est nous ici être· si tu veux, je ferai ici trois tentes, à toi une et à Môusês une et à Élia une.</text:span> <text:span text:style-name="T2">5</text:span> <text:span text:style-name="T1">encore de lui de bavardant voici nuée lumineuse ombra sur eux, et voici voix hors de la de nuée disante· celui-ci est le fils de moi le aimé, en à lequel j'estimai en bien· écoutez de lui.</text:span> <text:span text:style-name="T2">6</text:span> <text:span text:style-name="T1">et ayants écoutés les disciples tombèrent sur face de eux et furent effrayé véhémentement.</text:span> <text:span text:style-name="T2">7</text:span> <text:span text:style-name="T1">et vint vers le Iésous et se ayant touché de eux dit· soyez éveillés et ne pas que vous vous effrayez.</text:span> <text:span text:style-name="T2">8</text:span> <text:span text:style-name="T1">ayants surélevés cependant les yeux de eux aucun virent si ne pas lui-même Iésous seulement.</text:span> <text:span text:style-name="T2">9</text:span> <text:span text:style-name="T1">Et de descendants de eux hors de le de montagne se commanda à eux le Iésous disant· à ne pas un que vous disiez le vision jusqu'à ce que de lequel le fils de le de être humain hors de morts que soit éveillé.</text:span> <text:span text:style-name="T2">10</text:span> <text:span text:style-name="T1">Et surinterrogèrent lui les disciples de lui disants· quel donc les lettrés disent en ce que Élia attache de lien venir premièrement;</text:span> <text:span text:style-name="T2">11</text:span> <text:span text:style-name="T1">celui cependant ayant été répondu dit· Élia certes se vient et reconstituera tous·</text:span> <text:span text:style-name="T2">12</text:span> <text:span text:style-name="T1">je dis cependant à vous en ce que Élia déjà vint, et non reconnurent lui mais firent en à lui autant lesquels voulurent· ainsi aussi le fils de le de être humain immine souffrir sous de eux.</text:span> <text:span text:style-name="T2">13</text:span> <text:span text:style-name="T1">alors comprirent les disciples en ce que autour de Ioannes de le de Baptiseur dit à eux.</text:span> <text:span text:style-name="T2">14</text:span> <text:span text:style-name="T1">Et de ayants venus vers le foule vint vers à lui être humain agenouillant lui</text:span> <text:span text:style-name="T2">15</text:span> <text:span text:style-name="T1">et disant· Maître, fais miséricorde de moi le fils, en ce que est lunatisé et malicieusement souffre· souvent car tombe envers le feu et souvent envers le eau.</text:span> <text:span text:style-name="T2">16</text:span> <text:span text:style-name="T1">et j'apportai lui à les à disciples de toi, et non furent pu lui soigner.</text:span> <text:span text:style-name="T2">17</text:span> <text:span text:style-name="T1">ayant été répondu cependant le Iésous dit· O génération incroyante et ayante étée tournée de travers, jusqu'à ce que quand avec de vous je me serai; jusqu'à ce que quand je m'assumerai de vous; portez à moi lui ici.</text:span> <text:span text:style-name="T2">18</text:span> <text:span text:style-name="T1">et survalorisa à lui le Iésous et sortit au loin de lui le démon et fut soigné le jeune servant au loin de la de heure de celle-là.</text:span> <text:span text:style-name="T2">19</text:span> <text:span text:style-name="T1">Alors ayants venus vers les disciples à le à Iésous selon en propre dirent· par le fait de quel nous non nous fûmes pu éjecter lui;</text:span> <text:span text:style-name="T2">20</text:span> <text:span text:style-name="T1">celui cependant dit à eux· par le fait de la petite croyance de vous· amen car je dis à vous, si le cas échéant que vous ayez croyance comme grain de sinapis, vous direz à le à montagne à ce-ci· dépasse d’ici même là, et se dépassera· et aucun sera impuissant à vous.</text:span> <text:span text:style-name="T2">21</text:span> <text:span text:style-name="T1">Ce-ci cependant le genre non se va au dehors si ne pas en à prière et à jeûne.</text:span> <text:span text:style-name="T2">22</text:span> <text:span text:style-name="T1">de Étants tournés ensemble cependant de eux en à la à Galilée dit à eux le Iésous· immine le fils de le de être humain être transmis envers mains de êtres humains,</text:span> <text:span text:style-name="T2">23</text:span> <text:span text:style-name="T1">et tueront catégoriquement lui, et à la à troisième à journée sera éveillé. et furent attristé véhémentement.</text:span> <text:span text:style-name="T2">24</text:span> <text:span text:style-name="T1">de Ayants venus cependant de eux envers Kapharnaoum vinrent vers ceux les didrachmes prenants à le à Pierre et dirent· le enseignant de vous non achève [les] didrachmes;</text:span> <text:span text:style-name="T2">25</text:span> <text:span text:style-name="T1">dit· oui. et ayant venu envers la maison d'habitation devança d'avance lui le Iésous disant· quel à toi estime, Simon; les rois de la de terre au loin de quels prennent achèvements ou cens; au loin de les de fils de eux ou au loin de les de d'autruis;</text:span> <text:span text:style-name="T2">26</text:span> <text:span text:style-name="T1">de ayant dit cependant· au loin de les de d'autruis, déclarait à lui le Iésous· par conséquent du moins libres sont les fils.</text:span> <text:span text:style-name="T2">27</text:span> <text:span text:style-name="T1">afin que cependant ne pas que nous scandalisions eux, ayant été allé envers mer jette hameçon et le ayant monté premier poisson lève, et ayant ouvert le bouche de lui tu trouveras statère· celui-là ayant pris donne à eux contre de moi et de toi.</text:span> </text:p>
      <text:p text:style-name="P4">MATTHIEU  18</text:p>
      <text:p text:style-name="Text_20_body"><text:span text:style-name="T2">1</text:span> <text:span text:style-name="T1">En à celle-là à la à heure vinrent vers les disciples à le à Iésous disants· quel par conséquent plus grand est en à la à royauté de les de cieux;</text:span> <text:span text:style-name="T2">2</text:span> <text:span text:style-name="T1">et se ayant appelé auprès petit enfant dressa lui en à au milieu de eux</text:span> <text:span text:style-name="T2">3</text:span> <text:span text:style-name="T1">et dit· amen je dis à vous, si le cas échéant ne pas que vous soyez tourné et que vous vous deveniez comme les petits enfants, non ne pas que vous veniez à l'intérieur envers la royauté de les de cieux.</text:span> <text:span text:style-name="T2">4</text:span> <text:span text:style-name="T1">lequel un quelconque donc baissera lui-même comme le petit enfant ce-ci, celui-ci est le plus grand en à la à royauté de les de cieux.</text:span> <text:span text:style-name="T2">5</text:span> <text:span text:style-name="T1">et lequel si le cas échéant que se accepte un petit enfant tel sur à le à nom de moi, moi se accepte.</text:span> <text:span text:style-name="T2">6</text:span> <text:span text:style-name="T1">Lequel cependant le cas échéant que scandalise un de les de petits de ceux-ci de ceux de croyants envers moi, est opportun à lui afin que que soit suspendu meule d'âne autour le cou de lui et que soit immergé de haut en bas en à le à haute mer de la de mer.</text:span> <text:span text:style-name="T2">7</text:span> <text:span text:style-name="T1">Ouai à le à monde au loin de les de scandales· nécessité car est venir les scandales, toutefois Ouai à le à être humain par de lequel le scandale se vient.</text:span> <text:span text:style-name="T2">8</text:span> <text:span text:style-name="T1">Si cependant la main de toi ou le pied de toi scandalise toi, coupe à l'excès lui et jette au loin de toi· beau à toi est venir à l'intérieur envers la vie estropié ou boiteux ou deux mains ou deux pieds ayant être jeté envers le feu le éternel.</text:span> <text:span text:style-name="T2">9</text:span> <text:span text:style-name="T1">et si le oeil de toi scandalise toi, extrais lui et jette au loin de toi· beau à toi est d'un oeil envers la vie venir à l'intérieur ou deux yeux ayant être jeté envers la géhenne de le de feu.</text:span> <text:span text:style-name="T2">10</text:span> <text:span text:style-name="T1">Voyez ne pas que vous méprisiez de un de les de petits de ceux-ci· je dis car à vous en ce que les anges de eux en à cieux par de tout regardent le face de le de père de moi de celui en à cieux.</text:span> <text:span text:style-name="T2">11</text:span> <text:span text:style-name="T2">12</text:span> <text:span text:style-name="T1">Quel à vous estime; si le cas échéant que se devienne à un quelconque à être humain cent brebis et que soit égaré un hors de eux, non pas abandonnera les quatre-vingt-dix neuf sur les montagnes et ayant été allé cherche ce étant égaré;</text:span> <text:span text:style-name="T2">13</text:span> <text:span text:style-name="T1">et si le cas échéant que se devienne trouver lui, amen je dis à vous en ce que est de joie sur à lui davantage ou sur à les à quatre-vingt-dix à neuf à ces ne pas à ayants étés égarés.</text:span> <text:span text:style-name="T2">14</text:span> <text:span text:style-name="T1">ainsi non est volonté en devers de le de père de vous de celui en à cieux afin que que se dépérisse un de les de petits de ceux-ci.</text:span> <text:span text:style-name="T2">15</text:span> <text:span text:style-name="T1">Si le cas échéant cependant que faute [envers toi] le frère de toi, dirige en arrière réfute lui entre de toi et de lui de seul. si le cas échéant de toi que écoute, tu gagnas le frère de toi·</text:span> <text:span text:style-name="T2">16</text:span> <text:span text:style-name="T1">si le cas échéant cependant ne pas que écoute, prends à côté avec de toi encore un ou deux, afin que sur de bouche de deux de témoins ou de trois que soit dressé tout oral·</text:span> <text:span text:style-name="T2">17</text:span> <text:span text:style-name="T1">si le cas échéant cependant que écoute à côté de eux, dis à la à église· si le cas échéant cependant aussi de la de église que écoute à côté, soit à toi comme certes le ethnique et le collecteur de taxes.</text:span> <text:span text:style-name="T2">18</text:span> <text:span text:style-name="T1">Amen je dis à vous· autant lesquels si le cas échéant que vous attachiez de lien sur de la de terre se sera ayants étés attachés de lien en à ciel, et autant lesquels si le cas échéant que vous déliiez sur de la de terre se sera ayants étés déliés en à ciel.</text:span> <text:span text:style-name="T2">19</text:span> <text:span text:style-name="T1">De nouveau [amen] je dis à vous en ce que si le cas échéant deux que voixent ensemble hors de vous sur de la de terre autour de tout de acte de lequel si le cas échéant que se demandent, se deviendra à eux à côté de le de père de moi de celui en à cieux.</text:span> <text:span text:style-name="T2">20</text:span> <text:span text:style-name="T1">où car sont deux ou trois ayants étés menés ensemble envers le mien nom, là je suis en à au milieu de eux.</text:span> <text:span text:style-name="T2">21</text:span> <text:span text:style-name="T1">Alors ayant venu vers le Pierre dit à lui· Maître, combien de fois fautera envers moi le frère de moi et j'abandonnerai à lui; jusqu'à ce que sept fois;</text:span> <text:span text:style-name="T2">22</text:span> <text:span text:style-name="T1">dit à lui le Iésous· non je dis à toi jusqu'à ce que sept fois mais jusqu'à ce que soixante-dix fois de sept.</text:span> <text:span text:style-name="T2">23</text:span> <text:span text:style-name="T1">Par le fait de ce-ci fut rendu semblable la royauté de les de cieux à être humain à roi, lequel voulut lever ensemble discours avec de les de mâles esclaves de lui.</text:span> <text:span text:style-name="T2">24</text:span> <text:span text:style-name="T1">de se ayant originé cependant de lui lever ensemble fut apporté un à lui débiteur de dix mille de talents.</text:span> <text:span text:style-name="T2">25</text:span> <text:span text:style-name="T1">ne pas de ayant cependant de lui redonner ordonna lui le Maître être vendu et la femme et les enfants et tous autant lesquels a, et être redonné.</text:span> <text:span text:style-name="T2">26</text:span> <text:span text:style-name="T1">ayant tombé donc le mâle esclave prosternait vers à lui disant· Maître, éloigne fureur sur à moi, et tous je redonnerai à toi.</text:span> <text:span text:style-name="T2">27</text:span> <text:span text:style-name="T1">Ayant été remué aux entrailles cependant le Maître de le de mâle esclave de celui-là délia au loin lui et le prêt abandonna à lui.</text:span> <text:span text:style-name="T2">28</text:span> <text:span text:style-name="T1">ayant sorti cependant le mâle esclave celui-là trouva un de les de co-esclaves de lui, lequel devait à lui cent deniers, et ayant saisi avec force lui étouffait disant· redonne si un quelconque tu dois.</text:span> <text:span text:style-name="T2">29</text:span> <text:span text:style-name="T1">ayant tombé donc le co-esclave de lui appelait à côté lui disant· éloigne fureur sur à moi, et je redonnerai à toi.</text:span> <text:span text:style-name="T2">30</text:span> <text:span text:style-name="T1">celui cependant non voulait mais ayant éloigné jeta lui envers gardiennage jusqu'à ce que que redonne ce étant dû.</text:span> <text:span text:style-name="T2">31</text:span> <text:span text:style-name="T1">ayants vus donc les co-esclaves de lui ces se ayants devenus furent attristé véhémentement et ayants venus séparèrent au clair à le à Maître de eux-mêmes tous ces se ayants devenus.</text:span> <text:span text:style-name="T2">32</text:span> <text:span text:style-name="T1">Alors se ayant appelé auprès lui le Maître de lui dit à lui· mâle esclave méchant, toute la débit celle-là j'abandonnai à toi, puisque tu appelas à côté moi·</text:span> <text:span text:style-name="T2">33</text:span> <text:span text:style-name="T1">non attachait de lien aussi toi faire miséricorde le co-esclave de toi, comme et moi toi je fis miséricorde;</text:span> <text:span text:style-name="T2">34</text:span> <text:span text:style-name="T1">et ayant été mis en colère le Maître de lui transmit lui à les à tortionnaires jusqu'à ce que de lequel que redonne tout ce étant dû.</text:span> <text:span text:style-name="T2">35</text:span> <text:span text:style-name="T1">ainsi aussi le père de moi le céleste fera à vous, si le cas échéant ne pas que vous abandonniez chacun à le à frère de lui au loin de les de coeurs de vous.</text:span> </text:p>
      <text:p text:style-name="P4">MATTHIEU  19</text:p>
      <text:p text:style-name="Text_20_body"><text:span text:style-name="T2">1</text:span> <text:span text:style-name="T1">Et se devint lorsque acheva le Iésous les discours ceux-ci, leva au-delà au loin de la de Galilée et vint envers les frontières de la de Ioudaia de l'autre côté de le de Iordane.</text:span> <text:span text:style-name="T2">2</text:span> <text:span text:style-name="T1">et suivirent à lui foules nombreux, et soigna eux là.</text:span> <text:span text:style-name="T2">3</text:span> <text:span text:style-name="T1">Et vinrent vers à lui Pharisiens mettants en tentation lui et disants· si est permis à être humain délier au loin la femme de lui selon toute cause;</text:span> <text:span text:style-name="T2">4</text:span> <text:span text:style-name="T1">celui cependant ayant été répondu dit· non vous prîtes connaissance en ce que celui ayant fait au loin de origine mâle et femelle fit eux;</text:span> <text:span text:style-name="T2">5</text:span> <text:span text:style-name="T1">et dit· à cause de ce-ci laissera en contrebas être humain le père et la mère et sera collé à la à femme de lui, et se seront les deux envers chair une.</text:span> <text:span text:style-name="T2">6</text:span> <text:span text:style-name="T1">de sorte que non plus sont deux mais chair une. lequel donc le Dieu joignit paire ensemble être humain ne pas sépare.</text:span> <text:span text:style-name="T2">7</text:span> <text:span text:style-name="T1">Disent à lui· quel donc Môusês se commanda donner papier de bible de apostat et délier au loin [elle];</text:span> <text:span text:style-name="T2">8</text:span> <text:span text:style-name="T1">dit à eux en ce que Môusês vers la sclérose cardiaque de vous permit à vous délier au loin les femmes de vous, au loin de origine cependant non a devenu ainsi.</text:span> <text:span text:style-name="T2">9</text:span> <text:span text:style-name="T1">je dis cependant à vous en ce que lequel le cas échéant que délie au loin la femme de lui ne pas sur à pornation et que marie autre se fait adultère. et celui ayante étée déliée au loin ayant marié se fait adultère.</text:span> <text:span text:style-name="T2">10</text:span> <text:span text:style-name="T1">Disent à lui les disciples [de lui]· si ainsi est la cause de le de être humain avec de la de femme, non est opportun marier.</text:span> <text:span text:style-name="T2">11</text:span> <text:span text:style-name="T1">celui cependant dit à eux· non tous placent le discours [celui-ci] mais à lesquels a été donné.</text:span> <text:span text:style-name="T2">12</text:span> <text:span text:style-name="T1">sont car eunuques lesquels des quelconques hors de cavité ventrale de mère furent engendré ainsi, et sont eunuques lesquels des quelconques furent castré sous de les de êtres humains, et sont eunuques lesquels des quelconques castrèrent eux-mêmes par le fait de la royauté de les de cieux. celui se pouvant placer place.</text:span> <text:span text:style-name="T2">13</text:span> <text:span text:style-name="T1">Alors furent apporté à lui petits enfants afin que les mains que surpose à eux et que se prie· les cependant disciples survalorisèrent à eux.</text:span> <text:span text:style-name="T2">14</text:span> <text:span text:style-name="T1">le cependant Iésous dit· abandonnez les petits enfants et ne pas empêchez eux venir vers moi, de les car de tels est la royauté de les de cieux.</text:span> <text:span text:style-name="T2">15</text:span> <text:span text:style-name="T1">et ayant surposé les mains à eux fut allé de là.</text:span> <text:span text:style-name="T2">16</text:span> <text:span text:style-name="T1">Et voici un ayant venu vers à lui dit· enseignant, quel bon que je fasse afin que que j'aie vie éternelle;</text:span> <text:span text:style-name="T2">17</text:span> <text:span text:style-name="T1">celui cependant dit à lui· quel moi tu interroges autour de le de bon; un est le bon· si cependant tu veux envers la vie venir à l'intérieur, garde les commandements.</text:span> <text:span text:style-name="T2">18</text:span> <text:span text:style-name="T1">Dit à lui· quelles; le cependant Iésous dit· ce non tu meurtriras, non tu adultéreras, non tu voleras, non tu témoigneras faussement,</text:span> <text:span text:style-name="T2">19</text:span> <text:span text:style-name="T1">valorise le père et la mère, et tu aimeras le prochain de toi comme toi-même.</text:span> <text:span text:style-name="T2">20</text:span> <text:span text:style-name="T1">dit à lui le adolescent· tous ces-ci je gardiennai· quel encore je manque;</text:span> <text:span text:style-name="T2">21</text:span> <text:span text:style-name="T1">déclarait à lui le Iésous· si tu veux parfait être, dirige en arrière troque de toi ces subsistants et donne [à les] à pauvres, et tu auras trésor en à cieux, et viens ici suis à moi.</text:span> <text:span text:style-name="T2">22</text:span> <text:span text:style-name="T1">ayant écouté cependant le adolescent le discours éloigna étant attristé· était car ayant acquisitions nombreux.</text:span> <text:span text:style-name="T2">23</text:span> <text:span text:style-name="T1">Le cependant Iésous dit à les à disciples de lui· amen je dis à vous en ce que riche difficilement se viendra à l'intérieur envers la royauté de les de cieux.</text:span> <text:span text:style-name="T2">24</text:span> <text:span text:style-name="T1">de nouveau cependant je dis à vous, plus facile est chameau par de trou de aiguille passer à travers ou riche venir à l'intérieur envers la royauté de le de Dieu.</text:span> <text:span text:style-name="T2">25</text:span> <text:span text:style-name="T1">ayants écoutés cependant les disciples étaient heurté à l'excès véhémentement disants· quel par conséquent se peut être sauvé;</text:span> <text:span text:style-name="T2">26</text:span> <text:span text:style-name="T1">ayant entré regard cependant le Iésous dit à eux· à côté à êtres humains ce-ci impuissant est, à côté cependant à Dieu tous puissants.</text:span> <text:span text:style-name="T2">27</text:span> <text:span text:style-name="T1">Alors ayant été répondu le Pierre dit à lui· voici nous nous abandonnâmes tous et nous suivîmes à toi· quel par conséquent se sera à nous;</text:span> <text:span text:style-name="T2">28</text:span> <text:span text:style-name="T1">le cependant Iésous dit à eux· amen je dis à vous en ce que vous ceux ayants suivis à moi en à la à régénération, lorsque le cas échéant que asseye le fils de le de être humain sur de trône de gloire de lui, vous vous serez assis aussi vous sur douze trônes jugeants les douze tribus de le de Israël.</text:span> <text:span text:style-name="T2">29</text:span> <text:span text:style-name="T1">et tout lequel un quelconque abandonna maisons d'habitations ou frères ou soeurs ou père ou mère ou femme ou enfants ou champs à cause de le de moi de nom, centuple se prendra et vie éternelle héritera.</text:span> <text:span text:style-name="T2">30</text:span> <text:span text:style-name="T1">nombreux cependant se seront premiers derniers et derniers premiers.</text:span> </text:p>
      <text:p text:style-name="P4">MATTHIEU  20</text:p>
      <text:p text:style-name="Text_20_body"><text:soft-page-break/><text:span text:style-name="T2">1</text:span> <text:span text:style-name="T1">Semblable car est la royauté de les de cieux à être humain à despote de maison, lequel un quelconque sortit simultanément matinalement se salarier travailleurs envers le vignoble de lui.</text:span> <text:span text:style-name="T2">2</text:span> <text:span text:style-name="T1">ayant voixé ensemble cependant avec de les de travailleurs hors de denier la journée envoya eux envers le vignoble de lui.</text:span> <text:span text:style-name="T2">3</text:span> <text:span text:style-name="T1">et ayant sorti autour troisième heure vit autres ayants dressés en à la à agora sans travaux</text:span> <text:span text:style-name="T2">4</text:span> <text:span text:style-name="T1">et à ceux-là dit· dirigez en arrière aussi vous envers le vignoble, et lequel si le cas échéant que soit juste je donnerai à vous.</text:span> <text:span text:style-name="T2">5</text:span> <text:span text:style-name="T1">ceux cependant éloignèrent. de nouveau [cependant] ayant sorti autour sixième et neuvième heure fit de même.</text:span> <text:span text:style-name="T2">6</text:span> <text:span text:style-name="T1">autour cependant la onzième ayant sorti trouva autres ayants dressés et dit à eux· quel ici vous avez dressé toute entière la journée sans travaux;</text:span> <text:span text:style-name="T2">7</text:span> <text:span text:style-name="T1">disent à lui· en ce que aucun nous se salaria. dit à eux· dirigez en arrière aussi vous envers le vignoble.</text:span> <text:span text:style-name="T2">8</text:span> <text:span text:style-name="T1">de Tardive cependant de se ayante devenue dit le Maître de le de vignoble à le à administrateur de lui· appelle les travailleurs et redonne à eux le salaire se ayant originé au loin de les de derniers jusqu'à ce que de les de premiers.</text:span> <text:span text:style-name="T2">9</text:span> <text:span text:style-name="T1">et ayants venus ceux autour la onzième heure prirent de bas en haut denier.</text:span> <text:span text:style-name="T2">10</text:span> <text:span text:style-name="T1">et ayants venus les premiers firent loi en ce que plus nombreusement se prendront· et prirent [ce] de bas en haut denier aussi eux.</text:span> <text:span text:style-name="T2">11</text:span> <text:span text:style-name="T1">ayants pris cependant murmuraient contre de le de despote de maison</text:span> <text:span text:style-name="T2">12</text:span> <text:span text:style-name="T1">disants· ceux-ci les derniers une heure firent, et égaux à nous eux tu fis à ceux à ayants mis en charge le poids de la de journée et le canicule.</text:span> <text:span text:style-name="T2">13</text:span> <text:span text:style-name="T1">celui cependant ayant été répondu à un de eux dit· compagnon, non je fais injustice toi· non pas de denier tu voixas ensemble à moi;</text:span> <text:span text:style-name="T2">14</text:span> <text:span text:style-name="T1">lève le tien et dirige en arrière. je veux cependant à celui-ci à le à dernier donner comme aussi à toi·</text:span> <text:span text:style-name="T2">15</text:span> <text:span text:style-name="T1">[ou] non est permis à moi lequel je veux faire en à les à miens; ou le oeil de toi méchant est en ce que moi bon je suis;</text:span> <text:span text:style-name="T2">16</text:span> <text:span text:style-name="T1">ainsi se seront les derniers premiers et les premiers derniers.</text:span> <text:span text:style-name="T2">17</text:span> <text:span text:style-name="T1">Et montant le Iésous envers Ierosolymas prit à côté les douze [disciples] selon en propre et en à la à chemin dit à eux·</text:span> <text:span text:style-name="T2">18</text:span> <text:span text:style-name="T1">voici nous montons envers Ierosolymas, et le fils de le de être humain sera transmis à les à chefs sacrificateurs et à lettrés, et jugeront contre lui à trépas</text:span> <text:span text:style-name="T2">19</text:span> <text:span text:style-name="T1">et transmettront lui à les à ethnies envers ce enjouer et fouetter et crucifier, et à la à troisième à journée se redressera.</text:span> <text:span text:style-name="T2">20</text:span> <text:span text:style-name="T1">Alors vint vers à lui la mère de les de fils de Zébédaï avec de les de fils de elle prosternante vers et demandante un quelconque à côté de lui.</text:span> <text:span text:style-name="T2">21</text:span> <text:span text:style-name="T1">le cependant dit à elle· quel tu veux; dit à lui· dis afin que que asseyent ceux-ci les deux fils de moi un hors de droits de toi et un hors de gauches de toi en à la à royauté de toi.</text:span> <text:span text:style-name="T2">22</text:span> <text:span text:style-name="T1">ayant été répondu cependant le Iésous dit· non vous avez su quel vous vous demandez. vous vous pouvez boire le récipient à boire lequel moi j'immine boire; disent à lui· nous nous pouvons.</text:span> <text:span text:style-name="T2">23</text:span> <text:span text:style-name="T1">dit à eux· le certes récipient à boire de moi vous vous boirez, ce cependant asseoir hors de droits de moi et hors de gauches non est mien [ce-ci] donner, mais à lesquels a été préparé sous de le de père de moi.</text:span> <text:span text:style-name="T2">24</text:span> <text:span text:style-name="T1">Et ayants écoutés les dix irritèrent beaucoup autour de les de deux de frères.</text:span> <text:span text:style-name="T2">25</text:span> <text:span text:style-name="T1">le cependant Iésous se ayant appelé auprès eux dit· vous avez su en ce que les chefs de les de ethnies maîtrisent de haut en bas de eux et les grands dominent de haut en bas de eux.</text:span> <text:span text:style-name="T2">26</text:span> <text:span text:style-name="T1">non ainsi se sera en à vous, mais lequel si le cas échéant que veuille en à vous grand se devenir se sera de vous serviteur,</text:span> <text:span text:style-name="T2">27</text:span> <text:span text:style-name="T1">et lequel le cas échéant que veuille en à vous être premier se sera de vous mâle esclave·</text:span> <text:span text:style-name="T2">28</text:span> <text:span text:style-name="T1">comme certes le fils de le de être humain non vint être servi mais servir et donner la âme de lui rançon contre de nombreux.</text:span> <text:span text:style-name="T2">29</text:span> <text:span text:style-name="T1">Et de se allants au dehors de eux au loin de Iéricho suivit à lui foule nombreux.</text:span> <text:span text:style-name="T2">30</text:span> <text:span text:style-name="T1">et voici deux aveugles se étants assis à côté la chemin ayants écoutés en ce que Iésous mène de côté, croassèrent disants· fais miséricorde nous, [Maître,] fils de Dauid.</text:span> <text:span text:style-name="T2">31</text:span> <text:span text:style-name="T1">le cependant foule survalorisa à eux afin que que silencent· ceux cependant plus grand croassèrent disants· Maître, fais miséricorde nous, fils de Dauid.</text:span> <text:span text:style-name="T2">32</text:span> <text:span text:style-name="T1">et ayant dressé le Iésous voixa eux et dit· quel vous voulez que je fasse à vous;</text:span> <text:span text:style-name="T2">33</text:span> <text:span text:style-name="T1">disent à lui· Maître, afin que que soient ouvert les yeux de nous.</text:span> <text:span text:style-name="T2">34</text:span> <text:span text:style-name="T1">ayant été remué aux entrailles cependant le Iésous se toucha de les de yeux de eux, et directement regardèrent de bas en haut et suivirent à lui.</text:span> </text:p>
      <text:p text:style-name="P4">MATTHIEU  21</text:p>
      <text:p text:style-name="Text_20_body"><text:span text:style-name="T2">1</text:span> <text:span text:style-name="T1">Et lorsque approchèrent envers Ierosolymas et vinrent envers Bethphagé vers le montagne de les de oliviers, alors Iésous envoya deux disciples</text:span> <text:span text:style-name="T2">2</text:span> <text:span text:style-name="T1">disant à eux· que vous vous allez envers la village celle en contre face de vous, et directement vous trouverez ânesse ayante étée attachée de lien et poulain avec de elle· ayants déliés conduisez à moi.</text:span> <text:span text:style-name="T2">3</text:span> <text:span text:style-name="T1">et si le cas échéant un quelconque à vous que dise un quelconque, vous direz en ce que le Maître de eux besoin a· directement cependant enverra eux.</text:span> <text:span text:style-name="T2">4</text:span> <text:span text:style-name="T1">ce-ci cependant a devenu afin que que soit fait plénitude ce ayant été dit par de le de prophète de disant·</text:span> <text:span text:style-name="T2">5</text:span> <text:span text:style-name="T1">dites à la à fille de Sion· voici le roi de toi se vient à toi doux et ayant surmonté sur ânesse et sur poulain fils de bête sous joug.</text:span> <text:span text:style-name="T2">6</text:span> <text:span text:style-name="T1">ayants étés allés cependant les disciples et ayants faits de haut en bas comme ordonnança avec à eux le Iésous</text:span> <text:span text:style-name="T2">7</text:span> <text:span text:style-name="T1">conduisirent la ânesse et le poulain et surposèrent sur de eux les himations de eux, et assit dessus sur le haut de eux.</text:span> <text:span text:style-name="T2">8</text:span> <text:span text:style-name="T1">le cependant plus nombreux foule étendirent de eux-mêmes les himations en à la à chemin, autres cependant coupaient branches au loin de les de arbres et étendaient en à la à chemin.</text:span> <text:span text:style-name="T2">9</text:span> <text:span text:style-name="T1">les cependant foules ceux menants devant lui et ceux suivants croassaient disants· Hosanna à le à fils de Dauid· ayant été élogié celui se venant en à nom de Maître· Hosanna en à les à très hauts.</text:span> <text:span text:style-name="T2">10</text:span> <text:span text:style-name="T1">Et de ayant venu à l'intérieur de lui envers Ierosolymas fut secoué toute la cité disante· quel est celui-ci;</text:span> <text:span text:style-name="T2">11</text:span> <text:span text:style-name="T1">les cependant foules disaient· celui-ci est le prophète Iésous celui au loin de Nazareth de la de Galilée.</text:span> <text:span text:style-name="T2">12</text:span> <text:span text:style-name="T1">Et vint à l'intérieur Iésous envers le sanctuaire et éjecta tous ceux troquants et achetants à l'agora en à le à sanctuaire, et les tables de les de changeurs de pièces catastropha et les sièges de ceux de troquants les colombes,</text:span> <text:span text:style-name="T2">13</text:span> <text:span text:style-name="T1">et dit à eux· a été graphé· le maison de moi maison de prière sera appelé, vous cependant lui vous faites caverne de pilleurs.</text:span> <text:span text:style-name="T2">14</text:span> <text:span text:style-name="T1">et vinrent vers à lui aveugles et boiteux en à le à sanctuaire, et soigna eux.</text:span> <text:span text:style-name="T2">15</text:span> <text:span text:style-name="T1">ayants vus cependant les chefs sacrificateurs et les lettrés les extraordinaires lesquels fit et les jeunes servants ceux croassants en à le à sanctuaire et disants· Hosanna à le à fils de Dauid, irritèrent beaucoup</text:span> <text:span text:style-name="T2">16</text:span> <text:span text:style-name="T1">et dirent à lui· tu écoutes quel ceux-ci disent; le cependant Iésous dit à eux· oui. pas cependant à un moment vous prîtes connaissance en ce que hors de bouche de infantiles et de allaitants tu te ajustas complètement louange;</text:span> <text:span text:style-name="T2">17</text:span> <text:span text:style-name="T1">et ayant laissé en contrebas eux sortit au-dehors de la de cité envers Béthanie et fut bivouaqué là.</text:span> <text:span text:style-name="T2">18</text:span> <text:span text:style-name="T1">Matinalement cependant surmenant de bas en haut envers la cité eut faim.</text:span> <text:span text:style-name="T2">19</text:span> <text:span text:style-name="T1">et ayant vu figuier une sur de la de chemin vint sur elle et aucun trouva en à elle si ne pas feuilles seulement, et dit à elle· ne pas plus hors de toi fruit que se devienne envers le ère. et fut séché instantanément la figuier.</text:span> <text:span text:style-name="T2">20</text:span> <text:span text:style-name="T1">Et ayants vus les disciples étonnèrent disants· comment? instantanément fut séché la figuier;</text:span> <text:span text:style-name="T2">21</text:span> <text:span text:style-name="T1">ayant été répondu cependant le Iésous dit à eux· amen je dis à vous, si le cas échéant que vous ayez croyance et ne pas que vous soyez jugé à travers, non seulement ce de la de figuier vous ferez, mais et si à le à montagne à ce-ci que vous disiez· sois levé et sois jeté envers la mer, se deviendra·</text:span> <text:span text:style-name="T2">22</text:span> <text:span text:style-name="T1">et tous autant lesquels le cas échéant que vous demandiez en à la à prière croyants vous vous prendrez.</text:span> <text:span text:style-name="T2">23</text:span> <text:span text:style-name="T1">Et de ayant venu de lui envers le sanctuaire vinrent vers à lui à enseignant les chefs sacrificateurs et les plus anciens de le de peuple disants· en à quelle à autorité ces-ci tu fais; et quel à toi donna la autorité celle-ci;</text:span> <text:span text:style-name="T2">24</text:span> <text:span text:style-name="T1">ayant été répondu cependant le Iésous dit à eux· j'interrogerai vous et moi discours un, lequel si le cas échéant que vous disiez à moi et moi à vous je dirai en à quelle à autorité ces-ci je fais·</text:span> <text:span text:style-name="T2">25</text:span> <text:span text:style-name="T1">le baptême ce de Ioannes d'où? était; hors de ciel ou hors de êtres humains; ceux cependant se calculaient au-travers en à eux-mêmes disants· si le cas échéant que nous disions· hors de ciel, dira à nous· par le fait de quel donc non vous crûtes à lui;</text:span> <text:span text:style-name="T2">26</text:span> <text:span text:style-name="T1">si le cas échéant cependant que nous disions· hors de êtres humains, nous nous effrayons le foule, tous car comme prophète ont le Ioannes.</text:span> <text:span text:style-name="T2">27</text:span> <text:span text:style-name="T1">et ayants étés répondus à le à Iésous dirent· non nous avons su. déclarait à eux aussi lui· non cependant moi je dis à vous en à quelle à autorité ces-ci je fais.</text:span> <text:span text:style-name="T2">28</text:span> <text:span text:style-name="T1">Quel cependant à vous estime; être humain avait enfants deux. et ayant venu vers à le à premier dit· enfant, dirige en arrière aujourd'hui te mets au travail en à le à vignoble.</text:span> <text:span text:style-name="T2">29</text:span> <text:span text:style-name="T1">celui cependant ayant été répondu dit· non je veux, postérieurement cependant ayant été repenti éloigna.</text:span> <text:span text:style-name="T2">30</text:span> <text:span text:style-name="T1">ayant venu vers cependant à le à autre-différent dit de même. celui cependant ayant été répondu dit· moi, Maître, et non éloigna.</text:span> <text:span text:style-name="T2">31</text:span> <text:span text:style-name="T1">quel hors de les de deux fit le volonté de le de père; disent· le premier. dit à eux le Iésous· amen je dis à vous en ce que les collecteurs de taxes et les pornées mènent devant vous envers la royauté de le de Dieu.</text:span> <text:span text:style-name="T2">32</text:span> <text:span text:style-name="T1">vint car Ioannes vers vous en à chemin de justice, et non vous crûtes à lui, les cependant collecteurs de taxes et les pornées crurent à lui· vous cependant ayants vus non cependant vous fûtes repenti postérieurement de ce croire à lui.</text:span> <text:span text:style-name="T2">33</text:span> <text:span text:style-name="T1">Autre parabole écoutez. être humain était despote de maison lequel un quelconque planta vignoble et clôture à lui posa autour et creusa en à lui pressoir et édifia en maison tour et se donna dehors lui à cultivateurs et déménagea loin.</text:span> <text:span text:style-name="T2">34</text:span> <text:span text:style-name="T1">lorsque cependant approcha le moment de les de fruits, envoya les mâles esclaves de lui vers les cultivateurs prendre les fruits de lui.</text:span> <text:span text:style-name="T2">35</text:span> <text:span text:style-name="T1">et ayants pris les cultivateurs les mâles esclaves de lui lequel certes pelèrent, lequel cependant tuèrent catégoriquement, lequel cependant jetèrent des pierres.</text:span> <text:span text:style-name="T2">36</text:span> <text:span text:style-name="T1">de nouveau envoya autres mâles esclaves plus nombreusement de les de premiers, et firent à eux de même.</text:span> <text:span text:style-name="T2">37</text:span> <text:span text:style-name="T1">postérieurement cependant envoya vers eux le fils de lui disant· seront tourné intérieurement le fils de moi.</text:span> <text:span text:style-name="T2">38</text:span> <text:span text:style-name="T1">les cependant cultivateurs ayants vus le fils dirent en à eux-mêmes· celui-ci est le héritier· venez ici que nous tuions catégoriquement lui et que nous ayons la héritage de lui,</text:span> <text:span text:style-name="T2">39</text:span> <text:span text:style-name="T1">et ayants pris lui éjectèrent au-dehors de le de vignoble et tuèrent catégoriquement.</text:span> <text:span text:style-name="T2">40</text:span> <text:span text:style-name="T1">lorsque le cas échéant donc que vienne le Maître de le de vignoble, quel fera à les à cultivateurs à ceux-là;</text:span> <text:span text:style-name="T2">41</text:span> <text:span text:style-name="T1">disent à lui· malicieux malicieusement dépérira eux et le vignoble se donnera dehors à autres à cultivateurs, lesquels des quelconques redonneront à lui les fruits en à les à moments de eux.</text:span> <text:span text:style-name="T2">42</text:span> <text:span text:style-name="T1">Dit à eux le Iésous· pas cependant à un moment vous prîtes connaissance en à les à graphes· pierre lequel éprouvèrent en rejet ceux édifiants en maison, celui-ci fut devenu envers tête de coin· à côté de Maître se devint celle-ci et est extraordinaire en à yeux de nous;</text:span> <text:span text:style-name="T2">43</text:span> <text:span text:style-name="T1">par le fait de ce-ci je dis à vous en ce que sera levé au loin de vous la royauté de le de Dieu et sera donné à ethnie à faisant les fruits de elle. [</text:span> <text:span text:style-name="T2">44</text:span> <text:span text:style-name="T1">et celui ayant tombé sur le pierre celui-ci sera écrasé ensemble· sur lequel cependant le cas échéant que tombe vannera lui.]</text:span> <text:span text:style-name="T2">45</text:span> <text:span text:style-name="T1">Et ayants écoutés les chefs sacrificateurs et les Pharisiens les paraboles de lui connurent en ce que autour de eux dit·</text:span> <text:span text:style-name="T2">46</text:span> <text:span text:style-name="T1">et cherchants lui saisir avec force furent effrayé les foules, puisque envers prophète lui avaient.</text:span> </text:p>
      <text:p text:style-name="P4">MATTHIEU  22</text:p>
      <text:p text:style-name="Text_20_body"><text:span text:style-name="T2">1</text:span> <text:span text:style-name="T1">Et ayant été répondu le Iésous de nouveau dit en à paraboles à eux disant·</text:span> <text:span text:style-name="T2">2</text:span> <text:span text:style-name="T1">fut rendu semblable la royauté de les de cieux à être humain à roi, lequel un quelconque fit mariages à le à fils de lui.</text:span> <text:span text:style-name="T2">3</text:span> <text:span text:style-name="T1">et envoya les mâles esclaves de lui appeler ceux ayants étés appelés envers les mariages, et non voulaient venir.</text:span> <text:span text:style-name="T2">4</text:span> <text:span text:style-name="T1">de nouveau envoya autres mâles esclaves disant· dites à ceux à ayants étés appelés· voici le déjeuner de moi j'ai préparé, les taureaux de moi et les nourris de froments ayants étés sacrifiés et tous prêts· venez ici envers les mariages.</text:span> <text:span text:style-name="T2">5</text:span> <text:span text:style-name="T1">ceux cependant ayants négligés éloignèrent, lequel certes envers le en propre champ, lequel cependant sur la négociation de lui·</text:span> <text:span text:style-name="T2">6</text:span> <text:span text:style-name="T1">les cependant restants ayants saisis avec force les mâles esclaves de lui brutalisèrent et tuèrent catégoriquement.</text:span> <text:span text:style-name="T2">7</text:span> <text:span text:style-name="T1">le cependant roi fut mis en colère et ayant mandé les troupes de soldats de lui dépérit les meurtriers ceux-là et la cité de eux incendia.</text:span> <text:span text:style-name="T2">8</text:span> <text:span text:style-name="T1">alors dit à les à mâles esclaves de lui· le certes mariage prêt est, ceux cependant ayants étés appelés non étaient dignes·</text:span> <text:span text:style-name="T2">9</text:span> <text:span text:style-name="T1">que vous vous allez donc sur les sorties traversantes de les de chemins et autant lesquels si le cas échéant que vous trouviez appelez envers les mariages.</text:span> <text:span text:style-name="T2">10</text:span> <text:span text:style-name="T1">et ayants sortis les mâles esclaves ceux-là envers les chemins menèrent ensemble tous lesquels trouvèrent, méchants en outre et bons· et fut rempli le mariage de se couchants de bas en haut.</text:span> <text:span text:style-name="T2">11</text:span> <text:span text:style-name="T1">Ayant venu à l'intérieur cependant le roi se contempler ceux se couchants de bas en haut vit là être humain non se ayant envêtu vêtement de mariage,</text:span> <text:span text:style-name="T2">12</text:span> <text:span text:style-name="T1">et dit à lui· compagnon, comment? tu vins à l'intérieur ici ne pas ayant vêtement de mariage; celui cependant fut muselé.</text:span> <text:span text:style-name="T2">13</text:span> <text:span text:style-name="T1">alors le roi dit à les à serviteurs· ayants attachés de lien de lui pieds et mains éjectez lui envers le ténèbre le plus au dehors· là se sera le pleur et le grincement de les de dents.</text:span> <text:span text:style-name="T2">14</text:span> <text:span text:style-name="T1">nombreux car sont appelés, peu cependant élus.</text:span> <text:span text:style-name="T2">15</text:span> <text:span text:style-name="T1">Alors ayants étés allés les Pharisiens délibération ensemble prirent de telle manière que lui que piègent en à discours.</text:span> <text:span text:style-name="T2">16</text:span> <text:span text:style-name="T1">et envoient à lui les disciples de eux avec de les de Hérodiens disants· enseignant, nous avons su en ce que vrai tu es et la chemin de le de Dieu en à vérité tu enseignes et non soucie à toi autour de aucun· non car tu regardes envers face de êtres humains,</text:span> <text:span text:style-name="T2">17</text:span> <text:span text:style-name="T1">dis donc à nous quel à toi estime· est permis donner cens à Kaesar ou non;</text:span> <text:span text:style-name="T2">18</text:span> <text:span text:style-name="T1">ayant connu cependant le Iésous la méchanceté de eux dit· quel moi vous mettez en tentation, hypocrites;</text:span> <text:span text:style-name="T2">19</text:span> <text:span text:style-name="T1">montrez sûrement à moi le nomisma de le de cens. ceux cependant apportèrent à lui denier.</text:span> <text:span text:style-name="T2">20</text:span> <text:span text:style-name="T1">et dit à eux· de quel la icône celle-ci et la épigraphe;</text:span> <text:span text:style-name="T2">21</text:span> <text:span text:style-name="T1">disent à lui· de Kaesar. alors dit à eux· redonnez donc ces de Kaesar à Kaesar et ces de le de Dieu à le à Dieu.</text:span> <text:span text:style-name="T2">22</text:span> <text:span text:style-name="T1">et ayants écoutés étonnèrent, et ayants abandonnés lui éloignèrent.</text:span> <text:span text:style-name="T2">23</text:span> <text:span text:style-name="T1">En à celle-là à la à journée vinrent vers à lui Sadducéens, disants ne pas être redressement, et surinterrogèrent lui</text:span> <text:span text:style-name="T2">24</text:span> <text:span text:style-name="T1">disants· enseignant, Môusês dit· si le cas échéant un quelconque que meure loin ne pas ayant enfants, épousera le frère de lui la femme de lui et redressera semence à le à frère de lui.</text:span> <text:span text:style-name="T2">25</text:span> <text:span text:style-name="T1">étaient cependant à côté à nous sept frères· et le premier ayant marié parvint à l'achèvement, et ne pas ayant semence abandonna la femme de lui à le à frère de lui·</text:span> <text:span text:style-name="T2">26</text:span> <text:span text:style-name="T1">semblablement aussi le deuxième et le troisième jusqu'à ce que de les de sept.</text:span> <text:span text:style-name="T2">27</text:span> <text:span text:style-name="T1">postérieurement cependant de tous mourut loin la femme.</text:span> <text:span text:style-name="T2">28</text:span> <text:span text:style-name="T1">en à la à redressement donc de quel de les de sept se sera femme; tous car eurent elle·</text:span> <text:span text:style-name="T2">29</text:span> <text:span text:style-name="T1">Ayant été répondu cependant le Iésous dit à eux· vous êtes égarés ne pas ayants sus les graphes ni cependant la puissance de le de Dieu·</text:span> <text:span text:style-name="T2">30</text:span> <text:span text:style-name="T1">en car à la à redressement ni marient ni sont donnés en mariage, mais comme anges en à le à ciel sont.</text:span> <text:span text:style-name="T2">31</text:span> <text:span text:style-name="T1">autour cependant de la de redressement de les de morts non vous prîtes connaissance ce ayant été dit à vous sous de le de Dieu de disant·</text:span> <text:span text:style-name="T2">32</text:span> <text:span text:style-name="T1">moi je suis le Dieu de Abraam et le Dieu de Isaak et le Dieu de Iakob; non est [le] Dieu de morts mais de vivants.</text:span> <text:span text:style-name="T2">33</text:span> <text:span text:style-name="T1">et ayants écoutés les foules étaient heurté à l'excès sur à la à enseignement de lui.</text:span> <text:span text:style-name="T2">34</text:span> <text:span text:style-name="T1">Les cependant Pharisiens ayants écoutés en ce que musela les Sadducéens furent mené ensemble sur le même,</text:span> <text:span text:style-name="T2">35</text:span> <text:span text:style-name="T1">et surinterrogea un hors de eux [légiste] mettant en tentation lui·</text:span> <text:span text:style-name="T2">36</text:span> <text:span text:style-name="T1">enseignant, quelle commandement grande en à le à loi;</text:span> <text:span text:style-name="T2">37</text:span> <text:span text:style-name="T1">celui cependant déclarait à lui· tu aimeras Maître le Dieu de toi en à toute entière à la à coeur de toi et en à toute entière à la à âme de toi et en à toute entière à la à capacité d’intelligence de toi·</text:span> <text:span text:style-name="T2">38</text:span> <text:span text:style-name="T1">celle-ci est la grande et première commandement.</text:span> <text:span text:style-name="T2">39</text:span> <text:span text:style-name="T1">deuxième cependant semblable à elle· tu aimeras le prochain de toi comme toi-même.</text:span> <text:span text:style-name="T2">40</text:span> <text:span text:style-name="T1">en à celles-ci à les à deux à commandements tout entier le loi est suspendu et les prophètes.</text:span> <text:span text:style-name="T2">41</text:span> <text:span text:style-name="T1">de Ayants étés menés ensemble cependant de les de Pharisiens surinterrogea eux le Iésous</text:span> <text:span text:style-name="T2">42</text:span> <text:span text:style-name="T1">disant· quel à vous estime autour de le de Christ; de quel fils est; disent à lui· de celui de Dauid.</text:span> <text:span text:style-name="T2">43</text:span> <text:span text:style-name="T1">dit à eux· comment? donc Dauid en à souffle appelle Maître lui disant·</text:span> <text:span text:style-name="T2">44</text:span> <text:span text:style-name="T1">dit Maître à le à Maître de moi· te sois assis hors de droits de moi, jusqu'à ce que le cas échéant que je pose les ennemis de toi en dessous vers le bas de les de pieds de toi;</text:span> <text:span text:style-name="T2">45</text:span> <text:span text:style-name="T1">si donc Dauid appelle lui Maître, comment? fils de lui est;</text:span> <text:span text:style-name="T2">46</text:span> <text:span text:style-name="T1">et aucun se pouvait être répondu à lui discours non cependant osa un quelconque au loin de celle-là de la de journée surinterroger lui non plus.</text:span> </text:p>
      <text:p text:style-name="P4">MATTHIEU  23</text:p>
      <text:p text:style-name="Text_20_body"><text:span text:style-name="T2">1</text:span> <text:span text:style-name="T1">Alors le Iésous bavarda à les à foules et à les à disciples de lui</text:span> <text:span text:style-name="T2">2</text:span> <text:span text:style-name="T1">disant· sur de celle de Môusês de siège assirent les lettrés et les Pharisiens.</text:span> <text:span text:style-name="T2">3</text:span> <text:span text:style-name="T1">tous donc autant lesquels si le cas échéant que disent à vous faites et gardez, selon cependant les travaux de eux ne pas faites· disent car et non font.</text:span> <text:span text:style-name="T2">4</text:span> <text:span text:style-name="T1">lient cependant charges lourds [et difficiles mises en charges] et surposent sur les épaules de les de êtres humains, eux cependant à le à doigt de eux non veulent bouger eux.</text:span> <text:span text:style-name="T2">5</text:span> <text:span text:style-name="T1">tous cependant les travaux de eux font vers ce être contemplé à les à êtres humains· élargissent car les phylactères de eux et magnifient les franges,</text:span> <text:span text:style-name="T2">6</text:span> <text:span text:style-name="T1">affectionnent cependant la première place de clinaison en à les à dîners et les premiers sièges en à les à synagogues</text:span> <text:span text:style-name="T2">7</text:span> <text:span text:style-name="T1">et les salutations en à les à agoras et être appelé sous de les de êtres humains rabbi.</text:span> <text:span text:style-name="T2">8</text:span> <text:span text:style-name="T1">Vous cependant ne pas que vous soyez appelé rabbi· un car est de vous le enseignant, tous cependant vous frères vous êtes.</text:span> <text:span text:style-name="T2">9</text:span> <text:span text:style-name="T1">et père ne pas que vous appeliez de vous sur de la de terre, un car est de vous le père le céleste.</text:span> <text:span text:style-name="T2">10</text:span> <text:span text:style-name="T1">ni cependant que vous soyez appelé pasteurs, en ce que pasteur de vous est un le Christ.</text:span> <text:span text:style-name="T2">11</text:span> <text:span text:style-name="T1">le cependant plus grand de vous se sera de vous serviteur.</text:span> <text:span text:style-name="T2">12</text:span> <text:span text:style-name="T1">lequel un quelconque cependant haussera lui-même sera baissé et lequel un quelconque baissera lui-même sera haussé.</text:span> <text:span text:style-name="T2">13</text:span> <text:span text:style-name="T1">Ouai cependant à vous, lettrés et Pharisiens hypocrites, en ce que vous fermez à clef la royauté de les de cieux en devers de les de êtres humains· vous car non vous vous venez à l'intérieur non cependant ceux se venants à l'intérieur vous abandonnez venir à l'intérieur.</text:span> <text:span text:style-name="T2">14</text:span> <text:span text:style-name="T2">15</text:span> <text:span text:style-name="T1">Ouai à vous, lettrés et Pharisiens hypocrites, en ce que vous menez autour la mer et la sèche faire un prosélyte, et lorsque le cas échéant que se devienne vous faites lui fils de géhenne doublement plus de vous.</text:span> <text:span text:style-name="T2">16</text:span> <text:span text:style-name="T1">Ouai à vous, guides de chemin aveugles ceux disants· lequel le cas échéant que jure en à le à temple, aucun est· lequel cependant le cas échéant que jure en à le à or de le de temple, doit.</text:span> <text:span text:style-name="T2">17</text:span> <text:span text:style-name="T1">fous et aveugles, quel car plus grand est, le or ou le temple celui ayant sanctifié le or;</text:span> <text:span text:style-name="T2">18</text:span> <text:span text:style-name="T1">et· lequel le cas échéant que jure en à le à autel des sacrifices, aucun est· lequel cependant le cas échéant que jure en à le à don à ce sur le haut de lui, doit.</text:span> <text:span text:style-name="T2">19</text:span> <text:span text:style-name="T1">fous et aveugles, quel car plus grand, le don ou le autel des sacrifices ce sanctifiant le don;</text:span> <text:span text:style-name="T2">20</text:span> <text:span text:style-name="T1">celui donc ayant juré en à le à autel des sacrifices jure en à lui et en à tous à ces sur le haut de lui·</text:span> <text:span text:style-name="T2">21</text:span> <text:span text:style-name="T1">et celui ayant juré en à le à temple jure en à lui et en à celui à établissant maison d'habitation lui,</text:span> <text:span text:style-name="T2">22</text:span> <text:span text:style-name="T1">et celui ayant juré en à le à ciel jure en à le à trône de le de Dieu et en à celui à se étant assis sur le haut de lui.</text:span> <text:span text:style-name="T2">23</text:span> <text:span text:style-name="T1">Ouai à vous, lettrés et Pharisiens hypocrites, en ce que vous dîmez loin le menthe et le aneth et le cumin et vous abandonnâtes les plus lourdes de le de loi, la jugement et le miséricorde et la croyance· ces-ci [cependant] attachait de lien faire et ceux-là ne pas abandonner.</text:span> <text:span text:style-name="T2">24</text:span> <text:span text:style-name="T1">guides de chemin aveugles, ceux filtrants le moustique, la cependant chamelle avalants.</text:span> <text:span text:style-name="T2">25</text:span> <text:span text:style-name="T1">Ouai à vous, lettrés et Pharisiens hypocrites, en ce que vous purifiez ce au dehors de le de récipient à boire et de la de écuelle, au dedans cependant sont pleins hors de rapine et de intempérance.</text:span> <text:span text:style-name="T2">26</text:span> <text:span text:style-name="T1">Pharisien aveugle, purifie premièrement ce intérieurement de le de récipient à boire et de la de écuelle, afin que que se devienne aussi ce extérieurement de eux pur.</text:span> <text:span text:style-name="T2">27</text:span> <text:span text:style-name="T1">Ouai à vous, lettrés et Pharisiens hypocrites, en ce que vous ressemblez à côté à tombeaux à ayants étés chaulés, lesquels des quelconques au dehors certes se apparaissent en lumière épanouis, au dedans cependant sont pleins de os de morts et de toute de impureté.</text:span> <text:span text:style-name="T2">28</text:span> <text:span text:style-name="T1">ainsi aussi vous au dehors certes vous êtes apparus en lumière à les à êtres humains justes, au dedans cependant vous êtes pleins de hypocrisie et de illégalité.</text:span> <text:span text:style-name="T2">29</text:span> <text:span text:style-name="T1">Ouai à vous, lettrés et Pharisiens hypocrites, en ce que vous édifiez en maison les tombeaux de les de prophètes et vous arrangez les mémoriaux de les de justes,</text:span> <text:span text:style-name="T2">30</text:span> <text:span text:style-name="T1">et vous dites· si nous nous étions en à les à journées de les de pères de nous, non le cas échéant nous nous étions communiants de eux en à le à sang de les de prophètes.</text:span> <text:span text:style-name="T2">31</text:span> <text:span text:style-name="T1">de sorte que vous témoignez à vous-mêmes en ce que fils vous êtes de ceux de ayants meurtris les prophètes.</text:span> <text:span text:style-name="T2">32</text:span> <text:span text:style-name="T1">aussi vous faites plénitude le mesure de les de pères de vous.</text:span> <text:span text:style-name="T2">33</text:span> <text:span text:style-name="T1">serpents, progénitures de vipères, comment? que vous fuyiez au loin de la de jugement de la de géhenne;</text:span> <text:span text:style-name="T2">34</text:span> <text:span text:style-name="T1">Par le fait de ce-ci voici moi j'envoie vers vous prophètes et sages et lettrés· hors de eux vous tuerez catégoriquement et vous crucifierez et hors de eux vous fouetterez en à les à synagogues de vous et vous poursuivrez au loin de cité envers cité·</text:span> <text:span text:style-name="T2">35</text:span> <text:span text:style-name="T1">de telle manière que que vienne sur vous tout sang juste étant déversé sur de la de terre au loin de le de sang de Abel de le de juste jusqu'à ce que de le de sang de Zacharia de fils de Bar-Achia, lequel vous meurtrîtes entre de le de temple et de le de autel des sacrifices.</text:span> <text:span text:style-name="T2">36</text:span> <text:span text:style-name="T1">amen je dis à vous, surgira ces-ci tous sur la génération celle-ci.</text:span> <text:span text:style-name="T2">37</text:span> <text:span text:style-name="T1">Ierousalem Ierousalem, celle tuante catégoriquement les prophètes et jetante des pierres ceux ayants étés envoyés vers elle, combien de fois je voulus rassembler les enfants de toi, lequel manière poule rassemble les poussins de elle sous les ailes, et non vous voulûtes.</text:span> <text:span text:style-name="T2">38</text:span> <text:span text:style-name="T1">voici est abandonné à vous le maison de vous désert.</text:span> <text:span text:style-name="T2">39</text:span> <text:span text:style-name="T1">je dis car à vous, non ne pas moi que vous voyiez au loin à l'instant jusqu'à ce que le cas échéant que vous disiez· ayant été élogié celui se venant en à nom de Maître.</text:span> </text:p>
      <text:p text:style-name="P4">MATTHIEU  24</text:p>
      <text:p text:style-name="Text_20_body"><text:span text:style-name="T2">1</text:span> <text:span text:style-name="T1">Et ayant sorti le Iésous au loin de le de sanctuaire se allait, et vinrent vers les disciples de lui montrer sûrement à lui les édifications en maison de le de sanctuaire.</text:span> <text:span text:style-name="T2">2</text:span> <text:span text:style-name="T1">celui cependant ayant été répondu dit à eux· non vous regardez ces-ci tous; amen je dis à vous, non ne pas que soit abandonné ici pierre sur pierre lequel non sera délié vers le bas.</text:span> <text:span text:style-name="T2">3</text:span> <text:span text:style-name="T1">de Se étant assis cependant de lui sur de le de montagne de les de oliviers vinrent vers à lui les disciples selon en propre disants· dis à nous, quand ces-ci se sera et quel le signe de la de tienne de présence et de achèvement commun de le de ère;</text:span> <text:span text:style-name="T2">4</text:span> <text:span text:style-name="T1">Et ayant été répondu le Iésous dit à eux· regardez ne pas un quelconque vous que égare·</text:span> <text:span text:style-name="T2">5</text:span> <text:span text:style-name="T1">nombreux car se viendront sur à le à nom de moi disants· moi je suis le Christ, et nombreux égareront.</text:span> <text:span text:style-name="T2">6</text:span> <text:span text:style-name="T1">vous imminerez cependant écouter guerres et écoutes de guerres· voyez ne pas soyez bruissés· attache de lien car se devenir, mais non encore est le achèvement.</text:span> <text:span text:style-name="T2">7</text:span> <text:span text:style-name="T1">sera éveillé car ethnie sur ethnie et royauté sur royauté et se seront famines et séismes selon lieux·</text:span> <text:span text:style-name="T2">8</text:span> <text:span text:style-name="T1">tous cependant ces-ci origine de douleurs d'accouchements.</text:span> <text:span text:style-name="T2">9</text:span> <text:span text:style-name="T1">Alors transmettront vous envers oppression et tueront catégoriquement vous, et vous vous serez étants haïs sous de tous de les de ethnies par le fait de le nom de moi.</text:span> <text:span text:style-name="T2">10</text:span> <text:span text:style-name="T1">et alors seront scandalisé nombreux et les uns les autres transmettront et haïront les uns les autres·</text:span> <text:span text:style-name="T2">11</text:span> <text:span text:style-name="T1">et nombreux faux prophètes seront éveillé et égareront nombreux·</text:span> <text:span text:style-name="T2">12</text:span> <text:span text:style-name="T1">et par le fait de ce être multiplié la illégalité sera refroidi la amour de les de nombreux.</text:span> <text:span text:style-name="T2">13</text:span> <text:span text:style-name="T1">celui cependant ayant résisté en restant sous envers achèvement celui-ci sera sauvé.</text:span> <text:span text:style-name="T2">14</text:span> <text:span text:style-name="T1">et sera annoncé ce-ci le évangile de la de royauté en à toute entière à la à écoumène envers témoignage à tous à les à ethnies, et alors surgira le achèvement.</text:span> <text:span text:style-name="T2">15</text:span> <text:span text:style-name="T1">Lorsque le cas échéant donc que vous voyiez le abomination de la de désertification ce ayant été dit par de Daniel de le de prophète ayant dressé en à lieu à saint, celui prenant connaissance intellige,</text:span> <text:span text:style-name="T2">16</text:span> <text:span text:style-name="T1">alors ceux en à la à Ioudaia fuient envers les montagnes,</text:span> <text:span text:style-name="T2">17</text:span> <text:span text:style-name="T1">celui sur de le de dôme ne pas descende lever ces hors de la de maison d'habitation de lui,</text:span> <text:span text:style-name="T2">18</text:span> <text:span text:style-name="T1">et celui en à le à champ ne pas tourne sur derrière lever le himation de lui.</text:span> <text:span text:style-name="T2">19</text:span> <text:span text:style-name="T1">Ouai cependant à celles en à ventre à ayantes et à celles à allaitantes en à celles-là à les à journées.</text:span> <text:span text:style-name="T2">20</text:span> <text:span text:style-name="T1">que vous vous priez cependant afin que ne pas que se devienne la fugue de vous de tempête hivernale ni cependant à sabbat.</text:span> <text:span text:style-name="T2">21</text:span> <text:span text:style-name="T1">se sera car alors oppression grande telle que non a devenu au loin de origine de monde jusqu'à ce que de celui maintenant non cependant non ne pas que se devienne.</text:span> <text:span text:style-name="T2">22</text:span> <text:span text:style-name="T1">et si ne pas furent abrégé les journées celles-là, non le cas échéant fut sauvé toute chair· par le fait de cependant les élus seront abrégé les journées celles-là.</text:span> <text:span text:style-name="T2">23</text:span> <text:span text:style-name="T1">Alors si le cas échéant un quelconque à vous que dise· voici ici le Christ, ou· ici, ne pas que vous croyiez·</text:span> <text:span text:style-name="T2">24</text:span> <text:span text:style-name="T1">seront éveillé car faux Christs et faux prophètes et donneront signes grands et prodiges de sorte que égarer, si puissant, aussi les élus.</text:span> <text:span text:style-name="T2">25</text:span> <text:span text:style-name="T1">voici j'ai prédit à vous.</text:span> <text:span text:style-name="T2">26</text:span> <text:span text:style-name="T1">si le cas échéant donc que disent à vous· voici en à la à déserte est, ne pas que vous sortiez· voici en à les à celliers, ne pas que vous croyiez·</text:span> <text:span text:style-name="T2">27</text:span> <text:span text:style-name="T1">comme certes car la éclair se sort au loin de levants et se apparaît en lumière jusqu'à ce que de couchants, ainsi se sera la présence de le de fils de le de être humain·</text:span> <text:span text:style-name="T2">28</text:span> <text:span text:style-name="T1">là où si le cas échéant que soit le corps tombé, là seront mené ensemble les aigles.</text:span> <text:span text:style-name="T2">29</text:span> <text:span text:style-name="T1">Directement cependant après la oppression de les de journées de celles-là le soleil sera ténébré, et la lune non donnera le clarté de elle, et les étoiles se tomberont au loin de le de ciel, et les puissances de les de cieux seront ébranlé.</text:span> <text:span text:style-name="T2">30</text:span> <text:span text:style-name="T1">et alors sera apparu en lumière le signe de le de fils de le de être humain en à ciel, et alors se couperont toutes les tribus de la de terre et se verront le fils de le de être humain se venant sur de les de nuées de le de ciel avec de puissance et de gloire de nombreuse·</text:span> <text:span text:style-name="T2">31</text:span> <text:span text:style-name="T1">et enverra les anges de lui avec de trompette salpinx de grande, et rassembleront les élus de lui hors de les de quatre de vents au loin de extrémités de cieux jusqu'à ce que [de les] de extrémités de eux.</text:span> <text:span text:style-name="T2">32</text:span> <text:span text:style-name="T1">Au loin cependant de la de figuier apprenez la parabole· lorsque le cas échéant déjà le branche de elle que se devienne tendre et les feuilles que produise dehors, vous connaissez en ce que proche le été·</text:span> <text:span text:style-name="T2">33</text:span> <text:span text:style-name="T1">ainsi aussi vous, lorsque le cas échéant que vous voyiez tous ces-ci, vous connaissez en ce que proche est sur à portes.</text:span> <text:span text:style-name="T2">34</text:span> <text:span text:style-name="T1">amen je dis à vous en ce que non ne pas que passe à côté la génération celle-ci jusqu'à ce que le cas échéant tous ces-ci que se devienne.</text:span> <text:span text:style-name="T2">35</text:span> <text:span text:style-name="T1">Le ciel et la terre se passera à côté, les cependant discours de moi non ne pas que passent à côté.</text:span> <text:span text:style-name="T2">36</text:span> <text:span text:style-name="T1">Autour cependant de la de journée de celle-là et de heure aucun a su, non cependant les anges de les de cieux non cependant le fils, si ne pas le père seul.</text:span> <text:span text:style-name="T2">37</text:span> <text:span text:style-name="T1">Comme certes car les journées de le de Noé, ainsi se sera la présence de le de fils de le de être humain.</text:span> <text:span text:style-name="T2">38</text:span> <text:span text:style-name="T1">comme car étaient en à les à journées [à celles-là] à celles d'avant de le de cataclysme rongeants et buvants, mariants et donnants en mariage, jusqu'à l'extrémité de laquelle de journée vint à l'intérieur Noé envers la arche,</text:span> <text:span text:style-name="T2">39</text:span> <text:span text:style-name="T1">et non connurent jusqu'à ce que vint le cataclysme et leva en totalités, ainsi se sera [aussi] la présence de le de fils de le de être humain.</text:span> <text:span text:style-name="T2">40</text:span> <text:span text:style-name="T1">Alors deux se seront en à le à champ, un est pris à côté et un est abandonné·</text:span> <text:span text:style-name="T2">41</text:span> <text:span text:style-name="T1">deux faisantes farines en à le à meule, une est pris à côté et une est abandonné.</text:span> <text:span text:style-name="T2">42</text:span> <text:span text:style-name="T1">Vigilez donc, en ce que non vous avez su à quelle à journée le Maître de vous se vient.</text:span> <text:span text:style-name="T2">43</text:span> <text:span text:style-name="T1">Ce-là cependant vous connaissez en ce que si avait su le despote de maison à quelle à gardiennage le voleur se vient, vigila le cas échéant et non le cas échéant concéda être creusé au travers la maison d'habitation de lui.</text:span> <text:span text:style-name="T2">44</text:span> <text:span text:style-name="T1">par le fait de ce-ci aussi vous que vous vous devenez prêts, en ce que à laquelle non vous estimez à heure le fils de le de être humain se vient.</text:span> <text:span text:style-name="T2">45</text:span> <text:span text:style-name="T1">Quel par conséquent est le croyable mâle esclave et pensif lequel constitua le Maître sur de la de maisonnée de lui de ce donner à eux la nourriture en à moment;</text:span> <text:span text:style-name="T2">46</text:span> <text:span text:style-name="T1">bienheureux le mâle esclave celui-là lequel ayant venu le Maître de lui trouvera ainsi faisant·</text:span> <text:span text:style-name="T2">47</text:span> <text:span text:style-name="T1">amen je dis à vous en ce que sur à tous à ces à subsistants de lui constituera lui.</text:span> <text:span text:style-name="T2">48</text:span> <text:span text:style-name="T1">si le cas échéant cependant que dise le malicieux mâle esclave celui-là en à la à coeur de lui· temporise de moi le Maître,</text:span> <text:span text:style-name="T2">49</text:span> <text:span text:style-name="T1">et que se origine taper les co-esclaves de lui, que mange cependant et que boive avec de ceux de délirants en ivresse,</text:span> <text:span text:style-name="T2">50</text:span> <text:span text:style-name="T1">surgira le Maître de le de mâle esclave de celui-là en à journée à laquelle non attend et en à heure à laquelle non connaît,</text:span> <text:span text:style-name="T2">51</text:span> <text:span text:style-name="T1">et dichotomisera lui et le part de lui avec de les de hypocrites posera· là se sera le pleur et le grincement de les de dents.</text:span> </text:p>
      <text:p text:style-name="P4">MATTHIEU  25</text:p>
      <text:p text:style-name="Text_20_body"><text:span text:style-name="T2">1</text:span> <text:span text:style-name="T1">Alors sera rendu semblable la royauté de les de cieux à dix à vierges, lesquelles des quelconques ayantes prises les lampes de elles sortirent envers rencontre de le de époux.</text:span> <text:span text:style-name="T2">2</text:span> <text:span text:style-name="T1">cinq cependant hors de elles étaient folles et cinq pensives.</text:span> <text:span text:style-name="T2">3</text:span> <text:span text:style-name="T1">les car folles ayantes prises les lampes de elles non prirent avec de elles-mêmes huile d'olive.</text:span> <text:span text:style-name="T2">4</text:span> <text:span text:style-name="T1">les cependant pensives prirent huile d'olive en à les à petits récipients avec de les de lampes de elles-mêmes.</text:span> <text:span text:style-name="T2">5</text:span> <text:span text:style-name="T1">de temporisant cependant de le de époux assoupirent toutes et dormaient de haut en bas.</text:span> <text:span text:style-name="T2">6</text:span> <text:span text:style-name="T1">de au milieu cependant de nuit cri a devenu· voici le époux, que vous vous sortez envers rencontre de loin [de lui].</text:span> <text:span text:style-name="T2">7</text:span> <text:span text:style-name="T1">alors furent éveillé toutes les vierges celles-là et arrangèrent les lampes de elles-mêmes.</text:span> <text:span text:style-name="T2">8</text:span> <text:span text:style-name="T1">les cependant folles à les à pensives dirent· donnez à nous hors de le de huile d'olive de vous, en ce que les lampes de nous sont éteints.</text:span> <text:span text:style-name="T2">9</text:span> <text:span text:style-name="T1">furent répondu cependant les pensives disantes· de peur que non ne pas que suffise à nous et à vous· que vous vous allez davantage vers ceux troquants et achetez à l'agora à vous-mêmes.</text:span> <text:span text:style-name="T2">10</text:span> <text:span text:style-name="T1">de se éloignantes cependant de elles acheter à l'agora vint le époux, et les prêtes vinrent à l'intérieur avec de lui envers les mariages et fut fermé à clef la porte.</text:span> <text:span text:style-name="T2">11</text:span> <text:span text:style-name="T1">postérieurement cependant se viennent aussi les restantes vierges disantes· Maître Maître, ouvre à nous.</text:span> <text:span text:style-name="T2">12</text:span> <text:span text:style-name="T1">celui cependant ayant été répondu dit· amen je dis à vous, non j'ai su vous.</text:span> <text:span text:style-name="T2">13</text:span> <text:span text:style-name="T1">Vigilez donc, en ce que non vous avez su la journée non cependant la heure.</text:span> <text:span text:style-name="T2">14</text:span> <text:span text:style-name="T1">Comme certes car être humain déménageant loin appela les en propres mâles esclaves et transmit à eux ces subsistants de lui,</text:span> <text:span text:style-name="T2">15</text:span> <text:span text:style-name="T1">et à lequel certes donna cinq talents, à lequel cependant deux, à lequel cependant un, à chacun selon la en propre puissance, et déménagea loin. directement</text:span> <text:span text:style-name="T2">16</text:span> <text:span text:style-name="T1">ayant été allé celui les cinq talents ayant pris se mit au travail en à eux et gagna autres cinq talents.</text:span> <text:span text:style-name="T2">17</text:span> <text:span text:style-name="T1">de même aussi celui les deux gagna autres deux.</text:span> <text:span text:style-name="T2">18</text:span> <text:span text:style-name="T1">celui cependant le un ayant pris ayant éloigné creusa terre et cacha le objet d'argent de le de Maître de lui.</text:span> <text:span text:style-name="T2">19</text:span> <text:span text:style-name="T1">Après cependant nombreux temps se vient le Maître de les de mâles esclaves de ceux-là et lève ensemble discours avec de eux.</text:span> <text:span text:style-name="T2">20</text:span> <text:span text:style-name="T1">et ayant venu vers celui les cinq talents ayant pris apporta autres cinq talents disant· Maître, cinq talents à moi tu transmis· voici autres cinq talents je gagnai.</text:span> <text:span text:style-name="T2">21</text:span> <text:span text:style-name="T1">déclarait à lui le Maître de lui· bien, mâle esclave bon et croyable, sur peu tu étais croyable, sur de nombreux toi je constituerai· viens à l'intérieur envers la joie de le de Maître de toi.</text:span> <text:span text:style-name="T2">22</text:span> <text:span text:style-name="T1">Ayant venu vers [cependant] aussi celui les deux talents dit· Maître, deux talents à moi tu transmis· voici autres deux talents je gagnai.</text:span> <text:span text:style-name="T2">23</text:span> <text:span text:style-name="T1">déclarait à lui le Maître de lui· bien, mâle esclave bon et croyable, sur peu tu étais croyable, sur de nombreux toi je constituerai· viens à l'intérieur envers la joie de le de Maître de toi.</text:span> <text:span text:style-name="T2">24</text:span> <text:span text:style-name="T1">Ayant venu vers cependant aussi celui le un talent ayant pris dit· Maître, je connus toi en ce que dur tu es être humain, moissonnant là où non tu semas et menant ensemble d'où non tu dispersas au travers,</text:span> <text:span text:style-name="T2">25</text:span> <text:span text:style-name="T1">et ayant été effrayé ayant éloigné je cachai le talent de toi en à la à terre· voici tu as le tien.</text:span> <text:span text:style-name="T2">26</text:span> <text:span text:style-name="T1">Ayant été répondu cependant le Maître de lui dit à lui· méchant mâle esclave et paresseux, tu avais su en ce que je moissonne là où non je semai et je mène ensemble d'où non je dispersai au travers;</text:span> <text:span text:style-name="T2">27</text:span> <text:span text:style-name="T1">attachait de lien toi donc jeter les objets d'argents de moi à les à changeurs d'argents, et ayant venu moi je me pris soigneusement le cas échéant le mien avec à production.</text:span> <text:span text:style-name="T2">28</text:span> <text:span text:style-name="T1">levez donc au loin de lui le talent et donnez à celui à ayant les dix talents·</text:span> <text:span text:style-name="T2">29</text:span> <text:span text:style-name="T1">à Celui car à ayant à tout sera donné et sera surabondé, de celui cependant ne pas de ayant aussi lequel a sera levé au loin de lui.</text:span> <text:span text:style-name="T2">30</text:span> <text:span text:style-name="T1">et le sans nécessité mâle esclave éjectez envers le ténèbre le plus au dehors· là se sera le pleur et le grincement de les de dents.</text:span> <text:span text:style-name="T2">31</text:span> <text:span text:style-name="T1">Lorsque le cas échéant cependant que vienne le fils de le de être humain en à la à gloire de lui et tous les anges avec de lui, alors assiéra sur de trône de gloire de lui·</text:span> <text:span text:style-name="T2">32</text:span> <text:span text:style-name="T1">et seront mené ensemble en devers de lui tous les ethnies, et délimitera eux au loin de les uns les autres, comme certes le berger délimite les brebis au loin de les de chevreaux,</text:span> <text:span text:style-name="T2">33</text:span> <text:span text:style-name="T1">et dressera les certes brebis hors de droits de lui, les cependant chevreaux hors de gauches.</text:span> <text:span text:style-name="T2">34</text:span> <text:span text:style-name="T1">Alors dira le roi à ceux hors de droits de lui· venez ici ceux ayants étés élogiés de le de père de moi, héritez la ayante étée préparée à vous royauté au loin de fondation de monde.</text:span> <text:span text:style-name="T2">35</text:span> <text:span text:style-name="T1">j'eus faim car et vous donnâtes à moi manger, j'eus soif et vous donnâtes à boire moi, étranger je m'étais et vous menâtes ensemble moi,</text:span> <text:span text:style-name="T2">36</text:span> <text:span text:style-name="T1">nu et vous entourâtes moi, je fus infirme et vous vous rendîtes supervision moi, en à gardiennage je m'étais et vous vîntes vers moi.</text:span> <text:span text:style-name="T2">37</text:span> <text:span text:style-name="T1">alors seront répondu à lui les justes disants· Maître, quand toi nous vîmes ayant faim et nous nourrîmes, ou ayant soif et nous donnâmes à boire;</text:span> <text:span text:style-name="T2">38</text:span> <text:span text:style-name="T1">quand cependant toi nous vîmes étranger et nous menâmes ensemble, ou nu et nous entourâmes;</text:span> <text:span text:style-name="T2">39</text:span> <text:span text:style-name="T1">quand cependant toi nous vîmes infirme ou en à gardiennage et nous vînmes vers toi;</text:span> <text:span text:style-name="T2">40</text:span> <text:span text:style-name="T1">et ayant été répondu le roi dira à eux· amen je dis à vous, sur autant lequel vous fîtes à un de ceux-ci de les de frères de moi de les de moindres, à moi vous fîtes.</text:span> <text:span text:style-name="T2">41</text:span> <text:span text:style-name="T1">Alors dira aussi à ceux hors de gauches· que vous vous allez au loin de moi [ceux] ayants étés faits imprécation de haut en bas envers le feu le éternel ce ayant été préparé à le à diable et à les à anges de lui.</text:span> <text:span text:style-name="T2">42</text:span> <text:span text:style-name="T1">j'eus faim car et non vous donnâtes à moi manger, j'eus soif et non vous donnâtes à boire moi,</text:span> <text:span text:style-name="T2">43</text:span> <text:span text:style-name="T1">étranger je m'étais et non vous menâtes ensemble moi, nu et non vous entourâtes moi, infirme et en à gardiennage et non vous vous rendîtes supervision moi.</text:span> <text:span text:style-name="T2">44</text:span> <text:span text:style-name="T1">alors seront répondu aussi eux disants· Maître, quand toi nous vîmes ayant faim ou ayant soif ou étranger ou nu ou infirme ou en à gardiennage et non nous servîmes à toi;</text:span> <text:span text:style-name="T2">45</text:span> <text:span text:style-name="T1">alors sera répondu à eux disant· amen je dis à vous, sur autant lequel non vous fîtes à un de ceux-ci de les de moindres, non cependant à moi vous fîtes.</text:span> <text:span text:style-name="T2">46</text:span> <text:span text:style-name="T1">et se éloigneront ceux-ci envers correction éternelle, les cependant justes envers vie éternelle.</text:span> </text:p>
      <text:p text:style-name="P4">MATTHIEU  26</text:p>
      <text:p text:style-name="Text_20_body"><text:span text:style-name="T2">1</text:span> <text:span text:style-name="T1">Et se devint lorsque acheva le Iésous tous les discours ceux-ci, dit à les à disciples de lui·</text:span> <text:span text:style-name="T2">2</text:span> <text:span text:style-name="T1">vous avez su en ce que après deux journées le pâque se devient, et le fils de le de être humain est transmis envers ce être crucifié.</text:span> <text:span text:style-name="T2">3</text:span> <text:span text:style-name="T1">Alors furent mené ensemble les chefs sacrificateurs et les plus anciens de le de peuple envers la cour de le de chef sacrificateur de celui de étant dit de Kaiapha</text:span> <text:span text:style-name="T2">4</text:span> <text:span text:style-name="T1">et se délibérèrent ensemble afin que le Iésous à fraude que saisissent avec force et que tuent catégoriquement·</text:span> <text:span text:style-name="T2">5</text:span> <text:span text:style-name="T1">disaient cependant· ne pas en à la à fête, afin que ne pas tumulte que se devienne en à le à peuple.</text:span> <text:span text:style-name="T2">6</text:span> <text:span text:style-name="T1">de Le cependant de Iésous de se ayant devenu en à Béthanie en à maison d'habitation de Simon de le de lépreux,</text:span> <text:span text:style-name="T2">7</text:span> <text:span text:style-name="T1">vint vers à lui femme ayante alabastre de onguent de lourd de valeur et versa de haut en bas sur de la de tête de lui de se couchant de bas en haut.</text:span> <text:span text:style-name="T2">8</text:span> <text:span text:style-name="T1">ayants vus cependant les disciples irritèrent beaucoup disants· envers quel la déperdition celle-ci;</text:span> <text:span text:style-name="T2">9</text:span> <text:span text:style-name="T1">se pouvait car ce-ci être vendu de nombreux et être donné à pauvres.</text:span> <text:span text:style-name="T2">10</text:span> <text:span text:style-name="T1">Ayant connu cependant le Iésous dit à eux· quel frappements vous fournissez à la à femme; travail car beau se mit au travail envers moi·</text:span> <text:span text:style-name="T2">11</text:span> <text:span text:style-name="T1">en tout moment car les pauvres vous avez avec de vous-mêmes, moi cependant non en tout moment vous avez·</text:span> <text:span text:style-name="T2">12</text:span> <text:span text:style-name="T1">ayante jetée car celle-ci le onguent ce-ci sur de le de corps de moi vers ce enterrer moi fit.</text:span> <text:span text:style-name="T2">13</text:span> <text:span text:style-name="T1">amen je dis à vous, là où si le cas échéant que soit annoncé le évangile ce-ci en à tout entier à le à monde, sera bavardé aussi lequel fit celle-ci envers objet de mémoration de elle.</text:span> <text:span text:style-name="T2">14</text:span> <text:span text:style-name="T1">Alors ayant été allé un de les de douze, celui étant dit Iouda Iskariote, vers les chefs sacrificateurs</text:span> <text:span text:style-name="T2">15</text:span> <text:span text:style-name="T1">dit· quel vous voulez à moi donner, et moi à vous je transmettrai lui; ceux cependant dressèrent à lui trente objets d'argents.</text:span> <text:span text:style-name="T2">16</text:span> <text:span text:style-name="T1">et au loin alors cherchait moment de bien afin que lui que transmette.</text:span> <text:span text:style-name="T2">17</text:span> <text:span text:style-name="T1">à La cependant à première de les de sans levains vinrent vers les disciples à le à Iésous disants· où? tu veux que nous préparions à toi manger le pâque;</text:span> <text:span text:style-name="T2">18</text:span> <text:span text:style-name="T1">celui cependant dit· dirigez en arrière envers la cité vers le un tel et dites à lui· le enseignant dit· le moment de moi proche est, vers toi je fais le pâque avec de les de disciples de moi.</text:span> <text:span text:style-name="T2">19</text:span> <text:span text:style-name="T1">et firent les disciples comme ordonnança avec à eux le Iésous et préparèrent le pâque.</text:span> <text:span text:style-name="T2">20</text:span> <text:span text:style-name="T1">de Tardive cependant de se ayante devenue se couchait de bas en haut avec de les de douze.</text:span> <text:span text:style-name="T2">21</text:span> <text:span text:style-name="T1">et de mangeants de eux dit· amen je dis à vous en ce que un hors de vous transmettra moi.</text:span> <text:span text:style-name="T2">22</text:span> <text:span text:style-name="T1">et étants attristés véhémentement se originèrent dire à lui un chacun· ne serait-ce que moi je suis, Maître;</text:span> <text:span text:style-name="T2">23</text:span> <text:span text:style-name="T1">celui cependant ayant été répondu dit· celui ayant trempé dedans avec de moi la main en à le à bol celui-ci moi transmettra.</text:span> <text:span text:style-name="T2">24</text:span> <text:span text:style-name="T1">le certes fils de le de être humain dirige en arrière de haut en bas comme a été graphé autour de lui, Ouai cependant à le à être humain à celui-là par de lequel le fils de le de être humain est transmis· beau était à lui si non fut engendré le être humain celui-là.</text:span> <text:span text:style-name="T2">25</text:span> <text:span text:style-name="T1">ayant été répondu cependant Iouda celui transmettant lui dit· ne serait-ce que moi je suis, rabbi; dit à lui· toi tu dis.</text:span> <text:span text:style-name="T2">26</text:span> <text:span text:style-name="T1">de Mangeants cependant de eux ayant pris le Iésous pain et ayant élogié cassa et ayant donné à les à disciples dit· prenez mangez, ce-ci est le corps de moi.</text:span> <text:span text:style-name="T2">27</text:span> <text:span text:style-name="T1">et ayant pris récipient à boire et ayant rendu grâce donna à eux disant· buvez hors de lui tous,</text:span> <text:span text:style-name="T2">28</text:span> <text:span text:style-name="T1">ce-ci car est le sang de moi de la de disposition ce autour de nombreux étant déversé envers abandon de fautes.</text:span> <text:span text:style-name="T2">29</text:span> <text:span text:style-name="T1">je dis cependant à vous, non ne pas que je boive au loin à l'instant hors de ce-ci de le de progéniture de la de vigne jusqu'à ce que de la de journée de celle-là lorsque le cas échéant lui que je boive avec de vous nouveau en à la à royauté de le de père de moi.</text:span> <text:span text:style-name="T2">30</text:span> <text:span text:style-name="T1">Et ayants chantés hymne sortirent envers le montagne de les de oliviers.</text:span> <text:span text:style-name="T2">31</text:span> <text:span text:style-name="T1">Alors dit à eux le Iésous· tous vous vous serez scandalisé en à moi en à la à nuit à celle-ci, a été graphé car· je percuterai le berger, et seront dispersé au travers les brebis de la de bergerie de troupeau.</text:span> <text:span text:style-name="T2">32</text:span> <text:span text:style-name="T1">après cependant ce être éveillé moi je mènerai devant vous envers la Galilée.</text:span> <text:span text:style-name="T2">33</text:span> <text:span text:style-name="T1">ayant été répondu cependant le Pierre dit à lui· si tous seront scandalisé en à toi, moi pas cependant à un moment je serai scandalisé.</text:span> <text:span text:style-name="T2">34</text:span> <text:span text:style-name="T1">déclarait à lui le Iésous· amen je dis à toi en ce que en à celle-ci à la à nuit avant coq voixer trois fois tu te dénieras moi.</text:span> <text:span text:style-name="T2">35</text:span> <text:span text:style-name="T1">dit à lui le Pierre· et si que attache de lien moi avec à toi mourir loin, non ne pas toi je me dénierai. semblablement aussi tous les disciples dirent.</text:span> <text:span text:style-name="T2">36</text:span> <text:span text:style-name="T1">Alors se vient avec de eux le Iésous envers emplacement étant dit Gethsémani et dit à les à disciples· asseyez là-même jusqu'à ce que [de lequel] ayant éloigné là que je me prie.</text:span> <text:span text:style-name="T2">37</text:span> <text:span text:style-name="T1">et ayant pris à côté le Pierre et les deux fils de Zébédaï se origina être attristé et être troublé.</text:span> <text:span text:style-name="T2">38</text:span> <text:span text:style-name="T1">alors dit à eux· triste autour est la âme de moi jusqu'à ce que de trépas· restez ici et vigilez avec de moi.</text:span> <text:span text:style-name="T2">39</text:span> <text:span text:style-name="T1">Et ayant venu devant petit tomba sur face de lui se priant et disant· père de moi, si puissant est, passe à côté au loin de moi le récipient à boire ce-ci· toutefois non comme moi je veux mais comme toi.</text:span> <text:span text:style-name="T2">40</text:span> <text:span text:style-name="T1">et se vient vers les disciples et trouve eux dormants de haut en bas, et dit à le à Pierre· ainsi non vous eûtes la ténacité une heure vigiler avec de moi;</text:span> <text:span text:style-name="T2">41</text:span> <text:span text:style-name="T1">vigilez et que vous vous priez, afin que ne pas que vous veniez à l'intérieur envers tentation· le certes souffle de promptitude fureur la cependant chair infirme.</text:span> <text:span text:style-name="T2">42</text:span> <text:span text:style-name="T1">De nouveau hors de deuxième ayant éloigné se pria disant· père de moi, si non se peut ce-ci passer à côté si le cas échéant ne pas lui que je boive, soit devenu le volonté de toi.</text:span> <text:span text:style-name="T2">43</text:span> <text:span text:style-name="T1">et ayant venu de nouveau trouva eux dormants de haut en bas, étaient car de eux les yeux ayants étés alourdis.</text:span> <text:span text:style-name="T2">44</text:span> <text:span text:style-name="T1">Et ayant abandonné eux de nouveau ayant éloigné se pria hors de troisième le même discours ayant dit de nouveau.</text:span> <text:span text:style-name="T2">45</text:span> <text:span text:style-name="T1">alors se vient vers les disciples et dit à eux· vous dormez de haut en bas [le] restant et vous vous reposez· voici a approché la heure et le fils de le de être humain est transmis envers mains de fauteurs.</text:span> <text:span text:style-name="T2">46</text:span> <text:span text:style-name="T1">soyez éveillés que nous conduisions· voici a approché celui transmettant moi.</text:span> <text:span text:style-name="T2">47</text:span> <text:span text:style-name="T1">Et encore de lui de bavardant voici Iouda un de les de douze vint et avec de lui foule nombreux avec de machettes et de bois au loin de les de chefs sacrificateurs et de plus anciens de le de peuple.</text:span> <text:span text:style-name="T2">48</text:span> <text:span text:style-name="T1">celui cependant transmettant lui donna à eux signe disant· lequel le cas échéant que j'affectionne lui est, saisissez avec force lui.</text:span> <text:span text:style-name="T2">49</text:span> <text:span text:style-name="T1">et directement ayant venu vers à le à Iésous dit· sois de joie, rabbi, et affectionna de haut en bas lui.</text:span> <text:span text:style-name="T2">50</text:span> <text:span text:style-name="T1">le cependant Iésous dit à lui· compagnon, sur lequel tu es à côté. alors ayants venus vers surjetèrent les mains sur le Iésous et saisirent avec force lui.</text:span> <text:span text:style-name="T2">51</text:span> <text:span text:style-name="T1">Et voici un de ceux avec de Iésous ayant étendu la main tira loin la machette de lui et ayant percuté le mâle esclave de le de chef sacrificateur saisit au loin de lui le bout d'oreille.</text:span> <text:span text:style-name="T2">52</text:span> <text:span text:style-name="T1">alors dit à lui le Iésous· détourne la machette de toi envers le lieu de elle· tous car ceux ayants pris machette en à machette se dépériront.</text:span> <text:span text:style-name="T2">53</text:span> <text:span text:style-name="T1">ou tu estimes en ce que non je me puis appeler à côté le père de moi, et dressera à côté à moi à l'instant plus nombreusement douze légions de anges;</text:span> <text:span text:style-name="T2">54</text:span> <text:span text:style-name="T1">comment? donc que soient fait plénitude les graphes en ce que ainsi attache de lien se devenir;</text:span> <text:span text:style-name="T2">55</text:span> <text:span text:style-name="T1">En à celle-là à la à heure dit le Iésous à les à foules· comme sur pilleur vous sortîtes avec de machettes et de bois prendre ensemble moi; selon journée en à le à sanctuaire je me siégeais enseignant et non vous saisîtes avec force moi.</text:span> <text:span text:style-name="T2">56</text:span> <text:span text:style-name="T1">ce-ci cependant tout entier a devenu afin que que soient fait plénitude les graphes de les de prophètes. Alors les disciples tous ayants abandonnés lui fuirent.</text:span> <text:span text:style-name="T2">57</text:span> <text:span text:style-name="T1">Ceux cependant ayants saisis avec force le Iésous conduisirent au loin vers Kaiapha le chef sacrificateur, là où les lettrés et les plus anciens furent mené ensemble.</text:span> <text:span text:style-name="T2">58</text:span> <text:span text:style-name="T1">le cependant Pierre suivait à lui au loin à distance jusqu'à ce que de la de cour de le de chef sacrificateur et ayant venu à l'intérieur dedans se était assis avec de les de ministres voir le achèvement.</text:span> <text:span text:style-name="T2">59</text:span> <text:span text:style-name="T1">Les cependant chefs sacrificateurs et le sanhédrin tout entier cherchaient faux témoignage contre de le de Iésous de telle manière que lui que mettent à trépas,</text:span> <text:span text:style-name="T2">60</text:span> <text:span text:style-name="T1">et non trouvèrent de nombreux de ayants venus vers de faux témoins. postérieurement cependant ayants venus vers deux</text:span> <text:span text:style-name="T2">61</text:span> <text:span text:style-name="T1">dirent· celui-ci déclarait· je me puis délier vers le bas le temple de le de Dieu et par de trois de journées édifier en maison.</text:span> <text:span text:style-name="T2">62</text:span> <text:span text:style-name="T1">et ayant redressé le chef sacrificateur dit à lui· aucun tu te réponds quel ceux-ci de toi témoignent contre;</text:span> <text:span text:style-name="T2">63</text:span> <text:span text:style-name="T1">le cependant Iésous silençait. et le chef sacrificateur dit à lui· j'exorcise toi contre de le de Dieu de celui de vivant afin que à nous que tu dises si toi tu es le Christ le fils de le de Dieu.</text:span> <text:span text:style-name="T2">64</text:span> <text:span text:style-name="T1">dit à lui le Iésous· toi tu dis. toutefois je dis à vous· au loin à l'instant vous vous verrez le fils de le de être humain se étant assis hors de droits de la de puissance et se venant sur de les de nuées de le de ciel.</text:span> <text:span text:style-name="T2">65</text:span> <text:span text:style-name="T1">Alors le chef sacrificateur fracassa à travers les himations de lui disant· blasphéma· quel encore besoin nous avons de témoins; voici maintenant vous écoutâtes la blasphémie·</text:span> <text:span text:style-name="T2">66</text:span> <text:span text:style-name="T1">quel à vous estime; ceux cependant ayants étés répondus dirent· tenu au-dedans de trépas est.</text:span> <text:span text:style-name="T2">67</text:span> <text:span text:style-name="T1">Alors crachèrent envers envers le face de lui et tabassèrent lui, ceux cependant giflèrent</text:span> <text:span text:style-name="T2">68</text:span> <text:span text:style-name="T1">disants· prophétise à nous, Christ, quel est celui ayant frappé toi;</text:span> <text:span text:style-name="T2">69</text:span> <text:span text:style-name="T1">Le cependant Pierre se était assis au-dehors en à la à cour· et vint vers à lui une jeune servante disante· aussi toi tu te étais avec de Iésous de le de Galiléen.</text:span> <text:span text:style-name="T2">70</text:span> <text:span text:style-name="T1">celui cependant se nia en devers de tous disant· non j'ai su quel tu dis.</text:span> <text:span text:style-name="T2">71</text:span> <text:span text:style-name="T1">Ayant sorti cependant envers le portail vit lui autre et dit à ceux là· celui-ci était avec de Iésous de le de Nazoréen.</text:span> <text:span text:style-name="T2">72</text:span> <text:span text:style-name="T1">et de nouveau se nia avec de serment en ce que non j'ai su le être humain.</text:span> <text:span text:style-name="T2">73</text:span> <text:span text:style-name="T1">Après petit cependant ayants venus vers ceux ayants dressés dirent à le à Pierre· vraiment aussi toi hors de eux tu es, aussi car la bavardage de toi évident toi fait.</text:span> <text:span text:style-name="T2">74</text:span> <text:span text:style-name="T1">alors se origina anathématiser de haut en bas et jurer en ce que non j'ai su le être humain. et directement coq voixa.</text:span> <text:span text:style-name="T2">75</text:span> <text:span text:style-name="T1">et fut fait mémoire le Pierre de le de oral de Iésous de ayant dit en ce que avant coq voixer trois fois tu te dénieras moi· et ayant sorti au-dehors pleura amèrement.</text:span> </text:p>
      <text:p text:style-name="P4">MATTHIEU  27</text:p>
      <text:p text:style-name="Text_20_body"><text:span text:style-name="T2">1</text:span> <text:span text:style-name="T1">de Matinée cependant de se ayante devenue délibération ensemble prirent tous les chefs sacrificateurs et les plus anciens de le de peuple contre de le de Iésous de sorte que mettre à trépas lui·</text:span> <text:span text:style-name="T2">2</text:span> <text:span text:style-name="T1">et ayants attachés de lien lui conduisirent au loin et transmirent à Pilatus à le à gouverneur.</text:span> <text:span text:style-name="T2">3</text:span> <text:span text:style-name="T1">Alors ayant vu Iouda celui transmettant lui en ce que fut jugé contre, ayant été repenti tourna les trente objets d'argents à les à chefs sacrificateurs et à plus anciens</text:span> <text:span text:style-name="T2">4</text:span> <text:span text:style-name="T1">disant· je fautai ayant transmis sang innocent. ceux cependant dirent· quel vers nous; toi tu te verras.</text:span> <text:span text:style-name="T2">5</text:span> <text:span text:style-name="T1">et ayant flanqué les objets d'argents envers le temple replaça, et ayant éloigné se étrangla.</text:span> <text:span text:style-name="T2">6</text:span> <text:span text:style-name="T1">Les cependant chefs sacrificateurs ayants pris les objets d'argents dirent· non est permis jeter eux envers le korbane, puisque valeur de sang est.</text:span> <text:span text:style-name="T2">7</text:span> <text:span text:style-name="T1">délibération ensemble cependant ayants pris achetèrent à l'agora hors de eux le champ de le de potier envers ensevelissement à les à étrangers.</text:span> <text:span text:style-name="T2">8</text:span> <text:span text:style-name="T1">c'est pourquoi fut appelé le champ celui-là champ de sang jusqu'à ce que de celle aujourd'hui.</text:span> <text:span text:style-name="T2">9</text:span> <text:span text:style-name="T1">alors fut fait plénitude ce ayant été dit par de Ieremia de le de prophète de disant· et prirent les trente objets d'argents, la valeur de celui de ayant été valorisé lequel se valorisèrent au loin de fils de Israël,</text:span> <text:span text:style-name="T2">10</text:span> <text:span text:style-name="T1">et donnèrent eux envers le champ de le de potier, selon ce que ordonnança avec à moi Maître.</text:span> <text:span text:style-name="T2">11</text:span> <text:span text:style-name="T1">Le cependant Iésous fut dressé en devers de le de gouverneur· et surinterrogea lui le gouverneur disant· toi tu es le roi de les de Ioudaiens; le cependant Iésous déclarait à lui, toi tu dis.</text:span> <text:span text:style-name="T2">12</text:span> <text:span text:style-name="T1">et en à ce être accusé lui sous de les de chefs sacrificateurs et de les de plus anciens aucun se répondit.</text:span> <text:span text:style-name="T2">13</text:span> <text:span text:style-name="T1">alors dit à lui le Pilatus· non tu écoutes combien grands? de toi témoignent contre;</text:span> <text:span text:style-name="T2">14</text:span> <text:span text:style-name="T1">et non fut répondu à lui vers non cependant un oral, de sorte que étonner le gouverneur extrêmement.</text:span> <text:span text:style-name="T2">15</text:span> <text:span text:style-name="T1">Selon cependant fête avait habitué le gouverneur délier au loin un à le à foule lié lequel voulaient.</text:span> <text:span text:style-name="T2">16</text:span> <text:span text:style-name="T1">avaient cependant alors lié remarquable étant dit [Iésous] Bar-Abba.</text:span> <text:span text:style-name="T2">17</text:span> <text:span text:style-name="T1">de ayants étés menés ensemble donc de eux dit à eux le Pilatus· quel vous voulez que je délie au loin à vous, Bar-Abba ou Iésous celui étant dit Christ;</text:span> <text:span text:style-name="T2">18</text:span> <text:span text:style-name="T1">avait su car en ce que par le fait de envie transmirent lui.</text:span> <text:span text:style-name="T2">19</text:span> <text:span text:style-name="T1">de Se étant assis cependant de lui sur de le de estrade envoya vers lui la femme de lui disante· ne pas un à toi et à le à juste à celui-là· nombreux car je souffris aujourd'hui selon rêve par le fait de lui.</text:span> <text:span text:style-name="T2">20</text:span> <text:span text:style-name="T1">Les cependant chefs sacrificateurs et les plus anciens persuadèrent les foules afin que que se demandent le Bar-Abba, le cependant Iésous que dépérissent.</text:span> <text:span text:style-name="T2">21</text:span> <text:span text:style-name="T1">ayant été répondu cependant le gouverneur dit à eux· quel vous voulez au loin de les de deux que je délie au loin à vous; ceux cependant dirent· le Bar-Abba.</text:span> <text:span text:style-name="T2">22</text:span> <text:span text:style-name="T1">dit à eux le Pilatus· quel donc que je fasse Iésous celui étant dit Christ; disent tous· soit crucifié.</text:span> <text:span text:style-name="T2">23</text:span> <text:span text:style-name="T1">celui cependant déclarait· quel car malicieux fit; ceux cependant surabondamment croassaient disants· soit crucifié.</text:span> <text:span text:style-name="T2">24</text:span> <text:span text:style-name="T1">Ayant vu cependant le Pilatus en ce que aucun profite mais davantage tumulte se devient, ayant pris eau se lava au loin les mains depuis en-devant de le de foule disant· innocent je suis au loin de le de sang de celui-ci· vous vous vous verrez.</text:span> <text:span text:style-name="T2">25</text:span> <text:span text:style-name="T1">et ayant été répondu tout le peuple dit· le sang de lui sur nous et sur les enfants de nous.</text:span> <text:span text:style-name="T2">26</text:span> <text:span text:style-name="T1">alors délia au loin à eux le Bar-Abba, le cependant Iésous ayant flagellé transmit afin que que soit crucifié.</text:span> <text:span text:style-name="T2">27</text:span> <text:span text:style-name="T1">Alors les soldats de le de gouverneur ayants pris à côté le Iésous envers le prétoire menèrent ensemble sur lui toute entière la spirale.</text:span> <text:span text:style-name="T2">28</text:span> <text:span text:style-name="T1">et ayants dévêtus lui chlamyde écarlate posèrent autour à lui,</text:span> <text:span text:style-name="T2">29</text:span> <text:span text:style-name="T1">et ayants tressés couronne hors de épines surposèrent sur de la de tête de lui et calame en à la à droite de lui, et ayants agenouillés en devers de lui enjouèrent à lui disants· sois de joie, le roi de les de Ioudaiens,</text:span> <text:span text:style-name="T2">30</text:span> <text:span text:style-name="T1">et ayants crachés envers envers lui prirent le calame et tapaient envers la tête de lui.</text:span> <text:span text:style-name="T2">31</text:span> <text:span text:style-name="T1">Et lorsque enjouèrent à lui, dévêtirent lui la chlamyde et envêtirent lui les himations de lui et conduisirent au loin lui envers ce crucifier.</text:span> <text:span text:style-name="T2">32</text:span> <text:span text:style-name="T1">Se sortants cependant trouvèrent être humain Cyrénéen à nom Simon, celui-ci angarièrent afin que que lève le croix de lui.</text:span> <text:span text:style-name="T2">33</text:span> <text:span text:style-name="T1">Et ayants venus envers lieu étant dit Golgotha, lequel est de Crâne Lieu étant dit,</text:span> <text:span text:style-name="T2">34</text:span> <text:span text:style-name="T1">donnèrent à lui boire vin avec de bile ayant été mixé· et se ayant goûté non voulut boire.</text:span> <text:span text:style-name="T2">35</text:span> <text:span text:style-name="T1">Ayants crucifiés cependant lui se partagèrent en séparant les himations de lui jetants lot,</text:span> <text:span text:style-name="T2">36</text:span> <text:span text:style-name="T1">et se étants assis gardaient lui là.</text:span> <text:span text:style-name="T2">37</text:span> <text:span text:style-name="T1">Et surposèrent sur le haut de la de tête de lui la cause de lui ayante étée graphée· celui-ci est Iésous le roi de les de Ioudaiens.</text:span> <text:span text:style-name="T2">38</text:span> <text:span text:style-name="T1">Alors sont crucifiés avec à lui deux pilleurs, un hors de droits et un hors de gauches.</text:span> <text:span text:style-name="T2">39</text:span> <text:span text:style-name="T1">Ceux cependant se allants à côté blasphémaient lui bougeants les têtes de eux</text:span> <text:span text:style-name="T2">40</text:span> <text:span text:style-name="T1">et disants· celui déliant vers le bas le temple et en à trois à journées édifiant en maison, sauve toi-même, si fils tu es de le de Dieu, [et] descends au loin de le de croix.</text:span> <text:span text:style-name="T2">41</text:span> <text:span text:style-name="T1">semblablement aussi les chefs sacrificateurs enjouants avec de les de lettrés et de plus anciens disaient·</text:span> <text:span text:style-name="T2">42</text:span> <text:span text:style-name="T1">autres sauva, lui-même non se peut sauver· roi de Israël est, descende maintenant au loin de le de croix et nous croirons sur lui.</text:span> <text:span text:style-name="T2">43</text:span> <text:span text:style-name="T1">a persuadé sur le Dieu, se délivre maintenant si veut lui· dit car en ce que de Dieu je suis fils.</text:span> <text:span text:style-name="T2">44</text:span> <text:span text:style-name="T1">Le cependant même aussi les pilleurs ceux ayants étés crucifiés avec avec à lui réprouvaient lui.</text:span> <text:span text:style-name="T2">45</text:span> <text:span text:style-name="T1">Au loin cependant de sixième de heure ténèbre se devint sur toute la terre jusqu'à ce que de heure de neuvième.</text:span> <text:span text:style-name="T2">46</text:span> <text:span text:style-name="T1">autour cependant la neuvième heure beugla de bas en haut le Iésous à voix à grande disant· Éloï Éloï lema sabachthani; ce-ci est· Dieu de moi Dieu de moi, pourquoi moi tu délaissas en contrebas;</text:span> <text:span text:style-name="T2">47</text:span> <text:span text:style-name="T1">des quelconques cependant de ceux là de ayants dressés ayants écoutés disaient en ce que Élia voixe celui-ci.</text:span> <text:span text:style-name="T2">48</text:span> <text:span text:style-name="T1">et directement ayant couru un hors de eux et ayant pris éponge ayant rempli en outre de vinaigre et ayant posé autour à calame donnait à boire lui.</text:span> <text:span text:style-name="T2">49</text:span> <text:span text:style-name="T1">les cependant restants disaient· abandonne que nous voyions si se vient Élia qui sauvera lui.</text:span> <text:span text:style-name="T2">50</text:span> <text:span text:style-name="T1">le cependant Iésous de nouveau ayant croassé à voix à grande abandonna le souffle.</text:span> <text:span text:style-name="T2">51</text:span> <text:span text:style-name="T1">Et voici le rideau étendu de le de temple fut scindé envers deux au loin d'en haut jusqu'à ce que vers le bas et la terre fut secoué et les roches furent scindé,</text:span> <text:span text:style-name="T2">52</text:span> <text:span text:style-name="T1">et les mémoriaux furent ouvert et nombreux corps de les de ayants étés mis au coucher de saints furent éveillé,</text:span> <text:span text:style-name="T2">53</text:span> <text:span text:style-name="T1">et ayants sortis hors de les de mémoriaux après la éveil de lui vinrent à l'intérieur envers la sainte cité et furent rendu visible dedans à nombreux.</text:span> <text:span text:style-name="T2">54</text:span> <text:span text:style-name="T1">Le cependant chef de cent et ceux avec de lui gardants le Iésous ayants vus le séisme et ces se ayants devenus furent effrayé véhémentement, disants· vraiment de Dieu fils était celui-ci.</text:span> <text:span text:style-name="T2">55</text:span> <text:span text:style-name="T1">Étaient cependant là femmes nombreuses au loin à distance observantes, lesquelles des quelconques suivirent à le à Iésous au loin de la de Galilée servantes à lui·</text:span> <text:span text:style-name="T2">56</text:span> <text:span text:style-name="T1">en à lesquelles était Maria la Magdalene et Maria la de le de Iakobos et de Ioseph mère et la mère de les de fils de Zébédaï.</text:span> <text:span text:style-name="T2">57</text:span> <text:span text:style-name="T1">de Tardive cependant de se ayante devenue vint être humain riche au loin de Arimathée, nommément Ioseph, lequel aussi lui-même fut discipliné à le à Iésous·</text:span> <text:span text:style-name="T2">58</text:span> <text:span text:style-name="T1">celui-ci ayant venu vers à le à Pilatus se demanda le corps de le de Iésous. alors le Pilatus ordonna être redonné.</text:span> <text:span text:style-name="T2">59</text:span> <text:span text:style-name="T1">Et ayant pris le corps le Ioseph enroula lui [en] à sindon à pure</text:span> <text:span text:style-name="T2">60</text:span> <text:span text:style-name="T1">et posa lui en à le à nouveau de lui à mémorial lequel tailla en à la à roche et ayant roulé auprès pierre grand à la à porte de le de mémorial éloigna.</text:span> <text:span text:style-name="T2">61</text:span> <text:span text:style-name="T1">Était cependant là Maria la Magdalene et la autre Maria se étantes assis depuis en-devant de le de tombeau.</text:span> <text:span text:style-name="T2">62</text:span> <text:span text:style-name="T1">à Celle cependant lendemain, laquelle une quelconque est après la équipement de côté, furent mené ensemble les chefs sacrificateurs et les Pharisiens vers Pilatus</text:span> <text:span text:style-name="T2">63</text:span> <text:span text:style-name="T1">disants· Maître, nous fûmes fait mémoire en ce que celui-là le égareur dit encore vivant· après trois journées je suis éveillé.</text:span> <text:span text:style-name="T2">64</text:span> <text:span text:style-name="T1">ordonne donc être sécurisé le tombeau jusqu'à ce que de la de troisième de journée, de peur que ayants venus les disciples de lui que volent lui et que disent à le à peuple· fut éveillé au loin de les de morts, et se sera la dernière égarement pire de la de première.</text:span> <text:span text:style-name="T2">65</text:span> <text:span text:style-name="T1">déclarait cependant à eux le Pilatus· vous avez custodia· dirigez en arrière que vous vous sécurisez comme vous avez su.</text:span> <text:span text:style-name="T2">66</text:span> <text:span text:style-name="T1">ceux cependant ayants étés allés se sécurisèrent le tombeau ayants scellés le pierre avec de la de custodia.</text:span> </text:p>
      <text:p text:style-name="P4">MATTHIEU  28</text:p>
      <text:p text:style-name="Text_20_body"><text:span text:style-name="T2">1</text:span> <text:span text:style-name="T1">Tardivement cependant de sabbats, à celle à commençante à luire envers une de sabbats vint Maria la Magdalene et la autre Maria observer le tombeau.</text:span> <text:span text:style-name="T2">2</text:span> <text:span text:style-name="T1">et voici séisme se devint grand· ange car de Maître ayant descendu hors de ciel et ayant venu vers roula au loin le pierre et se était assis sur le haut de lui.</text:span> <text:span text:style-name="T2">3</text:span> <text:span text:style-name="T1">était cependant la apparence de lui comme éclair et le vêtement de lui blanc comme neige.</text:span> <text:span text:style-name="T2">4</text:span> <text:span text:style-name="T1">au loin cependant de le de effroi de lui furent secoué ceux gardants et furent devenu comme morts.</text:span> <text:span text:style-name="T2">5</text:span> <text:span text:style-name="T1">Ayant été répondu cependant le ange dit à les à femmes· ne pas que vous vous effrayez vous, j'ai su car en ce que Iésous celui ayant été crucifié vous cherchez·</text:span> <text:span text:style-name="T2">6</text:span> <text:span text:style-name="T1">non est ici, fut éveillé car de haut en bas comme dit· venez ici voyez le lieu là où se couchait.</text:span> <text:span text:style-name="T2">7</text:span> <text:span text:style-name="T1">et promptement ayantes étées allées dites à les à disciples de lui en ce que fut éveillé au loin de les de morts, et voici mène devant vous envers la Galilée, là lui vous vous verrez· voici je dis à vous.</text:span> <text:span text:style-name="T2">8</text:span> <text:span text:style-name="T1">Et ayantes éloignées promptement au loin de le de mémorial avec de effroi et de joie de grande coururent rapporter annonce à les à disciples de lui.</text:span> <text:span text:style-name="T2">9</text:span> <text:span text:style-name="T1">et voici Iésous vint à la rencontre à elles disant· soyez de joie. celles cependant ayantes venues vers saisirent avec force de lui les pieds et prosternèrent vers à lui.</text:span> <text:span text:style-name="T2">10</text:span> <text:span text:style-name="T1">alors dit à elles le Iésous· ne pas que vous vous effrayez· dirigez en arrière rapportez annonce à les à frères de moi afin que que éloignent envers la Galilée, et là moi se verront.</text:span> <text:span text:style-name="T2">11</text:span> <text:span text:style-name="T1">de Se allantes cependant de elles voici des quelconques de la de custodia ayants venus envers la cité rapportèrent annonce à les à chefs sacrificateurs en totalités ces se ayants devenus.</text:span> <text:span text:style-name="T2">12</text:span> <text:span text:style-name="T1">et ayants étés menés ensemble avec de les de plus anciens délibération ensemble en outre ayants pris objets d'argents assez-importants donnèrent à les à soldats</text:span> <text:span text:style-name="T2">13</text:span> <text:span text:style-name="T1">disants· dites en ce que les disciples de lui de nuit ayants venus volèrent lui de nous de se mettants au coucher.</text:span> <text:span text:style-name="T2">14</text:span> <text:span text:style-name="T1">et si le cas échéant que soit écouté ce-ci sur de le de gouverneur, nous nous persuaderons [lui] et vous insouciants nous ferons.</text:span> <text:span text:style-name="T2">15</text:span> <text:span text:style-name="T1">ceux cependant ayants pris les objets d'argents firent comme furent enseigné. et fut divulgué le discours celui-ci à côté à Ioudaiens jusqu'à de la aujourd'hui [de journée].</text:span> <text:span text:style-name="T2">16</text:span> <text:span text:style-name="T1">Les cependant onze disciples furent allé envers la Galilée envers le montagne où se ordonnança à eux le Iésous,</text:span> <text:span text:style-name="T2">17</text:span> <text:span text:style-name="T1">et ayants vus lui prosternèrent vers, ceux cependant doutèrent.</text:span> <text:span text:style-name="T2">18</text:span> <text:span text:style-name="T1">et ayant venu vers le Iésous bavarda à eux disant· fut donné à moi toute autorité en à ciel et sur [de la] de terre.</text:span> <text:span text:style-name="T2">19</text:span> <text:span text:style-name="T1">ayants étés allés donc disciplinez tous les ethnies, baptisants eux envers le nom de le de père et de le de fils et de le de saint de souffle,</text:span> <text:span text:style-name="T2">20</text:span> <text:span text:style-name="T1">enseignants eux garder tous autant lesquels je me commandai à vous· et voici moi avec de vous je suis toutes les journées jusqu'à ce que de la de achèvement commun de le de ère.</text:span> </text:p>
      <text:h text:style-name="P2" text:outline-level="3">MARC</text:h>
      <text:p text:style-name="Text_20_body"/>
      <text:p text:style-name="P4">MARC  1</text:p>
      <text:p text:style-name="Text_20_body"><text:span text:style-name="T2">1</text:span> <text:span text:style-name="T1">Origine de le de évangile de Iésous de Christ [de fils de Dieu].</text:span> <text:span text:style-name="T2">2</text:span> <text:span text:style-name="T1">De haut en bas comme a été graphé en à le à Ésaïa à le à prophète· voici j'envoie le ange de moi d'avant de face de toi, lequel préparera de haut en bas la chemin de toi·</text:span> <text:span text:style-name="T2">3</text:span> <text:span text:style-name="T1">voix de beuglant en à la à déserte· préparez la chemin de Maître, directes faites les sentiers de lui,</text:span> <text:span text:style-name="T2">4</text:span> <text:span text:style-name="T1">se devint Ioannes [celui] baptisant en à la à déserte et annonçant baptême de transintelligence envers abandon de fautes.</text:span> <text:span text:style-name="T2">5</text:span> <text:span text:style-name="T1">et se allait au dehors vers lui toute la Ioudaia région et les Ierosolumites tous, et étaient baptisé sous de lui en à le à Iordane à fleuve se avouants à l'excès les fautes de eux.</text:span> <text:span text:style-name="T2">6</text:span> <text:span text:style-name="T1">et était le Ioannes se ayant envêtu cheveux de chameau et ceinture de peau autour la flanc de lui et mangeant sauterelles et miel agreste.</text:span> <text:span text:style-name="T2">7</text:span> <text:span text:style-name="T1">Et annonçait disant· se vient celui plus fort de moi derrière de moi, de lequel non je suis assez-important ayant penché délier le courroie de les de souliers de lui.</text:span> <text:span text:style-name="T2">8</text:span> <text:span text:style-name="T1">moi je baptisai vous à eau, lui cependant baptisera vous en à souffle à saint.</text:span> <text:span text:style-name="T2">9</text:span> <text:span text:style-name="T1">Et se devint en à celles-là à les à journées vint Iésous au loin de Nazareth de la de Galilée et fut baptisé envers le Iordane sous de Ioannes.</text:span> <text:span text:style-name="T2">10</text:span> <text:span text:style-name="T1">et directement montant hors de le de eau vit étants scindés les cieux et le souffle comme colombe descendant envers lui·</text:span> <text:span text:style-name="T2">11</text:span> <text:span text:style-name="T1">et voix se devint hors de les de cieux· toi tu es le fils de moi le aimé, en à toi j'estimai en bien.</text:span> <text:span text:style-name="T2">12</text:span> <text:span text:style-name="T1">Et directement le souffle lui éjecte envers la déserte.</text:span> <text:span text:style-name="T2">13</text:span> <text:span text:style-name="T1">et était en à la à déserte quarante journées étant mis en tentation sous de le de Satanas, et était avec de les de bêtes sauvages, et les anges servaient à lui.</text:span> <text:span text:style-name="T2">14</text:span> <text:span text:style-name="T1">Après cependant ce être transmis le Ioannes vint le Iésous envers la Galilée annonçant le évangile de le de Dieu</text:span> <text:span text:style-name="T2">15</text:span> <text:span text:style-name="T1">et disant en ce que a été fait plénitude le moment et a approché la royauté de le de Dieu· transintelligez et croyez en à le à évangile.</text:span> <text:span text:style-name="T2">16</text:span> <text:span text:style-name="T1">Et menant de côté à côté la mer de la de Galilée vit Simon et André le frère de Simon jetants à l'entour en à la à mer· étaient car pêcheurs.</text:span> <text:span text:style-name="T2">17</text:span> <text:span text:style-name="T1">et dit à eux le Iésous· venez ici derrière de moi, et je ferai vous se devenir pêcheurs de êtres humains.</text:span> <text:span text:style-name="T2">18</text:span> <text:span text:style-name="T1">et directement ayants abandonnés les filets suivirent à lui.</text:span> <text:span text:style-name="T2">19</text:span> <text:span text:style-name="T1">Et ayant avancé peu vit Iakobos celui de le de Zébédaï et Ioannes le frère de lui aussi eux en à le à navire ajustants complètement les filets,</text:span> <text:span text:style-name="T2">20</text:span> <text:span text:style-name="T1">et directement appela eux. et ayants abandonnés le père de eux Zébédaï en à le à navire avec de les de salariés éloignèrent derrière de lui.</text:span> <text:span text:style-name="T2">21</text:span> <text:span text:style-name="T1">Et se vont à l'intérieur envers Kapharnaoum· et directement à les à sabbats ayant venu à l'intérieur envers la synagogue enseignait.</text:span> <text:span text:style-name="T2">22</text:span> <text:span text:style-name="T1">et étaient heurté à l'excès sur à la à enseignement de lui· était car enseignant eux comme autorité ayant et non comme les lettrés.</text:span> <text:span text:style-name="T2">23</text:span> <text:span text:style-name="T1">Et directement était en à la à synagogue de eux être humain en à souffle à impur et croassa de bas en haut</text:span> <text:span text:style-name="T2">24</text:span> <text:span text:style-name="T1">disant· quel à nous et à toi, Iésous Nazarénien; tu vins dépérir nous; j'ai su toi quel tu es, le saint de le de Dieu.</text:span> <text:span text:style-name="T2">25</text:span> <text:span text:style-name="T1">et survalorisa à lui le Iésous disant· sois muselé et sors hors de lui.</text:span> <text:span text:style-name="T2">26</text:span> <text:span text:style-name="T1">et ayant convulsé lui le souffle le impur et ayant voixé à voix à grande sortit hors de lui.</text:span> <text:span text:style-name="T2">27</text:span> <text:span text:style-name="T1">et furent effaré en totalités de sorte que chercher ensemble vers eux disants· quel est ce-ci; enseignement nouvelle selon autorité· aussi à les à souffles à les à impurs ordonne sûrement, et écoutent en soumission à lui.</text:span> <text:span text:style-name="T2">28</text:span> <text:span text:style-name="T1">et sortit la écoute de lui directement partout envers toute entière la région alentour de la de Galilée.</text:span> <text:span text:style-name="T2">29</text:span> <text:span text:style-name="T1">Et directement hors de la de synagogue ayants sortis vinrent envers la maison d'habitation de Simon et de André avec de Iakobos et de Ioannes.</text:span> <text:span text:style-name="T2">30</text:span> <text:span text:style-name="T1">la cependant belle-mère de Simon se couchait de haut en bas enfiévrante, et directement disent à lui autour de elle.</text:span> <text:span text:style-name="T2">31</text:span> <text:span text:style-name="T1">et ayant venu vers éveilla elle ayant saisi avec force de la de main· et abandonna elle le fièvre, et servait à eux.</text:span> <text:span text:style-name="T2">32</text:span> <text:span text:style-name="T1">de Tardive cependant de se ayante devenue, lorsque plongea le soleil, portaient vers lui tous ceux malicieusement ayants et ceux étants démonisés·</text:span> <text:span text:style-name="T2">33</text:span> <text:span text:style-name="T1">et était toute entière la cité ayante étée rassemblée vers la porte.</text:span> <text:span text:style-name="T2">34</text:span> <text:span text:style-name="T1">et soigna nombreux malicieusement ayants à diverses à maladies et démons nombreux éjecta et non abandonnait bavarder les démons, en ce que avaient su lui.</text:span> <text:span text:style-name="T2">35</text:span> <text:span text:style-name="T1">Et matinalement nuitamment extrêmement ayant redressé sortit et éloigna envers désert lieu et là se priait.</text:span> <text:span text:style-name="T2">36</text:span> <text:span text:style-name="T1">et poursuivit de haut en bas lui Simon et ceux avec de lui,</text:span> <text:span text:style-name="T2">37</text:span> <text:span text:style-name="T1">et trouvèrent lui et disent à lui en ce que tous cherchent toi.</text:span> <text:span text:style-name="T2">38</text:span> <text:span text:style-name="T1">et dit à eux· que nous conduisions ailleurs envers les se ayantes bourgades, afin que aussi là que j'annonce· envers ce-ci car je sortis.</text:span> <text:span text:style-name="T2">39</text:span> <text:span text:style-name="T1">Et vint annonçant envers les synagogues de eux envers toute entière la Galilée et les démons éjectant.</text:span> <text:span text:style-name="T2">40</text:span> <text:span text:style-name="T1">Et se vient vers lui lépreux appelant à côté lui [et agenouillant] et disant à lui en ce que si le cas échéant que tu veuilles tu te peux moi purifier.</text:span> <text:span text:style-name="T2">41</text:span> <text:span text:style-name="T1">et ayant été remué aux entrailles ayant étendu la main de lui se toucha et dit à lui· je veux, sois purifié·</text:span> <text:span text:style-name="T2">42</text:span> <text:span text:style-name="T1">et directement éloigna au loin de lui la lèpre, et fut purifié.</text:span> <text:span text:style-name="T2">43</text:span> <text:span text:style-name="T1">et se ayant irrité dans à lui directement éjecta lui</text:span> <text:span text:style-name="T2">44</text:span> <text:span text:style-name="T1">et dit à lui· vois à ne pas un ne pas un que tu dises, mais dirige en arrière toi-même montre à le à sacrificateur et apporte autour de le de purification de toi lesquels ordonnança auprès Môusês, envers témoignage à eux.</text:span> <text:span text:style-name="T2">45</text:span> <text:span text:style-name="T1">Celui cependant ayant sorti se origina annoncer nombreux et divulguer le discours, de sorte que ne pas plus lui se pouvoir visiblement envers cité venir à l'intérieur, mais au-dehors sur à déserts à lieux était· et se venaient vers lui en toutes parts.</text:span> </text:p>
      <text:p text:style-name="P4"><text:soft-page-break/>MARC  2</text:p>
      <text:p text:style-name="Text_20_body"><text:span text:style-name="T2">1</text:span> <text:span text:style-name="T1">Et ayant venu à l'intérieur de nouveau envers Kapharnaoum par de journées fut écouté en ce que en à maison est.</text:span> <text:span text:style-name="T2">2</text:span> <text:span text:style-name="T1">et furent mené ensemble nombreux de sorte que ne pas plus placer ni cependant ces vers la porte, et bavardait à eux le discours.</text:span> <text:span text:style-name="T2">3</text:span> <text:span text:style-name="T1">Et se viennent portants vers lui paralytique étant levé sous de quatre.</text:span> <text:span text:style-name="T2">4</text:span> <text:span text:style-name="T1">et ne pas se pouvants apporter à lui par le fait de le foule détoitèrent la toit là où était, et ayants arrachés lâchent le grabat là où le paralytique se couchait de haut en bas.</text:span> <text:span text:style-name="T2">5</text:span> <text:span text:style-name="T1">et ayant vu le Iésous la croyance de eux dit à le à paralytique· enfant, ont été abandonnés de toi les fautes.</text:span> <text:span text:style-name="T2">6</text:span> <text:span text:style-name="T1">Étaient cependant des quelconques de les de lettrés là se étants assis et se calculants au-travers en à les à coeurs de eux·</text:span> <text:span text:style-name="T2">7</text:span> <text:span text:style-name="T1">quel celui-ci ainsi bavarde; blasphème· quel se peut abandonner fautes si ne pas un le Dieu;</text:span> <text:span text:style-name="T2">8</text:span> <text:span text:style-name="T1">et directement ayant reconnu le Iésous à le à souffle de lui en ce que ainsi se calculent au-travers en à eux-mêmes dit à eux· quel ces-ci vous vous calculez au-travers en à les à coeurs de vous;</text:span> <text:span text:style-name="T2">9</text:span> <text:span text:style-name="T1">quel est plus facile, dire à le à paralytique· sont abandonnés de toi les fautes, ou dire· éveille et lève le grabat de toi et piétine autour;</text:span> <text:span text:style-name="T2">10</text:span> <text:span text:style-name="T1">afin que cependant que vous ayez su en ce que autorité a le fils de le de être humain sur de la de terre abandonner fautes – dit à le à paralytique·</text:span> <text:span text:style-name="T2">11</text:span> <text:span text:style-name="T1">à toi je dis, éveille lève le grabat de toi et dirige en arrière envers le maison de toi.</text:span> <text:span text:style-name="T2">12</text:span> <text:span text:style-name="T1">et fut éveillé et directement ayant levé le grabat sortit en devers de tous, de sorte que se extasier tous et glorifier le Dieu disants en ce que ainsi pas cependant à un moment nous vîmes.</text:span> <text:span text:style-name="T2">13</text:span> <text:span text:style-name="T1">Et sortit de nouveau à côté la mer· et tout le foule se venait vers lui, et enseignait eux.</text:span> <text:span text:style-name="T2">14</text:span> <text:span text:style-name="T1">Et menant de côté vit Lévi celui de le de Alphaios se étant assis sur le bureau de taxes, et dit à lui· suis à moi. et ayant redressé suivit à lui.</text:span> <text:span text:style-name="T2">15</text:span> <text:span text:style-name="T1">Et se devient se coucher de haut en bas lui en à la à maison d'habitation de lui, et nombreux collecteurs de taxes et fauteurs se couchaient de bas en haut ensemble à le à Iésous et à les à disciples de lui· étaient car nombreux et suivaient à lui.</text:span> <text:span text:style-name="T2">16</text:span> <text:span text:style-name="T1">et les lettrés de les de Pharisiens ayants vus en ce que mange avec de les de fauteurs et de collecteurs de taxes disaient à les à disciples de lui· en ce que avec de les de collecteurs de taxes et de fauteurs mange;</text:span> <text:span text:style-name="T2">17</text:span> <text:span text:style-name="T1">et ayant écouté le Iésous dit à eux [en ce que] non besoin ont ceux ayants la ténacité de médecin mais ceux malicieusement ayants· non je vins appeler justes mais fauteurs.</text:span> <text:span text:style-name="T2">18</text:span> <text:span text:style-name="T1">Et étaient les disciples de Ioannes et les Pharisiens jeûnants. et se viennent et disent à lui· par le fait de quel les disciples de Ioannes et les disciples de les de Pharisiens jeûnent, les cependant tiens disciples non jeûnent;</text:span> <text:span text:style-name="T2">19</text:span> <text:span text:style-name="T1">et dit à eux le Iésous· ne pas se peuvent les fils de le de épousaille en à lequel le époux avec de eux est jeûner; autant lequel temps ont le époux avec de eux non se peuvent jeûner.</text:span> <text:span text:style-name="T2">20</text:span> <text:span text:style-name="T1">se viendront cependant journées lorsque le cas échéant que soit levé au loin au loin de eux le époux, et alors jeûneront en à celle-là à la à journée.</text:span> <text:span text:style-name="T2">21</text:span> <text:span text:style-name="T1">Aucun surjet de morceau de tissu de non foulé coud sur himation vieil· si cependant ne pas, lève le plénitude au loin de lui le nouveau de le de vieil et pire schisme se devient.</text:span> <text:span text:style-name="T2">22</text:span> <text:span text:style-name="T1">et aucun jette vin jeune envers outres vieux· si cependant ne pas, fracassera le vin les outres et le vin est dépéri et les outres· mais vin jeune envers outres nouveaux.</text:span> <text:span text:style-name="T2">23</text:span> <text:span text:style-name="T1">Et se devint lui en à les à sabbats se aller à côté par de les de champs ensemencés, et les disciples de lui se originèrent chemin faire épilants les épis.</text:span> <text:span text:style-name="T2">24</text:span> <text:span text:style-name="T1">et les Pharisiens disaient à lui· voici quel font à les à sabbats lequel non est permis;</text:span> <text:span text:style-name="T2">25</text:span> <text:span text:style-name="T1">et dit à eux· pas cependant à un moment vous prîtes connaissance quel fit Dauid lorsque besoin eut et eut faim lui et ceux avec de lui,</text:span> <text:span text:style-name="T2">26</text:span> <text:span text:style-name="T1">comment? vint à l'intérieur envers le maison de le de Dieu sur de Abiathar de chef sacrificateur et les pains de la de proposition mangea, lesquels non est permis manger si ne pas les sacrificateurs, et donna aussi à ceux avec à lui à étants;</text:span> <text:span text:style-name="T2">27</text:span> <text:span text:style-name="T1">Et disait à eux· le sabbat par le fait de le être humain se devint et non le être humain par le fait de le sabbat·</text:span> <text:span text:style-name="T2">28</text:span> <text:span text:style-name="T1">de sorte que Maître est le fils de le de être humain aussi de le de sabbat.</text:span> </text:p>
      <text:p text:style-name="P4">MARC  3</text:p>
      <text:p text:style-name="Text_20_body"><text:span text:style-name="T2">1</text:span> <text:span text:style-name="T1">Et vint à l'intérieur de nouveau envers la synagogue. et était là être humain ayante étée séchée ayant la main.</text:span> <text:span text:style-name="T2">2</text:span> <text:span text:style-name="T1">et épiaient lui si à les à sabbats soignera lui, afin que que accusent de lui.</text:span> <text:span text:style-name="T2">3</text:span> <text:span text:style-name="T1">et dit à le à être humain à celui la main à ayant sèche· éveille envers le au milieu.</text:span> <text:span text:style-name="T2">4</text:span> <text:span text:style-name="T1">et dit à eux· est permis à les à sabbats faire bon ou faire mal, âme sauver ou tuer catégoriquement; ceux cependant silençaient.</text:span> <text:span text:style-name="T2">5</text:span> <text:span text:style-name="T1">et se ayant regardé autour eux avec de colère, se attristant avec sur à la à callosité de la de coeur de eux dit à le à être humain· étends la main de toi. et étendit et fut reconstitué la main de lui.</text:span> <text:span text:style-name="T2">6</text:span> <text:span text:style-name="T1">Et ayants sortis les Pharisiens directement avec de les de Hérodiens délibération ensemble donnaient contre de lui de telle manière que lui que dépérissent.</text:span> <text:span text:style-name="T2">7</text:span> <text:span text:style-name="T1">Et le Iésous avec de les de disciples de lui replaça vers la mer, et nombreux multitude au loin de la de Galilée [suivit], et au loin de la de Ioudaia</text:span> <text:span text:style-name="T2">8</text:span> <text:span text:style-name="T1">et au loin de Ierosolymas et au loin de la de Idumée et de l'autre côté de le de Iordane et autour Tyr et Sidon multitude nombreux écoutants autant lesquels faisait vinrent vers lui.</text:span> <text:span text:style-name="T2">9</text:span> <text:span text:style-name="T1">Et dit à les à disciples de lui afin que petit navire que endure auprès à lui par le fait de le foule afin que ne pas que oppressent lui·</text:span> <text:span text:style-name="T2">10</text:span> <text:span text:style-name="T1">nombreux car soigna, de sorte que tomber dessus à lui afin que de lui que se touchent autant lesquels avaient fouets.</text:span> <text:span text:style-name="T2">11</text:span> <text:span text:style-name="T1">et les souffles les impurs, lorsque le cas échéant lui observaient, tombaient vers à lui et croassaient disants en ce que toi tu es le fils de le de Dieu.</text:span> <text:span text:style-name="T2">12</text:span> <text:span text:style-name="T1">et nombreux survalorisait à eux afin que ne pas lui visible que fassent.</text:span> <text:span text:style-name="T2">13</text:span> <text:span text:style-name="T1">Et monte envers le montagne et se appelle auprès lesquels voulait lui, et éloignèrent vers lui.</text:span> <text:span text:style-name="T2">14</text:span> <text:span text:style-name="T1">Et fit douze [lesquels aussi envoyés nomma] afin que que soient avec de lui et afin que que envoie eux annoncer</text:span> <text:span text:style-name="T2">15</text:span> <text:span text:style-name="T1">et avoir autorité éjecter les démons·</text:span> <text:span text:style-name="T2">16</text:span> <text:span text:style-name="T1">[Et fit les douze,] et surposa nom à le à Simon Pierre,</text:span> <text:span text:style-name="T2">17</text:span> <text:span text:style-name="T1">et Iakobos celui de le de Zébédaï et Ioannes le frère de le de Iakobos et surposa à eux noms Boanergès, lequel est fils de tonnerre·</text:span> <text:span text:style-name="T2">18</text:span> <text:span text:style-name="T1">et André et Philippe et Bar-Tolomaï et Matthaios et Thomas et Iakobos celui de le de Alphaios et Thaddaios et Simon le Kananéen</text:span> <text:span text:style-name="T2">19</text:span> <text:span text:style-name="T1">et Iouda Iskariote, lequel aussi transmit lui.</text:span> <text:span text:style-name="T2">20</text:span> <text:span text:style-name="T1">Et se vient envers maison· et se vient ensemble de nouveau [le] foule, de sorte que ne pas se pouvoir eux ni cependant pain manger.</text:span> <text:span text:style-name="T2">21</text:span> <text:span text:style-name="T1">et ayants écoutés ceux à côté de lui sortirent saisir avec force lui· disaient car en ce que extasia.</text:span> <text:span text:style-name="T2">22</text:span> <text:span text:style-name="T1">Et les lettrés ceux au loin de Ierosolymas ayants descendus disaient en ce que Beelzeboul a et en ce que en à le à chef de les de démons éjecte les démons.</text:span> <text:span text:style-name="T2">23</text:span> <text:span text:style-name="T1">Et se ayant appelé auprès eux en à paraboles disait à eux· comment? se peut Satanas Satanas éjecter;</text:span> <text:span text:style-name="T2">24</text:span> <text:span text:style-name="T1">et si le cas échéant royauté sur elle-même que soit partagé, non se peut être dressé la royauté celle-là·</text:span> <text:span text:style-name="T2">25</text:span> <text:span text:style-name="T1">et si le cas échéant maison d'habitation sur elle-même que soit partagé, non se pourra la maison d'habitation celle-là être dressé.</text:span> <text:span text:style-name="T2">26</text:span> <text:span text:style-name="T1">et si le Satanas redressa sur lui-même et fut partagé, non se peut dresser mais achèvement a.</text:span> <text:span text:style-name="T2">27</text:span> <text:span text:style-name="T1">mais non se peut aucun envers la maison d'habitation de le de tenace ayant venu à l'intérieur les ustensiles de lui ravir au-travers, si le cas échéant ne pas premièrement le tenace que attache de lien, et alors la maison d'habitation de lui ravira au-travers.</text:span> <text:span text:style-name="T2">28</text:span> <text:span text:style-name="T1">Amen je dis à vous en ce que tous sera abandonné à les à fils de les de êtres humains les fautements et les blasphémies autant lesquels si le cas échéant que blasphèment·</text:span> <text:span text:style-name="T2">29</text:span> <text:span text:style-name="T1">lequel cependant le cas échéant que blasphème envers le souffle le saint, non a abandon envers le ère, mais tenu au-dedans est de éternel de fautement.</text:span> <text:span text:style-name="T2">30</text:span> <text:span text:style-name="T1">en ce que disaient· souffle impur a.</text:span> <text:span text:style-name="T2">31</text:span> <text:span text:style-name="T1">Et se viennent la mère de lui et les frères de lui et au-dehors tenants debout envoyèrent vers lui appelants lui.</text:span> <text:span text:style-name="T2">32</text:span> <text:span text:style-name="T1">et se était assis autour lui foule, et disent à lui· voici la mère de toi et les frères de toi [et les soeurs de toi] au-dehors cherchent toi.</text:span> <text:span text:style-name="T2">33</text:span> <text:span text:style-name="T1">et ayant été répondu à eux dit· quelle est la mère de moi et les frères [de moi];</text:span> <text:span text:style-name="T2">34</text:span> <text:span text:style-name="T1">et se ayant regardé autour ceux autour lui en cercle se étants assis dit· voici la mère de moi et les frères de moi.</text:span> <text:span text:style-name="T2">35</text:span> <text:span text:style-name="T1">lequel [car] le cas échéant que fasse le volonté de le de Dieu, celui-ci frère de moi et soeur et mère est.</text:span> </text:p>
      <text:p text:style-name="P4">MARC  4</text:p>
      <text:p text:style-name="Text_20_body"><text:span text:style-name="T2">1</text:span> <text:span text:style-name="T1">Et de nouveau se origina enseigner à côté la mer· et est mené ensemble vers lui foule plus nombreux, de sorte que lui envers le navire ayant embarqué se être assis en à la à mer, et tout le foule vers la mer sur de la de terre étaient.</text:span> <text:span text:style-name="T2">2</text:span> <text:span text:style-name="T1">et enseignait eux en à paraboles nombreux et disait à eux en à la à enseignement de lui·</text:span> <text:span text:style-name="T2">3</text:span> <text:span text:style-name="T1">Écoutez. voici sortit celui semant semer.</text:span> <text:span text:style-name="T2">4</text:span> <text:span text:style-name="T1">et se devint en à ce semer lequel certes tomba à côté la chemin, et vint les volatiles et mangea complètement lui.</text:span> <text:span text:style-name="T2">5</text:span> <text:span text:style-name="T1">et autre tomba sur le rocailleux là où non avait terre nombreuse, et directement leva de bas en haut au-dehors par le fait de le ne pas avoir profondeur de terre·</text:span> <text:span text:style-name="T2">6</text:span> <text:span text:style-name="T1">et lorsque leva de bas en haut le soleil fut brûlé et par le fait de ce ne pas avoir racine fut séché.</text:span> <text:span text:style-name="T2">7</text:span> <text:span text:style-name="T1">et autre tomba envers les épines, et montèrent les épines et étouffèrent avec lui, et fruit non donna.</text:span> <text:span text:style-name="T2">8</text:span> <text:span text:style-name="T1">et autres tomba envers la terre la belle et donnait fruit montants et étants crûs et portait en trente et en à soixante et en à cent.</text:span> <text:span text:style-name="T2">9</text:span> <text:span text:style-name="T1">et disait· lequel a oreilles écouter écoute.</text:span> <text:span text:style-name="T2">10</text:span> <text:span text:style-name="T1">Et lorsque se devint selon seules, interrogeaient lui ceux autour lui avec à les à douze les paraboles.</text:span> <text:span text:style-name="T2">11</text:span> <text:span text:style-name="T1">et disait à eux· à vous le mystère a été donné de la de royauté de le de Dieu· à ceux-là cependant à ceux au-dehors en à paraboles ces tous se devient,</text:span> <text:span text:style-name="T2">12</text:span> <text:span text:style-name="T1">afin que regardants que regardent et ne pas que voient, et écoutants que écoutent et ne pas que comprennent, de peur que que tournent sur et que soit abandonné à eux.</text:span> <text:span text:style-name="T2">13</text:span> <text:span text:style-name="T1">Et dit à eux· non vous avez su la parabole celle-ci, et comment? toutes les paraboles vous vous connaîtrez;</text:span> <text:span text:style-name="T2">14</text:span> <text:span text:style-name="T1">celui semant le discours sème.</text:span> <text:span text:style-name="T2">15</text:span> <text:span text:style-name="T1">ceux-ci cependant sont ceux à côté la chemin· là où est semé le discours et lorsque le cas échéant que écoutent, directement se vient le Satanas et lève le discours celui ayant été semé envers eux.</text:span> <text:span text:style-name="T2">16</text:span> <text:span text:style-name="T1">et ceux-ci sont semblablement ceux sur les rocailleux étants semés, lesquels lorsque le cas échéant que écoutent le discours directement avec de joie prennent lui,</text:span> <text:span text:style-name="T2">17</text:span> <text:span text:style-name="T1">et non ont racine en à eux-mêmes mais vers des moments sont, puis de se ayante devenue de oppression ou de poursuite par le fait de le discours directement sont scandalisés.</text:span> <text:span text:style-name="T2">18</text:span> <text:span text:style-name="T1">et autres sont ceux envers les épines étants semés· ceux-ci sont ceux le discours ayants écoutés,</text:span> <text:span text:style-name="T2">19</text:span> <text:span text:style-name="T1">et les inquiétudes de le de ère et la appât de le de richesse et les autour les restants désirs en fureurs se allantes à l'intérieur étouffent avec le discours et sans fruit se devient.</text:span> <text:span text:style-name="T2">20</text:span> <text:span text:style-name="T1">et ceux-là sont ceux sur la terre la belle ayants étés semés, lesquels des quelconques écoutent le discours et se acceptent à côté et colportent du fruit en à trente et en à soixante et en à cent.</text:span> <text:span text:style-name="T2">21</text:span> <text:span text:style-name="T1">Et disait à eux· ne serait-ce que se vient le chandelle afin que sous le muid que soit posé ou sous la lit; non afin que sur la chandelier que soit posé;</text:span> <text:span text:style-name="T2">22</text:span> <text:span text:style-name="T1">non car est caché si le cas échéant ne pas afin que que soit rendu visible, non cependant se devint caché au loin mais afin que que vienne envers visible.</text:span> <text:span text:style-name="T2">23</text:span> <text:span text:style-name="T1">si un quelconque a oreilles écouter écoute.</text:span> <text:span text:style-name="T2">24</text:span> <text:span text:style-name="T1">Et disait à eux· regardez quel vous écoutez. en à lequel à mesure vous mesurez sera mesuré à vous et sera apposé à vous.</text:span> <text:span text:style-name="T2">25</text:span> <text:span text:style-name="T1">lequel car a, sera donné à lui· et lequel non a, aussi lequel a sera levé au loin de lui.</text:span> <text:span text:style-name="T2">26</text:span> <text:span text:style-name="T1">Et disait· ainsi est la royauté de le de Dieu comme être humain que jette le semaille sur de la de terre</text:span> <text:span text:style-name="T2">27</text:span> <text:span text:style-name="T1">et que dorme de haut en bas et que soit éveillé nuit et journée, et le semaille que germe et que se allonge comme non a su lui.</text:span> <text:span text:style-name="T2">28</text:span> <text:span text:style-name="T1">automate la terre colporte du fruit, premièrement herbe puis épi puis de plénitude froment en à le à épi.</text:span> <text:span text:style-name="T2">29</text:span> <text:span text:style-name="T1">lorsque le cas échéant cependant que transmette le fruit, directement envoie le faucille, en ce que a dressé à côté le moisson.</text:span> <text:span text:style-name="T2">30</text:span> <text:span text:style-name="T1">Et disait· comment? que nous rendions semblable la royauté de le de Dieu ou en à quelle elle à parabole que nous posions;</text:span> <text:span text:style-name="T2">31</text:span> <text:span text:style-name="T1">comme à grain de sinapis, lequel lorsque le cas échéant que soit semé sur de la de terre, plus petit étant de tous de les de semences de ces sur de la de terre,</text:span> <text:span text:style-name="T2">32</text:span> <text:span text:style-name="T1">et lorsque le cas échéant que soit semé, monte et se devient plus grand de tous de les de légumes et fait branches grands, de sorte que se pouvoir sous la ombre de lui les volatiles de le de ciel dresser tente contre.</text:span> <text:span text:style-name="T2">33</text:span> <text:span text:style-name="T1">Et à telles à paraboles à nombreuses bavardait à eux le discours de haut en bas comme se pouvaient écouter·</text:span> <text:span text:style-name="T2">34</text:span> <text:span text:style-name="T1">séparément cependant de parabole non bavardait à eux, selon en propre cependant à les à en propres à disciples expliquait tous.</text:span> <text:span text:style-name="T2">35</text:span> <text:span text:style-name="T1">Et dit à eux en à celle-là à la à journée de tardive de se ayante devenue· que nous passions à travers envers ce de l'autre côté.</text:span> <text:span text:style-name="T2">36</text:span> <text:span text:style-name="T1">et ayants abandonnés le foule prennent à côté lui comme était en à le à navire, et autres navires était avec de lui.</text:span> <text:span text:style-name="T2">37</text:span> <text:span text:style-name="T1">et se devient ouragan grande de vent et les vagues surjetait envers le navire, de sorte que déjà être rempli pleinement le navire.</text:span> <text:span text:style-name="T2">38</text:span> <text:span text:style-name="T1">et lui était en à la à poupe sur le oreiller dormant de haut en bas. et éveillent lui et disent à lui· enseignant, non soucie à toi en ce que nous nous dépérissons;</text:span> <text:span text:style-name="T2">39</text:span> <text:span text:style-name="T1">et ayant été réveillé survalorisa à le à vent et dit à la à mer· silence, aie été muselé. et cessa le vent et se devint calme grande.</text:span> <text:span text:style-name="T2">40</text:span> <text:span text:style-name="T1">et dit à eux· quel timides vous êtes; non encore vous avez croyance;</text:span> <text:span text:style-name="T2">41</text:span> <text:span text:style-name="T1">et furent effrayé effroi grand et disaient vers les uns les autres· quel par conséquent celui-ci est en ce que et le vent et la mer écoute en soumission à lui;</text:span> </text:p>
      <text:p text:style-name="P4">MARC  5</text:p>
      <text:p text:style-name="Text_20_body"><text:span text:style-name="T2">1</text:span> <text:span text:style-name="T1">Et vinrent envers ce de l'autre côté de la de mer envers la région de les de Géraséniens.</text:span> <text:span text:style-name="T2">2</text:span> <text:span text:style-name="T1">et de ayant sorti de lui hors de le de navire directement vint à la rencontre à lui hors de les de mémoriaux être humain en à souffle à impur,</text:span> <text:span text:style-name="T2">3</text:span> <text:span text:style-name="T1">lequel la établissement d'habitat avait en à les à monuments, et non cependant à chaîne non plus aucun se pouvait lui attacher de lien</text:span> <text:span text:style-name="T2">4</text:span> <text:span text:style-name="T1">par le fait de ce lui souvent à entraves et à chaînes avoir été attaché de lien et avoir été tiré à travers sous de lui les chaînes et les entraves avoir été broyé ensemble, et aucun avait la ténacité lui dompter·</text:span> <text:span text:style-name="T2">5</text:span> <text:span text:style-name="T1">et par de tout de nuit et de journée en à les à monuments et en à les à montagnes était croassant et coupant de haut en bas lui-même à pierres.</text:span> <text:span text:style-name="T2">6</text:span> <text:span text:style-name="T1">Et ayant vu le Iésous au loin à distance courut et prosterna vers à lui</text:span> <text:span text:style-name="T2">7</text:span> <text:span text:style-name="T1">et ayant croassé à voix à grande dit· quel à moi et à toi, Iésous fils de le de Dieu de le de très haut; je fais sermenter toi le Dieu, ne pas moi que tu tortures.</text:span> <text:span text:style-name="T2">8</text:span> <text:span text:style-name="T1">disait car à lui· sors le souffle le impur hors de le de être humain.</text:span> <text:span text:style-name="T2">9</text:span> <text:span text:style-name="T1">et surinterrogeait lui· quel nom à toi; et dit à lui· légion nom à moi, en ce que nombreux nous sommes.</text:span> <text:span text:style-name="T2">10</text:span> <text:span text:style-name="T1">et appelait à côté lui nombreux afin que ne pas eux que envoie au-dehors de la de région.</text:span> <text:span text:style-name="T2">11</text:span> <text:span text:style-name="T1">Était cependant là vers à le à montagne harde de pourceaux grande étante faite paître·</text:span> <text:span text:style-name="T2">12</text:span> <text:span text:style-name="T1">et appelèrent à côté lui disants· mande nous envers les pourceaux, afin que envers eux que nous venions à l'intérieur.</text:span> <text:span text:style-name="T2">13</text:span> <text:span text:style-name="T1">et permit à eux. et ayants sortis les souffles les impurs vinrent à l'intérieur envers les pourceaux, et rua la harde contre de le de escarpement envers la mer, comme deux mille, et étaient étouffé en à la à mer.</text:span> <text:span text:style-name="T2">14</text:span> <text:span text:style-name="T1">Et ceux faisants paître eux fuirent et rapportèrent annonce envers la cité et envers les champs· et vinrent voir quel est ce ayant devenu</text:span> <text:span text:style-name="T2">15</text:span> <text:span text:style-name="T1">et se viennent vers le Iésous et observent celui étant démonisé se étant assis ayant été vêtu himation et étant sain d'émotion, celui ayant eu le légion, et furent effrayé.</text:span> <text:span text:style-name="T2">16</text:span> <text:span text:style-name="T1">et se racontèrent complètement à eux ceux ayants vus comment? se devint à celui à étant démonisé et autour de les de pourceaux.</text:span> <text:span text:style-name="T2">17</text:span> <text:span text:style-name="T1">et se originèrent appeler à côté lui éloigner au loin de les de frontières de eux.</text:span> <text:span text:style-name="T2">18</text:span> <text:span text:style-name="T1">Et de embarquant de lui envers le navire appelait à côté lui celui ayant été démonisé afin que avec de lui que soit.</text:span> <text:span text:style-name="T2">19</text:span> <text:span text:style-name="T1">et non abandonna lui, mais dit à lui· dirige en arrière envers le maison de toi vers les tiens et rapporte annonce à eux autant lesquels le Maître à toi a fait et fit miséricorde toi.</text:span> <text:span text:style-name="T2">20</text:span> <text:span text:style-name="T1">et éloigna et se origina annoncer en à la à Décapole autant lesquels fit à lui le Iésous, et tous étonnaient.</text:span> <text:span text:style-name="T2">21</text:span> <text:span text:style-name="T1">Et de ayant traversé de le de Iésous [en à le à navire] de nouveau envers ce de l'autre côté fut mené ensemble foule nombreux sur lui, et était à côté la mer.</text:span> <text:span text:style-name="T2">22</text:span> <text:span text:style-name="T1">Et voici, se vient un de les de chefs de synagogues, à nom Iairos, et ayant vu lui tombe vers les pieds de lui</text:span> <text:span text:style-name="T2">23</text:span> <text:span text:style-name="T1">et appelle à côté lui nombreux disant en ce que le petite fille de moi dernièrement a, afin que ayant venu que tu surposes les mains à elle afin que que soit sauvé et que vive.</text:span> <text:span text:style-name="T2">24</text:span> <text:span text:style-name="T1">et éloigna avec de lui. et suivait à lui foule nombreux et oppressaient ensemble lui.</text:span> <text:span text:style-name="T2">25</text:span> <text:span text:style-name="T1">Et femme étante en à écoulement de sang douze ans</text:span> <text:span text:style-name="T2">26</text:span> <text:span text:style-name="T1">et nombreux ayante soufferte sous de nombreux de médecins et ayante dépensée ces à côté de elle-même tous et ne pas un ayante étée profitée mais davantage envers le pire ayante venue,</text:span> <text:span text:style-name="T2">27</text:span> <text:span text:style-name="T1">ayante écoutée ces autour de le de Iésous, ayante venue en à le à foule de derrière se toucha de le de himation de lui·</text:span> <text:span text:style-name="T2">28</text:span> <text:span text:style-name="T1">disait car en ce que si le cas échéant que je me touche et si de les de himations de lui je serai sauvé.</text:span> <text:span text:style-name="T2">29</text:span> <text:span text:style-name="T1">et directement fut séché la source de le de sang de elle et connut à le à corps en ce que a été guéri au loin de la de fouet.</text:span> <text:span text:style-name="T2">30</text:span> <text:span text:style-name="T1">et directement le Iésous ayant reconnu en à lui-même la hors de lui puissance ayante sortie ayant été tourné sur en à le à foule disait· quel de moi se toucha de les de himations;</text:span> <text:span text:style-name="T2">31</text:span> <text:span text:style-name="T1">et disaient à lui les disciples de lui· tu regardes le foule oppressant ensemble toi et tu dis· quel de moi se toucha;</text:span> <text:span text:style-name="T2">32</text:span> <text:span text:style-name="T1">et se regardait autour voir celle ce-ci ayante faite.</text:span> <text:span text:style-name="T2">33</text:span> <text:span text:style-name="T1">la cependant femme ayante étée effrayée et tremblante, ayante sue lequel a devenu à elle, vint et tomba vers à lui et dit à lui toute la vérité.</text:span> <text:span text:style-name="T2">34</text:span> <text:span text:style-name="T1">celui cependant dit à elle· fille, la croyance de toi a sauvé toi· dirige en arrière envers paix et sois saine au loin de la de fouet de toi.</text:span> <text:span text:style-name="T2">35</text:span> <text:span text:style-name="T1">Encore de lui de bavardant se viennent au loin de le de chef de synagogue disants en ce que la fille de toi mourut loin· quel encore tu écorches le enseignant;</text:span> <text:span text:style-name="T2">36</text:span> <text:span text:style-name="T1">le cependant Iésous ayant écouté à côté le discours étant bavardé dit à le à chef de synagogue· ne pas te effraie, seulement crois.</text:span> <text:span text:style-name="T2">37</text:span> <text:span text:style-name="T1">et non abandonna aucun avec de lui suivre ensemble si ne pas le Pierre et Iakobos et Ioannes le frère de Iakobos.</text:span> <text:span text:style-name="T2">38</text:span> <text:span text:style-name="T1">et se viennent envers le maison de le de chef de synagogue, et observe tumulte et pleurants et criants alala nombreux,</text:span> <text:span text:style-name="T2">39</text:span> <text:span text:style-name="T1">et ayant venu à l'intérieur dit à eux· quel vous êtes tumultués et vous pleurez; le petit enfant non mourut loin mais dort de haut en bas.</text:span> <text:span text:style-name="T2">40</text:span> <text:span text:style-name="T1">et riaient de haut en bas de lui. lui cependant ayant éjecté tous prend à côté le père de le de petit enfant et la mère et ceux avec de lui et se va à l'intérieur là où était le petit enfant.</text:span> <text:span text:style-name="T2">41</text:span> <text:span text:style-name="T1">et ayant saisi avec force de la de main de le de petit enfant dit à elle· Talitha koum, lequel est étant traduit· le fillette, à toi je dis, éveille.</text:span> <text:span text:style-name="T2">42</text:span> <text:span text:style-name="T1">et directement redressa le fillette et piétinait autour· était car de ans de douze. et extasièrent [directement] à extase à grande.</text:span> <text:span text:style-name="T2">43</text:span> <text:span text:style-name="T1">et se équipa en séparant à eux nombreux afin que ne pas un que connaisse ce-ci, et dit être donné à elle manger.</text:span> </text:p>
      <text:p text:style-name="P4">MARC  6</text:p>
      <text:p text:style-name="Text_20_body"><text:span text:style-name="T2">1</text:span> <text:span text:style-name="T1">Et sortit de là et se vient envers la patrie de lui, et suivent à lui les disciples de lui.</text:span> <text:span text:style-name="T2">2</text:span> <text:span text:style-name="T1">et de se ayant devenu de sabbat se origina enseigner en à la à synagogue, et les nombreux écoutants étaient heurté à l'excès disants· d'où? à celui-ci ces-ci, et quelle la sagesse celle ayante étée donnée à celui-ci, et les puissances telles par de les de mains de lui se devenantes;</text:span> <text:span text:style-name="T2">3</text:span> <text:span text:style-name="T1">non celui-ci est le artisan, le fils de la de Maria et frère de Iakobos et de Iosetos et de Iouda et de Simon; et non sont les soeurs de lui ici vers nous; et étaient scandalisé en à lui.</text:span> <text:span text:style-name="T2">4</text:span> <text:span text:style-name="T1">et disait à eux le Iésous en ce que non est prophète sans valeur si ne pas en à la à patrie de lui et en à les à congénitaux de lui et en à la à maison d'habitation de lui.</text:span> <text:span text:style-name="T2">5</text:span> <text:span text:style-name="T1">et non se pouvait là faire aucune puissance, si ne pas à peu à malades ayant surposé les mains soigna.</text:span> <text:span text:style-name="T2">6</text:span> <text:span text:style-name="T1">et étonnait par le fait de la incroyance de eux. Et menait autour les villages en cercle enseignant.</text:span> <text:span text:style-name="T2">7</text:span> <text:span text:style-name="T1">Et se appelle auprès les douze et se origina eux envoyer deux deux et donnait à eux autorité de les de souffles de les de impurs,</text:span> <text:span text:style-name="T2">8</text:span> <text:span text:style-name="T1">et annonça à côté à eux afin que ne pas un que lèvent envers chemin si ne pas bâton seulement, ne pas pain, ne pas besace, ne pas envers la ceinture cuivre,</text:span> <text:span text:style-name="T2">9</text:span> <text:span text:style-name="T1">mais se ayants liés en dessous sandales, et ne pas que vous vous envêtiez deux chitons.</text:span> <text:span text:style-name="T2">10</text:span> <text:span text:style-name="T1">et disait à eux· là où si le cas échéant que vous veniez à l'intérieur envers maison d'habitation, là restez jusqu'à ce que le cas échéant que vous sortiez de là.</text:span> <text:span text:style-name="T2">11</text:span> <text:span text:style-name="T1">et lequel le cas échéant lieu ne pas que se accepte vous ni cependant que écoutent de vous, se allants au dehors de là secouez dehors le poudre celui en dessous vers le bas de les de pieds de vous envers témoignage à eux.</text:span> <text:span text:style-name="T2">12</text:span> <text:span text:style-name="T1">Et ayants sortis annoncèrent afin que que transintelligent,</text:span> <text:span text:style-name="T2">13</text:span> <text:span text:style-name="T1">et démons nombreux éjectaient, et huilaient à huile d'olive nombreux malades et soignaient.</text:span> <text:span text:style-name="T2">14</text:span> <text:span text:style-name="T1">Et écouta le roi Hérode, visible car se devint le nom de lui, et disaient en ce que Ioannes celui baptisant a été éveillé hors de morts et par le fait de ce-ci énergisent les puissances en à lui.</text:span> <text:span text:style-name="T2">15</text:span> <text:span text:style-name="T1">autres cependant disaient en ce que Élia est· autres cependant disaient en ce que prophète comme un de les de prophètes.</text:span> <text:span text:style-name="T2">16</text:span> <text:span text:style-name="T1">ayant écouté cependant le Hérode disait· en ce que lequel moi je décapitai Ioannes, celui-ci fut éveillé.</text:span> <text:span text:style-name="T2">17</text:span> <text:span text:style-name="T1">Lui-même car le Hérode ayant envoyé saisit avec force le Ioannes et attacha de lien lui en à gardiennage par le fait de Hérodias la femme de Philippe de le de frère de lui, en ce que elle maria·</text:span> <text:span text:style-name="T2">18</text:span> <text:span text:style-name="T1">disait car le Ioannes à le à Hérode en ce que non est permis à toi avoir la femme de le de frère de toi.</text:span> <text:span text:style-name="T2">19</text:span> <text:span text:style-name="T1">la cependant Hérodias tenait au-dedans à lui et voulait lui tuer catégoriquement, et non se pouvait·</text:span> <text:span text:style-name="T2">20</text:span> <text:span text:style-name="T1">le car Hérode se effrayait le Ioannes, ayant su lui homme juste et saint, et gardait ensemble lui, et ayant écouté de lui nombreux embarrassait, et plaisamment de lui écoutait.</text:span> <text:span text:style-name="T2">21</text:span> <text:span text:style-name="T1">Et de se ayante devenue de journée de bien de moment lorsque Hérode à les à fêtes de naissance de lui dîner fit à les à magnats de lui et à les à chiliarques et à les à premiers de la de Galilée,</text:span> <text:span text:style-name="T2">22</text:span> <text:span text:style-name="T1">et de ayante venue à l'intérieur de la de fille de lui de Hérodias et de se ayante dansée et de ayante plue à le à Hérode et à ceux à se couchants de bas en haut ensemble. dit le roi à le à fillette· demande moi lequel si le cas échéant que tu veuilles, et je donnerai à toi·</text:span> <text:span text:style-name="T2">23</text:span> <text:span text:style-name="T1">et jura à elle [nombreux] lequel un quelconque si le cas échéant moi que tu demandes je donnerai à toi jusqu'à ce que de demi de la de royauté de moi.</text:span> <text:span text:style-name="T2">24</text:span> <text:span text:style-name="T1">et ayante sortie dit à la à mère de elle· quel que je me demande; celle cependant dit· la tête de Ioannes de celui de baptisant.</text:span> <text:span text:style-name="T2">25</text:span> <text:span text:style-name="T1">et ayante venue à l'intérieur directement avec de hâte vers le roi se demanda disante· je veux afin que immédiatement que tu donnes à moi sur à planche la tête de Ioannes de le de Baptiseur.</text:span> <text:span text:style-name="T2">26</text:span> <text:span text:style-name="T1">et triste autour se ayant devenu le roi par le fait de les serments et ceux se couchants de bas en haut ensemble non voulut démettre elle·</text:span> <text:span text:style-name="T2">27</text:span> <text:span text:style-name="T1">et directement ayant envoyé le roi spéculateur ordonna sûrement porter la tête de lui. et ayant éloigné décapita lui en à la à gardiennage</text:span> <text:span text:style-name="T2">28</text:span> <text:span text:style-name="T1">et porta la tête de lui sur à planche et donna elle à le à fillette, et le fillette donna elle à la à mère de elle.</text:span> <text:span text:style-name="T2">29</text:span> <text:span text:style-name="T1">et ayants écoutés les disciples de lui vinrent et levèrent le corps tombé de lui et posèrent lui en à mémorial.</text:span> <text:span text:style-name="T2">30</text:span> <text:span text:style-name="T1">Et sont menés ensemble les envoyés vers le Iésous et rapportèrent annonce à lui tous autant lesquels firent et autant lesquels enseignèrent.</text:span> <text:span text:style-name="T2">31</text:span> <text:span text:style-name="T1">et dit à eux· venez ici vous vous-mêmes selon en propre envers désert lieu et que vous vous reposez peu. étaient car ceux se venants et ceux dirigeants en arrière nombreux, et non cependant manger avaient moment de bien.</text:span> <text:span text:style-name="T2">32</text:span> <text:span text:style-name="T1">Et éloignèrent en à le à navire envers désert lieu selon en propre.</text:span> <text:span text:style-name="T2">33</text:span> <text:span text:style-name="T1">et virent eux dirigeants en arrière et reconnurent nombreux et pédestrement au loin de toutes de les de cités coururent ensemble là et vinrent devant eux.</text:span> <text:span text:style-name="T2">34</text:span> <text:span text:style-name="T1">Et ayant sorti vit nombreux foule et fut remué aux entrailles sur eux, en ce que étaient comme brebis ne pas ayants berger, et se origina enseigner eux nombreux.</text:span> <text:span text:style-name="T2">35</text:span> <text:span text:style-name="T1">Et déjà de heure de nombreuse de se ayante devenue ayants venus vers à lui les disciples de lui disaient en ce que désert est le lieu et déjà heure nombreuse·</text:span> <text:span text:style-name="T2">36</text:span> <text:span text:style-name="T1">délie au loin eux, afin que ayants éloignés envers les en cercle champs et villages que achètent à l'agora à eux-mêmes un quelconque que mangent.</text:span> <text:span text:style-name="T2">37</text:span> <text:span text:style-name="T1">celui cependant ayant été répondu dit à eux· donnez à eux vous manger. et disent à lui· ayants éloignés que nous achetions à l'agora de deniers de deux cents pains et nous donnerons à eux manger;</text:span> <text:span text:style-name="T2">38</text:span> <text:span text:style-name="T1">celui cependant dit à eux· combien grands? pains vous avez; dirigez en arrière voyez. et ayants connus disent· cinq, et deux poissons.</text:span> <text:span text:style-name="T2">39</text:span> <text:span text:style-name="T1">et ordonna sûrement à eux récliner tous compagnies de boissons compagnies de boissons sur à le à vert à herbe.</text:span> <text:span text:style-name="T2">40</text:span> <text:span text:style-name="T1">et tombèrent de bas en haut rangées de légumes rangées de légumes selon cent et selon cinquante.</text:span> <text:span text:style-name="T2">41</text:span> <text:span text:style-name="T1">et ayant pris les cinq pains et les deux poissons ayant regardé de bas en haut envers le ciel élogia et cassa de haut en bas les pains et donnait à les à disciples [de lui] afin que que posent à côté à eux, et les deux poissons partagea à tous.</text:span> <text:span text:style-name="T2">42</text:span> <text:span text:style-name="T1">et mangèrent tous et furent fourragé,</text:span> <text:span text:style-name="T2">43</text:span> <text:span text:style-name="T1">et levèrent morceaux de douze de couffins plénitudes et au loin de les de poissons.</text:span> <text:span text:style-name="T2">44</text:span> <text:span text:style-name="T1">et étaient ceux ayants mangés [les pains] cinq mille hommes.</text:span> <text:span text:style-name="T2">45</text:span> <text:span text:style-name="T1">Et directement contraignit les disciples de lui embarquer envers le navire et mener devant envers ce de l'autre côté vers Bethsaïda, jusqu'à ce que lui délie au loin le foule.</text:span> <text:span text:style-name="T2">46</text:span> <text:span text:style-name="T1">et se ayant éloigné en ordonnance à eux éloigna envers le montagne se prier.</text:span> <text:span text:style-name="T2">47</text:span> <text:span text:style-name="T1">Et de tardive de se ayante devenue était le navire en à au milieu de la de mer, et lui seul sur de la de terre.</text:span> <text:span text:style-name="T2">48</text:span> <text:span text:style-name="T1">et ayant vu eux étants torturés en à ce propulser, était car le vent à l'encontre à eux, et autour quatrième gardiennage de la de nuit se vient vers eux piétinant autour sur de la de mer et voulait passer à côté eux.</text:span> <text:span text:style-name="T2">49</text:span> <text:span text:style-name="T1">ceux cependant ayants vus lui sur de la de mer piétinant autour estimèrent en ce que phantasme est, et croassèrent de bas en haut·</text:span> <text:span text:style-name="T2">50</text:span> <text:span text:style-name="T1">tous car lui virent et furent troublé. celui cependant directement bavarda avec de eux, et dit à eux· ayez courage, moi je suis· ne pas que vous vous effrayez.</text:span> <text:span text:style-name="T2">51</text:span> <text:span text:style-name="T1">et monta vers eux envers le navire et cessa le vent, et extrêmement [hors de surabondant] en à eux-mêmes se extasiaient·</text:span> <text:span text:style-name="T2">52</text:span> <text:span text:style-name="T1">non car comprirent sur à les à pains, mais était de eux la coeur ayante étée rendue calleux.</text:span> <text:span text:style-name="T2">53</text:span> <text:span text:style-name="T1">Et ayants traversés sur la terre vinrent envers Génésareth et furent amarré.</text:span> <text:span text:style-name="T2">54</text:span> <text:span text:style-name="T1">Et de ayants sortis de eux hors de le de navire directement ayants reconnus lui</text:span> <text:span text:style-name="T2">55</text:span> <text:span text:style-name="T1">coururent autour toute entière la région celle-là et se originèrent sur à les à grabats ceux malicieusement ayants porter autour là où écoutaient en ce que est.</text:span> <text:span text:style-name="T2">56</text:span> <text:span text:style-name="T1">et là où le cas échéant se allait à l'intérieur envers villages ou envers cités ou envers champs, en à les à agoras posaient ceux étants infirme et appelaient à côté lui afin que et si de le de frange de le de himation de lui que se touchent· et autant lesquels le cas échéant se touchèrent de lui étaient sauvé.</text:span> </text:p>
      <text:p text:style-name="P4">MARC  7</text:p>
      <text:p text:style-name="Text_20_body"><text:span text:style-name="T2">1</text:span> <text:span text:style-name="T1">Et sont menés ensemble vers lui les Pharisiens et des quelconques de les de lettrés ayants venus au loin de Ierosolymas.</text:span> <text:span text:style-name="T2">2</text:span> <text:span text:style-name="T1">et ayants vus des quelconques de les de disciples de lui en ce que à communes à mains, ce-ci est à non lavées, mangent les pains</text:span> <text:span text:style-name="T2">3</text:span> – <text:span text:style-name="T1">les car Pharisiens et tous les Ioudaiens si le cas échéant ne pas à poing serré que se lavent les mains non mangent, saisissants avec force la transmission de les de plus anciens,</text:span> <text:span text:style-name="T2">4</text:span> <text:span text:style-name="T1">et au loin de agora si le cas échéant ne pas que se baptisent non mangent, et autres nombreux est lesquels prirent à côté saisir avec force, baptisations de récipients à boire et de cruches et de ustensiles en cuivres [et de lits] –</text:span> <text:span text:style-name="T2">5</text:span> <text:span text:style-name="T1">et surinterrogent lui les Pharisiens et les lettrés· par le fait de quel non piétinent autour les disciples de toi selon la transmission de les de plus anciens, mais à communes à mains mangent le pain;</text:span> <text:span text:style-name="T2">6</text:span> <text:span text:style-name="T1">Celui cependant ayant été répondu dit à eux· en ce que bellement prophétisa Ésaïa autour de vous de les de hypocrites, comme a été graphé [en ce que] celui-ci le peuple à les à lèvres moi valorise, la cependant coeur de eux loin devant tient au loin au loin de moi·</text:span> <text:span text:style-name="T2">7</text:span> <text:span text:style-name="T1">vainement cependant se vénèrent moi enseignants enseignements commandements de êtres humains.</text:span> <text:span text:style-name="T2">8</text:span> <text:span text:style-name="T1">ayants abandonnés la commandement de le de Dieu vous saisissez avec force la transmission de les de êtres humains.</text:span> <text:span text:style-name="T2">9</text:span> <text:span text:style-name="T1">et disait à eux· bellement vous démettez la commandement de le de Dieu, afin que la transmission de vous que vous gardiez.</text:span> <text:span text:style-name="T2">10</text:span> <text:span text:style-name="T1">Môusês car dit· valorise le père de toi et la mère de toi, et· celui discourant en mal père ou mère à trépas parvienne à l'achèvement.</text:span> <text:span text:style-name="T2">11</text:span> <text:span text:style-name="T1">vous cependant vous dites· si le cas échéant que dise être humain à le à père ou à la à mère· korban, lequel est don, lequel si le cas échéant hors de moi que tu sois profité,</text:span> <text:span text:style-name="T2">12</text:span> <text:span text:style-name="T1">non plus vous abandonnez lui aucun faire à le à père ou à la à mère,</text:span> <text:span text:style-name="T2">13</text:span> <text:span text:style-name="T1">annulants le discours de le de Dieu à la à transmission de vous à laquelle vous transmîtes· et ressemblants à côté tels nombreux vous faites.</text:span> <text:span text:style-name="T2">14</text:span> <text:span text:style-name="T1">Et se ayant appelé auprès de nouveau le foule disait à eux· écoutez de moi tous et comprenez.</text:span> <text:span text:style-name="T2">15</text:span> <text:span text:style-name="T1">aucun est au dehors de le de être humain se allant à l'intérieur envers lui lequel se peut rendre commun lui, mais ces hors de le de être humain se allants au dehors est ces rendants communs le être humain.</text:span> <text:span text:style-name="T2">16</text:span> <text:span text:style-name="T2">17</text:span> <text:span text:style-name="T1">Et lorsque vint à l'intérieur envers maison au loin de le de foule, surinterrogeaient lui les disciples de lui la parabole.</text:span> <text:span text:style-name="T2">18</text:span> <text:span text:style-name="T1">et dit à eux· ainsi aussi vous sans capables de comprendre vous êtes; non vous intelligez en ce que tout ce au dehors se allant à l'intérieur envers le être humain non se peut lui rendre commun</text:span> <text:span text:style-name="T2">19</text:span> <text:span text:style-name="T1">en ce que non se va à l'intérieur de lui envers la coeur mais envers la cavité ventrale, et envers le latrine se va au dehors, purifiant tous les aliments;</text:span> <text:span text:style-name="T2">20</text:span> <text:span text:style-name="T1">disait cependant en ce que ce hors de le de être humain se allant au dehors, ce-là rend commun le être humain.</text:span> <text:span text:style-name="T2">21</text:span> <text:span text:style-name="T1">au dedans car hors de la de coeur de les de êtres humains les calculs au-travers les malicieux se vont au dehors, pornations, vols, meurtres,</text:span> <text:span text:style-name="T2">22</text:span> <text:span text:style-name="T1">adultérations, cupidités, méchancetés, fraude, luxure, oeil méchant, blasphémie, prétention, insouciance·</text:span> <text:span text:style-name="T2">23</text:span> <text:span text:style-name="T1">tous ces-ci les méchants au dedans se va au dehors et rend commun le être humain.</text:span> <text:span text:style-name="T2">24</text:span> <text:span text:style-name="T1">De là cependant ayant redressé éloigna envers les frontières de Tyr et de Sidon. Et ayant venu à l'intérieur envers maison d'habitation aucun voulait connaître, et non fut pu omettre·</text:span> <text:span text:style-name="T2">25</text:span> <text:span text:style-name="T1">mais directement ayante écoutée femme autour de lui, de laquelle avait le petite fille de elle souffle impur, ayante venue tomba vers vers les pieds de lui·</text:span> <text:span text:style-name="T2">26</text:span> <text:span text:style-name="T1">la cependant femme était Hellène, Syrienne-Phénicienne à le à genre· et interrogeait lui afin que le démon que éjecte hors de la de fille de elle.</text:span> <text:span text:style-name="T2">27</text:span> <text:span text:style-name="T1">et disait à elle· abandonne premièrement être fourragé les enfants, non car est beau prendre le pain de les de enfants et à les à chiots jeter.</text:span> <text:span text:style-name="T2">28</text:span> <text:span text:style-name="T1">celle cependant fut répondu et dit à lui· oui, Maître· aussi les chiots en dessous vers le bas de la de table mangent au loin de les de miettes de les de petits enfants.</text:span> <text:span text:style-name="T2">29</text:span> <text:span text:style-name="T1">et dit à elle· par le fait de celui-ci le discours dirige en arrière, a sorti le démon hors de la de fille de toi.</text:span> <text:span text:style-name="T2">30</text:span> <text:span text:style-name="T1">et ayante éloignée envers le maison de elle trouva le petit enfant ayant été jeté sur la lit et le démon ayant sorti.</text:span> <text:span text:style-name="T2">31</text:span> <text:span text:style-name="T1">Et de nouveau ayant sorti hors de les de frontières de Tyr vint par de Sidon envers la mer de la de Galilée de bas en haut au milieu de les de frontières de Décapole.</text:span> <text:span text:style-name="T2">32</text:span> <text:span text:style-name="T1">Et portent à lui sourd muet et bègue et appellent à côté lui afin que que surpose à lui la main.</text:span> <text:span text:style-name="T2">33</text:span> <text:span text:style-name="T1">et se ayant reçu lui au loin de le de foule selon en propre jeta les doigts de lui envers les oreilles de lui et ayant craché se toucha de la de langue de lui,</text:span> <text:span text:style-name="T2">34</text:span> <text:span text:style-name="T1">et ayant regardé de bas en haut envers le ciel soupira et dit à lui· Éphphatha, lequel est sois entrouvert.</text:span> <text:span text:style-name="T2">35</text:span> <text:span text:style-name="T1">et [directement] furent ouvert de lui les écoutes, et fut délié le lien de la de langue de lui et bavardait droitement.</text:span> <text:span text:style-name="T2">36</text:span> <text:span text:style-name="T1">et se équipa en séparant à eux afin que à ne pas un que disent· autant lequel cependant à eux se équipait en séparant, eux davantage plus surabondamment annonçaient.</text:span> <text:span text:style-name="T2">37</text:span> <text:span text:style-name="T1">et au-dessus surabondamment étaient heurté à l'excès disants· bellement tous a fait, et les sourds muets fait écouter et [les] sans bavardages bavarder.</text:span> </text:p>
      <text:p text:style-name="P4">MARC  8</text:p>
      <text:p text:style-name="Text_20_body"><text:span text:style-name="T2">1</text:span> <text:span text:style-name="T1">En à celles-là à les à journées de nouveau de nombreux de foule de étant et ne pas de ayants un quelconque que mangent, se ayant appelé auprès les disciples de lui dit à eux·</text:span> <text:span text:style-name="T2">2</text:span> <text:span text:style-name="T1">je me remue aux entrailles sur le foule, en ce que déjà journées trois restent auprès à moi et non ont un quelconque que mangent·</text:span> <text:span text:style-name="T2">3</text:span> <text:span text:style-name="T1">et si le cas échéant que je délie au loin eux en jeûnes envers maison de eux, seront défailli en à la à chemin· et des quelconques de eux au loin à distance ont surgi.</text:span> <text:span text:style-name="T2">4</text:span> <text:span text:style-name="T1">et furent répondu à lui les disciples de lui d'où? ceux-ci se pourra un quelconque ici fourrager de pains sur de lieu désertique;</text:span> <text:span text:style-name="T2">5</text:span> <text:span text:style-name="T1">et interrogeait eux· combien grands? vous avez pains; ceux cependant dirent· sept.</text:span> <text:span text:style-name="T2">6</text:span> <text:span text:style-name="T1">et annonce à côté à le à foule tomber de bas en haut sur de la de terre· et ayant pris les sept pains ayant rendu grâce cassa et donnait à les à disciples de lui afin que que posent à côté, et posèrent à côté à le à foule.</text:span> <text:span text:style-name="T2">7</text:span> <text:span text:style-name="T1">et avaient petits poissons peu· et ayant élogié eux dit aussi ces-ci poser à côté.</text:span> <text:span text:style-name="T2">8</text:span> <text:span text:style-name="T1">et mangèrent et furent fourragé, et levèrent superflus de morceaux sept corbeilles.</text:span> <text:span text:style-name="T2">9</text:span> <text:span text:style-name="T1">étaient cependant comme quatre mille. et délia au loin eux.</text:span> <text:span text:style-name="T2">10</text:span> <text:span text:style-name="T1">Et directement ayant embarqué envers le navire avec de les de disciples de lui vint envers les parts de Dalmanoutha.</text:span> <text:span text:style-name="T2">11</text:span> <text:span text:style-name="T1">Et sortirent les Pharisiens et se originèrent chercher ensemble à lui, cherchants à côté de lui signe au loin de le de ciel, mettants en tentation lui.</text:span> <text:span text:style-name="T2">12</text:span> <text:span text:style-name="T1">et ayant soupiré de bas en haut à le à souffle de lui dit· quel la génération celle-ci cherche signe; amen je dis à vous, si sera donné à la à génération à celle-ci signe.</text:span> <text:span text:style-name="T2">13</text:span> <text:span text:style-name="T1">et ayant abandonné eux de nouveau ayant embarqué éloigna envers ce de l'autre côté.</text:span> <text:span text:style-name="T2">14</text:span> <text:span text:style-name="T1">Et se omirent en plus prendre pains et si ne pas un pain non avaient avec de eux-mêmes en à le à navire.</text:span> <text:span text:style-name="T2">15</text:span> <text:span text:style-name="T1">et se équipait en séparant à eux disant· voyez, regardez au loin de la de levain de les de Pharisiens et de la de levain de les de Hérodiens.</text:span> <text:span text:style-name="T2">16</text:span> <text:span text:style-name="T1">et se calculaient au-travers vers les uns les autres en ce que pains non ont.</text:span> <text:span text:style-name="T2">17</text:span> <text:span text:style-name="T1">et ayant connu le Iésous dit à eux· quel vous vous calculez au-travers en ce que pains non vous avez; non encore vous intelligez non cependant vous comprenez; ayante étée rendue calleux vous avez la coeur de vous;</text:span> <text:span text:style-name="T2">18</text:span> <text:span text:style-name="T1">yeux ayants non vous regardez et oreilles ayants non vous écoutez; et non vous mémorez,</text:span> <text:span text:style-name="T2">19</text:span> <text:span text:style-name="T1">lorsque les cinq pains je cassai envers les cinq mille, combien grands? couffins de morceaux de plénitudes vous levâtes; disent à lui· douze.</text:span> <text:span text:style-name="T2">20</text:span> <text:span text:style-name="T1">lorsque aussi les sept envers les quatre mille, de combien grandes? de corbeilles plénitudes de morceaux vous levâtes; et disent [à lui]· sept.</text:span> <text:span text:style-name="T2">21</text:span> <text:span text:style-name="T1">et disait à eux· comment? non encore vous comprenez;</text:span> <text:span text:style-name="T2">22</text:span> <text:span text:style-name="T1">Et se viennent envers Bethsaïda. Et portent à lui aveugle et appellent à côté lui afin que de lui que se touche.</text:span> <text:span text:style-name="T2">23</text:span> <text:span text:style-name="T1">et se ayant emparé de la de main de le de aveugle exporta lui au-dehors de la de village et ayant craché envers les yeux de lui, ayant surposé les mains à lui surinterrogeait lui· si un quelconque tu regardes;</text:span> <text:span text:style-name="T2">24</text:span> <text:span text:style-name="T1">et ayant regardé de bas en haut disait· je regarde les êtres humains en ce que comme arbres je vois piétinants autour.</text:span> <text:span text:style-name="T2">25</text:span> <text:span text:style-name="T1">puis de nouveau surposa les mains sur les yeux de lui, et regarda à travers et reconstitua et entrait regard clairement au loin en totalités.</text:span> <text:span text:style-name="T2">26</text:span> <text:span text:style-name="T1">et envoya lui envers maison de lui disant· ni cependant envers la village que tu viennes à l'intérieur.</text:span> <text:span text:style-name="T2">27</text:span> <text:span text:style-name="T1">Et sortit le Iésous et les disciples de lui envers les villages de Kaesareia de celle de Philippe· et en à la à chemin surinterrogeait les disciples de lui disant à eux· quel moi disent les êtres humains être;</text:span> <text:span text:style-name="T2">28</text:span> <text:span text:style-name="T1">ceux cependant dirent à lui disants [en ce que] Ioannes le Baptiseur, et autres Élia, autres cependant en ce que un de les de prophètes.</text:span> <text:span text:style-name="T2">29</text:span> <text:span text:style-name="T1">et lui surinterrogeait eux· vous cependant quel moi vous dites être; ayant été répondu cependant le Pierre dit à lui· toi tu es le Christ.</text:span> <text:span text:style-name="T2">30</text:span> <text:span text:style-name="T1">et survalorisa à eux afin que à ne pas un que disent autour de lui.</text:span> <text:span text:style-name="T2">31</text:span> <text:span text:style-name="T1">Et se origina enseigner eux en ce que attache de lien le fils de le de être humain nombreux souffrir et être éprouvé en rejet sous de les de plus anciens et de les de chefs sacrificateurs et de les de lettrés et être tué catégoriquement et après trois journées redresser·</text:span> <text:span text:style-name="T2">32</text:span> <text:span text:style-name="T1">et à oralité franche le discours bavardait. et se ayant pris auprès lui le Pierre se origina survaloriser à lui.</text:span> <text:span text:style-name="T2">33</text:span> <text:span text:style-name="T1">celui cependant ayant été tourné sur et ayant vu les disciples de lui survalorisa à Pierre et dit· dirige en arrière derrière de moi, Satanas, en ce que non tu penses ces de le de Dieu mais ces de les de êtres humains.</text:span> <text:span text:style-name="T2">34</text:span> <text:span text:style-name="T1">Et se ayant appelé auprès le foule avec à les à disciples de lui dit à eux· si un quelconque veut derrière de moi suivre, se dénie lui-même et lève le croix de lui et suive à moi.</text:span> <text:span text:style-name="T2">35</text:span> <text:span text:style-name="T1">lequel car si le cas échéant que veuille la âme de lui sauver dépérira elle· lequel cependant le cas échéant dépérira la âme de lui à cause de moi et de le de évangile sauvera elle.</text:span> <text:span text:style-name="T2">36</text:span> <text:span text:style-name="T1">quel car profite être humain gagner le monde tout entier et être endommagé la âme de lui;</text:span> <text:span text:style-name="T2">37</text:span> <text:span text:style-name="T1">quel car que donne être humain en contre échange de la de âme de lui;</text:span> <text:span text:style-name="T2">38</text:span> <text:span text:style-name="T1">lequel car si le cas échéant que soit eu honte sur moi et les miens discours en à la à génération à celle-ci à la à adultère et à fauteuse, aussi le fils de le de être humain sera eu honte sur lui, lorsque le cas échéant que vienne en à la à gloire de le de père de lui avec de les de anges de les de saints.</text:span> </text:p>
      <text:p text:style-name="P4">MARC  9</text:p>
      <text:p text:style-name="Text_20_body"><text:span text:style-name="T2">1</text:span> <text:span text:style-name="T1">Et disait à eux· amen je dis à vous en ce que sont des quelconques de ceux de ayants dressés ici lesquels des quelconques non ne pas que se goûtent de trépas jusqu'à ce que le cas échéant que voient la royauté de le de Dieu ayante venue en à puissance.</text:span> <text:span text:style-name="T2">2</text:span> <text:span text:style-name="T1">Et après journées six prend à côté le Iésous le Pierre et le Iakobos et le Ioannes et porte de bas en haut eux envers montagne haut selon en propre seuls. et fut métamorphosé en devers de eux,</text:span> <text:span text:style-name="T2">3</text:span> <text:span text:style-name="T1">et les himations de lui se devint étincelants blancs extrêmement, tels que foulonnier sur de la de terre non se peut ainsi blanchir.</text:span> <text:span text:style-name="T2">4</text:span> <text:span text:style-name="T1">et fut vu à eux Élia avec à Môusês et étaient bavardants ensemble à le à Iésous.</text:span> <text:span text:style-name="T2">5</text:span> <text:span text:style-name="T1">et ayant été répondu le Pierre dit à le à Iésous· rabbi, beau est nous ici être, et que nous fassions trois tentes, à toi une et à Môusês une et à Élia une.</text:span> <text:span text:style-name="T2">6</text:span> <text:span text:style-name="T1">non car avait su quel que soit répondu, effrayés au dehors car se devinrent.</text:span> <text:span text:style-name="T2">7</text:span> <text:span text:style-name="T1">et se devint nuée ombrante sur à eux, et se devint voix hors de la de nuée· celui-ci est le fils de moi le aimé, écoutez de lui.</text:span> <text:span text:style-name="T2">8</text:span> <text:span text:style-name="T1">et subitement se ayants regardés autour non plus aucun virent mais le Iésous seul avec de eux-mêmes.</text:span> <text:span text:style-name="T2">9</text:span> <text:span text:style-name="T1">Et de descendants de eux hors de le de montagne se équipa en séparant à eux afin que à ne pas un lesquels virent que se racontent complètement, si ne pas lorsque le cas échéant le fils de le de être humain hors de morts que redresse.</text:span> <text:span text:style-name="T2">10</text:span> <text:span text:style-name="T1">et le discours saisirent avec force vers eux-mêmes cherchants ensemble quel est ce hors de morts redresser.</text:span> <text:span text:style-name="T2">11</text:span> <text:span text:style-name="T1">Et surinterrogeaient lui disants· en ce que disent les lettrés en ce que Élia attache de lien venir premièrement;</text:span> <text:span text:style-name="T2">12</text:span> <text:span text:style-name="T1">celui cependant déclarait à eux· Élia certes ayant venu premièrement reconstitue tous· et comment? a été graphé sur le fils de le de être humain afin que nombreux que souffre et que soit tenu pour rien;</text:span> <text:span text:style-name="T2">13</text:span> <text:span text:style-name="T1">mais je dis à vous en ce que aussi Élia a venu, et firent à lui autant lesquels voulaient, de haut en bas comme a été graphé sur lui.</text:span> <text:span text:style-name="T2">14</text:span> <text:span text:style-name="T1">Et ayants venus vers les disciples virent foule nombreux autour eux et lettrés cherchants ensemble vers eux.</text:span> <text:span text:style-name="T2">15</text:span> <text:span text:style-name="T1">et directement tout le foule ayants vus lui furent stupéfié et courants vers se saluaient lui.</text:span> <text:span text:style-name="T2">16</text:span> <text:span text:style-name="T1">et surinterrogea eux· quel vous cherchez ensemble vers eux;</text:span> <text:span text:style-name="T2">17</text:span> <text:span text:style-name="T1">Et fut répondu à lui un hors de le de foule· enseignant, je portai le fils de moi vers toi, ayant souffle sans bavardage·</text:span> <text:span text:style-name="T2">18</text:span> <text:span text:style-name="T1">et là où si le cas échéant lui que prenne de haut en bas fracasse lui, et écume et crisse les dents et est séché· et je dis à les à disciples de toi afin que lui que éjectent, et non eurent la ténacité.</text:span> <text:span text:style-name="T2">19</text:span> <text:span text:style-name="T1">celui cependant ayant été répondu à eux dit· O génération incroyante, jusqu'à ce que quand vers vous je me serai; jusqu'à ce que quand je m'assumerai de vous; portez lui vers moi.</text:span> <text:span text:style-name="T2">20</text:span> <text:span text:style-name="T1">et portèrent lui vers lui. et ayant vu lui le souffle directement convulsa ensemble lui, et ayant tombé sur de la de terre se roulait écumant.</text:span> <text:span text:style-name="T2">21</text:span> <text:span text:style-name="T1">et surinterrogea le père de lui· combien grand? temps est comme ce-ci a devenu à lui; celui cependant dit· hors petite enfance·</text:span> <text:span text:style-name="T2">22</text:span> <text:span text:style-name="T1">et souvent et envers feu lui jeta et envers eaux afin que que dépérisse lui· mais si un quelconque tu te peux, aide à nous ayant été remué aux entrailles sur nous.</text:span> <text:span text:style-name="T2">23</text:span> <text:span text:style-name="T1">le cependant Iésous dit à lui· ce si tu te peux, tous puissants à celui à croyant.</text:span> <text:span text:style-name="T2">24</text:span> <text:span text:style-name="T1">et directement ayant croassé le père de le de petit enfant disait· je crois· aide de moi à la à incroyance.</text:span> <text:span text:style-name="T2">25</text:span> <text:span text:style-name="T1">Ayant vu cependant le Iésous en ce que accourt foule, survalorisa à le à souffle à le à impur disant à lui· le sans bavardage et sourd muet souffle, moi j'ordonne sûrement à toi, sors hors de lui et ne pas plus que tu viennes à l'intérieur envers lui.</text:span> <text:span text:style-name="T2">26</text:span> <text:span text:style-name="T1">et ayant croassé et nombreux ayant convulsé lui sortit· et se devint comme si mort, de sorte que les nombreux dire en ce que mourut loin.</text:span> <text:span text:style-name="T2">27</text:span> <text:span text:style-name="T1">le cependant Iésous ayant saisi avec force de la de main de lui éveilla lui, et redressa.</text:span> <text:span text:style-name="T2">28</text:span> <text:span text:style-name="T1">Et de ayant venu à l'intérieur de lui envers maison les disciples de lui selon en propre surinterrogeaient lui· en ce que nous non nous fûmes pu éjecter lui;</text:span> <text:span text:style-name="T2">29</text:span> <text:span text:style-name="T1">et dit à eux· ce-ci le genre en à aucun se peut sortir si ne pas en à prière et à jeûne.</text:span> <text:span text:style-name="T2">30</text:span> <text:span text:style-name="T1">Et de là ayants sortis se allaient à côté par de la de Galilée, et non voulait afin que un quelconque que connaisse·</text:span> <text:span text:style-name="T2">31</text:span> <text:span text:style-name="T1">enseignait car les disciples de lui et disait à eux en ce que le fils de le de être humain est transmis envers mains de êtres humains, et tueront catégoriquement lui, et ayant été tué catégoriquement après trois journées se redressera.</text:span> <text:span text:style-name="T2">32</text:span> <text:span text:style-name="T1">ceux cependant méconnaissaient le oral, et se effrayaient lui surinterroger.</text:span> <text:span text:style-name="T2">33</text:span> <text:span text:style-name="T1">Et vinrent envers Kapharnaoum. Et en à la à maison d'habitation se ayant devenu surinterrogeait eux· quel en à la à chemin vous vous calculiez au-travers;</text:span> <text:span text:style-name="T2">34</text:span> <text:span text:style-name="T1">ceux cependant silençaient· vers les uns les autres car furent dialogué en à la à chemin quel plus grand.</text:span> <text:span text:style-name="T2">35</text:span> <text:span text:style-name="T1">et ayant assis voixa les douze et dit à eux· si un quelconque veut premier être, se sera de tous dernier et de tous serviteur.</text:span> <text:span text:style-name="T2">36</text:span> <text:span text:style-name="T1">et ayant pris petit enfant dressa lui en à au milieu de eux et se ayant pris dans ses bras lui dit à eux·</text:span> <text:span text:style-name="T2">37</text:span> <text:span text:style-name="T1">lequel le cas échéant un de les de tels de petits enfants que se accepte sur à le à nom de moi, moi se accepte· et lequel le cas échéant moi que se accepte, non moi se accepte mais celui ayant envoyé moi.</text:span> <text:span text:style-name="T2">38</text:span> <text:span text:style-name="T1">Déclarait à lui le Ioannes· enseignant, nous vîmes un quelconque en à le à nom de toi éjectant démons et nous empêchions lui, en ce que non suivait à nous.</text:span> <text:span text:style-name="T2">39</text:span> <text:span text:style-name="T1">le cependant Iésous dit· ne pas empêchez lui. aucun car est lequel fera puissance sur à le à nom de moi aussi se pourra promptement discourir en mal moi·</text:span> <text:span text:style-name="T2">40</text:span> <text:span text:style-name="T1">lequel car non est contre de nous, au-dessus de nous est.</text:span> <text:span text:style-name="T2">41</text:span> <text:span text:style-name="T1">Lequel car le cas échéant que donne à boire vous récipient à boire de eau en à nom en ce que de Christ vous êtes, amen je dis à vous en ce que non ne pas que dépérisse le salaire de lui.</text:span> <text:span text:style-name="T2">42</text:span> <text:span text:style-name="T1">Et lequel le cas échéant que scandalise un de les de petits de ceux-ci de ceux de croyants [envers moi], beau est à lui davantage si se couche autour meule d'âne autour le cou de lui et a été jeté envers la mer.</text:span> <text:span text:style-name="T2">43</text:span> <text:span text:style-name="T1">Et si le cas échéant que scandalise toi la main de toi, coupe au loin elle· beau est toi estropié venir à l'intérieur envers la vie ou les deux mains ayant éloigner envers la géhenne, envers le feu le inextinguible.</text:span> <text:span text:style-name="T2">44</text:span> <text:span text:style-name="T2">45</text:span> <text:span text:style-name="T1">Et si le cas échéant le pied de toi que scandalise toi, coupe au loin lui· beau est toi venir à l'intérieur envers la vie boiteux ou les deux pieds ayant être jeté envers la géhenne.</text:span> <text:span text:style-name="T2">46</text:span> <text:span text:style-name="T2">47</text:span> <text:span text:style-name="T1">Et si le cas échéant le oeil de toi que scandalise toi, éjecte lui· beau toi est d'un oeil venir à l'intérieur envers la royauté de le de Dieu ou deux yeux ayant être jeté envers la géhenne,</text:span> <text:span text:style-name="T2">48</text:span> <text:span text:style-name="T1">là où le ver de eux non parvient à l'achèvement et le feu non est éteint.</text:span> <text:span text:style-name="T2">49</text:span> <text:span text:style-name="T1">Tout car à feu sera salé.</text:span> <text:span text:style-name="T2">50</text:span> <text:span text:style-name="T1">beau le sel· si le cas échéant cependant le sel dessalé que se devienne, en à quel lui vous assaisonnerez; ayez en à vous-mêmes sel et pacifiez en à les uns les autres.</text:span> </text:p>
      <text:p text:style-name="P4">MARC  10</text:p>
      <text:p text:style-name="Text_20_body"><text:span text:style-name="T2">1</text:span> <text:span text:style-name="T1">Et de là ayant redressé se vient envers les frontières de la de Ioudaia [et] de l'autre côté de le de Iordane, et se vont avec de nouveau foules vers lui, et comme avait habitué de nouveau enseignait eux.</text:span> <text:span text:style-name="T2">2</text:span> <text:span text:style-name="T1">Et ayants venus vers Pharisiens surinterrogeaient lui si est permis à homme femme délier au loin, mettants en tentation lui.</text:span> <text:span text:style-name="T2">3</text:span> <text:span text:style-name="T1">celui cependant ayant été répondu dit à eux· quel à vous se commanda Môusês;</text:span> <text:span text:style-name="T2">4</text:span> <text:span text:style-name="T1">ceux cependant dirent· permit Môusês papier de bible de apostat grapher et délier au loin.</text:span> <text:span text:style-name="T2">5</text:span> <text:span text:style-name="T1">le cependant Iésous dit à eux· vers la sclérose cardiaque de vous grapha à vous la commandement celle-ci.</text:span> <text:span text:style-name="T2">6</text:span> <text:span text:style-name="T1">au loin cependant de origine de création mâle et femelle fit eux·</text:span> <text:span text:style-name="T2">7</text:span> <text:span text:style-name="T1">à cause de ce-ci laissera en contrebas être humain le père de lui et la mère [et sera accolé vers la femme de lui],</text:span> <text:span text:style-name="T2">8</text:span> <text:span text:style-name="T1">et se seront les deux envers chair une· de sorte que non plus sont deux mais une chair.</text:span> <text:span text:style-name="T2">9</text:span> <text:span text:style-name="T1">lequel donc le Dieu joignit paire ensemble être humain ne pas sépare.</text:span> <text:span text:style-name="T2">10</text:span> <text:span text:style-name="T1">Et envers la maison d'habitation de nouveau les disciples autour de ce-ci surinterrogeaient lui.</text:span> <text:span text:style-name="T2">11</text:span> <text:span text:style-name="T1">et dit à eux· lequel le cas échéant que délie au loin la femme de lui et que marie autre se fait adultère sur elle·</text:span> <text:span text:style-name="T2">12</text:span> <text:span text:style-name="T1">et si le cas échéant elle ayante déliée au loin le homme de elle que marie autre se fait adultère.</text:span> <text:span text:style-name="T2">13</text:span> <text:span text:style-name="T1">Et apportaient à lui petits enfants afin que de eux que se touche· les cependant disciples survalorisèrent à eux.</text:span> <text:span text:style-name="T2">14</text:span> <text:span text:style-name="T1">ayant vu cependant le Iésous irrita beaucoup et dit à eux· abandonnez les petits enfants se venir vers moi, et ne pas empêchez eux, de les car de tels est la royauté de le de Dieu.</text:span> <text:span text:style-name="T2">15</text:span> <text:span text:style-name="T1">amen je dis à vous, lequel le cas échéant ne pas que se accepte la royauté de le de Dieu comme petit enfant, non ne pas que vienne à l'intérieur envers elle.</text:span> <text:span text:style-name="T2">16</text:span> <text:span text:style-name="T1">et se ayant pris dans ses bras eux élogiait de haut en bas posant les mains sur eux.</text:span> <text:span text:style-name="T2">17</text:span> <text:span text:style-name="T1">Et de se allant au dehors de lui envers chemin ayant couru vers un et ayant agenouillé lui surinterrogeait lui· enseignant bon, quel que je fasse afin que vie éternelle que je hérite;</text:span> <text:span text:style-name="T2">18</text:span> <text:span text:style-name="T1">le cependant Iésous dit à lui· quel moi tu dis bon; aucun bon si ne pas un le Dieu.</text:span> <text:span text:style-name="T2">19</text:span> <text:span text:style-name="T1">les commandements tu as su· ne pas que tu meurtrisses, ne pas que tu adultères, ne pas que tu voles, ne pas que tu témoignes faussement, ne pas que tu spolies, valorise le père de toi et la mère.</text:span> <text:span text:style-name="T2">20</text:span> <text:span text:style-name="T1">celui cependant déclarait à lui· enseignant, ces-ci tous je me gardiennai hors de jeunesse de moi.</text:span> <text:span text:style-name="T2">21</text:span> <text:span text:style-name="T1">Le cependant Iésous ayant entré regard à lui aima lui et dit à lui· un toi manque· dirige en arrière, autant lesquels tu as troque et donne [à les] à pauvres, et tu auras trésor en à ciel, et viens ici suis à moi.</text:span> <text:span text:style-name="T2">22</text:span> <text:span text:style-name="T1">celui cependant ayant assombri sur à le à discours éloigna étant attristé· était car ayant acquisitions nombreux.</text:span> <text:span text:style-name="T2">23</text:span> <text:span text:style-name="T1">Et se ayant regardé autour le Iésous dit à les à disciples de lui· comment? difficilement ceux les choses de besoins ayants envers la royauté de le de Dieu se viendront à l'intérieur.</text:span> <text:span text:style-name="T2">24</text:span> <text:span text:style-name="T1">Les cependant disciples étaient effaré sur à les à discours de lui. le cependant Iésous de nouveau ayant été répondu dit à eux· enfants, comment? difficile est envers la royauté de le de Dieu venir à l'intérieur·</text:span> <text:span text:style-name="T2">25</text:span> <text:span text:style-name="T1">plus facile est chameau par [de la] de trou [de la] de aiguille passer à travers ou riche envers la royauté de le de Dieu venir à l'intérieur.</text:span> <text:span text:style-name="T2">26</text:span> <text:span text:style-name="T1">ceux cependant surabondamment étaient heurté à l'excès disants vers lui· et quel se peut être sauvé;</text:span> <text:span text:style-name="T2">27</text:span> <text:span text:style-name="T1">ayant entré regard à eux le Iésous dit· à côté à êtres humains impuissant, mais non à côté à Dieu· tous car puissants à côté à le à Dieu.</text:span> <text:span text:style-name="T2">28</text:span> <text:span text:style-name="T1">Se origina dire le Pierre à lui· voici nous nous abandonnâmes tous et nous avons suivi à toi.</text:span> <text:span text:style-name="T2">29</text:span> <text:span text:style-name="T1">déclarait le Iésous· amen je dis à vous, aucun est lequel abandonna maison d'habitation ou frères ou soeurs ou mère ou père ou enfants ou champs à cause de moi et à cause de le de évangile,</text:span> <text:span text:style-name="T2">30</text:span> <text:span text:style-name="T1">si le cas échéant ne pas que prenne centuple maintenant en à le à moment à celui-ci maisons d'habitations et frères et soeurs et mères et enfants et champs avec de poursuites, et en à le à ère à celui à se venant vie éternelle.</text:span> <text:span text:style-name="T2">31</text:span> <text:span text:style-name="T1">nombreux cependant se seront premiers derniers et [ceux] derniers premiers.</text:span> <text:span text:style-name="T2">32</text:span> <text:span text:style-name="T1">Étaient cependant en à la à chemin montants envers Ierosolymas, et était menant devant eux le Iésous, et étaient effaré, ceux cependant suivants se effrayaient. et ayant pris à côté de nouveau les douze se origina à eux dire ces imminants à lui arriver avec</text:span> <text:span text:style-name="T2">33</text:span> <text:span text:style-name="T1">en ce que voici nous montons envers Ierosolymas, et le fils de le de être humain sera transmis à les à chefs sacrificateurs et à les à lettrés, et jugeront contre lui à trépas et transmettront lui à les à ethnies</text:span> <text:span text:style-name="T2">34</text:span> <text:span text:style-name="T1">et enjoueront à lui et cracheront envers à lui et fouetteront lui et tueront catégoriquement, et après trois journées se redressera.</text:span> <text:span text:style-name="T2">35</text:span> <text:span text:style-name="T1">Et se vont vers à lui Iakobos et Ioannes les fils de Zébédaï disants à lui· enseignant, nous voulons afin que lequel si le cas échéant que nous demandions toi que tu fasses à nous.</text:span> <text:span text:style-name="T2">36</text:span> <text:span text:style-name="T1">celui cependant dit à eux· quel vous voulez [moi] que je fasse à vous;</text:span> <text:span text:style-name="T2">37</text:span> <text:span text:style-name="T1">ceux cependant dirent à lui· donne à nous afin que un de toi hors de droits et un hors de gauches de toi que nous asseyions en à la à gloire de toi.</text:span> <text:span text:style-name="T2">38</text:span> <text:span text:style-name="T1">le cependant Iésous dit à eux· non vous avez su quel vous vous demandez. vous vous pouvez boire le récipient à boire lequel moi je bois ou le baptême lequel moi je suis baptisé être baptisé;</text:span> <text:span text:style-name="T2">39</text:span> <text:span text:style-name="T1">ceux cependant dirent à lui· nous nous pouvons. le cependant Iésous dit à eux· le récipient à boire lequel moi je bois vous vous boirez et le baptême lequel moi je suis baptisé vous serez baptisé,</text:span> <text:span text:style-name="T2">40</text:span> <text:span text:style-name="T1">ce cependant asseoir hors de droits de moi ou hors de gauches non est mien donner, mais à lesquels a été préparé.</text:span> <text:span text:style-name="T2">41</text:span> <text:span text:style-name="T1">Et ayants écoutés les dix se originèrent irriter beaucoup autour de Iakobos et de Ioannes.</text:span> <text:span text:style-name="T2">42</text:span> <text:span text:style-name="T1">et se ayant appelé auprès eux le Iésous dit à eux· vous avez su en ce que ceux estimants originer de les de ethnies maîtrisent de haut en bas de eux et les grands de eux dominent de haut en bas de eux.</text:span> <text:span text:style-name="T2">43</text:span> <text:span text:style-name="T1">non ainsi cependant est en à vous, mais lequel le cas échéant que veuille grand se devenir en à vous se sera de vous serviteur,</text:span> <text:span text:style-name="T2">44</text:span> <text:span text:style-name="T1">et lequel le cas échéant que veuille en à vous être premier se sera de tous mâle esclave·</text:span> <text:span text:style-name="T2">45</text:span> <text:span text:style-name="T1">aussi car le fils de le de être humain non vint être servi mais servir et donner la âme de lui rançon contre de nombreux.</text:span> <text:span text:style-name="T2">46</text:span> <text:span text:style-name="T1">Et se viennent envers Iéricho. Et de se allant au dehors de lui au loin de Iéricho et de les de disciples de lui et de foule de assez-important le fils de Timai Bar-Timaios, aveugle mendiant, se était assis à côté la chemin.</text:span> <text:span text:style-name="T2">47</text:span> <text:span text:style-name="T1">et ayant écouté en ce que Iésous le Nazarénien est se origina croasser et dire· fils de Dauid Iésous, fais miséricorde moi.</text:span> <text:span text:style-name="T2">48</text:span> <text:span text:style-name="T1">et survalorisaient à lui nombreux afin que que silence· celui cependant à nombreux davantage croassait· fils de Dauid, fais miséricorde moi.</text:span> <text:span text:style-name="T2">49</text:span> <text:span text:style-name="T1">et ayant dressé le Iésous dit· voixez lui. et voixent le aveugle disants à lui· aie courage, éveille, voixe toi.</text:span> <text:span text:style-name="T2">50</text:span> <text:span text:style-name="T1">celui cependant ayant jeté au loin le himation de lui ayant sauté de bas en haut vint vers le Iésous.</text:span> <text:span text:style-name="T2">51</text:span> <text:span text:style-name="T1">et ayant été répondu à lui le Iésous dit· quel à toi tu veux que je fasse; le cependant aveugle dit à lui· rabbouni, afin que que je regarde de bas en haut.</text:span> <text:span text:style-name="T2">52</text:span> <text:span text:style-name="T1">le cependant Iésous dit à lui· dirige en arrière, la croyance de toi a sauvé toi. et directement regarda de bas en haut et suivait à lui en à la à chemin.</text:span> </text:p>
      <text:p text:style-name="P4">MARC  11</text:p>
      <text:p text:style-name="Text_20_body"><text:span text:style-name="T2">1</text:span> <text:span text:style-name="T1">Et lorsque approchent envers Ierosolymas envers Bethphagé et Béthanie vers le montagne de les de oliviers, envoie deux de les de disciples de lui</text:span> <text:span text:style-name="T2">2</text:span> <text:span text:style-name="T1">et dit à eux· dirigez en arrière envers la village celle en contre face de vous, et directement se allants à l'intérieur envers elle vous trouverez poulain ayant été attaché de lien sur lequel aucun de êtres humains non encore assit· déliez lui et portez.</text:span> <text:span text:style-name="T2">3</text:span> <text:span text:style-name="T1">et si le cas échéant un quelconque à vous que dise· quel vous faites ce-ci; dites· en ce que le Maître de lui besoin a, et directement lui envoie de nouveau ici.</text:span> <text:span text:style-name="T2">4</text:span> <text:span text:style-name="T1">Et éloignèrent et trouvèrent poulain ayant été attaché de lien vers la porte au-dehors sur de le de contour du chemin et délient lui.</text:span> <text:span text:style-name="T2">5</text:span> <text:span text:style-name="T1">et des quelconques de ceux là de ayants dressés disaient à eux· quel vous faites déliants le poulain;</text:span> <text:span text:style-name="T2">6</text:span> <text:span text:style-name="T1">ceux cependant dirent à eux de haut en bas comme dit le Iésous, et abandonnèrent eux.</text:span> <text:span text:style-name="T2">7</text:span> <text:span text:style-name="T1">Et portent le poulain vers le Iésous et surjettent à lui les himations de eux, et assit sur lui.</text:span> <text:span text:style-name="T2">8</text:span> <text:span text:style-name="T1">et nombreux les himations de eux étendirent envers la chemin, autres cependant branches ayants coupés hors de les de champs.</text:span> <text:span text:style-name="T2">9</text:span> <text:span text:style-name="T1">et ceux menants devant et ceux suivants croassaient· Hosanna· ayant été élogié celui se venant en à nom de Maître·</text:span> <text:span text:style-name="T2">10</text:span> <text:span text:style-name="T1">ayante étée élogiée la se venante royauté de le de père de nous de Dauid· Hosanna en à les à très hauts.</text:span> <text:span text:style-name="T2">11</text:span> <text:span text:style-name="T1">Et vint à l'intérieur envers Ierosolymas envers le sanctuaire et se ayant regardé autour tous, de tardive déjà de étante de la de heure, sortit envers Béthanie avec de les de douze.</text:span> <text:span text:style-name="T2">12</text:span> <text:span text:style-name="T1">Et à celle lendemain de ayants sortis de eux au loin de Béthanie eut faim.</text:span> <text:span text:style-name="T2">13</text:span> <text:span text:style-name="T1">et ayant vu figuier au loin à distance ayante feuilles vint, si par conséquent un quelconque trouvera en à elle, et ayant venu sur elle aucun trouva si ne pas feuilles· le car moment non était de figues.</text:span> <text:span text:style-name="T2">14</text:span> <text:span text:style-name="T1">et ayant été répondu dit à elle· ne pas plus envers le ère hors de toi ne pas un fruit que mange. et écoutaient les disciples de lui.</text:span> <text:span text:style-name="T2">15</text:span> <text:span text:style-name="T1">Et se viennent envers Ierosolymas. Et ayant venu à l'intérieur envers le sanctuaire se origina éjecter ceux troquants et ceux achetants à l'agora en à le à sanctuaire, et les tables de les de changeurs de pièces et les sièges de ceux de troquants les colombes catastropha,</text:span> <text:span text:style-name="T2">16</text:span> <text:span text:style-name="T1">et non abandonnait afin que un quelconque que diffère ustensile par de le de sanctuaire.</text:span> <text:span text:style-name="T2">17</text:span> <text:span text:style-name="T1">et enseignait et disait à eux· non a été graphé en ce que le maison de moi maison de prière sera appelé à tous à les à ethnies; vous cependant vous avez fait lui caverne de pilleurs.</text:span> <text:span text:style-name="T2">18</text:span> <text:span text:style-name="T1">Et écoutèrent les chefs sacrificateurs et les lettrés et cherchaient comment? lui que dépérissent· se effrayaient car lui, tout car le foule était heurté à l'excès sur à la à enseignement de lui.</text:span> <text:span text:style-name="T2">19</text:span> <text:span text:style-name="T1">Et lorsque le cas échéant tardivement se devint, se allaient au dehors au-dehors de la de cité.</text:span> <text:span text:style-name="T2">20</text:span> <text:span text:style-name="T1">Et se allants à côté matinalement virent la figuier ayante étée séchée hors de racines.</text:span> <text:span text:style-name="T2">21</text:span> <text:span text:style-name="T1">et ayant été remémoré le Pierre dit à lui· rabbi, voici la figuier laquelle tu te fis imprécation de haut en bas a été séché.</text:span> <text:span text:style-name="T2">22</text:span> <text:span text:style-name="T1">et ayant été répondu le Iésous dit à eux· ayez croyance de Dieu.</text:span> <text:span text:style-name="T2">23</text:span> <text:span text:style-name="T1">amen je dis à vous en ce que lequel le cas échéant que dise à le à montagne à ce-ci· sois levé et sois jeté envers la mer, et ne pas que soit jugé à travers en à la à coeur de lui mais que croie en ce que lequel bavarde se devient, se sera à lui.</text:span> <text:span text:style-name="T2">24</text:span> <text:span text:style-name="T1">par le fait de ce-ci je dis à vous, tous autant lesquels vous vous priez et vous vous demandez, croyez en ce que vous prîtes, et se sera à vous.</text:span> <text:span text:style-name="T2">25</text:span> <text:span text:style-name="T1">Et lorsque le cas échéant vous tenez debout se priants, abandonnez si un quelconque vous avez contre de un quelconque, afin que aussi le père de vous celui en à les à cieux que abandonne à vous les chutes à côté de vous.</text:span> <text:span text:style-name="T2">26</text:span> <text:span text:style-name="T2">27</text:span> <text:span text:style-name="T1">Et se viennent de nouveau envers Ierosolymas. et en à le à sanctuaire de piétinant autour de lui se viennent vers lui les chefs sacrificateurs et les lettrés et les plus anciens</text:span> <text:span text:style-name="T2">28</text:span> <text:span text:style-name="T1">et disaient à lui· en à quelle à autorité ces-ci tu fais; ou quel à toi donna la autorité celle-ci afin que ces-ci que tu fasses;</text:span> <text:span text:style-name="T2">29</text:span> <text:span text:style-name="T1">Le cependant Iésous dit à eux· je surinterrogerai vous et moi un discours, et soyez répondus à moi et je dirai à vous en à quelle à autorité ces-ci je fais·</text:span> <text:span text:style-name="T2">30</text:span> <text:span text:style-name="T1">le baptême ce de Ioannes hors de ciel était ou hors de êtres humains; soyez répondus à moi.</text:span> <text:span text:style-name="T2">31</text:span> <text:span text:style-name="T1">Et se calculaient au-travers vers eux-mêmes disants· si le cas échéant que nous disions· hors de ciel, dira· par le fait de quel [donc] non vous crûtes à lui;</text:span> <text:span text:style-name="T2">32</text:span> <text:span text:style-name="T1">mais que nous disions· hors de êtres humains; – se effrayaient le foule· en totalités car avaient le Ioannes réellement en ce que prophète était.</text:span> <text:span text:style-name="T2">33</text:span> <text:span text:style-name="T1">Et ayants étés répondus à le à Iésous disent· non nous avons su. et le Iésous dit à eux· non cependant moi je dis à vous en à quelle à autorité ces-ci je fais.</text:span> </text:p>
      <text:p text:style-name="P4">MARC  12</text:p>
      <text:p text:style-name="Text_20_body"><text:soft-page-break/><text:span text:style-name="T2">1</text:span> <text:span text:style-name="T1">Et se origina à eux en à paraboles bavarder· vignoble être humain planta et posa autour clôture et creusa réceptacle sous pressoir et édifia en maison tour et se donna dehors lui à cultivateurs et déménagea loin.</text:span> <text:span text:style-name="T2">2</text:span> <text:span text:style-name="T1">et envoya vers les cultivateurs à le à moment mâle esclave afin que à côté de les de cultivateurs que prenne au loin de les de fruits de le de vignoble·</text:span> <text:span text:style-name="T2">3</text:span> <text:span text:style-name="T1">et ayants pris lui pelèrent et envoyèrent vide.</text:span> <text:span text:style-name="T2">4</text:span> <text:span text:style-name="T1">et de nouveau envoya vers eux autre mâle esclave· et celui-là entêtèrent et dévalorisèrent.</text:span> <text:span text:style-name="T2">5</text:span> <text:span text:style-name="T1">et autre envoya· et celui-là tuèrent catégoriquement, et nombreux autres, lesquels certes pelants, lesquels cependant tuants catégoriquement.</text:span> <text:span text:style-name="T2">6</text:span> <text:span text:style-name="T1">encore un avait fils aimé· envoya lui dernièrement vers eux disant en ce que seront tourné intérieurement le fils de moi.</text:span> <text:span text:style-name="T2">7</text:span> <text:span text:style-name="T1">ceux-là cependant les cultivateurs vers eux-mêmes dirent en ce que celui-ci est le héritier· venez ici que nous tuions catégoriquement lui, et de nous se sera la héritage.</text:span> <text:span text:style-name="T2">8</text:span> <text:span text:style-name="T1">et ayants pris tuèrent catégoriquement lui et éjectèrent lui au-dehors de le de vignoble.</text:span> <text:span text:style-name="T2">9</text:span> <text:span text:style-name="T1">quel [donc] fera le Maître de le de vignoble; se viendra et dépérira les cultivateurs et donnera le vignoble à autres.</text:span> <text:span text:style-name="T2">10</text:span> <text:span text:style-name="T1">Non cependant la graphe celle-ci vous prîtes connaissance· pierre lequel éprouvèrent en rejet ceux édifiants en maison, celui-ci fut devenu envers tête de coin·</text:span> <text:span text:style-name="T2">11</text:span> <text:span text:style-name="T1">à côté de Maître se devint celle-ci et est extraordinaire en à yeux de nous;</text:span> <text:span text:style-name="T2">12</text:span> <text:span text:style-name="T1">Et cherchaient lui saisir avec force, et furent effrayé le foule, connurent car en ce que vers eux la parabole dit. et ayants abandonnés lui éloignèrent.</text:span> <text:span text:style-name="T2">13</text:span> <text:span text:style-name="T1">Et envoient vers lui des quelconques de les de Pharisiens et de les de Hérodiens afin que lui que prennent en chasse à discours.</text:span> <text:span text:style-name="T2">14</text:span> <text:span text:style-name="T1">et ayants venus disent à lui· enseignant, nous avons su en ce que vrai tu es et non soucie à toi autour de aucun· non car tu regardes envers face de êtres humains, mais sur de vérité la chemin de le de Dieu tu enseignes· est permis donner cens à Kaesar ou non; que nous donnions ou ne pas que nous donnions;</text:span> <text:span text:style-name="T2">15</text:span> <text:span text:style-name="T1">Celui cependant ayant su de eux la hypocrisie dit à eux· quel moi vous mettez en tentation; portez à moi denier afin que que je voie.</text:span> <text:span text:style-name="T2">16</text:span> <text:span text:style-name="T1">ceux cependant portèrent. et dit à eux· de quel la icône celle-ci et la épigraphe; ceux cependant dirent à lui· de Kaesar.</text:span> <text:span text:style-name="T2">17</text:span> <text:span text:style-name="T1">le cependant Iésous dit à eux· ces de Kaesar redonnez à Kaesar et ces de le de Dieu à le à Dieu. et étonnaient hors sur à lui.</text:span> <text:span text:style-name="T2">18</text:span> <text:span text:style-name="T1">Et se viennent Sadducéens vers lui, lesquels des quelconques disent redressement ne pas être, et surinterrogeaient lui disants·</text:span> <text:span text:style-name="T2">19</text:span> <text:span text:style-name="T1">enseignant, Môusês grapha à nous en ce que si le cas échéant de un quelconque frère que meure loin et que laisse en contrebas femme et ne pas que abandonne enfant, afin que que prenne le frère de lui la femme et que redresse au-dehors semence à le à frère de lui.</text:span> <text:span text:style-name="T2">20</text:span> <text:span text:style-name="T1">sept frères étaient· et le premier prit femme et mourant loin non abandonna semence·</text:span> <text:span text:style-name="T2">21</text:span> <text:span text:style-name="T1">et le deuxième prit elle et mourut loin ne pas ayant laissé en contrebas semence· et le troisième de même·</text:span> <text:span text:style-name="T2">22</text:span> <text:span text:style-name="T1">et les sept non abandonnèrent semence. dernièrement de tous aussi la femme mourut loin.</text:span> <text:span text:style-name="T2">23</text:span> <text:span text:style-name="T1">en à la à redressement [lorsque le cas échéant que redressent] de quel de eux se sera femme; les car sept eurent elle femme.</text:span> <text:span text:style-name="T2">24</text:span> <text:span text:style-name="T1">Déclarait à eux le Iésous· non par le fait de ce-ci vous êtes égarés ne pas ayants sus les graphes ni cependant la puissance de le de Dieu;</text:span> <text:span text:style-name="T2">25</text:span> <text:span text:style-name="T1">lorsque le cas échéant car hors de morts que redressent ni marient ni sont donnés en mariage, mais sont comme anges en à les à cieux.</text:span> <text:span text:style-name="T2">26</text:span> <text:span text:style-name="T1">autour cependant de les de morts en ce que sont éveillés non vous prîtes connaissance en à la à bible de Môusês sur de le de buisson de ronce comment? dit à lui le Dieu disant· moi le Dieu de Abraam et [le] Dieu de Isaak et [le] Dieu de Iakob;</text:span> <text:span text:style-name="T2">27</text:span> <text:span text:style-name="T1">non est Dieu de morts mais de vivants· nombreux vous êtes égarés.</text:span> <text:span text:style-name="T2">28</text:span> <text:span text:style-name="T1">Et ayant venu vers un de les de lettrés ayant écouté de eux de cherchants ensemble, ayant vu en ce que bellement fut répondu à eux surinterrogea lui· quelle est commandement première de tous;</text:span> <text:span text:style-name="T2">29</text:span> <text:span text:style-name="T1">fut répondu le Iésous en ce que première est· écoute, Israël, Maître le Dieu de nous Maître un est,</text:span> <text:span text:style-name="T2">30</text:span> <text:span text:style-name="T1">et tu aimeras Maître le Dieu de toi hors de toute entière de la de coeur de toi et hors de toute entière de la de âme de toi et hors de toute entière de la de capacité d’intelligence de toi et hors de toute entière de la de ténacité de toi.</text:span> <text:span text:style-name="T2">31</text:span> <text:span text:style-name="T1">deuxième celle-ci· tu aimeras le prochain de toi comme toi-même. plus grande de celles-ci autre commandement non est.</text:span> <text:span text:style-name="T2">32</text:span> <text:span text:style-name="T1">Et dit à lui le lettré· bellement, enseignant, sur de vérité ayant dit en ce que un est et non est autre toutefois de lui·</text:span> <text:span text:style-name="T2">33</text:span> <text:span text:style-name="T1">et ce aimer lui hors de toute entière de la de coeur et hors de toute entière de la de compréhension et hors de toute entière de la de ténacité et ce aimer le prochain comme lui-même plus surabondant est de tous de les de holocaustes et de sacrifices.</text:span> <text:span text:style-name="T2">34</text:span> <text:span text:style-name="T1">et le Iésous ayant vu [lui] en ce que intelligemment fut répondu dit à lui· non longuement tu es au loin de la de royauté de le de Dieu. Et aucun non plus osait lui surinterroger.</text:span> <text:span text:style-name="T2">35</text:span> <text:span text:style-name="T1">Et ayant été répondu le Iésous disait enseignant en à le à sanctuaire· comment? disent les lettrés en ce que le Christ fils de Dauid est;</text:span> <text:span text:style-name="T2">36</text:span> <text:span text:style-name="T1">lui-même Dauid dit en à le à souffle à le à saint· dit le Maître à le à Maître de moi· te sois assis hors de droits de moi, jusqu'à ce que le cas échéant que je pose les ennemis de toi en dessous vers le bas de les de pieds de toi.</text:span> <text:span text:style-name="T2">37</text:span> <text:span text:style-name="T1">lui-même Dauid dit lui Maître, et d'où? de lui est fils; Et [celui] nombreux foule écoutait de lui plaisamment.</text:span> <text:span text:style-name="T2">38</text:span> <text:span text:style-name="T1">Et en à la à enseignement de lui disait· regardez au loin de les de lettrés de ceux de voulants en à longues robes piétiner autour et salutations en à les à agoras</text:span> <text:span text:style-name="T2">39</text:span> <text:span text:style-name="T1">et premiers sièges en à les à synagogues et premières places de clinaisons en à les à dîners,</text:span> <text:span text:style-name="T2">40</text:span> <text:span text:style-name="T1">ceux mangeants complètement les maisons d'habitations de les de veuves et à apparence en avant longuement se priants· ceux-ci se prendront plus surabondant objet de jugement.</text:span> <text:span text:style-name="T2">41</text:span> <text:span text:style-name="T1">Et ayant assis en contre face de le de gazophylacium observait comment? le foule jette cuivre envers le gazophylacium. et nombreux riches jetaient nombreux·</text:span> <text:span text:style-name="T2">42</text:span> <text:span text:style-name="T1">et ayante venue une veuve pauvre jeta petites pièces deux, lequel est quadrant.</text:span> <text:span text:style-name="T2">43</text:span> <text:span text:style-name="T1">et se ayant appelé auprès les disciples de lui dit à eux· amen je dis à vous en ce que la veuve celle-ci la pauvre plus nombreusement de tous jeta de ceux de jetants envers le gazophylacium·</text:span> <text:span text:style-name="T2">44</text:span> <text:span text:style-name="T1">tous car hors de ce de surabondant à eux jetèrent, celle-ci cependant hors de la de insuffisance de elle tous autant lesquels avait jeta tout entier le existence de elle.</text:span> </text:p>
      <text:p text:style-name="P4">MARC  13</text:p>
      <text:p text:style-name="Text_20_body"><text:span text:style-name="T2">1</text:span> <text:span text:style-name="T1">Et de se allant au dehors de lui hors de le de sanctuaire dit à lui un de les de disciples de lui· enseignant, voici de quels sortes pierres et de quelles sortes édifications en maison.</text:span> <text:span text:style-name="T2">2</text:span> <text:span text:style-name="T1">et le Iésous dit à lui· tu regardes celles-ci les grandes édifications en maison; non ne pas que soit abandonné ici pierre sur pierre lequel non ne pas que soit délié vers le bas.</text:span> <text:span text:style-name="T2">3</text:span> <text:span text:style-name="T1">Et de se étant assis de lui envers le montagne de les de oliviers en contre face de le de sanctuaire surinterrogeait lui selon en propre Pierre et Iakobos et Ioannes et André·</text:span> <text:span text:style-name="T2">4</text:span> <text:span text:style-name="T1">dis à nous, quand ces-ci se sera et quel le signe lorsque le cas échéant que immine ces-ci être achevé ensemble tous;</text:span> <text:span text:style-name="T2">5</text:span> <text:span text:style-name="T1">Le cependant Iésous se origina dire à eux· regardez ne pas un quelconque vous que égare·</text:span> <text:span text:style-name="T2">6</text:span> <text:span text:style-name="T1">nombreux se viendront sur à le à nom de moi disants en ce que moi je suis, et nombreux égareront.</text:span> <text:span text:style-name="T2">7</text:span> <text:span text:style-name="T1">lorsque le cas échéant cependant que vous écoutiez guerres et écoutes de guerres, ne pas soyez bruissés· attache de lien se devenir, mais non encore le achèvement.</text:span> <text:span text:style-name="T2">8</text:span> <text:span text:style-name="T1">sera éveillé car ethnie sur ethnie et royauté sur royauté, se seront séismes selon lieux, se seront famines· origine de douleurs d'accouchements ces-ci.</text:span> <text:span text:style-name="T2">9</text:span> <text:span text:style-name="T1">Regardez cependant vous vous-mêmes· transmettront vous envers sanhédrins et envers synagogues vous serez pelé et sur de gouverneurs et de rois vous serez dressé à cause de moi envers témoignage à eux.</text:span> <text:span text:style-name="T2">10</text:span> <text:span text:style-name="T1">et envers tous les ethnies premièrement attache de lien être annoncé le évangile.</text:span> <text:span text:style-name="T2">11</text:span> <text:span text:style-name="T1">et lorsque le cas échéant que conduisent vous transmettants, ne pas inquiétez d'avance quel que vous bavardiez, mais lequel si le cas échéant que soit donné à vous en à celle-là à la à heure ce-ci bavardez· non car vous êtes vous ceux bavardants mais le souffle le saint.</text:span> <text:span text:style-name="T2">12</text:span> <text:span text:style-name="T1">Et transmettra frère frère envers trépas et père enfant, et se redresseront au-dessus enfants sur parents et mettront à trépas eux·</text:span> <text:span text:style-name="T2">13</text:span> <text:span text:style-name="T1">et vous vous serez étants haïs sous de tous par le fait de le nom de moi. celui cependant ayant résisté en restant sous envers achèvement celui-ci sera sauvé.</text:span> <text:span text:style-name="T2">14</text:span> <text:span text:style-name="T1">Lorsque le cas échéant cependant que vous voyiez le abomination de la de désertification ayant dressé là où non attache de lien, celui prenant connaissance intellige, alors ceux en à la à Ioudaia fuient envers les montagnes,</text:span> <text:span text:style-name="T2">15</text:span> <text:span text:style-name="T1">celui [cependant] sur de le de dôme ne pas descende ni cependant vienne à l'intérieur lever un quelconque hors de la de maison d'habitation de lui,</text:span> <text:span text:style-name="T2">16</text:span> <text:span text:style-name="T1">et celui envers le champ ne pas tourne sur envers ces derrière lever le himation de lui.</text:span> <text:span text:style-name="T2">17</text:span> <text:span text:style-name="T1">Ouai cependant à celles en à ventre à ayantes et à celles à allaitantes en à celles-là à les à journées.</text:span> <text:span text:style-name="T2">18</text:span> <text:span text:style-name="T1">que vous vous priez cependant afin que ne pas que se devienne de tempête hivernale·</text:span> <text:span text:style-name="T2">19</text:span> <text:span text:style-name="T1">se seront car les journées celles-là oppression telle que non a devenu telle au loin de origine de création laquelle créa le Dieu jusqu'à ce que de celui maintenant et non ne pas que se devienne.</text:span> <text:span text:style-name="T2">20</text:span> <text:span text:style-name="T1">et si ne pas abrégea Maître les journées, non le cas échéant fut sauvé toute chair· mais par le fait de les élus lesquels se élut abrégea les journées.</text:span> <text:span text:style-name="T2">21</text:span> <text:span text:style-name="T1">Et alors si le cas échéant un quelconque à vous que dise· voici ici le Christ, voici là, ne pas croyez·</text:span> <text:span text:style-name="T2">22</text:span> <text:span text:style-name="T1">seront éveillé car faux Christs et faux prophètes et donneront signes et prodiges vers ce égarer loin, si puissant, les élus.</text:span> <text:span text:style-name="T2">23</text:span> <text:span text:style-name="T1">vous cependant regardez· voici, j'ai prédit à vous tous.</text:span> <text:span text:style-name="T2">24</text:span> <text:span text:style-name="T1">Mais en à celles-là à les à journées après la oppression celle-là le soleil sera ténébré, et la lune non donnera le clarté de elle,</text:span> <text:span text:style-name="T2">25</text:span> <text:span text:style-name="T1">et les étoiles se seront hors de le de ciel tombants, et les puissances celles en à les à cieux seront ébranlé.</text:span> <text:span text:style-name="T2">26</text:span> <text:span text:style-name="T1">et alors se verront le fils de le de être humain se venant en à nuées avec de puissance de nombreuse et de gloire.</text:span> <text:span text:style-name="T2">27</text:span> <text:span text:style-name="T1">et alors enverra les anges et rassemblera les élus [de lui] hors de les de quatre de vents au loin de extrémité de terre jusqu'à ce que de extrémité de ciel.</text:span> <text:span text:style-name="T2">28</text:span> <text:span text:style-name="T1">Au loin cependant de la de figuier apprenez la parabole· lorsque le cas échéant déjà le branche de elle tendre que se devienne et que produise dehors les feuilles, vous connaissez en ce que proche le été est·</text:span> <text:span text:style-name="T2">29</text:span> <text:span text:style-name="T1">ainsi aussi vous, lorsque le cas échéant que vous voyiez ces-ci se devenants, connaissez en ce que proche est sur à portes.</text:span> <text:span text:style-name="T2">30</text:span> <text:span text:style-name="T1">Amen je dis à vous en ce que non ne pas que passe à côté la génération celle-ci jusqu'à de lequel ces-ci tous que se devienne.</text:span> <text:span text:style-name="T2">31</text:span> <text:span text:style-name="T1">le ciel et la terre se passeront à côté, les cependant discours de moi non ne pas se passeront à côté.</text:span> <text:span text:style-name="T2">32</text:span> <text:span text:style-name="T1">Autour cependant de la de journée de celle-là ou de la de heure aucun a su, non cependant les anges en à ciel non cependant le fils, si ne pas le père.</text:span> <text:span text:style-name="T2">33</text:span> <text:span text:style-name="T1">Regardez, soyez sans sommeil· et que vous vous priez, non vous avez su car quand le moment est.</text:span> <text:span text:style-name="T2">34</text:span> <text:span text:style-name="T1">Comme être humain loin de la population ayant abandonné la maison d'habitation de lui et ayant donné à les à mâles esclaves de lui la autorité à chacun le travail de lui et à le à portier se commanda afin que que vigile.</text:span> <text:span text:style-name="T2">35</text:span> <text:span text:style-name="T1">vigilez donc· non vous avez su car quand le Maître de la de maison d'habitation se vient, ou tardivement ou minuit ou de voix du coq ou matinalement,</text:span> <text:span text:style-name="T2">36</text:span> <text:span text:style-name="T1">ne pas ayant venu soudainement que trouve vous dormants de haut en bas.</text:span> <text:span text:style-name="T2">37</text:span> <text:span text:style-name="T1">lequel cependant à vous je dis à tous je dis, vigilez.</text:span> </text:p>
      <text:p text:style-name="P4">MARC  14</text:p>
      <text:p text:style-name="Text_20_body"><text:span text:style-name="T2">1</text:span> <text:span text:style-name="T1">Était cependant le pâque et les sans levains après deux journées. et cherchaient les chefs sacrificateurs et les lettrés comment? lui en à fraude ayants saisis avec force que tuent catégoriquement·</text:span> <text:span text:style-name="T2">2</text:span> <text:span text:style-name="T1">disaient car· ne pas en à la à fête, de peur que se sera tumulte de le de peuple.</text:span> <text:span text:style-name="T2">3</text:span> <text:span text:style-name="T1">Et de étant de lui en à Béthanie en à la à maison d'habitation de Simon de le de lépreux, de se couchant de haut en bas de lui vint femme ayante alabastre de onguent de nard de croyalique de très coûteuse, ayante broyée ensemble la alabastre versa de haut en bas de lui de la de tête.</text:span> <text:span text:style-name="T2">4</text:span> <text:span text:style-name="T1">étaient cependant des quelconques irritants beaucoup vers eux-mêmes· envers quel la déperdition celle-ci de le de onguent a devenu;</text:span> <text:span text:style-name="T2">5</text:span> <text:span text:style-name="T1">se pouvait car ce-ci le onguent être vendu sur le haut de deniers de trois cents et être donné à les à pauvres· et se irritaient dans à elle.</text:span> <text:span text:style-name="T2">6</text:span> <text:span text:style-name="T1">Le cependant Iésous dit· abandonnez elle· quel à elle frappements vous fournissez; beau travail se mit au travail en à moi.</text:span> <text:span text:style-name="T2">7</text:span> <text:span text:style-name="T1">en tout moment car les pauvres vous avez avec de vous-mêmes et lorsque le cas échéant que vous vouliez vous vous pouvez à eux bien faire, moi cependant non en tout moment vous avez.</text:span> <text:span text:style-name="T2">8</text:span> <text:span text:style-name="T1">lequel eut fit· prit à l'avance oindre d'onguent le corps de moi envers le enterrement.</text:span> <text:span text:style-name="T2">9</text:span> <text:span text:style-name="T1">amen cependant je dis à vous, là où si le cas échéant que soit annoncé le évangile envers tout entier le monde, aussi lequel fit celle-ci sera bavardé envers objet de mémoration de elle.</text:span> <text:span text:style-name="T2">10</text:span> <text:span text:style-name="T1">Et Iouda Iskariote le un de les de douze éloigna vers les chefs sacrificateurs afin que lui que transmette à eux.</text:span> <text:span text:style-name="T2">11</text:span> <text:span text:style-name="T1">ceux cependant ayants écoutés furent été de joie et se promirent à lui objet d'argent donner. et cherchait comment? lui en bien moment que transmette.</text:span> <text:span text:style-name="T2">12</text:span> <text:span text:style-name="T1">Et à la à première à journée de les de sans levains, lorsque le pâque sacrifiaient, disent à lui les disciples de lui· où? tu veux ayants éloignés que nous préparions afin que que tu manges le pâque;</text:span> <text:span text:style-name="T2">13</text:span> <text:span text:style-name="T1">et envoie deux de les de disciples de lui et dit à eux· dirigez en arrière envers la cité, et viendra de loin à la rencontre à vous être humain cruche de eau mettant en charge· suivez à lui</text:span> <text:span text:style-name="T2">14</text:span> <text:span text:style-name="T1">et là où si le cas échéant que vienne à l'intérieur dites à le à despote de maison en ce que le enseignant dit· où? est le salle de déliage de moi là où le pâque avec de les de disciples de moi que je mange;</text:span> <text:span text:style-name="T2">15</text:span> <text:span text:style-name="T1">et lui à vous montrera chambre haute grand ayant été étendu prêt· et là préparez à nous.</text:span> <text:span text:style-name="T2">16</text:span> <text:span text:style-name="T1">et sortirent les disciples et vinrent envers la cité et trouvèrent de haut en bas comme dit à eux et préparèrent le pâque.</text:span> <text:span text:style-name="T2">17</text:span> <text:span text:style-name="T1">Et de tardive de se ayante devenue se vient avec de les de douze.</text:span> <text:span text:style-name="T2">18</text:span> <text:span text:style-name="T1">et de se couchants de bas en haut de eux et de mangeants le Iésous dit· amen je dis à vous en ce que un hors de vous transmettra moi celui mangeant avec de moi.</text:span> <text:span text:style-name="T2">19</text:span> <text:span text:style-name="T1">se originèrent être attristé et dire à lui un de haut en bas un· ne serait-ce que moi;</text:span> <text:span text:style-name="T2">20</text:span> <text:span text:style-name="T1">celui cependant dit à eux· un de les de douze, celui se trempant dedans avec de moi envers le bol.</text:span> <text:span text:style-name="T2">21</text:span> <text:span text:style-name="T1">en ce que le certes fils de le de être humain dirige en arrière de haut en bas comme a été graphé autour de lui, Ouai cependant à le à être humain à celui-là par de lequel le fils de le de être humain est transmis· beau était à lui si non fut engendré le être humain celui-là.</text:span> <text:span text:style-name="T2">22</text:span> <text:span text:style-name="T1">Et de mangeants de eux ayant pris pain ayant élogié cassa et donna à eux et dit· prenez, ce-ci est le corps de moi.</text:span> <text:span text:style-name="T2">23</text:span> <text:span text:style-name="T1">et ayant pris récipient à boire ayant rendu grâce donna à eux, et burent hors de lui tous.</text:span> <text:span text:style-name="T2">24</text:span> <text:span text:style-name="T1">et dit à eux· ce-ci est le sang de moi de la de disposition ce étant déversé au-dessus de nombreux.</text:span> <text:span text:style-name="T2">25</text:span> <text:span text:style-name="T1">amen je dis à vous en ce que non plus non ne pas que je boive hors de le de progéniture de la de vigne jusqu'à ce que de la de journée de celle-là lorsque le cas échéant lui que je boive nouveau en à la à royauté de le de Dieu.</text:span> <text:span text:style-name="T2">26</text:span> <text:span text:style-name="T1">Et ayants chantés hymne sortirent envers le montagne de les de oliviers.</text:span> <text:span text:style-name="T2">27</text:span> <text:span text:style-name="T1">et dit à eux le Iésous en ce que tous vous serez scandalisé, en ce que a été graphé· je percuterai le berger, et les brebis seront dispersé au travers.</text:span> <text:span text:style-name="T2">28</text:span> <text:span text:style-name="T1">mais après ce être éveillé moi je mènerai devant vous envers la Galilée.</text:span> <text:span text:style-name="T2">29</text:span> <text:span text:style-name="T1">le cependant Pierre déclarait à lui· si aussi tous seront scandalisé, mais non moi.</text:span> <text:span text:style-name="T2">30</text:span> <text:span text:style-name="T1">et dit à lui le Iésous· amen je dis à toi en ce que toi aujourd'hui à celle-ci à la à nuit avant ou doublement coq voixer trois fois moi tu te dénieras.</text:span> <text:span text:style-name="T2">31</text:span> <text:span text:style-name="T1">celui cependant surabondamment à l'excès bavardait· si le cas échéant que attache de lien moi mourir loin avec à toi, non ne pas toi je me dénierai. de même cependant aussi tous disaient.</text:span> <text:span text:style-name="T2">32</text:span> <text:span text:style-name="T1">Et se viennent envers emplacement de lequel le nom Gethsémani et dit à les à disciples de lui· asseyez ici jusqu'à ce que que je me prie.</text:span> <text:span text:style-name="T2">33</text:span> <text:span text:style-name="T1">et prend à côté le Pierre et [le] Iakobos et [le] Ioannes avec de lui et se origina être stupéfié et être troublé</text:span> <text:span text:style-name="T2">34</text:span> <text:span text:style-name="T1">et dit à eux· triste autour est la âme de moi jusqu'à ce que de trépas· restez ici et vigilez.</text:span> <text:span text:style-name="T2">35</text:span> <text:span text:style-name="T1">et ayant venu devant petit tombait sur de la de terre et se priait afin que si puissant est que passe à côté au loin de lui la heure,</text:span> <text:span text:style-name="T2">36</text:span> <text:span text:style-name="T1">et disait· Abba le père, tous puissants à toi· porte à côté le récipient à boire ce-ci au loin de moi· mais non quel moi je veux mais quel toi.</text:span> <text:span text:style-name="T2">37</text:span> <text:span text:style-name="T1">et se vient et trouve eux dormants de haut en bas, et dit à le à Pierre· Simon, tu dors de haut en bas; non tu eus la ténacité une heure vigiler;</text:span> <text:span text:style-name="T2">38</text:span> <text:span text:style-name="T1">vigilez et que vous vous priez, afin que ne pas que vous veniez envers tentation· le certes souffle de promptitude fureur la cependant chair infirme.</text:span> <text:span text:style-name="T2">39</text:span> <text:span text:style-name="T1">Et de nouveau ayant éloigné se pria le même discours ayant dit.</text:span> <text:span text:style-name="T2">40</text:span> <text:span text:style-name="T1">et de nouveau ayant venu trouva eux dormants de haut en bas, étaient car de eux les yeux étants alourdis de haut en bas, et non avaient su quel que soient répondu à lui.</text:span> <text:span text:style-name="T2">41</text:span> <text:span text:style-name="T1">Et se vient le troisième et dit à eux· vous dormez de haut en bas le restant et vous vous reposez· tient au loin· vint la heure, voici est transmis le fils de le de être humain envers les mains de les de fauteurs.</text:span> <text:span text:style-name="T2">42</text:span> <text:span text:style-name="T1">soyez éveillés que nous conduisions· voici celui transmettant moi a approché.</text:span> <text:span text:style-name="T2">43</text:span> <text:span text:style-name="T1">Et directement encore de lui de bavardant se devient à côté Iouda un de les de douze et avec de lui foule avec de machettes et de bois à côté de les de chefs sacrificateurs et de les de lettrés et de les de plus anciens.</text:span> <text:span text:style-name="T2">44</text:span> <text:span text:style-name="T1">avait donné cependant celui transmettant lui signe commun à eux disant· lequel le cas échéant que j'affectionne lui est, saisissez avec force lui et conduisez au loin en sécurité.</text:span> <text:span text:style-name="T2">45</text:span> <text:span text:style-name="T1">et ayant venu directement ayant venu vers à lui dit· rabbi, et affectionna de haut en bas lui·</text:span> <text:span text:style-name="T2">46</text:span> <text:span text:style-name="T1">ceux cependant surjetèrent les mains à lui et saisirent avec force lui.</text:span> <text:span text:style-name="T2">47</text:span> <text:span text:style-name="T1">un cependant [un quelconque] de ceux de ayants dressés à côté se ayant dégainé la machette frappa le mâle esclave de le de chef sacrificateur et saisit au loin de lui le bout d'oreille.</text:span> <text:span text:style-name="T2">48</text:span> <text:span text:style-name="T1">Et ayant été répondu le Iésous dit à eux· comme sur pilleur vous sortîtes avec de machettes et de bois prendre ensemble moi;</text:span> <text:span text:style-name="T2">49</text:span> <text:span text:style-name="T1">selon journée je m'étais vers vous en à le à sanctuaire enseignant et non vous saisîtes avec force moi· mais afin que que soient fait plénitude les graphes.</text:span> <text:span text:style-name="T2">50</text:span> <text:span text:style-name="T1">Et ayants abandonnés lui fuirent tous.</text:span> <text:span text:style-name="T2">51</text:span> <text:span text:style-name="T1">et adolescent un quelconque suivait ensemble à lui ayant été entouré sindon sur de nu, et saisissent avec force lui·</text:span> <text:span text:style-name="T2">52</text:span> <text:span text:style-name="T1">celui cependant ayant laissé en contrebas la sindon nu fuit.</text:span> <text:span text:style-name="T2">53</text:span> <text:span text:style-name="T1">Et conduisirent au loin le Iésous vers le chef sacrificateur, et se viennent ensemble tous les chefs sacrificateurs et les plus anciens et les lettrés.</text:span> <text:span text:style-name="T2">54</text:span> <text:span text:style-name="T1">et le Pierre au loin à distance suivit à lui jusqu'à ce que dedans envers la cour de le de chef sacrificateur et était se asseyant ensemble avec de les de ministres et se chauffant vers le lumière.</text:span> <text:span text:style-name="T2">55</text:span> <text:span text:style-name="T1">Les cependant chefs sacrificateurs et tout entier le sanhédrin cherchaient contre de le de Iésous témoignation envers ce mettre à trépas lui, et non trouvaient·</text:span> <text:span text:style-name="T2">56</text:span> <text:span text:style-name="T1">nombreux car témoignaient faussement contre de lui, et égales les témoignations non étaient.</text:span> <text:span text:style-name="T2">57</text:span> <text:span text:style-name="T1">et des quelconques ayants redressés témoignaient faussement contre de lui disants</text:span> <text:span text:style-name="T2">58</text:span> <text:span text:style-name="T1">en ce que nous nous écoutâmes de lui de disant en ce que moi je délierai vers le bas le temple celui-ci le fait de main et par de trois de journées autre non fait de main j'édifierai en maison.</text:span> <text:span text:style-name="T2">59</text:span> <text:span text:style-name="T1">et non cependant ainsi égale était la témoignation de eux.</text:span> <text:span text:style-name="T2">60</text:span> <text:span text:style-name="T1">Et ayant redressé le chef sacrificateur envers au milieu surinterrogea le Iésous disant· non tu te réponds aucun quel ceux-ci de toi témoignent contre;</text:span> <text:span text:style-name="T2">61</text:span> <text:span text:style-name="T1">celui cependant silençait et non se répondit aucun. de nouveau le chef sacrificateur surinterrogeait lui et dit à lui· toi tu es le Christ le fils de le de élogié;</text:span> <text:span text:style-name="T2">62</text:span> <text:span text:style-name="T1">le cependant Iésous dit· moi je suis, et vous vous verrez le fils de le de être humain hors de droits se étant assis de la de puissance et se venant avec de les de nuées de le de ciel.</text:span> <text:span text:style-name="T2">63</text:span> <text:span text:style-name="T1">le cependant chef sacrificateur ayant fracassé à travers les chitons de lui dit· quel encore besoin nous avons de témoins;</text:span> <text:span text:style-name="T2">64</text:span> <text:span text:style-name="T1">vous écoutâtes de la de blasphémie· quel à vous se apparaît en lumière; ceux cependant tous jugèrent contre lui tenu au-dedans être de trépas.</text:span> <text:span text:style-name="T2">65</text:span> <text:span text:style-name="T1">Et se originèrent des quelconques cracher envers à lui et couvrir autour de lui le face et tabasser lui et dire à lui· prophétise, et les ministres à gifles lui prirent.</text:span> <text:span text:style-name="T2">66</text:span> <text:span text:style-name="T1">Et de étant de le de Pierre vers le bas en à la à cour se vient une de les de jeunes servantes de le de chef sacrificateur</text:span> <text:span text:style-name="T2">67</text:span> <text:span text:style-name="T1">et ayante vue le Pierre se chauffant ayante entrée regard à lui dit· aussi toi avec de le de Nazarénien tu te étais de le de Iésous.</text:span> <text:span text:style-name="T2">68</text:span> <text:span text:style-name="T1">celui cependant se nia disant· ni j'ai su ni je m'établis sûrement toi quel tu dis. et sortit au-dehors envers le vestibule [et coq voixa].</text:span> <text:span text:style-name="T2">69</text:span> <text:span text:style-name="T1">et la jeune servante ayante vue lui se origina de nouveau dire à ceux à ayants dressés à côté en ce que celui-ci hors de eux est.</text:span> <text:span text:style-name="T2">70</text:span> <text:span text:style-name="T1">celui cependant de nouveau se niait. Et après petit de nouveau ceux ayants dressés à côté disaient à le à Pierre· vraiment hors de eux tu es, aussi car Galiléen tu es.</text:span> <text:span text:style-name="T2">71</text:span> <text:span text:style-name="T1">celui cependant se origina anathématiser et jurer en ce que non j'ai su le être humain celui-ci lequel vous dites.</text:span> <text:span text:style-name="T2">72</text:span> <text:span text:style-name="T1">et directement hors de deuxième coq voixa. Et fut remémoré le Pierre le oral comme dit à lui le Iésous en ce que avant coq voixer doublement trois fois moi tu te dénieras· et ayant surjeté pleurait.</text:span> </text:p>
      <text:p text:style-name="P4">MARC  15</text:p>
      <text:p text:style-name="Text_20_body"><text:span text:style-name="T2">1</text:span> <text:span text:style-name="T1">Et directement matinalement délibération ensemble ayants faits les chefs sacrificateurs avec de les de plus anciens et de lettrés et tout entier le sanhédrin, ayants attachés de lien le Iésous portèrent au loin et transmirent à Pilatus.</text:span> <text:span text:style-name="T2">2</text:span> <text:span text:style-name="T1">Et surinterrogea lui le Pilatus· toi tu es le roi de les de Ioudaiens; celui cependant ayant été répondu à lui dit· toi tu dis.</text:span> <text:span text:style-name="T2">3</text:span> <text:span text:style-name="T1">et accusaient de lui les chefs sacrificateurs nombreux.</text:span> <text:span text:style-name="T2">4</text:span> <text:span text:style-name="T1">le cependant Pilatus de nouveau surinterrogeait lui disant· non tu te réponds aucun; voici combien grands? de toi accusent.</text:span> <text:span text:style-name="T2">5</text:span> <text:span text:style-name="T1">le cependant Iésous non plus aucun fut répondu, de sorte que étonner le Pilatus.</text:span> <text:span text:style-name="T2">6</text:span> <text:span text:style-name="T1">Selon cependant fête déliait au loin à eux un lié lequel se demandaient à côté.</text:span> <text:span text:style-name="T2">7</text:span> <text:span text:style-name="T1">était cependant celui étant dit Bar-Abba avec de les de rebelles ayant été attaché de lien lesquels des quelconques en à la à dressement meurtre avaient fait.</text:span> <text:span text:style-name="T2">8</text:span> <text:span text:style-name="T1">et ayant monté le foule se origina se demander de haut en bas comme faisait à eux.</text:span> <text:span text:style-name="T2">9</text:span> <text:span text:style-name="T1">le cependant Pilatus fut répondu à eux disant· vous voulez que je délie au loin à vous le roi de les de Ioudaiens;</text:span> <text:span text:style-name="T2">10</text:span> <text:span text:style-name="T1">connaissait car en ce que par le fait de envie avaient transmis lui les chefs sacrificateurs.</text:span> <text:span text:style-name="T2">11</text:span> <text:span text:style-name="T1">les cependant chefs sacrificateurs secouèrent de bas en haut le foule afin que davantage le Bar-Abba que délie au loin à eux.</text:span> <text:span text:style-name="T2">12</text:span> <text:span text:style-name="T1">le cependant Pilatus de nouveau ayant été répondu disait à eux· quel donc [vous voulez] que je fasse [lequel vous dites] le roi de les de Ioudaiens;</text:span> <text:span text:style-name="T2">13</text:span> <text:span text:style-name="T1">ceux cependant de nouveau croassèrent· crucifie lui.</text:span> <text:span text:style-name="T2">14</text:span> <text:span text:style-name="T1">le cependant Pilatus disait à eux· quel car fit malicieux; ceux cependant surabondamment croassèrent· crucifie lui.</text:span> <text:span text:style-name="T2">15</text:span> <text:span text:style-name="T1">Le cependant Pilatus se ayant dessein à le à foule le assez-important faire délia au loin à eux le Bar-Abba, et transmit le Iésous ayant flagellé afin que que soit crucifié.</text:span> <text:span text:style-name="T2">16</text:span> <text:span text:style-name="T1">Les cependant soldats conduisirent au loin lui dedans de la de cour, lequel est prétoire, et appellent ensemble toute entière la spirale.</text:span> <text:span text:style-name="T2">17</text:span> <text:span text:style-name="T1">et habillent dans lui porphyre et posent autour à lui ayants tressés épineuse couronne·</text:span> <text:span text:style-name="T2">18</text:span> <text:span text:style-name="T1">et se originèrent se saluer lui· sois de joie, roi de les de Ioudaiens·</text:span> <text:span text:style-name="T2">19</text:span> <text:span text:style-name="T1">et tapaient de lui la tête à calame et crachaient envers à lui et posants les genoux prosternaient vers à lui.</text:span> <text:span text:style-name="T2">20</text:span> <text:span text:style-name="T1">Et lorsque enjouèrent à lui, dévêtirent lui la porphyre et envêtirent lui les himations de lui. Et conduisent dehors lui afin que que crucifient lui.</text:span> <text:span text:style-name="T2">21</text:span> <text:span text:style-name="T1">et angarient menant de côté un quelconque Simon Cyrénéen se venant au loin de champ, le père de Alexandre et de Roufos, afin que que lève le croix de lui.</text:span> <text:span text:style-name="T2">22</text:span> <text:span text:style-name="T1">Et portent lui sur celui Golgotha lieu, lequel est étant traduit de Crâne Lieu.</text:span> <text:span text:style-name="T2">23</text:span> <text:span text:style-name="T1">et donnaient à lui ayant été mêlé de myrrhe vin· lequel cependant non prit.</text:span> <text:span text:style-name="T2">24</text:span> <text:span text:style-name="T1">Et crucifient lui aussi se partagent en séparant les himations de lui jetants lot sur eux quel quel que lève.</text:span> <text:span text:style-name="T2">25</text:span> <text:span text:style-name="T1">était cependant heure troisième et crucifièrent lui.</text:span> <text:span text:style-name="T2">26</text:span> <text:span text:style-name="T1">et était la épigraphe de la de cause de lui ayante étée épigraphée· le roi de les de Ioudaiens.</text:span> <text:span text:style-name="T2">27</text:span> <text:span text:style-name="T1">Et avec à lui crucifient deux pilleurs, un hors de droits et un hors de gauches de lui.</text:span> <text:span text:style-name="T2">28</text:span> <text:span text:style-name="T2">29</text:span> <text:span text:style-name="T1">Et ceux se allants à côté blasphémaient lui bougeants les têtes de eux et disants· Oua celui déliant vers le bas le temple et édifiant en maison en à trois à journées,</text:span> <text:span text:style-name="T2">30</text:span> <text:span text:style-name="T1">sauve toi-même ayant descendu au loin de le de croix.</text:span> <text:span text:style-name="T2">31</text:span> <text:span text:style-name="T1">semblablement aussi les chefs sacrificateurs enjouants vers les uns les autres avec de les de lettrés disaient· autres sauva, lui-même non se peut sauver·</text:span> <text:span text:style-name="T2">32</text:span> <text:span text:style-name="T1">le Christ le roi de Israël descende maintenant au loin de le de croix, afin que que nous voyions et que nous croyions. et ceux ayants étés crucifiés avec avec à lui réprouvaient lui.</text:span> <text:span text:style-name="T2">33</text:span> <text:span text:style-name="T1">Et de se ayante devenue de heure de sixième ténèbre se devint sur toute entière la terre jusqu'à ce que de heure de neuvième.</text:span> <text:span text:style-name="T2">34</text:span> <text:span text:style-name="T1">et à la à neuvième à heure beugla le Iésous à voix à grande· Éloï Éloï lema sabachthani; lequel est étant traduit· le Dieu de moi le Dieu de moi, envers quel tu délaissas en contrebas moi;</text:span> <text:span text:style-name="T2">35</text:span> <text:span text:style-name="T1">et des quelconques de ceux de ayants dressés à côté ayants écoutés disaient· voici Élia voixe.</text:span> <text:span text:style-name="T2">36</text:span> <text:span text:style-name="T1">ayant couru cependant un quelconque [et] ayant rempli pleinement éponge de vinaigre ayant posé autour à calame donnait à boire lui disant· abandonnez que nous voyions si se vient Élia saisir du haut vers le bas lui.</text:span> <text:span text:style-name="T2">37</text:span> <text:span text:style-name="T1">le cependant Iésous ayant abandonné voix grande expira souffle.</text:span> <text:span text:style-name="T2">38</text:span> <text:span text:style-name="T1">Et le rideau étendu de le de temple fut scindé envers deux au loin d'en haut jusqu'à ce que vers le bas.</text:span> <text:span text:style-name="T2">39</text:span> <text:span text:style-name="T1">Ayant vu cependant le centurion celui ayant dressé à côté hors de à l'encontre de lui en ce que ainsi expira souffle dit· vraiment celui-ci le être humain fils de Dieu était.</text:span> <text:span text:style-name="T2">40</text:span> <text:span text:style-name="T1">Étaient cependant aussi femmes au loin à distance observantes, en à lesquelles et Maria la Magdalene et Maria la de Iakobos de le de petit et de Iosetos mère et Salomé,</text:span> <text:span text:style-name="T2">41</text:span> <text:span text:style-name="T1">lesquelles lorsque était en à la à Galilée suivaient à lui et servaient à lui, et autres nombreuses celles ayantes montées avec à lui envers Ierosolymas.</text:span> <text:span text:style-name="T2">42</text:span> <text:span text:style-name="T1">Et déjà de tardive de se ayante devenue, puisque était équipement de côté lequel est avant sabbat,</text:span> <text:span text:style-name="T2">43</text:span> <text:span text:style-name="T1">ayant venu Ioseph [celui] au loin de Arimathée élégant membre du conseil, lequel aussi lui-même était se acceptant auprès la royauté de le de Dieu, ayant osé vint à l'intérieur vers le Pilatus et se demanda le corps de le de Iésous.</text:span> <text:span text:style-name="T2">44</text:span> <text:span text:style-name="T1">le cependant Pilatus étonna si déjà a mort et se ayant appelé auprès le centurion surinterrogea lui si vieillement mourut loin·</text:span> <text:span text:style-name="T2">45</text:span> <text:span text:style-name="T1">et ayant connu au loin de le de centurion se gratifia le corps tombé à le à Ioseph.</text:span> <text:span text:style-name="T2">46</text:span> <text:span text:style-name="T1">Et ayant acheté à l'agora sindon ayant saisi du haut vers le bas lui enroula à la à sindon et posa lui en à mémorial lequel était ayant été taillé hors de roche et roula auprès pierre sur la porte de le de mémorial.</text:span> <text:span text:style-name="T2">47</text:span> <text:span text:style-name="T1">la cependant Maria la Magdalene et Maria celle de Iosetos observaient où? a été posé.</text:span> </text:p>
      <text:p text:style-name="P4">MARC  16</text:p>
      <text:p text:style-name="Text_20_body"><text:span text:style-name="T2">1</text:span> <text:span text:style-name="T1">Et de se ayant devenu au travers de le de sabbat Maria la Magdalene et Maria celle [de le] de Iakobos et Salomé achetèrent à l'agora aromates afin que ayantes venues que huilent lui.</text:span> <text:span text:style-name="T2">2</text:span> <text:span text:style-name="T1">et extrêmement matinalement à la à une de les de sabbats se viennent sur le mémorial de ayant levé de bas en haut de le de soleil.</text:span> <text:span text:style-name="T2">3</text:span> <text:span text:style-name="T1">et disaient vers elles-mêmes· quel roulera au loin à nous le pierre hors de la de porte de le de mémorial;</text:span> <text:span text:style-name="T2">4</text:span> <text:span text:style-name="T1">et ayantes regardées de bas en haut observent en ce que a été roulé au loin le pierre· était car grand véhémentement.</text:span> <text:span text:style-name="T2">5</text:span> <text:span text:style-name="T1">Et ayantes venues à l'intérieur envers le mémorial virent adolescent se étant assis en à les à droits se ayant entouré longue robe blanche, et furent stupéfié.</text:span> <text:span text:style-name="T2">6</text:span> <text:span text:style-name="T1">celui cependant dit à elles· ne pas soyez stupéfiés· Iésous vous cherchez le Nazarénien celui ayant été crucifié· fut éveillé, non est ici· voici le lieu là où posèrent lui.</text:span> <text:span text:style-name="T2">7</text:span> <text:span text:style-name="T1">mais dirigez en arrière dites à les à disciples de lui et à le à Pierre en ce que mène devant vous envers la Galilée· là lui vous vous verrez, de haut en bas comme dit à vous.</text:span> <text:span text:style-name="T2">8</text:span> <text:span text:style-name="T1">Et ayantes sorties fuirent au loin de le de mémorial, avait car elles tremblement et extase· et à aucun aucun dirent· se effrayaient car.</text:span> <text:span text:style-name="T2">9</text:span> <text:span text:style-name="T1">Ayant redressé cependant matinalement à première de sabbat fut apparu en lumière premièrement à Maria à la à Magdalene, à côté de laquelle avait éjecté sept démons.</text:span> <text:span text:style-name="T2">10</text:span> <text:span text:style-name="T1">celle-là ayante étée allée rapporta annonce à les avec de lui à se ayants devenus à endeuillants et à pleurants·</text:span> <text:span text:style-name="T2">11</text:span> <text:span text:style-name="T1">et ceux-là ayants écoutés en ce que vit et fut contemplé sous de elle crurent pas.</text:span> <text:span text:style-name="T2">12</text:span> <text:span text:style-name="T1">Après cependant ces-ci à deux hors de eux à piétinants autour fut rendu visible en à autre-différente à forme à se allants envers champ·</text:span> <text:span text:style-name="T2">13</text:span> <text:span text:style-name="T1">et ceux-là ayants éloignés rapportèrent annonce à les à restants· non cependant à ceux-là crurent.</text:span> <text:span text:style-name="T2">14</text:span> <text:span text:style-name="T1">Postérieurement [cependant] à se couchants de bas en haut à eux à les à onze fut rendu visible et réprouva la incroyance de eux et sclérose cardiaque en ce que à les à se ayants contemplés lui ayant été éveillé non crurent.</text:span> <text:span text:style-name="T2">15</text:span> <text:span text:style-name="T1">et dit à eux· ayants étés allés envers le monde en totalité annoncez le évangile à toute à la à création.</text:span> <text:span text:style-name="T2">16</text:span> <text:span text:style-name="T1">le ayant cru et ayant été baptisé sera sauvé, le cependant ayant cru pas sera jugé contre.</text:span> <text:span text:style-name="T2">17</text:span> <text:span text:style-name="T1">signes cependant à les à ayants crus ces-ci suivra à côté· en à le à nom de moi démons éjecteront, à langues bavarderont à nouvelles,</text:span> <text:span text:style-name="T2">18</text:span> <text:span text:style-name="T1">[et en à les à mains] serpents lèveront et si trépassant un quelconque que boivent non ne pas eux que nuise, sur malades mains surposeront et bellement auront.</text:span> <text:span text:style-name="T2">19</text:span> <text:span text:style-name="T1">Le certes donc Maître Iésous après le bavarder à eux fut pris de bas en haut envers le ciel et assit hors de droits de le de Dieu.</text:span> <text:span text:style-name="T2">20</text:span> <text:span text:style-name="T1">ceux-là cependant ayants sortis annoncèrent partout, de le de Maître de travaillant avec et le discours de affermissant par de les de suivants dessus de signes.</text:span> </text:p>
      <text:h text:style-name="P2" text:outline-level="3">LUC</text:h>
      <text:p text:style-name="Text_20_body"/>
      <text:p text:style-name="P4">LUC  1</text:p>
      <text:p text:style-name="Text_20_body"><text:span text:style-name="T2">1</text:span> <text:span text:style-name="T1">Parce que donc certes nombreux mirent la main sur se ordonnancer de bas en haut narration autour de les de ayants étés colportés à plénitude en à nous de actes,</text:span> <text:span text:style-name="T2">2</text:span> <text:span text:style-name="T1">de haut en bas comme transmirent à nous ceux au loin de origine témoins oculaires et ministres se ayants devenus de le de discours,</text:span> <text:span text:style-name="T2">3</text:span> <text:span text:style-name="T1">estima à et moi à ayant suivi à côté d'en haut à tous exactement successivement à toi grapher, très fort Théophile,</text:span> <text:span text:style-name="T2">4</text:span> <text:span text:style-name="T1">afin que que tu reconnaisses autour de lesquels tu fus catéchisé de discours la sécurité.</text:span> <text:span text:style-name="T2">5</text:span> <text:span text:style-name="T1">Se devint en à les à journées de Hérode de roi de la de Ioudaia sacrificateur un quelconque à nom Zacharia hors de sur journée de Abia, et femme à lui hors de les de filles de Aaron et le nom de elle Élisabeth.</text:span> <text:span text:style-name="T2">6</text:span> <text:span text:style-name="T1">étaient cependant justes tous deux en-présence de le de Dieu, se allants en à toutes à les à commandements et à actes de justifications de le de Maître sans blâmes.</text:span> <text:span text:style-name="T2">7</text:span> <text:span text:style-name="T1">et non était à eux enfant, de haut en bas en ce que était la Élisabeth stérile, et tous deux ayants avancés en à les à journées de eux étaient.</text:span> <text:span text:style-name="T2">8</text:span> <text:span text:style-name="T1">Se devint cependant en à ce être sacrificateur lui en à la à mise en ordre de la de sur journée de lui en-face de le de Dieu,</text:span> <text:span text:style-name="T2">9</text:span> <text:span text:style-name="T1">selon le coutume de la de sacrificature obtint par le sort de ce sacrifier l’encens ayant venu à l'intérieur envers le temple de le de Maître,</text:span> <text:span text:style-name="T2">10</text:span> <text:span text:style-name="T1">et tout le multitude était de le de peuple se priant au-dehors à la à heure de le de sacrifice de l'encens.</text:span> <text:span text:style-name="T2">11</text:span> <text:span text:style-name="T1">fut vu cependant à lui ange de Maître ayant dressé hors de droits de le de autel des sacrifices de le de sacrifice de l'encens.</text:span> <text:span text:style-name="T2">12</text:span> <text:span text:style-name="T1">et fut troublé Zacharia ayant vu et effroi tomba dessus sur lui.</text:span> <text:span text:style-name="T2">13</text:span> <text:span text:style-name="T1">dit cependant vers lui le ange· ne pas te effraie, Zacharia, parce que fut écouté envers la supplication de toi, et la femme de toi Élisabeth engendrera fils à toi et tu appelleras le nom de lui Ioannes.</text:span> <text:span text:style-name="T2">14</text:span> <text:span text:style-name="T1">et se sera joie à toi et exultation et nombreux sur à la à genèse de lui seront été de joie.</text:span> <text:span text:style-name="T2">15</text:span> <text:span text:style-name="T1">se sera car grand en devant [de le] de Maître, et vin et boisson enivrante non ne pas que boive, et de souffle de saint sera rempli encore hors de cavité ventrale de mère de lui,</text:span> <text:span text:style-name="T2">16</text:span> <text:span text:style-name="T1">et nombreux de les de fils de Israël tournera sur sur Maître le Dieu de eux.</text:span> <text:span text:style-name="T2">17</text:span> <text:span text:style-name="T1">et lui se viendra devant en devant de lui en à souffle et à puissance à Élia, tourner sur coeurs de pères sur enfants et désobéissants en à pensivité de justes, préparer à Maître peuple ayant été préparé de haut en bas.</text:span> <text:span text:style-name="T2">18</text:span> <text:span text:style-name="T1">et dit Zacharia vers le ange· selon quel je me connaîtrai ce-ci; moi car je suis homme ancien et la femme de moi ayante avancée en à les à journées de elle.</text:span> <text:span text:style-name="T2">19</text:span> <text:span text:style-name="T1">et ayant été répondu le ange dit à lui· moi je suis Gabriel celui ayant dressé à côté en devant de le de Dieu et je fus envoyé bavarder vers toi et se évangéliser à toi ces-ci·</text:span> <text:span text:style-name="T2">20</text:span> <text:span text:style-name="T1">et voici tu te seras silençant et ne pas se pouvant bavarder jusqu'à l'extrémité de laquelle de journée que se devienne ces-ci, contre de lesquels non tu crus à les à discours de moi, lesquels des quelconques seront fait plénitude envers le moment de eux.</text:span> <text:span text:style-name="T2">21</text:span> <text:span text:style-name="T1">Et était le peuple attendant le Zacharia et étonnaient en à ce temporiser lui en à le à temple.</text:span> <text:span text:style-name="T2">22</text:span> <text:span text:style-name="T1">ayant sorti cependant non se pouvait bavarder à eux, et reconnurent en ce que apparition a vu en à le à temple· et lui était faisant signe en long à eux et restait constamment sourd muet.</text:span> <text:span text:style-name="T2">23</text:span> <text:span text:style-name="T1">et se devint comme furent rempli les journées de la de liturgie de lui, éloigna envers le maison de lui.</text:span> <text:span text:style-name="T2">24</text:span> <text:span text:style-name="T1">Après cependant celles-ci les journées prit ensemble Élisabeth la femme de lui et cryptait autour elle-même mois cinq disante</text:span> <text:span text:style-name="T2">25</text:span> <text:span text:style-name="T1">en ce que ainsi à moi a fait Maître en à journées à lesquelles vit dessus saisir au loin opprobre de moi en à êtres humains.</text:span> <text:span text:style-name="T2">26</text:span> <text:span text:style-name="T1">En cependant à le à mois à le à sixième fut envoyé le ange Gabriel au loin de le de Dieu envers cité de la de Galilée à laquelle nom Nazareth</text:span> <text:span text:style-name="T2">27</text:span> <text:span text:style-name="T1">vers vierge ayante étée fiancée à homme à lequel nom Ioseph hors de maison de Dauid et le nom de la de vierge Mariam.</text:span> <text:span text:style-name="T2">28</text:span> <text:span text:style-name="T1">et ayant venu à l'intérieur vers elle le ange dit· sois de joie, ayante étée graciée, le Maître avec de toi.</text:span> <text:span text:style-name="T2">29</text:span> <text:span text:style-name="T1">celle cependant sur à le à discours fut perturbé entièrement et se calculait au-travers de quel sorte que soit le salutation celui-ci.</text:span> <text:span text:style-name="T2">30</text:span> <text:span text:style-name="T1">Et dit le ange à elle· ne pas te effraie, Mariam, tu trouvas car grâce à côté à le à Dieu.</text:span> <text:span text:style-name="T2">31</text:span> <text:span text:style-name="T1">et voici tu te prendras ensemble en à ventre et tu te enfanteras fils et tu appelleras le nom de lui Iésous.</text:span> <text:span text:style-name="T2">32</text:span> <text:span text:style-name="T1">celui-ci se sera grand et fils de très haut sera appelé et donnera à lui Maître le Dieu le trône de Dauid de le de père de lui,</text:span> <text:span text:style-name="T2">33</text:span> <text:span text:style-name="T1">et sera roi sur le maison de Iakob envers les ères et de la de royauté de lui non se sera achèvement.</text:span> <text:span text:style-name="T2">34</text:span> <text:span text:style-name="T1">dit cependant Mariam vers le ange· comment? se sera ce-ci, puisque homme non je connais;</text:span> <text:span text:style-name="T2">35</text:span> <text:span text:style-name="T1">et ayant été répondu le ange dit à elle· souffle saint se viendra sur sur toi et puissance de très haut ombrera sur à toi· c'est pourquoi aussi le étant engendré saint sera appelé fils de Dieu.</text:span> <text:span text:style-name="T2">36</text:span> <text:span text:style-name="T1">et voici Élisabeth la parente de toi aussi elle a pris ensemble fils en à vétusté de elle et celui-ci mois sixième est à elle à celle à étante appelée à stérile·</text:span> <text:span text:style-name="T2">37</text:span> <text:span text:style-name="T1">en ce que non sera impuissant à côté de le de Dieu tout oral.</text:span> <text:span text:style-name="T2">38</text:span> <text:span text:style-name="T1">dit cependant Mariam· voici la femelle esclave de Maître· que se devienne à moi selon le oral de toi. Et éloigna au loin de elle le ange.</text:span> <text:span text:style-name="T2">39</text:span> <text:span text:style-name="T1">Ayante redressée cependant Mariam en à les à journées à celles-ci fut allé envers la montagneuse avec de hâte envers cité de Iouda,</text:span> <text:span text:style-name="T2">40</text:span> <text:span text:style-name="T1">et vint à l'intérieur envers le maison de Zacharia et se salua la Élisabeth.</text:span> <text:span text:style-name="T2">41</text:span> <text:span text:style-name="T1">et se devint comme écouta le salutation de la de Maria la Élisabeth, tressaillit le bébé en à la à cavité ventrale de elle, et fut rempli de souffle de saint la Élisabeth,</text:span> <text:span text:style-name="T2">42</text:span> <text:span text:style-name="T1">et voixa de bas en haut à cri à grande et dit· ayante étée élogiée toi en à femmes et ayant été élogié le fruit de la de cavité ventrale de toi.</text:span> <text:span text:style-name="T2">43</text:span> <text:span text:style-name="T1">et d'où? à moi ce-ci afin que que vienne la mère de le de Maître de moi vers moi;</text:span> <text:span text:style-name="T2">44</text:span> <text:span text:style-name="T1">voici car comme se devint la voix de le de salutation de toi envers les oreilles de moi, tressaillit en à exultation le bébé en à la à cavité ventrale de moi.</text:span> <text:span text:style-name="T2">45</text:span> <text:span text:style-name="T1">et bienheureuse celle ayante crue en ce que se sera perfectionnement à ces à ayants étés bavardés à elle à côté de Maître.</text:span> <text:span text:style-name="T2">46</text:span> <text:span text:style-name="T1">Et dit Mariam· Magnifie la âme de moi le Maître,</text:span> <text:span text:style-name="T2">47</text:span> <text:span text:style-name="T1">et exulta le souffle de moi sur à le à Dieu à le à sauveur de moi,</text:span> <text:span text:style-name="T2">48</text:span> <text:span text:style-name="T1">en ce que regarda sur sur la bassesse de la de femelle esclave de lui. voici car au loin de celui maintenant estimeront bienheureux moi toutes les générations,</text:span> <text:span text:style-name="T2">49</text:span> <text:span text:style-name="T1">en ce que fit à moi grands le puissant. et saint le nom de lui,</text:span> <text:span text:style-name="T2">50</text:span> <text:span text:style-name="T1">et le miséricorde de lui envers générations et générations à ceux à se effrayants lui.</text:span> <text:span text:style-name="T2">51</text:span> <text:span text:style-name="T1">Fit force en à bras de lui, dispersa au travers prétentieux à capacité d’intelligence de coeur de eux·</text:span> <text:span text:style-name="T2">52</text:span> <text:span text:style-name="T1">saisit du haut vers le bas dynastes au loin de trônes et haussa bas,</text:span> <text:span text:style-name="T2">53</text:span> <text:span text:style-name="T1">ayants faim remplit dans de bons et étants riche envoya dehors vides.</text:span> <text:span text:style-name="T2">54</text:span> <text:span text:style-name="T1">se prit contre de Israël de jeune servant de lui, être fait mémoire de miséricorde,</text:span> <text:span text:style-name="T2">55</text:span> <text:span text:style-name="T1">de haut en bas comme bavarda vers les pères de nous, à le à Abraam et à le à semence de lui envers le ère.</text:span> <text:span text:style-name="T2">56</text:span> <text:span text:style-name="T1">Resta cependant Mariam avec à elle comme mois trois, et retourna en arrière envers le maison de elle.</text:span> <text:span text:style-name="T2">57</text:span> <text:span text:style-name="T1">à La cependant à Élisabeth fut rempli le temps de ce enfanter elle et engendra fils.</text:span> <text:span text:style-name="T2">58</text:span> <text:span text:style-name="T1">et écoutèrent les maisonnées alentours et les congénitaux de elle en ce que magnifia Maître le miséricorde de lui avec de elle et étaient de joie avec à elle.</text:span> <text:span text:style-name="T2">59</text:span> <text:span text:style-name="T1">Et se devint en à la à journée à la à huitième vinrent circoncire le petit enfant et appelaient lui sur à le à nom de le de père de lui Zacharia.</text:span> <text:span text:style-name="T2">60</text:span> <text:span text:style-name="T1">et ayante étée répondue la mère de lui dit· non pas, mais sera appelé Ioannes.</text:span> <text:span text:style-name="T2">61</text:span> <text:span text:style-name="T1">et dirent vers elle en ce que aucun est hors de la de parenté de toi lequel est appelé à le à nom à ce-ci.</text:span> <text:span text:style-name="T2">62</text:span> <text:span text:style-name="T1">faisaient des signes cependant à le à père de lui ce quel le cas échéant que veuille être appelé lui.</text:span> <text:span text:style-name="T2">63</text:span> <text:span text:style-name="T1">et ayant demandé tablette grapha disant· Ioannes est nom de lui. et étonnèrent tous.</text:span> <text:span text:style-name="T2">64</text:span> <text:span text:style-name="T1">fut ouvert cependant le bouche de lui instantanément et la langue de lui, et bavardait élogiant le Dieu.</text:span> <text:span text:style-name="T2">65</text:span> <text:span text:style-name="T1">Et se devint sur tous effroi ceux habitants maison alentours eux, et en à toute entière à la à montagneuse de la de Ioudaia était bavardé en séparant tous les oraux ces-ci,</text:span> <text:span text:style-name="T2">66</text:span> <text:span text:style-name="T1">et se posèrent tous ceux ayants écoutés en à la à coeur de eux disants· quel par conséquent le petit enfant ce-ci se sera; aussi car main de Maître était avec de lui.</text:span> <text:span text:style-name="T2">67</text:span> <text:span text:style-name="T1">Et Zacharia le père de lui fut rempli de souffle de saint et prophétisa disant·</text:span> <text:span text:style-name="T2">68</text:span> <text:span text:style-name="T1">Élogié Maître le Dieu de le de Israël, en ce que se rendit supervision et fit rançonnement à le à peuple de lui,</text:span> <text:span text:style-name="T2">69</text:span> <text:span text:style-name="T1">et éveilla corne de sauvetage à nous en à maison de Dauid de jeune servant de lui,</text:span> <text:span text:style-name="T2">70</text:span> <text:span text:style-name="T1">de haut en bas comme bavarda par de bouche de les de saints au loin de ère de prophètes de lui,</text:span> <text:span text:style-name="T2">71</text:span> <text:span text:style-name="T1">sauvetage hors de ennemis de nous et hors de main de tous de ceux de haïssants nous,</text:span> <text:span text:style-name="T2">72</text:span> <text:span text:style-name="T1">faire miséricorde avec de les de pères de nous et être fait mémoire de disposition de sainte de lui,</text:span> <text:span text:style-name="T2">73</text:span> <text:span text:style-name="T1">serment lequel jura vers Abraam le père de nous, de ce donner à nous</text:span> <text:span text:style-name="T2">74</text:span> <text:span text:style-name="T1">sans effrayement hors de main de ennemis ayants étés délivrés adorer à lui</text:span> <text:span text:style-name="T2">75</text:span> <text:span text:style-name="T1">en à piété sacré et à justice en devant de lui à toutes à les à journées de nous.</text:span> <text:span text:style-name="T2">76</text:span> <text:span text:style-name="T1">Aussi toi cependant, petit enfant, prophète de très haut tu seras appelé· tu te marcheras en avant car en devant de Maître préparer chemins de lui,</text:span> <text:span text:style-name="T2">77</text:span> <text:span text:style-name="T1">de ce donner connaissance de sauvetage à le à peuple de lui en à abandon de fautes de eux,</text:span> <text:span text:style-name="T2">78</text:span> <text:span text:style-name="T1">par le fait de entrailles de miséricorde de Dieu de nous, en à lesquels se rendra supervision nous levant hors de hauteur,</text:span> <text:span text:style-name="T2">79</text:span> <text:span text:style-name="T1">briller sur à ceux en à ténèbre et à ombre de trépas à se étants assis, de ce diriger droit de haut en bas les pieds de nous envers chemin de paix.</text:span> <text:span text:style-name="T2">80</text:span> <text:span text:style-name="T1">Le cependant petit enfant croissait et était fortifié à souffle, et était en à les à désertes jusqu'à ce que de journée de présentation de bas en haut de lui vers le Israël.</text:span> </text:p>
      <text:p text:style-name="P4">LUC  2</text:p>
      <text:p text:style-name="Text_20_body"><text:span text:style-name="T2">1</text:span> <text:span text:style-name="T1">Se devint cependant en à les à journées à celles-là sortit dogme à côté de Kaesar de Auguste se apographer toute la écoumène.</text:span> <text:span text:style-name="T2">2</text:span> <text:span text:style-name="T1">celle-ci apographe première se devint de étant gouverneur de la de Syrie de Quirinius.</text:span> <text:span text:style-name="T2">3</text:span> <text:span text:style-name="T1">et se allaient tous se apographer, chacun envers la de lui-même cité.</text:span> <text:span text:style-name="T2">4</text:span> <text:span text:style-name="T1">Monta cependant aussi Ioseph au loin de la de Galilée hors de cité de Nazareth envers la Ioudaia envers cité de Dauid laquelle une quelconque est appelé Bethléem, par le fait de ce être lui hors de maison et de lignée de patriarche de Dauid,</text:span> <text:span text:style-name="T2">5</text:span> <text:span text:style-name="T1">se apographer avec à Mariam à celle à ayante étée fiancée à lui, à étante à enceinte.</text:span> <text:span text:style-name="T2">6</text:span> <text:span text:style-name="T1">Se devint cependant en à ce être eux là furent rempli les journées de ce enfanter elle,</text:span> <text:span text:style-name="T2">7</text:span> <text:span text:style-name="T1">et enfanta le fils de elle le premier-né, et enveloppa de bandes lui et réclina lui en à crèche, parce que non était à eux lieu en à le à salle de déliage.</text:span> <text:span text:style-name="T2">8</text:span> <text:span text:style-name="T1">Et bergers étaient en à la à région à la à même flûtants aux champs et gardiennants gardiennages de la de nuit sur la bergerie de troupeau de eux.</text:span> <text:span text:style-name="T2">9</text:span> <text:span text:style-name="T1">et ange de Maître présenta à eux et gloire de Maître brilla autour eux, et furent effrayé effroi grand.</text:span> <text:span text:style-name="T2">10</text:span> <text:span text:style-name="T1">et dit à eux le ange· ne pas que vous vous effrayez, voici car je m'évangélise à vous joie grande laquelle une quelconque se sera à tout à le à peuple,</text:span> <text:span text:style-name="T2">11</text:span> <text:span text:style-name="T1">en ce que fut enfanté à vous aujourd'hui sauveur lequel est Christ Maître en à cité de Dauid.</text:span> <text:span text:style-name="T2">12</text:span> <text:span text:style-name="T1">et ce-ci à vous le signe, vous trouverez bébé ayant été enveloppé de bandes et se couchant en à crèche.</text:span> <text:span text:style-name="T2">13</text:span> <text:span text:style-name="T1">et soudainement se devint avec à le à ange multitude de armée de soldats de céleste de louants le Dieu et de disants·</text:span> <text:span text:style-name="T2">14</text:span> <text:span text:style-name="T1">gloire en à très hauts à Dieu et sur de terre paix en à êtres humains de estimation en bien.</text:span> <text:span text:style-name="T2">15</text:span> <text:span text:style-name="T1">Et se devint comme éloignèrent au loin de eux envers le ciel les anges, les bergers bavardaient vers les uns les autres· que nous passions à travers évidemment jusqu'à ce que de Bethléem et que nous voyions le oral ce-ci ce ayant devenu lequel le Maître fit connaître à nous.</text:span> <text:span text:style-name="T2">16</text:span> <text:span text:style-name="T1">et vinrent ayants hâtés et trouvèrent de bas en haut la en outre Mariam et le Ioseph et le bébé se couchant en à la à crèche·</text:span> <text:span text:style-name="T2">17</text:span> <text:span text:style-name="T1">ayants vus cependant firent connaître autour de le de oral de ce de ayant été bavardé à eux autour de le de petit enfant de ce-ci.</text:span> <text:span text:style-name="T2">18</text:span> <text:span text:style-name="T1">et tous ceux ayants écoutés étonnèrent autour de ces de ayants étés bavardés sous de les de bergers vers eux·</text:span> <text:span text:style-name="T2">19</text:span> <text:span text:style-name="T1">la cependant Mariam tous gardait ensemble les oraux ces-ci jetante ensemble en à la à coeur de elle.</text:span> <text:span text:style-name="T2">20</text:span> <text:span text:style-name="T1">et retournèrent en arrière les bergers glorifiants et louants le Dieu sur à tous à lesquels écoutèrent et virent de haut en bas comme fut bavardé vers eux.</text:span> <text:span text:style-name="T2">21</text:span> <text:span text:style-name="T1">Et lorsque furent rempli journées huit de ce circoncire lui aussi fut appelé le nom de lui Iésous, ce ayant été appelé sous de le de ange d'avant de ce être pris ensemble lui en à la à cavité ventrale.</text:span> <text:span text:style-name="T2">22</text:span> <text:span text:style-name="T1">Et lorsque furent rempli les journées de le de purification de eux selon le loi de Môusês, conduisirent de bas en haut lui envers Ierosolymas dresser à côté à le à Maître,</text:span> <text:span text:style-name="T2">23</text:span> <text:span text:style-name="T1">de haut en bas comme a été graphé en à loi de Maître en ce que tout mâle entrouvrant matrice saint à le à Maître sera appelé,</text:span> <text:span text:style-name="T2">24</text:span> <text:span text:style-name="T1">et de ce donner sacrifice selon ce ayant été dit en à le à loi de Maître, paire de tourterelles trugons ou deux oisillons de colombes.</text:span> <text:span text:style-name="T2">25</text:span> <text:span text:style-name="T1">Et voici être humain était en à Ierousalem à lequel nom Syméon et le être humain celui-ci juste et précautionneux se acceptant auprès appel à côté de le de Israël, et souffle était saint sur lui·</text:span> <text:span text:style-name="T2">26</text:span> <text:span text:style-name="T1">et était à lui ayant été négocié du besoin sous de le de souffle de le de saint ne pas voir trépas avant [ou] le cas échéant que voie le Christ de Maître.</text:span> <text:span text:style-name="T2">27</text:span> <text:span text:style-name="T1">et vint en à le à souffle envers le sanctuaire· et en à ce conduire à l'intérieur les parents le petit enfant Iésous de ce faire eux selon ce ayant été accoutumé de le de loi autour de lui</text:span> <text:span text:style-name="T2">28</text:span> <text:span text:style-name="T1">et lui se accepta lui envers les bras courbés et élogia le Dieu et dit·</text:span> <text:span text:style-name="T2">29</text:span> <text:span text:style-name="T1">maintenant tu délies au loin le mâle esclave de toi, despote, selon le oral de toi en à paix·</text:span> <text:span text:style-name="T2">30</text:span> <text:span text:style-name="T1">en ce que virent les yeux de moi le salutaire de toi,</text:span> <text:span text:style-name="T2">31</text:span> <text:span text:style-name="T1">lequel tu préparas selon face de tous de les de peuples,</text:span> <text:span text:style-name="T2">32</text:span> <text:span text:style-name="T1">lumière envers découverte de ethnies et gloire de peuple de toi de Israël.</text:span> <text:span text:style-name="T2">33</text:span> <text:span text:style-name="T1">et était le père de lui et la mère étonnants sur à ces à étants bavardés autour de lui.</text:span> <text:span text:style-name="T2">34</text:span> <text:span text:style-name="T1">et élogia eux Syméon et dit vers Mariam la mère de lui· voici celui-ci se couche envers chute et redressement de nombreux en à le à Israël et envers signe étant contredit –</text:span> <text:span text:style-name="T2">35</text:span> <text:span text:style-name="T1">aussi de toi [cependant] de elle la âme se passera à travers rhomphaia – de telle manière que le cas échéant que soient découvert hors de nombreuses de coeurs calculs au-travers.</text:span> <text:span text:style-name="T2">36</text:span> <text:span text:style-name="T1">Et était Anna prophétesse, fille de Phanouel, hors de tribu de Aser· celle-ci ayante avancée en à journées à nombreuses, ayante vécue avec de homme ans sept au loin de la de virginité de elle</text:span> <text:span text:style-name="T2">37</text:span> <text:span text:style-name="T1">et elle veuve jusqu'à ce que de ans de quatre-vingts de quatre, laquelle non se dressait au loin de le de sanctuaire à jeûnes et à supplications adorante nuit et journée.</text:span> <text:span text:style-name="T2">38</text:span> <text:span text:style-name="T1">et à même à la à heure ayante présentée se professait à le à Dieu et bavardait autour de lui à tous à ceux à se acceptants auprès rançonnement à Ierousalem.</text:span> <text:span text:style-name="T2">39</text:span> <text:span text:style-name="T1">Et comme achevèrent tous ces selon le loi de Maître, tournèrent sur envers la Galilée envers cité de eux-mêmes Nazareth.</text:span> <text:span text:style-name="T2">40</text:span> <text:span text:style-name="T1">Le cependant petit enfant croissait et était fortifié étant fait plénitude à sagesse, et grâce de Dieu était sur lui.</text:span> <text:span text:style-name="T2">41</text:span> <text:span text:style-name="T1">Et se allaient les parents de lui selon an envers Ierousalem à la à fête de le de pâque.</text:span> <text:span text:style-name="T2">42</text:span> <text:span text:style-name="T1">Et lorsque se devint de ans de douze, de montants de eux selon le coutume de la de fête</text:span> <text:span text:style-name="T2">43</text:span> <text:span text:style-name="T1">et de ayants perfectionnés les journées, en à ce retourner en arrière eux résista en restant sous Iésous le jeune servant en à Ierousalem, et non connurent les parents de lui.</text:span> <text:span text:style-name="T2">44</text:span> <text:span text:style-name="T1">ayants faits loi cependant lui être en à la à compagnie du chemin vinrent de journée chemin et cherchaient de bas en haut lui en à les à congénitaux et à les à connus,</text:span> <text:span text:style-name="T2">45</text:span> <text:span text:style-name="T1">et ne pas ayants trouvés retournèrent en arrière envers Ierousalem cherchants de bas en haut lui.</text:span> <text:span text:style-name="T2">46</text:span> <text:span text:style-name="T1">et se devint après journées trois trouvèrent lui en à le à sanctuaire se siégeant en à au milieu de les de enseignants et écoutant de eux et surinterrogeant eux·</text:span> <text:span text:style-name="T2">47</text:span> <text:span text:style-name="T1">se extasiaient cependant tous ceux écoutants de lui sur à la à compréhension et à les à réponses apocritiques de lui.</text:span> <text:span text:style-name="T2">48</text:span> <text:span text:style-name="T1">Et ayants vus lui furent heurté à l'excès, et dit vers lui la mère de lui· enfant, quel tu fis à nous ainsi; voici le père de toi et moi étants affligés de douleur nous cherchions toi.</text:span> <text:span text:style-name="T2">49</text:span> <text:span text:style-name="T1">et dit vers eux· quel en ce que vous cherchiez moi; non vous aviez su en ce que en à ces de le de père de moi attache de lien être moi;</text:span> <text:span text:style-name="T2">50</text:span> <text:span text:style-name="T1">et eux non comprirent le oral lequel bavarda à eux.</text:span> <text:span text:style-name="T2">51</text:span> <text:span text:style-name="T1">et descendit avec de eux et vint envers Nazareth et était étant subordonné à eux. et la mère de lui gardait au travers tous les oraux en à la à coeur de elle.</text:span> <text:span text:style-name="T2">52</text:span> <text:span text:style-name="T1">Et Iésous progressait [en à la] à sagesse et à âge et à grâce à côté à Dieu et à êtres humains.</text:span> </text:p>
      <text:p text:style-name="P4">LUC  3</text:p>
      <text:p text:style-name="Text_20_body"><text:span text:style-name="T2">1</text:span> <text:span text:style-name="T1">En à an cependant à quinzième de la de gouvernement de Tiberius de Kaesar, de étant gouverneur de Pontius de Pilatus de la de Ioudaia, et de étant tétrarque de la de Galilée de Hérode, de Philippe cependant de le de frère de lui de étant tétrarque de la de Iturée et de Trachonitide de région, et de Lysanias de la de Abilène de étant tétrarque,</text:span> <text:span text:style-name="T2">2</text:span> <text:span text:style-name="T1">sur de chef sacrificateur de Anna et de Kaiapha, se devint oral de Dieu sur Ioannes le de Zacharia fils en à la à déserte.</text:span> <text:span text:style-name="T2">3</text:span> <text:span text:style-name="T1">Et vint envers toute [la] région alentour de le de Iordane annonçant baptême de transintelligence envers abandon de fautes,</text:span> <text:span text:style-name="T2">4</text:span> <text:span text:style-name="T1">comme a été graphé en à bible de discours de Ésaïa de le de prophète· voix de beuglant en à la à déserte· préparez la chemin de Maître, directes faites les sentiers de lui·</text:span> <text:span text:style-name="T2">5</text:span> <text:span text:style-name="T1">toute vallée sera fait plénitude et tout montagne et colline sera baissé, et se sera les tordus envers directe et les raboteuses envers chemins lisses·</text:span> <text:span text:style-name="T2">6</text:span> <text:span text:style-name="T1">et se verra toute chair le salutaire de le de Dieu.</text:span> <text:span text:style-name="T2">7</text:span> <text:span text:style-name="T1">Disait donc à les à se allants au dehors à foules être baptisé sous de lui· progénitures de vipères, quel montra en dessous à vous fuir au loin de la de imminante de colère;</text:span> <text:span text:style-name="T2">8</text:span> <text:span text:style-name="T1">faites donc fruits dignes de la de transintelligence et ne pas que vous vous originiez dire en à vous-mêmes· père nous avons le Abraam. je dis car à vous en ce que se peut le Dieu hors de les de pierres de ceux-ci éveiller enfants à le à Abraam.</text:span> <text:span text:style-name="T2">9</text:span> <text:span text:style-name="T1">déjà cependant aussi la hache vers la racine de les de arbres se couche· tout donc arbre ne pas faisant fruit beau est coupé à l'excès et envers feu est jeté.</text:span> <text:span text:style-name="T2">10</text:span> <text:span text:style-name="T1">Et surinterrogeaient lui les foules disants· quel donc que nous fassions;</text:span> <text:span text:style-name="T2">11</text:span> <text:span text:style-name="T1">ayant été répondu cependant disait à eux· celui ayant deux chitons donne avec au-delà à celui ne pas à ayant, et celui ayant aliments semblablement fasse.</text:span> <text:span text:style-name="T2">12</text:span> <text:span text:style-name="T1">vinrent cependant aussi collecteurs de taxes être baptisé et dirent vers lui· enseignant, quel que nous fassions;</text:span> <text:span text:style-name="T2">13</text:span> <text:span text:style-name="T1">celui cependant dit vers eux· ne pas un plus nombreusement à côté ce ayant été ordonné au-travers à vous pratiquez.</text:span> <text:span text:style-name="T2">14</text:span> <text:span text:style-name="T1">surinterrogeaient cependant lui aussi se guerroyants en soldat disants· quel que nous fassions aussi nous; et dit à eux· ne pas un que vous secouiez violemment ni cependant que vous extorquiez et soyez suffits à les à gages de vous.</text:span> <text:span text:style-name="T2">15</text:span> <text:span text:style-name="T1">de Attendant cependant de le de peuple et de se calculants au-travers de tous en à les à coeurs de eux autour de le de Ioannes, de peur que lui que soit le Christ,</text:span> <text:span text:style-name="T2">16</text:span> <text:span text:style-name="T1">se répondit disant à tous le Ioannes· moi certes à eau je baptise vous· se vient cependant celui plus fort de moi, de lequel non je suis assez-important délier le courroie de les de souliers de lui· lui vous baptisera en à souffle à saint et à feu·</text:span> <text:span text:style-name="T2">17</text:span> <text:span text:style-name="T1">de lequel le pelle à vanner en à la à main de lui épurer en séparant la aire à fouler le grain de lui et mener ensemble le froment envers la grange de lui, le cependant paille brûlera complètement à feu à inextinguible.</text:span> <text:span text:style-name="T2">18</text:span> <text:span text:style-name="T1">Nombreux certes donc aussi autres-différents appelant à côté se évangélisait le peuple.</text:span> <text:span text:style-name="T2">19</text:span> <text:span text:style-name="T1">Le cependant Hérode le tétrarque, étant réfuté sous de lui autour de Hérodias de la de femme de le de frère de lui et autour de tous de lesquels fit de méchants le Hérode,</text:span> <text:span text:style-name="T2">20</text:span> <text:span text:style-name="T1">apposa aussi ce-ci sur à tous [et] ferma à clef de haut en bas le Ioannes en à gardiennage.</text:span> <text:span text:style-name="T2">21</text:span> <text:span text:style-name="T1">Se devint cependant en à ce être baptisé en totalité le peuple et de Iésous de ayant été baptisé et de se priant être ouvert le ciel</text:span> <text:span text:style-name="T2">22</text:span> <text:span text:style-name="T1">et descendre le souffle le saint à corporel à aspect comme colombe sur lui, et voix hors de ciel se devenir· toi tu es le fils de moi le aimé, en à toi j'estimai en bien.</text:span> <text:span text:style-name="T2">23</text:span> <text:span text:style-name="T1">Et lui-même était Iésous se originant comme si de ans de trente, étant fils, comme était fait loi, de Ioseph de celui de Éli</text:span> <text:span text:style-name="T2">24</text:span> <text:span text:style-name="T1">de celui de Maththat de celui de Lévi de celui de Melchi de celui de Iannai de celui de Ioseph</text:span> <text:span text:style-name="T2">25</text:span> <text:span text:style-name="T1">de celui de Mattathias de celui de Amos de celui de Naoum de celui de Esli de celui de Naggaï</text:span> <text:span text:style-name="T2">26</text:span> <text:span text:style-name="T1">de celui de Maath de celui de Mattathias de celui de Sémeïn de celui de Ioseph de celui de Iouda</text:span> <text:span text:style-name="T2">27</text:span> <text:span text:style-name="T1">de celui de Ioanan de celui de Resa de celui de Zorobabel de celui de Salathiel de celui de Néri</text:span> <text:span text:style-name="T2">28</text:span> <text:span text:style-name="T1">de celui de Melchi de celui de Addi de celui de Kosam de celui de Elmadam de celui de Er</text:span> <text:span text:style-name="T2">29</text:span> <text:span text:style-name="T1">de celui de Iésous de celui de Éliézer de celui de Ioreim de celui de Maththat de celui de Lévi</text:span> <text:span text:style-name="T2">30</text:span> <text:span text:style-name="T1">de celui de Syméon de celui de Iouda de celui de Ioseph de celui de Ionan de celui de Éliakim</text:span> <text:span text:style-name="T2">31</text:span> <text:span text:style-name="T1">de celui de Méléa de celui de Menna de celui de Mattatha de celui de Nathan de celui de Dauid</text:span> <text:span text:style-name="T2">32</text:span> <text:span text:style-name="T1">de celui de Iessai de celui de Iobed de celui de Boos de celui de Sala de celui de Naasson</text:span> <text:span text:style-name="T2">33</text:span> <text:span text:style-name="T1">de celui de Aminadab de celui de Admin de celui de Arni de celui de Esrom de celui de Pharès de celui de Iouda</text:span> <text:span text:style-name="T2">34</text:span> <text:span text:style-name="T1">de celui de Iakob de celui de Isaak de celui de Abraam de celui de Thara de celui de Nachor</text:span> <text:span text:style-name="T2">35</text:span> <text:span text:style-name="T1">de celui de Serouch de celui de Ragau de celui de Phalek de celui de Éber de celui de Sala</text:span> <text:span text:style-name="T2">36</text:span> <text:span text:style-name="T1">de celui de Kainan de celui de Arphaxad de celui de Sem de celui de Noé de celui de Lamech</text:span> <text:span text:style-name="T2">37</text:span> <text:span text:style-name="T1">de celui de Mathousala de celui de Énoch de celui de Iared de celui de Maléléèl de celui de Kainan</text:span> <text:span text:style-name="T2">38</text:span> <text:span text:style-name="T1">de celui de Énos de celui de Seth de celui de Adam de celui de Dieu.</text:span> </text:p>
      <text:p text:style-name="P4">LUC  4</text:p>
      <text:p text:style-name="Text_20_body"><text:span text:style-name="T2">1</text:span> <text:span text:style-name="T1">Iésous cependant de plénitude de souffle de saint retourna en arrière au loin de le de Iordane et était conduit en à le à souffle en à la à déserte</text:span> <text:span text:style-name="T2">2</text:span> <text:span text:style-name="T1">journées quarante étant mis en tentation sous de le de diable. Et non mangea aucun en à les à journées à celles-là et de ayantes étées achevées ensemble de elles eut faim.</text:span> <text:span text:style-name="T2">3</text:span> <text:span text:style-name="T1">dit cependant à lui le diable· si fils tu es de le de Dieu, dis à le à pierre à celui-ci afin que que se devienne pain.</text:span> <text:span text:style-name="T2">4</text:span> <text:span text:style-name="T1">et fut répondu vers lui le Iésous· a été graphé en ce que non sur à pain à seul se vivra le être humain.</text:span> <text:span text:style-name="T2">5</text:span> <text:span text:style-name="T1">Et ayant conduit de bas en haut lui montra à lui toutes les royautés de la de écoumène en à point d'instant de temps</text:span> <text:span text:style-name="T2">6</text:span> <text:span text:style-name="T1">et dit à lui le diable· à toi je donnerai la autorité celle-ci en totalité et la gloire de elles, en ce que à moi a été transmis et à lequel si le cas échéant que je veuille je donne elle·</text:span> <text:span text:style-name="T2">7</text:span> <text:span text:style-name="T1">toi donc si le cas échéant que tu prosternes vers en devant de moi, se sera de toi toute.</text:span> <text:span text:style-name="T2">8</text:span> <text:span text:style-name="T1">et ayant été répondu le Iésous dit à lui· a été graphé· Maître le Dieu de toi tu prosterneras vers et à lui à seul tu adoreras.</text:span> <text:span text:style-name="T2">9</text:span> <text:span text:style-name="T1">Conduisit cependant lui envers Ierousalem et dressa sur le pinacle de le de sanctuaire et dit à lui· si fils tu es de le de Dieu, jette toi-même d'ici vers le bas·</text:span> <text:span text:style-name="T2">10</text:span> <text:span text:style-name="T1">a été graphé car en ce que à les à anges de lui se commandera autour de toi de ce gardienner soigneusement toi</text:span> <text:span text:style-name="T2">11</text:span> <text:span text:style-name="T1">et en ce que sur de mains lèveront toi, de peur que que tu achoppes vers pierre le pied de toi.</text:span> <text:span text:style-name="T2">12</text:span> <text:span text:style-name="T1">et ayant été répondu dit à lui le Iésous en ce que a été dit· non tu mettras en tentation à l'excès Maître le Dieu de toi.</text:span> <text:span text:style-name="T2">13</text:span> <text:span text:style-name="T1">Et ayant achevé ensemble tout tentation le diable dressa au loin au loin de lui jusqu'à l'extrémité de moment.</text:span> <text:span text:style-name="T2">14</text:span> <text:span text:style-name="T1">Et retourna en arrière le Iésous en à la à puissance de le de souffle envers la Galilée. et rumeur sortit contre de toute entière de la de région alentour autour de lui.</text:span> <text:span text:style-name="T2">15</text:span> <text:span text:style-name="T1">et lui enseignait en à les à synagogues de eux étant glorifié sous de tous.</text:span> <text:span text:style-name="T2">16</text:span> <text:span text:style-name="T1">Et vint envers Nazara, où était ayant été nourri, et vint à l'intérieur selon ce ayant habitué à lui en à la à journée de les de sabbats envers la synagogue et redressa prendre connaissance.</text:span> <text:span text:style-name="T2">17</text:span> <text:span text:style-name="T1">et fut donné de surcroît à lui papier de bible de le de prophète de Ésaïa et ayant déplié le papier de bible trouva le lieu où était ayant été graphé·</text:span> <text:span text:style-name="T2">18</text:span> <text:span text:style-name="T1">souffle de Maître sur moi de lequel à cause oignit moi se évangéliser à pauvres, a envoyé moi, annoncer à captifs abandon et à aveugles vision de bas en haut, envoyer ayants étés brisés en à abandon,</text:span> <text:span text:style-name="T2">19</text:span> <text:span text:style-name="T1">annoncer année de Maître acceptable.</text:span> <text:span text:style-name="T2">20</text:span> <text:span text:style-name="T1">et ayant plié le papier de bible ayant redonné à le à ministre assit· et de tous les yeux en à la à synagogue étaient regardants fixement à lui.</text:span> <text:span text:style-name="T2">21</text:span> <text:span text:style-name="T1">se origina cependant dire vers eux en ce que aujourd'hui a été fait plénitude la graphe celle-ci en à les à oreilles de vous.</text:span> <text:span text:style-name="T2">22</text:span> <text:span text:style-name="T1">Et tous témoignaient à lui et étonnaient sur à les à discours de la de grâce à ceux à se allants au dehors hors de le de bouche de lui et disaient· non pas fils est de Ioseph celui-ci;</text:span> <text:span text:style-name="T2">23</text:span> <text:span text:style-name="T1">et dit vers eux· en tout cas vous direz à moi la parabole celle-ci· médecin, soigne toi-même· autant lesquels nous écoutâmes se ayants devenus envers la Kapharnaoum fais aussi ici en à la à patrie de toi.</text:span> <text:span text:style-name="T2">24</text:span> <text:span text:style-name="T1">dit cependant· amen je dis à vous en ce que aucun prophète acceptable est en à la à patrie de lui.</text:span> <text:span text:style-name="T2">25</text:span> <text:span text:style-name="T1">sur de vérité cependant je dis à vous, nombreuses veuves étaient en à les à journées de Élia en à le à Israël, lorsque fut fermé à clef le ciel sur ans trois et mois six, comme se devint famine grand sur toute la terre,</text:span> <text:span text:style-name="T2">26</text:span> <text:span text:style-name="T1">et vers aucune de elles fut mandé Élia si ne pas envers Sarepta de la de Sidonienne vers femme veuve.</text:span> <text:span text:style-name="T2">27</text:span> <text:span text:style-name="T1">et nombreux lépreux étaient en à le à Israël sur de Élissai de le de prophète, et aucun de eux fut purifié si ne pas Naaman le Syrien.</text:span> <text:span text:style-name="T2">28</text:span> <text:span text:style-name="T1">et furent rempli tous de fureur en à la à synagogue écoutants ces-ci</text:span> <text:span text:style-name="T2">29</text:span> <text:span text:style-name="T1">et ayants redressés éjectèrent lui au-dehors de la de cité et conduisirent lui jusqu'à ce que de sourcil de le de montagne sur de lequel la cité avait été édifié en maison de eux de sorte que précipiter de haut en bas lui·</text:span> <text:span text:style-name="T2">30</text:span> <text:span text:style-name="T1">lui cependant ayant passé à travers par de au milieu de eux se allait.</text:span> <text:span text:style-name="T2">31</text:span> <text:span text:style-name="T1">Et vint de haut en bas envers Kapharnaoum cité de la de Galilée. et était enseignant eux en à les à sabbats·</text:span> <text:span text:style-name="T2">32</text:span> <text:span text:style-name="T1">et étaient heurté à l'excès sur à la à enseignement de lui, en ce que en à autorité était le discours de lui.</text:span> <text:span text:style-name="T2">33</text:span> <text:span text:style-name="T1">Et en à la à synagogue était être humain ayant souffle de démon de impur et croassa de bas en haut à voix à grande·</text:span> <text:span text:style-name="T2">34</text:span> <text:span text:style-name="T1">ah, quel à nous et à toi, Iésous Nazarénien; tu vins dépérir nous; j'ai su toi quel tu es, le saint de le de Dieu.</text:span> <text:span text:style-name="T2">35</text:span> <text:span text:style-name="T1">et survalorisa à lui le Iésous disant· sois muselé et sors au loin de lui. et ayant flanqué lui le démon envers le au milieu sortit au loin de lui ne pas un ayant nuit lui.</text:span> <text:span text:style-name="T2">36</text:span> <text:span text:style-name="T1">et se devint effarement sur tous et bavardaient ensemble vers les uns les autres disants· quel le discours celui-ci en ce que en à autorité et à puissance ordonne sûrement à les à impurs à souffles et se sortent;</text:span> <text:span text:style-name="T2">37</text:span> <text:span text:style-name="T1">et se allait au dehors écho autour de lui envers tout lieu de la de région alentour.</text:span> <text:span text:style-name="T2">38</text:span> <text:span text:style-name="T1">Ayant redressé cependant au loin de la de synagogue vint à l'intérieur envers la maison d'habitation de Simon. belle-mère cependant de le de Simon était étante tenue ensemble à fièvre à grand et interrogèrent lui autour de elle.</text:span> <text:span text:style-name="T2">39</text:span> <text:span text:style-name="T1">et ayant présenté sur le haut de elle survalorisa à le à fièvre et abandonna elle· instantanément cependant ayante redressée servait à eux.</text:span> <text:span text:style-name="T2">40</text:span> <text:span text:style-name="T1">de Plongeant cependant de le de soleil en totalités autant lesquels avaient étants infirme à maladies à diverses conduisirent eux vers lui· celui cependant à un à chacun de eux les mains surposant soignait eux.</text:span> <text:span text:style-name="T2">41</text:span> <text:span text:style-name="T1">se sortait cependant aussi démons au loin de nombreux criants et disants en ce que toi tu es le fils de le de Dieu. et survalorisant non concédait eux bavarder, en ce que avaient su le Christ lui être.</text:span> <text:span text:style-name="T2">42</text:span> <text:span text:style-name="T1">de Se ayante devenue cependant de journée ayant sorti fut allé envers désert lieu· et les foules surcherchaient lui et vinrent jusqu'à ce que de lui et tenaient de haut en bas lui de ce ne pas se aller au loin de eux.</text:span> <text:span text:style-name="T2">43</text:span> <text:span text:style-name="T1">celui cependant dit vers eux en ce que aussi à les à autres-différentes à cités se évangéliser moi attache de lien la royauté de le de Dieu, en ce que sur ce-ci je fus envoyé.</text:span> <text:span text:style-name="T2">44</text:span> <text:span text:style-name="T1">Et était annonçant envers les synagogues de la de Ioudaia.</text:span> </text:p>
      <text:p text:style-name="P4">LUC  5</text:p>
      <text:p text:style-name="Text_20_body"><text:span text:style-name="T2">1</text:span> <text:span text:style-name="T1">Se devint cependant en à ce le foule se coucher sur à lui et écouter le discours de le de Dieu et lui était ayant dressé à côté la lac de Génésareth</text:span> <text:span text:style-name="T2">2</text:span> <text:span text:style-name="T1">et vit deux navires ayants dressés à côté la lac· les cependant pêcheurs au loin de eux ayants débarqués rinçaient les filets.</text:span> <text:span text:style-name="T2">3</text:span> <text:span text:style-name="T1">ayant embarqué cependant envers un de les de navires, lequel était de Simon, interrogea lui au loin de la de terre surmener de bas en haut peu· ayant assis cependant hors de le de navire enseignait les foules.</text:span> <text:span text:style-name="T2">4</text:span> <text:span text:style-name="T1">Comme cependant se pausa bavardant, dit vers le Simon· surmène de bas en haut envers le profondeur et lâchez les filets de vous envers prise.</text:span> <text:span text:style-name="T2">5</text:span> <text:span text:style-name="T1">et ayant été répondu Simon dit· Supérieur, par de toute entière de nuit ayants peinés aucun nous prîmes· sur cependant à le à oral de toi je lâcherai les filets.</text:span> <text:span text:style-name="T2">6</text:span> <text:span text:style-name="T1">et ce-ci ayants faits fermèrent à clef ensemble multitude de poissons nombreux, était fracassé à travers cependant les filets de eux.</text:span> <text:span text:style-name="T2">7</text:span> <text:span text:style-name="T1">et firent signe de haut en bas à les à participants en à le à autre-différent à navire de ce ayants venus se prendre ensemble à eux· et vinrent et remplirent tous deux les navires de sorte que être abîmé eux.</text:span> <text:span text:style-name="T2">8</text:span> <text:span text:style-name="T1">Ayant vu cependant Simon Pierre tomba vers à les à genoux de Iésous disant· sors au loin de moi, en ce que homme fauteur je suis, Maître.</text:span> <text:span text:style-name="T2">9</text:span> <text:span text:style-name="T1">effarement car eut autour lui et tous ceux avec à lui sur à la à prise de les de poissons de lesquels prirent ensemble,</text:span> <text:span text:style-name="T2">10</text:span> <text:span text:style-name="T1">semblablement cependant aussi Iakobos et Ioannes fils de Zébédaï, lesquels étaient communiants à le à Simon. et dit vers le Simon le Iésous· ne pas te effraie· au loin de celui maintenant êtres humains tu te seras capturant vivant.</text:span> <text:span text:style-name="T2">11</text:span> <text:span text:style-name="T1">et ayants menés de haut en bas les navires sur la terre ayants abandonnés tous suivirent à lui.</text:span> <text:span text:style-name="T2">12</text:span> <text:span text:style-name="T1">Et se devint en à ce être lui en à une de les de cités et voici homme de plénitude de lèpre· et ayant vu cependant le Iésous, ayant tombé sur face fut attaché de lien de lui disant· Maître, si le cas échéant que tu veuilles tu te peux moi purifier.</text:span> <text:span text:style-name="T2">13</text:span> <text:span text:style-name="T1">et ayant étendu la main se toucha de lui disant· je veux, sois purifié· et directement la lèpre éloigna au loin de lui.</text:span> <text:span text:style-name="T2">14</text:span> <text:span text:style-name="T1">et lui annonça à côté à lui à ne pas un dire, mais ayant éloigné montre toi-même à le à sacrificateur et apporte autour de le de purification de toi de haut en bas comme ordonnança auprès Môusês, envers témoignage à eux.</text:span> <text:span text:style-name="T2">15</text:span> <text:span text:style-name="T1">se passait à travers cependant davantage le discours autour de lui, et se venaient ensemble foules nombreux écouter et être soigné au loin de les de infirmités de eux·</text:span> <text:span text:style-name="T2">16</text:span> <text:span text:style-name="T1">lui cependant était plaçant en arrière en à les à désertes et se priant.</text:span> <text:span text:style-name="T2">17</text:span> <text:span text:style-name="T1">Et se devint en à une de les de journées et lui était enseignant, et étaient se étants assis Pharisiens et enseignants légistes lesquels étaient ayants venus hors de toute de village de la de Galilée et de Ioudaia et de Ierousalem· et puissance de Maître était envers ce se guérir lui.</text:span> <text:span text:style-name="T2">18</text:span> <text:span text:style-name="T1">et voici hommes portants sur de lit être humain lequel était ayant été paralysé et cherchaient lui importer et poser [lui] en devant de lui.</text:span> <text:span text:style-name="T2">19</text:span> <text:span text:style-name="T1">et ne pas ayants trouvés de quelle que importent lui par le fait de le foule, ayants montés sur le dôme par de les de tuiles firent descendre lui avec à le à petit lit envers le au milieu en devers de le de Iésous.</text:span> <text:span text:style-name="T2">20</text:span> <text:span text:style-name="T1">et ayant vu la croyance de eux dit· être humain, ont été abandonnés à toi les fautes de toi.</text:span> <text:span text:style-name="T2">21</text:span> <text:span text:style-name="T1">et se originèrent se calculer au-travers les lettrés et les Pharisiens disants· quel est celui-ci lequel bavarde blasphémies; quel se peut abandonner fautes si ne pas seul le Dieu;</text:span> <text:span text:style-name="T2">22</text:span> <text:span text:style-name="T1">ayant reconnu cependant le Iésous les calculs au-travers de eux ayant été répondu dit vers eux· quel vous vous calculez au-travers en à les à coeurs de vous;</text:span> <text:span text:style-name="T2">23</text:span> <text:span text:style-name="T1">quel est plus facile, dire· ont été abandonnés à toi les fautes de toi, ou dire· éveille et piétine autour;</text:span> <text:span text:style-name="T2">24</text:span> <text:span text:style-name="T1">afin que cependant que vous ayez su en ce que le fils de le de être humain autorité a sur de la de terre abandonner fautes – dit à celui à ayant été paralysé· à toi je dis, éveille et ayant levé le petit lit de toi te va envers le maison de toi.</text:span> <text:span text:style-name="T2">25</text:span> <text:span text:style-name="T1">et instantanément ayant redressé en devant de eux, ayant levé sur lequel se couchait de haut en bas, éloigna envers le maison de lui glorifiant le Dieu.</text:span> <text:span text:style-name="T2">26</text:span> <text:span text:style-name="T1">et extase prit en totalités et glorifiaient le Dieu et furent rempli de effroi disants en ce que nous vîmes paradoxales aujourd'hui.</text:span> <text:span text:style-name="T2">27</text:span> <text:span text:style-name="T1">Et après ces-ci sortit et se contempla collecteur de taxes à nom Lévi se étant assis sur le bureau de taxes, et dit à lui· suis à moi.</text:span> <text:span text:style-name="T2">28</text:span> <text:span text:style-name="T1">et ayant laissé en contrebas tous ayant redressé suivait à lui.</text:span> <text:span text:style-name="T2">29</text:span> <text:span text:style-name="T1">Et fit acceptation grande Lévi à lui en à la à maison d'habitation de lui, et était foule nombreux de collecteurs de taxes et de autres lesquels étaient avec de eux se couchants de haut en bas.</text:span> <text:span text:style-name="T2">30</text:span> <text:span text:style-name="T1">et murmuraient les Pharisiens et les lettrés de eux vers les disciples de lui disants· par le fait de quel avec de les de collecteurs de taxes et de fauteurs vous mangez et vous buvez;</text:span> <text:span text:style-name="T2">31</text:span> <text:span text:style-name="T1">et ayant été répondu le Iésous dit vers eux· non besoin ont ceux étants sain de médecin mais ceux malicieusement ayants·</text:span> <text:span text:style-name="T2">32</text:span> <text:span text:style-name="T1">non j'ai venu appeler justes mais fauteurs envers transintelligence.</text:span> <text:span text:style-name="T2">33</text:span> <text:span text:style-name="T1">Ceux cependant dirent vers lui· les disciples de Ioannes jeûnent fréquemment et supplications se font semblablement aussi ceux de les de Pharisiens, ceux cependant tiens mangent et boivent.</text:span> <text:span text:style-name="T2">34</text:span> <text:span text:style-name="T1">celui cependant Iésous dit vers eux· ne pas vous vous pouvez les fils de le de épousaille en à lequel le époux avec de eux est faire jeûner;</text:span> <text:span text:style-name="T2">35</text:span> <text:span text:style-name="T1">se viendront cependant journées, aussi lorsque le cas échéant que soit levé au loin au loin de eux le époux, alors jeûneront en à celles-là à les à journées.</text:span> <text:span text:style-name="T2">36</text:span> <text:span text:style-name="T1">Disait cependant aussi parabole vers eux en ce que aucun surjet au loin de himation de nouveau ayant scindé surjette sur himation vieil· si cependant ne pas du moins, et le nouveau scindera et à le à vieil non voixera ensemble le surjet ce au loin de le de nouveau.</text:span> <text:span text:style-name="T2">37</text:span> <text:span text:style-name="T1">et aucun jette vin jeune envers outres vieux· si cependant ne pas du moins, fracassera le vin le jeune les outres et lui sera déversé et les outres se dépériront·</text:span> <text:span text:style-name="T2">38</text:span> <text:span text:style-name="T1">mais vin jeune envers outres nouveaux doit être mis.</text:span> <text:span text:style-name="T2">39</text:span> <text:span text:style-name="T1">[et] aucun ayant bu vieil veut jeune· dit car· le vieil utile bon est.</text:span> </text:p>
      <text:p text:style-name="P4"><text:soft-page-break/>LUC  6</text:p>
      <text:p text:style-name="Text_20_body"><text:span text:style-name="T2">1</text:span> <text:span text:style-name="T1">Se devint cependant en à sabbat se aller à travers lui par de champs ensemencés, et épilaient les disciples de lui et mangeaient les épis froissants à les à mains.</text:span> <text:span text:style-name="T2">2</text:span> <text:span text:style-name="T1">des quelconques cependant de les de Pharisiens dirent· quel vous faites lequel non est permis à les à sabbats;</text:span> <text:span text:style-name="T2">3</text:span> <text:span text:style-name="T1">et ayant été répondu vers eux dit le Iésous· non cependant ce-ci vous prîtes connaissance lequel fit Dauid lorsque eut faim lui et ceux avec de lui [étants],</text:span> <text:span text:style-name="T2">4</text:span> <text:span text:style-name="T1">[comme] vint à l'intérieur envers le maison de le de Dieu et les pains de la de proposition ayant pris mangea et donna à ceux avec de lui, lesquels non est permis manger si ne pas seuls les sacrificateurs;</text:span> <text:span text:style-name="T2">5</text:span> <text:span text:style-name="T1">et disait à eux· Maître est de le de sabbat le fils de le de être humain.</text:span> <text:span text:style-name="T2">6</text:span> <text:span text:style-name="T1">Se devint cependant en à autre-différent à sabbat venir à l'intérieur lui envers la synagogue et enseigner. et était être humain là et la main de lui la droite était sèche.</text:span> <text:span text:style-name="T2">7</text:span> <text:span text:style-name="T1">se épiaient cependant lui les lettrés et les Pharisiens si en à le à sabbat soignera, afin que que trouvent accuser de lui.</text:span> <text:span text:style-name="T2">8</text:span> <text:span text:style-name="T1">lui cependant avait su les calculs au-travers de eux, dit cependant à le à homme à celui sèche à ayant la main· éveille et dresse envers le au milieu· et ayant redressé dressa.</text:span> <text:span text:style-name="T2">9</text:span> <text:span text:style-name="T1">dit cependant le Iésous vers eux· je surinterroge vous si est permis à le à sabbat faire bon ou faire mal, âme sauver ou dépérir;</text:span> <text:span text:style-name="T2">10</text:span> <text:span text:style-name="T1">et se ayant regardé autour tous eux dit à lui· étends la main de toi. celui cependant fit et fut reconstitué la main de lui.</text:span> <text:span text:style-name="T2">11</text:span> <text:span text:style-name="T1">eux cependant furent rempli de inintelligence et bavardaient en séparant vers les uns les autres quel le cas échéant que fassent à le à Iésous.</text:span> <text:span text:style-name="T2">12</text:span> <text:span text:style-name="T1">Se devint cependant en à les à journées à celles-ci sortir lui envers le montagne se prier, et était passant toute la nuit en à la à prière de le de Dieu.</text:span> <text:span text:style-name="T2">13</text:span> <text:span text:style-name="T1">Et lorsque se devint journée, voixa auprès les disciples de lui, et se ayant élu au loin de eux douze, lesquels aussi envoyés nomma·</text:span> <text:span text:style-name="T2">14</text:span> <text:span text:style-name="T1">Simon lequel aussi nomma Pierre, et André le frère de lui, et Iakobos et Ioannes et Philippe et Bar-Tolomaï</text:span> <text:span text:style-name="T2">15</text:span> <text:span text:style-name="T1">et Matthaios et Thomas et Iakobos de Alphaios et Simon celui étant appelé zélote</text:span> <text:span text:style-name="T2">16</text:span> <text:span text:style-name="T1">et Iouda de Iakobos et Iouda Iskariote, lequel se devint traître.</text:span> <text:span text:style-name="T2">17</text:span> <text:span text:style-name="T1">Et ayant descendu avec de eux dressa sur de lieu de plat, et foule nombreux de disciples de lui, et multitude nombreux de le de peuple au loin de toute de la de Ioudaia et de Ierousalem et de la de coté de mer de Tyr et de Sidon,</text:span> <text:span text:style-name="T2">18</text:span> <text:span text:style-name="T1">lesquels vinrent écouter de lui et être guéri au loin de les de maladies de eux· et ceux étants remués en foule au-dedans au loin de souffles de impurs étaient soigné,</text:span> <text:span text:style-name="T2">19</text:span> <text:span text:style-name="T1">et tout le foule cherchaient se toucher de lui, en ce que puissance à côté de lui se sortait et se guérissait tous.</text:span> <text:span text:style-name="T2">20</text:span> <text:span text:style-name="T1">Et lui ayant surélevé les yeux de lui envers les disciples de lui disait· Bienheureux les pauvres, en ce que votres est la royauté de le de Dieu.</text:span> <text:span text:style-name="T2">21</text:span> <text:span text:style-name="T1">bienheureux ceux ayants faim maintenant, en ce que vous serez fourragé. bienheureux ceux pleurants maintenant, en ce que vous rirez.</text:span> <text:span text:style-name="T2">22</text:span> <text:span text:style-name="T1">bienheureux vous êtes lorsque le cas échéant que haïssent vous les êtres humains et lorsque le cas échéant que délimitent vous et que réprouvent et que éjectent le nom de vous comme méchant à cause de le de fils de le de être humain·</text:span> <text:span text:style-name="T2">23</text:span> <text:span text:style-name="T1">soyez étés de joie en à celle-là à la à journée et tressaillez, voici car le salaire de vous nombreux en à le à ciel· selon les mêmes car faisaient à les à prophètes les pères de eux.</text:span> <text:span text:style-name="T2">24</text:span> <text:span text:style-name="T1">Toutefois Ouai à vous à les à riches, en ce que vous tenez au loin la appel à côté de vous.</text:span> <text:span text:style-name="T2">25</text:span> <text:span text:style-name="T1">Ouai à vous, ceux ayants étés remplis dans maintenant, en ce que vous aurez faim. Ouai, ceux riants maintenant, en ce que vous endeuillerez et vous pleurerez.</text:span> <text:span text:style-name="T2">26</text:span> <text:span text:style-name="T1">Ouai lorsque le cas échéant vous bellement que disent tous les êtres humains· selon les mêmes car faisaient à les à faux prophètes les pères de eux.</text:span> <text:span text:style-name="T2">27</text:span> <text:span text:style-name="T1">Mais à vous je dis à ceux à écoutants· aimez les ennemis de vous, bellement faites à ceux à haïssants vous,</text:span> <text:span text:style-name="T2">28</text:span> <text:span text:style-name="T1">élogiez ceux se faisants imprécation de haut en bas vous, que vous vous priez autour de ceux de calomniants vous.</text:span> <text:span text:style-name="T2">29</text:span> <text:span text:style-name="T1">à celui à tapant toi sur la mâchoire fournis aussi la autre, et au loin de celui de levant de toi le himation aussi le chiton ne pas que tu empêches.</text:span> <text:span text:style-name="T2">30</text:span> <text:span text:style-name="T1">à Tout à demandant toi donne, et au loin de celui de levant les tiens ne pas redemande au loin.</text:span> <text:span text:style-name="T2">31</text:span> <text:span text:style-name="T1">Et de haut en bas comme vous voulez afin que que fassent à vous les êtres humains faites à eux semblablement.</text:span> <text:span text:style-name="T2">32</text:span> <text:span text:style-name="T1">et si vous aimez ceux aimants vous, quelle à vous grâce est; aussi car les fauteurs ceux aimants eux aiment.</text:span> <text:span text:style-name="T2">33</text:span> <text:span text:style-name="T1">aussi [car] si le cas échéant que vous fassiez bon ceux faisants bon vous, quelle à vous grâce est; aussi les fauteurs le même font.</text:span> <text:span text:style-name="T2">34</text:span> <text:span text:style-name="T1">et si le cas échéant que vous prêtiez à côté de lesquels vous espérez prendre, quelle à vous grâce [est]; aussi fauteurs à fauteurs prêtent afin que que reçoivent les égaux.</text:span> <text:span text:style-name="T2">35</text:span> <text:span text:style-name="T1">toutefois aimez les ennemis de vous et faites bon et prêtez ne pas un désespérants· et se sera le salaire de vous nombreux, et vous vous serez fils de très haut, en ce que lui utile bon est sur les ingrats et méchants.</text:span> <text:span text:style-name="T2">36</text:span> <text:span text:style-name="T1">Que vous vous devenez compatissants de haut en bas comme [et] le père de vous compatissant est.</text:span> <text:span text:style-name="T2">37</text:span> <text:span text:style-name="T1">Et ne pas jugez, et non ne pas que vous soyez jugé· et ne pas exécutez en justice de haut en bas, et non ne pas que vous soyez exécuté en justice de haut en bas. déliez au loin, et vous serez délié au loin·</text:span> <text:span text:style-name="T2">38</text:span> <text:span text:style-name="T1">donnez, et sera donné à vous· mesure beau ayant été serré ayant été ébranlé étant déversé au-dessus donneront envers le sein de vous· à lequel car à mesure vous mesurez sera mesuré en échange à vous.</text:span> <text:span text:style-name="T2">39</text:span> <text:span text:style-name="T1">Dit cependant aussi parabole à eux· ne serait-ce que se peut aveugle aveugle guider en chemin; non pas tous deux envers fosse se tomberont dans;</text:span> <text:span text:style-name="T2">40</text:span> <text:span text:style-name="T1">non est disciple au-dessus le enseignant· ayant été ajusté complètement cependant tout se sera comme le enseignant de lui.</text:span> <text:span text:style-name="T2">41</text:span> <text:span text:style-name="T1">Quel cependant tu regardes le brindille ce en à le à oeil de le de frère de toi, la cependant poutre celle en à le à en propre à oeil non tu intelliges complètement;</text:span> <text:span text:style-name="T2">42</text:span> <text:span text:style-name="T1">comment? tu te peux dire à le à frère de toi· frère, abandonne que j'éjecte le brindille ce en à le à oeil de toi, toi-même la en à le à oeil de toi poutre non regardant; hypocrite, éjecte premièrement la poutre hors de le de oeil de toi, et alors tu regarderas à travers le brindille ce en à le à oeil de le de frère de toi éjecter.</text:span> <text:span text:style-name="T2">43</text:span> <text:span text:style-name="T1">Non car est arbre beau faisant fruit pourri, non cependant de nouveau arbre pourri faisant fruit beau.</text:span> <text:span text:style-name="T2">44</text:span> <text:span text:style-name="T1">chacun car arbre hors de le de en propre de fruit est connu· non car hors de épines cueillent ensemble figues non cependant hors de buisson de ronce grappe de raisins vendangent.</text:span> <text:span text:style-name="T2">45</text:span> <text:span text:style-name="T1">le bon être humain hors de le de bon de trésor de la de coeur porte en avant le bon, et le méchant hors de le de méchant porte en avant le méchant· hors car de superflu de coeur bavarde le bouche de lui.</text:span> <text:span text:style-name="T2">46</text:span> <text:span text:style-name="T1">Quel cependant moi vous appelez· Maître Maître, et non vous faites lesquels je dis;</text:span> <text:span text:style-name="T2">47</text:span> <text:span text:style-name="T1">Tout celui se venant vers moi et écoutant de moi de les de discours et faisant eux, je montrerai en dessous à vous à quel est semblable·</text:span> <text:span text:style-name="T2">48</text:span> <text:span text:style-name="T1">semblable est à être humain à édifiant en maison maison d'habitation lequel bêcha et approfondit et posa fondement sur la roche· de inondation cependant de se ayante devenue fracassa auprès le fleuve à la à maison d'habitation à celle-là, et non eut la ténacité ébranler elle par le fait de ce bellement avoir été édifié en maison elle.</text:span> <text:span text:style-name="T2">49</text:span> <text:span text:style-name="T1">celui cependant ayant écouté et ne pas ayant fait semblable est à être humain à ayant édifié en maison maison d'habitation sur la terre séparément de fondement, à laquelle fracassa auprès le fleuve, et directement tomba ensemble et se devint le fracture de la de maison d'habitation de celle-là grand.</text:span> </text:p>
      <text:p text:style-name="P4">LUC  7</text:p>
      <text:p text:style-name="Text_20_body"><text:span text:style-name="T2">1</text:span> <text:span text:style-name="T1">Parce que donc fit plénitude tous les oraux de lui envers les écoutes de le de peuple, vint à l'intérieur envers Kapharnaoum.</text:span> <text:span text:style-name="T2">2</text:span> <text:span text:style-name="T1">de Chef de cent cependant de un quelconque mâle esclave malicieusement ayant imminait parvenir à l'achèvement, lequel était à lui en valeur.</text:span> <text:span text:style-name="T2">3</text:span> <text:span text:style-name="T1">ayant écouté cependant autour de le de Iésous envoya vers lui plus anciens de les de Ioudaiens interrogeant lui de telle manière que ayant venu que sauve par le fait de le mâle esclave de lui.</text:span> <text:span text:style-name="T2">4</text:span> <text:span text:style-name="T1">ceux cependant se ayants devenus à côté vers le Iésous appelaient à côté lui hâtivement disants en ce que digne est à lequel tu te fourniras ce-ci·</text:span> <text:span text:style-name="T2">5</text:span> <text:span text:style-name="T1">aime car le ethnie de nous et la synagogue lui édifia en maison à nous.</text:span> <text:span text:style-name="T2">6</text:span> <text:span text:style-name="T1">le cependant Iésous se allait avec à eux. déjà cependant de lui non longuement de tenant au loin au loin de la de maison d'habitation manda amis le chef de cent disant à lui· Maître, ne pas sois écorché, non car assez-important je suis afin que sous la toit de moi que tu viennes à l'intérieur·</text:span> <text:span text:style-name="T2">7</text:span> <text:span text:style-name="T1">c'est pourquoi non cependant moi-même je jugeai digne vers toi venir· mais dis à discours, et soit guéri le jeune servant de moi.</text:span> <text:span text:style-name="T2">8</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9</text:span> <text:span text:style-name="T1">ayant écouté cependant ces-ci le Iésous étonna lui et ayant été tourné à le à suivant à lui à foule dit· je dis à vous, non cependant en à le à Israël telle croyance je trouvai.</text:span> <text:span text:style-name="T2">10</text:span> <text:span text:style-name="T1">Et ayants retournés en arrière envers le maison ceux ayants étés mandés trouvèrent le mâle esclave étant sain.</text:span> <text:span text:style-name="T2">11</text:span> <text:span text:style-name="T1">Et se devint en à celui suivant fut allé envers cité étante appelée Naïn et se allaient avec à lui les disciples de lui et foule nombreux.</text:span> <text:span text:style-name="T2">12</text:span> <text:span text:style-name="T1">comme cependant approcha à la à porche de la de cité, et voici était pris soigneusement au dehors ayant mort monogène fils à la à mère de lui et elle était veuve, et foule de la de cité assez-important était avec à elle.</text:span> <text:span text:style-name="T2">13</text:span> <text:span text:style-name="T1">et ayant vu elle le Maître fut remué aux entrailles sur à elle et dit à elle· ne pas pleure.</text:span> <text:span text:style-name="T2">14</text:span> <text:span text:style-name="T1">et ayant venu vers se toucha de la de cercueil, ceux cependant mettants en charge dressèrent, et dit· adolescent, à toi je dis, sois éveillé.</text:span> <text:span text:style-name="T2">15</text:span> <text:span text:style-name="T1">et assit de bas en haut le mort et se origina bavarder, et donna lui à la à mère de lui.</text:span> <text:span text:style-name="T2">16</text:span> <text:span text:style-name="T1">prit cependant effroi tous et glorifiaient le Dieu disants en ce que prophète grand fut éveillé en à nous et en ce que se rendit supervision le Dieu le peuple de lui.</text:span> <text:span text:style-name="T2">17</text:span> <text:span text:style-name="T1">et sortit le discours celui-ci en à toute entière à la à Ioudaia autour de lui et à toute à la à région alentour.</text:span> <text:span text:style-name="T2">18</text:span> <text:span text:style-name="T1">Et rapportèrent annonce à Ioannes les disciples de lui autour de tous de ces-ci. et se ayant appelé auprès deux des quelconques de les de disciples de lui le Ioannes</text:span> <text:span text:style-name="T2">19</text:span> <text:span text:style-name="T1">manda vers le Maître disant· toi tu es celui se venant ou autre que nous attendions;</text:span> <text:span text:style-name="T2">20</text:span> <text:span text:style-name="T1">se ayants devenus à côté cependant vers lui les hommes dirent· Ioannes le Baptiseur envoya nous vers toi disant· toi tu es celui se venant ou autre que nous attendions;</text:span> <text:span text:style-name="T2">21</text:span> <text:span text:style-name="T1">en à celle-là à la à heure soigna nombreux au loin de maladies et de fouets et de souffles de méchants et à aveugles à nombreux se fit grâce regarder.</text:span> <text:span text:style-name="T2">22</text:span> <text:span text:style-name="T1">et ayant été répondu dit à eux· ayants étés allés rapportez annonce à Ioannes lesquels vous vîtes et vous écoutâtes· aveugles regardent de bas en haut, boiteux piétinent autour, lépreux sont purifiés et sourds muets écoutent, morts sont éveillés, pauvres sont évangélisés·</text:span> <text:span text:style-name="T2">23</text:span> <text:span text:style-name="T1">et bienheureux est lequel si le cas échéant ne pas que soit scandalisé en à moi.</text:span> <text:span text:style-name="T2">24</text:span> <text:span text:style-name="T1">de Ayants éloignés cependant de les de anges de Ioannes se origina dire vers les foules autour de Ioannes· quel vous sortîtes envers la déserte se contempler; calame sous de vent étant ébranlé;</text:span> <text:span text:style-name="T2">25</text:span> <text:span text:style-name="T1">mais quel vous sortîtes voir; être humain en à moelleux à himations ayant été revêtu autour; voici ceux en à habillement d'himation à glorieux et à délicatesse subsistants en à les à royaux sont.</text:span> <text:span text:style-name="T2">26</text:span> <text:span text:style-name="T1">mais quel vous sortîtes voir; prophète; oui je dis à vous, et plus surabondant de prophète.</text:span> <text:span text:style-name="T2">27</text:span> <text:span text:style-name="T1">celui-ci est autour de lequel a été graphé· voici j'envoie le ange de moi d'avant de face de toi, lequel préparera de haut en bas la chemin de toi en devers de toi.</text:span> <text:span text:style-name="T2">28</text:span> <text:span text:style-name="T1">je dis à vous, plus grand en à engendrés de femmes de Ioannes aucun est· le cependant plus petit en à la à royauté de le de Dieu plus grand de lui est.</text:span> <text:span text:style-name="T2">29</text:span> <text:span text:style-name="T1">Et tout le peuple ayant écouté et les collecteurs de taxes justifièrent le Dieu ayants étés baptisés le baptême de Ioannes·</text:span> <text:span text:style-name="T2">30</text:span> <text:span text:style-name="T1">les cependant Pharisiens et les légistes la dessein de le de Dieu démirent envers eux-mêmes ne pas ayants étés baptisés sous de lui.</text:span> <text:span text:style-name="T2">31</text:span> <text:span text:style-name="T1">à Quel donc je rendrai semblable les êtres humains de la de génération de celle-ci et à quel sont semblables;</text:span> <text:span text:style-name="T2">32</text:span> <text:span text:style-name="T1">semblables sont à petits enfants à ces en à agora à se étants assis et à voixants auprès à les uns les autres lesquels dit· nous flûtâmes à vous et non vous vous dansâtes, nous fîmes des thrènes et non vous pleurâtes.</text:span> <text:span text:style-name="T2">33</text:span> <text:span text:style-name="T1">a venu car Ioannes le Baptiseur ne pas mangeant pain et ni buvant vin, et vous dites· démon a.</text:span> <text:span text:style-name="T2">34</text:span> <text:span text:style-name="T1">a venu le fils de le de être humain mangeant et buvant, et vous dites· voici être humain glouton et buveur de vin, ami de collecteurs de taxes et de fauteurs.</text:span> <text:span text:style-name="T2">35</text:span> <text:span text:style-name="T1">et fut justifié la sagesse au loin de tous de les de enfants de elle.</text:span> <text:span text:style-name="T2">36</text:span> <text:span text:style-name="T1">Interrogeait cependant un quelconque lui de les de Pharisiens afin que que mange avec de lui, et ayant venu à l'intérieur envers le maison de le de Pharisien fut cliné de haut en bas.</text:span> <text:span text:style-name="T2">37</text:span> <text:span text:style-name="T1">et voici femme laquelle une quelconque était en à la à cité fauteuse, et ayante reconnue en ce que se couche de haut en bas en à la à maison d'habitation de le de Pharisien, ayante prise soigneusement alabastre de onguent</text:span> <text:span text:style-name="T2">38</text:span> <text:span text:style-name="T1">et ayante dressée derrière à côté les pieds de lui pleurante à les à larmes se origina pleuvoir les pieds de lui et à les à cheveux de la de tête de elle essuyait et affectionnait de haut en bas les pieds de lui et huilait à le à onguent.</text:span> <text:span text:style-name="T2">39</text:span> <text:span text:style-name="T1">ayant vu cependant le Pharisien celui ayant appelé lui dit en à lui-même disant· celui-ci si était prophète, connaissait le cas échéant quelle et de quelle sorte la femme laquelle une quelconque se touche de lui, en ce que fauteuse est.</text:span> <text:span text:style-name="T2">40</text:span> <text:span text:style-name="T1">Et ayant été répondu le Iésous dit vers lui· Simon, j'ai à toi un quelconque dire. celui cependant· enseignant, dis, déclare.</text:span> <text:span text:style-name="T2">41</text:span> <text:span text:style-name="T1">deux débiteurs de dettes étaient à prêteur à un quelconque· le un devait deniers cinq cents, le cependant autre-différent cinquante.</text:span> <text:span text:style-name="T2">42</text:span> <text:span text:style-name="T1">ne pas de ayants de eux redonner à tous deux se fit grâce. quel donc de eux plus nombreusement aimera lui;</text:span> <text:span text:style-name="T2">43</text:span> <text:span text:style-name="T1">ayant été répondu Simon dit· je prends en dessous en ce que à lequel le plus nombreusement se fit grâce. celui cependant dit à lui· droitement tu jugeas.</text:span> <text:span text:style-name="T2">44</text:span> <text:span text:style-name="T1">et ayant été tourné vers la femme à le à Simon déclarait· tu regardes celle-ci la femme; je vins à l'intérieur de toi envers la maison d'habitation, eau à moi sur pieds non tu donnas· celle-ci cependant à les à larmes plut de moi les pieds et à les à cheveux de elle essuya.</text:span> <text:span text:style-name="T2">45</text:span> <text:span text:style-name="T1">embrassade à moi non tu donnas· celle-ci cependant au loin de laquelle je vins à l'intérieur non laissa séparation affectionnante de haut en bas de moi les pieds.</text:span> <text:span text:style-name="T2">46</text:span> <text:span text:style-name="T1">à huile d'olive la tête de moi non tu huilas· celle-ci cependant à onguent huila les pieds de moi.</text:span> <text:span text:style-name="T2">47</text:span> <text:span text:style-name="T1">de lequel en grâce de je dis à toi, ont été abandonnés les fautes de elle les nombreuses, en ce que aima nombreux· à lequel cependant peu est abandonné, peu aime.</text:span> <text:span text:style-name="T2">48</text:span> <text:span text:style-name="T1">dit cependant à elle· ont été abandonnés de toi les fautes.</text:span> <text:span text:style-name="T2">49</text:span> <text:span text:style-name="T1">Et se originèrent ceux se couchants de bas en haut ensemble dire en à eux-mêmes· quel celui-ci est lequel aussi fautes abandonne;</text:span> <text:span text:style-name="T2">50</text:span> <text:span text:style-name="T1">dit cependant vers la femme· la croyance de toi a sauvé toi· te va envers paix.</text:span> </text:p>
      <text:p text:style-name="P4">LUC  8</text:p>
      <text:p text:style-name="Text_20_body"><text:span text:style-name="T2">1</text:span> <text:span text:style-name="T1">Et se devint en à celui successivement et lui faisait route à travers selon cité et village annonçant et se évangélisant la royauté de le de Dieu et les douze avec à lui,</text:span> <text:span text:style-name="T2">2</text:span> <text:span text:style-name="T1">et femmes des quelconques lesquelles étaient ayantes étées soignées au loin de souffles de méchants et de infirmités, Maria celle étante appelée Magdalene, au loin de laquelle démons sept avait sorti,</text:span> <text:span text:style-name="T2">3</text:span> <text:span text:style-name="T1">et Ioanna femme de Chouza de administrateur de Hérode et Sousanna et autres-différentes nombreuses, lesquelles des quelconques servaient à eux hors de ces de subsistants à elles.</text:span> <text:span text:style-name="T2">4</text:span> <text:span text:style-name="T1">de Allant ensemble cependant de foule de nombreux et de ceux selon cité de se allants en plus vers lui dit par de parabole·</text:span> <text:span text:style-name="T2">5</text:span> <text:span text:style-name="T1">sortit celui semant de ce semer le semaille de lui. et en à ce semer lui lequel certes tomba à côté la chemin et fut piétiné de haut en bas, et les volatiles de le de ciel mangea complètement lui.</text:span> <text:span text:style-name="T2">6</text:span> <text:span text:style-name="T1">et autre-différent tomba de haut en bas sur la roche, et ayant été poussé fut séché par le fait de ce ne pas avoir humidité.</text:span> <text:span text:style-name="T2">7</text:span> <text:span text:style-name="T1">et autre-différent tomba en à au milieu de les de épines, et ayantes étées poussées avec les épines étouffèrent complètement lui.</text:span> <text:span text:style-name="T2">8</text:span> <text:span text:style-name="T1">et autre-différent tomba envers la terre la bonne et ayant été poussé fit fruit centuple. ces-ci disant voixait· celui ayant oreilles écouter écoute.</text:span> <text:span text:style-name="T2">9</text:span> <text:span text:style-name="T1">Surinterrogeaient cependant lui les disciples de lui quelle celle-ci que soit la parabole.</text:span> <text:span text:style-name="T2">10</text:span> <text:span text:style-name="T1">celui cependant dit· à vous a été donné connaître les mystères de la de royauté de le de Dieu, à les cependant à restants en à paraboles, afin que regardants ne pas que regardent et écoutants ne pas que comprennent.</text:span> <text:span text:style-name="T2">11</text:span> <text:span text:style-name="T1">Est cependant celle-ci la parabole· le semaille est le discours de le de Dieu.</text:span> <text:span text:style-name="T2">12</text:span> <text:span text:style-name="T1">ceux cependant à côté la chemin sont ceux ayants écoutés, puis se vient le diable et lève le discours au loin de la de coeur de eux, afin que ne pas ayants crus que soient sauvé.</text:span> <text:span text:style-name="T2">13</text:span> <text:span text:style-name="T1">ceux cependant sur de la de roche lesquels lorsque le cas échéant que écoutent avec de joie se acceptent le discours, et ceux-ci racine non ont, lesquels vers moment croient et en à moment de tentation se dressent au loin.</text:span> <text:span text:style-name="T2">14</text:span> <text:span text:style-name="T1">ce cependant envers les épines ayant tombé, ceux-ci sont ceux ayants écoutés, et sous de inquiétudes et de richesse et de plaisirs de le de existence se allants sont étouffés avec et non colportent à perfection.</text:span> <text:span text:style-name="T2">15</text:span> <text:span text:style-name="T1">ce cependant en à la à belle à terre, ceux-ci sont lesquels des quelconques en à coeur à belle et à bonne ayants écoutés le discours tiennent de haut en bas et colportent du fruit en à résistance.</text:span> <text:span text:style-name="T2">16</text:span> <text:span text:style-name="T1">Aucun cependant chandelle ayant touché couvre lui à ustensile ou en dessous vers le bas de lit pose, mais sur de chandelier pose, afin que ceux se allants à l'intérieur que regardent le lumière.</text:span> <text:span text:style-name="T2">17</text:span> <text:span text:style-name="T1">non car est caché lequel non visible se deviendra non cependant caché au loin lequel non ne pas que soit connu et envers visible que vienne.</text:span> <text:span text:style-name="T2">18</text:span> <text:span text:style-name="T1">Regardez donc comment? vous écoutez· lequel le cas échéant car que ait, sera donné à lui· et lequel le cas échéant ne pas que ait, aussi lequel estime avoir sera levé au loin de lui.</text:span> <text:span text:style-name="T2">19</text:span> <text:span text:style-name="T1">Se devint à côté cependant vers lui la mère et les frères de lui et non se pouvaient obtenir avec à lui par le fait de le foule.</text:span> <text:span text:style-name="T2">20</text:span> <text:span text:style-name="T1">fut rapporté annonce cependant à lui· la mère de toi et les frères de toi ont dressé au-dehors voir voulants toi.</text:span> <text:span text:style-name="T2">21</text:span> <text:span text:style-name="T1">celui cependant ayant été répondu dit vers eux· mère de moi et frères de moi ceux-ci sont ceux le discours de le de Dieu écoutants et faisants.</text:span> <text:span text:style-name="T2">22</text:span> <text:span text:style-name="T1">Se devint cependant en à une de les de journées et lui embarqua envers navire et les disciples de lui et dit vers eux· que nous passions à travers envers ce de l'autre côté de la de lac, et furent conduit de bas en haut.</text:span> <text:span text:style-name="T2">23</text:span> <text:span text:style-name="T1">de naviguants cependant de eux endormit. et descendit ouragan de vent envers la lac et étaient fait plénitude ensemble et risquaient.</text:span> <text:span text:style-name="T2">24</text:span> <text:span text:style-name="T1">ayants venus vers cependant réveillèrent lui disants· Supérieur Supérieur, nous nous dépérissons. celui cependant ayant été réveillé survalorisa à le à vent et à le à vague de le de eau· et se pausèrent et se devint calme.</text:span> <text:span text:style-name="T2">25</text:span> <text:span text:style-name="T1">dit cependant à eux· où? la croyance de vous; ayants étés effrayés cependant étonnèrent disants vers les uns les autres· quel par conséquent celui-ci est en ce que et à les à vents ordonne sûrement et à le à eau, et écoutent en soumission à lui;</text:span> <text:span text:style-name="T2">26</text:span> <text:span text:style-name="T1">Et naviguèrent de haut en bas envers la région de les de Géraséniens, laquelle une quelconque est vis à vis de la de Galilée.</text:span> <text:span text:style-name="T2">27</text:span> <text:span text:style-name="T1">à ayant sorti cependant à lui sur la terre vint à la rencontre homme un quelconque hors de la de cité ayant démons et à temps à assez-important non se envêtit himation et en à maison d'habitation non restait mais en à les à monuments.</text:span> <text:span text:style-name="T2">28</text:span> <text:span text:style-name="T1">ayant vu cependant le Iésous ayant croassé de bas en haut tomba vers à lui et à voix à grande dit· quel à moi et à toi, Iésous fils de le de Dieu de le de très haut; je m'attache de lien de toi, ne pas moi que tu tortures.</text:span> <text:span text:style-name="T2">29</text:span> <text:span text:style-name="T1">annonça à côté car à le à souffle à le à impur sortir au loin de le de être humain. à nombreux car à temps avait ravi avec lui et était lié à chaînes et à entraves étant gardienné et fracassant à travers les liens était propulsé sous de le de démon envers les désertes.</text:span> <text:span text:style-name="T2">30</text:span> <text:span text:style-name="T1">surinterrogea cependant lui le Iésous· quel à toi nom est; celui cependant dit· légion, en ce que vint à l'intérieur démons nombreux envers lui.</text:span> <text:span text:style-name="T2">31</text:span> <text:span text:style-name="T1">et appelaient à côté lui afin que ne pas que ordonne sûrement à eux envers la abysse éloigner.</text:span> <text:span text:style-name="T2">32</text:span> <text:span text:style-name="T1">était cependant là harde de pourceaux de assez-importants étante faite paître en à le à montagne· et appelèrent à côté lui afin que que permette à eux envers ceux-là venir à l'intérieur· et permit à eux.</text:span> <text:span text:style-name="T2">33</text:span> <text:span text:style-name="T1">ayants sortis cependant les démons au loin de le de être humain vinrent à l'intérieur envers les pourceaux, et rua la harde contre de le de escarpement envers la lac et fut étouffé complètement.</text:span> <text:span text:style-name="T2">34</text:span> <text:span text:style-name="T1">Ayants vus cependant ceux faisants paître ce ayant devenu fuirent et rapportèrent annonce envers la cité et envers les champs.</text:span> <text:span text:style-name="T2">35</text:span> <text:span text:style-name="T1">sortirent cependant voir ce ayant devenu et vinrent vers le Iésous et trouvèrent se étant assis le être humain au loin de lequel les démons sortit ayant été vêtu himation et étant sain d'émotion à côté les pieds de le de Iésous, et furent effrayé.</text:span> <text:span text:style-name="T2">36</text:span> <text:span text:style-name="T1">rapportèrent annonce cependant à eux ceux ayants vus comment? fut sauvé celui ayant été démonisé.</text:span> <text:span text:style-name="T2">37</text:span> <text:span text:style-name="T1">et interrogea lui en totalité le multitude de la de région alentour de les de Géraséniens éloigner au loin de eux, en ce que à effroi à grand étaient tenu ensemble· lui cependant ayant embarqué envers navire retourna en arrière.</text:span> <text:span text:style-name="T2">38</text:span> <text:span text:style-name="T1">se attachait de lien cependant de lui le homme au loin de lequel avait sorti les démons être avec à lui· délia au loin cependant lui disant·</text:span> <text:span text:style-name="T2">39</text:span> <text:span text:style-name="T1">retourne en arrière envers le maison de toi et te raconte complètement autant lesquels à toi fit le Dieu. et éloigna selon toute entière la cité annonçant autant lesquels fit à lui le Iésous.</text:span> <text:span text:style-name="T2">40</text:span> <text:span text:style-name="T1">En cependant à ce retourner en arrière le Iésous se accepta loin lui le foule· étaient car tous attendants lui.</text:span> <text:span text:style-name="T2">41</text:span> <text:span text:style-name="T1">et voici vint homme à lequel nom Iairos et celui-ci chef de la de synagogue subsistait, et ayant tombé à côté les pieds [de le] de Iésous appelait à côté lui venir à l'intérieur envers le maison de lui,</text:span> <text:span text:style-name="T2">42</text:span> <text:span text:style-name="T1">en ce que fille monogène était à lui comme de ans de douze et elle mourait loin. En cependant à ce diriger en arrière lui les foules étouffaient avec lui.</text:span> <text:span text:style-name="T2">43</text:span> <text:span text:style-name="T1">Et femme étante en à écoulement de sang au loin de ans de douze, laquelle une quelconque [à médecins ayante consumée auprès tout entier le existence] non eut la ténacité au loin de aucun être soigné,</text:span> <text:span text:style-name="T2">44</text:span> <text:span text:style-name="T1">ayante venue vers de derrière se toucha de le de frange de le de himation de lui et instantanément dressa la écoulement de le de sang de elle.</text:span> <text:span text:style-name="T2">45</text:span> <text:span text:style-name="T1">et dit le Iésous· quel celui se ayant touché de moi; de se niants cependant de tous dit le Pierre· Supérieur, les foules tiennent ensemble toi et oppressent loin.</text:span> <text:span text:style-name="T2">46</text:span> <text:span text:style-name="T1">le cependant Iésous dit· se toucha de moi un quelconque, moi car je connus puissance ayante sortie au loin de moi.</text:span> <text:span text:style-name="T2">47</text:span> <text:span text:style-name="T1">ayante vue cependant la femme en ce que non omit, tremblante vint et ayante tombée vers à lui par le fait de laquelle cause se toucha de lui rapporta annonce en devant de tout de le de peuple et comme fut guéri instantanément.</text:span> <text:span text:style-name="T2">48</text:span> <text:span text:style-name="T1">celui cependant dit à elle· fille, la croyance de toi a sauvé toi· te va envers paix.</text:span> <text:span text:style-name="T2">49</text:span> <text:span text:style-name="T1">Encore de lui de bavardant se vient un quelconque à côté de le de chef de synagogue disant en ce que a mort la fille de toi· ne pas plus écorche le enseignant.</text:span> <text:span text:style-name="T2">50</text:span> <text:span text:style-name="T1">le cependant Iésous ayant écouté fut répondu à lui· ne pas te effraie, seulement crois, et sera sauvé.</text:span> <text:span text:style-name="T2">51</text:span> <text:span text:style-name="T1">ayant venu cependant envers la maison d'habitation non abandonna venir à l'intérieur un quelconque avec à lui si ne pas Pierre et Ioannes et Iakobos et le père de la de jeune servante et la mère.</text:span> <text:span text:style-name="T2">52</text:span> <text:span text:style-name="T1">pleuraient cependant tous et se coupaient elle. celui cependant dit· ne pas pleurez, non car mourut loin mais dort de haut en bas.</text:span> <text:span text:style-name="T2">53</text:span> <text:span text:style-name="T1">et riaient de haut en bas de lui ayants sus en ce que mourut loin.</text:span> <text:span text:style-name="T2">54</text:span> <text:span text:style-name="T1">lui cependant ayant saisi avec force de la de main de elle voixa disant· la jeune servante, éveille.</text:span> <text:span text:style-name="T2">55</text:span> <text:span text:style-name="T1">et tourna sur le souffle de elle et redressa instantanément et ordonna au-travers à elle être donné manger.</text:span> <text:span text:style-name="T2">56</text:span> <text:span text:style-name="T1">et extasièrent les parents de elle· celui cependant annonça à côté à eux à ne pas un dire ce ayant devenu.</text:span> </text:p>
      <text:p text:style-name="P4">LUC  9</text:p>
      <text:p text:style-name="Text_20_body"><text:span text:style-name="T2">1</text:span> <text:span text:style-name="T1">Se ayant appelé ensemble cependant les douze donna à eux puissance et autorité sur tous les démons et maladies soigner</text:span> <text:span text:style-name="T2">2</text:span> <text:span text:style-name="T1">et envoya eux annoncer la royauté de le de Dieu et se guérir [les infirmes],</text:span> <text:span text:style-name="T2">3</text:span> <text:span text:style-name="T1">et dit vers eux· ne pas un levez envers la chemin, et ni bâton et ni besace et ni pain et ni objet d'argent et ni [de bas en haut] deux chitons avoir.</text:span> <text:span text:style-name="T2">4</text:span> <text:span text:style-name="T1">et envers laquelle le cas échéant maison d'habitation que vous veniez à l'intérieur, là restez et de là que vous vous sortez.</text:span> <text:span text:style-name="T2">5</text:span> <text:span text:style-name="T1">et autant lesquels le cas échéant ne pas que se acceptent vous, se sortants au loin de la de cité de celle-là le poussière au loin de les de pieds de vous secouez loin envers témoignage sur eux.</text:span> <text:span text:style-name="T2">6</text:span> <text:span text:style-name="T1">se sortants cependant se passaient à travers selon les villages se évangélisants et soignants partout.</text:span> <text:span text:style-name="T2">7</text:span> <text:span text:style-name="T1">Écouta cependant Hérode le tétrarque ces se devenants tous et hésitait complètement par le fait de ce être dit sous de des quelconques en ce que Ioannes fut éveillé hors de morts,</text:span> <text:span text:style-name="T2">8</text:span> <text:span text:style-name="T1">sous de des quelconques cependant en ce que Élia fut apparu en lumière, de autres cependant en ce que prophète un quelconque de les de originaires redressa.</text:span> <text:span text:style-name="T2">9</text:span> <text:span text:style-name="T1">dit cependant le Hérode· Ioannes moi je décapitai· quel cependant est celui-ci autour de lequel j'écoute tels; et cherchait voir lui.</text:span> <text:span text:style-name="T2">10</text:span> <text:span text:style-name="T1">Et ayants retournés en arrière les envoyés se racontèrent complètement à lui autant lesquels firent. Et ayant pris à côté eux plaça en arrière selon en propre envers cité étante appelée Bethsaïda.</text:span> <text:span text:style-name="T2">11</text:span> <text:span text:style-name="T1">les cependant foules ayants connus suivirent à lui· et se ayant accepté loin eux bavardait à eux autour de la de royauté de le de Dieu, et ceux besoin ayants de thérapie se guérissait.</text:span> <text:span text:style-name="T2">12</text:span> <text:span text:style-name="T1">La cependant journée se origina cliner· ayants venus vers cependant les douze dirent à lui· délie au loin le foule, afin que ayants étés allés envers les en cercle villages et champs que délient vers le bas et que trouvent ravitaillement, en ce que ici en à désert à lieu nous sommes.</text:span> <text:span text:style-name="T2">13</text:span> <text:span text:style-name="T1">dit cependant vers eux· donnez à eux vous manger. ceux cependant dirent· non sont à nous plus nombreusement ou pains cinq et poissons deux, si ne serait-ce que ayants étés allés nous que nous achetions à l'agora envers tout le peuple celui-ci aliments.</text:span> <text:span text:style-name="T2">14</text:span> <text:span text:style-name="T1">étaient car comme si hommes cinq mille. dit cependant vers les disciples de lui· clinez de haut en bas eux places de clinaisons [comme si] de bas en haut cinquante.</text:span> <text:span text:style-name="T2">15</text:span> <text:span text:style-name="T1">et firent ainsi et clinèrent de haut en bas en totalités.</text:span> <text:span text:style-name="T2">16</text:span> <text:span text:style-name="T1">ayant pris cependant les cinq pains et les deux poissons ayant regardé de bas en haut envers le ciel élogia eux et cassa de haut en bas et donnait à les à disciples poser à côté à le à foule.</text:span> <text:span text:style-name="T2">17</text:span> <text:span text:style-name="T1">et mangèrent et furent fourragé tous, et fut levé ce ayant surabondé à eux de morceaux couffins douze.</text:span> <text:span text:style-name="T2">18</text:span> <text:span text:style-name="T1">Et se devint en à ce être lui se priant selon seules étaient avec à lui les disciples, et surinterrogea eux disant· quel moi disent les foules être;</text:span> <text:span text:style-name="T2">19</text:span> <text:span text:style-name="T1">ceux cependant ayants étés répondus dirent· Ioannes le Baptiseur, autres cependant Élia, autres cependant en ce que prophète un quelconque de les de originaires redressa.</text:span> <text:span text:style-name="T2">20</text:span> <text:span text:style-name="T1">dit cependant à eux· vous cependant quel moi vous dites être; Pierre cependant ayant été répondu dit· le Christ de le de Dieu.</text:span> <text:span text:style-name="T2">21</text:span> <text:span text:style-name="T1">celui cependant ayant survalorisé à eux annonça à côté à ne pas un dire ce-ci</text:span> <text:span text:style-name="T2">22</text:span> <text:span text:style-name="T1">ayant dit en ce que attache de lien le fils de le de être humain nombreux souffrir et être éprouvé en rejet au loin de les de plus anciens et de chefs sacrificateurs et de lettrés et être tué catégoriquement et à la à troisième à journée être éveillé.</text:span> <text:span text:style-name="T2">23</text:span> <text:span text:style-name="T1">Disait cependant vers tous· si un quelconque veut derrière de moi se venir, se nie lui-même et lève le croix de lui selon journée et suive à moi.</text:span> <text:span text:style-name="T2">24</text:span> <text:span text:style-name="T1">lequel car le cas échéant que veuille la âme de lui sauver dépérira elle· lequel cependant le cas échéant que dépérisse la âme de lui à cause de moi celui-ci sauvera elle.</text:span> <text:span text:style-name="T2">25</text:span> <text:span text:style-name="T1">quel car est profité être humain ayant gagné le monde tout entier lui-même cependant ayant dépéri ou ayant été endommagé;</text:span> <text:span text:style-name="T2">26</text:span> <text:span text:style-name="T1">lequel car le cas échéant que soit eu honte sur moi et les miens discours, celui-ci le fils de le de être humain sera eu honte sur, lorsque le cas échéant que vienne en à la à gloire de lui et de le de père et de les de saints de anges.</text:span> <text:span text:style-name="T2">27</text:span> <text:span text:style-name="T1">je dis cependant à vous vraiment, sont des quelconques de ceux là-même de ayants dressés lesquels non ne pas que se goûtent de trépas jusqu'à ce que le cas échéant que voient la royauté de le de Dieu.</text:span> <text:span text:style-name="T2">28</text:span> <text:span text:style-name="T1">Se devint cependant après les discours ceux-ci comme si journées huit [et] ayant pris à côté Pierre et Ioannes et Iakobos monta envers le montagne se prier.</text:span> <text:span text:style-name="T2">29</text:span> <text:span text:style-name="T1">et se devint en à ce se prier lui le aspect de le de face de lui autre-différent et le habillement d'himation de lui blanc éclairant dehors.</text:span> <text:span text:style-name="T2">30</text:span> <text:span text:style-name="T1">et voici hommes deux bavardaient ensemble à lui, lesquels des quelconques étaient Môusês et Élia,</text:span> <text:span text:style-name="T2">31</text:span> <text:span text:style-name="T1">lesquels ayants étés vus en à gloire disaient la exode de lui, laquelle imminait faire plénitude en à Ierousalem.</text:span> <text:span text:style-name="T2">32</text:span> <text:span text:style-name="T1">le cependant Pierre et ceux avec à lui étaient ayants étés alourdis à sommeil· ayants veillés à travers cependant virent la gloire de lui et les deux hommes ceux ayants dressés avec à lui.</text:span> <text:span text:style-name="T2">33</text:span> <text:span text:style-name="T1">et se devint en à ce être séparé entièrement eux au loin de lui dit le Pierre vers le Iésous· Supérieur, beau est nous ici être, et que nous fassions tentes trois, une à toi et une à Môusês et une à Élia, ne pas ayant su lequel dit.</text:span> <text:span text:style-name="T2">34</text:span> <text:span text:style-name="T1">ces-ci cependant de lui de disant se devint nuée et ombrait sur eux· furent effrayé cependant en à ce venir à l'intérieur eux envers la nuée.</text:span> <text:span text:style-name="T2">35</text:span> <text:span text:style-name="T1">et voix se devint hors de la de nuée disante· celui-ci est le fils de moi celui ayant été élu, de lui écoutez.</text:span> <text:span text:style-name="T2">36</text:span> <text:span text:style-name="T1">et en à ce se devenir la voix fut trouvé Iésous seul. et eux gardèrent le silence et à aucun rapportèrent annonce en à celles-là à les à journées aucun de lesquels ont vu.</text:span> <text:span text:style-name="T2">37</text:span> <text:span text:style-name="T1">Se devint cependant à la suivant à journée de ayants venus de haut en bas de eux au loin de le de montagne rencontra avec à lui foule nombreux.</text:span> <text:span text:style-name="T2">38</text:span> <text:span text:style-name="T1">et voici homme au loin de le de foule beugla disant· enseignant, je m'attache de lien de toi regarder sur sur le fils de moi, en ce que monogène à moi est,</text:span> <text:span text:style-name="T2">39</text:span> <text:span text:style-name="T1">et voici souffle prend lui et soudainement croasse et convulse lui avec de écume et laborieusement déplace loin au loin de lui broyant ensemble lui·</text:span> <text:span text:style-name="T2">40</text:span> <text:span text:style-name="T1">et je fus attaché de lien de les de disciples de toi afin que que éjectent lui, et non furent pu.</text:span> <text:span text:style-name="T2">41</text:span> <text:span text:style-name="T1">ayant été répondu cependant le Iésous dit· O génération incroyante et ayante étée tournée de travers, jusqu'à ce que quand je me serai vers vous et je m'assumerai de vous; amène ici le fils de toi.</text:span> <text:span text:style-name="T2">42</text:span> <text:span text:style-name="T1">encore cependant de se venant vers de lui fracassa lui le démon et convulsa ensemble· survalorisa cependant le Iésous à le à souffle à le à impur et se guérit le jeune servant et redonna lui à le à père de lui.</text:span> <text:span text:style-name="T2">43</text:span> <text:span text:style-name="T1">étaient heurté à l'excès cependant tous sur à la à magnificence de le de Dieu. de Tous cependant de étonnants sur à tous à lesquels faisait dit vers les disciples de lui·</text:span> <text:span text:style-name="T2">44</text:span> <text:span text:style-name="T1">que vous vous posez vous envers les oreilles de vous les discours ceux-ci· le car fils de le de être humain immine être transmis envers mains de êtres humains.</text:span> <text:span text:style-name="T2">45</text:span> <text:span text:style-name="T1">ceux cependant méconnaissaient le oral ce-ci et était ayant été couvert à côté au loin de eux afin que ne pas que se perçoivent lui, et se effrayaient interroger lui autour de le de oral de ce-ci.</text:span> <text:span text:style-name="T2">46</text:span> <text:span text:style-name="T1">Vint à l'intérieur cependant calcul au-travers en à eux, ce quel le cas échéant que soit plus grand de eux.</text:span> <text:span text:style-name="T2">47</text:span> <text:span text:style-name="T1">le cependant Iésous ayant su le calcul au-travers de la de coeur de eux, se ayant emparé petit enfant dressa lui à côté à lui-même</text:span> <text:span text:style-name="T2">48</text:span> <text:span text:style-name="T1">et dit à eux· lequel si le cas échéant que se accepte ce-ci le petit enfant sur à le à nom de moi, moi se accepte· et lequel le cas échéant moi que se accepte, se accepte celui ayant envoyé moi· le car plus petit en à tous à vous subsistant celui-ci est grand.</text:span> <text:span text:style-name="T2">49</text:span> <text:span text:style-name="T1">Ayant été répondu cependant Ioannes dit· Supérieur, nous vîmes un quelconque en à le à nom de toi éjectant démons et nous empêchions lui, en ce que non suit avec de nous.</text:span> <text:span text:style-name="T2">50</text:span> <text:span text:style-name="T1">dit cependant vers lui le Iésous· ne pas empêchez· lequel car non est contre de vous, au-dessus de vous est.</text:span> <text:span text:style-name="T2">51</text:span> <text:span text:style-name="T1">Se devint cependant en à ce être fait plénitude ensemble les journées de la de prise de bas en haut de lui et lui le face fixa de ce se aller envers Ierousalem.</text:span> <text:span text:style-name="T2">52</text:span> <text:span text:style-name="T1">Et envoya anges d'avant de face de lui. et ayants étés allés vinrent à l'intérieur envers village de Samaritains comme préparer à lui·</text:span> <text:span text:style-name="T2">53</text:span> <text:span text:style-name="T1">et non se acceptèrent lui, en ce que le face de lui était se allant envers Ierousalem.</text:span> <text:span text:style-name="T2">54</text:span> <text:span text:style-name="T1">ayants vus cependant les disciples Iakobos et Ioannes dirent· Maître, tu veux que nous disions feu descendre au loin de le de ciel et consumer eux;</text:span> <text:span text:style-name="T2">55</text:span> <text:span text:style-name="T1">ayant été tourné cependant survalorisa à eux.</text:span> <text:span text:style-name="T2">56</text:span> <text:span text:style-name="T1">et furent allé envers autre-différente village.</text:span> <text:span text:style-name="T2">57</text:span> <text:span text:style-name="T1">Et de se allants de eux en à la à chemin dit un quelconque vers lui· je suivrai à toi là où si le cas échéant que tu te éloignes.</text:span> <text:span text:style-name="T2">58</text:span> <text:span text:style-name="T1">et dit à lui le Iésous· les renards tanières ont et les volatiles de le de ciel nids, le cependant fils de le de être humain non a où? la tête que cline.</text:span> <text:span text:style-name="T2">59</text:span> <text:span text:style-name="T1">Dit cependant vers autre-différent· suis à moi. celui cependant dit· [Maître,] permets à moi à ayant éloigné premièrement ensevelir le père de moi.</text:span> <text:span text:style-name="T2">60</text:span> <text:span text:style-name="T1">dit cependant à lui· abandonne les morts ensevelir les de eux-mêmes morts, toi cependant ayant éloigné annonce à travers la royauté de le de Dieu.</text:span> <text:span text:style-name="T2">61</text:span> <text:span text:style-name="T1">Dit cependant aussi autre-différent· je suivrai à toi, Maître· premièrement cependant permets à moi se éloigner en ordonnance à ceux envers le maison de moi.</text:span> <text:span text:style-name="T2">62</text:span> <text:span text:style-name="T1">dit cependant [vers lui] le Iésous· aucun ayant surjeté la main de lui sur araire et regardant envers ces derrière bien placé est à la à royauté de le de Dieu.</text:span> </text:p>
      <text:p text:style-name="P4">LUC  10</text:p>
      <text:p text:style-name="Text_20_body"><text:span text:style-name="T2">1</text:span> <text:span text:style-name="T1">Après cependant ces-ci montra de bas en haut le Maître autres-différents soixante-dix [deux] et envoya eux de bas en haut deux [deux] d'avant de face de lui envers toute cité et lieu où imminait lui se venir.</text:span> <text:span text:style-name="T2">2</text:span> <text:span text:style-name="T1">Disait cependant vers eux· le certes moisson nombreux, les cependant travailleurs peu· soyez attachés de lien donc de le de Maître de le de moisson de telle manière que travailleurs que éjecte envers le moisson de lui.</text:span> <text:span text:style-name="T2">3</text:span> <text:span text:style-name="T1">dirigez en arrière· voici j'envoie vous comme agneaux en à au milieu de loups.</text:span> <text:span text:style-name="T2">4</text:span> <text:span text:style-name="T1">ne pas mettez en charge bourse, ne pas besace, ne pas souliers, et ne pas un selon la chemin que vous vous saluiez.</text:span> <text:span text:style-name="T2">5</text:span> <text:span text:style-name="T1">envers laquelle cependant le cas échéant que vous veniez à l'intérieur maison d'habitation, premièrement dites· paix à le à maison à celui-ci.</text:span> <text:span text:style-name="T2">6</text:span> <text:span text:style-name="T1">et si le cas échéant là que soit fils de paix, se reposera sur sur lui la paix de vous· si cependant ne pas du moins, sur vous fléchira de bas en haut.</text:span> <text:span text:style-name="T2">7</text:span> <text:span text:style-name="T1">en à même cependant à la à maison d'habitation restez mangeants et buvants ces à côté de eux· digne car le travailleur de le de salaire de lui. ne pas dépassez hors de maison d'habitation envers maison d'habitation.</text:span> <text:span text:style-name="T2">8</text:span> <text:span text:style-name="T1">et envers laquelle le cas échéant cité que vous vous veniez à l'intérieur et que se acceptent vous, mangez ces étants posés à côté à vous</text:span> <text:span text:style-name="T2">9</text:span> <text:span text:style-name="T1">et soignez les en à elle infirmes et dites à eux· a approché sur vous la royauté de le de Dieu.</text:span> <text:span text:style-name="T2">10</text:span> <text:span text:style-name="T1">envers laquelle cependant le cas échéant cité que vous veniez à l'intérieur et ne pas que se acceptent vous, ayants sortis envers les places de elle dites·</text:span> <text:span text:style-name="T2">11</text:span> <text:span text:style-name="T1">aussi le poussière celui ayant été collé à nous hors de la de cité de vous envers les pieds nous nous massons au loin à vous· toutefois ce-ci connaissez en ce que a approché la royauté de le de Dieu.</text:span> <text:span text:style-name="T2">12</text:span> <text:span text:style-name="T1">je dis à vous en ce que à Sodomas en à la à journée à celle-là plus supportable se sera ou à la à cité à celle-là.</text:span> <text:span text:style-name="T2">13</text:span> <text:span text:style-name="T1">Ouai à toi, Chorazin, Ouai à toi, Bethsaïda· en ce que si en à Tyr et à Sidon furent devenu les puissances celles se ayantes devenues en à vous, vieillement le cas échéant en à sac et à cendre se étants assis transintelligèrent.</text:span> <text:span text:style-name="T2">14</text:span> <text:span text:style-name="T1">toutefois à Tyr et à Sidon plus supportable se sera en à la à jugement ou à vous.</text:span> <text:span text:style-name="T2">15</text:span> <text:span text:style-name="T1">et toi, Kapharnaoum, ne pas jusqu'à ce que de ciel tu seras haussé; jusqu'à ce que de le de séjour des morts tu seras descendu.</text:span> <text:span text:style-name="T2">16</text:span> <text:span text:style-name="T1">Celui écoutant de vous de moi écoute, et celui démettant vous moi démet· celui cependant moi démettant démet celui ayant envoyé moi.</text:span> <text:span text:style-name="T2">17</text:span> <text:span text:style-name="T1">Retournèrent en arrière cependant les soixante-dix [deux] avec de joie disants· Maître, aussi les démons est subordonné à nous en à le à nom de toi.</text:span> <text:span text:style-name="T2">18</text:span> <text:span text:style-name="T1">dit cependant à eux· j'observais le Satanas comme éclair hors de le de ciel ayant tombé.</text:span> <text:span text:style-name="T2">19</text:span> <text:span text:style-name="T1">voici j'ai donné à vous la autorité de ce piétiner sur le haut de serpents et de scorpions, et sur toute la puissance de le de ennemi, et aucun vous non ne pas que fasse injustice.</text:span> <text:span text:style-name="T2">20</text:span> <text:span text:style-name="T1">toutefois en à ce-ci ne pas soyez de joie en ce que les souffles à vous est subordonné, soyez de joie cependant en ce que les noms de vous a été engraphé en à les à cieux.</text:span> <text:span text:style-name="T2">21</text:span> <text:span text:style-name="T1">En à même à la à heure se exulta [en] à le à souffle à le à saint et dit· je m'avoue à l'excès à toi, père, Maître de le de ciel et de la de terre, en ce que tu cachas loin ces-ci au loin de sages et de capables de comprendre et tu découvris eux à infantiles· oui le père, en ce que ainsi estimation en bien se devint en devers de toi.</text:span> <text:span text:style-name="T2">22</text:span> <text:span text:style-name="T1">tous à moi fut transmis sous de le de père de moi, et aucun connaît quel est le fils si ne pas le père, et quel est le père si ne pas le fils et à lequel si le cas échéant que se ait dessein le fils découvrir.</text:span> <text:span text:style-name="T2">23</text:span> <text:span text:style-name="T1">Et ayant été tourné vers les disciples selon en propre dit· bienheureux les yeux ceux regardants lesquels vous regardez.</text:span> <text:span text:style-name="T2">24</text:span> <text:span text:style-name="T1">je dis car à vous en ce que nombreux prophètes et rois voulurent voir lesquels vous vous regardez et non virent, et écouter lesquels vous écoutez et non écoutèrent.</text:span> <text:span text:style-name="T2">25</text:span> <text:span text:style-name="T1">Et voici légiste un quelconque redressa mettant en tentation à l'excès lui disant· enseignant, quel ayant fait vie éternelle je hériterai;</text:span> <text:span text:style-name="T2">26</text:span> <text:span text:style-name="T1">celui cependant dit vers lui· en à le à loi quel a été graphé; comment? tu prends connaissance;</text:span> <text:span text:style-name="T2">27</text:span> <text:span text:style-name="T1">celui cependant ayant été répondu dit· tu aimeras Maître le Dieu de toi hors de toute entière [de la] de coeur de toi et en à toute entière à la à âme de toi et en à toute entière à la à ténacité de toi et en à toute entière à la à capacité d’intelligence de toi, et le prochain de toi comme toi-même.</text:span> <text:span text:style-name="T2">28</text:span> <text:span text:style-name="T1">dit cependant à lui· droitement tu fus répondu· ce-ci fais et tu te vivras.</text:span> <text:span text:style-name="T2">29</text:span> <text:span text:style-name="T1">celui cependant voulant justifier lui-même dit vers le Iésous· et quel est de moi prochain;</text:span> <text:span text:style-name="T2">30</text:span> <text:span text:style-name="T1">Ayant pris en dessous le Iésous dit· être humain un quelconque descendait au loin de Ierousalem envers Iéricho et à pilleurs tomba autour, lesquels et ayants dévêtus lui et coups ayants surposés éloignèrent ayants abandonnés demi-mort.</text:span> <text:span text:style-name="T2">31</text:span> <text:span text:style-name="T1">selon coïncidence cependant sacrificateur un quelconque descendait en à la à chemin à celle-là et ayant vu lui passa à côté contre·</text:span> <text:span text:style-name="T2">32</text:span> <text:span text:style-name="T1">semblablement cependant aussi Lévite [se ayant devenu] selon le lieu ayant venu et ayant vu passa à côté contre.</text:span> <text:span text:style-name="T2">33</text:span> <text:span text:style-name="T1">Samaritain cependant un quelconque cheminant vint selon lui et ayant vu fut remué aux entrailles,</text:span> <text:span text:style-name="T2">34</text:span> <text:span text:style-name="T1">et ayant venu vers attacha de lien de haut en bas les traumatismes de lui versant sur huile d'olive et vin, ayant monté dessus cependant lui sur le en propre bête de monture conduisit lui envers hôtellerie et se prit soin de lui.</text:span> <text:span text:style-name="T2">35</text:span> <text:span text:style-name="T1">et sur celle demain ayant éjecté donna deux deniers à le à hôtelier et dit· te prends soin de lui, et lequel un quelconque le cas échéant que tu dépenses auprès moi en à ce se survenir de bas en haut moi je redonnerai à toi.</text:span> <text:span text:style-name="T2">36</text:span> <text:span text:style-name="T1">quel de ceux-ci de les de trois prochain estime à toi avoir devenu de celui de ayant tombé dans envers les pilleurs;</text:span> <text:span text:style-name="T2">37</text:span> <text:span text:style-name="T1">celui cependant dit· celui ayant fait le miséricorde avec de lui. dit cependant à lui le Iésous· te va et toi fais semblablement.</text:span> <text:span text:style-name="T2">38</text:span> <text:span text:style-name="T1">En cependant à ce se aller eux lui vint à l'intérieur envers village une quelconque· femme cependant une quelconque à nom Martha se accepta en dessous lui.</text:span> <text:span text:style-name="T2">39</text:span> <text:span text:style-name="T1">et à cependant celle-ci était soeur étante appelée Mariam, [laquelle] aussi ayante étée assise à côté vers les pieds de le de Iésous écoutait le discours de lui.</text:span> <text:span text:style-name="T2">40</text:span> <text:span text:style-name="T1">la cependant Martha était tiré autour autour nombreuse service· ayante présentée cependant dit· Maître, non soucie à toi en ce que la soeur de moi seule moi laissa en contrebas servir; dis donc à elle afin que à moi que se prenne contre avec.</text:span> <text:span text:style-name="T2">41</text:span> <text:span text:style-name="T1">ayant été répondu cependant dit à elle le Maître· Martha Martha, tu inquiètes et tu es mis en tumulte autour nombreux,</text:span> <text:span text:style-name="T2">42</text:span> <text:span text:style-name="T1">de un cependant est besoin· Mariam car la bonne portion se élut laquelle une quelconque non sera saisi au loin au loin de elle.</text:span> </text:p>
      <text:p text:style-name="P4">LUC  11</text:p>
      <text:p text:style-name="Text_20_body"><text:span text:style-name="T2">1</text:span> <text:span text:style-name="T1">Et se devint en à ce être lui en à lieu à un quelconque se priant, comme se pausa, dit un quelconque de les de disciples de lui vers lui· Maître, enseigne nous se prier, de haut en bas comme aussi Ioannes enseigna les disciples de lui.</text:span> <text:span text:style-name="T2">2</text:span> <text:span text:style-name="T1">dit cependant à eux· lorsque le cas échéant que vous vous priiez dites· Père, soit sanctifié le nom de toi· vienne la royauté de toi·</text:span> <text:span text:style-name="T2">3</text:span> <text:span text:style-name="T1">le pain de nous le supersubstantiel donne à nous ce selon journée·</text:span> <text:span text:style-name="T2">4</text:span> <text:span text:style-name="T1">et abandonne à nous les fautes de nous, aussi car nous-mêmes nous abandonnons à tout à devant à nous· et ne pas que tu importes nous envers tentation.</text:span> <text:span text:style-name="T2">5</text:span> <text:span text:style-name="T1">Et dit vers eux· quel hors de vous aura ami et se ira vers lui de minuit et que dise à lui· ami, prête à moi trois pains,</text:span> <text:span text:style-name="T2">6</text:span> <text:span text:style-name="T1">parce que donc ami de moi se devint à côté hors de chemin vers moi et non j'ai lequel je poserai à côté à lui·</text:span> <text:span text:style-name="T2">7</text:span> <text:span text:style-name="T1">et celui-là au dedans ayant été répondu que dise· ne pas à moi frappements fournis· déjà la porte a été fermé à clef et les petits enfants de moi avec de moi envers la couche sont· non je me puis ayant redressé donner à toi.</text:span> <text:span text:style-name="T2">8</text:span> <text:span text:style-name="T1">je dis à vous, si aussi non donnera à lui ayant redressé par le fait de ce être ami de lui, par le fait de du moins la impudence de lui ayant été éveillé donnera à lui de autant lesquels a besoin.</text:span> <text:span text:style-name="T2">9</text:span> <text:span text:style-name="T1">Et moi à vous je dis, demandez et sera donné à vous, cherchez et vous trouverez, toquez et sera ouvert à vous·</text:span> <text:span text:style-name="T2">10</text:span> <text:span text:style-name="T1">tout car celui demandant prend et celui cherchant trouve et à celui à toquant sera ouvert.</text:span> <text:span text:style-name="T2">11</text:span> <text:span text:style-name="T1">quel cependant hors de vous le père demandera le fils poisson, et contre de poisson serpent à lui donnera de surcroît;</text:span> <text:span text:style-name="T2">12</text:span> <text:span text:style-name="T1">ou aussi demandera oeuf, donnera de surcroît à lui scorpion;</text:span> <text:span text:style-name="T2">13</text:span> <text:span text:style-name="T1">si donc vous méchants subsistants vous avez su dons bons donner à les à enfants de vous, à combien grand? davantage le père [celui] hors de ciel donnera souffle saint à ceux à demandants lui.</text:span> <text:span text:style-name="T2">14</text:span> <text:span text:style-name="T1">Et était éjectant démon [et même était] sourd muet· se devint cependant de le de démon de ayant sorti bavarda le sourd muet et étonnèrent les foules.</text:span> <text:span text:style-name="T2">15</text:span> <text:span text:style-name="T1">des quelconques cependant hors de eux dirent· en à Beelzeboul à le à chef de les de démons éjecte les démons·</text:span> <text:span text:style-name="T2">16</text:span> <text:span text:style-name="T1">autres-différents cependant mettants en tentation signe hors de ciel cherchaient à côté de lui.</text:span> <text:span text:style-name="T2">17</text:span> <text:span text:style-name="T1">lui cependant ayant su de eux les pensées traversantes dit à eux· toute royauté sur elle-même ayante étée partagée en séparant est désertifié et maison sur maison tombe.</text:span> <text:span text:style-name="T2">18</text:span> <text:span text:style-name="T1">si cependant aussi le Satanas sur lui-même fut partagé en séparant, comment? sera dressé la royauté de lui; en ce que vous dites en à Beelzeboul éjecter moi les démons.</text:span> <text:span text:style-name="T2">19</text:span> <text:span text:style-name="T1">si cependant moi en à Beelzeboul j'éjecte les démons, les fils de vous en à quel éjectent; par le fait de ce-ci eux de vous juges se seront.</text:span> <text:span text:style-name="T2">20</text:span> <text:span text:style-name="T1">si cependant en à doigt de Dieu [moi] j'éjecte les démons, par conséquent devança sur vous la royauté de le de Dieu.</text:span> <text:span text:style-name="T2">21</text:span> <text:span text:style-name="T1">lorsque le cas échéant le tenace ayant été armé complètement que gardienne la de lui-même cour, en à paix est ces subsistants de lui·</text:span> <text:span text:style-name="T2">22</text:span> <text:span text:style-name="T1">dès que le cas échéant cependant plus fort de lui ayant venu sur que vainque lui, la panoplie de lui lève sur à laquelle avait persuadé et les écorchures de lui distribue.</text:span> <text:span text:style-name="T2">23</text:span> <text:span text:style-name="T1">Celui ne pas étant avec de moi contre de moi est, et celui ne pas menant ensemble avec de moi disperse.</text:span> <text:span text:style-name="T2">24</text:span> <text:span text:style-name="T1">Lorsque le cas échéant cependant le impur souffle que sorte au loin de le de être humain, se passe à travers par de sans eaux de lieux cherchant repos et ne pas trouvant· [alors] dit· je retournerai en arrière envers le maison de moi d'où je sortis·</text:span> <text:span text:style-name="T2">25</text:span> <text:span text:style-name="T1">et ayant venu trouve ayant été balayé et ayant été arrangé.</text:span> <text:span text:style-name="T2">26</text:span> <text:span text:style-name="T1">alors se va et prend à côté autres-différents souffles plus méchants de lui-même sept et ayants venus à l'intérieur établit maison d'habitation là· et se devient les derniers de le de être humain de celui-là pires de les de premiers.</text:span> <text:span text:style-name="T2">27</text:span> <text:span text:style-name="T1">Se devint cependant en à ce dire lui ces-ci ayante surélevée une quelconque voix femme hors de le de foule dit à lui· bienheureuse la cavité ventrale celle ayante mise en charge toi et seins lesquels tu allaitas.</text:span> <text:span text:style-name="T2">28</text:span> <text:span text:style-name="T1">lui cependant dit· certes donc au moins bienheureux ceux écoutants le discours de le de Dieu et gardiennants.</text:span> <text:span text:style-name="T2">29</text:span> <text:span text:style-name="T1">de Les cependant de foules de étants réunis en plus se origina dire· la génération celle-ci génération méchante est· signe cherche, et signe non sera donné à elle si ne pas le signe de Ionas.</text:span> <text:span text:style-name="T2">30</text:span> <text:span text:style-name="T1">de haut en bas comme car se devint Ionas à les à Ninevites signe, ainsi se sera aussi le fils de le de être humain à la à génération à celle-ci.</text:span> <text:span text:style-name="T2">31</text:span> <text:span text:style-name="T1">reine de sud sera éveillé en à la à jugement avec de les de hommes de la de génération de celle-ci et jugera contre eux, en ce que vint hors de les de limites de la de terre écouter la sagesse de Solomon, et voici plus nombreusement de Solomon ici.</text:span> <text:span text:style-name="T2">32</text:span> <text:span text:style-name="T1">hommes Ninevites se redresseront en à la à jugement avec de la de génération de celle-ci et jugeront contre elle· en ce que transintelligèrent envers le annonce de Ionas, et voici plus nombreusement de Ionas ici.</text:span> <text:span text:style-name="T2">33</text:span> <text:span text:style-name="T1">Aucun chandelle ayant touché envers cachette pose [non cependant sous le muid] mais sur la chandelier, afin que ceux se allants à l'intérieur le lumière que regardent.</text:span> <text:span text:style-name="T2">34</text:span> <text:span text:style-name="T1">Le chandelle de le de corps est le oeil de toi. lorsque le cas échéant le oeil de toi simple que soit, aussi tout entier le corps de toi lumineux est· dès que le cas échéant cependant méchant que soit, aussi le corps de toi ténébreux.</text:span> <text:span text:style-name="T2">35</text:span> <text:span text:style-name="T1">vise donc ne pas le lumière ce en à toi ténèbre est.</text:span> <text:span text:style-name="T2">36</text:span> <text:span text:style-name="T1">si donc le corps de toi tout entier lumineux, ne pas ayant part un quelconque ténébreux, se sera lumineux tout entier comme lorsque le cas échéant le chandelle à la à éclair que illumine toi.</text:span> <text:span text:style-name="T2">37</text:span> <text:span text:style-name="T1">En cependant à ce bavarder interroge lui Pharisien de telle manière que que déjeune à côté à lui· ayant venu à l'intérieur cependant tomba de bas en haut.</text:span> <text:span text:style-name="T2">38</text:span> <text:span text:style-name="T1">le cependant Pharisien ayant vu étonna en ce que non premièrement fut baptisé d'avant de le de déjeuner.</text:span> <text:span text:style-name="T2">39</text:span> <text:span text:style-name="T1">dit cependant le Maître vers lui· maintenant vous les Pharisiens ce au dehors de le de récipient à boire et de le de planche vous purifiez, ce cependant au dedans de vous est plein de rapine et de méchanceté.</text:span> <text:span text:style-name="T2">40</text:span> <text:span text:style-name="T1">insensés, non celui ayant fait ce au dehors aussi ce au dedans fit;</text:span> <text:span text:style-name="T2">41</text:span> <text:span text:style-name="T1">toutefois ces étants dedans donnez acte de miséricorde, et voici tous purs à vous est.</text:span> <text:span text:style-name="T2">42</text:span> <text:span text:style-name="T1">mais Ouai à vous à les à Pharisiens, en ce que vous dîmez loin le menthe et le rue et tout légume et vous vous passez à côté la jugement et la amour de le de Dieu· ces-ci cependant attachait de lien faire et ceux-là ne pas mettre à côté.</text:span> <text:span text:style-name="T2">43</text:span> <text:span text:style-name="T1">Ouai à vous à les à Pharisiens, en ce que vous aimez la premier siège en à les à synagogues et les salutations en à les à agoras.</text:span> <text:span text:style-name="T2">44</text:span> <text:span text:style-name="T1">Ouai à vous, en ce que vous êtes comme les mémoriaux les inévidents, et les êtres humains [ceux] piétinants autour sur le haut non ont su.</text:span> <text:span text:style-name="T2">45</text:span> <text:span text:style-name="T1">Ayant été répondu cependant un quelconque de les de légistes dit à lui· enseignant, ces-ci disant aussi nous tu brutalises.</text:span> <text:span text:style-name="T2">46</text:span> <text:span text:style-name="T1">celui cependant dit· aussi à vous à les à légistes Ouai, en ce que vous chargez les êtres humains charges difficiles mises en charges, et vous-mêmes à un de les de doigts de vous non vous tâtez vers à les à charges.</text:span> <text:span text:style-name="T2">47</text:span> <text:span text:style-name="T1">Ouai à vous, en ce que vous édifiez en maison les mémoriaux de les de prophètes, les cependant pères de vous tuèrent catégoriquement eux.</text:span> <text:span text:style-name="T2">48</text:span> <text:span text:style-name="T1">par conséquent vous témoignez et vous estimez en bien avec à les à travaux de les de pères de vous, en ce que eux certes tuèrent catégoriquement eux, vous cependant vous édifiez en maison.</text:span> <text:span text:style-name="T2">49</text:span> <text:span text:style-name="T1">par le fait de ce-ci aussi la sagesse de le de Dieu dit· j'enverrai envers eux prophètes et envoyés, et hors de eux tueront catégoriquement et poursuivront,</text:span> <text:span text:style-name="T2">50</text:span> <text:span text:style-name="T1">afin que que soit recherché le sang de tous de les de prophètes ce ayant été déversé au loin de fondation de monde au loin de la de génération de celle-ci,</text:span> <text:span text:style-name="T2">51</text:span> <text:span text:style-name="T1">au loin de sang de Abel jusqu'à ce que de sang de Zacharia de celui de se ayant dépéri entre de le de autel des sacrifices et de le de maison· oui je dis à vous, sera recherché au loin de la de génération de celle-ci.</text:span> <text:span text:style-name="T2">52</text:span> <text:span text:style-name="T1">Ouai à vous à les à légistes, en ce que vous levâtes la clef de la de connaissance· vous-mêmes non vous vîntes à l'intérieur et ceux se venants à l'intérieur vous empêchâtes.</text:span> <text:span text:style-name="T2">53</text:span> <text:span text:style-name="T1">Et de là de ayant sorti de lui se originèrent les lettrés et les Pharisiens terriblement tenir au-dedans et faire palabrer lui autour de plus nombreusement,</text:span> <text:span text:style-name="T2">54</text:span> <text:span text:style-name="T1">embuscadants lui chasser un quelconque hors de le de bouche de lui.</text:span> </text:p>
      <text:p text:style-name="P4">LUC  12</text:p>
      <text:p text:style-name="Text_20_body"><text:span text:style-name="T2">1</text:span> <text:span text:style-name="T1">En à lesquels de ayantes étées rassemblées de les de myriades de le de foule, de sorte que piétiner de haut en bas les uns les autres, se origina dire vers les disciples de lui premièrement· attenez à vous-mêmes au loin de la de levain, laquelle une quelconque est hypocrisie, de les de Pharisiens.</text:span> <text:span text:style-name="T2">2</text:span> <text:span text:style-name="T1">Aucun cependant ayant été couvert avec est lequel non sera découvert et caché lequel non sera connu.</text:span> <text:span text:style-name="T2">3</text:span> <text:span text:style-name="T1">contre de lesquels autant lesquels en à la à ténèbre vous dîtes en à le à lumière sera écouté, et lequel vers le oreille vous bavardâtes en à les à celliers sera annoncé sur de les de dômes.</text:span> <text:span text:style-name="T2">4</text:span> <text:span text:style-name="T1">Je dis cependant à vous à les à amis de moi, ne pas soyez effrayés au loin de ceux de tuants catégoriquement le corps et après ces-ci ne pas de ayants plus surabondant un quelconque faire.</text:span> <text:span text:style-name="T2">5</text:span> <text:span text:style-name="T1">je montrerai en dessous cependant à vous quel que vous soyez effrayé· soyez effrayés celui après ce tuer catégoriquement ayant autorité jeter au dedans envers la géhenne. oui je dis à vous, celui-ci soyez effrayés.</text:span> <text:span text:style-name="T2">6</text:span> <text:span text:style-name="T1">non pas cinq moineaux sont troqués de assarions de deux; et un hors de eux non est ayant été omis en plus en devant de le de Dieu.</text:span> <text:span text:style-name="T2">7</text:span> <text:span text:style-name="T1">mais aussi les cheveux de la de tête de vous toutes ont été nombrés. ne pas que vous vous effrayez· de nombreux de moineaux vous différez.</text:span> <text:span text:style-name="T2">8</text:span> <text:span text:style-name="T1">Je dis cependant à vous, tout lequel le cas échéant que avoue en à moi en devers de les de êtres humains, aussi le fils de le de être humain avouera en à lui en devers de les de anges de le de Dieu·</text:span> <text:span text:style-name="T2">9</text:span> <text:span text:style-name="T1">celui cependant se ayant nié moi en devant de les de êtres humains sera dénié en devant de les de anges de le de Dieu.</text:span> <text:span text:style-name="T2">10</text:span> <text:span text:style-name="T1">Et tout lequel dira discours envers le fils de le de être humain, sera abandonné à lui· à celui cependant envers le saint souffle à ayant blasphémé non sera abandonné.</text:span> <text:span text:style-name="T2">11</text:span> <text:span text:style-name="T1">Lorsque le cas échéant cependant que importent vous sur les synagogues et les origines et les autorités, ne pas que vous inquiétiez comment? ou quel que vous vous apologisiez ou quel que vous disiez·</text:span> <text:span text:style-name="T2">12</text:span> <text:span text:style-name="T1">le car saint souffle enseignera vous en à même à la à heure lesquels attache de lien dire.</text:span> <text:span text:style-name="T2">13</text:span> <text:span text:style-name="T1">Dit cependant un quelconque hors de le de foule à lui· enseignant, dis à le à frère de moi se partager avec de moi la héritage.</text:span> <text:span text:style-name="T2">14</text:span> <text:span text:style-name="T1">celui cependant dit à lui· être humain, quel moi constitua juge ou partageur sur vous;</text:span> <text:span text:style-name="T2">15</text:span> <text:span text:style-name="T1">Dit cependant vers eux· voyez et que vous vous gardiennez au loin de toute de cupidité, en ce que non en à ce surabonder à un quelconque la vie de lui est hors de ces de subsistants à lui.</text:span> <text:span text:style-name="T2">16</text:span> <text:span text:style-name="T1">Dit cependant parabole vers eux disant· de être humain de un quelconque de riche colporta bien la région.</text:span> <text:span text:style-name="T2">17</text:span> <text:span text:style-name="T1">et se calculait au-travers en à lui-même disant· quel que je fasse, en ce que non j'ai où? je mènerai ensemble les fruits de moi;</text:span> <text:span text:style-name="T2">18</text:span> <text:span text:style-name="T1">et dit· ce-ci je ferai, je saisirai du haut vers le bas de moi les granges et plus grandes j'édifierai en maison et je mènerai ensemble là tout le froment et les bons de moi</text:span> <text:span text:style-name="T2">19</text:span> <text:span text:style-name="T1">et je dirai à la à âme de moi· âme, tu as nombreux bons se couchants envers ans nombreux· te repose, mange, bois, sois réjoui.</text:span> <text:span text:style-name="T2">20</text:span> <text:span text:style-name="T1">dit cependant à lui le Dieu· insensé, à celle-ci à la à nuit la âme de toi redemandent au loin au loin de toi· lesquels cependant tu préparas, à quel se sera;</text:span> <text:span text:style-name="T2">21</text:span> <text:span text:style-name="T1">ainsi celui thésaurisant à lui-même et ne pas envers Dieu étant riche.</text:span> <text:span text:style-name="T2">22</text:span> <text:span text:style-name="T1">Dit cependant vers les disciples [de lui]· par le fait de ce-ci je dis à vous· ne pas inquiétez à la à âme quel que vous mangiez, ni cependant à le à corps quel que vous vous envêtiez.</text:span> <text:span text:style-name="T2">23</text:span> <text:span text:style-name="T1">la car âme plus nombreusement est de la de nourriture et le corps de le de vêtement.</text:span> <text:span text:style-name="T2">24</text:span> <text:span text:style-name="T1">intelligez complètement les corbeaux en ce que non sèment non cependant moissonnent, à lesquels non est cellier non cependant grange, et le Dieu nourrit eux· à combien grand? davantage vous vous différez de les de volatiles.</text:span> <text:span text:style-name="T2">25</text:span> <text:span text:style-name="T1">quel cependant hors de vous inquiétant se peut sur la âge de lui apposer coudée;</text:span> <text:span text:style-name="T2">26</text:span> <text:span text:style-name="T1">si donc non cependant moindre vous vous pouvez, quel autour de les de restants vous inquiétez;</text:span> <text:span text:style-name="T2">27</text:span> <text:span text:style-name="T1">intelligez complètement les lis comment? croît· non peine non cependant file· je dis cependant à vous, non cependant Solomon en à toute à la à gloire de lui se entoura comme un de ces-ci.</text:span> <text:span text:style-name="T2">28</text:span> <text:span text:style-name="T1">si cependant en à champ le herbe étant aujourd'hui et demain envers clibanus étant jeté le Dieu ainsi revêt autour, à combien grand? davantage vous, de petites croyances.</text:span> <text:span text:style-name="T2">29</text:span> <text:span text:style-name="T1">aussi vous ne pas cherchez quel que vous mangiez et quel que vous buviez et ne pas soyez élevés haut·</text:span> <text:span text:style-name="T2">30</text:span> <text:span text:style-name="T1">ces-ci car tous les ethnies de le de monde surcherchent, de vous cependant le père a su en ce que vous avez besoin de ces-ci.</text:span> <text:span text:style-name="T2">31</text:span> <text:span text:style-name="T1">toutefois cherchez la royauté de lui, et ces-ci sera apposé à vous.</text:span> <text:span text:style-name="T2">32</text:span> <text:span text:style-name="T1">Ne pas te effraie, le petit troupeau de berger, en ce que estima en bien le père de vous donner à vous la royauté.</text:span> <text:span text:style-name="T2">33</text:span> <text:span text:style-name="T1">Troquez ces subsistants de vous et donnez acte de miséricorde· faites à vous-mêmes bourses ne pas étants rendus vieux, trésor sans éclipse en à les à cieux, là où voleur non approche non cependant mite corrompt à travers·</text:span> <text:span text:style-name="T2">34</text:span> <text:span text:style-name="T1">là où car est le trésor de vous, là aussi la coeur de vous se sera.</text:span> <text:span text:style-name="T2">35</text:span> <text:span text:style-name="T1">Soient de vous les flancs ayantes étées ceintes autour et les chandelles étants allumés·</text:span> <text:span text:style-name="T2">36</text:span> <text:span text:style-name="T1">et vous semblables à êtres humains à se acceptants auprès le Maître de eux-mêmes quand que détache de bas en haut hors de les de mariages, afin que de ayant venu et de ayant toqué directement que ouvrent à lui.</text:span> <text:span text:style-name="T2">37</text:span> <text:span text:style-name="T1">bienheureux les mâles esclaves ceux-là, lesquels ayant venu le Maître trouvera vigilants· amen je dis à vous en ce que se ceindra autour et réclinera eux et ayant passé à côté servira à eux.</text:span> <text:span text:style-name="T2">38</text:span> <text:span text:style-name="T1">et si en à la à deuxième et si en à la à troisième à gardiennage que vienne et que trouve ainsi, bienheureux sont ceux-là.</text:span> <text:span text:style-name="T2">39</text:span> <text:span text:style-name="T1">ce-ci cependant connaissez en ce que si avait su le despote de maison à quelle à heure le voleur se vient, non le cas échéant abandonna être creusé au travers le maison de lui.</text:span> <text:span text:style-name="T2">40</text:span> <text:span text:style-name="T1">aussi vous que vous vous devenez prêts, en ce que à laquelle à heure non vous estimez le fils de le de être humain se vient.</text:span> <text:span text:style-name="T2">41</text:span> <text:span text:style-name="T1">Dit cependant le Pierre· Maître, vers nous la parabole celle-ci tu dis ou aussi vers tous;</text:span> <text:span text:style-name="T2">42</text:span> <text:span text:style-name="T1">et dit le Maître· quel par conséquent est le croyable légiste de maison le pensif, lequel constituera le Maître sur de la de thérapie de lui de ce donner en à moment [le] mesure de froment;</text:span> <text:span text:style-name="T2">43</text:span> <text:span text:style-name="T1">bienheureux le mâle esclave celui-là, lequel ayant venu le Maître de lui trouvera faisant ainsi.</text:span> <text:span text:style-name="T2">44</text:span> <text:span text:style-name="T1">vraiment je dis à vous en ce que sur à tous à ces à subsistants de lui constituera lui.</text:span> <text:span text:style-name="T2">45</text:span> <text:span text:style-name="T1">si le cas échéant cependant que dise le mâle esclave celui-là en à la à coeur de lui· temporise le Maître de moi se venir, et que se origine taper les jeunes servants et les jeunes servantes, manger en outre et boire et être enivré,</text:span> <text:span text:style-name="T2">46</text:span> <text:span text:style-name="T1">surgira le Maître de le de mâle esclave de celui-là en à journée à laquelle non attend et en à heure à laquelle non connaît, et dichotomisera lui et le part de lui avec de les de incroyants posera.</text:span> <text:span text:style-name="T2">47</text:span> <text:span text:style-name="T1">Celui-là cependant le mâle esclave celui ayant connu le volonté de le de Maître de lui et ne pas ayant préparé ou ayant fait vers le volonté de lui sera pelé nombreuses·</text:span> <text:span text:style-name="T2">48</text:span> <text:span text:style-name="T1">celui cependant ne pas ayant connu, ayant fait cependant dignes de coups sera pelé peu. à tout cependant à lequel fut donné nombreux, nombreux sera cherché à côté de lui, et à lequel se posèrent à côté nombreux, plus surabondamment demanderont lui.</text:span> <text:span text:style-name="T2">49</text:span> <text:span text:style-name="T1">Feu je vins jeter sur la terre, et quel je veux si déjà fut allumé de bas en haut.</text:span> <text:span text:style-name="T2">50</text:span> <text:span text:style-name="T1">baptême cependant j'ai être baptisé, et comment? je suis tenu ensemble jusqu'à ce que de lequel un quelconque que soit achevé.</text:span> <text:span text:style-name="T2">51</text:span> <text:span text:style-name="T1">vous estimez en ce que paix je me devins à côté donner en à la à terre; non pas, je dis à vous, mais ou division en séparant.</text:span> <text:span text:style-name="T2">52</text:span> <text:span text:style-name="T1">se seront car au loin de celui maintenant cinq en à un à maison ayants étés partagés en séparant, trois sur à deux et deux sur à trois,</text:span> <text:span text:style-name="T2">53</text:span> <text:span text:style-name="T1">seront partagé en séparant père sur à fils et fils sur à père, mère sur la fille et fille sur la mère, belle-mère sur la épouse de elle et épouse sur la belle-mère.</text:span> <text:span text:style-name="T2">54</text:span> <text:span text:style-name="T1">Disait cependant aussi à les à foules· lorsque le cas échéant que vous voyiez [la] nuée levante de bas en haut sur de couchants, directement vous dites en ce que averse se vient, et se devient ainsi·</text:span> <text:span text:style-name="T2">55</text:span> <text:span text:style-name="T1">et lorsque le cas échéant sud soufflant, vous dites en ce que canicule se sera, et se devient.</text:span> <text:span text:style-name="T2">56</text:span> <text:span text:style-name="T1">hypocrites, le face de le de ciel et de la de terre vous avez su éprouver, le moment cependant celui-ci comment? non vous avez su éprouver;</text:span> <text:span text:style-name="T2">57</text:span> <text:span text:style-name="T1">Quel cependant aussi au loin de vous-mêmes non vous jugez ce juste;</text:span> <text:span text:style-name="T2">58</text:span> <text:span text:style-name="T1">comme car tu diriges en arrière avec de le de adversaire de toi sur chef, en à la à chemin donne travaillance avoir été débarrassé au loin de lui, de peur que que traîne de haut en bas toi vers le juge, et le juge toi transmettra à le à exécuteur, et le exécuteur toi jettera envers gardiennage.</text:span> <text:span text:style-name="T2">59</text:span> <text:span text:style-name="T1">je dis à toi, non ne pas que tu sortes de là, jusqu'à ce que aussi le dernier petite pièce que tu redonnes.</text:span> </text:p>
      <text:p text:style-name="P4">LUC  13</text:p>
      <text:p text:style-name="Text_20_body"><text:span text:style-name="T2">1</text:span> <text:span text:style-name="T1">Étaient à côté cependant des quelconques en à même à le à moment rapportants annonce à lui autour de les de Galiléens de lesquels le sang Pilatus mixa avec de les de sacrifices de eux.</text:span> <text:span text:style-name="T2">2</text:span> <text:span text:style-name="T1">et ayant été répondu dit à eux· vous estimez en ce que les Galiléens ceux-ci fauteurs à côté tous les Galiléens se devinrent, en ce que ces-ci ont souffert;</text:span> <text:span text:style-name="T2">3</text:span> <text:span text:style-name="T1">non pas, je dis à vous, mais si le cas échéant ne pas que vous transintelligiez tous semblablement vous vous dépérirez.</text:span> <text:span text:style-name="T2">4</text:span> <text:span text:style-name="T1">ou ceux-là les dix-huit sur lesquels tomba le tour en à le à Siloam et tua catégoriquement eux, vous estimez en ce que eux débiteurs se devinrent à côté tous les êtres humains ceux établissants maison d'habitation Ierousalem;</text:span> <text:span text:style-name="T2">5</text:span> <text:span text:style-name="T1">non pas, je dis à vous, mais si le cas échéant ne pas que vous transintelligiez tous de même vous vous dépérirez.</text:span> <text:span text:style-name="T2">6</text:span> <text:span text:style-name="T1">Disait cependant celle-ci la parabole· figuier avait un quelconque ayante étée plantée en à le à vignoble de lui, et vint cherchant fruit en à elle et non trouva.</text:span> <text:span text:style-name="T2">7</text:span> <text:span text:style-name="T1">dit cependant vers le vigneron· voici trois ans au loin de lequel je me viens cherchant fruit en à la à figuier à celle-ci et non je trouve· coupe à l'excès [donc] elle, pourquoi aussi la terre rend complètement sans travail;</text:span> <text:span text:style-name="T2">8</text:span> <text:span text:style-name="T1">celui cependant ayant été répondu dit à lui· Maître, abandonne elle aussi ce-ci le an, jusqu'à ce que de lequel un quelconque que je bêche autour elle et que je jette fumiers d'excréments,</text:span> <text:span text:style-name="T2">9</text:span> <text:span text:style-name="T1">et si certes que fasse fruit envers ce imminant· si cependant ne pas du moins, tu couperas à l'excès elle.</text:span> <text:span text:style-name="T2">10</text:span> <text:span text:style-name="T1">Était cependant enseignant en à une de les de synagogues en à les à sabbats.</text:span> <text:span text:style-name="T2">11</text:span> <text:span text:style-name="T1">et voici femme souffle ayante de infirmité ans dix-huit et était penchante ensemble et ne pas se pouvante pencher de bas en haut envers le totalement achevé.</text:span> <text:span text:style-name="T2">12</text:span> <text:span text:style-name="T1">ayant vu cependant elle le Iésous voixa auprès et dit à elle· femme, tu as été délié au loin de la de infirmité de toi,</text:span> <text:span text:style-name="T2">13</text:span> <text:span text:style-name="T1">et surposa à elle les mains· et instantanément fut redressé droit et glorifiait le Dieu.</text:span> <text:span text:style-name="T2">14</text:span> <text:span text:style-name="T1">Ayant été répondu cependant le chef de synagogue, irritant beaucoup en ce que à le à sabbat soigna le Iésous, disait à le à foule en ce que six journées sont en à lesquelles attache de lien se mettre au travail· en à elles donc se venants soyez soignés et ne pas à la à journée de le de sabbat.</text:span> <text:span text:style-name="T2">15</text:span> <text:span text:style-name="T1">fut répondu cependant à lui le Maître et dit· hypocrites, chacun de vous à le à sabbat non délie le boeuf de lui ou le âne au loin de la de crèche et ayant conduit au loin donne à boire;</text:span> <text:span text:style-name="T2">16</text:span> <text:span text:style-name="T1">celle-ci cependant fille de Abraam étante, laquelle attacha de lien le Satanas voici dix et huit ans, non attachait de lien être délié au loin de le de lien de celui-ci à la à journée de le de sabbat;</text:span> <text:span text:style-name="T2">17</text:span> <text:span text:style-name="T1">et ces-ci de disant de lui étaient couvert de honte tous ceux se couchants contre à lui, et tout le foule était de joie sur à tous à les à glorieux à ces à se devenants sous de lui.</text:span> <text:span text:style-name="T2">18</text:span> <text:span text:style-name="T1">Disait donc· à quel semblable est la royauté de le de Dieu et à quel je rendrai semblable elle;</text:span> <text:span text:style-name="T2">19</text:span> <text:span text:style-name="T1">semblable est à grain de sinapis, lequel ayant pris être humain jeta envers jardin de lui-même, et crût et se devint envers arbre, et les volatiles de le de ciel dressa tente contre en à les à branches de lui.</text:span> <text:span text:style-name="T2">20</text:span> <text:span text:style-name="T1">Et de nouveau dit· à quel je rendrai semblable la royauté de le de Dieu;</text:span> <text:span text:style-name="T2">21</text:span> <text:span text:style-name="T1">semblable est à levain, laquelle ayante prise femme encrypta envers de farine satons trois jusqu'à ce que de lequel fut fermenté tout entier.</text:span> <text:span text:style-name="T2">22</text:span> <text:span text:style-name="T1">Et se allait à travers selon cités et villages enseignant et démarche se faisant envers Ierosolymas.</text:span> <text:span text:style-name="T2">23</text:span> <text:span text:style-name="T1">Dit cependant un quelconque à lui· Maître, si peu ceux étants sauvés; celui cependant dit vers eux·</text:span> <text:span text:style-name="T2">24</text:span> <text:span text:style-name="T1">que vous vous combattez venir à l'intérieur par de la de étroite de porte, en ce que nombreux, je dis à vous, chercheront venir à l'intérieur et non auront la ténacité.</text:span> <text:span text:style-name="T2">25</text:span> <text:span text:style-name="T1">au loin de lequel le cas échéant que soit éveillé le despote de maison et que ferme à clef complètement la porte et que vous vous originiez au-dehors avoir dressé et toquer la porte disants· Maître, ouvre à nous, et ayant été répondu dira à vous· non j'ai su vous d'où? vous êtes.</text:span> <text:span text:style-name="T2">26</text:span> <text:span text:style-name="T1">alors vous vous originerez dire· nous mangeâmes en devant de toi et nous bûmes et en à les à places de nous tu enseignas·</text:span> <text:span text:style-name="T2">27</text:span> <text:span text:style-name="T1">et dira disant à vous· non j'ai su [vous] d'où? vous êtes· dressez au loin au loin de moi tous travailleurs de injustice.</text:span> <text:span text:style-name="T2">28</text:span> <text:span text:style-name="T1">là se sera le pleur et le grincement de les de dents, lorsque le cas échéant que vous vous voyiez Abraam et Isaak et Iakob et tous les prophètes en à la à royauté de le de Dieu, vous cependant étants éjectés au-dehors.</text:span> <text:span text:style-name="T2">29</text:span> <text:span text:style-name="T1">et surgiront au loin de levants et de couchants et au loin de nord et de sud et seront récliné en à la à royauté de le de Dieu.</text:span> <text:span text:style-name="T2">30</text:span> <text:span text:style-name="T1">et voici sont derniers lesquels se seront premiers et sont premiers lesquels se seront derniers.</text:span> <text:span text:style-name="T2">31</text:span> <text:span text:style-name="T1">En à même à la à heure vinrent vers des quelconques Pharisiens disants à lui· sors et te va d'ici, en ce que Hérode veut toi tuer catégoriquement.</text:span> <text:span text:style-name="T2">32</text:span> <text:span text:style-name="T1">et dit à eux· ayants étés allés dites à la à renard à celle-ci· voici j'éjecte démons et guérisons je finis de loin aujourd'hui et demain et à la à troisième je suis perfectionné.</text:span> <text:span text:style-name="T2">33</text:span> <text:span text:style-name="T1">toutefois attache de lien moi aujourd'hui et demain et à celle à se ayante se aller, en ce que non se est acceptable prophète se dépérir au-dehors de Ierousalem.</text:span> <text:span text:style-name="T2">34</text:span> <text:span text:style-name="T1">Ierousalem Ierousalem, celle tuante catégoriquement les prophètes et jetante des pierres ceux ayants étés envoyés vers elle, combien de fois je voulus rassembler les enfants de toi lequel manière poule la de elle-même couvée sous les ailes, et non vous voulûtes.</text:span> <text:span text:style-name="T2">35</text:span> <text:span text:style-name="T1">voici est abandonné à vous le maison de vous. je dis [cependant] à vous, non ne pas moi que vous voyiez jusqu'à ce que [surgira lorsque] que vous disiez· ayant été élogié celui se venant en à nom de Maître.</text:span> </text:p>
      <text:p text:style-name="P4">LUC  14</text:p>
      <text:p text:style-name="Text_20_body"><text:span text:style-name="T2">1</text:span> <text:span text:style-name="T1">Et se devint en à ce venir lui envers maison de un quelconque de les de chefs [de les] de Pharisiens à sabbat manger pain et eux étaient se épiants lui.</text:span> <text:span text:style-name="T2">2</text:span> <text:span text:style-name="T1">Et voici être humain un quelconque était hydropique en devers de lui.</text:span> <text:span text:style-name="T2">3</text:span> <text:span text:style-name="T1">et ayant été répondu le Iésous dit vers les légistes et Pharisiens disant· est permis à le à sabbat soigner ou non;</text:span> <text:span text:style-name="T2">4</text:span> <text:span text:style-name="T1">ceux cependant tranquillisèrent. et se ayant emparé se guérit lui et délia au loin.</text:span> <text:span text:style-name="T2">5</text:span> <text:span text:style-name="T1">et vers eux dit· de quel de vous fils ou boeuf envers puits se tombera, et non directement retirera lui en à journée de le de sabbat;</text:span> <text:span text:style-name="T2">6</text:span> <text:span text:style-name="T1">et non eurent la ténacité être répondu contre vers ces-ci.</text:span> <text:span text:style-name="T2">7</text:span> <text:span text:style-name="T1">Disait cependant vers ceux ayants étés appelés parabole, ayant sur comment? les premières places de clinaisons se élisaient, disant vers eux·</text:span> <text:span text:style-name="T2">8</text:span> <text:span text:style-name="T1">lorsque le cas échéant que tu sois appelé sous de un quelconque envers mariages, ne pas que tu sois cliné de haut en bas envers la première place de clinaison, de peur que plus honorable de toi que soit ayant été appelé sous de lui,</text:span> <text:span text:style-name="T2">9</text:span> <text:span text:style-name="T1">et ayant venu celui toi et lui ayant appelé dira à toi· donne à celui-ci lieu, et alors que tu te origines avec de honte le dernier lieu tenir de haut en bas.</text:span> <text:span text:style-name="T2">10</text:span> <text:span text:style-name="T1">mais lorsque le cas échéant que tu sois appelé, ayant été allé tombe de bas en haut envers le dernier lieu, afin que lorsque le cas échéant que vienne celui ayant appelé toi dira à toi· ami, monte auprès plus en haut· alors se sera à toi gloire en devant de tous de ceux de se couchants de bas en haut ensemble à toi.</text:span> <text:span text:style-name="T2">11</text:span> <text:span text:style-name="T1">en ce que tout celui haussant lui-même sera baissé, et celui baissant lui-même sera haussé.</text:span> <text:span text:style-name="T2">12</text:span> <text:span text:style-name="T1">Disait cependant aussi à celui à ayant appelé lui· lorsque le cas échéant que tu fasses déjeuner ou dîner, ne pas voixe les amis de toi ni cependant les frères de toi ni cependant les congénitaux de toi ni cependant voisins riches, de peur que aussi eux que invitent en retour toi et que se devienne acte de rétribution à toi.</text:span> <text:span text:style-name="T2">13</text:span> <text:span text:style-name="T1">mais lorsque le cas échéant acceptation que tu fasses, appelle pauvres, mutilés de bas en haut, boiteux, aveugles·</text:span> <text:span text:style-name="T2">14</text:span> <text:span text:style-name="T1">et bienheureux tu te seras, en ce que non ont redonner en échange à toi, sera redonné en échange car à toi en à la à redressement de les de justes.</text:span> <text:span text:style-name="T2">15</text:span> <text:span text:style-name="T1">Ayant écouté cependant un quelconque de ceux de se couchants de bas en haut ensemble ces-ci dit à lui· bienheureux lequel un quelconque se mangera pain en à la à royauté de le de Dieu.</text:span> <text:span text:style-name="T2">16</text:span> <text:span text:style-name="T1">Celui cependant dit à lui· être humain un quelconque faisait dîner grand, et appela nombreux</text:span> <text:span text:style-name="T2">17</text:span> <text:span text:style-name="T1">et envoya le mâle esclave de lui à la à heure de le de dîner dire à ceux à ayants étés appelés· que vous vous venez, en ce que déjà prêts est.</text:span> <text:span text:style-name="T2">18</text:span> <text:span text:style-name="T1">et se originèrent au loin de une tous se demander à côté. le premier dit à lui· champ j'achetai à l'agora et j'ai nécessité ayant sorti voir lui· j'interroge toi, aie moi ayant été demandé à côté.</text:span> <text:span text:style-name="T2">19</text:span> <text:span text:style-name="T1">et autre-différent dit· paires de boeufs j'achetai à l'agora cinq et je me vais éprouver eux· j'interroge toi, aie moi ayant été demandé à côté.</text:span> <text:span text:style-name="T2">20</text:span> <text:span text:style-name="T1">et autre-différent dit· femme je mariai et par le fait de ce-ci non je me puis venir.</text:span> <text:span text:style-name="T2">21</text:span> <text:span text:style-name="T1">et se ayant devenu à côté le mâle esclave rapporta annonce à le à Maître de lui ces-ci. alors ayant été mis en colère le despote de maison dit à le à mâle esclave de lui· sors rapidement envers les places et rues de la de cité et les pauvres et mutilés de bas en haut et aveugles et boiteux conduis à l'intérieur ici.</text:span> <text:span text:style-name="T2">22</text:span> <text:span text:style-name="T1">et dit le mâle esclave· Maître, a devenu lequel tu ordonnas sûrement, et encore lieu est.</text:span> <text:span text:style-name="T2">23</text:span> <text:span text:style-name="T1">et dit le Maître vers le mâle esclave· sors envers les chemins et clôtures et contrains venir à l'intérieur, afin que que soit rempli pleinement de moi le maison·</text:span> <text:span text:style-name="T2">24</text:span> <text:span text:style-name="T1">je dis car à vous en ce que aucun de les de hommes de ceux-là de ceux de ayants étés appelés se goûtera de moi de le de dîner.</text:span> <text:span text:style-name="T2">25</text:span> <text:span text:style-name="T1">Se allaient avec cependant à lui foules nombreux, et ayant été tourné dit vers eux·</text:span> <text:span text:style-name="T2">26</text:span> <text:span text:style-name="T1">si un quelconque se vient vers moi et non hait le père de lui-même et la mère et la femme et les enfants et les frères et les soeurs encore cependant aussi la âme de lui-même, non se peut être de moi disciple.</text:span> <text:span text:style-name="T2">27</text:span> <text:span text:style-name="T1">lequel un quelconque non met en charge le croix de lui et se vient derrière de moi, non se peut être de moi disciple.</text:span> <text:span text:style-name="T2">28</text:span> <text:span text:style-name="T1">Quel car hors de vous voulant tour édifier en maison non pas premièrement ayant assis compte au caillou lisse la dépense, si a envers terme;</text:span> <text:span text:style-name="T2">29</text:span> <text:span text:style-name="T1">afin que de peur que de ayant posé de lui fondement et ne pas de ayant la ténacité achever à l'excès tous ceux observants que se originent à lui enjouer</text:span> <text:span text:style-name="T2">30</text:span> <text:span text:style-name="T1">disants en ce que celui-ci le être humain se origina édifier en maison et non eut la ténacité achever à l'excès.</text:span> <text:span text:style-name="T2">31</text:span> <text:span text:style-name="T1">Ou quel roi se allant à autre-différent à roi jeter ensemble envers guerre non pas ayant assis premièrement se délibérera si puissant est en à dix à milliers venir à la rencontre à celui avec de vingt de milliers à se venant sur lui;</text:span> <text:span text:style-name="T2">32</text:span> <text:span text:style-name="T1">si cependant ne pas du moins, encore de lui loin devant de étant ancienneté ayant envoyé interroge ces vers paix.</text:span> <text:span text:style-name="T2">33</text:span> <text:span text:style-name="T1">ainsi donc tout hors de vous lequel non se éloigne en ordonnance à tous à ces de lui-même à subsistants non se peut être de moi disciple.</text:span> <text:span text:style-name="T2">34</text:span> <text:span text:style-name="T1">Beau donc le sel· si le cas échéant cependant aussi le sel que soit rendu fou, en à quel sera assaisonné;</text:span> <text:span text:style-name="T2">35</text:span> <text:span text:style-name="T1">ni envers terre ni envers fumier d'excrément bien placé est, au-dehors jettent lui. celui ayant oreilles écouter écoute.</text:span> </text:p>
      <text:p text:style-name="P4">LUC  15</text:p>
      <text:p text:style-name="Text_20_body"><text:span text:style-name="T2">1</text:span> <text:span text:style-name="T1">Étaient cependant à lui approchants tous les collecteurs de taxes et les fauteurs écouter de lui.</text:span> <text:span text:style-name="T2">2</text:span> <text:span text:style-name="T1">et murmuraient en séparant les en outre Pharisiens et les lettrés disants en ce que celui-ci fauteurs se accepte auprès et mange avec à eux.</text:span> <text:span text:style-name="T2">3</text:span> <text:span text:style-name="T1">Dit cependant vers eux la parabole celle-ci disant·</text:span> <text:span text:style-name="T2">4</text:span> <text:span text:style-name="T1">quel être humain hors de vous ayant cent brebis et ayant dépéri hors de eux un non laisse en contrebas les quatre-vingt-dix neuf en à la à déserte et se va sur ce ayant dépéri jusqu'à ce que que trouve lui;</text:span> <text:span text:style-name="T2">5</text:span> <text:span text:style-name="T1">et ayant trouvé surpose sur les épaules de lui étant de joie</text:span> <text:span text:style-name="T2">6</text:span> <text:span text:style-name="T1">et ayant venu envers le maison appelle ensemble les amis et les voisins disant à eux· soyez étés de joie avec à moi, en ce que je trouvai le brebis de moi ce ayant dépéri.</text:span> <text:span text:style-name="T2">7</text:span> <text:span text:style-name="T1">je dis à vous en ce que ainsi joie en à le à ciel se sera sur à un à fauteur à transintelligeant ou sur à quatre-vingt-dix à neuf à justes lesquels des quelconques non besoin ont de transintelligence.</text:span> <text:span text:style-name="T2">8</text:span> <text:span text:style-name="T1">Ou quelle femme drachmes ayante dix si le cas échéant que dépérisse drachme une, non pas touche chandelle et balaie la maison d'habitation et cherche soigneusement jusqu'à ce que de lequel que trouve;</text:span> <text:span text:style-name="T2">9</text:span> <text:span text:style-name="T1">et ayante trouvée appelle ensemble les amies et voisines disante· soyez étés de joie avec à moi, en ce que je trouvai la drachme laquelle je dépéris.</text:span> <text:span text:style-name="T2">10</text:span> <text:span text:style-name="T1">ainsi, je dis à vous, se devient joie en devant de les de anges de le de Dieu sur à un à fauteur à transintelligeant.</text:span> <text:span text:style-name="T2">11</text:span> <text:span text:style-name="T1">Dit cependant· être humain un quelconque avait deux fils.</text:span> <text:span text:style-name="T2">12</text:span> <text:span text:style-name="T1">et dit le plus jeune de eux à le à père· père, donne à moi le surjetant part de la de substance. celui cependant répartit à eux le existence.</text:span> <text:span text:style-name="T2">13</text:span> <text:span text:style-name="T1">et après non nombreuses journées ayant mené ensemble tous le plus jeune fils déménagea loin envers région éloignée et là dispersa au travers la substance de lui vivant dissolument.</text:span> <text:span text:style-name="T2">14</text:span> <text:span text:style-name="T1">de ayant dépensé cependant de lui tous se devint famine tenace selon la région celle-là, et lui se origina être manqué.</text:span> <text:span text:style-name="T2">15</text:span> <text:span text:style-name="T1">et ayant été allé fut collé à un de les de citoyens de la de région de celle-là, et manda lui envers les champs de lui faire paître pourceaux,</text:span> <text:span text:style-name="T2">16</text:span> <text:span text:style-name="T1">et désirait en fureur être fourragé hors de les de caroubes de lesquels mangeaient les pourceaux, et aucun donnait à lui.</text:span> <text:span text:style-name="T2">17</text:span> <text:span text:style-name="T1">envers lui-même cependant ayant venu déclarait· combien grands? salariés de le de père de moi se surabondent de pains, moi cependant à famine ici je me dépéris.</text:span> <text:span text:style-name="T2">18</text:span> <text:span text:style-name="T1">ayant redressé je m'irai vers le père de moi et je dirai à lui· père, je fautai envers le ciel et en devant de toi,</text:span> <text:span text:style-name="T2">19</text:span> <text:span text:style-name="T1">non plus je suis digne être appelé fils de toi· fais moi comme un de les de salariés de toi.</text:span> <text:span text:style-name="T2">20</text:span> <text:span text:style-name="T1">et ayant redressé vint vers le père de lui-même. Encore cependant de lui longuement de tenant au loin vit lui le père de lui et fut remué aux entrailles et ayant couru tomba dessus sur le cou de lui et affectionna de haut en bas lui.</text:span> <text:span text:style-name="T2">21</text:span> <text:span text:style-name="T1">dit cependant le fils à lui· père, je fautai envers le ciel et en devant de toi, non plus je suis digne être appelé fils de toi.</text:span> <text:span text:style-name="T2">22</text:span> <text:span text:style-name="T1">dit cependant le père vers les mâles esclaves de lui· promptement exportez longue robe la première et envêtez lui, et donnez anneau envers la main de lui et souliers envers les pieds,</text:span> <text:span text:style-name="T2">23</text:span> <text:span text:style-name="T1">et portez le veau le nourri de froment, sacrifiez, et ayants mangés que nous soyons réjoui,</text:span> <text:span text:style-name="T2">24</text:span> <text:span text:style-name="T1">en ce que celui-ci le fils de moi mort était et vécut de bas en haut, était ayant dépéri et fut trouvé. et se originèrent être réjoui.</text:span> <text:span text:style-name="T2">25</text:span> <text:span text:style-name="T1">Était cependant le fils de lui le plus ancien en à champ· et comme se venant approcha à la à maison d'habitation, écouta de symphonie et de choeurs,</text:span> <text:span text:style-name="T2">26</text:span> <text:span text:style-name="T1">et se ayant appelé auprès un de les de jeunes servants se enquérait quel le cas échéant que soit ces-ci.</text:span> <text:span text:style-name="T2">27</text:span> <text:span text:style-name="T1">celui cependant dit à lui en ce que le frère de toi surgit, et sacrifia le père de toi le veau le nourri de froment, en ce que étant sain lui reçut.</text:span> <text:span text:style-name="T2">28</text:span> <text:span text:style-name="T1">fut mis en colère cependant et non voulait venir à l'intérieur, le cependant père de lui ayant sorti appelait à côté lui.</text:span> <text:span text:style-name="T2">29</text:span> <text:span text:style-name="T1">celui cependant ayant été répondu dit à le à père de lui· voici tants ans je suis esclave à toi et pas cependant à un moment commandement de toi je passai à côté, et à moi pas cependant à un moment tu donnas chevreau afin que avec de les de amis de moi que je sois réjoui·</text:span> <text:span text:style-name="T2">30</text:span> <text:span text:style-name="T1">lorsque cependant le fils de toi celui-ci celui ayant mangé complètement de toi le existence avec de pornées vint, tu sacrifias à lui le nourri de froment veau.</text:span> <text:span text:style-name="T2">31</text:span> <text:span text:style-name="T1">celui cependant dit à lui· enfant, toi en tout moment avec de moi tu es, et tous ces miens tiens est·</text:span> <text:span text:style-name="T2">32</text:span> <text:span text:style-name="T1">être réjoui cependant aussi être été de joie attachait de lien, en ce que le frère de toi celui-ci mort était et vécut, et ayant dépéri et fut trouvé.</text:span> </text:p>
      <text:p text:style-name="P4">LUC  16</text:p>
      <text:p text:style-name="Text_20_body"><text:soft-page-break/><text:span text:style-name="T2">1</text:span> <text:span text:style-name="T1">Disait cependant aussi vers les disciples· être humain un quelconque était riche lequel avait légiste de maison, et celui-ci fut jeté au travers à lui comme dispersant au travers ces subsistants de lui.</text:span> <text:span text:style-name="T2">2</text:span> <text:span text:style-name="T1">et ayant voixé lui dit à lui· quel ce-ci j'écoute autour de toi; redonne le discours de la de législation de maison de toi, non car tu te peux encore légiférer maison.</text:span> <text:span text:style-name="T2">3</text:span> <text:span text:style-name="T1">dit cependant en à lui-même le légiste de maison· quel que je fasse, en ce que le Maître de moi se saisit au loin la législation de maison au loin de moi; bêcher non j'ai la ténacité, quémander je m'ai honte.</text:span> <text:span text:style-name="T2">4</text:span> <text:span text:style-name="T1">je connus quel que je fasse, afin que lorsque le cas échéant que je sois déplacé hors de la de législation de maison que se acceptent moi envers les maisons de eux.</text:span> <text:span text:style-name="T2">5</text:span> <text:span text:style-name="T1">et se ayant appelé auprès un chacun de les de débiteurs de dettes de le de Maître de lui-même disait à le à premier· combien grand? tu dois à le à Maître de moi;</text:span> <text:span text:style-name="T2">6</text:span> <text:span text:style-name="T1">celui cependant dit· cent baths de huile d'olive. celui cependant dit à lui· te accepte de toi les lettres et ayant assis rapidement graphe cinquante.</text:span> <text:span text:style-name="T2">7</text:span> <text:span text:style-name="T1">ensuite à autre-différent dit· toi cependant combien grand? tu dois; celui cependant dit· cent kors de froment. dit à lui· te accepte de toi les lettres et graphe quatre-vingts.</text:span> <text:span text:style-name="T2">8</text:span> <text:span text:style-name="T1">et surloua le Maître le légiste de maison de la de injustice en ce que pensivement fit· en ce que les fils de le de ère de celui-ci plus pensifs au-dessus les fils de le de lumière envers la génération celle de eux-mêmes sont.</text:span> <text:span text:style-name="T2">9</text:span> <text:span text:style-name="T1">Et moi à vous je dis, à vous-mêmes faites amis hors de le de mamonas de la de injustice, afin que lorsque le cas échéant que éclipse que se acceptent vous envers les éternelles tentes.</text:span> <text:span text:style-name="T2">10</text:span> <text:span text:style-name="T1">Celui croyable en à moindre aussi en à nombreux croyable est, et celui en à moindre injuste aussi en à nombreux injuste est.</text:span> <text:span text:style-name="T2">11</text:span> <text:span text:style-name="T1">si donc en à le à injuste à mamonas croyables non vous vous devîntes, le véritable quel à vous croira;</text:span> <text:span text:style-name="T2">12</text:span> <text:span text:style-name="T1">et si en à le à d'autrui croyables non vous vous devîntes, ce votre quel à vous donnera;</text:span> <text:span text:style-name="T2">13</text:span> <text:span text:style-name="T1">Aucun habitant de maison se peut à deux à Maîtres être esclave· ou car le un haïra et le autre-différent aimera, ou de un se tiendra contre et de le de autre-différent méprisera. non vous vous pouvez à Dieu être esclave et à mamonas.</text:span> <text:span text:style-name="T2">14</text:span> <text:span text:style-name="T1">Écoutaient cependant ces-ci tous les Pharisiens amis de l'argents subsistants et narguaient à l'excès lui.</text:span> <text:span text:style-name="T2">15</text:span> <text:span text:style-name="T1">et dit à eux· vous vous êtes ceux justifiants vous-mêmes en devant de les de êtres humains, le cependant Dieu connaît les coeurs de vous· en ce que ce en à êtres humains haut abomination en devant de le de Dieu.</text:span> <text:span text:style-name="T2">16</text:span> <text:span text:style-name="T1">Le loi et les prophètes jusqu'à de Ioannes· au loin alors la royauté de le de Dieu est évangélisé et tout envers elle se met en violence.</text:span> <text:span text:style-name="T2">17</text:span> <text:span text:style-name="T1">plus facile cependant est le ciel et la terre passer à côté ou de le de loi une pointe tomber.</text:span> <text:span text:style-name="T2">18</text:span> <text:span text:style-name="T1">Tout celui déliant au loin la femme de lui et mariant autre-différente adultère, et celui ayante étée déliée au loin au loin de homme mariant adultère.</text:span> <text:span text:style-name="T2">19</text:span> <text:span text:style-name="T1">Être humain cependant un quelconque était riche, et se habillait dans porphyre et byssus étant réjoui selon journée brillamment.</text:span> <text:span text:style-name="T2">20</text:span> <text:span text:style-name="T1">pauvre cependant un quelconque à nom Lazare avait été jeté vers le portail de lui ayant été ulcéré</text:span> <text:span text:style-name="T2">21</text:span> <text:span text:style-name="T1">et désirant en fureur être fourragé au loin de ces de tombants au loin de la de table de le de riche· mais aussi les chiens se venants léchaient sur les ulcères de lui.</text:span> <text:span text:style-name="T2">22</text:span> <text:span text:style-name="T1">se devint cependant mourir loin le pauvre et être porté au loin lui sous de les de anges envers le sein de Abraam· mourut loin cependant aussi le riche et fut enseveli.</text:span> <text:span text:style-name="T2">23</text:span> <text:span text:style-name="T1">et en à le à séjour des morts ayant surélevé les yeux de lui, subsistant en à tortures, voit Abraam au loin à distance et Lazare en à les à seins de lui.</text:span> <text:span text:style-name="T2">24</text:span> <text:span text:style-name="T1">et lui ayant voixé dit· père Abraam, fais miséricorde moi et mande Lazare afin que que trempe le extrémité de le de doigt de lui de eau et que refroidisse de haut en bas la langue de moi, en ce que je suis affligé de douleur en à la à flamme à celle-ci.</text:span> <text:span text:style-name="T2">25</text:span> <text:span text:style-name="T1">dit cependant Abraam· enfant, sois fait mémoire en ce que tu reçus les bons de toi en à la à vie de toi, et Lazare semblablement les malicieux· maintenant cependant ici est appelé à côté, toi cependant tu es affligé de douleur.</text:span> <text:span text:style-name="T2">26</text:span> <text:span text:style-name="T1">et en à tous à ces-ci entre de nous et de vous gouffre grand a été fixé, de telle manière que ceux voulants marcher à travers d’ici même vers vous ne pas que se puissent, ni cependant de là vers nous que traversent.</text:span> <text:span text:style-name="T2">27</text:span> <text:span text:style-name="T1">dit cependant· j'interroge donc toi père, afin que que tu mandes lui envers le maison de le de père de moi,</text:span> <text:span text:style-name="T2">28</text:span> <text:span text:style-name="T1">j'ai car cinq frères, de telle manière que que se passe témoignage à eux, afin que ne pas aussi eux que viennent envers le lieu celui-ci de la de torture.</text:span> <text:span text:style-name="T2">29</text:span> <text:span text:style-name="T1">dit cependant Abraam· ont Môusês et les prophètes· écoutent de eux.</text:span> <text:span text:style-name="T2">30</text:span> <text:span text:style-name="T1">celui cependant dit· non pas, père Abraam, mais si le cas échéant un quelconque au loin de morts que soit allé vers eux transintelligeront.</text:span> <text:span text:style-name="T2">31</text:span> <text:span text:style-name="T1">dit cependant à lui· si de Môusês et de les de prophètes non écoutent, non cependant si le cas échéant un quelconque hors de morts que redresse seront persuadé.</text:span> </text:p>
      <text:p text:style-name="P4">LUC  17</text:p>
      <text:p text:style-name="Text_20_body"><text:span text:style-name="T2">1</text:span> <text:span text:style-name="T1">Dit cependant vers les disciples de lui· inacceptable est de ce les scandales ne pas venir, toutefois Ouai par de lequel se vient·</text:span> <text:span text:style-name="T2">2</text:span> <text:span text:style-name="T1">est avantageux finalement à lui si pierre meulière se couche autour autour le cou de lui et a été flanqué envers la mer ou afin que que scandalise de les de petits de ceux-ci un.</text:span> <text:span text:style-name="T2">3</text:span> <text:span text:style-name="T1">attenez à vous-mêmes. Si le cas échéant que faute le frère de toi survalorise à lui, et si le cas échéant que transintellige abandonne à lui.</text:span> <text:span text:style-name="T2">4</text:span> <text:span text:style-name="T1">et si le cas échéant sept fois de la de journée que faute envers toi et sept fois que tourne sur vers toi disant· je transintellige, tu abandonneras à lui.</text:span> <text:span text:style-name="T2">5</text:span> <text:span text:style-name="T1">Et dirent les envoyés à le à Maître· appose à nous croyance.</text:span> <text:span text:style-name="T2">6</text:span> <text:span text:style-name="T1">dit cependant le Maître· si vous avez croyance comme grain de sinapis, vous disiez le cas échéant à la à sycamine [à celle-ci]· sois déraciné et sois planté en à la à mer· et écouta en soumission le cas échéant à vous.</text:span> <text:span text:style-name="T2">7</text:span> <text:span text:style-name="T1">Quel cependant hors de vous mâle esclave ayant labourant en araire ou bergeant, lequel à ayant venu à l'intérieur hors de le de champ dira à lui· directement ayant passé à côté tombe de bas en haut,</text:span> <text:span text:style-name="T2">8</text:span> <text:span text:style-name="T1">mais non pas dira à lui· prépare quel que je dîne et se ayant ceint autour sers à moi jusqu'à ce que que je mange et que je boive, et après ces-ci tu te mangeras et tu te boiras toi;</text:span> <text:span text:style-name="T2">9</text:span> <text:span text:style-name="T1">ne pas a grâce à le à mâle esclave en ce que fit ces ayants étés ordonnés au-travers;</text:span> <text:span text:style-name="T2">10</text:span> <text:span text:style-name="T1">ainsi aussi vous, lorsque le cas échéant que vous fassiez tous ces ayants étés ordonnés au-travers à vous, dites en ce que mâles esclaves sans nécessités nous sommes, lequel nous devions faire nous avons fait.</text:span> <text:span text:style-name="T2">11</text:span> <text:span text:style-name="T1">Et se devint en à ce se aller envers Ierousalem et lui se passait à travers par le fait de au milieu de Samareia et de Galilée.</text:span> <text:span text:style-name="T2">12</text:span> <text:span text:style-name="T1">Et de se venant à l'intérieur de lui envers une quelconque village vinrent de loin à la rencontre [à lui] dix lépreux hommes, lesquels dressèrent loin en avant</text:span> <text:span text:style-name="T2">13</text:span> <text:span text:style-name="T1">et eux levèrent voix disants· Iésous Supérieur, fais miséricorde nous.</text:span> <text:span text:style-name="T2">14</text:span> <text:span text:style-name="T1">et ayant vu dit à eux· ayants étés allés montrez sûrement vous-mêmes à les à sacrificateurs. et se devint en à ce diriger en arrière eux furent purifié.</text:span> <text:span text:style-name="T2">15</text:span> <text:span text:style-name="T1">Un cependant hors de eux, ayant vu en ce que fut guéri, retourna en arrière avec de voix de grande glorifiant le Dieu,</text:span> <text:span text:style-name="T2">16</text:span> <text:span text:style-name="T1">et tomba sur face à côté les pieds de lui rendant grâce à lui· et lui était Samaritain.</text:span> <text:span text:style-name="T2">17</text:span> <text:span text:style-name="T1">ayant été répondu cependant le Iésous dit· non pas les dix furent purifié; les cependant neuf où?;</text:span> <text:span text:style-name="T2">18</text:span> <text:span text:style-name="T1">non furent trouvé ayants retournés en arrière donner gloire à le à Dieu si ne pas le allogène celui-ci;</text:span> <text:span text:style-name="T2">19</text:span> <text:span text:style-name="T1">et dit à lui· ayant redressé te va· la croyance de toi a sauvé toi.</text:span> <text:span text:style-name="T2">20</text:span> <text:span text:style-name="T1">Ayant été surinterrogé cependant sous de les de Pharisiens quand se vient la royauté de le de Dieu fut répondu à eux et dit· non se vient la royauté de le de Dieu avec de action d’épier,</text:span> <text:span text:style-name="T2">21</text:span> <text:span text:style-name="T1">non cependant diront· voici ici ou· là, voici car la royauté de le de Dieu intérieurement de vous est.</text:span> <text:span text:style-name="T2">22</text:span> <text:span text:style-name="T1">Dit cependant vers les disciples· se viendront journées lorsque vous désirerez en fureur une de les de journées de le de fils de le de être humain voir et non vous vous verrez.</text:span> <text:span text:style-name="T2">23</text:span> <text:span text:style-name="T1">et diront à vous· voici là, [ou·] voici ici· ne pas que vous éloigniez ni cependant que vous poursuiviez.</text:span> <text:span text:style-name="T2">24</text:span> <text:span text:style-name="T1">comme certes car la éclair éclairante hors de celle sous le ciel envers celle sous ciel brille, ainsi se sera le fils de le de être humain [en à la à journée de lui].</text:span> <text:span text:style-name="T2">25</text:span> <text:span text:style-name="T1">premièrement cependant attache de lien lui nombreux souffrir et être éprouvé en rejet au loin de la de génération de celle-ci.</text:span> <text:span text:style-name="T2">26</text:span> <text:span text:style-name="T1">et de haut en bas comme se devint en à les à journées de Noé, ainsi se sera aussi en à les à journées de le de fils de le de être humain·</text:span> <text:span text:style-name="T2">27</text:span> <text:span text:style-name="T1">mangeaient, buvaient, mariaient, étaient donné en mariage, jusqu'à l'extrémité de laquelle de journée vint à l'intérieur Noé envers la arche et vint le cataclysme et dépérit tous.</text:span> <text:span text:style-name="T2">28</text:span> <text:span text:style-name="T1">Semblablement de haut en bas comme se devint en à les à journées de Lot· mangeaient, buvaient, achetaient à l'agora, troquaient, plantaient, édifiaient en maison·</text:span> <text:span text:style-name="T2">29</text:span> <text:span text:style-name="T1">à laquelle cependant à journée sortit Lot au loin de Sodomas, plut feu et soufre au loin de ciel et dépérit tous.</text:span> <text:span text:style-name="T2">30</text:span> <text:span text:style-name="T1">selon ainsi même se sera à laquelle à journée le fils de le de être humain est découvert.</text:span> <text:span text:style-name="T2">31</text:span> <text:span text:style-name="T1">en à celle-là à la à journée lequel se sera sur de le de dôme et les ustensiles de lui en à la à maison d'habitation, ne pas descende lever eux, et celui en à champ semblablement ne pas tourne sur envers ces derrière.</text:span> <text:span text:style-name="T2">32</text:span> <text:span text:style-name="T1">mémorez de la de femme de Lot.</text:span> <text:span text:style-name="T2">33</text:span> <text:span text:style-name="T1">lequel si le cas échéant que cherche la âme de lui se produire autour dépérira elle, lequel cependant le cas échéant que dépérisse deviendra être vivant elle.</text:span> <text:span text:style-name="T2">34</text:span> <text:span text:style-name="T1">je dis à vous, à celle-ci à la à nuit se seront deux sur de lit de une, le un sera pris à côté et le autre-différent sera abandonné·</text:span> <text:span text:style-name="T2">35</text:span> <text:span text:style-name="T1">se seront deux faisantes farines sur le même, la une sera pris à côté, la cependant autre-différente sera abandonné.</text:span> <text:span text:style-name="T2">36</text:span> <text:span text:style-name="T2">37</text:span> <text:span text:style-name="T1">et ayants étés répondus disent à lui· où?, Maître; celui cependant dit à eux· là où le corps, là aussi les aigles seront rassemblé.</text:span> </text:p>
      <text:p text:style-name="P4">LUC  18</text:p>
      <text:p text:style-name="Text_20_body"><text:span text:style-name="T2">1</text:span> <text:span text:style-name="T1">Disait cependant parabole à eux vers ce attacher de lien en tout moment se prier eux et ne pas négliger au-dedans,</text:span> <text:span text:style-name="T2">2</text:span> <text:span text:style-name="T1">disant· juge un quelconque était en à une quelconque à cité le Dieu ne pas se effrayant et être humain ne pas étant tourné intérieurement.</text:span> <text:span text:style-name="T2">3</text:span> <text:span text:style-name="T1">veuve cependant était en à la à cité à celle-là et se venait vers lui disante· venge moi au loin de le de adversaire de moi.</text:span> <text:span text:style-name="T2">4</text:span> <text:span text:style-name="T1">et non voulait sur temps. après ces-ci cependant dit en à lui-même· si aussi le Dieu non je m'effraie non cependant être humain je suis tourné intérieurement,</text:span> <text:span text:style-name="T2">5</text:span> <text:span text:style-name="T1">par le fait de du moins ce fournir à moi frappement la veuve celle-ci je vengerai elle, afin que ne pas envers achèvement se venante que frappe sous l'oeil moi.</text:span> <text:span text:style-name="T2">6</text:span> <text:span text:style-name="T1">Dit cependant le Maître· écoutez quel le juge de la de injustice dit·</text:span> <text:span text:style-name="T2">7</text:span> <text:span text:style-name="T1">le cependant Dieu non ne pas que fasse la vengeance de les de élus de lui de ceux de beuglants à lui de journée et de nuit, et éloigne fureur sur à eux;</text:span> <text:span text:style-name="T2">8</text:span> <text:span text:style-name="T1">je dis à vous en ce que fera la vengeance de eux en à vitesse. toutefois le fils de le de être humain ayant venu alors est-ce que trouvera la croyance sur de la de terre;</text:span> <text:span text:style-name="T2">9</text:span> <text:span text:style-name="T1">Dit cependant aussi vers des quelconques ceux ayants persuadés sur à eux-mêmes en ce que sont justes et excluants comme rien les restants la parabole celle-ci·</text:span> <text:span text:style-name="T2">10</text:span> <text:span text:style-name="T1">Êtres humains deux montèrent envers le sanctuaire se prier, le un Pharisien et le autre-différent collecteur de taxes.</text:span> <text:span text:style-name="T2">11</text:span> <text:span text:style-name="T1">le Pharisien ayant été dressé ces-ci vers lui-même se priait· le Dieu, je rends grâce à toi en ce que non je suis comme certes les restants de les de êtres humains, ravisseurs, injustes, adultères, ou aussi comme celui-ci le collecteur de taxes·</text:span> <text:span text:style-name="T2">12</text:span> <text:span text:style-name="T1">je jeûne doublement de le de sabbat, je dîme loin tous autant lesquels je m'acquiers.</text:span> <text:span text:style-name="T2">13</text:span> <text:span text:style-name="T1">le cependant collecteur de taxes à distance ayant dressé non voulait non cependant les yeux surélever envers le ciel, mais tapait le poitrine de lui disant· le Dieu, sois été propice à moi à le à fauteur.</text:span> <text:span text:style-name="T2">14</text:span> <text:span text:style-name="T1">je dis à vous, descendit celui-ci ayant été justifié envers le maison de lui à côté celui-là· en ce que tout celui haussant lui-même sera baissé, celui cependant baissant lui-même sera haussé.</text:span> <text:span text:style-name="T2">15</text:span> <text:span text:style-name="T1">Apportaient cependant à lui aussi les bébés afin que de eux que se touche· ayants vus cependant les disciples survalorisaient à eux.</text:span> <text:span text:style-name="T2">16</text:span> <text:span text:style-name="T1">le cependant Iésous se appela auprès eux disant· abandonnez les petits enfants se venir vers moi et ne pas empêchez eux, de les car de tels est la royauté de le de Dieu.</text:span> <text:span text:style-name="T2">17</text:span> <text:span text:style-name="T1">amen je dis à vous, lequel le cas échéant ne pas que se accepte la royauté de le de Dieu comme petit enfant, non ne pas que vienne à l'intérieur envers elle.</text:span> <text:span text:style-name="T2">18</text:span> <text:span text:style-name="T1">Et surinterrogea un quelconque lui chef disant· enseignant bon, quel ayant fait vie éternelle je hériterai;</text:span> <text:span text:style-name="T2">19</text:span> <text:span text:style-name="T1">dit cependant à lui le Iésous· quel moi tu dis bon; aucun bon si ne pas un le Dieu.</text:span> <text:span text:style-name="T2">20</text:span> <text:span text:style-name="T1">les commandements tu as su· ne pas que tu adultères, ne pas que tu meurtrisses, ne pas que tu voles, ne pas que tu témoignes faussement, valorise le père de toi et la mère.</text:span> <text:span text:style-name="T2">21</text:span> <text:span text:style-name="T1">celui cependant dit· ces-ci tous je gardiennai hors de jeunesse de moi.</text:span> <text:span text:style-name="T2">22</text:span> <text:span text:style-name="T1">ayant écouté cependant le Iésous dit à lui· encore un à toi manque· tous autant lesquels tu as troque et distribue à pauvres, et tu auras trésor en [à les] à cieux, et viens ici suis à moi.</text:span> <text:span text:style-name="T2">23</text:span> <text:span text:style-name="T1">celui cependant ayant écouté ces-ci triste autour fut devenu· était car riche véhémentement.</text:span> <text:span text:style-name="T2">24</text:span> <text:span text:style-name="T1">Ayant vu cependant lui le Iésous [triste autour se ayant devenu] dit· comment? difficilement ceux les choses de besoins ayants envers la royauté de le de Dieu se vont à l'intérieur·</text:span> <text:span text:style-name="T2">25</text:span> <text:span text:style-name="T1">plus facile car est chameau par de trou de pointe d'aiguille venir à l'intérieur ou riche envers la royauté de le de Dieu venir à l'intérieur.</text:span> <text:span text:style-name="T2">26</text:span> <text:span text:style-name="T1">dirent cependant ceux ayants écoutés· et quel se peut être sauvé;</text:span> <text:span text:style-name="T2">27</text:span> <text:span text:style-name="T1">celui cependant dit· les impuissants à côté à êtres humains puissants à côté à le à Dieu est.</text:span> <text:span text:style-name="T2">28</text:span> <text:span text:style-name="T1">Dit cependant le Pierre· voici nous ayants abandonnés les en propres nous suivîmes à toi.</text:span> <text:span text:style-name="T2">29</text:span> <text:span text:style-name="T1">celui cependant dit à eux· amen je dis à vous en ce que aucun est lequel abandonna maison d'habitation ou femme ou frères ou parents ou enfants à cause de la de royauté de le de Dieu,</text:span> <text:span text:style-name="T2">30</text:span> <text:span text:style-name="T1">lequel non pas ne pas que reçoive multipliement en à le à moment à celui-ci et en à le à ère à celui à se venant vie éternelle.</text:span> <text:span text:style-name="T2">31</text:span> <text:span text:style-name="T1">Ayant pris à côté cependant les douze dit vers eux· voici nous montons envers Ierousalem, et sera achevé tous ces ayants étés graphés par de les de prophètes à le à fils de le de être humain·</text:span> <text:span text:style-name="T2">32</text:span> <text:span text:style-name="T1">sera transmis car à les à ethnies et sera enjoué et sera brutalisé et sera craché envers</text:span> <text:span text:style-name="T2">33</text:span> <text:span text:style-name="T1">et ayants fouettés tueront catégoriquement lui, et à la à journée à la à troisième se redressera.</text:span> <text:span text:style-name="T2">34</text:span> <text:span text:style-name="T1">et eux aucun de ces-ci comprirent et était le oral ce-ci ayant été caché au loin de eux et non connaissaient ces étants dits.</text:span> <text:span text:style-name="T2">35</text:span> <text:span text:style-name="T1">Se devint cependant en à ce approcher lui envers Iéricho aveugle un quelconque se était assis à côté la chemin quémandant.</text:span> <text:span text:style-name="T2">36</text:span> <text:span text:style-name="T1">ayant écouté cependant de foule de se allant à travers se enquérait quel que soit ce-ci.</text:span> <text:span text:style-name="T2">37</text:span> <text:span text:style-name="T1">rapportèrent annonce cependant à lui en ce que Iésous le Nazoréen se passe à côté.</text:span> <text:span text:style-name="T2">38</text:span> <text:span text:style-name="T1">et beugla disant· Iésous fils de Dauid, fais miséricorde moi.</text:span> <text:span text:style-name="T2">39</text:span> <text:span text:style-name="T1">et ceux menants devant survalorisaient à lui afin que que garde le silence, lui cependant à nombreux davantage croassait· fils de Dauid, fais miséricorde moi.</text:span> <text:span text:style-name="T2">40</text:span> <text:span text:style-name="T1">ayant été dressé cependant le Iésous ordonna lui être conduit vers lui. de ayant approché cependant de lui surinterrogea lui·</text:span> <text:span text:style-name="T2">41</text:span> <text:span text:style-name="T1">quel à toi tu veux que je fasse; celui cependant dit· Maître, afin que que je regarde de bas en haut.</text:span> <text:span text:style-name="T2">42</text:span> <text:span text:style-name="T1">et le Iésous dit à lui· regarde de bas en haut· la croyance de toi a sauvé toi.</text:span> <text:span text:style-name="T2">43</text:span> <text:span text:style-name="T1">et instantanément regarda de bas en haut et suivait à lui glorifiant le Dieu. et tout le peuple ayant vu donna louange à le à Dieu.</text:span> </text:p>
      <text:p text:style-name="P4">LUC  19</text:p>
      <text:p text:style-name="Text_20_body"><text:span text:style-name="T2">1</text:span> <text:span text:style-name="T1">Et ayant venu à l'intérieur se passait à travers la Iéricho.</text:span> <text:span text:style-name="T2">2</text:span> <text:span text:style-name="T1">Et voici homme à nom étant appelé Zakchaï, et lui était chef publicain et lui riche·</text:span> <text:span text:style-name="T2">3</text:span> <text:span text:style-name="T1">et cherchait voir le Iésous quel est et non se pouvait au loin de le de foule, en ce que à la à âge petit était.</text:span> <text:span text:style-name="T2">4</text:span> <text:span text:style-name="T1">et ayant couru devant envers ce en devers monta sur sycomore afin que que voie lui en ce que de celle-là imminait se passer à travers.</text:span> <text:span text:style-name="T2">5</text:span> <text:span text:style-name="T1">et comme vint sur le lieu, ayant regardé de bas en haut le Iésous dit vers lui· Zakchaï, ayant hâté descends, aujourd'hui car en à le à maison de toi attache de lien moi rester.</text:span> <text:span text:style-name="T2">6</text:span> <text:span text:style-name="T1">et ayant hâté descendit et se accepta en dessous lui étant de joie.</text:span> <text:span text:style-name="T2">7</text:span> <text:span text:style-name="T1">et ayants vus tous murmuraient en séparant disants en ce que à côté à fauteur à homme vint à l'intérieur délier vers le bas.</text:span> <text:span text:style-name="T2">8</text:span> <text:span text:style-name="T1">ayant été dressé cependant Zakchaï dit vers le Maître· voici les demis de moi de ces de subsistants, Maître, à les à pauvres je donne, et si de un quelconque un quelconque j'extorquai je redonne quadruple.</text:span> <text:span text:style-name="T2">9</text:span> <text:span text:style-name="T1">dit cependant vers lui le Iésous en ce que aujourd'hui sauvetage à le à maison à celui-ci se devint, de haut en bas en ce que aussi lui fils de Abraam est·</text:span> <text:span text:style-name="T2">10</text:span> <text:span text:style-name="T1">vint car le fils de le de être humain chercher et sauver ce ayant dépéri.</text:span> <text:span text:style-name="T2">11</text:span> <text:span text:style-name="T1">de Écoutants cependant de eux ces-ci ayant apposé dit parabole par le fait de ce proche être de Ierousalem lui et estimer eux en ce que instantanément immine la royauté de le de Dieu être apparu en lumière de bas en haut.</text:span> <text:span text:style-name="T2">12</text:span> <text:span text:style-name="T1">dit donc· être humain un quelconque noble fut allé envers région éloignée prendre à lui-même royauté et retourner en arrière.</text:span> <text:span text:style-name="T2">13</text:span> <text:span text:style-name="T1">ayant appelé cependant dix mâles esclaves de lui-même donna à eux dix mines et dit vers eux· que vous vous affairez en à lequel je me viens.</text:span> <text:span text:style-name="T2">14</text:span> <text:span text:style-name="T1">les cependant citoyens de lui haïssaient lui et envoyèrent ancienneté derrière de lui disants· non nous voulons celui-ci être roi sur nous.</text:span> <text:span text:style-name="T2">15</text:span> <text:span text:style-name="T1">Et se devint en à ce survenir de bas en haut lui ayant pris la royauté et dit être voixé à lui les mâles esclaves ceux-ci à lesquels avait donné le objet d'argent, afin que que connaisse quel se entreprirent complètement.</text:span> <text:span text:style-name="T2">16</text:span> <text:span text:style-name="T1">se devint à côté cependant le premier disant· Maître, la mine de toi dix se mit au travail vers mines.</text:span> <text:span text:style-name="T2">17</text:span> <text:span text:style-name="T1">et dit à lui· bien, bon mâle esclave, en ce que en à moindre croyable tu te devins, sois autorité ayant sur le haut de dix de cités.</text:span> <text:span text:style-name="T2">18</text:span> <text:span text:style-name="T1">et vint le deuxième disant· la mine de toi, Maître, fit cinq mines.</text:span> <text:span text:style-name="T2">19</text:span> <text:span text:style-name="T1">dit cependant aussi à celui-ci· aussi toi sur le haut te deviens de cinq de cités.</text:span> <text:span text:style-name="T2">20</text:span> <text:span text:style-name="T1">et le autre-différent vint disant· Maître, voici la mine de toi laquelle j'avais se couchante loin en à petit suaire·</text:span> <text:span text:style-name="T2">21</text:span> <text:span text:style-name="T1">je m'effrayais car toi, en ce que être humain sévère tu es, tu lèves lequel non tu posas et tu moissonnes lequel non tu semas.</text:span> <text:span text:style-name="T2">22</text:span> <text:span text:style-name="T1">dit à lui· hors de le de bouche de toi je jugerai toi, méchant mâle esclave. tu avais su en ce que moi être humain sévère je suis, levant lequel non je posai et moissonnant lequel non je semai;</text:span> <text:span text:style-name="T2">23</text:span> <text:span text:style-name="T1">et par le fait de quel non tu donnas de moi le objet d'argent sur table; et moi ayant venu avec à production le cas échéant lui je pratiquai.</text:span> <text:span text:style-name="T2">24</text:span> <text:span text:style-name="T1">et à ceux à ayants dressés à côté dit· levez au loin de lui la mine et donnez à celui les dix mines à ayant –</text:span> <text:span text:style-name="T2">25</text:span> <text:span text:style-name="T1">et dirent à lui· Maître, a dix mines –</text:span> <text:span text:style-name="T2">26</text:span> <text:span text:style-name="T1">je dis à vous en ce que à tout à celui à ayant sera donné, au loin cependant de celui ne pas de ayant aussi lequel a sera levé.</text:span> <text:span text:style-name="T2">27</text:span> <text:span text:style-name="T1">toutefois les ennemis de moi ceux-ci ceux ne pas ayants voulus moi être roi sur eux conduisez ici et égorgez de haut en bas eux en devers de moi.</text:span> <text:span text:style-name="T2">28</text:span> <text:span text:style-name="T1">Et ayant dit ces-ci se allait en devers montant envers Ierosolymas.</text:span> <text:span text:style-name="T2">29</text:span> <text:span text:style-name="T1">Et se devint comme approcha envers Bethphagé et Béthanie vers le montagne ce étant appelé de Oliveraies, envoya deux de les de disciples</text:span> <text:span text:style-name="T2">30</text:span> <text:span text:style-name="T1">disant· dirigez en arrière envers la en contre face village, en à laquelle se allants à l'intérieur vous trouverez poulain ayant été attaché de lien, sur lequel aucun jamais à un moment de êtres humains assit, et ayants déliés lui conduisez.</text:span> <text:span text:style-name="T2">31</text:span> <text:span text:style-name="T1">et si le cas échéant un quelconque vous que interroge· par le fait de quel vous déliez; ainsi vous direz· en ce que le Maître de lui besoin a.</text:span> <text:span text:style-name="T2">32</text:span> <text:span text:style-name="T1">Ayants éloignés cependant ceux ayants étés envoyés trouvèrent de haut en bas comme dit à eux.</text:span> <text:span text:style-name="T2">33</text:span> <text:span text:style-name="T1">de déliants cependant de eux le poulain dirent les Maîtres de lui vers eux· quel vous déliez le poulain;</text:span> <text:span text:style-name="T2">34</text:span> <text:span text:style-name="T1">ceux cependant dirent· en ce que le Maître de lui besoin a.</text:span> <text:span text:style-name="T2">35</text:span> <text:span text:style-name="T1">et conduisirent lui vers le Iésous et ayants flanqués au-dessus de eux les himations sur le poulain montèrent dessus le Iésous.</text:span> <text:span text:style-name="T2">36</text:span> <text:span text:style-name="T1">de se allant cependant de lui étendaient en dessous les himations de eux-mêmes en à la à chemin.</text:span> <text:span text:style-name="T2">37</text:span> <text:span text:style-name="T1">de Approchant cependant de lui déjà vers à la à descente de le de montagne de les de oliviers se originèrent en totalité le multitude de les de disciples étants de joie louer le Dieu à voix à grande autour de toutes de lesquelles virent de puissances,</text:span> <text:span text:style-name="T2">38</text:span> <text:span text:style-name="T1">disants· ayant été élogié le se venant, le roi en à nom de Maître· en à ciel paix et gloire en à très hauts.</text:span> <text:span text:style-name="T2">39</text:span> <text:span text:style-name="T1">et des quelconques de les de Pharisiens au loin de le de foule dirent vers lui· enseignant, survalorise à les à disciples de toi.</text:span> <text:span text:style-name="T2">40</text:span> <text:span text:style-name="T1">et ayant été répondu dit· je dis à vous, en ce que si le cas échéant ceux-ci silenceront, les pierres croasseront.</text:span> <text:span text:style-name="T2">41</text:span> <text:span text:style-name="T1">Et comme approcha ayant vu la cité pleura sur elle</text:span> <text:span text:style-name="T2">42</text:span> <text:span text:style-name="T1">disant en ce que si tu connus en à la à journée à celle-ci aussi toi ces vers paix· maintenant cependant fut caché au loin de yeux de toi.</text:span> <text:span text:style-name="T2">43</text:span> <text:span text:style-name="T1">en ce que surgiront journées sur toi et entoureront les ennemis de toi palissade à toi et encercleront autour toi et tiendront ensemble toi en toutes parts,</text:span> <text:span text:style-name="T2">44</text:span> <text:span text:style-name="T1">et mettront au sol toi et les enfants de toi en à toi, et non abandonneront pierre sur pierre en à toi, contre de lesquels non tu connus le moment de la de supervision de toi.</text:span> <text:span text:style-name="T2">45</text:span> <text:span text:style-name="T1">Et ayant venu à l'intérieur envers le sanctuaire se origina éjecter ceux troquants</text:span> <text:span text:style-name="T2">46</text:span> <text:span text:style-name="T1">disant à eux· a été graphé· et se sera le maison de moi maison de prière, vous cependant lui vous fîtes caverne de pilleurs.</text:span> <text:span text:style-name="T2">47</text:span> <text:span text:style-name="T1">Et était enseignant ce selon journée en à le à sanctuaire. les cependant chefs sacrificateurs et les lettrés cherchaient lui dépérir et les premiers de le de peuple,</text:span> <text:span text:style-name="T2">48</text:span> <text:span text:style-name="T1">et non trouvaient ce quel que fassent, le peuple car en totalité se suspendait hors de lui écoutant.</text:span> </text:p>
      <text:p text:style-name="P4">LUC  20</text:p>
      <text:p text:style-name="Text_20_body"><text:span text:style-name="T2">1</text:span> <text:span text:style-name="T1">Et se devint en à une de les de journées de enseignant de lui le peuple en à le à sanctuaire et de se évangélisant présentèrent les chefs sacrificateurs et les lettrés avec à les à plus anciens</text:span> <text:span text:style-name="T2">2</text:span> <text:span text:style-name="T1">et dirent disants vers lui· dis à nous en à quelle à autorité ces-ci tu fais, ou quel est celui ayant donné à toi la autorité celle-ci;</text:span> <text:span text:style-name="T2">3</text:span> <text:span text:style-name="T1">ayant été répondu cependant dit vers eux· j'interrogerai vous et moi discours, et dites à moi·</text:span> <text:span text:style-name="T2">4</text:span> <text:span text:style-name="T1">le baptême de Ioannes hors de ciel était ou hors de êtres humains;</text:span> <text:span text:style-name="T2">5</text:span> <text:span text:style-name="T1">ceux cependant se calculèrent ensemble vers eux-mêmes disants en ce que si le cas échéant que nous disions· hors de ciel, dira· par le fait de quel non vous crûtes à lui;</text:span> <text:span text:style-name="T2">6</text:span> <text:span text:style-name="T1">si le cas échéant cependant que nous disions· hors de êtres humains, le peuple en totalité pierrera de haut en bas nous, ayant été persuadé car est Ioannes prophète être.</text:span> <text:span text:style-name="T2">7</text:span> <text:span text:style-name="T1">et furent répondu ne pas avoir su d'où?.</text:span> <text:span text:style-name="T2">8</text:span> <text:span text:style-name="T1">et le Iésous dit à eux· non cependant moi je dis à vous en à quelle à autorité ces-ci je fais.</text:span> <text:span text:style-name="T2">9</text:span> <text:span text:style-name="T1">Se origina cependant vers le peuple dire la parabole celle-ci· être humain [un quelconque] planta vignoble et se donna dehors lui à cultivateurs et déménagea loin temps assez-importants.</text:span> <text:span text:style-name="T2">10</text:span> <text:span text:style-name="T1">et à moment envoya vers les cultivateurs mâle esclave afin que au loin de le de fruit de le de vignoble donneront à lui· les cependant cultivateurs envoyèrent dehors lui ayants pelés vide.</text:span> <text:span text:style-name="T2">11</text:span> <text:span text:style-name="T1">et se apposa autre-différent mander mâle esclave· ceux cependant et celui-là ayants pelés et ayants dévalorisés envoyèrent dehors vide.</text:span> <text:span text:style-name="T2">12</text:span> <text:span text:style-name="T1">et se apposa troisième mander· ceux cependant aussi celui-ci ayants traumatisés éjectèrent.</text:span> <text:span text:style-name="T2">13</text:span> <text:span text:style-name="T1">dit cependant le Maître de le de vignoble· quel que je fasse; je manderai le fils de moi le aimé· également celui-ci seront tourné intérieurement.</text:span> <text:span text:style-name="T2">14</text:span> <text:span text:style-name="T1">ayants vus cependant lui les cultivateurs se calculaient au-travers vers les uns les autres disants· celui-ci est le héritier· que nous tuions catégoriquement lui, afin que de nous que se devienne la héritage.</text:span> <text:span text:style-name="T2">15</text:span> <text:span text:style-name="T1">et ayants éjectés lui au-dehors de le de vignoble tuèrent catégoriquement. quel donc fera à eux le Maître de le de vignoble;</text:span> <text:span text:style-name="T2">16</text:span> <text:span text:style-name="T1">se viendra et dépérira les cultivateurs ceux-ci et donnera le vignoble à autres. ayants écoutés cependant dirent· ne pas que se devienne.</text:span> <text:span text:style-name="T2">17</text:span> <text:span text:style-name="T1">celui cependant ayant entré regard à eux dit· quel donc est ce ayant été graphé ce-ci· pierre lequel éprouvèrent en rejet ceux édifiants en maison, celui-ci fut devenu envers tête de coin;</text:span> <text:span text:style-name="T2">18</text:span> <text:span text:style-name="T1">tout celui ayant tombé sur celui-là le pierre sera écrasé ensemble· sur lequel cependant le cas échéant que tombe, vannera lui.</text:span> <text:span text:style-name="T2">19</text:span> <text:span text:style-name="T1">Et cherchèrent les lettrés et les chefs sacrificateurs surjeter sur lui les mains en à même à la à heure, et furent effrayé le peuple, connurent car en ce que vers eux dit la parabole celle-ci.</text:span> <text:span text:style-name="T2">20</text:span> <text:span text:style-name="T1">Et ayants épiés envoyèrent guetteurs se hypocritants eux-mêmes justes être, afin que que se emparent de lui de discours, de sorte que transmettre lui à la à origine et à la à autorité de le de gouverneur.</text:span> <text:span text:style-name="T2">21</text:span> <text:span text:style-name="T1">et surinterrogèrent lui disants· enseignant, nous avons su en ce que droitement tu dis et tu enseignes et non tu prends face, mais sur de vérité la chemin de le de Dieu tu enseignes·</text:span> <text:span text:style-name="T2">22</text:span> <text:span text:style-name="T1">est permis nous à Kaesar impôt donner ou non;</text:span> <text:span text:style-name="T2">23</text:span> <text:span text:style-name="T1">Ayant intelligé complètement cependant de eux la aptitude à tout faire dit vers eux·</text:span> <text:span text:style-name="T2">24</text:span> <text:span text:style-name="T1">montrez à moi denier· de quel a icône et épigraphe; ceux cependant dirent· de Kaesar.</text:span> <text:span text:style-name="T2">25</text:span> <text:span text:style-name="T1">celui cependant dit vers eux· certes maintenant redonnez ces de Kaesar à Kaesar et ces de le de Dieu à le à Dieu.</text:span> <text:span text:style-name="T2">26</text:span> <text:span text:style-name="T1">et non eurent la ténacité se emparer de lui de oral en-présence de le de peuple et ayants étonnés sur à la à réponse apocritique de lui gardèrent le silence.</text:span> <text:span text:style-name="T2">27</text:span> <text:span text:style-name="T1">Ayants venus vers cependant des quelconques de les de Sadducéens, ceux disants redressement ne pas être, surinterrogèrent lui</text:span> <text:span text:style-name="T2">28</text:span> <text:span text:style-name="T1">disants· enseignant, Môusês grapha à nous, si le cas échéant de un quelconque frère que meure loin ayant femme, et celui-ci sans enfant que soit, afin que que prenne le frère de lui la femme et que redresse au-dehors semence à le à frère de lui.</text:span> <text:span text:style-name="T2">29</text:span> <text:span text:style-name="T1">sept donc frères étaient· et le premier ayant pris femme mourut loin sans enfant·</text:span> <text:span text:style-name="T2">30</text:span> <text:span text:style-name="T1">et le deuxième</text:span> <text:span text:style-name="T2">31</text:span> <text:span text:style-name="T1">et le troisième prit elle, de même cependant aussi les sept non laissèrent en contrebas enfants et moururent loin.</text:span> <text:span text:style-name="T2">32</text:span> <text:span text:style-name="T1">postérieurement aussi la femme mourut loin.</text:span> <text:span text:style-name="T2">33</text:span> <text:span text:style-name="T1">en à la donc à redressement de quel de eux se devient femme; les car sept eurent elle femme.</text:span> <text:span text:style-name="T2">34</text:span> <text:span text:style-name="T1">et dit à eux le Iésous· les fils de le de ère de celui-ci marient et sont donnés en mariage,</text:span> <text:span text:style-name="T2">35</text:span> <text:span text:style-name="T1">ceux cependant ayants étés jugés digne de haut en bas de le de ère de celui-là obtenir et de la de redressement de celle hors de morts ni marient ni sont donnés en mariage·</text:span> <text:span text:style-name="T2">36</text:span> <text:span text:style-name="T1">non cependant car mourir loin encore se peuvent, égaux aux anges car sont et fils sont de Dieu de la de redressement fils étants.</text:span> <text:span text:style-name="T2">37</text:span> <text:span text:style-name="T1">en ce que cependant sont éveillés les morts, aussi Môusês indiqua sur de la de buisson de ronce, comme dit Maître le Dieu de Abraam et Dieu de Isaak et Dieu de Iakob.</text:span> <text:span text:style-name="T2">38</text:span> <text:span text:style-name="T1">Dieu cependant non est de morts mais de vivants, tous car à lui vivent.</text:span> <text:span text:style-name="T2">39</text:span> <text:span text:style-name="T1">Ayants étés répondus cependant des quelconques de les de lettrés dirent· enseignant, bellement tu dis.</text:span> <text:span text:style-name="T2">40</text:span> <text:span text:style-name="T1">non plus car osaient surinterroger lui aucun.</text:span> <text:span text:style-name="T2">41</text:span> <text:span text:style-name="T1">Dit cependant vers eux· comment? disent le Christ être de Dauid fils;</text:span> <text:span text:style-name="T2">42</text:span> <text:span text:style-name="T1">lui-même car Dauid dit en à bible de psaumes· dit le Maître à le à Maître de moi· te sois assis hors de droits de moi,</text:span> <text:span text:style-name="T2">43</text:span> <text:span text:style-name="T1">jusqu'à ce que le cas échéant que je pose les ennemis de toi sous-pied de les de pieds de toi.</text:span> <text:span text:style-name="T2">44</text:span> <text:span text:style-name="T1">Dauid donc Maître lui appelle, et comment? fils de lui est;</text:span> <text:span text:style-name="T2">45</text:span> <text:span text:style-name="T1">de Écoutant cependant de tout de le de peuple dit à les à disciples [de lui]·</text:span> <text:span text:style-name="T2">46</text:span> <text:span text:style-name="T1">attenez au loin de les de lettrés de ceux de voulants piétiner autour en à longues robes et de affectionnants salutations en à les à agoras et premiers sièges en à les à synagogues et premières places de clinaisons en à les à dîners,</text:span> <text:span text:style-name="T2">47</text:span> <text:span text:style-name="T1">lesquels mangent complètement les maisons d'habitations de les de veuves et à apparence en avant longuement se prient· ceux-ci se prendront plus surabondant objet de jugement.</text:span> </text:p>
      <text:p text:style-name="P4">LUC  21</text:p>
      <text:p text:style-name="Text_20_body"><text:span text:style-name="T2">1</text:span> <text:span text:style-name="T1">Ayant regardé de bas en haut cependant vit ceux jetants envers le gazophylacium les dons de eux riches.</text:span> <text:span text:style-name="T2">2</text:span> <text:span text:style-name="T1">vit cependant une quelconque veuve indigente jetante là petites pièces deux,</text:span> <text:span text:style-name="T2">3</text:span> <text:span text:style-name="T1">et dit· vraiment je dis à vous en ce que la veuve celle-ci la pauvre plus nombreusement de tous jeta·</text:span> <text:span text:style-name="T2">4</text:span> <text:span text:style-name="T1">tous car ceux-ci hors de ce de surabondant à eux jetèrent envers les dons, celle-ci cependant hors de le de manque de elle tout le existence lequel avait jeta.</text:span> <text:span text:style-name="T2">5</text:span> <text:span text:style-name="T1">Et de des quelconques de disants autour de le de sanctuaire en ce que à pierres à beaux et à offres a été arrangé dit·</text:span> <text:span text:style-name="T2">6</text:span> <text:span text:style-name="T1">ces-ci lesquels vous observez se viendront journées en à lesquelles non sera abandonné pierre sur à pierre lequel non sera délié vers le bas.</text:span> <text:span text:style-name="T2">7</text:span> <text:span text:style-name="T1">Surinterrogèrent cependant lui disants· enseignant, quand donc ces-ci se sera et quel le signe lorsque le cas échéant que immine ces-ci se devenir;</text:span> <text:span text:style-name="T2">8</text:span> <text:span text:style-name="T1">celui cependant dit· regardez ne pas que vous soyez égaré· nombreux car se viendront sur à le à nom de moi disants· moi je suis, et· le moment a approché. ne pas que vous soyez allé derrière de eux.</text:span> <text:span text:style-name="T2">9</text:span> <text:span text:style-name="T1">lorsque le cas échéant cependant que vous écoutiez guerres et instabilités, ne pas que vous soyez terrifié· attache de lien car ces-ci se devenir premièrement, mais non directement le achèvement.</text:span> <text:span text:style-name="T2">10</text:span> <text:span text:style-name="T1">Alors disait à eux· sera éveillé ethnie sur ethnie et royauté sur royauté,</text:span> <text:span text:style-name="T2">11</text:span> <text:span text:style-name="T1">séismes en outre grands et selon lieux famines et pestes se seront, objets d'effrois en outre et au loin de ciel signes grands se sera.</text:span> <text:span text:style-name="T2">12</text:span> <text:span text:style-name="T1">D'avant cependant de ces-ci de tous surjetteront sur vous les mains de eux et poursuivront, transmettants envers les synagogues et gardiennages, étants conduits au loin sur rois et gouverneurs à cause de le de nom de moi·</text:span> <text:span text:style-name="T2">13</text:span> <text:span text:style-name="T1">se débarquera à vous envers témoignage.</text:span> <text:span text:style-name="T2">14</text:span> <text:span text:style-name="T1">posez donc en à les à coeurs de vous ne pas préméditer être apologisé·</text:span> <text:span text:style-name="T2">15</text:span> <text:span text:style-name="T1">moi car je donnerai à vous bouche et sagesse à laquelle non se pourront dresser contre ou contredire tous ceux se couchants contre à vous.</text:span> <text:span text:style-name="T2">16</text:span> <text:span text:style-name="T1">vous serez transmis cependant aussi sous de parents et de frères et de congénitaux et de amis, et mettront à trépas hors de vous,</text:span> <text:span text:style-name="T2">17</text:span> <text:span text:style-name="T1">et vous vous serez étants haïs sous de tous par le fait de le nom de moi.</text:span> <text:span text:style-name="T2">18</text:span> <text:span text:style-name="T1">et cheveu hors de la de tête de vous non ne pas que se dépérisse.</text:span> <text:span text:style-name="T2">19</text:span> <text:span text:style-name="T1">en à la à résistance de vous que vous vous acquérez les âmes de vous.</text:span> <text:span text:style-name="T2">20</text:span> <text:span text:style-name="T1">Lorsque le cas échéant cependant que vous voyiez étante encerclée sous de armées de terres Ierousalem, alors connaissez en ce que a approché la désertification de elle.</text:span> <text:span text:style-name="T2">21</text:span> <text:span text:style-name="T1">alors ceux en à la à Ioudaia fuient envers les montagnes et ceux en à au milieu de elle placent au dehors et ceux en à les à régions ne pas se viennent à l'intérieur envers elle,</text:span> <text:span text:style-name="T2">22</text:span> <text:span text:style-name="T1">en ce que journées de vengeance celles-ci sont de ce être rempli tous ces ayants étés graphés.</text:span> <text:span text:style-name="T2">23</text:span> <text:span text:style-name="T1">Ouai cependant à celles en à ventre à ayantes et à celles à allaitantes en à celles-là à les à journées· se sera car nécessité grande sur de la de terre et colère à le à peuple à celui-ci,</text:span> <text:span text:style-name="T2">24</text:span> <text:span text:style-name="T1">et se tomberont à bouche de machette et seront fait captif envers les ethnies tous, et Ierousalem se sera étante piétinée sous de ethnies, jusqu'à l'extrémité de lequel que soient fait plénitude moments de ethnies.</text:span> <text:span text:style-name="T2">25</text:span> <text:span text:style-name="T1">Et se seront signes en à soleil et à lune et à astres, et sur de la de terre cohésion de ethnies en à difficulté de écho de mer et de fluctuation,</text:span> <text:span text:style-name="T2">26</text:span> <text:span text:style-name="T1">de rendants l'âme de êtres humains au loin de effroi et de attente de ces de se venants sur à la à écoumène, les car puissances de les de cieux seront ébranlé.</text:span> <text:span text:style-name="T2">27</text:span> <text:span text:style-name="T1">et alors se verront le fils de le de être humain se venant en à nuée avec de puissance et de gloire de nombreuse.</text:span> <text:span text:style-name="T2">28</text:span> <text:span text:style-name="T1">de se originants cependant de ces-ci se devenir penchez de bas en haut et surélevez les têtes de vous, parce que approche la rançon intégrale de vous.</text:span> <text:span text:style-name="T2">29</text:span> <text:span text:style-name="T1">Et dit parabole à eux· voyez la figuier et tous les arbres·</text:span> <text:span text:style-name="T2">30</text:span> <text:span text:style-name="T1">lorsque le cas échéant que jettent devant déjà, regardants au loin de vous-mêmes vous connaissez en ce que déjà proche le été est·</text:span> <text:span text:style-name="T2">31</text:span> <text:span text:style-name="T1">ainsi aussi vous, lorsque le cas échéant que vous voyiez ces-ci se devenants, connaissez en ce que proche est la royauté de le de Dieu.</text:span> <text:span text:style-name="T2">32</text:span> <text:span text:style-name="T1">amen je dis à vous en ce que non ne pas que passe à côté la génération celle-ci jusqu'à ce que le cas échéant tous que se devienne.</text:span> <text:span text:style-name="T2">33</text:span> <text:span text:style-name="T1">le ciel et la terre se passeront à côté, les cependant discours de moi non ne pas se passeront à côté.</text:span> <text:span text:style-name="T2">34</text:span> <text:span text:style-name="T1">Attenez cependant à vous-mêmes de peur que que soient alourdi de vous les coeurs en à crapulerie et à ivresse et à inquiétudes à vitales et que présente sur vous soudaine la journée celle-là</text:span> <text:span text:style-name="T2">35</text:span> <text:span text:style-name="T1">comme piège· se viendra à l'intérieur par dessus car sur tous ceux se étants assis sur face de toute de la de terre.</text:span> <text:span text:style-name="T2">36</text:span> <text:span text:style-name="T1">soyez sans sommeil cependant en à tout à moment se attachants de lien afin que que vous ayez la ténacité de haut en bas fuir dehors ces-ci tous ces imminants se devenir et être dressé en devers de le de fils de le de être humain.</text:span> <text:span text:style-name="T2">37</text:span> <text:span text:style-name="T1">Était cependant les journées en à le à sanctuaire enseignant, les cependant nuits se sortant se bivouaquait envers le montagne ce étant appelé de Oliveraies·</text:span> <text:span text:style-name="T2">38</text:span> <text:span text:style-name="T1">et tout le peuple levait tôt vers lui en à le à sanctuaire écouter de lui.</text:span> </text:p>
      <text:p text:style-name="P4">LUC  22</text:p>
      <text:p text:style-name="Text_20_body"><text:span text:style-name="T2">1</text:span> <text:span text:style-name="T1">Approchait cependant la fête de les de sans levains celle étante dite pâque.</text:span> <text:span text:style-name="T2">2</text:span> <text:span text:style-name="T1">et cherchaient les chefs sacrificateurs et les lettrés ce comment? que saisissent de bas en haut lui, se effrayaient car le peuple.</text:span> <text:span text:style-name="T2">3</text:span> <text:span text:style-name="T1">Vint à l'intérieur cependant Satanas envers Iouda celui étant appelé Iskariote, étant hors de le de nombre de les de douze·</text:span> <text:span text:style-name="T2">4</text:span> <text:span text:style-name="T1">et ayant éloigné bavarda ensemble à les à chefs sacrificateurs et à stratèges ce comment? à eux que transmette lui.</text:span> <text:span text:style-name="T2">5</text:span> <text:span text:style-name="T1">et furent été de joie et se posèrent ensemble à lui objet d'argent donner.</text:span> <text:span text:style-name="T2">6</text:span> <text:span text:style-name="T1">et avoua à l'excès, et cherchait moment de bien de ce transmettre lui à l’écart de foule à eux.</text:span> <text:span text:style-name="T2">7</text:span> <text:span text:style-name="T1">Vint cependant la journée de les de sans levains, [en] à laquelle attachait de lien être sacrifié le pâque·</text:span> <text:span text:style-name="T2">8</text:span> <text:span text:style-name="T1">et envoya Pierre et Ioannes ayant dit· ayants étés allés préparez à nous le pâque afin que que nous mangions.</text:span> <text:span text:style-name="T2">9</text:span> <text:span text:style-name="T1">ceux cependant dirent à lui· où? tu veux que nous préparions;</text:span> <text:span text:style-name="T2">10</text:span> <text:span text:style-name="T1">celui cependant dit à eux· voici de ayants venus à l'intérieur de vous envers la cité rencontrera avec à vous être humain cruche de eau mettant en charge· suivez à lui envers la maison d'habitation envers laquelle se va à l'intérieur,</text:span> <text:span text:style-name="T2">11</text:span> <text:span text:style-name="T1">et vous direz à le à despote de maison de la de maison d'habitation· dit à toi le enseignant· où? est le salle de déliage là où le pâque avec de les de disciples de moi que je mange;</text:span> <text:span text:style-name="T2">12</text:span> <text:span text:style-name="T1">et celui-là à vous montrera chambre haute grand ayant été étendu· là préparez.</text:span> <text:span text:style-name="T2">13</text:span> <text:span text:style-name="T1">ayants éloignés cependant trouvèrent de haut en bas comme avait dit à eux et préparèrent le pâque.</text:span> <text:span text:style-name="T2">14</text:span> <text:span text:style-name="T1">Et lorsque se devint la heure, tomba de bas en haut et les envoyés avec à lui.</text:span> <text:span text:style-name="T2">15</text:span> <text:span text:style-name="T1">et dit vers eux· à désir en fureur je désirai en fureur ce-ci le pâque manger avec de vous d'avant de ce moi souffrir·</text:span> <text:span text:style-name="T2">16</text:span> <text:span text:style-name="T1">je dis car à vous en ce que non ne pas que je mange lui jusqu'à ce que de lequel un quelconque que soit fait plénitude en à la à royauté de le de Dieu.</text:span> <text:span text:style-name="T2">17</text:span> <text:span text:style-name="T1">et se ayant accepté récipient à boire ayant rendu grâce dit· prenez ce-ci et partagez en séparant envers eux-mêmes·</text:span> <text:span text:style-name="T2">18</text:span> <text:span text:style-name="T1">je dis car à vous, [en ce que] non ne pas que je boive au loin de ce maintenant au loin de le de progéniture de la de vigne jusqu'à ce que de lequel la royauté de le de Dieu que vienne.</text:span> <text:span text:style-name="T2">19</text:span> <text:span text:style-name="T1">Et ayant pris pain ayant rendu grâce cassa et donna à eux disant· ce-ci est le corps de moi ce au-dessus de vous étant donné· ce-ci faites envers la mienne remémoration.</text:span> <text:span text:style-name="T2">20</text:span> <text:span text:style-name="T1">aussi le récipient à boire de même après ce dîner, disant· ce-ci le récipient à boire la nouvelle disposition en à le à sang de moi ce au-dessus de vous étant déversé.</text:span> <text:span text:style-name="T2">21</text:span> <text:span text:style-name="T1">Toutefois voici la main de celui de transmettant moi avec de moi sur de la de table.</text:span> <text:span text:style-name="T2">22</text:span> <text:span text:style-name="T1">en ce que le fils certes de le de être humain selon ce ayant été limité se va, toutefois Ouai à le à être humain à celui-là par de lequel est transmis.</text:span> <text:span text:style-name="T2">23</text:span> <text:span text:style-name="T1">et eux se originèrent chercher ensemble vers eux-mêmes ce quel par conséquent que soit hors de eux celui ce-ci imminant pratiquer.</text:span> <text:span text:style-name="T2">24</text:span> <text:span text:style-name="T1">Se devint cependant aussi affection au conflit en à eux, ce quel de eux estime être plus grand.</text:span> <text:span text:style-name="T2">25</text:span> <text:span text:style-name="T1">celui cependant dit à eux· les rois de les de ethnies maîtrisent de eux et ceux dominants en autorité de eux travailleurs au bien sont appelés.</text:span> <text:span text:style-name="T2">26</text:span> <text:span text:style-name="T1">vous cependant non ainsi, mais le plus grand en à vous se devienne comme le plus jeune et celui se gouvernant comme celui servant.</text:span> <text:span text:style-name="T2">27</text:span> <text:span text:style-name="T1">quel car plus grand, celui se couchant de bas en haut ou celui servant; non pas celui se couchant de bas en haut; moi cependant en à au milieu de vous je suis comme celui servant.</text:span> <text:span text:style-name="T2">28</text:span> <text:span text:style-name="T1">Vous cependant vous êtes ceux ayants restés constamment avec de moi en à les à tentations de moi·</text:span> <text:span text:style-name="T2">29</text:span> <text:span text:style-name="T1">et moi je me dispose à vous de haut en bas comme se disposa à moi le père de moi royauté,</text:span> <text:span text:style-name="T2">30</text:span> <text:span text:style-name="T1">afin que que vous mangiez et que vous buviez sur de la de table de moi en à la à royauté de moi, et vous vous serez assis sur de trônes les douze tribus jugeants de le de Israël.</text:span> <text:span text:style-name="T2">31</text:span> <text:span text:style-name="T1">Simon Simon, voici le Satanas se demanda dehors vous de ce tamiser comme le froment·</text:span> <text:span text:style-name="T2">32</text:span> <text:span text:style-name="T1">moi cependant je fus attaché de lien autour de toi afin que ne pas que éclipse la croyance de toi· et toi à un moment ayant tourné sur fixe les frères de toi.</text:span> <text:span text:style-name="T2">33</text:span> <text:span text:style-name="T1">celui cependant dit à lui· Maître, avec de toi prêt je suis et envers gardiennage et envers trépas se aller.</text:span> <text:span text:style-name="T2">34</text:span> <text:span text:style-name="T1">celui cependant dit· je dis à toi, Pierre, non voixera aujourd'hui coq jusqu'à ce que trois fois moi tu te dénieras avoir su.</text:span> <text:span text:style-name="T2">35</text:span> <text:span text:style-name="T1">Et dit à eux· lorsque j'envoyai vous à l’écart de bourse et de besace et de souliers, ne pas de un quelconque vous manquâtes; ceux cependant dirent· de aucun.</text:span> <text:span text:style-name="T2">36</text:span> <text:span text:style-name="T1">dit cependant à eux· mais maintenant celui ayant bourse lève, semblablement aussi besace, et celui ne pas ayant troque le himation de lui et achète à l'agora machette.</text:span> <text:span text:style-name="T2">37</text:span> <text:span text:style-name="T1">je dis car à vous en ce que ce-ci ce ayant été graphé attache de lien être achevé en à moi, ce· et avec de sans lois fut calculé· aussi car ce autour de moi achèvement a.</text:span> <text:span text:style-name="T2">38</text:span> <text:span text:style-name="T1">ceux cependant dirent· Maître, voici machettes ici deux. celui cependant dit à eux· assez-important est.</text:span> <text:span text:style-name="T2">39</text:span> <text:span text:style-name="T1">Et ayant sorti fut allé selon le coutume envers le montagne de les de oliviers, suivirent cependant à lui aussi les disciples.</text:span> <text:span text:style-name="T2">40</text:span> <text:span text:style-name="T1">se ayant devenu cependant sur de le de lieu dit à eux· que vous vous priez ne pas venir à l'intérieur envers tentation.</text:span> <text:span text:style-name="T2">41</text:span> <text:span text:style-name="T1">et lui fut tiré loin au loin de eux comme si de pierre projection et ayant posé les genoux se priait</text:span> <text:span text:style-name="T2">42</text:span> <text:span text:style-name="T1">disant· père, si tu te as dessein porte à côté ce-ci le récipient à boire au loin de moi· toutefois ne pas le volonté de moi mais le tien se devienne. ⟦</text:span> <text:span text:style-name="T2">43</text:span> <text:span text:style-name="T1">fut vu cependant à lui ange au loin de ciel fortifiant intérieurement lui.</text:span> <text:span text:style-name="T2">44</text:span> <text:span text:style-name="T1">et se ayant devenu en à agonie plus extensivement se priait· et se devint le sueur de lui comme si thromboses de sang descendants sur la terre.⟧</text:span> <text:span text:style-name="T2">45</text:span> <text:span text:style-name="T1">et ayant redressé au loin de la de prière ayant venu vers les disciples trouva étants mis au coucher eux au loin de la de tristesse,</text:span> <text:span text:style-name="T2">46</text:span> <text:span text:style-name="T1">et dit à eux· quel vous dormez de haut en bas; ayants redressés que vous vous priez, afin que ne pas que vous veniez à l'intérieur envers tentation.</text:span> <text:span text:style-name="T2">47</text:span> <text:span text:style-name="T1">Encore de lui de bavardant voici foule, et celui étant dit Iouda un de les de douze se venait devant eux et approcha à le à Iésous affectionner lui.</text:span> <text:span text:style-name="T2">48</text:span> <text:span text:style-name="T1">Iésous cependant dit à lui· Iouda, à embrassade le fils de le de être humain tu transmets;</text:span> <text:span text:style-name="T2">49</text:span> <text:span text:style-name="T1">Ayants vus cependant ceux autour lui ce qui se sera dirent· Maître, si nous percuterons en à machette;</text:span> <text:span text:style-name="T2">50</text:span> <text:span text:style-name="T1">et percuta un un quelconque hors de eux le mâle esclave de le de chef sacrificateur et saisit au loin le oreille de lui le droit.</text:span> <text:span text:style-name="T2">51</text:span> <text:span text:style-name="T1">ayant été répondu cependant le Iésous dit· concédez jusqu'à ce que de ce-ci· et se ayant touché de le de bout d'oreille se guérit lui.</text:span> <text:span text:style-name="T2">52</text:span> <text:span text:style-name="T1">Dit cependant Iésous vers ceux se ayants devenus à côté sur lui chefs sacrificateurs et stratèges de le de sanctuaire et plus anciens· comme sur pilleur vous sortîtes avec de machettes et de bois;</text:span> <text:span text:style-name="T2">53</text:span> <text:span text:style-name="T1">selon journée de étant de moi avec de vous en à le à sanctuaire non vous étendîtes les mains sur moi, mais celle-ci est de vous la heure et la autorité de le de ténèbre.</text:span> <text:span text:style-name="T2">54</text:span> <text:span text:style-name="T1">Ayants pris ensemble cependant lui conduisirent et conduisirent à l'intérieur envers la maison d'habitation de le de chef sacrificateur· le cependant Pierre suivait à distance.</text:span> <text:span text:style-name="T2">55</text:span> <text:span text:style-name="T1">de ayants attachés autour cependant feu en à au milieu de la de cour et de ayants faits asseoir ensemble se était assis le Pierre au milieu de eux.</text:span> <text:span text:style-name="T2">56</text:span> <text:span text:style-name="T1">ayante vue cependant lui jeune servante une quelconque se étant assis vers le lumière et ayante regardée fixement à lui dit· aussi celui-ci avec à lui était.</text:span> <text:span text:style-name="T2">57</text:span> <text:span text:style-name="T1">celui cependant se nia disant· non j'ai su lui, femme.</text:span> <text:span text:style-name="T2">58</text:span> <text:span text:style-name="T1">et après court autre-différent ayant vu lui déclarait· aussi toi hors de eux tu es. le cependant Pierre déclarait· être humain, non je suis.</text:span> <text:span text:style-name="T2">59</text:span> <text:span text:style-name="T1">et de ayante dressée à travers comme si de heure de une autre un quelconque se insistait disant· sur de vérité aussi celui-ci avec de lui était, aussi car Galiléen est.</text:span> <text:span text:style-name="T2">60</text:span> <text:span text:style-name="T1">dit cependant le Pierre· être humain, non j'ai su lequel tu dis. et instantanément encore de bavardant de lui voixa coq.</text:span> <text:span text:style-name="T2">61</text:span> <text:span text:style-name="T1">et ayant été tourné le Maître entra regard à le à Pierre, et fut fait mémoire du dessous le Pierre de le de oral de le de Maître comme dit à lui en ce que avant coq voixer aujourd'hui tu te dénieras moi trois fois.</text:span> <text:span text:style-name="T2">62</text:span> <text:span text:style-name="T1">et ayant sorti au-dehors pleura amèrement.</text:span> <text:span text:style-name="T2">63</text:span> <text:span text:style-name="T1">Et les hommes ceux tenants ensemble lui enjouaient à lui pelants,</text:span> <text:span text:style-name="T2">64</text:span> <text:span text:style-name="T1">et ayants couverts autour lui surinterrogeaient disants· prophétise, quel est celui ayant frappé toi;</text:span> <text:span text:style-name="T2">65</text:span> <text:span text:style-name="T1">et autres-différents nombreux blasphémants disaient envers lui.</text:span> <text:span text:style-name="T2">66</text:span> <text:span text:style-name="T1">Et comme se devint journée, fut mené ensemble le corps des anciens de le de peuple, chefs sacrificateurs en outre et lettrés, et conduisirent au loin lui envers le sanhédrin de eux</text:span> <text:span text:style-name="T2">67</text:span> <text:span text:style-name="T1">disants· si toi tu es le Christ, dis à nous. dit cependant à eux· si le cas échéant à vous que je dise, non ne pas que vous croyiez·</text:span> <text:span text:style-name="T2">68</text:span> <text:span text:style-name="T1">si le cas échéant cependant que j'interroge, non ne pas que vous soyez répondu.</text:span> <text:span text:style-name="T2">69</text:span> <text:span text:style-name="T1">au loin de celui maintenant cependant se sera le fils de le de être humain se étant assis hors de droits de la de puissance de le de Dieu.</text:span> <text:span text:style-name="T2">70</text:span> <text:span text:style-name="T1">dirent cependant tous· toi donc tu es le fils de le de Dieu; celui cependant vers eux déclarait· vous vous dites en ce que moi je suis.</text:span> <text:span text:style-name="T2">71</text:span> <text:span text:style-name="T1">ceux cependant dirent· quel encore nous avons de témoignation besoin; eux car nous écoutâmes au loin de le de bouche de lui.</text:span> </text:p>
      <text:p text:style-name="P4">LUC  23</text:p>
      <text:p text:style-name="Text_20_body"><text:span text:style-name="T2">1</text:span> <text:span text:style-name="T1">Et ayant redressé en totalité le multitude de eux conduisirent lui sur le Pilatus.</text:span> <text:span text:style-name="T2">2</text:span> <text:span text:style-name="T1">Se originèrent cependant accuser de lui disants· celui-ci nous trouvâmes tournant de travers le ethnie de nous et empêchant impôts à Kaesar donner et disant lui-même Christ roi être.</text:span> <text:span text:style-name="T2">3</text:span> <text:span text:style-name="T1">le cependant Pilatus interrogea lui disant· toi tu es le roi de les de Ioudaiens; celui cependant ayant été répondu à lui déclarait· toi tu dis.</text:span> <text:span text:style-name="T2">4</text:span> <text:span text:style-name="T1">le cependant Pilatus dit vers les chefs sacrificateurs et les foules· aucun je trouve auteur en à le à être humain à celui-ci.</text:span> <text:span text:style-name="T2">5</text:span> <text:span text:style-name="T1">ceux cependant avaient la ténacité au dessus disants en ce que secoue de bas en haut le peuple enseignant contre de toute entière de la de Ioudaia, aussi se ayant originé au loin de la de Galilée jusqu'à ce que ici.</text:span> <text:span text:style-name="T2">6</text:span> <text:span text:style-name="T1">Pilatus cependant ayant écouté surinterrogea si le être humain Galiléen est,</text:span> <text:span text:style-name="T2">7</text:span> <text:span text:style-name="T1">et ayant reconnu en ce que hors de la de autorité de Hérode est manda de bas en haut lui vers Hérode, étant aussi lui-même en à Ierosolymas en à celles-ci à les à journées.</text:span> <text:span text:style-name="T2">8</text:span> <text:span text:style-name="T1">Le cependant Hérode ayant vu le Iésous fut été de joie extrêmement, était car hors de assez-importants de temps voulant voir lui par le fait de ce écouter autour de lui et espérait un quelconque signe voir sous de lui se devenant.</text:span> <text:span text:style-name="T2">9</text:span> <text:span text:style-name="T1">surinterrogeait cependant lui en à discours à assez-importants, lui cependant aucun se répondit à lui.</text:span> <text:span text:style-name="T2">10</text:span> <text:span text:style-name="T1">avaient dressé cependant les chefs sacrificateurs et les lettrés d'une manière bien tendue accusants de lui.</text:span> <text:span text:style-name="T2">11</text:span> <text:span text:style-name="T1">ayant exclu comme rien cependant lui [aussi] le Hérode avec à les à troupes de soldats de lui et ayant enjoué ayant entouré habillement brillante manda de bas en haut lui à le à Pilatus.</text:span> <text:span text:style-name="T2">12</text:span> <text:span text:style-name="T1">se devinrent cependant amis le en outre Hérode et le Pilatus en à même à la à journée avec de les uns les autres· subsistaient auparavant car en à haine étants vers eux-mêmes.</text:span> <text:span text:style-name="T2">13</text:span> <text:span text:style-name="T1">Pilatus cependant se ayant appelé ensemble les chefs sacrificateurs et les chefs et le peuple</text:span> <text:span text:style-name="T2">14</text:span> <text:span text:style-name="T1">dit vers eux· vous apportâtes à moi le être humain celui-ci comme détournant le peuple, et voici moi en devant de vous ayant jugé de bas en haut aucun je trouvai en à le à être humain à celui-ci auteur de lesquels vous accusez contre de lui.</text:span> <text:span text:style-name="T2">15</text:span> <text:span text:style-name="T1">mais non cependant Hérode, manda de bas en haut car lui vers nous, et voici aucun digne de trépas est ayant été pratiqué à lui·</text:span> <text:span text:style-name="T2">16</text:span> <text:span text:style-name="T1">ayant éduqué donc lui je délierai au loin.</text:span> <text:span text:style-name="T2">17</text:span> <text:span text:style-name="T2">18</text:span> <text:span text:style-name="T1">Croassèrent de bas en haut cependant en toute multitude disants· lève celui-ci, délie au loin cependant à nous le Bar-Abba·</text:span> <text:span text:style-name="T2">19</text:span> <text:span text:style-name="T1">lequel un quelconque était par le fait de dressement une quelconque se ayante devenue en à la à cité et meurtre ayant été jeté en à la à gardiennage.</text:span> <text:span text:style-name="T2">20</text:span> <text:span text:style-name="T1">de nouveau cependant le Pilatus voixa auprès à eux voulant délier au loin le Iésous.</text:span> <text:span text:style-name="T2">21</text:span> <text:span text:style-name="T1">ceux cependant voixaient sur disants· crucifie crucifie lui.</text:span> <text:span text:style-name="T2">22</text:span> <text:span text:style-name="T1">celui cependant troisièmement dit vers eux· quel car malicieux fit celui-ci; aucun auteur de trépas je trouvai en à lui· ayant éduqué donc lui je délierai au loin.</text:span> <text:span text:style-name="T2">23</text:span> <text:span text:style-name="T1">ceux cependant se couchaient sur à voix à grandes se demandants lui être crucifié, et avaient la ténacité de haut en bas les voix de eux.</text:span> <text:span text:style-name="T2">24</text:span> <text:span text:style-name="T1">Et Pilatus adjugea se devenir le demande de eux·</text:span> <text:span text:style-name="T2">25</text:span> <text:span text:style-name="T1">délia au loin cependant celui par le fait de dressement et meurtre ayant été jeté envers gardiennage lequel se demandaient, le cependant Iésous transmit à le à volonté de eux.</text:span> <text:span text:style-name="T2">26</text:span> <text:span text:style-name="T1">Et comme conduisirent au loin lui, se ayants emparés Simon un quelconque Cyrénéen se venant au loin de champ surposèrent à lui le croix porter de derrière de le de Iésous.</text:span> <text:span text:style-name="T2">27</text:span> <text:span text:style-name="T1">Suivait cependant à lui nombreux multitude de le de peuple et de femmes lesquelles se coupaient et faisaient des thrènes lui.</text:span> <text:span text:style-name="T2">28</text:span> <text:span text:style-name="T1">ayant été tourné cependant vers elles [le] Iésous dit· filles de Ierousalem, ne pas pleurez sur moi· toutefois sur vous-mêmes pleurez et sur les enfants de vous,</text:span> <text:span text:style-name="T2">29</text:span> <text:span text:style-name="T1">en ce que voici se viennent journées en à lesquelles diront· bienheureuses les stériles et les cavités ventrales lesquelles non engendrèrent et seins lesquels non nourrirent.</text:span> <text:span text:style-name="T2">30</text:span> <text:span text:style-name="T1">alors se origineront dire à les à montagnes· tombez sur nous, et à les à collines· couvrez nous·</text:span> <text:span text:style-name="T2">31</text:span> <text:span text:style-name="T1">en ce que si en à le à humide à bois ces-ci font, en à le à sec quel que se devienne;</text:span> <text:span text:style-name="T2">32</text:span> <text:span text:style-name="T1">Étaient conduit cependant aussi autres-différents travailleurs du mal deux avec à lui être saisi de bas en haut.</text:span> <text:span text:style-name="T2">33</text:span> <text:span text:style-name="T1">Et lorsque vinrent sur le lieu celui étant appelé Crâne, là crucifièrent lui et les travailleurs du mal, lequel certes hors de droits lequel cependant hors de gauches.</text:span> <text:span text:style-name="T2">34</text:span> ⟦<text:span text:style-name="T1">le cependant Iésous disait· père, abandonne à eux, non car ont su quel font.⟧ se partageants en séparant cependant les himations de lui jetèrent lot.</text:span> <text:span text:style-name="T2">35</text:span> <text:span text:style-name="T1">Et avait dressé le peuple observant. narguaient à l'excès cependant aussi les chefs disants· autres sauva, sauve lui-même, si celui-ci est le Christ de le de Dieu le élu.</text:span> <text:span text:style-name="T2">36</text:span> <text:span text:style-name="T1">enjouèrent cependant à lui aussi les soldats se venants vers, vinaigre apportants à lui</text:span> <text:span text:style-name="T2">37</text:span> <text:span text:style-name="T1">et disants· si toi tu es le roi de les de Ioudaiens, sauve toi-même.</text:span> <text:span text:style-name="T2">38</text:span> <text:span text:style-name="T1">était cependant aussi épigraphe sur à lui· le roi de les de Ioudaiens celui-ci.</text:span> <text:span text:style-name="T2">39</text:span> <text:span text:style-name="T1">Un cependant de les de ayants étés suspendus de travailleurs du mal blasphémait lui disant· non pas toi tu es le Christ; sauve toi-même et nous.</text:span> <text:span text:style-name="T2">40</text:span> <text:span text:style-name="T1">ayant été répondu cependant le autre-différent survalorisant à lui déclarait· non cependant tu te effraies toi le Dieu, en ce que en à le à même à objet de jugement tu es;</text:span> <text:span text:style-name="T2">41</text:span> <text:span text:style-name="T1">et nous certes justement, dignes car de lesquels nous pratiquâmes nous recevons· celui-ci cependant aucun déplacé pratiqua.</text:span> <text:span text:style-name="T2">42</text:span> <text:span text:style-name="T1">et disait· Iésous, sois fait mémoire de moi lorsque le cas échéant que tu viennes envers la royauté de toi.</text:span> <text:span text:style-name="T2">43</text:span> <text:span text:style-name="T1">et dit à lui· amen à toi je dis, aujourd'hui avec de moi tu te seras en à le à paradis.</text:span> <text:span text:style-name="T2">44</text:span> <text:span text:style-name="T1">Et était déjà comme si heure sixième et ténèbre se devint sur toute entière la terre jusqu'à ce que de heure de neuvième</text:span> <text:span text:style-name="T2">45</text:span> <text:span text:style-name="T1">de le de soleil de ayant éclipsé, fut scindé cependant le rideau étendu de le de temple au milieu.</text:span> <text:span text:style-name="T2">46</text:span> <text:span text:style-name="T1">et ayant voixé à voix à grande le Iésous dit· père, envers mains de toi je me pose à côté le souffle de moi. ce-ci cependant ayant dit expira souffle.</text:span> <text:span text:style-name="T2">47</text:span> <text:span text:style-name="T1">Ayant vu cependant le chef de cent ce se ayant devenu glorifiait le Dieu disant· réellement le être humain celui-ci juste était.</text:span> <text:span text:style-name="T2">48</text:span> <text:span text:style-name="T1">et tous les se ayants étés à côté ensemble foules sur la observation celle-ci, ayants observés ces se ayants devenus, tapants les poitrines retournaient en arrière.</text:span> <text:span text:style-name="T2">49</text:span> <text:span text:style-name="T1">Avaient dressé cependant tous les connus à lui au loin à distance et femmes celles suivantes ensemble à lui au loin de la de Galilée voyantes ces-ci.</text:span> <text:span text:style-name="T2">50</text:span> <text:span text:style-name="T1">Et voici homme à nom Ioseph membre du conseil subsistant [et] homme bon et juste</text:span> <text:span text:style-name="T2">51</text:span> – <text:span text:style-name="T1">celui-ci non était se ayant posé de haut en bas avec à la à dessein et à la à pratique de eux – au loin de Arimathée de cité de les de Ioudaiens, lequel se acceptait auprès la royauté de le de Dieu,</text:span> <text:span text:style-name="T2">52</text:span> <text:span text:style-name="T1">celui-ci ayant venu vers à le à Pilatus se demanda le corps de le de Iésous</text:span> <text:span text:style-name="T2">53</text:span> <text:span text:style-name="T1">et ayant saisi du haut vers le bas enroula lui à sindon et posa lui en à monument à taillé dans le roc où non était aucun non encore se couchant.</text:span> <text:span text:style-name="T2">54</text:span> <text:span text:style-name="T1">et journée était de équipement de côté et sabbat commençait à luire.</text:span> <text:span text:style-name="T2">55</text:span> <text:span text:style-name="T1">Ayantes suivies de haut en bas cependant les femmes, lesquelles des quelconques étaient ayantes venues ensemble hors de la de Galilée à lui, se contemplèrent le mémorial et comme fut posé le corps de lui,</text:span> <text:span text:style-name="T2">56</text:span> <text:span text:style-name="T1">ayantes retournées en arrière cependant préparèrent aromates et onguents. et le certes sabbat tranquillisèrent selon la commandement.</text:span> </text:p>
      <text:p text:style-name="P4">LUC  24</text:p>
      <text:p text:style-name="Text_20_body"><text:span text:style-name="T2">1</text:span> <text:span text:style-name="T1">à La cependant à une de les de sabbats de aube de profond sur le monument vinrent portantes lesquels préparèrent aromates.</text:span> <text:span text:style-name="T2">2</text:span> <text:span text:style-name="T1">trouvèrent cependant le pierre ayant été roulé au loin au loin de le de mémorial,</text:span> <text:span text:style-name="T2">3</text:span> <text:span text:style-name="T1">ayantes venues à l'intérieur cependant non trouvèrent le corps de le de Maître de Iésous.</text:span> <text:span text:style-name="T2">4</text:span> <text:span text:style-name="T1">et se devint en à ce se embarrasser elles autour de ce-ci et voici hommes deux présentèrent à elles en à habillement à éclairante.</text:span> <text:span text:style-name="T2">5</text:span> <text:span text:style-name="T1">de en effrois cependant de se ayantes devenues de elles et de clinantes les faces envers la terre dirent vers elles· quel vous cherchez celui vivant avec de les de morts;</text:span> <text:span text:style-name="T2">6</text:span> <text:span text:style-name="T1">non est ici, mais fut éveillé. soyez faits mémoire comme bavarda à vous encore étant en à la à Galilée</text:span> <text:span text:style-name="T2">7</text:span> <text:span text:style-name="T1">disant le fils de le de être humain en ce que attache de lien être transmis envers mains de êtres humains de fauteurs et être crucifié et à la à troisième à journée redresser.</text:span> <text:span text:style-name="T2">8</text:span> <text:span text:style-name="T1">et furent fait mémoire de les de oraux de lui.</text:span> <text:span text:style-name="T2">9</text:span> <text:span text:style-name="T1">Et ayantes retournées en arrière au loin de le de mémorial rapportèrent annonce ces-ci tous à les à onze et à tous à les à restants.</text:span> <text:span text:style-name="T2">10</text:span> <text:span text:style-name="T1">étaient cependant la Magdalene Maria et Ioanna et Maria celle de Iakobos et les restantes avec à elles. disaient vers les envoyés ces-ci,</text:span> <text:span text:style-name="T2">11</text:span> <text:span text:style-name="T1">et furent apparu en lumière en devant de eux comme si radotage les oraux ces-ci, et croyaient pas à elles.</text:span> <text:span text:style-name="T2">12</text:span> <text:span text:style-name="T1">Le cependant Pierre ayant redressé courut sur le mémorial et ayant penché à côté regarde les étoffes de lins seuls, et éloigna vers lui-même étonnant ce ayant devenu.</text:span> <text:span text:style-name="T2">13</text:span> <text:span text:style-name="T1">Et voici deux hors de eux en à même à la à journée étaient se allants envers village tenante au loin stades soixante au loin de Ierousalem, à laquelle nom Emmaous,</text:span> <text:span text:style-name="T2">14</text:span> <text:span text:style-name="T1">et eux conversaient vers les uns les autres autour de tous de ces de ayants arrivés avec de ces-ci.</text:span> <text:span text:style-name="T2">15</text:span> <text:span text:style-name="T1">et se devint en à ce converser eux et chercher ensemble et lui-même Iésous ayant approché se allait avec à eux,</text:span> <text:span text:style-name="T2">16</text:span> <text:span text:style-name="T1">les cependant yeux de eux étaient saisi avec force de ce ne pas reconnaître lui.</text:span> <text:span text:style-name="T2">17</text:span> <text:span text:style-name="T1">dit cependant vers eux· quels les discours ceux-ci lesquels vous jetez en échange vers les uns les autres piétinants autour; et furent dressé airs maussades.</text:span> <text:span text:style-name="T2">18</text:span> <text:span text:style-name="T1">ayant été répondu cependant un à nom Kléopas dit vers lui· toi seul tu habites maison à côté Ierousalem et non tu connus ces se ayants devenus en à elle en à les à journées à celles-ci;</text:span> <text:span text:style-name="T2">19</text:span> <text:span text:style-name="T1">et dit à eux· quels; ceux cependant dirent à lui· ces autour de Iésous de le de Nazarénien, lequel se devint homme prophète puissant en à travail et à discours en-présence de le de Dieu et de tout de le de peuple,</text:span> <text:span text:style-name="T2">20</text:span> <text:span text:style-name="T1">de telle manière que en outre transmirent lui les chefs sacrificateurs et les chefs de nous envers objet de jugement de trépas et crucifièrent lui.</text:span> <text:span text:style-name="T2">21</text:span> <text:span text:style-name="T1">nous cependant nous espérions en ce que lui est celui imminant se rançonner le Israël· mais du moins aussi avec à tous à ces-ci troisième celle-ci journée conduit au loin de lequel ces-ci se devint.</text:span> <text:span text:style-name="T2">22</text:span> <text:span text:style-name="T1">mais aussi femmes des quelconques hors de nous extasièrent nous, se ayantes devenues matinales sur le mémorial,</text:span> <text:span text:style-name="T2">23</text:span> <text:span text:style-name="T1">et ne pas ayantes trouvées le corps de lui vinrent disantes aussi apparition de anges avoir vu, lesquels disent lui vivre.</text:span> <text:span text:style-name="T2">24</text:span> <text:span text:style-name="T1">et éloignèrent des quelconques de ceux avec à nous sur le mémorial et trouvèrent ainsi de haut en bas comme aussi les femmes dirent, lui cependant non virent.</text:span> <text:span text:style-name="T2">25</text:span> <text:span text:style-name="T1">Et lui dit vers eux· O inintelligents et lents à la à coeur de ce croire sur à tous à lesquels bavardèrent les prophètes·</text:span> <text:span text:style-name="T2">26</text:span> <text:span text:style-name="T1">non pas ces-ci attachait de lien souffrir le Christ et venir à l'intérieur envers la gloire de lui;</text:span> <text:span text:style-name="T2">27</text:span> <text:span text:style-name="T1">et se ayant originé au loin de Môusês et au loin de tous de les de prophètes interpréta en détail à eux en à toutes à les à graphes ces autour de lui-même.</text:span> <text:span text:style-name="T2">28</text:span> <text:span text:style-name="T1">Et approchèrent envers la village où se allaient, et lui se fit auprès plus loin devant se aller.</text:span> <text:span text:style-name="T2">29</text:span> <text:span text:style-name="T1">et se furent violent auprès lui disants· reste avec de nous, en ce que vers soirée est et a cliné déjà la journée. et vint à l'intérieur de ce rester avec à eux.</text:span> <text:span text:style-name="T2">30</text:span> <text:span text:style-name="T1">et se devint en à ce être cliné de haut en bas lui avec de eux ayant pris le pain élogia et ayant cassé donnait de surcroît à eux,</text:span> <text:span text:style-name="T2">31</text:span> <text:span text:style-name="T1">de eux cependant furent entrouvert les yeux et reconnurent lui· et lui disparaissant se devint au loin de eux.</text:span> <text:span text:style-name="T2">32</text:span> <text:span text:style-name="T1">et dirent vers les uns les autres· non pas la coeur de nous étante allumée était [en à nous] comme bavardait à nous en à la à chemin, comme entrouvrait à nous les graphes;</text:span> <text:span text:style-name="T2">33</text:span> <text:span text:style-name="T1">Et ayants redressés à même à la à heure retournèrent en arrière envers Ierousalem et trouvèrent ayants étés réunis les onze et ceux avec à eux,</text:span> <text:span text:style-name="T2">34</text:span> <text:span text:style-name="T1">disants en ce que réellement fut éveillé le Maître et fut vu à Simon.</text:span> <text:span text:style-name="T2">35</text:span> <text:span text:style-name="T1">et eux se racontaient ces en à la à chemin et comme fut connu à eux en à la à cassure de le de pain.</text:span> <text:span text:style-name="T2">36</text:span> <text:span text:style-name="T1">Ces-ci cependant de eux de bavardants lui-même dressa en à au milieu de eux et dit à eux· paix à vous.</text:span> <text:span text:style-name="T2">37</text:span> <text:span text:style-name="T1">ayants étés terrifiés cependant et en effrois se ayants devenus estimaient souffle observer.</text:span> <text:span text:style-name="T2">38</text:span> <text:span text:style-name="T1">et dit à eux· quel ayants étés troublés vous êtes et par le fait de quel calculs au-travers montent en à la à coeur de vous;</text:span> <text:span text:style-name="T2">39</text:span> <text:span text:style-name="T1">voyez les mains de moi et les pieds de moi en ce que moi je suis lui· palpez moi et voyez, en ce que souffle chair et os non a de haut en bas comme moi vous observez ayant.</text:span> <text:span text:style-name="T2">40</text:span> <text:span text:style-name="T1">et ce-ci ayant dit montra à eux les mains et les pieds.</text:span> <text:span text:style-name="T2">41</text:span> <text:span text:style-name="T1">encore cependant de croyants pas de eux au loin de la de joie et de étonnants dit à eux· vous avez un quelconque consommable ici-même;</text:span> <text:span text:style-name="T2">42</text:span> <text:span text:style-name="T1">ceux cependant donnèrent de surcroît à lui de poisson de grillé part·</text:span> <text:span text:style-name="T2">43</text:span> <text:span text:style-name="T1">et ayant pris en devant de eux mangea.</text:span> <text:span text:style-name="T2">44</text:span> <text:span text:style-name="T1">Dit cependant vers eux· ceux-ci les discours de moi lesquels je bavardai vers vous encore étant avec à vous, en ce que attache de lien être fait plénitude tous ces ayants étés graphés en à le à loi de Môusês et à les à prophètes et à psaumes autour de moi.</text:span> <text:span text:style-name="T2">45</text:span> <text:span text:style-name="T1">alors entrouvrit de eux le intellect de ce comprendre les graphes·</text:span> <text:span text:style-name="T2">46</text:span> <text:span text:style-name="T1">et dit à eux en ce que ainsi a été graphé souffrir le Christ et redresser hors de morts à la à troisième à journée,</text:span> <text:span text:style-name="T2">47</text:span> <text:span text:style-name="T1">et être annoncé sur à le à nom de lui transintelligence envers abandon de fautes envers tous les ethnies. se ayants originés au loin de Ierousalem</text:span> <text:span text:style-name="T2">48</text:span> <text:span text:style-name="T1">vous témoins de ces-ci.</text:span> <text:span text:style-name="T2">49</text:span> <text:span text:style-name="T1">et [voici] moi j'envoie la promesse de le de père de moi sur vous· vous cependant asseyez en à la à cité jusqu'à ce que de lequel que vous vous envêtiez hors de hauteur puissance.</text:span> <text:span text:style-name="T2">50</text:span> <text:span text:style-name="T1">Conduisit dehors cependant eux [au-dehors] jusqu'à ce que vers Béthanie, et ayant surélevé les mains de lui élogia eux.</text:span> <text:span text:style-name="T2">51</text:span> <text:span text:style-name="T1">et se devint en à ce élogier lui eux dressa à travers au loin de eux et était porté de bas en haut envers le ciel.</text:span> <text:span text:style-name="T2">52</text:span> <text:span text:style-name="T1">Et eux ayants prosternés vers lui retournèrent en arrière envers Ierousalem avec de joie de grande</text:span> <text:span text:style-name="T2">53</text:span> <text:span text:style-name="T1">et étaient par de tout en à le à sanctuaire élogiants le Dieu.</text:span> </text:p>
      <text:h text:style-name="P2" text:outline-level="3">JEAN</text:h>
      <text:p text:style-name="Text_20_body"/>
      <text:p text:style-name="P4">JEAN  1</text:p>
      <text:p text:style-name="Text_20_body"><text:span text:style-name="T2">1</text:span> <text:span text:style-name="T1">En à origine était le discours, et le discours était vers le Dieu, et Dieu était le discours.</text:span> <text:span text:style-name="T2">2</text:span> <text:span text:style-name="T1">celui-ci était en à origine vers le Dieu.</text:span> <text:span text:style-name="T2">3</text:span> <text:span text:style-name="T1">tous par de lui se devint, et séparément de lui se devint non cependant un. lequel a devenu</text:span> <text:span text:style-name="T2">4</text:span> <text:span text:style-name="T1">en à lui vie était, et la vie était le lumière de les de êtres humains·</text:span> <text:span text:style-name="T2">5</text:span> <text:span text:style-name="T1">et le lumière en à la à ténèbre apparaît en lumière, et la ténèbre lui non prit de haut en bas.</text:span> <text:span text:style-name="T2">6</text:span> <text:span text:style-name="T1">Se devint être humain, ayant été envoyé à côté de Dieu, nom à lui Ioannes·</text:span> <text:span text:style-name="T2">7</text:span> <text:span text:style-name="T1">celui-ci vint envers témoignation afin que que témoigne autour de le de lumière, afin que tous que croient par de lui.</text:span> <text:span text:style-name="T2">8</text:span> <text:span text:style-name="T1">non était celui-là le lumière, mais afin que que témoigne autour de le de lumière.</text:span> <text:span text:style-name="T2">9</text:span> <text:span text:style-name="T1">Était le lumière le véritable, lequel illumine tout être humain, se venant envers le monde.</text:span> <text:span text:style-name="T2">10</text:span> <text:span text:style-name="T1">en à le à monde était, et le monde par de lui se devint, et le monde lui non connut.</text:span> <text:span text:style-name="T2">11</text:span> <text:span text:style-name="T1">envers les en propres vint, et les en propres lui non prirent à côté.</text:span> <text:span text:style-name="T2">12</text:span> <text:span text:style-name="T1">autant lesquels cependant prirent lui, donna à eux autorité enfants de Dieu se devenir, à ceux à croyants envers le nom de lui,</text:span> <text:span text:style-name="T2">13</text:span> <text:span text:style-name="T1">lesquels non hors de sangs non cependant hors de volonté de chair non cependant hors de volonté de homme mais hors de Dieu furent engendré.</text:span> <text:span text:style-name="T2">14</text:span> <text:span text:style-name="T1">Et le discours chair se devint et dressa tente en à nous, et nous nous contemplâmes la gloire de lui, gloire comme de monogène à côté de père, de plénitude de grâce et de vérité.</text:span> <text:span text:style-name="T2">15</text:span> <text:span text:style-name="T1">Ioannes témoigne autour de lui et a croassé disant· celui-ci était lequel je dis· celui derrière de moi se venant en devers de moi a devenu, en ce que premier de moi était.</text:span> <text:span text:style-name="T2">16</text:span> <text:span text:style-name="T1">en ce que hors de le de plénitude de lui nous tous nous prîmes et grâce contre de grâce·</text:span> <text:span text:style-name="T2">17</text:span> <text:span text:style-name="T1">en ce que le loi par de Môusês fut donné, la grâce et la vérité par de Iésous de Christ se devint.</text:span> <text:span text:style-name="T2">18</text:span> <text:span text:style-name="T1">Dieu aucun a vu jamais à un moment· monogène Dieu celui étant envers le sein de le de père celui-là se raconta.</text:span> <text:span text:style-name="T2">19</text:span> <text:span text:style-name="T1">Et celle-ci est la témoignation de le de Ioannes, lorsque envoyèrent [vers lui] les Ioudaiens hors de Ierosolymas sacrificateurs et Lévites afin que que interrogent lui· toi quel tu es;</text:span> <text:span text:style-name="T2">20</text:span> <text:span text:style-name="T1">et avoua et non se nia, et avoua en ce que moi non je suis le Christ.</text:span> <text:span text:style-name="T2">21</text:span> <text:span text:style-name="T1">et interrogèrent lui· quel donc; toi Élia tu es; et dit· non je suis. le prophète tu es toi; et fut répondu· non.</text:span> <text:span text:style-name="T2">22</text:span> <text:span text:style-name="T1">dirent donc à lui· quel tu es; afin que réponse apocritique que nous donnions à ceux à ayants mandés nous· quel tu dis autour de toi-même;</text:span> <text:span text:style-name="T2">23</text:span> <text:span text:style-name="T1">déclarait· moi voix de beuglant en à la à déserte· rectifiez la chemin de Maître, de haut en bas comme dit Ésaïa le prophète.</text:span> <text:span text:style-name="T2">24</text:span> <text:span text:style-name="T1">Et ayants étés envoyés étaient hors de les de Pharisiens.</text:span> <text:span text:style-name="T2">25</text:span> <text:span text:style-name="T1">et interrogèrent lui et dirent à lui· quel donc tu baptises si toi non tu es le Christ non cependant Élia non cependant le prophète;</text:span> <text:span text:style-name="T2">26</text:span> <text:span text:style-name="T1">fut répondu à eux le Ioannes disant· moi je baptise en à eau· au milieu de vous a dressé lequel vous non vous avez su,</text:span> <text:span text:style-name="T2">27</text:span> <text:span text:style-name="T1">celui derrière de moi se venant, de lequel non je suis [moi] digne afin que que je délie de lui le courroie de le de soulier.</text:span> <text:span text:style-name="T2">28</text:span> <text:span text:style-name="T1">ces-ci en à Béthanie se devint de l'autre côté de le de Iordane, là où était le Ioannes baptisant.</text:span> <text:span text:style-name="T2">29</text:span> <text:span text:style-name="T1">à Celle lendemain regarde le Iésous se venant vers lui et dit· voici le agneau de le de Dieu celui levant la faute de le de monde.</text:span> <text:span text:style-name="T2">30</text:span> <text:span text:style-name="T1">celui-ci est au-dessus de lequel moi je dis· derrière de moi se vient homme lequel en devers de moi a devenu, en ce que premier de moi était.</text:span> <text:span text:style-name="T2">31</text:span> <text:span text:style-name="T1">et moi non j'avais su lui, mais afin que que soit rendu visible à le à Israël par le fait de ce-ci je vins moi en à eau baptisant.</text:span> <text:span text:style-name="T2">32</text:span> <text:span text:style-name="T1">Et témoigna Ioannes disant en ce que je m'ai contemplé le souffle descendant comme colombe hors de ciel et resta sur lui.</text:span> <text:span text:style-name="T2">33</text:span> <text:span text:style-name="T1">et moi non j'avais su lui, mais celui ayant mandé moi baptiser en à eau celui-là à moi dit· sur lequel le cas échéant que tu voies le souffle descendant et restant sur lui, celui-ci est celui baptisant en à souffle à saint.</text:span> <text:span text:style-name="T2">34</text:span> <text:span text:style-name="T1">et moi j'ai vu et j'ai témoigné en ce que celui-ci est le fils de le de Dieu.</text:span> <text:span text:style-name="T2">35</text:span> <text:span text:style-name="T1">à Celle lendemain de nouveau avait dressé le Ioannes et hors de les de disciples de lui deux</text:span> <text:span text:style-name="T2">36</text:span> <text:span text:style-name="T1">et ayant entré regard à le à Iésous à piétinant autour dit· voici le agneau de le de Dieu.</text:span> <text:span text:style-name="T2">37</text:span> <text:span text:style-name="T1">et écoutèrent les deux disciples de lui de bavardant et suivirent à le à Iésous.</text:span> <text:span text:style-name="T2">38</text:span> <text:span text:style-name="T1">ayant été tourné cependant le Iésous et se ayant contemplé eux suivants dit à eux· quel vous cherchez; ceux cependant dirent à lui· rabbi, lequel est dit étant traduit enseignant, où? tu restes;</text:span> <text:span text:style-name="T2">39</text:span> <text:span text:style-name="T1">dit à eux· que vous vous venez et vous vous verrez. vinrent donc et virent où? reste et à côté à lui restèrent la journée celle-là· heure était comme dixième.</text:span> <text:span text:style-name="T2">40</text:span> <text:span text:style-name="T1">Était André le frère de Simon de Pierre un hors de les de deux de ceux de ayants écoutés à côté de Ioannes et de ayants suivis à lui·</text:span> <text:span text:style-name="T2">41</text:span> <text:span text:style-name="T1">trouve celui-ci premièrement le frère le en propre Simon et dit à lui· nous avons trouvé le Messia, lequel est étant traduit Christ.</text:span> <text:span text:style-name="T2">42</text:span> <text:span text:style-name="T1">conduisit lui vers le Iésous. ayant entré regard à lui le Iésous dit· toi tu es Simon le fils de Ioannes, toi tu seras appelé Képhas, lequel est interprété Pierre.</text:span> <text:span text:style-name="T2">43</text:span> <text:span text:style-name="T1">à Celle lendemain voulut sortir envers la Galilée et trouve Philippe. et dit à lui le Iésous· suis à moi.</text:span> <text:span text:style-name="T2">44</text:span> <text:span text:style-name="T1">était cependant le Philippe au loin de Bethsaïda, hors de la de cité de André et de Pierre.</text:span> <text:span text:style-name="T2">45</text:span> <text:span text:style-name="T1">trouve Philippe le Nathanaël et dit à lui· lequel grapha Môusês en à le à loi et les prophètes nous avons trouvé, Iésous fils de le de Ioseph celui au loin de Nazareth.</text:span> <text:span text:style-name="T2">46</text:span> <text:span text:style-name="T1">et dit à lui Nathanaël· hors de Nazareth se peut un quelconque bon être; dit à lui [le] Philippe· te viens et vois.</text:span> <text:span text:style-name="T2">47</text:span> <text:span text:style-name="T1">Vit le Iésous le Nathanaël se venant vers lui et dit autour de lui· voici vraiment Israélite en à lequel fraude non est.</text:span> <text:span text:style-name="T2">48</text:span> <text:span text:style-name="T1">dit à lui Nathanaël· d'où? moi tu connais; fut répondu Iésous et dit à lui· d'avant de ce toi Philippe voixer étant sous la figuier je vis toi.</text:span> <text:span text:style-name="T2">49</text:span> <text:span text:style-name="T1">fut répondu à lui Nathanaël· rabbi, toi tu es le fils de le de Dieu, toi roi tu es de le de Israël.</text:span> <text:span text:style-name="T2">50</text:span> <text:span text:style-name="T1">fut répondu Iésous et dit à lui· en ce que je dis à toi en ce que je vis toi en dessous vers le bas de la de figuier, tu crois; plus grands de ces-ci tu te verras.</text:span> <text:span text:style-name="T2">51</text:span> <text:span text:style-name="T1">et dit à lui· amen amen je dis à vous, vous vous verrez le ciel ayant ouvert et les anges de le de Dieu montants et descendants sur le fils de le de être humain.</text:span> </text:p>
      <text:p text:style-name="P4"><text:soft-page-break/>JEAN  2</text:p>
      <text:p text:style-name="Text_20_body"><text:span text:style-name="T2">1</text:span> <text:span text:style-name="T1">Et à la à journée à la à troisième mariage se devint en à Kana de la de Galilée, et était la mère de le de Iésous là·</text:span> <text:span text:style-name="T2">2</text:span> <text:span text:style-name="T1">fut appelé cependant aussi le Iésous et les disciples de lui envers le mariage.</text:span> <text:span text:style-name="T2">3</text:span> <text:span text:style-name="T1">et de ayant manqué de vin dit la mère de le de Iésous vers lui· vin non ont.</text:span> <text:span text:style-name="T2">4</text:span> <text:span text:style-name="T1">[et] dit à elle le Iésous· quel à moi et à toi, femme; non encore surgit la heure de moi.</text:span> <text:span text:style-name="T2">5</text:span> <text:span text:style-name="T1">dit la mère de lui à les à serviteurs· lequel un quelconque le cas échéant que dise à vous faites.</text:span> <text:span text:style-name="T2">6</text:span> <text:span text:style-name="T1">étaient cependant là pierreuses vases hydries six selon le purification de les de Ioudaiens se couchantes, plaçantes de bas en haut métrètes deux ou trois.</text:span> <text:span text:style-name="T2">7</text:span> <text:span text:style-name="T1">dit à eux le Iésous· remplissez pleinement les vases hydries de eau. et remplirent pleinement elles jusqu'à ce que en haut.</text:span> <text:span text:style-name="T2">8</text:span> <text:span text:style-name="T1">et dit à eux· puisez maintenant et portez à le à architriclin· ceux cependant portèrent.</text:span> <text:span text:style-name="T2">9</text:span> <text:span text:style-name="T1">comme cependant se goûta le architriclin le eau vin ayant été devenu et non avait su d'où? est, les cependant serviteurs avaient su ceux ayants puisés le eau, voixe le époux le architriclin</text:span> <text:span text:style-name="T2">10</text:span> <text:span text:style-name="T1">et dit à lui· tout être humain premièrement le beau vin pose et lorsque le cas échéant que soient déliré en ivresse le moindre· toi tu as gardé le beau vin jusqu'à ce que à l'instant.</text:span> <text:span text:style-name="T2">11</text:span> <text:span text:style-name="T1">Celle-ci fit origine de les de signes le Iésous en à Kana de la de Galilée et rendit visible la gloire de lui, et crurent envers lui les disciples de lui.</text:span> <text:span text:style-name="T2">12</text:span> <text:span text:style-name="T1">Après ce-ci descendit envers Kapharnaoum lui et la mère de lui et les frères [de lui] et les disciples de lui et là restèrent non nombreuses journées.</text:span> <text:span text:style-name="T2">13</text:span> <text:span text:style-name="T1">Et proche était le pâque de les de Ioudaiens, et monta envers Ierosolymas le Iésous.</text:span> <text:span text:style-name="T2">14</text:span> <text:span text:style-name="T1">Et trouva en à le à sanctuaire ceux troquants boeufs et brebis et colombes et les changeurs de monnaies se étants assis,</text:span> <text:span text:style-name="T2">15</text:span> <text:span text:style-name="T1">et ayant fait flagelle hors de cordages tous éjecta hors de le de sanctuaire les en outre brebis et les boeufs, et de les de changeurs de pièces déversa les monnaies et les tables renversa de bas en haut,</text:span> <text:span text:style-name="T2">16</text:span> <text:span text:style-name="T1">et à ceux les colombes à troquants dit· levez ces-ci d'ici, ne pas faites le maison de le de père de moi maison de négoce.</text:span> <text:span text:style-name="T2">17</text:span> <text:span text:style-name="T1">furent fait mémoire les disciples de lui en ce que ayant été graphé est· le zèle de le de maison de toi se mangera complètement moi.</text:span> <text:span text:style-name="T2">18</text:span> <text:span text:style-name="T1">Furent répondu donc les Ioudaiens et dirent à lui· quel signe tu montres à nous en ce que ces-ci tu fais;</text:span> <text:span text:style-name="T2">19</text:span> <text:span text:style-name="T1">fut répondu Iésous et dit à eux· déliez le temple celui-ci et en à trois à journées j'éveillerai lui.</text:span> <text:span text:style-name="T2">20</text:span> <text:span text:style-name="T1">dirent donc les Ioudaiens· à quarante et à six à ans fut édifié en maison le temple celui-ci, et toi en à trois à journées tu éveilleras lui;</text:span> <text:span text:style-name="T2">21</text:span> <text:span text:style-name="T1">celui-là cependant disait autour de le de temple de le de corps de lui.</text:span> <text:span text:style-name="T2">22</text:span> <text:span text:style-name="T1">lorsque donc fut éveillé hors de morts, furent fait mémoire les disciples de lui en ce que ce-ci disait, et crurent à la à graphe et à le à discours lequel dit le Iésous.</text:span> <text:span text:style-name="T2">23</text:span> <text:span text:style-name="T1">Comme cependant était en à les à Ierosolymas en à le à pâque en à la à fête, nombreux crurent envers le nom de lui observants de lui les signes lesquels faisait·</text:span> <text:span text:style-name="T2">24</text:span> <text:span text:style-name="T1">lui-même cependant Iésous non croyait lui-même à eux par le fait de ce lui connaître tous</text:span> <text:span text:style-name="T2">25</text:span> <text:span text:style-name="T1">et en ce que non besoin avait afin que un quelconque que témoigne autour de le de être humain· lui car connaissait quel était en à le à être humain.</text:span> </text:p>
      <text:p text:style-name="P4">JEAN  3</text:p>
      <text:p text:style-name="Text_20_body"><text:span text:style-name="T2">1</text:span> <text:span text:style-name="T1">Était cependant être humain hors de les de Pharisiens, Nikodème nom à lui, chef de les de Ioudaiens·</text:span> <text:span text:style-name="T2">2</text:span> <text:span text:style-name="T1">celui-ci vint vers lui de nuit et dit à lui· rabbi, nous avons su en ce que au loin de Dieu tu as venu enseignant· aucun car se peut ces-ci les signes faire lesquels toi tu fais, si le cas échéant ne pas que soit le Dieu avec de lui.</text:span> <text:span text:style-name="T2">3</text:span> <text:span text:style-name="T1">fut répondu Iésous et dit à lui· amen amen je dis à toi, si le cas échéant ne pas un quelconque que soit engendré d'en haut, non se peut voir la royauté de le de Dieu.</text:span> <text:span text:style-name="T2">4</text:span> <text:span text:style-name="T1">Dit vers lui [celui] Nikodème· comment? se peut être humain être engendré vieillard étant; ne pas se peut envers la cavité ventrale de la de mère de lui deuxièmement venir à l'intérieur et être engendré;</text:span> <text:span text:style-name="T2">5</text:span> <text:span text:style-name="T1">fut répondu Iésous· amen amen je dis à toi, si le cas échéant ne pas un quelconque que soit engendré hors de eau et de souffle, non se peut venir à l'intérieur envers la royauté de le de Dieu.</text:span> <text:span text:style-name="T2">6</text:span> <text:span text:style-name="T1">ce ayant été engendré hors de la de chair chair est, et ce ayant été engendré hors de le de souffle souffle est.</text:span> <text:span text:style-name="T2">7</text:span> <text:span text:style-name="T1">ne pas que tu étonnes en ce que je dis à toi· attache de lien vous être engendré d'en haut.</text:span> <text:span text:style-name="T2">8</text:span> <text:span text:style-name="T1">le souffle là où veut souffle et la voix de lui tu écoutes, mais non tu as su d'où? se vient et où? dirige en arrière· ainsi est tout celui ayant été engendré hors de le de souffle.</text:span> <text:span text:style-name="T2">9</text:span> <text:span text:style-name="T1">Fut répondu Nikodème et dit à lui· comment? se peut ces-ci se devenir;</text:span> <text:span text:style-name="T2">10</text:span> <text:span text:style-name="T1">fut répondu Iésous et dit à lui· toi tu es le enseignant de le de Israël et ces-ci non tu connais;</text:span> <text:span text:style-name="T2">11</text:span> <text:span text:style-name="T1">amen amen je dis à toi en ce que lequel nous avons su nous bavardons et lequel nous avons vu nous témoignons, et la témoignation de nous non vous prenez.</text:span> <text:span text:style-name="T2">12</text:span> <text:span text:style-name="T1">si les sur terres je dis à vous et non vous croyez, comment? si le cas échéant que je dise à vous les sur cieux vous croirez;</text:span> <text:span text:style-name="T2">13</text:span> <text:span text:style-name="T1">et aucun a monté envers le ciel si ne pas celui hors de le de ciel ayant descendu, le fils de le de être humain.</text:span> <text:span text:style-name="T2">14</text:span> <text:span text:style-name="T1">Et de haut en bas comme Môusês haussa le serpent en à la à déserte, ainsi être haussé attache de lien le fils de le de être humain,</text:span> <text:span text:style-name="T2">15</text:span> <text:span text:style-name="T1">afin que tout celui croyant en à lui que ait vie éternelle.</text:span> <text:span text:style-name="T2">16</text:span> <text:span text:style-name="T1">ainsi car aima le Dieu le monde, de sorte que le fils le monogène donna, afin que tout celui croyant envers lui ne pas que se dépérisse mais que ait vie éternelle.</text:span> <text:span text:style-name="T2">17</text:span> <text:span text:style-name="T1">non car envoya le Dieu le fils envers le monde afin que que juge le monde, mais afin que que soit sauvé le monde par de lui.</text:span> <text:span text:style-name="T2">18</text:span> <text:span text:style-name="T1">celui croyant envers lui non est jugé· celui cependant ne pas croyant déjà a été jugé, en ce que ne pas a cru envers le nom de le de monogène de fils de le de Dieu.</text:span> <text:span text:style-name="T2">19</text:span> <text:span text:style-name="T1">celle-ci cependant est la jugement en ce que le lumière a venu envers le monde et aimèrent les êtres humains davantage le ténèbre ou le lumière· était car de eux méchants les travaux.</text:span> <text:span text:style-name="T2">20</text:span> <text:span text:style-name="T1">tout car celui dérisoires pratiquant hait le lumière et non se vient vers le lumière, afin que ne pas que soit réfuté les travaux de lui·</text:span> <text:span text:style-name="T2">21</text:span> <text:span text:style-name="T1">celui cependant faisant la vérité se vient vers le lumière, afin que que soit rendu visible de lui les travaux en ce que en à Dieu est ayants étés mis au travail.</text:span> <text:span text:style-name="T2">22</text:span> <text:span text:style-name="T1">Après ces-ci vint le Iésous et les disciples de lui envers la Ioudaienne terre et là grattait à travers avec de eux et baptisait.</text:span> <text:span text:style-name="T2">23</text:span> <text:span text:style-name="T1">Était cependant aussi le Ioannes baptisant en à Énon proche de le de Salim, en ce que eaux nombreux était là, et se devenaient à côté et étaient baptisé·</text:span> <text:span text:style-name="T2">24</text:span> <text:span text:style-name="T1">non encore car était ayant été jeté envers la gardiennage le Ioannes.</text:span> <text:span text:style-name="T2">25</text:span> <text:span text:style-name="T1">Se devint donc recherche hors de les de disciples de Ioannes avec de Ioudaien autour de purification.</text:span> <text:span text:style-name="T2">26</text:span> <text:span text:style-name="T1">et vinrent vers le Ioannes et dirent à lui· rabbi, lequel était avec de toi de l'autre côté de le de Iordane, à lequel toi tu as témoigné, voici celui-ci baptise et tous se viennent vers lui.</text:span> <text:span text:style-name="T2">27</text:span> <text:span text:style-name="T1">Fut répondu Ioannes et dit· non se peut être humain prendre non cependant un si le cas échéant ne pas que soit ayant été donné à lui hors de le de ciel.</text:span> <text:span text:style-name="T2">28</text:span> <text:span text:style-name="T1">vous-mêmes vous à moi vous témoignez en ce que je dis [en ce que] non je suis moi le Christ, mais en ce que ayant été envoyé je suis en devers de celui-là.</text:span> <text:span text:style-name="T2">29</text:span> <text:span text:style-name="T1">celui ayant la épouse époux est· le cependant ami de le de époux celui ayant dressé et écoutant de lui à joie est de joie par le fait de la voix de le de époux. celle-ci donc la joie la mienne a été fait plénitude.</text:span> <text:span text:style-name="T2">30</text:span> <text:span text:style-name="T1">celui-là attache de lien croître, moi cependant se amoindrir.</text:span> <text:span text:style-name="T2">31</text:span> <text:span text:style-name="T1">Celui d'en haut se venant sur le haut de tous est· celui étant hors de la de terre hors de la de terre est et hors de la de terre bavarde. celui hors de le de ciel se venant [sur le haut de tous est]·</text:span> <text:span text:style-name="T2">32</text:span> <text:span text:style-name="T1">lequel a vu et écouta ce-ci témoigne, et la témoignation de lui aucun prend.</text:span> <text:span text:style-name="T2">33</text:span> <text:span text:style-name="T1">celui ayant pris de lui la témoignation scella en ce que le Dieu vrai est.</text:span> <text:span text:style-name="T2">34</text:span> <text:span text:style-name="T1">lequel car envoya le Dieu les oraux de le de Dieu bavarde, non car hors de mesure donne le souffle.</text:span> <text:span text:style-name="T2">35</text:span> <text:span text:style-name="T1">le père aime le fils et tous a donné en à la à main de lui.</text:span> <text:span text:style-name="T2">36</text:span> <text:span text:style-name="T1">celui croyant envers le fils a vie éternelle· celui cependant désobéissant à le à fils non se verra vie, mais la colère de le de Dieu reste sur lui.</text:span> </text:p>
      <text:p text:style-name="P4">JEAN  4</text:p>
      <text:p text:style-name="Text_20_body"><text:span text:style-name="T2">1</text:span> <text:span text:style-name="T1">Comme donc connut le Maître en ce que écoutèrent les Pharisiens en ce que Iésous plus nombreusement disciples fait et baptise ou Ioannes</text:span> <text:span text:style-name="T2">2</text:span> – <text:span text:style-name="T1">et néanmoins certes Iésous lui-même non baptisait mais les disciples de lui –</text:span> <text:span text:style-name="T2">3</text:span> <text:span text:style-name="T1">abandonna la Ioudaia et éloigna de nouveau envers la Galilée.</text:span> <text:span text:style-name="T2">4</text:span> <text:span text:style-name="T1">Attachait de lien cependant lui se passer à travers par de la de Samareia.</text:span> <text:span text:style-name="T2">5</text:span> <text:span text:style-name="T1">Se vient donc envers cité de la de Samareia étante dite Sychar prochain de le de emplacement lequel donna Iakob [à le] à Ioseph à le à fils de lui·</text:span> <text:span text:style-name="T2">6</text:span> <text:span text:style-name="T1">était cependant là source de le de Iakob. le donc Iésous ayant peiné hors de la de marche de cheminement se siégeait ainsi sur à la à source· heure était comme sixième.</text:span> <text:span text:style-name="T2">7</text:span> <text:span text:style-name="T1">Se vient femme hors de la de Samareia puiser eau. dit à elle le Iésous· donne à moi boire·</text:span> <text:span text:style-name="T2">8</text:span> <text:span text:style-name="T1">les car disciples de lui avaient éloigné envers la cité afin que nourritures que achètent à l'agora.</text:span> <text:span text:style-name="T2">9</text:span> <text:span text:style-name="T1">dit donc à lui la femme la Samaritaine· comment? toi Ioudaien étant à côté de moi boire tu demandes de femme de Samaritide de étante; non car se utilisent avec Ioudaiens à Samaritains.</text:span> <text:span text:style-name="T2">10</text:span> <text:span text:style-name="T1">fut répondu Iésous et dit à elle· si tu avais su la gratification de le de Dieu et quel est celui disant à toi· donne à moi boire, toi le cas échéant tu demandas lui et donna le cas échéant à toi eau vivant.</text:span> <text:span text:style-name="T2">11</text:span> <text:span text:style-name="T1">Dit à lui [la femme]· Maître, ni seau tu as et le puits est profond· d'où? donc tu as le eau ce vivant;</text:span> <text:span text:style-name="T2">12</text:span> <text:span text:style-name="T1">ne pas toi plus grand tu es de le de père de nous de Iakob, lequel donna à nous le puits et lui-même hors de lui but et les fils de lui et les troupeaux de lui;</text:span> <text:span text:style-name="T2">13</text:span> <text:span text:style-name="T1">fut répondu Iésous et dit à elle· tout celui buvant hors de le de eau de ce-ci aura soif de nouveau·</text:span> <text:span text:style-name="T2">14</text:span> <text:span text:style-name="T1">lequel cependant le cas échéant que boive hors de le de eau de lequel moi je donnerai à lui, non ne pas aura soif envers le ère, mais le eau lequel je donnerai à lui se deviendra en à lui source de eau de se bondissant envers vie éternelle.</text:span> <text:span text:style-name="T2">15</text:span> <text:span text:style-name="T1">Dit vers lui la femme· Maître, donne à moi ce-ci le eau, afin que ne pas que j'aie soif ni cependant que je me passe à travers ici-même puiser.</text:span> <text:span text:style-name="T2">16</text:span> <text:span text:style-name="T1">dit à elle· dirige en arrière voixe le homme de toi et viens ici-même.</text:span> <text:span text:style-name="T2">17</text:span> <text:span text:style-name="T1">fut répondu la femme et dit à lui· non j'ai homme. dit à elle le Iésous· bellement tu dis en ce que homme non j'ai·</text:span> <text:span text:style-name="T2">18</text:span> <text:span text:style-name="T1">cinq car hommes tu eus et maintenant lequel tu as non est de toi homme· ce-ci vrai tu as dit.</text:span> <text:span text:style-name="T2">19</text:span> <text:span text:style-name="T1">Dit à lui la femme· Maître, j'observe en ce que prophète tu es toi.</text:span> <text:span text:style-name="T2">20</text:span> <text:span text:style-name="T1">les pères de nous en à le à montagne à ce-ci prosternèrent vers· et vous vous dites en ce que en à Ierosolymas est le lieu là où prosterner vers attache de lien.</text:span> <text:span text:style-name="T2">21</text:span> <text:span text:style-name="T1">dit à elle le Iésous· crois à moi, femme, en ce que se vient heure lorsque ni en à le à montagne à ce-ci ni en à Ierosolymas vous prosternerez vers à le à père.</text:span> <text:span text:style-name="T2">22</text:span> <text:span text:style-name="T1">vous vous prosternez vers lequel non vous avez su· nous nous prosternons vers lequel nous avons su, en ce que la sauvetage hors de les de Ioudaiens est.</text:span> <text:span text:style-name="T2">23</text:span> <text:span text:style-name="T1">mais se vient heure et maintenant est, lorsque les véritables prosternateurs prosterneront vers à le à père en à souffle et à vérité· aussi car le père tels cherche ceux prosternants vers lui.</text:span> <text:span text:style-name="T2">24</text:span> <text:span text:style-name="T1">souffle le Dieu, et ceux prosternants vers lui en à souffle et à vérité attache de lien prosterner vers.</text:span> <text:span text:style-name="T2">25</text:span> <text:span text:style-name="T1">Dit à lui la femme· j'ai su en ce que Messia se vient celui étant dit Christ· lorsque le cas échéant que vienne celui-là, annoncera de bas en haut à nous en totalités.</text:span> <text:span text:style-name="T2">26</text:span> <text:span text:style-name="T1">dit à elle le Iésous· moi je suis, celui bavardant à toi.</text:span> <text:span text:style-name="T2">27</text:span> <text:span text:style-name="T1">Et sur à ce-ci vinrent les disciples de lui et étonnaient en ce que avec de femme bavardait· aucun néanmoins dit· quel tu cherches ou quel tu bavardes avec de elle;</text:span> <text:span text:style-name="T2">28</text:span> <text:span text:style-name="T1">abandonna donc la vase hydrie de elle la femme et éloigna envers la cité et dit à les à êtres humains·</text:span> <text:span text:style-name="T2">29</text:span> <text:span text:style-name="T1">venez ici voyez être humain lequel dit à moi tous autant lesquels je fis, ne serait-ce que celui-ci est le Christ;</text:span> <text:span text:style-name="T2">30</text:span> <text:span text:style-name="T1">sortirent hors de la de cité et se venaient vers lui.</text:span> <text:span text:style-name="T2">31</text:span> <text:span text:style-name="T1">En à ce entre interrogeaient lui les disciples disants· rabbi, mange.</text:span> <text:span text:style-name="T2">32</text:span> <text:span text:style-name="T1">celui cependant dit à eux· moi consommation j'ai manger laquelle vous non vous avez su.</text:span> <text:span text:style-name="T2">33</text:span> <text:span text:style-name="T1">disaient donc les disciples vers les uns les autres· ne pas un quelconque porta à lui manger;</text:span> <text:span text:style-name="T2">34</text:span> <text:span text:style-name="T1">dit à eux le Iésous· mien aliment est afin que que je fasse le volonté de celui de ayant mandé moi et que je perfectionne de lui le travail.</text:span> <text:span text:style-name="T2">35</text:span> <text:span text:style-name="T1">non vous vous dites en ce que encore de quatre mois est et le moisson se vient; voici je dis à vous, surélevez les yeux de vous et que vous vous contemplez les régions en ce que blanches sont vers moisson. déjà</text:span> <text:span text:style-name="T2">36</text:span> <text:span text:style-name="T1">celui moissonnant salaire prend et mène ensemble fruit envers vie éternelle, afin que celui semant au même lieu que soit de joie et celui moissonnant.</text:span> <text:span text:style-name="T2">37</text:span> <text:span text:style-name="T1">en car à ce-ci le discours est véritable en ce que autre est celui semant et autre celui moissonnant.</text:span> <text:span text:style-name="T2">38</text:span> <text:span text:style-name="T1">moi j'envoyai vous moissonner lequel non vous vous avez peiné· autres ont peiné et vous envers le frappement de eux vous avez venus à l'intérieur.</text:span> <text:span text:style-name="T2">39</text:span> <text:span text:style-name="T1">Hors cependant de la de cité de celle-là nombreux crurent envers lui de les de Samaritains par le fait de le discours de la de femme de témoignante en ce que dit à moi tous lesquels je fis.</text:span> <text:span text:style-name="T2">40</text:span> <text:span text:style-name="T1">comme donc vinrent vers lui les Samaritains, interrogeaient lui rester à côté à eux· et resta là deux journées.</text:span> <text:span text:style-name="T2">41</text:span> <text:span text:style-name="T1">et à nombreux plus nombreusement crurent par le fait de le discours de lui,</text:span> <text:span text:style-name="T2">42</text:span> <text:span text:style-name="T1">à la en outre à femme disaient en ce que non plus par le fait de la tienne bavardage nous croyons, nous-mêmes car nous avons écouté et nous avons su en ce que celui-ci est vraiment le sauveur de le de monde.</text:span> <text:span text:style-name="T2">43</text:span> <text:span text:style-name="T1">Après cependant les deux journées sortit de là envers la Galilée·</text:span> <text:span text:style-name="T2">44</text:span> <text:span text:style-name="T1">lui-même car Iésous témoigna en ce que prophète en à la à en propre à patrie valeur non a.</text:span> <text:span text:style-name="T2">45</text:span> <text:span text:style-name="T1">lorsque donc vint envers la Galilée, se acceptèrent lui les Galiléens tous ayants vus autant lesquels fit en à Ierosolymas en à la à fête, aussi eux car vinrent envers la fête.</text:span> <text:span text:style-name="T2">46</text:span> <text:span text:style-name="T1">Vint donc de nouveau envers la Kana de la de Galilée, là où fit le eau vin. Et était un quelconque royalique de lequel le fils était infirme en à Kapharnaoum.</text:span> <text:span text:style-name="T2">47</text:span> <text:span text:style-name="T1">celui-ci ayant écouté en ce que Iésous surgit hors de la de Ioudaia envers la Galilée éloigna vers lui et interrogeait afin que que descende et que se guérisse de lui le fils, imminait car mourir loin.</text:span> <text:span text:style-name="T2">48</text:span> <text:span text:style-name="T1">dit donc le Iésous vers lui· si le cas échéant ne pas signes et prodiges que vous voyiez, non ne pas que vous croyiez.</text:span> <text:span text:style-name="T2">49</text:span> <text:span text:style-name="T1">dit vers lui le royalique· Maître, descends avant mourir loin le petit enfant de moi.</text:span> <text:span text:style-name="T2">50</text:span> <text:span text:style-name="T1">dit à lui le Iésous· te va, le fils de toi vit. Crut le être humain à le à discours lequel dit à lui le Iésous et se allait.</text:span> <text:span text:style-name="T2">51</text:span> <text:span text:style-name="T1">déjà cependant de lui de descendant les mâles esclaves de lui vinrent à la rencontre à lui et rapportèrent annonce disants en ce que le jeune servant de lui vit.</text:span> <text:span text:style-name="T2">52</text:span> <text:span text:style-name="T1">se enquit donc la heure à côté de eux en à laquelle plus portement eut· dirent donc à lui en ce que hier heure septième abandonna lui le fièvre.</text:span> <text:span text:style-name="T2">53</text:span> <text:span text:style-name="T1">connut donc le père en ce que [en] à celle-là à la à heure en à laquelle dit à lui le Iésous· le fils de toi vit, et crut lui-même et la maison d'habitation de lui toute entière.</text:span> <text:span text:style-name="T2">54</text:span> <text:span text:style-name="T1">Ce-ci [cependant] de nouveau deuxième signe fit le Iésous ayant venu hors de la de Ioudaia envers la Galilée.</text:span> </text:p>
      <text:p text:style-name="P4">JEAN  5</text:p>
      <text:p text:style-name="Text_20_body"><text:span text:style-name="T2">1</text:span> <text:span text:style-name="T1">Après ces-ci était fête de les de Ioudaiens et monta Iésous envers Ierosolymas.</text:span> <text:span text:style-name="T2">2</text:span> <text:span text:style-name="T1">Est cependant en à les à Ierosolymas sur à la à probatique piscine celle étante dite sur En Hébreu Bethsaïda cinq portiques ayante.</text:span> <text:span text:style-name="T2">3</text:span> <text:span text:style-name="T1">en à celles-ci se couchait de haut en bas multitude de ceux de étants infirme, de aveugles, de boiteux, de secs.</text:span> <text:span text:style-name="T2">4</text:span> <text:span text:style-name="T2">5</text:span> <text:span text:style-name="T1">était cependant un quelconque être humain là trente [et] huit ans ayant en à la à infirmité de lui·</text:span> <text:span text:style-name="T2">6</text:span> <text:span text:style-name="T1">celui-ci ayant vu le Iésous se couchant de haut en bas et ayant connu en ce que nombreux déjà temps a, dit à lui· tu veux sain se devenir;</text:span> <text:span text:style-name="T2">7</text:span> <text:span text:style-name="T1">fut répondu à lui celui étant infirme· Maître, être humain non j'ai afin que lorsque le cas échéant que soit troublé le eau que jette moi envers la piscine· en à lequel cependant je me viens moi, autre d'avant de moi descend.</text:span> <text:span text:style-name="T2">8</text:span> <text:span text:style-name="T1">dit à lui le Iésous· éveille lève le grabat de toi et piétine autour.</text:span> <text:span text:style-name="T2">9</text:span> <text:span text:style-name="T1">et directement se devint sain le être humain et leva le grabat de lui et piétinait autour. Était cependant sabbat en à celle-là à la à journée.</text:span> <text:span text:style-name="T2">10</text:span> <text:span text:style-name="T1">disaient donc les Ioudaiens à celui à ayant été soigné· sabbat est, et non est permis à toi lever le grabat de toi.</text:span> <text:span text:style-name="T2">11</text:span> <text:span text:style-name="T1">celui cependant fut répondu à eux· celui ayant fait moi sain celui-là à moi dit· lève le grabat de toi et piétine autour.</text:span> <text:span text:style-name="T2">12</text:span> <text:span text:style-name="T1">interrogèrent lui· quel est le être humain celui ayant dit à toi· lève et piétine autour;</text:span> <text:span text:style-name="T2">13</text:span> <text:span text:style-name="T1">celui cependant ayant été guéri non avait su quel est, le car Iésous fit signe au dehors de foule de étant en à le à lieu.</text:span> <text:span text:style-name="T2">14</text:span> <text:span text:style-name="T1">après ces-ci trouve lui le Iésous en à le à sanctuaire et dit à lui· voici sain tu as devenu, ne pas plus faute, afin que ne pas pire à toi un quelconque que se devienne.</text:span> <text:span text:style-name="T2">15</text:span> <text:span text:style-name="T1">éloigna le être humain et annonça de bas en haut à les à Ioudaiens en ce que Iésous est celui ayant fait lui sain.</text:span> <text:span text:style-name="T2">16</text:span> <text:span text:style-name="T1">et par le fait de ce-ci poursuivaient les Ioudaiens le Iésous, en ce que ces-ci faisait en à sabbat.</text:span> <text:span text:style-name="T2">17</text:span> <text:span text:style-name="T1">Celui cependant [Iésous] se répondit à eux· le père de moi jusqu'à ce que à l'instant se met au travail et moi je me mets au travail·</text:span> <text:span text:style-name="T2">18</text:span> <text:span text:style-name="T1">par le fait de ce-ci donc davantage cherchaient lui les Ioudaiens tuer catégoriquement, en ce que non seulement déliait le sabbat, mais aussi père en propre disait le Dieu égal lui-même faisant à le à Dieu.</text:span> <text:span text:style-name="T2">19</text:span> <text:span text:style-name="T1">Se répondit donc le Iésous et disait à eux· amen amen je dis à vous, non se peut le fils faire au loin de lui-même aucun si le cas échéant ne pas un quelconque que regarde le père faisant· lesquels car le cas échéant celui-là que fasse, ces-ci aussi le fils semblablement fait.</text:span> <text:span text:style-name="T2">20</text:span> <text:span text:style-name="T1">le car père affectionne le fils et tous montre à lui lesquels lui-même fait, et plus grands de ces-ci montrera à lui travaux, afin que vous que vous étonniez.</text:span> <text:span text:style-name="T2">21</text:span> <text:span text:style-name="T1">comme certes car le père éveille les morts et fait être vivant, ainsi aussi le fils lesquels veut fait être vivant.</text:span> <text:span text:style-name="T2">22</text:span> <text:span text:style-name="T1">non cependant car le père juge aucun, mais la jugement toute a donné à le à fils,</text:span> <text:span text:style-name="T2">23</text:span> <text:span text:style-name="T1">afin que tous que valorisent le fils de haut en bas comme valorisent le père. celui ne pas valorisant le fils non valorise le père celui ayant mandé lui.</text:span> <text:span text:style-name="T2">24</text:span> <text:span text:style-name="T1">Amen amen je dis à vous en ce que celui le discours de moi écoutant et croyant à celui à ayant mandé moi a vie éternelle et envers jugement non se vient, mais a dépassé hors de le de trépas envers la vie.</text:span> <text:span text:style-name="T2">25</text:span> <text:span text:style-name="T1">amen amen je dis à vous en ce que se vient heure et maintenant est lorsque les morts écouteront de la de voix de le de fils de le de Dieu et ceux ayants écoutés vivront.</text:span> <text:span text:style-name="T2">26</text:span> <text:span text:style-name="T1">comme certes car le père a vie en à lui-même, ainsi aussi à le à fils donna vie avoir en à lui-même.</text:span> <text:span text:style-name="T2">27</text:span> <text:span text:style-name="T1">et autorité donna à lui jugement faire, en ce que fils de être humain est.</text:span> <text:span text:style-name="T2">28</text:span> <text:span text:style-name="T1">ne pas étonnez ce-ci, en ce que se vient heure en à laquelle tous ceux en à les à mémoriaux écouteront de la de voix de lui</text:span> <text:span text:style-name="T2">29</text:span> <text:span text:style-name="T1">et se iront au dehors ceux les bons ayants faits envers redressement de vie, ceux cependant les dérisoires ayants pratiqués envers redressement de jugement.</text:span> <text:span text:style-name="T2">30</text:span> <text:span text:style-name="T1">Non je me puis moi faire au loin de moi-même aucun· de haut en bas comme j'écoute je juge, et la jugement la mienne juste est, en ce que non je cherche le volonté le mien mais le volonté de celui de ayant mandé moi.</text:span> <text:span text:style-name="T2">31</text:span> <text:span text:style-name="T1">Si le cas échéant moi que je témoigne autour de moi-même, la témoignation de moi non est vrai·</text:span> <text:span text:style-name="T2">32</text:span> <text:span text:style-name="T1">autre est celui témoignant autour de moi, et j'ai su en ce que vrai est la témoignation laquelle témoigne autour de moi.</text:span> <text:span text:style-name="T2">33</text:span> <text:span text:style-name="T1">vous vous avez envoyé vers Ioannes, et a témoigné à la à vérité·</text:span> <text:span text:style-name="T2">34</text:span> <text:span text:style-name="T1">moi cependant non à côté de être humain la témoignation je prends, mais ces-ci je dis afin que vous que vous soyez sauvé.</text:span> <text:span text:style-name="T2">35</text:span> <text:span text:style-name="T1">celui-là était le chandelle celui étant allumé et apparaissant en lumière, vous cependant vous voulûtes être exulté vers heure en à le à lumière de lui.</text:span> <text:span text:style-name="T2">36</text:span> <text:span text:style-name="T1">Moi cependant j'ai la témoignation plus grande de le de Ioannes· les car travaux lesquels a donné à moi le père afin que que je perfectionne eux, mêmes les travaux lesquels je fais témoigne autour de moi en ce que le père moi a envoyé.</text:span> <text:span text:style-name="T2">37</text:span> <text:span text:style-name="T1">et le ayant mandé moi père celui-là a témoigné autour de moi. ni voix de lui jamais à un moment vous avez écouté ni aspect de lui vous avez vu,</text:span> <text:span text:style-name="T2">38</text:span> <text:span text:style-name="T1">et le discours de lui non vous avez en à vous restant, en ce que lequel envoya celui-là, à celui-ci vous non vous croyez.</text:span> <text:span text:style-name="T2">39</text:span> <text:span text:style-name="T1">vous scrutez les graphes, en ce que vous vous estimez en à elles vie éternelle avoir· et celles-là sont celles témoignantes autour de moi·</text:span> <text:span text:style-name="T2">40</text:span> <text:span text:style-name="T1">et non vous voulez venir vers moi afin que vie que vous ayez.</text:span> <text:span text:style-name="T2">41</text:span> <text:span text:style-name="T1">Gloire à côté de êtres humains non je prends,</text:span> <text:span text:style-name="T2">42</text:span> <text:span text:style-name="T1">mais j'ai connu vous en ce que la amour de le de Dieu non vous avez en à vous-mêmes.</text:span> <text:span text:style-name="T2">43</text:span> <text:span text:style-name="T1">moi j'ai venu en à le à nom de le de père de moi, et non vous prenez moi· si le cas échéant autre que vienne en à le à nom à le à en propre, celui-là vous vous prendrez.</text:span> <text:span text:style-name="T2">44</text:span> <text:span text:style-name="T1">comment? vous vous pouvez vous croire gloire à côté de les uns les autres prenants, et la gloire celle à côté de le de seul de Dieu non vous cherchez;</text:span> <text:span text:style-name="T2">45</text:span> <text:span text:style-name="T1">Ne pas estimez en ce que moi j'accuserai de vous vers le père· est celui accusant de vous Môusês, envers lequel vous vous avez espéré.</text:span> <text:span text:style-name="T2">46</text:span> <text:span text:style-name="T1">si car vous croyiez à Môusês, vous croyiez le cas échéant à moi· autour car de moi celui-là grapha.</text:span> <text:span text:style-name="T2">47</text:span> <text:span text:style-name="T1">si cependant à les de celui-là à lettres non vous croyez, comment? à les à miens à oraux vous croirez;</text:span> </text:p>
      <text:p text:style-name="P4">JEAN  6</text:p>
      <text:p text:style-name="Text_20_body"><text:span text:style-name="T2">1</text:span> <text:span text:style-name="T1">Après ces-ci éloigna le Iésous de l'autre côté de la de mer de la de Galilée de la de Tibériade.</text:span> <text:span text:style-name="T2">2</text:span> <text:span text:style-name="T1">suivait cependant à lui foule nombreux, en ce que observaient les signes lesquels faisait sur de ceux de étants infirme.</text:span> <text:span text:style-name="T2">3</text:span> <text:span text:style-name="T1">vint de bas en haut cependant envers le montagne Iésous et là se était assis avec de les de disciples de lui.</text:span> <text:span text:style-name="T2">4</text:span> <text:span text:style-name="T1">était cependant proche le pâque, la fête de les de Ioudaiens.</text:span> <text:span text:style-name="T2">5</text:span> <text:span text:style-name="T1">Ayant surélevé donc les yeux le Iésous et se ayant contemplé en ce que nombreux foule se vient vers lui dit vers Philippe· d'où? que nous achetions à l'agora pains afin que que mangent ceux-ci;</text:span> <text:span text:style-name="T2">6</text:span> <text:span text:style-name="T1">ce-ci cependant disait mettant en tentation lui· lui car avait su quel imminait faire.</text:span> <text:span text:style-name="T2">7</text:span> <text:span text:style-name="T1">fut répondu à lui [celui] Philippe· de deux cents de deniers pains non suffisent à eux afin que chacun court [un quelconque] que prenne.</text:span> <text:span text:style-name="T2">8</text:span> <text:span text:style-name="T1">dit à lui un hors de les de disciples de lui, André le frère de Simon de Pierre·</text:span> <text:span text:style-name="T2">9</text:span> <text:span text:style-name="T1">est enfant petiot ici lequel a cinq pains d'orges et deux fretins· mais ces-ci quel est envers tels;</text:span> <text:span text:style-name="T2">10</text:span> <text:span text:style-name="T1">dit le Iésous· faites les êtres humains tomber de bas en haut. était cependant herbe nombreux en à le à lieu. tombèrent de bas en haut donc les hommes le nombre comme cinq mille.</text:span> <text:span text:style-name="T2">11</text:span> <text:span text:style-name="T1">prit donc les pains le Iésous et ayant rendu grâce distribua à ceux à se couchants de bas en haut semblablement aussi hors de les de fretins autant lequel voulaient.</text:span> <text:span text:style-name="T2">12</text:span> <text:span text:style-name="T1">comme cependant furent rempli dans, dit à les à disciples de lui· menez ensemble les ayants surabondés morceaux, afin que ne pas un quelconque que se dépérisse.</text:span> <text:span text:style-name="T2">13</text:span> <text:span text:style-name="T1">menèrent ensemble donc et remplirent pleinement douze couffins de morceaux hors de les de cinq de pains de les de d'orges lesquels surabondèrent à ceux à ayants dévorés.</text:span> <text:span text:style-name="T2">14</text:span> <text:span text:style-name="T1">Les donc êtres humains ayants vus lequel fit signe disaient en ce que celui-ci est vraiment le prophète celui se venant envers le monde.</text:span> <text:span text:style-name="T2">15</text:span> <text:span text:style-name="T1">Iésous donc ayant connu en ce que imminent se venir et ravir lui afin que que fassent roi, replaça de nouveau envers le montagne lui-même seul.</text:span> <text:span text:style-name="T2">16</text:span> <text:span text:style-name="T1">Comme cependant tardive se devint descendirent les disciples de lui sur la mer</text:span> <text:span text:style-name="T2">17</text:span> <text:span text:style-name="T1">et ayants embarqués envers navire se venaient de l'autre côté de la de mer envers Kapharnaoum. et ténèbre déjà avait devenu et non encore avait venu vers eux le Iésous,</text:span> <text:span text:style-name="T2">18</text:span> <text:span text:style-name="T1">la en outre mer de vent de grand de soufflant était réveillé.</text:span> <text:span text:style-name="T2">19</text:span> <text:span text:style-name="T1">ayants propulsés donc comme stades vingt cinq ou trente observent le Iésous piétinant autour sur de la de mer et proche de le de navire se devenant, et furent effrayé.</text:span> <text:span text:style-name="T2">20</text:span> <text:span text:style-name="T1">celui cependant dit à eux· moi je suis· ne pas que vous vous effrayez.</text:span> <text:span text:style-name="T2">21</text:span> <text:span text:style-name="T1">voulaient donc prendre lui envers le navire, et directement se devint le navire sur de la de terre envers laquelle dirigeaient en arrière.</text:span> <text:span text:style-name="T2">22</text:span> <text:span text:style-name="T1">à Celle lendemain le foule celui ayant dressé de l'autre côté de la de mer virent en ce que petit navire autre non était là si ne pas un et en ce que non entra avec à les à disciples de lui le Iésous envers le navire mais seuls les disciples de lui éloignèrent·</text:span> <text:span text:style-name="T2">23</text:span> <text:span text:style-name="T1">autres vint navires hors de Tibériade proche de le de lieu là où mangèrent le pain de ayant rendu grâce de le de Maître.</text:span> <text:span text:style-name="T2">24</text:span> <text:span text:style-name="T1">lorsque donc vit le foule en ce que Iésous non est là non cependant les disciples de lui, embarquèrent eux envers les petits navires et vinrent envers Kapharnaoum cherchants le Iésous.</text:span> <text:span text:style-name="T2">25</text:span> <text:span text:style-name="T1">et ayants trouvés lui de l'autre côté de la de mer dirent à lui· rabbi, quand ici tu as devenu;</text:span> <text:span text:style-name="T2">26</text:span> <text:span text:style-name="T1">Fut répondu à eux le Iésous et dit· amen amen je dis à vous, vous cherchez moi non en ce que vous vîtes signes, mais en ce que vous mangeâtes hors de les de pains et vous fûtes fourragé.</text:span> <text:span text:style-name="T2">27</text:span> <text:span text:style-name="T1">que vous vous mettez au travail ne pas la consommation celle se dépérissante mais la consommation celle restante envers vie éternelle, laquelle le fils de le de être humain à vous donnera· celui-ci car le père scella le Dieu.</text:span> <text:span text:style-name="T2">28</text:span> <text:span text:style-name="T1">dirent donc vers lui· quel que nous fassions afin que que nous nous mettions au travail les travaux de le de Dieu;</text:span> <text:span text:style-name="T2">29</text:span> <text:span text:style-name="T1">fut répondu [le] Iésous et dit à eux· ce-ci est le travail de le de Dieu, afin que que vous croyiez envers lequel envoya celui-là.</text:span> <text:span text:style-name="T2">30</text:span> <text:span text:style-name="T1">Dirent donc à lui· quel donc tu fais toi signe, afin que que nous voyions et que nous croyions à toi; quel tu te mets au travail;</text:span> <text:span text:style-name="T2">31</text:span> <text:span text:style-name="T1">les pères de nous le manne mangèrent en à la à déserte, de haut en bas comme est ayant été graphé· pain hors de le de ciel donna à eux manger.</text:span> <text:span text:style-name="T2">32</text:span> <text:span text:style-name="T1">dit donc à eux le Iésous· amen amen je dis à vous, non Môusês a donné à vous le pain hors de le de ciel, mais le père de moi donne à vous le pain hors de le de ciel le véritable·</text:span> <text:span text:style-name="T2">33</text:span> <text:span text:style-name="T1">le car pain de le de Dieu est celui descendant hors de le de ciel et vie donnant à le à monde.</text:span> <text:span text:style-name="T2">34</text:span> <text:span text:style-name="T1">dirent donc vers lui· Maître, en tout moment donne à nous le pain celui-ci.</text:span> <text:span text:style-name="T2">35</text:span> <text:span text:style-name="T1">dit à eux le Iésous· moi je suis le pain de la de vie· celui se venant vers moi non ne pas que ait faim, et celui croyant envers moi non ne pas aura soif jamais à un moment.</text:span> <text:span text:style-name="T2">36</text:span> <text:span text:style-name="T1">Mais je dis à vous en ce que et vous avez vu [moi] et non vous croyez.</text:span> <text:span text:style-name="T2">37</text:span> <text:span text:style-name="T1">tout lequel donne à moi le père vers moi surgira, et celui se venant vers moi non ne pas que j'éjecte au-dehors,</text:span> <text:span text:style-name="T2">38</text:span> <text:span text:style-name="T1">en ce que j'ai descendu au loin de le de ciel non afin que que je fasse le volonté le mien mais le volonté de celui de ayant mandé moi.</text:span> <text:span text:style-name="T2">39</text:span> <text:span text:style-name="T1">ce-ci cependant est le volonté de celui de ayant mandé moi, afin que tout lequel a donné à moi ne pas que je dépérisse hors de lui, mais je redresserai lui [en] à la à dernière à journée.</text:span> <text:span text:style-name="T2">40</text:span> <text:span text:style-name="T1">ce-ci car est le volonté de le de père de moi, afin que tout celui observant le fils et croyant envers lui que ait vie éternelle, et je redresserai lui moi [en] à la à dernière à journée.</text:span> <text:span text:style-name="T2">41</text:span> <text:span text:style-name="T1">Murmuraient donc les Ioudaiens autour de lui en ce que dit· moi je suis le pain celui ayant descendu hors de le de ciel,</text:span> <text:span text:style-name="T2">42</text:span> <text:span text:style-name="T1">et disaient· non celui-ci est Iésous le fils de Ioseph, de lequel nous nous avons su le père et la mère; comment? maintenant dit en ce que hors de le de ciel j'ai descendu;</text:span> <text:span text:style-name="T2">43</text:span> <text:span text:style-name="T1">fut répondu Iésous et dit à eux· ne pas murmurez avec de les uns les autres.</text:span> <text:span text:style-name="T2">44</text:span> <text:span text:style-name="T1">aucun se peut venir vers moi si le cas échéant ne pas le père celui ayant mandé moi que tire lui, et moi je redresserai lui en à la à dernière à journée.</text:span> <text:span text:style-name="T2">45</text:span> <text:span text:style-name="T1">est ayant été graphé en à les à prophètes· et se seront tous enseignés de Dieu· tout celui ayant écouté à côté de le de père et ayant appris se vient vers moi.</text:span> <text:span text:style-name="T2">46</text:span> <text:span text:style-name="T1">non en ce que le père a vu un quelconque si ne pas celui étant à côté de le de Dieu, celui-ci a vu le père.</text:span> <text:span text:style-name="T2">47</text:span> <text:span text:style-name="T1">Amen amen je dis à vous, celui croyant a vie éternelle.</text:span> <text:span text:style-name="T2">48</text:span> <text:span text:style-name="T1">Moi je suis le pain de la de vie.</text:span> <text:span text:style-name="T2">49</text:span> <text:span text:style-name="T1">les pères de vous mangèrent en à la à déserte le manne et moururent loin·</text:span> <text:span text:style-name="T2">50</text:span> <text:span text:style-name="T1">celui-ci est le pain celui hors de le de ciel descendant, afin que un quelconque hors de lui que mange et ne pas que meure loin.</text:span> <text:span text:style-name="T2">51</text:span> <text:span text:style-name="T1">moi je suis le pain celui vivant celui hors de le de ciel ayant descendu· si le cas échéant un quelconque que mange hors de celui-ci de le de pain se vivra envers le ère, et le pain cependant lequel moi je donnerai la chair de moi est au-dessus de la de le de monde de vie.</text:span> <text:span text:style-name="T2">52</text:span> <text:span text:style-name="T1">Se bataillaient donc vers les uns les autres les Ioudaiens disants· comment? se peut celui-ci à nous donner la chair [de lui] manger;</text:span> <text:span text:style-name="T2">53</text:span> <text:span text:style-name="T1">dit donc à eux le Iésous· amen amen je dis à vous, si le cas échéant ne pas que vous mangiez la chair de le de fils de le de être humain et que vous buviez de lui le sang, non vous avez vie en à vous-mêmes.</text:span> <text:span text:style-name="T2">54</text:span> <text:span text:style-name="T1">celui rongeant de moi la chair et buvant de moi le sang a vie éternelle, et moi je redresserai lui à la à dernière à journée.</text:span> <text:span text:style-name="T2">55</text:span> <text:span text:style-name="T1">la car chair de moi vrai est consommation, et le sang de moi vrai est boisson.</text:span> <text:span text:style-name="T2">56</text:span> <text:span text:style-name="T1">celui rongeant de moi la chair et buvant de moi le sang en à moi reste et moi en à lui.</text:span> <text:span text:style-name="T2">57</text:span> <text:span text:style-name="T1">de haut en bas comme envoya moi le vivant père et moi je vis par le fait de le père, aussi celui rongeant moi et celui-là vivra par le fait de moi.</text:span> <text:span text:style-name="T2">58</text:span> <text:span text:style-name="T1">celui-ci est le pain celui hors de ciel ayant descendu, non de haut en bas comme mangèrent les pères et moururent loin· celui rongeant celui-ci le pain vivra envers le ère.</text:span> <text:span text:style-name="T2">59</text:span> <text:span text:style-name="T1">Ces-ci dit en à synagogue enseignant en à Kapharnaoum.</text:span> <text:span text:style-name="T2">60</text:span> <text:span text:style-name="T1">Nombreux donc ayants écoutés hors de les de disciples de lui dirent· dur est le discours celui-ci· quel se peut de lui écouter;</text:span> <text:span text:style-name="T2">61</text:span> <text:span text:style-name="T1">ayant su cependant le Iésous en à lui-même en ce que murmurent autour de ce-ci les disciples de lui dit à eux· ce-ci vous scandalise;</text:span> <text:span text:style-name="T2">62</text:span> <text:span text:style-name="T1">si le cas échéant donc que vous observiez le fils de le de être humain montant là où était le plus avant;</text:span> <text:span text:style-name="T2">63</text:span> <text:span text:style-name="T1">le souffle est ce faisant être vivant, la chair non profite aucun· les oraux lesquels moi j'ai bavardé à vous souffle est et vie est.</text:span> <text:span text:style-name="T2">64</text:span> <text:span text:style-name="T1">mais sont hors de vous des quelconques lesquels non croient. avait su car hors de origine le Iésous quels sont ceux ne pas croyants et quel est celui qui transmettra lui.</text:span> <text:span text:style-name="T2">65</text:span> <text:span text:style-name="T1">et disait· par le fait de ce-ci j'ai dit à vous en ce que aucun se peut venir vers moi si le cas échéant ne pas que soit ayant été donné à lui hors de le de père.</text:span> <text:span text:style-name="T2">66</text:span> <text:span text:style-name="T1">Hors de ce-ci nombreux [hors] de les de disciples de lui éloignèrent envers ces derrière et non plus avec de lui piétinaient autour.</text:span> <text:span text:style-name="T2">67</text:span> <text:span text:style-name="T1">dit donc le Iésous à les à douze· ne pas aussi vous vous voulez diriger en arrière;</text:span> <text:span text:style-name="T2">68</text:span> <text:span text:style-name="T1">fut répondu à lui Simon Pierre· Maître, vers quel nous nous éloignerons; oraux de vie de éternelle tu as,</text:span> <text:span text:style-name="T2">69</text:span> <text:span text:style-name="T1">et nous nous avons cru et nous avons connu en ce que toi tu es le saint de le de Dieu.</text:span> <text:span text:style-name="T2">70</text:span> <text:span text:style-name="T1">fut répondu à eux le Iésous· non moi vous les douze je m'élus; et hors de vous un diable est.</text:span> <text:span text:style-name="T2">71</text:span> <text:span text:style-name="T1">disait cependant le Iouda de Simon de Iskariote· celui-ci car imminait transmettre lui, un hors de les de douze.</text:span> </text:p>
      <text:p text:style-name="P4">JEAN  7</text:p>
      <text:p text:style-name="Text_20_body"><text:span text:style-name="T2">1</text:span> <text:span text:style-name="T1">Et après ces-ci piétinait autour le Iésous en à la à Galilée· non car voulait en à la à Ioudaia piétiner autour, en ce que cherchaient lui les Ioudaiens tuer catégoriquement.</text:span> <text:span text:style-name="T2">2</text:span> <text:span text:style-name="T1">Était cependant proche la fête de les de Ioudaiens la mise en place de tente.</text:span> <text:span text:style-name="T2">3</text:span> <text:span text:style-name="T1">dirent donc vers lui les frères de lui· dépasse d'ici et dirige en arrière envers la Ioudaia, afin que aussi les disciples de toi observeront de toi les travaux lesquels tu fais·</text:span> <text:span text:style-name="T2">4</text:span> <text:span text:style-name="T1">aucun car un quelconque en à caché fait et cherche lui-même en à oralité franche être. si ces-ci tu fais, rends visible toi-même à le à monde.</text:span> <text:span text:style-name="T2">5</text:span> <text:span text:style-name="T1">non cependant car les frères de lui croyaient envers lui.</text:span> <text:span text:style-name="T2">6</text:span> <text:span text:style-name="T1">dit donc à eux le Iésous· le moment le mien non encore est à côté, le cependant moment le votre en tout moment est prêt.</text:span> <text:span text:style-name="T2">7</text:span> <text:span text:style-name="T1">non se peut le monde haïr vous, moi cependant hait, en ce que moi je témoigne autour de lui en ce que les travaux de lui méchants est.</text:span> <text:span text:style-name="T2">8</text:span> <text:span text:style-name="T1">vous montez envers la fête· moi non encore je monte envers la fête celle-ci, en ce que le mien moment non encore a été fait plénitude.</text:span> <text:span text:style-name="T2">9</text:span> <text:span text:style-name="T1">ces-ci cependant ayant dit à eux resta en à la à Galilée.</text:span> <text:span text:style-name="T2">10</text:span> <text:span text:style-name="T1">Comme cependant montèrent les frères de lui envers la fête, alors aussi lui monta non visiblement mais [comme] en à caché.</text:span> <text:span text:style-name="T2">11</text:span> <text:span text:style-name="T1">les donc Ioudaiens cherchaient lui en à la à fête et disaient· où? est celui-là;</text:span> <text:span text:style-name="T2">12</text:span> <text:span text:style-name="T1">et murmure autour de lui était nombreux en à les à foules· ceux certes disaient en ce que bon est, autres [cependant] disaient· non, mais égare le foule.</text:span> <text:span text:style-name="T2">13</text:span> <text:span text:style-name="T1">aucun néanmoins à oralité franche bavardait autour de lui par le fait de le effroi de les de Ioudaiens.</text:span> <text:span text:style-name="T2">14</text:span> <text:span text:style-name="T1">Déjà cependant de la de fête de étante au milieu monta Iésous envers le sanctuaire et enseignait.</text:span> <text:span text:style-name="T2">15</text:span> <text:span text:style-name="T1">étonnaient donc les Ioudaiens disants· comment? celui-ci lettres a su ne pas ayant appris;</text:span> <text:span text:style-name="T2">16</text:span> <text:span text:style-name="T1">fut répondu donc à eux [celui] Iésous et dit· la mienne enseignement non est mienne mais de celui de ayant mandé moi·</text:span> <text:span text:style-name="T2">17</text:span> <text:span text:style-name="T1">si le cas échéant un quelconque que veuille le volonté de lui faire, se connaîtra autour de la de enseignement lequel des deux hors de le de Dieu est ou moi au loin de moi-même je bavarde.</text:span> <text:span text:style-name="T2">18</text:span> <text:span text:style-name="T1">celui au loin de lui-même bavardant la gloire la en propre cherche· celui cependant cherchant la gloire de celui de ayant mandé lui celui-ci vrai est et injustice en à lui non est.</text:span> <text:span text:style-name="T2">19</text:span> <text:span text:style-name="T1">Non Môusês a donné à vous le loi; et aucun hors de vous fait le loi. quel moi vous cherchez tuer catégoriquement;</text:span> <text:span text:style-name="T2">20</text:span> <text:span text:style-name="T1">fut répondu le foule· démon tu as· quel toi cherche tuer catégoriquement;</text:span> <text:span text:style-name="T2">21</text:span> <text:span text:style-name="T1">fut répondu Iésous et dit à eux· un travail je fis et tous vous étonnez.</text:span> <text:span text:style-name="T2">22</text:span> <text:span text:style-name="T1">par le fait de ce-ci Môusês a donné à vous la circoncision – non en ce que hors de le de Môusês est mais hors de les de pères – et en à sabbat vous circoncisez être humain.</text:span> <text:span text:style-name="T2">23</text:span> <text:span text:style-name="T1">si circoncision prend être humain en à sabbat afin que ne pas que soit délié le loi de Môusês, à moi vous êtes bilieux en ce que tout entier être humain sain je fis en à sabbat;</text:span> <text:span text:style-name="T2">24</text:span> <text:span text:style-name="T1">ne pas jugez selon vue, mais la juste jugement jugez.</text:span> <text:span text:style-name="T2">25</text:span> <text:span text:style-name="T1">Disaient donc des quelconques hors de les de Ierosolumites· non celui-ci est lequel cherchent tuer catégoriquement;</text:span> <text:span text:style-name="T2">26</text:span> <text:span text:style-name="T1">et voici à oralité franche bavarde et aucun à lui disent. de peur que vraiment connurent les chefs en ce que celui-ci est le Christ;</text:span> <text:span text:style-name="T2">27</text:span> <text:span text:style-name="T1">mais celui-ci nous avons su d'où? est· le cependant Christ lorsque le cas échéant que se vienne aucun connaît d'où? est.</text:span> <text:span text:style-name="T2">28</text:span> <text:span text:style-name="T1">croassa donc en à le à sanctuaire enseignant le Iésous et disant· et moi vous avez su et vous avez su d'où? je suis· et au loin de moi-même non j'ai venu, mais est véritable celui ayant mandé moi, lequel vous non vous avez su·</text:span> <text:span text:style-name="T2">29</text:span> <text:span text:style-name="T1">moi j'ai su lui, en ce que à côté de lui je suis et celui-là moi envoya.</text:span> <text:span text:style-name="T2">30</text:span> <text:span text:style-name="T1">Cherchaient donc lui saisir, et aucun surjeta sur lui la main, en ce que non encore avait venu la heure de lui.</text:span> <text:span text:style-name="T2">31</text:span> <text:span text:style-name="T1">Hors de le de foule cependant nombreux crurent envers lui et disaient· le Christ lorsque le cas échéant que vienne ne pas plus nombreusement signes fera de lesquels celui-ci fit;</text:span> <text:span text:style-name="T2">32</text:span> <text:span text:style-name="T1">écoutèrent les Pharisiens de le de foule de murmurant autour de lui ces-ci, et envoyèrent les chefs sacrificateurs et les Pharisiens ministres afin que que saisissent lui.</text:span> <text:span text:style-name="T2">33</text:span> <text:span text:style-name="T1">Dit donc le Iésous· encore temps petit avec de vous je suis et je dirige en arrière vers celui ayant mandé moi.</text:span> <text:span text:style-name="T2">34</text:span> <text:span text:style-name="T1">vous chercherez moi et non vous trouverez [moi], et là où je suis moi vous non vous vous pouvez venir.</text:span> <text:span text:style-name="T2">35</text:span> <text:span text:style-name="T1">dirent donc les Ioudaiens vers eux-mêmes· où? celui-ci immine se aller en ce que nous non nous trouverons lui; ne pas envers la dissémination de les de Hellèns immine se aller et enseigner les Hellèns;</text:span> <text:span text:style-name="T2">36</text:span> <text:span text:style-name="T1">quel est le discours celui-ci lequel dit· vous chercherez moi et non vous trouverez [moi], et là où je suis moi vous non vous vous pouvez venir;</text:span> <text:span text:style-name="T2">37</text:span> <text:span text:style-name="T1">En cependant à la à dernière à journée à la à grande de la de fête avait dressé le Iésous et croassa disant· si le cas échéant un quelconque que ait soif se vienne vers moi et boive.</text:span> <text:span text:style-name="T2">38</text:span> <text:span text:style-name="T1">celui croyant envers moi, de haut en bas comme dit la graphe, fleuves hors de la de cavité ventrale de lui couleront de eau de vivant.</text:span> <text:span text:style-name="T2">39</text:span> <text:span text:style-name="T1">ce-ci cependant dit autour de le de souffle celui imminaient prendre ceux ayants crus envers lui· non encore car était souffle, en ce que Iésous non cependant encore fut glorifié.</text:span> <text:span text:style-name="T2">40</text:span> <text:span text:style-name="T1">Hors de le de foule donc ayants écoutés de les de discours de ceux-ci disaient· celui-ci est vraiment le prophète·</text:span> <text:span text:style-name="T2">41</text:span> <text:span text:style-name="T1">autres disaient· celui-ci est le Christ, ceux cependant disaient· ne pas car hors de la de Galilée le Christ se vient;</text:span> <text:span text:style-name="T2">42</text:span> <text:span text:style-name="T1">non la graphe dit en ce que hors de le de semence de Dauid et au loin de Bethléem de la de village là où était Dauid se vient le Christ;</text:span> <text:span text:style-name="T2">43</text:span> <text:span text:style-name="T1">schisme donc se devint en à le à foule par le fait de lui·</text:span> <text:span text:style-name="T2">44</text:span> <text:span text:style-name="T1">des quelconques cependant voulaient hors de eux saisir lui, mais aucun surjeta sur lui les mains.</text:span> <text:span text:style-name="T2">45</text:span> <text:span text:style-name="T1">Vinrent donc les ministres vers les chefs sacrificateurs et Pharisiens, et dirent à eux ceux-là· par le fait de quel non vous conduisîtes lui;</text:span> <text:span text:style-name="T2">46</text:span> <text:span text:style-name="T1">furent répondu les ministres· pas cependant à un moment bavarda ainsi être humain.</text:span> <text:span text:style-name="T2">47</text:span> <text:span text:style-name="T1">furent répondu donc à eux les Pharisiens· ne pas aussi vous vous avez été égarés;</text:span> <text:span text:style-name="T2">48</text:span> <text:span text:style-name="T1">ne pas un quelconque hors de les de chefs crut envers lui ou hors de les de Pharisiens;</text:span> <text:span text:style-name="T2">49</text:span> <text:span text:style-name="T1">mais le foule celui-ci celui ne pas connaissant le loi maudits sont.</text:span> <text:span text:style-name="T2">50</text:span> <text:span text:style-name="T1">dit Nikodème vers eux, celui ayant venu vers lui [ce] plus avant, un étant hors de eux·</text:span> <text:span text:style-name="T2">51</text:span> <text:span text:style-name="T1">ne pas le loi de nous juge le être humain si le cas échéant ne pas que écoute premièrement à côté de lui et que connaisse quel fait;</text:span> <text:span text:style-name="T2">52</text:span> <text:span text:style-name="T1">furent répondu et dirent à lui· ne pas aussi toi hors de la de Galilée tu es; scrute et vois en ce que hors de la de Galilée prophète non est éveillé. ⟦</text:span> <text:span text:style-name="T2">53</text:span> <text:span text:style-name="T1">Et furent allé chacun envers le maison de lui,</text:span> </text:p>
      <text:p text:style-name="P4">JEAN  8</text:p>
      <text:p text:style-name="Text_20_body"><text:span text:style-name="T2">1</text:span> <text:span text:style-name="T1">Iésous cependant fut allé envers ce montagne de les de oliviers.</text:span> <text:span text:style-name="T2">2</text:span> <text:span text:style-name="T1">de Aube cependant de nouveau se devint à côté envers ce sanctuaire et tout le peuple se venait vers lui, et ayant assis enseignait eux.</text:span> <text:span text:style-name="T2">3</text:span> <text:span text:style-name="T1">Conduisent cependant ceux lettrés et ceux Pharisiens femme sur à adultérations ayante étée prise de haut en bas et ayants dressés elle en à au milieu</text:span> <text:span text:style-name="T2">4</text:span> <text:span text:style-name="T1">disent à lui· enseignant, celle-ci la femme a été pris de haut en bas sur à qui se dénonce soi-même comme voleur étante adultérée·</text:span> <text:span text:style-name="T2">5</text:span> <text:span text:style-name="T1">en cependant à le à loi à nous Môusês se commanda les telles pierrer. toi donc quel tu dis;</text:span> <text:span text:style-name="T2">6</text:span> <text:span text:style-name="T1">ce-ci cependant disaient mettants en tentation lui, afin que que aient accuser de lui. le cependant Iésous vers le bas ayant penché à le à doigt graphait de haut en bas envers la terre.</text:span> <text:span text:style-name="T2">7</text:span> <text:span text:style-name="T1">comme cependant restaient sur interrogeants lui, pencha de bas en haut et dit à eux· le sans faute de vous premier sur elle jette pierre.</text:span> <text:span text:style-name="T2">8</text:span> <text:span text:style-name="T1">et de nouveau ayant penché de haut en bas graphait envers la terre.</text:span> <text:span text:style-name="T2">9</text:span> <text:span text:style-name="T1">ceux cependant ayants écoutés se sortaient un de haut en bas un se ayants originés au loin de les de plus anciens et fut laissé en contrebas seul et la femme en à au milieu étante.</text:span> <text:span text:style-name="T2">10</text:span> <text:span text:style-name="T1">ayant penché de bas en haut cependant le Iésous dit à elle· femme, où? sont; aucun toi jugea contre;</text:span> <text:span text:style-name="T2">11</text:span> <text:span text:style-name="T1">la cependant dit· aucun, Maître. dit cependant le Iésous· non cependant moi toi juge contre· te va, [et] au loin de le maintenant ne pas plus faute.⟧</text:span> <text:span text:style-name="T2">12</text:span> <text:span text:style-name="T1">De nouveau donc à eux bavarda le Iésous disant· moi je suis le lumière de le de monde· celui suivant à moi non ne pas que piétine autour en à la à ténèbre, mais aura le lumière de la de vie.</text:span> <text:span text:style-name="T2">13</text:span> <text:span text:style-name="T1">Dirent donc à lui les Pharisiens· toi autour de toi-même tu témoignes· la témoignation de toi non est vrai.</text:span> <text:span text:style-name="T2">14</text:span> <text:span text:style-name="T1">fut répondu Iésous et dit à eux· et si moi que je témoigne autour de moi-même, vrai est la témoignation de moi, en ce que j'ai su d'où? je vins et où? je dirige en arrière· vous cependant non vous avez su d'où? je me viens ou où? je dirige en arrière.</text:span> <text:span text:style-name="T2">15</text:span> <text:span text:style-name="T1">vous selon la chair vous jugez, moi non je juge aucun.</text:span> <text:span text:style-name="T2">16</text:span> <text:span text:style-name="T1">aussi si le cas échéant que je juge cependant moi, la jugement la mienne véritable est, en ce que seul non je suis, mais moi et le ayant mandé moi père.</text:span> <text:span text:style-name="T2">17</text:span> <text:span text:style-name="T1">aussi en à le à loi cependant à le à votre a été graphé en ce que de deux de êtres humains la témoignation vrai est.</text:span> <text:span text:style-name="T2">18</text:span> <text:span text:style-name="T1">moi je suis celui témoignant autour de moi-même et témoigne autour de moi le ayant mandé moi père.</text:span> <text:span text:style-name="T2">19</text:span> <text:span text:style-name="T1">disaient donc à lui· où? est le père de toi; fut répondu Iésous· ni moi vous avez su ni le père de moi· si moi vous aviez su, aussi le père de moi le cas échéant vous aviez su.</text:span> <text:span text:style-name="T2">20</text:span> <text:span text:style-name="T1">Ces-ci les oraux bavarda en à le à gazophylacium enseignant en à le à sanctuaire· et aucun saisit lui, en ce que non encore avait venu la heure de lui.</text:span> <text:span text:style-name="T2">21</text:span> <text:span text:style-name="T1">Dit donc de nouveau à eux· moi je dirige en arrière et vous chercherez moi, et en à la à faute de vous vous vous mourrez loin· là où moi je dirige en arrière vous non vous vous pouvez venir.</text:span> <text:span text:style-name="T2">22</text:span> <text:span text:style-name="T1">disaient donc les Ioudaiens· ne serait-ce que tuera catégoriquement lui-même, en ce que dit· là où moi je dirige en arrière vous non vous vous pouvez venir;</text:span> <text:span text:style-name="T2">23</text:span> <text:span text:style-name="T1">et disait à eux· vous hors de ces vers le bas vous êtes, moi hors de ces en haut je suis· vous hors de celui-ci de le de monde vous êtes, moi non je suis hors de le de monde de celui-ci.</text:span> <text:span text:style-name="T2">24</text:span> <text:span text:style-name="T1">je dis donc à vous en ce que vous vous mourrez loin en à les à fautes de vous· si le cas échéant car ne pas que vous croyiez en ce que moi je suis, vous vous mourrez loin en à les à fautes de vous.</text:span> <text:span text:style-name="T2">25</text:span> <text:span text:style-name="T1">Disaient donc à lui· toi quel tu es; dit à eux le Iésous· la origine lequel un quelconque aussi je bavarde à vous;</text:span> <text:span text:style-name="T2">26</text:span> <text:span text:style-name="T1">nombreux j'ai autour de vous bavarder et juger, mais celui ayant mandé moi vrai est, et moi lesquels j'écoutai à côté de lui ces-ci je bavarde envers le monde.</text:span> <text:span text:style-name="T2">27</text:span> <text:span text:style-name="T1">non connurent en ce que le père à eux disait.</text:span> <text:span text:style-name="T2">28</text:span> <text:span text:style-name="T1">dit donc [à eux] le Iésous· en ce que lorsque le cas échéant que vous haussiez le fils de le de être humain, alors vous vous connaîtrez en ce que moi je suis, et au loin de moi-même je fais aucun, mais de haut en bas comme enseigna moi le père ces-ci je bavarde.</text:span> <text:span text:style-name="T2">29</text:span> <text:span text:style-name="T1">et celui ayant mandé moi avec de moi est· non abandonna moi seul, en ce que moi les agréables à lui je fais en tout moment.</text:span> <text:span text:style-name="T2">30</text:span> <text:span text:style-name="T1">Ces-ci de lui de bavardant nombreux crurent envers lui.</text:span> <text:span text:style-name="T2">31</text:span> <text:span text:style-name="T1">Disait donc le Iésous vers ceux ayants crus à lui Ioudaiens· si le cas échéant vous que vous restiez en à le à discours à le à mien, vraiment disciples de moi vous êtes</text:span> <text:span text:style-name="T2">32</text:span> <text:span text:style-name="T1">et vous vous connaîtrez la vérité, et la vérité libérera vous.</text:span> <text:span text:style-name="T2">33</text:span> <text:span text:style-name="T1">furent répondu vers lui· semence de Abraam nous sommes et à aucun nous avons été esclaves jamais à un moment· comment? toi tu dis en ce que libres vous vous deviendrez;</text:span> <text:span text:style-name="T2">34</text:span> <text:span text:style-name="T1">fut répondu à eux le Iésous· amen amen je dis à vous en ce que tout celui faisant la faute mâle esclave est de la de faute.</text:span> <text:span text:style-name="T2">35</text:span> <text:span text:style-name="T1">le cependant mâle esclave non reste en à la à maison d'habitation envers le ère, le fils reste envers le ère.</text:span> <text:span text:style-name="T2">36</text:span> <text:span text:style-name="T1">si le cas échéant donc le fils vous que libère, réellement libres vous vous serez.</text:span> <text:span text:style-name="T2">37</text:span> <text:span text:style-name="T1">J'ai su en ce que semence de Abraam vous êtes· mais vous cherchez moi tuer catégoriquement, en ce que le discours le mien non place en à vous.</text:span> <text:span text:style-name="T2">38</text:span> <text:span text:style-name="T1">lesquels moi j'ai vu à côté à le à père je bavarde· aussi vous donc lesquels vous écoutâtes à côté de le de père vous faites.</text:span> <text:span text:style-name="T2">39</text:span> <text:span text:style-name="T1">Furent répondu et dirent à lui· le père de nous Abraam est. dit à eux le Iésous· si enfants de le de Abraam vous êtes, les travaux de le de Abraam vous faisiez·</text:span> <text:span text:style-name="T2">40</text:span> <text:span text:style-name="T1">maintenant cependant vous cherchez moi tuer catégoriquement être humain lequel la vérité à vous j'ai bavardé laquelle j'écoutai à côté de le de Dieu· ce-ci Abraam non fit.</text:span> <text:span text:style-name="T2">41</text:span> <text:span text:style-name="T1">vous vous faites les travaux de le de père de vous. Dirent [donc] à lui· nous hors de pornation non nous avons été engendrés, un père nous avons le Dieu.</text:span> <text:span text:style-name="T2">42</text:span> <text:span text:style-name="T1">dit à eux le Iésous· si le Dieu père de vous était vous aimiez le cas échéant moi, moi car hors de le de Dieu je sortis et je surgis· non cependant car au loin de moi-même j'ai venu, mais celui-là moi envoya.</text:span> <text:span text:style-name="T2">43</text:span> <text:span text:style-name="T1">par le fait de quel la bavardage la mienne non vous connaissez; en ce que non vous vous pouvez écouter le discours le mien.</text:span> <text:span text:style-name="T2">44</text:span> <text:span text:style-name="T1">vous hors de le de père de le de diable vous êtes et les désirs en fureurs de le de père de vous vous voulez faire. celui-là tueur d'être humain était au loin de origine et en à la à vérité non dressait, en ce que non est vérité en à lui. lorsque le cas échéant que bavarde le mensonge, hors de les de en propres bavarde, en ce que menteur est et le père de lui.</text:span> <text:span text:style-name="T2">45</text:span> <text:span text:style-name="T1">moi cependant en ce que la vérité je dis, non vous croyez à moi.</text:span> <text:span text:style-name="T2">46</text:span> <text:span text:style-name="T1">quel hors de vous réfute moi autour de faute; si vérité je dis, par le fait de quel vous non vous croyez à moi;</text:span> <text:span text:style-name="T2">47</text:span> <text:span text:style-name="T1">celui étant hors de le de Dieu les oraux de le de Dieu écoute· par le fait de ce-ci vous non vous écoutez, en ce que hors de le de Dieu non vous êtes.</text:span> <text:span text:style-name="T2">48</text:span> <text:span text:style-name="T1">Furent répondu les Ioudaiens et dirent à lui· non bellement nous disons nous en ce que Samaritain tu es toi et démon tu as;</text:span> <text:span text:style-name="T2">49</text:span> <text:span text:style-name="T1">fut répondu Iésous· moi démon non j'ai, mais je valorise le père de moi, et vous vous dévalorisez moi.</text:span> <text:span text:style-name="T2">50</text:span> <text:span text:style-name="T1">moi cependant non je cherche la gloire de moi· est celui cherchant et jugeant.</text:span> <text:span text:style-name="T2">51</text:span> <text:span text:style-name="T1">amen amen je dis à vous, si le cas échéant un quelconque le mien discours que garde, trépas non ne pas que observe envers le ère.</text:span> <text:span text:style-name="T2">52</text:span> <text:span text:style-name="T1">Dirent [donc] à lui les Ioudaiens· maintenant nous avons connu en ce que démon tu as. Abraam mourut loin et les prophètes, et toi tu dis· si le cas échéant un quelconque le discours de moi que garde, non ne pas que se goûte de trépas envers le ère.</text:span> <text:span text:style-name="T2">53</text:span> <text:span text:style-name="T1">ne pas toi plus grand tu es de le de père de nous de Abraam, lequel un quelconque mourut loin; aussi les prophètes moururent loin. quel toi-même tu fais;</text:span> <text:span text:style-name="T2">54</text:span> <text:span text:style-name="T1">fut répondu Iésous· si le cas échéant moi que je glorifie moi-même, la gloire de moi aucun est· est le père de moi celui glorifiant moi, lequel vous vous dites en ce que Dieu de nous est,</text:span> <text:span text:style-name="T2">55</text:span> <text:span text:style-name="T1">et non vous avez connu lui, moi cependant j'ai su lui. et si que je dise en ce que non j'ai su lui, je me serai semblable à vous menteur· mais j'ai su lui et le discours de lui je garde.</text:span> <text:span text:style-name="T2">56</text:span> <text:span text:style-name="T1">Abraam le père de vous se exulta afin que que voie la journée la mienne, et vit et fut été de joie.</text:span> <text:span text:style-name="T2">57</text:span> <text:span text:style-name="T1">dirent donc les Ioudaiens vers lui· cinquante ans non encore tu as et Abraam tu as vu;</text:span> <text:span text:style-name="T2">58</text:span> <text:span text:style-name="T1">dit à eux Iésous· amen amen je dis à vous, avant Abraam se devenir moi je suis.</text:span> <text:span text:style-name="T2">59</text:span> <text:span text:style-name="T1">Levèrent donc pierres afin que que jettent sur lui. Iésous cependant fut caché et sortit hors de le de sanctuaire.</text:span> </text:p>
      <text:p text:style-name="P4">JEAN  9</text:p>
      <text:p text:style-name="Text_20_body"><text:span text:style-name="T2">1</text:span> <text:span text:style-name="T1">Et menant de côté vit être humain aveugle hors de naissance.</text:span> <text:span text:style-name="T2">2</text:span> <text:span text:style-name="T1">et interrogèrent lui les disciples de lui disants· rabbi, quel fauta, celui-ci ou les parents de lui, afin que aveugle que soit engendré;</text:span> <text:span text:style-name="T2">3</text:span> <text:span text:style-name="T1">fut répondu Iésous· ni celui-ci fauta ni les parents de lui, mais afin que que soit rendu visible les travaux de le de Dieu en à lui.</text:span> <text:span text:style-name="T2">4</text:span> <text:span text:style-name="T1">nous attache de lien se mettre au travail les travaux de celui de ayant mandé moi jusqu'à ce que journée est· se vient nuit lorsque aucun se peut se mettre au travail.</text:span> <text:span text:style-name="T2">5</text:span> <text:span text:style-name="T1">lorsque le cas échéant en à le à monde que je sois, lumière je suis de le de monde.</text:span> <text:span text:style-name="T2">6</text:span> <text:span text:style-name="T1">Ces-ci ayant dit cracha à terre et fit boue hors de le de crachat et oignit sur de lui le boue sur les yeux</text:span> <text:span text:style-name="T2">7</text:span> <text:span text:style-name="T1">et dit à lui· dirige en arrière te lave envers la piscine de le de Siloam, lequel est interprété ayant été envoyé. éloigna donc et se lava et vint regardant.</text:span> <text:span text:style-name="T2">8</text:span> <text:span text:style-name="T1">Les donc voisins et ceux observants lui le plus avant en ce que mendiant était disaient· non celui-ci est celui se étant assis et mendiant auprès;</text:span> <text:span text:style-name="T2">9</text:span> <text:span text:style-name="T1">autres disaient en ce que celui-ci est, autres disaient· non pas, mais semblable à lui est. celui-là disait en ce que moi je suis.</text:span> <text:span text:style-name="T2">10</text:span> <text:span text:style-name="T1">disaient donc à lui· comment? [donc] furent ouvert de toi les yeux;</text:span> <text:span text:style-name="T2">11</text:span> <text:span text:style-name="T1">fut répondu celui-là· le être humain celui étant dit Iésous boue fit et oignit sur de moi les yeux et dit à moi en ce que dirige en arrière envers le Siloam et te lave· ayant éloigné donc et se ayant lavé je regardai de bas en haut.</text:span> <text:span text:style-name="T2">12</text:span> <text:span text:style-name="T1">et dirent à lui· où? est celui-là; dit· non j'ai su.</text:span> <text:span text:style-name="T2">13</text:span> <text:span text:style-name="T1">Conduisent lui vers les Pharisiens le à un moment aveugle.</text:span> <text:span text:style-name="T2">14</text:span> <text:span text:style-name="T1">était cependant sabbat en à laquelle à journée le boue fit le Iésous et ouvrit de lui les yeux.</text:span> <text:span text:style-name="T2">15</text:span> <text:span text:style-name="T1">de nouveau donc interrogeaient lui aussi les Pharisiens comment? regarda de bas en haut. celui cependant dit à eux· boue surposa de moi sur les yeux et je me lavai et je regarde.</text:span> <text:span text:style-name="T2">16</text:span> <text:span text:style-name="T1">disaient donc hors de les de Pharisiens des quelconques· non est celui-ci à côté de Dieu le être humain, en ce que le sabbat non garde. autres [cependant] disaient· comment? se peut être humain fauteur tels signes faire; et schisme était en à eux.</text:span> <text:span text:style-name="T2">17</text:span> <text:span text:style-name="T1">disent donc à le à aveugle de nouveau· quel toi tu dis autour de lui, en ce que ouvrit de toi les yeux; celui cependant dit en ce que prophète est.</text:span> <text:span text:style-name="T2">18</text:span> <text:span text:style-name="T1">Non crurent donc les Ioudaiens autour de lui en ce que était aveugle et regarda de bas en haut jusqu'à ce que de lequel un quelconque voixèrent les parents de lui de celui de ayant regardé de bas en haut</text:span> <text:span text:style-name="T2">19</text:span> <text:span text:style-name="T1">et interrogèrent eux disants· celui-ci est le fils de vous, lequel vous vous dites en ce que aveugle fut engendré; comment? donc regarde à l'instant;</text:span> <text:span text:style-name="T2">20</text:span> <text:span text:style-name="T1">furent répondu donc les parents de lui et dirent· nous avons su en ce que celui-ci est le fils de nous et en ce que aveugle fut engendré·</text:span> <text:span text:style-name="T2">21</text:span> <text:span text:style-name="T1">comment? cependant maintenant regarde non nous avons su, ou quel ouvrit de lui les yeux nous non nous avons su· lui interrogez, âge a, lui autour de lui-même bavardera.</text:span> <text:span text:style-name="T2">22</text:span> <text:span text:style-name="T1">ces-ci dirent les parents de lui en ce que se effrayaient les Ioudaiens· déjà car s'avaient posé ensemble les Ioudaiens afin que si le cas échéant un quelconque lui que avoue Christ, exclu de synagogue que se devienne.</text:span> <text:span text:style-name="T2">23</text:span> <text:span text:style-name="T1">par le fait de ce-ci les parents de lui dirent en ce que âge a, lui surinterrogez.</text:span> <text:span text:style-name="T2">24</text:span> <text:span text:style-name="T1">Voixèrent donc le être humain hors de deuxième lequel était aveugle et dirent à lui· donne gloire à le à Dieu· nous nous avons su en ce que celui-ci le être humain fauteur est.</text:span> <text:span text:style-name="T2">25</text:span> <text:span text:style-name="T1">fut répondu donc celui-là· si fauteur est non j'ai su· un j'ai su en ce que aveugle étant à l'instant je regarde.</text:span> <text:span text:style-name="T2">26</text:span> <text:span text:style-name="T1">dirent donc à lui· quel fit à toi; comment? ouvrit de toi les yeux;</text:span> <text:span text:style-name="T2">27</text:span> <text:span text:style-name="T1">fut répondu à eux· je dis à vous déjà et non vous écoutâtes· quel de nouveau vous voulez écouter; ne pas aussi vous vous voulez de lui disciples se devenir;</text:span> <text:span text:style-name="T2">28</text:span> <text:span text:style-name="T1">et insultèrent lui et dirent· toi disciple tu es de celui-là, nous cependant de le de Môusês nous sommes disciples·</text:span> <text:span text:style-name="T2">29</text:span> <text:span text:style-name="T1">nous nous avons su en ce que à Môusês a bavardé le Dieu, celui-ci cependant non nous avons su d'où? est.</text:span> <text:span text:style-name="T2">30</text:span> <text:span text:style-name="T1">fut répondu le être humain et dit à eux· en à ce-ci car le extraordinaire est, en ce que vous non vous avez su d'où? est, et ouvrit de moi les yeux.</text:span> <text:span text:style-name="T2">31</text:span> <text:span text:style-name="T1">nous avons su en ce que de fauteurs le Dieu non écoute, mais si le cas échéant un quelconque vénérant Dieu que soit et le volonté de lui que fasse de celui-ci écoute.</text:span> <text:span text:style-name="T2">32</text:span> <text:span text:style-name="T1">hors de le de ère non fut écouté en ce que ouvrit un quelconque yeux de aveugle de ayant été engendré·</text:span> <text:span text:style-name="T2">33</text:span> <text:span text:style-name="T1">si ne pas était celui-ci à côté de Dieu, non se pouvait faire aucun.</text:span> <text:span text:style-name="T2">34</text:span> <text:span text:style-name="T1">furent répondu et dirent à lui· en à fautes toi tu fus engendré tout entier et toi tu enseignes nous; et éjectèrent lui au-dehors.</text:span> <text:span text:style-name="T2">35</text:span> <text:span text:style-name="T1">Écouta Iésous en ce que éjectèrent lui au-dehors et ayant trouvé lui dit· toi tu crois envers le fils de le de être humain;</text:span> <text:span text:style-name="T2">36</text:span> <text:span text:style-name="T1">fut répondu celui-là et dit· et quel est, Maître, afin que que je croie envers lui;</text:span> <text:span text:style-name="T2">37</text:span> <text:span text:style-name="T1">dit à lui le Iésous· et tu as vu lui et celui bavardant avec de toi celui-là est.</text:span> <text:span text:style-name="T2">38</text:span> <text:span text:style-name="T1">celui cependant déclarait· je crois, Maître· et prosterna vers à lui.</text:span> <text:span text:style-name="T2">39</text:span> <text:span text:style-name="T1">Et dit le Iésous· envers objet de jugement moi envers le monde celui-ci je vins, afin que ceux ne pas regardants que regardent et ceux regardants aveugles que se deviennent.</text:span> <text:span text:style-name="T2">40</text:span> <text:span text:style-name="T1">écoutèrent hors de les de Pharisiens ces-ci ceux avec de lui étants et dirent à lui· ne pas aussi nous aveugles nous sommes;</text:span> <text:span text:style-name="T2">41</text:span> <text:span text:style-name="T1">dit à eux le Iésous· si aveugles vous étiez, non le cas échéant vous aviez faute· maintenant cependant vous dites en ce que nous regardons, la faute de vous reste.</text:span> </text:p>
      <text:p text:style-name="P4">JEAN  10</text:p>
      <text:p text:style-name="Text_20_body"><text:span text:style-name="T2">1</text:span> <text:span text:style-name="T1">Amen amen je dis à vous, celui ne pas se venant à l'intérieur par de la de porte envers la cour de les de brebis mais montant par ailleurs celui-là voleur est et pilleur·</text:span> <text:span text:style-name="T2">2</text:span> <text:span text:style-name="T1">celui cependant se venant à l'intérieur par de la de porte berger est de les de brebis.</text:span> <text:span text:style-name="T2">3</text:span> <text:span text:style-name="T1">à celui-ci le portier ouvre et les brebis de la de voix de lui écoute et les en propres brebis voixe selon nom et conduit dehors eux.</text:span> <text:span text:style-name="T2">4</text:span> <text:span text:style-name="T1">lorsque le cas échéant les en propres tous que éjecte, en devers de eux se va et les brebis à lui suit, en ce que ont su la voix de lui·</text:span> <text:span text:style-name="T2">5</text:span> <text:span text:style-name="T1">à d'autrui cependant non ne pas que suivent, mais se fuiront au loin de lui, en ce que non ont su de les de d'autruis la voix.</text:span> <text:span text:style-name="T2">6</text:span> <text:span text:style-name="T1">Celle-ci la proverbe dit à eux le Iésous, ceux-là cependant non connurent quels était lesquels bavardait à eux.</text:span> <text:span text:style-name="T2">7</text:span> <text:span text:style-name="T1">Dit donc à eux de nouveau le Iésous· amen amen je dis à vous en ce que moi je suis la porte de les de brebis.</text:span> <text:span text:style-name="T2">8</text:span> <text:span text:style-name="T1">tous autant lesquels vinrent [d'avant de moi] voleurs sont et pilleurs, mais non écoutèrent de eux les brebis.</text:span> <text:span text:style-name="T2">9</text:span> <text:span text:style-name="T1">moi je suis la porte· par de moi si le cas échéant un quelconque que vienne à l'intérieur sera sauvé et se viendra à l'intérieur et se sortira et pâturage trouvera.</text:span> <text:span text:style-name="T2">10</text:span> <text:span text:style-name="T1">le voleur non se vient si ne pas afin que que vole et que sacrifie et que dépérisse· moi je vins afin que vie que aient et surabondamment que aient.</text:span> <text:span text:style-name="T2">11</text:span> <text:span text:style-name="T1">Moi je suis le berger le beau. le berger le beau la âme de lui pose au-dessus de les de brebis·</text:span> <text:span text:style-name="T2">12</text:span> <text:span text:style-name="T1">le salarié aussi non étant berger, de lequel non est les brebis en propres, observe le loup se venant et abandonne les brebis et fuit – et le loup ravit eux et disperse –</text:span> <text:span text:style-name="T2">13</text:span> <text:span text:style-name="T1">en ce que salarié est et non soucie à lui autour de les de brebis.</text:span> <text:span text:style-name="T2">14</text:span> <text:span text:style-name="T1">Moi je suis le berger le beau et je connais les miens et connaissent moi les miens,</text:span> <text:span text:style-name="T2">15</text:span> <text:span text:style-name="T1">de haut en bas comme connaît moi le père et moi je connais le père, et la âme de moi je pose au-dessus de les de brebis.</text:span> <text:span text:style-name="T2">16</text:span> <text:span text:style-name="T1">et autres brebis j'ai lesquels non est hors de la de cour de celle-ci· et ceux-là attache de lien moi conduire et de la de voix de moi écouteront, et se deviendront une bergerie de troupeau, un berger.</text:span> <text:span text:style-name="T2">17</text:span> <text:span text:style-name="T1">Par le fait de ce-ci moi le père aime en ce que moi je pose la âme de moi, afin que de nouveau que je prenne elle.</text:span> <text:span text:style-name="T2">18</text:span> <text:span text:style-name="T1">aucun leva elle au loin de moi, mais moi je pose elle au loin de moi-même. autorité j'ai poser elle, et autorité j'ai de nouveau prendre elle· celle-ci la commandement je pris à côté de le de père de moi.</text:span> <text:span text:style-name="T2">19</text:span> <text:span text:style-name="T1">Schisme de nouveau se devint en à les à Ioudaiens par le fait de les discours ceux-ci.</text:span> <text:span text:style-name="T2">20</text:span> <text:span text:style-name="T1">disaient cependant nombreux hors de eux· démon a et se délire· quel de lui vous écoutez;</text:span> <text:span text:style-name="T2">21</text:span> <text:span text:style-name="T1">autres disaient· ces-ci les oraux non est de étant démonisé· ne pas démon se peut de aveugles yeux ouvrir;</text:span> <text:span text:style-name="T2">22</text:span> <text:span text:style-name="T1">Se devint alors les encénies en à les à Ierosolymas, tempête hivernale était,</text:span> <text:span text:style-name="T2">23</text:span> <text:span text:style-name="T1">et piétinait autour le Iésous en à le à sanctuaire en à la à portique de le de Solomon.</text:span> <text:span text:style-name="T2">24</text:span> <text:span text:style-name="T1">encerclèrent donc lui les Ioudaiens et disaient à lui· jusqu'à ce que quand la âme de nous tu lèves; si toi tu es le Christ, dis à nous à oralité franche.</text:span> <text:span text:style-name="T2">25</text:span> <text:span text:style-name="T1">fut répondu à eux le Iésous· je dis à vous et non vous croyez· les travaux lesquels moi je fais en à le à nom de le de père de moi ces-ci témoigne autour de moi·</text:span> <text:span text:style-name="T2">26</text:span> <text:span text:style-name="T1">mais vous non vous croyez, en ce que non vous êtes hors de les de brebis de les de miens.</text:span> <text:span text:style-name="T2">27</text:span> <text:span text:style-name="T1">les brebis les miens de la de voix de moi écoutent, et moi je connais eux et suivent à moi,</text:span> <text:span text:style-name="T2">28</text:span> <text:span text:style-name="T1">et moi je donne à eux vie éternelle et non ne pas que se dépérissent envers le ère et non ravira un quelconque eux hors de la de main de moi.</text:span> <text:span text:style-name="T2">29</text:span> <text:span text:style-name="T1">le père de moi lequel a donné à moi de tous plus grand est, et aucun se peut ravir hors de la de main de le de père.</text:span> <text:span text:style-name="T2">30</text:span> <text:span text:style-name="T1">moi et le père un nous sommes.</text:span> <text:span text:style-name="T2">31</text:span> <text:span text:style-name="T1">Mirent en charge de nouveau pierres les Ioudaiens afin que que pierrent lui.</text:span> <text:span text:style-name="T2">32</text:span> <text:span text:style-name="T1">fut répondu à eux le Iésous· nombreux travaux beaux je montrai à vous hors de le de père· par le fait de quel de eux travail moi vous pierrez;</text:span> <text:span text:style-name="T2">33</text:span> <text:span text:style-name="T1">furent répondu à lui les Ioudaiens· autour de beau de travail non nous pierrons toi mais autour de blasphémie, et en ce que toi être humain étant tu fais toi-même Dieu.</text:span> <text:span text:style-name="T2">34</text:span> <text:span text:style-name="T1">fut répondu à eux [le] Iésous· non est ayant été graphé en à le à loi de vous en ce que moi je dis· dieux vous êtes;</text:span> <text:span text:style-name="T2">35</text:span> <text:span text:style-name="T1">si ceux-là dit dieux vers lesquels le discours de le de Dieu se devint, et non se peut être délié la graphe,</text:span> <text:span text:style-name="T2">36</text:span> <text:span text:style-name="T1">lequel le père sanctifia et envoya envers le monde vous vous dites en ce que tu blasphèmes, en ce que je dis· fils de le de Dieu je suis;</text:span> <text:span text:style-name="T2">37</text:span> <text:span text:style-name="T1">si non je fais les travaux de le de père de moi, ne pas croyez à moi·</text:span> <text:span text:style-name="T2">38</text:span> <text:span text:style-name="T1">si cependant je fais, et si à moi ne pas que vous croyiez, à les à travaux croyez, afin que que vous connaissiez et que vous connaissiez en ce que en à moi le père et moi en à le à père.</text:span> <text:span text:style-name="T2">39</text:span> <text:span text:style-name="T1">Cherchaient [donc] lui de nouveau saisir, et sortit hors de la de main de eux.</text:span> <text:span text:style-name="T2">40</text:span> <text:span text:style-name="T1">Et éloigna de nouveau de l'autre côté de le de Iordane envers le lieu là où était Ioannes ce premièrement baptisant et resta là.</text:span> <text:span text:style-name="T2">41</text:span> <text:span text:style-name="T1">et nombreux vinrent vers lui et disaient en ce que Ioannes certes signe fit aucun, tous cependant autant lesquels dit Ioannes autour de celui-ci vrais était.</text:span> <text:span text:style-name="T2">42</text:span> <text:span text:style-name="T1">et nombreux crurent envers lui là.</text:span> </text:p>
      <text:p text:style-name="P4">JEAN  11</text:p>
      <text:p text:style-name="Text_20_body"><text:span text:style-name="T2">1</text:span> <text:span text:style-name="T1">Était cependant un quelconque étant infirme, Lazare au loin de Béthanie, hors de la de village de Maria et de Martha de la de soeur de elle.</text:span> <text:span text:style-name="T2">2</text:span> <text:span text:style-name="T1">était cependant Mariam celle ayante huilée le Maître à onguent et ayante essuyée les pieds de lui à les à cheveux de elle, de laquelle le frère Lazare était infirme.</text:span> <text:span text:style-name="T2">3</text:span> <text:span text:style-name="T1">envoyèrent donc les soeurs vers lui disantes· Maître, voici lequel tu affectionnes est infirme.</text:span> <text:span text:style-name="T2">4</text:span> <text:span text:style-name="T1">ayant écouté cependant le Iésous dit· celle-ci la infirmité non est vers trépas mais au-dessus de la de gloire de le de Dieu, afin que que soit glorifié le fils de le de Dieu par de elle.</text:span> <text:span text:style-name="T2">5</text:span> <text:span text:style-name="T1">aimait cependant le Iésous la Martha et la soeur de elle et le Lazare.</text:span> <text:span text:style-name="T2">6</text:span> <text:span text:style-name="T1">Comme donc écouta en ce que est infirme, alors certes resta en à lequel était à lieu deux journées,</text:span> <text:span text:style-name="T2">7</text:span> <text:span text:style-name="T1">ensuite après ce-ci dit à les à disciples· que nous conduisions envers la Ioudaia de nouveau.</text:span> <text:span text:style-name="T2">8</text:span> <text:span text:style-name="T1">disent à lui les disciples· rabbi, maintenant cherchaient toi pierrer les Ioudaiens, et de nouveau tu diriges en arrière là;</text:span> <text:span text:style-name="T2">9</text:span> <text:span text:style-name="T1">fut répondu Iésous· non pas douze heures sont de la de journée; si le cas échéant un quelconque que piétine autour en à la à journée, non achoppe, en ce que le lumière de le de monde de celui-ci regarde·</text:span> <text:span text:style-name="T2">10</text:span> <text:span text:style-name="T1">si le cas échéant cependant un quelconque que piétine autour en à la à nuit, achoppe, en ce que le lumière non est en à lui.</text:span> <text:span text:style-name="T2">11</text:span> <text:span text:style-name="T1">Ces-ci dit, et après ce-ci dit à eux· Lazare le ami de nous a été mis au coucher· mais je me vais afin que que je sorte du sommeil lui.</text:span> <text:span text:style-name="T2">12</text:span> <text:span text:style-name="T1">dirent donc les disciples à lui· Maître, si a été mis au coucher sera sauvé.</text:span> <text:span text:style-name="T2">13</text:span> <text:span text:style-name="T1">avait dit cependant le Iésous autour de le de trépas de lui, ceux-là cependant estimèrent en ce que autour de la de dormance de le de sommeil dit.</text:span> <text:span text:style-name="T2">14</text:span> <text:span text:style-name="T1">alors donc dit à eux le Iésous à oralité franche· Lazare mourut loin,</text:span> <text:span text:style-name="T2">15</text:span> <text:span text:style-name="T1">et je suis de joie par le fait de vous afin que que vous croyiez, en ce que non je m'étais là· mais que nous conduisions vers lui.</text:span> <text:span text:style-name="T2">16</text:span> <text:span text:style-name="T1">dit donc Thomas celui étant dit Didyme à les à co-apprentis· que nous conduisions aussi nous afin que que nous mourions loin avec de lui.</text:span> <text:span text:style-name="T2">17</text:span> <text:span text:style-name="T1">Ayant venu donc le Iésous trouva lui quatre déjà journées ayant en à le à mémorial.</text:span> <text:span text:style-name="T2">18</text:span> <text:span text:style-name="T1">était cependant la Béthanie proche de les de Ierosolymas comme au loin de stades de quinze.</text:span> <text:span text:style-name="T2">19</text:span> <text:span text:style-name="T1">nombreux cependant hors de les de Ioudaiens avaient venus vers la Martha et Mariam afin que que se réconfortent elles autour de le de frère.</text:span> <text:span text:style-name="T2">20</text:span> <text:span text:style-name="T1">La donc Martha comme écouta en ce que Iésous se vient vint à la rencontre à lui· Mariam cependant en à le à maison se siégeait.</text:span> <text:span text:style-name="T2">21</text:span> <text:span text:style-name="T1">dit donc la Martha vers le Iésous· Maître, si tu étais ici non le cas échéant mourut loin le frère de moi·</text:span> <text:span text:style-name="T2">22</text:span> <text:span text:style-name="T1">[mais] aussi maintenant j'ai su en ce que autant lesquels le cas échéant que tu te demandes le Dieu donnera à toi le Dieu.</text:span> <text:span text:style-name="T2">23</text:span> <text:span text:style-name="T1">dit à elle le Iésous· se redressera le frère de toi.</text:span> <text:span text:style-name="T2">24</text:span> <text:span text:style-name="T1">dit à lui la Martha· j'ai su en ce que se redressera en à la à redressement en à la à dernière à journée.</text:span> <text:span text:style-name="T2">25</text:span> <text:span text:style-name="T1">dit à elle le Iésous· moi je suis la redressement et la vie· celui croyant envers moi et si que meure loin se vivra,</text:span> <text:span text:style-name="T2">26</text:span> <text:span text:style-name="T1">et tout celui vivant et croyant envers moi non ne pas que meure loin envers le ère. tu crois ce-ci;</text:span> <text:span text:style-name="T2">27</text:span> <text:span text:style-name="T1">dit à lui· oui Maître, moi j'ai cru en ce que toi tu es le Christ le fils de le de Dieu celui envers le monde se venant.</text:span> <text:span text:style-name="T2">28</text:span> <text:span text:style-name="T1">Et ce-ci ayante dite éloigna et voixa Mariam la soeur de elle en omission ayante dite· le enseignant est à côté et voixe toi.</text:span> <text:span text:style-name="T2">29</text:span> <text:span text:style-name="T1">celle-là cependant comme écouta fut éveillé promptement et se venait vers lui.</text:span> <text:span text:style-name="T2">30</text:span> <text:span text:style-name="T1">non encore cependant avait venu le Iésous envers la village, mais était encore en à le à lieu là où vint à la rencontre à lui la Martha.</text:span> <text:span text:style-name="T2">31</text:span> <text:span text:style-name="T1">les donc Ioudaiens ceux étants avec de elle en à la à maison d'habitation et se réconfortants elle, ayants vus la Mariam en ce que rapidement redressa et sortit, suivirent à elle ayants estimés en ce que dirige en arrière envers le mémorial afin que que pleure là.</text:span> <text:span text:style-name="T2">32</text:span> <text:span text:style-name="T1">La donc Mariam comme vint là où était Iésous ayante vue lui tomba de lui vers les pieds disante à lui· Maître, si tu étais ici non le cas échéant de moi mourut loin le frère.</text:span> <text:span text:style-name="T2">33</text:span> <text:span text:style-name="T1">Iésous donc comme vit elle pleurante et ceux ayants venus ensemble à elle Ioudaiens pleurants, se irrita dans à le à souffle et troubla lui-même</text:span> <text:span text:style-name="T2">34</text:span> <text:span text:style-name="T1">et dit· où? vous avez posé lui; disent à lui· Maître, te viens et vois.</text:span> <text:span text:style-name="T2">35</text:span> <text:span text:style-name="T1">fit larme le Iésous.</text:span> <text:span text:style-name="T2">36</text:span> <text:span text:style-name="T1">disaient donc les Ioudaiens· voici comment? affectionnait lui.</text:span> <text:span text:style-name="T2">37</text:span> <text:span text:style-name="T1">des quelconques cependant hors de eux dirent· non se pouvait celui-ci celui ayant ouvert les yeux de le de aveugle faire afin que aussi celui-ci ne pas que meure loin;</text:span> <text:span text:style-name="T2">38</text:span> <text:span text:style-name="T1">Iésous donc de nouveau se irritant dans en à lui-même se vient envers le mémorial· était cependant caverne et pierre se couchait sur sur à lui.</text:span> <text:span text:style-name="T2">39</text:span> <text:span text:style-name="T1">dit le Iésous· levez le pierre. dit à lui la soeur de celui de ayant parvenu à l'achèvement Martha· Maître, déjà fait odeur, au quatrième jour car est.</text:span> <text:span text:style-name="T2">40</text:span> <text:span text:style-name="T1">dit à elle le Iésous· non je dis à toi en ce que si le cas échéant que tu croies tu te verras la gloire de le de Dieu;</text:span> <text:span text:style-name="T2">41</text:span> <text:span text:style-name="T1">levèrent donc le pierre. le cependant Iésous leva les yeux en haut et dit· père, je rends grâce à toi en ce que tu écoutas de moi.</text:span> <text:span text:style-name="T2">42</text:span> <text:span text:style-name="T1">moi cependant j'avais su en ce que en tout moment de moi tu écoutes, mais par le fait de le foule celui ayant dressé autour je dis, afin que que croient en ce que toi moi tu envoyas.</text:span> <text:span text:style-name="T2">43</text:span> <text:span text:style-name="T1">et ces-ci ayant dit à voix à grande cria· Lazare, viens ici au-dehors.</text:span> <text:span text:style-name="T2">44</text:span> <text:span text:style-name="T1">sortit celui ayant mort ayant été attaché de lien les pieds et les mains à sangles et la vue de lui à petit suaire avait été lié autour. dit à eux le Iésous· déliez lui et abandonnez lui diriger en arrière.</text:span> <text:span text:style-name="T2">45</text:span> <text:span text:style-name="T1">Nombreux donc hors de les de Ioudaiens ceux ayants venus vers la Mariam et se ayants contemplés lesquels fit crurent envers lui·</text:span> <text:span text:style-name="T2">46</text:span> <text:span text:style-name="T1">des quelconques cependant hors de eux éloignèrent vers les Pharisiens et dirent à eux lesquels fit Iésous.</text:span> <text:span text:style-name="T2">47</text:span> <text:span text:style-name="T1">Menèrent ensemble donc les chefs sacrificateurs et les Pharisiens sanhédrin et disaient· quel nous faisons en ce que celui-ci le être humain nombreux fait signes;</text:span> <text:span text:style-name="T2">48</text:span> <text:span text:style-name="T1">si le cas échéant que nous abandonnions lui ainsi, tous croiront envers lui, et se viendront les Romains et lèveront de nous et le lieu et le ethnie.</text:span> <text:span text:style-name="T2">49</text:span> <text:span text:style-name="T1">un cependant un quelconque hors de eux Kaiapha, chef sacrificateur étant de le de année de celui-là, dit à eux· vous non vous avez su aucun,</text:span> <text:span text:style-name="T2">50</text:span> <text:span text:style-name="T1">non cependant vous vous calculez en ce que est opportun à vous afin que un être humain que meure loin au-dessus de le de peuple et ne pas tout entier le ethnie que se dépérisse.</text:span> <text:span text:style-name="T2">51</text:span> <text:span text:style-name="T1">ce-ci cependant au loin de lui-même non dit, mais chef sacrificateur étant de le de année de celui-là prophétisa en ce que imminait Iésous mourir loin au-dessus de le de ethnie,</text:span> <text:span text:style-name="T2">52</text:span> <text:span text:style-name="T1">et non au-dessus de le de ethnie seulement mais afin que aussi les enfants de le de Dieu ces ayants étés dispersés au travers que mène ensemble envers un.</text:span> <text:span text:style-name="T2">53</text:span> <text:span text:style-name="T1">au loin de celle-là donc de la de journée se délibérèrent afin que que tuent catégoriquement lui.</text:span> <text:span text:style-name="T2">54</text:span> <text:span text:style-name="T1">Le donc Iésous non plus à oralité franche piétinait autour en à les à Ioudaiens, mais éloigna de là envers la région proche de la de déserte, envers Éphraïm étante dite cité, et là resta avec de les de disciples.</text:span> <text:span text:style-name="T2">55</text:span> <text:span text:style-name="T1">Était cependant proche le pâque de les de Ioudaiens, et montèrent nombreux envers Ierosolymas hors de la de région d'avant de le de pâque afin que que consacrent eux-mêmes.</text:span> <text:span text:style-name="T2">56</text:span> <text:span text:style-name="T1">cherchaient donc le Iésous et disaient avec de les uns les autres en à le à sanctuaire ayants dressés· quel estime à vous; en ce que non ne pas que vienne envers la fête;</text:span> <text:span text:style-name="T2">57</text:span> <text:span text:style-name="T1">avaient donné cependant les chefs sacrificateurs et les Pharisiens commandements afin que si le cas échéant un quelconque que connaisse où? est que indique, de telle manière que que saisissent lui.</text:span> </text:p>
      <text:p text:style-name="P4">JEAN  12</text:p>
      <text:p text:style-name="Text_20_body"><text:soft-page-break/><text:span text:style-name="T2">1</text:span> <text:span text:style-name="T1">Le donc Iésous d'avant de six de journées de le de pâque vint envers Béthanie, là où était Lazare, lequel éveilla hors de morts Iésous.</text:span> <text:span text:style-name="T2">2</text:span> <text:span text:style-name="T1">firent donc à lui dîner là, et la Martha servait, le cependant Lazare un était hors de ceux de se couchants de bas en haut avec à lui.</text:span> <text:span text:style-name="T2">3</text:span> <text:span text:style-name="T1">La donc Mariam ayante prise livre de onguent de nard de croyalique de de grande valeur huila les pieds de le de Iésous et essuya à les à cheveux de elle les pieds de lui· la cependant maison d'habitation fut fait plénitude hors de la de odeur de le de onguent.</text:span> <text:span text:style-name="T2">4</text:span> <text:span text:style-name="T1">Dit cependant Iouda le Iskariote un [hors] de les de disciples de lui, celui imminant lui transmettre·</text:span> <text:span text:style-name="T2">5</text:span> <text:span text:style-name="T1">par le fait de quel ce-ci le onguent non fut vendu de trois cents de deniers et fut donné à pauvres;</text:span> <text:span text:style-name="T2">6</text:span> <text:span text:style-name="T1">dit cependant ce-ci non en ce que autour de les de pauvres souciait à lui, mais en ce que voleur était et le sac à languette ayant ces étants jetés mettait en charge.</text:span> <text:span text:style-name="T2">7</text:span> <text:span text:style-name="T1">dit donc le Iésous· abandonne elle, afin que envers la journée de le de enterrement de moi que garde lui·</text:span> <text:span text:style-name="T2">8</text:span> <text:span text:style-name="T1">les pauvres car en tout moment vous avez avec de vous-mêmes, moi cependant non en tout moment vous avez.</text:span> <text:span text:style-name="T2">9</text:span> <text:span text:style-name="T1">Connut donc [le] foule nombreux hors de les de Ioudaiens en ce que là est et vinrent non par le fait de le Iésous seulement, mais afin que aussi le Lazare que voient lequel éveilla hors de morts.</text:span> <text:span text:style-name="T2">10</text:span> <text:span text:style-name="T1">se délibérèrent cependant les chefs sacrificateurs afin que aussi le Lazare que tuent catégoriquement,</text:span> <text:span text:style-name="T2">11</text:span> <text:span text:style-name="T1">en ce que nombreux par le fait de lui dirigeaient en arrière de les de Ioudaiens et croyaient envers le Iésous.</text:span> <text:span text:style-name="T2">12</text:span> <text:span text:style-name="T1">à Celle lendemain le foule nombreux celui ayant venu envers la fête, ayants écoutés en ce que se vient le Iésous envers Ierosolymas</text:span> <text:span text:style-name="T2">13</text:span> <text:span text:style-name="T1">prirent les rameaux de les de palmiers et sortirent envers rencontre à lui et criaient· Hosanna· ayant été élogié celui se venant en à nom de Maître, [et] le roi de le de Israël.</text:span> <text:span text:style-name="T2">14</text:span> <text:span text:style-name="T1">ayant trouvé cependant le Iésous ânon assit sur lui, de haut en bas comme est ayant été graphé·</text:span> <text:span text:style-name="T2">15</text:span> <text:span text:style-name="T1">ne pas te effraie, fille de Sion· voici le roi de toi se vient, se étant assis sur poulain de ânesse.</text:span> <text:span text:style-name="T2">16</text:span> <text:span text:style-name="T1">ces-ci non connurent de lui les disciples le premier, mais lorsque fut glorifié Iésous alors furent fait mémoire en ce que ces-ci était sur à lui ayants étés graphés et ces-ci firent à lui.</text:span> <text:span text:style-name="T2">17</text:span> <text:span text:style-name="T1">Témoignait donc le foule celui étant avec de lui lorsque le Lazare voixa hors de le de mémorial et éveilla lui hors de morts.</text:span> <text:span text:style-name="T2">18</text:span> <text:span text:style-name="T1">par le fait de ce-ci [aussi] vint à la rencontre à lui le foule, en ce que écoutèrent ce-ci lui avoir fait le signe.</text:span> <text:span text:style-name="T2">19</text:span> <text:span text:style-name="T1">les donc Pharisiens dirent vers eux-mêmes· vous observez en ce que non vous profitez aucun· voici le monde derrière de lui éloigna.</text:span> <text:span text:style-name="T2">20</text:span> <text:span text:style-name="T1">Étaient cependant Hellèns des quelconques hors de ceux de montants afin que que prosternent vers en à la à fête·</text:span> <text:span text:style-name="T2">21</text:span> <text:span text:style-name="T1">ceux-ci donc vinrent vers à Philippe à celui au loin de Bethsaïda de la de Galilée et interrogeaient lui disants· Maître, nous voulons le Iésous voir.</text:span> <text:span text:style-name="T2">22</text:span> <text:span text:style-name="T1">se vient le Philippe et dit à le à André, se vient André et Philippe et disent à le à Iésous.</text:span> <text:span text:style-name="T2">23</text:span> <text:span text:style-name="T1">Le cependant Iésous se répond à eux disant· a venu la heure afin que que soit glorifié le fils de le de être humain.</text:span> <text:span text:style-name="T2">24</text:span> <text:span text:style-name="T1">amen amen je dis à vous, si le cas échéant ne pas le grain de le de froment ayant tombé envers la terre que meure loin, lui seul reste· si le cas échéant cependant que meure loin, nombreux fruit porte.</text:span> <text:span text:style-name="T2">25</text:span> <text:span text:style-name="T1">celui affectionnant la âme de lui dépérit elle, et celui haïssant la âme de lui en à le à monde à celui-ci envers vie éternelle gardiennera elle.</text:span> <text:span text:style-name="T2">26</text:span> <text:span text:style-name="T1">si le cas échéant à moi un quelconque que serve, à moi suive, et là où je suis moi là aussi le serviteur le mien se sera· si le cas échéant un quelconque à moi que serve valorisera lui le père.</text:span> <text:span text:style-name="T2">27</text:span> <text:span text:style-name="T1">Maintenant la âme de moi a été troublé, et quel que je dise; père, sauve moi hors de la de heure de celle-ci; mais par le fait de ce-ci je vins envers la heure celle-ci.</text:span> <text:span text:style-name="T2">28</text:span> <text:span text:style-name="T1">père, glorifie de toi le nom. vint donc voix hors de le de ciel· et je glorifiai et de nouveau je glorifierai.</text:span> <text:span text:style-name="T2">29</text:span> <text:span text:style-name="T1">le donc foule celui ayant dressé et ayant écouté disait tonnerre avoir devenu, autres disaient· ange à lui a bavardé.</text:span> <text:span text:style-name="T2">30</text:span> <text:span text:style-name="T1">fut répondu Iésous et dit· non par le fait de moi la voix celle-ci a devenu mais par le fait de vous.</text:span> <text:span text:style-name="T2">31</text:span> <text:span text:style-name="T1">maintenant jugement est de le de monde de celui-ci, maintenant le chef de le de monde de celui-ci sera éjecté au-dehors·</text:span> <text:span text:style-name="T2">32</text:span> <text:span text:style-name="T1">et moi si le cas échéant que je sois haussé hors de la de terre, tous je tirerai vers moi-même.</text:span> <text:span text:style-name="T2">33</text:span> <text:span text:style-name="T1">ce-ci cependant disait signifiant à quel à trépas imminait mourir loin.</text:span> <text:span text:style-name="T2">34</text:span> <text:span text:style-name="T1">Fut répondu donc à lui le foule· nous nous écoutâmes hors de le de loi en ce que le Christ reste envers le ère, et comment? tu dis toi en ce que attache de lien être haussé le fils de le de être humain; quel est celui-ci le fils de le de être humain;</text:span> <text:span text:style-name="T2">35</text:span> <text:span text:style-name="T1">dit donc à eux le Iésous· encore petit temps le lumière en à vous est. piétinez autour comme le lumière vous avez, afin que ne pas ténèbre vous que prenne de haut en bas· et celui piétinant autour en à la à ténèbre non a su où? dirige en arrière.</text:span> <text:span text:style-name="T2">36</text:span> <text:span text:style-name="T1">comme le lumière vous avez, croyez envers le lumière, afin que fils de lumière que vous vous deveniez. ces-ci bavarda Iésous, et ayant éloigné fut caché au loin de eux.</text:span> <text:span text:style-name="T2">37</text:span> <text:span text:style-name="T1">Tants cependant de lui signes de ayant fait en devers de eux non croyaient envers lui,</text:span> <text:span text:style-name="T2">38</text:span> <text:span text:style-name="T1">afin que le discours de Ésaïa de le de prophète que soit fait plénitude lequel dit· Maître, quel crut à la à écoute de nous; et le bras de Maître à quel fut découvert;</text:span> <text:span text:style-name="T2">39</text:span> <text:span text:style-name="T1">par le fait de ce-ci non se pouvaient croire, en ce que de nouveau dit Ésaïa·</text:span> <text:span text:style-name="T2">40</text:span> <text:span text:style-name="T1">a aveuglé de eux les yeux et rendit calleux de eux la coeur, afin que ne pas que voient à les à yeux et que intelligent à la à coeur et que soient tourné, et je me guérirai eux.</text:span> <text:span text:style-name="T2">41</text:span> <text:span text:style-name="T1">ces-ci dit Ésaïa en ce que vit la gloire de lui, et bavarda autour de lui.</text:span> <text:span text:style-name="T2">42</text:span> <text:span text:style-name="T1">pourtant néanmoins aussi hors de les de chefs nombreux crurent envers lui, mais par le fait de les Pharisiens non avouaient afin que ne pas exclus des synagogues que se deviennent·</text:span> <text:span text:style-name="T2">43</text:span> <text:span text:style-name="T1">aimèrent car la gloire de les de êtres humains davantage que la gloire de le de Dieu.</text:span> <text:span text:style-name="T2">44</text:span> <text:span text:style-name="T1">Iésous cependant croassa et dit· celui croyant envers moi non croit envers moi mais envers celui ayant mandé moi,</text:span> <text:span text:style-name="T2">45</text:span> <text:span text:style-name="T1">et celui observant moi observe celui ayant mandé moi.</text:span> <text:span text:style-name="T2">46</text:span> <text:span text:style-name="T1">moi lumière envers le monde j'ai venu, afin que tout celui croyant envers moi en à la à ténèbre ne pas que reste.</text:span> <text:span text:style-name="T2">47</text:span> <text:span text:style-name="T1">et si le cas échéant un quelconque de moi que écoute de les de oraux et ne pas que gardienne, moi non je juge lui· non car je vins afin que que je juge le monde, mais afin que que je sauve le monde.</text:span> <text:span text:style-name="T2">48</text:span> <text:span text:style-name="T1">celui démettant moi et ne pas prenant les oraux de moi a celui jugeant lui· le discours lequel je bavardai celui-là jugera lui en à la à dernière à journée.</text:span> <text:span text:style-name="T2">49</text:span> <text:span text:style-name="T1">en ce que moi hors de moi-même non je bavardai, mais le ayant mandé moi père lui-même à moi commandement a donné quel que je dise et quel que je bavarde.</text:span> <text:span text:style-name="T2">50</text:span> <text:span text:style-name="T1">et j'ai su en ce que la commandement de lui vie éternelle est. lesquels donc moi je bavarde, de haut en bas comme a dit à moi le père, ainsi je bavarde.</text:span> </text:p>
      <text:p text:style-name="P4">JEAN  13</text:p>
      <text:p text:style-name="Text_20_body"><text:span text:style-name="T2">1</text:span> <text:span text:style-name="T1">D'avant cependant de la de fête de le de pâque ayant su le Iésous en ce que vint de lui la heure afin que que dépasse hors de le de monde de celui-ci vers le père, ayant aimé les en propres ceux en à le à monde envers achèvement aima eux.</text:span> <text:span text:style-name="T2">2</text:span> <text:span text:style-name="T1">Et de dîner de se devenant, de le de diable déjà de ayant jeté envers la coeur afin que que transmette lui Iouda de Simon Iskariote,</text:span> <text:span text:style-name="T2">3</text:span> <text:span text:style-name="T1">ayant su en ce que tous a donné à lui le père envers les mains et en ce que au loin de Dieu sortit et vers le Dieu dirige en arrière,</text:span> <text:span text:style-name="T2">4</text:span> <text:span text:style-name="T1">est éveillé hors de le de dîner et pose les himations et ayant pris linge ceignit à travers lui-même·</text:span> <text:span text:style-name="T2">5</text:span> <text:span text:style-name="T1">puis jette eau envers le bassin et se origina laver les pieds de les de disciples et essuyer à le à linge à lequel était ayant été ceint à travers.</text:span> <text:span text:style-name="T2">6</text:span> <text:span text:style-name="T1">Se vient donc vers Simon Pierre· dit à lui· Maître, toi de moi tu laves les pieds;</text:span> <text:span text:style-name="T2">7</text:span> <text:span text:style-name="T1">fut répondu Iésous et dit à lui· lequel moi je fais toi non tu as su à l'instant, tu te connaîtras cependant après ces-ci.</text:span> <text:span text:style-name="T2">8</text:span> <text:span text:style-name="T1">dit à lui Pierre· non ne pas que tu laves de moi les pieds envers le ère. fut répondu Iésous à lui· si le cas échéant ne pas que je lave toi, non tu as part avec de moi.</text:span> <text:span text:style-name="T2">9</text:span> <text:span text:style-name="T1">dit à lui Simon Pierre· Maître, ne pas les pieds de moi seulement mais aussi les mains et la tête.</text:span> <text:span text:style-name="T2">10</text:span> <text:span text:style-name="T1">dit à lui le Iésous· celui ayant été baigné non a besoin si ne pas les pieds se laver, mais est pur tout entier· et vous purs vous êtes, mais non pas tous.</text:span> <text:span text:style-name="T2">11</text:span> <text:span text:style-name="T1">avait su car celui transmettant lui· par le fait de ce-ci dit en ce que non pas tous purs vous êtes.</text:span> <text:span text:style-name="T2">12</text:span> <text:span text:style-name="T1">Lorsque donc lava les pieds de eux [et] prit les himations de lui et tomba de bas en haut de nouveau, dit à eux· vous connaissez quel j'ai fait à vous;</text:span> <text:span text:style-name="T2">13</text:span> <text:span text:style-name="T1">vous vous voixez moi· le enseignant, et· le Maître, et bellement vous dites· je suis car.</text:span> <text:span text:style-name="T2">14</text:span> <text:span text:style-name="T1">si donc moi je lavai de vous les pieds le Maître et le enseignant, aussi vous vous devez de les uns les autres laver les pieds·</text:span> <text:span text:style-name="T2">15</text:span> <text:span text:style-name="T1">sous-échantillon car je donnai à vous afin que de haut en bas comme moi je fis à vous aussi vous que vous fassiez.</text:span> <text:span text:style-name="T2">16</text:span> <text:span text:style-name="T1">amen amen je dis à vous, non est mâle esclave plus grand de le de Maître de lui non cependant envoyé plus grand de celui de ayant mandé lui.</text:span> <text:span text:style-name="T2">17</text:span> <text:span text:style-name="T1">si ces-ci vous avez su, bienheureux vous êtes si le cas échéant que vous fassiez eux.</text:span> <text:span text:style-name="T2">18</text:span> <text:span text:style-name="T1">Non autour de tous de vous je dis· moi j'ai su quels je m'élus· mais afin que la graphe que soit fait plénitude· celui rongeant avec de moi le pain suréleva sur moi la talon de lui.</text:span> <text:span text:style-name="T2">19</text:span> <text:span text:style-name="T1">au loin à l'instant je dis à vous d'avant de ce se devenir, afin que que vous croyiez lorsque le cas échéant que se devienne en ce que moi je suis.</text:span> <text:span text:style-name="T2">20</text:span> <text:span text:style-name="T1">amen amen je dis à vous, celui prenant le cas échéant un quelconque que je mande moi prend, celui cependant moi prenant prend celui ayant mandé moi.</text:span> <text:span text:style-name="T2">21</text:span> <text:span text:style-name="T1">Ces-ci ayant dit [le] Iésous fut troublé à le à souffle et témoigna et dit· amen amen je dis à vous en ce que un hors de vous transmettra moi.</text:span> <text:span text:style-name="T2">22</text:span> <text:span text:style-name="T1">regardaient envers les uns les autres les disciples se embarrassants autour de quel dit.</text:span> <text:span text:style-name="T2">23</text:span> <text:span text:style-name="T1">était cependant se couchant de bas en haut un hors de les de disciples de lui en à le à sein de le de Iésous, lequel aimait le Iésous.</text:span> <text:span text:style-name="T2">24</text:span> <text:span text:style-name="T1">fait signe donc à celui-ci Simon Pierre se enquérir quel le cas échéant que soit autour de lequel dit.</text:span> <text:span text:style-name="T2">25</text:span> <text:span text:style-name="T1">ayant tombé dessus donc celui-là ainsi sur le poitrine de le de Iésous dit à lui· Maître, quel est;</text:span> <text:span text:style-name="T2">26</text:span> <text:span text:style-name="T1">se répond [le] Iésous· celui-là est à lequel moi je tremperai le morceau de bouchée et je donnerai à lui. ayant trempé donc le morceau de bouchée [prend et] donne à Iouda de Simon de Iskariote.</text:span> <text:span text:style-name="T2">27</text:span> <text:span text:style-name="T1">et après le morceau de bouchée alors vint à l'intérieur envers celui-là le Satanas. dit donc à lui le Iésous· lequel tu fais fais plus vite.</text:span> <text:span text:style-name="T2">28</text:span> <text:span text:style-name="T1">ce-ci [cependant] aucun connut de ceux de se couchants de bas en haut vers quel dit à lui·</text:span> <text:span text:style-name="T2">29</text:span> <text:span text:style-name="T1">des quelconques car estimaient, puisque le sac à languette avait Iouda, en ce que dit à lui [le] Iésous· achète à l'agora de lesquels besoin nous avons envers la fête, ou à les à pauvres afin que un quelconque que donne.</text:span> <text:span text:style-name="T2">30</text:span> <text:span text:style-name="T1">ayant pris donc le morceau de bouchée celui-là sortit directement. était cependant nuit.</text:span> <text:span text:style-name="T2">31</text:span> <text:span text:style-name="T1">Lorsque donc sortit, dit Iésous· maintenant fut glorifié le fils de le de être humain et le Dieu fut glorifié en à lui·</text:span> <text:span text:style-name="T2">32</text:span> <text:span text:style-name="T1">[si le Dieu fut glorifié en à lui], aussi le Dieu glorifiera lui en à lui-même, et directement glorifiera lui.</text:span> <text:span text:style-name="T2">33</text:span> <text:span text:style-name="T1">petits enfants, encore petit avec de vous je suis· vous chercherez moi, et de haut en bas comme je dis à les à Ioudaiens en ce que là où moi je dirige en arrière vous non vous vous pouvez venir, aussi à vous je dis à l'instant.</text:span> <text:span text:style-name="T2">34</text:span> <text:span text:style-name="T1">Commandement nouvelle je donne à vous, afin que que vous aimiez les uns les autres, de haut en bas comme j'aimai vous afin que aussi vous que vous aimiez les uns les autres.</text:span> <text:span text:style-name="T2">35</text:span> <text:span text:style-name="T1">en à ce-ci se connaîtront tous en ce que miens disciples vous êtes, si le cas échéant amour que vous ayez en à les uns les autres.</text:span> <text:span text:style-name="T2">36</text:span> <text:span text:style-name="T1">Dit à lui Simon Pierre· Maître, où? tu diriges en arrière; fut répondu [à lui] Iésous· là où je dirige en arrière non tu te peux à moi maintenant suivre, tu suivras cependant postérieurement.</text:span> <text:span text:style-name="T2">37</text:span> <text:span text:style-name="T1">dit à lui le Pierre· Maître, par le fait de quel non je me puis à toi suivre à l'instant; la âme de moi au-dessus de toi je poserai.</text:span> <text:span text:style-name="T2">38</text:span> <text:span text:style-name="T1">se répond Iésous· la âme de toi au-dessus de moi tu poseras; amen amen je dis à toi, non ne pas coq que voixe jusqu'à ce que de lequel tu te nieras moi trois fois.</text:span> </text:p>
      <text:p text:style-name="P4">JEAN  14</text:p>
      <text:p text:style-name="Text_20_body"><text:span text:style-name="T2">1</text:span> <text:span text:style-name="T1">Ne pas soit troublé de vous la coeur· vous croyez envers le Dieu aussi envers moi vous croyez.</text:span> <text:span text:style-name="T2">2</text:span> <text:span text:style-name="T1">en à la à maison d'habitation de le de père de moi demeures nombreuses sont· si cependant ne pas, je dis le cas échéant à vous en ce que je me vais préparer lieu à vous;</text:span> <text:span text:style-name="T2">3</text:span> <text:span text:style-name="T1">et si le cas échéant que je sois allé et que je prépare lieu à vous, de nouveau je me viens et je me prendrai à côté vous vers moi-même, afin que là où je suis moi aussi vous que vous soyez.</text:span> <text:span text:style-name="T2">4</text:span> <text:span text:style-name="T1">et là où [moi] je dirige en arrière vous avez su la chemin.</text:span> <text:span text:style-name="T2">5</text:span> <text:span text:style-name="T1">Dit à lui Thomas· Maître, non nous avons su où? tu diriges en arrière· comment? nous nous pouvons la chemin avoir su;</text:span> <text:span text:style-name="T2">6</text:span> <text:span text:style-name="T1">dit à lui [le] Iésous· moi je suis la chemin et la vérité et la vie· aucun se vient vers le père si ne pas par de moi.</text:span> <text:span text:style-name="T2">7</text:span> <text:span text:style-name="T1">si vous avez connu moi, aussi le père de moi vous vous connaîtrez. et au loin à l'instant vous connaissez lui et vous avez vu lui.</text:span> <text:span text:style-name="T2">8</text:span> <text:span text:style-name="T1">Dit à lui Philippe· Maître, montre à nous le père, et suffit à nous.</text:span> <text:span text:style-name="T2">9</text:span> <text:span text:style-name="T1">dit à lui le Iésous· tel temps avec de vous je suis et non tu as connu moi, Philippe; celui ayant vu moi a vu le père· comment? toi tu dis· montre à nous le père;</text:span> <text:span text:style-name="T2">10</text:span> <text:span text:style-name="T1">non tu crois en ce que moi en à le à père et le père en à moi est; les oraux lesquels moi je bavarde à vous au loin de moi-même non je bavarde, le cependant père en à moi restant fait les travaux de lui.</text:span> <text:span text:style-name="T2">11</text:span> <text:span text:style-name="T1">croyez à moi en ce que moi en à le à père et le père en à moi· si cependant ne pas, par le fait de les travaux eux-mêmes croyez.</text:span> <text:span text:style-name="T2">12</text:span> <text:span text:style-name="T1">Amen amen je dis à vous, celui croyant envers moi les travaux lesquels moi je fais et celui-là fera et plus grands de ces-ci fera, en ce que moi vers le père je me vais·</text:span> <text:span text:style-name="T2">13</text:span> <text:span text:style-name="T1">et lequel un quelconque le cas échéant que vous demandiez en à le à nom de moi ce-ci je ferai, afin que que soit glorifié le père en à le à fils.</text:span> <text:span text:style-name="T2">14</text:span> <text:span text:style-name="T1">si le cas échéant un quelconque que vous demandiez moi en à le à nom de moi moi je ferai.</text:span> <text:span text:style-name="T2">15</text:span> <text:span text:style-name="T1">Si le cas échéant que vous aimiez moi, les commandements les miennes vous garderez·</text:span> <text:span text:style-name="T2">16</text:span> <text:span text:style-name="T1">et moi j'interrogerai le père et autre appelé à côté donnera à vous, afin que avec de vous envers le ère que soit,</text:span> <text:span text:style-name="T2">17</text:span> <text:span text:style-name="T1">le souffle de la de vérité, lequel le monde non se peut prendre, en ce que non observe lui non cependant connaît· vous vous connaissez lui, en ce que à côté à vous reste et en à vous se sera.</text:span> <text:span text:style-name="T2">18</text:span> <text:span text:style-name="T1">Non j'abandonnerai vous orphelins, je me viens vers vous.</text:span> <text:span text:style-name="T2">19</text:span> <text:span text:style-name="T1">encore petit et le monde moi non plus observe, vous cependant vous observez moi, en ce que moi je vis aussi vous vous vivrez.</text:span> <text:span text:style-name="T2">20</text:span> <text:span text:style-name="T1">en à celle-là à la à journée vous vous connaîtrez vous en ce que moi en à le à père de moi et vous en à moi et moi en à vous.</text:span> <text:span text:style-name="T2">21</text:span> <text:span text:style-name="T1">celui ayant les commandements de moi et gardant elles celui-là est celui aimant moi· celui cependant aimant moi sera aimé sous de le de père de moi, et moi j'aimerai lui et je rendrai visible dedans à lui moi-même.</text:span> <text:span text:style-name="T2">22</text:span> <text:span text:style-name="T1">Dit à lui Iouda, non le Iskariote· Maître, [et] quel a devenu en ce que à nous tu immines rendre visible dedans toi-même et non pas à le à monde;</text:span> <text:span text:style-name="T2">23</text:span> <text:span text:style-name="T1">fut répondu Iésous et dit à lui· si le cas échéant un quelconque que aime moi le discours de moi gardera, et le père de moi aimera lui et vers lui nous nous viendrons et demeure à côté à lui nous nous ferons.</text:span> <text:span text:style-name="T2">24</text:span> <text:span text:style-name="T1">celui ne pas aimant moi les discours de moi non garde· et le discours lequel vous écoutez non est mien mais de le de ayant mandé moi de père.</text:span> <text:span text:style-name="T2">25</text:span> <text:span text:style-name="T1">Ces-ci j'ai bavardé à vous à côté à vous restant·</text:span> <text:span text:style-name="T2">26</text:span> <text:span text:style-name="T1">le cependant appelé à côté, le souffle le saint, lequel mandera le père en à le à nom de moi, celui-là vous enseignera tous et fera mémoire du dessous vous tous lesquels je dis à vous [moi].</text:span> <text:span text:style-name="T2">27</text:span> <text:span text:style-name="T1">Paix j'abandonne à vous, paix la mienne je donne à vous· non de haut en bas comme le monde donne moi je donne à vous. ne pas soit troublé de vous la coeur ni cependant intimide.</text:span> <text:span text:style-name="T2">28</text:span> <text:span text:style-name="T1">vous écoutâtes en ce que moi je dis à vous· je dirige en arrière et je me viens vers vous. si vous aimiez moi vous fûtes été de joie le cas échéant en ce que je me vais vers le père, en ce que le père plus grand de moi est.</text:span> <text:span text:style-name="T2">29</text:span> <text:span text:style-name="T1">et maintenant j'ai dit à vous avant se devenir, afin que lorsque le cas échéant que se devienne que vous croyiez.</text:span> <text:span text:style-name="T2">30</text:span> <text:span text:style-name="T1">Non plus nombreux je bavarderai avec de vous, se vient car le de le de monde chef· et en à moi non a aucun,</text:span> <text:span text:style-name="T2">31</text:span> <text:span text:style-name="T1">mais afin que que connaisse le monde en ce que j'aime le père, et de haut en bas comme se commanda à moi le père, ainsi je fais. que vous vous éveillez, que nous conduisions d'ici.</text:span> </text:p>
      <text:p text:style-name="P4">JEAN  15</text:p>
      <text:p text:style-name="Text_20_body"><text:span text:style-name="T2">1</text:span> <text:span text:style-name="T1">Moi je suis la vigne la véritable et le père de moi le cultivateur est.</text:span> <text:span text:style-name="T2">2</text:span> <text:span text:style-name="T1">tout sarment en à moi ne pas portant fruit lève lui, et tout ce fruit portant épure lui afin que fruit plus nombreusement que porte.</text:span> <text:span text:style-name="T2">3</text:span> <text:span text:style-name="T1">déjà vous purs vous êtes par le fait de le discours lequel j'ai bavardé à vous·</text:span> <text:span text:style-name="T2">4</text:span> <text:span text:style-name="T1">restez en à moi, et moi en à vous. de haut en bas comme le sarment non se peut fruit porter au loin de lui-même si le cas échéant ne pas que reste en à la à vigne, ainsi non cependant vous si le cas échéant ne pas en à moi que vous restiez.</text:span> <text:span text:style-name="T2">5</text:span> <text:span text:style-name="T1">moi je suis la vigne, vous les sarments. celui restant en à moi et moi en à lui celui-ci porte fruit nombreux, en ce que séparément de moi non vous vous pouvez faire aucun.</text:span> <text:span text:style-name="T2">6</text:span> <text:span text:style-name="T1">si le cas échéant ne pas un quelconque que reste en à moi, fut jeté au-dehors comme le sarment et fut séché et mènent ensemble eux et envers le feu jettent et est allumé.</text:span> <text:span text:style-name="T2">7</text:span> <text:span text:style-name="T1">si le cas échéant que vous restiez en à moi et les oraux de moi en à vous que reste, lequel si le cas échéant que vous vouliez que vous vous demandez, et se deviendra à vous.</text:span> <text:span text:style-name="T2">8</text:span> <text:span text:style-name="T1">en à ce-ci fut glorifié le père de moi, afin que fruit nombreux que vous portiez et que vous vous deveniez miens disciples.</text:span> <text:span text:style-name="T2">9</text:span> <text:span text:style-name="T1">De haut en bas comme aima moi le père, et moi vous j'aimai· restez en à la à amour à la à mienne.</text:span> <text:span text:style-name="T2">10</text:span> <text:span text:style-name="T1">si le cas échéant les commandements de moi que vous gardiez, vous resterez en à la à amour de moi, de haut en bas comme moi de le de père de moi les commandements j'ai gardé et je reste de lui en à la à amour.</text:span> <text:span text:style-name="T2">11</text:span> <text:span text:style-name="T1">Ces-ci j'ai bavardé à vous afin que la joie la mienne en à vous que soit et la joie de vous que soit fait plénitude.</text:span> <text:span text:style-name="T2">12</text:span> <text:span text:style-name="T1">Celle-ci est la commandement la mienne, afin que que vous aimiez les uns les autres de haut en bas comme j'aimai vous.</text:span> <text:span text:style-name="T2">13</text:span> <text:span text:style-name="T1">plus grande de celle-ci amour aucun a, afin que un quelconque la âme de lui que pose au-dessus de les de amis de lui.</text:span> <text:span text:style-name="T2">14</text:span> <text:span text:style-name="T1">vous amis de moi vous êtes si le cas échéant que vous fassiez lesquels moi je me commande à vous.</text:span> <text:span text:style-name="T2">15</text:span> <text:span text:style-name="T1">non plus je dis vous mâles esclaves, en ce que le mâle esclave non a su quel fait de lui le Maître· vous cependant j'ai dit amis, en ce que tous lesquels j'écoutai à côté de le de père de moi je fis connaître à vous.</text:span> <text:span text:style-name="T2">16</text:span> <text:span text:style-name="T1">non vous moi vous vous élûtes, mais moi je m'élus vous et je posai vous afin que vous que vous dirigiez en arrière et fruit que vous portiez et le fruit de vous que reste, afin que lequel un quelconque le cas échéant que vous demandiez le père en à le à nom de moi que donne à vous.</text:span> <text:span text:style-name="T2">17</text:span> <text:span text:style-name="T1">Ces-ci je me commande à vous, afin que que vous aimiez les uns les autres.</text:span> <text:span text:style-name="T2">18</text:span> <text:span text:style-name="T1">Si le monde vous hait, vous connaissez en ce que moi premièrement de vous a haï.</text:span> <text:span text:style-name="T2">19</text:span> <text:span text:style-name="T1">si hors de le de monde vous étiez, le monde le cas échéant le en propre affectionnait· en ce que cependant hors de le de monde non vous êtes, mais moi je m'élus vous hors de le de monde, par le fait de ce-ci hait vous le monde.</text:span> <text:span text:style-name="T2">20</text:span> <text:span text:style-name="T1">mémorez de le de discours de lequel moi je dis à vous· non est mâle esclave plus grand de le de Maître de lui. si moi poursuivirent, aussi vous poursuivront· si le discours de moi gardèrent, aussi le votre garderont.</text:span> <text:span text:style-name="T2">21</text:span> <text:span text:style-name="T1">mais ces-ci tous feront envers vous par le fait de le nom de moi, en ce que non ont su celui ayant mandé moi.</text:span> <text:span text:style-name="T2">22</text:span> <text:span text:style-name="T1">Si ne pas je vins et je bavardai à eux, faute non avaient· maintenant cependant apparence en avant non ont autour de la de faute de eux.</text:span> <text:span text:style-name="T2">23</text:span> <text:span text:style-name="T1">celui moi haïssant aussi le père de moi hait.</text:span> <text:span text:style-name="T2">24</text:span> <text:span text:style-name="T1">si les travaux ne pas je fis en à eux lesquels aucun autre fit, faute non avaient· maintenant cependant et ont vu et ont haï et moi et le père de moi.</text:span> <text:span text:style-name="T2">25</text:span> <text:span text:style-name="T1">mais afin que que soit fait plénitude le discours celui en à le à loi de eux ayant été graphé en ce que haïrent moi gratuitement.</text:span> <text:span text:style-name="T2">26</text:span> <text:span text:style-name="T1">Lorsque le cas échéant que vienne le appelé à côté lequel moi je manderai à vous à côté de le de père, le souffle de la de vérité lequel à côté de le de père se va au dehors, celui-là témoignera autour de moi·</text:span> <text:span text:style-name="T2">27</text:span> <text:span text:style-name="T1">aussi vous cependant vous témoignez, en ce que au loin de origine avec de moi vous êtes.</text:span> </text:p>
      <text:p text:style-name="P4">JEAN  16</text:p>
      <text:p text:style-name="Text_20_body"><text:span text:style-name="T2">1</text:span> <text:span text:style-name="T1">Ces-ci j'ai bavardé à vous afin que ne pas que vous soyez scandalisé.</text:span> <text:span text:style-name="T2">2</text:span> <text:span text:style-name="T1">exclus des synagogues feront vous· mais se vient heure afin que tout celui ayant tué catégoriquement vous que estime adoration apporter à le à Dieu.</text:span> <text:span text:style-name="T2">3</text:span> <text:span text:style-name="T1">et ces-ci feront en ce que non connurent le père non cependant moi.</text:span> <text:span text:style-name="T2">4</text:span> <text:span text:style-name="T1">mais ces-ci j'ai bavardé à vous afin que lorsque le cas échéant que vienne la heure de eux que vous mémoriez de eux en ce que moi je dis à vous. Ces-ci cependant à vous hors de origine non je dis, en ce que avec de vous je m'étais.</text:span> <text:span text:style-name="T2">5</text:span> <text:span text:style-name="T1">maintenant cependant je dirige en arrière vers celui ayant mandé moi, et aucun hors de vous interroge moi· où? tu diriges en arrière;</text:span> <text:span text:style-name="T2">6</text:span> <text:span text:style-name="T1">mais en ce que ces-ci j'ai bavardé à vous la tristesse a fait plénitude de vous la coeur.</text:span> <text:span text:style-name="T2">7</text:span> <text:span text:style-name="T1">mais moi la vérité je dis à vous, est opportun à vous afin que moi que j'éloigne. si le cas échéant car ne pas que j'éloigne, le appelé à côté non se viendra vers vous· si le cas échéant cependant que je sois allé, je manderai lui vers vous.</text:span> <text:span text:style-name="T2">8</text:span> <text:span text:style-name="T1">Et ayant venu celui-là réfutera le monde autour de faute et autour de justice et autour de jugement·</text:span> <text:span text:style-name="T2">9</text:span> <text:span text:style-name="T1">autour de faute certes, en ce que non croient envers moi·</text:span> <text:span text:style-name="T2">10</text:span> <text:span text:style-name="T1">autour de justice cependant, en ce que vers le père je dirige en arrière et non plus vous observez moi·</text:span> <text:span text:style-name="T2">11</text:span> <text:span text:style-name="T1">autour cependant de jugement, en ce que le chef de le de monde de celui-ci a été jugé.</text:span> <text:span text:style-name="T2">12</text:span> <text:span text:style-name="T1">Encore nombreux j'ai à vous dire, mais non vous vous pouvez mettre en charge à l'instant·</text:span> <text:span text:style-name="T2">13</text:span> <text:span text:style-name="T1">lorsque le cas échéant cependant que vienne celui-là, le souffle de la de vérité, guidera en chemin vous en à la à vérité à toute· non car bavardera au loin de lui-même, mais autant lesquels écoutera bavardera et ces se venants annoncera de bas en haut à vous.</text:span> <text:span text:style-name="T2">14</text:span> <text:span text:style-name="T1">celui-là moi glorifiera, en ce que hors de ce de mien se prendra et annoncera de bas en haut à vous.</text:span> <text:span text:style-name="T2">15</text:span> <text:span text:style-name="T1">tous autant lesquels a le père miens est· par le fait de ce-ci je dis en ce que hors de ce de mien prend et annoncera de bas en haut à vous.</text:span> <text:span text:style-name="T2">16</text:span> <text:span text:style-name="T1">Petit et non plus vous observez moi, et de nouveau petit et vous vous verrez moi.</text:span> <text:span text:style-name="T2">17</text:span> <text:span text:style-name="T1">dirent donc hors de les de disciples de lui vers les uns les autres· quel est ce-ci lequel dit à nous· petit et non vous observez moi, et de nouveau petit et vous vous verrez moi; et· en ce que je dirige en arrière vers le père;</text:span> <text:span text:style-name="T2">18</text:span> <text:span text:style-name="T1">disaient donc· quel est ce-ci [lequel dit] le petit; non nous avons su quel bavarde.</text:span> <text:span text:style-name="T2">19</text:span> <text:span text:style-name="T1">Connut [le] Iésous en ce que voulaient lui interroger, et dit à eux· autour de ce-ci vous cherchez avec de les uns les autres en ce que je dis· petit et non vous observez moi, et de nouveau petit et vous vous verrez moi;</text:span> <text:span text:style-name="T2">20</text:span> <text:span text:style-name="T1">amen amen je dis à vous en ce que vous pleurerez et vous ferez des thrènes vous, le cependant monde sera été de joie· vous vous serez attristé, mais la tristesse de vous envers joie se deviendra.</text:span> <text:span text:style-name="T2">21</text:span> <text:span text:style-name="T1">la femme lorsque le cas échéant que enfante tristesse a, en ce que vint la heure de elle· lorsque le cas échéant cependant que engendre le petit enfant, non plus mémore de la de oppression par le fait de la joie en ce que fut engendré être humain envers le monde.</text:span> <text:span text:style-name="T2">22</text:span> <text:span text:style-name="T1">aussi vous donc maintenant certes tristesse vous avez· de nouveau cependant je me verrai vous, et sera été de joie de vous la coeur, et la joie de vous aucun lève au loin de vous.</text:span> <text:span text:style-name="T2">23</text:span> <text:span text:style-name="T1">Et en à celle-là à la à journée moi non vous interrogerez aucun. amen amen je dis à vous, le cas échéant un quelconque que vous demandiez le père en à le à nom de moi donnera à vous.</text:span> <text:span text:style-name="T2">24</text:span> <text:span text:style-name="T1">jusqu'à ce que à l'instant non vous demandâtes aucun en à le à nom de moi· demandez et vous vous prendrez, afin que la joie de vous que soit ayante étée faite plénitude.</text:span> <text:span text:style-name="T2">25</text:span> <text:span text:style-name="T1">Ces-ci en à proverbes j'ai bavardé à vous· se vient heure lorsque non plus en à proverbes je bavarderai à vous, mais à oralité franche autour de le de père je rapporterai annonce à vous.</text:span> <text:span text:style-name="T2">26</text:span> <text:span text:style-name="T1">en à celle-là à la à journée en à le à nom de moi vous vous demanderez, et non je dis à vous en ce que moi j'interrogerai le père autour de vous·</text:span> <text:span text:style-name="T2">27</text:span> <text:span text:style-name="T1">lui-même car le père affectionne vous, en ce que vous moi vous avez affectionné et vous avez cru en ce que moi à côté [de le] de Dieu je sortis.</text:span> <text:span text:style-name="T2">28</text:span> <text:span text:style-name="T1">je sortis à côté de le de père et j'ai venu envers le monde· de nouveau j'abandonne le monde et je me vais vers le père.</text:span> <text:span text:style-name="T2">29</text:span> <text:span text:style-name="T1">Disent les disciples de lui· voici maintenant en à oralité franche tu bavardes et proverbe aucune tu dis.</text:span> <text:span text:style-name="T2">30</text:span> <text:span text:style-name="T1">maintenant nous avons su en ce que tu as su tous et non besoin tu as afin que un quelconque toi que interroge· en à ce-ci nous croyons en ce que au loin de Dieu tu sortis.</text:span> <text:span text:style-name="T2">31</text:span> <text:span text:style-name="T1">fut répondu à eux Iésous· à l'instant vous croyez;</text:span> <text:span text:style-name="T2">32</text:span> <text:span text:style-name="T1">voici se vient heure et a venu afin que que vous soyez dispersé chacun envers les en propres et moi seul que vous abandonniez· et non je suis seul, en ce que le père avec de moi est.</text:span> <text:span text:style-name="T2">33</text:span> <text:span text:style-name="T1">Ces-ci j'ai bavardé à vous afin que en à moi paix que vous ayez. en à le à monde oppression vous avez· mais ayez courage, moi j'ai vaincu le monde.</text:span> </text:p>
      <text:p text:style-name="P4">JEAN  17</text:p>
      <text:p text:style-name="Text_20_body"><text:span text:style-name="T2">1</text:span> <text:span text:style-name="T1">Ces-ci bavarda Iésous et ayant surélevé les yeux de lui envers le ciel dit· père, a venu la heure· glorifie de toi le fils, afin que le fils que glorifie toi,</text:span> <text:span text:style-name="T2">2</text:span> <text:span text:style-name="T1">de haut en bas comme tu donnas à lui autorité de toute de chair, afin que tout lequel tu as donné à lui que donne à eux vie éternelle.</text:span> <text:span text:style-name="T2">3</text:span> <text:span text:style-name="T1">celle-ci cependant est la éternelle vie afin que que connaissent toi le seul véritable Dieu et lequel tu envoyas Iésous Christ.</text:span> <text:span text:style-name="T2">4</text:span> <text:span text:style-name="T1">moi toi je glorifiai sur de la de terre le travail ayant perfectionné lequel tu as donné à moi afin que que je fasse·</text:span> <text:span text:style-name="T2">5</text:span> <text:span text:style-name="T1">et maintenant glorifie moi toi, père, à côté à toi-même à la à gloire à laquelle j'avais d'avant de ce le monde être à côté à toi.</text:span> <text:span text:style-name="T2">6</text:span> <text:span text:style-name="T1">Je rendis visible de toi le nom à les à êtres humains lesquels tu donnas à moi hors de le de monde. à toi étaient à et moi eux tu donnas et le discours de toi ont gardé.</text:span> <text:span text:style-name="T2">7</text:span> <text:span text:style-name="T1">maintenant ont connu en ce que tous autant lesquels tu as donné à moi à côté de toi sont·</text:span> <text:span text:style-name="T2">8</text:span> <text:span text:style-name="T1">en ce que les oraux lesquels tu donnas à moi j'ai donné à eux, et eux prirent et connurent vraiment en ce que à côté de toi je sortis, et crurent en ce que toi moi tu envoyas.</text:span> <text:span text:style-name="T2">9</text:span> <text:span text:style-name="T1">Moi autour de eux j'interroge, non autour de le de monde j'interroge mais autour de lesquels tu as donné à moi, en ce que à toi sont,</text:span> <text:span text:style-name="T2">10</text:span> <text:span text:style-name="T1">et ces miens tous tiens est et ces tiens miens, et j'ai été glorifié en à eux.</text:span> <text:span text:style-name="T2">11</text:span> <text:span text:style-name="T1">et non plus je suis en à le à monde, et eux en à le à monde sont, et moi vers toi je me viens. père saint, garde eux en à le à nom de toi à lequel tu as donné à moi, afin que que soient un de haut en bas comme nous.</text:span> <text:span text:style-name="T2">12</text:span> <text:span text:style-name="T1">lorsque je m'étais avec de eux moi je gardais eux en à le à nom de toi à lequel tu as donné à moi, et je gardiennai, et aucun hors de eux se dépérit si ne pas le fils de la de déperdition, afin que la graphe que soit fait plénitude.</text:span> <text:span text:style-name="T2">13</text:span> <text:span text:style-name="T1">maintenant cependant vers toi je me viens et ces-ci je bavarde en à le à monde afin que que aient la joie la mienne ayante étée faite plénitude en à eux-mêmes.</text:span> <text:span text:style-name="T2">14</text:span> <text:span text:style-name="T1">moi j'ai donné à eux le discours de toi et le monde haït eux, en ce que non sont hors de le de monde de haut en bas comme moi non je suis hors de le de monde.</text:span> <text:span text:style-name="T2">15</text:span> <text:span text:style-name="T1">non j'interroge afin que que tu lèves eux hors de le de monde, mais afin que que tu gardes eux hors de le de méchant.</text:span> <text:span text:style-name="T2">16</text:span> <text:span text:style-name="T1">hors de le de monde non sont de haut en bas comme moi non je suis hors de le de monde.</text:span> <text:span text:style-name="T2">17</text:span> <text:span text:style-name="T1">sanctifie eux en à la à vérité· le discours le tien vérité est.</text:span> <text:span text:style-name="T2">18</text:span> <text:span text:style-name="T1">de haut en bas comme moi tu envoyas envers le monde, et moi j'envoyai eux envers le monde·</text:span> <text:span text:style-name="T2">19</text:span> <text:span text:style-name="T1">et au-dessus de eux moi je sanctifie moi-même, afin que que soient aussi eux ayants étés sanctifiés en à vérité.</text:span> <text:span text:style-name="T2">20</text:span> <text:span text:style-name="T1">Non autour de ceux-ci cependant j'interroge seulement, mais aussi autour de ceux de croyants par de le de discours de eux envers moi,</text:span> <text:span text:style-name="T2">21</text:span> <text:span text:style-name="T1">afin que tous un que soient, de haut en bas comme toi, père, en à moi et moi en à toi, afin que aussi eux en à nous que soient, afin que le monde que croie en ce que toi moi tu envoyas.</text:span> <text:span text:style-name="T2">22</text:span> <text:span text:style-name="T1">et moi la gloire laquelle tu as donné à moi j'ai donné à eux, afin que que soient un de haut en bas comme nous un·</text:span> <text:span text:style-name="T2">23</text:span> <text:span text:style-name="T1">moi en à eux et toi en à moi, afin que que soient ayants étés perfectionnés envers un, afin que que connaisse le monde en ce que toi moi tu envoyas et tu aimas eux de haut en bas comme moi tu aimas.</text:span> <text:span text:style-name="T2">24</text:span> <text:span text:style-name="T1">Père, lequel tu as donné à moi, je veux afin que là où je suis moi et ceux-là que soient avec de moi, afin que que observent la gloire la mienne, laquelle tu as donné à moi en ce que tu aimas moi d'avant de fondation de monde.</text:span> <text:span text:style-name="T2">25</text:span> <text:span text:style-name="T1">père juste, aussi le monde toi non connut, moi cependant toi je connus, et ceux-ci connurent en ce que toi moi tu envoyas·</text:span> <text:span text:style-name="T2">26</text:span> <text:span text:style-name="T1">et je fis connaître à eux le nom de toi et je ferai connaître, afin que la amour laquelle tu aimas moi en à eux que soit et moi en à eux.</text:span> </text:p>
      <text:p text:style-name="P4">JEAN  18</text:p>
      <text:p text:style-name="Text_20_body"><text:span text:style-name="T2">1</text:span> <text:span text:style-name="T1">Ces-ci ayant dit Iésous sortit avec à les à disciples de lui de l'autre côté de le de torrent de le de Kedron là où était jardin, envers lequel vint à l'intérieur lui et les disciples de lui.</text:span> <text:span text:style-name="T2">2</text:span> <text:span text:style-name="T1">Avait su cependant aussi Iouda celui transmettant lui le lieu, en ce que souvent fut mené ensemble Iésous là avec de les de disciples de lui.</text:span> <text:span text:style-name="T2">3</text:span> <text:span text:style-name="T1">le donc Iouda ayant pris la spirale et hors de les de chefs sacrificateurs et hors de les de Pharisiens ministres se vient là avec de luminaires et de lampes et de armes.</text:span> <text:span text:style-name="T2">4</text:span> <text:span text:style-name="T1">Iésous donc ayant su tous ces se venants sur lui sortit et dit à eux· quel vous cherchez;</text:span> <text:span text:style-name="T2">5</text:span> <text:span text:style-name="T1">furent répondu à lui· Iésous le Nazoréen. dit à eux· moi je suis. avait dressé cependant aussi Iouda celui transmettant lui avec de eux.</text:span> <text:span text:style-name="T2">6</text:span> <text:span text:style-name="T1">comme donc dit à eux· moi je suis, éloignèrent envers ces derrière et tombèrent à terre.</text:span> <text:span text:style-name="T2">7</text:span> <text:span text:style-name="T1">De nouveau donc surinterrogea eux· quel vous cherchez; ceux cependant dirent· Iésous le Nazoréen.</text:span> <text:span text:style-name="T2">8</text:span> <text:span text:style-name="T1">fut répondu Iésous· je dis à vous en ce que moi je suis. si donc moi vous cherchez, abandonnez ceux-ci diriger en arrière·</text:span> <text:span text:style-name="T2">9</text:span> <text:span text:style-name="T1">afin que que soit fait plénitude le discours lequel dit en ce que lesquels tu as donné à moi non je dépéris hors de eux aucun.</text:span> <text:span text:style-name="T2">10</text:span> <text:span text:style-name="T1">Simon donc Pierre ayant machette tira elle et frappa le de le de chef sacrificateur mâle esclave et coupa au loin de lui le bout d'oreille le droit· était cependant nom à le à mâle esclave Malchos.</text:span> <text:span text:style-name="T2">11</text:span> <text:span text:style-name="T1">dit donc le Iésous à le à Pierre· jette la machette envers la étui· le récipient à boire lequel a donné à moi le père non ne pas que je boive lui;</text:span> <text:span text:style-name="T2">12</text:span> <text:span text:style-name="T1">La donc spirale et le chiliarque et les ministres de les de Ioudaiens prirent ensemble le Iésous et attachèrent de lien lui</text:span> <text:span text:style-name="T2">13</text:span> <text:span text:style-name="T1">et conduisirent vers Anna premièrement· était car beau-père de le de Kaiapha, lequel était chef sacrificateur de le de année de celui-là·</text:span> <text:span text:style-name="T2">14</text:span> <text:span text:style-name="T1">était cependant Kaiapha celui ayant délibéré ensemble à les à Ioudaiens en ce que est opportun un être humain mourir loin au-dessus de le de peuple.</text:span> <text:span text:style-name="T2">15</text:span> <text:span text:style-name="T1">Suivait cependant à le à Iésous Simon Pierre et autre disciple. le cependant disciple celui-là était connu à le à chef sacrificateur et entra avec à le à Iésous envers la cour de le de chef sacrificateur,</text:span> <text:span text:style-name="T2">16</text:span> <text:span text:style-name="T1">le cependant Pierre avait dressé vers à la à porte au-dehors. sortit donc le disciple le autre lequel était connu de le de chef sacrificateur et dit à la à portière et conduisit à l'intérieur le Pierre.</text:span> <text:span text:style-name="T2">17</text:span> <text:span text:style-name="T1">dit donc la jeune servante la portière à le à Pierre· ne pas aussi toi hors de les de disciples tu es de le de être humain de celui-ci; dit celui-là· non je suis.</text:span> <text:span text:style-name="T2">18</text:span> <text:span text:style-name="T1">avaient dressé cependant les mâles esclaves et les ministres braise ayants faits, en ce que froid était, et se chauffaient· était cependant aussi le Pierre avec de eux ayant dressé et se chauffant.</text:span> <text:span text:style-name="T2">19</text:span> <text:span text:style-name="T1">Le donc chef sacrificateur interrogea le Iésous autour de les de disciples de lui et autour de la de enseignement de lui.</text:span> <text:span text:style-name="T2">20</text:span> <text:span text:style-name="T1">fut répondu à lui Iésous· moi à oralité franche j'ai bavardé à le à monde, moi en tout moment j'enseignai en à synagogue et en à le à sanctuaire, là où tous les Ioudaiens se viennent ensemble, et en à caché je bavardai aucun.</text:span> <text:span text:style-name="T2">21</text:span> <text:span text:style-name="T1">quel moi tu interroges; interroge ceux ayants écoutés quel je bavardai à eux· voici ceux-ci ont su lesquels je dis moi.</text:span> <text:span text:style-name="T2">22</text:span> <text:span text:style-name="T1">ces-ci cependant de lui de ayant dit un ayant dressé à côté de les de ministres donna gifle à le à Iésous ayant dit· ainsi tu te réponds à le à chef sacrificateur;</text:span> <text:span text:style-name="T2">23</text:span> <text:span text:style-name="T1">fut répondu à lui Iésous· si malicieusement je bavardai, témoigne autour de le de malicieux· si cependant bellement, quel moi tu pèles;</text:span> <text:span text:style-name="T2">24</text:span> <text:span text:style-name="T1">envoya donc lui le Anna ayant été attaché de lien vers Kaiapha le chef sacrificateur.</text:span> <text:span text:style-name="T2">25</text:span> <text:span text:style-name="T1">Était cependant Simon Pierre ayant dressé et se chauffant. dirent donc à lui· ne pas aussi toi hors de les de disciples de lui tu es; se nia celui-là et dit· non je suis.</text:span> <text:span text:style-name="T2">26</text:span> <text:span text:style-name="T1">dit un hors de les de mâles esclaves de le de chef sacrificateur, congénital étant de lequel coupa au loin Pierre le bout d'oreille· non moi toi je vis en à le à jardin avec de lui;</text:span> <text:span text:style-name="T2">27</text:span> <text:span text:style-name="T1">de nouveau donc se nia Pierre, et directement coq voixa.</text:span> <text:span text:style-name="T2">28</text:span> <text:span text:style-name="T1">Conduisent donc le Iésous au loin de le de Kaiapha envers le prétoire· était cependant matinalement· et eux non vinrent à l'intérieur envers le prétoire, afin que ne pas que soient souillé mais que mangent le pâque.</text:span> <text:span text:style-name="T2">29</text:span> <text:span text:style-name="T1">Sortit donc le Pilatus au-dehors vers eux et déclare· quelle accusation vous portez [contre] de le de être humain de celui-ci;</text:span> <text:span text:style-name="T2">30</text:span> <text:span text:style-name="T1">furent répondu et dirent à lui· si ne pas était celui-ci malicieux faisant, non le cas échéant à toi nous transmîmes lui.</text:span> <text:span text:style-name="T2">31</text:span> <text:span text:style-name="T1">dit donc à eux le Pilatus· prenez lui vous et selon le loi de vous jugez lui. dirent à lui les Ioudaiens· à nous non est permis tuer catégoriquement aucun·</text:span> <text:span text:style-name="T2">32</text:span> <text:span text:style-name="T1">afin que le discours de le de Iésous que soit fait plénitude lequel dit signifiant à quel à trépas imminait mourir loin.</text:span> <text:span text:style-name="T2">33</text:span> <text:span text:style-name="T1">Vint à l'intérieur donc de nouveau envers le prétoire le Pilatus et voixa le Iésous et dit à lui· toi tu es le roi de les de Ioudaiens;</text:span> <text:span text:style-name="T2">34</text:span> <text:span text:style-name="T1">fut répondu Iésous· au loin de toi-même toi ce-ci tu dis ou autres dirent à toi autour de moi;</text:span> <text:span text:style-name="T2">35</text:span> <text:span text:style-name="T1">fut répondu le Pilatus· ne serait-ce que moi Ioudaien je suis; le ethnie le tien et les chefs sacrificateurs transmirent toi à moi· quel tu fis;</text:span> <text:span text:style-name="T2">36</text:span> <text:span text:style-name="T1">fut répondu Iésous· la royauté la mienne non est hors de le de monde de celui-ci· si hors de le de monde de celui-ci était la royauté la mienne, les ministres les miens se combattaient [le cas échéant] afin que ne pas que je sois transmis à les à Ioudaiens· maintenant cependant la royauté la mienne non est d'ici.</text:span> <text:span text:style-name="T2">37</text:span> <text:span text:style-name="T1">dit donc à lui le Pilatus· pas donc roi tu es toi; fut répondu le Iésous· toi tu dis en ce que roi je suis. moi envers ce-ci j'ai été engendré et envers ce-ci j'ai venu envers le monde, afin que que je témoigne à la à vérité· tout celui étant hors de la de vérité écoute de moi de la de voix.</text:span> <text:span text:style-name="T2">38</text:span> <text:span text:style-name="T1">dit à lui le Pilatus· quel est vérité; Et ce-ci ayant dit de nouveau sortit vers les Ioudaiens et dit à eux· moi aucune cause je trouve en à lui.</text:span> <text:span text:style-name="T2">39</text:span> <text:span text:style-name="T1">est cependant habitude en commun à vous afin que un que je délie au loin à vous en à le à pâque· vous vous avez dessein donc que je délie au loin à vous le roi de les de Ioudaiens;</text:span> <text:span text:style-name="T2">40</text:span> <text:span text:style-name="T1">crièrent donc de nouveau disants· ne pas celui-ci mais le Bar-Abba. était cependant le Bar-Abba pilleur.</text:span> </text:p>
      <text:p text:style-name="P4">JEAN  19</text:p>
      <text:p text:style-name="Text_20_body"><text:span text:style-name="T2">1</text:span> <text:span text:style-name="T1">Alors donc prit le Pilatus le Iésous et fouetta.</text:span> <text:span text:style-name="T2">2</text:span> <text:span text:style-name="T1">et les soldats ayants tressés couronne hors de épines surposèrent de lui à la à tête et himation de porphyre entourèrent lui</text:span> <text:span text:style-name="T2">3</text:span> <text:span text:style-name="T1">et se venaient vers lui et disaient· sois de joie le roi de les de Ioudaiens· et donnaient à lui gifles.</text:span> <text:span text:style-name="T2">4</text:span> <text:span text:style-name="T1">Et sortit de nouveau au-dehors le Pilatus et dit à eux· voici je conduis à vous lui au-dehors, afin que que vous connaissiez en ce que aucune cause je trouve en à lui.</text:span> <text:span text:style-name="T2">5</text:span> <text:span text:style-name="T1">sortit donc le Iésous au-dehors, colportant le épineuse couronne et le de porphyre himation. et dit à eux· voici le être humain.</text:span> <text:span text:style-name="T2">6</text:span> <text:span text:style-name="T1">Lorsque donc virent lui les chefs sacrificateurs et les ministres crièrent disants· crucifie crucifie. dit à eux le Pilatus· prenez lui vous et crucifiez· moi car non je trouve en à lui cause.</text:span> <text:span text:style-name="T2">7</text:span> <text:span text:style-name="T1">furent répondu à lui les Ioudaiens· nous loi nous avons et selon le loi doit mourir loin, en ce que fils de Dieu lui-même fit.</text:span> <text:span text:style-name="T2">8</text:span> <text:span text:style-name="T1">Lorsque donc écouta le Pilatus celui-ci le discours, davantage fut effrayé,</text:span> <text:span text:style-name="T2">9</text:span> <text:span text:style-name="T1">et vint à l'intérieur envers le prétoire de nouveau et dit à le à Iésous· d'où? tu es toi; le cependant Iésous réponse apocritique non donna à lui.</text:span> <text:span text:style-name="T2">10</text:span> <text:span text:style-name="T1">dit donc à lui le Pilatus· à moi non tu bavardes; non tu as su en ce que autorité j'ai délier au loin toi et autorité j'ai crucifier toi;</text:span> <text:span text:style-name="T2">11</text:span> <text:span text:style-name="T1">fut répondu [à lui] Iésous· non tu avais autorité contre de moi aucune si ne pas était ayant été donné à toi d'en haut· par le fait de ce-ci celui ayant transmis moi à toi plus grande faute a.</text:span> <text:span text:style-name="T2">12</text:span> <text:span text:style-name="T1">Hors de ce-ci le Pilatus cherchait délier au loin lui· les cependant Ioudaiens crièrent disants· si le cas échéant celui-ci que tu délies au loin, non tu es ami de le de Kaesar· tout celui roi lui-même faisant contredit à le à Kaesar.</text:span> <text:span text:style-name="T2">13</text:span> <text:span text:style-name="T1">le donc Pilatus ayant écouté de les de discours de ceux-ci conduisit au-dehors le Iésous et assit sur de estrade envers lieu étant dit Lithostrotos, En Hébreu cependant Gabbatha.</text:span> <text:span text:style-name="T2">14</text:span> <text:span text:style-name="T1">était cependant équipement de côté de le de pâque, heure était comme sixième. et dit à les à Ioudaiens· voici le roi de vous.</text:span> <text:span text:style-name="T2">15</text:span> <text:span text:style-name="T1">crièrent donc ceux-là· lève lève, crucifie lui. dit à eux le Pilatus· le roi de vous que je crucifie; furent répondu les chefs sacrificateurs· non nous avons roi si ne pas Kaesar.</text:span> <text:span text:style-name="T2">16</text:span> <text:span text:style-name="T1">Alors donc transmit lui à eux afin que que soit crucifié. Prirent à côté donc le Iésous,</text:span> <text:span text:style-name="T2">17</text:span> <text:span text:style-name="T1">et mettant en charge à lui-même le croix sortit envers celui étant dit de Crâne Lieu, lequel est dit En Hébreu Golgotha,</text:span> <text:span text:style-name="T2">18</text:span> <text:span text:style-name="T1">là où lui crucifièrent, et avec de lui autres deux d'ici et d'ici, au milieu cependant le Iésous.</text:span> <text:span text:style-name="T2">19</text:span> <text:span text:style-name="T1">grapha cependant aussi titre le Pilatus et posa sur de le de croix· était cependant ayant été graphé· Iésous le Nazoréen le roi de les de Ioudaiens.</text:span> <text:span text:style-name="T2">20</text:span> <text:span text:style-name="T1">celui-ci donc le titre nombreux prirent connaissance de les de Ioudaiens, en ce que proche était le lieu de la de cité là où fut crucifié le Iésous· et était ayant été graphé En Hébreu, En Romain, En Helléniste.</text:span> <text:span text:style-name="T2">21</text:span> <text:span text:style-name="T1">disaient donc à le à Pilatus les chefs sacrificateurs de les de Ioudaiens· ne pas graphe· le roi de les de Ioudaiens, mais en ce que celui-là dit· roi je suis de les de Ioudaiens.</text:span> <text:span text:style-name="T2">22</text:span> <text:span text:style-name="T1">fut répondu le Pilatus· lequel j'ai graphé, j'ai graphé.</text:span> <text:span text:style-name="T2">23</text:span> <text:span text:style-name="T1">Les donc soldats, lorsque crucifièrent le Iésous, prirent les himations de lui et firent quatre parts, à chacun à soldat part, et le chiton. était cependant le chiton sans couture, hors de ces d'en haut tissé par de tout entier.</text:span> <text:span text:style-name="T2">24</text:span> <text:span text:style-name="T1">dirent donc vers les uns les autres· ne pas que nous scindions lui, mais que nous obtenions par le sort autour de lui de quel se sera· afin que la graphe que soit fait plénitude [celle disante]· se partagèrent en séparant les himations de moi à eux-mêmes et sur le habillement d'himation de moi jetèrent lot. Les certes donc soldats ces-ci firent.</text:span> <text:span text:style-name="T2">25</text:span> <text:span text:style-name="T1">Avaient dressé cependant à côté à le à croix de le de Iésous la mère de lui et la soeur de la de mère de lui, Maria celle de le de Klopas et Maria la Magdalene.</text:span> <text:span text:style-name="T2">26</text:span> <text:span text:style-name="T1">Iésous donc ayant vu la mère et le disciple ayant dressé à côté lequel aimait, dit à la à mère· femme, voici le fils de toi.</text:span> <text:span text:style-name="T2">27</text:span> <text:span text:style-name="T1">puis dit à le à disciple· voici la mère de toi. et au loin de celle-là de la de heure prit le disciple elle envers les en propres.</text:span> <text:span text:style-name="T2">28</text:span> <text:span text:style-name="T1">Après ce-ci ayant su le Iésous en ce que déjà tous a été achevé, afin que que soit perfectionné la graphe, dit· j'ai soif.</text:span> <text:span text:style-name="T2">29</text:span> <text:span text:style-name="T1">ustensile se couchait de vinaigre plein· éponge donc plein de le de vinaigre à hysope ayants posés autour apportèrent de lui à le à bouche.</text:span> <text:span text:style-name="T2">30</text:span> <text:span text:style-name="T1">lorsque donc prit le vinaigre [celui] Iésous dit· a été achevé, et ayant cliné la tête transmit le souffle.</text:span> <text:span text:style-name="T2">31</text:span> <text:span text:style-name="T1">Les donc Ioudaiens, puisque équipement de côté était, afin que ne pas que reste sur de le de croix les corps en à le à sabbat, était car grande la journée de ce-là de le de sabbat, interrogèrent le Pilatus afin que que soient fracassé de haut en bas de eux les jambes et que soient levé.</text:span> <text:span text:style-name="T2">32</text:span> <text:span text:style-name="T1">vinrent donc les soldats et de le certes de premier fracassèrent de haut en bas les jambes et de le de autre de celui de ayant été crucifié avec à lui·</text:span> <text:span text:style-name="T2">33</text:span> <text:span text:style-name="T1">sur cependant le Iésous ayants venus, comme virent déjà lui ayant mort, non fracassèrent de haut en bas de lui les jambes,</text:span> <text:span text:style-name="T2">34</text:span> <text:span text:style-name="T1">mais un de les de soldats à lance de lui la côté piqua, et sortit directement sang et eau.</text:span> <text:span text:style-name="T2">35</text:span> <text:span text:style-name="T1">et celui ayant vu a témoigné, et véritable de lui est la témoignation, et celui-là a su en ce que vrais dit, afin que aussi vous que vous croyiez.</text:span> <text:span text:style-name="T2">36</text:span> <text:span text:style-name="T1">se devint car ces-ci afin que la graphe que soit fait plénitude· os non sera broyé ensemble de lui.</text:span> <text:span text:style-name="T2">37</text:span> <text:span text:style-name="T1">et de nouveau autre-différente graphe dit· se verront envers lequel transpercèrent.</text:span> <text:span text:style-name="T2">38</text:span> <text:span text:style-name="T1">Après cependant ces-ci interrogea le Pilatus Ioseph [celui] au loin de Arimathée, étant disciple de le de Iésous ayant été caché cependant par le fait de le effroi de les de Ioudaiens, afin que que lève le corps de le de Iésous· et permit le Pilatus. vint donc et leva le corps de lui.</text:span> <text:span text:style-name="T2">39</text:span> <text:span text:style-name="T1">vint cependant aussi Nikodème, celui ayant venu vers lui de nuit le premier, portant mixture de myrrhe et de aloès comme livres cent.</text:span> <text:span text:style-name="T2">40</text:span> <text:span text:style-name="T1">prirent donc le corps de le de Iésous et attachèrent de lien lui à étoffes de lins avec de les de aromates, de haut en bas comme coutume est à les à Ioudaiens enterrer.</text:span> <text:span text:style-name="T2">41</text:span> <text:span text:style-name="T1">était cependant en à le à lieu là où fut crucifié jardin, et en à le à jardin mémorial nouveau en à lequel non cependant encore aucun était ayant été posé·</text:span> <text:span text:style-name="T2">42</text:span> <text:span text:style-name="T1">là donc par le fait de la équipement de côté de les de Ioudaiens, en ce que proche était le mémorial, posèrent le Iésous.</text:span> </text:p>
      <text:p text:style-name="P4">JEAN  20</text:p>
      <text:p text:style-name="Text_20_body"><text:span text:style-name="T2">1</text:span> <text:span text:style-name="T1">à La cependant à une de les de sabbats Maria la Magdalene se vient matinalement de ténèbre encore de étante envers le mémorial et regarde le pierre ayant été levé hors de le de mémorial.</text:span> <text:span text:style-name="T2">2</text:span> <text:span text:style-name="T1">court donc et se vient vers Simon Pierre et vers le autre disciple lequel affectionnait le Iésous et dit à eux· levèrent le Maître hors de le de mémorial et non nous avons su où? posèrent lui.</text:span> <text:span text:style-name="T2">3</text:span> <text:span text:style-name="T1">Sortit donc le Pierre et le autre disciple et se venaient envers le mémorial.</text:span> <text:span text:style-name="T2">4</text:span> <text:span text:style-name="T1">couraient cependant les deux au même lieu· et le autre disciple courut devant plus vite de le de Pierre et vint premier envers le mémorial,</text:span> <text:span text:style-name="T2">5</text:span> <text:span text:style-name="T1">et ayant penché à côté regarde se couchants les étoffes de lins, non néanmoins vint à l'intérieur.</text:span> <text:span text:style-name="T2">6</text:span> <text:span text:style-name="T1">se vient donc aussi Simon Pierre suivant à lui et vint à l'intérieur envers le mémorial, et observe les étoffes de lins se couchants,</text:span> <text:span text:style-name="T2">7</text:span> <text:span text:style-name="T1">et le petit suaire, lequel était sur de la de tête de lui, non avec de les de étoffes de lins se couchant mais séparément ayant été enroulé envers un lieu.</text:span> <text:span text:style-name="T2">8</text:span> <text:span text:style-name="T1">alors donc vint à l'intérieur aussi le autre disciple celui ayant venu premier envers le mémorial et vit et crut·</text:span> <text:span text:style-name="T2">9</text:span> <text:span text:style-name="T1">non cependant encore car avaient su la graphe en ce que attache de lien lui hors de morts redresser.</text:span> <text:span text:style-name="T2">10</text:span> <text:span text:style-name="T1">éloignèrent donc de nouveau vers eux-mêmes les disciples.</text:span> <text:span text:style-name="T2">11</text:span> <text:span text:style-name="T1">Maria cependant avait dressé vers à le à mémorial au-dehors pleurante. comme donc pleurait, pencha à côté envers le mémorial</text:span> <text:span text:style-name="T2">12</text:span> <text:span text:style-name="T1">et observe deux anges en à blancs se siégeants, un vers à la à tête et un vers à les à pieds, là où se couchait le corps de le de Iésous.</text:span> <text:span text:style-name="T2">13</text:span> <text:span text:style-name="T1">et disent à elle ceux-là· femme, quel tu pleures; dit à eux en ce que levèrent le Maître de moi, et non j'ai su où? posèrent lui.</text:span> <text:span text:style-name="T2">14</text:span> <text:span text:style-name="T1">Ces-ci ayante dite fut tourné envers ces derrière et observe le Iésous ayant dressé et non avait su en ce que Iésous est.</text:span> <text:span text:style-name="T2">15</text:span> <text:span text:style-name="T1">dit à elle Iésous· femme, quel tu pleures; quel tu cherches; celle-là estimante en ce que le gardien de jardin est dit à lui· Maître, si toi tu mis en charge lui, dis à moi où? tu posas lui, et moi lui je lèverai.</text:span> <text:span text:style-name="T2">16</text:span> <text:span text:style-name="T1">dit à elle Iésous· Mariam. ayante étée tournée celle-là dit à lui En Hébreu· rabbouni, lequel est dit enseignant.</text:span> <text:span text:style-name="T2">17</text:span> <text:span text:style-name="T1">dit à elle Iésous· ne pas de moi te touche, non encore car j'ai monté vers le père· te va cependant vers les frères de moi et dis à eux· je monte vers le père de moi et père de vous et Dieu de moi et Dieu de vous.</text:span> <text:span text:style-name="T2">18</text:span> <text:span text:style-name="T1">Se vient Maria la Magdalene annonçante à les à disciples en ce que j'ai vu le Maître, et ces-ci dit à elle.</text:span> <text:span text:style-name="T2">19</text:span> <text:span text:style-name="T1">de Étante donc de tardive à la à journée à celle-là à la à une de sabbats et de les de portes de ayantes étées fermées à clef là où étaient les disciples par le fait de le effroi de les de Ioudaiens, vint le Iésous et dressa envers le au milieu et dit à eux· paix à vous.</text:span> <text:span text:style-name="T2">20</text:span> <text:span text:style-name="T1">et ce-ci ayant dit montra les mains et la côté à eux. furent été de joie donc les disciples ayants vus le Maître.</text:span> <text:span text:style-name="T2">21</text:span> <text:span text:style-name="T1">dit donc à eux [le Iésous] de nouveau· paix à vous· de haut en bas comme a envoyé moi le père, et moi je mande vous.</text:span> <text:span text:style-name="T2">22</text:span> <text:span text:style-name="T1">et ce-ci ayant dit insuffla et dit à eux· prenez souffle saint·</text:span> <text:span text:style-name="T2">23</text:span> <text:span text:style-name="T1">le cas échéant de des quelconques que vous abandonniez les fautes ont été abandonnés à eux, le cas échéant de des quelconques que vous saisissiez avec force ont été saisis avec force.</text:span> <text:span text:style-name="T2">24</text:span> <text:span text:style-name="T1">Thomas cependant un hors de les de douze, celui étant dit Didyme, non était avec de eux lorsque vint Iésous.</text:span> <text:span text:style-name="T2">25</text:span> <text:span text:style-name="T1">disaient donc à lui les autres disciples· nous avons vu le Maître. celui cependant dit à eux· si le cas échéant ne pas que je voie en à les à mains de lui le modèle frappé de les de clous et que je jette le doigt de moi envers le modèle frappé de les de clous et que je jette de moi la main envers la côté de lui, non ne pas je croirai.</text:span> <text:span text:style-name="T2">26</text:span> <text:span text:style-name="T1">Et après journées huit de nouveau étaient dedans les disciples de lui et Thomas avec de eux. se vient le Iésous de les de portes de ayantes étées fermées à clef et dressa envers le au milieu et dit· paix à vous.</text:span> <text:span text:style-name="T2">27</text:span> <text:span text:style-name="T1">puis dit à le à Thomas· porte le doigt de toi ici et vois les mains de moi et porte la main de toi et jette envers la côté de moi, et ne pas te deviens incroyant mais croyable.</text:span> <text:span text:style-name="T2">28</text:span> <text:span text:style-name="T1">fut répondu Thomas et dit à lui· le Maître de moi et le Dieu de moi.</text:span> <text:span text:style-name="T2">29</text:span> <text:span text:style-name="T1">dit à lui le Iésous· en ce que tu as vu moi tu as cru; bienheureux ceux ne pas ayants vus et ayants crus.</text:span> <text:span text:style-name="T2">30</text:span> <text:span text:style-name="T1">Nombreux certes donc aussi autres signes fit le Iésous en devant de les de disciples [de lui], lesquels non est ayants étés graphés en à le à papier de bible à ce-ci·</text:span> <text:span text:style-name="T2">31</text:span> <text:span text:style-name="T1">ces-ci cependant a été graphé afin que que vous croyiez en ce que Iésous est le Christ le fils de le de Dieu, et afin que croyants vie que vous ayez en à le à nom de lui.</text:span> </text:p>
      <text:p text:style-name="P4">JEAN  21</text:p>
      <text:p text:style-name="Text_20_body"><text:span text:style-name="T2">1</text:span> <text:span text:style-name="T1">Après ces-ci rendit visible lui-même de nouveau le Iésous à les à disciples sur de la de mer de la de Tibériade· rendit visible cependant ainsi.</text:span> <text:span text:style-name="T2">2</text:span> <text:span text:style-name="T1">Étaient au même lieu Simon Pierre et Thomas celui étant dit Didyme et Nathanaël celui au loin de Kana de la de Galilée et ceux de le de Zébédaï et autres hors de les de disciples de lui deux.</text:span> <text:span text:style-name="T2">3</text:span> <text:span text:style-name="T1">dit à eux Simon Pierre· je dirige en arrière pêcher. disent à lui· nous nous venons aussi nous avec à toi. sortirent et embarquèrent envers le navire, et en à celle-là à la à nuit saisirent aucun.</text:span> <text:span text:style-name="T2">4</text:span> <text:span text:style-name="T1">de Matinée cependant déjà de se ayante devenue dressa Iésous envers le rivage, non néanmoins avaient su les disciples en ce que Iésous est.</text:span> <text:span text:style-name="T2">5</text:span> <text:span text:style-name="T1">dit donc à eux [le] Iésous· petits enfants, ne pas un quelconque à manger auprès vous avez; furent répondu à lui· non.</text:span> <text:span text:style-name="T2">6</text:span> <text:span text:style-name="T1">celui cependant dit à eux· jetez envers les droits parts de le de navire le filet, et vous trouverez. jetèrent donc, et non plus lui tirer avaient la ténacité au loin de le de multitude de les de poissons.</text:span> <text:span text:style-name="T2">7</text:span> <text:span text:style-name="T1">dit donc le disciple celui-là lequel aimait le Iésous à le à Pierre· le Maître est. Simon donc Pierre ayant écouté en ce que le Maître est le tunique se ceignit à travers, était car nu, et jeta lui-même envers la mer,</text:span> <text:span text:style-name="T2">8</text:span> <text:span text:style-name="T1">les cependant autres disciples à le à petit navire vinrent, non car étaient longuement au loin de la de terre mais comme au loin de coudées de deux cents, traînants le filet de les de poissons.</text:span> <text:span text:style-name="T2">9</text:span> <text:span text:style-name="T1">Comme donc débarquèrent envers la terre regardent braise se couchante et fretin se couchant sur et pain.</text:span> <text:span text:style-name="T2">10</text:span> <text:span text:style-name="T1">dit à eux le Iésous· portez au loin de les de fretins de lesquels vous saisîtes maintenant.</text:span> <text:span text:style-name="T2">11</text:span> <text:span text:style-name="T1">monta donc Simon Pierre et tira le filet envers la terre plein de poissons de grands de cent de cinquante de trois· et de tels de étants non fut scindé le filet.</text:span> <text:span text:style-name="T2">12</text:span> <text:span text:style-name="T1">Dit à eux le Iésous· venez ici déjeunez. aucun cependant osait de les de disciples examiner à l'excès lui· toi quel tu es; ayants sus en ce que le Maître est.</text:span> <text:span text:style-name="T2">13</text:span> <text:span text:style-name="T1">se vient Iésous et prend le pain et donne à eux, et le fretin semblablement.</text:span> <text:span text:style-name="T2">14</text:span> <text:span text:style-name="T1">ce-ci déjà troisième fut rendu visible Iésous à les à disciples ayant été éveillé hors de morts.</text:span> <text:span text:style-name="T2">15</text:span> <text:span text:style-name="T1">Lorsque donc déjeunèrent dit à le à Simon à Pierre le Iésous· Simon de Ioannes, tu aimes moi plus nombreusement de ceux-ci; dit à lui· oui Maître, toi tu as su en ce que j'affectionne toi. dit à lui· fais paître les petits agneaux de moi.</text:span> <text:span text:style-name="T2">16</text:span> <text:span text:style-name="T1">dit à lui de nouveau deuxièmement· Simon de Ioannes, tu aimes moi; dit à lui· oui Maître, toi tu as su en ce que j'affectionne toi. dit à lui· berge les brebis de moi.</text:span> <text:span text:style-name="T2">17</text:span> <text:span text:style-name="T1">dit à lui le troisième· Simon de Ioannes, tu affectionnes moi; fut attristé le Pierre en ce que dit à lui le troisième· tu affectionnes moi; et dit à lui· Maître, tous toi tu as su, toi tu connais en ce que j'affectionne toi. dit à lui [le Iésous]· fais paître les petites brebis de moi.</text:span> <text:span text:style-name="T2">18</text:span> <text:span text:style-name="T1">Amen amen je dis à toi, lorsque tu étais plus jeune, tu ceignais toi-même et tu piétinais autour là où tu voulais· lorsque le cas échéant cependant que tu sois vétuste, tu étendras les mains de toi, et autre ceindra toi et portera là où non tu veux.</text:span> <text:span text:style-name="T2">19</text:span> <text:span text:style-name="T1">ce-ci cependant dit signifiant à quel à trépas glorifiera le Dieu. et ce-ci ayant dit dit à lui· suis à moi.</text:span> <text:span text:style-name="T2">20</text:span> <text:span text:style-name="T1">Ayant été tourné sur le Pierre regarde le disciple lequel aimait le Iésous suivant, lequel aussi tomba de bas en haut en à le à dîner sur le poitrine de lui et dit· Maître, quel est celui transmettant toi;</text:span> <text:span text:style-name="T2">21</text:span> <text:span text:style-name="T1">celui-ci donc ayant vu le Pierre dit à le à Iésous· Maître, celui-ci cependant quel;</text:span> <text:span text:style-name="T2">22</text:span> <text:span text:style-name="T1">dit à lui le Iésous· si le cas échéant lui que je veuille rester jusqu'à ce que je me viens, quel vers toi; toi à moi suis.</text:span> <text:span text:style-name="T2">23</text:span> <text:span text:style-name="T1">sortit donc celui-ci le discours envers les frères en ce que le disciple celui-là non meurt loin· non dit cependant à lui le Iésous en ce que non meurt loin mais· si le cas échéant lui que je veuille rester jusqu'à ce que je me viens[, quel vers toi];</text:span> <text:span text:style-name="T2">24</text:span> <text:span text:style-name="T1">Celui-ci est le disciple celui témoignant autour de ces-ci et celui ayant graphé ces-ci, et nous avons su en ce que vrai de lui la témoignation est.</text:span> <text:span text:style-name="T2">25</text:span> <text:span text:style-name="T1">Est cependant aussi autres nombreux lesquels fit le Iésous, lesquels des quelconques si le cas échéant que soit graphé selon un, non cependant lui-même je m'imagine le monde avoir à placer les étants graphés papiers de bibles.</text:span> </text:p>
      <text:h text:style-name="P2" text:outline-level="3">ACTES</text:h>
      <text:p text:style-name="Text_20_body"/>
      <text:p text:style-name="P4"><text:soft-page-break/>ACTES  1</text:p>
      <text:p text:style-name="Text_20_body"><text:span text:style-name="T2">1</text:span> <text:span text:style-name="T1">Le certes premier discours je me fis autour de tous, O Théophile, de lesquels se origina le Iésous faire en outre et enseigner,</text:span> <text:span text:style-name="T2">2</text:span> <text:span text:style-name="T1">jusqu'à l'extrémité de laquelle de journée se ayant commandé à les à envoyés par de souffle de saint lesquels se élut fut pris de bas en haut.</text:span> <text:span text:style-name="T2">3</text:span> <text:span text:style-name="T1">à Lesquels aussi dressa à côté lui-même vivant après ce souffrir lui en à nombreux à preuves, par de journées de quarante se faisant voir à eux et disant ces autour de la de royauté de le de Dieu·</text:span> <text:span text:style-name="T2">4</text:span> <text:span text:style-name="T1">et se faisant sel ensemble annonça à côté à eux au loin de Ierosolymas ne pas être séparé mais rester autour la promesse de le de père laquelle vous écoutâtes de moi,</text:span> <text:span text:style-name="T2">5</text:span> <text:span text:style-name="T1">en ce que Ioannes certes baptisa à eau, vous cependant en à souffle vous serez baptisé à saint non après nombreuses celles-ci journées.</text:span> <text:span text:style-name="T2">6</text:span> <text:span text:style-name="T1">Ceux certes donc ayants venus ensemble interrogeaient lui disants· Maître, si en à le à temps à celui-ci tu reconstitues la royauté à le à Israël;</text:span> <text:span text:style-name="T2">7</text:span> <text:span text:style-name="T1">dit cependant vers eux· non de vous est connaître temps ou moments lesquels le père se posa en à la à en propre à autorité,</text:span> <text:span text:style-name="T2">8</text:span> <text:span text:style-name="T1">mais vous vous prendrez puissance de ayant venu sur de le de saint de souffle sur vous et vous vous serez de moi témoins en en outre à Ierousalem et [en] à toute à la à Ioudaia et à Samareia et jusqu'à ce que de dernier de la de terre.</text:span> <text:span text:style-name="T2">9</text:span> <text:span text:style-name="T1">Et ces-ci ayant dit de regardants de eux fut surélevé et nuée prit en dessous lui au loin de les de yeux de eux.</text:span> <text:span text:style-name="T2">10</text:span> <text:span text:style-name="T1">et comme regardants fixement étaient envers le ciel de se allant de lui, aussi voici hommes deux avaient dressé à côté à eux en à habillement à blanches,</text:span> <text:span text:style-name="T2">11</text:span> <text:span text:style-name="T1">lesquels aussi dirent· hommes Galiléens, quel vous avez dressé entrants regard envers le ciel; celui-ci le Iésous celui ayant été pris de bas en haut au loin de vous envers le ciel ainsi se viendra lequel manière vous vous contemplâtes lui se allant envers le ciel.</text:span> <text:span text:style-name="T2">12</text:span> <text:span text:style-name="T1">Alors retournèrent en arrière envers Ierousalem au loin de montagne de ce de étant appelé de Oliveraie, lequel est proche de Ierousalem de sabbat ayant chemin.</text:span> <text:span text:style-name="T2">13</text:span> <text:span text:style-name="T1">et lorsque vinrent à l'intérieur, envers le partie au-dessus montèrent où étaient restants de haut en bas, celui en outre Pierre et Ioannes et Iakobos et André, Philippe et Thomas, Bar-Tolomaï et Matthaios, Iakobos de Alphaios et Simon le zélote et Iouda de Iakobos.</text:span> <text:span text:style-name="T2">14</text:span> <text:span text:style-name="T1">ceux-ci tous étaient endurants auprès en même fureur à la à prière avec à femmes et Mariam à la à mère de le de Iésous et à les à frères de lui.</text:span> <text:span text:style-name="T2">15</text:span> <text:span text:style-name="T1">Et en à les à journées à celles-ci ayant redressé Pierre en à au milieu de les de frères dit· était en outre foule de noms sur le même comme si cent vingt·</text:span> <text:span text:style-name="T2">16</text:span> <text:span text:style-name="T1">hommes frères, attachait de lien être fait plénitude la graphe laquelle prédit le souffle le saint par de bouche de Dauid autour de Iouda de celui de se ayant devenu de guide de chemin à ceux à ayants pris ensemble Iésous,</text:span> <text:span text:style-name="T2">17</text:span> <text:span text:style-name="T1">en ce que ayant été nombré de haut en bas était en à nous et obtint par le sort le lot de la de service de celle-ci.</text:span> <text:span text:style-name="T2">18</text:span> <text:span text:style-name="T1">celui-ci certes donc se acquit emplacement hors de salaire de la de injustice et précipité en avant se ayant devenu éclata au milieu et fut déversé tous les entrailles de lui·</text:span> <text:span text:style-name="T2">19</text:span> <text:span text:style-name="T1">et connu se devint à tous à ceux à établissants maison d'habitation Ierousalem, de sorte que être appelé le emplacement ce-là à la à en propre à dialecte de eux Akeldama, ce-ci est emplacement de sang.</text:span> <text:span text:style-name="T2">20</text:span> <text:span text:style-name="T1">a été graphé car en à bible de psaumes· soit devenu la camp de lui déserte et ne pas soit celui établissant maison d'habitation en à elle, et· la supervision de lui prenne autre-différent.</text:span> <text:span text:style-name="T2">21</text:span> <text:span text:style-name="T1">attache de lien donc de les de ayants venus ensemble à nous de hommes en à tout à temps à lequel vint à l'intérieur et sortit sur nous le Maître Iésous,</text:span> <text:span text:style-name="T2">22</text:span> <text:span text:style-name="T1">se ayant originé au loin de le de baptême de Ioannes jusqu'à ce que de la de journée de laquelle fut pris de bas en haut au loin de nous, témoin de la de redressement de lui avec à nous se devenir un de ceux-ci.</text:span> <text:span text:style-name="T2">23</text:span> <text:span text:style-name="T1">Et dressèrent deux, Ioseph celui étant appelé Bar-Sabbas lequel fut surnommé Ioustos, et Matthias.</text:span> <text:span text:style-name="T2">24</text:span> <text:span text:style-name="T1">et se ayants priés dirent· toi Maître connaisseur de coeur de tous, montre de bas en haut lequel tu te élus hors de ceux-ci de les de deux un</text:span> <text:span text:style-name="T2">25</text:span> <text:span text:style-name="T1">prendre le lieu de la de service de celle-ci et de envoi au loin de laquelle transgressa Iouda être allé envers le lieu le en propre.</text:span> <text:span text:style-name="T2">26</text:span> <text:span text:style-name="T1">et donnèrent lots à eux et tomba le lot sur Matthias et fut compté de haut en bas avec avec de les de onze de envoyés.</text:span> </text:p>
      <text:p text:style-name="P4">ACTES  2</text:p>
      <text:p text:style-name="Text_20_body"><text:span text:style-name="T2">1</text:span> <text:span text:style-name="T1">Et en à ce être fait plénitude ensemble la journée de la de pentecôte étaient tous au même lieu sur le même.</text:span> <text:span text:style-name="T2">2</text:span> <text:span text:style-name="T1">et se devint tout à coup hors de le de ciel écho comme certes de étante portée de souffle de violent et fit plénitude tout entier le maison où étaient se étants assis</text:span> <text:span text:style-name="T2">3</text:span> <text:span text:style-name="T1">et furent vu à eux se partageantes en séparant langues comme si de feu et assit sur un chacun de eux,</text:span> <text:span text:style-name="T2">4</text:span> <text:span text:style-name="T1">et furent rempli tous de souffle de saint et se originèrent bavarder à autres-différentes à langues de haut en bas comme le souffle donnait se proférer au loin à eux.</text:span> <text:span text:style-name="T2">5</text:span> <text:span text:style-name="T1">Étaient cependant envers à Ierousalem établissants maison d'habitation Ioudaiens, hommes précautionneux au loin de tout de ethnie de ces sous le ciel.</text:span> <text:span text:style-name="T2">6</text:span> <text:span text:style-name="T1">de se ayante devenue cependant de la de voix de celle-ci vint ensemble le multitude et fut versé ensemble dans la confusion, en ce que écoutaient un chacun à la à en propre à dialecte de bavardants de eux.</text:span> <text:span text:style-name="T2">7</text:span> <text:span text:style-name="T1">se extasiaient cependant tous et étonnaient disants· non voici en totalités ceux-ci sont ceux bavardants Galiléens;</text:span> <text:span text:style-name="T2">8</text:span> <text:span text:style-name="T1">et comment? nous nous écoutons chacun à la à en propre à dialecte de nous en à laquelle nous fûmes engendré;</text:span> <text:span text:style-name="T2">9</text:span> <text:span text:style-name="T1">Parthes et Mèdes et Élamites et ceux établissants maison d'habitation la Mésopotamie, Ioudaia en outre et Kapadokya, Pontus et la Asie,</text:span> <text:span text:style-name="T2">10</text:span> <text:span text:style-name="T1">Phrygie en outre et Pamphylie, Égypte et les parts de la de Libye de celle selon Cyrène, et ceux surpeuplants Romains,</text:span> <text:span text:style-name="T2">11</text:span> <text:span text:style-name="T1">Ioudaiens en outre et prosélytes, Crétois et Arabes, nous écoutons de bavardants de eux à les à nôtres à langues les grandioses de le de Dieu.</text:span> <text:span text:style-name="T2">12</text:span> <text:span text:style-name="T1">se extasiaient cependant tous et se hésitaient complètement, autre vers autre disants· quel veut ce-ci être;</text:span> <text:span text:style-name="T2">13</text:span> <text:span text:style-name="T1">autres-différents cependant moquants au travers disaient en ce que de moût ayants étés rendus pleins sont.</text:span> <text:span text:style-name="T2">14</text:span> <text:span text:style-name="T1">Ayant été dressé cependant le Pierre avec à les à onze suréleva la voix de lui et se proféra au loin à eux· hommes Ioudaiens et ceux établissants maison d'habitation Ierousalem tous, ce-ci à vous connu soit et que vous vous prêtez l'oreille les oraux de moi.</text:span> <text:span text:style-name="T2">15</text:span> <text:span text:style-name="T1">non car comme vous vous prenez en dessous ceux-ci délirent en ivresse, est car heure troisième de la de journée,</text:span> <text:span text:style-name="T2">16</text:span> <text:span text:style-name="T1">mais ce-ci est ce ayant été dit par de le de prophète de Ioel·</text:span> <text:span text:style-name="T2">17</text:span> <text:span text:style-name="T1">et se sera en à les à dernières à journées, dit le Dieu, je déverserai au loin de le de souffle de moi sur toute chair, et prophétiseront les fils de vous et les filles de vous et les adolescents de vous visions se verront et les plus anciens de vous à rêves seront rêvé·</text:span> <text:span text:style-name="T2">18</text:span> <text:span text:style-name="T1">et du moins sur les mâles esclaves de moi et sur les femelles esclaves de moi en à les à journées à celles-là je déverserai au loin de le de souffle de moi, et prophétiseront.</text:span> <text:span text:style-name="T2">19</text:span> <text:span text:style-name="T1">et je donnerai prodiges en à le à ciel en haut et signes sur de la de terre vers le bas, sang et feu et vapeur de fumée.</text:span> <text:span text:style-name="T2">20</text:span> <text:span text:style-name="T1">le soleil sera tourné au-delà envers ténèbre et la lune envers sang, avant venir journée de Maître la grande et épiphane.</text:span> <text:span text:style-name="T2">21</text:span> <text:span text:style-name="T1">et se sera tout lequel le cas échéant que se surnomme le nom de Maître sera sauvé.</text:span> <text:span text:style-name="T2">22</text:span> <text:span text:style-name="T1">Hommes Israélites, écoutez les discours ceux-ci· Iésous le Nazoréen, homme ayant été montré loin au loin de le de Dieu envers vous à puissances et à prodiges et à signes à lesquels fit par de lui le Dieu en à au milieu de vous de haut en bas comme vous-mêmes vous avez su,</text:span> <text:span text:style-name="T2">23</text:span> <text:span text:style-name="T1">celui-ci à la à ayante étée limitée à dessein et à préconnaissance de le de Dieu livré par de main de sans lois ayants fichés auprès vous saisîtes de bas en haut,</text:span> <text:span text:style-name="T2">24</text:span> <text:span text:style-name="T1">lequel le Dieu redressa ayant délié les douleurs d'accouchements de le de trépas, de haut en bas en ce que non était puissant être saisi avec force lui sous de lui.</text:span> <text:span text:style-name="T2">25</text:span> <text:span text:style-name="T1">Dauid car dit envers lui· je me voyais en avant le Maître en devant de moi par de tout, en ce que hors de droits de moi est afin que ne pas que je sois ébranlé.</text:span> <text:span text:style-name="T2">26</text:span> <text:span text:style-name="T1">par le fait de ce-ci fut réjoui la coeur de moi et se exulta la langue de moi, encore cependant aussi la chair de moi dressera tente contre sur à espérance,</text:span> <text:span text:style-name="T2">27</text:span> <text:span text:style-name="T1">en ce que non tu délaisseras en contrebas la âme de moi envers séjour des morts non cependant tu donneras le sacré de toi voir corruption à travers.</text:span> <text:span text:style-name="T2">28</text:span> <text:span text:style-name="T1">tu fis connaître à moi chemins de vie, tu feras plénitude moi de réjouissance avec de le de face de toi.</text:span> <text:span text:style-name="T2">29</text:span> <text:span text:style-name="T1">Hommes frères, étant permis dire avec de oralité franche vers vous autour de le de patriarche de Dauid en ce que et parvint à l'achèvement et fut enseveli, et le monument de lui est en à nous jusqu'à l'extrémité de la de journée de celle-ci.</text:span> <text:span text:style-name="T2">30</text:span> <text:span text:style-name="T1">prophète donc subsistant et ayant su en ce que à serment jura à lui le Dieu hors de fruit de la de flanc de lui asseoir sur le trône de lui,</text:span> <text:span text:style-name="T2">31</text:span> <text:span text:style-name="T1">ayant vu en avant bavarda autour de la de redressement de le de Christ en ce que ni fut délaissé en contrebas envers séjour des morts ni la chair de lui vit corruption à travers.</text:span> <text:span text:style-name="T2">32</text:span> <text:span text:style-name="T1">celui-ci le Iésous redressa le Dieu, de lequel tous nous nous sommes témoins·</text:span> <text:span text:style-name="T2">33</text:span> <text:span text:style-name="T1">à la à droite donc de le de Dieu ayant été haussé, la en outre promesse de le de souffle de le de saint ayant pris à côté de le de père, déversa ce-ci lequel vous [et] vous regardez et vous écoutez.</text:span> <text:span text:style-name="T2">34</text:span> <text:span text:style-name="T1">non car Dauid monta envers les cieux, dit cependant lui-même· dit [celui] Maître à le à Maître de moi· te sois assis hors de droits de moi,</text:span> <text:span text:style-name="T2">35</text:span> <text:span text:style-name="T1">jusqu'à ce que le cas échéant que je pose les ennemis de toi sous-pied de les de pieds de toi.</text:span> <text:span text:style-name="T2">36</text:span> <text:span text:style-name="T1">en sécurité donc connaisse tout maison de Israël en ce que et Maître lui et Christ fit le Dieu, celui-ci le Iésous lequel vous vous crucifiâtes.</text:span> <text:span text:style-name="T2">37</text:span> <text:span text:style-name="T1">Ayants écoutés cependant furent piqué de haut en bas la coeur dirent en outre vers le Pierre et les restants envoyés· quel que nous fassions, hommes frères;</text:span> <text:span text:style-name="T2">38</text:span> <text:span text:style-name="T1">Pierre cependant vers eux· transintelligez, [déclare,] et soit baptisé chacun de vous sur à le à nom de Iésous de Christ envers abandon de les de fautes de vous et vous vous prendrez la gratification de le de saint de souffle.</text:span> <text:span text:style-name="T2">39</text:span> <text:span text:style-name="T1">à vous car est la promesse et à les à enfants de vous et à tous à ceux envers longuement, autant lesquels le cas échéant que se appelle auprès Maître le Dieu de nous.</text:span> <text:span text:style-name="T2">40</text:span> <text:span text:style-name="T1">à autres-différents en outre à discours à plus nombreusement se passa témoignage et appelait à côté eux disant· soyez sauvés au loin de la de génération de la de tordue de celle-ci.</text:span> <text:span text:style-name="T2">41</text:span> <text:span text:style-name="T1">ceux certes donc se ayants acceptés loin le discours de lui furent baptisé et furent apposé en à la à journée à celle-là âmes comme si trois mille.</text:span> <text:span text:style-name="T2">42</text:span> <text:span text:style-name="T1">Étaient cependant endurants auprès à la à enseignement de les de envoyés et à la à communion, à la à cassure de le de pain et à les à prières.</text:span> <text:span text:style-name="T2">43</text:span> <text:span text:style-name="T1">se devenait cependant à toute à âme effroi, nombreux en outre prodiges et signes par de les de envoyés se devenait.</text:span> <text:span text:style-name="T2">44</text:span> <text:span text:style-name="T1">tous cependant ceux croyants étaient sur le même et avaient en totalités communs</text:span> <text:span text:style-name="T2">45</text:span> <text:span text:style-name="T1">et les acquisitions et les subsistances vendaient et partageaient en séparant eux à tous de haut en bas en ce que le cas échéant un quelconque besoin avait·</text:span> <text:span text:style-name="T2">46</text:span> <text:span text:style-name="T1">selon journée en outre endurants auprès en même fureur en à le à sanctuaire, cassants en outre selon maison pain, prenaient avec au-delà de nourriture en à exultation et à simplesse de coeur</text:span> <text:span text:style-name="T2">47</text:span> <text:span text:style-name="T1">louants le Dieu et ayants grâce vers tout entier le peuple. le cependant Maître apposait ceux étants sauvés selon journée sur le même.</text:span> </text:p>
      <text:p text:style-name="P4">ACTES  3</text:p>
      <text:p text:style-name="Text_20_body"><text:span text:style-name="T2">1</text:span> <text:span text:style-name="T1">Pierre cependant aussi Ioannes montaient envers le sanctuaire sur la heure de la de prière la neuvième.</text:span> <text:span text:style-name="T2">2</text:span> <text:span text:style-name="T1">et un quelconque homme boiteux hors de cavité ventrale de mère de lui subsistant était mis en charge, lequel posaient selon journée vers la porte de le de sanctuaire celle étante dite Épanouie de ce demander acte de miséricorde à côté de ceux de se allants à l'intérieur envers le sanctuaire·</text:span> <text:span text:style-name="T2">3</text:span> <text:span text:style-name="T1">lequel ayant vu Pierre et Ioannes imminants entrer envers le sanctuaire, interrogeait acte de miséricorde prendre.</text:span> <text:span text:style-name="T2">4</text:span> <text:span text:style-name="T1">ayant regardé fixement cependant Pierre envers lui avec à le à Ioannes dit· regarde envers nous.</text:span> <text:span text:style-name="T2">5</text:span> <text:span text:style-name="T1">celui cependant avait sur à eux attendant un quelconque à côté de eux prendre.</text:span> <text:span text:style-name="T2">6</text:span> <text:span text:style-name="T1">dit cependant Pierre· objet d'argent et objet d'or non subsiste à moi, lequel cependant j'ai ce-ci à toi je donne· en à le à nom de Iésous de Christ de le de Nazoréen [éveille et] piétine autour.</text:span> <text:span text:style-name="T2">7</text:span> <text:span text:style-name="T1">et ayant saisi lui de la de droite de main éveilla lui· instantanément cependant furent solidifié les bases de lui et les chevilles,</text:span> <text:span text:style-name="T2">8</text:span> <text:span text:style-name="T1">et se bondissant hors dressa et piétinait autour et vint à l'intérieur avec à eux envers le sanctuaire piétinant autour et se bondissant et louant le Dieu.</text:span> <text:span text:style-name="T2">9</text:span> <text:span text:style-name="T1">et vit tout le peuple lui piétinant autour et louant le Dieu·</text:span> <text:span text:style-name="T2">10</text:span> <text:span text:style-name="T1">reconnaissaient cependant lui en ce que lui était celui vers la acte de miséricorde se étant assis sur à la à épanouie à porche de le de sanctuaire et furent rempli de effarement et de extase sur à ce à ayant arrivé avec à lui.</text:span> <text:span text:style-name="T2">11</text:span> <text:span text:style-name="T1">de Saisissant avec force cependant de lui le Pierre et le Ioannes courut ensemble tout le peuple vers eux sur à la à portique à celle à étante appelée de Solomon stupéfaits.</text:span> <text:span text:style-name="T2">12</text:span> <text:span text:style-name="T1">ayant vu cependant le Pierre se répondit vers le peuple· hommes Israélites, quel vous étonnez sur à ce-ci ou à nous quel vous regardez fixement comme à en propre à puissance ou à piété à ayants faits de ce piétiner autour lui;</text:span> <text:span text:style-name="T2">13</text:span> <text:span text:style-name="T1">le Dieu de Abraam et [celui Dieu] de Isaak et [celui Dieu] de Iakob, le Dieu de les de pères de nous, glorifia le jeune servant de lui Iésous lequel vous certes vous transmîtes et vous vous niâtes selon face de Pilatus, de ayant jugé de celui-là délier au loin·</text:span> <text:span text:style-name="T2">14</text:span> <text:span text:style-name="T1">vous cependant le saint et juste vous vous niâtes et vous vous demandâtes homme meurtrier être fait grâce à vous,</text:span> <text:span text:style-name="T2">15</text:span> <text:span text:style-name="T1">le cependant chef conducteur de la de vie vous tuâtes catégoriquement lequel le Dieu éveilla hors de morts, de lequel nous témoins nous sommes.</text:span> <text:span text:style-name="T2">16</text:span> <text:span text:style-name="T1">et sur à la à croyance de le de nom de lui celui-ci lequel vous observez et vous avez su, solidifia le nom de lui, et la croyance celle par de lui donna à lui la intégralité celle-ci depuis en-devant de tous de vous.</text:span> <text:span text:style-name="T2">17</text:span> <text:span text:style-name="T1">Et maintenant, frères, j'ai su en ce que selon méconnaissance vous pratiquâtes comme certes aussi les chefs de vous·</text:span> <text:span text:style-name="T2">18</text:span> <text:span text:style-name="T1">le cependant Dieu, lesquels annonça de haut en bas d'avance par de bouche de tous de les de prophètes souffrir le Christ de lui, fit plénitude ainsi.</text:span> <text:span text:style-name="T2">19</text:span> <text:span text:style-name="T1">transintelligez donc et tournez sur envers ce être effacé de vous les fautes,</text:span> <text:span text:style-name="T2">20</text:span> <text:span text:style-name="T1">de telle manière que le cas échéant que viennent moments de haute fraîcheur au loin de face de le de Maître et que envoie celui ayant été mainmis en avant à vous Christ Iésous,</text:span> <text:span text:style-name="T2">21</text:span> <text:span text:style-name="T1">lequel attache de lien ciel certes se accepter jusqu'à l'extrémité de temps de rétablissement complet de tous de lesquels bavarda le Dieu par de bouche de les de saints au loin de ère de lui de prophètes.</text:span> <text:span text:style-name="T2">22</text:span> <text:span text:style-name="T1">Môusês certes dit en ce que prophète à vous redressera Maître le Dieu de vous hors de les de frères de vous comme moi· de lui vous vous écouterez selon tous autant lesquels le cas échéant que bavarde vers vous.</text:span> <text:span text:style-name="T2">23</text:span> <text:span text:style-name="T1">se sera cependant toute âme laquelle une quelconque si le cas échéant ne pas que écoute de le de prophète de celui-là sera péri à l'excès hors de le de peuple.</text:span> <text:span text:style-name="T2">24</text:span> <text:span text:style-name="T1">aussi tous cependant les prophètes au loin de Samouel et de ceux successivement autant lesquels bavardèrent aussi annoncèrent de haut en bas les journées celles-ci.</text:span> <text:span text:style-name="T2">25</text:span> <text:span text:style-name="T1">vous vous êtes les fils de les de prophètes et de la de disposition de laquelle se disposa le Dieu vers les pères de vous disant vers Abraam· et en à le à semence de toi seront élogié dans toutes les lignées de patriarches de la de terre.</text:span> <text:span text:style-name="T2">26</text:span> <text:span text:style-name="T1">à vous premièrement ayant redressé le Dieu le jeune servant de lui envoya lui élogiant vous en à ce détourner chacun au loin de les de méchancetés de vous.</text:span> </text:p>
      <text:p text:style-name="P4">ACTES  4</text:p>
      <text:p text:style-name="Text_20_body"><text:span text:style-name="T2">1</text:span> <text:span text:style-name="T1">de Bavardants cependant de eux vers le peuple présentèrent à eux les sacrificateurs et le stratège de le de sanctuaire et les Sadducéens,</text:span> <text:span text:style-name="T2">2</text:span> <text:span text:style-name="T1">se peinants au travers par le fait de ce enseigner eux le peuple et annoncer de haut en bas en à le à Iésous la redressement celle hors de morts,</text:span> <text:span text:style-name="T2">3</text:span> <text:span text:style-name="T1">et surjetèrent à eux les mains et se posèrent envers garde envers celle demain· était car soirée déjà.</text:span> <text:span text:style-name="T2">4</text:span> <text:span text:style-name="T1">nombreux cependant de ceux de ayants écoutés le discours crurent et fut devenu [celui] nombre de les de hommes [comme] milliers cinq.</text:span> <text:span text:style-name="T2">5</text:span> <text:span text:style-name="T1">Se devint cependant sur celle demain être mené ensemble de eux les chefs et les plus anciens et les lettrés en à Ierousalem,</text:span> <text:span text:style-name="T2">6</text:span> <text:span text:style-name="T1">et Anna le chef sacrificateur et Kaiapha et Ioannes et Alexandre et autant lesquels étaient hors de genre de chef sacrifique,</text:span> <text:span text:style-name="T2">7</text:span> <text:span text:style-name="T1">et ayants dressés eux en à le à au milieu se enquéraient· en à quelle à puissance ou en à quel à nom vous fîtes ce-ci vous;</text:span> <text:span text:style-name="T2">8</text:span> <text:span text:style-name="T1">Alors Pierre ayant été rempli de souffle de saint dit vers eux· chefs de le de peuple et plus anciens,</text:span> <text:span text:style-name="T2">9</text:span> <text:span text:style-name="T1">si nous aujourd'hui nous sommes jugés de bas en haut sur à travaillance au bien de être humain de infirme en à quel celui-ci a été sauvé,</text:span> <text:span text:style-name="T2">10</text:span> <text:span text:style-name="T1">connu soit à tous à vous et à tout à le à peuple de Israël en ce que en à le à nom de Iésous de Christ de le de Nazoréen lequel vous vous crucifiâtes, lequel le Dieu éveilla hors de morts, en à ce-ci celui-ci a dressé à côté en devant de vous sain.</text:span> <text:span text:style-name="T2">11</text:span> <text:span text:style-name="T1">celui-ci est le pierre, celui ayant été exclu comme rien sous de vous de les de édificateurs de maisons, celui se ayant devenu envers tête de coin.</text:span> <text:span text:style-name="T2">12</text:span> <text:span text:style-name="T1">et non est en à autre à aucun la sauvetage, non cependant car nom est autre-différent sous le ciel ce ayant été donné en à êtres humains en à lequel attache de lien être sauvé nous.</text:span> <text:span text:style-name="T2">13</text:span> <text:span text:style-name="T1">Observants cependant la de le de Pierre oralité franche et de Ioannes et se ayants pris de haut en bas en ce que êtres humains illettrés sont et idiots, étonnaient reconnaissaient en outre eux en ce que avec à le à Iésous étaient,</text:span> <text:span text:style-name="T2">14</text:span> <text:span text:style-name="T1">le en outre être humain regardants avec à eux ayant dressé celui ayant été soigné aucun avaient contredire.</text:span> <text:span text:style-name="T2">15</text:span> <text:span text:style-name="T1">ayants ordonnés cependant eux au-dehors de le de sanhédrin éloigner jetaient ensemble vers les uns les autres</text:span> <text:span text:style-name="T2">16</text:span> <text:span text:style-name="T1">disants· quel que nous fassions à les à êtres humains à ceux-ci; en ce que certes car connu signe a devenu par de eux à tous à ceux à établissants maison d'habitation Ierousalem visible et non nous nous pouvons se nier·</text:span> <text:span text:style-name="T2">17</text:span> <text:span text:style-name="T1">mais afin que ne pas sur plus nombreusement que soit distribué en séparant envers le peuple que nous nous menacions à eux ne pas plus bavarder sur à le à nom à ce-ci à ne pas un de êtres humains.</text:span> <text:span text:style-name="T2">18</text:span> <text:span text:style-name="T1">Et ayants appelés eux annoncèrent à côté ce absolument ne pas se prononcer un son ni cependant enseigner sur à le à nom de le de Iésous.</text:span> <text:span text:style-name="T2">19</text:span> <text:span text:style-name="T1">le cependant Pierre et Ioannes ayants étés répondus dirent vers eux· si juste est en devant de le de Dieu de vous écouter davantage ou de le de Dieu, jugez·</text:span> <text:span text:style-name="T2">20</text:span> <text:span text:style-name="T1">non nous nous pouvons car nous lesquels nous vîmes et nous écoutâmes ne pas bavarder.</text:span> <text:span text:style-name="T2">21</text:span> <text:span text:style-name="T1">ceux cependant se ayants menacés auprès délièrent au loin eux, ne pas un trouvants ce comment? que se corrigent eux, par le fait de le peuple, en ce que tous glorifiaient le Dieu sur à ce à ayant devenu·</text:span> <text:span text:style-name="T2">22</text:span> <text:span text:style-name="T1">de ans car était de plus nombreusement de quarante le être humain sur lequel avait devenu le signe ce-ci de la de guérison.</text:span> <text:span text:style-name="T2">23</text:span> <text:span text:style-name="T1">Ayants étés déliés au loin cependant vinrent vers les en propres et rapportèrent annonce autant lesquels vers eux les chefs sacrificateurs et les plus anciens dirent.</text:span> <text:span text:style-name="T2">24</text:span> <text:span text:style-name="T1">ceux cependant ayants écoutés en même fureur levèrent voix vers le Dieu et dirent· despote, toi le ayant fait le ciel et la terre et la mer et tous ces en à eux,</text:span> <text:span text:style-name="T2">25</text:span> <text:span text:style-name="T1">celui de le de père de nous par de souffle de saint de bouche de Dauid de jeune servant de toi ayant dit· pourquoi frémirent ethnies et peuples occupèrent vides;</text:span> <text:span text:style-name="T2">26</text:span> <text:span text:style-name="T1">dressèrent à côté les rois de la de terre et les chefs furent mené ensemble sur le même contre de le de Maître et contre de le de Christ de lui.</text:span> <text:span text:style-name="T2">27</text:span> <text:span text:style-name="T1">furent mené ensemble car sur de vérité en à la à cité à celle-ci sur le saint jeune servant de toi Iésous lequel tu oignis, Hérode en outre et Pontius Pilatus avec à ethnies et à peuples de Israël,</text:span> <text:span text:style-name="T2">28</text:span> <text:span text:style-name="T1">faire autant lesquels la main de toi et la dessein [de toi] prédétermina se devenir.</text:span> <text:span text:style-name="T2">29</text:span> <text:span text:style-name="T1">et ces maintenant, Maître, vois dessus sur les menaces de eux et donne à les à mâles esclaves de toi avec de oralité franche de toute bavarder le discours de toi,</text:span> <text:span text:style-name="T2">30</text:span> <text:span text:style-name="T1">en à ce la main [de toi] étendre toi envers guérison et signes et prodiges se devenir par de le de nom de le de saint de jeune servant de toi de Iésous.</text:span> <text:span text:style-name="T2">31</text:span> <text:span text:style-name="T1">et de ayants étés attachés de lien de eux fut ébranlé le lieu en à lequel étaient ayants étés menés ensemble, et furent rempli en totalités de le de saint de souffle et bavardaient le discours de le de Dieu avec de oralité franche.</text:span> <text:span text:style-name="T2">32</text:span> <text:span text:style-name="T1">de Le cependant de multitude de ceux de ayants crus était coeur et âme une, et non cependant un un quelconque de ces de subsistants à lui disait en propre être mais était à eux tous communs.</text:span> <text:span text:style-name="T2">33</text:span> <text:span text:style-name="T1">et à puissance à grande redonnaient le témoignage les envoyés de la de redressement de le de Maître de Iésous, grâce en outre grande était sur tous eux.</text:span> <text:span text:style-name="T2">34</text:span> <text:span text:style-name="T1">non cependant car nécessiteux un quelconque était en à eux· autant lesquels car possesseurs de emplacements ou de maisons d'habitations subsistaient, troquants portaient les valeurs de ces de étants vendus</text:span> <text:span text:style-name="T2">35</text:span> <text:span text:style-name="T1">et posaient à côté les pieds de les de envoyés, était distribué cependant à chacun de haut en bas en ce que le cas échéant un quelconque besoin avait.</text:span> <text:span text:style-name="T2">36</text:span> <text:span text:style-name="T1">Ioseph cependant celui ayant été surnommé Bar-Nabas au loin de les de envoyés, lequel est étant traduit fils de appel à côté, Lévite, Chypriote à le à genre,</text:span> <text:span text:style-name="T2">37</text:span> <text:span text:style-name="T1">de subsistant à lui de champ ayant troqué porta le chose de besoin et posa à côté les pieds de les de envoyés.</text:span> </text:p>
      <text:p text:style-name="P4">ACTES  5</text:p>
      <text:p text:style-name="Text_20_body"><text:span text:style-name="T2">1</text:span> <text:span text:style-name="T1">Homme cependant un quelconque Ananias à nom avec à Sapphirê à la à femme de lui troqua acquisition</text:span> <text:span text:style-name="T2">2</text:span> <text:span text:style-name="T1">et se détourna au loin de la de valeur, de ayante vue avec aussi de la de femme, et ayant porté part un quelconque à côté les pieds de les de envoyés posa.</text:span> <text:span text:style-name="T2">3</text:span> <text:span text:style-name="T1">dit cependant le Pierre· Ananias, par le fait de quel fit plénitude le Satanas la coeur de toi, se mentir toi le souffle le saint et se détourner au loin de la de valeur de le de emplacement;</text:span> <text:span text:style-name="T2">4</text:span> <text:span text:style-name="T1">non pas restant à toi restait et ayant été vendu en à la à tienne à autorité subsistait; quel en ce que tu te posas en à la à coeur de toi le acte ce-ci; non tu te mentis à êtres humains mais à le à Dieu.</text:span> <text:span text:style-name="T2">5</text:span> <text:span text:style-name="T1">écoutant cependant le Ananias les discours ceux-ci ayant tombé expira l'âme, et se devint effroi grand sur tous ceux écoutants.</text:span> <text:span text:style-name="T2">6</text:span> <text:span text:style-name="T1">ayants redressés cependant les plus jeunes équipèrent ensemble lui et ayants exportés ensevelirent.</text:span> <text:span text:style-name="T2">7</text:span> <text:span text:style-name="T1">Se devint cependant comme de heures de trois intervalle et la femme de lui ne pas ayante sue ce ayant devenu vint à l'intérieur.</text:span> <text:span text:style-name="T2">8</text:span> <text:span text:style-name="T1">fut répondu cependant vers elle Pierre· dis à moi, si de tant le emplacement vous vous redonnâtes; celle cependant dit· oui, de tant.</text:span> <text:span text:style-name="T2">9</text:span> <text:span text:style-name="T1">le cependant Pierre vers elle· quel en ce que fut voixé ensemble à vous mettre en tentation le souffle de Maître; voici les pieds de ceux de ayants ensevelis le homme de toi sur à la à porte et exporteront toi.</text:span> <text:span text:style-name="T2">10</text:span> <text:span text:style-name="T1">tomba cependant instantanément vers les pieds de lui et expira l'âme· ayants venus à l'intérieur cependant les adolescents trouvèrent elle morte et ayants exportés ensevelirent vers le homme de elle,</text:span> <text:span text:style-name="T2">11</text:span> <text:span text:style-name="T1">et se devint effroi grand sur toute entière la église et sur tous ceux écoutants ces-ci.</text:span> <text:span text:style-name="T2">12</text:span> <text:span text:style-name="T1">Par cependant de les de mains de les de envoyés se devenait signes et prodiges nombreux en à le à peuple. et étaient en même fureur tous en à la à portique de Solomon,</text:span> <text:span text:style-name="T2">13</text:span> <text:span text:style-name="T1">de les cependant de restants aucun osait être collé à eux, mais magnifiait eux le peuple.</text:span> <text:span text:style-name="T2">14</text:span> <text:span text:style-name="T1">davantage cependant étaient apposé croyants à le à Maître, multitudes de hommes en outre et de femmes,</text:span> <text:span text:style-name="T2">15</text:span> <text:span text:style-name="T1">de sorte que aussi envers les places exporter les infirmes et poser sur de châlits et de grabats, afin que de se venant de Pierre et si la ombre que ombre sur à un quelconque de eux.</text:span> <text:span text:style-name="T2">16</text:span> <text:span text:style-name="T1">se venait ensemble cependant aussi le multitude de les alentour de cités de Ierousalem portants infirmes et étants remués en foules sous de souffles de impurs, lesquels des quelconques étaient soigné en totalités.</text:span> <text:span text:style-name="T2">17</text:span> <text:span text:style-name="T1">Ayant redressé cependant le chef sacrificateur et tous ceux avec à lui, la étante hérésie de les de Sadducéens, furent rempli de zèle</text:span> <text:span text:style-name="T2">18</text:span> <text:span text:style-name="T1">et surjetèrent les mains sur les envoyés et se posèrent eux en à garde à publique.</text:span> <text:span text:style-name="T2">19</text:span> <text:span text:style-name="T1">Ange cependant de Maître par de nuit ouvrit les portes de la de gardiennage ayant conduit dehors en outre eux dit·</text:span> <text:span text:style-name="T2">20</text:span> <text:span text:style-name="T1">que vous vous allez et ayants étés dressés bavardez en à le à sanctuaire à le à peuple tous les oraux de la de vie de celle-ci.</text:span> <text:span text:style-name="T2">21</text:span> <text:span text:style-name="T1">ayants écoutés cependant vinrent à l'intérieur sous le aube envers le sanctuaire et enseignaient. Se ayant devenu à côté cependant le chef sacrificateur et ceux avec à lui appelèrent ensemble le sanhédrin et toute la gérousie de les de fils de Israël et envoyèrent envers le détention être conduit eux.</text:span> <text:span text:style-name="T2">22</text:span> <text:span text:style-name="T1">ceux cependant se ayants devenus à côté ministres non trouvèrent eux en à la à gardiennage· ayants tournés de bas en haut cependant rapportèrent annonce</text:span> <text:span text:style-name="T2">23</text:span> <text:span text:style-name="T1">disants en ce que le détention nous trouvâmes ayant été fermé à clef en à toute à sécurité et les gardiens ayants dressés sur de les de portes, ayants ouverts cependant dedans aucun nous trouvâmes.</text:span> <text:span text:style-name="T2">24</text:span> <text:span text:style-name="T1">comme cependant écoutèrent les discours ceux-ci le en outre stratège de le de sanctuaire et les chefs sacrificateurs, hésitaient complètement autour de eux quel le cas échéant que se devienne ce-ci.</text:span> <text:span text:style-name="T2">25</text:span> <text:span text:style-name="T1">se ayant devenu à côté cependant un quelconque rapporta annonce à eux en ce que voici les hommes lesquels vous vous posâtes en à la à gardiennage sont en à le à sanctuaire ayants dressés et enseignants le peuple.</text:span> <text:span text:style-name="T2">26</text:span> <text:span text:style-name="T1">Alors ayant éloigné le stratège avec à les à ministres conduisait eux non avec de violence, se effrayaient car le peuple ne pas que soient pierré.</text:span> <text:span text:style-name="T2">27</text:span> <text:span text:style-name="T1">Ayants conduits cependant eux dressèrent en à le à sanhédrin. et surinterrogea eux le chef sacrificateur</text:span> <text:span text:style-name="T2">28</text:span> <text:span text:style-name="T1">disant· [non] à annonciation d'à côté nous annonçâmes à côté à vous ne pas enseigner sur à le à nom à ce-ci, et voici vous avez fait plénitude la Ierousalem de la de enseignement de vous et vous vous avez dessein mener sur sur nous le sang de le de être humain de celui-ci.</text:span> <text:span text:style-name="T2">29</text:span> <text:span text:style-name="T1">Ayant été répondu cependant Pierre et les envoyés dirent· obéir à l'origine attache de lien à Dieu davantage ou à êtres humains.</text:span> <text:span text:style-name="T2">30</text:span> <text:span text:style-name="T1">le Dieu de les de pères de nous éveilla Iésous lequel vous vous vous manipulâtes en séparant ayants suspendus sur de bois·</text:span> <text:span text:style-name="T2">31</text:span> <text:span text:style-name="T1">celui-ci le Dieu chef conducteur et sauveur haussa à la à droite de lui [de ce] donner transintelligence à le à Israël et abandon de fautes.</text:span> <text:span text:style-name="T2">32</text:span> <text:span text:style-name="T1">et nous nous sommes témoins de les de oraux de ces-ci et le souffle le saint lequel donna le Dieu à ceux à obéissants à l'origine à lui.</text:span> <text:span text:style-name="T2">33</text:span> <text:span text:style-name="T1">Ceux cependant ayants écoutés étaient scié au travers et se avaient dessein saisir de bas en haut eux.</text:span> <text:span text:style-name="T2">34</text:span> <text:span text:style-name="T1">ayant redressé cependant un quelconque en à le à sanhédrin Pharisien à nom Gamaliel, enseignant légiste de valeur à tout à le à peuple, ordonna au-dehors court les êtres humains faire</text:span> <text:span text:style-name="T2">35</text:span> <text:span text:style-name="T1">dit en outre vers eux· hommes Israélites, attenez à vous-mêmes sur à les à êtres humains à ceux-ci quel vous imminez pratiquer.</text:span> <text:span text:style-name="T2">36</text:span> <text:span text:style-name="T1">d'avant car de celles-ci de les de journées redressa Theudas disant être un quelconque lui-même, à lequel fut cliné auprès de hommes nombre comme de quatre cents· lequel fut saisi de bas en haut, et tous autant lesquels étaient persuadé à lui furent dissous complètement et se devinrent envers aucun.</text:span> <text:span text:style-name="T2">37</text:span> <text:span text:style-name="T1">après celui-ci redressa Iouda le Galiléen en à les à journées de la de apographe et dressa au loin peuple derrière de lui· et celui-là se dépérit et tous autant lesquels étaient persuadé à lui furent dispersé au travers.</text:span> <text:span text:style-name="T2">38</text:span> <text:span text:style-name="T1">et ces maintenant je dis à vous, dressez au loin au loin de les de êtres humains de ceux-ci et abandonnez eux· en ce que si le cas échéant que soit hors de êtres humains la dessein celle-ci ou le travail ce-ci, sera délié vers le bas,</text:span> <text:span text:style-name="T2">39</text:span> <text:span text:style-name="T1">si cependant hors de Dieu est, non vous vous pourrez délier vers le bas eux, de peur que aussi combattants Dieu que vous soyez trouvé. furent persuadé cependant à lui</text:span> <text:span text:style-name="T2">40</text:span> <text:span text:style-name="T1">et se ayants appelés auprès les envoyés ayants pelés annoncèrent à côté ne pas bavarder sur à le à nom de le de Iésous et délièrent au loin.</text:span> <text:span text:style-name="T2">41</text:span> <text:span text:style-name="T1">Ceux certes donc se allaient étants de joie au loin de face de le de sanhédrin, en ce que furent jugé digne de haut en bas au-dessus de le de nom être dévalorisé,</text:span> <text:span text:style-name="T2">42</text:span> <text:span text:style-name="T1">toute en outre journée en à le à sanctuaire et selon maison non se pausaient enseignants et se évangélisants le Christ Iésous.</text:span> </text:p>
      <text:p text:style-name="P4">ACTES  6</text:p>
      <text:p text:style-name="Text_20_body"><text:span text:style-name="T2">1</text:span> <text:span text:style-name="T1">En cependant à les à journées à celles-ci de multipliants de les de disciples se devint murmure de les de Hellénistes vers les Hébreux, en ce que étaient contemplé à côté en à la à service à la à journalier les veuves de eux.</text:span> <text:span text:style-name="T2">2</text:span> <text:span text:style-name="T1">se ayants appelés auprès cependant les douze le multitude de les de disciples dirent· non agréable est nous ayants laissés en contrebas le discours de le de Dieu servir à tables.</text:span> <text:span text:style-name="T2">3</text:span> <text:span text:style-name="T1">que vous vous rendez supervision cependant, frères, hommes hors de vous étants témoignés sept, de plénitudes de souffle et de sagesse, lesquels nous constituerons sur de la de besoin de celle-ci,</text:span> <text:span text:style-name="T2">4</text:span> <text:span text:style-name="T1">nous cependant à la à prière et à la à service de le de discours nous endurerons auprès.</text:span> <text:span text:style-name="T2">5</text:span> <text:span text:style-name="T1">et plut le discours en devant de tout de le de multitude et se élurent Stephanos, homme de plénitude de croyance et de souffle de saint, et Philippe et Prochoros et Nikanor et Timon et Parmenas et Nikolaos prosélyte Antiochien,</text:span> <text:span text:style-name="T2">6</text:span> <text:span text:style-name="T1">lesquels dressèrent en devant de les de envoyés, et se ayants priés surposèrent à eux les mains.</text:span> <text:span text:style-name="T2">7</text:span> <text:span text:style-name="T1">Et le discours de le de Dieu croissait et était multiplié le nombre de les de disciples en à Ierousalem véhémentement, nombreux en outre foule de les de sacrificateurs écoutaient en soumission à la à croyance.</text:span> <text:span text:style-name="T2">8</text:span> <text:span text:style-name="T1">Stephanos cependant de plénitude de grâce et de puissance faisait prodiges et signes grands en à le à peuple.</text:span> <text:span text:style-name="T2">9</text:span> <text:span text:style-name="T1">redressèrent cependant des quelconques de les hors de la de synagogue de celle de étante dite de Libertins et de Cyrénéens et de Alexandrins et de ceux au loin de Cilicie et de Asie cherchants ensemble à le à Stephanos,</text:span> <text:span text:style-name="T2">10</text:span> <text:span text:style-name="T1">et non avaient la ténacité dresser contre à la à sagesse et à le à souffle à lequel bavardait.</text:span> <text:span text:style-name="T2">11</text:span> <text:span text:style-name="T1">alors jetèrent sous hommes disants en ce que nous avons écouté de lui de bavardant oraux blasphématoires envers Môusês et le Dieu.</text:span> <text:span text:style-name="T2">12</text:span> <text:span text:style-name="T1">bougèrent ensemble en outre le peuple et les plus anciens et les lettrés et ayants présentés ravirent avec lui et conduisirent envers le sanhédrin,</text:span> <text:span text:style-name="T2">13</text:span> <text:span text:style-name="T1">dressèrent en outre témoins menteurs disants· le être humain celui-ci non se pause bavardant oraux contre de le de lieu de le de saint [de celui-ci] et de le de loi·</text:span> <text:span text:style-name="T2">14</text:span> <text:span text:style-name="T1">nous avons écouté car de lui de disant en ce que Iésous le Nazoréen celui-ci déliera vers le bas le lieu celui-ci et changera les coutumes lesquels transmit à nous Môusês.</text:span> <text:span text:style-name="T2">15</text:span> <text:span text:style-name="T1">et ayants regardés fixement envers lui tous ceux se siégeants en à le à sanhédrin virent le face de lui comme si face de ange.</text:span> </text:p>
      <text:p text:style-name="P4">ACTES  7</text:p>
      <text:p text:style-name="Text_20_body"><text:span text:style-name="T2">1</text:span> <text:span text:style-name="T1">Dit cependant le chef sacrificateur· si ces-ci ainsi a;</text:span> <text:span text:style-name="T2">2</text:span> <text:span text:style-name="T1">celui cependant déclarait· Hommes frères et pères, écoutez. Le Dieu de la de gloire fut vu à le à père de nous à Abraam à étant en à la à Mésopotamie avant ou établir maison d'habitation lui en à Charran</text:span> <text:span text:style-name="T2">3</text:span> <text:span text:style-name="T1">et dit vers lui· sors hors de la de terre de toi et [hors] de la de parenté de toi, et viens ici envers la terre laquelle le cas échéant à toi je montrerai.</text:span> <text:span text:style-name="T2">4</text:span> <text:span text:style-name="T1">alors ayant sorti hors de terre de Chaldéens établit maison d'habitation en à Charran. et de là après ce mourir loin le père de lui maisonna habitation au-delà lui envers la terre celle-ci envers laquelle vous maintenant vous établissez maison d'habitation,</text:span> <text:span text:style-name="T2">5</text:span> <text:span text:style-name="T1">et non donna à lui héritage en à elle non cependant estrade de pied et se promit donner à lui envers possession elle et à le à semence de lui après lui, non de étant à lui de enfant.</text:span> <text:span text:style-name="T2">6</text:span> <text:span text:style-name="T1">bavarda cependant ainsi le Dieu en ce que se sera le semence de lui maisonnant à côté en à terre à d'autruie et esclavageront lui et feront du mal ans quatre cents·</text:span> <text:span text:style-name="T2">7</text:span> <text:span text:style-name="T1">et le ethnie à lequel si le cas échéant que soient esclaves je jugerai moi, le Dieu dit, et après ces-ci se sortiront et adoreront à moi en à le à lieu à celui-ci.</text:span> <text:span text:style-name="T2">8</text:span> <text:span text:style-name="T1">et donna à lui disposition de circoncision· et ainsi engendra le Isaak et circoncit lui à la à journée à la à huitième, et Isaak le Iakob, et Iakob les douze patriarches.</text:span> <text:span text:style-name="T2">9</text:span> <text:span text:style-name="T1">Et les patriarches ayants zélés le Ioseph se redonnèrent envers Égypte. et était le Dieu avec de lui</text:span> <text:span text:style-name="T2">10</text:span> <text:span text:style-name="T1">et se extrait lui hors de toutes de les de oppressions de lui et donna à lui grâce et sagesse en-présence de Pharaon de roi de Égypte et constitua lui se gouvernant sur Égypte et [sur] tout entier le maison de lui.</text:span> <text:span text:style-name="T2">11</text:span> <text:span text:style-name="T1">vint cependant famine sur toute entière la Égypte et Canaan et oppression grande, et non trouvaient fourrages les pères de nous.</text:span> <text:span text:style-name="T2">12</text:span> <text:span text:style-name="T1">ayant écouté cependant Iakob étants objets de froments envers Égypte envoya dehors les pères de nous premièrement.</text:span> <text:span text:style-name="T2">13</text:span> <text:span text:style-name="T1">et en à le à deuxième fut fait reconnaître Ioseph à les à frères de lui et visible se devint à le à Pharaon le genre [de le] de Ioseph.</text:span> <text:span text:style-name="T2">14</text:span> <text:span text:style-name="T1">ayant envoyé cependant Ioseph se appela avec au-delà Iakob le père de lui et toute la parenté en à âmes à soixante-dix à cinq.</text:span> <text:span text:style-name="T2">15</text:span> <text:span text:style-name="T1">et descendit Iakob envers Égypte et parvint à l'achèvement lui et les pères de nous,</text:span> <text:span text:style-name="T2">16</text:span> <text:span text:style-name="T1">et furent changé de place envers Sichem et furent posé en à le à monument à lequel se acheta Abraam de valeur de objet d'argent à côté de les de fils de Emmor en à Sichem.</text:span> <text:span text:style-name="T2">17</text:span> <text:span text:style-name="T1">De haut en bas comme cependant approchait le temps de la de promesse de laquelle avoua le Dieu à le à Abraam, crût le peuple et fut multiplié en à Égypte</text:span> <text:span text:style-name="T2">18</text:span> <text:span text:style-name="T1">jusqu'à l'extrémité de lequel redressa roi autre-différent [sur Égypte] lequel non avait su le Ioseph.</text:span> <text:span text:style-name="T2">19</text:span> <text:span text:style-name="T1">celui-ci se ayant été fait trompé par sophisme contre le genre de nous fit du mal les pères [de nous] de ce faire les bébés exposés de eux envers ce ne pas être devenu être vivant.</text:span> <text:span text:style-name="T2">20</text:span> <text:span text:style-name="T1">En à lequel à moment fut engendré Môusês et était cosmopolite à le à Dieu· lequel fut nourri de bas en haut mois trois en à le à maison de le de père,</text:span> <text:span text:style-name="T2">21</text:span> <text:span text:style-name="T1">de ayant été exposé cependant de lui se saisit de bas en haut lui la fille de Pharaon et se nourrit de bas en haut lui à elle-même envers fils.</text:span> <text:span text:style-name="T2">22</text:span> <text:span text:style-name="T1">et fut éduqué Môusês [en] à toute à sagesse de Égyptiens, était cependant puissant en à discours et à travaux de lui.</text:span> <text:span text:style-name="T2">23</text:span> <text:span text:style-name="T1">Comme cependant était fait plénitude à lui de quarante ans temps, monta sur la coeur de lui se rendre supervision les frères de lui les fils de Israël.</text:span> <text:span text:style-name="T2">24</text:span> <text:span text:style-name="T1">et ayant vu un quelconque étant fait injustice se défendit et fit vengeance à celui à étant accablé de haut en bas ayant percuté le Égyptien.</text:span> <text:span text:style-name="T2">25</text:span> <text:span text:style-name="T1">faisait loi cependant comprendre les frères [de lui] en ce que le Dieu par de main de lui donne sauvetage à eux· ceux cependant non comprirent.</text:span> <text:span text:style-name="T2">26</text:span> <text:span text:style-name="T1">à la en outre à survenante à journée fut vu à eux à se bataillants et réconciliait ensemble eux envers paix ayant dit· hommes, frères vous êtes· pourquoi vous faites injustice les uns les autres;</text:span> <text:span text:style-name="T2">27</text:span> <text:span text:style-name="T1">celui cependant faisant injustice le prochain se poussa au loin lui ayant dit· quel toi constitua chef et justicier sur de nous;</text:span> <text:span text:style-name="T2">28</text:span> <text:span text:style-name="T1">ne pas saisir de bas en haut moi toi tu veux lequel manière tu saisis de bas en haut hier le Égyptien;</text:span> <text:span text:style-name="T2">29</text:span> <text:span text:style-name="T1">fuit cependant Môusês en à le à discours à celui-ci et se devint maisonnant à côté en à terre de Madiam, où engendra fils deux.</text:span> <text:span text:style-name="T2">30</text:span> <text:span text:style-name="T1">Et de ayants étés faits plénitude de ans de quarante fut vu à lui en à la à déserte de le de montagne de Sinaï ange en à flamme de feu de buisson de ronce.</text:span> <text:span text:style-name="T2">31</text:span> <text:span text:style-name="T1">le cependant Môusês ayant vu étonna le vision, de se venant vers cependant de lui intelliger complètement se devint voix de Maître·</text:span> <text:span text:style-name="T2">32</text:span> <text:span text:style-name="T1">moi le Dieu de les de pères de toi, le Dieu de Abraam et de Isaak et de Iakob. tremblant au dedans cependant se ayant devenu Môusês non osait intelliger complètement.</text:span> <text:span text:style-name="T2">33</text:span> <text:span text:style-name="T1">dit cependant à lui le Maître· délie le soulier de les de pieds de toi, le car lieu sur à lequel tu as dressé terre sainte est.</text:span> <text:span text:style-name="T2">34</text:span> <text:span text:style-name="T1">ayant vu je vis la maltraitance de le de peuple de moi de celui en à Égypte et de le de soupir de eux j'écoutai, et je descendis se extraire eux· et maintenant viens ici que j'envoie toi envers Égypte.</text:span> <text:span text:style-name="T2">35</text:span> <text:span text:style-name="T1">Celui-ci le Môusês lequel se nièrent ayants dits· quel toi constitua chef et justicier; celui-ci le Dieu [et] chef et rançonneur a envoyé avec à main de ange de celui de ayant été vu à lui en à la à buisson de ronce.</text:span> <text:span text:style-name="T2">36</text:span> <text:span text:style-name="T1">celui-ci conduisit dehors eux ayant fait prodiges et signes en à terre à Égypte et en à Rouge à mer et en à la à déserte ans quarante.</text:span> <text:span text:style-name="T2">37</text:span> <text:span text:style-name="T1">celui-ci est le Môusês celui ayant dit à les à fils de Israël· prophète à vous redressera le Dieu hors de les de frères de vous comme moi.</text:span> <text:span text:style-name="T2">38</text:span> <text:span text:style-name="T1">celui-ci est celui se ayant devenu en à la à église en à la à déserte avec de le de ange de celui de bavardant à lui en à le à montagne à Sinaï et de les de pères de nous, lequel se accepta logions vivants donner à nous,</text:span> <text:span text:style-name="T2">39</text:span> <text:span text:style-name="T1">à lequel non voulurent écoutants en soumissions se devenir les pères de nous, mais se poussèrent au loin et furent tourné en à les à coeurs de eux envers Égypte</text:span> <text:span text:style-name="T2">40</text:span> <text:span text:style-name="T1">ayants dits à le à Aaron· fais à nous dieux lesquels se marcheront en avant de nous· le car Môusês celui-ci, lequel conduisit dehors nous hors de terre de Égypte, non nous avons su quel se devint à lui.</text:span> <text:span text:style-name="T2">41</text:span> <text:span text:style-name="T1">et firent un veau en à les à journées à celles-là et conduisirent de bas en haut sacrifice à le à idole et étaient réjoui en à les à travaux de les de mains de eux.</text:span> <text:span text:style-name="T2">42</text:span> <text:span text:style-name="T1">tourna cependant le Dieu et transmit eux adorer à la à armée de soldats de le de ciel de haut en bas comme a été graphé en à bible de les de prophètes· ne pas victimes et sacrifices vous apportâtes à moi ans quarante en à la à déserte, maison de Israël;</text:span> <text:span text:style-name="T2">43</text:span> <text:span text:style-name="T1">et vous prîtes de bas en haut la tente de le de Moloch et le astre de le de Dieu [de vous] de Raiphân, les modèles frappés lesquels vous fîtes prosterner vers à eux, et je maisonnerai habitation au-delà vous sur le delà de Babylone.</text:span> <text:span text:style-name="T2">44</text:span> <text:span text:style-name="T1">La tente de le de témoignage était à les à pères de nous en à la à déserte de haut en bas comme se ordonna au-travers celui bavardant à le à Môusês faire elle selon le modèle frappé lequel avait vu·</text:span> <text:span text:style-name="T2">45</text:span> <text:span text:style-name="T1">laquelle aussi conduisirent à l'intérieur se ayants succédés les pères de nous avec de Iésous en à la à possession de les de ethnies, de lesquels expulsa le Dieu au loin de face de les de pères de nous jusqu'à ce que de les de journées de Dauid,</text:span> <text:span text:style-name="T2">46</text:span> <text:span text:style-name="T1">lequel trouva grâce en devant de le de Dieu et se demanda trouver campement à le à maison de Iakob.</text:span> <text:span text:style-name="T2">47</text:span> <text:span text:style-name="T1">Solomon cependant édifia en maison à lui maison.</text:span> <text:span text:style-name="T2">48</text:span> <text:span text:style-name="T1">mais non le très haut en à faits de mains établit maison d'habitation, de haut en bas comme le prophète dit·</text:span> <text:span text:style-name="T2">49</text:span> <text:span text:style-name="T1">le ciel à moi trône, la cependant terre sous-pied de les de pieds de moi· quel maison vous édifierez en maison à moi, dit Maître, ou quel lieu de la de pause de haut en bas de moi;</text:span> <text:span text:style-name="T2">50</text:span> <text:span text:style-name="T1">non pas la main de moi fit ces-ci tous;</text:span> <text:span text:style-name="T2">51</text:span> <text:span text:style-name="T1">De cous durs et incirconcis à coeurs et à les à oreilles, vous toujours à le à souffle à le à saint vous tombez contre comme les pères de vous aussi vous.</text:span> <text:span text:style-name="T2">52</text:span> <text:span text:style-name="T1">quel de les de prophètes non poursuivirent les pères de vous; et tuèrent catégoriquement ceux ayants annoncés de haut en bas d'avance autour de la de venue de le de juste, de lequel maintenant vous traîtres et meurtriers vous vous devîntes,</text:span> <text:span text:style-name="T2">53</text:span> <text:span text:style-name="T1">lesquels des quelconques vous prîtes le loi envers commandes traversantes de anges et non vous gardiennâtes.</text:span> <text:span text:style-name="T2">54</text:span> <text:span text:style-name="T1">Écoutants cependant ces-ci étaient scié au travers à les à coeurs de eux et grinçaient les dents sur lui.</text:span> <text:span text:style-name="T2">55</text:span> <text:span text:style-name="T1">subsistant cependant de plénitude de souffle de saint ayant regardé fixement envers le ciel vit gloire de Dieu et Iésous ayant dressé hors de droits de le de Dieu</text:span> <text:span text:style-name="T2">56</text:span> <text:span text:style-name="T1">et dit· voici j'observe les cieux ayants étés entrouverts et le fils de le de être humain hors de droits ayant dressé de le de Dieu.</text:span> <text:span text:style-name="T2">57</text:span> <text:span text:style-name="T1">ayants croassés cependant à voix à grande tinrent ensemble les oreilles de eux et ruèrent en même fureur sur lui</text:span> <text:span text:style-name="T2">58</text:span> <text:span text:style-name="T1">et ayants éjectés au-dehors de la de cité jetaient des pierres. et les témoins se déposèrent les himations de eux à côté les pieds de adolescent de étant appelé de Saul,</text:span> <text:span text:style-name="T2">59</text:span> <text:span text:style-name="T1">et jetaient des pierres le Stephanos se surnommant et disant· Maître Iésous, te accepte le souffle de moi.</text:span> <text:span text:style-name="T2">60</text:span> <text:span text:style-name="T1">ayant posé cependant les genoux croassa à voix à grande· Maître, ne pas que tu dresses à eux celle-ci la faute. et ce-ci ayant dit fut mis au coucher.</text:span> </text:p>
      <text:p text:style-name="P4">ACTES  8</text:p>
      <text:p text:style-name="Text_20_body"><text:span text:style-name="T2">1</text:span> <text:span text:style-name="T1">Saul cependant était estimant en bien avec à la à saisie de bas en haut de lui. Se devint cependant en à celle-là à la à journée poursuite grand sur la église celle en à Ierosolymas, tous cependant furent disséminé selon les régions de la de Ioudaia et de Samareia toutefois de les de envoyés.</text:span> <text:span text:style-name="T2">2</text:span> <text:span text:style-name="T1">portèrent soin ensemble cependant le Stephanos hommes précautionneux et firent bruit de lamentation grand sur à lui.</text:span> <text:span text:style-name="T2">3</text:span> <text:span text:style-name="T1">Saul cependant se infestait la église selon les maisons se allant à l'intérieur, traînant en outre hommes et femmes transmettait envers gardiennage.</text:span> <text:span text:style-name="T2">4</text:span> <text:span text:style-name="T1">Ceux certes donc ayants étés disséminés passèrent à travers se évangélisants le discours.</text:span> <text:span text:style-name="T2">5</text:span> <text:span text:style-name="T1">Philippe cependant ayant venu de haut en bas envers [la] cité de la de Samareia annonçait à eux le Christ.</text:span> <text:span text:style-name="T2">6</text:span> <text:span text:style-name="T1">attenaient cependant les foules à ces à étants dits sous de le de Philippe en même fureur en à ce écouter eux et regarder les signes lesquels faisait.</text:span> <text:span text:style-name="T2">7</text:span> <text:span text:style-name="T1">nombreux car de ceux de ayants souffles impurs beuglants à voix à grande se sortaient, nombreux cependant ayants étés paralysés et boiteux furent soigné·</text:span> <text:span text:style-name="T2">8</text:span> <text:span text:style-name="T1">se devint cependant nombreuse joie en à la à cité à celle-là.</text:span> <text:span text:style-name="T2">9</text:span> <text:span text:style-name="T1">Homme cependant un quelconque à nom Simon subsistait auparavant en à la à cité faisant de la magie et extasiant le ethnie de la de Samareia, disant être un quelconque lui-même grand,</text:span> <text:span text:style-name="T2">10</text:span> <text:span text:style-name="T1">à lequel attenaient tous au loin de petit jusqu'à ce que de grand disants· celui-ci est la puissance de le de Dieu celle étante appelée grande.</text:span> <text:span text:style-name="T2">11</text:span> <text:span text:style-name="T1">attenaient cependant à lui par le fait de ce à assez-important à temps à les à magies avoir extasié eux.</text:span> <text:span text:style-name="T2">12</text:span> <text:span text:style-name="T1">lorsque cependant crurent à le à Philippe à se évangélisant autour de la de royauté de le de Dieu et de le de nom de Iésous de Christ, étaient baptisé hommes en outre et femmes.</text:span> <text:span text:style-name="T2">13</text:span> <text:span text:style-name="T1">le cependant Simon aussi lui-même crut et ayant été baptisé était endurant auprès à le à Philippe, observant en outre signes et puissances grandes se devenantes se extasiait.</text:span> <text:span text:style-name="T2">14</text:span> <text:span text:style-name="T1">Ayants écoutés cependant les en à Ierosolymas envoyés en ce que s'a accepté la Samareia le discours de le de Dieu, envoyèrent vers eux Pierre et Ioannes,</text:span> <text:span text:style-name="T2">15</text:span> <text:span text:style-name="T1">lesquels des quelconques ayants descendus se prièrent autour de eux de telle manière que que prennent souffle saint·</text:span> <text:span text:style-name="T2">16</text:span> <text:span text:style-name="T1">non cependant encore car était sur à aucun de eux ayant tombé dessus, seulement cependant ayants étés baptisés subsistaient envers le nom de le de Maître de Iésous.</text:span> <text:span text:style-name="T2">17</text:span> <text:span text:style-name="T1">alors surposaient les mains sur eux et prenaient souffle saint.</text:span> <text:span text:style-name="T2">18</text:span> <text:span text:style-name="T1">Ayant vu cependant le Simon en ce que par de la de surposition de les de mains de les de envoyés est donné le souffle, apporta à eux choses de besoins</text:span> <text:span text:style-name="T2">19</text:span> <text:span text:style-name="T1">disant· donnez à et moi la autorité celle-ci afin que à lequel si le cas échéant que je surpose les mains que prenne souffle saint.</text:span> <text:span text:style-name="T2">20</text:span> <text:span text:style-name="T1">Pierre cependant dit vers lui· le objet d'argent de toi avec à toi que soit envers déperdition en ce que la gratification de le de Dieu tu fis loi par de choses de besoins se acquérir·</text:span> <text:span text:style-name="T2">21</text:span> <text:span text:style-name="T1">non est à toi portion non cependant lot en à le à discours à celui-ci, la car coeur de toi non est directe en-face de le de Dieu.</text:span> <text:span text:style-name="T2">22</text:span> <text:span text:style-name="T1">transintellige donc au loin de la de malice de toi de celle-ci et sois attaché de lien de le de Maître, si par conséquent sera abandonné à toi la sur-intelligence de la de coeur de toi,</text:span> <text:span text:style-name="T2">23</text:span> <text:span text:style-name="T1">envers car bile de amertume et lien commun de injustice je vois toi étant.</text:span> <text:span text:style-name="T2">24</text:span> <text:span text:style-name="T1">ayant été répondu cependant le Simon dit· soyez attachés de lien vous au-dessus de moi vers le Maître de telle manière que ne pas un que vienne sur sur moi de lesquels vous avez dit.</text:span> <text:span text:style-name="T2">25</text:span> <text:span text:style-name="T1">Ceux certes donc se ayants passés témoignage et ayants bavardés le discours de le de Maître retournaient en arrière envers Ierosolymas, nombreuses en outre villages de les de Samaritains se évangélisaient.</text:span> <text:span text:style-name="T2">26</text:span> <text:span text:style-name="T1">Ange cependant de Maître bavarda vers Philippe disant· redresse et te va selon midi sur la chemin celle descendante au loin de Ierousalem envers Gaza, celle-ci est déserte.</text:span> <text:span text:style-name="T2">27</text:span> <text:span text:style-name="T1">et ayant redressé fut allé. et voici homme Ethiopien eunuque dynaste de Kandake de reine de Ethiopiens, lequel était sur de toute de la de trésorerie de elle, lequel avait venu qui prosternera vers envers Ierousalem,</text:span> <text:span text:style-name="T2">28</text:span> <text:span text:style-name="T1">était en outre retournant en arrière et se étant assis sur de le de char de lui et prenait connaissance le prophète Ésaïa.</text:span> <text:span text:style-name="T2">29</text:span> <text:span text:style-name="T1">dit cependant le souffle à le à Philippe· viens vers et sois collé à le à char à ce-ci.</text:span> <text:span text:style-name="T2">30</text:span> <text:span text:style-name="T1">ayant couru vers cependant le Philippe écouta de lui de prenant connaissance Ésaïa le prophète et dit· alors est-ce que du moins tu connais lesquels tu prends connaissance;</text:span> <text:span text:style-name="T2">31</text:span> <text:span text:style-name="T1">celui cependant dit· comment? car le cas échéant que je me puisse si le cas échéant ne pas un quelconque guidera en chemin moi; appela à côté en outre le Philippe ayant monté asseoir avec à lui.</text:span> <text:span text:style-name="T2">32</text:span> <text:span text:style-name="T1">la cependant partie de la de graphe laquelle prenait connaissance était celle-ci· comme brebis sur égorgement fut conduit et comme agneau en-présence de celui de ayant tondu lui sans voix, ainsi non ouvre le bouche de lui.</text:span> <text:span text:style-name="T2">33</text:span> <text:span text:style-name="T1">En à la à bassesse [de lui] la jugement de lui fut levé· la génération de lui quel se racontera complètement; en ce que est levé au loin de la de terre la vie de lui.</text:span> <text:span text:style-name="T2">34</text:span> <text:span text:style-name="T1">ayant été répondu cependant le eunuque à le à Philippe dit· je m'attache de lien de toi, autour de quel le prophète dit ce-ci; autour de lui-même ou autour de autre-différent de un quelconque;</text:span> <text:span text:style-name="T2">35</text:span> <text:span text:style-name="T1">ayant ouvert cependant le Philippe le bouche de lui et se ayant originé au loin de la de graphe de celle-ci se évangélisa à lui le Iésous.</text:span> <text:span text:style-name="T2">36</text:span> <text:span text:style-name="T1">comme cependant se allaient selon la chemin, vinrent sur un quelconque eau, et déclare le eunuque· voici eau, quel empêche moi être baptisé;</text:span> <text:span text:style-name="T2">37</text:span> <text:span text:style-name="T2">38</text:span> <text:span text:style-name="T1">et ordonna dresser le char et descendirent tous deux envers le eau, le en outre Philippe et le eunuque, et baptisa lui.</text:span> <text:span text:style-name="T2">39</text:span> <text:span text:style-name="T1">lorsque cependant montèrent hors de le de eau, souffle de Maître ravit le Philippe et non vit lui non plus le eunuque, se allait car la chemin de lui étant de joie.</text:span> <text:span text:style-name="T2">40</text:span> <text:span text:style-name="T1">Philippe cependant fut trouvé envers Azot· et se passant à travers se évangélisait les cités toutes jusqu'à ce que de ce venir lui envers Kaesareia.</text:span> </text:p>
      <text:p text:style-name="P4">ACTES  9</text:p>
      <text:p text:style-name="Text_20_body"><text:span text:style-name="T2">1</text:span> <text:span text:style-name="T1">Le cependant Saul encore inspirant souffle de menace et de meurtre envers les disciples de le de Maître, ayant venu vers à le à chef sacrificateur</text:span> <text:span text:style-name="T2">2</text:span> <text:span text:style-name="T1">se demanda à côté de lui épîtres envers Damas vers les synagogues, de telle manière que si le cas échéant des quelconques que trouve de la de chemin étants, hommes en outre et femmes, ayants étés attachés de lien que conduise envers Ierousalem.</text:span> <text:span text:style-name="T2">3</text:span> <text:span text:style-name="T1">En cependant à ce se aller se devint lui approcher à la à Damas, soudainement en outre lui éclaira autour lumière hors de le de ciel</text:span> <text:span text:style-name="T2">4</text:span> <text:span text:style-name="T1">et ayant tombé sur la terre écouta voix disante à lui· Saoul Saoul, quel moi tu poursuis;</text:span> <text:span text:style-name="T2">5</text:span> <text:span text:style-name="T1">dit cependant· quel tu es, Maître; celui cependant· moi je suis Iésous lequel toi tu poursuis·</text:span> <text:span text:style-name="T2">6</text:span> <text:span text:style-name="T1">mais redresse et viens à l'intérieur envers la cité et sera bavardé à toi lequel un quelconque toi attache de lien faire.</text:span> <text:span text:style-name="T2">7</text:span> <text:span text:style-name="T1">les cependant hommes ceux cheminants avec à lui avaient dressé muets, écoutants certes de la de voix ne pas un cependant observants.</text:span> <text:span text:style-name="T2">8</text:span> <text:span text:style-name="T1">fut éveillé cependant Saul au loin de la de terre, de ayants étés ouverts cependant de les de yeux de lui aucun regardait· menants en main cependant lui conduisirent à l'intérieur envers Damas.</text:span> <text:span text:style-name="T2">9</text:span> <text:span text:style-name="T1">et était journées trois ne pas regardant et non mangea non cependant but.</text:span> <text:span text:style-name="T2">10</text:span> <text:span text:style-name="T1">Était cependant un quelconque disciple en à Damas à nom Ananias, et dit vers lui en à vision le Maître· Ananias. celui cependant dit· voici moi, Maître.</text:span> <text:span text:style-name="T2">11</text:span> <text:span text:style-name="T1">le cependant Maître vers lui· ayant redressé sois allé sur la rue celle étante appelée Directe et cherche en à maison d'habitation de Iouda Saul à nom De Tarse· voici car se prie</text:span> <text:span text:style-name="T2">12</text:span> <text:span text:style-name="T1">et vit homme [en à vision] Ananias à nom ayant venu à l'intérieur et ayant surposé à lui [les] mains de telle manière que que regarde de bas en haut.</text:span> <text:span text:style-name="T2">13</text:span> <text:span text:style-name="T1">fut répondu cependant Ananias· Maître, j'écoutai au loin de nombreux autour de le de homme de celui-ci autant lesquels malicieux à les à saints de toi fit en à Ierousalem·</text:span> <text:span text:style-name="T2">14</text:span> <text:span text:style-name="T1">et ici a autorité à côté de les de chefs sacrificateurs attacher de lien tous ceux se surnommants le nom de toi.</text:span> <text:span text:style-name="T2">15</text:span> <text:span text:style-name="T1">dit cependant vers lui le Maître· te va, en ce que ustensile de élection est à moi celui-ci de ce mettre en charge le nom de moi en devant de ethnies en outre aussi de rois de fils en outre de Israël·</text:span> <text:span text:style-name="T2">16</text:span> <text:span text:style-name="T1">moi car je montrerai en dessous à lui autant lesquels attache de lien lui au-dessus de le de nom de moi souffrir.</text:span> <text:span text:style-name="T2">17</text:span> <text:span text:style-name="T1">Éloigna cependant Ananias et vint à l'intérieur envers la maison d'habitation et ayant surposé sur lui les mains dit· Saoul frère, le Maître a envoyé moi, Iésous celui ayant été vu à toi en à la à chemin à laquelle tu te venais, de telle manière que que tu regardes de bas en haut et que tu sois rempli de souffle de saint.</text:span> <text:span text:style-name="T2">18</text:span> <text:span text:style-name="T1">et directement tombèrent loin de lui au loin de les de yeux comme écailles, regarda de bas en haut en outre et ayant redressé fut baptisé</text:span> <text:span text:style-name="T2">19</text:span> <text:span text:style-name="T1">et ayant pris nourriture fut fortifié intérieurement. Se devint cependant avec de les en à Damas de disciples journées des quelconques</text:span> <text:span text:style-name="T2">20</text:span> <text:span text:style-name="T1">et directement en à les à synagogues annonçait le Iésous en ce que celui-ci est le fils de le de Dieu.</text:span> <text:span text:style-name="T2">21</text:span> <text:span text:style-name="T1">se extasiaient cependant tous ceux écoutants et disaient· non celui-ci est celui ayant ravagé envers Ierousalem ceux se surnommants le nom ce-ci, et ici envers ce-ci avait venu afin que ayants étés attachés de lien eux que conduise sur les chefs sacrificateurs;</text:span> <text:span text:style-name="T2">22</text:span> <text:span text:style-name="T1">Saul cependant davantage était fortifié dans et versait ensemble dans la confusion [les] Ioudaiens ceux établissants maison d'habitation en à Damas conciliant en ce que celui-ci est le Christ.</text:span> <text:span text:style-name="T2">23</text:span> <text:span text:style-name="T1">Comme cependant étaient fait plénitude journées assez-importantes, se délibérèrent ensemble les Ioudaiens saisir de bas en haut lui·</text:span> <text:span text:style-name="T2">24</text:span> <text:span text:style-name="T1">fut connu cependant à le à Saul la complot de eux. se épiaient cependant aussi les porches de journée en outre et de nuit de telle manière que lui que saisissent de bas en haut·</text:span> <text:span text:style-name="T2">25</text:span> <text:span text:style-name="T1">ayants pris cependant les disciples de lui de nuit par de le de muraille firent descendre lui ayants lâchés en à corbeille.</text:span> <text:span text:style-name="T2">26</text:span> <text:span text:style-name="T1">Se ayant devenu à côté cependant envers Ierousalem mettait en tentation être collé à les à disciples, et tous se effrayaient lui ne pas croyants en ce que est disciple.</text:span> <text:span text:style-name="T2">27</text:span> <text:span text:style-name="T1">Bar-Nabas cependant se ayant emparé lui conduisit vers les envoyés et se raconta complètement à eux comment? en à la à chemin vit le Maître et en ce que bavarda à lui et comment? en à Damas se oralisa franchement en à le à nom de le de Iésous.</text:span> <text:span text:style-name="T2">28</text:span> <text:span text:style-name="T1">et était avec de eux se allant à l'intérieur et se allant au dehors envers Ierousalem, se oralisant franchement en à le à nom de le de Maître,</text:span> <text:span text:style-name="T2">29</text:span> <text:span text:style-name="T1">bavardait en outre et cherchait ensemble vers les Hellénistes, ceux cependant mettaient la main sur saisir de bas en haut lui.</text:span> <text:span text:style-name="T2">30</text:span> <text:span text:style-name="T1">ayants reconnus cependant les frères menèrent de haut en bas lui envers Kaesareia et envoyèrent dehors lui envers Tarse.</text:span> <text:span text:style-name="T2">31</text:span> <text:span text:style-name="T1">La certes donc église contre de toute entière de la de Ioudaia et de Galilée et de Samareia avait paix étante édifiée en maison et se allante à le à effroi de le de Maître et à la à appel à côté de le de saint de souffle était multiplié.</text:span> <text:span text:style-name="T2">32</text:span> <text:span text:style-name="T1">Se devint cependant Pierre se passant à travers par de tous venir de haut en bas aussi vers les saints ceux établissants maison d'habitation Lydda.</text:span> <text:span text:style-name="T2">33</text:span> <text:span text:style-name="T1">trouva cependant là être humain un quelconque à nom Ainéa hors de ans de huit se couchant de haut en bas sur de grabat, lequel était ayant été paralysé.</text:span> <text:span text:style-name="T2">34</text:span> <text:span text:style-name="T1">et dit à lui le Pierre· Ainéa, se guérit toi Iésous Christ· redresse et étends à toi-même. et directement redressa.</text:span> <text:span text:style-name="T2">35</text:span> <text:span text:style-name="T1">et virent lui tous ceux établissants maison d'habitation Lydda et le Sarona, lesquels des quelconques tournèrent sur sur le Maître.</text:span> <text:span text:style-name="T2">36</text:span> <text:span text:style-name="T1">En à Ioppé cependant une quelconque était disciple à nom Tabitha, laquelle étante interprétée en détail est dit Dorcas· celle-ci était de plénitude de travaux de bons et de actes de miséricorde de lesquelles faisait.</text:span> <text:span text:style-name="T2">37</text:span> <text:span text:style-name="T1">se devint cependant en à les à journées à celles-là ayante étée infirme elle mourir loin· ayants baignés cependant elle posèrent en à partie au-dessus.</text:span> <text:span text:style-name="T2">38</text:span> <text:span text:style-name="T1">proche cependant de étante de Lydda à la à Ioppé les disciples ayants écoutés en ce que Pierre est en à elle envoyèrent deux hommes vers lui appelants à côté· ne pas que tu paresses passer à travers jusqu'à ce que de nous.</text:span> <text:span text:style-name="T2">39</text:span> <text:span text:style-name="T1">ayant redressé cependant Pierre vint ensemble à eux· lequel se ayant devenu à côté conduisirent de bas en haut envers le partie au-dessus et dressèrent à côté à lui toutes les veuves pleurantes et se montrantes sûrement chitons et himations autant lesquels faisait avec de elles étante la Dorcas.</text:span> <text:span text:style-name="T2">40</text:span> <text:span text:style-name="T1">ayant éjecté cependant au-dehors tous le Pierre et ayant posé les genoux se pria et ayant tourné sur vers le corps dit· Tabitha, redresse. celle cependant ouvrit les yeux de elle, et ayante vue le Pierre assit de bas en haut.</text:span> <text:span text:style-name="T2">41</text:span> <text:span text:style-name="T1">ayant donné cependant à elle main redressa elle· ayant voixé cependant les saints et les veuves dressa à côté elle vivante.</text:span> <text:span text:style-name="T2">42</text:span> <text:span text:style-name="T1">connu cependant se devint contre de toute entière de la de Ioppé et crurent nombreux sur le Maître.</text:span> <text:span text:style-name="T2">43</text:span> <text:span text:style-name="T1">Se devint cependant journées assez-importantes rester en à Ioppé à côté à un quelconque à Simon à tanneur.</text:span> </text:p>
      <text:p text:style-name="P4">ACTES  10</text:p>
      <text:p text:style-name="Text_20_body"><text:span text:style-name="T2">1</text:span> <text:span text:style-name="T1">Homme cependant un quelconque en à Kaesareia à nom Cornelius, chef de cent hors de spirale de celle de étante appelée de Italique,</text:span> <text:span text:style-name="T2">2</text:span> <text:span text:style-name="T1">pieux et se effrayant le Dieu avec à tout à le à maison de lui, faisant actes de miséricorde nombreuses à le à peuple et se attachant de lien de le de Dieu par de tout,</text:span> <text:span text:style-name="T2">3</text:span> <text:span text:style-name="T1">vit en à vision visiblement comme si autour heure neuvième de la de journée ange de le de Dieu ayant venu à l'intérieur vers lui et ayant dit à lui· Cornelius.</text:span> <text:span text:style-name="T2">4</text:span> <text:span text:style-name="T1">celui cependant ayant regardé fixement à lui et en effroi se ayant devenu dit· quel est, Maître; dit cependant à lui· les prières de toi et les actes de miséricorde de toi montèrent envers objet de mémoration en devers de le de Dieu.</text:span> <text:span text:style-name="T2">5</text:span> <text:span text:style-name="T1">et maintenant mande hommes envers Ioppé et te mande au-delà Simon un quelconque lequel est surnommé Pierre·</text:span> <text:span text:style-name="T2">6</text:span> <text:span text:style-name="T1">celui-ci est traité en étranger à côté à un quelconque à Simon à tanneur, à lequel est maison d'habitation à côté mer.</text:span> <text:span text:style-name="T2">7</text:span> <text:span text:style-name="T1">comme cependant éloigna le ange celui bavardant à lui, ayant voixé deux de les de habitants de maison et soldat pieux de ceux de endurants auprès à lui</text:span> <text:span text:style-name="T2">8</text:span> <text:span text:style-name="T1">et se ayant raconté en totalités à eux envoya eux envers la Ioppé.</text:span> <text:span text:style-name="T2">9</text:span> <text:span text:style-name="T1">à Celle cependant lendemain, de allants en chemin de ceux-là et à la à cité de approchants, monta Pierre sur le dôme se prier autour heure sixième.</text:span> <text:span text:style-name="T2">10</text:span> <text:span text:style-name="T1">se devint cependant affamé auprès et voulait se goûter. de équipants à côté cependant de eux se devint sur lui extase</text:span> <text:span text:style-name="T2">11</text:span> <text:span text:style-name="T1">et observe le ciel ayant été ouvert et descendant ustensile un quelconque comme toile de fin lin grande à quatre à origines étant fait descendre sur de la de terre,</text:span> <text:span text:style-name="T2">12</text:span> <text:span text:style-name="T1">en à lequel subsistait tous les quadrupèdes et reptiles de la de terre et volatiles de le de ciel.</text:span> <text:span text:style-name="T2">13</text:span> <text:span text:style-name="T1">et se devint voix vers lui· ayant redressé, Pierre, sacrifie et mange.</text:span> <text:span text:style-name="T2">14</text:span> <text:span text:style-name="T1">le cependant Pierre dit· certainement non, Maître, en ce que pas cependant à un moment je mangeai tout commun et impur.</text:span> <text:span text:style-name="T2">15</text:span> <text:span text:style-name="T1">et voix de nouveau hors de deuxième vers lui· lesquels le Dieu purifia, toi ne pas rends commun.</text:span> <text:span text:style-name="T2">16</text:span> <text:span text:style-name="T1">ce-ci cependant se devint sur trois fois et directement fut pris de bas en haut le ustensile envers le ciel.</text:span> <text:span text:style-name="T2">17</text:span> <text:span text:style-name="T1">Comme cependant en à lui-même hésitait complètement le Pierre quel le cas échéant que soit le vision lequel vit, voici les hommes ceux ayants étés envoyés sous de le de Cornelius ayants interrogés à travers la maison d'habitation de le de Simon présentèrent sur le portail,</text:span> <text:span text:style-name="T2">18</text:span> <text:span text:style-name="T1">et ayants voixés se enquéraient si Simon celui étant surnommé Pierre ici-même est traité en étranger.</text:span> <text:span text:style-name="T2">19</text:span> <text:span text:style-name="T1">de Le cependant de Pierre de se réfléchissant deux fois autour de le de vision dit [à lui] le souffle· voici hommes trois cherchent toi,</text:span> <text:span text:style-name="T2">20</text:span> <text:span text:style-name="T1">mais ayant redressé descends et te va avec à eux ne pas un se jugeant à travers en ce que moi j'ai envoyé eux.</text:span> <text:span text:style-name="T2">21</text:span> <text:span text:style-name="T1">ayant descendu cependant Pierre vers les hommes dit· voici moi je suis lequel vous cherchez· quelle la cause par le fait de laquelle vous êtes à côté;</text:span> <text:span text:style-name="T2">22</text:span> <text:span text:style-name="T1">ceux cependant dirent· Cornelius chef de cent, homme juste et se effrayant le Dieu, étant témoigné en outre sous de tout entier de le de ethnie de les de Ioudaiens, fut négocié du besoin sous de ange de saint se mander au-delà toi envers le maison de lui et écouter oraux à côté de toi.</text:span> <text:span text:style-name="T2">23</text:span> <text:span text:style-name="T1">se ayant appelé envers donc eux traita en étranger. à Celle cependant lendemain ayant redressé sortit avec à eux et des quelconques de les de frères de ceux au loin de Ioppé vinrent ensemble à lui.</text:span> <text:span text:style-name="T2">24</text:span> <text:span text:style-name="T1">à celle cependant lendemain vint à l'intérieur envers la Kaesareia. le cependant Cornelius était attendant eux se ayant appelé ensemble les congénitaux de lui et les nécessaires amis.</text:span> <text:span text:style-name="T2">25</text:span> <text:span text:style-name="T1">Comme cependant se devint de ce venir à l'intérieur le Pierre, ayant rencontré avec à lui le Cornelius ayant tombé sur les pieds prosterna vers.</text:span> <text:span text:style-name="T2">26</text:span> <text:span text:style-name="T1">le cependant Pierre éveilla lui disant· redresse· aussi moi moi-même être humain je suis.</text:span> <text:span text:style-name="T2">27</text:span> <text:span text:style-name="T1">et conversant avec à lui vint à l'intérieur et trouve ayants venus ensemble nombreux,</text:span> <text:span text:style-name="T2">28</text:span> <text:span text:style-name="T1">déclarait en outre vers eux· vous vous vous établissez sûrement comme illicite est à homme à Ioudaien être collé ou se venir vers à d'autre tribu· à et moi le Dieu montra ne pas un commun ou impur dire être humain·</text:span> <text:span text:style-name="T2">29</text:span> <text:span text:style-name="T1">c'est pourquoi aussi incontestablement je vins ayant été mandé au-delà. je m'enquiers donc à quel à discours vous vous mandâtes au-delà moi;</text:span> <text:span text:style-name="T2">30</text:span> <text:span text:style-name="T1">et le Cornelius déclarait· au loin de quatrième de journée jusqu'à de celle-ci de la de heure je m'étais la neuvième se priant en à le à maison de moi, et voici homme dressa en devant de moi en à habillement à brillante</text:span> <text:span text:style-name="T2">31</text:span> <text:span text:style-name="T1">et déclare· Cornelius, fut écouté envers de toi la prière et les actes de miséricorde de toi furent fait mémoire en devant de le de Dieu.</text:span> <text:span text:style-name="T2">32</text:span> <text:span text:style-name="T1">mande donc envers Ioppé et te appelle avec au-delà Simon lequel est surnommé Pierre, celui-ci est traité en étranger en à maison d'habitation de Simon de tanneur à côté mer.</text:span> <text:span text:style-name="T2">33</text:span> <text:span text:style-name="T1">immédiatement donc je mandai vers toi, toi en outre bellement tu fis se ayant devenu à côté. maintenant donc tous nous en devant de le de Dieu nous sommes à côté écouter tous ces ayants étés ordonnancés auprès à toi sous de le de Maître.</text:span> <text:span text:style-name="T2">34</text:span> <text:span text:style-name="T1">Ayant ouvert cependant Pierre le bouche dit· sur de vérité je me prends de haut en bas en ce que non est preneur de face le Dieu,</text:span> <text:span text:style-name="T2">35</text:span> <text:span text:style-name="T1">mais en à tout à ethnie celui se effrayant lui et se mettant au travail justice acceptable à lui est.</text:span> <text:span text:style-name="T2">36</text:span> <text:span text:style-name="T1">le discours [lequel] envoya à les à fils de Israël se évangélisant paix par de Iésous de Christ, celui-ci est de tous Maître,</text:span> <text:span text:style-name="T2">37</text:span> <text:span text:style-name="T1">vous vous avez su le se ayant devenu oral contre de toute entière de la de Ioudaia, se ayant originé au loin de la de Galilée après le baptême lequel annonça Ioannes,</text:span> <text:span text:style-name="T2">38</text:span> <text:span text:style-name="T1">Iésous celui au loin de Nazareth, comme oignit lui le Dieu à souffle à saint et à puissance, lequel passa à travers travaillant au bien et se guérissant tous ceux étants régnés en dynastes de haut en bas sous de le de diable, en ce que le Dieu était avec de lui.</text:span> <text:span text:style-name="T2">39</text:span> <text:span text:style-name="T1">et nous témoins de tous de lesquels fit en en outre à la à région de les de Ioudaiens et [en] à Ierousalem. lequel aussi saisirent de bas en haut ayants suspendus sur de bois,</text:span> <text:span text:style-name="T2">40</text:span> <text:span text:style-name="T1">celui-ci le Dieu éveilla [en] à la à troisième à journée et donna lui visible dedans se devenir,</text:span> <text:span text:style-name="T2">41</text:span> <text:span text:style-name="T1">non à tout à le à peuple, mais à témoins à ceux à ayants étés désignés de main d'avance sous de le de Dieu, à nous, lesquels des quelconques nous mangeâmes avec et nous bûmes avec à lui après ce redresser lui hors de morts·</text:span> <text:span text:style-name="T2">42</text:span> <text:span text:style-name="T1">et annonça à côté à nous annoncer à le à peuple et se passer témoignage en ce que celui-ci est celui ayant été limité sous de le de Dieu juge de vivants et de morts.</text:span> <text:span text:style-name="T2">43</text:span> <text:span text:style-name="T1">à celui-ci tous les prophètes témoignent abandon de fautes prendre par de le de nom de lui tout celui croyant envers lui.</text:span> <text:span text:style-name="T2">44</text:span> <text:span text:style-name="T1">Encore de bavardant de le de Pierre les oraux ces-ci tomba dessus le souffle le saint sur tous ceux écoutants le discours.</text:span> <text:span text:style-name="T2">45</text:span> <text:span text:style-name="T1">et extasièrent les hors de circoncision croyables autant lesquels vinrent ensemble à le à Pierre, en ce que aussi sur les ethnies la gratification de le de saint de souffle a été déversé·</text:span> <text:span text:style-name="T2">46</text:span> <text:span text:style-name="T1">écoutaient car de eux de bavardants à langues et de magnifiants le Dieu. alors fut répondu Pierre·</text:span> <text:span text:style-name="T2">47</text:span> <text:span text:style-name="T1">ne serait-ce que le eau se peut empêcher un quelconque de ce ne pas être baptisé ceux-ci, lesquels des quelconques le souffle le saint prirent comme aussi nous;</text:span> <text:span text:style-name="T2">48</text:span> <text:span text:style-name="T1">ordonnança auprès cependant eux en à le à nom de Iésous de Christ être baptisé. alors interrogèrent lui rester sur journées des quelconques.</text:span> </text:p>
      <text:p text:style-name="P4">ACTES  11</text:p>
      <text:p text:style-name="Text_20_body"><text:soft-page-break/><text:span text:style-name="T2">1</text:span> <text:span text:style-name="T1">Écoutèrent cependant les envoyés et les frères ceux étants selon la Ioudaia en ce que aussi les ethnies se acceptèrent le discours de le de Dieu.</text:span> <text:span text:style-name="T2">2</text:span> <text:span text:style-name="T1">Lorsque cependant monta Pierre envers Ierousalem, se jugeaient à travers vers lui ceux hors de circoncision</text:span> <text:span text:style-name="T2">3</text:span> <text:span text:style-name="T1">disants en ce que vint à l'intérieur vers hommes prépuce ayants et mangea avec à eux.</text:span> <text:span text:style-name="T2">4</text:span> <text:span text:style-name="T1">Se ayant originé cependant Pierre se exposait à eux successivement disant·</text:span> <text:span text:style-name="T2">5</text:span> <text:span text:style-name="T1">moi je m'étais en à cité à Ioppé se priant et je vis en à extase vision, descendant ustensile un quelconque comme toile de fin lin grande à quatre à origines étante faite descendre hors de le de ciel, et vint jusqu'à l'extrémité de moi.</text:span> <text:span text:style-name="T2">6</text:span> <text:span text:style-name="T1">envers laquelle ayant regardé fixement j'intelligeais complètement et je vis les quadrupèdes de la de terre et les bêtes sauvages et les reptiles et les volatiles de le de ciel.</text:span> <text:span text:style-name="T2">7</text:span> <text:span text:style-name="T1">j'écoutai cependant aussi de voix de disante à moi· ayant redressé, Pierre, sacrifie et mange.</text:span> <text:span text:style-name="T2">8</text:span> <text:span text:style-name="T1">je dis cependant· certainement non, Maître, en ce que commun ou impur pas cependant à un moment vint à l'intérieur envers le bouche de moi.</text:span> <text:span text:style-name="T2">9</text:span> <text:span text:style-name="T1">fut répondu cependant voix hors de deuxième hors de le de ciel· lesquels le Dieu purifia, toi ne pas rends commun.</text:span> <text:span text:style-name="T2">10</text:span> <text:span text:style-name="T1">ce-ci cependant se devint sur trois fois, et fut retiré de nouveau en totalités envers le ciel.</text:span> <text:span text:style-name="T2">11</text:span> <text:span text:style-name="T1">Et voici immédiatement trois hommes présentèrent sur la maison d'habitation en à laquelle nous étions, ayants étés envoyés au loin de Kaesareia vers moi.</text:span> <text:span text:style-name="T2">12</text:span> <text:span text:style-name="T1">dit cependant le souffle à moi venir ensemble à eux ne pas un ayant jugé à travers. vinrent cependant avec à moi aussi les six frères ceux-ci et nous vînmes à l'intérieur envers le maison de le de homme.</text:span> <text:span text:style-name="T2">13</text:span> <text:span text:style-name="T1">rapporta annonce cependant à nous comment? vit [le] ange en à le à maison de lui ayant été dressé et ayant dit· envoie envers Ioppé et te mande au-delà Simon celui étant surnommé Pierre,</text:span> <text:span text:style-name="T2">14</text:span> <text:span text:style-name="T1">lequel bavardera oraux vers toi en à lesquels tu seras sauvé toi et tout le maison de toi.</text:span> <text:span text:style-name="T2">15</text:span> <text:span text:style-name="T1">en cependant à ce se originer moi bavarder tomba dessus le souffle le saint sur eux comme certes aussi sur nous en à origine.</text:span> <text:span text:style-name="T2">16</text:span> <text:span text:style-name="T1">je fus fait mémoire cependant de le de oral de le de Maître comme disait· Ioannes certes baptisa à eau, vous cependant vous serez baptisé en à souffle à saint.</text:span> <text:span text:style-name="T2">17</text:span> <text:span text:style-name="T1">si donc la égale gratification donna à eux le Dieu comme aussi à nous à ayants crus sur le Maître Iésous Christ, moi quel je m'étais puissant empêcher le Dieu;</text:span> <text:span text:style-name="T2">18</text:span> <text:span text:style-name="T1">Ayants écoutés cependant ces-ci tranquillisèrent et glorifièrent le Dieu disants· par conséquent aussi à les à ethnies le Dieu la transintelligence envers vie donna.</text:span> <text:span text:style-name="T2">19</text:span> <text:span text:style-name="T1">Ceux certes donc ayants étés disséminés au loin de la de oppression de celle de se ayante devenue sur à Stephanos passèrent à travers jusqu'à ce que de Phénicie et de Chypre et de Antioche à ne pas un bavardants le discours si ne pas seulement à Ioudaiens.</text:span> <text:span text:style-name="T2">20</text:span> <text:span text:style-name="T1">Étaient cependant des quelconques hors de eux hommes Chypriotes et Cyrénéens, lesquels des quelconques ayants venus envers Antioche bavardaient aussi vers les Hellénistes se évangélisants le Maître Iésous.</text:span> <text:span text:style-name="T2">21</text:span> <text:span text:style-name="T1">et était main de Maître avec de eux, nombreux en outre nombre celui ayant cru tourna sur sur le Maître.</text:span> <text:span text:style-name="T2">22</text:span> <text:span text:style-name="T1">Fut écouté cependant le discours envers les oreilles de la de église de celle de étante en à Ierousalem autour de eux et envoyèrent dehors Bar-Nabas [passer à travers] jusqu'à ce que de Antioche.</text:span> <text:span text:style-name="T2">23</text:span> <text:span text:style-name="T1">lequel se ayant devenu à côté et ayant vu la grâce [celle] de le de Dieu, fut été de joie et appelait à côté tous à la à proposition de la de coeur rester auprès à le à Maître,</text:span> <text:span text:style-name="T2">24</text:span> <text:span text:style-name="T1">en ce que était homme bon et de plénitude de souffle de saint et de croyance. et fut apposé foule assez-important à le à Maître.</text:span> <text:span text:style-name="T2">25</text:span> <text:span text:style-name="T1">Sortit cependant envers Tarse chercher de bas en haut Saul,</text:span> <text:span text:style-name="T2">26</text:span> <text:span text:style-name="T1">et ayant trouvé conduisit envers Antioche. se devint cependant à eux aussi année tout entier être mené ensemble en à la à église et enseigner foule assez-important, négocier du besoin en outre premièrement en à Antioche les disciples Chrétiens.</text:span> <text:span text:style-name="T2">27</text:span> <text:span text:style-name="T1">En à celles-ci cependant à les à journées vinrent de haut en bas au loin de Ierosolymas prophètes envers Antioche.</text:span> <text:span text:style-name="T2">28</text:span> <text:span text:style-name="T1">ayant redressé cependant un hors de eux à nom Agabus signifia par de le de souffle famine grande imminer se avoir à être sur toute entière la écoumène, laquelle une quelconque se devint sur de Claudius.</text:span> <text:span text:style-name="T2">29</text:span> <text:span text:style-name="T1">de les cependant de disciples, de haut en bas comme se prospérait un quelconque, limitèrent chacun de eux envers service mander à les à établissants maison d'habitation en à la à Ioudaia à frères·</text:span> <text:span text:style-name="T2">30</text:span> <text:span text:style-name="T1">lequel aussi firent ayants envoyés vers les plus anciens par de main de Bar-Nabas et de Saul.</text:span> </text:p>
      <text:p text:style-name="P4">ACTES  12</text:p>
      <text:p text:style-name="Text_20_body"><text:span text:style-name="T2">1</text:span> <text:span text:style-name="T1">Selon celui-là cependant le moment surjeta Hérode le roi les mains faire du mal des quelconques de ceux au loin de la de église.</text:span> <text:span text:style-name="T2">2</text:span> <text:span text:style-name="T1">saisit de bas en haut cependant Iakobos le frère de Ioannes à machette.</text:span> <text:span text:style-name="T2">3</text:span> <text:span text:style-name="T1">Ayant vu cependant en ce que agréable est à les à Ioudaiens, se apposa prendre ensemble aussi Pierre, – étaient cependant [les] journées de les de sans levains –</text:span> <text:span text:style-name="T2">4</text:span> <text:span text:style-name="T1">lequel aussi ayant saisi se posa envers gardiennage ayant transmis à quatre à groupes de quatre de soldats gardienner lui, se ayant dessein après le pâque conduire de bas en haut lui à le à peuple.</text:span> <text:span text:style-name="T2">5</text:span> <text:span text:style-name="T1">le certes donc Pierre était gardé en à la à gardiennage· prière cependant était extensivement se devenante sous de la de église vers le Dieu autour de lui.</text:span> <text:span text:style-name="T2">6</text:span> <text:span text:style-name="T1">Lorsque cependant imminait mener devant lui le Hérode, à la à nuit à celle-là était le Pierre étant mis au coucher entre de deux de soldats ayant été attaché de lien à chaînes à deux gardiens en outre d'avant de la de porte gardaient la gardiennage.</text:span> <text:span text:style-name="T2">7</text:span> <text:span text:style-name="T1">et voici ange de Maître présenta et lumière brilla en à le à habitat· ayant percuté cependant la côté de le de Pierre éveilla lui disant· redresse en à vitesse. et tombèrent dehors de lui les chaînes hors de les de mains.</text:span> <text:span text:style-name="T2">8</text:span> <text:span text:style-name="T1">dit cependant le ange vers lui· te ceins et te lie en dessous les sandales de toi. fit cependant ainsi. et dit à lui· te entoure le himation de toi et suis à moi.</text:span> <text:span text:style-name="T2">9</text:span> <text:span text:style-name="T1">et ayant sorti suivait et non avait su en ce que vrai est ce se devenant par de le de ange· estimait cependant vision regarder.</text:span> <text:span text:style-name="T2">10</text:span> <text:span text:style-name="T1">ayants passés à travers cependant première gardiennage et deuxième vinrent sur la porche la de fer celle portante envers la cité, laquelle une quelconque automate fut ouvert à eux et ayants sortis vinrent devant rue une, et directement dressa au loin le ange au loin de lui.</text:span> <text:span text:style-name="T2">11</text:span> <text:span text:style-name="T1">Et le Pierre en à lui-même se ayant devenu dit· maintenant j'ai su vraiment en ce que envoya dehors [le] Maître le ange de lui et se extrait moi hors de main de Hérode et de toute de la de attente de le de peuple de les de Ioudaiens.</text:span> <text:span text:style-name="T2">12</text:span> <text:span text:style-name="T1">ayant vu avec en outre vint sur la maison d'habitation de la de Maria de la de mère de Ioannes de celui de étant surnommé de Markos, où étaient assez-importants ayants étés réunis ensemble et se priants.</text:span> <text:span text:style-name="T2">13</text:span> <text:span text:style-name="T1">de ayant toqué cependant de lui la porte de le de portail vint vers jeune servante écouter en soumission à nom Rode,</text:span> <text:span text:style-name="T2">14</text:span> <text:span text:style-name="T1">et ayante reconnue la voix de le de Pierre au loin de la de joie non ouvrit le portail, ayante courue dans cependant rapporta annonce avoir dressé le Pierre d'avant de le de portail.</text:span> <text:span text:style-name="T2">15</text:span> <text:span text:style-name="T1">ceux cependant vers elle dirent· tu te délires. celle cependant se insistait ainsi avoir. ceux cependant disaient· le ange est de lui.</text:span> <text:span text:style-name="T2">16</text:span> <text:span text:style-name="T1">le cependant Pierre restait sur toquant· ayants ouverts cependant virent lui et extasièrent.</text:span> <text:span text:style-name="T2">17</text:span> <text:span text:style-name="T1">ayant secoué de haut en bas cependant à eux à la à main garder le silence se raconta complètement [à eux] comment? le Maître lui conduisit dehors hors de la de gardiennage dit en outre· rapportez annonce à Iakobos et à les à frères ces-ci. et ayant sorti fut allé envers autre-différent lieu.</text:span> <text:span text:style-name="T2">18</text:span> <text:span text:style-name="T1">de Se ayante devenue cependant de journée était trouble non peu en à les à soldats quel par conséquent le Pierre se devint.</text:span> <text:span text:style-name="T2">19</text:span> <text:span text:style-name="T1">Hérode cependant ayant surcherché lui et ne pas ayant trouvé, ayant jugé de bas en haut les gardiens ordonna être conduit au loin, et ayant venu de haut en bas au loin de la de Ioudaia envers Kaesareia grattait à travers.</text:span> <text:span text:style-name="T2">20</text:span> <text:span text:style-name="T1">Était cependant combattant avec fureur à Tyriens et à Sidoniens· en même fureur cependant étaient à côté vers lui et ayants persuadés Blastos, celui sur de le de chambre à coucher de le de roi, se demandaient paix par le fait de ce être nourri de eux la région au loin de la de royalique.</text:span> <text:span text:style-name="T2">21</text:span> <text:span text:style-name="T1">à ordonnée cependant à journée le Hérode se ayant envêtu habillement royalique [et] ayant assis sur de le de estrade haranguait publiquement vers eux,</text:span> <text:span text:style-name="T2">22</text:span> <text:span text:style-name="T1">le cependant population voixait sur· de Dieu voix et non de être humain.</text:span> <text:span text:style-name="T2">23</text:span> <text:span text:style-name="T1">instantanément cependant percuta lui ange de Maître contre de lesquels non donna la gloire à le à Dieu, et se ayant devenu mangé de ver expira l'âme.</text:span> <text:span text:style-name="T2">24</text:span> <text:span text:style-name="T1">Le cependant discours de le de Dieu croissait et était multiplié.</text:span> <text:span text:style-name="T2">25</text:span> <text:span text:style-name="T1">Bar-Nabas cependant et Saul retournèrent en arrière envers Ierousalem ayants faits plénitude la service, ayants pris à côté avec Ioannes celui ayant été surnommé Markos.</text:span> </text:p>
      <text:p text:style-name="P4">ACTES  13</text:p>
      <text:p text:style-name="Text_20_body"><text:span text:style-name="T2">1</text:span> <text:span text:style-name="T1">Étaient cependant en à Antioche selon la étante église prophètes et enseignants le en outre Bar-Nabas et Syméon celui étant appelé Niger et Loukios le Cyrénéen, Manahen en outre de Hérode de le de tétrarque nourri avec et Saul.</text:span> <text:span text:style-name="T2">2</text:span> <text:span text:style-name="T1">de Faisants liturgie cependant de eux à le à Maître et de jeûnants dit le souffle le saint· délimitez évidemment à moi le Bar-Nabas et Saul envers le travail lequel je m'ai appelé auprès eux.</text:span> <text:span text:style-name="T2">3</text:span> <text:span text:style-name="T1">alors ayants jeûnés et se ayants priés et ayants surposés les mains à eux délièrent au loin.</text:span> <text:span text:style-name="T2">4</text:span> <text:span text:style-name="T1">Eux certes donc ayants étés mandés dehors sous de le de saint de souffle vinrent de haut en bas envers Séleucie, de là en outre naviguèrent au loin envers Chypre</text:span> <text:span text:style-name="T2">5</text:span> <text:span text:style-name="T1">et se ayants devenus en à Salamine annonçaient de haut en bas le discours de le de Dieu en à les à synagogues de les de Ioudaiens. avaient cependant aussi Ioannes ministre.</text:span> <text:span text:style-name="T2">6</text:span> <text:span text:style-name="T1">Ayants passés à travers cependant toute entière la île jusqu'à l'extrémité de Paphos trouvèrent homme un quelconque mage faux prophète Ioudaien à lequel nom Bar-Iéshou</text:span> <text:span text:style-name="T2">7</text:span> <text:span text:style-name="T1">lequel était avec à le à proconsul à Sergius à Paulus, à homme à capable de comprendre. celui-ci se ayant appelé auprès Bar-Nabas et Saul surchercha écouter le discours de le de Dieu.</text:span> <text:span text:style-name="T2">8</text:span> <text:span text:style-name="T1">se dressait contre cependant à eux Élumas le mage, ainsi car est traduit le nom de lui, cherchant tourner de travers le proconsul au loin de la de croyance.</text:span> <text:span text:style-name="T2">9</text:span> <text:span text:style-name="T1">Saul cependant, celui aussi Paulus, ayant été rempli de souffle de saint ayant regardé fixement envers lui</text:span> <text:span text:style-name="T2">10</text:span> <text:span text:style-name="T1">dit· O de plénitude de tout de fraude et de toute de facilité à travailler, fils de diable, ennemi de toute de justice, non tu te pauseras tournant de travers les chemins [de le] de Maître les directes;</text:span> <text:span text:style-name="T2">11</text:span> <text:span text:style-name="T1">et maintenant voici main de Maître sur toi et tu te seras aveugle ne pas regardant le soleil jusqu'à l'extrémité de moment. instantanément en outre tomba sur lui brume et ténèbre et menant autour cherchait guides de mains.</text:span> <text:span text:style-name="T2">12</text:span> <text:span text:style-name="T1">alors ayant vu le proconsul ce ayant devenu crut étant heurté à l'excès sur à la à enseignement de le de Maître.</text:span> <text:span text:style-name="T2">13</text:span> <text:span text:style-name="T1">Ayants étés conduits de bas en haut cependant au loin de la de Paphos ceux autour Paulus vinrent envers Perge de la de Pamphylie, Ioannes cependant ayant déplacé loin au loin de eux retourna en arrière envers Ierosolymas.</text:span> <text:span text:style-name="T2">14</text:span> <text:span text:style-name="T1">Eux cependant ayants passés à travers au loin de la de Perge se devinrent à côté envers Antioche la Pisidie, et ayants venus à l'intérieur envers la synagogue à la à journée de les de sabbats assirent.</text:span> <text:span text:style-name="T2">15</text:span> <text:span text:style-name="T1">après cependant la prise de connaissance de le de loi et de les de prophètes envoyèrent les chefs de synagogues vers eux disants· hommes frères, si un quelconque est en à vous discours de appel à côté vers le peuple, dites.</text:span> <text:span text:style-name="T2">16</text:span> <text:span text:style-name="T1">Ayant redressé cependant Paulus et ayant secoué de haut en bas à la à main dit· hommes Israélites et ceux se effrayants le Dieu, écoutez.</text:span> <text:span text:style-name="T2">17</text:span> <text:span text:style-name="T1">le Dieu de le de peuple de celui-ci de Israël se élut les pères de nous et le peuple haussa en à la à maison d'habitation d'à côté en à terre de Égypte et avec de bras de haut conduisit dehors eux hors de elle,</text:span> <text:span text:style-name="T2">18</text:span> <text:span text:style-name="T1">et comme de quarante ans temps colporta la manière eux en à la à déserte</text:span> <text:span text:style-name="T2">19</text:span> <text:span text:style-name="T1">et ayant saisi du haut vers le bas ethnies sept en à terre de Canaan hérita de haut en bas la terre de eux</text:span> <text:span text:style-name="T2">20</text:span> <text:span text:style-name="T1">comme à ans à quatre cents et à cinquante. et après ces-ci donna juges jusqu'à ce que de Samouel [de le] de prophète.</text:span> <text:span text:style-name="T2">21</text:span> <text:span text:style-name="T1">et de là se demandèrent roi et donna à eux le Dieu le Saoul fils de Kis, homme hors de tribu de Benyamin, ans quarante,</text:span> <text:span text:style-name="T2">22</text:span> <text:span text:style-name="T1">et ayant déplacé lui éveilla le Dauid à eux envers roi à lequel aussi dit ayant témoigné· je trouvai Dauid celui de le de Iessai, homme selon la coeur de moi, lequel fera tous les volontés de moi.</text:span> <text:span text:style-name="T2">23</text:span> <text:span text:style-name="T1">de celui-ci le Dieu au loin de le de semence selon promesse conduisit à le à Israël sauveur Iésous,</text:span> <text:span text:style-name="T2">24</text:span> <text:span text:style-name="T1">de ayant annoncé d'avance de Ioannes d'avant de face de la de entrée de chemin de lui baptême de transintelligence à tout à le à peuple de Israël.</text:span> <text:span text:style-name="T2">25</text:span> <text:span text:style-name="T1">comme cependant faisait plénitude Ioannes le course, disait· quel moi vous soupçonnez être; non je suis moi· mais voici se vient après moi de lequel non je suis digne le soulier de les de pieds délier.</text:span> <text:span text:style-name="T2">26</text:span> <text:span text:style-name="T1">Hommes frères, fils de genre de Abraam et ceux en à vous se effrayants le Dieu, à nous le discours de la de sauvetage de celle-ci fut envoyé dehors.</text:span> <text:span text:style-name="T2">27</text:span> <text:span text:style-name="T1">ceux car établissants maison d'habitation en à Ierousalem et les chefs de eux celui-ci ayants méconnus et les voix de les de prophètes celles selon tout sabbat étantes prises connaissance ayants jugés firent plénitude,</text:span> <text:span text:style-name="T2">28</text:span> <text:span text:style-name="T1">et ne pas une cause de trépas ayants trouvés se demandèrent Pilatus être saisi de bas en haut lui.</text:span> <text:span text:style-name="T2">29</text:span> <text:span text:style-name="T1">comme cependant achevèrent tous ces autour de lui ayants étés graphés, ayants saisis du haut vers le bas au loin de le de bois posèrent envers mémorial.</text:span> <text:span text:style-name="T2">30</text:span> <text:span text:style-name="T1">le cependant Dieu éveilla lui hors de morts,</text:span> <text:span text:style-name="T2">31</text:span> <text:span text:style-name="T1">lequel fut vu sur journées plus nombreusement à ceux à ayants montés avec à lui au loin de la de Galilée envers Ierousalem, lesquels des quelconques [maintenant] sont témoins de lui vers le peuple.</text:span> <text:span text:style-name="T2">32</text:span> <text:span text:style-name="T1">Et nous vous nous nous évangélisons la vers les pères promesse se ayante devenue,</text:span> <text:span text:style-name="T2">33</text:span> <text:span text:style-name="T1">en ce que celle-ci le Dieu a fait plénitude à l'excès à les à enfants de nous ayant redressé Iésous comme aussi en à le à psaume a été graphé à le à deuxième· fils de moi tu es toi, moi aujourd'hui j'ai engendré toi.</text:span> <text:span text:style-name="T2">34</text:span> <text:span text:style-name="T1">en ce que cependant redressa lui hors de morts ne pas plus imminant retourner en arrière envers corruption à travers, ainsi a dit en ce que je donnerai à vous les sacrés de Dauid les croyables.</text:span> <text:span text:style-name="T2">35</text:span> <text:span text:style-name="T1">parce que aussi en à autre-différent dit· non tu donneras le sacré de toi voir corruption à travers.</text:span> <text:span text:style-name="T2">36</text:span> <text:span text:style-name="T1">Dauid certes car à en propre à génération ayant administré à la de le de Dieu à dessein fut mis au coucher et fut apposé vers les pères de lui et vit corruption à travers·</text:span> <text:span text:style-name="T2">37</text:span> <text:span text:style-name="T1">lequel cependant le Dieu éveilla, non vit corruption à travers.</text:span> <text:span text:style-name="T2">38</text:span> <text:span text:style-name="T1">connu donc soit à vous, hommes frères, en ce que par de celui-ci à vous abandon de fautes est annoncé de haut en bas, [et] au loin de tous de lesquels non vous fûtes pu en à loi de Môusês être justifié,</text:span> <text:span text:style-name="T2">39</text:span> <text:span text:style-name="T1">en à celui-ci tout celui croyant est justifié.</text:span> <text:span text:style-name="T2">40</text:span> <text:span text:style-name="T1">regardez donc ne pas que vienne sur ce ayant été dit en à les à prophètes·</text:span> <text:span text:style-name="T2">41</text:span> <text:span text:style-name="T1">voyez, les mépriseurs, et étonnez et soyez faits disparaître, en ce que travail je me mets au travail moi en à les à journées de vous, travail lequel non ne pas que vous croyiez si le cas échéant un quelconque que se décrive à vous.</text:span> <text:span text:style-name="T2">42</text:span> <text:span text:style-name="T1">de Allants dehors cependant de eux appelaient à côté envers le entre sabbat être bavardé à eux les oraux ces-ci.</text:span> <text:span text:style-name="T2">43</text:span> <text:span text:style-name="T1">de ayante étée déliée cependant de la de synagogue suivirent nombreux de les de Ioudaiens et de les de se vénérants de prosélytes à le à Paulus et à le à Bar-Nabas, lesquels des quelconques bavardants auprès à eux persuadaient eux rester auprès à la à grâce de le de Dieu.</text:span> <text:span text:style-name="T2">44</text:span> <text:span text:style-name="T1">à Le cependant à se venant à sabbat presque toute la cité fut mené ensemble écouter le discours de le de Maître.</text:span> <text:span text:style-name="T2">45</text:span> <text:span text:style-name="T1">ayants vus cependant les Ioudaiens les foules furent rempli de zèle et contredisaient à ces sous de Paulus à étants bavardés blasphémants.</text:span> <text:span text:style-name="T2">46</text:span> <text:span text:style-name="T1">se ayants oralisés franchement en outre le Paulus et le Bar-Nabas dirent· à vous était nécessaire premièrement être bavardé le discours de le de Dieu· parce que donc vous vous poussez au loin lui et non dignes vous jugez vous-mêmes de la de éternelle de vie, voici nous sommes tournés envers les ethnies.</text:span> <text:span text:style-name="T2">47</text:span> <text:span text:style-name="T1">ainsi car s'a commandé à nous le Maître· j'ai posé toi envers lumière de ethnies de ce être toi envers sauvetage jusqu'à ce que de dernier de la de terre.</text:span> <text:span text:style-name="T2">48</text:span> <text:span text:style-name="T1">Écoutants cependant les ethnies étaient de joie et glorifiaient le discours de le de Maître et crurent autant lesquels étaient ayants étés ordonnancés envers vie éternelle·</text:span> <text:span text:style-name="T2">49</text:span> <text:span text:style-name="T1">était différé cependant le discours de le de Maître par de toute entière de la de région.</text:span> <text:span text:style-name="T2">50</text:span> <text:span text:style-name="T1">les cependant Ioudaiens remuèrent à côté les se vénérantes femmes les élégantes et les premiers de la de cité et éveillèrent au dessus poursuite sur le Paulus et Bar-Nabas et éjectèrent eux au loin de les de frontières de eux.</text:span> <text:span text:style-name="T2">51</text:span> <text:span text:style-name="T1">ceux cependant se ayants secoués dehors le poussière de les de pieds sur eux vinrent envers Iconium,</text:span> <text:span text:style-name="T2">52</text:span> <text:span text:style-name="T1">les en outre disciples étaient fait plénitude de joie et de souffle de saint.</text:span> </text:p>
      <text:p text:style-name="P4">ACTES  14</text:p>
      <text:p text:style-name="Text_20_body"><text:span text:style-name="T2">1</text:span> <text:span text:style-name="T1">Se devint cependant en à Iconium selon le même venir à l'intérieur eux envers la synagogue de les de Ioudaiens et bavarder ainsi de sorte que croire de Ioudaiens en outre et de Hellèns nombreux multitude.</text:span> <text:span text:style-name="T2">2</text:span> <text:span text:style-name="T1">les cependant ayants désobéis Ioudaiens éveillèrent au dessus et firent du mal les âmes de les de ethnies contre de les de frères.</text:span> <text:span text:style-name="T2">3</text:span> <text:span text:style-name="T1">assez-important certes donc temps grattèrent à travers se oralisants franchement sur à le à Maître à celui à témoignant [sur] à le à discours de la de grâce de lui, à donnant signes et prodiges se devenir par de les de mains de eux.</text:span> <text:span text:style-name="T2">4</text:span> <text:span text:style-name="T1">fut scindé cependant le multitude de la de cité, et ceux certes étaient avec à les à Ioudaiens, ceux cependant avec à les à envoyés.</text:span> <text:span text:style-name="T2">5</text:span> <text:span text:style-name="T1">comme cependant se devint impulsion de les de ethnies en outre et de Ioudaiens avec à les à chefs de eux brutaliser et jeter des pierres eux,</text:span> <text:span text:style-name="T2">6</text:span> <text:span text:style-name="T1">ayants vus avec fuirent de haut en bas envers les cités de la de Lycaonie Lystre et Derbé et la région alentour,</text:span> <text:span text:style-name="T2">7</text:span> <text:span text:style-name="T1">et là se évangélisants étaient.</text:span> <text:span text:style-name="T2">8</text:span> <text:span text:style-name="T1">Et un quelconque homme impuissant en à Lystre à les à pieds se était assis, boiteux hors de cavité ventrale de mère de lui lequel pas cependant à un moment piétina autour.</text:span> <text:span text:style-name="T2">9</text:span> <text:span text:style-name="T1">celui-ci écouta de le de Paulus de bavardant· lequel ayant regardé fixement à lui et ayant vu en ce que a croyance de ce être sauvé,</text:span> <text:span text:style-name="T2">10</text:span> <text:span text:style-name="T1">dit à grande à voix· redresse sur les pieds de toi droit. et se bondit et piétinait autour.</text:span> <text:span text:style-name="T2">11</text:span> <text:span text:style-name="T1">les en outre foules ayants vus lequel fit Paulus surélevèrent la voix de eux Lycaonien disants· les dieux ayants étés rendus semblable à êtres humains descendirent vers nous,</text:span> <text:span text:style-name="T2">12</text:span> <text:span text:style-name="T1">appelaient en outre le Bar-Nabas Zeus, le cependant Paulus Hermès, parce que donc lui était celui se gouvernant de le de discours.</text:span> <text:span text:style-name="T2">13</text:span> <text:span text:style-name="T1">le en outre sacrificateur de le de Zeus de celui de étant d'avant de la de cité taureaux et guirlandes sur les portails ayant porté avec à les à foules voulait sacrifier.</text:span> <text:span text:style-name="T2">14</text:span> <text:span text:style-name="T1">Ayants écoutés cependant les envoyés Bar-Nabas et Paulus ayants fracassés à travers les himations de eux-mêmes sautèrent hors envers le foule croassants</text:span> <text:span text:style-name="T2">15</text:span> <text:span text:style-name="T1">et disants· hommes, quel ces-ci vous faites; aussi nous de similaires souffrances nous sommes à vous êtres humains se évangélisants vous au loin de ces-ci de les de vains tourner sur sur Dieu vivant, lequel fit le ciel et la terre et la mer et tous ces en à eux·</text:span> <text:span text:style-name="T2">16</text:span> <text:span text:style-name="T1">lequel en à les à se ayantes étés passé à générations concéda tous les ethnies se aller à les à chemins de eux·</text:span> <text:span text:style-name="T2">17</text:span> <text:span text:style-name="T1">et néanmoins non sans témoignage lui-même abandonna travaillant au bon, célestement à vous pluies donnant et moments portants des fruits, remplissant dans de nourriture et de réjouissance les coeurs de vous.</text:span> <text:span text:style-name="T2">18</text:span> <text:span text:style-name="T1">et ces-ci disants laborieusement cessèrent de haut en bas les foules de ce ne pas sacrifier à eux.</text:span> <text:span text:style-name="T2">19</text:span> <text:span text:style-name="T1">Vinrent sur cependant au loin de Antioche et de Iconium Ioudaiens et ayants persuadés les foules et ayants pierrés le Paulus traînaient au-dehors de la de cité faisants loi lui avoir mort.</text:span> <text:span text:style-name="T2">20</text:span> <text:span text:style-name="T1">de ayants encerclés cependant de les de disciples lui ayant redressé vint à l'intérieur envers la cité. Et à celle lendemain sortit avec à le à Bar-Nabas envers Derbé.</text:span> <text:span text:style-name="T2">21</text:span> <text:span text:style-name="T1">se ayants évangélisés en outre la cité celle-là et ayants disciplinés assez-importants retournèrent en arrière envers la Lystre et envers Iconium et envers Antioche</text:span> <text:span text:style-name="T2">22</text:span> <text:span text:style-name="T1">fixants sûrement les âmes de les de disciples, appelants à côté rester dans à la à croyance et en ce que par de nombreuses de oppressions attache de lien nous venir à l'intérieur envers la royauté de le de Dieu.</text:span> <text:span text:style-name="T2">23</text:span> <text:span text:style-name="T1">ayants désignés de main cependant à eux selon église plus anciens, se ayants priés avec de jeûnes se posèrent à côté eux à le à Maître envers lequel avaient cru.</text:span> <text:span text:style-name="T2">24</text:span> <text:span text:style-name="T1">Et ayants passés à travers la Pisidie vinrent envers la Pamphylie</text:span> <text:span text:style-name="T2">25</text:span> <text:span text:style-name="T1">et ayants bavardés en à Perge le discours descendirent envers Attalia</text:span> <text:span text:style-name="T2">26</text:span> <text:span text:style-name="T1">et de là naviguèrent au loin envers Antioche, d'où étaient ayants étés transmis à la à grâce de le de Dieu envers le travail lequel firent plénitude.</text:span> <text:span text:style-name="T2">27</text:span> <text:span text:style-name="T1">se ayants devenus à côté cependant et ayants menés ensemble la église annonçaient de bas en haut autant lesquels fit le Dieu avec de eux et en ce que ouvrit à les à ethnies porte de croyance.</text:span> <text:span text:style-name="T2">28</text:span> <text:span text:style-name="T1">grattaient à travers cependant temps non peu avec à les à disciples.</text:span> </text:p>
      <text:p text:style-name="P4">ACTES  15</text:p>
      <text:p text:style-name="Text_20_body"><text:span text:style-name="T2">1</text:span> <text:span text:style-name="T1">Et des quelconques ayants venus de haut en bas au loin de la de Ioudaia enseignaient les frères en ce que, si le cas échéant ne pas que vous soyez circoncit à le à coutume à ce de Môusês, non vous vous pouvez être sauvé.</text:span> <text:span text:style-name="T2">2</text:span> <text:span text:style-name="T1">de se ayante devenue cependant de dressement et de recherche non de peu à le à Paulus et à le à Bar-Nabas vers eux, ordonnancèrent monter Paulus et Bar-Nabas et des quelconques autres hors de eux vers les envoyés et plus anciens envers Ierousalem autour de le de sujet de recherche de ce-ci.</text:span> <text:span text:style-name="T2">3</text:span> <text:span text:style-name="T1">Les certes donc ayants étés mandés en avant sous de la de église se passaient à travers la en outre Phénicie et Samareia se décrivants la retournement au-dessus de les de ethnies et faisaient joie grande à tous à les à frères.</text:span> <text:span text:style-name="T2">4</text:span> <text:span text:style-name="T1">se ayants devenus à côté cependant envers Ierosolymas furent accepté à côté au loin de la de église et de les de envoyés et de les de plus anciens, annoncèrent de bas en haut en outre autant lesquels le Dieu fit avec de eux.</text:span> <text:span text:style-name="T2">5</text:span> <text:span text:style-name="T1">Redressèrent au-dehors cependant des quelconques de ceux au loin de la de hérésie de les de Pharisiens ayants crus disants en ce que attache de lien circoncire eux annoncer à côté en outre garder le loi de Môusês.</text:span> <text:span text:style-name="T2">6</text:span> <text:span text:style-name="T1">Furent mené ensemble cependant les envoyés et les plus anciens voir autour de le de discours de celui-ci.</text:span> <text:span text:style-name="T2">7</text:span> <text:span text:style-name="T1">de Nombreuse cependant de recherche de se ayante devenue ayant redressé Pierre dit vers eux· hommes frères, vous vous vous établissez sûrement en ce que au loin de journées de originaires en à vous se élut le Dieu par de le de bouche de moi écouter les ethnies le discours de le de évangile et croire.</text:span> <text:span text:style-name="T2">8</text:span> <text:span text:style-name="T1">et le connaisseur de coeur Dieu témoigna à eux ayant donné le souffle le saint de haut en bas comme aussi à nous</text:span> <text:span text:style-name="T2">9</text:span> <text:span text:style-name="T1">et aucun jugea à travers entre de nous en outre et de eux à la à croyance ayant purifié les coeurs de eux.</text:span> <text:span text:style-name="T2">10</text:span> <text:span text:style-name="T1">maintenant donc quel vous mettez en tentation le Dieu surposer joug-balance sur le cou de les de disciples lequel ni les pères de nous ni nous nous eûmes la ténacité mettre en charge;</text:span> <text:span text:style-name="T2">11</text:span> <text:span text:style-name="T1">mais par de la de grâce de le de Maître de Iésous nous croyons être sauvé selon lequel manière et ceux-là.</text:span> <text:span text:style-name="T2">12</text:span> <text:span text:style-name="T1">Garda le silence cependant tout le multitude et écoutaient de Bar-Nabas et de Paulus de se racontants autant lesquels fit le Dieu signes et prodiges en à les à ethnies par de eux.</text:span> <text:span text:style-name="T2">13</text:span> <text:span text:style-name="T1">Après cependant ce garder le silence eux fut répondu Iakobos disant· hommes frères, écoutez de moi.</text:span> <text:span text:style-name="T2">14</text:span> <text:span text:style-name="T1">Syméon se raconta de haut en bas comme premièrement le Dieu se rendit supervision prendre hors de ethnies peuple à le à nom de lui.</text:span> <text:span text:style-name="T2">15</text:span> <text:span text:style-name="T1">et à ce-ci voixent ensemble les discours de les de prophètes de haut en bas comme a été graphé·</text:span> <text:span text:style-name="T2">16</text:span> <text:span text:style-name="T1">après ces-ci je tournerai de bas en haut et je réédifierai en maison la tente de Dauid celle ayante tombée et ces ayants étés catastrophés de elle je réédifierai en maison et je redresserai droit elle,</text:span> <text:span text:style-name="T2">17</text:span> <text:span text:style-name="T1">de telle manière que le cas échéant que recherchent les bas-restants de les de êtres humains le Maître aussi tous les ethnies sur lesquels a été surnommé le nom de moi sur eux, dit Maître faisant ces-ci</text:span> <text:span text:style-name="T2">18</text:span> <text:span text:style-name="T1">connus au loin de ère.</text:span> <text:span text:style-name="T2">19</text:span> <text:span text:style-name="T1">c'est pourquoi moi je juge ne pas tumultuer au-dedans à côté à ceux au loin de les de ethnies à tournants sur sur le Dieu,</text:span> <text:span text:style-name="T2">20</text:span> <text:span text:style-name="T1">mais suréquiper à eux de ce se tenir au loin de les de souillures de les de idoles et de la de pornation et de le de étouffé et de le de sang.</text:span> <text:span text:style-name="T2">21</text:span> <text:span text:style-name="T1">Môusês car hors de générations de originaires selon cité ceux annonçants lui a en à les à synagogues selon tout sabbat étant pris connaissance.</text:span> <text:span text:style-name="T2">22</text:span> <text:span text:style-name="T1">Alors estima à les à envoyés et à les à plus anciens avec à toute entière à la à église se ayants élus hommes hors de eux mander envers Antioche avec à le à Paulus et à Bar-Nabas, Iouda celui étant appelé Bar-Sabbas et Silas, hommes se gouvernants en à les à frères,</text:span> <text:span text:style-name="T2">23</text:span> <text:span text:style-name="T1">ayants graphés par de main de eux· Les envoyés et les plus anciens frères à ceux selon la Antioche et Syrie et Cilicie à frères à ceux hors de ethnies être de joie.</text:span> <text:span text:style-name="T2">24</text:span> <text:span text:style-name="T1">Parce que donc nous écoutâmes en ce que des quelconques hors de nous [ayants sortis] troublèrent vous à discours équipants de bas en haut les âmes de vous à lesquels non nous nous équipâmes en séparant,</text:span> <text:span text:style-name="T2">25</text:span> <text:span text:style-name="T1">estima à nous à se ayants devenus en même fureur à se ayants élus hommes mander vers vous avec à les à aimés de nous à Bar-Nabas et à Paulus,</text:span> <text:span text:style-name="T2">26</text:span> <text:span text:style-name="T1">à êtres humains à ayants transmis les âmes de eux au-dessus de le de nom de le de Maître de nous de Iésous de Christ.</text:span> <text:span text:style-name="T2">27</text:span> <text:span text:style-name="T1">nous avons envoyé donc Iouda et Silas et eux par de discours rapportants annonce les mêmes.</text:span> <text:span text:style-name="T2">28</text:span> <text:span text:style-name="T1">estima car à le à souffle à le à saint et à nous ne pas un plus nombreusement être surposé à vous poids toutefois de ces-ci de ces sur la nécessité,</text:span> <text:span text:style-name="T2">29</text:span> <text:span text:style-name="T1">se tenir au loin de idolothytes et de sang et de étouffés et de pornation, hors de lesquels gardants au travers vous-mêmes bien vous pratiquerez. Ayez été renforcés.</text:span> <text:span text:style-name="T2">30</text:span> <text:span text:style-name="T1">Ceux certes donc ayants étés déliés au loin vinrent de haut en bas envers Antioche, et ayants menés ensemble le multitude donnèrent de surcroît la épître.</text:span> <text:span text:style-name="T2">31</text:span> <text:span text:style-name="T1">ayants pris connaissance cependant furent été de joie sur à la à appel à côté.</text:span> <text:span text:style-name="T2">32</text:span> <text:span text:style-name="T1">Iouda en outre et Silas aussi eux-mêmes prophètes étants par de discours de nombreux appelèrent à côté les frères et fixèrent sûrement,</text:span> <text:span text:style-name="T2">33</text:span> <text:span text:style-name="T1">ayants faits cependant temps furent délié au loin avec de paix au loin de les de frères vers ceux ayants envoyés eux.</text:span> <text:span text:style-name="T2">34</text:span> <text:span text:style-name="T2">35</text:span> <text:span text:style-name="T1">Paulus cependant et Bar-Nabas grattaient à travers en à Antioche enseignants et se évangélisants avec aussi de autres-différents de nombreux le discours de le de Maître.</text:span> <text:span text:style-name="T2">36</text:span> <text:span text:style-name="T1">Après cependant des quelconques journées dit vers Bar-Nabas Paulus· ayants tournés sur évidemment que nous nous rendions supervision les frères selon cité toute en à lesquelles nous annonçâmes de haut en bas le discours de le de Maître comment? ont.</text:span> <text:span text:style-name="T2">37</text:span> <text:span text:style-name="T1">Bar-Nabas cependant se avait dessein prendre à côté avec aussi le Ioannes celui étant appelé Markos·</text:span> <text:span text:style-name="T2">38</text:span> <text:span text:style-name="T1">Paulus cependant jugeait digne, celui ayant dressé au loin au loin de eux au loin de Pamphylie et ne pas ayant venu ensemble à eux envers le travail ne pas prendre à côté avec celui-ci.</text:span> <text:span text:style-name="T2">39</text:span> <text:span text:style-name="T1">se devint cependant provocation aigu à côté de sorte que être séparé loin eux au loin de les uns les autres, le en outre Bar-Nabas ayant pris à côté le Markos naviguer dehors envers Chypre,</text:span> <text:span text:style-name="T2">40</text:span> <text:span text:style-name="T1">Paulus cependant se ayant dit sur Silas sortit ayant été transmis à la à grâce de le de Maître sous de les de frères.</text:span> <text:span text:style-name="T2">41</text:span> <text:span text:style-name="T1">se passait à travers cependant la Syrie et [la] Cilicie fixant sûrement les églises.</text:span> </text:p>
      <text:p text:style-name="P4">ACTES  16</text:p>
      <text:p text:style-name="Text_20_body"><text:span text:style-name="T2">1</text:span> <text:span text:style-name="T1">Atteignit à l'encontre cependant [aussi] envers Derbé et envers Lystre. et voici disciple un quelconque était là à nom Timotheos, fils de femme de Ioudaienne de croyable, de père cependant de Hellèn,</text:span> <text:span text:style-name="T2">2</text:span> <text:span text:style-name="T1">lequel était témoigné sous de les en à Lystre et à Iconium de frères.</text:span> <text:span text:style-name="T2">3</text:span> <text:span text:style-name="T1">celui-ci voulut le Paulus avec à lui sortir, et ayant pris circoncit lui par le fait de les Ioudaiens ceux étants en à les à lieux à ceux-là· avaient su car en totalités en ce que Hellèn le père de lui subsistait.</text:span> <text:span text:style-name="T2">4</text:span> <text:span text:style-name="T1">Comme cependant se allaient à travers les cités, transmettaient à eux gardienner les dogmes ces ayants étés jugés sous de les de envoyés et de plus anciens de ceux en à Ierosolymas.</text:span> <text:span text:style-name="T2">5</text:span> <text:span text:style-name="T1">Les certes donc églises étaient solidifié à la à croyance et surabondaient à le à nombre selon journée.</text:span> <text:span text:style-name="T2">6</text:span> <text:span text:style-name="T1">Passèrent à travers cependant la Phrygie et De Galatie région ayants étés empêchés sous de le de saint de souffle bavarder le discours en à la à Asie·</text:span> <text:span text:style-name="T2">7</text:span> <text:span text:style-name="T1">ayants venus cependant selon la Mysie mettaient en tentation envers la Bithynie être allé, et non concéda eux le souffle de Iésous·</text:span> <text:span text:style-name="T2">8</text:span> <text:span text:style-name="T1">ayants passés à côté cependant la Mysie descendirent envers Troas.</text:span> <text:span text:style-name="T2">9</text:span> <text:span text:style-name="T1">Et vision par [de la] de nuit à le à Paulus fut vu, homme Macédonien un quelconque était ayant dressé et appelant à côté lui et disant· ayant marché à travers envers Macédoine aide à nous.</text:span> <text:span text:style-name="T2">10</text:span> <text:span text:style-name="T1">comme cependant le vision vit, directement nous cherchâmes sortir envers Macédoine conciliants en ce que s'a appelé auprès nous le Dieu se évangéliser eux.</text:span> <text:span text:style-name="T2">11</text:span> <text:span text:style-name="T1">Ayants étés conduits de bas en haut cependant au loin de Troas nous coursâmes droit envers Samothrace, à celle cependant à survenante envers Jeune cité</text:span> <text:span text:style-name="T2">12</text:span> <text:span text:style-name="T1">et de là envers Philippes, laquelle une quelconque est première de la de portion de Macédoine cité, colonie. Nous étions cependant en à celle-ci à la à cité grattants à travers journées des quelconques.</text:span> <text:span text:style-name="T2">13</text:span> <text:span text:style-name="T1">à la en outre à journée de les de sabbats nous sortîmes au-dehors de la de porche à côté fleuve où nous faisions loi prière être, et ayants assis nous bavardions à les à ayantes venues ensemble à femmes.</text:span> <text:span text:style-name="T2">14</text:span> <text:span text:style-name="T1">et une quelconque femme à nom Ludia, vendeuse de porphyre de cité de Thyatire se vénérante le Dieu, écoutait, de laquelle le Maître entrouvrit la coeur attenir à ces à étants bavardés sous de le de Paulus.</text:span> <text:span text:style-name="T2">15</text:span> <text:span text:style-name="T1">comme cependant fut baptisé et le maison de elle, appela à côté disante· si vous avez jugé moi croyable à le à Maître être, ayants venus à l'intérieur envers le maison de moi restez· et se fut violent auprès nous.</text:span> <text:span text:style-name="T2">16</text:span> <text:span text:style-name="T1">Se devint cependant de se allants de nous envers la prière jeune servante une quelconque ayante souffle pythonisse venir à la rencontre à nous, laquelle une quelconque travaillance nombreuse fournissait à les à Maîtres de elle se devinante.</text:span> <text:span text:style-name="T2">17</text:span> <text:span text:style-name="T1">celle-ci suivante de haut en bas à le à Paulus et à nous croassait disante· ceux-ci les êtres humains mâles esclaves de le de Dieu de le de très haut sont, lesquels des quelconques annoncent de haut en bas à vous chemin de sauvetage.</text:span> <text:span text:style-name="T2">18</text:span> <text:span text:style-name="T1">ce-ci cependant faisait sur nombreuses journées. ayant été peiné au travers cependant Paulus et ayant tourné sur à le à souffle dit· j'annonce à côté à toi en à nom de Iésous de Christ sortir au loin de elle· et sortit à même à la à heure.</text:span> <text:span text:style-name="T2">19</text:span> <text:span text:style-name="T1">Ayants vus cependant les Maîtres de elle en ce que sortit la espérance de la de travaillance de eux, se ayants emparés le Paulus et le Silas tirèrent envers la agora sur les chefs</text:span> <text:span text:style-name="T2">20</text:span> <text:span text:style-name="T1">et ayants amenés eux à les à stratèges dirent· ceux-ci les êtres humains troublent dehors de nous la cité, Ioudaiens subsistants,</text:span> <text:span text:style-name="T2">21</text:span> <text:span text:style-name="T1">et annoncent de haut en bas coutumes lesquels non est permis à nous se accepter à côté non cependant faire à Romains à étants.</text:span> <text:span text:style-name="T2">22</text:span> <text:span text:style-name="T1">et présenta ensemble le foule contre de eux et les stratèges ayants fracassés autour de eux les himations ordonnaient bâtonner,</text:span> <text:span text:style-name="T2">23</text:span> <text:span text:style-name="T1">nombreuses en outre ayants surposés à eux coups jetèrent envers gardiennage ayants annoncés à côté à le à geôlier en sécurité garder eux.</text:span> <text:span text:style-name="T2">24</text:span> <text:span text:style-name="T1">lequel annonciation d'à côté telle ayant pris jeta eux envers la plus au dedans gardiennage et ceux pieds se sécurisa de eux envers le bois.</text:span> <text:span text:style-name="T2">25</text:span> <text:span text:style-name="T1">Selon cependant le minuit Paulus et Silas se priants chantaient hymne le Dieu, se entendaient sûrement cependant de eux les liés.</text:span> <text:span text:style-name="T2">26</text:span> <text:span text:style-name="T1">tout à coup cependant séisme se devint grand de sorte que être ébranlé les fondements de le de détention· furent ouvert cependant instantanément les portes toutes et de tous les liens fut rompu.</text:span> <text:span text:style-name="T2">27</text:span> <text:span text:style-name="T1">sorti du sommeil cependant se ayant devenu le geôlier et ayant vu ayantes étées ouvertes les portes de la de gardiennage, se ayant dégainé [la] machette imminait lui-même saisir de bas en haut faisant loi avoir fui dehors les liés.</text:span> <text:span text:style-name="T2">28</text:span> <text:span text:style-name="T1">voixa cependant à voix à grande [le] Paulus disant· ne pas un que tu pratiques à toi-même malicieux, en totalités car nous sommes ici-même.</text:span> <text:span text:style-name="T2">29</text:span> <text:span text:style-name="T1">ayant demandé cependant lumières sauta dans et tremblant au dedans se ayant devenu tomba vers à le à Paulus et [à le] à Silas</text:span> <text:span text:style-name="T2">30</text:span> <text:span text:style-name="T1">et ayant mené devant eux au-dehors déclarait· Maîtres, quel moi attache de lien faire afin que que je sois sauvé;</text:span> <text:span text:style-name="T2">31</text:span> <text:span text:style-name="T1">ceux cependant dirent· crois sur le Maître Iésous et tu seras sauvé toi et le maison de toi.</text:span> <text:span text:style-name="T2">32</text:span> <text:span text:style-name="T1">et bavardèrent à lui le discours de le de Maître avec à tous à ceux en à la à maison d'habitation de lui.</text:span> <text:span text:style-name="T2">33</text:span> <text:span text:style-name="T1">et ayant pris à côté eux en à celle-là à la à heure de la de nuit baigna au loin de les de coups, et fut baptisé lui et les de lui tous instantanément,</text:span> <text:span text:style-name="T2">34</text:span> <text:span text:style-name="T1">ayant conduit de bas en haut en outre eux envers le maison posa à côté table et se exulta en toute maisonnée ayant cru à le à Dieu.</text:span> <text:span text:style-name="T2">35</text:span> <text:span text:style-name="T1">de Journée cependant de se ayante devenue envoyèrent les stratèges les licteurs disants· délie au loin les êtres humains ceux-là.</text:span> <text:span text:style-name="T2">36</text:span> <text:span text:style-name="T1">rapporta annonce cependant le geôlier les discours [ceux-ci] vers le Paulus en ce que ont envoyé les stratèges afin que que vous soyez délié au loin· maintenant donc ayants sortis que vous vous allez en à paix.</text:span> <text:span text:style-name="T2">37</text:span> <text:span text:style-name="T1">le cependant Paulus déclarait vers eux· ayants pelés nous à publique non condamnés, êtres humains Romains subsistants, jetèrent envers gardiennage, et maintenant en omission nous éjectent; non car, mais ayants venus eux-mêmes nous conduisent dehors.</text:span> <text:span text:style-name="T2">38</text:span> <text:span text:style-name="T1">rapportèrent annonce cependant à les à stratèges les licteurs les oraux ces-ci. furent effrayé cependant ayants écoutés en ce que Romains sont,</text:span> <text:span text:style-name="T2">39</text:span> <text:span text:style-name="T1">et ayants venus appelèrent à côté eux et ayants conduits dehors interrogeaient éloigner au loin de la de cité.</text:span> <text:span text:style-name="T2">40</text:span> <text:span text:style-name="T1">ayants sortis cependant au loin de la de gardiennage vinrent à l'intérieur vers la Ludia et ayants vus appelèrent à côté les frères et sortirent.</text:span> </text:p>
      <text:p text:style-name="P4">ACTES  17</text:p>
      <text:p text:style-name="Text_20_body"><text:span text:style-name="T2">1</text:span> <text:span text:style-name="T1">Ayants faits route à travers cependant la Amphipolis et la Apollonie vinrent envers Thessalonique là où était synagogue de les de Ioudaiens.</text:span> <text:span text:style-name="T2">2</text:span> <text:span text:style-name="T1">selon cependant ce ayant habitué à le à Paulus vint à l'intérieur vers eux et sur sabbats trois se dialogua à eux au loin de les de graphes,</text:span> <text:span text:style-name="T2">3</text:span> <text:span text:style-name="T1">entrouvrant et se posant à côté en ce que le Christ attachait de lien souffrir et redresser hors de morts et en ce que celui-ci est le Christ [le] Iésous lequel moi j'annonce de haut en bas à vous.</text:span> <text:span text:style-name="T2">4</text:span> <text:span text:style-name="T1">et des quelconques hors de eux furent persuadé et furent tiré au sort auprès à le à Paulus et à le à Silas, de ceux en outre de se vénérants de Hellèns multitude nombreux, de femmes en outre de les de premières non peu.</text:span> <text:span text:style-name="T2">5</text:span> <text:span text:style-name="T1">Ayants zélés cependant les Ioudaiens et se ayants pris auprès de les de appartenants aux agoras hommes des quelconques méchants et ayants faits foules tumultuaient la cité et ayants présentés à la à maison d'habitation de Iason cherchaient eux mener devant envers le population·</text:span> <text:span text:style-name="T2">6</text:span> <text:span text:style-name="T1">ne pas ayants trouvés cependant eux traînaient Iason et des quelconques frères sur les chefs de cité beuglants en ce que ceux la écoumène ayants dérangés ceux-ci aussi ici-même sont à côté,</text:span> <text:span text:style-name="T2">7</text:span> <text:span text:style-name="T1">lesquels s'a accepté en dessous Iason· et ceux-ci tous depuis en-devant de les de dogmes de Kaesar pratiquent roi autre-différent disants être Iésous.</text:span> <text:span text:style-name="T2">8</text:span> <text:span text:style-name="T1">troublèrent cependant le foule et les chefs de cité écoutants ces-ci,</text:span> <text:span text:style-name="T2">9</text:span> <text:span text:style-name="T1">et ayants pris le assez-important à côté de le de Iason et de les de restants délièrent au loin eux.</text:span> <text:span text:style-name="T2">10</text:span> <text:span text:style-name="T1">Les cependant frères directement par de nuit mandèrent dehors le en outre Paulus et le Silas envers Bérée, lesquels des quelconques se ayants devenus à côté envers la synagogue de les de Ioudaiens étaient au loin.</text:span> <text:span text:style-name="T2">11</text:span> <text:span text:style-name="T1">ceux-ci cependant étaient genres plus nobles de ceux en à Thessalonique, lesquels des quelconques se acceptèrent le discours avec de toute de promptitude fureur selon journée jugeants de bas en haut les graphes si que ait ces-ci ainsi.</text:span> <text:span text:style-name="T2">12</text:span> <text:span text:style-name="T1">nombreux certes donc hors de eux crurent et de les de Hellènes de femmes de les de élégantes et de hommes non peu.</text:span> <text:span text:style-name="T2">13</text:span> <text:span text:style-name="T1">Comme cependant connurent les au loin de la de Thessalonique Ioudaiens en ce que aussi en à la à Bérée fut annoncé de haut en bas sous de le de Paulus le discours de le de Dieu, vinrent et là ébranlants et troublants les foules.</text:span> <text:span text:style-name="T2">14</text:span> <text:span text:style-name="T1">directement cependant alors le Paulus envoyèrent dehors les frères se aller jusqu'à ce que sur la mer, résistèrent en restant sous en outre le en outre Silas et le Timotheos là.</text:span> <text:span text:style-name="T2">15</text:span> <text:span text:style-name="T1">ceux cependant constituants le Paulus conduisirent jusqu'à ce que de Athènes, et ayants pris commandement vers le Silas et le Timotheos afin que comme très rapidement que viennent vers lui allaient dehors.</text:span> <text:span text:style-name="T2">16</text:span> <text:span text:style-name="T1">En cependant à les à Athènes de se attendant eux de le de Paulus était pointé à côté le souffle de lui en à lui de observant idolâtre de haut en bas étante la cité.</text:span> <text:span text:style-name="T2">17</text:span> <text:span text:style-name="T1">se dialoguait certes donc en à la à synagogue à les à Ioudaiens et à ceux à se vénérants et en à la à agora selon toute journée vers ceux rencontrants à côté.</text:span> <text:span text:style-name="T2">18</text:span> <text:span text:style-name="T1">des quelconques cependant aussi de les de Épicuriens et de Stoïciens de philosophes jetaient ensemble à lui, et des quelconques disaient· quel le cas échéant que veuille le semeur de discours celui-ci dire; ceux cependant· de étrangers de démons estime annonciateur de haut en bas être, en ce que le Iésous et la redressement se évangélisait.</text:span> <text:span text:style-name="T2">19</text:span> <text:span text:style-name="T1">se ayants emparés en outre de lui sur le Arès rocher conduisirent disants· nous nous pouvons connaître quelle la nouvelle celle-ci celle sous de toi étante bavardée enseignement;</text:span> <text:span text:style-name="T2">20</text:span> <text:span text:style-name="T1">traitants en étrangers car des quelconques tu importes envers les écoutes de nous· nous nous avons dessein donc connaître quels veut ces-ci être.</text:span> <text:span text:style-name="T2">21</text:span> <text:span text:style-name="T1">Athéniens cependant tous et les surpeuplants étrangers envers aucun autre-différent avaient moment de bien ou dire un quelconque ou écouter un quelconque plus nouveau.</text:span> <text:span text:style-name="T2">22</text:span> <text:span text:style-name="T1">Ayant été dressé cependant [celui] Paulus en à au milieu de le de Arès de rocher déclarait· hommes Athéniens, selon tous comme plus craintifs des démons vous j'observe.</text:span> <text:span text:style-name="T2">23</text:span> <text:span text:style-name="T1">se passant à travers car et contemplant de bas en haut les objets de vénérations de vous je trouvai aussi autel en à lequel avait été épigraphé· à Inconnu à Dieu. lequel donc méconnaissants vous êtes pieux, ce-ci moi j'annonce de haut en bas à vous.</text:span> <text:span text:style-name="T2">24</text:span> <text:span text:style-name="T1">le Dieu celui ayant fait le monde et tous ces en à lui, celui-ci de ciel et de terre subsistant Maître non en à faits de mains à temples établit maison d'habitation</text:span> <text:span text:style-name="T2">25</text:span> <text:span text:style-name="T1">non cependant sous de mains de humaines est soigné se suppliant auprès de un quelconque, lui donnant à tous vie et souffle et ces tous·</text:span> <text:span text:style-name="T2">26</text:span> <text:span text:style-name="T1">fit en outre hors de un tout ethnie de êtres humains établir maison d'habitation sur de tout de face de la de terre, ayant limité ayants étés ordonnancés auprès moments et les limitations de la de établissement de maison d'habitation de eux</text:span> <text:span text:style-name="T2">27</text:span> <text:span text:style-name="T1">chercher le Dieu, si par conséquent du moins que palpent lui et que trouvent, aussi du moins non longuement au loin de un de chacun de nous subsistant.</text:span> <text:span text:style-name="T2">28</text:span> <text:span text:style-name="T1">en à lui car nous vivons et nous sommes bougés et nous sommes, comme aussi des quelconques de les selon vous de faiseurs ont dit· de celui car aussi genre nous sommes.</text:span> <text:span text:style-name="T2">29</text:span> <text:span text:style-name="T1">genre donc subsistants de le de Dieu non nous devons faire loi à or ou à argent ou à pierre, à gravure de technicité et de réflexion en fureur de être humain, le divin être semblable.</text:span> <text:span text:style-name="T2">30</text:span> <text:span text:style-name="T1">les certes donc temps de la de méconnaissance ayant su au-dessus le Dieu, ces maintenant annonce à côté à les à êtres humains tous partout transintelliger,</text:span> <text:span text:style-name="T2">31</text:span> <text:span text:style-name="T1">de haut en bas en ce que dressa journée en à laquelle immine juger la écoumène en à justice, en à homme à lequel limita, croyance ayant fourni à tous ayant redressé lui hors de morts.</text:span> <text:span text:style-name="T2">32</text:span> <text:span text:style-name="T1">Ayants écoutés cependant redressement de morts ceux certes moquaient, ceux cependant dirent· nous nous écouterons de toi autour de ce-ci aussi de nouveau.</text:span> <text:span text:style-name="T2">33</text:span> <text:span text:style-name="T1">ainsi le Paulus sortit hors de au milieu de eux.</text:span> <text:span text:style-name="T2">34</text:span> <text:span text:style-name="T1">des quelconques cependant hommes ayants étés collés à lui crurent, en à lesquels et Dionusios le Aréopagite et femme à nom Damaris et autres-différents avec à eux.</text:span> </text:p>
      <text:p text:style-name="P4">ACTES  18</text:p>
      <text:p text:style-name="Text_20_body"><text:span text:style-name="T2">1</text:span> <text:span text:style-name="T1">Après ces-ci ayant été séparé hors de les de Athènes vint envers Corinthe.</text:span> <text:span text:style-name="T2">2</text:span> <text:span text:style-name="T1">et ayant trouvé un quelconque Ioudaien à nom Akulas, Pontique à le à genre récemment ayant venu au loin de la de Italie et Priskilla femme de lui, par le fait de ce avoir ordonné au-travers Claudius être séparé tous les Ioudaiens au loin de la de Rome, vint vers à eux</text:span> <text:span text:style-name="T2">3</text:span> <text:span text:style-name="T1">et par le fait de le même technicité être restait à côté à eux, et se mettaient au travail· étaient car faiseurs de tentes à la à technicité.</text:span> <text:span text:style-name="T2">4</text:span> <text:span text:style-name="T1">Se dialoguait cependant en à la à synagogue selon tout sabbat persuadait en outre Ioudaiens et Hellèns.</text:span> <text:span text:style-name="T2">5</text:span> <text:span text:style-name="T1">Comme cependant vinrent de haut en bas au loin de la de Macédoine le en outre Silas et le Timotheos, était tenu ensemble à le à discours le Paulus se passant témoignage à les à Ioudaiens être le Christ Iésous.</text:span> <text:span text:style-name="T2">6</text:span> <text:span text:style-name="T1">de se ordonnançants contre cependant de eux et de blasphémants se ayant secoué dehors les himations dit vers eux· le sang de vous sur la tête de vous· pur moi au loin de celui maintenant envers les ethnies je m'irai.</text:span> <text:span text:style-name="T2">7</text:span> <text:span text:style-name="T1">et ayant dépassé de là vint à l'intérieur envers maison d'habitation de un quelconque à nom de Titius de Ioustos de se vénérant le Dieu, de lequel la maison d'habitation était étante limitrophe avec à la à synagogue.</text:span> <text:span text:style-name="T2">8</text:span> <text:span text:style-name="T1">Krispos cependant le chef de synagogue crut à le à Maître avec à tout entier à le à maison de lui, et nombreux de les de Corinthiens écoutants croyaient et étaient baptisé.</text:span> <text:span text:style-name="T2">9</text:span> <text:span text:style-name="T1">Dit cependant le Maître en à nuit par de vision à le à Paulus· ne pas te effraie, mais bavarde et ne pas que tu silences,</text:span> <text:span text:style-name="T2">10</text:span> <text:span text:style-name="T1">parce que moi je suis avec de toi et aucun se surposera à toi de ce faire du mal toi, parce que peuple est à moi nombreux en à la à cité à celle-ci.</text:span> <text:span text:style-name="T2">11</text:span> <text:span text:style-name="T1">Assit cependant année et mois six enseignant en à eux le discours de le de Dieu.</text:span> <text:span text:style-name="T2">12</text:span> <text:span text:style-name="T1">de Gallion cependant de proconsul de étant de la de Achaïe présentèrent contre en même fureur les Ioudaiens à le à Paulus et conduisirent lui sur le estrade</text:span> <text:span text:style-name="T2">13</text:span> <text:span text:style-name="T1">disants en ce que à côté le loi persuade de bas en haut celui-ci les êtres humains se vénérer le Dieu.</text:span> <text:span text:style-name="T2">14</text:span> <text:span text:style-name="T1">de imminant cependant de le de Paulus ouvrir le bouche dit le Gallion vers les Ioudaiens· si certes était délit un quelconque ou acte de travail facile méchant, O Ioudaiens, selon discours le cas échéant je m'assumai de vous,</text:span> <text:span text:style-name="T2">15</text:span> <text:span text:style-name="T1">si cependant sujets de recherches est autour de discours et de noms et de loi de celui selon vous, vous vous verrez vous-mêmes· juge moi de ces-ci non je m'ai dessein être.</text:span> <text:span text:style-name="T2">16</text:span> <text:span text:style-name="T1">et propulsa loin eux au loin de le de estrade.</text:span> <text:span text:style-name="T2">17</text:span> <text:span text:style-name="T1">se ayants emparés cependant tous Sosthène le chef de synagogue tapaient en devers de le de estrade· et aucun de ces-ci à le à Gallion souciait.</text:span> <text:span text:style-name="T2">18</text:span> <text:span text:style-name="T1">Le cependant Paulus encore ayant resté auprès journées assez-importantes à les à frères se ayant éloigné en ordonnance naviguait dehors envers la Syrie, et avec à lui Priskilla et Akulas, se ayant tondu en à Kenchreai la tête, avait car souhait.</text:span> <text:span text:style-name="T2">19</text:span> <text:span text:style-name="T1">atteignirent à l'encontre cependant envers Éphèse et ceux-là laissa en contrebas là-même, lui-même cependant ayant venu à l'intérieur envers la synagogue se dialogua à les à Ioudaiens.</text:span> <text:span text:style-name="T2">20</text:span> <text:span text:style-name="T1">de interrogeants cependant de eux sur plus nombreusement temps rester non fit signe sur,</text:span> <text:span text:style-name="T2">21</text:span> <text:span text:style-name="T1">mais se ayant éloigné en ordonnance et ayant dit· de nouveau je fléchirai de bas en haut vers vous de le de Dieu de voulant, fut conduit de bas en haut au loin de la de Éphèse,</text:span> <text:span text:style-name="T2">22</text:span> <text:span text:style-name="T1">et ayant venu de haut en bas envers Kaesareia, ayant monté et se ayant salué la église descendit envers Antioche.</text:span> <text:span text:style-name="T2">23</text:span> <text:span text:style-name="T1">Et ayant fait temps un quelconque sortit se passant à travers successivement la De Galatie région et Phrygie, fixant tous les disciples.</text:span> <text:span text:style-name="T2">24</text:span> <text:span text:style-name="T1">Ioudaien cependant un quelconque Apollos à nom, Alexandrin à le à genre, homme de logion, atteignit à l'encontre envers Éphèse, puissant étant en à les à graphes.</text:span> <text:span text:style-name="T2">25</text:span> <text:span text:style-name="T1">celui-ci était ayant été catéchisé la chemin de le de Maître et bouillant à le à souffle bavardait et enseignait exactement ces autour de le de Iésous, se établissant sûrement seulement le baptême de Ioannes·</text:span> <text:span text:style-name="T2">26</text:span> <text:span text:style-name="T1">celui-ci en outre se origina se oraliser franchement en à la à synagogue. ayants écoutés cependant de lui Priskilla et Akulas se prirent auprès lui et plus exactement à lui se exposèrent la chemin [de le de Dieu].</text:span> <text:span text:style-name="T2">27</text:span> <text:span text:style-name="T1">de se ayant dessein cependant de lui passer à travers envers la Achaïe, se ayants tournés en avant les frères graphèrent à les à disciples se accepter loin lui, lequel se ayant devenu à côté se jeta ensemble nombreux à ceux à ayants crus par de la de grâce·</text:span> <text:span text:style-name="T2">28</text:span> <text:span text:style-name="T1">d'une manière bien tendue car à les à Ioudaiens se réfutait complètement à publique montrant sûrement par de les de graphes être le Christ Iésous.</text:span> </text:p>
      <text:p text:style-name="P4">ACTES  19</text:p>
      <text:p text:style-name="Text_20_body"><text:span text:style-name="T2">1</text:span> <text:span text:style-name="T1">Se devint cependant en à ce le Apollos être en à Corinthe Paulus ayant passé à travers les hautes parts venir de haut en bas envers Éphèse et trouver des quelconques disciples</text:span> <text:span text:style-name="T2">2</text:span> <text:span text:style-name="T1">dit en outre vers eux· si souffle saint vous prîtes ayants crus; ceux cependant vers lui· mais non cependant si souffle saint est nous écoutâmes.</text:span> <text:span text:style-name="T2">3</text:span> <text:span text:style-name="T1">dit en outre· envers quel donc vous fûtes baptisé; ceux cependant dirent· envers le de Ioannes baptême.</text:span> <text:span text:style-name="T2">4</text:span> <text:span text:style-name="T1">dit cependant Paulus· Ioannes baptisa baptême de transintelligence à le à peuple disant envers celui se venant après lui afin que que croient, ce-ci est envers le Iésous.</text:span> <text:span text:style-name="T2">5</text:span> <text:span text:style-name="T1">ayants écoutés cependant furent baptisé envers le nom de le de Maître de Iésous,</text:span> <text:span text:style-name="T2">6</text:span> <text:span text:style-name="T1">et de ayant surposé à eux de le de Paulus [les] mains vint le souffle le saint sur eux, bavardaient en outre à langues et prophétisaient.</text:span> <text:span text:style-name="T2">7</text:span> <text:span text:style-name="T1">étaient cependant les tous hommes comme si douze.</text:span> <text:span text:style-name="T2">8</text:span> <text:span text:style-name="T1">Ayant venu à l'intérieur cependant envers la synagogue se oralisait franchement sur mois trois se dialoguant et persuadant [les] autour de la de royauté de le de Dieu.</text:span> <text:span text:style-name="T2">9</text:span> <text:span text:style-name="T1">comme cependant des quelconques étaient durci et désobéissaient discourants en mal la chemin en devant de le de multitude, ayant dressé au loin au loin de eux délimita les disciples selon journée se dialoguant en à la à école de Tyrannos.</text:span> <text:span text:style-name="T2">10</text:span> <text:span text:style-name="T1">ce-ci cependant se devint sur ans deux, de sorte que tous ceux établissants maison d'habitation la Asie écouter le discours de le de Maître, Ioudaiens en outre et Hellèns.</text:span> <text:span text:style-name="T2">11</text:span> <text:span text:style-name="T1">Puissances en outre non celles ayantes obtenues le Dieu faisait par de les de mains de Paulus,</text:span> <text:span text:style-name="T2">12</text:span> <text:span text:style-name="T1">de sorte que aussi sur ceux étants infirme être porté au loin au loin de le de peau de lui petits suaires ou jupons en ceinture très court et être débarrassé au loin de eux les maladies, les en outre souffles les méchants se aller au dehors.</text:span> <text:span text:style-name="T2">13</text:span> <text:span text:style-name="T1">Mirent la main sur cependant des quelconques aussi de ceux de se allants autour de Ioudaiens de exorcistes nommer sur ceux ayants les souffles les méchants le nom de le de Maître de Iésous disants· je fais sermenter vous le Iésous lequel Paulus annonce.</text:span> <text:span text:style-name="T2">14</text:span> <text:span text:style-name="T1">étaient cependant de un quelconque de Skeua de Ioudaien de chef sacrificateur sept fils ce-ci faisants.</text:span> <text:span text:style-name="T2">15</text:span> <text:span text:style-name="T1">ayant été répondu cependant le souffle le méchant dit à eux· le [certes] Iésous je connais et le Paulus je m'établis sûrement, vous cependant quels vous êtes;</text:span> <text:span text:style-name="T2">16</text:span> <text:span text:style-name="T1">et se ayant bondi sur le être humain sur eux en à lequel était le souffle le méchant, ayant maîtrisé de haut en bas de tous deux eut la ténacité contre de eux de sorte que nus et ayants étés traumatisés fuir dehors hors de le de maison de celui-là.</text:span> <text:span text:style-name="T2">17</text:span> <text:span text:style-name="T1">ce-ci cependant se devint connu à tous à Ioudaiens en outre et à Hellèns à ceux à établissants maison d'habitation la Éphèse et tomba dessus effroi sur tous eux et était magnifié le nom de le de Maître de Iésous.</text:span> <text:span text:style-name="T2">18</text:span> <text:span text:style-name="T1">Nombreux en outre de ceux de ayants crus se venaient se avouants à l'excès et annonçants de bas en haut les pratiques de eux.</text:span> <text:span text:style-name="T2">19</text:span> <text:span text:style-name="T1">assez-importants cependant de ceux les travaillés alentour de ayants pratiqués ayants étés opportun les bibles brûlaient complètement en devant de tous, et comptèrent ensemble les valeurs de elles et trouvèrent de objet d'argent myriades cinq.</text:span> <text:span text:style-name="T2">20</text:span> <text:span text:style-name="T1">Ainsi selon force de le de Maître le discours croissait et avait la ténacité.</text:span> <text:span text:style-name="T2">21</text:span> <text:span text:style-name="T1">Comme cependant fut fait plénitude ces-ci, se posa le Paulus en à le à souffle ayant passé à travers la Macédoine et Achaïe se aller envers Ierosolymas ayant dit en ce que après ce se devenir moi là attache de lien moi aussi Rome voir.</text:span> <text:span text:style-name="T2">22</text:span> <text:span text:style-name="T1">ayant envoyé cependant envers la Macédoine deux de ceux de servants à lui, Timotheos et Érastos, lui eut sur temps envers la Asie.</text:span> <text:span text:style-name="T2">23</text:span> <text:span text:style-name="T1">Se devint cependant selon le moment celui-là trouble non peu autour de la de chemin.</text:span> <text:span text:style-name="T2">24</text:span> <text:span text:style-name="T1">Démétrios car un quelconque à nom, batteur d’argent, faisant temples argentés de Artémis se fournissait à les à techniciens non peu travaillance,</text:span> <text:span text:style-name="T2">25</text:span> <text:span text:style-name="T1">lesquels ayant réuni ensemble aussi les autour les tels travailleurs dit· hommes, vous vous établissez sûrement en ce que hors de celle-ci de la de travaillance la prospérité à nous est</text:span> <text:span text:style-name="T2">26</text:span> <text:span text:style-name="T1">et vous observez et vous écoutez en ce que non seulement de Éphèse mais presque de toute de la de Asie le Paulus celui-ci ayant persuadé déplaça assez-important foule disant en ce que non sont dieux ceux par de mains se devenants.</text:span> <text:span text:style-name="T2">27</text:span> <text:span text:style-name="T1">non seulement cependant ce-ci risque à nous le part envers reproche loin venir mais aussi le de la de grande de déesse de Artémis sanctuaire envers aucun être calculé, imminer en outre aussi être saisi du haut vers le bas de la de magnificence de elle laquelle toute entière la Asie et la écoumène se vénère.</text:span> <text:span text:style-name="T2">28</text:span> <text:span text:style-name="T1">Ayants écoutés cependant et se ayants devenus de plénitudes de fureur croassaient disants· grande la Artémis de Éphésiens.</text:span> <text:span text:style-name="T2">29</text:span> <text:span text:style-name="T1">et fut rempli la cité de la de confusion, ruèrent en outre en même fureur envers le théâtre ayants ravis avec Gaios et Aristarque Macédoniens, compagnons de voyage de Paulus.</text:span> <text:span text:style-name="T2">30</text:span> <text:span text:style-name="T1">de Paulus cependant de se ayant dessein venir à l'intérieur envers le population non concédaient lui les disciples·</text:span> <text:span text:style-name="T2">31</text:span> <text:span text:style-name="T1">des quelconques cependant aussi de les de Asiarques, étants à lui amis, ayants mandés vers lui appelaient à côté ne pas donner lui-même envers le théâtre.</text:span> <text:span text:style-name="T2">32</text:span> <text:span text:style-name="T1">autres certes donc autre un quelconque croassaient· était car la église ayante étée versée ensemble dans la confusion et les plus nombreusement non avaient su de quel à cause avaient venus ensemble.</text:span> <text:span text:style-name="T2">33</text:span> <text:span text:style-name="T1">hors cependant de le de foule concilièrent Alexandre, de ayants jetés devant lui de les de Ioudaiens· le cependant Alexandre ayant secoué de haut en bas la main voulait se apologiser à le à population.</text:span> <text:span text:style-name="T2">34</text:span> <text:span text:style-name="T1">ayants reconnus cependant en ce que Ioudaien est, voix se devint une hors de tous comme sur heures deux de croassants· grande la Artémis de Éphésiens.</text:span> <text:span text:style-name="T2">35</text:span> <text:span text:style-name="T1">Ayant équipé de haut en bas cependant le lettré le foule déclare· hommes Éphésiens, quel car est de êtres humains lequel non connaît la de Éphésiens cité néocore étante de la de grande de Artémis et de le de tombée de Zeus;</text:span> <text:span text:style-name="T2">36</text:span> <text:span text:style-name="T1">de incontestables donc de étants de ces-ci attachant de lien est vous ayants étés équipés de haut en bas subsister et ne pas un tombant en avant pratiquer.</text:span> <text:span text:style-name="T2">37</text:span> <text:span text:style-name="T1">vous conduisîtes car les hommes ceux-ci ni voleurs sacrilèges de temples ni blasphémants la déesse de nous.</text:span> <text:span text:style-name="T2">38</text:span> <text:span text:style-name="T1">si certes donc Démétrios et les avec à lui techniciens ont vers un quelconque discours, appartenants aux agoras sont conduits et proconsuls sont, appellent en accusation à les uns les autres.</text:span> <text:span text:style-name="T2">39</text:span> <text:span text:style-name="T1">si cependant un quelconque autour de autres-différents vous surcherchez, en à la à dans la loi à église sera expliqué.</text:span> <text:span text:style-name="T2">40</text:span> <text:span text:style-name="T1">aussi car nous risquons être appelé en accusation de dressement autour de celle aujourd'hui, de ne pas un de auteur de subsistant autour de lequel [non] nous nous pourrons redonner discours autour de la de torsion ensemble de celle-ci. et ces-ci ayant dit délia au loin la église.</text:span> </text:p>
      <text:p text:style-name="P4">ACTES  20</text:p>
      <text:p text:style-name="Text_20_body"><text:span text:style-name="T2">1</text:span> <text:span text:style-name="T1">Après cependant ce se pauser le tumulte se ayant mandé au-delà le Paulus les disciples et ayant appelé à côté, se ayant salué sortit se aller envers Macédoine.</text:span> <text:span text:style-name="T2">2</text:span> <text:span text:style-name="T1">ayant passé à travers cependant les parts ces-là et ayant appelé à côté eux à discours à nombreux vint envers la Hellas</text:span> <text:span text:style-name="T2">3</text:span> <text:span text:style-name="T1">ayant fait en outre mois trois· de se ayante devenue de complot à lui sous de les de Ioudaiens à imminant être conduit de bas en haut envers la Syrie, se devint de opinion de ce retourner en arrière par de Macédoine.</text:span> <text:span text:style-name="T2">4</text:span> <text:span text:style-name="T1">se accompagnait cependant à lui Sopatros de Pyrrhus De Bérée, de Thessaloniciens cependant Aristarque et Sekoundos, et Gaios Derbéen et Timotheos, Asiatiques cependant Tuchikos et Trophimos.</text:span> <text:span text:style-name="T2">5</text:span> <text:span text:style-name="T1">ceux-ci cependant ayants venus vers restaient nous en à Troas,</text:span> <text:span text:style-name="T2">6</text:span> <text:span text:style-name="T1">nous cependant nous naviguâmes dehors après les journées de les de sans levains au loin de Philippes et nous vînmes vers eux envers la Troas jusqu'à l'extrémité de journées de cinq, où nous grattâmes à travers journées sept.</text:span> <text:span text:style-name="T2">7</text:span> <text:span text:style-name="T1">En cependant à la à une de les de sabbats de ayants étés menés ensemble de nous casser pain, le Paulus se dialoguait à eux imminant aller dehors à celle lendemain, prolongeait en outre le discours jusqu'à de minuit.</text:span> <text:span text:style-name="T2">8</text:span> <text:span text:style-name="T1">étaient cependant lampes assez-importantes en à le à partie au-dessus où nous étions ayants étés menés ensemble.</text:span> <text:span text:style-name="T2">9</text:span> <text:span text:style-name="T1">se siégeant cependant un quelconque adolescent à nom Eutuchos sur de la de fenêtre, étant porté de haut en bas à sommeil à profond de se dialoguant de le de Paulus sur plus nombreusement, ayant été porté de haut en bas au loin de le de sommeil tomba au loin de le de troisième toiture vers le bas et fut levé mort.</text:span> <text:span text:style-name="T2">10</text:span> <text:span text:style-name="T1">ayant descendu cependant le Paulus tomba dessus à lui et ayant pris autour avec dit· ne pas soyez tumultués, la car âme de lui en à lui est.</text:span> <text:span text:style-name="T2">11</text:span> <text:span text:style-name="T1">ayant monté cependant et ayant cassé le pain et se ayant goûté sur assez-important en outre ayant conversé jusqu'à l'extrémité de irradiation, ainsi sortit.</text:span> <text:span text:style-name="T2">12</text:span> <text:span text:style-name="T1">conduisirent cependant le jeune servant vivant et furent appelé à côté non mesurément.</text:span> <text:span text:style-name="T2">13</text:span> <text:span text:style-name="T1">Nous cependant ayants venus devant sur le navire nous fûmes conduit de bas en haut sur la Assos de là imminants prendre de bas en haut le Paulus· ainsi car se ayant ordonné au-travers était imminant lui-même voyager à pied.</text:span> <text:span text:style-name="T2">14</text:span> <text:span text:style-name="T1">comme cependant jetait ensemble à nous envers la Assos, ayants pris de bas en haut lui nous vînmes envers Mytilène,</text:span> <text:span text:style-name="T2">15</text:span> <text:span text:style-name="T1">et de là ayants navigués au loin à celle à survenante nous atteignîmes à l'encontre contre face de Chios, à la cependant à autre-différente nous jetâmes à côté envers Samos, à celle cependant à se ayante nous vînmes envers Milet.</text:span> <text:span text:style-name="T2">16</text:span> <text:span text:style-name="T1">avait jugé car le Paulus naviguer à côté la Éphèse, de telle manière que ne pas que se devienne à lui passer du temps sur sentier en à la à Asie· hâtait car si puissant que soit à lui la journée de la de pentecôte se devenir envers Ierosolymas.</text:span> <text:span text:style-name="T2">17</text:span> <text:span text:style-name="T1">Au loin cependant de la de Milet ayant mandé envers Éphèse se appela avec au-delà les plus anciens de la de église.</text:span> <text:span text:style-name="T2">18</text:span> <text:span text:style-name="T1">comme cependant se devinrent à côté vers lui dit à eux· Vous vous vous établissez sûrement, au loin de première de journée au loin de laquelle je surmontai envers la Asie, comment? avec de vous le tout temps je me devins,</text:span> <text:span text:style-name="T2">19</text:span> <text:span text:style-name="T1">étant esclave à le à Maître avec de toute de basse émotion et de larmes et de tentations de ceux de ayants arrivés avec à moi en à les à complots de les de Ioudaiens,</text:span> <text:span text:style-name="T2">20</text:span> <text:span text:style-name="T1">comme aucun je me soustrayai de ces de étants opportun de ce ne pas annoncer de bas en haut à vous et enseigner vous à publique et selon maisons,</text:span> <text:span text:style-name="T2">21</text:span> <text:span text:style-name="T1">se passant témoignage à Ioudaiens en outre et à Hellèns celle envers Dieu transintelligence et croyance envers le Maître de nous Iésous.</text:span> <text:span text:style-name="T2">22</text:span> <text:span text:style-name="T1">Et maintenant voici ayant été attaché de lien moi à le à souffle je me vais envers Ierousalem ces en à elle qui rencontreront avec à moi ne pas ayant su,</text:span> <text:span text:style-name="T2">23</text:span> <text:span text:style-name="T1">toutefois en ce que le souffle le saint selon cité se passe témoignage à moi disant en ce que liens et oppressions moi restent.</text:span> <text:span text:style-name="T2">24</text:span> <text:span text:style-name="T1">mais de aucun de discours je me fais la âme de valeur à moi-même comme perfectionner le course de moi et la service laquelle je pris à côté de le de Maître de Iésous, se passer témoignage le évangile de la de grâce de le de Dieu.</text:span> <text:span text:style-name="T2">25</text:span> <text:span text:style-name="T1">Et maintenant voici moi j'ai su en ce que non plus vous vous verrez le face de moi vous tous en à lesquels je passai à travers annonçant la royauté.</text:span> <text:span text:style-name="T2">26</text:span> <text:span text:style-name="T1">parce que je me rends témoignage à vous en à la aujourd'hui à journée en ce que pur je suis au loin de le de sang de tous·</text:span> <text:span text:style-name="T2">27</text:span> <text:span text:style-name="T1">non car je me soustrayai de ce ne pas annoncer de bas en haut toute la dessein de le de Dieu à vous.</text:span> <text:span text:style-name="T2">28</text:span> <text:span text:style-name="T1">attenez à vous-mêmes et à tout à le à troupeau de berger, en à lequel vous le souffle le saint se posa superviseurs berger la église de le de Dieu, laquelle se produisit autour par de le de sang de le de en propre.</text:span> <text:span text:style-name="T2">29</text:span> <text:span text:style-name="T1">moi j'ai su en ce que se viendront à l'intérieur après la arrivée de moi loups lourds envers vous ne pas se épargnants de le de troupeau de berger,</text:span> <text:span text:style-name="T2">30</text:span> <text:span text:style-name="T1">et hors de vous de vous-mêmes se redresseront hommes bavardants ayants étés tournés de travers de ce tirer loin les disciples derrière de eux-mêmes.</text:span> <text:span text:style-name="T2">31</text:span> <text:span text:style-name="T1">c'est pourquoi vigilez mémorants en ce que trois années durant nuit et journée non je me pausai avec de larmes admonestant un chacun.</text:span> <text:span text:style-name="T2">32</text:span> <text:span text:style-name="T1">Et ces maintenant je me pose à côté vous à le à Dieu et à le à discours de la de grâce de lui, à celui à se pouvant édifier en maison et donner la héritage en à ceux à ayants étés sanctifiés à tous.</text:span> <text:span text:style-name="T2">33</text:span> <text:span text:style-name="T1">de objet d'argent ou de objet d'or ou de habillement d'himation de aucun je désirai en fureur·</text:span> <text:span text:style-name="T2">34</text:span> <text:span text:style-name="T1">vous-mêmes vous connaissez en ce que à les à besoins de moi et à ceux à étants avec de moi administrèrent les mains celles-ci.</text:span> <text:span text:style-name="T2">35</text:span> <text:span text:style-name="T1">tous je montrai en dessous à vous en ce que ainsi peinants attache de lien se prendre contre de ceux de étants infirme, mémorer en outre de les de discours de le de Maître de Iésous en ce que lui dit· bienheureux est davantage donner ou prendre.</text:span> <text:span text:style-name="T2">36</text:span> <text:span text:style-name="T1">Et ces-ci ayant dit ayant posé les genoux de lui avec à tous à eux se pria.</text:span> <text:span text:style-name="T2">37</text:span> <text:span text:style-name="T1">assez-important cependant pleur se devint de tous et ayants tombés dessus sur le cou de le de Paulus affectionnaient de haut en bas lui,</text:span> <text:span text:style-name="T2">38</text:span> <text:span text:style-name="T1">se affligeants de douleur surtout sur à le à discours à lequel avait dit, en ce que non plus imminent le face de lui observer. mandaient en avant cependant lui envers le navire.</text:span> </text:p>
      <text:p text:style-name="P4">ACTES  21</text:p>
      <text:p text:style-name="Text_20_body"><text:span text:style-name="T2">1</text:span> <text:span text:style-name="T1">Comme cependant se devint être conduit de bas en haut nous ayants étés tirés loin au loin de eux, ayants coursés droit nous vînmes envers la Kos, à celle cependant suivant envers la Rhodes et de là envers Patara,</text:span> <text:span text:style-name="T2">2</text:span> <text:span text:style-name="T1">et ayants trouvés navire traversant envers Phénicie ayants surmontés nous fûmes conduit de bas en haut.</text:span> <text:span text:style-name="T2">3</text:span> <text:span text:style-name="T1">ayants apparus en lumière de bas en haut cependant la Chypre et ayants laissés en contrebas elle gauche nous naviguions envers Syrie et nous vînmes de haut en bas envers Tyr· là-bas car le navire était se déchargeant le chargement.</text:span> <text:span text:style-name="T2">4</text:span> <text:span text:style-name="T1">ayants trouvés de bas en haut cependant les disciples nous restâmes sur là-même journées sept, lesquels des quelconques à le à Paulus disaient par de le de souffle ne pas surmonter envers Ierosolymas.</text:span> <text:span text:style-name="T2">5</text:span> <text:span text:style-name="T1">lorsque cependant se devint nous ajuster à l'excès les journées, ayants sortis nous nous allions de mandants en avant nous de tous avec à femmes et à enfants jusqu'à ce que au-dehors de la de cité, et ayants posés les genoux sur le rivage se ayants priés</text:span> <text:span text:style-name="T2">6</text:span> <text:span text:style-name="T1">nous nous saluâmes au loin les uns les autres et nous montâmes envers le navire, ceux-là cependant retournèrent en arrière envers les en propres.</text:span> <text:span text:style-name="T2">7</text:span> <text:span text:style-name="T1">Nous cependant le navigation ayants accomplis pleinement au loin de Tyr nous atteignîmes à l'encontre envers Ptolémaïs et se ayants salués les frères nous restâmes journée une à côté à eux.</text:span> <text:span text:style-name="T2">8</text:span> <text:span text:style-name="T1">à celle cependant lendemain ayants sortis nous vînmes envers Kaesareia et ayants venus à l'intérieur envers le maison de Philippe de le de évangéliste, de étant hors de les de sept, nous restâmes à côté à lui.</text:span> <text:span text:style-name="T2">9</text:span> <text:span text:style-name="T1">à celui-ci cependant étaient filles quatre vierges prophétisantes.</text:span> <text:span text:style-name="T2">10</text:span> <text:span text:style-name="T1">de Restants sur cependant journées plus nombreusement vint de haut en bas un quelconque au loin de la de Ioudaia prophète à nom Agabus,</text:span> <text:span text:style-name="T2">11</text:span> <text:span text:style-name="T1">et ayant venu vers nous et ayant levé la ceinture de le de Paulus, ayant attaché de lien de lui-même les pieds et les mains dit· cependant ceux-ci dit le souffle le saint· le homme de lequel est la ceinture celle-ci, ainsi attacheront de lien en à Ierousalem les Ioudaiens et transmettront envers mains de ethnies.</text:span> <text:span text:style-name="T2">12</text:span> <text:span text:style-name="T1">comme cependant nous écoutâmes ces-ci, nous appelions à côté nous en outre et les résidents de ce ne pas monter lui envers Ierousalem.</text:span> <text:span text:style-name="T2">13</text:span> <text:span text:style-name="T1">alors fut répondu le Paulus· quel vous faites pleurants et brisants ensemble de moi la coeur; moi car non seulement être attaché de lien mais aussi mourir loin envers Ierousalem préparement j'ai au-dessus de le de nom de le de Maître de Iésous.</text:span> <text:span text:style-name="T2">14</text:span> <text:span text:style-name="T1">ne pas de étant persuadé cependant de lui nous tranquillisâmes ayants dits· de le de Maître le volonté se devienne.</text:span> <text:span text:style-name="T2">15</text:span> <text:span text:style-name="T1">Après cependant les journées celles-ci se ayants équipés sur nous montions envers Ierosolymas·</text:span> <text:span text:style-name="T2">16</text:span> <text:span text:style-name="T1">vinrent ensemble cependant aussi de les de disciples au loin de Kaesareia avec à nous, conduisants à côté à lequel que nous soyons traité en étrangers à Mnason à un quelconque à Chypriote, à originaire à disciple.</text:span> <text:span text:style-name="T2">17</text:span> <text:span text:style-name="T1">de Se ayants devenus cependant de nous envers Ierosolymas joyeusement se acceptèrent loin nous les frères.</text:span> <text:span text:style-name="T2">18</text:span> <text:span text:style-name="T1">à Celle cependant à survenante entrait le Paulus avec à nous vers Iakobos, tous en outre se devinrent à côté les plus anciens.</text:span> <text:span text:style-name="T2">19</text:span> <text:span text:style-name="T1">et se ayant salué eux se racontait selon un chacun, de lesquels fit le Dieu en à les à ethnies par de la de service de lui.</text:span> <text:span text:style-name="T2">20</text:span> <text:span text:style-name="T1">Ceux cependant ayants écoutés glorifiaient le Dieu dirent en outre à lui· tu observes, frère, combien grandes? myriades sont en à les à Ioudaiens de ceux de ayants crus et tous zélotes de le de loi subsistent·</text:span> <text:span text:style-name="T2">21</text:span> <text:span text:style-name="T1">furent catéchisé cependant autour de toi en ce que apostasie tu enseignes au loin de Môusês ceux selon les ethnies tous Ioudaiens disant ne pas circoncire eux les enfants ni cependant à les à coutumes piétiner autour.</text:span> <text:span text:style-name="T2">22</text:span> <text:span text:style-name="T1">quel donc est; en tout cas se écouteront en ce que tu as venu.</text:span> <text:span text:style-name="T2">23</text:span> <text:span text:style-name="T1">ce-ci donc fais lequel à toi nous disons· sont à nous hommes quatre souhait ayants sur de eux-mêmes.</text:span> <text:span text:style-name="T2">24</text:span> <text:span text:style-name="T1">ceux-ci ayant pris à côté sois consacré avec à eux et dépense sur à eux afin que se raseront la tête, et se connaîtront tous en ce que de lesquels ont été catéchisés autour de toi aucun est mais tu avances en ligne aussi toi-même gardiennant le loi.</text:span> <text:span text:style-name="T2">25</text:span> <text:span text:style-name="T1">autour cependant de les de ayants crus de ethnies nous nous envoyâmes ayants jugés se gardienner eux le en outre idolothyte et sang et étouffé et pornation.</text:span> <text:span text:style-name="T2">26</text:span> <text:span text:style-name="T1">Alors le Paulus ayant pris à côté les hommes à la à se ayante à journée avec à eux ayant été consacré, entrait envers le sanctuaire annonçant à travers la plénitude à l'excès de les de journées de le de consécration d'acte jusqu'à ce que de lequel fut apporté au-dessus de un de chacun de eux la offrande.</text:span> <text:span text:style-name="T2">27</text:span> <text:span text:style-name="T1">Comme cependant imminaient les sept journées être achevé ensemble, les au loin de la de Asie Ioudaiens se ayants contemplés lui en à le à sanctuaire versaient ensemble dans la confusion tout le foule et surjetèrent sur lui les mains</text:span> <text:span text:style-name="T2">28</text:span> <text:span text:style-name="T1">croassants· hommes Israélites, aidez· celui-ci est le être humain celui contre de le de peuple et de le de loi et de le de lieu de celui-ci tous partout enseignant, encore en outre aussi Hellèns conduisit à l'intérieur envers le sanctuaire et a rendu commun le saint lieu celui-ci.</text:span> <text:span text:style-name="T2">29</text:span> <text:span text:style-name="T1">étaient car ayants vus en avant Trophimos le Éphésien en à la à cité avec à lui, lequel faisaient loi en ce que envers le sanctuaire conduisit à l'intérieur le Paulus.</text:span> <text:span text:style-name="T2">30</text:span> <text:span text:style-name="T1">fut bougé en outre la cité toute entière et se devint course ensemble de le de peuple, et se ayants emparés de le de Paulus tiraient lui au-dehors de le de sanctuaire et directement furent fermé à clef les portes.</text:span> <text:span text:style-name="T2">31</text:span> <text:span text:style-name="T1">de Cherchants en outre lui tuer catégoriquement monta déclaration à le à chiliarque de la de spirale en ce que toute entière est versé ensemble dans la confusion Ierousalem.</text:span> <text:span text:style-name="T2">32</text:span> <text:span text:style-name="T1">lequel immédiatement ayant pris à côté soldats et chefs de cent courut de haut en bas sur eux, ceux cependant ayants vus le chiliarque et les soldats se pausèrent tapants le Paulus.</text:span> <text:span text:style-name="T2">33</text:span> <text:span text:style-name="T1">alors ayant approché le chiliarque se empara de lui et ordonna être attaché de lien à chaînes à deux, et se enquérait quel que soit et quel est ayant fait.</text:span> <text:span text:style-name="T2">34</text:span> <text:span text:style-name="T1">autres cependant autre un quelconque voixaient sur en à le à foule. ne pas de se pouvant cependant de lui connaître le sécurisant par le fait de le tumulte ordonna être conduit lui envers la installation de côté.</text:span> <text:span text:style-name="T2">35</text:span> <text:span text:style-name="T1">lorsque cependant se devint sur les degrés, arriva avec être mis en charge lui sous de les de soldats par le fait de la violence de le de foule,</text:span> <text:span text:style-name="T2">36</text:span> <text:span text:style-name="T1">suivait car le multitude de le de peuple croassants· lève lui.</text:span> <text:span text:style-name="T2">37</text:span> <text:span text:style-name="T1">Imminant en outre être conduit à l'intérieur envers la installation de côté le Paulus dit à le à chiliarque· si est permis à moi dire un quelconque vers toi; celui cependant déclarait· En Helléniste tu connais;</text:span> <text:span text:style-name="T2">38</text:span> <text:span text:style-name="T1">non par conséquent toi tu es le Égyptien celui d'avant de celles-ci de les de journées ayant dérangé et ayant conduit dehors envers la déserte les quatre mille hommes de les de sicaires;</text:span> <text:span text:style-name="T2">39</text:span> <text:span text:style-name="T1">dit cependant le Paulus· moi être humain certes je suis Ioudaien, De Tarse de la de Cilicie, non de insignifiante de cité citoyen· je m'attache de lien cependant de toi, permets à moi bavarder vers le peuple.</text:span> <text:span text:style-name="T2">40</text:span> <text:span text:style-name="T1">de ayant permis cependant de lui le Paulus ayant dressé sur de les de degrés secoua de haut en bas à la à main à le à peuple. de nombreuse cependant de silence de se ayante devenue voixa auprès à la à Hébraïque à dialecte disant·</text:span> </text:p>
      <text:p text:style-name="P4"><text:soft-page-break/>ACTES  22</text:p>
      <text:p text:style-name="Text_20_body"><text:span text:style-name="T2">1</text:span> <text:span text:style-name="T1">Hommes frères et pères, écoutez de moi de celle vers vous maintenant de apologie.</text:span> <text:span text:style-name="T2">2</text:span> <text:span text:style-name="T1">ayants écoutés cependant en ce que à la à Hébraïque à dialecte voixait auprès à eux, davantage fournirent tranquillité. et déclare·</text:span> <text:span text:style-name="T2">3</text:span> <text:span text:style-name="T1">moi je suis homme Ioudaien, ayant été engendré en à Tarse de la de Cilicie, ayant été nourri de bas en haut cependant en à la à cité à celle-ci, à côté les pieds de Gamaliel ayant été éduqué selon exactitude de le de paternel de loi, zélote subsistant de le de Dieu de haut en bas comme tous vous vous êtes aujourd'hui·</text:span> <text:span text:style-name="T2">4</text:span> <text:span text:style-name="T1">lequel celle-ci la chemin je poursuivis jusqu'à l'extrémité de trépas liant et transmettant envers gardiennages hommes en outre et femmes,</text:span> <text:span text:style-name="T2">5</text:span> <text:span text:style-name="T1">comme aussi le chef sacrificateur témoigne à moi et tout le corps des anciens, à côté de lesquels aussi épîtres se ayant accepté vers les frères envers Damas je m'allais, qui conduira aussi ceux là-bas étants ayants étés attachés de lien envers Ierousalem afin que que soient puni.</text:span> <text:span text:style-name="T2">6</text:span> <text:span text:style-name="T1">Se devint cependant à moi à se allant et à approchant à la à Damas autour midi soudainement hors de le de ciel éclairer autour lumière assez-important autour moi,</text:span> <text:span text:style-name="T2">7</text:span> <text:span text:style-name="T1">je tombai en outre envers le sol et j'écoutai de voix de disante à moi· Saoul Saoul, quel moi tu poursuis;</text:span> <text:span text:style-name="T2">8</text:span> <text:span text:style-name="T1">moi cependant je fus répondu· quel tu es, Maître; dit en outre vers moi· moi je suis Iésous le Nazoréen, lequel toi tu poursuis.</text:span> <text:span text:style-name="T2">9</text:span> <text:span text:style-name="T1">ceux cependant avec à moi étants le certes lumière se contemplèrent la cependant voix non écoutèrent de celui de bavardant à moi.</text:span> <text:span text:style-name="T2">10</text:span> <text:span text:style-name="T1">je dis cependant· quel que je fasse, Maître; le cependant Maître dit vers moi· ayant redressé te va envers Damas et là à toi sera bavardé autour de tous de lesquels a été ordonnancé à toi faire.</text:span> <text:span text:style-name="T2">11</text:span> <text:span text:style-name="T1">comme cependant non j'entrais regard au loin de la de gloire de le de lumière de ce-là, étant mené en main sous de ceux de étants avec à moi je vins envers Damas.</text:span> <text:span text:style-name="T2">12</text:span> <text:span text:style-name="T1">Ananias cependant un quelconque, homme précautionneux selon le loi, étant témoigné sous de tous de les de établissants maison d'habitation de Ioudaiens,</text:span> <text:span text:style-name="T2">13</text:span> <text:span text:style-name="T1">ayant venu vers moi et ayant présenté dit à moi· Saoul frère, regarde de bas en haut. et moi à même à la à heure je regardai de bas en haut envers lui.</text:span> <text:span text:style-name="T2">14</text:span> <text:span text:style-name="T1">celui cependant dit· le Dieu de les de pères de nous se mainmit en avant toi connaître le volonté de lui et voir le juste et écouter voix hors de le de bouche de lui,</text:span> <text:span text:style-name="T2">15</text:span> <text:span text:style-name="T1">en ce que tu te seras témoin à lui vers tous êtres humains de lesquels tu as vu et tu écoutas.</text:span> <text:span text:style-name="T2">16</text:span> <text:span text:style-name="T1">et maintenant quel tu immines; ayant redressé te baptise et te baigne complètement les fautes de toi se ayant surnommé le nom de lui.</text:span> <text:span text:style-name="T2">17</text:span> <text:span text:style-name="T1">Se devint cependant à moi à ayant retourné en arrière envers Ierousalem et de se priant de moi en à le à sanctuaire se devenir moi en à extase</text:span> <text:span text:style-name="T2">18</text:span> <text:span text:style-name="T1">et voir lui disant à moi· hâte et sors en à vitesse hors de Ierousalem, parce que non se accepteront à côté de toi témoignation autour de moi.</text:span> <text:span text:style-name="T2">19</text:span> <text:span text:style-name="T1">et moi je dis· Maître, eux se établissent sûrement en ce que moi je m'étais faisant gardienner et pelant selon les synagogues ceux croyants sur toi,</text:span> <text:span text:style-name="T2">20</text:span> <text:span text:style-name="T1">et lorsque était déversé le sang de Stephanos de le de témoin de toi, aussi moi-même je m'étais ayant présenté et estimant en bien avec et gardiennant les himations de ceux de saisissants de bas en haut lui.</text:span> <text:span text:style-name="T2">21</text:span> <text:span text:style-name="T1">et dit vers moi· te va, en ce que moi envers ethnies longuement j'enverrai dehors toi.</text:span> <text:span text:style-name="T2">22</text:span> <text:span text:style-name="T1">Écoutaient cependant de lui jusqu'à l'extrémité de celui-ci de le de discours et surélevèrent la voix de eux disants· lève au loin de la de terre le tel, non car surgissait de haut en bas lui vivre.</text:span> <text:span text:style-name="T2">23</text:span> <text:span text:style-name="T1">de criants en outre de eux et de flanquants les himations et poussière de jetants envers le air,</text:span> <text:span text:style-name="T2">24</text:span> <text:span text:style-name="T1">ordonna le chiliarque être conduit à l'intérieur lui envers la installation de côté, ayant dit à fouets être examiné de bas en haut lui afin que que reconnaisse par le fait de laquelle cause ainsi voixaient sur à lui.</text:span> <text:span text:style-name="T2">25</text:span> <text:span text:style-name="T1">comme cependant tendirent en avant lui à les à courroies, dit vers le ayant dressé chef de cent le Paulus· si être humain Romain et non condamné est permis à vous faire fouetter;</text:span> <text:span text:style-name="T2">26</text:span> <text:span text:style-name="T1">ayant écouté cependant le chef de cent ayant venu vers à le à chiliarque rapporta annonce disant· quel tu immines faire; le car être humain celui-ci Romain est.</text:span> <text:span text:style-name="T2">27</text:span> <text:span text:style-name="T1">ayant venu vers cependant le chiliarque dit à lui· dis à moi, toi Romain tu es; celui cependant déclarait· oui.</text:span> <text:span text:style-name="T2">28</text:span> <text:span text:style-name="T1">fut répondu cependant le chiliarque· moi de nombreux de capital la citoyenneté celle-ci je m'acquis. le cependant Paulus déclarait· moi cependant aussi j'ai été engendré.</text:span> <text:span text:style-name="T2">29</text:span> <text:span text:style-name="T1">directement donc dressèrent au loin au loin de lui ceux imminants lui examiner de bas en haut, aussi le chiliarque cependant fut effrayé ayant reconnu en ce que Romain est et en ce que lui était ayant attaché de lien.</text:span> <text:span text:style-name="T2">30</text:span> <text:span text:style-name="T1">à Celle cependant lendemain se ayant dessein connaître le sécurisant, ce quel est accusé sous de les de Ioudaiens, délia lui et ordonna venir ensemble les chefs sacrificateurs et tout le sanhédrin, et ayant mené de haut en bas le Paulus dressa envers eux.</text:span> </text:p>
      <text:p text:style-name="P4">ACTES  23</text:p>
      <text:p text:style-name="Text_20_body"><text:span text:style-name="T2">1</text:span> <text:span text:style-name="T1">Ayant regardé fixement cependant le Paulus à le à sanhédrin dit· hommes frères, moi à toute à conscience à bonne je m'ai été citoyen à le à Dieu jusqu'à l'extrémité de celle-ci de la de journée.</text:span> <text:span text:style-name="T2">2</text:span> <text:span text:style-name="T1">le cependant chef sacrificateur Ananias ordonna sûrement à ceux à ayants dressés à côté à lui taper de lui le bouche.</text:span> <text:span text:style-name="T2">3</text:span> <text:span text:style-name="T1">alors le Paulus vers lui dit· taper toi immine le Dieu, mur ayant été chaulé· et toi tu te es assis jugeant moi selon le loi et contrant la loi tu ordonnes moi être tapé;</text:span> <text:span text:style-name="T2">4</text:span> <text:span text:style-name="T1">ceux cependant ayants dressés à côté dirent· le chef sacrificateur de le de Dieu tu insultes;</text:span> <text:span text:style-name="T2">5</text:span> <text:span text:style-name="T1">déclarait en outre le Paulus· non j'avais su, frères, en ce que est chef sacrificateur· a été graphé car en ce que chef de le de peuple de toi non tu diras malicieusement.</text:span> <text:span text:style-name="T2">6</text:span> <text:span text:style-name="T1">Ayant connu cependant le Paulus en ce que le un part est de Sadducéens le cependant autre-différent de Pharisiens croassait en à le à sanhédrin· hommes frères, moi Pharisien je suis, fils de Pharisiens, autour de espérance et de redressement de morts [moi] je suis jugé.</text:span> <text:span text:style-name="T2">7</text:span> <text:span text:style-name="T1">ce-ci cependant de lui de bavardant se devint dressement de les de Pharisiens et de Sadducéens et fut scindé le multitude.</text:span> <text:span text:style-name="T2">8</text:span> <text:span text:style-name="T1">Sadducéens certes car disent ne pas être redressement et ni ange et ni souffle, Pharisiens cependant avouent ces tous deux.</text:span> <text:span text:style-name="T2">9</text:span> <text:span text:style-name="T1">se devint cependant cri grande, et ayants redressés des quelconques de les de lettrés de le de part de les de Pharisiens se bataillaient en séparant disants· aucun malicieux nous trouvons en à le à être humain à celui-ci· si cependant souffle bavarda à lui ou ange;</text:span> <text:span text:style-name="T2">10</text:span> <text:span text:style-name="T1">de Nombreuse cependant de se devenante de dressement ayant été effrayé le chiliarque ne pas que soit tiré à travers le Paulus sous de eux ordonna le troupe de soldats ayant descendu ravir lui hors de au milieu de eux conduire en outre envers la installation de côté.</text:span> <text:span text:style-name="T2">11</text:span> <text:span text:style-name="T1">à La cependant à survenante à nuit ayant présenté à lui le Maître dit· aie courage· comme car tu te passas témoignage ces autour de moi envers Ierousalem, ainsi toi attache de lien aussi envers Rome témoigner.</text:span> <text:span text:style-name="T2">12</text:span> <text:span text:style-name="T1">de Se ayante devenue cependant de journée ayants faits torsion ensemble les Ioudaiens anathématisèrent eux-mêmes disants et ni manger et ni boire jusqu'à ce que de lequel que tuent catégoriquement le Paulus.</text:span> <text:span text:style-name="T2">13</text:span> <text:span text:style-name="T1">étaient cependant plus nombreusement de quarante ceux celle-ci la conspiration se ayants faits,</text:span> <text:span text:style-name="T2">14</text:span> <text:span text:style-name="T1">lesquels des quelconques ayants venus vers à les à chefs sacrificateurs et à les à plus anciens dirent· à anathème nous anathématisâmes nous-mêmes de ne pas un se goûter jusqu'à ce que de lequel que nous tuions catégoriquement le Paulus.</text:span> <text:span text:style-name="T2">15</text:span> <text:span text:style-name="T1">maintenant donc vous rendez visible dedans à le à chiliarque avec à le à sanhédrin de telle manière que que mène de haut en bas lui envers vous comme imminants diagnostiquer plus exactement ces autour de lui· nous cependant d'avant de ce approcher lui prêts nous sommes de ce saisir de bas en haut lui.</text:span> <text:span text:style-name="T2">16</text:span> <text:span text:style-name="T1">Ayant écouté cependant le fils de la de soeur de Paulus la embuscade, se ayant devenu à côté et ayant venu à l'intérieur envers la installation de côté rapporta annonce à le à Paulus.</text:span> <text:span text:style-name="T2">17</text:span> <text:span text:style-name="T1">se ayant appelé auprès cependant le Paulus un de les de chefs de cent déclarait· le adolescent celui-ci conduis au loin vers le chiliarque, a car rapporter annonce un quelconque à lui.</text:span> <text:span text:style-name="T2">18</text:span> <text:span text:style-name="T1">celui certes donc ayant pris à côté lui conduisit vers le chiliarque et déclare· le lié Paulus se ayant appelé auprès moi interrogea celui-ci le adolescent conduire vers toi ayant un quelconque bavarder à toi.</text:span> <text:span text:style-name="T2">19</text:span> <text:span text:style-name="T1">se ayant emparé cependant de la de main de lui le chiliarque et ayant replacé selon en propre se enquérait, quel est lequel tu as rapporter annonce à moi;</text:span> <text:span text:style-name="T2">20</text:span> <text:span text:style-name="T1">dit cependant en ce que les Ioudaiens se posèrent ensemble de ce interroger toi de telle manière que demain le Paulus que tu mènes de haut en bas envers le sanhédrin comme imminant un quelconque plus exactement se enquérir autour de lui.</text:span> <text:span text:style-name="T2">21</text:span> <text:span text:style-name="T1">toi donc ne pas que tu sois persuadé à eux· embuscadent car lui hors de eux hommes plus nombreusement de quarante, lesquels des quelconques anathématisèrent eux-mêmes et ni manger et ni boire jusqu'à ce que de lequel que saisissent de bas en haut lui, et maintenant sont prêts se acceptants auprès la au loin de toi promesse.</text:span> <text:span text:style-name="T2">22</text:span> <text:span text:style-name="T1">le certes donc chiliarque délia au loin le adolescent ayant annoncé à côté à ne pas un bavarder dehors en ce que ces-ci tu rendis visible dedans vers moi.</text:span> <text:span text:style-name="T2">23</text:span> <text:span text:style-name="T1">Et se ayant appelé auprès des quelconques deux de les de chefs de cent dit· préparez soldats deux cents, de telle manière que que soient allé jusqu'à ce que de Kaesareia, et cavaliers soixante-dix et gardes droites deux cents au loin de troisième de heure de la de nuit,</text:span> <text:span text:style-name="T2">24</text:span> <text:span text:style-name="T1">bêtes de montures en outre dresser à côté afin que ayants montés dessus le Paulus que sauvent par le fait de vers Félix le gouverneur,</text:span> <text:span text:style-name="T2">25</text:span> <text:span text:style-name="T1">ayant graphé épître ayante le modèle frappé celui-ci·</text:span> <text:span text:style-name="T2">26</text:span> <text:span text:style-name="T1">Claudius Lysias à le à très fort à gouverneur à Félix être de joie.</text:span> <text:span text:style-name="T2">27</text:span> <text:span text:style-name="T1">Le homme celui-ci ayant été pris ensemble sous de les de Ioudaiens et imminant être saisi de bas en haut sous de eux ayant présenté avec à le à troupe de soldats je m'extrais ayant appris en ce que Romain est.</text:span> <text:span text:style-name="T2">28</text:span> <text:span text:style-name="T1">se ayant dessein en outre reconnaître la cause par le fait de laquelle appelaient en accusation à lui, je menai de haut en bas envers le sanhédrin de eux</text:span> <text:span text:style-name="T2">29</text:span> <text:span text:style-name="T1">lequel je trouvai étant appelé en accusation autour de sujets de recherches de le de loi de eux, ne pas un cependant digne de trépas ou de liens ayant appel en accusation.</text:span> <text:span text:style-name="T2">30</text:span> <text:span text:style-name="T1">de ayante étée indiquée cependant à moi de complot envers le homme se avoir à être immédiatement je mandai vers toi ayant annoncé à côté aussi à les à accusateurs dire [les] vers lui sur de toi.</text:span> <text:span text:style-name="T2">31</text:span> <text:span text:style-name="T1">Les certes donc soldats selon ce ayant été ordonné au-travers à eux ayants pris de bas en haut le Paulus conduisirent par de nuit envers la Antipatris,</text:span> <text:span text:style-name="T2">32</text:span> <text:span text:style-name="T1">à celle cependant lendemain ayants concédés les cavaliers se éloigner avec à lui retournèrent en arrière envers la installation de côté·</text:span> <text:span text:style-name="T2">33</text:span> <text:span text:style-name="T1">lesquels des quelconques ayants venus à l'intérieur envers la Kaesareia et ayants donnés de bas en haut la épître à le à gouverneur dressèrent à côté aussi le Paulus à lui.</text:span> <text:span text:style-name="T2">34</text:span> <text:span text:style-name="T1">ayant pris connaissance cependant et ayant surinterrogé hors de quelle de éparchie est, et se ayant enquis en ce que au loin de Cilicie,</text:span> <text:span text:style-name="T2">35</text:span> <text:span text:style-name="T1">je m'écouterai au travers de toi, déclarait, lorsque le cas échéant aussi les accusateurs de toi que se deviennent à côté· ayant ordonné en à le à prétoire de le de Hérode être gardienné lui.</text:span> </text:p>
      <text:p text:style-name="P4">ACTES  24</text:p>
      <text:p text:style-name="Text_20_body"><text:span text:style-name="T2">1</text:span> <text:span text:style-name="T1">Après cependant cinq journées descendit le chef sacrificateur Ananias avec de plus anciens de des quelconques et de rhéteur de Tertullus de un quelconque, lesquels des quelconques rendirent visible dedans à le à gouverneur contre de le de Paulus.</text:span> <text:span text:style-name="T2">2</text:span> <text:span text:style-name="T1">de ayant été appelé cependant de lui se origina accuser le Tertullus disant· de nombreuse de paix obtenants par de toi et de réformes de se devenants à le à ethnie à ce-ci par de la de tienne de intelligence d'avance,</text:span> <text:span text:style-name="T2">3</text:span> <text:span text:style-name="T1">totalement en outre et partout nous nous acceptons loin, très fort Félix, avec de toute de action de grâce.</text:span> <text:span text:style-name="T2">4</text:span> <text:span text:style-name="T1">afin que cependant ne pas sur plus nombreusement toi que j'incise, j'appelle à côté écouter toi de nous en co-scission à la à tienne à modération.</text:span> <text:span text:style-name="T2">5</text:span> <text:span text:style-name="T1">ayants trouvés car le homme celui-ci peste et bougeant dressements à tous à les à Ioudaiens à ceux selon la écoumène premier à se placer debout en outre de la de les de Nazoréens de hérésie,</text:span> <text:span text:style-name="T2">6</text:span> <text:span text:style-name="T1">lequel aussi le sanctuaire mit en tentation profaner lequel aussi nous saisîmes avec force,</text:span> <text:span text:style-name="T2">7</text:span> <text:span text:style-name="T2">8</text:span> <text:span text:style-name="T1">à côté de lequel tu te pourras toi-même ayant jugé de bas en haut autour de tous de ces-ci reconnaître de lesquels nous nous accusons de lui.</text:span> <text:span text:style-name="T2">9</text:span> <text:span text:style-name="T1">se surposèrent ensemble cependant aussi les Ioudaiens affirmants ces-ci ainsi avoir.</text:span> <text:span text:style-name="T2">10</text:span> <text:span text:style-name="T1">Fut répondu en outre le Paulus de ayant fait signe à lui de le de gouverneur dire· hors de nombreux de ans étant toi juge à le à ethnie à ce-ci se établissant sûrement en bonne émotion ces autour de moi-même je m'apologise,</text:span> <text:span text:style-name="T2">11</text:span> <text:span text:style-name="T1">de se pouvant de toi reconnaître en ce que non plus nombreusement sont à moi journées de douze au loin de laquelle je montai qui prosternera vers envers Ierousalem.</text:span> <text:span text:style-name="T2">12</text:span> <text:span text:style-name="T1">et ni en à le à sanctuaire trouvèrent moi vers un quelconque se dialoguant ou opposition faisant de foule ni en à les à synagogues ni selon la cité,</text:span> <text:span text:style-name="T2">13</text:span> <text:span text:style-name="T1">non cependant dresser à côté se peuvent à toi autour de lesquels maintenant accusent de moi.</text:span> <text:span text:style-name="T2">14</text:span> <text:span text:style-name="T1">j'avoue cependant ce-ci à toi en ce que selon la chemin laquelle disent hérésie, ainsi j'adore à le à paternel à Dieu croyant à tous à ces selon le loi et à ces en à les à prophètes à ayants étés graphés,</text:span> <text:span text:style-name="T2">15</text:span> <text:span text:style-name="T1">espérance ayant envers le Dieu laquelle aussi eux-mêmes ceux-ci se acceptent auprès, redressement imminer se avoir à être de justes en outre et de injustes.</text:span> <text:span text:style-name="T2">16</text:span> <text:span text:style-name="T1">en à ce-ci aussi moi-même j'exerce irréprochable conscience avoir vers le Dieu et les êtres humains par de tout.</text:span> <text:span text:style-name="T2">17</text:span> <text:span text:style-name="T1">par de ans cependant de plus nombreusement actes de miséricorde qui fera envers le ethnie de moi je me devins à côté et offrandes,</text:span> <text:span text:style-name="T2">18</text:span> <text:span text:style-name="T1">en à lesquelles trouvèrent moi ayant été consacré en à le à sanctuaire non avec de foule non cependant avec de tumulte,</text:span> <text:span text:style-name="T2">19</text:span> <text:span text:style-name="T1">des quelconques cependant au loin de la de Asie Ioudaiens, lesquels attachait de lien sur de toi être à côté et accuser si un quelconque que aient vers moi.</text:span> <text:span text:style-name="T2">20</text:span> <text:span text:style-name="T1">ou eux-mêmes ceux-ci disent quel trouvèrent délit de ayant dressé de moi sur de le de sanhédrin,</text:span> <text:span text:style-name="T2">21</text:span> <text:span text:style-name="T1">ou autour de une de celle-ci de voix de laquelle je croassai dehors en à eux ayant dressé en ce que autour de redressement de morts moi je suis jugé aujourd'hui sur de vous.</text:span> <text:span text:style-name="T2">22</text:span> <text:span text:style-name="T1">Se jeta de bas en haut cependant eux le Félix, plus exactement ayant su ces autour de la de chemin ayant dit· lorsque le cas échéant Lysias le chiliarque que descende, je me diagnostiquerai ces selon vous·</text:span> <text:span text:style-name="T2">23</text:span> <text:span text:style-name="T1">se ayant ordonné au-travers à le à chef de cent être gardé lui avoir en outre relaxation et ne pas un empêcher de les de en propres de lui administrer à lui.</text:span> <text:span text:style-name="T2">24</text:span> <text:span text:style-name="T1">Après cependant journées des quelconques se ayant devenu à côté le Félix avec à Drusilla à la à en propre à femme à étante à Ioudaienne se manda au-delà le Paulus et écouta de lui autour de la envers Christ Iésous de croyance.</text:span> <text:span text:style-name="T2">25</text:span> <text:span text:style-name="T1">de se dialoguant cependant de lui autour de justice et de maîtrise intérieure et de le de objet de jugement de ce de imminant, en effroi se ayant devenu le Félix fut répondu· ce maintenant ayant te va, moment cependant ayant pris avec au-delà je m'appellerai avec au-delà toi,</text:span> <text:span text:style-name="T2">26</text:span> <text:span text:style-name="T1">simultanément aussi espérant en ce que choses de besoins sera donné à lui sous de le de Paulus· c'est pourquoi aussi plus fréquemment lui se mandant au-delà conversait à lui.</text:span> <text:span text:style-name="T2">27</text:span> <text:span text:style-name="T1">de Deux années cependant de ayante étée faite plénitude prit successeur le Félix Porcius Festus, voulant en outre grâce se poser de haut en bas à les à Ioudaiens le Félix laissa en contrebas le Paulus ayant été attaché de lien.</text:span> </text:p>
      <text:p text:style-name="P4">ACTES  25</text:p>
      <text:p text:style-name="Text_20_body"><text:span text:style-name="T2">1</text:span> <text:span text:style-name="T1">Festus donc ayant surmonté à la à éparchie après trois journées monta envers Ierosolymas au loin de Kaesareia,</text:span> <text:span text:style-name="T2">2</text:span> <text:span text:style-name="T1">rendirent visible dedans en outre à lui les chefs sacrificateurs et les premiers de les de Ioudaiens contre de le de Paulus et appelaient à côté lui</text:span> <text:span text:style-name="T2">3</text:span> <text:span text:style-name="T1">se demandants grâce contre de lui de telle manière que que se mande au-delà lui envers Ierousalem, embuscade faisants saisir de bas en haut lui selon la chemin.</text:span> <text:span text:style-name="T2">4</text:span> <text:span text:style-name="T1">celui certes donc Festus fut répondu être gardé le Paulus envers Kaesareia, lui-même cependant imminer en à vitesse se aller au dehors·</text:span> <text:span text:style-name="T2">5</text:span> <text:span text:style-name="T1">les donc en à vous, déclare, puissants ayants descendus ensemble si un quelconque est en à le à homme déplacé accusent de lui.</text:span> <text:span text:style-name="T2">6</text:span> <text:span text:style-name="T1">Ayant gratté à travers cependant en à eux journées non plus nombreusement de huit ou de dix, ayant descendu envers Kaesareia, à celle lendemain ayant assis sur de le de estrade ordonna le Paulus être conduit.</text:span> <text:span text:style-name="T2">7</text:span> <text:span text:style-name="T1">de se ayant devenu à côté cependant de lui dressèrent autour lui les au loin de Ierosolymas ayants descendus Ioudaiens nombreux et lourds accusations portants de haut en bas lesquels non avaient la ténacité montrer loin,</text:span> <text:span text:style-name="T2">8</text:span> <text:span text:style-name="T1">de le de Paulus de se apologisant en ce que ni envers le loi de les de Ioudaiens ni envers le sanctuaire ni envers Kaesar un quelconque je fautai.</text:span> <text:span text:style-name="T2">9</text:span> <text:span text:style-name="T1">Le Festus cependant voulant à les à Ioudaiens grâce se poser de haut en bas ayant été répondu à le à Paulus dit· tu veux envers Ierosolymas ayant monté là autour de ces-ci être jugé sur de moi;</text:span> <text:span text:style-name="T2">10</text:span> <text:span text:style-name="T1">dit cependant le Paulus· sur de le de estrade de Kaesar ayant dressé je suis, où moi attache de lien être jugé. Ioudaiens aucun je fis injustice comme aussi toi en plus beau tu reconnais.</text:span> <text:span text:style-name="T2">11</text:span> <text:span text:style-name="T1">si certes donc je fais injustice et digne de trépas j'ai pratiqué un quelconque, non je me demande à côté ce mourir loin· si cependant aucun est de lesquels ceux-ci accusent de moi, aucun moi se peut à eux se faire grâce· Kaesar je me surnomme.</text:span> <text:span text:style-name="T2">12</text:span> <text:span text:style-name="T1">alors le Festus ayant bavardé ensemble avec de le de délibération ensemble fut répondu· Kaesar tu t'as surnommé, sur Kaesar tu te iras.</text:span> <text:span text:style-name="T2">13</text:span> <text:span text:style-name="T1">de Journées cependant de se ayantes devenues au travers de des quelconques Agrippa le roi et Bernike atteignirent à l'encontre envers Kaesareia se ayants salués le Festus.</text:span> <text:span text:style-name="T2">14</text:span> <text:span text:style-name="T1">comme cependant plus nombreusement journées grattaient à travers là, le Festus à le à roi se posa de bas en haut ces selon le Paulus disant· homme un quelconque est ayant été laissé en contrebas sous de Félix lié,</text:span> <text:span text:style-name="T2">15</text:span> <text:span text:style-name="T1">autour de lequel de se ayant devenu de moi envers Ierosolymas rendirent visible dedans les chefs sacrificateurs et les plus anciens de les de Ioudaiens se demandants contre de lui exécution en justice de haut en bas.</text:span> <text:span text:style-name="T2">16</text:span> <text:span text:style-name="T1">vers lesquels je fus répondu en ce que non est coutume à Romains se faire grâce un quelconque être humain avant ou celui étant accusé selon face que ait les accusateurs lieu en outre de apologie que prenne autour de le de appel en accusation.</text:span> <text:span text:style-name="T2">17</text:span> <text:span text:style-name="T1">de ayants venus ensemble donc [de eux] ici-même repousse de bas en haut ne pas une se ayant fait à celle suivant ayant assis sur de le de estrade j'ordonnai être conduit le homme·</text:span> <text:span text:style-name="T2">18</text:span> <text:span text:style-name="T1">autour de lequel ayants étés dressés les accusateurs aucune cause portaient de lesquels moi je soupçonnais de méchants,</text:span> <text:span text:style-name="T2">19</text:span> <text:span text:style-name="T1">sujets de recherches cependant des quelconques autour de la de en propre de peur de démon avaient vers lui et autour de un quelconque de Iésous de ayant mort lequel affirmait le Paulus vivre.</text:span> <text:span text:style-name="T2">20</text:span> <text:span text:style-name="T1">se embarrassant cependant moi la autour de ces-ci recherche je disais si que se ait dessein se aller envers Ierosolymas et là être jugé autour de ces-ci.</text:span> <text:span text:style-name="T2">21</text:span> <text:span text:style-name="T1">de le cependant de Paulus de se ayant surnommé être gardé lui-même envers la de le de Vénérable diagnose, j'ordonnai être gardé lui jusqu'à ce que de lequel que je mande de bas en haut lui vers Kaesar.</text:span> <text:span text:style-name="T2">22</text:span> <text:span text:style-name="T1">Agrippa cependant vers le Festus· je m'avais dessein aussi moi-même de le de être humain écouter. demain, déclare, tu te écouteras de lui.</text:span> <text:span text:style-name="T2">23</text:span> <text:span text:style-name="T1">à Celle donc lendemain de ayant venu de le de Agrippa et de la de Bernike avec de nombreuse de fantaisie et de ayants venus à l'intérieur envers le auditorium avec en outre à chiliarques et à hommes à ceux selon excellence de la de cité et de ayant ordonné de le de Festus fut conduit le Paulus.</text:span> <text:span text:style-name="T2">24</text:span> <text:span text:style-name="T1">et déclare le Festus· Agrippa roi et tous ceux étants à côté avec à nous hommes, vous observez celui-ci autour de lequel en totalité le multitude de les de Ioudaiens intercédèrent à moi en en outre à Ierosolymas et ici-même beuglants ne pas attacher de lien lui vivre ne pas plus.</text:span> <text:span text:style-name="T2">25</text:span> <text:span text:style-name="T1">moi cependant je me pris de haut en bas ne pas un digne lui de trépas avoir pratiqué, de lui-même cependant de celui-ci de se ayant surnommé le Vénérable je jugeai mander.</text:span> <text:span text:style-name="T2">26</text:span> <text:span text:style-name="T1">autour de lequel sécurisant un quelconque grapher à le à Maître non j'ai, c'est pourquoi je menai devant lui sur de vous et surtout sur de toi, roi Agrippa, de telle manière que de la de jugement de bas en haut de se ayante devenue que j'aie un quelconque que je graphe·</text:span> <text:span text:style-name="T2">27</text:span> <text:span text:style-name="T1">sans discours car à moi estime mandant lié ne pas aussi les contre de lui causes signifier.</text:span> </text:p>
      <text:p text:style-name="P4">ACTES  26</text:p>
      <text:p text:style-name="Text_20_body"><text:span text:style-name="T2">1</text:span> <text:span text:style-name="T1">Agrippa cependant vers le Paulus déclarait· est permis à toi autour de toi-même dire. alors le Paulus ayant étendu la main se apologisait·</text:span> <text:span text:style-name="T2">2</text:span> <text:span text:style-name="T1">Autour de tous de lesquels je suis appelé en accusation sous de Ioudaiens, roi Agrippa, je m'ai gouverné moi-même bienheureux sur de toi imminant aujourd'hui se apologiser</text:span> <text:span text:style-name="T2">3</text:span> <text:span text:style-name="T1">surtout connaisseur étant toi de tous de les selon Ioudaiens de coutumes en outre et de sujets de recherches, c'est pourquoi je m'attache de lien éloignement de fureur écouter de moi.</text:span> <text:span text:style-name="T2">4</text:span> <text:span text:style-name="T1">La certes donc manière d'existence de moi [celle] hors de jeunesse celle au loin de origine se ayante devenue en à le à ethnie de moi en en outre à Ierosolymas ont su tous [les] Ioudaiens</text:span> <text:span text:style-name="T2">5</text:span> <text:span text:style-name="T1">connaissants avant moi d'en haut, si le cas échéant que veuillent témoigner, en ce que selon la plus exacte hérésie de la de nôtre de religion je vécus Pharisien.</text:span> <text:span text:style-name="T2">6</text:span> <text:span text:style-name="T1">et maintenant sur à espérance de la envers les pères de nous de promesse de se ayante devenue sous de le de Dieu j'ai dressé étant jugé,</text:span> <text:span text:style-name="T2">7</text:span> <text:span text:style-name="T1">envers laquelle le douze tribus de nous en à extension nuit et journée adorant espère atteindre à l'encontre, autour de laquelle de espérance je suis appelé en accusation sous de Ioudaiens, roi.</text:span> <text:span text:style-name="T2">8</text:span> <text:span text:style-name="T1">quel incroyant est jugé à côté à vous si le Dieu morts éveille;</text:span> <text:span text:style-name="T2">9</text:span> <text:span text:style-name="T1">Moi certes donc j'estimai à moi-même vers le nom de Iésous de le de Nazoréen attacher de lien nombreux aux encontres pratiquer,</text:span> <text:span text:style-name="T2">10</text:span> <text:span text:style-name="T1">lequel aussi je fis en à Ierosolymas, et nombreux en outre de les de saints moi en à gardiennages je fermai à clef de haut en bas la à côté de les de chefs sacrificateurs autorité ayant pris de étants saisis de bas en haut en outre de eux je portai de haut en bas caillou lisse.</text:span> <text:span text:style-name="T2">11</text:span> <text:span text:style-name="T1">et selon toutes les synagogues souvent punissant eux je contraignais blasphémer surabondamment en outre se enrageant à eux je poursuivais jusqu'à ce que aussi envers les au-dehors cités.</text:span> <text:span text:style-name="T2">12</text:span> <text:span text:style-name="T1">En à lesquels se allant envers la Damas avec de autorité et de permission de celle de les de chefs sacrificateurs</text:span> <text:span text:style-name="T2">13</text:span> <text:span text:style-name="T1">de journée de au milieu selon la chemin je vis, roi, célestement au-dessus la brillance de le de soleil ayant brillé autour moi lumière et ceux avec à moi se allants.</text:span> <text:span text:style-name="T2">14</text:span> <text:span text:style-name="T1">de tous en outre de ayants tombés de haut en bas de nous envers la terre j'écoutai voix disante vers moi à la à Hébraïque à dialecte· Saoul Saoul, quel moi tu poursuis; dur à toi vers aiguillons frapper du pied.</text:span> <text:span text:style-name="T2">15</text:span> <text:span text:style-name="T1">moi cependant je dis· quel tu es, Maître; le cependant Maître dit· moi je suis Iésous lequel toi tu poursuis.</text:span> <text:span text:style-name="T2">16</text:span> <text:span text:style-name="T1">mais redresse et dresse sur les pieds de toi· envers ce-ci car je fus vu à toi, se mainmettre en avant toi ministre et témoin de lesquels en outre tu vis [moi] de lesquels en outre je serai vu à toi,</text:span> <text:span text:style-name="T2">17</text:span> <text:span text:style-name="T1">se extrayant toi hors de le de peuple et hors de les de ethnies envers lesquels moi j'envoie toi</text:span> <text:span text:style-name="T2">18</text:span> <text:span text:style-name="T1">ouvrir yeux de eux, de ce tourner sur au loin de ténèbre envers lumière et de la de autorité de le de Satanas sur le Dieu, de ce prendre eux abandon de fautes et lot en à ceux à ayants étés sanctifiés à croyance à celle envers moi.</text:span> <text:span text:style-name="T2">19</text:span> <text:span text:style-name="T1">D'où, roi Agrippa, non je me devins désobéissant à la à céleste à apparition</text:span> <text:span text:style-name="T2">20</text:span> <text:span text:style-name="T1">mais à ceux en à Damas premièrement en outre et à Ierosolymas, toute en outre la région de la de Ioudaia et à les à ethnies je rapportais annonce transintelliger et tourner sur sur le Dieu, dignes de la de transintelligence travaux pratiquants.</text:span> <text:span text:style-name="T2">21</text:span> <text:span text:style-name="T1">à cause de ces-ci moi Ioudaiens se ayants pris ensemble [étant] en à le à sanctuaire se tentaient se manipuler en séparant.</text:span> <text:span text:style-name="T2">22</text:span> <text:span text:style-name="T1">de assistance donc ayant obtenu de celle au loin de le de Dieu jusqu'à l'extrémité de la de journée de celle-ci j'ai dressé se rendant témoignage à petit en outre et à grand aucun extérieurement disant de lesquels en outre les prophètes bavardèrent de imminants se devenir et Môusês,</text:span> <text:span text:style-name="T2">23</text:span> <text:span text:style-name="T1">si souffrant le Christ, si premier hors de redressement de morts lumière immine annoncer de haut en bas à le en outre à peuple et à les à ethnies.</text:span> <text:span text:style-name="T2">24</text:span> <text:span text:style-name="T1">Ces-ci cependant de lui de se apologisant le Festus à grande à la à voix déclare· tu te délires, Paulus· les nombreux toi lettres envers manie tourne autour.</text:span> <text:span text:style-name="T2">25</text:span> <text:span text:style-name="T1">le cependant Paulus· non je me délire, déclare, très fort Festus, mais de vérité et de émotion saine oraux je me profère au loin.</text:span> <text:span text:style-name="T2">26</text:span> <text:span text:style-name="T1">se établit sûrement car autour de ces-ci le roi vers lequel aussi se oralisant franchement je bavarde, omettre car lui [un quelconque] de ces-ci non je suis persuadé aucun· non car est en à coin ayant été pratiqué ce-ci.</text:span> <text:span text:style-name="T2">27</text:span> <text:span text:style-name="T1">tu crois, roi Agrippa, à les à prophètes; j'ai su en ce que tu crois.</text:span> <text:span text:style-name="T2">28</text:span> <text:span text:style-name="T1">le cependant Agrippa vers le Paulus· en à peu moi tu persuades Chrétien faire.</text:span> <text:span text:style-name="T2">29</text:span> <text:span text:style-name="T1">le cependant Paulus· que je me souhaite le cas échéant à le à Dieu et en à peu et en à grand non seulement toi mais aussi tous ceux écoutants de moi aujourd'hui se devenir tels quel que aussi moi je suis hormis de les de liens de ceux-ci.</text:span> <text:span text:style-name="T2">30</text:span> <text:span text:style-name="T1">Redressa en outre le roi et le gouverneur la en outre Bernike et ceux se asseyants ensemble à eux,</text:span> <text:span text:style-name="T2">31</text:span> <text:span text:style-name="T1">et ayants replacés bavardaient vers les uns les autres disants en ce que aucun de trépas ou de liens digne [un quelconque] pratique le être humain celui-ci.</text:span> <text:span text:style-name="T2">32</text:span> <text:span text:style-name="T1">Agrippa cependant à le à Festus déclarait· avoir été délié au loin se pouvait le être humain celui-ci si ne pas s'avait surnommé Kaesar.</text:span> </text:p>
      <text:p text:style-name="P4">ACTES  27</text:p>
      <text:p text:style-name="Text_20_body"><text:span text:style-name="T2">1</text:span> <text:span text:style-name="T1">Comme cependant fut jugé de ce naviguer au loin nous envers la Italie, transmettaient le en outre Paulus et des quelconques autres-différents détenus à chef de cent à nom à Ioulios de spirale de Vénérable.</text:span> <text:span text:style-name="T2">2</text:span> <text:span text:style-name="T1">ayants surmontés cependant à navire à Adramytte à imminant naviguer envers les selon la Asie lieux nous fûmes conduit de bas en haut de étant avec à nous de Aristarque de Macédonien de Thessalonicien.</text:span> <text:span text:style-name="T2">3</text:span> <text:span text:style-name="T1">à la en outre à autre-différente nous fûmes mené de haut en bas envers Sidon, en amitié de l'humain en outre le Ioulios à le à Paulus se ayant utilisé permit vers les amis à ayant été allé de soin obtenir.</text:span> <text:span text:style-name="T2">4</text:span> <text:span text:style-name="T1">et de là ayants étés conduits de bas en haut nous naviguâmes sous la Chypre par le fait de ce les vents être aux encontres,</text:span> <text:span text:style-name="T2">5</text:span> <text:span text:style-name="T1">le en outre haute mer ce selon la Cilicie et Pamphylie ayants navigués à travers nous vînmes de haut en bas envers Myra de la de Lycie.</text:span> <text:span text:style-name="T2">6</text:span> <text:span text:style-name="T1">Et là ayant trouvé le chef de cent navire Alexandrinus naviguant envers la Italie fit embarquer nous envers lui.</text:span> <text:span text:style-name="T2">7</text:span> <text:span text:style-name="T1">en à assez-importantes cependant à journées naviguants lentement et laborieusement se ayants devenus selon la Knidos, ne pas de concédant vers nous de le de vent nous naviguâmes sous la Crète selon Salmone,</text:span> <text:span text:style-name="T2">8</text:span> <text:span text:style-name="T1">laborieusement en outre se côtoyants elle nous vînmes envers lieu un quelconque étant appelé Beaux ports à lequel proche cité était Lasaia.</text:span> <text:span text:style-name="T2">9</text:span> <text:span text:style-name="T1">de Assez-important cependant de temps de se ayant devenu au travers et de étant déjà de prompt à chute de le de navigation par le fait de ce aussi la jeûne déjà avoir passé à côté exhortait le Paulus</text:span> <text:span text:style-name="T2">10</text:span> <text:span text:style-name="T1">disant à eux· hommes, j'observe en ce que avec de brutalité et de nombreuse de dommage non seulement de le de charge et de le de navire mais aussi de les de âmes de nous imminer se avoir à être le navigation.</text:span> <text:span text:style-name="T2">11</text:span> <text:span text:style-name="T1">le cependant chef de cent à le à pilote et à le à nautonier davantage était persuadé ou à ces sous de Paulus à étants dits.</text:span> <text:span text:style-name="T2">12</text:span> <text:span text:style-name="T1">de pas bien placé cependant de le de port de subsistant vers hivernage à côté les plus nombreusement se posèrent dessein être conduit de bas en haut de là, si en quelque manière que se puissent ayants atteints à l'encontre envers Foinikas hiverner à côté port de la de Crète regardant selon sud-ouest et selon nord-ouest.</text:span> <text:span text:style-name="T2">13</text:span> <text:span text:style-name="T1">de Ayant soufflé en dessous cependant de sud ayants estimés de la de proposition avoir saisi avec force, ayants levés de près se côtoyaient la Crète.</text:span> <text:span text:style-name="T2">14</text:span> <text:span text:style-name="T1">après non nombreux cependant jeta contre de elle vent typhonien celui étant appelé Eurakulon·</text:span> <text:span text:style-name="T2">15</text:span> <text:span text:style-name="T1">de ayant été ravi avec cependant de le de navire et ne pas de se pouvant voir contre à le à vent ayants donnés de surcroît nous étions porté.</text:span> <text:span text:style-name="T2">16</text:span> <text:span text:style-name="T1">îlot cependant un quelconque ayants courus sous étant appelé Κauda nous eûmes la ténacité laborieusement forts autour se devenir de la de barque,</text:span> <text:span text:style-name="T2">17</text:span> <text:span text:style-name="T1">laquelle ayants levés à aides se utilisaient ceignants au dessous le navire, se effrayants en outre ne pas envers la Syrte que tombent dehors, ayants lâchés le ustensile, ainsi étaient porté.</text:span> <text:span text:style-name="T2">18</text:span> <text:span text:style-name="T1">en véhémence cependant de étants tempêtés de nous à celle suivant éjection se faisaient</text:span> <text:span text:style-name="T2">19</text:span> <text:span text:style-name="T1">et à la à troisième de leurs propres mains la équipement de le de navire flanquèrent.</text:span> <text:span text:style-name="T2">20</text:span> <text:span text:style-name="T1">et ni cependant de soleil et ni de astres de brillants sur sur plus nombreusement journées, de tempête hivernale en outre non de peu de se couchant sur, pour le reste était enlevé autour espérance toute de ce être sauvé nous.</text:span> <text:span text:style-name="T2">21</text:span> <text:span text:style-name="T1">de Nombreuse en outre de abstinence de froment de subsistante alors ayant été dressé le Paulus en à au milieu de eux dit· attachait de lien certes, O hommes, ayants obéis à l'origine à moi ne pas être conduit de bas en haut au loin de la de Crète gagner en outre la brutalité celle-ci et la dommage.</text:span> <text:span text:style-name="T2">22</text:span> <text:span text:style-name="T1">et ces maintenant j'exhorte vous être bien en fureur· rejet au loin car de âme aucune se sera hors de vous toutefois de le de navire.</text:span> <text:span text:style-name="T2">23</text:span> <text:span text:style-name="T1">dressa à côté car à moi à celle-ci à la à nuit de le de Dieu, de lequel je suis [moi] à lequel aussi j'adore, ange</text:span> <text:span text:style-name="T2">24</text:span> <text:span text:style-name="T1">disant· ne pas te effraie, Paulus, à Kaesar toi attache de lien dresser à côté, et voici s'a fait grâce à toi le Dieu tous ceux naviguants avec de toi.</text:span> <text:span text:style-name="T2">25</text:span> <text:span text:style-name="T1">c'est pourquoi soyez bien en fureur, hommes· je crois car à le à Dieu en ce que ainsi se sera selon lequel manière a été bavardé à moi.</text:span> <text:span text:style-name="T2">26</text:span> <text:span text:style-name="T1">envers île cependant une quelconque attache de lien nous tomber dehors.</text:span> <text:span text:style-name="T2">27</text:span> <text:span text:style-name="T1">Comme cependant quatorzième nuit se devint de étants différés de nous en à le à Adriatique, selon au milieu de la de nuit soupçonnaient les matelots amener une quelconque à eux région.</text:span> <text:span text:style-name="T2">28</text:span> <text:span text:style-name="T1">et ayants sondés trouvèrent orgyies vingt, court cependant ayants dressés à travers et de nouveau ayants sondés trouvèrent orgyies quinze·</text:span> <text:span text:style-name="T2">29</text:span> <text:span text:style-name="T1">se effrayants en outre ne pas quelque part où selon raboteux lieux que nous tombions dehors, hors de poupe ayants flanqués ancres quatre se souhaitaient journée se devenir.</text:span> <text:span text:style-name="T2">30</text:span> <text:span text:style-name="T1">de Les cependant de matelots de cherchants fuir hors de le de navire et de ayants lâchés la barque envers la mer à apparence en avant comme hors de proue ancres de imminants étendre,</text:span> <text:span text:style-name="T2">31</text:span> <text:span text:style-name="T1">dit le Paulus à le à chef de cent et à les à soldats· si le cas échéant ne pas ceux-ci que restent en à le à navire, vous être sauvé non vous vous pouvez.</text:span> <text:span text:style-name="T2">32</text:span> <text:span text:style-name="T1">alors coupèrent au loin les soldats les cordages de la de barque et concédèrent elle tomber dehors.</text:span> <text:span text:style-name="T2">33</text:span> <text:span text:style-name="T1">Jusqu'à l'extrémité cependant de lequel journée imminait se devenir, appelait à côté le Paulus en totalités prendre avec au-delà de nourriture disant· quatorzième aujourd'hui journée attendants sans froments vous parachevez ne pas un se ayants pris auprès.</text:span> <text:span text:style-name="T2">34</text:span> <text:span text:style-name="T1">c'est pourquoi j'appelle à côté vous prendre avec au-delà de nourriture· ce-ci car vers de la de votre de sauvetage subsiste, de aucun car de vous cheveu au loin de la de tête se dépérira.</text:span> <text:span text:style-name="T2">35</text:span> <text:span text:style-name="T1">ayant dit cependant ces-ci et ayant pris pain rendit grâce à le à Dieu en devant de tous et ayant cassé se origina manger.</text:span> <text:span text:style-name="T2">36</text:span> <text:span text:style-name="T1">biens en fureurs cependant se ayants devenus tous aussi eux se prirent auprès de nourriture.</text:span> <text:span text:style-name="T2">37</text:span> <text:span text:style-name="T1">nous nous étions cependant les toutes âmes en à le à navire deux cents soixante-dix six.</text:span> <text:span text:style-name="T2">38</text:span> <text:span text:style-name="T1">ayants étés rassasiés cependant de nourriture allégeaient le navire se éjectants le froment envers la mer.</text:span> <text:span text:style-name="T2">39</text:span> <text:span text:style-name="T1">Lorsque cependant journée se devint, la terre non reconnaissaient, sein cependant un quelconque intelligeaient complètement ayant rivage envers lequel se délibéraient si que se puissent expulser le navire.</text:span> <text:span text:style-name="T2">40</text:span> <text:span text:style-name="T1">et les ancres ayants enlevés autour concédaient envers la mer, simultanément ayants rompus les attaches de les de gouvernails et ayants surélevés le artimon à celle à soufflante tenaient de haut en bas envers le rivage.</text:span> <text:span text:style-name="T2">41</text:span> <text:span text:style-name="T1">ayants tombés autour cependant envers lieu divisé en deux mers échouèrent la vaisseau et la certes proue ayante soutenue resta inébranlable, la cependant poupe était délié sous de la de violence [de les de vagues].</text:span> <text:span text:style-name="T2">42</text:span> <text:span text:style-name="T1">de Les cependant de soldats dessein se devint afin que les détenus que tuent catégoriquement, ne pas un quelconque ayant nagé au dehors que fuie à travers.</text:span> <text:span text:style-name="T2">43</text:span> <text:span text:style-name="T1">le cependant chef de cent se ayant dessein sauver par le fait de le Paulus empêcha eux de le de dessein, ordonna en outre ceux se pouvants nager ayants flanqués au loin premiers sur la terre aller dehors</text:span> <text:span text:style-name="T2">44</text:span> <text:span text:style-name="T1">et les restants lesquels certes sur à planches, lesquels cependant sur de des quelconques de ces au loin de le de navire. et ainsi se devint tous être sauvé par le fait de sur la terre.</text:span> </text:p>
      <text:p text:style-name="P4">ACTES  28</text:p>
      <text:p text:style-name="Text_20_body"><text:span text:style-name="T2">1</text:span> <text:span text:style-name="T1">Et ayants étés sauvés par le fait de alors nous reconnûmes en ce que Malte la île est appelé.</text:span> <text:span text:style-name="T2">2</text:span> <text:span text:style-name="T1">les en outre barbares fournissaient non la ayante obtenue amitié de l'humain à nous, ayants touchés car grand feu se prirent auprès tous nous par le fait de le pluie celui ayant présenté et par le fait de le froid.</text:span> <text:span text:style-name="T2">3</text:span> <text:span text:style-name="T1">de Ayant tourné ensemble cependant de le de Paulus de bois secs un quelconque multitude et de ayant surposé sur la grand feu, vipère au loin de la de chaleur ayante sortie attacha de haut en bas de la de main de lui.</text:span> <text:span text:style-name="T2">4</text:span> <text:span text:style-name="T1">comme cependant virent les barbares se suspendant le bête sauvage hors de la de main de lui, vers les uns les autres disaient· en tout cas meurtrier est le être humain celui-ci lequel ayant été sauvé par le fait de hors de la de mer la exécution en justice vivre non concéda.</text:span> <text:span text:style-name="T2">5</text:span> <text:span text:style-name="T1">celui certes donc ayant secoué loin le bête sauvage envers le feu souffrit aucun malicieux,</text:span> <text:span text:style-name="T2">6</text:span> <text:span text:style-name="T1">ceux cependant attendaient lui imminer être enflé en brûlure ou tomber de haut en bas tout à coup mort. sur nombreux cependant de eux de attendants et de observants ne pas un déplacé envers lui se devenant se ayants jetés au-delà disaient lui être Dieu.</text:span> <text:span text:style-name="T2">7</text:span> <text:span text:style-name="T1">En cependant à ces autour le lieu celui-là subsistait emplacements à le à premier de la de île à nom à Publius, lequel se ayant accepté de bas en haut nous trois journées en amitié d'émotion traita en étranger.</text:span> <text:span text:style-name="T2">8</text:span> <text:span text:style-name="T1">se devint cependant le père de le de Publius à fièvres et à dysenterie étant tenu ensemble se coucher de haut en bas, vers lequel le Paulus ayant venu à l'intérieur et se ayant prié ayant surposé les mains à lui se guérit lui.</text:span> <text:span text:style-name="T2">9</text:span> <text:span text:style-name="T1">de ce-ci cependant de se ayant devenu aussi les restants ceux en à la à île ayants infirmités se venaient vers et étaient soigné,</text:span> <text:span text:style-name="T2">10</text:span> <text:span text:style-name="T1">lesquels aussi à nombreuses à valeurs valorisèrent nous et à étants conduits de bas en haut se surposèrent ces vers les besoins.</text:span> <text:span text:style-name="T2">11</text:span> <text:span text:style-name="T1">Après cependant trois mois nous fûmes conduit de bas en haut en à navire à ayant hiverné à côté en à la à île, à Alexandrinus, à marqué à côté à Dioscures.</text:span> <text:span text:style-name="T2">12</text:span> <text:span text:style-name="T1">et ayants étés menés de haut en bas envers Syracuse nous restâmes sur journées trois,</text:span> <text:span text:style-name="T2">13</text:span> <text:span text:style-name="T1">d'où ayants enlevés autour nous atteignîmes à l'encontre envers Regium. et après une journée de se ayant arrivé sur de sud secondaires jours nous vînmes envers Puteoli,</text:span> <text:span text:style-name="T2">14</text:span> <text:span text:style-name="T1">où ayants trouvés frères nous fûmes appelé à côté à côté à eux rester sur journées sept· et ainsi envers la Rome nous vînmes.</text:span> <text:span text:style-name="T2">15</text:span> <text:span text:style-name="T1">et de là les frères ayants écoutés ces autour de nous vinrent envers rencontre de loin à nous jusqu'à l'extrémité de Appius de Forum et de Trois de tavernes, lesquels ayant vu le Paulus ayant rendu grâce à le à Dieu prit courage.</text:span> <text:span text:style-name="T2">16</text:span> <text:span text:style-name="T1">Lorsque cependant nous vînmes à l'intérieur envers Rome, fut permis à le à Paulus rester selon lui-même avec à le à gardiennant lui à soldat.</text:span> <text:span text:style-name="T2">17</text:span> <text:span text:style-name="T1">Se devint cependant après journées trois se appeler ensemble lui ceux étants de les de Ioudaiens premiers· de ayants venus ensemble cependant de eux disait vers eux· moi, hommes frères, aucun à l'encontre ayant fait à le à peuple ou à les à coutumes à les à paternels lié hors de Ierosolymas je fus transmis envers les mains de les de Romains,</text:span> <text:span text:style-name="T2">18</text:span> <text:span text:style-name="T1">lesquels des quelconques ayants jugés de bas en haut moi se avaient dessein délier au loin par le fait de ce ne pas une cause de trépas subsister en à moi.</text:span> <text:span text:style-name="T2">19</text:span> <text:span text:style-name="T1">de contredisants cependant de les de Ioudaiens je fus contraint se surnommer Kaesar non comme de le de ethnie de moi ayant un quelconque accuser.</text:span> <text:span text:style-name="T2">20</text:span> <text:span text:style-name="T1">par le fait de celle-ci donc la cause j'appelai à côté vous voir et bavarder auprès, à cause car de la de espérance de le de Israël la chaîne celle-ci je suis couché autour.</text:span> <text:span text:style-name="T2">21</text:span> <text:span text:style-name="T1">ceux cependant vers lui dirent· nous ni lettres autour de toi nous nous acceptâmes au loin de la de Ioudaia ni se ayant devenu à côté un quelconque de les de frères rapporta annonce ou bavarda un quelconque autour de toi méchant.</text:span> <text:span text:style-name="T2">22</text:span> <text:span text:style-name="T1">nous jugeons digne cependant à côté de toi écouter lesquels tu penses, autour certes car de la de hérésie de celle-ci connu à nous est en ce que partout est contredit.</text:span> <text:span text:style-name="T2">23</text:span> <text:span text:style-name="T1">Se ayants ordonnancés cependant à lui journée vinrent vers lui envers la étrangeté plus nombreusement à lesquels se exposait se passant témoignage la royauté de le de Dieu, persuadant en outre eux autour de le de Iésous au loin en outre de le de loi de Môusês et de les de prophètes, au loin matinalement jusqu'à ce que de soirée.</text:span> <text:span text:style-name="T2">24</text:span> <text:span text:style-name="T1">et ceux certes étaient persuadé à ces à étants dits, ceux cependant croyaient pas·</text:span> <text:span text:style-name="T2">25</text:span> <text:span text:style-name="T1">non consonants cependant étants vers les uns les autres se déliaient au loin de ayant dit de le de Paulus oral un, en ce que bellement le souffle le saint bavarda par de Ésaïa de le de prophète vers les pères de vous</text:span> <text:span text:style-name="T2">26</text:span> <text:span text:style-name="T1">disant· sois allé vers le peuple celui-ci et dis· à écoute vous écouterez et non ne pas que vous compreniez et regardants vous regarderez et non ne pas que vous voyiez·</text:span> <text:span text:style-name="T2">27</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28</text:span> <text:span text:style-name="T1">connu donc soit à vous en ce que à les à ethnies fut envoyé ce-ci le salutaire de le de Dieu· eux et se écouteront.</text:span> <text:span text:style-name="T2">29</text:span> <text:span text:style-name="T2">30</text:span> <text:span text:style-name="T1">Resta dans cependant deux années toute entière en à en propre à location et se acceptait loin tous ceux se allants à l'intérieur vers lui,</text:span> <text:span text:style-name="T2">31</text:span> <text:span text:style-name="T1">annonçant la royauté de le de Dieu et enseignant ces autour de le de Maître de Iésous de Christ avec de toute de oralité franche sans empêchement.</text:span> </text:p>
      <text:h text:style-name="P2" text:outline-level="3">ROMAINS</text:h>
      <text:p text:style-name="Text_20_body"/>
      <text:p text:style-name="P4">ROMAINS  1</text:p>
      <text:p text:style-name="Text_20_body"><text:span text:style-name="T2">1</text:span> <text:span text:style-name="T1">Paulus mâle esclave de Christ de Iésous, appelé envoyé ayant été délimité envers évangile de Dieu,</text:span> <text:span text:style-name="T2">2</text:span> <text:span text:style-name="T1">lequel se promit auparavant par de les de prophètes de lui en à graphes à saintes</text:span> <text:span text:style-name="T2">3</text:span> <text:span text:style-name="T1">autour de le de fils de lui de celui de se ayant devenu hors de semence de Dauid selon chair,</text:span> <text:span text:style-name="T2">4</text:span> <text:span text:style-name="T1">de celui de ayant été limité de fils de Dieu en à puissance selon souffle de sainteté hors de redressement de morts, de Iésous de Christ de le de Maître de nous,</text:span> <text:span text:style-name="T2">5</text:span> <text:span text:style-name="T1">par de lequel nous prîmes grâce et envoi envers écoute soumise de croyance en à tous à les à ethnies au-dessus de le de nom de lui,</text:span> <text:span text:style-name="T2">6</text:span> <text:span text:style-name="T1">en à lesquels vous êtes aussi vous appelés de Iésous de Christ,</text:span> <text:span text:style-name="T2">7</text:span> <text:span text:style-name="T1">à tous à ceux à étants en à Rome à aimés de Dieu, à appelés à saints, grâce à vous et paix au loin de Dieu de père de nous et de Maître de Iésous de Christ.</text:span> <text:span text:style-name="T2">8</text:span> <text:span text:style-name="T1">Premièrement certes je rends grâce à le à Dieu de moi par de Iésous de Christ autour de tous de vous en ce que la croyance de vous est annoncé de haut en bas en à tout entier à le à monde.</text:span> <text:span text:style-name="T2">9</text:span> <text:span text:style-name="T1">témoin car de moi est le Dieu, à lequel j'adore en à le à souffle de moi en à le à évangile de le de fils de lui, comme incessamment mémoration de vous je me fais</text:span> <text:span text:style-name="T2">10</text:span> <text:span text:style-name="T1">en tout moment sur de les de prières de moi se attachant de lien si en quelque manière déjà à un moment je serai cheminé bien en à le à volonté de le de Dieu venir vers vous.</text:span> <text:span text:style-name="T2">11</text:span> <text:span text:style-name="T1">je désire au-dessus car voir vous, afin que un quelconque que je donne avec au-delà don de grâce à vous soufflique envers ce être fixé vous,</text:span> <text:span text:style-name="T2">12</text:span> <text:span text:style-name="T1">ce-ci cependant est être convoqué ensemble en à vous par de la en à les uns les autres de croyance de vous en outre et de moi.</text:span> <text:span text:style-name="T2">13</text:span> <text:span text:style-name="T1">non je veux cependant vous méconnaître, frères, en ce que souvent je me proposai venir vers vous, et je fus empêché jusqu'à l'extrémité de celui viens ici, afin que un quelconque fruit que j'aie aussi en à vous de haut en bas comme aussi en à les à restants à ethnies.</text:span> <text:span text:style-name="T2">14</text:span> <text:span text:style-name="T1">à Hellèns en outre et à barbares, à sages en outre et à inintelligents débiteur je suis,</text:span> <text:span text:style-name="T2">15</text:span> <text:span text:style-name="T1">ainsi ce selon moi de promptitude fureur aussi à vous à ceux en à Rome se évangéliser.</text:span> <text:span text:style-name="T2">16</text:span> <text:span text:style-name="T1">Non car je m'ai honte sur le évangile, puissance car de Dieu est envers sauvetage à tout à celui à croyant, à Ioudaien en outre premièrement et à Hellèn.</text:span> <text:span text:style-name="T2">17</text:span> <text:span text:style-name="T1">justice car de Dieu en à lui est découvert hors de croyance envers croyance, de haut en bas comme a été graphé· le cependant juste hors de croyance se vivra.</text:span> <text:span text:style-name="T2">18</text:span> <text:span text:style-name="T1">Est découvert car colère de Dieu au loin de ciel sur toute impiété et injustice de êtres humains de ceux la vérité en à injustice de tenants de haut en bas,</text:span> <text:span text:style-name="T2">19</text:span> <text:span text:style-name="T1">parce que le connu de le de Dieu visible est en à eux· le Dieu car à eux rendit visible.</text:span> <text:span text:style-name="T2">20</text:span> <text:span text:style-name="T1">les car invisibles de lui au loin de création de monde à les à poèmes étants intelligés est vu de haut en bas, la en outre perpétuelle de lui puissance et divinité, envers ce être eux sans apologies,</text:span> <text:span text:style-name="T2">21</text:span> <text:span text:style-name="T1">parce que ayants connus le Dieu non comme Dieu glorifièrent ou rendirent grâce, mais furent rendu vain en à les à calculs au-travers de eux et fut ténébré la sans capable de comprendre de eux coeur.</text:span> <text:span text:style-name="T2">22</text:span> <text:span text:style-name="T1">affirmants être sages furent rendu fous</text:span> <text:span text:style-name="T2">23</text:span> <text:span text:style-name="T1">et changèrent la gloire de le de incorruptible de Dieu en à similitude de icône de corruptible de être humain et de volatiles et de quadrupèdes et de reptiles.</text:span> <text:span text:style-name="T2">24</text:span> <text:span text:style-name="T1">C'est pourquoi transmit eux le Dieu en à les à désirs en fureurs de les de coeurs de eux envers impureté de ce se dévaloriser les corps de eux en à eux-mêmes·</text:span> <text:span text:style-name="T2">25</text:span> <text:span text:style-name="T1">lesquels des quelconques changèrent au-delà la vérité de le de Dieu en à le à mensonge et se firent vénération et adorèrent à la à création à côté celui ayant créé, lequel est élogié envers les ères, amen.</text:span> <text:span text:style-name="T2">26</text:span> <text:span text:style-name="T1">Par le fait de ce-ci transmit eux le Dieu envers passions de dévalorisation, celles en outre car femelles de eux changèrent au-delà la naturelle utilisation envers la à côté nature,</text:span> <text:span text:style-name="T2">27</text:span> <text:span text:style-name="T1">semblablement en outre aussi les mâles ayants abandonnés la naturelle utilisation de la de femelle furent enflammé dehors en à la à appétit de eux envers les uns les autres, mâles en à mâles la inélégance se mettants au travail complètement et la contre rémunération laquelle attachait de lien de la de égarement de eux en à eux-mêmes recevants.</text:span> <text:span text:style-name="T2">28</text:span> <text:span text:style-name="T1">Et de haut en bas comme non éprouvèrent le Dieu avoir en à reconnaissance, transmit eux le Dieu envers non approuvé intellect, faire ces ne pas surgissants de haut en bas,</text:span> <text:span text:style-name="T2">29</text:span> <text:span text:style-name="T1">ayants étés faits plénitude à toute à injustice à méchanceté à cupidité à malice, pleins de envie de meurtre de discorde de fraude de malignité, chuchoteurs</text:span> <text:span text:style-name="T2">30</text:span> <text:span text:style-name="T1">bavards de haut en bas détestants Dieu brutes prétentieux vantards, inventeurs de malicieux, à parents désobéissants,</text:span> <text:span text:style-name="T2">31</text:span> <text:span text:style-name="T1">sans capables de comprendre sans accords sans tendresses sans miséricordes·</text:span> <text:span text:style-name="T2">32</text:span> <text:span text:style-name="T1">lesquels des quelconques le acte de justification de le de Dieu ayants reconnus en ce que ceux les tels pratiquants dignes de trépas sont, non seulement eux font mais aussi estiment en bien avec à ceux à pratiquants.</text:span> </text:p>
      <text:p text:style-name="P4">ROMAINS  2</text:p>
      <text:p text:style-name="Text_20_body"><text:span text:style-name="T2">1</text:span> <text:span text:style-name="T1">C'est pourquoi sans apologie tu es, O être humain tout celui jugeant· en à lequel car tu juges le autre-différent, toi-même tu juges contre, les car mêmes tu pratiques celui jugeant.</text:span> <text:span text:style-name="T2">2</text:span> <text:span text:style-name="T1">nous avons su cependant en ce que le objet de jugement de le de Dieu est selon vérité sur ceux les tels pratiquants.</text:span> <text:span text:style-name="T2">3</text:span> <text:span text:style-name="T1">tu te calcules cependant ce-ci, O être humain celui jugeant ceux les tels pratiquants et faisant eux, en ce que toi tu te fuiras dehors le objet de jugement de le de Dieu;</text:span> <text:span text:style-name="T2">4</text:span> <text:span text:style-name="T1">ou de le de richesse de la de utilité bonté de lui et de la de retenue et de la de distance de fureur tu méprises, méconnaissant en ce que le utile bon de le de Dieu envers transintelligence toi conduit;</text:span> <text:span text:style-name="T2">5</text:span> <text:span text:style-name="T1">selon cependant la dureté de toi et impénitent coeur tu thésaurises à toi-même colère en à journée de colère et de découverte de juste jugement de le de Dieu</text:span> <text:span text:style-name="T2">6</text:span> <text:span text:style-name="T1">lequel redonnera à chacun selon les travaux de lui·</text:span> <text:span text:style-name="T2">7</text:span> <text:span text:style-name="T1">à ceux certes selon résistance de travail de bon gloire et valeur et incorruptibilité à cherchants vie éternelle,</text:span> <text:span text:style-name="T2">8</text:span> <text:span text:style-name="T1">à ceux cependant hors de rivalité et à désobéissants à la à vérité à étants persuadés cependant à la à injustice colère et fureur.</text:span> <text:span text:style-name="T2">9</text:span> <text:span text:style-name="T1">oppression et étroitesse d'espace sur toute âme de être humain de celui de se mettant au travail complètement le malicieux, de Ioudaien en outre premièrement et de Hellèn·</text:span> <text:span text:style-name="T2">10</text:span> <text:span text:style-name="T1">gloire cependant et valeur et paix à tout à celui à se mettant au travail le bon, à Ioudaien en outre premièrement et à Hellèn·</text:span> <text:span text:style-name="T2">11</text:span> <text:span text:style-name="T1">non car est réception de face à côté à le à Dieu.</text:span> <text:span text:style-name="T2">12</text:span> <text:span text:style-name="T1">Autant lesquels car illégalement fautèrent, illégalement aussi se dépériront, et autant lesquels en à loi fautèrent, par de loi seront jugé·</text:span> <text:span text:style-name="T2">13</text:span> <text:span text:style-name="T1">non car les auditeurs de loi justes à côté [à le] à Dieu, mais les faiseurs de loi seront justifié.</text:span> <text:span text:style-name="T2">14</text:span> <text:span text:style-name="T1">lorsque le cas échéant car ethnies ces ne pas loi ayants à nature ces de le de loi que fassent, ceux-ci loi ne pas ayants à eux-mêmes sont loi·</text:span> <text:span text:style-name="T2">15</text:span> <text:span text:style-name="T1">lesquels des quelconques se montrent dedans le travail de le de loi graphé en à les à coeurs de eux, de témoignante avec de eux de la de conscience et entre de les uns les autres de les de calculs de accusants ou aussi de se apologisants,</text:span> <text:span text:style-name="T2">16</text:span> <text:span text:style-name="T1">en à journée lorsque jugera le Dieu les cachés de les de êtres humains selon le évangile de moi par de Christ de Iésous.</text:span> <text:span text:style-name="T2">17</text:span> <text:span text:style-name="T1">Si cependant toi Ioudaien tu te nommes sur et tu te reposes sur à loi et tu te vantes en à Dieu</text:span> <text:span text:style-name="T2">18</text:span> <text:span text:style-name="T1">et tu connais le volonté et tu éprouves ces différants étant catéchisé hors de le de loi,</text:span> <text:span text:style-name="T2">19</text:span> <text:span text:style-name="T1">tu as persuadé en outre toi-même guide de chemin être de aveugles, lumière de ceux en à ténèbre,</text:span> <text:span text:style-name="T2">20</text:span> <text:span text:style-name="T1">éducateur de insensés, enseignant de infantiles, ayant la formation de la de connaissance et de la de vérité en à le à loi·</text:span> <text:span text:style-name="T2">21</text:span> <text:span text:style-name="T1">celui donc enseignant autre-différent toi-même non tu enseignes; celui annonçant ne pas voler tu voles;</text:span> <text:span text:style-name="T2">22</text:span> <text:span text:style-name="T1">celui disant ne pas adultérer tu adultères; celui se abominant les idoles tu voles sanctuaire;</text:span> <text:span text:style-name="T2">23</text:span> <text:span text:style-name="T1">lequel en à loi tu te vantes, par de la de transgression de le de loi le Dieu tu dévalorises·</text:span> <text:span text:style-name="T2">24</text:span> <text:span text:style-name="T1">le car nom de le de Dieu par le fait de vous est blasphémé en à les à ethnies, de haut en bas comme a été graphé.</text:span> <text:span text:style-name="T2">25</text:span> <text:span text:style-name="T1">Circoncision certes car profite si le cas échéant loi que tu pratiques· si le cas échéant cependant transgresseur de loi que tu sois, la circoncision de toi prépuce a devenu.</text:span> <text:span text:style-name="T2">26</text:span> <text:span text:style-name="T1">si le cas échéant donc la prépuce les actes de justifications de le de loi que gardienne, non la prépuce de lui envers circoncision sera calculé;</text:span> <text:span text:style-name="T2">27</text:span> <text:span text:style-name="T1">et jugera la hors de nature prépuce le loi achevante toi celui par de lettre et de circoncision transgresseur de loi.</text:span> <text:span text:style-name="T2">28</text:span> <text:span text:style-name="T1">non car celui en à le à visible Ioudaien est non cependant la en à le à visible en à chair circoncision,</text:span> <text:span text:style-name="T2">29</text:span> <text:span text:style-name="T1">mais celui en à le à caché Ioudaien, et circoncision de coeur en à souffle non à lettre, de lequel le surlouange non hors de êtres humains mais hors de le de Dieu.</text:span> </text:p>
      <text:p text:style-name="P4">ROMAINS  3</text:p>
      <text:p text:style-name="Text_20_body"><text:soft-page-break/><text:span text:style-name="T2">1</text:span> <text:span text:style-name="T1">Quel donc le surabondant de le de Ioudaien ou quelle la profit de la de circoncision;</text:span> <text:span text:style-name="T2">2</text:span> <text:span text:style-name="T1">nombreux selon tout manière. premièrement certes [car] en ce que furent cru les logions de le de Dieu.</text:span> <text:span text:style-name="T2">3</text:span> <text:span text:style-name="T1">quel car; si crurent pas des quelconques, ne pas la incroyance de eux la croyance de le de Dieu rendra complètement sans travail;</text:span> <text:span text:style-name="T2">4</text:span> <text:span text:style-name="T1">ne pas que se devienne· se devienne cependant le Dieu vrai, tout cependant être humain menteur, de haut en bas comme a été graphé· de telle manière que le cas échéant que tu sois justifié en à les à discours de toi et tu vaincras en à ce être jugé toi.</text:span> <text:span text:style-name="T2">5</text:span> <text:span text:style-name="T1">si cependant la injustice de nous de Dieu justice dresse avec, quel nous dirons; ne pas injuste le Dieu celui portant sur la colère; selon être humain je dis.</text:span> <text:span text:style-name="T2">6</text:span> <text:span text:style-name="T1">ne pas que se devienne· puisque comment? jugera le Dieu le monde;</text:span> <text:span text:style-name="T2">7</text:span> <text:span text:style-name="T1">si cependant la vérité de le de Dieu en à le à mien à mendacité surabonda envers la gloire de lui, quel encore et moi comme fauteur je suis jugé;</text:span> <text:span text:style-name="T2">8</text:span> <text:span text:style-name="T1">et ne pas de haut en bas comme nous sommes blasphémés et de haut en bas comme déclarent des quelconques nous dire en ce que que nous fassions les malicieux, afin que que vienne les bons; de lesquels le objet de jugement en exécution de justice est.</text:span> <text:span text:style-name="T2">9</text:span> <text:span text:style-name="T1">Quel donc; nous nous tenons devant; non en tout cas· nous nous accusâmes avant car Ioudaiens en outre et Hellèns tous sous faute être,</text:span> <text:span text:style-name="T2">10</text:span> <text:span text:style-name="T1">de haut en bas comme a été graphé en ce que non est juste non cependant un,</text:span> <text:span text:style-name="T2">11</text:span> <text:span text:style-name="T1">non est celui comprenant, non est celui recherchant le Dieu.</text:span> <text:span text:style-name="T2">12</text:span> <text:span text:style-name="T1">tous déclinèrent simultanément furent rendu sans nécessités· non est faisant utilité bonté, non est jusqu'à ce que de un.</text:span> <text:span text:style-name="T2">13</text:span> <text:span text:style-name="T1">tombeau ayant été ouvert le larynx de eux, à les à langues de eux trompaient, poison de aspics sous les lèvres de eux·</text:span> <text:span text:style-name="T2">14</text:span> <text:span text:style-name="T1">de lesquels le bouche de imprécation et de amertume est plein,</text:span> <text:span text:style-name="T2">15</text:span> <text:span text:style-name="T1">acérés les pieds de eux déverser sang,</text:span> <text:span text:style-name="T2">16</text:span> <text:span text:style-name="T1">co-broyage et misère en à les à chemins de eux,</text:span> <text:span text:style-name="T2">17</text:span> <text:span text:style-name="T1">et chemin de paix non connurent.</text:span> <text:span text:style-name="T2">18</text:span> <text:span text:style-name="T1">non est effroi de Dieu depuis en-devant de les de yeux de eux.</text:span> <text:span text:style-name="T2">19</text:span> <text:span text:style-name="T1">nous avons su cependant en ce que autant lesquels le loi dit à ceux en à le à loi bavarde, afin que tout bouche que soit obstrué et sous l'exécution de justice que se devienne tout le monde à le à Dieu·</text:span> <text:span text:style-name="T2">20</text:span> <text:span text:style-name="T1">parce que hors de travaux de loi non sera justifié toute chair en devant de lui, par car de loi reconnaissance de faute.</text:span> <text:span text:style-name="T2">21</text:span> <text:span text:style-name="T1">Maintenant cependant séparément de loi justice de Dieu a été rendu visible étante témoignée sous de le de loi et de les de prophètes,</text:span> <text:span text:style-name="T2">22</text:span> <text:span text:style-name="T1">justice cependant de Dieu par de croyance de Iésous de Christ envers tous ceux croyants. non car est diastole,</text:span> <text:span text:style-name="T2">23</text:span> <text:span text:style-name="T1">tous car fautèrent et sont manqués de la de gloire de le de Dieu</text:span> <text:span text:style-name="T2">24</text:span> <text:span text:style-name="T1">étants justifiés gratuitement à la de lui à grâce par de la de rançon intégrale de celle en à Christ à Iésous·</text:span> <text:span text:style-name="T2">25</text:span> <text:span text:style-name="T1">lequel se proposa le Dieu propitiatoire par [de la] de croyance en à le de lui à sang envers indication de la de justice de lui par le fait de la parésie de les de ayants arrivés avant de fautements</text:span> <text:span text:style-name="T2">26</text:span> <text:span text:style-name="T1">en à la à retenue de le de Dieu, vers la indication de la de justice de lui en à le maintenant à moment, envers ce être lui juste et justifiant celui hors de croyance de Iésous.</text:span> <text:span text:style-name="T2">27</text:span> <text:span text:style-name="T1">Où? donc la vanterie; fut fermé à clef au dehors. par de quel de loi; de les de travaux; non pas, mais par de loi de croyance.</text:span> <text:span text:style-name="T2">28</text:span> <text:span text:style-name="T1">nous nous calculons car être justifié à croyance être humain séparément de travaux de loi.</text:span> <text:span text:style-name="T2">29</text:span> <text:span text:style-name="T1">ou de Ioudaiens le Dieu seulement; non pas aussi de ethnies; oui aussi de ethnies,</text:span> <text:span text:style-name="T2">30</text:span> <text:span text:style-name="T1">si certes un le Dieu lequel justifiera circoncision hors de croyance et prépuce par de la de croyance.</text:span> <text:span text:style-name="T2">31</text:span> <text:span text:style-name="T1">loi donc nous rendons complètement sans travail par de la de croyance; ne pas que se devienne· mais loi nous dressons.</text:span> </text:p>
      <text:p text:style-name="P4">ROMAINS  4</text:p>
      <text:p text:style-name="Text_20_body"><text:span text:style-name="T2">1</text:span> <text:span text:style-name="T1">Quel donc nous dirons avoir trouvé Abraam le père antérieur de nous selon chair;</text:span> <text:span text:style-name="T2">2</text:span> <text:span text:style-name="T1">si car Abraam hors de travaux fut justifié, a vantardise, mais non vers Dieu.</text:span> <text:span text:style-name="T2">3</text:span> <text:span text:style-name="T1">quel car la graphe dit; crut cependant Abraam à le à Dieu et fut calculé à lui envers justice.</text:span> <text:span text:style-name="T2">4</text:span> <text:span text:style-name="T1">à celui cependant à se mettant au travail le salaire non est calculé selon grâce mais selon débitation,</text:span> <text:span text:style-name="T2">5</text:span> <text:span text:style-name="T1">à celui cependant ne pas à se mettant au travail à croyant cependant sur celui justifiant le impie est calculé la croyance de lui envers justice·</text:span> <text:span text:style-name="T2">6</text:span> <text:span text:style-name="T1">tout comme aussi Dauid dit le état bienheureux de le de être humain à lequel le Dieu se calcule justice séparément de travaux·</text:span> <text:span text:style-name="T2">7</text:span> <text:span text:style-name="T1">bienheureux de lesquels furent abandonné les illégalités et de lesquels furent recouvert les fautes·</text:span> <text:span text:style-name="T2">8</text:span> <text:span text:style-name="T1">bienheureux homme de lequel non ne pas que se calcule Maître faute.</text:span> <text:span text:style-name="T2">9</text:span> <text:span text:style-name="T1">Le état bienheureux donc celui-ci sur la circoncision ou aussi sur la prépuce; nous disons car· fut calculé à le à Abraam la croyance envers justice.</text:span> <text:span text:style-name="T2">10</text:span> <text:span text:style-name="T1">comment? donc fut calculé; en à circoncision à étant ou en à prépuce; non en à circoncision mais en à prépuce·</text:span> <text:span text:style-name="T2">11</text:span> <text:span text:style-name="T1">et signe prit de circoncision sceau de la de justice de la de croyance de celle en à la à prépuce, envers ce être lui père de tous de ceux de croyants par de prépuce, envers ce être calculé [et] à eux [la] justice,</text:span> <text:span text:style-name="T2">12</text:span> <text:span text:style-name="T1">et père de circoncision à ceux non hors de circoncision seulement mais aussi à ceux à avançants en ligne à les à traces de la en à prépuce de croyance de le de père de nous de Abraam.</text:span> <text:span text:style-name="T2">13</text:span> <text:span text:style-name="T1">Non car par de loi la promesse à le à Abraam ou à le à semence de lui, ce héritier lui être de monde, mais par de justice de croyance.</text:span> <text:span text:style-name="T2">14</text:span> <text:span text:style-name="T1">si car ceux hors de loi héritiers, a été vidé la croyance et a été rendu complètement sans travail la promesse·</text:span> <text:span text:style-name="T2">15</text:span> <text:span text:style-name="T1">le car loi colère se met au travail complètement· où cependant non est loi non cependant transgression.</text:span> <text:span text:style-name="T2">16</text:span> <text:span text:style-name="T1">Par le fait de ce-ci hors de croyance, afin que selon grâce, envers ce être ferme la promesse à tout à le à semence, non à ce hors de le de loi seulement mais aussi à ce hors de croyance de Abraam, lequel est père de tous de nous,</text:span> <text:span text:style-name="T2">17</text:span> <text:span text:style-name="T1">de haut en bas comme a été graphé en ce que père de nombreux de ethnies j'ai posé toi, en contre face de lequel crut de Dieu de celui de faisant être vivant les morts et de appelant ces ne pas étants comme étants.</text:span> <text:span text:style-name="T2">18</text:span> <text:span text:style-name="T1">Lequel à côté espérance sur à espérance crut envers ce se devenir lui père de nombreux de ethnies selon ce ayant été dit· ainsi se sera le semence de toi,</text:span> <text:span text:style-name="T2">19</text:span> <text:span text:style-name="T1">et ne pas ayant été infirme à la à croyance intelligea complètement le de lui-même corps [déjà] ayant été mortifié, cent ans quelque part où subsistant, et la mortification de la de matrice de Sarra·</text:span> <text:span text:style-name="T2">20</text:span> <text:span text:style-name="T1">envers cependant la promesse de le de Dieu non fut jugé à travers à la à incroyance mais fut fortifié dans à la à croyance, ayant donné gloire à le à Dieu</text:span> <text:span text:style-name="T2">21</text:span> <text:span text:style-name="T1">et ayant été colporté à plénitude en ce que lequel s'a promis puissant est aussi faire.</text:span> <text:span text:style-name="T2">22</text:span> <text:span text:style-name="T1">c'est pourquoi [aussi] fut calculé à lui envers justice.</text:span> <text:span text:style-name="T2">23</text:span> <text:span text:style-name="T1">Non fut graphé cependant par le fait de lui seulement en ce que fut calculé à lui</text:span> <text:span text:style-name="T2">24</text:span> <text:span text:style-name="T1">mais aussi par le fait de nous, à lesquels immine être calculé, à ceux à croyants sur celui ayant éveillé Iésous le Maître de nous hors de morts,</text:span> <text:span text:style-name="T2">25</text:span> <text:span text:style-name="T1">lequel fut transmis par le fait de les chutes à côté de nous et fut éveillé par le fait de la justification de nous.</text:span> </text:p>
      <text:p text:style-name="P4">ROMAINS  5</text:p>
      <text:p text:style-name="Text_20_body"><text:span text:style-name="T2">1</text:span> <text:span text:style-name="T1">Ayants étés justifiés donc hors de croyance paix que nous ayons vers le Dieu par de le de Maître de nous de Iésous de Christ</text:span> <text:span text:style-name="T2">2</text:span> <text:span text:style-name="T1">par de lequel aussi la conduite auprès nous avons eu [à la à croyance] envers la grâce celle-ci en à laquelle nous avons dressé et nous nous vantons sur à espérance de la de gloire de le de Dieu.</text:span> <text:span text:style-name="T2">3</text:span> <text:span text:style-name="T1">non seulement cependant, mais aussi nous nous vantons en à les à oppressions, ayants sus en ce que la oppression résistance se met au travail complètement,</text:span> <text:span text:style-name="T2">4</text:span> <text:span text:style-name="T1">la cependant résistance épreuve, la cependant épreuve espérance.</text:span> <text:span text:style-name="T2">5</text:span> <text:span text:style-name="T1">la cependant espérance non couvre de honte, en ce que la amour de le de Dieu a été déversé en à les à coeurs de nous par de souffle de saint de ce de ayant été donné à nous.</text:span> <text:span text:style-name="T2">6</text:span> <text:span text:style-name="T1">Encore car Christ de étants de nous de infirmes encore selon moment au-dessus de impies mourut loin.</text:span> <text:span text:style-name="T2">7</text:span> <text:span text:style-name="T1">laborieusement car au-dessus de juste un quelconque se mourra loin· au-dessus car de le de bon peut-être un quelconque aussi ose mourir loin·</text:span> <text:span text:style-name="T2">8</text:span> <text:span text:style-name="T1">dresse avec cependant la de lui-même amour envers nous le Dieu, en ce que encore de fauteurs de étants de nous Christ au-dessus de nous mourut loin.</text:span> <text:span text:style-name="T2">9</text:span> <text:span text:style-name="T1">à nombreux donc davantage ayants étés justifiés maintenant en à le à sang de lui nous serons sauvé par de lui au loin de la de colère.</text:span> <text:span text:style-name="T2">10</text:span> <text:span text:style-name="T1">si car ennemis étants nous fûmes échangé de haut en bas à le à Dieu par de le de trépas de le de fils de lui, à nombreux davantage ayants étés échangés de haut en bas nous serons sauvé en à la à vie de lui·</text:span> <text:span text:style-name="T2">11</text:span> <text:span text:style-name="T1">non seulement cependant, mais aussi se vantants en à le à Dieu par de le de Maître de nous de Iésous de Christ par de lequel maintenant la réconciliation nous prîmes.</text:span> <text:span text:style-name="T2">12</text:span> <text:span text:style-name="T1">Par le fait de ce-ci comme certes par de un de être humain la faute envers le monde vint à l'intérieur et par de la de faute le trépas, aussi ainsi envers tous êtres humains le trépas passa à travers, sur à lequel tous fautèrent·</text:span> <text:span text:style-name="T2">13</text:span> <text:span text:style-name="T1">jusqu'à l'extrémité car de loi faute était en à monde, faute cependant non est mis au compte ne pas de étant de loi,</text:span> <text:span text:style-name="T2">14</text:span> <text:span text:style-name="T1">mais fut roi le trépas au loin de Adam jusqu'à de Môusês aussi sur ceux ne pas ayants fautés sur à le à similitude de la de transgression de Adam lequel est modèle frappé de celui de imminant.</text:span> <text:span text:style-name="T2">15</text:span> <text:span text:style-name="T1">Mais non comme le chute à côté, ainsi aussi le don de grâce· si car à le de le de un à chute à côté les nombreux moururent loin, à nombreux davantage la grâce de le de Dieu et la gratification en à grâce à celle de le de un de être humain de Iésous de Christ envers les nombreux surabonda.</text:span> <text:span text:style-name="T2">16</text:span> <text:span text:style-name="T1">et non comme par de un de ayant fauté le don gratuit· le certes car objet de jugement hors de un envers objet de contre jugement, le cependant don de grâce hors de nombreux de chutes à côté envers acte de justification.</text:span> <text:span text:style-name="T2">17</text:span> <text:span text:style-name="T1">si car à le de le de un à chute à côté le trépas fut roi par de le de un, à nombreux davantage ceux la surabondance de la de grâce et de la de gratification de la de justice prenants en à vie seront rois par de le de un de Iésous de Christ.</text:span> <text:span text:style-name="T2">18</text:span> <text:span text:style-name="T1">Par conséquent donc comme par de un de chute à côté envers tous êtres humains envers objet de contre jugement, ainsi aussi par de un de acte de justification envers tous êtres humains envers justification de vie·</text:span> <text:span text:style-name="T2">19</text:span> <text:span text:style-name="T1">comme certes car par de la de écoute à côté de le de un de être humain fauteurs furent constitué les nombreux, ainsi aussi par de la de écoute soumise de le de un justes seront constitué les nombreux.</text:span> <text:span text:style-name="T2">20</text:span> <text:span text:style-name="T1">loi cependant entra à côté, afin que que fasse plus nombreux le chute à côté· où cependant fit plus nombreux la faute, surabonda au-dessus la grâce,</text:span> <text:span text:style-name="T2">21</text:span> <text:span text:style-name="T1">afin que comme certes fut roi la faute en à le à trépas, ainsi aussi la grâce que soit roi par de justice envers vie éternelle par de Iésous de Christ de le de Maître de nous.</text:span> </text:p>
      <text:p text:style-name="P4">ROMAINS  6</text:p>
      <text:p text:style-name="Text_20_body"><text:span text:style-name="T2">1</text:span> <text:span text:style-name="T1">Quel donc nous dirons; que nous restions sur à la à faute, afin que la grâce que fasse plus nombreux;</text:span> <text:span text:style-name="T2">2</text:span> <text:span text:style-name="T1">ne pas que se devienne. lesquels des quelconques nous mourûmes loin à la à faute, comment? encore nous vivrons en à elle;</text:span> <text:span text:style-name="T2">3</text:span> <text:span text:style-name="T1">ou vous méconnaissez en ce que, autant lesquels nous fûmes baptisé envers Christ Iésous, envers le trépas de lui nous fûmes baptisé;</text:span> <text:span text:style-name="T2">4</text:span> <text:span text:style-name="T1">nous fûmes enseveli avec donc à lui par de le de baptême envers le trépas, afin que comme certes fut éveillé Christ hors de morts par de la de gloire de le de père, ainsi aussi nous en à nouveauté de vie que nous piétinions autour.</text:span> <text:span text:style-name="T2">5</text:span> <text:span text:style-name="T1">si car poussés avec nous avons devenus à le à similitude de le de trépas de lui, mais aussi de la de redressement nous nous serons·</text:span> <text:span text:style-name="T2">6</text:span> <text:span text:style-name="T1">ce-ci connaissants en ce que le vieil de nous être humain fut crucifié avec, afin que que soit rendu complètement sans travail le corps de la de faute, de ce ne pas plus être esclave nous à la à faute·</text:span> <text:span text:style-name="T2">7</text:span> <text:span text:style-name="T1">celui car ayant mort loin a été justifié au loin de la de faute.</text:span> <text:span text:style-name="T2">8</text:span> <text:span text:style-name="T1">si cependant nous mourûmes loin avec à Christ, nous croyons en ce que aussi nous vivrons avec à lui,</text:span> <text:span text:style-name="T2">9</text:span> <text:span text:style-name="T1">ayants sus en ce que Christ ayant été éveillé hors de morts non plus meurt loin, trépas de lui non plus maîtrise.</text:span> <text:span text:style-name="T2">10</text:span> <text:span text:style-name="T1">lequel car mourut loin, à la à faute mourut loin sur une fois· lequel cependant vit, vit à le à Dieu.</text:span> <text:span text:style-name="T2">11</text:span> <text:span text:style-name="T1">ainsi aussi vous que vous vous calculez vous-mêmes [être] morts certes à la à faute vivants cependant à le à Dieu en à Christ à Iésous.</text:span> <text:span text:style-name="T2">12</text:span> <text:span text:style-name="T1">Ne pas donc soit roi la faute en à le à mortel de vous à corps envers ce écouter en soumission à les à désirs en fureurs de lui,</text:span> <text:span text:style-name="T2">13</text:span> <text:span text:style-name="T1">ni cependant dressez à côté les membres de vous armes de injustice à la à faute, mais dressez à côté vous-mêmes à le à Dieu comme si hors de morts vivants et les membres de vous armes de justice à le à Dieu.</text:span> <text:span text:style-name="T2">14</text:span> <text:span text:style-name="T1">faute car de vous non maîtrisera· non car vous êtes sous loi mais sous grâce.</text:span> <text:span text:style-name="T2">15</text:span> <text:span text:style-name="T1">Quel donc; que nous fautions, en ce que non nous sommes sous loi mais sous grâce; ne pas que se devienne.</text:span> <text:span text:style-name="T2">16</text:span> <text:span text:style-name="T1">non vous avez su en ce que à lequel vous dressez à côté vous-mêmes mâles esclaves envers écoute soumise, mâles esclaves vous êtes à lequel vous écoutez en soumission, ou soit de faute envers trépas ou de écoute soumise envers justice;</text:span> <text:span text:style-name="T2">17</text:span> <text:span text:style-name="T1">grâce cependant à le à Dieu en ce que vous étiez mâles esclaves de la de faute vous écoutâtes en soumission cependant hors de coeur envers lequel vous fûtes transmis modèle frappé de enseignement,</text:span> <text:span text:style-name="T2">18</text:span> <text:span text:style-name="T1">ayants étés libérés cependant au loin de la de faute vous fûtes esclavagé à la à justice.</text:span> <text:span text:style-name="T2">19</text:span> <text:span text:style-name="T1">Humain je dis par le fait de la infirmité de la de chair de vous. comme certes car vous dressâtes à côté les membres de vous esclaves à la à impureté et à la à illégalité envers la illégalité, ainsi maintenant dressez à côté les membres de vous esclaves à la à justice envers sanctification.</text:span> <text:span text:style-name="T2">20</text:span> <text:span text:style-name="T1">lorsque car mâles esclaves vous étiez de la de faute, libres vous étiez à la à justice.</text:span> <text:span text:style-name="T2">21</text:span> <text:span text:style-name="T1">quel donc fruit vous aviez alors; sur à lesquels maintenant vous vous avez honte sur, le car achèvement de ces-là trépas.</text:span> <text:span text:style-name="T2">22</text:span> <text:span text:style-name="T1">maintenant cependant ayants étés libérés au loin de la de faute ayants étés esclavagés cependant à le à Dieu vous avez le fruit de vous envers sanctification, le cependant achèvement vie éternelle.</text:span> <text:span text:style-name="T2">23</text:span> <text:span text:style-name="T1">les car gages de la de faute trépas, le cependant don de grâce de le de Dieu vie éternelle en à Christ à Iésous à le à Maître de nous.</text:span> </text:p>
      <text:p text:style-name="P4">ROMAINS  7</text:p>
      <text:p text:style-name="Text_20_body"><text:span text:style-name="T2">1</text:span> <text:span text:style-name="T1">Ou vous méconnaissez, frères, à connaissants car loi je bavarde, en ce que le loi maîtrise de le de être humain sur autant lequel temps vit;</text:span> <text:span text:style-name="T2">2</text:span> <text:span text:style-name="T1">la car sous homme femme à le à vivant à homme a été attaché de lien à loi· si le cas échéant cependant que meure loin le homme, a été rendu complètement sans travail au loin de le de loi de le de homme.</text:span> <text:span text:style-name="T2">3</text:span> <text:span text:style-name="T1">par conséquent donc de vivant de le de homme adultère négociera du besoin si le cas échéant que se devienne à homme à autre-différent· si le cas échéant cependant que meure loin le homme, libre est au loin de le de loi, de ce ne pas être elle adultère se ayante devenue à homme à autre-différent.</text:span> <text:span text:style-name="T2">4</text:span> <text:span text:style-name="T1">de sorte que, frères de moi, aussi vous vous fûtes mis à trépas à le à loi par de le de corps de le de Christ, envers ce se devenir vous à autre-différent, à celui hors de morts à ayant été éveillé, afin que que nous colportions du fruit à le à Dieu.</text:span> <text:span text:style-name="T2">5</text:span> <text:span text:style-name="T1">lorsque car nous étions en à la à chair, les passions de souffrances de les de fautes ces par de le de loi se énergisait en à les à membres de nous, envers ce colporter du fruit à le à trépas·</text:span> <text:span text:style-name="T2">6</text:span> <text:span text:style-name="T1">maintenant cependant nous fûmes rendu complètement sans travail au loin de le de loi ayants morts loin en à lequel nous étions tenu de haut en bas, de sorte que être esclave nous en à nouveauté de souffle et non à vieillesse de lettre.</text:span> <text:span text:style-name="T2">7</text:span> <text:span text:style-name="T1">Quel donc nous dirons; le loi faute; ne pas que se devienne· mais la faute non je connus si ne pas par de loi· la en outre car désir en fureur non j'avais su si ne pas le loi disait· non tu désireras en fureur.</text:span> <text:span text:style-name="T2">8</text:span> <text:span text:style-name="T1">occasion cependant ayante prise la faute par de la de commandement se mit au travail complètement en à moi toute désir en fureur· séparément car de loi faute morte.</text:span> <text:span text:style-name="T2">9</text:span> <text:span text:style-name="T1">moi cependant je vivais séparément de loi à un moment, de ayante venue cependant de la de commandement la faute vécut de bas en haut,</text:span> <text:span text:style-name="T2">10</text:span> <text:span text:style-name="T1">moi cependant je mourus loin et fut trouvé à moi la commandement celle envers vie, celle-ci envers trépas·</text:span> <text:span text:style-name="T2">11</text:span> <text:span text:style-name="T1">la car faute occasion ayante prise par de la de commandement appâta d'excès moi et par de elle tua catégoriquement.</text:span> <text:span text:style-name="T2">12</text:span> <text:span text:style-name="T1">de sorte que le certes loi saint et la commandement sainte et juste et bonne.</text:span> <text:span text:style-name="T2">13</text:span> <text:span text:style-name="T1">Le donc bon à moi se devint trépas; ne pas que se devienne· mais la faute, afin que que soit apparu en lumière faute, par de le de bon à moi se mettante au travail complètement trépas, afin que que se devienne selon hyperbole fauteuse la faute par de la de commandement.</text:span> <text:span text:style-name="T2">14</text:span> <text:span text:style-name="T1">Nous avons su car en ce que le loi soufflique est, moi cependant charnu je suis ayant été vendu sous la faute.</text:span> <text:span text:style-name="T2">15</text:span> <text:span text:style-name="T1">lequel car je me mets au travail complètement non je connais· non car lequel je veux ce-ci je pratique, mais lequel je hais ce-ci je fais.</text:span> <text:span text:style-name="T2">16</text:span> <text:span text:style-name="T1">si cependant lequel non je veux ce-ci je fais, je dis ensemble à le à loi en ce que beau.</text:span> <text:span text:style-name="T2">17</text:span> <text:span text:style-name="T1">maintenant cependant non plus moi je me mets au travail complètement lui mais celle enhabitante maison en à moi faute.</text:span> <text:span text:style-name="T2">18</text:span> <text:span text:style-name="T1">J'ai su car en ce que non habite maison en à moi, ce-ci est en à la à chair de moi, bon· ce car vouloir se couche à côté à moi, ce cependant se mettre au travail complètement le beau non·</text:span> <text:span text:style-name="T2">19</text:span> <text:span text:style-name="T1">non car lequel je veux je fais bon, mais lequel non je veux malicieux ce-ci je pratique.</text:span> <text:span text:style-name="T2">20</text:span> <text:span text:style-name="T1">si cependant lequel non je veux [moi] ce-ci je fais, non plus moi je me mets au travail complètement lui mais la habitante maison en à moi faute.</text:span> <text:span text:style-name="T2">21</text:span> <text:span text:style-name="T1">je trouve par conséquent le loi, à celui à voulant à moi faire le beau, en ce que à moi le malicieux se couche à côté·</text:span> <text:span text:style-name="T2">22</text:span> <text:span text:style-name="T1">je me prends plaisir avec car à le à loi de le de Dieu selon le dedans être humain,</text:span> <text:span text:style-name="T2">23</text:span> <text:span text:style-name="T1">je regarde cependant autre-différent loi en à les à membres de moi se luttant contre à le à loi de le de intellect de moi et faisant captif moi en à le à loi de la de faute à celui à étant en à les à membres de moi.</text:span> <text:span text:style-name="T2">24</text:span> <text:span text:style-name="T1">Misérable moi être humain· quel moi se délivrera hors de le de corps de le de trépas de celui-ci;</text:span> <text:span text:style-name="T2">25</text:span> <text:span text:style-name="T1">grâce à le à Dieu par de Iésous de Christ de le de Maître de nous. Par conséquent donc moi-même moi à le certes à intellect je suis esclave à loi de Dieu à la cependant à chair à loi de faute.</text:span> </text:p>
      <text:p text:style-name="P4">ROMAINS  8</text:p>
      <text:p text:style-name="Text_20_body"><text:span text:style-name="T2">1</text:span> <text:span text:style-name="T1">Aucun par conséquent maintenant objet de contre jugement à ceux en à Christ à Iésous.</text:span> <text:span text:style-name="T2">2</text:span> <text:span text:style-name="T1">le car loi de le de souffle de la de vie en à Christ à Iésous libéra toi au loin de le de loi de la de faute et de le de trépas.</text:span> <text:span text:style-name="T2">3</text:span> <text:span text:style-name="T1">Le car impuissant de le de loi en à lequel était infirme par de la de chair, le Dieu le de lui-même fils ayant mandé en à similitude de chair de faute et autour de faute jugea contre la faute en à la à chair,</text:span> <text:span text:style-name="T2">4</text:span> <text:span text:style-name="T1">afin que le acte de justification de le de loi que soit fait plénitude en à nous à ceux ne pas selon chair à piétinants autour mais selon souffle.</text:span> <text:span text:style-name="T2">5</text:span> <text:span text:style-name="T1">ceux car selon chair étants ces de la de chair pensent, ceux cependant selon souffle ces de le de souffle.</text:span> <text:span text:style-name="T2">6</text:span> <text:span text:style-name="T1">le car pensée de la de chair trépas, le cependant pensée de le de souffle vie et paix·</text:span> <text:span text:style-name="T2">7</text:span> <text:span text:style-name="T1">parce que le pensée de la de chair haine envers Dieu, à le car à loi de le de Dieu non est subordonné, non cependant car se peut·</text:span> <text:span text:style-name="T2">8</text:span> <text:span text:style-name="T1">ceux cependant en à chair étants à Dieu plaire non se peuvent.</text:span> <text:span text:style-name="T2">9</text:span> <text:span text:style-name="T1">Vous cependant non vous êtes en à chair mais en à souffle, si certes souffle de Dieu habite maison en à vous. si cependant un quelconque souffle de Christ non a, celui-ci non est de lui.</text:span> <text:span text:style-name="T2">10</text:span> <text:span text:style-name="T1">si cependant Christ en à vous, le certes corps mort par le fait de faute le cependant souffle vie par le fait de justice.</text:span> <text:span text:style-name="T2">11</text:span> <text:span text:style-name="T1">si cependant le souffle de celui de ayant éveillé le Iésous hors de morts habite maison en à vous, celui ayant éveillé hors de morts Christ Iésous fera être vivant aussi les mortels corps de vous par de le de enhabitant maison de lui de souffle en à vous.</text:span> <text:span text:style-name="T2">12</text:span> <text:span text:style-name="T1">Par conséquent donc, frères, débiteurs nous sommes non à la à chair de ce selon chair vivre,</text:span> <text:span text:style-name="T2">13</text:span> <text:span text:style-name="T1">si car selon chair vous vivez, vous imminez mourir loin· si cependant à souffle les pratiques de le de corps vous mettez à trépas, vous vous vivrez.</text:span> <text:span text:style-name="T2">14</text:span> <text:span text:style-name="T1">autant lesquels car à souffle de Dieu sont conduits, ceux-ci fils de Dieu sont.</text:span> <text:span text:style-name="T2">15</text:span> <text:span text:style-name="T1">non car vous prîtes souffle de esclavage de nouveau envers effroi mais vous prîtes souffle de adoption comme fils en à lequel nous croassons· Abba le père.</text:span> <text:span text:style-name="T2">16</text:span> <text:span text:style-name="T1">lui-même le souffle témoigne avec à le à souffle de nous en ce que nous sommes enfants de Dieu.</text:span> <text:span text:style-name="T2">17</text:span> <text:span text:style-name="T1">si cependant enfants, aussi héritiers· héritiers certes de Dieu, cohéritiers cependant de Christ, si certes nous souffrons avec afin que aussi que nous soyons glorifié avec.</text:span> <text:span text:style-name="T2">18</text:span> <text:span text:style-name="T1">Je me calcule car en ce que non dignes les passions de souffrances de le maintenant de moment vers la imminante gloire être découvert envers nous.</text:span> <text:span text:style-name="T2">19</text:span> <text:span text:style-name="T1">la car attente sérieuse de la de création la découverte de les de fils de le de Dieu se attend longuement.</text:span> <text:span text:style-name="T2">20</text:span> <text:span text:style-name="T1">à la car à vanité la création fut subordonné, non volontiers mais par le fait de celui ayant subordonné, sur à espérance</text:span> <text:span text:style-name="T2">21</text:span> <text:span text:style-name="T1">en ce que aussi elle-même la création sera libéré au loin de la de esclavage de la de corruption envers la liberté de la de gloire de les de enfants de le de Dieu.</text:span> <text:span text:style-name="T2">22</text:span> <text:span text:style-name="T1">nous avons su car en ce que toute la création soupire ensemble et souffre ensemble les douleurs de l'enfantement jusqu'à l'extrémité de celui maintenant·</text:span> <text:span text:style-name="T2">23</text:span> <text:span text:style-name="T1">non seulement cependant, mais aussi nous-mêmes la prémisse de le de souffle ayants, nous aussi nous-mêmes en à nous-mêmes nous soupirons adoption comme fils se attendants longuement, la rançon intégrale de le de corps de nous.</text:span> <text:span text:style-name="T2">24</text:span> <text:span text:style-name="T1">à la car à espérance nous fûmes sauvé· espérance cependant étante regardée non est espérance· lequel car regarde un quelconque espère;</text:span> <text:span text:style-name="T2">25</text:span> <text:span text:style-name="T1">si cependant lequel non nous regardons nous espérons, par de résistance nous nous attendons longuement.</text:span> <text:span text:style-name="T2">26</text:span> <text:span text:style-name="T1">De même cependant aussi le souffle se prend contre avec à la à infirmité de nous· le car quel que nous nous priions selon que attache de lien non nous avons su, mais lui-même le souffle intercède au-dessus à soupirs à inexprimables·</text:span> <text:span text:style-name="T2">27</text:span> <text:span text:style-name="T1">celui cependant scrutant les coeurs a su quel le pensée de le de souffle, en ce que selon Dieu intercède au-dessus de saints.</text:span> <text:span text:style-name="T2">28</text:span> <text:span text:style-name="T1">Nous avons su cependant en ce que à ceux à aimants le Dieu tous travaille avec envers bon, à ceux selon proposition à appelés à étants.</text:span> <text:span text:style-name="T2">29</text:span> <text:span text:style-name="T1">en ce que lesquels connut avant, aussi prédétermina conformes de la de icône de le de fils de lui, envers ce être lui premier-né en à nombreux à frères·</text:span> <text:span text:style-name="T2">30</text:span> <text:span text:style-name="T1">lesquels cependant prédétermina, ceux-ci aussi appela· et lesquels appela, ceux-ci aussi justifia· lesquels cependant justifia, ceux-ci aussi glorifia.</text:span> <text:span text:style-name="T2">31</text:span> <text:span text:style-name="T1">Quel donc nous dirons vers ces-ci; si le Dieu au-dessus de nous, quel contre de nous;</text:span> <text:span text:style-name="T2">32</text:span> <text:span text:style-name="T1">lequel du moins de le de en propre de fils non se épargna mais au-dessus de nous de tous transmit lui, comment? non pas aussi avec à lui ces tous à nous se fera grâce;</text:span> <text:span text:style-name="T2">33</text:span> <text:span text:style-name="T1">quel appellera en accusation contre de élus de Dieu; Dieu celui justifiant·</text:span> <text:span text:style-name="T2">34</text:span> <text:span text:style-name="T1">quel celui jugeant contre; Christ [Iésous] celui ayant mort loin, davantage cependant ayant été éveillé, lequel aussi est en à droite de le de Dieu, lequel aussi intercède au-dessus de nous.</text:span> <text:span text:style-name="T2">35</text:span> <text:span text:style-name="T1">quel nous séparera au loin de la de amour de le de Christ; oppression ou étroitesse d'espace ou poursuite ou famine ou nudité ou risque ou machette;</text:span> <text:span text:style-name="T2">36</text:span> <text:span text:style-name="T1">de haut en bas comme a été graphé en ce que à cause de toi nous sommes mis à trépas toute entière la journée, nous fûmes calculé comme brebis de égorgement.</text:span> <text:span text:style-name="T2">37</text:span> <text:span text:style-name="T1">mais en à ces-ci à tous nous vainquons au-dessus par de celui de ayant aimé nous.</text:span> <text:span text:style-name="T2">38</text:span> <text:span text:style-name="T1">j'ai été persuadé car en ce que ni trépas ni vie ni anges ni origines ni ayants dressés dedans ni imminants ni puissances</text:span> <text:span text:style-name="T2">39</text:span> <text:span text:style-name="T1">ni hauteur ni profondeur ni une quelconque création autre-différente se pourra nous séparer au loin de la de amour de le de Dieu de celle en à Christ à Iésous à le à Maître de nous.</text:span> </text:p>
      <text:p text:style-name="P4">ROMAINS  9</text:p>
      <text:p text:style-name="Text_20_body"><text:span text:style-name="T2">1</text:span> <text:span text:style-name="T1">Vérité je dis en à Christ, non je me mens, de témoignante avec à moi de la de conscience de moi en à souffle à saint,</text:span> <text:span text:style-name="T2">2</text:span> <text:span text:style-name="T1">en ce que tristesse à moi est grande et incessante douleur à la à coeur de moi.</text:span> <text:span text:style-name="T2">3</text:span> <text:span text:style-name="T1">je me souhaitais car anathème être moi-même moi au loin de le de Christ au-dessus de les de frères de moi de les de congénitaux de moi selon chair,</text:span> <text:span text:style-name="T2">4</text:span> <text:span text:style-name="T1">lesquels des quelconques sont Israélites, de lesquels la adoption comme fils et la gloire et les dispositions et la législation et la adoration et les promesses,</text:span> <text:span text:style-name="T2">5</text:span> <text:span text:style-name="T1">de lesquels les pères et hors de lesquels le Christ ce selon chair, celui étant sur de tous Dieu élogié envers les ères, amen.</text:span> <text:span text:style-name="T2">6</text:span> <text:span text:style-name="T1">Non tel que cependant en ce que a tombé dehors le discours de le de Dieu. non car tous ceux hors de Israël ceux-ci Israël·</text:span> <text:span text:style-name="T2">7</text:span> <text:span text:style-name="T1">non cependant en ce que sont semence de Abraam tous enfants, mais· en à Isaak sera appelé à toi semence.</text:span> <text:span text:style-name="T2">8</text:span> <text:span text:style-name="T1">ce-ci est, non les enfants de la de chair ces-ci enfants de le de Dieu mais les enfants de la de promesse est calculé envers semence.</text:span> <text:span text:style-name="T2">9</text:span> <text:span text:style-name="T1">de promesse car le discours celui-ci· selon le moment celui-ci je me viendrai et se sera à la à Sarra fils.</text:span> <text:span text:style-name="T2">10</text:span> <text:span text:style-name="T1">Non seulement cependant, mais aussi Rebekka hors de un couche ayante, de Isaak de le de père de nous·</text:span> <text:span text:style-name="T2">11</text:span> <text:span text:style-name="T1">ne pas encore car de ayants étés engendrés ni cependant de ayants pratiqués un quelconque bon ou dérisoire, afin que la selon élection proposition de le de Dieu que reste,</text:span> <text:span text:style-name="T2">12</text:span> <text:span text:style-name="T1">non hors de travaux mais hors de celui de appelant, fut dit à elle en ce que le plus grand sera esclave à le à moindre,</text:span> <text:span text:style-name="T2">13</text:span> <text:span text:style-name="T1">de haut en bas comme a été graphé· le Iakob j'aimai, le cependant Esaü je haïs.</text:span> <text:span text:style-name="T2">14</text:span> <text:span text:style-name="T1">Quel donc nous dirons; ne pas injustice à côté à le à Dieu; ne pas que se devienne.</text:span> <text:span text:style-name="T2">15</text:span> <text:span text:style-name="T1">à le à Môusês car dit· je ferai miséricorde lequel le cas échéant que je fasse miséricorde et je compassionnerai lequel le cas échéant que je compassionne.</text:span> <text:span text:style-name="T2">16</text:span> <text:span text:style-name="T1">par conséquent donc non de celui de voulant non cependant de celui de courant mais de celui de faisant miséricorde de Dieu.</text:span> <text:span text:style-name="T2">17</text:span> <text:span text:style-name="T1">dit car la graphe à le à Pharaon en ce que envers même ce-ci j'éveillai dehors toi de telle manière que que je me montre dedans en à toi la puissance de moi et de telle manière que que soit annoncé à travers le nom de moi en à toute à la à terre.</text:span> <text:span text:style-name="T2">18</text:span> <text:span text:style-name="T1">par conséquent donc lequel veut fait miséricorde, lequel cependant veut durcit.</text:span> <text:span text:style-name="T2">19</text:span> <text:span text:style-name="T1">Tu diras à moi donc· quel [donc] encore se blâme; à le car à dessein de lui quel a dressé contre;</text:span> <text:span text:style-name="T2">20</text:span> <text:span text:style-name="T1">O être humain, certes donc au moins toi quel tu es celui se répondant contre à le à Dieu; ne pas dira le ouvrage façonné à celui à ayant façonné· quel moi tu fis ainsi;</text:span> <text:span text:style-name="T2">21</text:span> <text:span text:style-name="T1">ou non a autorité le potier de le de boue hors de le de même de pâte faire lequel certes envers valeur ustensile lequel cependant envers dévalorisation;</text:span> <text:span text:style-name="T2">22</text:span> <text:span text:style-name="T1">si cependant voulant le Dieu se montrer dedans la colère et faire connaître le puissant de lui porta en à nombreuse à distance de fureur ustensiles de colère ayants étés ajustés complètement envers déperdition,</text:span> <text:span text:style-name="T2">23</text:span> <text:span text:style-name="T1">et afin que que fasse connaître le richesse de la de gloire de lui sur ustensiles de miséricorde lesquels prépara d'avance envers gloire;</text:span> <text:span text:style-name="T2">24</text:span> <text:span text:style-name="T1">Lesquels aussi appela nous non seulement hors de Ioudaiens mais aussi hors de ethnies,</text:span> <text:span text:style-name="T2">25</text:span> <text:span text:style-name="T1">comme aussi en à le à Osée dit· j'appellerai le non peuple de moi peuple de moi et celle non ayante étée aimée ayante étée aimée·</text:span> <text:span text:style-name="T2">26</text:span> <text:span text:style-name="T1">et se sera en à le à lieu où fut dit à eux· non peuple de moi vous, là seront appelé fils de Dieu de vivant.</text:span> <text:span text:style-name="T2">27</text:span> <text:span text:style-name="T1">Ésaïa cependant croasse au-dessus de le de Israël· si le cas échéant que soit le nombre de les de fils de Israël comme la sable de la de mer, le reste au dessous sera sauvé·</text:span> <text:span text:style-name="T2">28</text:span> <text:span text:style-name="T1">discours car achevant ensemble et scissionnant ensemble fera Maître sur de la de terre.</text:span> <text:span text:style-name="T2">29</text:span> <text:span text:style-name="T1">et de haut en bas comme a prédit Ésaïa· si ne pas Maître de Sabaoth délaissa en contrebas à nous semence, comme Sodomas le cas échéant nous fûmes devenu et comme Gomorras le cas échéant nous fûmes rendu semblable.</text:span> <text:span text:style-name="T2">30</text:span> <text:span text:style-name="T1">Quel donc nous dirons; en ce que ethnies ces ne pas poursuivants justice prit de haut en bas justice, justice cependant celle hors de croyance,</text:span> <text:span text:style-name="T2">31</text:span> <text:span text:style-name="T1">Israël cependant poursuivant loi de justice envers loi non devança.</text:span> <text:span text:style-name="T2">32</text:span> <text:span text:style-name="T1">par le fait de quel; en ce que non hors de croyance mais comme hors de travaux· achoppèrent à le à pierre de le de achoppement,</text:span> <text:span text:style-name="T2">33</text:span> <text:span text:style-name="T1">de haut en bas comme a été graphé· voici je pose en à Sion pierre de achoppement et roche de scandale, et celui croyant sur à lui non sera couvert de honte.</text:span> </text:p>
      <text:p text:style-name="P4">ROMAINS  10</text:p>
      <text:p text:style-name="Text_20_body"><text:span text:style-name="T2">1</text:span> <text:span text:style-name="T1">Frères, la certes estimation en bien de la de mienne de coeur et la supplication vers le Dieu au-dessus de eux envers sauvetage.</text:span> <text:span text:style-name="T2">2</text:span> <text:span text:style-name="T1">je témoigne car à eux en ce que zèle de Dieu ont mais non selon reconnaissance·</text:span> <text:span text:style-name="T2">3</text:span> <text:span text:style-name="T1">méconnaissants car la de le de Dieu justice et la en propre [justice] cherchants dresser, à la à justice de le de Dieu non furent subordonné.</text:span> <text:span text:style-name="T2">4</text:span> <text:span text:style-name="T1">achèvement car de loi Christ envers justice à tout à celui à croyant.</text:span> <text:span text:style-name="T2">5</text:span> <text:span text:style-name="T1">Môusês car graphe la justice celle hors [de le] de loi en ce que le ayant fait eux être humain se vivra en à eux.</text:span> <text:span text:style-name="T2">6</text:span> <text:span text:style-name="T1">la cependant hors de croyance justice ainsi dit· ne pas que tu dises en à la à coeur de toi· quel se montera envers le ciel; ce-ci est Christ mener de haut en bas·</text:span> <text:span text:style-name="T2">7</text:span> <text:span text:style-name="T1">ou· quel se descendra envers la abysse; ce-ci est Christ hors de morts conduire de bas en haut.</text:span> <text:span text:style-name="T2">8</text:span> <text:span text:style-name="T1">mais quel dit; proche de toi le oral est en à le à bouche de toi et en à la à coeur de toi, ce-ci est le oral de la de croyance lequel nous annonçons.</text:span> <text:span text:style-name="T2">9</text:span> <text:span text:style-name="T1">en ce que si le cas échéant que tu avoues en à le à bouche de toi Maître Iésous et que tu croies en à la à coeur de toi en ce que le Dieu lui éveilla hors de morts, tu seras sauvé·</text:span> <text:span text:style-name="T2">10</text:span> <text:span text:style-name="T1">à coeur car est cru envers justice, à bouche cependant est avoué envers sauvetage.</text:span> <text:span text:style-name="T2">11</text:span> <text:span text:style-name="T1">dit car la graphe· tout celui croyant sur à lui non sera couvert de honte.</text:span> <text:span text:style-name="T2">12</text:span> <text:span text:style-name="T1">non car est diastole de Ioudaien en outre et de Hellèn, le car même Maître de tous, étant riche envers tous ceux se surnommants lui·</text:span> <text:span text:style-name="T2">13</text:span> <text:span text:style-name="T1">tout car lequel le cas échéant que se surnomme le nom de Maître sera sauvé.</text:span> <text:span text:style-name="T2">14</text:span> <text:span text:style-name="T1">Comment? donc que se surnomment envers lequel non crurent; comment? cependant que croient de lequel non écoutèrent; comment? cependant que écoutent séparément de annonçant;</text:span> <text:span text:style-name="T2">15</text:span> <text:span text:style-name="T1">comment? cependant que annoncent si le cas échéant ne pas que soient envoyé; de haut en bas comme a été graphé· comme épanouis les pieds de ceux de se évangélisants [les] bons.</text:span> <text:span text:style-name="T2">16</text:span> <text:span text:style-name="T1">Mais non tous écoutèrent en soumission à le à évangile. Ésaïa car dit· Maître, quel crut à la à écoute de nous;</text:span> <text:span text:style-name="T2">17</text:span> <text:span text:style-name="T1">par conséquent la croyance hors de écoute, la cependant écoute par de oral de Christ.</text:span> <text:span text:style-name="T2">18</text:span> <text:span text:style-name="T1">mais je dis, ne pas non écoutèrent; certes donc au moins· envers toute la terre sortit le son de eux et envers les limites de la de écoumène les oraux de eux.</text:span> <text:span text:style-name="T2">19</text:span> <text:span text:style-name="T1">mais je dis, ne pas Israël non connut; premier Môusês dit· moi je zélerai à côté vous sur non à ethnie, sur à ethnie à sans capable de comprendre je mettrai en colère côte à côte vous.</text:span> <text:span text:style-name="T2">20</text:span> <text:span text:style-name="T1">Ésaïa cependant enhardit et dit· je fus trouvé [en] à ceux moi ne pas à cherchants, visible dedans je me devins à ceux moi ne pas à surinterrogeants.</text:span> <text:span text:style-name="T2">21</text:span> <text:span text:style-name="T1">vers cependant le Israël dit· toute entière la journée je tendis au dehors les mains de moi vers peuple désobéissant et contredisant.</text:span> </text:p>
      <text:p text:style-name="P4">ROMAINS  11</text:p>
      <text:p text:style-name="Text_20_body"><text:span text:style-name="T2">1</text:span> <text:span text:style-name="T1">Je dis donc, ne pas se poussa au loin le Dieu le peuple de lui; ne pas que se devienne· aussi car moi Israélite je suis, hors de semence de Abraam, de tribu de Benyamin.</text:span> <text:span text:style-name="T2">2</text:span> <text:span text:style-name="T1">non se poussa au loin le Dieu le peuple de lui lequel connut avant. ou non vous avez su en à Élia quel dit la graphe, comme intercède à le à Dieu contre de le de Israël;</text:span> <text:span text:style-name="T2">3</text:span> <text:span text:style-name="T1">Maître, les prophètes de toi tuèrent catégoriquement, les autels des sacrifices de toi creusèrent de haut en bas, et moi je fus laissé dessous seul et cherchent la âme de moi.</text:span> <text:span text:style-name="T2">4</text:span> <text:span text:style-name="T1">mais quel dit à lui le négociation du besoin; je laissai en contrebas à moi-même sept mille hommes, lesquels des quelconques non fléchirent genou à celle de Baal.</text:span> <text:span text:style-name="T2">5</text:span> <text:span text:style-name="T1">ainsi donc aussi en à le maintenant à moment reste selon élection de grâce a devenu·</text:span> <text:span text:style-name="T2">6</text:span> <text:span text:style-name="T1">si cependant à grâce, non plus hors de travaux, puisque la grâce non plus se devient grâce.</text:span> <text:span text:style-name="T2">7</text:span> <text:span text:style-name="T1">Quel donc; lequel surcherche Israël, ce-ci non obtint le dessus, la cependant élection obtint le dessus· les cependant restants furent rendu calleux,</text:span> <text:span text:style-name="T2">8</text:span> <text:span text:style-name="T1">de haut en bas comme a été graphé· donna à eux le Dieu souffle de torpeur, yeux de ce ne pas regarder et oreilles de ce ne pas écouter, jusqu'à ce que de la aujourd'hui de journée.</text:span> <text:span text:style-name="T2">9</text:span> <text:span text:style-name="T1">et Dauid dit· soit devenu la table de eux envers piège et envers chasse de proie et envers scandale et envers acte de rétribution à eux,</text:span> <text:span text:style-name="T2">10</text:span> <text:span text:style-name="T1">soient ténébrés les yeux de eux de ce ne pas regarder et le dos de eux par de tout plie avec.</text:span> <text:span text:style-name="T2">11</text:span> <text:span text:style-name="T1">Je dis donc, ne pas trébuchèrent afin que que tombent; ne pas que se devienne· mais à le de eux à chute à côté la sauvetage à les à ethnies envers ce zéler à côté eux.</text:span> <text:span text:style-name="T2">12</text:span> <text:span text:style-name="T1">si cependant le chute à côté de eux richesse de monde et le diminution de eux richesse de ethnies, à combien grand? davantage le plénitude de eux.</text:span> <text:span text:style-name="T2">13</text:span> <text:span text:style-name="T1">à Vous cependant je dis à les à ethnies· sur autant lequel certes donc je suis moi de ethnies envoyé, la service de moi je glorifie,</text:span> <text:span text:style-name="T2">14</text:span> <text:span text:style-name="T1">si en quelque manière que je zéle à côté de moi la chair et que je sauve des quelconques hors de eux.</text:span> <text:span text:style-name="T2">15</text:span> <text:span text:style-name="T1">si car la rejet au loin de eux réconciliation de monde, quelle la réception auprès si ne pas vie hors de morts;</text:span> <text:span text:style-name="T2">16</text:span> <text:span text:style-name="T1">si cependant la prémisse sainte, aussi le pâte· et si la racine sainte, aussi les branches.</text:span> <text:span text:style-name="T2">17</text:span> <text:span text:style-name="T1">Si cependant des quelconques de les de branches furent retranché, toi cependant d'olivier sauvage étant tu fus greffé en à eux et communiant avec de la de racine de la de graisse de la de olivier tu te devins,</text:span> <text:span text:style-name="T2">18</text:span> <text:span text:style-name="T1">ne pas te vante de haut en bas de les de branches· si cependant tu te vantes de haut en bas non toi la racine tu mets en charge mais la racine toi.</text:span> <text:span text:style-name="T2">19</text:span> <text:span text:style-name="T1">tu diras donc· furent retranché branches afin que moi que je sois greffé.</text:span> <text:span text:style-name="T2">20</text:span> <text:span text:style-name="T1">bellement· à la à incroyance furent retranché, toi cependant à la à croyance tu as dressé. ne pas hauts pense mais te effraie·</text:span> <text:span text:style-name="T2">21</text:span> <text:span text:style-name="T1">si car le Dieu de les selon à nature de branches non se épargna, [ne pas en quelque manière] non cependant de toi se épargnera.</text:span> <text:span text:style-name="T2">22</text:span> <text:span text:style-name="T1">voici donc utilité bonté et longue scission de Dieu· sur certes ceux ayants tombés longue scission, sur cependant toi utilité bonté de Dieu, si le cas échéant que tu restes sur à la à utilité bonté, puisque aussi toi tu seras coupé à l'excès.</text:span> <text:span text:style-name="T2">23</text:span> <text:span text:style-name="T1">et ceux-là cependant, si le cas échéant ne pas que restent sur à la à incroyance, seront greffé· puissant car est le Dieu de nouveau greffer eux.</text:span> <text:span text:style-name="T2">24</text:span> <text:span text:style-name="T1">si car toi hors de la selon nature tu fus coupé à l'excès de d'olivier sauvage et à côté nature tu fus greffé envers olivier cultivé, à combien grand? davantage ceux-ci ceux selon nature seront greffé à la à en propre à olivier.</text:span> <text:span text:style-name="T2">25</text:span> <text:span text:style-name="T1">Non car je veux vous méconnaître, frères, le mystère ce-ci, afin que ne pas que vous soyez [à côté] à vous-mêmes pensifs, en ce que callosité au loin de part à le à Israël a devenu jusqu'à l'extrémité de lequel le plénitude de les de ethnies que vienne à l'intérieur</text:span> <text:span text:style-name="T2">26</text:span> <text:span text:style-name="T1">et ainsi tout Israël sera sauvé, de haut en bas comme a été graphé· surgira hors de Sion celui se délivrant, détournera impiétés au loin de Iakob.</text:span> <text:span text:style-name="T2">27</text:span> <text:span text:style-name="T1">et celle-ci à eux la à côté de moi disposition, lorsque le cas échéant que je me saisisse au loin les fautes de eux.</text:span> <text:span text:style-name="T2">28</text:span> <text:span text:style-name="T1">selon certes le évangile ennemis par le fait de vous, selon cependant la élection aimés par le fait de les pères·</text:span> <text:span text:style-name="T2">29</text:span> <text:span text:style-name="T1">sans repentances car les dons de grâces et la appellation de le de Dieu.</text:span> <text:span text:style-name="T2">30</text:span> <text:span text:style-name="T1">comme certes car vous à un moment vous désobéîtes à le à Dieu, maintenant cependant vous fûtes fait miséricorde à la de ceux-ci à désobéissance,</text:span> <text:span text:style-name="T2">31</text:span> <text:span text:style-name="T1">ainsi aussi ceux-ci maintenant désobéirent à ce à votre à miséricorde, afin que aussi eux [maintenant] que soient fait miséricorde.</text:span> <text:span text:style-name="T2">32</text:span> <text:span text:style-name="T1">ferma à clef ensemble car le Dieu ceux tous envers désobéissance, afin que ceux tous que fasse miséricorde.</text:span> <text:span text:style-name="T2">33</text:span> <text:span text:style-name="T1">O profondeur de richesse et de sagesse et de connaissance de Dieu· comme insondables les objets de jugements de lui et intraçables les chemins de lui.</text:span> <text:span text:style-name="T2">34</text:span> <text:span text:style-name="T1">quel car connut intellect de Maître; ou quel conseiller de lui se devint;</text:span> <text:span text:style-name="T2">35</text:span> <text:span text:style-name="T1">ou quel donna avant à lui, et sera redonné en échange à lui;</text:span> <text:span text:style-name="T2">36</text:span> <text:span text:style-name="T1">en ce que hors de lui et par de lui et envers lui ces tous· à lui la gloire envers les ères, amen.</text:span> </text:p>
      <text:p text:style-name="P4">ROMAINS  12</text:p>
      <text:p text:style-name="Text_20_body"><text:span text:style-name="T2">1</text:span> <text:span text:style-name="T1">J'appelle à côté donc vous, frères, par de les de compassions de le de Dieu dresser à côté les corps de vous sacrifice vivante sainte bien agréable à le à Dieu, la logique adoration de vous·</text:span> <text:span text:style-name="T2">2</text:span> <text:span text:style-name="T1">et ne pas que vous vous schématisez avec à le à ère à celui-ci, mais soyez métamorphosés à la à rénovation de le de intellect envers ce éprouver vous quel le volonté de le de Dieu, le bon et bien agréable et parfait.</text:span> <text:span text:style-name="T2">3</text:span> <text:span text:style-name="T1">Je dis car par de la de grâce de celle de ayante étée donnée à moi à tout à celui à étant en à vous ne pas penser au-dessus à côté lequel attache de lien penser mais penser envers ce être sain d'émotion, à chacun comme le Dieu partagea mesure de croyance.</text:span> <text:span text:style-name="T2">4</text:span> <text:span text:style-name="T1">tout comme car en à un à corps nombreux membres nous avons, les cependant membres tous non la même a pratique,</text:span> <text:span text:style-name="T2">5</text:span> <text:span text:style-name="T1">ainsi les nombreux un corps nous sommes en à Christ, ce cependant de haut en bas un de les uns les autres membres.</text:span> <text:span text:style-name="T2">6</text:span> <text:span text:style-name="T1">ayants cependant dons de grâces selon la grâce celle ayante étée donnée à nous différents, soit prophétie selon la analogie de la de croyance,</text:span> <text:span text:style-name="T2">7</text:span> <text:span text:style-name="T1">soit service en à la à service, soit celui enseignant en à la à enseignement,</text:span> <text:span text:style-name="T2">8</text:span> <text:span text:style-name="T1">soit celui appelant à côté en à la à appel à côté· celui donnant avec au-delà en à simplicité, celui se dressant au-devant en à hâte, celui faisant miséricorde en à hilarité.</text:span> <text:span text:style-name="T2">9</text:span> <text:span text:style-name="T1">La amour sans hypocrisie. détestants complètement le méchant, étants collés à le à bon,</text:span> <text:span text:style-name="T2">10</text:span> <text:span text:style-name="T1">à la à amitié fraternel envers les uns les autres tendres d'amitié, à la à valeur les uns les autres se dirigeants devant,</text:span> <text:span text:style-name="T2">11</text:span> <text:span text:style-name="T1">à la à hâte ne pas paresseux, à le à souffle bouillants, à le à Maître étants esclaves,</text:span> <text:span text:style-name="T2">12</text:span> <text:span text:style-name="T1">à la à espérance étants de joie, à la à oppression résistants en restant sous, à la à prière endurants auprès,</text:span> <text:span text:style-name="T2">13</text:span> <text:span text:style-name="T1">à les à besoins de les de saints communiants, la amitié de l'étranger poursuivants.</text:span> <text:span text:style-name="T2">14</text:span> <text:span text:style-name="T1">élogiez ceux poursuivants [vous], élogiez et ne pas que vous vous faites imprécation de haut en bas.</text:span> <text:span text:style-name="T2">15</text:span> <text:span text:style-name="T1">être de joie avec de étants de joie, pleurer avec de pleurants.</text:span> <text:span text:style-name="T2">16</text:span> <text:span text:style-name="T1">le même envers les uns les autres pensants, ne pas les hauts pensants mais à les à bas étants emmenés avec. ne pas que vous vous devenez pensifs à côté à vous-mêmes.</text:span> <text:span text:style-name="T2">17</text:span> <text:span text:style-name="T1">à ne pas un malicieux contre de malicieux redonnants, se intelligeants avant beaux en devant de tous de êtres humains·</text:span> <text:span text:style-name="T2">18</text:span> <text:span text:style-name="T1">si puissant ce hors de vous, avec de tous de êtres humains pacifiants·</text:span> <text:span text:style-name="T2">19</text:span> <text:span text:style-name="T1">ne pas vous-mêmes vengeants, aimés, mais donnez lieu à la à colère, a été graphé car· à moi vengeance, moi je redonnerai en échange, dit Maître.</text:span> <text:span text:style-name="T2">20</text:span> <text:span text:style-name="T1">mais si le cas échéant que ait faim le ennemi de toi, donne la bouchée lui· si le cas échéant que ait soif, donne à boire lui· ce-ci car faisant charbons de feu tu entasseras sur la tête de lui.</text:span> <text:span text:style-name="T2">21</text:span> <text:span text:style-name="T1">ne pas sois vaincu sous de le de malicieux mais vaincs en à le à bon le malicieux.</text:span> </text:p>
      <text:p text:style-name="P4">ROMAINS  13</text:p>
      <text:p text:style-name="Text_20_body"><text:span text:style-name="T2">1</text:span> <text:span text:style-name="T1">Toute âme à autorités à tenantes au-dessus soit subordonné. non car est autorité si ne pas sous de Dieu, celles cependant étantes sous de Dieu ayantes étées ordonnancées sont.</text:span> <text:span text:style-name="T2">2</text:span> <text:span text:style-name="T1">de sorte que celui se ordonnançant contre à la à autorité à la de le de Dieu à commande traversante a dressé contre, ceux cependant ayants dressés contre à eux-mêmes objet de jugement se prendront.</text:span> <text:span text:style-name="T2">3</text:span> <text:span text:style-name="T1">les car chefs non sont effroi à le à bon à travail mais à le à malicieux. tu veux cependant ne pas se effrayer la autorité· le bon fais, et tu auras surlouange hors de elle·</text:span> <text:span text:style-name="T2">4</text:span> <text:span text:style-name="T1">de Dieu car serviteur est à toi envers le bon. si le cas échéant cependant le malicieux que tu fasses, te effraie· non car sans cause la machette colporte· de Dieu car serviteur est vengeur envers colère à celui le malicieux à pratiquant.</text:span> <text:span text:style-name="T2">5</text:span> <text:span text:style-name="T1">c'est pourquoi nécessité se subordonner, non seulement par le fait de la colère mais aussi par le fait de la conscience.</text:span> <text:span text:style-name="T2">6</text:span> <text:span text:style-name="T1">par le fait de ce-ci car aussi impôts vous achevez· liturges car de Dieu sont envers même ce-ci endurants auprès.</text:span> <text:span text:style-name="T2">7</text:span> <text:span text:style-name="T1">redonnez à tous les débits, à celui le impôt le impôt, à celui le achèvement le achèvement, à celui le effroi le effroi, à celui la valeur la valeur.</text:span> <text:span text:style-name="T2">8</text:span> <text:span text:style-name="T1">à Ne pas un ne pas un devez si ne pas ce les uns les autres aimer· celui car aimant le autre-différent loi a fait plénitude.</text:span> <text:span text:style-name="T2">9</text:span> <text:span text:style-name="T1">ce car non tu adultéreras, non tu meurtriras, non tu voleras, non tu désireras en fureur, et si une quelconque autre-différente commandement, en à le à discours à celui-ci est entêté de bas en haut [en à le]· tu aimeras le prochain de toi comme toi-même.</text:span> <text:span text:style-name="T2">10</text:span> <text:span text:style-name="T1">la amour à celui prochain malicieux non se met au travail· plénitude donc de loi la amour.</text:span> <text:span text:style-name="T2">11</text:span> <text:span text:style-name="T1">Et ce-ci ayants sus le moment, en ce que heure déjà vous hors de sommeil être éveillé, maintenant car plus près de nous la sauvetage ou lorsque nous crûmes.</text:span> <text:span text:style-name="T2">12</text:span> <text:span text:style-name="T1">la nuit progressa, la cependant journée a approché. que nous nous déposions donc les travaux de le de ténèbre, que nous nous envêtions [cependant] les armes de le de lumière.</text:span> <text:span text:style-name="T2">13</text:span> <text:span text:style-name="T1">comme en à journée élégamment que nous piétinions autour, ne pas à festins et à ivresses, ne pas à couches et à luxures, ne pas à discorde et à zèle,</text:span> <text:span text:style-name="T2">14</text:span> <text:span text:style-name="T1">mais que vous vous envêtez le Maître Iésous Christ et de la de chair intelligence d'avance ne pas que vous vous faites envers désirs en fureurs.</text:span> </text:p>
      <text:p text:style-name="P4"><text:soft-page-break/>ROMAINS  14</text:p>
      <text:p text:style-name="Text_20_body"><text:span text:style-name="T2">1</text:span> <text:span text:style-name="T1">Celui cependant étant infirme à la à croyance que vous vous prenez auprès, ne pas envers jugements au travers de calculs au-travers.</text:span> <text:span text:style-name="T2">2</text:span> <text:span text:style-name="T1">lequel certes croit manger tous, celui cependant étant infirme légumes mange.</text:span> <text:span text:style-name="T2">3</text:span> <text:span text:style-name="T1">celui mangeant celui ne pas mangeant ne pas exclue comme rien, celui cependant ne pas mangeant celui mangeant ne pas juge, le Dieu car lui se prit auprès.</text:span> <text:span text:style-name="T2">4</text:span> <text:span text:style-name="T1">toi quel tu es celui jugeant d'autrui habitant de maison; à le à en propre à Maître tient debout ou tombe· sera dressé cependant, est puissant car le Maître dresser lui.</text:span> <text:span text:style-name="T2">5</text:span> <text:span text:style-name="T1">Lequel certes [car] juge journée à côté journée, lequel cependant juge toute journée· chacun en à le à en propre à intellect soit colporté à plénitude.</text:span> <text:span text:style-name="T2">6</text:span> <text:span text:style-name="T1">celui pensant la journée à Maître pense· et celui mangeant à Maître mange, rend grâce car à le à Dieu· et celui ne pas mangeant à Maître non mange et rend grâce à le à Dieu.</text:span> <text:span text:style-name="T2">7</text:span> <text:span text:style-name="T1">aucun car de nous à lui-même vit et aucun à lui-même meurt loin·</text:span> <text:span text:style-name="T2">8</text:span> <text:span text:style-name="T1">si le cas échéant en outre car que nous vivions, à le à Maître nous vivons, si le cas échéant en outre que nous mourions loin, à le à Maître nous mourons loin. si le cas échéant en outre donc que nous vivions si le cas échéant en outre que nous mourions loin, de le de Maître nous sommes.</text:span> <text:span text:style-name="T2">9</text:span> <text:span text:style-name="T1">envers ce-ci car Christ mourut loin et vécut, afin que et de morts et de vivants que maîtrise.</text:span> <text:span text:style-name="T2">10</text:span> <text:span text:style-name="T1">Toi cependant quel tu juges le frère de toi; ou aussi toi quel tu exclus comme rien le frère de toi; tous car nous nous dresserons à côté à le à estrade de le de Dieu,</text:span> <text:span text:style-name="T2">11</text:span> <text:span text:style-name="T1">a été graphé car· je vis moi, dit Maître, en ce que à moi fléchira tout genou et toute langue se avouera à l'excès à le à Dieu.</text:span> <text:span text:style-name="T2">12</text:span> <text:span text:style-name="T1">par conséquent [donc] chacun de nous autour de lui-même discours donnera [à le à Dieu].</text:span> <text:span text:style-name="T2">13</text:span> <text:span text:style-name="T1">Ne pas plus donc les uns les autres que nous jugions· mais ce-ci jugez davantage, ce ne pas poser achoppement à le à frère ou scandale.</text:span> <text:span text:style-name="T2">14</text:span> <text:span text:style-name="T1">j'ai su et j'ai été persuadé en à Maître à Iésous en ce que aucun commun par de lui-même, si ne pas à celui à se calculant un quelconque commun être, à celui-là commun.</text:span> <text:span text:style-name="T2">15</text:span> <text:span text:style-name="T1">si car par le fait de aliment le frère de toi est attristé, non plus selon amour tu piétines autour· ne pas à le à aliment de toi celui-là dépéris au-dessus de lequel Christ mourut loin.</text:span> <text:span text:style-name="T2">16</text:span> <text:span text:style-name="T1">ne pas soit blasphémé donc de vous le bon.</text:span> <text:span text:style-name="T2">17</text:span> <text:span text:style-name="T1">non car est la royauté de le de Dieu consommation et boisson mais justice et paix et joie en à souffle à saint·</text:span> <text:span text:style-name="T2">18</text:span> <text:span text:style-name="T1">celui car en à ce-ci étant esclave à le à Christ bien agréable à le à Dieu et approuvé à les à êtres humains.</text:span> <text:span text:style-name="T2">19</text:span> <text:span text:style-name="T1">Par conséquent donc ces de la de paix que nous poursuivions et ces de la de édification en maison de celle envers les uns les autres.</text:span> <text:span text:style-name="T2">20</text:span> <text:span text:style-name="T1">ne pas à cause de aliment délie vers le bas le travail de le de Dieu. tous certes purs, mais malicieux à le à être humain à celui par de achoppement à mangeant.</text:span> <text:span text:style-name="T2">21</text:span> <text:span text:style-name="T1">beau ce ne pas manger viandes ni cependant boire vin ni cependant en à lequel le frère de toi achoppe ou est scandalisé, ou est infirme·</text:span> <text:span text:style-name="T2">22</text:span> <text:span text:style-name="T1">toi croyance [laquelle] tu as selon toi-même aie en devant de le de Dieu. bienheureux celui ne pas jugeant lui-même en à lequel éprouve·</text:span> <text:span text:style-name="T2">23</text:span> <text:span text:style-name="T1">celui cependant se jugeant à travers si le cas échéant que mange a été jugé contre, en ce que non hors de croyance· tout cependant lequel non hors de croyance faute est.</text:span> </text:p>
      <text:p text:style-name="P4">ROMAINS  15</text:p>
      <text:p text:style-name="Text_20_body"><text:span text:style-name="T2">1</text:span> <text:span text:style-name="T1">Nous devons cependant nous les puissants les infirmités de les de impuissants mettre en charge et ne pas à nous-mêmes plaire.</text:span> <text:span text:style-name="T2">2</text:span> <text:span text:style-name="T1">chacun de nous à celui prochain plaise envers le bon vers édification en maison·</text:span> <text:span text:style-name="T2">3</text:span> <text:span text:style-name="T1">aussi car le Christ non à lui-même plut, mais de haut en bas comme a été graphé· les réprobations de ceux de réprouvants toi tombèrent dessus sur moi.</text:span> <text:span text:style-name="T2">4</text:span> <text:span text:style-name="T1">autant lesquels car fut graphé d'avance, envers la nôtre enseignement fut graphé, afin que par de la de résistance et par de la de appel à côté de les de graphes la espérance que nous ayons.</text:span> <text:span text:style-name="T2">5</text:span> <text:span text:style-name="T1">le cependant Dieu de la de résistance et de la de appel à côté que donne à vous le même penser en à les uns les autres selon Christ Iésous,</text:span> <text:span text:style-name="T2">6</text:span> <text:span text:style-name="T1">afin que en même fureur en à un à bouche que vous glorifiiez le Dieu et père de le de Maître de nous de Iésous de Christ.</text:span> <text:span text:style-name="T2">7</text:span> <text:span text:style-name="T1">C'est pourquoi que vous vous prenez auprès les uns les autres, de haut en bas comme aussi le Christ se prit auprès vous envers gloire de le de Dieu.</text:span> <text:span text:style-name="T2">8</text:span> <text:span text:style-name="T1">je dis car Christ serviteur avoir été devenu de circoncision au-dessus de vérité de Dieu, envers ce affermir les promesses de les de pères,</text:span> <text:span text:style-name="T2">9</text:span> <text:span text:style-name="T1">les cependant ethnies au-dessus de miséricorde glorifier le Dieu, de haut en bas comme a été graphé· par le fait de ce-ci je m'avouerai à l'excès à toi en à ethnies et à le à nom de toi je psalmodierai.</text:span> <text:span text:style-name="T2">10</text:span> <text:span text:style-name="T1">et de nouveau dit· soyez réjouis, ethnies, avec de le de peuple de lui.</text:span> <text:span text:style-name="T2">11</text:span> <text:span text:style-name="T1">et de nouveau· louez, tous les ethnies, le Maître et surlouent lui tous les peuples.</text:span> <text:span text:style-name="T2">12</text:span> <text:span text:style-name="T1">et de nouveau Ésaïa dit· se sera la racine de le de Iessai et celui se redressant originer de ethnies, sur à lui ethnies espéreront.</text:span> <text:span text:style-name="T2">13</text:span> <text:span text:style-name="T1">Le cependant Dieu de la de espérance que fasse plénitude vous de toute de joie et de paix en à ce croire, envers ce surabonder vous en à la à espérance en à puissance de souffle de saint.</text:span> <text:span text:style-name="T2">14</text:span> <text:span text:style-name="T1">J'ai été persuadé cependant, frères de moi, aussi moi-même moi autour de vous en ce que aussi vous-mêmes pleins vous êtes de bonté, ayants étés faits plénitude de toute [de la] de connaissance, se pouvants aussi les uns les autres admonester.</text:span> <text:span text:style-name="T2">15</text:span> <text:span text:style-name="T1">avec plus d'audace cependant je graphai à vous au loin de part comme remémorant sur vous par le fait de la grâce celle ayante étée donnée à moi sous de le de Dieu</text:span> <text:span text:style-name="T2">16</text:span> <text:span text:style-name="T1">envers ce être moi liturge de Christ de Iésous envers les ethnies, travaillant au sanctuaire le évangile de le de Dieu, afin que que se devienne la offrande de les de ethnies bien acceptable auprès, ayante étée sanctifiée en à souffle à saint.</text:span> <text:span text:style-name="T2">17</text:span> <text:span text:style-name="T1">j'ai donc [la] vanterie en à Christ à Iésous ces vers le Dieu·</text:span> <text:span text:style-name="T2">18</text:span> <text:span text:style-name="T1">non car j'oserai un quelconque bavarder de lesquels non se mit au travail complètement Christ par de moi envers écoute soumise de ethnies, à discours et à travail,</text:span> <text:span text:style-name="T2">19</text:span> <text:span text:style-name="T1">en à puissance de signes et de prodiges, en à puissance de souffle [de Dieu]· de sorte que moi au loin de Ierousalem et en cercle jusqu'à de le de Illyricum avoir fait plénitude le évangile de le de Christ,</text:span> <text:span text:style-name="T2">20</text:span> <text:span text:style-name="T1">ainsi cependant se affectionnant valoriser se évangéliser non là où fut nommé Christ, afin que ne pas sur d'autrui fondement que j'édifie en maison,</text:span> <text:span text:style-name="T2">21</text:span> <text:span text:style-name="T1">mais de haut en bas comme a été graphé· à lesquels non fut annoncé de bas en haut autour de lui se verront, et lesquels non ont écouté comprendront.</text:span> <text:span text:style-name="T2">22</text:span> <text:span text:style-name="T1">C'est pourquoi aussi j'étais incisé ces nombreux de ce venir vers vous·</text:span> <text:span text:style-name="T2">23</text:span> <text:span text:style-name="T1">maintenant cependant ne pas plus lieu ayant en à les à climats à ces-ci, sur-désir cependant ayant de ce venir vers vous au loin de nombreux de ans,</text:span> <text:span text:style-name="T2">24</text:span> <text:span text:style-name="T1">comme le cas échéant que je m'aille envers la Espagne· j'espère car se allant à travers se contempler vous et sous de vous être mandé en avant là si le cas échéant de vous premièrement au loin de part que je sois rempli dans.</text:span> <text:span text:style-name="T2">25</text:span> <text:span text:style-name="T1">Maintenant cependant je me vais envers Ierousalem servant à les à saints.</text:span> <text:span text:style-name="T2">26</text:span> <text:span text:style-name="T1">estimèrent en bien car Macédoine et Achaïe communion une quelconque se faire envers les pauvres de les de saints de ceux en à Ierousalem.</text:span> <text:span text:style-name="T2">27</text:span> <text:span text:style-name="T1">estimèrent en bien car et débiteurs sont de eux· si car à les à souffliques de eux communièrent les ethnies, doivent aussi en à les à charnels faire liturgie à eux.</text:span> <text:span text:style-name="T2">28</text:span> <text:span text:style-name="T1">ce-ci donc ayant achevé au-dessus et se ayant scellé à eux le fruit celui-ci, je m'éloignerai par de vous envers Espagne·</text:span> <text:span text:style-name="T2">29</text:span> <text:span text:style-name="T1">j'ai su cependant en ce que se venant vers vous en à plénitude de éloge de Christ je me viendrai.</text:span> <text:span text:style-name="T2">30</text:span> <text:span text:style-name="T1">J'appelle à côté cependant vous [, frères,] par de le de Maître de nous de Iésous de Christ et par de la de amour de le de souffle se agoniser avec à moi en à les à prières au-dessus de moi vers le Dieu,</text:span> <text:span text:style-name="T2">31</text:span> <text:span text:style-name="T1">afin que que je sois délivré au loin de ceux de désobéissants en à la à Ioudaia et la service de moi celle envers Ierousalem bien acceptable auprès à les à saints que se devienne,</text:span> <text:span text:style-name="T2">32</text:span> <text:span text:style-name="T1">afin que en à joie que je vienne vers vous par de volonté de Dieu que je me repose avec à vous.</text:span> <text:span text:style-name="T2">33</text:span> <text:span text:style-name="T1">Le cependant Dieu de la de paix avec de tous de vous, amen.</text:span> </text:p>
      <text:p text:style-name="P4">ROMAINS  16</text:p>
      <text:p text:style-name="Text_20_body"><text:span text:style-name="T2">1</text:span> <text:span text:style-name="T1">Je dresse avec cependant à vous Phoibé la soeur de nous, étante [aussi] servante de la de église de celle en à Kenchreai,</text:span> <text:span text:style-name="T2">2</text:span> <text:span text:style-name="T1">afin que elle que vous vous acceptiez auprès en à Maître dignement de les de saints et que vous dressiez à côté à elle en à lequel le cas échéant de vous que ait besoin à acte· aussi car elle présidente de nombreux fut devenu et de moi de moi-même.</text:span> <text:span text:style-name="T2">3</text:span> <text:span text:style-name="T1">Que vous vous saluez Priska et Akulas les co-travailleurs de moi en à Christ à Iésous,</text:span> <text:span text:style-name="T2">4</text:span> <text:span text:style-name="T1">lesquels des quelconques au-dessus de la de âme de moi le de eux-mêmes cou posèrent en dessous, à lesquels non moi seul je rends grâce mais aussi toutes les églises de les de ethnies,</text:span> <text:span text:style-name="T2">5</text:span> <text:span text:style-name="T1">et la selon maison de eux église. que vous vous saluez Épaïnetos le aimé de moi, lequel est prémisse de la de Asie envers Christ.</text:span> <text:span text:style-name="T2">6</text:span> <text:span text:style-name="T1">que vous vous saluez Maria, laquelle une quelconque nombreux peina envers vous.</text:span> <text:span text:style-name="T2">7</text:span> <text:span text:style-name="T1">que vous vous saluez Andronicus et Iounias les congénitaux de moi et co-captifs de moi, lesquels des quelconques sont remarquables en à les à envoyés, lesquels aussi d'avant de moi ont devenus en à Christ.</text:span> <text:span text:style-name="T2">8</text:span> <text:span text:style-name="T1">que vous vous saluez Amplias le aimé de moi en à Maître.</text:span> <text:span text:style-name="T2">9</text:span> <text:span text:style-name="T1">que vous vous saluez Ourbanos le co-travailleur de nous en à Christ et Stachys le aimé de moi.</text:span> <text:span text:style-name="T2">10</text:span> <text:span text:style-name="T1">que vous vous saluez Apellès le approuvé en à Christ. que vous vous saluez ceux hors de ceux de Aristobule.</text:span> <text:span text:style-name="T2">11</text:span> <text:span text:style-name="T1">que vous vous saluez Hérodion le congénital de moi. que vous vous saluez ceux hors de ceux de Narcissus ceux étants en à Maître.</text:span> <text:span text:style-name="T2">12</text:span> <text:span text:style-name="T1">que vous vous saluez Tryphaina et Tryphosa celles peinantes en à Maître. que vous vous saluez Persida la aimée, laquelle une quelconque nombreux peina en à Maître.</text:span> <text:span text:style-name="T2">13</text:span> <text:span text:style-name="T1">que vous vous saluez Roufos le élu en à Maître et la mère de lui et de moi.</text:span> <text:span text:style-name="T2">14</text:span> <text:span text:style-name="T1">que vous vous saluez Asyncritos, Phlégonta, Hermès, Patrobas, Hermas et les avec à eux frères.</text:span> <text:span text:style-name="T2">15</text:span> <text:span text:style-name="T1">que vous vous saluez Philologue et Ioulia, Nereus et la soeur de lui, et Olympas et les avec à eux tous saints.</text:span> <text:span text:style-name="T2">16</text:span> <text:span text:style-name="T1">que vous vous saluez les uns les autres en à embrassade à saint. se saluent vous les églises toutes de le de Christ.</text:span> <text:span text:style-name="T2">17</text:span> <text:span text:style-name="T1">J'appelle à côté cependant vous, frères, viser ceux les dissensions et les scandales à côté la enseignement laquelle vous vous apprîtes faisants, et déclinez au loin de eux·</text:span> <text:span text:style-name="T2">18</text:span> <text:span text:style-name="T1">les car tels à le à Maître de nous à Christ non sont esclaves mais à la de eux-mêmes à cavité ventrale, et par de la de discours utile bon et de éloge appâtent d'excès les coeurs de les de sans malices.</text:span> <text:span text:style-name="T2">19</text:span> <text:span text:style-name="T1">la car de vous écoute soumise envers tous se arriva au loin· sur à vous donc je suis de joie, je veux cependant vous sages être envers le bon, sans mélanges cependant envers le malicieux.</text:span> <text:span text:style-name="T2">20</text:span> <text:span text:style-name="T1">le cependant Dieu de la de paix broiera ensemble le Satanas sous les pieds de vous en à vitesse. La grâce de le de Maître de nous de Iésous avec de vous.</text:span> <text:span text:style-name="T2">21</text:span> <text:span text:style-name="T1">Se salue vous Timotheos le co-travailleur de moi et Loukios et Iason et Sosipater les congénitaux de moi.</text:span> <text:span text:style-name="T2">22</text:span> <text:span text:style-name="T1">je me salue vous moi Tertius celui ayant graphé la épître en à Maître.</text:span> <text:span text:style-name="T2">23</text:span> <text:span text:style-name="T1">se salue vous Gaios le étranger de moi et de toute entière de la de église. se salue vous Érastos le légiste de maison de la de cité et Kouartos le frère. [</text:span> <text:span text:style-name="T2">24</text:span> <text:span text:style-name="T2">25</text:span> <text:span text:style-name="T1">à Celui cependant à se pouvant vous fixer selon le évangile de moi et le annonce de Iésous de Christ, selon découverte de mystère à temps à éternels de ayant été gardé le silence,</text:span> <text:span text:style-name="T2">26</text:span> <text:span text:style-name="T1">de ayant été rendu visible cependant maintenant par en outre de graphes de prophétiques selon mandat de le de éternel de Dieu envers écoute soumise de croyance envers tous les ethnies de ayant été fait connaître,</text:span> <text:span text:style-name="T2">27</text:span> <text:span text:style-name="T1">à seul à sage à Dieu, par de Iésous de Christ, à lequel la gloire envers les ères, amen. ]</text:span> </text:p>
      <text:h text:style-name="P2" text:outline-level="3">1CORINTHIENS</text:h>
      <text:p text:style-name="Text_20_body"/>
      <text:p text:style-name="P4">1CORINTHIENS  1</text:p>
      <text:p text:style-name="Text_20_body"><text:span text:style-name="T2">1</text:span> <text:span text:style-name="T1">Paulus appelé envoyé de Christ de Iésous par de volonté de Dieu et Sosthène le frère</text:span> <text:span text:style-name="T2">2</text:span> <text:span text:style-name="T1">à la à église de le de Dieu à ayants étés sanctifiés en à Christ à Iésous, à celle à étante en à Corinthe, à appelés à saints, avec à tous à ceux à se surnommants le nom de le de Maître de nous de Iésous de Christ en à tout à lieu, de eux et de nous·</text:span> <text:span text:style-name="T2">3</text:span> <text:span text:style-name="T1">grâce à vous et paix au loin de Dieu de père de nous et de Maître de Iésous de Christ.</text:span> <text:span text:style-name="T2">4</text:span> <text:span text:style-name="T1">Je rends grâce à le à Dieu de moi en tout moment autour de vous sur à la à grâce de le de Dieu à celle à ayante étée donnée à vous en à Christ à Iésous,</text:span> <text:span text:style-name="T2">5</text:span> <text:span text:style-name="T1">en ce que en à tout vous fûtes enrichi en à lui, en à tout à discours et à toute à connaissance,</text:span> <text:span text:style-name="T2">6</text:span> <text:span text:style-name="T1">de haut en bas comme le témoignage de le de Christ fut affermi en à vous,</text:span> <text:span text:style-name="T2">7</text:span> <text:span text:style-name="T1">de sorte que vous ne pas être manqué en à ne pas un à don de grâce se attendants longuement la découverte de le de Maître de nous de Iésous de Christ·</text:span> <text:span text:style-name="T2">8</text:span> <text:span text:style-name="T1">lequel aussi affermira vous jusqu'à ce que de achèvement sans accusations en à la à journée de le de Maître de nous de Iésous [de Christ].</text:span> <text:span text:style-name="T2">9</text:span> <text:span text:style-name="T1">croyable le Dieu, par de lequel vous fûtes appelé envers communion de le de fils de lui de Iésous de Christ de le de Maître de nous.</text:span> <text:span text:style-name="T2">10</text:span> <text:span text:style-name="T1">J'appelle à côté cependant vous, frères, par de le de nom de le de Maître de nous de Iésous de Christ, afin que le même que vous disiez tous et ne pas que soit en à vous schismes, que vous soyez cependant ayants étés ajustés complètement en à le à même à intellect et en à la à même à opinion.</text:span> <text:span text:style-name="T2">11</text:span> <text:span text:style-name="T1">fut mis en évidence car à moi autour de vous, frères de moi, sous de ceux de Chloes en ce que discordes en à vous sont.</text:span> <text:span text:style-name="T2">12</text:span> <text:span text:style-name="T1">je dis cependant ce-ci en ce que chacun de vous dit· moi certes je suis de Paulus, moi cependant de Apollos, moi cependant de Képhas, moi cependant de Christ.</text:span> <text:span text:style-name="T2">13</text:span> <text:span text:style-name="T1">a été partagé le Christ; ne pas Paulus fut crucifié au-dessus de vous, ou envers le nom de Paulus vous fûtes baptisé;</text:span> <text:span text:style-name="T2">14</text:span> <text:span text:style-name="T1">je rends grâce [à le à Dieu] en ce que aucun de vous je baptisai si ne pas Krispos et Gaios,</text:span> <text:span text:style-name="T2">15</text:span> <text:span text:style-name="T1">afin que ne pas un quelconque que dise en ce que envers le mien nom vous fûtes baptisé.</text:span> <text:span text:style-name="T2">16</text:span> <text:span text:style-name="T1">je baptisai cependant aussi le de Stéphanas maison, pour le reste non j'ai su si un quelconque autre je baptisai.</text:span> <text:span text:style-name="T2">17</text:span> <text:span text:style-name="T1">non car envoya moi Christ baptiser mais se évangéliser, non en à sagesse de discours, afin que ne pas que soit vidé le croix de le de Christ.</text:span> <text:span text:style-name="T2">18</text:span> <text:span text:style-name="T1">Le discours car celui de le de croix à ceux certes à se dépérissants folie est, à ceux cependant à étants sauvés à nous puissance de Dieu est.</text:span> <text:span text:style-name="T2">19</text:span> <text:span text:style-name="T1">a été graphé car· je dépérirai la sagesse de les de sages et la compréhension de les de capables de comprendre je démettrai.</text:span> <text:span text:style-name="T2">20</text:span> <text:span text:style-name="T1">où? sage; où? lettré; où? co-enquêteur de le de ère de celui-ci; non pas rendit fou le Dieu la sagesse de le de monde;</text:span> <text:span text:style-name="T2">21</text:span> <text:span text:style-name="T1">parce que donc car en à la à sagesse de le de Dieu non connut le monde par de la de sagesse le Dieu, estima en bien le Dieu par de la de folie de le de annonce sauver ceux croyants·</text:span> <text:span text:style-name="T2">22</text:span> <text:span text:style-name="T1">parce que donc et Ioudaiens signes demandent et Hellèns sagesse cherchent,</text:span> <text:span text:style-name="T2">23</text:span> <text:span text:style-name="T1">nous cependant nous annonçons Christ ayant été crucifié, à Ioudaiens certes scandale, à ethnies cependant folie,</text:span> <text:span text:style-name="T2">24</text:span> <text:span text:style-name="T1">à eux cependant à les à appelés, à Ioudaiens en outre et à Hellèns, Christ de Dieu puissance et de Dieu sagesse·</text:span> <text:span text:style-name="T2">25</text:span> <text:span text:style-name="T1">en ce que le fou de le de Dieu plus sage de les de êtres humains est et le infirme de le de Dieu plus fort de les de êtres humains.</text:span> <text:span text:style-name="T2">26</text:span> <text:span text:style-name="T1">Vous regardez car la appellation de vous, frères, en ce que non nombreux sages selon chair, non nombreux puissants, non nombreux nobles·</text:span> <text:span text:style-name="T2">27</text:span> <text:span text:style-name="T1">mais les fous de le de monde se élut le Dieu, afin que que couvre de honte les sages, et les infirmes de le de monde se élut le Dieu, afin que que couvre de honte les tenaces,</text:span> <text:span text:style-name="T2">28</text:span> <text:span text:style-name="T1">et les sans genres de le de monde et ces ayants étés exclus comme rien se élut le Dieu, ces ne pas étants, afin que ces étants que rende complètement sans travail,</text:span> <text:span text:style-name="T2">29</text:span> <text:span text:style-name="T1">de telle manière que ne pas que se vante toute chair en devant de le de Dieu.</text:span> <text:span text:style-name="T2">30</text:span> <text:span text:style-name="T1">hors de lui cependant vous vous êtes en à Christ à Iésous, lequel fut devenu sagesse à nous au loin de Dieu, justice en outre et sanctification et rançon intégrale,</text:span> <text:span text:style-name="T2">31</text:span> <text:span text:style-name="T1">afin que de haut en bas comme a été graphé· celui se vantant en à Maître se vante.</text:span> </text:p>
      <text:p text:style-name="P4">1CORINTHIENS  2</text:p>
      <text:p text:style-name="Text_20_body"><text:span text:style-name="T2">1</text:span> <text:span text:style-name="T1">Et moi ayant venu vers vous, frères, je vins non selon supériorité de discours ou de sagesse annonçant de haut en bas à vous le mystère de le de Dieu.</text:span> <text:span text:style-name="T2">2</text:span> <text:span text:style-name="T1">non car je jugeai un quelconque avoir su en à vous si ne pas Iésous Christ et celui-ci ayant été crucifié.</text:span> <text:span text:style-name="T2">3</text:span> <text:span text:style-name="T1">et moi en à infirmité et en à effroi et en à tremblement à nombreux je me devins vers vous,</text:span> <text:span text:style-name="T2">4</text:span> <text:span text:style-name="T1">et le discours de moi et le annonce de moi non en à persuasifs de sagesse [à discours] mais en à apodictique de souffle et de puissance,</text:span> <text:span text:style-name="T2">5</text:span> <text:span text:style-name="T1">afin que la croyance de vous ne pas que soit en à sagesse de êtres humains mais en à puissance de Dieu.</text:span> <text:span text:style-name="T2">6</text:span> <text:span text:style-name="T1">Sagesse cependant nous bavardons en à les à parfaits, sagesse cependant non de le de ère de celui-ci non cependant de les de chefs de le de ère de celui-ci de ceux de étants rendus complètement sans travail·</text:span> <text:span text:style-name="T2">7</text:span> <text:span text:style-name="T1">mais nous bavardons de Dieu sagesse en à mystère celle ayante étée cachée loin, laquelle prédétermina le Dieu d'avant de les de ères envers gloire de nous,</text:span> <text:span text:style-name="T2">8</text:span> <text:span text:style-name="T1">laquelle aucun de les de chefs de le de ère de celui-ci a connu· si car connurent, non le cas échéant le Maître de la de gloire crucifièrent.</text:span> <text:span text:style-name="T2">9</text:span> <text:span text:style-name="T1">mais de haut en bas comme a été graphé· lesquels oeil non vit et oreille non écouta et sur coeur de être humain non monta, lesquels prépara le Dieu à ceux à aimants lui.</text:span> <text:span text:style-name="T2">10</text:span> <text:span text:style-name="T1">à nous car découvrit le Dieu par de le de souffle· le car souffle tous scrute, aussi les profondeurs de le de Dieu.</text:span> <text:span text:style-name="T2">11</text:span> <text:span text:style-name="T1">quel car a su de êtres humains ces de le de être humain si ne pas le souffle de le de être humain ce en à lui; ainsi aussi ces de le de Dieu aucun a connu si ne pas le souffle de le de Dieu.</text:span> <text:span text:style-name="T2">12</text:span> <text:span text:style-name="T1">nous cependant non le souffle de le de monde nous prîmes mais le souffle ce hors de le de Dieu, afin que que nous ayons su ces sous de le de Dieu ayants étés faits grâce à nous·</text:span> <text:span text:style-name="T2">13</text:span> <text:span text:style-name="T1">lesquels aussi nous bavardons non en à enseignés de humaine de sagesse à discours mais en à enseignés de souffle, à souffliques souffliques jugeants avec.</text:span> <text:span text:style-name="T2">14</text:span> <text:span text:style-name="T1">psychique cependant être humain non se accepte ces de le de souffle de le de Dieu· folie car à lui est et non se peut connaître, en ce que souffliquement est jugé de bas en haut.</text:span> <text:span text:style-name="T2">15</text:span> <text:span text:style-name="T1">le cependant soufflique juge de bas en haut [ces] tous, lui cependant sous de aucun est jugé de bas en haut.</text:span> <text:span text:style-name="T2">16</text:span> <text:span text:style-name="T1">quel car connut intellect de Maître, lequel conciliera lui; nous cependant intellect de Christ nous avons.</text:span> </text:p>
      <text:p text:style-name="P4">1CORINTHIENS  3</text:p>
      <text:p text:style-name="Text_20_body"><text:span text:style-name="T2">1</text:span> <text:span text:style-name="T1">Et moi, frères, non je fus pu bavarder à vous comme à souffliques mais comme à charnus, comme à infantiles en à Christ.</text:span> <text:span text:style-name="T2">2</text:span> <text:span text:style-name="T1">lait vous je donnai à boire, non aliment· non encore car vous vous pouviez. mais non cependant encore maintenant vous vous pouvez,</text:span> <text:span text:style-name="T2">3</text:span> <text:span text:style-name="T1">encore car charnels vous êtes. là où car en à vous zèle et discorde, non pas charnels vous êtes et selon être humain vous piétinez autour;</text:span> <text:span text:style-name="T2">4</text:span> <text:span text:style-name="T1">lorsque le cas échéant car que dise un quelconque· moi certes je suis de Paulus, autre-différent cependant· moi de Apollos, non êtres humains vous êtes;</text:span> <text:span text:style-name="T2">5</text:span> <text:span text:style-name="T1">Quel donc est Apollos; quel cependant est Paulus; serviteurs par de lesquels vous crûtes, aussi à chacun comme le Maître donna.</text:span> <text:span text:style-name="T2">6</text:span> <text:span text:style-name="T1">moi je plantai, Apollos donna à boire, mais le Dieu croissait·</text:span> <text:span text:style-name="T2">7</text:span> <text:span text:style-name="T1">de sorte que ni celui plantant est un quelconque ni celui donnant à boire mais celui croissant Dieu.</text:span> <text:span text:style-name="T2">8</text:span> <text:span text:style-name="T1">celui plantant cependant et celui donnant à boire un sont, chacun cependant le en propre salaire se prendra selon le en propre frappement·</text:span> <text:span text:style-name="T2">9</text:span> <text:span text:style-name="T1">de Dieu car nous sommes co-travailleurs, de Dieu cultivation, de Dieu édification en maison vous êtes.</text:span> <text:span text:style-name="T2">10</text:span> <text:span text:style-name="T1">Selon la grâce de le de Dieu celle ayante étée donnée à moi comme sage architecte fondement je posai, autre cependant édifie en maison au-dessus. chacun cependant regarde comment? édifie en maison au-dessus.</text:span> <text:span text:style-name="T2">11</text:span> <text:span text:style-name="T1">fondement car autre aucun se peut poser à côté celui se couchant, lequel est Iésous Christ.</text:span> <text:span text:style-name="T2">12</text:span> <text:span text:style-name="T1">si cependant un quelconque édifie en maison au-dessus sur le fondement or, argent, pierres de valeurs, bois, herbe, chaume,</text:span> <text:span text:style-name="T2">13</text:span> <text:span text:style-name="T1">de chacun le travail visible se deviendra, la car journée mettra en évidence, en ce que en à feu est découvert· et de chacun le travail quel que est le feu [lui-même] éprouvera.</text:span> <text:span text:style-name="T2">14</text:span> <text:span text:style-name="T1">si de un quelconque le travail restera lequel édifia en maison au-dessus, salaire se prendra·</text:span> <text:span text:style-name="T2">15</text:span> <text:span text:style-name="T1">si de un quelconque le travail sera brûlé complètement, sera endommagé, lui cependant sera sauvé, ainsi cependant comme par de feu.</text:span> <text:span text:style-name="T2">16</text:span> <text:span text:style-name="T1">Non vous avez su en ce que temple de Dieu vous êtes et le souffle de le de Dieu habite maison en à vous;</text:span> <text:span text:style-name="T2">17</text:span> <text:span text:style-name="T1">si un quelconque le temple de le de Dieu corrompt, corrompra celui-ci le Dieu· le car temple de le de Dieu saint est, lesquels des quelconques vous êtes vous.</text:span> <text:span text:style-name="T2">18</text:span> <text:span text:style-name="T1">Ne pas un lui-même appâte d'excès· si un quelconque estime sage être en à vous en à le à ère à celui-ci, fou se devienne, afin que que se devienne sage.</text:span> <text:span text:style-name="T2">19</text:span> <text:span text:style-name="T1">la car sagesse de le de monde de celui-ci folie à côté à le à Dieu est. a été graphé car· celui se empoignant les sages en à la à aptitude à tout faire de eux·</text:span> <text:span text:style-name="T2">20</text:span> <text:span text:style-name="T1">et de nouveau· Maître connaît les calculs au-travers de les de sages en ce que sont vains.</text:span> <text:span text:style-name="T2">21</text:span> <text:span text:style-name="T1">de sorte que ne pas un se vante en à êtres humains· tous car de vous est,</text:span> <text:span text:style-name="T2">22</text:span> <text:span text:style-name="T1">soit Paulus soit Apollos soit Képhas, soit monde soit vie soit trépas, soit ayants dressés dedans soit imminants· tous de vous,</text:span> <text:span text:style-name="T2">23</text:span> <text:span text:style-name="T1">vous cependant de Christ, Christ cependant de Dieu.</text:span> </text:p>
      <text:p text:style-name="P4">1CORINTHIENS  4</text:p>
      <text:p text:style-name="Text_20_body"><text:span text:style-name="T2">1</text:span> <text:span text:style-name="T1">Ainsi nous se calcule être humain comme ministres de Christ et légistes de maison de mystères de Dieu.</text:span> <text:span text:style-name="T2">2</text:span> <text:span text:style-name="T1">ici pour le reste est cherché en à les à légistes de maison, afin que croyable un quelconque que soit trouvé.</text:span> <text:span text:style-name="T2">3</text:span> <text:span text:style-name="T1">à moi cependant envers moindre est, afin que sous de vous que je sois jugé de bas en haut ou sous de humaine de journée· mais non cependant moi-même je juge de bas en haut.</text:span> <text:span text:style-name="T2">4</text:span> <text:span text:style-name="T1">aucun car à moi-même j'ai vu avec, mais non en à ce-ci j'ai été justifié, celui cependant jugeant de bas en haut moi Maître est.</text:span> <text:span text:style-name="T2">5</text:span> <text:span text:style-name="T1">de sorte que ne pas d'avant de moment un quelconque jugez jusqu'à ce que le cas échéant que vienne le Maître, lequel et illuminera les cachés de le de ténèbre et rendra visible les desseins de les de coeurs· et alors le surlouange se deviendra à chacun au loin de le de Dieu.</text:span> <text:span text:style-name="T2">6</text:span> <text:span text:style-name="T1">Ces-ci cependant, frères, je schématisai au-delà envers moi-même et Apollos par le fait de vous, afin que en à nous que vous appreniez ce ne pas au-dessus lesquels a été graphé, afin que ne pas un au-dessus de le de un que vous soyez gonflé naturellement contre de le de autre-différent.</text:span> <text:span text:style-name="T2">7</text:span> <text:span text:style-name="T1">quel car toi juge à travers; quel cependant tu as lequel non tu pris; si cependant aussi tu pris, quel tu te vantes comme ne pas ayant pris;</text:span> <text:span text:style-name="T2">8</text:span> <text:span text:style-name="T1">déjà ayants étés rassasiés vous êtes, déjà vous fûtes riche, séparément de nous vous fûtes rois· et dûment du moins vous fûtes rois, afin que aussi nous à vous que nous soyons rois ensemble.</text:span> <text:span text:style-name="T2">9</text:span> <text:span text:style-name="T1">j'estime car, le Dieu nous les envoyés derniers montra loin comme sur-trépassés, en ce que théâtre nous fûmes devenu à le à monde et à anges et à êtres humains.</text:span> <text:span text:style-name="T2">10</text:span> <text:span text:style-name="T1">nous fous par le fait de Christ, vous cependant pensifs en à Christ· nous infirmes, vous cependant tenaces· vous glorieux, nous cependant sans valeurs.</text:span> <text:span text:style-name="T2">11</text:span> <text:span text:style-name="T1">jusqu'à l'extrémité de la à l'instant de heure et nous avons faim et nous avons soif et nous sommes nus et nous sommes tabassés et nous sommes non-stationnaire</text:span> <text:span text:style-name="T2">12</text:span> <text:span text:style-name="T1">et nous peinons se mettants au travail à les à en propres à mains· étants insultés nous élogions, étants poursuivis nous nous assumons,</text:span> <text:span text:style-name="T2">13</text:span> <text:span text:style-name="T1">étants diffamés nous appelons à côté· comme déchets autour de le de monde nous fûmes devenu, de tous rebut jusqu'à ce que à l'instant.</text:span> <text:span text:style-name="T2">14</text:span> <text:span text:style-name="T1">Non tournant intérieurement vous je graphe ces-ci mais comme enfants de moi aimés j'admoneste.</text:span> <text:span text:style-name="T2">15</text:span> <text:span text:style-name="T1">si le cas échéant car dix mille pédagogues que vous ayez en à Christ mais non nombreux pères· en car à Christ à Iésous par de le de évangile moi vous j'engendrai.</text:span> <text:span text:style-name="T2">16</text:span> <text:span text:style-name="T1">J'appelle à côté donc vous, mimes de moi que vous vous devenez.</text:span> <text:span text:style-name="T2">17</text:span> <text:span text:style-name="T1">Par le fait de ce-ci je mandai à vous Timotheos, lequel est de moi enfant aimé et croyable en à Maître, lequel vous remémorera les chemins de moi celles en à Christ [à Iésous], de haut en bas comme partout en à toute à église j'enseigne.</text:span> <text:span text:style-name="T2">18</text:span> <text:span text:style-name="T1">Comme ne pas de se venant cependant de moi vers vous furent gonflé naturellement des quelconques·</text:span> <text:span text:style-name="T2">19</text:span> <text:span text:style-name="T1">je me viendrai cependant rapidement vers vous si le cas échéant le Maître que veuille, et je me connaîtrai non le discours de ceux de ayants étés gonflés naturellement mais la puissance·</text:span> <text:span text:style-name="T2">20</text:span> <text:span text:style-name="T1">non car en à discours la royauté de le de Dieu mais en à puissance.</text:span> <text:span text:style-name="T2">21</text:span> <text:span text:style-name="T1">quel vous voulez; en à bâton que je vienne vers vous ou en à amour à souffle en outre de douceur;</text:span> </text:p>
      <text:p text:style-name="P4">1CORINTHIENS  5</text:p>
      <text:p text:style-name="Text_20_body"><text:span text:style-name="T2">1</text:span> <text:span text:style-name="T1">Entièrement est écouté en à vous pornation, et telle pornation laquelle une quelconque non cependant en à les à ethnies, de sorte que femme un quelconque de le de père avoir.</text:span> <text:span text:style-name="T2">2</text:span> <text:span text:style-name="T1">et vous ayants étés gonflés naturellement vous êtes et non pas davantage vous endeuillâtes, afin que que soit levé hors de au milieu de vous celui le travail ce-ci ayant fait;</text:span> <text:span text:style-name="T2">3</text:span> <text:span text:style-name="T1">moi certes car, étant au loin à le à corps étant à côté cependant à le à souffle, déjà j'ai jugé comme étant à côté celui ainsi ce-ci se ayant mis au travail complètement·</text:span> <text:span text:style-name="T2">4</text:span> <text:span text:style-name="T1">en à le à nom de le de Maître [de nous] de Iésous de Christ de ayants étés menés ensemble de vous et de ce de mien de souffle avec à la à puissance de le de Maître de nous de Iésous,</text:span> <text:span text:style-name="T2">5</text:span> <text:span text:style-name="T1">transmettre le tel à le à Satanas envers périssement de la de chair, afin que le souffle que soit sauvé en à la à journée de le de Maître.</text:span> <text:span text:style-name="T2">6</text:span> <text:span text:style-name="T1">Non beau le vantardise de vous. non vous avez su en ce que petite levain tout entier le pâte fermente;</text:span> <text:span text:style-name="T2">7</text:span> <text:span text:style-name="T1">nettoyez dehors la vieille levain, afin que que vous soyez jeune pâte, de haut en bas comme vous êtes sans levains· aussi car le pâque de nous fut sacrifié Christ.</text:span> <text:span text:style-name="T2">8</text:span> <text:span text:style-name="T1">de sorte que que nous fêtions ne pas en à levain à vieille ni cependant en à levain de malice et de méchanceté mais en à sans levains de sincérité et de vérité.</text:span> <text:span text:style-name="T2">9</text:span> <text:span text:style-name="T1">Je graphai à vous en à la à épître ne pas se mixer de bas en haut ensemble à pornos,</text:span> <text:span text:style-name="T2">10</text:span> <text:span text:style-name="T1">non en tout cas à les à pornos de le de monde de celui-ci ou à les à cupides et à ravisseurs ou à idolâtres, puisque vous deviez par conséquent hors de le de monde sortir.</text:span> <text:span text:style-name="T2">11</text:span> <text:span text:style-name="T1">maintenant cependant je graphai à vous ne pas se mixer de bas en haut ensemble si le cas échéant un quelconque frère étant nommé que soit porno ou cupide ou idolâtre ou insulteur ou ivrogne ou ravisseur, à le à tel ni cependant manger avec.</text:span> <text:span text:style-name="T2">12</text:span> <text:span text:style-name="T1">quel car à moi ceux au-dehors juger; non pas ceux dedans vous vous jugez;</text:span> <text:span text:style-name="T2">13</text:span> <text:span text:style-name="T1">ceux cependant au-dehors le Dieu jugera. ôtez le méchant hors de vous de vous-mêmes.</text:span> </text:p>
      <text:p text:style-name="P4">1CORINTHIENS  6</text:p>
      <text:p text:style-name="Text_20_body"><text:span text:style-name="T2">1</text:span> <text:span text:style-name="T1">Ose un quelconque de vous acte ayant vers le autre-différent être jugé sur de les de injustes et non pas sur de les de saints;</text:span> <text:span text:style-name="T2">2</text:span> <text:span text:style-name="T1">ou non vous avez su en ce que les saints le monde jugeront; et si en à vous est jugé le monde, indignes vous êtes de critères de moindres;</text:span> <text:span text:style-name="T2">3</text:span> <text:span text:style-name="T1">non vous avez su en ce que anges nous jugerons, ne serait-ce que du moins vitaux;</text:span> <text:span text:style-name="T2">4</text:span> <text:span text:style-name="T1">vitaux certes donc critères si le cas échéant que vous ayez, ceux ayants étés exclus comme rien en à la à église, ceux-ci vous asseyez;</text:span> <text:span text:style-name="T2">5</text:span> <text:span text:style-name="T1">vers tournure intérieure à vous je dis. ainsi non a dans en à vous aucun sage, lequel se pourra juger à travers de bas en haut au milieu de le de frère de lui;</text:span> <text:span text:style-name="T2">6</text:span> <text:span text:style-name="T1">mais frère avec de frère est jugé et ce-ci sur de incroyants;</text:span> <text:span text:style-name="T2">7</text:span> <text:span text:style-name="T1">Déjà certes [donc] entièrement diminution à vous est en ce que objets de jugements vous avez avec de vous-mêmes. par le fait de quel non pas davantage vous êtes faits injustice; par le fait de quel non pas davantage vous êtes spoliés;</text:span> <text:span text:style-name="T2">8</text:span> <text:span text:style-name="T1">mais vous vous faites injustice et vous spoliez, et ce-ci frères.</text:span> <text:span text:style-name="T2">9</text:span> <text:span text:style-name="T1">Ou non vous avez su en ce que injustes de Dieu royauté non hériteront; ne pas soyez égarés· ni pornos ni idolâtres ni adultères ni moelleux ni mâles en couche</text:span> <text:span text:style-name="T2">10</text:span> <text:span text:style-name="T1">ni voleurs ni cupides, non ivrognes, non insulteurs, non ravisseurs royauté de Dieu hériteront.</text:span> <text:span text:style-name="T2">11</text:span> <text:span text:style-name="T1">et ces-ci des quelconques vous étiez· mais vous vous baignâtes complètement, mais vous fûtes sanctifié, mais vous fûtes justifié en à le à nom de le de Maître de Iésous de Christ et en à le à souffle de le de Dieu de nous.</text:span> <text:span text:style-name="T2">12</text:span> <text:span text:style-name="T1">Tous à moi est permis mais non tous est opportun· tous à moi est permis mais non moi je serai dominé en autorité sous de un quelconque.</text:span> <text:span text:style-name="T2">13</text:span> <text:span text:style-name="T1">les aliments à la à cavité ventrale et la cavité ventrale à les à aliments, le cependant Dieu et celle-ci et ces-ci rendra complètement sans travail. le cependant corps non à la à pornation mais à le à Maître, et le Maître à le à corps·</text:span> <text:span text:style-name="T2">14</text:span> <text:span text:style-name="T1">le cependant Dieu et le Maître éveilla et nous éveillera dehors par de la de puissance de lui.</text:span> <text:span text:style-name="T2">15</text:span> <text:span text:style-name="T1">non vous avez su en ce que les corps de vous membres de Christ est; ayant levé donc les membres de le de Christ que je fasse de pornée membres; ne pas que se devienne.</text:span> <text:span text:style-name="T2">16</text:span> <text:span text:style-name="T1">[ou] non vous avez su en ce que celui étant collé à la à pornée un corps est; se seront car, déclare, les deux envers chair une.</text:span> <text:span text:style-name="T2">17</text:span> <text:span text:style-name="T1">celui cependant étant collé à le à Maître un souffle est.</text:span> <text:span text:style-name="T2">18</text:span> <text:span text:style-name="T1">Fuyez la pornation. tout fautement lequel si le cas échéant que fasse être humain extérieurement de le de corps est· celui cependant pornant envers le en propre corps faute.</text:span> <text:span text:style-name="T2">19</text:span> <text:span text:style-name="T1">ou non vous avez su en ce que le corps de vous temple de le en à vous de saint de souffle est de lequel vous avez au loin de Dieu, et non vous êtes de vous-mêmes;</text:span> <text:span text:style-name="T2">20</text:span> <text:span text:style-name="T1">vous fûtes acheté à l'agora car de valeur· glorifiez évidemment le Dieu en à le à corps de vous.</text:span> </text:p>
      <text:p text:style-name="P4">1CORINTHIENS  7</text:p>
      <text:p text:style-name="Text_20_body"><text:soft-page-break/><text:span text:style-name="T2">1</text:span> <text:span text:style-name="T1">Autour cependant de lesquels vous graphâtes, beau à être humain de femme ne pas se toucher·</text:span> <text:span text:style-name="T2">2</text:span> <text:span text:style-name="T1">par le fait de cependant les pornations chacun la de lui-même femme ait et chacune le en propre homme ait.</text:span> <text:span text:style-name="T2">3</text:span> <text:span text:style-name="T1">à la à femme le homme la débit redonne, semblablement cependant aussi la femme à le à homme.</text:span> <text:span text:style-name="T2">4</text:span> <text:span text:style-name="T1">la femme de le de en propre de corps non domine en autorité mais le homme, semblablement cependant aussi le homme de le de en propre de corps non domine en autorité mais la femme.</text:span> <text:span text:style-name="T2">5</text:span> <text:span text:style-name="T1">ne pas spoliez les uns les autres, si ne serait-ce que le cas échéant hors de consonant vers moment, afin que que vous vaquiez à la à prière et de nouveau sur le même que vous soyez, afin que ne pas que mette en tentation vous le Satanas par le fait de la intempérance de vous.</text:span> <text:span text:style-name="T2">6</text:span> <text:span text:style-name="T1">ce-ci cependant je dis selon connaissance commune non selon mandat.</text:span> <text:span text:style-name="T2">7</text:span> <text:span text:style-name="T1">je veux cependant tous êtres humains être comme aussi moi-même· mais chacun en propre a don de grâce hors de Dieu, celui certes ainsi, celui cependant ainsi.</text:span> <text:span text:style-name="T2">8</text:span> <text:span text:style-name="T1">Je dis cependant à les à pas mariés et à les à veuves, beau à eux si le cas échéant que restent comme et moi·</text:span> <text:span text:style-name="T2">9</text:span> <text:span text:style-name="T1">si cependant non se maîtrisent intérieur, marient, meilleur car est marier ou être brûlé au feu.</text:span> <text:span text:style-name="T2">10</text:span> <text:span text:style-name="T1">à Ceux cependant à ayants mariés j'annonce à côté, non moi mais le Maître, femme au loin de homme ne pas être séparé,</text:span> <text:span text:style-name="T2">11</text:span> – <text:span text:style-name="T1">si le cas échéant cependant aussi que soit séparé, reste pas mariée ou à le à homme soit échangé de haut en bas, – et homme femme ne pas abandonner.</text:span> <text:span text:style-name="T2">12</text:span> <text:span text:style-name="T1">à Les cependant à restants je dis moi non le Maître· si un quelconque frère femme a incroyante et celle-ci estime en bien avec habiter maison avec de lui, ne pas abandonne elle·</text:span> <text:span text:style-name="T2">13</text:span> <text:span text:style-name="T1">et femme si une quelconque a homme incroyant et celui-ci estime en bien avec habiter maison avec de elle, ne pas abandonne le homme.</text:span> <text:span text:style-name="T2">14</text:span> <text:span text:style-name="T1">a été sanctifié car le homme le incroyant en à la à femme et a été sanctifié la femme la incroyante en à le à frère· puisque par conséquent les enfants de vous impurs est, maintenant cependant saints est.</text:span> <text:span text:style-name="T2">15</text:span> <text:span text:style-name="T1">si cependant le incroyant est séparé, soit séparé· non a été esclavagé le frère ou la soeur en à les à tels· en cependant à paix a appelé nous le Dieu.</text:span> <text:span text:style-name="T2">16</text:span> <text:span text:style-name="T1">quel car tu as su, femme, si le homme tu sauveras; ou quel tu as su, homme, si la femme tu sauveras;</text:span> <text:span text:style-name="T2">17</text:span> <text:span text:style-name="T1">Si ne pas à chacun comme partagea le Maître, chacun comme a appelé le Dieu, ainsi piétine autour. et ainsi en à les à églises à toutes je m'ordonne au-travers.</text:span> <text:span text:style-name="T2">18</text:span> <text:span text:style-name="T1">ayant été circoncit un quelconque fut appelé, ne pas se tire sur· en à prépuce a été appelé un quelconque, ne pas soit circoncit.</text:span> <text:span text:style-name="T2">19</text:span> <text:span text:style-name="T1">la circoncision aucun est et la prépuce aucun est, mais garde de commandements de Dieu.</text:span> <text:span text:style-name="T2">20</text:span> <text:span text:style-name="T1">chacun en à la à appellation à laquelle fut appelé, en à celle-ci reste.</text:span> <text:span text:style-name="T2">21</text:span> <text:span text:style-name="T1">mâle esclave tu fus appelé, ne pas à toi soucie· mais si aussi tu te peux libre se devenir, davantage te utilise.</text:span> <text:span text:style-name="T2">22</text:span> <text:span text:style-name="T1">celui car en à Maître ayant été appelé mâle esclave libre loin de Maître est, semblablement le libre ayant été appelé mâle esclave est de Christ.</text:span> <text:span text:style-name="T2">23</text:span> <text:span text:style-name="T1">de valeur vous fûtes acheté à l'agora· ne pas que vous vous devenez mâles esclaves de êtres humains.</text:span> <text:span text:style-name="T2">24</text:span> <text:span text:style-name="T1">chacun en à lequel fut appelé, frères, en à ce-ci reste à côté à Dieu.</text:span> <text:span text:style-name="T2">25</text:span> <text:span text:style-name="T1">Autour cependant de les de vierges mandat de Maître non j'ai, opinion cependant je donne comme ayant été fait miséricorde sous de Maître croyable être.</text:span> <text:span text:style-name="T2">26</text:span> <text:span text:style-name="T1">Je fais loi donc ce-ci beau subsister par le fait de la ayante dressée dedans nécessité, en ce que beau à être humain ce ainsi être.</text:span> <text:span text:style-name="T2">27</text:span> <text:span text:style-name="T1">tu as été attaché de lien à femme, ne pas cherche déliage· tu as été délié au loin de femme, ne pas cherche femme.</text:span> <text:span text:style-name="T2">28</text:span> <text:span text:style-name="T1">si le cas échéant cependant aussi que tu maries, non tu fautas, et si le cas échéant que marie la vierge, non fauta· oppression cependant à la à chair auront les tels, moi cependant de vous je m'épargne.</text:span> <text:span text:style-name="T2">29</text:span> <text:span text:style-name="T1">Ce-ci cependant je déclare, frères, le moment ayant été équipé ensemble est· le restant, afin que aussi ceux ayants femmes comme ne pas ayants que soient</text:span> <text:span text:style-name="T2">30</text:span> <text:span text:style-name="T1">et ceux pleurants comme ne pas pleurants et ceux étants de joie comme ne pas étants de joie et ceux achetants à l'agora comme ne pas tenants de haut en bas,</text:span> <text:span text:style-name="T2">31</text:span> <text:span text:style-name="T1">et ceux se utilisants le monde comme ne pas se utilisants de haut en bas· mène de côté car le schéma de le de monde de celui-ci.</text:span> <text:span text:style-name="T2">32</text:span> <text:span text:style-name="T1">Je veux cependant vous insouciants être. le pas marié inquiète ces de le de Maître, comment? que plaise à le à Maître·</text:span> <text:span text:style-name="T2">33</text:span> <text:span text:style-name="T1">celui cependant ayant marié inquiète ces de le de monde, comment? que plaise à la à femme,</text:span> <text:span text:style-name="T2">34</text:span> <text:span text:style-name="T1">et a été partagé. et la femme la pas mariée et la vierge inquiète ces de le de Maître, afin que que soit sainte et à le à corps et à le à souffle· celle cependant ayante mariée inquiète ces de le de monde, comment? que plaise à le à homme.</text:span> <text:span text:style-name="T2">35</text:span> <text:span text:style-name="T1">ce-ci cependant vers le de vous de vous-mêmes convenable je dis, non afin que noeud coulant à vous que je surjette mais vers ce élégant et dévoué à le à Maître sans distraction.</text:span> <text:span text:style-name="T2">36</text:span> <text:span text:style-name="T1">Si cependant un quelconque être inélégant sur la vierge de lui fait loi, si le cas échéant que soit au-dessus du point le plus haut et ainsi doit se devenir, lequel veut fasse, non faute, marient.</text:span> <text:span text:style-name="T2">37</text:span> <text:span text:style-name="T1">lequel cependant a dressé en à la à coeur de lui assis ne pas ayant nécessité, autorité cependant a autour de le de en propre de volonté et ce-ci a jugé en à la à en propre à coeur, garder la de lui-même vierge, bellement fera.</text:span> <text:span text:style-name="T2">38</text:span> <text:span text:style-name="T1">de sorte que et celui donnant en mariage la de lui-même vierge bellement fait et celui ne pas donnant en mariage meilleurement fera.</text:span> <text:span text:style-name="T2">39</text:span> <text:span text:style-name="T1">Femme a été attaché de lien sur autant lequel temps vit le homme de elle· si le cas échéant cependant que soit mis au coucher le homme, libre est à lequel veut être marié, seulement en à Maître.</text:span> <text:span text:style-name="T2">40</text:span> <text:span text:style-name="T1">plus heureuse cependant est si le cas échéant ainsi que reste, selon la mienne opinion· j'estime cependant et moi souffle de Dieu avoir.</text:span> </text:p>
      <text:p text:style-name="P4">1CORINTHIENS  8</text:p>
      <text:p text:style-name="Text_20_body"><text:span text:style-name="T2">1</text:span> <text:span text:style-name="T1">Autour cependant de les de idolothytes, nous avons su en ce que tous connaissance nous avons. la connaissance gonfle naturellement, la cependant amour édifie en maison·</text:span> <text:span text:style-name="T2">2</text:span> <text:span text:style-name="T1">si un quelconque estime avoir connu un quelconque, non encore connut de haut en bas comme attache de lien connaître·</text:span> <text:span text:style-name="T2">3</text:span> <text:span text:style-name="T1">si cependant un quelconque aime le Dieu, celui-ci a été connu sous de lui.</text:span> <text:span text:style-name="T2">4</text:span> <text:span text:style-name="T1">Autour de la de consommation donc de les de idolothytes, nous avons su en ce que aucun idole en à monde et en ce que aucun Dieu si ne pas un.</text:span> <text:span text:style-name="T2">5</text:span> <text:span text:style-name="T1">aussi car si certes sont étants dits dieux soit en à ciel soit sur de terre, comme certes sont dieux nombreux et Maîtres nombreux,</text:span> <text:span text:style-name="T2">6</text:span> <text:span text:style-name="T1">mais à nous un Dieu le père hors de lequel ces tous et nous envers lui, et un Maître Iésous Christ par de lequel ces tous et nous par de lui.</text:span> <text:span text:style-name="T2">7</text:span> <text:span text:style-name="T1">Mais non en à tous la connaissance· des quelconques cependant à la à habitude en commun jusqu'à ce que à l'instant de le de idole comme idolothyte mangent, et la conscience de eux infirme étante est noirci.</text:span> <text:span text:style-name="T2">8</text:span> <text:span text:style-name="T1">aliment cependant nous non dressera à côté à le à Dieu· ni si le cas échéant ne pas que nous mangions nous sommes manqués, ni si le cas échéant que nous mangions nous surabondons.</text:span> <text:span text:style-name="T2">9</text:span> <text:span text:style-name="T1">regardez cependant ne pas en quelque manière la autorité de vous celle-ci achoppement que se devienne à les à infirmes.</text:span> <text:span text:style-name="T2">10</text:span> <text:span text:style-name="T1">si le cas échéant car un quelconque que voie celui ayant connaissance en à temple d’idole se couchant de haut en bas, non pas la conscience de lui de infirme de étant sera édifié en maison envers ce les idolothytes manger;</text:span> <text:span text:style-name="T2">11</text:span> <text:span text:style-name="T1">est dépéri car celui étant infirme en à la à tienne à connaissance, le frère par le fait de lequel Christ mourut loin.</text:span> <text:span text:style-name="T2">12</text:span> <text:span text:style-name="T1">ainsi cependant fautants envers les frères et tapants de eux la conscience étante infirme envers Christ vous fautez.</text:span> <text:span text:style-name="T2">13</text:span> <text:span text:style-name="T1">c'est pourquoi certes si aliment scandalise le frère de moi, non ne pas que je mange viandes envers le ère, afin que ne pas le frère de moi que je scandalise.</text:span> </text:p>
      <text:p text:style-name="P4">1CORINTHIENS  9</text:p>
      <text:p text:style-name="Text_20_body"><text:span text:style-name="T2">1</text:span> <text:span text:style-name="T1">Non je suis libre; non je suis envoyé; non pas Iésous le Maître de nous j'ai vu; non le travail de moi vous vous êtes en à Maître;</text:span> <text:span text:style-name="T2">2</text:span> <text:span text:style-name="T1">si à autres non je suis envoyé, mais du moins à vous je suis· la car sceau de moi de la de envoi vous vous êtes en à Maître.</text:span> <text:span text:style-name="T2">3</text:span> <text:span text:style-name="T1">La mienne apologie à ceux moi à jugeants de bas en haut est celle-ci.</text:span> <text:span text:style-name="T2">4</text:span> <text:span text:style-name="T1">ne pas non nous avons autorité manger et boire;</text:span> <text:span text:style-name="T2">5</text:span> <text:span text:style-name="T1">ne pas non nous avons autorité soeur femme mener autour comme aussi les restants envoyés et les frères de le de Maître et Képhas;</text:span> <text:span text:style-name="T2">6</text:span> <text:span text:style-name="T1">ou seul moi et Bar-Nabas non nous avons autorité ne pas se mettre au travail;</text:span> <text:span text:style-name="T2">7</text:span> <text:span text:style-name="T1">Quel se guerroie en soldat à en propres à gages à un moment; quel plante vignoble et le fruit de lui non mange; ou quel berge bergerie de troupeau et hors de le de lait de la de bergerie de troupeau non mange;</text:span> <text:span text:style-name="T2">8</text:span> <text:span text:style-name="T1">Ne pas selon être humain ces-ci je bavarde ou aussi le loi ces-ci non dit;</text:span> <text:span text:style-name="T2">9</text:span> <text:span text:style-name="T1">en car à le de Môusês à loi a été graphé· non tu muselleras boeuf foulant le grain. ne pas de les de boeufs soucie à le à Dieu</text:span> <text:span text:style-name="T2">10</text:span> <text:span text:style-name="T1">ou par le fait de nous en tout cas dit; par le fait de nous car fut graphé en ce que doit sur à espérance celui labourant en araire labourer en araire et celui foulant le grain sur à espérance de ce participer.</text:span> <text:span text:style-name="T2">11</text:span> <text:span text:style-name="T1">si nous à vous les souffliques nous semâmes, grand si nous de vous les charnels nous moissonnerons;</text:span> <text:span text:style-name="T2">12</text:span> <text:span text:style-name="T1">Si autres de la de vous de autorité participent, non davantage nous; mais non nous nous utilisâmes à la à autorité à celle-ci, mais tous nous toiturons, afin que ne pas une quelconque incision que nous donnions à le à évangile de le de Christ.</text:span> <text:span text:style-name="T2">13</text:span> <text:span text:style-name="T1">Non vous avez su en ce que ceux les sacrés se mettants au travail [ces] hors de le de sanctuaire mangent, ceux à le à autel des sacrifices assistants à le à autel des sacrifices se partagent ensemble;</text:span> <text:span text:style-name="T2">14</text:span> <text:span text:style-name="T1">ainsi aussi le Maître ordonna au-travers à ceux le évangile à annonçants de haut en bas hors de le de évangile vivre.</text:span> <text:span text:style-name="T2">15</text:span> <text:span text:style-name="T1">Moi cependant non je m'ai utilisé à aucun de ces-ci. Non je graphai cependant ces-ci, afin que ainsi que se devienne en à moi· beau car à moi davantage mourir loin ou – le vantardise de moi aucun videra.</text:span> <text:span text:style-name="T2">16</text:span> <text:span text:style-name="T1">si le cas échéant car que je m'évangélise, non est à moi vantardise· nécessité car à moi se couche sur· Ouai car à moi est si le cas échéant ne pas que je m'évangélise.</text:span> <text:span text:style-name="T2">17</text:span> <text:span text:style-name="T1">si car volontiers ce-ci je pratique, salaire j'ai· si cependant non volontiers, législation de maison j'ai été cru·</text:span> <text:span text:style-name="T2">18</text:span> <text:span text:style-name="T1">quel donc de moi est le salaire; afin que se évangélisant sans dépense que je pose le évangile envers ce ne pas se utiliser de haut en bas à la à autorité de moi en à le à évangile.</text:span> <text:span text:style-name="T2">19</text:span> <text:span text:style-name="T1">Libre car étant hors de tous à tous moi-même j'esclavageai, afin que les plus nombreusement que je gagne·</text:span> <text:span text:style-name="T2">20</text:span> <text:span text:style-name="T1">et je me devins à les à Ioudaiens comme Ioudaien, afin que Ioudaiens que je gagne· à ceux sous loi comme sous loi, ne pas étant moi-même sous loi, afin que ceux sous loi que je gagne·</text:span> <text:span text:style-name="T2">21</text:span> <text:span text:style-name="T1">à les à sans lois comme sans loi, ne pas étant sans loi de Dieu mais dans la loi de Christ, afin que que je gagne les sans lois·</text:span> <text:span text:style-name="T2">22</text:span> <text:span text:style-name="T1">je me devins à les à infirmes infirme, afin que les infirmes que je gagne· à ceux à tous j'ai devenu tous, afin que en tout cas des quelconques que je sauve.</text:span> <text:span text:style-name="T2">23</text:span> <text:span text:style-name="T1">tous cependant je fais par le fait de le évangile, afin que communiant avec de lui que je me devienne.</text:span> <text:span text:style-name="T2">24</text:span> <text:span text:style-name="T1">Non vous avez su en ce que ceux en à stade courants tous certes courent, un cependant prend le prix; ainsi courez afin que que vous preniez de haut en bas.</text:span> <text:span text:style-name="T2">25</text:span> <text:span text:style-name="T1">tout cependant celui se combattant tous se maîtrise intérieur, ceux-là certes donc afin que corruptible couronne que prennent, nous cependant incorruptible.</text:span> <text:span text:style-name="T2">26</text:span> <text:span text:style-name="T1">moi certes maintenant ainsi je cours comme non inévidemment, ainsi je frappe du poing comme non air pelant·</text:span> <text:span text:style-name="T2">27</text:span> <text:span text:style-name="T1">mais je frappe sous l'oeil de moi le corps et je mène en esclavage, ne pas en quelque manière à autres ayant annoncé moi-même non approuvé que je me devienne.</text:span> </text:p>
      <text:p text:style-name="P4">1CORINTHIENS  10</text:p>
      <text:p text:style-name="Text_20_body"><text:span text:style-name="T2">1</text:span> <text:span text:style-name="T1">Non je veux car vous méconnaître, frères, en ce que les pères de nous tous sous la nuée étaient et tous par de la de mer passèrent à travers</text:span> <text:span text:style-name="T2">2</text:span> <text:span text:style-name="T1">et tous envers le Môusês se baptisèrent en à la à nuée et en à la à mer</text:span> <text:span text:style-name="T2">3</text:span> <text:span text:style-name="T1">et tous le même soufflique aliment mangèrent</text:span> <text:span text:style-name="T2">4</text:span> <text:span text:style-name="T1">et tous le même soufflique burent breuvage· buvaient car hors de soufflique de suivante de roche, la cependant roche était le Christ.</text:span> <text:span text:style-name="T2">5</text:span> <text:span text:style-name="T1">Mais non en à les à plus nombreusement de eux estima en bien le Dieu, furent étendu de haut en bas car en à la à déserte.</text:span> <text:span text:style-name="T2">6</text:span> <text:span text:style-name="T1">Ces-ci cependant modèles frappés de nous furent devenu, envers ce ne pas être nous désireurs en fureur de malicieux, de haut en bas comme et ceux-là désirèrent en fureur.</text:span> <text:span text:style-name="T2">7</text:span> <text:span text:style-name="T1">ni cependant idolâtres que vous vous devenez de haut en bas comme des quelconques de eux, comme certes a été graphé· assit le peuple manger et boire et redressèrent gaminer.</text:span> <text:span text:style-name="T2">8</text:span> <text:span text:style-name="T1">ni cependant que nous pornions, de haut en bas comme des quelconques de eux pornèrent et tombèrent à une à journée vingt trois milliers.</text:span> <text:span text:style-name="T2">9</text:span> <text:span text:style-name="T1">ni cependant que nous mettions en tentation à l'excès le Christ, de haut en bas comme des quelconques de eux mirent en tentation à l'excès et sous de les de serpents étaient dépéri.</text:span> <text:span text:style-name="T2">10</text:span> <text:span text:style-name="T1">ni cependant murmurez, tout comme des quelconques de eux murmurèrent et se dépérirent sous de le de périsseur.</text:span> <text:span text:style-name="T2">11</text:span> <text:span text:style-name="T1">ces-ci cependant typiquement arrivait avec à ceux-là, fut graphé cependant vers admonition de nous, envers lesquels les achèvements de les de ères a atteint à l'encontre.</text:span> <text:span text:style-name="T2">12</text:span> <text:span text:style-name="T1">De sorte que celui estimant avoir dressé regarde ne pas que tombe.</text:span> <text:span text:style-name="T2">13</text:span> <text:span text:style-name="T1">tentation vous non a pris si ne pas humain· croyable cependant le Dieu, lequel non concédera vous être mis en tentation au-dessus lequel vous vous pouvez mais fera avec à le à tentation aussi la issue de ce se pouvoir supporter.</text:span> <text:span text:style-name="T2">14</text:span> <text:span text:style-name="T1">C'est pourquoi certes, aimés de moi, fuyez au loin de la de idolâtrie.</text:span> <text:span text:style-name="T2">15</text:span> <text:span text:style-name="T1">comme à pensifs je dis· jugez vous lequel je déclare.</text:span> <text:span text:style-name="T2">16</text:span> <text:span text:style-name="T1">Le récipient à boire de la de éloge lequel nous élogions, non pas communion est de le de sang de le de Christ; le pain lequel nous cassons, non pas communion de le de corps de le de Christ est;</text:span> <text:span text:style-name="T2">17</text:span> <text:span text:style-name="T1">en ce que un pain, un corps les nombreux nous sommes, les car tous hors de le de un de pain nous participons.</text:span> <text:span text:style-name="T2">18</text:span> <text:span text:style-name="T1">regardez le Israël selon chair· non pas ceux mangeants les sacrifices communiants de le de autel des sacrifices sont;</text:span> <text:span text:style-name="T2">19</text:span> <text:span text:style-name="T1">Quel donc je déclare; en ce que idolothyte un quelconque est ou en ce que idole un quelconque est;</text:span> <text:span text:style-name="T2">20</text:span> <text:span text:style-name="T1">mais en ce que lesquels sacrifient les ethnies, à démons et non à Dieu sacrifient· non je veux cependant vous communiants de les de démons se devenir.</text:span> <text:span text:style-name="T2">21</text:span> <text:span text:style-name="T1">non vous vous pouvez récipient à boire de Maître boire et récipient à boire de démons, non vous vous pouvez de table de Maître participer et de table de démons.</text:span> <text:span text:style-name="T2">22</text:span> <text:span text:style-name="T1">ou nous zélons à côté le Maître; ne pas plus forts de lui nous sommes;</text:span> <text:span text:style-name="T2">23</text:span> <text:span text:style-name="T1">Tous est permis mais non tous est opportun· tous est permis mais non tous édifie en maison.</text:span> <text:span text:style-name="T2">24</text:span> <text:span text:style-name="T1">ne pas un ce de lui-même cherche mais ce de le de autre-différent.</text:span> <text:span text:style-name="T2">25</text:span> <text:span text:style-name="T1">Tout ce en à marché à viande étant troqué mangez ne pas un jugeants de bas en haut par le fait de la conscience·</text:span> <text:span text:style-name="T2">26</text:span> <text:span text:style-name="T1">de le de Maître car la terre et le plénitude de elle.</text:span> <text:span text:style-name="T2">27</text:span> <text:span text:style-name="T1">si un quelconque appelle vous de les de incroyants et vous voulez se aller, tout ce étant posé à côté à vous mangez ne pas un jugeants de bas en haut par le fait de la conscience.</text:span> <text:span text:style-name="T2">28</text:span> <text:span text:style-name="T1">si le cas échéant cependant un quelconque à vous que dise· ce-ci sanctuaire sacrifice est, ne pas mangez par le fait de celui-là celui ayant indiqué et la conscience·</text:span> <text:span text:style-name="T2">29</text:span> <text:span text:style-name="T1">conscience cependant je dis non pas celle de lui-même mais celle de le de autre-différent. pourquoi car la liberté de moi est jugé sous de autre de conscience;</text:span> <text:span text:style-name="T2">30</text:span> <text:span text:style-name="T1">si moi à grâce je participe, quel je suis blasphémé au-dessus de lequel moi je rends grâce;</text:span> <text:span text:style-name="T2">31</text:span> <text:span text:style-name="T1">Soit donc vous mangez soit vous buvez soit un quelconque vous faites, tous envers gloire de Dieu faites.</text:span> <text:span text:style-name="T2">32</text:span> <text:span text:style-name="T1">irréprochables et à Ioudaiens que vous vous devenez et à Hellèns et à la à église de le de Dieu,</text:span> <text:span text:style-name="T2">33</text:span> <text:span text:style-name="T1">de haut en bas comme et moi tous à tous je plais ne pas cherchant le de moi-même convenable mais ce de les de nombreux, afin que que soient sauvé.</text:span> </text:p>
      <text:p text:style-name="P4">1CORINTHIENS  11</text:p>
      <text:p text:style-name="Text_20_body"><text:span text:style-name="T2">1</text:span> <text:span text:style-name="T1">mimes de moi que vous vous devenez de haut en bas comme et moi de Christ.</text:span> <text:span text:style-name="T2">2</text:span> <text:span text:style-name="T1">Je surloue cependant vous en ce que tous de moi vous vous avez fait mémoire et, de haut en bas comme je transmis à vous, les transmissions vous tenez de haut en bas.</text:span> <text:span text:style-name="T2">3</text:span> <text:span text:style-name="T1">Je veux cependant vous avoir su en ce que de tout de homme la tête le Christ est, tête cependant de femme le homme, tête cependant de le de Christ le Dieu.</text:span> <text:span text:style-name="T2">4</text:span> <text:span text:style-name="T1">tout homme se priant ou prophétisant contre de tête ayant couvre de honte la tête de lui.</text:span> <text:span text:style-name="T2">5</text:span> <text:span text:style-name="T1">toute cependant femme se priante ou prophétisante à non couverte de haut en bas à la à tête couvre de honte la tête de elle· un car est et le même à celle à ayante étée rasée.</text:span> <text:span text:style-name="T2">6</text:span> <text:span text:style-name="T1">si car non se couvre de haut en bas femme, aussi se tonde· si cependant honteux à femme ce se tondre ou se raser, se couvre de haut en bas.</text:span> <text:span text:style-name="T2">7</text:span> <text:span text:style-name="T1">Homme certes car non doit se couvrir de haut en bas la tête icône et gloire de Dieu subsistant· la femme cependant gloire de homme est.</text:span> <text:span text:style-name="T2">8</text:span> <text:span text:style-name="T1">non car est homme hors de femme mais femme hors de homme·</text:span> <text:span text:style-name="T2">9</text:span> <text:span text:style-name="T1">aussi car non fut créé homme par le fait de la femme mais femme par le fait de le homme.</text:span> <text:span text:style-name="T2">10</text:span> <text:span text:style-name="T1">par le fait de ce-ci doit la femme autorité avoir sur de la de tête par le fait de les anges.</text:span> <text:span text:style-name="T2">11</text:span> <text:span text:style-name="T1">toutefois ni femme séparément de homme ni homme séparément de femme en à Maître·</text:span> <text:span text:style-name="T2">12</text:span> <text:span text:style-name="T1">comme certes car la femme hors de le de homme, ainsi aussi le homme par de la de femme· ces cependant tous hors de le de Dieu.</text:span> <text:span text:style-name="T2">13</text:span> <text:span text:style-name="T1">En à vous à vous-mêmes jugez· étant remarquable est femme non couverte de haut en bas à le à Dieu se prier;</text:span> <text:span text:style-name="T2">14</text:span> <text:span text:style-name="T1">non cependant la nature elle-même enseigne vous en ce que homme certes si le cas échéant que laisse les cheveux pousser dévalorisation à lui est,</text:span> <text:span text:style-name="T2">15</text:span> <text:span text:style-name="T1">femme cependant si le cas échéant que laisse les cheveux pousser gloire à elle est; en ce que la chevelure contre de enveloppe a été donné [à elle].</text:span> <text:span text:style-name="T2">16</text:span> <text:span text:style-name="T1">Si cependant un quelconque estime ami du conflit être, nous telle habitude en commun non nous avons non cependant les églises de le de Dieu.</text:span> <text:span text:style-name="T2">17</text:span> <text:span text:style-name="T1">Ce-ci cependant annonçant à côté non je surloue en ce que non envers le meilleur mais envers le amoindri vous vous venez ensemble.</text:span> <text:span text:style-name="T2">18</text:span> <text:span text:style-name="T1">premièrement certes car de se venants ensemble de vous en à église j'écoute schismes en à vous subsister et part un quelconque je crois.</text:span> <text:span text:style-name="T2">19</text:span> <text:span text:style-name="T1">attache de lien car aussi hérésies en à vous être, afin que [aussi] les approuvés visibles que se deviennent en à vous.</text:span> <text:span text:style-name="T2">20</text:span> <text:span text:style-name="T1">de Se venants ensemble donc de vous sur le même non est d'un Maître dîner manger·</text:span> <text:span text:style-name="T2">21</text:span> <text:span text:style-name="T1">chacun car le en propre dîner prend à l'avance en à ce manger, et lequel certes a faim lequel cependant délire en ivresse.</text:span> <text:span text:style-name="T2">22</text:span> <text:span text:style-name="T1">ne pas car maisons d'habitations non vous avez envers ce manger et boire; ou de la de église de le de Dieu vous méprisez, et vous couvrez de honte ceux ne pas ayants; quel que je dise à vous; que je surloue vous; en à ce-ci non je surloue.</text:span> <text:span text:style-name="T2">23</text:span> <text:span text:style-name="T1">Moi car je pris à côté au loin de le de Maître, lequel aussi je transmis à vous, en ce que le Maître Iésous en à la à nuit à laquelle était transmis prit pain</text:span> <text:span text:style-name="T2">24</text:span> <text:span text:style-name="T1">et ayant rendu grâce cassa et dit· ce-ci de moi est le corps ce au-dessus de vous· ce-ci faites envers la mienne remémoration.</text:span> <text:span text:style-name="T2">25</text:span> <text:span text:style-name="T1">de même aussi le récipient à boire après ce dîner disant· ce-ci le récipient à boire la nouvelle disposition est en à le à mien à sang· ce-ci faites, toutes les fois si le cas échéant que vous buviez, envers la mienne remémoration.</text:span> <text:span text:style-name="T2">26</text:span> <text:span text:style-name="T1">toutes les fois car si le cas échéant que vous mangiez le pain celui-ci et le récipient à boire que vous buviez, le trépas de le de Maître vous annoncez de haut en bas jusqu'à l'extrémité de lequel que vienne.</text:span> <text:span text:style-name="T2">27</text:span> <text:span text:style-name="T1">De sorte que lequel le cas échéant que mange le pain ou que boive le récipient à boire de le de Maître indignement, tenu au-dedans se sera de le de corps et de le de sang de le de Maître.</text:span> <text:span text:style-name="T2">28</text:span> <text:span text:style-name="T1">éprouve cependant être humain lui-même et ainsi hors de le de pain mange et hors de le de récipient à boire boive·</text:span> <text:span text:style-name="T2">29</text:span> <text:span text:style-name="T1">celui car mangeant et buvant objet de jugement à lui-même mange et boit ne pas jugeant à travers le corps.</text:span> <text:span text:style-name="T2">30</text:span> <text:span text:style-name="T1">par le fait de ce-ci en à vous nombreux infirmes et malades et sont mis au coucher assez-importants.</text:span> <text:span text:style-name="T2">31</text:span> <text:span text:style-name="T1">si cependant nous-mêmes nous jugions à travers, non le cas échéant nous étions jugé·</text:span> <text:span text:style-name="T2">32</text:span> <text:span text:style-name="T1">étants jugés cependant sous [de le] de Maître nous sommes éduqués, afin que ne pas avec à le à monde que nous soyons jugé contre.</text:span> <text:span text:style-name="T2">33</text:span> <text:span text:style-name="T1">De sorte que, frères de moi, se venants ensemble envers ce manger les uns les autres que vous vous attendez.</text:span> <text:span text:style-name="T2">34</text:span> <text:span text:style-name="T1">si un quelconque a faim, en à maison mange, afin que ne pas envers objet de jugement que vous vous veniez ensemble. les cependant restants comme le cas échéant que je vienne je m'ordonnerai au-travers.</text:span> </text:p>
      <text:p text:style-name="P4">1CORINTHIENS  12</text:p>
      <text:p text:style-name="Text_20_body"><text:span text:style-name="T2">1</text:span> <text:span text:style-name="T1">Autour cependant de les de souffliques, frères, non je veux vous méconnaître.</text:span> <text:span text:style-name="T2">2</text:span> <text:span text:style-name="T1">Vous avez su en ce que lorsque ethnies vous étiez vers les idoles les sans voix comme le cas échéant vous étiez conduit étants conduits au loin.</text:span> <text:span text:style-name="T2">3</text:span> <text:span text:style-name="T1">c'est pourquoi je fais connaître à vous en ce que aucun en à souffle de Dieu bavardant dit· Anathème Iésous, et aucun se peut dire· Maître Iésous, si ne pas en à souffle à saint.</text:span> <text:span text:style-name="T2">4</text:span> <text:span text:style-name="T1">Répartitions cependant de dons de grâces sont, le cependant même souffle·</text:span> <text:span text:style-name="T2">5</text:span> <text:span text:style-name="T1">et répartitions de services sont, et le même Maître·</text:span> <text:span text:style-name="T2">6</text:span> <text:span text:style-name="T1">et répartitions de actes d'énergies sont, et le même Dieu celui énergisant ces tous en à tous.</text:span> <text:span text:style-name="T2">7</text:span> <text:span text:style-name="T1">à chacun cependant est donné la visibilité de le de souffle vers ce étant opportun.</text:span> <text:span text:style-name="T2">8</text:span> <text:span text:style-name="T1">à lequel certes car par de le de souffle est donné discours de sagesse, à autre cependant discours de connaissance selon le même souffle,</text:span> <text:span text:style-name="T2">9</text:span> <text:span text:style-name="T1">à autre-différent croyance en à le à même à souffle, à autre cependant dons de grâces de guérisons en à le à un à souffle,</text:span> <text:span text:style-name="T2">10</text:span> <text:span text:style-name="T1">à autre cependant actes d'énergies de puissances, à autre [cependant] prophétie, à autre [cependant] jugements au travers de souffles, à autre-différent genres de langues, à autre cependant interprétation de langues·</text:span> <text:span text:style-name="T2">11</text:span> <text:span text:style-name="T1">tous cependant ces-ci énergise le un et le même souffle répartissant à en propre à chacun de haut en bas comme se a dessein.</text:span> <text:span text:style-name="T2">12</text:span> <text:span text:style-name="T1">Tout comme car le corps un est et membres nombreux a, tous cependant les membres de le de corps nombreux étants un est corps, ainsi aussi le Christ·</text:span> <text:span text:style-name="T2">13</text:span> <text:span text:style-name="T1">aussi car en à un à souffle nous tous envers un corps nous fûmes baptisé, soit Ioudaiens soit Hellèns soit mâles esclaves soit libres, et tous un souffle nous fûmes donné à boire.</text:span> <text:span text:style-name="T2">14</text:span> <text:span text:style-name="T1">Aussi car le corps non est un membre mais nombreux.</text:span> <text:span text:style-name="T2">15</text:span> <text:span text:style-name="T1">si le cas échéant que dise le pied· en ce que non je suis main, non je suis hors de le de corps, non à côté ce-ci non est hors de le de corps;</text:span> <text:span text:style-name="T2">16</text:span> <text:span text:style-name="T1">et si le cas échéant que dise le oreille· en ce que non je suis oeil, non je suis hors de le de corps, non à côté ce-ci non est hors de le de corps;</text:span> <text:span text:style-name="T2">17</text:span> <text:span text:style-name="T1">si tout entier le corps oeil, où? la écoute; si tout entier écoute, où? la odorat;</text:span> <text:span text:style-name="T2">18</text:span> <text:span text:style-name="T1">maintenant cependant le Dieu se posa les membres, un chacun de eux en à le à corps de haut en bas comme voulut.</text:span> <text:span text:style-name="T2">19</text:span> <text:span text:style-name="T1">si cependant était ces tous un membre, où? le corps;</text:span> <text:span text:style-name="T2">20</text:span> <text:span text:style-name="T1">maintenant cependant nombreux certes membres, un cependant corps.</text:span> <text:span text:style-name="T2">21</text:span> <text:span text:style-name="T1">non se peut cependant le oeil dire à la à main· besoin de toi non j'ai, ou de nouveau la tête à les à pieds· besoin de vous non j'ai·</text:span> <text:span text:style-name="T2">22</text:span> <text:span text:style-name="T1">mais à nombreux davantage les estimants membres de le de corps plus faibles subsister nécessaires est,</text:span> <text:span text:style-name="T2">23</text:span> <text:span text:style-name="T1">et lesquels nous estimons plus déshonorables être de le de corps à ces-ci valeur plus surabondante nous posons autour, et les inélégants de nous élégance plus surabondante a,</text:span> <text:span text:style-name="T2">24</text:span> <text:span text:style-name="T1">les cependant élégants de nous non besoin a. Mais le Dieu mélangea avec le corps à ce à étant manqué plus surabondante ayant donné valeur,</text:span> <text:span text:style-name="T2">25</text:span> <text:span text:style-name="T1">afin que ne pas que soit schisme en à le à corps mais le même au-dessus de les uns les autres que inquiètent les membres.</text:span> <text:span text:style-name="T2">26</text:span> <text:span text:style-name="T1">et soit souffre un membre, souffre avec tous les membres· soit est glorifié [un] membre, est de joie avec tous les membres.</text:span> <text:span text:style-name="T2">27</text:span> <text:span text:style-name="T1">Vous cependant vous êtes corps de Christ et membres hors de part.</text:span> <text:span text:style-name="T2">28</text:span> <text:span text:style-name="T1">Et lesquels certes se posa le Dieu en à la à église premièrement envoyés, deuxièmement prophètes, troisièmement enseignants, ensuite puissances, ensuite dons de grâces de guérisons, perceptions, pilotages, genres de langues.</text:span> <text:span text:style-name="T2">29</text:span> <text:span text:style-name="T1">ne pas tous envoyés; ne pas tous prophètes; ne pas tous enseignants; ne pas tous puissances;</text:span> <text:span text:style-name="T2">30</text:span> <text:span text:style-name="T1">ne pas tous dons de grâces ont de guérisons; ne pas tous à langues bavardent; ne pas tous interprètent en détail;</text:span> <text:span text:style-name="T2">31</text:span> <text:span text:style-name="T1">zélez cependant les dons de grâces les plus grands. Et encore selon hyperbole chemin à vous je montre.</text:span> </text:p>
      <text:p text:style-name="P4">1CORINTHIENS  13</text:p>
      <text:p text:style-name="Text_20_body"><text:span text:style-name="T2">1</text:span> <text:span text:style-name="T1">Si le cas échéant à les à langues de les de êtres humains que je bavarde et de les de anges, amour cependant ne pas que j'aie, j'ai devenu cuivre résonnant ou cymbale criant alala.</text:span> <text:span text:style-name="T2">2</text:span> <text:span text:style-name="T1">et si le cas échéant que j'aie prophétie et que j'ai su les mystères tous et toute la connaissance et si le cas échéant que j'aie toute la croyance de sorte que montagnes déplacer, amour cependant ne pas que j'aie, aucun je suis.</text:span> <text:span text:style-name="T2">3</text:span> <text:span text:style-name="T1">et si que je donne la bouchée tous ces subsistants de moi et si le cas échéant que je transmette le corps de moi afin que que je me vante, amour cependant ne pas que j'aie, aucun je suis profité.</text:span> <text:span text:style-name="T2">4</text:span> <text:span text:style-name="T1">La amour éloigne fureur, se use de bonté utile la amour, non zéle, [la amour] non se fanfaronne, non est gonflé naturellement,</text:span> <text:span text:style-name="T2">5</text:span> <text:span text:style-name="T1">non est inélégant, non cherche ces de elle-même, non est pointé à côté, non se calcule le malicieux,</text:span> <text:span text:style-name="T2">6</text:span> <text:span text:style-name="T1">non est de joie sur à la à injustice, est de joie avec cependant à la à vérité·</text:span> <text:span text:style-name="T2">7</text:span> <text:span text:style-name="T1">tous toiture, tous croit, tous espère, tous résiste en restant sous.</text:span> <text:span text:style-name="T2">8</text:span> <text:span text:style-name="T1">La amour pas cependant à un moment tombe· soit cependant prophéties, seront rendu complètement sans travail· soit langues, se pauseront· soit connaissance, sera rendu complètement sans travail.</text:span> <text:span text:style-name="T2">9</text:span> <text:span text:style-name="T1">hors de part car nous connaissons et hors de part nous prophétisons·</text:span> <text:span text:style-name="T2">10</text:span> <text:span text:style-name="T1">lorsque le cas échéant cependant que vienne le parfait, ce hors de part sera rendu complètement sans travail.</text:span> <text:span text:style-name="T2">11</text:span> <text:span text:style-name="T1">lorsque je m'étais infantile, je bavardais comme infantile, je pensais comme infantile, je me calculais comme infantile· lorsque j'ai devenu homme, j'ai rendu complètement sans travail ces de le de infantile.</text:span> <text:span text:style-name="T2">12</text:span> <text:span text:style-name="T1">nous regardons car à l'instant par de miroir en à énigme, alors cependant face vers face· à l'instant je connais hors de part, alors cependant je me reconnaîtrai de haut en bas comme aussi je fus reconnu.</text:span> <text:span text:style-name="T2">13</text:span> <text:span text:style-name="T1">Maintenant cependant reste croyance, espérance, amour, les trois ces-ci· plus grande cependant de ces-ci la amour.</text:span> </text:p>
      <text:p text:style-name="P4">1CORINTHIENS  14</text:p>
      <text:p text:style-name="Text_20_body"><text:span text:style-name="T2">1</text:span> <text:span text:style-name="T1">Poursuivez la amour, zélez cependant les souffliques, davantage cependant afin que que vous prophétisiez.</text:span> <text:span text:style-name="T2">2</text:span> <text:span text:style-name="T1">celui car bavardant à langue non à êtres humains bavarde mais à Dieu· aucun car écoute, à souffle cependant bavarde mystères·</text:span> <text:span text:style-name="T2">3</text:span> <text:span text:style-name="T1">celui cependant prophétisant à êtres humains bavarde édification en maison et appel à côté et réconfortation.</text:span> <text:span text:style-name="T2">4</text:span> <text:span text:style-name="T1">celui bavardant à langue lui-même édifie en maison· celui cependant prophétisant église édifie en maison.</text:span> <text:span text:style-name="T2">5</text:span> <text:span text:style-name="T1">je veux cependant tous vous bavarder à langues, davantage cependant afin que que vous prophétisiez· plus grand cependant celui prophétisant ou celui bavardant à langues extérieurement si ne pas que interprète en détail, afin que la église édification en maison que prenne.</text:span> <text:span text:style-name="T2">6</text:span> <text:span text:style-name="T1">Maintenant cependant, frères, si le cas échéant que je vienne vers vous à langues bavardant, quel vous je profiterai si le cas échéant ne pas à vous que je bavarde ou en à découverte ou en à connaissance ou en à prophétie ou [en] à enseignement;</text:span> <text:span text:style-name="T2">7</text:span> <text:span text:style-name="T1">pourtant les inanimés voix donnants, soit flûte soit cithare, si le cas échéant diastole à les à sons ne pas que donne, comment? sera connu ce étant flûté ou ce étant citharisé;</text:span> <text:span text:style-name="T2">8</text:span> <text:span text:style-name="T1">aussi car si le cas échéant inévidente trompette salpinx voix que donne, quel se équipera à côté envers guerre;</text:span> <text:span text:style-name="T2">9</text:span> <text:span text:style-name="T1">ainsi aussi vous par de la de langue si le cas échéant ne pas bien marqué discours que vous donniez, comment? sera connu ce étant bavardé; vous vous serez car envers air bavardants.</text:span> <text:span text:style-name="T2">10</text:span> <text:span text:style-name="T1">tants si que obtienne genres de voix sont en à monde et aucun sans voix·</text:span> <text:span text:style-name="T2">11</text:span> <text:span text:style-name="T1">si le cas échéant donc ne pas que j'ai su la puissance de la de voix, je me serai à celui à bavardant barbare et celui bavardant en à moi barbare.</text:span> <text:span text:style-name="T2">12</text:span> <text:span text:style-name="T1">ainsi aussi vous, puisque zélotes vous êtes de souffles, vers la édification en maison de la de église cherchez afin que que vous surabondiez.</text:span> <text:span text:style-name="T2">13</text:span> <text:span text:style-name="T1">C'est pourquoi celui bavardant à langue se prie afin que que interprète en détail.</text:span> <text:span text:style-name="T2">14</text:span> <text:span text:style-name="T1">si le cas échéant [car] que je me prie à langue, le souffle de moi se prie, le cependant intellect de moi sans fruit est.</text:span> <text:span text:style-name="T2">15</text:span> <text:span text:style-name="T1">quel donc est; je me prierai à le à souffle, je me prierai cependant aussi à le à intellect· je psalmodierai à le à souffle, je psalmodierai cependant aussi à le à intellect.</text:span> <text:span text:style-name="T2">16</text:span> <text:span text:style-name="T1">puisque si le cas échéant que tu élogies [en] à souffle, celui élevant à plénitude le lieu de le de idiot comment? dira le amen sur à la à tienne à action de grâce; parce que donc quel tu dis non a su·</text:span> <text:span text:style-name="T2">17</text:span> <text:span text:style-name="T1">toi certes car bellement tu rends grâce mais le autre-différent non est édifié en maison.</text:span> <text:span text:style-name="T2">18</text:span> <text:span text:style-name="T1">Je rends grâce à le à Dieu, de tous de vous davantage à langues je bavarde·</text:span> <text:span text:style-name="T2">19</text:span> <text:span text:style-name="T1">mais en à église je veux cinq discours à le à intellect de moi bavarder, afin que aussi autres que je catéchise, ou dix mille discours en à langue.</text:span> <text:span text:style-name="T2">20</text:span> <text:span text:style-name="T1">Frères, ne pas petits enfants que vous vous devenez à les à émotions mais à la à malice infantilisez, à les cependant à émotions parfaits que vous vous devenez.</text:span> <text:span text:style-name="T2">21</text:span> <text:span text:style-name="T1">en à le à loi a été graphé en ce que en à hétéroglossies et en à lèvres de autres-différents je bavarderai à le à peuple à celui-ci et non cependant ainsi se écouteront envers de moi, dit Maître.</text:span> <text:span text:style-name="T2">22</text:span> <text:span text:style-name="T1">de sorte que les langues envers signe sont non à ceux à croyants mais à les à incroyants, la cependant prophétie non à les à incroyants mais à ceux à croyants.</text:span> <text:span text:style-name="T2">23</text:span> <text:span text:style-name="T1">Si le cas échéant donc que vienne ensemble la église toute entière sur le même et tous que bavardent à langues, que viennent à l'intérieur cependant idiots ou incroyants, non diront en ce que vous vous délirez;</text:span> <text:span text:style-name="T2">24</text:span> <text:span text:style-name="T1">si le cas échéant cependant tous que prophétisent, que vienne à l'intérieur cependant un quelconque incroyant ou idiot, est réfuté sous de tous, est jugé de bas en haut sous de tous,</text:span> <text:span text:style-name="T2">25</text:span> <text:span text:style-name="T1">les cachés de la de coeur de lui visibles se devient, et ainsi ayant tombé sur face prosternera vers à le à Dieu rapportant annonce en ce que réellement le Dieu en à vous est.</text:span> <text:span text:style-name="T2">26</text:span> <text:span text:style-name="T1">Quel donc est, frères; lorsque le cas échéant que vous vous veniez ensemble, chacun psaume a, enseignement a, découverte a, langue a, interprétation a· tous vers édification en maison se devienne.</text:span> <text:span text:style-name="T2">27</text:span> <text:span text:style-name="T1">soit à langue un quelconque bavarde, selon deux ou le plus nombreux trois et de bas en haut part, et un interprète en détail·</text:span> <text:span text:style-name="T2">28</text:span> <text:span text:style-name="T1">si le cas échéant cependant ne pas que soit interprète, garde le silence en à église, à lui-même cependant bavarde et à le à Dieu.</text:span> <text:span text:style-name="T2">29</text:span> <text:span text:style-name="T1">prophètes cependant deux ou trois bavardent et les autres jugent à travers·</text:span> <text:span text:style-name="T2">30</text:span> <text:span text:style-name="T1">si le cas échéant cependant à autre que soit découvert à se étant assis, le premier garde le silence.</text:span> <text:span text:style-name="T2">31</text:span> <text:span text:style-name="T1">vous vous pouvez car selon un tous prophétiser, afin que tous que apprennent et tous que soient appelé à côté.</text:span> <text:span text:style-name="T2">32</text:span> <text:span text:style-name="T1">et souffles de prophètes à prophètes est subordonné,</text:span> <text:span text:style-name="T2">33</text:span> <text:span text:style-name="T1">non car est de instabilité le Dieu mais de paix. Comme en à toutes à les à églises de les de saints</text:span> <text:span text:style-name="T2">34</text:span> <text:span text:style-name="T1">les femmes en à les à églises gardent le silence· non car est permis à elles bavarder, mais soient subordonnés, de haut en bas comme aussi le loi dit.</text:span> <text:span text:style-name="T2">35</text:span> <text:span text:style-name="T1">si cependant un quelconque apprendre veulent, en à maison les en propres hommes surinterrogent· honteux car est à femme bavarder en à église.</text:span> <text:span text:style-name="T2">36</text:span> <text:span text:style-name="T1">ou au loin de vous le discours de le de Dieu sortit, ou envers vous seuls atteignit à l'encontre;</text:span> <text:span text:style-name="T2">37</text:span> <text:span text:style-name="T1">Si un quelconque estime prophète être ou soufflique, reconnaisse lesquels je graphe à vous en ce que de Maître est commandement·</text:span> <text:span text:style-name="T2">38</text:span> <text:span text:style-name="T1">si cependant un quelconque méconnaît, méconnaisse.</text:span> <text:span text:style-name="T2">39</text:span> <text:span text:style-name="T1">De sorte que, frères [de moi], zélez ce prophétiser et ce bavarder ne pas empêchez en à langues·</text:span> <text:span text:style-name="T2">40</text:span> <text:span text:style-name="T1">tous cependant élégamment et selon mise en ordre se devienne.</text:span> </text:p>
      <text:p text:style-name="P4">1CORINTHIENS  15</text:p>
      <text:p text:style-name="Text_20_body"><text:span text:style-name="T2">1</text:span> <text:span text:style-name="T1">Je fais connaître cependant à vous, frères, le évangile lequel je m'évangélisai à vous, lequel aussi vous prîtes à côté, en à lequel aussi vous avez dressé,</text:span> <text:span text:style-name="T2">2</text:span> <text:span text:style-name="T1">par de lequel aussi vous êtes sauvés, à quel à discours je m'évangélisai à vous si vous tenez de haut en bas, extérieurement si ne pas sans cause vous crûtes.</text:span> <text:span text:style-name="T2">3</text:span> <text:span text:style-name="T1">je transmis car à vous en à premiers, lequel aussi je pris à côté, en ce que Christ mourut loin au-dessus de les de fautes de nous selon les graphes</text:span> <text:span text:style-name="T2">4</text:span> <text:span text:style-name="T1">et en ce que fut enseveli et en ce que a été éveillé à la à journée à la à troisième selon les graphes</text:span> <text:span text:style-name="T2">5</text:span> <text:span text:style-name="T1">et en ce que fut vu à Képhas puis à les à douze·</text:span> <text:span text:style-name="T2">6</text:span> <text:span text:style-name="T1">ensuite fut vu sur le haut à cinq cents à frères sur une fois, hors de lesquels les plus nombreusement restent jusqu'à ce que à l'instant, des quelconques cependant furent mis au coucher·</text:span> <text:span text:style-name="T2">7</text:span> <text:span text:style-name="T1">ensuite fut vu à Iakobos puis à les à envoyés à tous·</text:span> <text:span text:style-name="T2">8</text:span> <text:span text:style-name="T1">dernièrement cependant de tous comme certes si à le à avorton fut vu à et moi.</text:span> <text:span text:style-name="T2">9</text:span> <text:span text:style-name="T1">Moi car je suis le moindre de les de envoyés lequel non je suis assez-important être appelé envoyé, parce que je poursuivis la église de le de Dieu·</text:span> <text:span text:style-name="T2">10</text:span> <text:span text:style-name="T1">à grâce cependant de Dieu je suis lequel je suis, et la grâce de lui celle envers moi non vide fut devenu, mais plus surabondamment de eux de tous je peinai, non moi cependant mais la grâce de le de Dieu [celle] envers moi.</text:span> <text:span text:style-name="T2">11</text:span> <text:span text:style-name="T1">soit donc moi soit ceux-là, ainsi nous annonçons et ainsi vous crûtes.</text:span> <text:span text:style-name="T2">12</text:span> <text:span text:style-name="T1">Si cependant Christ est annoncé en ce que hors de morts a été éveillé, comment? disent en à vous des quelconques en ce que redressement de morts non est;</text:span> <text:span text:style-name="T2">13</text:span> <text:span text:style-name="T1">si cependant redressement de morts non est, non cependant Christ a été éveillé·</text:span> <text:span text:style-name="T2">14</text:span> <text:span text:style-name="T1">si cependant Christ non a été éveillé, vide par conséquent [et] le annonce de nous, vide aussi la croyance de vous·</text:span> <text:span text:style-name="T2">15</text:span> <text:span text:style-name="T1">nous sommes trouvés cependant aussi faux témoins de le de Dieu, en ce que nous témoignâmes contre de le de Dieu en ce que éveilla le Christ, lequel non éveilla si certes par conséquent morts non sont éveillés.</text:span> <text:span text:style-name="T2">16</text:span> <text:span text:style-name="T1">si car morts non sont éveillés, non cependant Christ a été éveillé·</text:span> <text:span text:style-name="T2">17</text:span> <text:span text:style-name="T1">si cependant Christ non a été éveillé, vaine la croyance de vous, encore vous êtes en à les à fautes de vous,</text:span> <text:span text:style-name="T2">18</text:span> <text:span text:style-name="T1">par conséquent aussi ceux ayants étés mis au coucher en à Christ se dépérirent.</text:span> <text:span text:style-name="T2">19</text:span> <text:span text:style-name="T1">si en à la à vie à celle-ci en à Christ ayants espérés nous sommes seulement, plus pitoyables de tous de êtres humains nous sommes.</text:span> <text:span text:style-name="T2">20</text:span> <text:span text:style-name="T1">Maintenant cependant Christ a été éveillé hors de morts prémisse de ceux de ayants étés mis au coucher.</text:span> <text:span text:style-name="T2">21</text:span> <text:span text:style-name="T1">parce que donc car par de être humain trépas, aussi par de être humain redressement de morts.</text:span> <text:span text:style-name="T2">22</text:span> <text:span text:style-name="T1">comme certes car en à le à Adam tous meurent loin, ainsi aussi en à le à Christ tous seront fait être vivant.</text:span> <text:span text:style-name="T2">23</text:span> <text:span text:style-name="T1">Chacun cependant en à le à en propre à régiment· prémisse Christ, ensuite ceux de le de Christ en à la à présence de lui,</text:span> <text:span text:style-name="T2">24</text:span> <text:span text:style-name="T1">puis le achèvement, lorsque le cas échéant que transmette la royauté à le à Dieu aussi à père, lorsque le cas échéant que rende complètement sans travail toute origine et toute autorité et puissance.</text:span> <text:span text:style-name="T2">25</text:span> <text:span text:style-name="T1">attache de lien car lui être roi jusqu'à l'extrémité de lequel que pose tous les ennemis sous les pieds de lui.</text:span> <text:span text:style-name="T2">26</text:span> <text:span text:style-name="T1">dernier ennemi est rendu complètement sans travail le trépas·</text:span> <text:span text:style-name="T2">27</text:span> <text:span text:style-name="T1">tous car subordonna sous les pieds de lui. lorsque le cas échéant cependant que dise en ce que tous a été subordonné, évident en ce que extérieurement de celui de ayant subordonné à lui ces tous.</text:span> <text:span text:style-name="T2">28</text:span> <text:span text:style-name="T1">lorsque le cas échéant cependant que soit subordonné à lui ces tous, alors [aussi] lui-même le fils sera subordonné à celui à ayant subordonné à lui ces tous, afin que que soit le Dieu [les] tous en à tous.</text:span> <text:span text:style-name="T2">29</text:span> <text:span text:style-name="T1">Puisque quel feront ceux étants baptisés au-dessus de les de morts; si entièrement morts non sont éveillés, quel aussi sont baptisés au-dessus de eux;</text:span> <text:span text:style-name="T2">30</text:span> <text:span text:style-name="T1">Quel aussi nous nous risquons toute heure;</text:span> <text:span text:style-name="T2">31</text:span> <text:span text:style-name="T1">selon journée je meurs loin, oui certes la votre vanterie, [frères], laquelle j'ai en à Christ à Iésous à le à Maître de nous.</text:span> <text:span text:style-name="T2">32</text:span> <text:span text:style-name="T1">si selon être humain je combattis contre bête sauvage en à Éphèse, quel à moi le dividende; si morts non sont éveillés, que nous mangions et que nous buvions, demain car nous mourons loin.</text:span> <text:span text:style-name="T2">33</text:span> <text:span text:style-name="T1">ne pas soyez égarés· corrompent moeurs utiles bons homélies malicieuses.</text:span> <text:span text:style-name="T2">34</text:span> <text:span text:style-name="T1">abstenez dehors justement et ne pas fautez, inconnaissance car de Dieu des quelconques ont, vers tournure intérieure à vous je bavarde.</text:span> <text:span text:style-name="T2">35</text:span> <text:span text:style-name="T1">Mais dira un quelconque· comment? sont éveillés les morts; à quel cependant à corps se viennent;</text:span> <text:span text:style-name="T2">36</text:span> <text:span text:style-name="T1">insensé, toi lequel tu sèmes, non est fait être vivant si le cas échéant ne pas que meure loin·</text:span> <text:span text:style-name="T2">37</text:span> <text:span text:style-name="T1">et lequel tu sèmes, non le corps ce qui se deviendra tu sèmes mais nu grain si que obtienne de froment ou de un quelconque de les de restants·</text:span> <text:span text:style-name="T2">38</text:span> <text:span text:style-name="T1">le cependant Dieu donne à lui corps de haut en bas comme voulut, et à chacun de les de semences en propre corps.</text:span> <text:span text:style-name="T2">39</text:span> <text:span text:style-name="T1">Non toute chair la même chair mais autre certes de êtres humains, autre cependant chair de bêtes de montures, autre cependant chair de ailés, autre cependant de poissons.</text:span> <text:span text:style-name="T2">40</text:span> <text:span text:style-name="T1">et corps sur cieux, et corps sur terres· mais autre-différente certes la de les de sur cieux gloire, autre-différente cependant la de les de sur terres.</text:span> <text:span text:style-name="T2">41</text:span> <text:span text:style-name="T1">autre gloire de soleil, et autre gloire de lune, et autre gloire de étoiles· étoile car de étoile diffère en à gloire.</text:span> <text:span text:style-name="T2">42</text:span> <text:span text:style-name="T1">Ainsi aussi la redressement de les de morts. est semé en à corruption, est éveillé en à incorruptibilité·</text:span> <text:span text:style-name="T2">43</text:span> <text:span text:style-name="T1">est semé en à dévalorisation, est éveillé en à gloire· est semé en à infirmité, est éveillé en à puissance·</text:span> <text:span text:style-name="T2">44</text:span> <text:span text:style-name="T1">est semé corps psychique, est éveillé corps soufflique. Si est corps psychique, est aussi soufflique.</text:span> <text:span text:style-name="T2">45</text:span> <text:span text:style-name="T1">ainsi aussi a été graphé· se devint le premier être humain Adam envers âme vivante, le dernier Adam envers souffle faisant être vivant.</text:span> <text:span text:style-name="T2">46</text:span> <text:span text:style-name="T1">mais non premièrement le soufflique mais le psychique, ensuite le soufflique.</text:span> <text:span text:style-name="T2">47</text:span> <text:span text:style-name="T1">le premier être humain hors de terre poudreux, le deuxième être humain hors de ciel.</text:span> <text:span text:style-name="T2">48</text:span> <text:span text:style-name="T1">tel que le poudreux, tels aussi les poudreux, et tel que le sur ciel, tels aussi les sur cieux·</text:span> <text:span text:style-name="T2">49</text:span> <text:span text:style-name="T1">et de haut en bas comme nous colportâmes la icône de le de poudreux, que nous colportions évidemment aussi la icône de le de sur ciel.</text:span> <text:span text:style-name="T2">50</text:span> <text:span text:style-name="T1">Ce-ci cependant je déclare, frères, en ce que chair et sang royauté de Dieu hériter non se peut non cependant la corruption la incorruptibilité hérite.</text:span> <text:span text:style-name="T2">51</text:span> <text:span text:style-name="T1">voici mystère à vous je dis· tous non nous serons mis au coucher, tous cependant nous serons changé,</text:span> <text:span text:style-name="T2">52</text:span> <text:span text:style-name="T1">en à sans coupure, en à clin de oeil, en à la à dernière à trompette salpinx· trompettera salpinx car et les morts seront éveillé incorruptibles et nous nous serons changé.</text:span> <text:span text:style-name="T2">53</text:span> <text:span text:style-name="T1">Attache de lien car le corruptible ce-ci se envêtir incorruptibilité et le mortel ce-ci se envêtir intrépassibilité.</text:span> <text:span text:style-name="T2">54</text:span> <text:span text:style-name="T1">lorsque le cas échéant cependant le corruptible ce-ci que se envête incorruptibilité et le mortel ce-ci que se envête intrépassibilité, alors se deviendra le discours celui ayant été graphé· fut avalé le trépas envers victoire.</text:span> <text:span text:style-name="T2">55</text:span> <text:span text:style-name="T1">où? de toi, trépas, le victoire; où? de toi, trépas, le aiguillon;</text:span> <text:span text:style-name="T2">56</text:span> <text:span text:style-name="T1">le cependant aiguillon de le de trépas la faute, la cependant puissance de la de faute le loi·</text:span> <text:span text:style-name="T2">57</text:span> <text:span text:style-name="T1">à le cependant à Dieu grâce à celui à donnant à nous le victoire par de le de Maître de nous de Iésous de Christ.</text:span> <text:span text:style-name="T2">58</text:span> <text:span text:style-name="T1">De sorte que, frères de moi aimés, assis que vous vous devenez, immobiles, surabondants en à le à travail de le de Maître en tout moment, ayants sus en ce que le frappement de vous non est vide en à Maître.</text:span> </text:p>
      <text:p text:style-name="P4">1CORINTHIENS  16</text:p>
      <text:p text:style-name="Text_20_body"><text:span text:style-name="T2">1</text:span> <text:span text:style-name="T1">Autour cependant de la de collecte de celle envers les saints comme certes j'ordonnai au-travers à les à églises de la de Galatie, ainsi aussi vous faites.</text:span> <text:span text:style-name="T2">2</text:span> <text:span text:style-name="T1">selon une de sabbat chacun de vous à côté à lui-même pose thésaurisant lequel un quelconque si le cas échéant que soit cheminé bien, afin que ne pas lorsque le cas échéant que je vienne alors collectes que se deviennent.</text:span> <text:span text:style-name="T2">3</text:span> <text:span text:style-name="T1">lorsque le cas échéant cependant que je me devienne à côté, lesquels si le cas échéant que vous éprouviez, par de épîtres ceux-ci je manderai porter au loin la grâce de vous envers Ierousalem·</text:span> <text:span text:style-name="T2">4</text:span> <text:span text:style-name="T1">si le cas échéant cependant digne que soit de ce et moi se aller, avec à moi se iront.</text:span> <text:span text:style-name="T2">5</text:span> <text:span text:style-name="T1">Je me viendrai cependant vers vous lorsque le cas échéant Macédoine que je passe à travers· Macédoine car je me passe à travers,</text:span> <text:span text:style-name="T2">6</text:span> <text:span text:style-name="T1">vers vous cependant ayant obtenu je resterai à côté ou aussi je hivernerai à côté, afin que vous moi que vous mandiez en avant où si le cas échéant que je m'aille.</text:span> <text:span text:style-name="T2">7</text:span> <text:span text:style-name="T1">non je veux car vous à l'instant en à côté du chemin voir, j'espère car temps un quelconque rester sur vers vous si le cas échéant le Maître que permette.</text:span> <text:span text:style-name="T2">8</text:span> <text:span text:style-name="T1">je resterai sur cependant en à Éphèse jusqu'à ce que de la de pentecôte·</text:span> <text:span text:style-name="T2">9</text:span> <text:span text:style-name="T1">porte car à moi a ouvert grande et énergisante, et se couchants contre nombreux.</text:span> <text:span text:style-name="T2">10</text:span> <text:span text:style-name="T1">Si le cas échéant cependant que vienne Timotheos, regardez, afin que sans effrayement que se devienne vers vous· le car travail de Maître se met au travail comme et moi·</text:span> <text:span text:style-name="T2">11</text:span> <text:span text:style-name="T1">ne pas un quelconque donc lui que exclue comme rien. mandez en avant cependant lui en à paix, afin que que vienne vers moi· je m'attends car lui avec de les de frères.</text:span> <text:span text:style-name="T2">12</text:span> <text:span text:style-name="T1">Autour cependant de Apollos de le de frère, nombreux j'appelai à côté lui, afin que que vienne vers vous avec de les de frères· et en tout cas non était volonté afin que maintenant que vienne· se viendra cependant lorsque le cas échéant que ait moment de bien.</text:span> <text:span text:style-name="T2">13</text:span> <text:span text:style-name="T1">Vigilez, tenez debout en à la à croyance, que vous vous agissez en homme, soyez fortifiés.</text:span> <text:span text:style-name="T2">14</text:span> <text:span text:style-name="T1">tous de vous en à amour se devienne.</text:span> <text:span text:style-name="T2">15</text:span> <text:span text:style-name="T1">J'appelle à côté cependant vous, frères· vous avez su la maison d'habitation de Stéphanas, en ce que est prémisse de la de Achaïe et envers service à les à saints ordonnancèrent eux-mêmes·</text:span> <text:span text:style-name="T2">16</text:span> <text:span text:style-name="T1">afin que aussi vous que vous soyez subordonné à les à tels et à tout à celui à travaillant avec et à peinant.</text:span> <text:span text:style-name="T2">17</text:span> <text:span text:style-name="T1">je suis de joie cependant sur à la à présence de Stéphanas et de Fortounatos et de Achaïcus, en ce que le de vous manque ceux-ci élevèrent à plénitude·</text:span> <text:span text:style-name="T2">18</text:span> <text:span text:style-name="T1">reposèrent car le mien souffle et ce de vous. reconnaissez donc les tels.</text:span> <text:span text:style-name="T2">19</text:span> <text:span text:style-name="T1">Se saluent vous les églises de la de Asie. se salue vous en à Maître nombreux Akulas et Priska avec à la selon maison de eux à église.</text:span> <text:span text:style-name="T2">20</text:span> <text:span text:style-name="T1">se saluent vous les frères tous. Que vous vous saluez les uns les autres en à embrassade à saint.</text:span> <text:span text:style-name="T2">21</text:span> <text:span text:style-name="T1">Le salutation à la à mienne à main de Paulus.</text:span> <text:span text:style-name="T2">22</text:span> <text:span text:style-name="T1">si un quelconque non affectionne le Maître, soit anathème. Marana tha.</text:span> <text:span text:style-name="T2">23</text:span> <text:span text:style-name="T1">la grâce de le de Maître de Iésous avec de vous.</text:span> <text:span text:style-name="T2">24</text:span> <text:span text:style-name="T1">la amour de moi avec de tous de vous en à Christ à Iésous.</text:span> </text:p>
      <text:h text:style-name="P2" text:outline-level="3">2CORINTHIENS</text:h>
      <text:p text:style-name="Text_20_body"/>
      <text:p text:style-name="P4"><text:soft-page-break/>2CORINTHIENS  1</text:p>
      <text:p text:style-name="Text_20_body"><text:span text:style-name="T2">1</text:span> <text:span text:style-name="T1">Paulus envoyé de Christ de Iésous par de volonté de Dieu et Timotheos le frère à la à église de le de Dieu à celle à étante en à Corinthe avec à les à saints à tous à ceux à étants en à toute entière à la à Achaïe,</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le père de les de compassions et Dieu de toute de appel à côté,</text:span> <text:span text:style-name="T2">4</text:span> <text:span text:style-name="T1">celui appelant à côté nous sur à toute à la à oppression de nous envers ce se pouvoir nous appeler à côté ceux en à toute à oppression par de la de appel à côté de laquelle nous sommes appelés à côté nous-mêmes sous de le de Dieu.</text:span> <text:span text:style-name="T2">5</text:span> <text:span text:style-name="T1">en ce que de haut en bas comme surabonde les passions de souffrances de le de Christ envers nous, ainsi par de le de Christ surabonde aussi la appel à côté de nous.</text:span> <text:span text:style-name="T2">6</text:span> <text:span text:style-name="T1">soit cependant nous sommes oppressés, au-dessus de la de vous de appel à côté et de sauvetage· soit nous sommes appelés à côté, au-dessus de la de vous de appel à côté de celle de se énergisante en à résistance de les de mêmes de passions de souffrances de lesquels aussi nous nous souffrons.</text:span> <text:span text:style-name="T2">7</text:span> <text:span text:style-name="T1">et la espérance de nous ferme au-dessus de vous ayants sus en ce que comme communiants vous êtes de les de passions de souffrances, ainsi aussi de la de appel à côté.</text:span> <text:span text:style-name="T2">8</text:span> <text:span text:style-name="T1">Non car nous voulons vous méconnaître, frères, au-dessus de la de oppression de nous de celle de se ayante devenue en à la à Asie, en ce que selon hyperbole au-dessus puissance nous fûmes alourdi de sorte que être embarrassé hors nous aussi de ce vivre·</text:span> <text:span text:style-name="T2">9</text:span> <text:span text:style-name="T1">mais nous-mêmes en à nous-mêmes le loin crime de le de trépas nous avons eu, afin que ne pas ayants persuadés que nous soyons sur à nous-mêmes mais sur à le à Dieu à celui à éveillant les morts·</text:span> <text:span text:style-name="T2">10</text:span> <text:span text:style-name="T1">lequel hors de celui-ci aussi grand de trépas se délivra nous et se délivrera, envers lequel nous avons espéré [en ce que] aussi encore se délivrera,</text:span> <text:span text:style-name="T2">11</text:span> <text:span text:style-name="T1">de travaillants ensemble au-dessous aussi de vous au-dessus de nous à la à supplication, afin que hors de nombreux de faces le envers nous don de grâce par de nombreux que soit rendu grâce au-dessus de nous.</text:span> <text:span text:style-name="T2">12</text:span> <text:span text:style-name="T1">La car vanterie de nous celle-ci est, le témoignage de la de conscience de nous, en ce que en à sainteté et à sincérité de le de Dieu, [et] non en à sagesse à charnelle mais en à grâce de Dieu, nous fûmes tourné de bas en haut en à le à monde, plus surabondamment cependant vers vous.</text:span> <text:span text:style-name="T2">13</text:span> <text:span text:style-name="T1">non car autres nous graphons à vous mais ou lesquels vous prenez connaissance ou aussi vous reconnaissez· j'espère cependant en ce que jusqu'à ce que de achèvement vous vous reconnaîtrez,</text:span> <text:span text:style-name="T2">14</text:span> <text:span text:style-name="T1">de haut en bas comme aussi vous reconnûtes nous au loin de part, en ce que vantardise de vous nous sommes tout comme aussi vous de nous en à la à journée de le de Maître [de nous] de Iésous.</text:span> <text:span text:style-name="T2">15</text:span> <text:span text:style-name="T1">Et à celle-ci à la à confiance je m'avais dessein auparavant vers vous venir, afin que deuxième grâce que vous ayez,</text:span> <text:span text:style-name="T2">16</text:span> <text:span text:style-name="T1">et par de vous passer à travers envers Macédoine et de nouveau au loin de Macédoine venir vers vous et sous de vous être mandé en avant envers la Ioudaia.</text:span> <text:span text:style-name="T2">17</text:span> <text:span text:style-name="T1">ce-ci donc se ayant dessein ne serait-ce que par conséquent à la à légèreté je m'utilisai; ou lesquels je me délibère selon chair je me délibère, afin que que soit à côté à moi ce oui oui et ce non non;</text:span> <text:span text:style-name="T2">18</text:span> <text:span text:style-name="T1">croyable cependant le Dieu en ce que le discours de nous celui vers vous non est oui et non.</text:span> <text:span text:style-name="T2">19</text:span> <text:span text:style-name="T1">le de le de Dieu car fils Iésous Christ celui en à vous par de nous ayant été annoncé, par de moi et de Silouane et de Timotheos, non se devint oui et non mais oui en à lui a devenu.</text:span> <text:span text:style-name="T2">20</text:span> <text:span text:style-name="T1">autant lesquelles car promesses de Dieu, en à lui le oui· c'est pourquoi aussi par de lui le amen à le à Dieu vers gloire par de nous.</text:span> <text:span text:style-name="T2">21</text:span> <text:span text:style-name="T1">celui cependant affermissant nous avec à vous envers Christ et ayant oint nous Dieu,</text:span> <text:span text:style-name="T2">22</text:span> <text:span text:style-name="T1">celui aussi se ayant scellé nous et ayant donné le arrhe de le de souffle en à les à coeurs de nous.</text:span> <text:span text:style-name="T2">23</text:span> <text:span text:style-name="T1">Moi cependant témoin le Dieu je me surnomme sur la mienne âme, en ce que se épargnant de vous non plus je vins envers Corinthe.</text:span> <text:span text:style-name="T2">24</text:span> <text:span text:style-name="T1">non en ce que nous maîtrisons de vous de la de croyance mais co-travailleurs nous sommes de la de joie de vous· à la car à croyance vous avez dressé.</text:span> </text:p>
      <text:p text:style-name="P4">2CORINTHIENS  2</text:p>
      <text:p text:style-name="Text_20_body"><text:span text:style-name="T2">1</text:span> <text:span text:style-name="T1">Je jugeai car à moi-même ce-ci ce ne pas de nouveau en à tristesse vers vous venir.</text:span> <text:span text:style-name="T2">2</text:span> <text:span text:style-name="T1">si car moi j'attriste vous, aussi quel celui réjouissant moi si ne pas celui étant attristé hors de moi;</text:span> <text:span text:style-name="T2">3</text:span> <text:span text:style-name="T1">et je graphai ce-ci même, afin que ne pas ayant venu tristesse que j'aie au loin de lesquels attachait de lien moi être de joie, ayant persuadé sur tous vous en ce que la mienne joie de tous de vous est.</text:span> <text:span text:style-name="T2">4</text:span> <text:span text:style-name="T1">hors car de nombreuse de oppression et de cohésion de coeur je graphai à vous par de nombreux de larmes, non afin que que vous soyez attristé mais la amour afin que que vous connaissiez laquelle j'ai plus surabondamment envers vous.</text:span> <text:span text:style-name="T2">5</text:span> <text:span text:style-name="T1">Si cependant un quelconque a attristé, non moi a attristé, mais au loin de part, afin que ne pas que j'alourdisse sur, tous vous.</text:span> <text:span text:style-name="T2">6</text:span> <text:span text:style-name="T1">assez-important à le à tel la survalorisation celle-ci celle sous de les de plus nombreusement,</text:span> <text:span text:style-name="T2">7</text:span> <text:span text:style-name="T1">de sorte que au contraire davantage vous se faire grâce et appeler à côté, ne pas en quelque manière à la à plus surabondante à tristesse que soit avalé le tel.</text:span> <text:span text:style-name="T2">8</text:span> <text:span text:style-name="T1">c'est pourquoi j'appelle à côté vous confirmer envers lui amour·</text:span> <text:span text:style-name="T2">9</text:span> <text:span text:style-name="T1">envers ce-ci car aussi je graphai, afin que que je connaisse la épreuve de vous, si envers tous écoutants en soumissions vous êtes.</text:span> <text:span text:style-name="T2">10</text:span> <text:span text:style-name="T1">à lequel cependant un quelconque vous vous faites grâce, et moi· aussi car moi lequel je m'ai fait grâce, si un quelconque je m'ai fait grâce, par le fait de vous en à face de Christ,</text:span> <text:span text:style-name="T2">11</text:span> <text:span text:style-name="T1">afin que ne pas que nous soyons abusé sous de le de Satanas· non car de lui les cogitations nous méconnaissons.</text:span> <text:span text:style-name="T2">12</text:span> <text:span text:style-name="T1">Ayant venu cependant envers la Troas envers le évangile de le de Christ et de porte à moi de ayante étée ouverte en à Maître,</text:span> <text:span text:style-name="T2">13</text:span> <text:span text:style-name="T1">non j'ai eu relaxation à le à souffle de moi à ce ne pas trouver moi Titus le frère de moi, mais se ayant éloigné en ordonnance à eux je sortis envers Macédoine.</text:span> <text:span text:style-name="T2">14</text:span> <text:span text:style-name="T1">à Le cependant à Dieu grâce à celui en tout moment à triomphant nous en à le à Christ et la odeur de la de connaissance de lui à rendant visible par de nous en à tout à lieu·</text:span> <text:span text:style-name="T2">15</text:span> <text:span text:style-name="T1">en ce que de Christ odeur de bien nous sommes à le à Dieu en à ceux à étants sauvés et en à ceux à se dépérissants,</text:span> <text:span text:style-name="T2">16</text:span> <text:span text:style-name="T1">à lesquels certes odeur hors de trépas envers trépas, à lesquels cependant odeur hors de vie envers vie. et vers ces-ci quel assez-important;</text:span> <text:span text:style-name="T2">17</text:span> <text:span text:style-name="T1">non car nous sommes comme les nombreux commerçants au détail le discours de le de Dieu, mais comme hors de sincérité, mais comme hors de Dieu en contre face de Dieu en à Christ nous bavardons.</text:span> </text:p>
      <text:p text:style-name="P4">2CORINTHIENS  3</text:p>
      <text:p text:style-name="Text_20_body"><text:span text:style-name="T2">1</text:span> <text:span text:style-name="T1">Nous nous originons de nouveau nous-mêmes dresser avec; ou ne pas nous avons besoin comme des quelconques de constitutives de épîtres vers vous ou hors de vous;</text:span> <text:span text:style-name="T2">2</text:span> <text:span text:style-name="T1">la épître de nous vous vous êtes, ayante étée engraphée en à les à coeurs de nous, étante connue et étante prise connaissance sous de tous de êtres humains,</text:span> <text:span text:style-name="T2">3</text:span> <text:span text:style-name="T1">étants rendus visible en ce que vous êtes épître de Christ ayante étée servie sous de nous, ayante étée engraphée non à noir mais à souffle de Dieu de vivant, non en à plaques à pierreuses mais en à plaques à coeurs à charnues.</text:span> <text:span text:style-name="T2">4</text:span> <text:span text:style-name="T1">Confiance cependant telle nous avons par de le de Christ vers le Dieu.</text:span> <text:span text:style-name="T2">5</text:span> <text:span text:style-name="T1">non en ce que au loin de nous-mêmes assez-importants nous sommes se calculer un quelconque comme hors de nous-mêmes, mais la importance de nous hors de le de Dieu,</text:span> <text:span text:style-name="T2">6</text:span> <text:span text:style-name="T1">lequel aussi rendit assez-important nous serviteurs de nouvelle de disposition, non de lettre mais de souffle· le car lettre tue catégoriquement, le cependant souffle fait être vivant.</text:span> <text:span text:style-name="T2">7</text:span> <text:span text:style-name="T1">Si cependant la service de le de trépas en à lettres ayante étée entaillée à pierres fut devenu en à gloire, de sorte que ne pas se pouvoir regarder fixement les fils de Israël envers le face de Môusês par le fait de la gloire de le de face de lui celle étante rendue complètement sans travail,</text:span> <text:span text:style-name="T2">8</text:span> <text:span text:style-name="T1">comment? non pas davantage la service de le de souffle se sera en à gloire;</text:span> <text:span text:style-name="T2">9</text:span> <text:span text:style-name="T1">si car à la à service de la de contre-jugement gloire, à nombreux davantage surabonde la service de la de justice à gloire.</text:span> <text:span text:style-name="T2">10</text:span> <text:span text:style-name="T1">aussi car non a été glorifié ce ayant été glorifié en à ce-ci à le à part à cause de la de hyperbolisante de gloire.</text:span> <text:span text:style-name="T2">11</text:span> <text:span text:style-name="T1">si car ce étant rendu complètement sans travail par de gloire, à nombreux davantage ce restant en à gloire.</text:span> <text:span text:style-name="T2">12</text:span> <text:span text:style-name="T1">Ayants donc telle espérance à nombreuse à oralité franche nous nous utilisons</text:span> <text:span text:style-name="T2">13</text:span> <text:span text:style-name="T1">et non tout comme Môusês posait voile sur le face de lui vers ce ne pas regarder fixement les fils de Israël envers le achèvement de ce de étant rendu complètement sans travail.</text:span> <text:span text:style-name="T2">14</text:span> <text:span text:style-name="T1">mais fut rendu calleux les cogitations de eux. jusqu'à l'extrémité car de la aujourd'hui de journée le même voile sur à la à prise de connaissance de la de vieille de disposition reste, ne pas étant découvert de bas en haut en ce que en à Christ est rendu complètement sans travail·</text:span> <text:span text:style-name="T2">15</text:span> <text:span text:style-name="T1">mais jusqu'à ce que aujourd'hui au moment où le cas échéant que soit pris connaissance Môusês, voile sur la coeur de eux se couche·</text:span> <text:span text:style-name="T2">16</text:span> <text:span text:style-name="T1">au moment où cependant si le cas échéant que tourne sur vers Maître, est enlevé autour le voile.</text:span> <text:span text:style-name="T2">17</text:span> <text:span text:style-name="T1">le cependant Maître le souffle est· où cependant le souffle de Maître, liberté.</text:span> <text:span text:style-name="T2">18</text:span> <text:span text:style-name="T1">nous cependant tous à ayant été découvert de bas en haut à face la gloire de Maître se miroitants la même icône nous sommes métamorphosés au loin de gloire envers gloire tout comme au loin de Maître de souffle.</text:span> </text:p>
      <text:p text:style-name="P4">2CORINTHIENS  4</text:p>
      <text:p text:style-name="Text_20_body"><text:span text:style-name="T2">1</text:span> <text:span text:style-name="T1">Par le fait de ce-ci, ayants la service celle-ci de haut en bas comme nous fûmes fait miséricorde, non nous négligeons au-dedans</text:span> <text:span text:style-name="T2">2</text:span> <text:span text:style-name="T1">mais nous nous dîmes au loin les cachés de la de honte, ne pas piétinants autour en à aptitude à tout faire ni cependant fraudants le discours de le de Dieu mais à la à visibilité de la de vérité dressants avec nous-mêmes vers toute conscience de êtres humains en devant de le de Dieu.</text:span> <text:span text:style-name="T2">3</text:span> <text:span text:style-name="T1">si cependant aussi est ayant été couvert le évangile de nous, en à ceux à se dépérissants est ayant été couvert,</text:span> <text:span text:style-name="T2">4</text:span> <text:span text:style-name="T1">en à lesquels le Dieu de le de ère de celui-ci aveugla les cogitations de les de incroyants envers ce ne pas irradier le illumination de le de évangile de la de gloire de le de Christ, lequel est icône de le de Dieu.</text:span> <text:span text:style-name="T2">5</text:span> <text:span text:style-name="T1">Non car nous-mêmes nous annonçons mais Iésous Christ Maître, nous-mêmes cependant mâles esclaves de vous par le fait de Iésous.</text:span> <text:span text:style-name="T2">6</text:span> <text:span text:style-name="T1">en ce que le Dieu celui ayant dit· hors de ténèbre lumière brillera, lequel brilla en à les à coeurs de nous vers illumination de la de connaissance de la de gloire de le de Dieu en à face [de Iésous] de Christ.</text:span> <text:span text:style-name="T2">7</text:span> <text:span text:style-name="T1">Nous avons cependant le trésor celui-ci en à argileux à ustensiles, afin que la hyperbole de la de puissance que soit de le de Dieu et ne pas hors de nous·</text:span> <text:span text:style-name="T2">8</text:span> <text:span text:style-name="T1">en à tout étants oppressés mais non étants resserrés d'espace, se embarrassants mais non se embarrassants hors,</text:span> <text:span text:style-name="T2">9</text:span> <text:span text:style-name="T1">étants poursuivis mais non étants délaissés en contrebas, étants jetés de haut en bas mais non se dépérissants,</text:span> <text:span text:style-name="T2">10</text:span> <text:span text:style-name="T1">en tout moment la mortification de le de Iésous en à le à corps portants autour, afin que aussi la vie de le de Iésous en à le à corps de nous que soit rendu visible.</text:span> <text:span text:style-name="T2">11</text:span> <text:span text:style-name="T1">toujours car nous ceux vivants envers trépas nous sommes transmis par le fait de Iésous, afin que aussi la vie de le de Iésous que soit rendu visible en à la à mortelle à chair de nous.</text:span> <text:span text:style-name="T2">12</text:span> <text:span text:style-name="T1">de sorte que le trépas en à nous se énergise, la cependant vie en à vous.</text:span> <text:span text:style-name="T2">13</text:span> <text:span text:style-name="T1">Ayants cependant le même souffle de la de croyance selon ce ayant été graphé· je crus, c'est pourquoi je bavardai, aussi nous nous croyons, c'est pourquoi aussi nous bavardons,</text:span> <text:span text:style-name="T2">14</text:span> <text:span text:style-name="T1">ayants sus en ce que celui ayant éveillé le Iésous aussi nous avec à Iésous éveillera et dressera à côté avec à vous.</text:span> <text:span text:style-name="T2">15</text:span> <text:span text:style-name="T1">ces car tous par le fait de vous, afin que la grâce ayante faite plus nombreux par de les de plus nombreusement la action de grâce que surabonde envers la gloire de le de Dieu.</text:span> <text:span text:style-name="T2">16</text:span> <text:span text:style-name="T1">C'est pourquoi non nous négligeons au-dedans, mais si aussi celui au-dehors de nous être humain est corrompu à travers, mais celui dedans de nous est rénové à journée et à journée.</text:span> <text:span text:style-name="T2">17</text:span> <text:span text:style-name="T1">le car présentement léger de la de oppression de nous selon hyperbole envers hyperbole éternel poids de gloire se met au travail complètement à nous,</text:span> <text:span text:style-name="T2">18</text:span> <text:span text:style-name="T1">ne pas de visants de nous ces étants regardés mais ces ne pas étants regardés· ces car étants regardés vers des moments, ces cependant ne pas étants regardés éternels.</text:span> </text:p>
      <text:p text:style-name="P4">2CORINTHIENS  5</text:p>
      <text:p text:style-name="Text_20_body"><text:span text:style-name="T2">1</text:span> <text:span text:style-name="T1">Nous avons su car en ce que si le cas échéant la sur terre de nous maison d'habitation de le de corps de tente que soit délié vers le bas, édification en maison hors de Dieu nous avons, maison d'habitation non faite de main éternelle en à les à cieux.</text:span> <text:span text:style-name="T2">2</text:span> <text:span text:style-name="T1">aussi car en à ce-ci nous soupirons le lieu d'habitat de nous ce hors de ciel se surenvêtir désirants au-dessus,</text:span> <text:span text:style-name="T2">3</text:span> <text:span text:style-name="T1">si certes aussi se ayants envêtus non nus nous serons trouvé.</text:span> <text:span text:style-name="T2">4</text:span> <text:span text:style-name="T1">aussi car ceux étants en à le à corps de tente nous soupirons étants alourdis, sur à lequel non nous voulons se dévêtir mais se surenvêtir, afin que que soit avalé le mortel sous de la de vie.</text:span> <text:span text:style-name="T2">5</text:span> <text:span text:style-name="T1">celui cependant se ayant mis au travail complètement nous envers même ce-ci Dieu, celui ayant donné à nous le arrhe de le de souffle.</text:span> <text:span text:style-name="T2">6</text:span> <text:span text:style-name="T1">Encourageants donc en tout moment et ayants sus en ce que immigrants en à le à corps nous émigrons au loin de le de Maître·</text:span> <text:span text:style-name="T2">7</text:span> <text:span text:style-name="T1">par de croyance car nous piétinons autour, non par de aspect·</text:span> <text:span text:style-name="T2">8</text:span> <text:span text:style-name="T1">nous encourageons cependant et nous estimons en bien davantage émigrer hors de le de corps et immigrer vers le Maître.</text:span> <text:span text:style-name="T2">9</text:span> <text:span text:style-name="T1">c'est pourquoi aussi nous nous affectionnons valoriser, soit immigrants soit émigrants, bien agréables à lui être.</text:span> <text:span text:style-name="T2">10</text:span> <text:span text:style-name="T1">ceux car tous nous être rendu visible attache de lien en devers de le de estrade de le de Christ, afin que que se prenne soigneusement chacun ces par de le de corps vers lesquels pratiqua, soit bon soit malicieux.</text:span> <text:span text:style-name="T2">11</text:span> <text:span text:style-name="T1">Ayants sus donc le effroi de le de Maître êtres humains nous persuadons, à Dieu cependant nous avons été rendus visible· j'espère cependant aussi en à les à consciences de vous avoir été rendu visible.</text:span> <text:span text:style-name="T2">12</text:span> <text:span text:style-name="T1">non de nouveau nous-mêmes nous dressons avec à vous mais occasion donnants à vous de vantardise au-dessus de nous, afin que que vous ayez vers ceux en à face se vantants et ne pas en à coeur.</text:span> <text:span text:style-name="T2">13</text:span> <text:span text:style-name="T1">soit car nous extasiâmes, à Dieu· soit nous sommes sain d'émotion, à vous.</text:span> <text:span text:style-name="T2">14</text:span> <text:span text:style-name="T1">la car amour de le de Christ tient ensemble nous, ayants jugés ce-ci, en ce que un au-dessus de tous mourut loin, par conséquent ceux tous moururent loin·</text:span> <text:span text:style-name="T2">15</text:span> <text:span text:style-name="T1">et au-dessus de tous mourut loin, afin que ceux vivants ne pas plus à eux-mêmes que vivent mais à celui au-dessus de eux à ayant mort loin et à ayant été éveillé.</text:span> <text:span text:style-name="T2">16</text:span> <text:span text:style-name="T1">De sorte que nous au loin de celui maintenant aucun nous avons su selon chair· si aussi nous avons connu selon chair Christ, mais maintenant non plus nous connaissons.</text:span> <text:span text:style-name="T2">17</text:span> <text:span text:style-name="T1">de sorte que si un quelconque en à Christ, nouvelle création· les originaires passa à côté, voici a devenu nouveaux.</text:span> <text:span text:style-name="T2">18</text:span> <text:span text:style-name="T1">ces cependant tous hors de le de Dieu de celui de ayant échangé de haut en bas nous à lui-même par de Christ et de ayant donné à nous la service de la de réconciliation,</text:span> <text:span text:style-name="T2">19</text:span> <text:span text:style-name="T1">comme en ce que Dieu était en à Christ monde échangeant de haut en bas à lui-même, ne pas se calculant à eux les chutes à côté de eux et se ayant posé en à nous le discours de la de réconciliation.</text:span> <text:span text:style-name="T2">20</text:span> <text:span text:style-name="T1">Au-dessus de Christ donc nous sommes ancien comme de le de Dieu de appelant à côté par de nous· nous nous attachons de lien au-dessus de Christ, soyez échangés de haut en bas à le à Dieu.</text:span> <text:span text:style-name="T2">21</text:span> <text:span text:style-name="T1">celui ne pas ayant connu faute au-dessus de nous faute fit, afin que nous que nous nous devenions justice de Dieu en à lui.</text:span> </text:p>
      <text:p text:style-name="P4">2CORINTHIENS  6</text:p>
      <text:p text:style-name="Text_20_body"><text:span text:style-name="T2">1</text:span> <text:span text:style-name="T1">Travaillants avec cependant aussi nous appelons à côté ne pas envers vide la grâce de le de Dieu se accepter vous·</text:span> <text:span text:style-name="T2">2</text:span> <text:span text:style-name="T1">dit car· à moment à acceptable j'écoutai sûrement de toi et en à journée de sauvetage j'aidai à toi. voici maintenant moment bien acceptable auprès, voici maintenant journée de sauvetage.</text:span> <text:span text:style-name="T2">3</text:span> <text:span text:style-name="T1">Ne pas une en à ne pas un donnants achoppement, afin que ne pas que soit reproché la service,</text:span> <text:span text:style-name="T2">4</text:span> <text:span text:style-name="T1">mais en à tout dressants avec nous-mêmes comme de Dieu serviteurs, en à résistance à nombreuse, en à oppressions, en à nécessités, en à étroitesses d'espaces,</text:span> <text:span text:style-name="T2">5</text:span> <text:span text:style-name="T1">en à coups, en à gardiennages, en à instabilités, en à frappements, en à insomnies, en à jeûnes,</text:span> <text:span text:style-name="T2">6</text:span> <text:span text:style-name="T1">en à consécration, en à connaissance, en à distance de fureur, en à utilité bonté, en à souffle à saint, en à amour à sans hypocrisie,</text:span> <text:span text:style-name="T2">7</text:span> <text:span text:style-name="T1">en à discours de vérité, en à puissance de Dieu· par de les de armes de la de justice de les de droits et de gauches,</text:span> <text:span text:style-name="T2">8</text:span> <text:span text:style-name="T1">par de gloire et de dévalorisation, par de diffamation et de euphémie· comme égareurs et vrais,</text:span> <text:span text:style-name="T2">9</text:span> <text:span text:style-name="T1">comme étants méconnus et étants reconnus, comme mourants loin et voici nous vivons, comme étants éduqués et ne pas étants mis à trépas,</text:span> <text:span text:style-name="T2">10</text:span> <text:span text:style-name="T1">comme étants attristés toujours cependant étants de joie, comme pauvres nombreux cependant enrichissants, comme ne pas un ayants et tous tenants de haut en bas.</text:span> <text:span text:style-name="T2">11</text:span> <text:span text:style-name="T1">Le bouche de nous a ouvert vers vous, Corinthiens, la coeur de nous a été élargi·</text:span> <text:span text:style-name="T2">12</text:span> <text:span text:style-name="T1">non vous êtes resserrés d'espace en à nous, vous êtes resserrés d'espace cependant en à les à entrailles de vous·</text:span> <text:span text:style-name="T2">13</text:span> <text:span text:style-name="T1">la cependant même contre rémunération, comme à enfants je dis, soyez élargis aussi vous.</text:span> <text:span text:style-name="T2">14</text:span> <text:span text:style-name="T1">Ne pas que vous vous devenez ayants joug-balance différent à incroyants· quelle car participation à justice et à illégalité, ou quelle communion à lumière vers ténèbre;</text:span> <text:span text:style-name="T2">15</text:span> <text:span text:style-name="T1">quelle cependant consonance de Christ vers Béliar, ou quelle portion à croyable avec de incroyant;</text:span> <text:span text:style-name="T2">16</text:span> <text:span text:style-name="T1">quelle cependant pose de haut en bas avec à temple de Dieu avec de idoles; nous car temple de Dieu nous sommes de vivant, de haut en bas comme dit le Dieu en ce que j'enhabiterai maison en à eux et j'empiéterai autour et je me serai de eux Dieu et eux se seront de moi peuple.</text:span> <text:span text:style-name="T2">17</text:span> <text:span text:style-name="T1">c'est pourquoi sortez hors de au milieu de eux et soyez délimités, dit Maître, et de impur ne pas que vous vous touchez· et moi je m'accepterai envers vous</text:span> <text:span text:style-name="T2">18</text:span> <text:span text:style-name="T1">et je me serai à vous envers père et vous vous vous serez à moi envers fils et filles, dit Maître Pantocrator.</text:span> </text:p>
      <text:p text:style-name="P4">2CORINTHIENS  7</text:p>
      <text:p text:style-name="Text_20_body"><text:span text:style-name="T2">1</text:span> <text:span text:style-name="T1">Celles-ci donc ayants les promesses, aimés, que nous purifiions nous-mêmes au loin de tout de noirceur de chair et de souffle, achevants au-dessus sainteté en à effroi de Dieu.</text:span> <text:span text:style-name="T2">2</text:span> <text:span text:style-name="T1">Placez nous· aucun nous fîmes injustice, aucun nous corrompîmes, aucun nous abusâmes.</text:span> <text:span text:style-name="T2">3</text:span> <text:span text:style-name="T1">vers contre-jugement non je dis· j'ai prédit car en ce que en à les à coeurs de nous vous êtes envers ce mourir loin avec et vivre avec.</text:span> <text:span text:style-name="T2">4</text:span> <text:span text:style-name="T1">nombreuse à moi oralité franche vers vous, nombreuse à moi vanterie au-dessus de vous· j'ai été fait plénitude à la à appel à côté, je suis surabondé au-dessus à la à joie sur à toute à la à oppression de nous.</text:span> <text:span text:style-name="T2">5</text:span> <text:span text:style-name="T1">Aussi car de ayants venus de nous envers Macédoine aucune a eu relaxation la chair de nous mais en à tout étants oppressés· au dehors batailles, au dedans effrois.</text:span> <text:span text:style-name="T2">6</text:span> <text:span text:style-name="T1">mais celui appelant à côté les bas appela à côté nous le Dieu en à la à présence de Titus,</text:span> <text:span text:style-name="T2">7</text:span> <text:span text:style-name="T1">non seulement cependant en à la à présence de lui mais aussi en à la à appel à côté à laquelle fut appelé à côté sur à vous, annonçant de bas en haut à nous la de vous sur-désir, le de vous lamentation, le de vous zèle au-dessus de moi de sorte que moi davantage être été de joie.</text:span> <text:span text:style-name="T2">8</text:span> <text:span text:style-name="T1">En ce que si aussi j'attristai vous en à la à épître, non je me repens· si aussi je me repentais, je regarde [car] en ce que la épître celle-là si aussi vers heure attrista vous,</text:span> <text:span text:style-name="T2">9</text:span> <text:span text:style-name="T1">maintenant je suis de joie, non en ce que vous fûtes attristé mais en ce que vous fûtes attristé envers transintelligence· vous fûtes attristé car selon Dieu, afin que en à ne pas un que vous soyez endommagé hors de nous.</text:span> <text:span text:style-name="T2">10</text:span> <text:span text:style-name="T1">la car selon Dieu tristesse transintelligence envers sauvetage sans repentance se met au travail· la cependant de le de monde tristesse trépas se met au travail complètement.</text:span> <text:span text:style-name="T2">11</text:span> <text:span text:style-name="T1">voici car même ce-ci ce selon Dieu être attristé combien grande? se mit au travail complètement à vous hâte, mais apologie, mais excessive irritation, mais effroi, mais sur-désir, mais zèle, mais vengeance. en à tout vous dressâtes avec vous-mêmes consacrés être à le à acte.</text:span> <text:span text:style-name="T2">12</text:span> <text:span text:style-name="T1">par conséquent si aussi je graphai à vous, non à cause de celui de ayant fait injustice non cependant à cause de celui de ayant été fait injustice mais à cause de ce être rendu visible la hâte de vous celle au-dessus de nous vers vous en devant de le de Dieu.</text:span> <text:span text:style-name="T2">13</text:span> <text:span text:style-name="T1">par le fait de ce-ci nous avons été appelés à côté. Sur cependant à la à appel à côté de nous plus surabondamment davantage nous fûmes été de joie sur à la à joie de Titus, en ce que a été reposé le souffle de lui au loin de tous de vous·</text:span> <text:span text:style-name="T2">14</text:span> <text:span text:style-name="T1">en ce que si un quelconque à lui au-dessus de vous je m'ai vanté, non je fus couvert de honte, mais comme tous en à vérité nous bavardâmes à vous, ainsi aussi la vanterie de nous celle sur de Titus vérité fut devenu.</text:span> <text:span text:style-name="T2">15</text:span> <text:span text:style-name="T1">et les entrailles de lui plus surabondamment envers vous est de étant remémoré la de tous de vous écoute soumise, comme avec de effroi et de tremblement vous vous acceptâtes lui.</text:span> <text:span text:style-name="T2">16</text:span> <text:span text:style-name="T1">je suis de joie en ce que en à tout j'encourage en à vous.</text:span> </text:p>
      <text:p text:style-name="P4">2CORINTHIENS  8</text:p>
      <text:p text:style-name="Text_20_body"><text:span text:style-name="T2">1</text:span> <text:span text:style-name="T1">Nous faisons connaître cependant à vous, frères, la grâce de le de Dieu celle ayante étée donnée en à les à églises de la de Macédoine,</text:span> <text:span text:style-name="T2">2</text:span> <text:span text:style-name="T1">en ce que en à nombreuse à épreuve de oppression la surabondance de la de joie de eux et celle contre de profondeur pauvreté de eux surabonda envers le richesse de la de simplicité de eux·</text:span> <text:span text:style-name="T2">3</text:span> <text:span text:style-name="T1">en ce que selon puissance, je témoigne, et à côté puissance, de leurs propres hérésies</text:span> <text:span text:style-name="T2">4</text:span> <text:span text:style-name="T1">avec de nombreuse de appel à côté se attachants de lien de nous la grâce et la communion de la de service de celle envers les saints,</text:span> <text:span text:style-name="T2">5</text:span> <text:span text:style-name="T1">et non de haut en bas comme nous espérâmes mais eux-mêmes donnèrent premièrement à le à Maître et à nous par de volonté de Dieu</text:span> <text:span text:style-name="T2">6</text:span> <text:span text:style-name="T1">envers ce appeler à côté nous Titus, afin que de haut en bas comme se origina avant ainsi aussi que achève au-dessus envers vous aussi la grâce celle-ci.</text:span> <text:span text:style-name="T2">7</text:span> <text:span text:style-name="T1">Mais comme certes en à tout vous surabondez, à croyance et à discours et à connaissance et à toute à hâte et à la hors de nous en à vous à amour, afin que aussi en à celle-ci à la à grâce que vous surabondiez.</text:span> <text:span text:style-name="T2">8</text:span> <text:span text:style-name="T1">Non selon mandat je dis mais par de la de autres-différents de hâte aussi le de la de votre de amour légitime éprouvant·</text:span> <text:span text:style-name="T2">9</text:span> <text:span text:style-name="T1">vous connaissez car la grâce de le de Maître de nous de Iésous de Christ, en ce que par le fait de vous appauvrit riche étant, afin que vous à la de celui-là à pauvreté que vous soyez riche.</text:span> <text:span text:style-name="T2">10</text:span> <text:span text:style-name="T1">et opinion en à ce-ci je donne· ce-ci car à vous est opportun, lesquels des quelconques non seulement ce faire mais aussi ce vouloir vous vous originâtes avant au loin l'année dernière·</text:span> <text:span text:style-name="T2">11</text:span> <text:span text:style-name="T1">maintenant cependant aussi ce faire achevez au-dessus, de telle manière que tout comme la promptitude fureur de ce vouloir, ainsi aussi ce achever au-dessus hors de ce avoir.</text:span> <text:span text:style-name="T2">12</text:span> <text:span text:style-name="T1">si car la promptitude fureur se couche devant, selon que si le cas échéant que ait bien acceptable auprès, non selon que non a.</text:span> <text:span text:style-name="T2">13</text:span> <text:span text:style-name="T1">non car afin que à autres relaxation, à vous oppression, mais hors de égalité·</text:span> <text:span text:style-name="T2">14</text:span> <text:span text:style-name="T1">en à le maintenant à moment le de vous superflu envers le de ceux-là manque, afin que aussi le de ceux-là superflu que se devienne envers le de vous manque, de telle manière que que se devienne égalité,</text:span> <text:span text:style-name="T2">15</text:span> <text:span text:style-name="T1">de haut en bas comme a été graphé· celui le nombreux non fit plus nombreux, et celui le peu non diminua.</text:span> <text:span text:style-name="T2">16</text:span> <text:span text:style-name="T1">Grâce cependant à le à Dieu à celui à ayant donné la même hâte au-dessus de vous en à la à coeur de Titus,</text:span> <text:span text:style-name="T2">17</text:span> <text:span text:style-name="T1">en ce que la certes appel à côté se accepta, plus à la hâte cependant subsistant de sa propre hérésie sortit vers vous.</text:span> <text:span text:style-name="T2">18</text:span> <text:span text:style-name="T1">nous mandâmes avec cependant avec de lui le frère de lequel le surlouange en à le à évangile par de toutes de les de églises,</text:span> <text:span text:style-name="T2">19</text:span> <text:span text:style-name="T1">non seulement cependant, mais aussi ayant été désigné de main sous de les de églises compagnon de voyage de nous avec à la à grâce à celle-ci à celle à étante servie sous de nous vers la [de lui] de le de Maître gloire et promptitude fureur de nous,</text:span> <text:span text:style-name="T2">20</text:span> <text:span text:style-name="T1">se équipants ce-ci, ne pas un quelconque nous que se reproche en à la à abondance à celle-ci à celle à étante servie sous de nous·</text:span> <text:span text:style-name="T2">21</text:span> <text:span text:style-name="T1">nous intelligeons avant car beaux non seulement en devant de Maître mais aussi en devant de êtres humains.</text:span> <text:span text:style-name="T2">22</text:span> <text:span text:style-name="T1">nous mandâmes avec cependant à eux le frère de nous lequel nous éprouvâmes en à nombreux souvent à la hâte étant, maintenant cependant nombreux plus en hâte à confiance à nombreuse à celle envers vous.</text:span> <text:span text:style-name="T2">23</text:span> <text:span text:style-name="T1">soit au-dessus de Titus, communiant mien et envers vous co-travailleur· soit frères de nous, envoyés de églises, gloire de Christ.</text:span> <text:span text:style-name="T2">24</text:span> <text:span text:style-name="T1">la donc indication de la de amour de vous et de nous de vanterie au-dessus de vous envers eux se montrants dedans envers face de les de églises.</text:span> </text:p>
      <text:p text:style-name="P4">2CORINTHIENS  9</text:p>
      <text:p text:style-name="Text_20_body"><text:span text:style-name="T2">1</text:span> <text:span text:style-name="T1">Autour certes car de la de service de celle envers les saints surabondant à moi est ce grapher à vous·</text:span> <text:span text:style-name="T2">2</text:span> <text:span text:style-name="T1">j'ai su car la promptitude fureur de vous laquelle au-dessus de vous je me vante à Macédoniens, en ce que Achaïe s'a équipé à côté au loin l'année dernière, et le de vous zèle irrita les plus nombreusement.</text:span> <text:span text:style-name="T2">3</text:span> <text:span text:style-name="T1">je mandai cependant les frères, afin que ne pas le vantardise de nous ce au-dessus de vous que soit vidé en à le à part à ce-ci, afin que de haut en bas comme je disais se ayants équipés à côté que vous soyez,</text:span> <text:span text:style-name="T2">4</text:span> <text:span text:style-name="T1">ne pas en quelque manière si le cas échéant que viennent avec à moi Macédoniens et que trouvent vous non préparés que nous soyons couvert de honte nous, afin que ne pas que je dise vous, en à la à soutenance à celle-ci.</text:span> <text:span text:style-name="T2">5</text:span> <text:span text:style-name="T1">nécessaire donc je me gouvernai appeler à côté les frères, afin que que viennent devant envers vous et que ajustent complètement à l'avance la se ayante promise auparavant éloge de vous, celle-ci prête être ainsi comme éloge et ne pas comme cupidité.</text:span> <text:span text:style-name="T2">6</text:span> <text:span text:style-name="T1">Ce-ci cependant, celui semant en épargnant en épargnant aussi moissonnera, et celui semant sur à éloges sur à éloges aussi moissonnera.</text:span> <text:span text:style-name="T2">7</text:span> <text:span text:style-name="T1">chacun de haut en bas comme s'a saisi devant à la à coeur, ne pas hors de tristesse ou hors de nécessité· hilarant car donneur aime le Dieu.</text:span> <text:span text:style-name="T2">8</text:span> <text:span text:style-name="T1">est puissant cependant le Dieu toute grâce surabonder envers vous, afin que en à tout en tout moment toute autosuffisance ayants que vous surabondiez envers tout travail bon,</text:span> <text:span text:style-name="T2">9</text:span> <text:span text:style-name="T1">de haut en bas comme a été graphé· dispersa, donna à les à peinés, la justice de lui reste envers le ère.</text:span> <text:span text:style-name="T2">10</text:span> <text:span text:style-name="T1">celui cependant fournissant comme chorège au dessus semaille à celui à semant et pain envers consommation fournira comme chorège et multipliera le semaille de vous et croîtra les progénitures de la de justice de vous.</text:span> <text:span text:style-name="T2">11</text:span> <text:span text:style-name="T1">en à tout étants enrichis envers toute simplicité, laquelle une quelconque se met au travail complètement par de nous action de grâce à le à Dieu·</text:span> <text:span text:style-name="T2">12</text:span> <text:span text:style-name="T1">en ce que la service de la de liturgie de celle-ci non seulement est élevante à plénitude vers les manques de les de saints, mais aussi surabondante par de nombreuses de actions de grâces à le à Dieu.</text:span> <text:span text:style-name="T2">13</text:span> <text:span text:style-name="T1">par de la de épreuve de la de service de celle-ci glorifiants le Dieu sur à la à subordination de la de aveu de vous envers le évangile de le de Christ et à simplicité de la de communion envers eux et envers tous,</text:span> <text:span text:style-name="T2">14</text:span> <text:span text:style-name="T1">et de eux à supplication au-dessus de vous de désirants au-dessus vous par le fait de la hyperbolisante grâce de le de Dieu sur à vous.</text:span> <text:span text:style-name="T2">15</text:span> <text:span text:style-name="T1">Grâce à le à Dieu sur à la à indescriptible de lui à gratification.</text:span> </text:p>
      <text:p text:style-name="P4">2CORINTHIENS  10</text:p>
      <text:p text:style-name="Text_20_body"><text:span text:style-name="T2">1</text:span> <text:span text:style-name="T1">Moi-même cependant moi Paulus j'appelle à côté vous par de la de douceur et de modération de le de Christ, lequel selon face certes bas en à vous, étant au loin cependant j'encourage envers vous·</text:span> <text:span text:style-name="T2">2</text:span> <text:span text:style-name="T1">je m'attache de lien cependant ce ne pas étant à côté encourager à la à confiance à laquelle je me calcule oser sur des quelconques ceux se calculants nous comme selon chair piétinants autour.</text:span> <text:span text:style-name="T2">3</text:span> <text:span text:style-name="T1">En à chair car piétinants autour non selon chair nous nous guerroyons en soldat,</text:span> <text:span text:style-name="T2">4</text:span> <text:span text:style-name="T1">les car armes de la de guerre de soldat de nous non charnels mais puissants à le à Dieu vers saisissement du haut vers le bas de forteresses, calculs saisissants du haut vers le bas</text:span> <text:span text:style-name="T2">5</text:span> <text:span text:style-name="T1">et tout hauteur se surélevant contre de la de connaissance de le de Dieu, et faisants captif tout cogitation envers la écoute soumise de le de Christ,</text:span> <text:span text:style-name="T2">6</text:span> <text:span text:style-name="T1">et en à prêt ayants venger toute écoute à côté, lorsque le cas échéant que soit fait plénitude de vous la écoute soumise.</text:span> <text:span text:style-name="T2">7</text:span> <text:span text:style-name="T1">Ces selon face vous regardez. si un quelconque a persuadé à lui-même de Christ être, ce-ci se calcule de nouveau sur de lui-même, en ce que de haut en bas comme lui de Christ, ainsi aussi nous.</text:span> <text:span text:style-name="T2">8</text:span> <text:span text:style-name="T1">si le cas échéant [en outre] car plus surabondamment un quelconque que je me vante autour de la de autorité de nous de laquelle donna le Maître envers édification en maison et non envers saisissement du haut vers le bas de vous, non je serai eu honte.</text:span> <text:span text:style-name="T2">9</text:span> <text:span text:style-name="T1">afin que ne pas que j'estime comme le cas échéant effrayer à l'excès vous par de les de épîtres·</text:span> <text:span text:style-name="T2">10</text:span> <text:span text:style-name="T1">en ce que les épîtres certes, déclare, lourdes et tenaces, la cependant présence de le de corps infirme et le discours ayant été exclu comme rien.</text:span> <text:span text:style-name="T2">11</text:span> <text:span text:style-name="T1">ce-ci se calcule le tel, en ce que tels que nous sommes à le à discours par de épîtres étants au loin, tels aussi étants à côté à le à travail.</text:span> <text:span text:style-name="T2">12</text:span> <text:span text:style-name="T1">Non car nous osons juger intérieurement ou juger avec nous-mêmes à des quelconques de ceux eux-mêmes de dressants avec, mais eux en à eux-mêmes eux-mêmes mesurants et jugeants avec eux-mêmes à eux-mêmes non comprennent.</text:span> <text:span text:style-name="T2">13</text:span> <text:span text:style-name="T1">nous cependant non envers les sans mesures nous nous vanterons mais selon le mesure de le de règle de lequel partagea à nous le Dieu de mesure, se arriver au dessus jusqu'à l'extrémité aussi de vous.</text:span> <text:span text:style-name="T2">14</text:span> <text:span text:style-name="T1">non car comme ne pas se arrivants au dessus envers vous nous superétendons nous-mêmes, jusqu'à l'extrémité car aussi de vous nous devançâmes en à le à évangile de le de Christ,</text:span> <text:span text:style-name="T2">15</text:span> <text:span text:style-name="T1">non envers les sans mesures se vantants en à d'autruis à frappements, espérance cependant ayants de étante crûe de la de croyance de vous en à vous être magnifié selon le règle de nous envers surabondance</text:span> <text:span text:style-name="T2">16</text:span> <text:span text:style-name="T1">envers ces en au delà que de vous se évangéliser, non en à d'autrui à règle envers les prêts se vanter.</text:span> <text:span text:style-name="T2">17</text:span> <text:span text:style-name="T1">Celui cependant se vantant en à Maître se vante·</text:span> <text:span text:style-name="T2">18</text:span> <text:span text:style-name="T1">non car celui lui-même dressant avec, celui-là est approuvé, mais lequel le Maître dresse avec.</text:span> </text:p>
      <text:p text:style-name="P4">2CORINTHIENS  11</text:p>
      <text:p text:style-name="Text_20_body"><text:soft-page-break/><text:span text:style-name="T2">1</text:span> <text:span text:style-name="T1">Dûment vous vous assumiez de moi petit un quelconque de insouciance· mais aussi vous vous assumez de moi.</text:span> <text:span text:style-name="T2">2</text:span> <text:span text:style-name="T1">je zéle car vous de Dieu à zèle, je me joignis car vous à un à homme vierge consacrée dresser à côté à le à Christ·</text:span> <text:span text:style-name="T2">3</text:span> <text:span text:style-name="T1">je m'effraie cependant ne pas en quelque manière, comme le serpent appâta d'excès Eua en à la à aptitude à tout faire de lui, que soit corrompu les cogitations de vous au loin de la de simplicité [et de la de consécration] de celle envers le Christ.</text:span> <text:span text:style-name="T2">4</text:span> <text:span text:style-name="T1">si certes car celui se venant autre Iésous annonce lequel non nous annonçâmes, ou souffle autre-différent vous prenez lequel non vous prîtes, ou évangile autre-différent lequel non vous vous acceptâtes, bellement vous vous assumez.</text:span> <text:span text:style-name="T2">5</text:span> <text:span text:style-name="T1">Je me calcule car ne pas un avoir manqué de les très au-dessus de envoyés.</text:span> <text:span text:style-name="T2">6</text:span> <text:span text:style-name="T1">si cependant aussi idiot à le à discours, mais non à la à connaissance, mais en à tout ayants rendus visible en à tous envers vous.</text:span> <text:span text:style-name="T2">7</text:span> <text:span text:style-name="T1">Ou faute je fis moi-même baissant afin que vous que vous soyez haussé, en ce que gratuitement le de le de Dieu évangile je m'évangélisai à vous;</text:span> <text:span text:style-name="T2">8</text:span> <text:span text:style-name="T1">autres églises je dépouillai ayant pris gage vers la de vous service,</text:span> <text:span text:style-name="T2">9</text:span> <text:span text:style-name="T1">et étant à côté vers vous et ayant été manqué non j'engourdis de haut en bas de aucun· le car manque de moi élevèrent à plénitude vers les frères ayants venus au loin de Macédoine, et en à tout sans poids moi-même à vous je gardai et je garderai.</text:span> <text:span text:style-name="T2">10</text:span> <text:span text:style-name="T1">est vérité de Christ en à moi en ce que la vanterie celle-ci non sera obstrué envers moi en à les à climats de la de Achaïe.</text:span> <text:span text:style-name="T2">11</text:span> <text:span text:style-name="T1">par le fait de quel; en ce que non j'aime vous; le Dieu a su.</text:span> <text:span text:style-name="T2">12</text:span> <text:span text:style-name="T1">Lequel cependant je fais, aussi je ferai, afin que que je coupe à l'excès la occasion de ceux de voulants occasion, afin que en à lequel se vantent que soient trouvé de haut en bas comme aussi nous.</text:span> <text:span text:style-name="T2">13</text:span> <text:span text:style-name="T1">les car tels faux apôtres, travailleurs trompeurs, se schématisants au-delà envers envoyés de Christ.</text:span> <text:span text:style-name="T2">14</text:span> <text:span text:style-name="T1">et non objet d'étonnement· lui-même car le Satanas se schématise au-delà envers ange de lumière.</text:span> <text:span text:style-name="T2">15</text:span> <text:span text:style-name="T1">non grand donc si aussi les serviteurs de lui se schématisent au-delà comme serviteurs de justice· de lesquels le achèvement se sera selon les travaux de eux.</text:span> <text:span text:style-name="T2">16</text:span> <text:span text:style-name="T1">De nouveau je dis, ne pas un quelconque moi que estime insensé être· si cependant ne pas du moins, et si comme insensé que vous vous acceptez moi, afin que et moi petit un quelconque que je me vante.</text:span> <text:span text:style-name="T2">17</text:span> <text:span text:style-name="T1">lequel je bavarde, non selon Maître je bavarde mais comme en à insouciance, en à celle-ci à la à soutenance de la de vanterie.</text:span> <text:span text:style-name="T2">18</text:span> <text:span text:style-name="T1">puisque nombreux se vantent selon chair, et moi je me vanterai.</text:span> <text:span text:style-name="T2">19</text:span> <text:span text:style-name="T1">plaisamment car vous vous assumez de les de insensés pensifs étants·</text:span> <text:span text:style-name="T2">20</text:span> <text:span text:style-name="T1">vous vous assumez car si un quelconque vous asservit de haut en bas, si un quelconque mange complètement, si un quelconque prend, si un quelconque se surélève, si un quelconque envers face vous pèle.</text:span> <text:span text:style-name="T2">21</text:span> <text:span text:style-name="T1">selon dévalorisation je dis, comme en ce que nous nous avons été infirme. En à lequel cependant le cas échéant un quelconque que ose, en à insouciance je dis, j'ose et moi.</text:span> <text:span text:style-name="T2">22</text:span> <text:span text:style-name="T1">Hébreux sont; et moi. Israélites sont; et moi. semence de Abraam sont; et moi.</text:span> <text:span text:style-name="T2">23</text:span> <text:span text:style-name="T1">serviteurs de Christ sont; pensant à côté je bavarde, au-dessus moi· en à frappements plus surabondamment, en à gardiennages plus surabondamment, en à coups au-dessus de la mesure, en à trépas souvent.</text:span> <text:span text:style-name="T2">24</text:span> <text:span text:style-name="T1">Sous de Ioudaiens cinq fois quarante à côté une je pris,</text:span> <text:span text:style-name="T2">25</text:span> <text:span text:style-name="T1">trois fois je fus bâtonné, une fois je fus pierré, trois fois je naufrageai, nycthémère en à le à abîme j'ai fait·</text:span> <text:span text:style-name="T2">26</text:span> <text:span text:style-name="T1">à marches de cheminements souvent, à risques de fleuves, à risques de pilleurs, à risques hors de genre, à risques hors de ethnies, à risques en à cité, à risques en à lieu désertique, à risques en à mer, à risques en à faux frères,</text:span> <text:span text:style-name="T2">27</text:span> <text:span text:style-name="T1">à frappement et à labeur, en à insomnies souvent, en à famine et à soif, en à jeûnes souvent, en à froid et à nudité·</text:span> <text:span text:style-name="T2">28</text:span> <text:span text:style-name="T1">séparément de ces hormis la opposition à moi celle selon journée, la inquiétude de toutes de les de églises.</text:span> <text:span text:style-name="T2">29</text:span> <text:span text:style-name="T1">quel est infirme et non je suis infirme; quel est scandalisé et non moi je suis brûlé au feu;</text:span> <text:span text:style-name="T2">30</text:span> <text:span text:style-name="T1">Si se vanter attache de lien, ces de la de infirmité de moi je me vanterai.</text:span> <text:span text:style-name="T2">31</text:span> <text:span text:style-name="T1">le Dieu et père de le de Maître de Iésous a su, celui étant élogié envers les ères, en ce que non je me mens.</text:span> <text:span text:style-name="T2">32</text:span> <text:span text:style-name="T1">en à Damas le ethnarque de Arétas de le de roi regardait au-devant la cité de Damascéniens saisir moi,</text:span> <text:span text:style-name="T2">33</text:span> <text:span text:style-name="T1">et par de fenêtre en à panier je fus lâché par de le de muraille et je fuis dehors les mains de lui.</text:span> </text:p>
      <text:p text:style-name="P4">2CORINTHIENS  12</text:p>
      <text:p text:style-name="Text_20_body"><text:span text:style-name="T2">1</text:span> <text:span text:style-name="T1">Se vanter attache de lien, non étant opportun certes, je me viendrai cependant envers apparitions et découvertes de Maître.</text:span> <text:span text:style-name="T2">2</text:span> <text:span text:style-name="T1">j'ai su être humain en à Christ d'avant de ans de quatorze, soit en à corps non j'ai su, soit extérieurement de le de corps non j'ai su, le Dieu a su, ayant été ravi le tel jusqu'à ce que de troisième de ciel.</text:span> <text:span text:style-name="T2">3</text:span> <text:span text:style-name="T1">et j'ai su le tel être humain, soit en à corps soit séparément de le de corps non j'ai su, le Dieu a su,</text:span> <text:span text:style-name="T2">4</text:span> <text:span text:style-name="T1">en ce que fut ravi envers le paradis et écouta ineffables oraux lesquels non étant permis à être humain bavarder.</text:span> <text:span text:style-name="T2">5</text:span> <text:span text:style-name="T1">au-dessus de le de tel je me vanterai, au-dessus cependant de moi-même non je me vanterai si ne pas en à les à infirmités.</text:span> <text:span text:style-name="T2">6</text:span> <text:span text:style-name="T1">Si le cas échéant car que je veuille se vanter, non je me serai insensé, vérité car je dirai· je m'épargne cependant, ne pas un quelconque envers moi que se calcule au-dessus lequel regarde moi ou écoute [un quelconque] hors de moi</text:span> <text:span text:style-name="T2">7</text:span> <text:span text:style-name="T1">et à la à hyperbole de les de découvertes. c'est pourquoi afin que ne pas que je sois élevé au-dessus, fut donné à moi piquant à la à chair, ange de Satanas, afin que moi que tabasse, afin que ne pas que je sois élevé au-dessus.</text:span> <text:span text:style-name="T2">8</text:span> <text:span text:style-name="T1">au-dessus de celui-ci trois fois le Maître j'appelai à côté afin que que dresse au loin au loin de moi.</text:span> <text:span text:style-name="T2">9</text:span> <text:span text:style-name="T1">et a dit à moi· suffit à toi la grâce de moi, la car puissance en à infirmité est achevé. Plus plaisamment donc davantage je me vanterai en à les à infirmités de moi, afin que que réside sur moi la puissance de le de Christ.</text:span> <text:span text:style-name="T2">10</text:span> <text:span text:style-name="T1">c'est pourquoi j'estime en bien en à infirmités, en à brutalités, en à nécessités, en à poursuites et à étroitesses d'espaces, au-dessus de Christ· lorsque le cas échéant car que je sois infirme, alors puissant je suis.</text:span> <text:span text:style-name="T2">11</text:span> <text:span text:style-name="T1">J'ai devenu insensé, vous moi vous contraignîtes. moi car je devais sous de vous être dressé avec· aucun car je manquai de les très au-dessus de envoyés si aussi aucun je suis.</text:span> <text:span text:style-name="T2">12</text:span> <text:span text:style-name="T1">les certes signes de le de envoyé fut mis au travail complètement en à vous en à toute à résistance, à signes en outre et à prodiges et à puissances.</text:span> <text:span text:style-name="T2">13</text:span> <text:span text:style-name="T1">quel car est lequel vous fûtes infériorisé au-dessus les restantes églises, si ne pas en ce que moi-même moi non j'engourdis de haut en bas de vous; que vous vous faites grâce à moi la injustice celle-ci.</text:span> <text:span text:style-name="T2">14</text:span> <text:span text:style-name="T1">Voici troisième ce-ci préparement j'ai venir vers vous, et non j'engourdirai de haut en bas· non car je cherche ces de vous mais vous. non car doit les enfants à les à parents thésauriser mais les parents à les à enfants.</text:span> <text:span text:style-name="T2">15</text:span> <text:span text:style-name="T1">moi cependant plus plaisamment je dépenserai et je serai dépensé en dehors au-dessus de les de âmes de vous. si plus surabondamment vous aimant, moins je suis aimé;</text:span> <text:span text:style-name="T2">16</text:span> <text:span text:style-name="T1">Soit cependant, moi non j'alourdis de haut en bas vous· mais subsistant apte à tout faire à fraude vous je pris.</text:span> <text:span text:style-name="T2">17</text:span> <text:span text:style-name="T1">ne pas un quelconque de lesquels j'ai envoyé vers vous, par de lui j'abusai vous;</text:span> <text:span text:style-name="T2">18</text:span> <text:span text:style-name="T1">j'appelai à côté Titus et j'envoyai avec le frère· ne serait-ce que abusa vous Titus; non à le à même à souffle nous piétinâmes autour; non à les à mêmes à traces;</text:span> <text:span text:style-name="T2">19</text:span> <text:span text:style-name="T1">Vieillement vous estimez en ce que à vous nous nous apologisons. en contre face de Dieu en à Christ nous bavardons· ces cependant tous, aimés, au-dessus de la de vous de édification en maison.</text:span> <text:span text:style-name="T2">20</text:span> <text:span text:style-name="T1">je m'effraie car ne pas en quelque manière ayant venu non tels que je veux que je trouve vous et moi que je sois trouvé à vous tel que non vous voulez· ne pas en quelque manière discorde, zèle, fureurs, rivalités, bavardages de haut en bas, chuchotements, gonflements naturels, instabilités·</text:span> <text:span text:style-name="T2">21</text:span> <text:span text:style-name="T1">ne pas de nouveau de ayant venu de moi que baisse moi le Dieu de moi vers vous et que j'endeuille nombreux de ceux de ayants fautés avant et ne pas de ayants transintelligés sur à la à impureté et à pornation et à luxure à laquelle pratiquèrent.</text:span> </text:p>
      <text:p text:style-name="P4">2CORINTHIENS  13</text:p>
      <text:p text:style-name="Text_20_body"><text:span text:style-name="T2">1</text:span> <text:span text:style-name="T1">Troisième ce-ci je me viens vers vous· sur de bouche de deux de témoins et de trois sera dressé tout oral.</text:span> <text:span text:style-name="T2">2</text:span> <text:span text:style-name="T1">j'ai prédit et je prédis, comme étant à côté le deuxième et étant au loin maintenant, à ceux à ayants fautés avant et à les à restants à tous, en ce que si le cas échéant que je vienne envers ce de nouveau non je m'épargnerai,</text:span> <text:span text:style-name="T2">3</text:span> <text:span text:style-name="T1">puisque épreuve vous cherchez de celui en à moi de bavardant de Christ, lequel envers vous non est infirme mais est puissant en à vous.</text:span> <text:span text:style-name="T2">4</text:span> <text:span text:style-name="T1">aussi car fut crucifié hors de infirmité, mais vit hors de puissance de Dieu. aussi car nous nous sommes infirme en à lui, mais nous vivrons avec à lui hors de puissance de Dieu envers vous.</text:span> <text:span text:style-name="T2">5</text:span> <text:span text:style-name="T1">Vous-mêmes mettez en tentation si vous êtes en à la à croyance, vous-mêmes éprouvez· ou non vous reconnaissez vous-mêmes en ce que Iésous Christ en à vous; si ne serait-ce que non approuvés vous êtes.</text:span> <text:span text:style-name="T2">6</text:span> <text:span text:style-name="T1">j'espère cependant en ce que vous vous connaîtrez en ce que nous non nous sommes non approuvés.</text:span> <text:span text:style-name="T2">7</text:span> <text:span text:style-name="T1">nous nous souhaitons cependant vers le Dieu ne pas faire vous malicieux ne pas un, non afin que nous approuvés que nous soyons apparu en lumière, mais afin que vous le beau que vous fassiez, nous cependant comme non approuvés que nous soyons.</text:span> <text:span text:style-name="T2">8</text:span> <text:span text:style-name="T1">non car nous nous pouvons un quelconque contre de la de vérité mais au-dessus de la de vérité.</text:span> <text:span text:style-name="T2">9</text:span> <text:span text:style-name="T1">nous sommes de joie car lorsque le cas échéant nous que nous soyons infirme, vous cependant puissants que vous soyez· ce-ci aussi nous nous souhaitons, la de vous ajustement complet.</text:span> <text:span text:style-name="T2">10</text:span> <text:span text:style-name="T1">Par le fait de ce-ci ces-ci étant au loin je graphe, afin que étant à côté ne pas en longue scission que je m'utilise selon la autorité laquelle le Maître donna à moi envers édification en maison et non envers saisissement du haut vers le bas.</text:span> <text:span text:style-name="T2">11</text:span> <text:span text:style-name="T1">Pour le reste, frères, soyez de joie, soyez ajustés complètement, soyez appelés à côté, le même pensez, pacifiez, et le Dieu de la de amour et de paix se sera avec de vous.</text:span> <text:span text:style-name="T2">12</text:span> <text:span text:style-name="T1">Que vous vous saluez les uns les autres en à saint à embrassade. Se saluent vous les saints tous.</text:span> <text:span text:style-name="T2">13</text:span> <text:span text:style-name="T1">La grâce de le de Maître de Iésous de Christ et la amour de le de Dieu et la communion de le de saint de souffle avec de tous de vous.</text:span> </text:p>
      <text:h text:style-name="P2" text:outline-level="3">GALATES</text:h>
      <text:p text:style-name="Text_20_body"/>
      <text:p text:style-name="P4">GALATES  1</text:p>
      <text:p text:style-name="Text_20_body"><text:span text:style-name="T2">1</text:span> <text:span text:style-name="T1">Paulus envoyé non au loin de êtres humains non cependant par de être humain mais par de Iésous de Christ et de Dieu de père de celui de ayant éveillé lui hors de morts,</text:span> <text:span text:style-name="T2">2</text:span> <text:span text:style-name="T1">et ceux avec à moi tous frères à les à églises de la de Galatie,</text:span> <text:span text:style-name="T2">3</text:span> <text:span text:style-name="T1">grâce à vous et paix au loin de Dieu de père et de Maître de nous de Iésous de Christ</text:span> <text:span text:style-name="T2">4</text:span> <text:span text:style-name="T1">de celui de ayant donné lui-même autour de les de fautes de nous, de telle manière que que se extraie nous hors de le de ère de celui de ayant dressé dedans de méchant selon le volonté de le de Dieu et de père de nous,</text:span> <text:span text:style-name="T2">5</text:span> <text:span text:style-name="T1">à lequel la gloire envers les ères de les de ères, amen.</text:span> <text:span text:style-name="T2">6</text:span> <text:span text:style-name="T1">J'étonne en ce que ainsi rapidement vous vous changez de place au loin de celui de ayant appelé vous en à grâce [de Christ] envers autre-différent évangile,</text:span> <text:span text:style-name="T2">7</text:span> <text:span text:style-name="T1">lequel non est autre, si ne pas des quelconques sont ceux troublants vous et voulants tourner au-delà le évangile de le de Christ.</text:span> <text:span text:style-name="T2">8</text:span> <text:span text:style-name="T1">mais aussi si le cas échéant nous ou ange hors de ciel que se évangélise [à vous] à côté lequel nous nous évangélisâmes à vous, anathème soit.</text:span> <text:span text:style-name="T2">9</text:span> <text:span text:style-name="T1">comme nous avons prédit aussi à l'instant de nouveau je dis· si un quelconque vous se évangélise à côté lequel vous prîtes à côté, anathème soit.</text:span> <text:span text:style-name="T2">10</text:span> <text:span text:style-name="T1">À l'instant car êtres humains je persuade ou le Dieu; ou je cherche à êtres humains plaire; si encore à êtres humains je plaisais, de Christ mâle esclave non le cas échéant je m'étais.</text:span> <text:span text:style-name="T2">11</text:span> <text:span text:style-name="T1">Je fais connaître car à vous, frères, le évangile ce ayant été évangélisé sous de moi en ce que non est selon être humain·</text:span> <text:span text:style-name="T2">12</text:span> <text:span text:style-name="T1">non cependant car moi à côté de être humain je pris à côté lui ni je fus enseigné, mais par de découverte de Iésous de Christ.</text:span> <text:span text:style-name="T2">13</text:span> <text:span text:style-name="T1">Vous écoutâtes car la mienne retournement de bas en haut à un moment en à le à Ioudaisme, en ce que selon hyperbole je poursuivais la église de le de Dieu et je ravageais elle,</text:span> <text:span text:style-name="T2">14</text:span> <text:span text:style-name="T1">et je progressais en à le à Ioudaisme au-dessus nombreux âges communs en à le à genre de moi, plus surabondamment zélote subsistant de les de paternelles de moi de transmissions.</text:span> <text:span text:style-name="T2">15</text:span> <text:span text:style-name="T1">Lorsque cependant estima en bien [celui Dieu] le ayant délimité moi hors de cavité ventrale de mère de moi et ayant appelé par de la de grâce de lui</text:span> <text:span text:style-name="T2">16</text:span> <text:span text:style-name="T1">découvrir le fils de lui en à moi, afin que que je m'évangélise lui en à les à ethnies, directement non je me posai haut auprès à chair et à sang</text:span> <text:span text:style-name="T2">17</text:span> <text:span text:style-name="T1">non cependant je vins de bas en haut envers Ierosolymas vers les d'avant de moi envoyés, mais j'éloignai envers Arabie et de nouveau je retournai en arrière envers Damas.</text:span> <text:span text:style-name="T2">18</text:span> <text:span text:style-name="T1">Ensuite après ans trois je vins de bas en haut envers Ierosolymas enquêter Képhas et je restai sur vers lui journées quinze,</text:span> <text:span text:style-name="T2">19</text:span> <text:span text:style-name="T1">autre-différent cependant de les de envoyés non je vis si ne pas Iakobos le frère de le de Maître.</text:span> <text:span text:style-name="T2">20</text:span> <text:span text:style-name="T1">lesquels cependant je graphe à vous, voici en devant de le de Dieu en ce que non je me mens.</text:span> <text:span text:style-name="T2">21</text:span> <text:span text:style-name="T1">Ensuite je vins envers les climats de la de Syrie et de la de Cilicie·</text:span> <text:span text:style-name="T2">22</text:span> <text:span text:style-name="T1">je m'étais cependant étant méconnu à le à face à les à églises de la de Ioudaia à celles en à Christ.</text:span> <text:span text:style-name="T2">23</text:span> <text:span text:style-name="T1">seulement cependant écoutants étaient en ce que celui poursuivant nous à un moment maintenant se évangélise la croyance laquelle à un moment ravageait,</text:span> <text:span text:style-name="T2">24</text:span> <text:span text:style-name="T1">et glorifiaient en à moi le Dieu.</text:span> </text:p>
      <text:p text:style-name="P4">GALATES  2</text:p>
      <text:p text:style-name="Text_20_body"><text:span text:style-name="T2">1</text:span> <text:span text:style-name="T1">Ensuite par de quatorze de ans de nouveau je montai envers Ierosolymas avec de Bar-Nabas ayant pris à côté avec aussi Titus·</text:span> <text:span text:style-name="T2">2</text:span> <text:span text:style-name="T1">je montai cependant selon découverte· et je me posai de bas en haut à eux le évangile lequel j'annonce en à les à ethnies, selon en propre cependant à ceux à estimants, ne pas en quelque manière envers vide que je coure ou je courus.</text:span> <text:span text:style-name="T2">3</text:span> <text:span text:style-name="T1">mais non cependant Titus celui avec à moi, Hellèn étant, fut contraint être circoncit·</text:span> <text:span text:style-name="T2">4</text:span> <text:span text:style-name="T1">par le fait de cependant les introduits à côté faux frères, lesquels des quelconques entrèrent à côté espionner la liberté de nous laquelle nous avons en à Christ à Iésous, afin que nous asserviront de haut en bas,</text:span> <text:span text:style-name="T2">5</text:span> <text:span text:style-name="T1">à lesquels non cependant vers heure nous cédâmes à la à subordination, afin que la vérité de le de évangile que reste constamment vers vous.</text:span> <text:span text:style-name="T2">6</text:span> <text:span text:style-name="T1">Au loin cependant de ceux de estimants être un quelconque, – quels que à un moment étaient aucun à moi diffère· face [le] Dieu de être humain non prend – à moi car ceux estimants aucun se posèrent haut auprès,</text:span> <text:span text:style-name="T2">7</text:span> <text:span text:style-name="T1">mais au contraire ayants vus en ce que j'ai été cru le évangile de la de prépuce de haut en bas comme Pierre de la de circoncision,</text:span> <text:span text:style-name="T2">8</text:span> <text:span text:style-name="T1">celui car ayant énergisé à Pierre envers envoi de la de circoncision énergisa aussi à moi envers les ethnies,</text:span> <text:span text:style-name="T2">9</text:span> <text:span text:style-name="T1">et ayants connus la grâce celle ayante étée donnée à moi, Iakobos et Képhas et Ioannes, ceux estimants piliers être, droites donnèrent à moi et à Bar-Nabas de communion, afin que nous envers les ethnies, eux cependant envers la circoncision·</text:span> <text:span text:style-name="T2">10</text:span> <text:span text:style-name="T1">seulement de les de pauvres afin que que nous mémorions, lequel aussi je fus en hâte même ce-ci faire.</text:span> <text:span text:style-name="T2">11</text:span> <text:span text:style-name="T1">Lorsque cependant vint Képhas envers Antioche, selon face à lui je dressai contre, en ce que ayant été connu de haut en bas était.</text:span> <text:span text:style-name="T2">12</text:span> <text:span text:style-name="T1">d'avant de ce car venir des quelconques au loin de Iakobos avec de les de ethnies mangeait avec· lorsque cependant vinrent, soustrayait et délimitait lui-même se effrayant ceux hors de circoncision.</text:span> <text:span text:style-name="T2">13</text:span> <text:span text:style-name="T1">et furent hypocrité avec à lui [aussi] les restants Ioudaiens, de sorte que aussi Bar-Nabas fut emmené avec de eux à la à hypocrisie.</text:span> <text:span text:style-name="T2">14</text:span> <text:span text:style-name="T1">mais lorsque je vis en ce que non marchent droit vers la vérité de le de évangile, je dis à le à Képhas en devers de tous· si toi Ioudaien subsistant ethniquement et non Ioudaiquement tu vis, comment? les ethnies tu contrains ioudaizer;</text:span> <text:span text:style-name="T2">15</text:span> <text:span text:style-name="T1">Nous à nature Ioudaiens et non hors de ethnies fauteurs·</text:span> <text:span text:style-name="T2">16</text:span> <text:span text:style-name="T1">ayants sus [cependant] en ce que non est justifié être humain hors de travaux de loi si le cas échéant ne pas par de croyance de Iésous de Christ, aussi nous envers Christ Iésous nous crûmes, afin que que nous soyons justifié hors de croyance de Christ et non hors de travaux de loi, en ce que hors de travaux de loi non sera justifié toute chair.</text:span> <text:span text:style-name="T2">17</text:span> <text:span text:style-name="T1">si cependant cherchants être justifié en à Christ nous fûmes trouvé aussi nous-mêmes fauteurs, alors est-ce que Christ de faute serviteur; ne pas que se devienne.</text:span> <text:span text:style-name="T2">18</text:span> <text:span text:style-name="T1">si car lesquels je déliai vers le bas ces-ci de nouveau j'édifie en maison, transgresseur moi-même je dresse avec.</text:span> <text:span text:style-name="T2">19</text:span> <text:span text:style-name="T1">moi car par de loi à loi je mourus loin, afin que à Dieu que je vive. à Christ j'ai été crucifié avec·</text:span> <text:span text:style-name="T2">20</text:span> <text:span text:style-name="T1">je vis cependant non plus moi, vit cependant en à moi Christ· lequel cependant maintenant je vis en à chair, en à croyance je vis à celle de le de fils de le de Dieu de celui de ayant aimé moi et de ayant transmis lui-même au-dessus de moi.</text:span> <text:span text:style-name="T2">21</text:span> <text:span text:style-name="T1">Non je démets la grâce de le de Dieu· si car par de loi justice, par conséquent Christ gratuitement mourut loin.</text:span> </text:p>
      <text:p text:style-name="P4">GALATES  3</text:p>
      <text:p text:style-name="Text_20_body"><text:span text:style-name="T2">1</text:span> <text:span text:style-name="T1">O inintelligents Galates, quel vous jeta mauvais oeil, à lesquels selon yeux Iésous Christ fut graphé d'avance ayant été crucifié;</text:span> <text:span text:style-name="T2">2</text:span> <text:span text:style-name="T1">ce-ci seulement je veux apprendre au loin de vous· hors de travaux de loi le souffle vous prîtes ou hors de écoute de croyance;</text:span> <text:span text:style-name="T2">3</text:span> <text:span text:style-name="T1">ainsi inintelligents vous êtes, se ayants originés dedans à souffle maintenant à chair vous vous achevez au-dessus;</text:span> <text:span text:style-name="T2">4</text:span> <text:span text:style-name="T1">tants vous souffrîtes sans cause; si du moins aussi sans cause.</text:span> <text:span text:style-name="T2">5</text:span> <text:span text:style-name="T1">celui donc fournissant comme chorège au dessus à vous le souffle et énergisant puissances en à vous, hors de travaux de loi ou hors de écoute de croyance;</text:span> <text:span text:style-name="T2">6</text:span> <text:span text:style-name="T1">De haut en bas comme Abraam crut à le à Dieu, et fut calculé à lui envers justice·</text:span> <text:span text:style-name="T2">7</text:span> <text:span text:style-name="T1">connaissez par conséquent en ce que ceux hors de croyance, ceux-ci fils sont de Abraam.</text:span> <text:span text:style-name="T2">8</text:span> <text:span text:style-name="T1">ayante vue en avant cependant la graphe en ce que hors de croyance justifie les ethnies le Dieu, se évangélisa avant à le à Abraam en ce que seront élogié dans en à toi tous les ethnies·</text:span> <text:span text:style-name="T2">9</text:span> <text:span text:style-name="T1">de sorte que ceux hors de croyance sont élogiés avec à le à croyable à Abraam.</text:span> <text:span text:style-name="T2">10</text:span> <text:span text:style-name="T1">Autant lesquels car hors de travaux de loi sont, sous imprécation de haut en bas sont· a été graphé car en ce que maudit sur tout lequel non reste dans à tous à ces à ayants étés graphés en à le à papier de bible de le de loi de ce faire eux.</text:span> <text:span text:style-name="T2">11</text:span> <text:span text:style-name="T1">en ce que cependant en à loi aucun est justifié à côté à le à Dieu évident, en ce que le juste hors de croyance se vivra·</text:span> <text:span text:style-name="T2">12</text:span> <text:span text:style-name="T1">le cependant loi non est hors de croyance, mais celui ayant fait eux se vivra en à eux.</text:span> <text:span text:style-name="T2">13</text:span> <text:span text:style-name="T1">Christ nous acheta dehors aux agoras hors de la de imprécation de haut en bas de le de loi se ayant devenu au-dessus de nous imprécation de haut en bas, en ce que a été graphé· maudit sur tout celui se suspendant sur de bois,</text:span> <text:span text:style-name="T2">14</text:span> <text:span text:style-name="T1">afin que envers les ethnies la éloge de le de Abraam que se devienne en à Christ de Iésous, afin que la promesse de le de souffle que nous prenions par de la de croyance.</text:span> <text:span text:style-name="T2">15</text:span> <text:span text:style-name="T1">Frères, selon être humain je dis· pourtant de être humain ayante étée confirmée disposition aucun démet ou se ordonne au-travers au-dessus.</text:span> <text:span text:style-name="T2">16</text:span> <text:span text:style-name="T1">à le cependant à Abraam furent dit les promesses et à le à semence de lui. non dit· et à les à semences, comme sur de nombreux mais comme sur de un· et à le à semence de toi, lequel est Christ.</text:span> <text:span text:style-name="T2">17</text:span> <text:span text:style-name="T1">ce-ci cependant je dis· disposition ayante étée confirmée d'avance sous de le de Dieu le après quatre cents et trente ans ayant devenu loi non annule envers ce rendre complètement sans travail la promesse.</text:span> <text:span text:style-name="T2">18</text:span> <text:span text:style-name="T1">si car hors de loi la héritage, non plus hors de promesse· à le cependant à Abraam par de promesse s'a fait grâce le Dieu.</text:span> <text:span text:style-name="T2">19</text:span> <text:span text:style-name="T1">Quel donc le loi; de les de transgressions en grâce de fut apposé, jusqu'à l'extrémité de lequel que vienne le semence à lequel a été promis, ayant été ordonné au-travers par de anges en à main de médiateur.</text:span> <text:span text:style-name="T2">20</text:span> <text:span text:style-name="T1">le cependant médiateur de un non est, le cependant Dieu un est.</text:span> <text:span text:style-name="T2">21</text:span> <text:span text:style-name="T1">le donc loi contre de les de promesses [de le de Dieu]; ne pas que se devienne. si car fut donné loi celui se pouvant faire être vivant, réellement en à loi le cas échéant était la justice·</text:span> <text:span text:style-name="T2">22</text:span> <text:span text:style-name="T1">mais ferma à clef ensemble la graphe ces tous sous faute, afin que la promesse hors de croyance de Iésous de Christ que soit donné à ceux à croyants.</text:span> <text:span text:style-name="T2">23</text:span> <text:span text:style-name="T1">D'avant de ce cependant venir la croyance sous loi nous étions regardé au-devant étants fermés à clef ensemble envers la imminante croyance être découvert,</text:span> <text:span text:style-name="T2">24</text:span> <text:span text:style-name="T1">de sorte que le loi pédagogue de nous a devenu envers Christ, afin que hors de croyance que nous soyons justifié·</text:span> <text:span text:style-name="T2">25</text:span> <text:span text:style-name="T1">de ayante venue cependant de la de croyance non plus sous pédagogue nous sommes.</text:span> <text:span text:style-name="T2">26</text:span> <text:span text:style-name="T1">Tous car fils de Dieu vous êtes par de la de croyance en à Christ à Iésous·</text:span> <text:span text:style-name="T2">27</text:span> <text:span text:style-name="T1">autant lesquels car envers Christ vous fûtes baptisé, Christ vous vous envêtîtes.</text:span> <text:span text:style-name="T2">28</text:span> <text:span text:style-name="T1">non a dans Ioudaien non cependant Hellèn, non a dans mâle esclave non cependant libre, non a dans mâle et femelle· tous car vous un vous êtes en à Christ à Iésous.</text:span> <text:span text:style-name="T2">29</text:span> <text:span text:style-name="T1">si cependant vous de Christ, par conséquent de le de Abraam semence vous êtes, selon promesse héritiers.</text:span> </text:p>
      <text:p text:style-name="P4">GALATES  4</text:p>
      <text:p text:style-name="Text_20_body"><text:span text:style-name="T2">1</text:span> <text:span text:style-name="T1">Je dis cependant, sur autant lequel temps le héritier infantile est, aucun diffère de mâle esclave Maître de tous étant,</text:span> <text:span text:style-name="T2">2</text:span> <text:span text:style-name="T1">mais sous administrateurs est et légistes de maison jusqu'à l'extrémité de la de fixée d'avance de le de père.</text:span> <text:span text:style-name="T2">3</text:span> <text:span text:style-name="T1">ainsi aussi nous, lorsque nous étions infantiles, sous les éléments de le de monde nous nous étions ayants étés esclavagés·</text:span> <text:span text:style-name="T2">4</text:span> <text:span text:style-name="T1">lorsque cependant vint le plénitude de le de temps, envoya dehors le Dieu le fils de lui, se ayant devenu hors de femme, se ayant devenu sous loi,</text:span> <text:span text:style-name="T2">5</text:span> <text:span text:style-name="T1">afin que ceux sous loi que achète dehors aux agoras, afin que la adoption comme fils que nous recevions.</text:span> <text:span text:style-name="T2">6</text:span> <text:span text:style-name="T1">En ce que cependant vous êtes fils, envoya dehors le Dieu le souffle de le de fils de lui envers les coeurs de nous croassant· Abba le père.</text:span> <text:span text:style-name="T2">7</text:span> <text:span text:style-name="T1">de sorte que non plus tu es mâle esclave mais fils· si cependant fils, aussi héritier par de Dieu.</text:span> <text:span text:style-name="T2">8</text:span> <text:span text:style-name="T1">Mais alors certes non ayants sus Dieu vous fûtes esclaves à ceux à nature ne pas à étants à dieux·</text:span> <text:span text:style-name="T2">9</text:span> <text:span text:style-name="T1">maintenant cependant ayants connus Dieu, davantage cependant ayants étés connus sous de Dieu, comment? vous tournez sur de nouveau sur les infirmes et pauvres éléments à lesquels de nouveau d'en haut être esclave vous voulez;</text:span> <text:span text:style-name="T2">10</text:span> <text:span text:style-name="T1">journées vous vous épiez et mois et moments et années,</text:span> <text:span text:style-name="T2">11</text:span> <text:span text:style-name="T1">je m'effraie vous ne pas en quelque manière sans cause j'ai peiné envers vous.</text:span> <text:span text:style-name="T2">12</text:span> <text:span text:style-name="T1">Que vous vous devenez comme moi, en ce que et moi comme vous, frères, je m'attache de lien de vous. aucun moi vous fîtes injustice·</text:span> <text:span text:style-name="T2">13</text:span> <text:span text:style-name="T1">vous avez su cependant en ce que par le fait de infirmité de la de chair je m'évangélisai à vous le plus avant,</text:span> <text:span text:style-name="T2">14</text:span> <text:span text:style-name="T1">et le tentation de vous en à la à chair de moi non vous exclûtes comme rien non cependant vous crachâtes dehors, mais comme ange de Dieu vous vous acceptâtes moi, comme Christ Iésous.</text:span> <text:span text:style-name="T2">15</text:span> <text:span text:style-name="T1">où? donc le état bienheureux de vous; je témoigne car à vous en ce que si puissant les yeux de vous ayants arrachés vous donnâtes à moi.</text:span> <text:span text:style-name="T2">16</text:span> <text:span text:style-name="T1">de sorte que ennemi de vous j'ai devenu étant vrai à vous;</text:span> <text:span text:style-name="T2">17</text:span> <text:span text:style-name="T1">zélent vous non bellement, mais fermer à clef au dehors vous veulent, afin que eux que vous zéliez·</text:span> <text:span text:style-name="T2">18</text:span> <text:span text:style-name="T1">beau cependant être zélé en à beau en tout moment et ne pas seulement en à ce être à côté moi vers vous.</text:span> <text:span text:style-name="T2">19</text:span> <text:span text:style-name="T1">enfants de moi, lesquels de nouveau je ressens la douleur de l'accouchement jusqu'à de lequel que soit formé Christ en à vous·</text:span> <text:span text:style-name="T2">20</text:span> <text:span text:style-name="T1">je voulais cependant être à côté vers vous à l'instant et changer la voix de moi, en ce que je m'embarrasse en à vous.</text:span> <text:span text:style-name="T2">21</text:span> <text:span text:style-name="T1">Dites à moi, ceux sous loi voulants être, le loi non vous écoutez;</text:span> <text:span text:style-name="T2">22</text:span> <text:span text:style-name="T1">a été graphé car en ce que Abraam deux fils eut, un hors de la de jeune servante et un hors de la de libre.</text:span> <text:span text:style-name="T2">23</text:span> <text:span text:style-name="T1">mais celui certes hors de la de jeune servante selon chair a été engendré, celui cependant hors de la de libre par de promesse.</text:span> <text:span text:style-name="T2">24</text:span> <text:span text:style-name="T1">lesquels des quelconques est étants allégorisés· celles-ci car sont deux dispositions, une certes au loin de montagne de Sinaï envers esclavage engendrante, laquelle une quelconque est Agar.</text:span> <text:span text:style-name="T2">25</text:span> <text:span text:style-name="T1">ce cependant Agar Sinaï montagne est en à la à Arabie· aligne au même rang avec cependant à la maintenant à Ierousalem, est esclave car avec de les de enfants de elle.</text:span> <text:span text:style-name="T2">26</text:span> <text:span text:style-name="T1">celle cependant en haut Ierousalem libre est, laquelle une quelconque est mère de nous·</text:span> <text:span text:style-name="T2">27</text:span> <text:span text:style-name="T1">a été graphé car· sois réjoui, stérile celle non enfantante, fracasse et beugle, celle non ressentante la douleur de l'accouchement· en ce que nombreux les enfants de la de déserte davantage ou de celle de ayante le homme.</text:span> <text:span text:style-name="T2">28</text:span> <text:span text:style-name="T1">Vous cependant, frères, selon Isaak de promesse enfants vous êtes.</text:span> <text:span text:style-name="T2">29</text:span> <text:span text:style-name="T1">mais comme certes alors celui selon chair ayant été engendré poursuivait celui selon souffle, ainsi aussi maintenant.</text:span> <text:span text:style-name="T2">30</text:span> <text:span text:style-name="T1">mais quel dit la graphe; éjecte la jeune servante et le fils de elle· non car ne pas héritera le fils de la de jeune servante avec de le de fils de la de libre.</text:span> <text:span text:style-name="T2">31</text:span> <text:span text:style-name="T1">c'est pourquoi, frères, non nous sommes de jeune servante enfants mais de la de libre.</text:span> </text:p>
      <text:p text:style-name="P4">GALATES  5</text:p>
      <text:p text:style-name="Text_20_body"><text:span text:style-name="T2">1</text:span> <text:span text:style-name="T1">à La à liberté nous Christ libéra· tenez debout donc et ne pas de nouveau à joug-balance de esclavage soyez tenus au-dedans.</text:span> <text:span text:style-name="T2">2</text:span> <text:span text:style-name="T1">Voici moi Paulus je dis à vous en ce que si le cas échéant que vous soyez circoncit, Christ vous aucun profitera.</text:span> <text:span text:style-name="T2">3</text:span> <text:span text:style-name="T1">je me rends témoignage cependant de nouveau à tout à être humain à étant circoncit en ce que débiteur est tout entier le loi faire.</text:span> <text:span text:style-name="T2">4</text:span> <text:span text:style-name="T1">vous fûtes rendu complètement sans travail au loin de Christ, lesquels des quelconques en à loi vous êtes justifiés, de la de grâce vous tombâtes dehors.</text:span> <text:span text:style-name="T2">5</text:span> <text:span text:style-name="T1">nous car à souffle hors de croyance espérance de justice nous nous attendons longuement.</text:span> <text:span text:style-name="T2">6</text:span> <text:span text:style-name="T1">en car à Christ à Iésous ni circoncision un quelconque a la ténacité ni prépuce mais croyance par de amour se énergisante.</text:span> <text:span text:style-name="T2">7</text:span> <text:span text:style-name="T1">Vous couriez bellement· quel vous incisa [à la] à vérité ne pas être persuadé;</text:span> <text:span text:style-name="T2">8</text:span> <text:span text:style-name="T1">la persuasion non hors de celui de appelant vous.</text:span> <text:span text:style-name="T2">9</text:span> <text:span text:style-name="T1">petite levain tout entier le pâte fermente.</text:span> <text:span text:style-name="T2">10</text:span> <text:span text:style-name="T1">moi j'ai persuadé envers vous en à Maître en ce que aucun autre vous penserez· celui cependant troublant vous mettra en charge le objet de jugement, lequel un quelconque si le cas échéant que soit.</text:span> <text:span text:style-name="T2">11</text:span> <text:span text:style-name="T1">Moi cependant, frères, si circoncision encore j'annonce, quel encore je suis poursuivi; par conséquent a été rendu complètement sans travail le scandale de le de croix.</text:span> <text:span text:style-name="T2">12</text:span> <text:span text:style-name="T1">Dûment aussi se couperont au loin ceux dérangeants vous.</text:span> <text:span text:style-name="T2">13</text:span> <text:span text:style-name="T1">Vous car sur à liberté vous fûtes appelé, frères· seulement ne pas la liberté envers occasion à la à chair, mais par de la de amour soyez esclaves à les uns les autres.</text:span> <text:span text:style-name="T2">14</text:span> <text:span text:style-name="T1">le car tout loi en à un à discours a été fait plénitude, en à celui· tu aimeras le prochain de toi comme toi-même.</text:span> <text:span text:style-name="T2">15</text:span> <text:span text:style-name="T1">si cependant les uns les autres vous mordez et vous mangez complètement, regardez ne pas sous de les uns les autres que vous soyez consumé.</text:span> <text:span text:style-name="T2">16</text:span> <text:span text:style-name="T1">Je dis cependant, à souffle piétinez autour et désir en fureur de chair non ne pas que vous acheviez.</text:span> <text:span text:style-name="T2">17</text:span> <text:span text:style-name="T1">la car chair désire en fureur contre de le de souffle, le cependant souffle contre de la de chair, ces-ci car à les uns les autres se couche contre, afin que ne pas lesquels si le cas échéant que vous vouliez ces-ci que vous fassiez.</text:span> <text:span text:style-name="T2">18</text:span> <text:span text:style-name="T1">si cependant à souffle vous êtes conduits, non vous êtes sous loi.</text:span> <text:span text:style-name="T2">19</text:span> <text:span text:style-name="T1">visibles cependant est les travaux de la de chair, lesquels des quelconques est pornation, impureté, luxure,</text:span> <text:span text:style-name="T2">20</text:span> <text:span text:style-name="T1">idolâtrie, pharmacie, haines, discorde, zèles, fureurs, rivalités, dissensions, hérésies,</text:span> <text:span text:style-name="T2">21</text:span> <text:span text:style-name="T1">envies, ivresses, festins et les semblables à ces-ci, lesquels je prédis à vous, de haut en bas comme je prédis en ce que ceux les tels pratiquants royauté de Dieu non hériteront.</text:span> <text:span text:style-name="T2">22</text:span> <text:span text:style-name="T1">le cependant fruit de le de souffle est amour joie paix, distance de fureur utilité bonté bonté, croyance</text:span> <text:span text:style-name="T2">23</text:span> <text:span text:style-name="T1">douceur maîtrise intérieure· contre de les de tels non est loi.</text:span> <text:span text:style-name="T2">24</text:span> <text:span text:style-name="T1">ceux cependant de le de Christ [de Iésous] la chair crucifièrent avec à les à passions de souffrances et à les à désirs en fureurs.</text:span> <text:span text:style-name="T2">25</text:span> <text:span text:style-name="T1">Si nous vivons à souffle, à souffle aussi que nous avancions en ligne.</text:span> <text:span text:style-name="T2">26</text:span> <text:span text:style-name="T1">ne pas que nous nous devenions vides de gloires, les uns les autres se appelants devant, à les uns les autres enviants.</text:span> </text:p>
      <text:p text:style-name="P4">GALATES  6</text:p>
      <text:p text:style-name="Text_20_body"><text:span text:style-name="T2">1</text:span> <text:span text:style-name="T1">Frères, si le cas échéant aussi que soit pris à l'avance être humain en à un quelconque à chute à côté, vous les souffliques ajustez complètement le tel en à souffle de douceur, visant toi-même ne pas aussi toi que tu sois mis en tentation.</text:span> <text:span text:style-name="T2">2</text:span> <text:span text:style-name="T1">de Les uns les autres les poids mettez en charge et ainsi vous élèverez à plénitude le loi de le de Christ.</text:span> <text:span text:style-name="T2">3</text:span> <text:span text:style-name="T1">si car estime un quelconque être un quelconque ne pas un étant, appâte en émotion lui-même.</text:span> <text:span text:style-name="T2">4</text:span> <text:span text:style-name="T1">le cependant travail de lui-même éprouve chacun, et alors envers lui-même seulement le vantardise aura et non envers le autre-différent·</text:span> <text:span text:style-name="T2">5</text:span> <text:span text:style-name="T1">chacun car le en propre charge mettra en charge.</text:span> <text:span text:style-name="T2">6</text:span> <text:span text:style-name="T1">Communie cependant celui étant catéchisé le discours à celui à catéchisant en à tous à bons.</text:span> <text:span text:style-name="T2">7</text:span> <text:span text:style-name="T1">Ne pas soyez égarés, Dieu non est nargué. lequel car si le cas échéant que sème être humain, ce-ci aussi moissonnera·</text:span> <text:span text:style-name="T2">8</text:span> <text:span text:style-name="T1">en ce que celui semant envers la chair de lui-même hors de la de chair moissonnera corruption, celui cependant semant envers le souffle hors de le de souffle moissonnera vie éternelle.</text:span> <text:span text:style-name="T2">9</text:span> <text:span text:style-name="T1">le cependant beau faisants ne pas que nous négligions au-dedans, à moment car à en propre nous moissonnerons ne pas étants défaillis.</text:span> <text:span text:style-name="T2">10</text:span> <text:span text:style-name="T1">Par conséquent donc comme moment nous avons, que nous nous mettions au travail le bon vers tous, surtout cependant vers les membres de maisonnée de la de croyance.</text:span> <text:span text:style-name="T2">11</text:span> <text:span text:style-name="T1">Voyez à combien grands à vous à lettres je graphai à la à mienne à main.</text:span> <text:span text:style-name="T2">12</text:span> <text:span text:style-name="T1">Autant lesquels veulent faire bien de face en à chair, ceux-ci contraignent vous être circoncit, seulement afin que à le à croix de le de Christ de Iésous ne pas que soient poursuivi.</text:span> <text:span text:style-name="T2">13</text:span> <text:span text:style-name="T1">non cependant car ceux ayants étés circoncits eux loi gardiennent mais veulent vous être circoncit, afin que en à la à votre à chair que se vantent.</text:span> <text:span text:style-name="T2">14</text:span> <text:span text:style-name="T1">à Moi cependant ne pas que se devienne se vanter si ne pas en à le à croix de le de Maître de nous de Iésous de Christ, par de lequel à moi monde a été crucifié et moi à monde.</text:span> <text:span text:style-name="T2">15</text:span> <text:span text:style-name="T1">ni car circoncision un quelconque est ni prépuce mais nouvelle création.</text:span> <text:span text:style-name="T2">16</text:span> <text:span text:style-name="T1">et autant lesquels à le à règle à celui-ci avanceront en ligne, paix sur eux et miséricorde et sur le Israël de le de Dieu.</text:span> <text:span text:style-name="T2">17</text:span> <text:span text:style-name="T1">de Le de restant frappements à moi ne pas un fournisse· moi car les stigmates de le de Iésous en à le à corps de moi je mets en charge.</text:span> <text:span text:style-name="T2">18</text:span> <text:span text:style-name="T1">La grâce de le de Maître de nous de Iésous de Christ avec de le de souffle de vous, frères· amen.</text:span> </text:p>
      <text:h text:style-name="P2" text:outline-level="3">EPHESIENS</text:h>
      <text:p text:style-name="Text_20_body"/>
      <text:p text:style-name="P4"><text:soft-page-break/>EPHESIENS  1</text:p>
      <text:p text:style-name="Text_20_body"><text:span text:style-name="T2">1</text:span> <text:span text:style-name="T1">Paulus envoyé de Christ de Iésous par de volonté de Dieu à les à saints à ceux à étants [en à Éphèse] et à croyables en à Christ à Iésous,</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celui ayant élogié nous en à toute à éloge à soufflique en à les à sur cieux en à Christ,</text:span> <text:span text:style-name="T2">4</text:span> <text:span text:style-name="T1">de haut en bas comme se élut nous en à lui d'avant de fondation de monde être nous saints et sans reproches en face à face au devant de lui en à amour,</text:span> <text:span text:style-name="T2">5</text:span> <text:span text:style-name="T1">ayant prédéterminé nous envers adoption comme fils par de Iésous de Christ envers lui-même, selon la estimation en bien de le de volonté de lui,</text:span> <text:span text:style-name="T2">6</text:span> <text:span text:style-name="T1">envers surlouange de gloire de la de grâce de lui de laquelle gracia nous en à celui à ayant été aimé.</text:span> <text:span text:style-name="T2">7</text:span> <text:span text:style-name="T1">En à lequel nous avons la rançon intégrale par de le de sang de lui, la abandon de les de chutes à côté, selon le richesse de la de grâce de lui</text:span> <text:span text:style-name="T2">8</text:span> <text:span text:style-name="T1">de laquelle surabonda envers nous, en à toute à sagesse et à pensivité,</text:span> <text:span text:style-name="T2">9</text:span> <text:span text:style-name="T1">ayant fait connaître à nous le mystère de le de volonté de lui, selon la estimation en bien de lui laquelle se proposa en à lui</text:span> <text:span text:style-name="T2">10</text:span> <text:span text:style-name="T1">envers législation de maison de le de plénitude de les de moments, se entêter de bas en haut ces tous en à le à Christ, ces sur à les à cieux et ces sur de la de terre en à lui.</text:span> <text:span text:style-name="T2">11</text:span> <text:span text:style-name="T1">En à lequel aussi nous fûmes tiré au sort ayants étés prédéterminés selon proposition de celui ces tous de énergisant selon la dessein de le de volonté de lui</text:span> <text:span text:style-name="T2">12</text:span> <text:span text:style-name="T1">envers ce être nous envers surlouange de gloire de lui ceux ayants espérés d'avance en à le à Christ.</text:span> <text:span text:style-name="T2">13</text:span> <text:span text:style-name="T1">En à lequel aussi vous ayants écoutés le discours de la de vérité, le évangile de la de sauvetage de vous, en à lequel aussi ayants crus vous fûtes scellé à le à souffle de la de promesse à le à saint,</text:span> <text:span text:style-name="T2">14</text:span> <text:span text:style-name="T1">lequel est arrhe de la de héritage de nous, envers rançon intégrale de la de conservation, envers surlouange de la de gloire de lui.</text:span> <text:span text:style-name="T2">15</text:span> <text:span text:style-name="T1">Par le fait de ce-ci et moi ayant écouté la selon vous croyance en à le à Maître à Iésous et [la amour] la envers tous les saints,</text:span> <text:span text:style-name="T2">16</text:span> <text:span text:style-name="T1">non je me pause rendant grâce au-dessus de vous mémoration se faisant sur de les de prières de moi,</text:span> <text:span text:style-name="T2">17</text:span> <text:span text:style-name="T1">afin que le Dieu de le de Maître de nous de Iésous de Christ, le père de la de gloire, que donne à vous souffle de sagesse et de découverte en à reconnaissance de lui,</text:span> <text:span text:style-name="T2">18</text:span> <text:span text:style-name="T1">ayants étés illuminés les yeux de la de coeur [de vous] envers ce avoir su vous quelle est la espérance de la de appellation de lui, quel le richesse de la de gloire de la de héritage de lui en à les à saints,</text:span> <text:span text:style-name="T2">19</text:span> <text:span text:style-name="T1">et quel le hyperbolisant grandeur de la de puissance de lui envers nous ceux croyants selon la énergie de le de force de la de ténacité de lui.</text:span> <text:span text:style-name="T2">20</text:span> <text:span text:style-name="T1">Laquelle a énergisé en à le à Christ ayant éveillé lui hors de morts et ayant assis en à droite de lui en à les à sur cieux</text:span> <text:span text:style-name="T2">21</text:span> <text:span text:style-name="T1">au-dessus du haut de toute de origine et de autorité et de puissance et de maîtrise et de tout de nom de étant nommé, non seulement en à le à ère à celui-ci mais aussi en à celui à imminant·</text:span> <text:span text:style-name="T2">22</text:span> <text:span text:style-name="T1">et tous subordonna sous les pieds de lui et lui donna tête au-dessus tous à la à église,</text:span> <text:span text:style-name="T2">23</text:span> <text:span text:style-name="T1">laquelle une quelconque est le corps de lui, le plénitude de celui ces tous en à tous de se faisant plénitude.</text:span> </text:p>
      <text:p text:style-name="P4">EPHESIENS  2</text:p>
      <text:p text:style-name="Text_20_body"><text:span text:style-name="T2">1</text:span> <text:span text:style-name="T1">Et vous étants morts à les à chutes à côté et à les à fautes de vous,</text:span> <text:span text:style-name="T2">2</text:span> <text:span text:style-name="T1">en à lesquelles à un moment vous piétinâtes autour selon le ère de le de monde de celui-ci, selon le chef de la de autorité de le de air, de le de souffle de ce maintenant de énergisant en à les à fils de la de désobéissance·</text:span> <text:span text:style-name="T2">3</text:span> <text:span text:style-name="T1">en à lesquels aussi nous tous nous fûmes tourné de bas en haut à un moment en à les à désirs en fureurs de la de chair de nous faisants les volontés de la de chair et de les de capacités d’intelligences, et nous nous étions enfants à nature de colère comme aussi les restants·</text:span> <text:span text:style-name="T2">4</text:span> <text:span text:style-name="T1">le cependant Dieu riche étant en à miséricorde, par le fait de la nombreuse amour de lui laquelle aima nous,</text:span> <text:span text:style-name="T2">5</text:span> <text:span text:style-name="T1">aussi étants nous morts à les à chutes à côté vivifia avec à le à Christ, – à grâce vous êtes ayants étés sauvés –</text:span> <text:span text:style-name="T2">6</text:span> <text:span text:style-name="T1">et éveilla ensemble et fit asseoir ensemble en à les à sur cieux en à Christ à Iésous,</text:span> <text:span text:style-name="T2">7</text:span> <text:span text:style-name="T1">afin que que se montre dedans en à les à ères à ceux à se venants sur le hyperbolisant richesse de la de grâce de lui en à utilité bonté sur nous en à Christ à Iésous.</text:span> <text:span text:style-name="T2">8</text:span> <text:span text:style-name="T1">à La car à grâce vous êtes ayants étés sauvés par de croyance· aussi ce-ci non hors de vous, de Dieu le don·</text:span> <text:span text:style-name="T2">9</text:span> <text:span text:style-name="T1">non hors de travaux, afin que ne pas un quelconque que se vante.</text:span> <text:span text:style-name="T2">10</text:span> <text:span text:style-name="T1">de lui car nous sommes poème, ayants étés créés en à Christ à Iésous sur à travaux à bons à lesquels prépara d'avance le Dieu, afin que en à eux que nous piétinions autour.</text:span> <text:span text:style-name="T2">11</text:span> <text:span text:style-name="T1">C'est pourquoi mémorez en ce que à un moment vous les ethnies en à chair, ceux étants dits prépuce sous de la de étante dite de circoncision en à chair de faite de main,</text:span> <text:span text:style-name="T2">12</text:span> <text:span text:style-name="T1">en ce que vous étiez à le à moment à celui-là séparément de Christ, ayants étés aliénés de la de citoyenneté de le de Israël et étrangers de les de dispositions de la de promesse, espérance ne pas ayants et sans dieux en à le à monde.</text:span> <text:span text:style-name="T2">13</text:span> <text:span text:style-name="T1">maintenant cependant en à Christ à Iésous vous lesquels à un moment étants longuement vous fûtes devenu proche en à le à sang de le de Christ.</text:span> <text:span text:style-name="T2">14</text:span> <text:span text:style-name="T1">Lui car est la paix de nous, celui ayant fait ces tous deux un et le mur mitoyen de le de clôture ayant délié, la haine en à la à chair de lui,</text:span> <text:span text:style-name="T2">15</text:span> <text:span text:style-name="T1">le loi de les de commandements en à dogmes ayant rendu complètement sans travail, afin que les deux que crée en à lui-même envers un nouveau être humain faisant paix</text:span> <text:span text:style-name="T2">16</text:span> <text:span text:style-name="T1">et que réconcilie complètement les tous deux en à un à corps à le à Dieu par de le de croix, ayant tué catégoriquement la haine en à lui.</text:span> <text:span text:style-name="T2">17</text:span> <text:span text:style-name="T1">et ayant venu se évangélisa paix à vous à ceux longuement et paix à ceux proche·</text:span> <text:span text:style-name="T2">18</text:span> <text:span text:style-name="T1">en ce que par de lui nous avons la conduite auprès ceux tous deux en à un à souffle vers le père.</text:span> <text:span text:style-name="T2">19</text:span> <text:span text:style-name="T1">Par conséquent donc non plus vous êtes étrangers et maisonnants à côté mais vous êtes co-citoyens de les de saints et membres de maisonnée de le de Dieu,</text:span> <text:span text:style-name="T2">20</text:span> <text:span text:style-name="T1">ayants étés édifiés en maison au-dessus sur à le à fondement de les de envoyés et de prophètes, de étant de extrémité de l’angle de lui-même de Christ de Iésous,</text:span> <text:span text:style-name="T2">21</text:span> <text:span text:style-name="T1">en à lequel toute édification en maison étante jointe ensemble croît envers temple saint en à Maître,</text:span> <text:span text:style-name="T2">22</text:span> <text:span text:style-name="T1">en à lequel aussi vous vous êtes édifiés en maison ensemble envers lieu d'habitat établi de le de Dieu en à souffle.</text:span> </text:p>
      <text:p text:style-name="P4">EPHESIENS  3</text:p>
      <text:p text:style-name="Text_20_body"><text:span text:style-name="T2">1</text:span> <text:span text:style-name="T1">de Ce-ci en grâce de moi Paulus le lié de le de Christ [de Iésous] au-dessus de vous de les de ethnies</text:span> <text:span text:style-name="T2">2</text:span> – <text:span text:style-name="T1">si du moins vous écoutâtes la législation de maison de la de grâce de le de Dieu de celle de ayante étée donnée à moi envers vous,</text:span> <text:span text:style-name="T2">3</text:span> <text:span text:style-name="T1">[en ce que] selon découverte fut fait connaître à moi le mystère, de haut en bas comme je graphai d'avance en à peu,</text:span> <text:span text:style-name="T2">4</text:span> <text:span text:style-name="T1">vers lequel vous vous pouvez prenants connaissance intelliger la compréhension de moi en à le à mystère de le de Christ,</text:span> <text:span text:style-name="T2">5</text:span> <text:span text:style-name="T1">lequel à autres-différentes à générations non fut fait connaître à les à fils de les de êtres humains comme maintenant fut découvert à les à saints à envoyés de lui et à prophètes en à souffle,</text:span> <text:span text:style-name="T2">6</text:span> <text:span text:style-name="T1">être les ethnies cohéritiers et de corps communs et co-participants de la de promesse en à Christ à Iésous par de le de évangile,</text:span> <text:span text:style-name="T2">7</text:span> <text:span text:style-name="T1">de lequel je fus devenu serviteur selon la gratification de la de grâce de le de Dieu de celle de ayante étée donnée à moi selon la énergie de la de puissance de lui.</text:span> <text:span text:style-name="T2">8</text:span> <text:span text:style-name="T1">à Moi à le à plus moindre de tous de saints fut donné la grâce celle-ci, à les à ethnies se évangéliser le intraçable richesse de le de Christ</text:span> <text:span text:style-name="T2">9</text:span> <text:span text:style-name="T1">et illuminer [tous] quelle la législation de maison de le de mystère de ce de ayant été caché loin au loin de les de ères en à le à Dieu à celui ces tous à ayant créé,</text:span> <text:span text:style-name="T2">10</text:span> <text:span text:style-name="T1">afin que que soit fait connaître maintenant à les à origines et à les à autorités en à les à sur cieux par de la de église la très varié sagesse de le de Dieu,</text:span> <text:span text:style-name="T2">11</text:span> <text:span text:style-name="T1">selon proposition de les de ères laquelle fit en à le à Christ à Iésous à le à Maître de nous,</text:span> <text:span text:style-name="T2">12</text:span> <text:span text:style-name="T1">en à lequel nous avons la oralité franche et conduite auprès en à confiance par de la de croyance de lui.</text:span> <text:span text:style-name="T2">13</text:span> <text:span text:style-name="T1">c'est pourquoi je me demande ne pas négliger au-dedans en à les à oppressions de moi au-dessus de vous, laquelle une quelconque est gloire de vous.</text:span> <text:span text:style-name="T2">14</text:span> <text:span text:style-name="T1">de Ce-ci en grâce de je fléchis les genoux de moi vers le père,</text:span> <text:span text:style-name="T2">15</text:span> <text:span text:style-name="T1">hors de lequel toute lignée de patriarche en à cieux et sur de terre est nommé,</text:span> <text:span text:style-name="T2">16</text:span> <text:span text:style-name="T1">afin que que donne à vous selon le richesse de la de gloire de lui à puissance être fortifié par de le de souffle de lui envers le dedans être humain,</text:span> <text:span text:style-name="T2">17</text:span> <text:span text:style-name="T1">établir maison d'habitation le Christ par de la de croyance en à les à coeurs de vous, en à amour ayants étés racinés et ayants étés fondés,</text:span> <text:span text:style-name="T2">18</text:span> <text:span text:style-name="T1">afin que que vous ayez la ténacité à l'excès se prendre de haut en bas avec à tous à les à saints quel le largeur et longueur et hauteur et profondeur,</text:span> <text:span text:style-name="T2">19</text:span> <text:span text:style-name="T1">connaître en outre la hyperbolisante de la de connaissance amour de le de Christ, afin que que vous soyez fait plénitude envers tout le plénitude de le de Dieu.</text:span> <text:span text:style-name="T2">20</text:span> <text:span text:style-name="T1">à Celui cependant à se pouvant au-dessus tous faire superabondamment de lesquels nous nous demandons ou nous intelligeons selon la puissance celle se énergisante en à nous,</text:span> <text:span text:style-name="T2">21</text:span> <text:span text:style-name="T1">à lui la gloire en à la à église et en à Christ à Iésous envers toutes les générations de le de ère de les de ères, amen.</text:span> </text:p>
      <text:p text:style-name="P4">EPHESIENS  4</text:p>
      <text:p text:style-name="Text_20_body"><text:span text:style-name="T2">1</text:span> <text:span text:style-name="T1">J'appelle à côté donc vous moi le lié en à Maître dignement piétiner autour de la de appellation de laquelle vous fûtes appelé,</text:span> <text:span text:style-name="T2">2</text:span> <text:span text:style-name="T1">avec de toute de basse émotion et de douceur, avec de distance de fureur, se assumants de les uns les autres en à amour,</text:span> <text:span text:style-name="T2">3</text:span> <text:span text:style-name="T1">étants en hâte garder la unité de le de souffle en à le à lien commun de la de paix·</text:span> <text:span text:style-name="T2">4</text:span> <text:span text:style-name="T1">Un corps et un souffle, de haut en bas comme aussi vous fûtes appelé en à une à espérance de la de appellation de vous·</text:span> <text:span text:style-name="T2">5</text:span> <text:span text:style-name="T1">un Maître, une croyance, un baptême,</text:span> <text:span text:style-name="T2">6</text:span> <text:span text:style-name="T1">un Dieu et père de tous, celui sur de tous et par de tous et en à tous.</text:span> <text:span text:style-name="T2">7</text:span> <text:span text:style-name="T1">à Un cependant à chacun de nous fut donné la grâce selon le mesure de la de gratification de le de Christ.</text:span> <text:span text:style-name="T2">8</text:span> <text:span text:style-name="T1">c'est pourquoi dit· ayant monté envers hauteur captiva captivité, donna dons à les à êtres humains.</text:span> <text:span text:style-name="T2">9</text:span> <text:span text:style-name="T1">ce cependant monta quel est, si ne pas en ce que aussi descendit envers les plus vers les bas [parts] de la de terre;</text:span> <text:span text:style-name="T2">10</text:span> <text:span text:style-name="T1">celui ayant descendu lui-même est aussi celui ayant monté au-dessus du haut de tous de les de cieux, afin que que fasse plénitude ces tous.</text:span> <text:span text:style-name="T2">11</text:span> <text:span text:style-name="T1">Et lui donna les certes envoyés, les cependant prophètes, les cependant évangélistes, les cependant bergers et enseignants,</text:span> <text:span text:style-name="T2">12</text:span> <text:span text:style-name="T1">vers le ajustement de haut en bas de les de saints envers travail de service, envers édification en maison de le de corps de le de Christ,</text:span> <text:span text:style-name="T2">13</text:span> <text:span text:style-name="T1">jusqu'à que nous atteignions à l'encontre ceux tous envers la unité de la de croyance et de la de reconnaissance de le de fils de le de Dieu, envers homme parfait, envers mesure de âge de le de plénitude de le de Christ,</text:span> <text:span text:style-name="T2">14</text:span> <text:span text:style-name="T1">afin que ne pas plus que nous soyons infantiles, se vaguants et étants portés autour à tout à vent de la de enseignement en à la à partie de dé de les de êtres humains, en à aptitude à tout faire vers la trans-cheminement de la de égarement,</text:span> <text:span text:style-name="T2">15</text:span> <text:span text:style-name="T1">étants vrai cependant en à amour que nous croissions envers lui ces tous, lequel est la tête, Christ,</text:span> <text:span text:style-name="T2">16</text:span> <text:span text:style-name="T1">hors de lequel tout le corps étant joint ensemble et étant concilié par de toute de jointure de la de fourniture selon énergie en à mesure de un de chacun de part la croissance de le de corps se fait envers édification en maison de lui-même en à amour.</text:span> <text:span text:style-name="T2">17</text:span> <text:span text:style-name="T1">Ce-ci donc je dis et je me rends témoignage en à Maître, ne pas plus vous piétiner autour, de haut en bas comme aussi les ethnies piétine autour en à vanité de le de intellect de eux,</text:span> <text:span text:style-name="T2">18</text:span> <text:span text:style-name="T1">ayants étés enténébrés à la à capacité d’intelligence étants, ayants étés aliénés de la de vie de le de Dieu par le fait de la méconnaissance celle étante en à eux, par le fait de la callosité de la de coeur de eux,</text:span> <text:span text:style-name="T2">19</text:span> <text:span text:style-name="T1">lesquels des quelconques ayants anesthésiés eux-mêmes transmirent à la à luxure envers travaillance de impureté de toute en à cupidité.</text:span> <text:span text:style-name="T2">20</text:span> <text:span text:style-name="T1">Vous cependant non ainsi vous apprîtes le Christ,</text:span> <text:span text:style-name="T2">21</text:span> <text:span text:style-name="T1">si du moins lui vous écoutâtes et en à lui vous fûtes enseigné, de haut en bas comme est vérité en à le à Iésous,</text:span> <text:span text:style-name="T2">22</text:span> <text:span text:style-name="T1">se déposer vous selon la plus avant retournement de bas en haut le vieil être humain celui étant corrompu selon les désirs en fureurs de la de appât,</text:span> <text:span text:style-name="T2">23</text:span> <text:span text:style-name="T1">être renouvelé cependant à le à souffle de le de intellect de vous</text:span> <text:span text:style-name="T2">24</text:span> <text:span text:style-name="T1">et se envêtir le nouveau être humain celui selon Dieu ayant été créé en à justice et à piété sacré de la de vérité.</text:span> <text:span text:style-name="T2">25</text:span> <text:span text:style-name="T1">C'est pourquoi se ayants déposés le mensonge bavardez vérité chacun avec de le prochain de lui, en ce que nous sommes de les uns les autres membres.</text:span> <text:span text:style-name="T2">26</text:span> <text:span text:style-name="T1">soyez mis en colère et ne pas fautez· le soleil ne pas surplonge sur [à le] à mise en colère côte à côte de vous,</text:span> <text:span text:style-name="T2">27</text:span> <text:span text:style-name="T1">ni cependant donnez lieu à le à diable.</text:span> <text:span text:style-name="T2">28</text:span> <text:span text:style-name="T1">celui volant ne pas plus vole, davantage cependant peine se mettant au travail à les [à en propres] à mains le bon, afin que que ait donner avec au-delà à celui besoin à ayant.</text:span> <text:span text:style-name="T2">29</text:span> <text:span text:style-name="T1">tout discours pourri hors de le de bouche de vous ne pas se aille au dehors, mais si un quelconque bon vers édification en maison de la de besoin, afin que que donne grâce à ceux à écoutants.</text:span> <text:span text:style-name="T2">30</text:span> <text:span text:style-name="T1">et ne pas attristez le souffle le saint de le de Dieu, en à lequel vous fûtes scellé envers journée de rançon intégrale.</text:span> <text:span text:style-name="T2">31</text:span> <text:span text:style-name="T1">toute amertume et fureur et colère et cri et blasphémie soit levé au loin de vous avec à toute à malice.</text:span> <text:span text:style-name="T2">32</text:span> <text:span text:style-name="T1">que vous vous devenez [cependant] envers les uns les autres utiles bons, biens d'entrailles, se faisants grâce à eux-mêmes, de haut en bas comme aussi le Dieu en à Christ se fit grâce à vous.</text:span> </text:p>
      <text:p text:style-name="P4">EPHESIENS  5</text:p>
      <text:p text:style-name="Text_20_body"><text:span text:style-name="T2">1</text:span> <text:span text:style-name="T1">Que vous vous devenez donc mimes de le de Dieu comme enfants aimés</text:span> <text:span text:style-name="T2">2</text:span> <text:span text:style-name="T1">et piétinez autour en à amour, de haut en bas comme aussi le Christ aima nous et transmit lui-même au-dessus de nous offrande et sacrifice à le à Dieu envers odeur de odeur de bien.</text:span> <text:span text:style-name="T2">3</text:span> <text:span text:style-name="T1">Pornation cependant et impureté toute ou cupidité ni cependant soit nommé en à vous, de haut en bas comme est remarquable à saints,</text:span> <text:span text:style-name="T2">4</text:span> <text:span text:style-name="T1">et obscénité et folle discussion ou plaisanterie, lesquels non surgissait de bas en haut, mais davantage action de grâce.</text:span> <text:span text:style-name="T2">5</text:span> <text:span text:style-name="T1">ce-ci car ayez sus connaissants, en ce que tout porno ou impur ou cupide, lequel est idolâtre, non a héritage en à la à royauté de le de Christ et de Dieu.</text:span> <text:span text:style-name="T2">6</text:span> <text:span text:style-name="T1">Ne pas un vous appâte à vides à discours· par le fait de ces-ci car se vient la colère de le de Dieu sur les fils de la de désobéissance.</text:span> <text:span text:style-name="T2">7</text:span> <text:span text:style-name="T1">ne pas donc que vous vous devenez co-participants de eux·</text:span> <text:span text:style-name="T2">8</text:span> <text:span text:style-name="T1">vous étiez car à un moment ténèbre, maintenant cependant lumière en à Maître· comme enfants de lumière piétinez autour</text:span> <text:span text:style-name="T2">9</text:span> – <text:span text:style-name="T1">le car fruit de le de lumière en à toute à bonté et à justice et à vérité –</text:span> <text:span text:style-name="T2">10</text:span> <text:span text:style-name="T1">éprouvants quel est bien agréable à le à Maître,</text:span> <text:span text:style-name="T2">11</text:span> <text:span text:style-name="T1">et ne pas communiez avec à les à travaux à les à sans fruits de le de ténèbre, davantage cependant aussi réfutez.</text:span> <text:span text:style-name="T2">12</text:span> <text:span text:style-name="T1">ces car secrètement se devenants sous de eux honteux est aussi dire,</text:span> <text:span text:style-name="T2">13</text:span> <text:span text:style-name="T1">ces cependant tous étants réfutés sous de le de lumière est rendu visible,</text:span> <text:span text:style-name="T2">14</text:span> <text:span text:style-name="T1">tout car ce étant rendu visible lumière est. c'est pourquoi dit· éveille, celui dormant de haut en bas, et redresse hors de les de morts, et luira sur à toi le Christ.</text:span> <text:span text:style-name="T2">15</text:span> <text:span text:style-name="T1">Regardez donc exactement comment? vous piétinez autour ne pas comme sans sagesses mais comme sages,</text:span> <text:span text:style-name="T2">16</text:span> <text:span text:style-name="T1">se achetants dehors aux agoras le moment, en ce que les journées méchantes sont.</text:span> <text:span text:style-name="T2">17</text:span> <text:span text:style-name="T1">par le fait de ce-ci ne pas que vous vous devenez insensés, mais comprenez quel le volonté de le de Maître.</text:span> <text:span text:style-name="T2">18</text:span> <text:span text:style-name="T1">et ne pas soyez enivrés à vin, en à lequel est dissolution, mais soyez faits plénitude en à souffle,</text:span> <text:span text:style-name="T2">19</text:span> <text:span text:style-name="T1">bavardants à eux-mêmes [en] à psaumes et à hymnes et à odes à souffliques, chantants et psalmodiants à la à coeur de vous à le à Maître,</text:span> <text:span text:style-name="T2">20</text:span> <text:span text:style-name="T1">rendants grâce en tout moment au-dessus de tous en à nom de le de Maître de nous de Iésous de Christ à le à Dieu aussi à père.</text:span> <text:span text:style-name="T2">21</text:span> <text:span text:style-name="T1">Étants subordonnés à les uns les autres en à effroi de Christ,</text:span> <text:span text:style-name="T2">22</text:span> <text:span text:style-name="T1">les femmes à les à en propres à hommes comme à le à Maître,</text:span> <text:span text:style-name="T2">23</text:span> <text:span text:style-name="T1">en ce que homme est tête de la de femme comme aussi le Christ tête de la de église, lui sauveur de le de corps·</text:span> <text:span text:style-name="T2">24</text:span> <text:span text:style-name="T1">mais comme la église est subordonné à le à Christ, ainsi aussi les femmes à les à hommes en à tout.</text:span> <text:span text:style-name="T2">25</text:span> <text:span text:style-name="T1">Les hommes, aimez les femmes, de haut en bas comme aussi le Christ aima la église et lui-même transmit au-dessus de elle,</text:span> <text:span text:style-name="T2">26</text:span> <text:span text:style-name="T1">afin que elle que sanctifie ayant purifié à le à bain de le de eau en à oral,</text:span> <text:span text:style-name="T2">27</text:span> <text:span text:style-name="T1">afin que que dresse à côté lui à lui-même glorieuse la église, ne pas ayante tache ou ride ou un quelconque de les de tels, mais afin que que soit sainte et sans reproche.</text:span> <text:span text:style-name="T2">28</text:span> <text:span text:style-name="T1">ainsi doivent [aussi] les hommes aimer les de eux-mêmes femmes comme les de eux-mêmes corps. celui aimant la de lui-même femme lui-même aime.</text:span> <text:span text:style-name="T2">29</text:span> <text:span text:style-name="T1">Aucun car à un moment la de lui-même chair haït mais nourrit à l'excès et échauffe elle, de haut en bas comme aussi le Christ la église,</text:span> <text:span text:style-name="T2">30</text:span> <text:span text:style-name="T1">en ce que membres nous sommes de le de corps de lui.</text:span> <text:span text:style-name="T2">31</text:span> <text:span text:style-name="T1">contre de ce-ci laissera en contrebas être humain [le] père et [la] mère et sera accolé vers la femme de lui, et se seront les deux envers chair une.</text:span> <text:span text:style-name="T2">32</text:span> <text:span text:style-name="T1">le mystère ce-ci grand est· moi cependant je dis envers Christ et envers la église.</text:span> <text:span text:style-name="T2">33</text:span> <text:span text:style-name="T1">toutefois aussi vous ceux selon un, chacun la de lui-même femme ainsi aime comme lui-même, la cependant femme afin que que se effraie le homme.</text:span> </text:p>
      <text:p text:style-name="P4">EPHESIENS  6</text:p>
      <text:p text:style-name="Text_20_body"><text:span text:style-name="T2">1</text:span> <text:span text:style-name="T1">Les enfants, écoutez en soumission à les à parents de vous [en à Maître]· ce-ci car est juste.</text:span> <text:span text:style-name="T2">2</text:span> <text:span text:style-name="T1">valorise le père de toi et la mère, laquelle une quelconque est commandement première en à promesse,</text:span> <text:span text:style-name="T2">3</text:span> <text:span text:style-name="T1">afin que bien à toi que se devienne et tu te seras longtemps sur de la de terre.</text:span> <text:span text:style-name="T2">4</text:span> <text:span text:style-name="T1">Et les pères, ne pas mettez en colère côte à côte les enfants de vous mais nourrissez à l'excès eux en à éducation et à admonition de Maître.</text:span> <text:span text:style-name="T2">5</text:span> <text:span text:style-name="T1">Les mâles esclaves, écoutez en soumission à les selon chair à Maîtres avec de effroi et de tremblement en à simplicité de la de coeur de vous comme à le à Christ,</text:span> <text:span text:style-name="T2">6</text:span> <text:span text:style-name="T1">ne pas selon servitude de l'oeil comme plaisants aux humains mais comme mâles esclaves de Christ faisants le volonté de le de Dieu hors de âme,</text:span> <text:span text:style-name="T2">7</text:span> <text:span text:style-name="T1">avec de bienveillance étants esclaves comme à le à Maître et non à êtres humains,</text:span> <text:span text:style-name="T2">8</text:span> <text:span text:style-name="T1">ayants sus en ce que chacun si le cas échéant un quelconque que fasse bon, ce-ci se prendra soigneusement à côté de Maître soit mâle esclave soit libre.</text:span> <text:span text:style-name="T2">9</text:span> <text:span text:style-name="T1">Et les Maîtres, les mêmes faites vers eux, rompants la menace, ayants sus en ce que et de eux et de vous le Maître est en à cieux et réception de face non est à côté à lui.</text:span> <text:span text:style-name="T2">10</text:span> <text:span text:style-name="T1">de Le de restant, soyez fortifiés dans en à Maître et en à le à force de la de ténacité de lui.</text:span> <text:span text:style-name="T2">11</text:span> <text:span text:style-name="T1">que vous vous envêtez la panoplie de le de Dieu vers ce se pouvoir vous dresser vers les trans-cheminements de le de diable·</text:span> <text:span text:style-name="T2">12</text:span> <text:span text:style-name="T1">en ce que non est à nous la lutte vers sang et chair mais vers les origines, vers les autorités, vers les puissants du monde de le de ténèbre de ce-ci, vers les souffliques de la de méchanceté en à les à sur cieux.</text:span> <text:span text:style-name="T2">13</text:span> <text:span text:style-name="T1">par le fait de ce-ci prenez de bas en haut la panoplie de le de Dieu, afin que que vous soyez pu dresser contre en à la à journée à la à méchante et en totalités se ayants mis au travail complètement dresser.</text:span> <text:span text:style-name="T2">14</text:span> <text:span text:style-name="T1">dressez donc se ayants ceints autour la flanc de vous en à vérité et se ayants envêtus le thorax de la de justice</text:span> <text:span text:style-name="T2">15</text:span> <text:span text:style-name="T1">et se ayants liés en dessous les pieds en à préparation de le de évangile de la de paix,</text:span> <text:span text:style-name="T2">16</text:span> <text:span text:style-name="T1">en à tous ayants pris de bas en haut le bouclier de la de croyance, en à lequel vous vous pourrez tous les flèches de le de méchant [les] ayants étés brûlés au feu éteindre·</text:span> <text:span text:style-name="T2">17</text:span> <text:span text:style-name="T1">et la casque de le de salutaire que vous vous acceptez et la machette de le de souffle, lequel est oral de Dieu.</text:span> <text:span text:style-name="T2">18</text:span> <text:span text:style-name="T1">Par de toute de prière et de supplication se priants en à tout à moment en à souffle, et envers même étants sans sommeil en à toute à endurance auprès et à supplication autour de tous de les de saints</text:span> <text:span text:style-name="T2">19</text:span> <text:span text:style-name="T1">et au-dessus de moi, afin que à moi que soit donné discours en à ouverture de le de bouche de moi, en à oralité franche faire connaître le mystère de le de évangile,</text:span> <text:span text:style-name="T2">20</text:span> <text:span text:style-name="T1">au-dessus de lequel je suis ancien en à chaîne, afin que en à lui que je m'oralise franchement comme attache de lien moi bavarder.</text:span> <text:span text:style-name="T2">21</text:span> <text:span text:style-name="T1">Afin que cependant que vous ayez su aussi vous ces selon moi, quel je pratique, tous fera connaître à vous Tuchikos le aimé frère et croyable serviteur en à Maître,</text:span> <text:span text:style-name="T2">22</text:span> <text:span text:style-name="T1">lequel je mandai vers vous envers même ce-ci, afin que que vous connaissiez ces autour de nous et que appelle à côté les coeurs de vous.</text:span> <text:span text:style-name="T2">23</text:span> <text:span text:style-name="T1">Paix à les à frères et amour avec de croyance au loin de Dieu de père et de Maître de Iésous de Christ.</text:span> <text:span text:style-name="T2">24</text:span> <text:span text:style-name="T1">la grâce avec de tous de ceux de aimants le Maître de nous Iésous Christ en à incorruptibilité.</text:span> </text:p>
      <text:h text:style-name="P2" text:outline-level="3">PHILIPPIENS</text:h>
      <text:p text:style-name="Text_20_body"/>
      <text:p text:style-name="P4">PHILIPPIENS  1</text:p>
      <text:p text:style-name="Text_20_body"><text:span text:style-name="T2">1</text:span> <text:span text:style-name="T1">Paulus et Timotheos mâles esclaves de Christ de Iésous à tous à les à saints en à Christ à Iésous à ceux à étants en à Philippes avec à superviseurs et à serviteurs,</text:span> <text:span text:style-name="T2">2</text:span> <text:span text:style-name="T1">grâce à vous et paix au loin de Dieu de père de nous et de Maître de Iésous de Christ.</text:span> <text:span text:style-name="T2">3</text:span> <text:span text:style-name="T1">Je rends grâce à le à Dieu de moi sur à toute à la à mémoration de vous</text:span> <text:span text:style-name="T2">4</text:span> <text:span text:style-name="T1">en tout moment en à toute à supplication de moi au-dessus de tous de vous, avec de joie la supplication se faisant,</text:span> <text:span text:style-name="T2">5</text:span> <text:span text:style-name="T1">sur à la à communion de vous envers le évangile au loin de la de première de journée jusqu'à l'extrémité de celui maintenant,</text:span> <text:span text:style-name="T2">6</text:span> <text:span text:style-name="T1">ayant persuadé même ce-ci, en ce que celui se ayant originé dedans en à vous travail bon achèvera au-dessus jusqu'à l'extrémité de journée de Christ de Iésous·</text:span> <text:span text:style-name="T2">7</text:span> <text:span text:style-name="T1">De haut en bas comme est juste à moi ce-ci penser au-dessus de tous de vous par le fait de ce avoir moi en à la à coeur vous, en en outre à les à liens de moi et en à la à apologie et à confirmation de le de évangile communiants avec de moi de la de grâce tous vous étants.</text:span> <text:span text:style-name="T2">8</text:span> <text:span text:style-name="T1">témoin car de moi le Dieu comme je désire au-dessus tous vous en à entrailles de Christ de Iésous.</text:span> <text:span text:style-name="T2">9</text:span> <text:span text:style-name="T1">Et ce-ci je me prie, afin que la amour de vous encore davantage et davantage que surabonde en à reconnaissance et à toute à perception</text:span> <text:span text:style-name="T2">10</text:span> <text:span text:style-name="T1">envers ce éprouver vous ces différants, afin que que vous soyez sincères et irréprochables envers journée de Christ,</text:span> <text:span text:style-name="T2">11</text:span> <text:span text:style-name="T1">ayants étés faits plénitude fruit de justice celui par de Iésous de Christ envers gloire et surlouange de Dieu.</text:span> <text:span text:style-name="T2">12</text:span> <text:span text:style-name="T1">Connaître cependant vous je m'ai dessein, frères, en ce que ces selon moi davantage envers progression de le de évangile a venu,</text:span> <text:span text:style-name="T2">13</text:span> <text:span text:style-name="T1">de sorte que les liens de moi visibles en à Christ se devenir en à tout entier à le à prétoire et à les à restants à tous,</text:span> <text:span text:style-name="T2">14</text:span> <text:span text:style-name="T1">et les plus nombreusement de les de frères en à Maître ayants persuadés à les à liens de moi plus surabondamment oser sans effrayement le discours bavarder.</text:span> <text:span text:style-name="T2">15</text:span> <text:span text:style-name="T1">des quelconques certes aussi par le fait de envie et discorde, des quelconques cependant aussi par le fait de estimation en bien le Christ annoncent·</text:span> <text:span text:style-name="T2">16</text:span> <text:span text:style-name="T1">ceux certes hors de amour, ayants sus en ce que envers apologie de le de évangile je me couche,</text:span> <text:span text:style-name="T2">17</text:span> <text:span text:style-name="T1">ceux cependant hors de rivalité le Christ annoncent de haut en bas, non consacrement, se imaginants oppression éveiller à les à liens de moi.</text:span> <text:span text:style-name="T2">18</text:span> <text:span text:style-name="T1">Quel car; toutefois en ce que à tout à manière, soit à apparence en avant soit à vérité, Christ est annoncé de haut en bas, et en à ce-ci je suis de joie. Mais aussi je serai été de joie,</text:span> <text:span text:style-name="T2">19</text:span> <text:span text:style-name="T1">j'ai su car en ce que ce-ci à moi se débarquera envers sauvetage par de la de vous de supplication et de fourniture de le de souffle de Iésous de Christ</text:span> <text:span text:style-name="T2">20</text:span> <text:span text:style-name="T1">selon la attente sérieuse et espérance de moi, en ce que en à aucun je serai eu honte mais en à toute à oralité franche comme en tout moment aussi maintenant sera magnifié Christ en à le à corps de moi, soit par de vie soit par de trépas.</text:span> <text:span text:style-name="T2">21</text:span> <text:span text:style-name="T1">à Moi car ce vivre Christ et ce mourir loin gain.</text:span> <text:span text:style-name="T2">22</text:span> <text:span text:style-name="T1">si cependant ce vivre en à chair, ce-ci à moi fruit de travail, et quel je me ferai hérésie non je fais connaître.</text:span> <text:span text:style-name="T2">23</text:span> <text:span text:style-name="T1">je suis tenu ensemble cependant hors de les de deux, la désir en fureur ayant envers ce détacher de bas en haut et avec à Christ être, à nombreux [car] davantage meilleurement·</text:span> <text:span text:style-name="T2">24</text:span> <text:span text:style-name="T1">ce cependant rester sur [en] à la à chair plus nécessaire par le fait de vous.</text:span> <text:span text:style-name="T2">25</text:span> <text:span text:style-name="T1">et ce-ci ayant persuadé j'ai su en ce que je resterai et je resterai à côté à tous à vous envers la de vous progression et joie de la de croyance,</text:span> <text:span text:style-name="T2">26</text:span> <text:span text:style-name="T1">afin que le vantardise de vous que surabonde en à Christ à Iésous en à moi par de la de mienne de présence de nouveau vers vous.</text:span> <text:span text:style-name="T2">27</text:span> <text:span text:style-name="T1">Seulement dignement de le de évangile de le de Christ que vous vous soyez citoyen, afin que soit ayant venu et ayant vu vous soit étant au loin que j'écoute ces autour de vous, en ce que vous tenez debout en à un à souffle, à une à âme luttants en athlète avec à la à croyance de le de évangile</text:span> <text:span text:style-name="T2">28</text:span> <text:span text:style-name="T1">et ne pas étants épouvantés en à ne pas un sous de ceux de se couchants contre, laquelle une quelconque est à eux indication de déperdition, de vous cependant de sauvetage, et ce-ci au loin de Dieu·</text:span> <text:span text:style-name="T2">29</text:span> <text:span text:style-name="T1">en ce que à vous fut fait grâce ce au-dessus de Christ, non seulement ce envers lui croire mais aussi ce au-dessus de lui souffrir,</text:span> <text:span text:style-name="T2">30</text:span> <text:span text:style-name="T1">le même combat ayants, tel que vous vîtes en à moi et maintenant vous écoutez en à moi.</text:span> </text:p>
      <text:p text:style-name="P4">PHILIPPIENS  2</text:p>
      <text:p text:style-name="Text_20_body"><text:span text:style-name="T2">1</text:span> <text:span text:style-name="T1">Si une quelconque donc appel à côté en à Christ, si un quelconque réconfort de amour, si une quelconque communion de souffle, si un quelconque entrailles et compassions,</text:span> <text:span text:style-name="T2">2</text:span> <text:span text:style-name="T1">faites plénitude de moi la joie afin que le même que vous pensiez, la même amour ayants, communs d'âmes, le un pensants,</text:span> <text:span text:style-name="T2">3</text:span> <text:span text:style-name="T1">ne pas un selon rivalité ni cependant selon vide gloire mais à la à basse émotion les uns les autres se gouvernants tenants au-dessus de eux-mêmes,</text:span> <text:span text:style-name="T2">4</text:span> <text:span text:style-name="T1">ne pas ces de eux-mêmes chacun visants mais [aussi] ces de autres-différents chacuns.</text:span> <text:span text:style-name="T2">5</text:span> <text:span text:style-name="T1">Ce-ci pensez en à vous lequel aussi en à Christ à Iésous,</text:span> <text:span text:style-name="T2">6</text:span> <text:span text:style-name="T1">lequel en à forme de Dieu subsistant non rapinage se gouverna ce être égaux à Dieu,</text:span> <text:span text:style-name="T2">7</text:span> <text:span text:style-name="T1">mais lui-même vida forme de mâle esclave ayant pris, en à similitude de êtres humains se ayant devenu· et à schéma ayant été trouvé comme être humain</text:span> <text:span text:style-name="T2">8</text:span> <text:span text:style-name="T1">baissa lui-même se ayant devenu écoutant en soumission jusqu'à de trépas, de trépas cependant de croix.</text:span> <text:span text:style-name="T2">9</text:span> <text:span text:style-name="T1">c'est pourquoi aussi le Dieu lui haussa au-dessus et se fit grâce à lui le nom ce au-dessus tout nom,</text:span> <text:span text:style-name="T2">10</text:span> <text:span text:style-name="T1">afin que en à le à nom de Iésous tout genou que fléchisse de sur cieux et de sur terres et de souterrains de haut en bas</text:span> <text:span text:style-name="T2">11</text:span> <text:span text:style-name="T1">et toute langue que se avoue à l'excès en ce que Maître Iésous Christ envers gloire de Dieu de père.</text:span> <text:span text:style-name="T2">12</text:span> <text:span text:style-name="T1">De sorte que, aimés de moi, de haut en bas comme en tout moment vous écoutâtes en soumission, ne pas comme en à la à présence de moi seulement mais maintenant à nombreux davantage en à la à absence de moi, avec de effroi et de tremblement la de vous-mêmes sauvetage que vous vous mettez au travail complètement·</text:span> <text:span text:style-name="T2">13</text:span> <text:span text:style-name="T1">Dieu car est celui énergisant en à vous et ce vouloir et ce énergiser au-dessus de la de estimation en bien.</text:span> <text:span text:style-name="T2">14</text:span> <text:span text:style-name="T1">Tous faites séparément de murmures et de calculs au-travers,</text:span> <text:span text:style-name="T2">15</text:span> <text:span text:style-name="T1">afin que que vous vous deveniez sans blâmes et sans mélanges, enfants de Dieu sans reproches au milieu de génération de tordue et de ayante étée tournée de travers, en à lesquels vous vous apparaissez en lumière comme luminaires en à monde,</text:span> <text:span text:style-name="T2">16</text:span> <text:span text:style-name="T1">discours de vie ayants sur, envers vantardise à moi envers journée de Christ, en ce que non envers vide je courus non cependant envers vide je peinai.</text:span> <text:span text:style-name="T2">17</text:span> <text:span text:style-name="T1">Mais si aussi je suis fait une offrande de boisson sur à la à sacrifice et à liturgie de la de croyance de vous, je suis de joie et je suis de joie avec à tous à vous·</text:span> <text:span text:style-name="T2">18</text:span> <text:span text:style-name="T1">le cependant même aussi vous soyez de joie et soyez de joie avec à moi.</text:span> <text:span text:style-name="T2">19</text:span> <text:span text:style-name="T1">J'espère cependant en à Maître à Iésous Timotheos rapidement mander à vous, afin que et moi que j'anime bien l'âme ayant connu ces autour de vous.</text:span> <text:span text:style-name="T2">20</text:span> <text:span text:style-name="T1">aucun car j'ai d'égalité d'âme, lequel un quelconque sincèrement ces autour de vous inquiétera·</text:span> <text:span text:style-name="T2">21</text:span> <text:span text:style-name="T1">ceux tous car ces de eux-mêmes cherchent, non ces de Iésous de Christ.</text:span> <text:span text:style-name="T2">22</text:span> <text:span text:style-name="T1">la cependant épreuve de lui vous connaissez, en ce que comme à père enfant avec à moi fut esclave envers le évangile.</text:span> <text:span text:style-name="T2">23</text:span> <text:span text:style-name="T1">celui-ci certes donc j'espère mander comme le cas échéant que je voie au loin ces autour moi immédiatement·</text:span> <text:span text:style-name="T2">24</text:span> <text:span text:style-name="T1">j'ai persuadé cependant en à Maître en ce que aussi moi-même rapidement je me viendrai.</text:span> <text:span text:style-name="T2">25</text:span> <text:span text:style-name="T1">Nécessaire cependant je me gouvernai Épaphrodite le frère et co-travailleur et co-soldat de moi, de vous cependant envoyé et liturge de la de besoin de moi, mander vers vous,</text:span> <text:span text:style-name="T2">26</text:span> <text:span text:style-name="T1">parce que donc désirant au-dessus était tous vous et étant troublé, parce que vous écoutâtes en ce que fut infirme.</text:span> <text:span text:style-name="T2">27</text:span> <text:span text:style-name="T1">aussi car fut infirme à côté proche à trépas· mais le Dieu fit miséricorde lui, non lui cependant seulement mais aussi moi, afin que ne pas tristesse sur tristesse que j'aie.</text:span> <text:span text:style-name="T2">28</text:span> <text:span text:style-name="T1">plus hâtivement donc je mandai lui, afin que ayants vus lui de nouveau que vous soyez été de joie et moi sans chagrin que je sois.</text:span> <text:span text:style-name="T2">29</text:span> <text:span text:style-name="T1">que vous vous acceptez auprès donc lui en à Maître avec de toute de joie et les tels en valeurs ayez,</text:span> <text:span text:style-name="T2">30</text:span> <text:span text:style-name="T1">en ce que par le fait de le travail de Christ jusqu'à de trépas approcha se ayant laissé à côté à la à âme, afin que que élève à plénitude le de vous manque de la vers moi de liturgie.</text:span> </text:p>
      <text:p text:style-name="P4">PHILIPPIENS  3</text:p>
      <text:p text:style-name="Text_20_body"><text:span text:style-name="T2">1</text:span> <text:span text:style-name="T1">Le restant, frères de moi, soyez de joie en à Maître. les mêmes grapher à vous à moi certes non paresseux, à vous cependant sécurisant.</text:span> <text:span text:style-name="T2">2</text:span> <text:span text:style-name="T1">Regardez les chiens, regardez les malicieux travailleurs, regardez la scission de haut en bas.</text:span> <text:span text:style-name="T2">3</text:span> <text:span text:style-name="T1">nous car nous sommes la circoncision, ceux à souffle de Dieu adorants et se vantants en à Christ à Iésous et non en à chair ayants persuadés,</text:span> <text:span text:style-name="T2">4</text:span> <text:span text:style-name="T1">et certes moi ayant confiance aussi en à chair. Si un quelconque estime autre avoir persuadé en à chair, moi davantage·</text:span> <text:span text:style-name="T2">5</text:span> <text:span text:style-name="T1">à circoncision de huitième jour, hors de genre de Israël, de tribu de Benyamin, Hébreu hors de Hébreux, selon loi Pharisien,</text:span> <text:span text:style-name="T2">6</text:span> <text:span text:style-name="T1">selon zèle poursuivant la église, selon justice celle en à loi se ayant devenu sans blâme.</text:span> <text:span text:style-name="T2">7</text:span> <text:span text:style-name="T1">[Mais] lesquels des quelconques était à moi gains, ces-ci je m'ai gouverné par le fait de le Christ dommage.</text:span> <text:span text:style-name="T2">8</text:span> <text:span text:style-name="T1">mais certes donc au moins aussi je me gouverne tous dommage être par le fait de ce tenant au-dessus de la de connaissance de Christ de Iésous de le de Maître de moi, par le fait de lequel ces tous je fus endommagé, et je me gouverne scybales, afin que Christ que je gagne</text:span> <text:span text:style-name="T2">9</text:span> <text:span text:style-name="T1">et que je sois trouvé en à lui, ne pas ayant mienne justice celle hors de loi mais celle par de croyance de Christ, la hors de Dieu justice sur à la à croyance,</text:span> <text:span text:style-name="T2">10</text:span> <text:span text:style-name="T1">de ce connaître lui et la puissance de la de redressement de lui et [la] communion [de les] de passions de souffrances de lui, étant conformé à le à trépas de lui,</text:span> <text:span text:style-name="T2">11</text:span> <text:span text:style-name="T1">si en quelque manière que j'atteigne à l'encontre envers la redressement au-dehors celle hors de morts.</text:span> <text:span text:style-name="T2">12</text:span> <text:span text:style-name="T1">Non en ce que déjà je pris ou déjà j'ai été perfectionné, je poursuis cependant si aussi que je prenne de haut en bas, sur à lequel aussi je fus pris de haut en bas sous de Christ [de Iésous].</text:span> <text:span text:style-name="T2">13</text:span> <text:span text:style-name="T1">frères, moi moi-même non je me calcule avoir pris de haut en bas· un cependant, ces certes derrière se omettant en plus à ces cependant en devers se surétendant,</text:span> <text:span text:style-name="T2">14</text:span> <text:span text:style-name="T1">selon visée je poursuis envers le prix de la en haut de appellation de le de Dieu en à Christ à Iésous.</text:span> <text:span text:style-name="T2">15</text:span> <text:span text:style-name="T1">Autant lesquels donc parfaits, ce-ci que nous pensions· et si un quelconque différemment vous pensez, aussi ce-ci le Dieu à vous découvrira·</text:span> <text:span text:style-name="T2">16</text:span> <text:span text:style-name="T1">toutefois envers lequel nous devançâmes, à le à même avancer en ligne.</text:span> <text:span text:style-name="T2">17</text:span> <text:span text:style-name="T1">Co-imitateurs de moi que vous vous devenez, frères, et visez ceux ainsi piétinants autour de haut en bas comme vous avez modèle frappé nous.</text:span> <text:span text:style-name="T2">18</text:span> <text:span text:style-name="T1">nombreux car piétinent autour lesquels souvent je disais à vous, maintenant cependant aussi pleurant je dis, les ennemis de le de croix de le de Christ,</text:span> <text:span text:style-name="T2">19</text:span> <text:span text:style-name="T1">de lesquels le achèvement déperdition, de lesquels le Dieu la cavité ventrale et la gloire en à la à honte de eux, ceux les sur terres pensants.</text:span> <text:span text:style-name="T2">20</text:span> <text:span text:style-name="T1">de nous car le acte de citoyenneté en à cieux subsiste, hors de lequel aussi sauveur nous nous attendons longuement Maître Iésous Christ,</text:span> <text:span text:style-name="T2">21</text:span> <text:span text:style-name="T1">lequel schématisera au-delà le corps de la de bassesse de nous conforme à le à corps de la de gloire de lui selon la énergie de ce se pouvoir lui aussi subordonner à lui ces tous.</text:span> </text:p>
      <text:p text:style-name="P4">PHILIPPIENS  4</text:p>
      <text:p text:style-name="Text_20_body"><text:soft-page-break/><text:span text:style-name="T2">1</text:span> <text:span text:style-name="T1">De sorte que, frères de moi aimés et très désirés, joie et couronne de moi, ainsi tenez debout en à Maître, aimés.</text:span> <text:span text:style-name="T2">2</text:span> <text:span text:style-name="T1">Euodia j'appelle à côté et Syntyche j'appelle à côté le même penser en à Maître.</text:span> <text:span text:style-name="T2">3</text:span> <text:span text:style-name="T1">oui j'interroge aussi toi, légitime compagnon joug-balance, te prends ensemble à elles, lesquelles des quelconques en à le à évangile luttèrent en athlète avec à moi avec et de Klementοs et de les de restants de co-travailleurs de moi, de lesquels les noms en à bible de vie.</text:span> <text:span text:style-name="T2">4</text:span> <text:span text:style-name="T1">Soyez de joie en à Maître en tout moment· de nouveau je dirai, soyez de joie.</text:span> <text:span text:style-name="T2">5</text:span> <text:span text:style-name="T1">le modéré de vous soit connu à tous à êtres humains. le Maître proche.</text:span> <text:span text:style-name="T2">6</text:span> <text:span text:style-name="T1">ne pas un inquiétez, mais en à tout à la à prière et à la à supplication avec de action de grâce les demandes de vous soit fait connaître vers le Dieu.</text:span> <text:span text:style-name="T2">7</text:span> <text:span text:style-name="T1">et la paix de le de Dieu celle tenante au-dessus tout intellect regardera au-devant les coeurs de vous et les cogitations de vous en à Christ à Iésous.</text:span> <text:span text:style-name="T2">8</text:span> <text:span text:style-name="T1">Le restant, frères, autant lesquels est vrais, autant lesquels vénérables, autant lesquels justes, autant lesquels consacrés, autant lesquels affectionnés auprès, autant lesquels euphémiques, si une quelconque vertue et si un quelconque surlouange, ces-ci que vous vous calculez·</text:span> <text:span text:style-name="T2">9</text:span> <text:span text:style-name="T1">lesquels et vous apprîtes et vous prîtes à côté et vous écoutâtes et vous vîtes en à moi, ces-ci pratiquez· et le Dieu de la de paix se sera avec de vous.</text:span> <text:span text:style-name="T2">10</text:span> <text:span text:style-name="T1">Je fus été de joie cependant en à Maître grandement en ce que déjà à un moment vous poussâtes de bas en haut ce au-dessus de moi penser, sur à lequel aussi vous pensiez, vous vous manquiez d'occasion cependant.</text:span> <text:span text:style-name="T2">11</text:span> <text:span text:style-name="T1">non en ce que selon insuffisance je dis, moi car j'appris en à lesquels je suis autosuffisant être.</text:span> <text:span text:style-name="T2">12</text:span> <text:span text:style-name="T1">j'ai su et être baissé, j'ai su et surabonder· en à tout et en à tous j'ai été initié, et être fourragé et avoir faim et surabonder et être manqué·</text:span> <text:span text:style-name="T2">13</text:span> <text:span text:style-name="T1">tous j'ai la ténacité en à celui à fortifiant dans moi.</text:span> <text:span text:style-name="T2">14</text:span> <text:span text:style-name="T1">Toutefois bellement vous fîtes ayants communiés avec de moi à la à oppression.</text:span> <text:span text:style-name="T2">15</text:span> <text:span text:style-name="T1">vous avez su cependant aussi vous, Philippiens, en ce que en à origine de le de évangile, lorsque je sortis au loin de Macédoine, aucune à moi église communia envers discours de donation et de réception si ne pas vous seuls,</text:span> <text:span text:style-name="T2">16</text:span> <text:span text:style-name="T1">en ce que aussi en à Thessalonique et une fois et doublement envers la besoin à moi vous mandâtes.</text:span> <text:span text:style-name="T2">17</text:span> <text:span text:style-name="T1">non en ce que je surcherche le dons, mais je surcherche le fruit celui faisant plus nombreux envers discours de vous.</text:span> <text:span text:style-name="T2">18</text:span> <text:span text:style-name="T1">je tiens au loin cependant tous et je surabonde· j'ai été fait plénitude se ayant accepté à côté de Épaphrodite ces à côté de vous, odeur de odeur de bien, sacrifice acceptable, bien agréable à le à Dieu.</text:span> <text:span text:style-name="T2">19</text:span> <text:span text:style-name="T1">le cependant Dieu de moi fera plénitude toute besoin de vous selon le richesse de lui en à gloire en à Christ à Iésous.</text:span> <text:span text:style-name="T2">20</text:span> <text:span text:style-name="T1">à le cependant à Dieu et à père de nous la gloire envers les ères de les de ères, amen.</text:span> <text:span text:style-name="T2">21</text:span> <text:span text:style-name="T1">Que vous vous saluez tout saint en à Christ à Iésous. se saluent vous les avec à moi frères.</text:span> <text:span text:style-name="T2">22</text:span> <text:span text:style-name="T1">se saluent vous tous les saints, surtout cependant ceux hors de la de Kaesar de maison d'habitation.</text:span> <text:span text:style-name="T2">23</text:span> <text:span text:style-name="T1">La grâce de le de Maître de Iésous de Christ avec de le de souffle de vous, amen.</text:span> </text:p>
      <text:h text:style-name="P2" text:outline-level="3">COLOSSIENS</text:h>
      <text:p text:style-name="Text_20_body"/>
      <text:p text:style-name="P4">COLOSSIENS  1</text:p>
      <text:p text:style-name="Text_20_body"><text:span text:style-name="T2">1</text:span> <text:span text:style-name="T1">Paulus envoyé de Christ de Iésous par de volonté de Dieu et Timotheos le frère</text:span> <text:span text:style-name="T2">2</text:span> <text:span text:style-name="T1">à les en à Kolosses à saints et à croyables à frères en à Christ, grâce à vous et paix au loin de Dieu de père de nous et de Maître de Iésous de Christ.</text:span> <text:span text:style-name="T2">3</text:span> <text:span text:style-name="T1">Nous rendons grâce à le à Dieu à père de le de Maître de nous de Iésous de Christ en tout moment autour de vous se priants,</text:span> <text:span text:style-name="T2">4</text:span> <text:span text:style-name="T1">ayants écoutés la croyance de vous en à Christ à Iésous et la amour laquelle vous avez envers tous les saints</text:span> <text:span text:style-name="T2">5</text:span> <text:span text:style-name="T1">par le fait de la espérance celle se couchante loin à vous en à les à cieux, laquelle vous écoutâtes avant en à le à discours de la de vérité de le de évangile</text:span> <text:span text:style-name="T2">6</text:span> <text:span text:style-name="T1">de ce de étant à côté envers vous, de haut en bas comme aussi en à tout à le à monde est se colportant du fruit et étant crû de haut en bas comme aussi en à vous, au loin de laquelle de journée vous écoutâtes et vous reconnûtes la grâce de le de Dieu en à vérité·</text:span> <text:span text:style-name="T2">7</text:span> <text:span text:style-name="T1">de haut en bas comme vous apprîtes au loin de Épaphras de le de aimé de co-esclave de nous, lequel est croyable au-dessus de nous serviteur de le de Christ,</text:span> <text:span text:style-name="T2">8</text:span> <text:span text:style-name="T1">celui aussi ayant mis en évidence à nous la de vous amour en à souffle.</text:span> <text:span text:style-name="T2">9</text:span> <text:span text:style-name="T1">Par le fait de ce-ci aussi nous, au loin de laquelle de journée nous écoutâmes, non nous nous pausons au-dessus de vous se priants et se demandants, afin que que vous soyez fait plénitude la reconnaissance de le de volonté de lui en à toute à sagesse et à compréhension à soufflique,</text:span> <text:span text:style-name="T2">10</text:span> <text:span text:style-name="T1">piétiner autour dignement de le de Maître envers toute complaisance, en à tout à travail à bon colportants du fruit et étants crûs à la à reconnaissance de le de Dieu,</text:span> <text:span text:style-name="T2">11</text:span> <text:span text:style-name="T1">en à toute à puissance étants rendus puissants selon le force de la de gloire de lui envers toute résistance et distance de fureur. Avec de joie</text:span> <text:span text:style-name="T2">12</text:span> <text:span text:style-name="T1">rendants grâce à le à père à celui à ayant rendu assez-important vous envers la portion de le de lot de les de saints en à le à lumière·</text:span> <text:span text:style-name="T2">13</text:span> <text:span text:style-name="T1">lequel se délivra nous hors de la de autorité de le de ténèbre et déplaça envers la royauté de le de fils de la de amour de lui,</text:span> <text:span text:style-name="T2">14</text:span> <text:span text:style-name="T1">en à lequel nous avons la rançon intégrale, la abandon de les de fautes·</text:span> <text:span text:style-name="T2">15</text:span> <text:span text:style-name="T1">lequel est icône de le de Dieu de le de invisible, premier-né de toute de création,</text:span> <text:span text:style-name="T2">16</text:span> <text:span text:style-name="T1">en ce que en à lui fut créé ces tous en à les à cieux et sur de la de terre, les visibles et les invisibles, soit trônes soit maîtrises soit origines soit autorités· ces tous par de lui et envers lui a été créé·</text:span> <text:span text:style-name="T2">17</text:span> <text:span text:style-name="T1">et lui est d'avant de tous et ces tous en à lui a dressé avec,</text:span> <text:span text:style-name="T2">18</text:span> <text:span text:style-name="T1">et lui est la tête de le de corps de la de église· lequel est la origine, premier-né hors de les de morts, afin que que se devienne en à tous lui précédant,</text:span> <text:span text:style-name="T2">19</text:span> <text:span text:style-name="T1">en ce que en à lui estima en bien tout le plénitude établir maison d'habitation</text:span> <text:span text:style-name="T2">20</text:span> <text:span text:style-name="T1">et par de lui réconcilier complètement ces tous envers lui-même, ayant fait paix par de le de sang de le de croix de lui, [par de lui] soit ces sur de la de terre soit ces en à les à cieux.</text:span> <text:span text:style-name="T2">21</text:span> <text:span text:style-name="T1">Et vous à un moment étants ayants étés aliénés et ennemis à la à capacité d’intelligence en à les à travaux à les à méchants,</text:span> <text:span text:style-name="T2">22</text:span> <text:span text:style-name="T1">maintenant cependant vous fûtes réconcilié complètement en à le à corps de la de chair de lui par de le de trépas dresser à côté vous saints et sans reproches et sans accusations en face à face au devant de lui,</text:span> <text:span text:style-name="T2">23</text:span> <text:span text:style-name="T1">si du moins vous restez sur à la à croyance ayants étés fondés et assis et ne pas étants transférés au loin de la de espérance de le de évangile de lequel vous écoutâtes, de ce de ayant été annoncé en à toute à création à celle sous le ciel, de lequel je me devins moi Paulus serviteur.</text:span> <text:span text:style-name="T2">24</text:span> <text:span text:style-name="T1">Maintenant je suis de joie en à les à passions de souffrances au-dessus de vous et j'élève à plénitude en échange les manques de les de oppressions de le de Christ en à la à chair de moi au-dessus de le de corps de lui, lequel est la église,</text:span> <text:span text:style-name="T2">25</text:span> <text:span text:style-name="T1">de laquelle je me devins moi serviteur selon la législation de maison de le de Dieu celle ayante étée donnée à moi envers vous faire plénitude le discours de le de Dieu,</text:span> <text:span text:style-name="T2">26</text:span> <text:span text:style-name="T1">le mystère ce ayant été caché loin au loin de les de ères et au loin de les de générations – maintenant cependant fut rendu visible à les à saints de lui,</text:span> <text:span text:style-name="T2">27</text:span> <text:span text:style-name="T1">à lesquels voulut le Dieu faire connaître quel le richesse de la de gloire de le de mystère de ce-ci en à les à ethnies, lequel est Christ en à vous, la espérance de la de gloire·</text:span> <text:span text:style-name="T2">28</text:span> <text:span text:style-name="T1">lequel nous nous annonçons de haut en bas admonestants tout être humain et enseignants tout être humain en à toute à sagesse, afin que que nous dressions à côté tout être humain parfait en à Christ·</text:span> <text:span text:style-name="T2">29</text:span> <text:span text:style-name="T1">envers lequel aussi je peine se combattant selon la énergie de lui celle se énergisante en à moi en à puissance.</text:span> </text:p>
      <text:p text:style-name="P4">COLOSSIENS  2</text:p>
      <text:p text:style-name="Text_20_body"><text:span text:style-name="T2">1</text:span> <text:span text:style-name="T1">Je veux car vous avoir su aussi grand que combat j'ai au-dessus de vous et de ceux en à Laodicée et autant lesquels non ont vu le face de moi en à chair,</text:span> <text:span text:style-name="T2">2</text:span> <text:span text:style-name="T1">afin que que soient appelé à côté les coeurs de eux ayants étés conciliés en à amour et envers tout richesse de la de colportée plénitude de la de compréhension, envers reconnaissance de le de mystère de le de Dieu de Christ·</text:span> <text:span text:style-name="T2">3</text:span> <text:span text:style-name="T1">en à lequel sont tous les trésors de la de sagesse et de connaissance cachés au loin.</text:span> <text:span text:style-name="T2">4</text:span> <text:span text:style-name="T1">Ce-ci je dis, afin que ne pas un vous que se compte à côté en à discours persuasif.</text:span> <text:span text:style-name="T2">5</text:span> <text:span text:style-name="T1">si car aussi à la à chair je suis au loin, mais à le à souffle avec à vous je suis, étant de joie et regardant de vous la mise en ordre et le solidité de la envers Christ de croyance de vous.</text:span> <text:span text:style-name="T2">6</text:span> <text:span text:style-name="T1">Comme donc vous prîtes à côté le Christ Iésous le Maître, en à lui piétinez autour,</text:span> <text:span text:style-name="T2">7</text:span> <text:span text:style-name="T1">ayants étés racinés et étants édifiés en maison au-dessus en à lui et étants affermis à la à croyance de haut en bas comme vous fûtes enseigné, surabondants en à action de grâce.</text:span> <text:span text:style-name="T2">8</text:span> <text:span text:style-name="T1">Regardez ne pas un quelconque vous se sera celui emportant comme butin par de la de philosophie et de vide de appât selon la transmission de les de êtres humains, selon les éléments de le de monde et non selon Christ·</text:span> <text:span text:style-name="T2">9</text:span> <text:span text:style-name="T1">en ce que en à lui établit maison d'habitation tout le plénitude de la de déité corporellement,</text:span> <text:span text:style-name="T2">10</text:span> <text:span text:style-name="T1">et vous êtes en à lui ayants étés faits plénitude, lequel est la tête de toute de origine et de autorité.</text:span> <text:span text:style-name="T2">11</text:span> <text:span text:style-name="T1">En à lequel aussi vous fûtes circoncit à circoncision à non faite de main en à la à dépouille loin de le de corps de la de chair, en à la à circoncision de le de Christ,</text:span> <text:span text:style-name="T2">12</text:span> <text:span text:style-name="T1">ayants étés ensevelis avec à lui en à le à baptisation, en à lequel aussi vous fûtes éveillé ensemble par de la de croyance de la de énergie de le de Dieu de celui de ayant éveillé lui hors de morts·</text:span> <text:span text:style-name="T2">13</text:span> <text:span text:style-name="T1">et vous morts étants [en] à les à chutes à côté et à la à prépuce de la de chair de vous, vivifia avec vous avec à lui, se ayant fait grâce à nous tous les chutes à côté.</text:span> <text:span text:style-name="T2">14</text:span> <text:span text:style-name="T1">ayant effacé le contre de nous chirographe à les à dogmes lequel était sous opposé à nous, et lui a levé hors de le de au milieu ayant cloué vers lui à le à croix·</text:span> <text:span text:style-name="T2">15</text:span> <text:span text:style-name="T1">se ayant dépouillé loin les origines et les autorités fit un exemple en à oralité franche, ayant triomphé eux en à lui.</text:span> <text:span text:style-name="T2">16</text:span> <text:span text:style-name="T1">Ne pas donc un quelconque vous juge en à consommation et en à boisson ou en à part de fête ou de néoménie ou de sabbats·</text:span> <text:span text:style-name="T2">17</text:span> <text:span text:style-name="T1">lesquels est ombre de ces de imminants, le cependant corps de le de Christ.</text:span> <text:span text:style-name="T2">18</text:span> <text:span text:style-name="T1">ne pas un vous décerne le prix de haut en bas voulant en à basse émotion et à religion de les de anges, lesquels a vu entrant dans, sans cause étant gonflé naturellement sous de le de intellect de la de chair de lui,</text:span> <text:span text:style-name="T2">19</text:span> <text:span text:style-name="T1">et non saisissant avec force la tête, hors de lequel tout le corps par de les de jointures et de liens communs étant fourni comme chorège au dessus et étant concilié croît la croissance de le de Dieu.</text:span> <text:span text:style-name="T2">20</text:span> <text:span text:style-name="T1">Si vous mourûtes loin avec à Christ au loin de les de éléments de le de monde, quel comme vivants en à monde vous êtes dogmatisés;</text:span> <text:span text:style-name="T2">21</text:span> <text:span text:style-name="T1">ne pas que tu te touches ni cependant que tu te goûtes ni cependant que tu frôles,</text:span> <text:span text:style-name="T2">22</text:span> <text:span text:style-name="T1">lesquels est tous envers corruption à la à longue utilisation, selon les commandements et enseignements de les de êtres humains,</text:span> <text:span text:style-name="T2">23</text:span> <text:span text:style-name="T1">lesquels des quelconques est discours certes ayants de sagesse en à volontaire religion et à basse émotion [et] à austérité de corps, non en à valeur à une quelconque vers remplissage de la de chair.</text:span> </text:p>
      <text:p text:style-name="P4">COLOSSIENS  3</text:p>
      <text:p text:style-name="Text_20_body"><text:span text:style-name="T2">1</text:span> <text:span text:style-name="T1">Si donc vous fûtes éveillé ensemble à le à Christ, ces en haut cherchez, où le Christ est en à droite de le de Dieu se étant assis·</text:span> <text:span text:style-name="T2">2</text:span> <text:span text:style-name="T1">ces en haut pensez, ne pas ces sur de la de terre.</text:span> <text:span text:style-name="T2">3</text:span> <text:span text:style-name="T1">vous mourûtes loin car et la vie de vous a été caché avec à le à Christ en à le à Dieu·</text:span> <text:span text:style-name="T2">4</text:span> <text:span text:style-name="T1">lorsque le cas échéant le Christ que soit rendu visible, la vie de vous, alors aussi vous avec à lui vous serez rendu visible en à gloire.</text:span> <text:span text:style-name="T2">5</text:span> <text:span text:style-name="T1">Mortifiez donc les membres ces sur de la de terre, pornation impureté passion désir en fureur malicieuse, et la cupidité, laquelle une quelconque est idolâtrie,</text:span> <text:span text:style-name="T2">6</text:span> <text:span text:style-name="T1">par le fait de ces-ci car se vient la colère de le de Dieu [sur les fils de la de désobéissance].</text:span> <text:span text:style-name="T2">7</text:span> <text:span text:style-name="T1">en à lesquels aussi vous vous piétinâtes autour à un moment, lorsque vous viviez en à ces-ci·</text:span> <text:span text:style-name="T2">8</text:span> <text:span text:style-name="T1">maintenant cependant que vous vous déposez aussi vous ces tous, colère, fureur, malice, blasphémie, discours laid hors de le de bouche de vous·</text:span> <text:span text:style-name="T2">9</text:span> <text:span text:style-name="T1">ne pas que vous vous mentez envers les uns les autres, se ayants dépouillés loin le vieil être humain avec à les à pratiques de lui</text:span> <text:span text:style-name="T2">10</text:span> <text:span text:style-name="T1">et se ayants envêtus le jeune celui étant rénové envers reconnaissance selon icône de celui de ayant créé lui,</text:span> <text:span text:style-name="T2">11</text:span> <text:span text:style-name="T1">là où non a dans Hellèn et Ioudaien, circoncision et prépuce, barbare, Scythe, mâle esclave, libre, mais [les] tous et en à tous Christ.</text:span> <text:span text:style-name="T2">12</text:span> <text:span text:style-name="T1">Que vous vous envêtez donc, comme élus de le de Dieu saints et ayants étés aimés, entrailles de compassion utilité bonté basse émotion douceur distance de fureur,</text:span> <text:span text:style-name="T2">13</text:span> <text:span text:style-name="T1">se assumants de les uns les autres et se faisants grâce à vous-mêmes si le cas échéant un quelconque vers un quelconque que ait blâme· de haut en bas comme aussi le Maître se fit grâce à vous, ainsi aussi vous·</text:span> <text:span text:style-name="T2">14</text:span> <text:span text:style-name="T1">sur à tous cependant à ces-ci la amour, lequel est lien commun de la de perfection.</text:span> <text:span text:style-name="T2">15</text:span> <text:span text:style-name="T1">et la paix de le de Christ décerne le prix en à les à coeurs de vous, envers laquelle aussi vous fûtes appelé en à un à corps· et d'actions de grâces que vous vous devenez.</text:span> <text:span text:style-name="T2">16</text:span> <text:span text:style-name="T1">Le discours de le de Christ enhabite maison en à vous richement, en à toute à sagesse enseignants et admonestants vous-mêmes, à psaumes à hymnes à odes à souffliques en [à la] à grâce chantants en à les à coeurs de vous à le à Dieu·</text:span> <text:span text:style-name="T2">17</text:span> <text:span text:style-name="T1">et tout lequel un quelconque si le cas échéant que vous fassiez en à discours ou en à travail, tous en à nom de Maître de Iésous, rendants grâce à le à Dieu à père par de lui.</text:span> <text:span text:style-name="T2">18</text:span> <text:span text:style-name="T1">Les femmes, soyez subordonnés à les à hommes comme surgissait de bas en haut en à Maître.</text:span> <text:span text:style-name="T2">19</text:span> <text:span text:style-name="T1">Les hommes, aimez les femmes et ne pas soyez amertumés vers elles.</text:span> <text:span text:style-name="T2">20</text:span> <text:span text:style-name="T1">Les enfants, écoutez en soumission à les à parents selon tous, ce-ci car bien agréable est en à Maître.</text:span> <text:span text:style-name="T2">21</text:span> <text:span text:style-name="T1">Les pères, ne pas irritez les enfants de vous, afin que ne pas que soient sans fureur.</text:span> <text:span text:style-name="T2">22</text:span> <text:span text:style-name="T1">Les mâles esclaves, écoutez en soumission selon tous à les selon chair à Maîtres, ne pas en à servitude de l'oeil comme plaisants aux humains, mais en à simplicité de coeur se effrayants le Maître.</text:span> <text:span text:style-name="T2">23</text:span> <text:span text:style-name="T1">lequel si le cas échéant que vous fassiez, hors de âme que vous vous mettez au travail comme à le à Maître et non à êtres humains,</text:span> <text:span text:style-name="T2">24</text:span> <text:span text:style-name="T1">ayants sus en ce que au loin de Maître vous vous recevrez la rétribution de la de héritage. à le à Maître à Christ vous êtes esclaves·</text:span> <text:span text:style-name="T2">25</text:span> <text:span text:style-name="T1">celui car faisant injustice se prendra soigneusement lequel fit injustice, et non est réception de face.</text:span> </text:p>
      <text:p text:style-name="P4">COLOSSIENS  4</text:p>
      <text:p text:style-name="Text_20_body"><text:span text:style-name="T2">1</text:span> <text:span text:style-name="T1">Les Maîtres, ce juste et la égalité à les à mâles esclaves que vous vous fournissez, ayants sus en ce que aussi vous vous avez Maître en à ciel.</text:span> <text:span text:style-name="T2">2</text:span> <text:span text:style-name="T1">à La à prière endurez auprès, vigilants en à elle en à action de grâce,</text:span> <text:span text:style-name="T2">3</text:span> <text:span text:style-name="T1">se priants simultanément aussi autour de nous, afin que le Dieu que ouvre à nous porte de le de discours bavarder le mystère de le de Christ, par le fait de lequel aussi j'ai été attaché de lien,</text:span> <text:span text:style-name="T2">4</text:span> <text:span text:style-name="T1">afin que que je rende visible lui comme attache de lien moi bavarder.</text:span> <text:span text:style-name="T2">5</text:span> <text:span text:style-name="T1">En à sagesse piétinez autour vers ceux au-dehors le moment se achetants dehors aux agoras.</text:span> <text:span text:style-name="T2">6</text:span> <text:span text:style-name="T1">le discours de vous en tout moment en à grâce, à sel ayant été assaisonné, avoir su comment? attache de lien vous à un à chacun se répondre.</text:span> <text:span text:style-name="T2">7</text:span> <text:span text:style-name="T1">Ces selon moi tous fera connaître à vous Tuchikos le aimé frère et croyable serviteur et co-esclave en à Maître,</text:span> <text:span text:style-name="T2">8</text:span> <text:span text:style-name="T1">lequel je mandai vers vous envers même ce-ci, afin que que vous connaissiez ces autour de nous et que appelle à côté les coeurs de vous,</text:span> <text:span text:style-name="T2">9</text:span> <text:span text:style-name="T1">avec à Onésime à le à croyable et à aimé à frère, lequel est hors de vous· tous à vous feront connaître ces ici.</text:span> <text:span text:style-name="T2">10</text:span> <text:span text:style-name="T1">Se salue vous Aristarque le co-captif de moi et Markos le cousin de Bar-Nabas Autour de lequel vous prîtes commandements, si le cas échéant que vienne vers vous, que vous vous acceptez lui</text:span> <text:span text:style-name="T2">11</text:span> <text:span text:style-name="T1">et Iésous celui étant dit Ioustos, ceux étants hors de circoncision, ceux-ci seuls co-travailleurs envers la royauté de le de Dieu, lesquels des quelconques furent devenu à moi exhortation.</text:span> <text:span text:style-name="T2">12</text:span> <text:span text:style-name="T1">se salue vous Épaphras celui hors de vous, mâle esclave de Christ [de Iésous], en tout moment se combattant au-dessus de vous en à les à prières, afin que que vous soyez dressé parfaits et ayants étés colportés à plénitude en à tout à volonté de le de Dieu.</text:span> <text:span text:style-name="T2">13</text:span> <text:span text:style-name="T1">je témoigne car à lui en ce que a nombreux peine au-dessus de vous et de ceux en à Laodicée et de ceux en à Iérapolis.</text:span> <text:span text:style-name="T2">14</text:span> <text:span text:style-name="T1">se salue vous Loukas le médecin le aimé et Démas.</text:span> <text:span text:style-name="T2">15</text:span> <text:span text:style-name="T1">Que vous vous saluez les en à Laodicée frères et Nymphas et la selon maison de elle église.</text:span> <text:span text:style-name="T2">16</text:span> <text:span text:style-name="T1">et lorsque le cas échéant que soit pris connaissance à côté à vous la épître, faites afin que aussi en à la de Laodicéens à église que soit pris connaissance, et celle hors de Laodicée afin que aussi vous que vous preniez connaissance.</text:span> <text:span text:style-name="T2">17</text:span> <text:span text:style-name="T1">et dites à Archippos· regarde la service laquelle tu pris à côté en à Maître, afin que elle que tu fasses plénitude.</text:span> <text:span text:style-name="T2">18</text:span> <text:span text:style-name="T1">Le salutation à celle à mienne à main de Paulus. mémorez de moi de les de liens. la grâce avec de vous.</text:span> </text:p>
      <text:h text:style-name="P2" text:outline-level="3">1THESSALONICIENS</text:h>
      <text:p text:style-name="Text_20_body"/>
      <text:p text:style-name="P4">1THESSALONICIENS  1</text:p>
      <text:p text:style-name="Text_20_body"><text:span text:style-name="T2">1</text:span> <text:span text:style-name="T1">Paulus et Silouane et Timotheos à la à église de Thessaloniciens en à Dieu à père et à Maître à Iésous à Christ, grâce à vous et paix.</text:span> <text:span text:style-name="T2">2</text:span> <text:span text:style-name="T1">Nous rendons grâce à le à Dieu en tout moment autour de tous de vous mémoration se faisants sur de les de prières de nous, incessamment</text:span> <text:span text:style-name="T2">3</text:span> <text:span text:style-name="T1">mémorants de vous de le de travail de la de croyance et de le de frappement de la de amour et de la de résistance de la de espérance de le de Maître de nous de Iésous de Christ en devers de le de Dieu et de père de nous,</text:span> <text:span text:style-name="T2">4</text:span> <text:span text:style-name="T1">ayants sus, frères ayants étés aimés sous [de le] de Dieu, la élection de vous,</text:span> <text:span text:style-name="T2">5</text:span> <text:span text:style-name="T1">en ce que le évangile de nous non fut devenu envers vous en à discours seulement mais aussi en à puissance et en à souffle à saint et [en] à colportée plénitude à nombreuse, de haut en bas comme vous avez su tels que nous fûmes devenu [en] à vous par le fait de vous.</text:span> <text:span text:style-name="T2">6</text:span> <text:span text:style-name="T1">Et vous mimes de nous vous fûtes devenu et de le de Maître, se ayants acceptés le discours en à oppression à nombreuse avec de joie de souffle de saint,</text:span> <text:span text:style-name="T2">7</text:span> <text:span text:style-name="T1">de sorte que se devenir vous modèle frappé à tous à ceux à croyants en à la à Macédoine et en à la à Achaïe.</text:span> <text:span text:style-name="T2">8</text:span> <text:span text:style-name="T1">au loin de vous car a été résonné au-dehors le discours de le de Maître non seulement en à la à Macédoine et [en à la] à Achaïe, mais en à tout à lieu la croyance de vous celle vers le Dieu a sorti, de sorte que ne pas besoin avoir nous bavarder un quelconque.</text:span> <text:span text:style-name="T2">9</text:span> <text:span text:style-name="T1">eux car autour de nous rapportent annonce quelle que entrée de chemin nous eûmes vers vous, et comment? vous tournâtes sur vers le Dieu au loin de les de idoles être esclave à Dieu à vivant et à véritable</text:span> <text:span text:style-name="T2">10</text:span> <text:span text:style-name="T1">et rester en attente le fils de lui hors de les de cieux, lequel éveilla hors [de les] de morts, Iésous celui se délivrant nous hors de la de colère de celle de se venante.</text:span> </text:p>
      <text:p text:style-name="P4">1THESSALONICIENS  2</text:p>
      <text:p text:style-name="Text_20_body"><text:span text:style-name="T2">1</text:span> <text:span text:style-name="T1">Vous-mêmes car vous avez su, frères, la entrée de chemin de nous celle vers vous en ce que non vide a devenu,</text:span> <text:span text:style-name="T2">2</text:span> <text:span text:style-name="T1">mais ayants soufferts d'avance et ayants étés brutalisés, de haut en bas comme vous avez su, en à Philippes nous nous oralisâmes franchement en à le à Dieu de nous bavarder vers vous le évangile de le de Dieu en à nombreux à combat.</text:span> <text:span text:style-name="T2">3</text:span> <text:span text:style-name="T1">la car appel à côté de nous non hors de égarement non cependant hors de impureté non cependant en à fraude,</text:span> <text:span text:style-name="T2">4</text:span> <text:span text:style-name="T1">mais de haut en bas comme nous avons été éprouvés sous de le de Dieu être cru le évangile, ainsi nous bavardons, non comme à êtres humains plaisants mais à Dieu à celui à éprouvant les coeurs de nous.</text:span> <text:span text:style-name="T2">5</text:span> <text:span text:style-name="T1">Ni car à un moment en à discours de flatterie nous fûmes devenu, de haut en bas comme vous avez su, ni en à apparence en avant de cupidité, Dieu témoin,</text:span> <text:span text:style-name="T2">6</text:span> <text:span text:style-name="T1">ni cherchants hors de êtres humains gloire ni au loin de vous ni au loin de autres,</text:span> <text:span text:style-name="T2">7</text:span> <text:span text:style-name="T1">se pouvants en à poids être comme de Christ envoyés, mais nous fûmes devenu infantiles en à au milieu de vous. comme si le cas échéant nourrice que échauffe les de elle-même enfants,</text:span> <text:span text:style-name="T2">8</text:span> <text:span text:style-name="T1">ainsi se désirants de vous nous estimions en bien donner avec au-delà à vous non seulement le évangile de le de Dieu mais aussi les de nous-mêmes âmes, parce que aimés à nous vous fûtes devenu.</text:span> <text:span text:style-name="T2">9</text:span> <text:span text:style-name="T1">Vous mémorez car, frères, le frappement de nous et le labeur· de nuit et de journée se mettants au travail vers ce ne pas alourdir sur un quelconque de vous nous annonçâmes envers vous le évangile de le de Dieu.</text:span> <text:span text:style-name="T2">10</text:span> <text:span text:style-name="T1">vous témoins et le Dieu, comme en sacré et justement et imblâmablement à vous à ceux à croyants nous fûmes devenu,</text:span> <text:span text:style-name="T2">11</text:span> <text:span text:style-name="T1">tout comme vous avez su, comme un chacun de vous comme père enfants de lui-même</text:span> <text:span text:style-name="T2">12</text:span> <text:span text:style-name="T1">appelants à côté vous et se réconfortants et se rendants témoignage envers ce piétiner autour vous dignement de le de Dieu de celui de appelant vous envers la de lui-même royauté et gloire.</text:span> <text:span text:style-name="T2">13</text:span> <text:span text:style-name="T1">Et par le fait de ce-ci aussi nous nous rendons grâce à le à Dieu incessamment, en ce que ayants pris à côté discours de écoute à côté de nous de le de Dieu vous vous acceptâtes non discours de êtres humains mais de haut en bas comme vraiment est discours de Dieu, lequel aussi se énergise en à vous à ceux à croyants.</text:span> <text:span text:style-name="T2">14</text:span> <text:span text:style-name="T1">Vous car mimes vous fûtes devenu, frères, de les de églises de le de Dieu de celles de étantes en à la à Ioudaia en à Christ à Iésous, en ce que les mêmes vous souffrîtes aussi vous sous de les de en propres de compatriotes de haut en bas comme aussi eux sous de les de Ioudaiens,</text:span> <text:span text:style-name="T2">15</text:span> <text:span text:style-name="T1">de ceux et le Maître de ayants tués catégoriquement Iésous et les prophètes et nous de ayants persécutés et à Dieu ne pas de plaisants et à tous à êtres humains de aux encontres,</text:span> <text:span text:style-name="T2">16</text:span> <text:span text:style-name="T1">de empêchants nous à les à ethnies bavarder afin que que soient sauvé, envers ce élever à plénitude de eux les fautes en tout moment. devança cependant sur eux la colère envers achèvement.</text:span> <text:span text:style-name="T2">17</text:span> <text:span text:style-name="T1">Nous cependant, frères, ayants étés rendus orphelins au loin de vous vers moment de heure, à face non à coeur, plus surabondamment nous fûmes en hâte le face de vous voir en à nombreuse à désir en fureur.</text:span> <text:span text:style-name="T2">18</text:span> <text:span text:style-name="T1">parce que nous voulûmes venir vers vous, moi certes Paulus et une fois et doublement, et incisa nous le Satanas.</text:span> <text:span text:style-name="T2">19</text:span> <text:span text:style-name="T1">quelle car de nous espérance ou joie ou couronne de vanterie – ou non pas aussi vous – en devers de le de Maître de nous de Iésous en à la de lui à présence;</text:span> <text:span text:style-name="T2">20</text:span> <text:span text:style-name="T1">vous car vous êtes la gloire de nous et la joie.</text:span> </text:p>
      <text:p text:style-name="P4">1THESSALONICIENS  3</text:p>
      <text:p text:style-name="Text_20_body"><text:span text:style-name="T2">1</text:span> <text:span text:style-name="T1">C'est pourquoi ne pas plus toiturants nous estimâmes en bien être laissé en contrebas en à Athènes seuls</text:span> <text:span text:style-name="T2">2</text:span> <text:span text:style-name="T1">et nous mandâmes Timotheos, le frère de nous et serviteur de le de Dieu en à le à évangile de le de Christ, envers ce fixer vous et appeler à côté au-dessus de la de croyance de vous</text:span> <text:span text:style-name="T2">3</text:span> <text:span text:style-name="T1">ce ne pas un être remué en à les à oppressions à celles-ci. vous-mêmes car vous avez su en ce que envers ce-ci nous nous couchons·</text:span> <text:span text:style-name="T2">4</text:span> <text:span text:style-name="T1">aussi car lorsque vers vous nous étions, nous prédisions à vous en ce que nous imminons être oppressé, de haut en bas comme aussi se devint et vous avez su.</text:span> <text:span text:style-name="T2">5</text:span> <text:span text:style-name="T1">par le fait de ce-ci et moi ne pas plus toiturant je mandai envers ce connaître la croyance de vous, ne pas en quelque manière mit en tentation vous celui mettant en tentation et envers vide que se devienne le frappement de nous.</text:span> <text:span text:style-name="T2">6</text:span> <text:span text:style-name="T1">À l'instant cependant de ayant venu de Timotheos vers nous au loin de vous et de se ayant évangélisé à nous la croyance et la amour de vous et en ce que vous avez mémoration de nous bonne en tout moment, désirants au-dessus nous voir tout comme aussi nous vous,</text:span> <text:span text:style-name="T2">7</text:span> <text:span text:style-name="T1">par le fait de ce-ci nous fûmes appelé à côté, frères, sur à vous sur à toute à la à nécessité et à oppression de nous par de la de vous de croyance,</text:span> <text:span text:style-name="T2">8</text:span> <text:span text:style-name="T1">en ce que maintenant nous vivons si le cas échéant vous vous tenez debout en à Maître.</text:span> <text:span text:style-name="T2">9</text:span> <text:span text:style-name="T1">quelle car action de grâce nous nous pouvons à le à Dieu redonner en échange autour de vous sur à toute à la à joie à laquelle nous sommes de joie par le fait de vous en devers de le de Dieu de nous,</text:span> <text:span text:style-name="T2">10</text:span> <text:span text:style-name="T1">de nuit et de journée superabondamment se attachants de lien envers ce voir de vous le face et ajuster complètement les manques de la de croyance de vous;</text:span> <text:span text:style-name="T2">11</text:span> <text:span text:style-name="T1">Lui-même cependant le Dieu et père de nous et le Maître de nous Iésous que dirige droit de haut en bas la chemin de nous vers vous·</text:span> <text:span text:style-name="T2">12</text:span> <text:span text:style-name="T1">vous cependant le Maître que fasse plus nombreux et que surabonde à la à amour envers les uns les autres et envers tous tout comme aussi nous envers vous,</text:span> <text:span text:style-name="T2">13</text:span> <text:span text:style-name="T1">envers ce fixer de vous les coeurs sans blâmes en à sainteté en devers de le de Dieu et de père de nous en à la à présence de le de Maître de nous de Iésous avec de tous de les de saints de lui[, amen].</text:span> </text:p>
      <text:p text:style-name="P4">1THESSALONICIENS  4</text:p>
      <text:p text:style-name="Text_20_body"><text:span text:style-name="T2">1</text:span> <text:span text:style-name="T1">Pour le reste donc, frères, nous interrogeons vous et nous appelons à côté en à Maître à Iésous, afin que de haut en bas comme vous prîtes à côté à côté de nous ce comment? attache de lien vous piétiner autour et plaire à Dieu, de haut en bas comme aussi vous piétinez autour, afin que que vous surabondiez davantage.</text:span> <text:span text:style-name="T2">2</text:span> <text:span text:style-name="T1">vous avez su car quelles annonciations d'à côté nous donnâmes à vous par de le de Maître de Iésous.</text:span> <text:span text:style-name="T2">3</text:span> <text:span text:style-name="T1">Ce-ci car est volonté de le de Dieu, le sanctification de vous, se tenir au loin vous au loin de la de pornation,</text:span> <text:span text:style-name="T2">4</text:span> <text:span text:style-name="T1">avoir su chacun de vous le de lui-même ustensile se acquérir en à sanctification et à valeur,</text:span> <text:span text:style-name="T2">5</text:span> <text:span text:style-name="T1">ne pas en à passion de désir en fureur tout comme aussi les ethnies ces ne pas ayants sus le Dieu,</text:span> <text:span text:style-name="T2">6</text:span> <text:span text:style-name="T1">ce ne pas surpasser et abuser en à le à acte le frère de lui, parce que vengeur Maître autour de tous de ces-ci, de haut en bas comme aussi nous prédîmes à vous et nous nous passâmes témoignage.</text:span> <text:span text:style-name="T2">7</text:span> <text:span text:style-name="T1">non car appela nous le Dieu sur à impureté mais en à sanctification.</text:span> <text:span text:style-name="T2">8</text:span> <text:span text:style-name="T1">certes car donc celui démettant non être humain démet mais le Dieu celui [et] donnant le souffle de lui le saint envers vous.</text:span> <text:span text:style-name="T2">9</text:span> <text:span text:style-name="T1">Autour cependant de la de amitié fraternel non besoin vous avez grapher à vous, vous-mêmes car vous enseignés de Dieu vous êtes envers ce aimer les uns les autres,</text:span> <text:span text:style-name="T2">10</text:span> <text:span text:style-name="T1">aussi car vous faites lui envers tous les frères [ceux] en à toute entière à la à Macédoine. Nous appelons à côté cependant vous, frères, surabonder davantage</text:span> <text:span text:style-name="T2">11</text:span> <text:span text:style-name="T1">et se affectionner valoriser tranquilliser et pratiquer les en propres et se mettre au travail à les [à en propres] à mains de vous, de haut en bas comme à vous nous annonçâmes à côté,</text:span> <text:span text:style-name="T2">12</text:span> <text:span text:style-name="T1">afin que que vous piétiniez autour élégamment vers ceux au-dehors et de ne pas un besoin que vous ayez.</text:span> <text:span text:style-name="T2">13</text:span> <text:span text:style-name="T1">Non nous voulons cependant vous méconnaître, frères, autour de ceux de étants mis au coucher, afin que ne pas que vous soyez attristé de haut en bas comme aussi les restants ceux ne pas ayants espérance.</text:span> <text:span text:style-name="T2">14</text:span> <text:span text:style-name="T1">si car nous croyons en ce que Iésous mourut loin et redressa, ainsi aussi le Dieu ceux ayants étés mis au coucher par de le de Iésous conduira avec à lui.</text:span> <text:span text:style-name="T2">15</text:span> <text:span text:style-name="T1">Ce-ci car à vous nous disons en à discours de Maître, en ce que nous ceux vivants ceux étants laissés autour envers la présence de le de Maître non ne pas que nous devancions ceux ayants étés mis au coucher·</text:span> <text:span text:style-name="T2">16</text:span> <text:span text:style-name="T1">en ce que lui-même le Maître en à ordre, en à voix de archange et en à trompette salpinx de Dieu, se descendra au loin de ciel et les morts en à Christ se redresseront premièrement,</text:span> <text:span text:style-name="T2">17</text:span> <text:span text:style-name="T1">ensuite nous ceux vivants ceux étants laissés autour simultanément avec à eux nous serons ravi en à nuées envers rencontre de loin de le de Maître envers air· et ainsi en tout moment avec à Maître nous nous serons.</text:span> <text:span text:style-name="T2">18</text:span> <text:span text:style-name="T1">De sorte que appelez à côté les uns les autres en à les à discours à ceux-ci.</text:span> </text:p>
      <text:p text:style-name="P4"><text:soft-page-break/>1THESSALONICIENS  5</text:p>
      <text:p text:style-name="Text_20_body"><text:span text:style-name="T2">1</text:span> <text:span text:style-name="T1">Autour cependant de les de temps et de les de moments, frères, non besoin vous avez à vous être graphé,</text:span> <text:span text:style-name="T2">2</text:span> <text:span text:style-name="T1">vous-mêmes car exactement vous avez su en ce que journée de Maître comme voleur en à nuit ainsi se vient.</text:span> <text:span text:style-name="T2">3</text:span> <text:span text:style-name="T1">lorsque le cas échéant que disent· paix et sécurité, alors soudain à eux se présente périssement comme certes la douleur d'accouchement à celle en à ventre à ayante, et non ne pas que fuient dehors.</text:span> <text:span text:style-name="T2">4</text:span> <text:span text:style-name="T1">vous cependant, frères, non vous êtes en à ténèbre, afin que la journée vous comme voleurs que prenne de haut en bas·</text:span> <text:span text:style-name="T2">5</text:span> <text:span text:style-name="T1">tous car vous fils de lumière vous êtes et fils de journée. Non nous sommes de nuit non cependant de ténèbre·</text:span> <text:span text:style-name="T2">6</text:span> <text:span text:style-name="T1">par conséquent donc ne pas que nous dormions de haut en bas comme les restants mais que nous vigilions et que nous soyons sobre.</text:span> <text:span text:style-name="T2">7</text:span> <text:span text:style-name="T1">Ceux car dormants de haut en bas de nuit dorment de haut en bas et ceux étants enivrés de nuit délirent en ivresse·</text:span> <text:span text:style-name="T2">8</text:span> <text:span text:style-name="T1">nous cependant de journée étants que nous soyons sobre se ayants envêtus thorax de croyance et de amour et casque espérance de sauvetage·</text:span> <text:span text:style-name="T2">9</text:span> <text:span text:style-name="T1">en ce que non se posa nous le Dieu envers colère mais envers conservation de sauvetage par de le de Maître de nous de Iésous de Christ</text:span> <text:span text:style-name="T2">10</text:span> <text:span text:style-name="T1">de celui de ayant mort loin au-dessus de nous, afin que soit que nous vigilions soit que nous dormions de haut en bas simultanément avec à lui que nous vivions.</text:span> <text:span text:style-name="T2">11</text:span> <text:span text:style-name="T1">C'est pourquoi appelez à côté les uns les autres et édifiez en maison un le un, de haut en bas comme aussi vous faites.</text:span> <text:span text:style-name="T2">12</text:span> <text:span text:style-name="T1">Nous interrogeons cependant vous, frères, avoir su ceux peinants en à vous et se dressants au-devant de vous en à Maître et admonestants vous</text:span> <text:span text:style-name="T2">13</text:span> <text:span text:style-name="T1">et se gouverner eux superabondamment en à amour par le fait de le travail de eux. pacifiez en à vous-mêmes.</text:span> <text:span text:style-name="T2">14</text:span> <text:span text:style-name="T1">Nous appelons à côté cependant vous, frères, admonestez les désordonnés, que vous vous réconfortez les faibles d'âmes, que vous vous tenez contre de les de infirmes, éloignez fureur vers tous.</text:span> <text:span text:style-name="T2">15</text:span> <text:span text:style-name="T1">voyez ne pas un quelconque malicieux contre de malicieux à un quelconque que redonne, mais en tout moment le bon poursuivez [et] envers les uns les autres et envers tous.</text:span> <text:span text:style-name="T2">16</text:span> <text:span text:style-name="T1">En tout moment soyez de joie,</text:span> <text:span text:style-name="T2">17</text:span> <text:span text:style-name="T1">incessamment que vous vous priez,</text:span> <text:span text:style-name="T2">18</text:span> <text:span text:style-name="T1">en à tout rendez grâce· ce-ci car volonté de Dieu en à Christ à Iésous envers vous.</text:span> <text:span text:style-name="T2">19</text:span> <text:span text:style-name="T1">le souffle ne pas éteignez,</text:span> <text:span text:style-name="T2">20</text:span> <text:span text:style-name="T1">prophéties ne pas excluez comme rien,</text:span> <text:span text:style-name="T2">21</text:span> <text:span text:style-name="T1">tous cependant éprouvez, le beau tenez de haut en bas,</text:span> <text:span text:style-name="T2">22</text:span> <text:span text:style-name="T1">au loin de tout de aspect de méchant que vous vous tenez au loin.</text:span> <text:span text:style-name="T2">23</text:span> <text:span text:style-name="T1">Lui-même cependant le Dieu de la de paix que sanctifie vous entièrements achevés, et tout entier en lot de vous le souffle et la âme et le corps imblâmablement en à la à présence de le de Maître de nous de Iésous de Christ que soit gardé.</text:span> <text:span text:style-name="T2">24</text:span> <text:span text:style-name="T1">croyable celui appelant vous, lequel aussi fera.</text:span> <text:span text:style-name="T2">25</text:span> <text:span text:style-name="T1">Frères, que vous vous priez [aussi] autour de nous.</text:span> <text:span text:style-name="T2">26</text:span> <text:span text:style-name="T1">Que vous vous saluez les frères tous en à embrassade à saint.</text:span> <text:span text:style-name="T2">27</text:span> <text:span text:style-name="T1">Je fais sermenter en vous le Maître être pris connaissance la épître à tous à les à frères.</text:span> <text:span text:style-name="T2">28</text:span> <text:span text:style-name="T1">La grâce de le de Maître de nous de Iésous de Christ avec de vous.</text:span> </text:p>
      <text:h text:style-name="P2" text:outline-level="3">2THESSALONICIENS</text:h>
      <text:p text:style-name="Text_20_body"/>
      <text:p text:style-name="P4">2THESSALONICIENS  1</text:p>
      <text:p text:style-name="Text_20_body"><text:span text:style-name="T2">1</text:span> <text:span text:style-name="T1">Paulus et Silouane et Timotheos à la à église de Thessaloniciens en à Dieu à père de nous et à Maître à Iésous à Christ,</text:span> <text:span text:style-name="T2">2</text:span> <text:span text:style-name="T1">grâce à vous et paix au loin de Dieu de père [de nous] et de Maître de Iésous de Christ.</text:span> <text:span text:style-name="T2">3</text:span> <text:span text:style-name="T1">Rendre grâce nous devons à le à Dieu en tout moment autour de vous, frères, de haut en bas comme digne est, en ce que surcroît la croyance de vous et fait plus nombreux la amour de un de chacun de tous de vous envers les uns les autres,</text:span> <text:span text:style-name="T2">4</text:span> <text:span text:style-name="T1">de sorte que nous-mêmes nous en à vous se vanter en en à les à églises de le de Dieu au-dessus de la de résistance de vous et de croyance en à tous à les à poursuites de vous et à les à oppressions à lesquelles vous vous assumez,</text:span> <text:span text:style-name="T2">5</text:span> <text:span text:style-name="T1">preuve de la de juste de jugement de le de Dieu envers ce être jugé digne de haut en bas vous de la de royauté de le de Dieu, au-dessus de laquelle aussi vous souffrez,</text:span> <text:span text:style-name="T2">6</text:span> <text:span text:style-name="T1">si certes juste à côté à Dieu redonner en échange à ceux à oppressants vous oppression</text:span> <text:span text:style-name="T2">7</text:span> <text:span text:style-name="T1">et à vous à ceux à étants oppressés relaxation avec de nous, en à la à découverte de le de Maître de Iésous au loin de ciel avec de anges de puissance de lui</text:span> <text:span text:style-name="T2">8</text:span> <text:span text:style-name="T1">en à feu de flamme, de donnant vengeance à ceux ne pas à ayants sus Dieu et à ceux ne pas à écoutants en soumission à le à évangile de le de Maître de nous de Iésous,</text:span> <text:span text:style-name="T2">9</text:span> <text:span text:style-name="T1">lesquels des quelconques exécution en justice paieront périssement éternel au loin de face de le de Maître et au loin de la de gloire de la de ténacité de lui,</text:span> <text:span text:style-name="T2">10</text:span> <text:span text:style-name="T1">lorsque le cas échéant que vienne être glorifié au dedans en à les à saints de lui et être étonné en à tous à ceux à ayants crus, en ce que fut cru le témoignage de nous sur vous, en à la à journée à celle-là.</text:span> <text:span text:style-name="T2">11</text:span> <text:span text:style-name="T1">Envers lequel aussi nous nous prions en tout moment autour de vous, afin que vous que juge digne de la de appellation le Dieu de nous et que fasse plénitude toute estimation en bien de bonté et travail de croyance en à puissance,</text:span> <text:span text:style-name="T2">12</text:span> <text:span text:style-name="T1">de telle manière que que soit glorifié au dedans le nom de le de Maître de nous de Iésous en à vous, et vous en à lui, selon la grâce de le de Dieu de nous et de Maître de Iésous de Christ.</text:span> </text:p>
      <text:p text:style-name="P4">2THESSALONICIENS  2</text:p>
      <text:p text:style-name="Text_20_body"><text:span text:style-name="T2">1</text:span> <text:span text:style-name="T1">Nous interrogeons cependant vous, frères, au-dessus de la de présence de le de Maître de nous de Iésous de Christ et de nous de rassemblement sur lui</text:span> <text:span text:style-name="T2">2</text:span> <text:span text:style-name="T1">envers ce ne pas rapidement être ébranlé vous au loin de le de intellect ni cependant être bruissé, et ni par de souffle et ni par de discours et ni par de épître comme par de nous, comme en ce que a dressé dedans la journée de le de Maître·</text:span> <text:span text:style-name="T2">3</text:span> <text:span text:style-name="T1">Ne pas un quelconque vous que appâte d'excès selon ne pas un manière. en ce que si le cas échéant ne pas que vienne la apostasie premièrement et que soit découvert le être humain de la de illégalité, le fils de la de déperdition,</text:span> <text:span text:style-name="T2">4</text:span> <text:span text:style-name="T1">celui se couchant contre et se élevant au-dessus sur tout étant dit Dieu ou objet de vénération, de sorte que lui envers le temple de le de Dieu asseoir montrant loin lui-même en ce que est Dieu.</text:span> <text:span text:style-name="T2">5</text:span> <text:span text:style-name="T1">Non vous mémorez en ce que encore étant vers vous ces-ci je disais à vous;</text:span> <text:span text:style-name="T2">6</text:span> <text:span text:style-name="T1">et maintenant ce tenant de haut en bas vous avez su envers ce être découvert lui en à le de lui-même à moment.</text:span> <text:span text:style-name="T2">7</text:span> <text:span text:style-name="T1">le car mystère déjà se énergise de la de illégalité· seulement celui tenant de haut en bas à l'instant jusqu'à ce que hors de au milieu que se devienne.</text:span> <text:span text:style-name="T2">8</text:span> <text:span text:style-name="T1">et alors sera découvert le sans loi, lequel le Maître [Iésous] saisira de bas en haut à le à souffle de le de bouche de lui et rendra complètement sans travail à la à épiphanie de la de présence de lui,</text:span> <text:span text:style-name="T2">9</text:span> <text:span text:style-name="T1">de lequel est la présence selon énergie de le de Satanas en à toute à puissance et à signes et à prodiges de mensonge</text:span> <text:span text:style-name="T2">10</text:span> <text:span text:style-name="T1">et en à toute à appât de injustice à ceux à se dépérissants, contre de lesquels la amour de la de vérité non se acceptèrent envers ce être sauvé eux.</text:span> <text:span text:style-name="T2">11</text:span> <text:span text:style-name="T1">et par le fait de ce-ci mande à eux le Dieu énergie de égarement envers ce croire eux à le à mensonge,</text:span> <text:span text:style-name="T2">12</text:span> <text:span text:style-name="T1">afin que que soient jugé tous ceux ne pas ayants crus à la à vérité mais ayants estimés en bien à la à injustice.</text:span> <text:span text:style-name="T2">13</text:span> <text:span text:style-name="T1">Nous cependant nous devons rendre grâce à le à Dieu en tout moment autour de vous, frères ayants étés aimés sous de Maître, en ce que se fit hérésie vous le Dieu prémisse envers sauvetage en à sanctification de souffle et à croyance de vérité,</text:span> <text:span text:style-name="T2">14</text:span> <text:span text:style-name="T1">envers lequel [et] appela vous par de le de évangile de nous envers conservation de gloire de le de Maître de nous de Iésous de Christ.</text:span> <text:span text:style-name="T2">15</text:span> <text:span text:style-name="T1">Par conséquent donc, frères, tenez debout et saisissez avec force les transmissions lesquelles vous fûtes enseigné soit par de discours soit par de épître de nous.</text:span> <text:span text:style-name="T2">16</text:span> <text:span text:style-name="T1">Lui-même cependant le Maître de nous Iésous Christ et [le] Dieu le père de nous celui ayant aimé nous et ayant donné appel à côté éternelle et espérance bonne en à grâce,</text:span> <text:span text:style-name="T2">17</text:span> <text:span text:style-name="T1">que appelle à côté de vous les coeurs et que fixe en à tout à travail et à discours à bon.</text:span> </text:p>
      <text:p text:style-name="P4">2THESSALONICIENS  3</text:p>
      <text:p text:style-name="Text_20_body"><text:span text:style-name="T2">1</text:span> <text:span text:style-name="T1">Le restant que vous vous priez, frères, autour de nous, afin que le discours de le de Maître que coure et que soit glorifié de haut en bas comme aussi vers vous,</text:span> <text:span text:style-name="T2">2</text:span> <text:span text:style-name="T1">et afin que que nous soyons délivré au loin de les de déplacés et de méchants de êtres humains· non car de tous la croyance.</text:span> <text:span text:style-name="T2">3</text:span> <text:span text:style-name="T1">Croyable cependant est le Maître, lequel fixera vous et gardiennera au loin de le de méchant.</text:span> <text:span text:style-name="T2">4</text:span> <text:span text:style-name="T1">nous avons persuadé cependant en à Maître sur vous, en ce que lesquels nous annonçons à côté [et vous fîtes et] vous faites et vous ferez.</text:span> <text:span text:style-name="T2">5</text:span> <text:span text:style-name="T1">Le cependant Maître que dirige droit de haut en bas de vous les coeurs envers la amour de le de Dieu et envers la résistance de le de Christ.</text:span> <text:span text:style-name="T2">6</text:span> <text:span text:style-name="T1">Nous annonçons à côté cependant à vous, frères, en à nom de le de Maître [de nous] de Iésous de Christ se équiper vous au loin de tout de frère désordonnément de piétinant autour et ne pas selon la transmission laquelle prirent à côté à côté de nous.</text:span> <text:span text:style-name="T2">7</text:span> <text:span text:style-name="T1">Vous-mêmes car vous avez su comment? attache de lien se mimer nous, en ce que non nous désordonnâmes en à vous</text:span> <text:span text:style-name="T2">8</text:span> <text:span text:style-name="T1">non cependant gratuitement pain nous mangeâmes à côté de un quelconque, mais en à frappement et à labeur de nuit et de journée se mettants au travail vers ce ne pas alourdir sur un quelconque de vous·</text:span> <text:span text:style-name="T2">9</text:span> <text:span text:style-name="T1">non en ce que non nous avons autorité, mais afin que nous-mêmes modèle frappé que nous donnions à vous envers ce se mimer nous.</text:span> <text:span text:style-name="T2">10</text:span> <text:span text:style-name="T1">aussi car lorsque nous étions vers vous, ce-ci nous annoncions à côté à vous, en ce que si un quelconque non veut se mettre au travail ni cependant mange.</text:span> <text:span text:style-name="T2">11</text:span> <text:span text:style-name="T1">Nous écoutons car des quelconques piétinants autour en à vous désordonnément ne pas un se mettants au travail mais se mettants au travail autour·</text:span> <text:span text:style-name="T2">12</text:span> <text:span text:style-name="T1">à les cependant à tels nous annonçons à côté et nous appelons à côté en à Maître à Iésous à Christ, afin que avec de tranquillité se mettants au travail le de eux-mêmes pain que mangent.</text:span> <text:span text:style-name="T2">13</text:span> <text:span text:style-name="T1">Vous cependant, frères, ne pas que vous négligiez au-dedans faisants le bien.</text:span> <text:span text:style-name="T2">14</text:span> <text:span text:style-name="T1">Si cependant un quelconque non écoute en soumission à le à discours de nous par de la de épître, celui-ci que vous vous signalez ne pas se mixer de bas en haut ensemble à lui, afin que que soit tourné intérieurement·</text:span> <text:span text:style-name="T2">15</text:span> <text:span text:style-name="T1">et ne pas comme ennemi que vous vous gouvernez, mais admonestez comme frère.</text:span> <text:span text:style-name="T2">16</text:span> <text:span text:style-name="T1">Lui-même cependant le Maître de la de paix que donne à vous la paix par de tout en à tout à manière. le Maître avec de tous de vous.</text:span> <text:span text:style-name="T2">17</text:span> <text:span text:style-name="T1">Le salutation à la à mienne à main de Paulus, lequel est signe en à toute à épître· ainsi je graphe.</text:span> <text:span text:style-name="T2">18</text:span> <text:span text:style-name="T1">La grâce de le de Maître de nous de Iésous de Christ avec de tous de vous.</text:span> </text:p>
      <text:h text:style-name="P2" text:outline-level="3">1TIMOTHEE</text:h>
      <text:p text:style-name="Text_20_body"/>
      <text:p text:style-name="P4">1TIMOTHEE  1</text:p>
      <text:p text:style-name="Text_20_body"><text:span text:style-name="T2">1</text:span> <text:span text:style-name="T1">Paulus envoyé de Christ de Iésous selon mandat de Dieu de sauveur de nous et de Maître de Iésous de Christ de la de espérance de nous·</text:span> <text:span text:style-name="T2">2</text:span> <text:span text:style-name="T1">à Timotheos à légitime à enfant en à croyance, grâce miséricorde paix au loin de Dieu de père et de Christ de Iésous de le de Maître de nous.</text:span> <text:span text:style-name="T2">3</text:span> <text:span text:style-name="T1">De haut en bas comme j'appelai à côté toi rester auprès en à Éphèse se allant envers Macédoine, afin que que tu annonces à côté à des quelconques ne pas enseigner différemment</text:span> <text:span text:style-name="T2">4</text:span> <text:span text:style-name="T1">ni cependant attenir à mythes et à généalogies à sans fins, lesquelles des quelconques hors recherches fournissent davantage ou législation de maison de Dieu celle en à croyance.</text:span> <text:span text:style-name="T2">5</text:span> <text:span text:style-name="T1">le cependant achèvement de la de annonciation d'à côté est amour hors de pure de coeur et de conscience de bonne et de croyance de sans hypocrisie,</text:span> <text:span text:style-name="T2">6</text:span> <text:span text:style-name="T1">de lesquelles des quelconques ayants déviés furent tourné dehors envers vaine discussion</text:span> <text:span text:style-name="T2">7</text:span> <text:span text:style-name="T1">voulants être enseignants légistes, ne pas intelligeants et ni lesquels disent et ni autour de quels se affirment au travers.</text:span> <text:span text:style-name="T2">8</text:span> <text:span text:style-name="T1">Nous avons su cependant en ce que beau le loi, si le cas échéant un quelconque à lui légalement que se utilise,</text:span> <text:span text:style-name="T2">9</text:span> <text:span text:style-name="T1">ayant su ce-ci, en ce que à juste loi non se couche, à sans lois cependant et à insoumis, à impies et à fauteurs, à non sacrés et à profanes, à patricides et à matricides, à hommes tueurs</text:span> <text:span text:style-name="T2">10</text:span> <text:span text:style-name="T1">à pornos à mâles en couche à hommes pieds à menteurs à surpasseurs de serment, et si un quelconque autre-différent à la à étante sain à enseignement se couche contre</text:span> <text:span text:style-name="T2">11</text:span> <text:span text:style-name="T1">selon le évangile de la de gloire de le de bienheureux de Dieu, lequel je fus cru moi.</text:span> <text:span text:style-name="T2">12</text:span> <text:span text:style-name="T1">Grâce j'ai à celui à ayant fortifié dans moi à Christ à Iésous à le à Maître de nous, en ce que croyable moi se gouverna se ayant posé envers service</text:span> <text:span text:style-name="T2">13</text:span> <text:span text:style-name="T1">le plus avant étant blasphématoire et poursuivant et brute, mais je fus fait miséricorde, en ce que méconnaissant je fis en à incroyance·</text:span> <text:span text:style-name="T2">14</text:span> <text:span text:style-name="T1">fit plus nombreux au-dessus cependant la grâce de le de Maître de nous avec de croyance et de amour de celle en à Christ à Iésous.</text:span> <text:span text:style-name="T2">15</text:span> <text:span text:style-name="T1">croyable le discours et de toute de large acceptation digne, en ce que Christ Iésous vint envers le monde fauteurs sauver, de lesquels premier je suis moi.</text:span> <text:span text:style-name="T2">16</text:span> <text:span text:style-name="T1">mais par le fait de ce-ci je fus fait miséricorde, afin que en à moi à premier que se montre dedans Iésous Christ la en totalité distance de fureur vers esquisse de ceux de imminants croire sur à lui envers vie éternelle.</text:span> <text:span text:style-name="T2">17</text:span> <text:span text:style-name="T1">à Le cependant à roi de les de ères, à incorruptible à invisible à seul à Dieu, valeur et gloire envers les ères de les de ères, amen.</text:span> <text:span text:style-name="T2">18</text:span> <text:span text:style-name="T1">Celle-ci la annonciation d'à côté je me pose à côté à toi, enfant Timotheos, selon les menantes devant sur toi prophéties, afin que que tu te guerroies en soldat en à elles la belle guerre de soldat</text:span> <text:span text:style-name="T2">19</text:span> <text:span text:style-name="T1">ayant croyance et bonne conscience, laquelle des quelconques se ayants poussés au loin autour la croyance naufragèrent,</text:span> <text:span text:style-name="T2">20</text:span> <text:span text:style-name="T1">de lesquels est Uménaios et Alexandre, lesquels je transmis à le à Satanas, afin que que soient éduqué ne pas blasphémer.</text:span> </text:p>
      <text:p text:style-name="P4">1TIMOTHEE  2</text:p>
      <text:p text:style-name="Text_20_body"><text:span text:style-name="T2">1</text:span> <text:span text:style-name="T1">J'appelle à côté donc premièrement de tous être fait supplications prières entretiens actions de grâces au-dessus de tous de êtres humains,</text:span> <text:span text:style-name="T2">2</text:span> <text:span text:style-name="T1">au-dessus de rois et de tous de ceux en à supériorité de étants, afin que paisible et tranquille existence que nous conduisions au travers en à toute à piété et à vénération.</text:span> <text:span text:style-name="T2">3</text:span> <text:span text:style-name="T1">ce-ci beau et de loin acceptable en devant de le de sauveur de nous de Dieu,</text:span> <text:span text:style-name="T2">4</text:span> <text:span text:style-name="T1">lequel tous êtres humains veut être sauvé et envers reconnaissance de vérité venir.</text:span> <text:span text:style-name="T2">5</text:span> <text:span text:style-name="T1">Un car Dieu, un aussi médiateur de Dieu et de êtres humains, être humain Christ Iésous,</text:span> <text:span text:style-name="T2">6</text:span> <text:span text:style-name="T1">celui ayant donné lui-même en échange de rançon au-dessus de tous, le témoignage à moments à en propres.</text:span> <text:span text:style-name="T2">7</text:span> <text:span text:style-name="T1">envers lequel je fus posé moi annonciateur et envoyé, vérité je dis en à Christ, non je me mens, enseignant de ethnies en à croyance et à vérité.</text:span> <text:span text:style-name="T2">8</text:span> <text:span text:style-name="T1">Je m'ai dessein donc se prier les hommes en à tout à lieu surélevants sacrées mains séparément de colère et de calcul au-travers.</text:span> <text:span text:style-name="T2">9</text:span> <text:span text:style-name="T1">De même [et] femmes en à robe de haut en bas à ordonnée avec de pudeur et de émotion saine arranger elles-mêmes, ne pas en à tresses et à or, ou à perles ou à habillement d'himation à très coûteux,</text:span> <text:span text:style-name="T2">10</text:span> <text:span text:style-name="T1">mais lequel est remarquable à femmes à se promettantes vénérante Dieu, par de travaux de bons.</text:span> <text:span text:style-name="T2">11</text:span> <text:span text:style-name="T1">Femme en à tranquillité apprenne en à toute à subordination·</text:span> <text:span text:style-name="T2">12</text:span> <text:span text:style-name="T1">enseigner cependant à femme non je permets non cependant être autorité de homme, mais être en à tranquillité.</text:span> <text:span text:style-name="T2">13</text:span> <text:span text:style-name="T1">Adam car premier fut façonné, puis Eua.</text:span> <text:span text:style-name="T2">14</text:span> <text:span text:style-name="T1">et Adam non fut appâté, la cependant femme ayante étée appâtée d'excès en à transgression a devenu·</text:span> <text:span text:style-name="T2">15</text:span> <text:span text:style-name="T1">sera sauvé cependant par de la de engendrement d'enfant, si le cas échéant que restent en à croyance et à amour et à sanctification avec de émotion saine·</text:span> </text:p>
      <text:p text:style-name="P4">1TIMOTHEE  3</text:p>
      <text:p text:style-name="Text_20_body"><text:span text:style-name="T2">1</text:span> <text:span text:style-name="T1">croyable le discours. Si un quelconque de supervision se prétend, de beau de travail désire en fureur.</text:span> <text:span text:style-name="T2">2</text:span> <text:span text:style-name="T1">attache de lien donc le superviseur irrépréhensible être, de une de femme homme, sobre sain d'émotion ordonné affectionné à l'étranger capable d'enseigner,</text:span> <text:span text:style-name="T2">3</text:span> <text:span text:style-name="T1">ne pas à côté du vin ne pas frappeur, mais modéré non batailleur non ami de l'argent,</text:span> <text:span text:style-name="T2">4</text:span> <text:span text:style-name="T1">de le de en propre de maison bellement se dressant au-devant, enfants ayant en à subordination, avec de toute de vénération</text:span> <text:span text:style-name="T2">5</text:span> <text:span text:style-name="T1">Si cependant un quelconque de le de en propre de maison dresser au-devant non a su, comment? de église de Dieu se prendra soin,</text:span> <text:span text:style-name="T2">6</text:span> <text:span text:style-name="T1">ne pas néophyte, afin que ne pas ayant été enfumé envers objet de jugement que tombe dans de le de diable.</text:span> <text:span text:style-name="T2">7</text:span> <text:span text:style-name="T1">attache de lien cependant aussi témoignation belle avoir au loin de ceux au dehors, afin que ne pas envers réprobation que tombe dans et piège de le de diable.</text:span> <text:span text:style-name="T2">8</text:span> <text:span text:style-name="T1">Serviteurs de même vénérables, ne pas doubles discoureurs, ne pas à vin à nombreux attenants, ne pas escroqueurs,</text:span> <text:span text:style-name="T2">9</text:span> <text:span text:style-name="T1">ayants le mystère de la de croyance en à pure à conscience.</text:span> <text:span text:style-name="T2">10</text:span> <text:span text:style-name="T1">aussi ceux-ci cependant soient éprouvés premièrement, puis servent sans accusations étants.</text:span> <text:span text:style-name="T2">11</text:span> <text:span text:style-name="T1">Femmes de même vénérables, ne pas diablesses, sobres, croyables en à tous.</text:span> <text:span text:style-name="T2">12</text:span> <text:span text:style-name="T1">serviteurs soient de une de femme hommes, de enfants bellement se dressants au-devant et de les de en propres de maisons.</text:span> <text:span text:style-name="T2">13</text:span> <text:span text:style-name="T1">ceux car bellement ayants servis degré à eux-mêmes beau se produisent autour et nombreuse oralité franche en à croyance à celle en à Christ à Iésous.</text:span> <text:span text:style-name="T2">14</text:span> <text:span text:style-name="T1">Ces-ci à toi je graphe espérant venir vers toi en à vitesse·</text:span> <text:span text:style-name="T2">15</text:span> <text:span text:style-name="T1">si le cas échéant cependant que je sois lent, afin que que tu aies su comment? attache de lien en à maison de Dieu être tourné de bas en haut, laquelle une quelconque est église de Dieu de vivant, pilier et support de la de vérité.</text:span> <text:span text:style-name="T2">16</text:span> <text:span text:style-name="T1">et en avouement grand est le de la de piété mystère· lequel fut rendu visible en à chair, fut justifié en à souffle, fut vu à anges, fut annoncé en à ethnies, fut cru en à monde, fut pris de bas en haut en à gloire.</text:span> </text:p>
      <text:p text:style-name="P4">1TIMOTHEE  4</text:p>
      <text:p text:style-name="Text_20_body"><text:span text:style-name="T2">1</text:span> <text:span text:style-name="T1">Le cependant souffle oralement dit en ce que en à postérieurs à moments se dresseront au loin des quelconques de la de croyance attenants à souffles à égareurs et à enseignements de démons,</text:span> <text:span text:style-name="T2">2</text:span> <text:span text:style-name="T1">en à hypocrisie de faux discoureurs, de ayants étés cautérisés la en propre conscience,</text:span> <text:span text:style-name="T2">3</text:span> <text:span text:style-name="T1">de empêchants marier, se tenir au loin de aliments, lesquels le Dieu créa envers métalepse avec de action de grâce à les à croyables et à ayants reconnus la vérité.</text:span> <text:span text:style-name="T2">4</text:span> <text:span text:style-name="T1">en ce que tout créature de Dieu beau et aucun jetable au loin avec de action de grâce étant pris·</text:span> <text:span text:style-name="T2">5</text:span> <text:span text:style-name="T1">est sanctifié car par de discours de Dieu et de entretien.</text:span> <text:span text:style-name="T2">6</text:span> <text:span text:style-name="T1">Ces-ci se posant en dessous à les à frères beau tu te seras serviteur de Christ de Iésous, étant nourri dans à les à discours de la de croyance et de la de belle de enseignement à laquelle tu as suivi à côté·</text:span> <text:span text:style-name="T2">7</text:span> <text:span text:style-name="T1">les cependant profanes et de vieilles femmes mythes te demande à côté. Gymnastique cependant toi-même vers piété·</text:span> <text:span text:style-name="T2">8</text:span> <text:span text:style-name="T1">la car corporelle gymnase vers peu est profitable, la cependant piété vers tous profitable est promesse ayante de vie de celle maintenant et de celle de imminante.</text:span> <text:span text:style-name="T2">9</text:span> <text:span text:style-name="T1">croyable le discours et de toute de large acceptation digne·</text:span> <text:span text:style-name="T2">10</text:span> <text:span text:style-name="T1">envers ce-ci car nous peinons et nous nous combattons, en ce que nous avons espéré sur à Dieu à vivant, lequel est sauveur de tous de êtres humains surtout de croyables.</text:span> <text:span text:style-name="T2">11</text:span> <text:span text:style-name="T1">Annonce à côté ces-ci et enseigne.</text:span> <text:span text:style-name="T2">12</text:span> <text:span text:style-name="T1">Ne pas un de toi de la de jeunesse méprise, mais modèle frappé te deviens de les de croyables en à discours, en à retournement de bas en haut, en à amour, en à croyance, en à chasteté.</text:span> <text:span text:style-name="T2">13</text:span> <text:span text:style-name="T1">jusqu'à ce que je me viens attiens à la à prise de connaissance, à la à appel à côté, à la à enseignement.</text:span> <text:span text:style-name="T2">14</text:span> <text:span text:style-name="T1">ne pas néglige de le en à toi de don de grâce, lequel fut donné à toi par de prophétie avec de surposition de les de mains de le de corps des anciens.</text:span> <text:span text:style-name="T2">15</text:span> <text:span text:style-name="T1">ces-ci occupe, en à ces-ci sois, afin que de toi la progression visible que soit à tous.</text:span> <text:span text:style-name="T2">16</text:span> <text:span text:style-name="T1">aie sur à toi-même et à la à enseignement, reste sur à eux· ce-ci car faisant et toi-même tu sauveras et ceux écoutants de toi.</text:span> </text:p>
      <text:p text:style-name="P4">1TIMOTHEE  5</text:p>
      <text:p text:style-name="Text_20_body"><text:soft-page-break/><text:span text:style-name="T2">1</text:span> <text:span text:style-name="T1">à Plus ancien ne pas que tu heurtes dessus mais appelle à côté comme père, plus jeunes comme frères,</text:span> <text:span text:style-name="T2">2</text:span> <text:span text:style-name="T1">plus anciennes comme mères, plus jeunes comme soeurs en à toute à chasteté.</text:span> <text:span text:style-name="T2">3</text:span> <text:span text:style-name="T1">Veuves valorise celles réellement veuves.</text:span> <text:span text:style-name="T2">4</text:span> <text:span text:style-name="T1">si cependant une quelconque veuve enfants ou descendants a, apprennent premièrement le en propre maison être pieux et récompenses redonner à les à nés avants· ce-ci car est de loin acceptable en devant de le de Dieu.</text:span> <text:span text:style-name="T2">5</text:span> <text:span text:style-name="T1">celle cependant réellement veuve et ayante étée esseulée a espéré sur Dieu et reste auprès à les à supplications et à les à prières de nuit et de journée,</text:span> <text:span text:style-name="T2">6</text:span> <text:span text:style-name="T1">celle cependant vivante délice vivante a mort.</text:span> <text:span text:style-name="T2">7</text:span> <text:span text:style-name="T1">aussi ces-ci annonce à côté, afin que irrépréhensibles que soient.</text:span> <text:span text:style-name="T2">8</text:span> <text:span text:style-name="T1">si cependant un quelconque de les de en propres et surtout de membres de maisonnée non intellige avant, la croyance s'a nié et est de incroyant pire.</text:span> <text:span text:style-name="T2">9</text:span> <text:span text:style-name="T1">Veuve soit dit de haut en bas ne pas moindre de ans de soixante ayante devenu, de un de homme femme,</text:span> <text:span text:style-name="T2">10</text:span> <text:span text:style-name="T1">en à travaux à beaux étante témoignée, si nourrit l'enfant, si accepta l'étranger, si de saints pieds lava, si à étants oppressés fit suffisance dessus, si à tout à travail à bon suivit dessus.</text:span> <text:span text:style-name="T2">11</text:span> <text:span text:style-name="T1">plus jeunes cependant veuves te demande à côté· lorsque le cas échéant car que jouissent de haut en bas de le de Christ, marier veulent</text:span> <text:span text:style-name="T2">12</text:span> <text:span text:style-name="T1">ayantes objet de jugement en ce que la première croyance démirent·</text:span> <text:span text:style-name="T2">13</text:span> <text:span text:style-name="T1">simultanément cependant aussi sans travaux apprennent se allantes autour les maisons d'habitations, non seulement cependant sans travaux mais aussi bavardes en bêtises et travaillées alentour, bavardantes ces ne pas attachants de lien.</text:span> <text:span text:style-name="T2">14</text:span> <text:span text:style-name="T1">Je m'ai dessein donc plus jeunes marier, engendrer enfant, être despote de maison, ne pas une occasion donner à celui à se couchant contre de insulte en grâce de·</text:span> <text:span text:style-name="T2">15</text:span> <text:span text:style-name="T1">déjà car des quelconques furent tourné dehors derrière de le de Satanas.</text:span> <text:span text:style-name="T2">16</text:span> <text:span text:style-name="T1">si une quelconque croyable a veuves, fasse suffisance dessus à elles et ne pas soit alourdi la église, afin que à les réellement à veuves que fasse suffisance dessus.</text:span> <text:span text:style-name="T2">17</text:span> <text:span text:style-name="T1">Les bellement ayants dressés au-devant plus anciens de double de valeur soient jugés digne, surtout ceux peinants en à discours et à enseignement.</text:span> <text:span text:style-name="T2">18</text:span> <text:span text:style-name="T1">dit car la graphe· boeuf foulant le grain non tu muselleras, et· digne le travailleur de le de salaire de lui.</text:span> <text:span text:style-name="T2">19</text:span> <text:span text:style-name="T1">contre de plus ancien accusation ne pas te accepte à côté, extérieurement si ne pas sur de deux ou de trois de témoins.</text:span> <text:span text:style-name="T2">20</text:span> <text:span text:style-name="T1">Ceux fautants en devant de tous réfute, afin que aussi les restants effroi que aient.</text:span> <text:span text:style-name="T2">21</text:span> <text:span text:style-name="T1">Je me passe témoignage en devant de le de Dieu et de Christ de Iésous et de les de élus de anges, afin que ces-ci que tu gardiennes séparément de préjugement, ne pas un faisant selon inclinaison vers.</text:span> <text:span text:style-name="T2">22</text:span> <text:span text:style-name="T1">mains rapidement à ne pas un surpose ni cependant communie à fautes à d'autruies· toi-même consacré garde.</text:span> <text:span text:style-name="T2">23</text:span> <text:span text:style-name="T1">Ne pas plus bois de l'eau, mais à vin à peu te utilise par le fait de le estomac et les fréquentes de toi infirmités.</text:span> <text:span text:style-name="T2">24</text:span> <text:span text:style-name="T1">de Des quelconques de êtres humains les fautes évidentes au devant sont menantes devant envers jugement, à des quelconques cependant aussi suivent dessus·</text:span> <text:span text:style-name="T2">25</text:span> <text:span text:style-name="T1">de même aussi les travaux les beaux évidents au devant, et ces autrement ayants être caché non se peut.</text:span> </text:p>
      <text:p text:style-name="P4">1TIMOTHEE  6</text:p>
      <text:p text:style-name="Text_20_body"><text:span text:style-name="T2">1</text:span> <text:span text:style-name="T1">Autant lesquels sont sous joug-balance mâles esclaves, les en propres despotes de toute de valeur dignes se gouvernent, afin que ne pas le nom de le de Dieu et la enseignement que soit blasphémé.</text:span> <text:span text:style-name="T2">2</text:span> <text:span text:style-name="T1">ceux cependant croyables ayants despotes ne pas méprisent, en ce que frères sont, mais davantage soient esclaves, en ce que croyables sont et aimés ceux de la de travaillance au bien se prenants contre. Ces-ci enseigne et appelle à côté.</text:span> <text:span text:style-name="T2">3</text:span> <text:span text:style-name="T1">si un quelconque enseigne différemment et ne pas se vient vers à étants sain à discours à ceux de le de Maître de nous de Iésous de Christ et à la selon piété à enseignement,</text:span> <text:span text:style-name="T2">4</text:span> <text:span text:style-name="T1">a été enfumé, ne pas un se établissant sûrement, mais étant malade autour recherches et discours combatifs, hors de lesquelles se devient envie discorde blasphémies, soupçons méchantes,</text:span> <text:span text:style-name="T2">5</text:span> <text:span text:style-name="T1">divisantes frictions de ayants étés corrompus à travers de êtres humains le intellect et de ayants étés spoliés de la de vérité, de faisants loi apport être la piété.</text:span> <text:span text:style-name="T2">6</text:span> <text:span text:style-name="T1">Est cependant apport grand la piété avec de autosuffisance·</text:span> <text:span text:style-name="T2">7</text:span> <text:span text:style-name="T1">aucun car nous importâmes envers le monde, en ce que non cependant exporter un quelconque nous nous pouvons·</text:span> <text:span text:style-name="T2">8</text:span> <text:span text:style-name="T1">ayants cependant nourritures complètes et revêtements, à ces-ci nous serons suffit.</text:span> <text:span text:style-name="T2">9</text:span> <text:span text:style-name="T1">ceux cependant se ayants dessein être riche tombent dans envers tentation et piège et désirs en fureurs nombreuses inintelligentes et nuisibles, lesquelles des quelconques abîment les êtres humains envers périssement et déperdition.</text:span> <text:span text:style-name="T2">10</text:span> <text:span text:style-name="T1">racine car de tous de les de malicieux est la amitié de l'argent, de laquelle des quelconques se prétendants furent égaré loin au loin de la de croyance et eux-mêmes percèrent autour à douleurs à nombreuses.</text:span> <text:span text:style-name="T2">11</text:span> <text:span text:style-name="T1">Toi cependant, O être humain de Dieu, ces-ci fuis· poursuis cependant justice piété croyance, amour résistance douceur affective.</text:span> <text:span text:style-name="T2">12</text:span> <text:span text:style-name="T1">te combats le beau combat de la de croyance, te empare de la de éternelle de vie, envers laquelle tu fus appelé et tu avouas la belle aveu en devant de nombreux de témoins.</text:span> <text:span text:style-name="T2">13</text:span> <text:span text:style-name="T1">j'annonce à côté [à toi] en devant de le de Dieu de celui de faisant être vivant ces tous et de Christ de Iésous de celui de ayant témoigné sur de Pontius de Pilatus la belle aveu,</text:span> <text:span text:style-name="T2">14</text:span> <text:span text:style-name="T1">garder toi la commandement sans tache irrépréhensible jusqu'à de la de épiphanie de le de Maître de nous de Iésous de Christ,</text:span> <text:span text:style-name="T2">15</text:span> <text:span text:style-name="T1">laquelle à moments à en propres montrera le bienheureux et seul dynaste, le roi de ceux de étants rois et Maître de ceux de maîtrisants,</text:span> <text:span text:style-name="T2">16</text:span> <text:span text:style-name="T1">le seul ayant intrépassibilité, lumière habitant maison inaccessible, lequel vit aucun de êtres humains non cependant voir se peut· à lequel valeur et force éternel, amen.</text:span> <text:span text:style-name="T2">17</text:span> <text:span text:style-name="T1">à Les à riches en à le maintenant à ère annonce à côté ne pas penser haut ni cependant avoir espéré sur de richesse à inévidence mais sur à Dieu à celui à fournissant à nous tous richement envers jouissance,</text:span> <text:span text:style-name="T2">18</text:span> <text:span text:style-name="T1">travailler au bon, être riche en à travaux à beaux, libéralités être, communicatifs,</text:span> <text:span text:style-name="T2">19</text:span> <text:span text:style-name="T1">thésaurisants loin à eux-mêmes fondement beau envers ce imminant, afin que que se emparent de la réellement de vie.</text:span> <text:span text:style-name="T2">20</text:span> <text:span text:style-name="T1">O Timotheos, la dépôt à côté gardienne se tournant dehors les profanes vides voix et antithèses de la de faux nom de connaissance,</text:span> <text:span text:style-name="T2">21</text:span> <text:span text:style-name="T1">laquelle des quelconques se promettants autour la croyance dévièrent. La grâce avec de vous.</text:span> </text:p>
      <text:h text:style-name="P2" text:outline-level="3">2TIMOTHEE</text:h>
      <text:p text:style-name="Text_20_body"/>
      <text:p text:style-name="P4">2TIMOTHEE  1</text:p>
      <text:p text:style-name="Text_20_body"><text:span text:style-name="T2">1</text:span> <text:span text:style-name="T1">Paulus envoyé de Christ de Iésous par de volonté de Dieu selon promesse de vie de celle en à Christ à Iésous</text:span> <text:span text:style-name="T2">2</text:span> <text:span text:style-name="T1">à Timotheos à aimé à enfant, grâce miséricorde paix au loin de Dieu de père et de Christ de Iésous de le de Maître de nous.</text:span> <text:span text:style-name="T2">3</text:span> <text:span text:style-name="T1">Grâce j'ai à le à Dieu, à lequel j'adore au loin de nés avants en à pure à conscience, comme incessante j'ai la autour de toi mémoration en à les à supplications de moi de nuit et de journée,</text:span> <text:span text:style-name="T2">4</text:span> <text:span text:style-name="T1">désirant au-dessus toi voir, se ayant fait mémoire de toi de les de larmes, afin que de joie que je sois fait plénitude,</text:span> <text:span text:style-name="T2">5</text:span> <text:span text:style-name="T1">mémoration du dessous ayant pris de la en à toi de sans hypocrisie de croyance, laquelle une quelconque enhabita maison premièrement en à la à grand-mère de toi à Loidi et à la à mère de toi à Eunikè, j'ai été persuadé cependant en ce que aussi en à toi.</text:span> <text:span text:style-name="T2">6</text:span> <text:span text:style-name="T1">Par le fait de laquelle cause je remémore toi renflammer de bas en haut le don de grâce de le de Dieu, lequel est en à toi par de la de surposition de les de mains de moi.</text:span> <text:span text:style-name="T2">7</text:span> <text:span text:style-name="T1">non car donna à nous le Dieu souffle de timidité mais de puissance et de amour et de sens émotif sain.</text:span> <text:span text:style-name="T2">8</text:span> <text:span text:style-name="T1">ne pas donc que tu sois eu honte sur le témoignage de le de Maître de nous ni cependant moi le lié de lui, mais souffre mal avec à le à évangile selon puissance de Dieu,</text:span> <text:span text:style-name="T2">9</text:span> <text:span text:style-name="T1">de celui de ayant sauvé nous et de ayant appelé à appellation à sainte, non selon les travaux de nous mais selon en propre proposition et grâce, celle ayante étée donnée à nous en à Christ à Iésous d'avant de temps de éternels,</text:span> <text:span text:style-name="T2">10</text:span> <text:span text:style-name="T1">ayante étée rendue visible cependant maintenant par de la de épiphanie de le de sauveur de nous de Christ de Iésous, de ayant rendu complètement sans travail certes le trépas de ayant illuminé cependant vie et incorruptibilité par de le de évangile</text:span> <text:span text:style-name="T2">11</text:span> <text:span text:style-name="T1">envers lequel je fus posé moi annonciateur et envoyé et enseignant,</text:span> <text:span text:style-name="T2">12</text:span> <text:span text:style-name="T1">par le fait de laquelle cause aussi ces-ci je souffre· mais non je m'ai honte sur, j'ai su car à lequel j'ai cru et j'ai été persuadé en ce que puissant est la dépôt à côté de moi gardienner envers celle-là la journée.</text:span> <text:span text:style-name="T2">13</text:span> <text:span text:style-name="T1">Esquisse aie de étants sain de discours de lesquels à côté de moi tu écoutas en à croyance et à amour à celle en à Christ à Iésous·</text:span> <text:span text:style-name="T2">14</text:span> <text:span text:style-name="T1">la belle dépôt à côté gardienne par de souffle de saint de ce de enhabitant maison en à nous.</text:span> <text:span text:style-name="T2">15</text:span> <text:span text:style-name="T1">Tu as su ce-ci, en ce que furent détourné moi tous ceux en à la à Asie, de lesquels est Phugelos et Hermogène.</text:span> <text:span text:style-name="T2">16</text:span> <text:span text:style-name="T1">que donne miséricorde le Maître à le de Onésiphore à maison, en ce que souvent moi rafraîchit de bas en haut et la chaîne de moi non fut eu honte sur,</text:span> <text:span text:style-name="T2">17</text:span> <text:span text:style-name="T1">mais se ayant devenu en à Rome hâtivement chercha moi et trouva·</text:span> <text:span text:style-name="T2">18</text:span> <text:span text:style-name="T1">que donne à lui le Maître trouver miséricorde à côté de Maître en à celle-là à la à journée. et autant lesquels en à Éphèse servit, mieux toi tu connais.</text:span> </text:p>
      <text:p text:style-name="P4">2TIMOTHEE  2</text:p>
      <text:p text:style-name="Text_20_body"><text:span text:style-name="T2">1</text:span> <text:span text:style-name="T1">Toi donc, enfant de moi, sois fortifié dans en à la à grâce à celle en à Christ à Iésous,</text:span> <text:span text:style-name="T2">2</text:span> <text:span text:style-name="T1">et lesquels tu écoutas à côté de moi par de nombreux de témoins, ces-ci te pose à côté à croyables à êtres humains, lesquels des quelconques assez-importants se seront aussi autres-différents enseigner.</text:span> <text:span text:style-name="T2">3</text:span> <text:span text:style-name="T1">Souffre mal avec comme beau soldat de Christ de Iésous.</text:span> <text:span text:style-name="T2">4</text:span> <text:span text:style-name="T1">aucun se guerroyant en soldat est tressé dans à les de le de existence à affaires, afin que à celui à ayant appelé armée que plaise.</text:span> <text:span text:style-name="T2">5</text:span> <text:span text:style-name="T1">si le cas échéant cependant aussi que lutte en athlète un quelconque, non est couronné si le cas échéant ne pas légalement que lutte en athlète.</text:span> <text:span text:style-name="T2">6</text:span> <text:span text:style-name="T1">le peinant cultivateur attache de lien premièrement de les de fruits prendre avec au-delà.</text:span> <text:span text:style-name="T2">7</text:span> <text:span text:style-name="T1">intellige lequel je dis· donnera car à toi le Maître compréhension en à tous.</text:span> <text:span text:style-name="T2">8</text:span> <text:span text:style-name="T1">Mémore Iésous Christ ayant été éveillé hors de morts, hors de semence de Dauid, selon le évangile de moi,</text:span> <text:span text:style-name="T2">9</text:span> <text:span text:style-name="T1">en à lequel je souffre le mal jusqu'à de liens comme travailleur du mal, mais le discours de le de Dieu non a été attaché de lien·</text:span> <text:span text:style-name="T2">10</text:span> <text:span text:style-name="T1">par le fait de ce-ci tous je résiste en restant sous par le fait de les élus, afin que aussi eux de sauvetage que obtiennent de celle en à Christ à Iésous avec de gloire de éternelle.</text:span> <text:span text:style-name="T2">11</text:span> <text:span text:style-name="T1">croyable le discours· si car nous mourûmes loin avec, aussi nous vivrons avec·</text:span> <text:span text:style-name="T2">12</text:span> <text:span text:style-name="T1">si nous résistons en restant sous, aussi nous serons rois ensemble· si nous nous nierons, et celui-là se niera nous·</text:span> <text:span text:style-name="T2">13</text:span> <text:span text:style-name="T1">si nous croyons pas, celui-là croyable reste, se nier car lui-même non se peut.</text:span> <text:span text:style-name="T2">14</text:span> <text:span text:style-name="T1">Ces-ci fais mémoire du dessous se passant témoignage en devant de le de Dieu ne pas discourir combatif, sur aucun utile, sur à catastrophe de ceux de écoutants.</text:span> <text:span text:style-name="T2">15</text:span> <text:span text:style-name="T1">sois en hâte toi-même approuvé dresser à côté à le à Dieu, travailleur non honteux, tranchant droit le discours de la de vérité.</text:span> <text:span text:style-name="T2">16</text:span> <text:span text:style-name="T1">les cependant profanes vides voix te dresse autour· sur plus nombreusement car progresseront de impiété</text:span> <text:span text:style-name="T2">17</text:span> <text:span text:style-name="T1">et le discours de eux comme gangrène pâturage aura. de lesquels est Uménaios et Philète,</text:span> <text:span text:style-name="T2">18</text:span> <text:span text:style-name="T1">lesquels des quelconques autour la vérité dévièrent, disants [la] redressement déjà avoir devenu, et renversent de bas en haut la de des quelconques croyance.</text:span> <text:span text:style-name="T2">19</text:span> <text:span text:style-name="T1">le néanmoins solide fondement de le de Dieu a dressé, ayant la sceau celle-ci· connut Maître ceux étants de lui, et· dresse au loin au loin de injustice tout celui nommant le nom de Maître.</text:span> <text:span text:style-name="T2">20</text:span> <text:span text:style-name="T1">En à grande cependant à maison d'habitation non est seulement ustensiles d'ors et argentés mais aussi boisés et argileux, et lesquels certes envers valeur lesquels cependant envers dévalorisation·</text:span> <text:span text:style-name="T2">21</text:span> <text:span text:style-name="T1">si le cas échéant donc un quelconque que nettoie dehors lui-même au loin de ces-ci, se sera ustensile envers valeur, ayant été sanctifié, bien utile bon à le à despote, envers tout travail bon ayant été préparé.</text:span> <text:span text:style-name="T2">22</text:span> <text:span text:style-name="T1">Les cependant juvéniles désirs en fureurs fuis, poursuis cependant justice croyance amour paix avec de ceux de se surnommants le Maître hors de pure de coeur.</text:span> <text:span text:style-name="T2">23</text:span> <text:span text:style-name="T1">les cependant folles et sans instructions recherches te demande à côté, ayant su en ce que engendrent batailles·</text:span> <text:span text:style-name="T2">24</text:span> <text:span text:style-name="T1">mâle esclave cependant de Maître non attache de lien se batailler mais affable être vers tous, capable d'enseigner, supportant le mal,</text:span> <text:span text:style-name="T2">25</text:span> <text:span text:style-name="T1">en à douceur éduquant ceux se contredisposants, de peur que que donne à eux le Dieu transintelligence envers reconnaissance de vérité</text:span> <text:span text:style-name="T2">26</text:span> <text:span text:style-name="T1">et que modèrent de bas en haut hors de la de le de diable de piège, ayants étés capturés vivant sous de lui envers ce de celui-là volonté.</text:span> </text:p>
      <text:p text:style-name="P4">2TIMOTHEE  3</text:p>
      <text:p text:style-name="Text_20_body"><text:span text:style-name="T2">1</text:span> <text:span text:style-name="T1">Ce-ci cependant connais, en ce que en à dernières à journées se dresseront dedans moments difficiles·</text:span> <text:span text:style-name="T2">2</text:span> <text:span text:style-name="T1">se seront car les êtres humains amis d'eux-mêmes amis de l'argents vantards prétentieux blasphématoires, à parents désobéissants, ingrats non sacrés</text:span> <text:span text:style-name="T2">3</text:span> <text:span text:style-name="T1">sans tendresses sans libations diables intempérants non apprivoisés non affectionnés aux bons</text:span> <text:span text:style-name="T2">4</text:span> <text:span text:style-name="T1">traîtres tombants en avant ayants étés enfumés, amis des plaisirs davantage ou amis des dieux,</text:span> <text:span text:style-name="T2">5</text:span> <text:span text:style-name="T1">ayants formation de piété la cependant puissance de elle se ayants niés· et ceux-ci te tourne loin.</text:span> <text:span text:style-name="T2">6</text:span> <text:span text:style-name="T1">Hors de ceux-ci car sont ceux plongeants à l'intérieur envers les maisons d'habitations et faisants captif femmelettes ayants étés entassés à fautes, étants conduits à désirs en fureurs à diverses,</text:span> <text:span text:style-name="T2">7</text:span> <text:span text:style-name="T1">en tout moment apprenants et non cependant à un moment envers reconnaissance de vérité venir se pouvants.</text:span> <text:span text:style-name="T2">8</text:span> <text:span text:style-name="T1">lequel manière cependant Iannes et Iambres dressèrent contre à Môusês, ainsi aussi ceux-ci se dressent contre à la à vérité, êtres humains ayants étés corrompus de haut en bas le intellect, non approuvés autour la croyance.</text:span> <text:span text:style-name="T2">9</text:span> <text:span text:style-name="T1">mais non progresseront sur plus nombreusement· la car inintelligence de eux évidente au dehors se sera à tous, comme aussi celle de ceux-là se devint.</text:span> <text:span text:style-name="T2">10</text:span> <text:span text:style-name="T1">Toi cependant tu suivis à côté de moi à la à enseignement, à la à conduite, à la à proposition, à la à croyance, à la à distance de fureur, à la à amour, à la à résistance,</text:span> <text:span text:style-name="T2">11</text:span> <text:span text:style-name="T1">à les à poursuites, à les à passions de souffrances, tels que à moi se devint en à Antioche, en à Iconium, en à Lystre, tels que poursuites je supportai et hors de tous moi se délivra le Maître.</text:span> <text:span text:style-name="T2">12</text:span> <text:span text:style-name="T1">aussi tous cependant ceux voulants vivre pieusement en à Christ à Iésous seront poursuivi.</text:span> <text:span text:style-name="T2">13</text:span> <text:span text:style-name="T1">méchants cependant êtres humains et charmeurs progresseront sur le pire égarants et étants égarés.</text:span> <text:span text:style-name="T2">14</text:span> <text:span text:style-name="T1">Toi cependant reste en à lesquels tu appris et tu fus rendu croyable, ayant su à côté de quels tu appris,</text:span> <text:span text:style-name="T2">15</text:span> <text:span text:style-name="T1">et en ce que au loin de bébé [les] sacrés lettres tu as su, ces se pouvants toi faire sage envers sauvetage par de croyance de celle en à Christ à Iésous.</text:span> <text:span text:style-name="T2">16</text:span> <text:span text:style-name="T1">toute graphe soufflée de Dieu et profitable vers enseignement, vers argument de réfutation, vers remise en sûre droiture, vers éducation celle en à justice,</text:span> <text:span text:style-name="T2">17</text:span> <text:span text:style-name="T1">afin que ajusté que soit le de le de Dieu être humain, vers tout travail bon ayant été ajusté à l'excès.</text:span> </text:p>
      <text:p text:style-name="P4">2TIMOTHEE  4</text:p>
      <text:p text:style-name="Text_20_body"><text:span text:style-name="T2">1</text:span> <text:span text:style-name="T1">Je me passe témoignage en devant de le de Dieu et de Christ de Iésous de celui de imminant juger vivants et morts, et la épiphanie de lui et la royauté de lui·</text:span> <text:span text:style-name="T2">2</text:span> <text:span text:style-name="T1">annonce le discours, présente en bien moment en non moment, réfute, survalorise, appelle à côté, en à toute à distance de fureur et à enseignement.</text:span> <text:span text:style-name="T2">3</text:span> <text:span text:style-name="T1">Se sera car moment lorsque de celle de étante sain de enseignement non se assumeront mais selon les en propres désirs en fureurs à eux-mêmes entasseront au-dessus enseignants étants grattés la écoute</text:span> <text:span text:style-name="T2">4</text:span> <text:span text:style-name="T1">et au loin certes de la de vérité la écoute détourneront, sur cependant les mythes seront tourné dehors.</text:span> <text:span text:style-name="T2">5</text:span> <text:span text:style-name="T1">Toi cependant sois sobre en à tous, souffre le mal, travail fais de évangéliste, la service de toi colporte à plénitude.</text:span> <text:span text:style-name="T2">6</text:span> <text:span text:style-name="T1">Moi car déjà je suis fait une offrande de boisson, et le moment de la de haute délivrance de moi a présenté.</text:span> <text:span text:style-name="T2">7</text:span> <text:span text:style-name="T1">le beau combat je m'ai combattu, le course j'ai achevé, la croyance j'ai gardé·</text:span> <text:span text:style-name="T2">8</text:span> <text:span text:style-name="T1">pour le reste se couche loin à moi le de la de justice couronne, lequel redonnera à moi le Maître en à celle-là à la à journée, le juste juge, non seulement cependant à moi mais aussi à tous à ceux à ayants aimés la épiphanie de lui.</text:span> <text:span text:style-name="T2">9</text:span> <text:span text:style-name="T1">Sois en hâte venir vers moi rapidement·</text:span> <text:span text:style-name="T2">10</text:span> <text:span text:style-name="T1">Démas car moi délaissa en contrebas ayant aimé le maintenant ère et fut allé envers Thessalonique, Kreskes envers Galatie, Titus envers Dalmatie·</text:span> <text:span text:style-name="T2">11</text:span> <text:span text:style-name="T1">Loukas est seul avec de moi. Markos ayant pris de bas en haut conduis avec de toi-même, est car à moi bien utile bon envers service.</text:span> <text:span text:style-name="T2">12</text:span> <text:span text:style-name="T1">Tuchikos cependant j'envoyai envers Éphèse.</text:span> <text:span text:style-name="T2">13</text:span> <text:span text:style-name="T1">le paenula lequel je laissai au loin en à Troas à côté à Karpos se venant porte, et les papiers de bibles surtout les parchemins.</text:span> <text:span text:style-name="T2">14</text:span> <text:span text:style-name="T1">Alexandre le ouvrier de cuivre nombreux à moi malicieux se montra dedans· redonnera à lui le Maître selon les travaux de lui·</text:span> <text:span text:style-name="T2">15</text:span> <text:span text:style-name="T1">lequel aussi toi te gardienne, extrêmement car dressa contre à les à nôtres à discours.</text:span> <text:span text:style-name="T2">16</text:span> <text:span text:style-name="T1">En à la à première de moi à apologie aucun à moi se devint à côté, mais tous moi délaissèrent en contrebas· ne pas à eux que soit calculé·</text:span> <text:span text:style-name="T2">17</text:span> <text:span text:style-name="T1">le cependant Maître à moi dressa à côté et fortifia dans moi, afin que par de moi le annonce que soit colporté à plénitude et que écoutent tous les ethnies, et je fus délivré hors de bouche de lion.</text:span> <text:span text:style-name="T2">18</text:span> <text:span text:style-name="T1">se délivrera moi le Maître au loin de tout de travail de méchant et sauvera envers la royauté de lui la sur ciel· à lequel la gloire envers les ères de les de ères, amen.</text:span> <text:span text:style-name="T2">19</text:span> <text:span text:style-name="T1">Te salue Priska et Akulas et le de Onésiphore maison.</text:span> <text:span text:style-name="T2">20</text:span> <text:span text:style-name="T1">Érastos resta en à Corinthe, Trophimos cependant je laissai au loin en à Milet étant infirme.</text:span> <text:span text:style-name="T2">21</text:span> <text:span text:style-name="T1">Sois en hâte d'avant de tempête hivernale venir. Se salue toi Euboulos et Poudès et Linos et Klaudia et les frères tous.</text:span> <text:span text:style-name="T2">22</text:span> <text:span text:style-name="T1">Le Maître avec de le de souffle de toi. la grâce avec de vous.</text:span> </text:p>
      <text:h text:style-name="P2" text:outline-level="3">TITE</text:h>
      <text:p text:style-name="Text_20_body"/>
      <text:p text:style-name="P4">TITE  1</text:p>
      <text:p text:style-name="Text_20_body"><text:span text:style-name="T2">1</text:span> <text:span text:style-name="T1">Paulus mâle esclave de Dieu, envoyé cependant de Iésous de Christ selon croyance de élus de Dieu et reconnaissance de vérité de celle selon piété</text:span> <text:span text:style-name="T2">2</text:span> <text:span text:style-name="T1">sur à espérance de vie de éternelle, laquelle se promit le qui ne ment pas Dieu d'avant de temps de éternels,</text:span> <text:span text:style-name="T2">3</text:span> <text:span text:style-name="T1">rendit visible cependant à moments à en propres le discours de lui en à annonce, lequel je fus cru moi selon mandat de le de sauveur de nous de Dieu,</text:span> <text:span text:style-name="T2">4</text:span> <text:span text:style-name="T1">à Titus à légitime à enfant selon commune croyance, grâce et paix au loin de Dieu de père et de Christ de Iésous de le de sauveur de nous.</text:span> <text:span text:style-name="T2">5</text:span> <text:span text:style-name="T1">de Ce-ci en grâce de je laissai au loin toi en à Crète, afin que ces manquants que tu te mettes en ordre et que tu constitues selon cité plus anciens, comme moi à toi je m'ordonnai au-travers,</text:span> <text:span text:style-name="T2">6</text:span> <text:span text:style-name="T1">si un quelconque est sans accusation, de une de femme homme, enfants ayant croyables, ne pas en à accusation de dissolution ou insoumis.</text:span> <text:span text:style-name="T2">7</text:span> <text:span text:style-name="T1">attache de lien car le superviseur sans accusation être comme de Dieu légiste de maison, ne pas arrogant, ne pas coléreux, ne pas à côté du vin, ne pas frappeur, ne pas escroqueur,</text:span> <text:span text:style-name="T2">8</text:span> <text:span text:style-name="T1">mais affectionné à l'étranger affectionné à ce qui est bon sain d'émotion juste sacré maîtrisant intérieur,</text:span> <text:span text:style-name="T2">9</text:span> <text:span text:style-name="T1">se tenant contre de le selon la enseignement de croyable de discours, afin que puissant que soit et appeler à côté en à la à enseignement à celle à étante sain et ceux contredisants réfuter.</text:span> <text:span text:style-name="T2">10</text:span> <text:span text:style-name="T1">Sont car nombreux [aussi] insoumis, vains discoureurs et appâteurs d'émotions, surtout ceux hors de la de circoncision,</text:span> <text:span text:style-name="T2">11</text:span> <text:span text:style-name="T1">lesquels attache de lien mettre sur bouche, lesquels des quelconques touts entiers maisons renversent de bas en haut enseignants lesquels ne pas attache de lien de honteux de gain en grâce de.</text:span> <text:span text:style-name="T2">12</text:span> <text:span text:style-name="T1">dit un quelconque hors de eux en propre de eux prophète· Crétois toujours menteurs, malicieux bêtes sauvages, ventres sans travaux.</text:span> <text:span text:style-name="T2">13</text:span> <text:span text:style-name="T1">la témoignation celle-ci est vrai. par le fait de laquelle cause réfute eux en longue scission, afin que que soient sain en à la à croyance,</text:span> <text:span text:style-name="T2">14</text:span> <text:span text:style-name="T1">ne pas attenants à Ioudaiques à mythes et à commandements de êtres humains de se détournants la vérité.</text:span> <text:span text:style-name="T2">15</text:span> <text:span text:style-name="T1">tous purs à les à purs· à ceux cependant à ayants étés souillés et à incroyants aucun pur, mais a été souillé de eux et le intellect et la conscience.</text:span> <text:span text:style-name="T2">16</text:span> <text:span text:style-name="T1">Dieu avouent avoir su, à les cependant à travaux se nient, abominables étants et désobéissants et vers tout travail bon non approuvés.</text:span> </text:p>
      <text:p text:style-name="P4">TITE  2</text:p>
      <text:p text:style-name="Text_20_body"><text:span text:style-name="T2">1</text:span> <text:span text:style-name="T1">Toi cependant bavarde lesquels est remarquable à celle à étante sain à enseignement.</text:span> <text:span text:style-name="T2">2</text:span> <text:span text:style-name="T1">Hommes anciens sobres être, vénérables, sains d'émotions, étants sain à la à croyance, à la à amour, à la à résistance·</text:span> <text:span text:style-name="T2">3</text:span> <text:span text:style-name="T1">femmes anciennes de même en à constitution convenables aux sacrés, ne pas diablesses ni cependant à vin à nombreux ayantes étées esclavagées, enseignantes bellement,</text:span> <text:span text:style-name="T2">4</text:span> <text:span text:style-name="T1">afin que que rendent sain d'émotion les jeunes amies des hommes être, amies des enfants</text:span> <text:span text:style-name="T2">5</text:span> <text:span text:style-name="T1">saines d'émotions consacrées gardiennes de maison bonnes, étantes subordonnées à les à en propres à hommes, afin que ne pas le discours de le de Dieu que soit blasphémé.</text:span> <text:span text:style-name="T2">6</text:span> <text:span text:style-name="T1">Les plus jeunes de même appelle à côté être sain d'émotion</text:span> <text:span text:style-name="T2">7</text:span> <text:span text:style-name="T1">autour tous, toi-même se fournissant modèle frappé de beaux de travaux, en à la à enseignement incorruption, vénération,</text:span> <text:span text:style-name="T2">8</text:span> <text:span text:style-name="T1">discours sain inconnu en condamnation, afin que celui hors de à l'encontre que soit tourné intérieurement ne pas un ayant dire autour de nous dérisoire.</text:span> <text:span text:style-name="T2">9</text:span> <text:span text:style-name="T1">Mâles esclaves à en propres à despotes se subordonner en à tous, bien agréables être, ne pas contredisants,</text:span> <text:span text:style-name="T2">10</text:span> <text:span text:style-name="T1">ne pas se détournants, mais toute croyance se montrants dedans bonne, afin que la enseignement celle de le de sauveur de nous de Dieu que arrangent en à tous.</text:span> <text:span text:style-name="T2">11</text:span> <text:span text:style-name="T1">Fut brillé sur car la grâce de le de Dieu salutaire à tous à êtres humains</text:span> <text:span text:style-name="T2">12</text:span> <text:span text:style-name="T1">éduquante nous, afin que se ayants niés la impiété et les des mondes désirs en fureurs sainement en émotion et justement et pieusement que nous vivions en à le maintenant à ère,</text:span> <text:span text:style-name="T2">13</text:span> <text:span text:style-name="T1">se acceptants auprès la bienheureuse espérance et épiphanie de la de gloire de le de grand de Dieu et de sauveur de nous de Iésous de Christ,</text:span> <text:span text:style-name="T2">14</text:span> <text:span text:style-name="T1">lequel donna lui-même au-dessus de nous, afin que que se rançonne nous au loin de toute de illégalité et que purifie à lui-même peuple spécialement choisi, zélote de beaux de travaux.</text:span> <text:span text:style-name="T2">15</text:span> <text:span text:style-name="T1">Ces-ci bavarde et appelle à côté et réfute avec de toute de mandat· ne pas un de toi pense autour.</text:span> </text:p>
      <text:p text:style-name="P4">TITE  3</text:p>
      <text:p text:style-name="Text_20_body"><text:span text:style-name="T2">1</text:span> <text:span text:style-name="T1">Fais mémoire du dessous eux à origines à autorités se subordonner, obéir à l'origine, vers tout travail bon prêts être,</text:span> <text:span text:style-name="T2">2</text:span> <text:span text:style-name="T1">ne pas un blasphémer, non batailleurs être, modérés, toute se montrants dedans douceur vers tous êtres humains.</text:span> <text:span text:style-name="T2">3</text:span> <text:span text:style-name="T1">Nous étions car à un moment aussi nous inintelligents, désobéissants, étants égarés, étants esclaves à désirs en fureurs et à plaisirs à diverses, en à malice et à envie conduisants au travers, détestants, haïssants les uns les autres.</text:span> <text:span text:style-name="T2">4</text:span> <text:span text:style-name="T1">lorsque cependant la utilité bonté et la amitié de l'humain fut brillé sur de le de sauveur de nous de Dieu,</text:span> <text:span text:style-name="T2">5</text:span> <text:span text:style-name="T1">non hors de travaux de ces en à justice lesquels nous fîmes nous mais selon le de lui miséricorde sauva nous par de bain de régénération et de rénovation de souffle de saint,</text:span> <text:span text:style-name="T2">6</text:span> <text:span text:style-name="T1">de lequel déversa sur nous richement par de Iésous de Christ de le de sauveur de nous,</text:span> <text:span text:style-name="T2">7</text:span> <text:span text:style-name="T1">afin que ayants étés justifiés à la de celui-là à grâce héritiers que nous soyons devenu selon espérance de vie de éternelle.</text:span> <text:span text:style-name="T2">8</text:span> <text:span text:style-name="T1">Croyable le discours· et autour de ces-ci je m'ai dessein toi se affirmer au travers, afin que que réfléchissent de beaux de travaux se dresser au-devant ceux ayants crus à Dieu· ces-ci est beaux et profitables à les à êtres humains.</text:span> <text:span text:style-name="T2">9</text:span> <text:span text:style-name="T1">folles cependant recherches et généalogies et discordes et batailles légistes te dresse autour· sont car improfitables et vaines.</text:span> <text:span text:style-name="T2">10</text:span> <text:span text:style-name="T1">hérétique être humain après une et deuxième admonition te demande à côté,</text:span> <text:span text:style-name="T2">11</text:span> <text:span text:style-name="T1">ayant su en ce que a été tourné à l'excès le tel et faute étant auto-jugé-condamné.</text:span> <text:span text:style-name="T2">12</text:span> <text:span text:style-name="T1">Lorsque le cas échéant que je mande Artémas vers toi ou Tuchikos, sois en hâte venir vers moi envers Nicopolis, là car j'ai jugé hiverner à côté.</text:span> <text:span text:style-name="T2">13</text:span> <text:span text:style-name="T1">Zénas le légiste et Apollos hâtivement mande en avant, afin que ne pas un à eux que manque.</text:span> <text:span text:style-name="T2">14</text:span> <text:span text:style-name="T1">apprennent cependant aussi les nôtres de beaux de travaux se dresser au-devant envers les nécessaires besoins, afin que ne pas que soient sans fruits.</text:span> <text:span text:style-name="T2">15</text:span> <text:span text:style-name="T1">Se saluent toi ceux avec de moi tous. te salue ceux affectionnants nous en à croyance. La grâce avec de tous de vous.</text:span> </text:p>
      <text:h text:style-name="P2" text:outline-level="3"><text:soft-page-break/>PHILEMON</text:h>
      <text:p text:style-name="Text_20_body"/>
      <text:p text:style-name="P4">PHILEMON  1</text:p>
      <text:p text:style-name="Text_20_body"><text:span text:style-name="T2">1</text:span> <text:span text:style-name="T1">Paulus lié de Christ de Iésous et Timotheos le frère à Philémon à le à aimé et à co-travailleur de nous</text:span> <text:span text:style-name="T2">2</text:span> <text:span text:style-name="T1">et à Apphia à la à soeur et à Archippos à le à co-soldat de nous et à la selon maison de toi à église,</text:span> <text:span text:style-name="T2">3</text:span> <text:span text:style-name="T1">grâce à vous et paix au loin de Dieu de père de nous et de Maître de Iésous de Christ.</text:span> <text:span text:style-name="T2">4</text:span> <text:span text:style-name="T1">Je rends grâce à le à Dieu de moi en tout moment mémoration de toi se faisant sur de les de prières de moi,</text:span> <text:span text:style-name="T2">5</text:span> <text:span text:style-name="T1">écoutant de toi la amour et la croyance, laquelle tu as vers le Maître Iésous et envers tous les saints,</text:span> <text:span text:style-name="T2">6</text:span> <text:span text:style-name="T1">de telle manière que la communion de la de croyance de toi énergisante que se devienne en à reconnaissance de tout de bon de ce en à nous envers Christ.</text:span> <text:span text:style-name="T2">7</text:span> <text:span text:style-name="T1">joie car nombreuse j'eus et appel à côté sur à la à amour de toi, en ce que les entrailles de les de saints a été reposé par de toi, frère.</text:span> <text:span text:style-name="T2">8</text:span> <text:span text:style-name="T1">C'est pourquoi nombreuse en à Christ oralité franche ayant ordonner sûrement à toi ce surgissant de bas en haut</text:span> <text:span text:style-name="T2">9</text:span> <text:span text:style-name="T1">par le fait de la amour davantage j'appelle à côté, tel étant comme Paulus homme ancien maintenant cependant aussi lié de Christ de Iésous·</text:span> <text:span text:style-name="T2">10</text:span> <text:span text:style-name="T1">j'appelle à côté toi autour de le de mien de enfant, lequel j'engendrai en à les à liens, Onésime,</text:span> <text:span text:style-name="T2">11</text:span> <text:span text:style-name="T1">celui à un moment à toi inutile inbon maintenant cependant [et] à toi et à moi bien utile bon,</text:span> <text:span text:style-name="T2">12</text:span> <text:span text:style-name="T1">lequel je mandai de bas en haut à toi, lui, ce-ci est les miens entrailles·</text:span> <text:span text:style-name="T2">13</text:span> <text:span text:style-name="T1">lequel moi je m'avais dessein vers moi-même tenir de haut en bas, afin que au-dessus de toi à moi que serve en à les à liens de le de évangile,</text:span> <text:span text:style-name="T2">14</text:span> <text:span text:style-name="T1">séparément cependant de la de tienne de opinion aucun je voulus faire, afin que ne pas comme selon nécessité le bon de toi que soit mais selon volontaire.</text:span> <text:span text:style-name="T2">15</text:span> <text:span text:style-name="T1">Peut-être car par le fait de ce-ci fut séparé vers heure, afin que éternel lui que tu tiennes au loin,</text:span> <text:span text:style-name="T2">16</text:span> <text:span text:style-name="T1">non plus comme mâle esclave mais au-dessus mâle esclave, frère aimé, surtout à moi, à combien grand? cependant davantage à toi et en à chair et en à Maître.</text:span> <text:span text:style-name="T2">17</text:span> <text:span text:style-name="T1">si donc moi tu as communiant, te prends auprès lui comme moi.</text:span> <text:span text:style-name="T2">18</text:span> <text:span text:style-name="T1">si cependant un quelconque fit injustice toi ou doit, ce-ci à moi mets au compte.</text:span> <text:span text:style-name="T2">19</text:span> <text:span text:style-name="T1">moi Paulus je graphai à la à mienne à main, moi je paierai de retour· afin que ne pas que je dise à toi en ce que aussi toi-même à moi tu dois auprès.</text:span> <text:span text:style-name="T2">20</text:span> <text:span text:style-name="T1">oui frère, moi de toi que je me jouisse en à Maître· repose de moi les entrailles en à Christ.</text:span> <text:span text:style-name="T2">21</text:span> <text:span text:style-name="T1">Ayant persuadé à la à écoute soumise de toi je graphai à toi, ayant su en ce que aussi au-dessus lesquels je dis tu feras.</text:span> <text:span text:style-name="T2">22</text:span> <text:span text:style-name="T1">simultanément cependant aussi prépare à moi étrangeté· j'espère car en ce que par de les de prières de vous je serai fait grâce à vous.</text:span> <text:span text:style-name="T2">23</text:span> <text:span text:style-name="T1">Se salue toi Épaphras le co-captif de moi en à Christ à Iésous,</text:span> <text:span text:style-name="T2">24</text:span> <text:span text:style-name="T1">Markos, Aristarque, Démas, Loukas, les co-travailleurs de moi.</text:span> <text:span text:style-name="T2">25</text:span> <text:span text:style-name="T1">La grâce de le de Maître de nous de Iésous de Christ avec de le de souffle de vous. amen.</text:span> </text:p>
      <text:h text:style-name="P2" text:outline-level="3">HEBREUX</text:h>
      <text:p text:style-name="Text_20_body"/>
      <text:p text:style-name="P4">HEBREUX  1</text:p>
      <text:p text:style-name="Text_20_body"><text:span text:style-name="T2">1</text:span> <text:span text:style-name="T1">En plusieurs parties et en plusieurs tournures vieillement le Dieu ayant bavardé à les à pères en à les à prophètes</text:span> <text:span text:style-name="T2">2</text:span> <text:span text:style-name="T1">sur de dernier de les de journées de celles-ci bavarda à nous en à fils, lequel posa héritier de tous, par de lequel aussi fit les ères·</text:span> <text:span text:style-name="T2">3</text:span> <text:span text:style-name="T1">lequel étant reflet de la de gloire et caractère de la de soutenance de lui, portant en outre ces tous à le à oral de la de puissance de lui, purification de les de fautes se ayant fait assit en à droite de la de majesté en à hauts,</text:span> <text:span text:style-name="T2">4</text:span> <text:span text:style-name="T1">à tant meilleur se ayant devenu de les de anges à autant lequel plus différent à côté eux a hérité nom.</text:span> <text:span text:style-name="T2">5</text:span> <text:span text:style-name="T1">à Quel car dit à un moment de les de anges· fils de moi tu es toi, moi aujourd'hui j'ai engendré toi; et de nouveau· moi je me serai à lui envers père, et lui se sera à moi envers fils;</text:span> <text:span text:style-name="T2">6</text:span> <text:span text:style-name="T1">lorsque le cas échéant cependant de nouveau que conduise à l'intérieur le premier-né envers la écoumène, dit· et prosternent vers à lui tous anges de Dieu.</text:span> <text:span text:style-name="T2">7</text:span> <text:span text:style-name="T1">et vers certes les anges dit· celui faisant les anges de lui souffles et les liturges de lui de feu flamme,</text:span> <text:span text:style-name="T2">8</text:span> <text:span text:style-name="T1">vers cependant le fils· le trône de toi le Dieu envers le ère de le de ère, et la bâton de la de rectitude bâton de la de royauté de lui.</text:span> <text:span text:style-name="T2">9</text:span> <text:span text:style-name="T1">tu aimas justice et tu haïs illégalité· par le fait de ce-ci oignit toi le Dieu le Dieu de toi huile d'olive de exultation à côté les participants de toi.</text:span> <text:span text:style-name="T2">10</text:span> <text:span text:style-name="T1">et· toi selon origines, Maître, la terre tu fondas, et travaux de les de mains de toi sont les cieux·</text:span> <text:span text:style-name="T2">11</text:span> <text:span text:style-name="T1">eux se dépériront, toi cependant tu restes constamment, et tous comme himation seront rendu vieux,</text:span> <text:span text:style-name="T2">12</text:span> <text:span text:style-name="T1">et comme si enveloppe tu rouleras eux, comme himation aussi seront changé· toi cependant le même tu es et les ans de toi non éclipseront.</text:span> <text:span text:style-name="T2">13</text:span> <text:span text:style-name="T1">vers quel cependant de les de anges a dit à un moment· te sois assis hors de droits de moi, jusqu'à ce que le cas échéant que je pose les ennemis de toi sous-pied de les de pieds de toi;</text:span> <text:span text:style-name="T2">14</text:span> <text:span text:style-name="T1">non pas tous sont liturgiques souffles envers service étants envoyés par le fait de ceux imminants hériter sauvetage;</text:span> </text:p>
      <text:p text:style-name="P4">HEBREUX  2</text:p>
      <text:p text:style-name="Text_20_body"><text:span text:style-name="T2">1</text:span> <text:span text:style-name="T1">Par le fait de ce-ci attache de lien plus surabondamment attenir nous à ces à ayants étés écoutés, de peur que que nous coulions à côté.</text:span> <text:span text:style-name="T2">2</text:span> <text:span text:style-name="T1">si car le par de anges ayant été bavardé discours se devint ferme et toute transgression et écoute à côté prit en exécution de justice rémunération,</text:span> <text:span text:style-name="T2">3</text:span> <text:span text:style-name="T1">comment? nous nous nous fuirons dehors de celle-ci aussi grande ayants négligés de sauvetage, laquelle une quelconque origine ayante prise être bavardé par de le de Maître sous de ceux de ayants écoutés envers nous fut affermi,</text:span> <text:span text:style-name="T2">4</text:span> <text:span text:style-name="T1">de témoignant sur avec de le de Dieu à signes en outre et à prodiges et à diverses à puissances et de souffle de saint à partages selon la de lui volonté;</text:span> <text:span text:style-name="T2">5</text:span> <text:span text:style-name="T1">Non car à anges subordonna la écoumène celle imminante, autour de laquelle nous bavardons.</text:span> <text:span text:style-name="T2">6</text:span> <text:span text:style-name="T1">se passa témoignage cependant quelque part où un quelconque disant· quel est être humain en ce que tu te fais mémoire de lui, ou fils de être humain en ce que tu te rends supervision lui;</text:span> <text:span text:style-name="T2">7</text:span> <text:span text:style-name="T1">tu amoindris lui court un quelconque à côté anges, à gloire et à valeur tu couronnas lui,</text:span> <text:span text:style-name="T2">8</text:span> <text:span text:style-name="T1">tous tu subordonnas en dessous vers le bas de les de pieds de lui. en à ce car subordonner [à lui] ces tous aucun abandonna à lui insoumis. Maintenant cependant non encore nous voyons à lui ces tous ayants étés subordonnés·</text:span> <text:span text:style-name="T2">9</text:span> <text:span text:style-name="T1">celui cependant court un quelconque à côté anges ayant été amoindri nous regardons Iésous par le fait de le passion de souffrance de le de trépas à gloire et à valeur ayant été couronné, de telle manière que à grâce de Dieu au-dessus de tout que se goûte de trépas.</text:span> <text:span text:style-name="T2">10</text:span> <text:span text:style-name="T1">Était remarquable car à lui, par le fait de lequel ces tous et par de lequel ces tous, nombreux fils envers gloire ayant conduit le chef conducteur de la de sauvetage de eux par de passions de souffrances perfectionner.</text:span> <text:span text:style-name="T2">11</text:span> <text:span text:style-name="T1">celui en outre car sanctifiant et ceux étants sanctifiés hors de un tous· par le fait de laquelle cause non se a honte sur frères eux appeler</text:span> <text:span text:style-name="T2">12</text:span> <text:span text:style-name="T1">disant· je rapporterai annonce le nom de toi à les à frères de moi, en à au milieu de église je chanterai hymne toi,</text:span> <text:span text:style-name="T2">13</text:span> <text:span text:style-name="T1">et de nouveau· moi je me serai ayant persuadé sur à lui, et de nouveau· voici moi et les petits enfants lesquels à moi donna le Dieu.</text:span> <text:span text:style-name="T2">14</text:span> <text:span text:style-name="T1">Puisque donc les petits enfants a communié de sang et de chair, aussi lui près du côté participa de les de mêmes, afin que par de le de trépas que rende complètement sans travail celui le force ayant de le de trépas, ce-ci est le diable,</text:span> <text:span text:style-name="T2">15</text:span> <text:span text:style-name="T1">et que débarrasse ceux-ci, autant lesquels à effroi de trépas par de tout de ce vivre tenus au-dedans étaient de esclavage.</text:span> <text:span text:style-name="T2">16</text:span> <text:span text:style-name="T1">non car assurément de anges se empare mais de semence de Abraam se empare.</text:span> <text:span text:style-name="T2">17</text:span> <text:span text:style-name="T1">d'où devait selon tous à les à frères être rendu semblable, afin que miséricordieux que se devienne et croyable chef sacrificateur ces vers le Dieu envers ce être été propice les fautes de le de peuple.</text:span> <text:span text:style-name="T2">18</text:span> <text:span text:style-name="T1">en à lequel car a souffert lui ayant été mis en tentation, se peut à ceux à étants mis en tentation aider.</text:span> </text:p>
      <text:p text:style-name="P4">HEBREUX  3</text:p>
      <text:p text:style-name="Text_20_body"><text:span text:style-name="T2">1</text:span> <text:span text:style-name="T1">D'où, frères saints, de appellation de sur ciel participants, intelligez complètement le envoyé et chef sacrificateur de la de aveu de nous Iésous,</text:span> <text:span text:style-name="T2">2</text:span> <text:span text:style-name="T1">croyable étant à celui à ayant fait lui comme aussi Môusês en [à tout entier] à le à maison de lui.</text:span> <text:span text:style-name="T2">3</text:span> <text:span text:style-name="T1">de plus nombreusement car celui-ci de gloire à côté Môusês a été jugé digne, selon autant lequel plus nombreusement valeur a de le de maison celui ayant préparé de haut en bas lui·</text:span> <text:span text:style-name="T2">4</text:span> <text:span text:style-name="T1">tout car maison est préparé de haut en bas sous de un quelconque, celui cependant tous ayant préparé de haut en bas Dieu.</text:span> <text:span text:style-name="T2">5</text:span> <text:span text:style-name="T1">et Môusês certes croyable en à tout entier à le à maison de lui comme thérapeute envers témoignage de ces de qui seront bavardés,</text:span> <text:span text:style-name="T2">6</text:span> <text:span text:style-name="T1">Christ cependant comme fils sur le maison de lui· de lequel maison nous sommes nous, si le cas échéant certes la oralité franche et le vantardise de la de espérance que nous tenions de haut en bas.</text:span> <text:span text:style-name="T2">7</text:span> <text:span text:style-name="T1">C'est pourquoi, de haut en bas comme dit le souffle le saint· aujourd'hui si le cas échéant de la de voix de lui que vous écoutiez,</text:span> <text:span text:style-name="T2">8</text:span> <text:span text:style-name="T1">ne pas que vous durcissiez les coeurs de vous comme en à le à aigreur à côté selon la journée de le de tentation en à la à déserte,</text:span> <text:span text:style-name="T2">9</text:span> <text:span text:style-name="T1">où mirent en tentation les pères de vous en à docimasie et virent les travaux de moi</text:span> <text:span text:style-name="T2">10</text:span> <text:span text:style-name="T1">quarante ans· c'est pourquoi je colérai vers à la à génération à celle-ci et je dis· toujours sont égarés à la à coeur, eux cependant non connurent les chemins de moi,</text:span> <text:span text:style-name="T2">11</text:span> <text:span text:style-name="T1">comme je jurai en à la à colère de moi· si se viendront à l'intérieur envers la pause de haut en bas de moi.</text:span> <text:span text:style-name="T2">12</text:span> <text:span text:style-name="T1">Regardez, frères, de peur que se sera en à un quelconque de vous coeur méchante de incroyance en à ce dresser au loin au loin de Dieu de vivant,</text:span> <text:span text:style-name="T2">13</text:span> <text:span text:style-name="T1">mais appelez à côté vous-mêmes selon chacune journée, jusqu'à l'extrémité de lequel ce aujourd'hui est appelé, afin que ne pas que soit durci un quelconque hors de vous à appât de la de faute –</text:span> <text:span text:style-name="T2">14</text:span> <text:span text:style-name="T1">participants car de le de Christ nous avons devenus, si le cas échéant certes la origine de la de soutenance jusqu'à de achèvement ferme que nous tenions de haut en bas –</text:span> <text:span text:style-name="T2">15</text:span> <text:span text:style-name="T1">en à ce être dit· aujourd'hui si le cas échéant de la de voix de lui que vous écoutiez, ne pas que vous durcissiez les coeurs de vous comme en à le à aigreur à côté.</text:span> <text:span text:style-name="T2">16</text:span> <text:span text:style-name="T1">des quelconques car ayants écoutés aigrirent à côté; mais non tous ceux ayants sortis hors de Égypte par de Môusês;</text:span> <text:span text:style-name="T2">17</text:span> <text:span text:style-name="T1">à quels cependant coléra vers quarante ans; non pas à ceux à ayants fautés, de lesquels les membres tomba en à la à déserte;</text:span> <text:span text:style-name="T2">18</text:span> <text:span text:style-name="T1">à quels cependant jura ne pas se avoir à venir à l'intérieur envers la pause de haut en bas de lui si ne pas à ceux à ayants désobéis;</text:span> <text:span text:style-name="T2">19</text:span> <text:span text:style-name="T1">et nous regardons en ce que non furent pu venir à l'intérieur par le fait de incroyance.</text:span> </text:p>
      <text:p text:style-name="P4">HEBREUX  4</text:p>
      <text:p text:style-name="Text_20_body"><text:span text:style-name="T2">1</text:span> <text:span text:style-name="T1">Que nous soyons effrayé donc, de peur que de étante laissée en contrebas de promesse venir à l'intérieur envers la pause de haut en bas de lui que estime un quelconque hors de vous avoir manqué.</text:span> <text:span text:style-name="T2">2</text:span> <text:span text:style-name="T1">aussi car nous sommes ayants étés évangélisés tout comme et ceux-là· mais non profita le discours de la de écoute ceux-là ne pas ayants étés mélangés avec à la à croyance à ceux à ayants écoutés.</text:span> <text:span text:style-name="T2">3</text:span> <text:span text:style-name="T1">Nous nous venons à l'intérieur car envers [la] pause de haut en bas ceux ayants crus, de haut en bas comme a dit· comme je jurai en à la à colère de moi· si se viendront à l'intérieur envers la pause de haut en bas de moi, et néanmoins de les de travaux au loin de fondation de monde de ayants étés devenus.</text:span> <text:span text:style-name="T2">4</text:span> <text:span text:style-name="T1">a dit car quelque part où autour de la de septième ainsi· et cessa de haut en bas le Dieu en à la à journée à la à septième au loin de tous de les de travaux de lui,</text:span> <text:span text:style-name="T2">5</text:span> <text:span text:style-name="T1">et en à celui-ci de nouveau· si se viendront à l'intérieur envers la pause de haut en bas de moi.</text:span> <text:span text:style-name="T2">6</text:span> <text:span text:style-name="T1">puisque donc est laissé au loin des quelconques venir à l'intérieur envers elle, et ceux auparavant ayants étés évangélisés non vinrent à l'intérieur par le fait de désobéissance,</text:span> <text:span text:style-name="T2">7</text:span> <text:span text:style-name="T1">de nouveau une quelconque limite journée, aujourd'hui, en à Dauid disant après tel temps, de haut en bas comme a été prédit· aujourd'hui si le cas échéant de la de voix de lui que vous écoutiez, ne pas que vous durcissiez les coeurs de vous.</text:span> <text:span text:style-name="T2">8</text:span> <text:span text:style-name="T1">si car eux Iésous cessa de haut en bas, non le cas échéant autour de autre bavardait après ces-ci de journée.</text:span> <text:span text:style-name="T2">9</text:span> <text:span text:style-name="T1">par conséquent est laissé au loin sabbatisme à le à peuple de le de Dieu.</text:span> <text:span text:style-name="T2">10</text:span> <text:span text:style-name="T1">celui car ayant venu à l'intérieur envers la pause de haut en bas de lui aussi lui cessa de haut en bas au loin de les de travaux de lui comme certes au loin de les de en propres le Dieu.</text:span> <text:span text:style-name="T2">11</text:span> <text:span text:style-name="T1">Que nous soyons en hâte donc venir à l'intérieur envers celle-là la pause de haut en bas, afin que ne pas en à le à même un quelconque à sous-échantillon que tombe de la de désobéissance.</text:span> <text:span text:style-name="T2">12</text:span> <text:span text:style-name="T1">Vivant car le discours de le de Dieu et énergisant et plus scissionnant au-dessus toute machette double tranchante aussi se pénétrant jusqu'à l'extrémité de partage de âme et de souffle, de jointures en outre et de moelles, et critique de réflexions en fureurs et de intentions de coeur·</text:span> <text:span text:style-name="T2">13</text:span> <text:span text:style-name="T1">et non est création disparu en devant de lui, tous cependant nus et ayants étés exposés de cou à les à yeux de lui, vers lequel à nous le discours.</text:span> <text:span text:style-name="T2">14</text:span> <text:span text:style-name="T1">Ayants donc chef sacrificateur grand ayant passé à travers les cieux, Iésous le fils de le de Dieu, que nous saisissions avec force de la de aveu.</text:span> <text:span text:style-name="T2">15</text:span> <text:span text:style-name="T1">non car nous avons chef sacrificateur ne pas se pouvant compatir à les à infirmités de nous, ayant été mis en tentation cependant selon tous selon ressemblance séparément de faute.</text:span> <text:span text:style-name="T2">16</text:span> <text:span text:style-name="T1">que nous nous venions vers donc avec de oralité franche à le à trône de la de grâce, afin que que nous prenions miséricorde et grâce que nous trouvions envers bien de moment aide.</text:span> </text:p>
      <text:p text:style-name="P4">HEBREUX  5</text:p>
      <text:p text:style-name="Text_20_body"><text:span text:style-name="T2">1</text:span> <text:span text:style-name="T1">Tout car chef sacrificateur hors de êtres humains étant pris au-dessus de êtres humains est constitué ces vers le Dieu, afin que que apporte dons en outre et sacrifices au-dessus de fautes,</text:span> <text:span text:style-name="T2">2</text:span> <text:span text:style-name="T1">mesurer la souffrance se pouvant à ceux à méconnaissants et à étants égarés, puisque aussi lui est couché autour infirmité</text:span> <text:span text:style-name="T2">3</text:span> <text:span text:style-name="T1">et par le fait de elle doit, de haut en bas comme autour de le de peuple, ainsi aussi autour de lui-même apporter autour de fautes.</text:span> <text:span text:style-name="T2">4</text:span> <text:span text:style-name="T1">et non à lui-même un quelconque prend la valeur mais étant appelé sous de le de Dieu tout comme aussi Aaron.</text:span> <text:span text:style-name="T2">5</text:span> <text:span text:style-name="T1">Ainsi aussi le Christ non lui-même glorifia être devenu chef sacrificateur mais celui ayant bavardé vers lui· fils de moi tu es toi, moi aujourd'hui j'ai engendré toi·</text:span> <text:span text:style-name="T2">6</text:span> <text:span text:style-name="T1">de haut en bas comme aussi en à autre-différent dit· toi sacrificateur envers le ère selon la mise en ordre de Melchisédek,</text:span> <text:span text:style-name="T2">7</text:span> <text:span text:style-name="T1">lequel en à les à journées de la de chair de lui supplications en outre et implorations vers celui se pouvant sauver lui hors de trépas avec de cri de tenace et de larmes ayant apporté et ayant été écouté envers au loin de la de précaution,</text:span> <text:span text:style-name="T2">8</text:span> <text:span text:style-name="T1">et certes étant fils, apprit au loin de lesquels souffrit la écoute soumise,</text:span> <text:span text:style-name="T2">9</text:span> <text:span text:style-name="T1">et ayant été perfectionné se devint à tous à ceux à écoutants en soumission à lui auteur de sauvetage de éternelle,</text:span> <text:span text:style-name="T2">10</text:span> <text:span text:style-name="T1">ayant été adressé auprès de l'agora sous de le de Dieu chef sacrificateur selon la mise en ordre de Melchisédek.</text:span> <text:span text:style-name="T2">11</text:span> <text:span text:style-name="T1">Autour de lequel nombreux à nous le discours et difficile d'interprétation dire, puisque lents vous avez devenus à les à écoutes.</text:span> <text:span text:style-name="T2">12</text:span> <text:span text:style-name="T1">aussi car devants être enseignants par le fait de le temps, de nouveau besoin vous avez de ce enseigner vous un quelconque les éléments de la de origine de les de logions de le de Dieu et vous avez devenus besoin ayants de lait [et] non de solide de nourriture.</text:span> <text:span text:style-name="T2">13</text:span> <text:span text:style-name="T1">tout car celui participant de lait inexpérimenté de discours de justice, infantile car est·</text:span> <text:span text:style-name="T2">14</text:span> <text:span text:style-name="T1">de parfaits cependant est la solide nourriture, de ceux par le fait de la habitude les sens ayants étés gymnastiqués de ayants vers jugement au travers de beau en outre et de malicieux.</text:span> </text:p>
      <text:p text:style-name="P4">HEBREUX  6</text:p>
      <text:p text:style-name="Text_20_body"><text:span text:style-name="T2">1</text:span> <text:span text:style-name="T1">C'est pourquoi ayants abandonnés le de la de origine de le de Christ discours sur la perfection que nous soyons porté, ne pas de nouveau fondement se jetants de haut en bas de transintelligence au loin de morts de travaux et de croyance sur Dieu,</text:span> <text:span text:style-name="T2">2</text:span> <text:span text:style-name="T1">de baptisations enseignement, de surposition en outre de mains, de redressement en outre de morts et de objet de jugement de éternel.</text:span> <text:span text:style-name="T2">3</text:span> <text:span text:style-name="T1">et ce-ci nous ferons, si le cas échéant certes que permette le Dieu.</text:span> <text:span text:style-name="T2">4</text:span> <text:span text:style-name="T1">Impuissant car ceux une fois ayants étés illuminés, se ayants goûtés en outre de la de gratification de la de sur ciel et participants ayants étés devenus de souffle de saint</text:span> <text:span text:style-name="T2">5</text:span> <text:span text:style-name="T1">et beau se ayants goûtés de Dieu oral puissances en outre de imminant de ère</text:span> <text:span text:style-name="T2">6</text:span> <text:span text:style-name="T1">et ayants tombés à côté, de nouveau renouveler de bas en haut envers transintelligence, crucifiants de bas en haut à eux-mêmes le fils de le de Dieu et faisants un exemple de côté.</text:span> <text:span text:style-name="T2">7</text:span> <text:span text:style-name="T1">terre car celle ayante bue le sur de elle se venant souvent pluie et enfantante pâture bien placée à ceux-là par le fait de lesquels aussi est cultivé, prend avec au-delà de éloge au loin de le de Dieu·</text:span> <text:span text:style-name="T2">8</text:span> <text:span text:style-name="T1">exportante cependant épines et tribules, non approuvée et de imprécation de haut en bas proche, de laquelle le achèvement envers brûlage.</text:span> <text:span text:style-name="T2">9</text:span> <text:span text:style-name="T1">Nous avons été persuadés cependant autour de vous, aimés, les meilleurs et se ayants de sauvetage, si aussi ainsi nous bavardons.</text:span> <text:span text:style-name="T2">10</text:span> <text:span text:style-name="T1">non car injuste le Dieu se omettre en plus de le de travail de vous et de la de amour de laquelle vous vous montrâtes dedans envers le nom de lui, ayants servis à les à saints et servants.</text:span> <text:span text:style-name="T2">11</text:span> <text:span text:style-name="T1">nous désirons en fureur cependant chacun de vous la même se montrer dedans hâte vers la colportée plénitude de la de espérance jusqu'à l'extrémité de achèvement,</text:span> <text:span text:style-name="T2">12</text:span> <text:span text:style-name="T1">afin que ne pas lents que vous vous deveniez, mimes cependant de ceux par de croyance et de distance de fureur de héritants les promesses.</text:span> <text:span text:style-name="T2">13</text:span> <text:span text:style-name="T1">à Le car à Abraam se ayant promis le Dieu, puisque contre de aucun avait de plus grand jurer, jura contre de lui-même</text:span> <text:span text:style-name="T2">14</text:span> <text:span text:style-name="T1">disant· si certainement élogiant j'élogierai toi et multipliant je multiplierai toi·</text:span> <text:span text:style-name="T2">15</text:span> <text:span text:style-name="T1">et ainsi ayant éloigné fureur obtint le dessus de la de promesse.</text:span> <text:span text:style-name="T2">16</text:span> <text:span text:style-name="T1">êtres humains car contre de le de plus grand jurent, et de toute à eux de contradiction limite envers confirmation le serment·</text:span> <text:span text:style-name="T2">17</text:span> <text:span text:style-name="T1">en à lequel plus surabondamment se ayant dessein le Dieu montrer sûrement à les à héritiers de la de promesse le immuable de la de dessein de lui médiatisa à serment,</text:span> <text:span text:style-name="T2">18</text:span> <text:span text:style-name="T1">afin que par de deux de actes de immuables, en à lesquels impuissant se mentir [le] Dieu, tenace appel à côté que nous ayons ceux ayants fuis de haut en bas saisir avec force de la de se couchante devant de espérance·</text:span> <text:span text:style-name="T2">19</text:span> <text:span text:style-name="T1">laquelle comme ancre nous avons de la de âme sécurisante en outre et ferme et se venante à l'intérieur envers le plus au dedans de le de rideau étendu,</text:span> <text:span text:style-name="T2">20</text:span> <text:span text:style-name="T1">là où avant-coureur au-dessus de nous vint à l'intérieur Iésous, selon la mise en ordre de Melchisédek chef sacrificateur se ayant devenu envers le ère.</text:span> </text:p>
      <text:p text:style-name="P4">HEBREUX  7</text:p>
      <text:p text:style-name="Text_20_body"><text:span text:style-name="T2">1</text:span> <text:span text:style-name="T1">Celui-ci car le Melchisédek, roi de Salem, sacrificateur de le de Dieu de le de très haut, celui ayant rencontré avec à Abraam à retournant en arrière au loin de la de coupure de les de rois et ayant élogié lui,</text:span> <text:span text:style-name="T2">2</text:span> <text:span text:style-name="T1">à lequel aussi dixième au loin de tous partagea Abraam, premièrement certes étant interprété roi de justice ensuite cependant aussi roi de Salem, lequel est roi de paix,</text:span> <text:span text:style-name="T2">3</text:span> <text:span text:style-name="T1">sans père sans mère sans généalogie, et ni origine de journées et ni de vie achèvement ayant, ayant été rendu semblable au loin cependant à le à fils de le de Dieu, reste sacrificateur envers le continu.</text:span> <text:span text:style-name="T2">4</text:span> <text:span text:style-name="T1">Observez cependant combien grand celui-ci, à lequel [et] dixième Abraam donna hors de les de extrémités du tas le patriarche.</text:span> <text:span text:style-name="T2">5</text:span> <text:span text:style-name="T1">et ceux certes hors de les de fils de Lévi la sacrificature prenants commandement ont dîmer loin le peuple selon le loi, ce-ci est les frères de eux, et certes ayants sortis hors de la de flanc de Abraam·</text:span> <text:span text:style-name="T2">6</text:span> <text:span text:style-name="T1">celui cependant ne pas étant fait la généalogie hors de eux a dîmé Abraam et celui ayant les promesses a élogié.</text:span> <text:span text:style-name="T2">7</text:span> <text:span text:style-name="T1">séparément cependant de toute de contradiction le moindre sous de le de meilleur est élogié.</text:span> <text:span text:style-name="T2">8</text:span> <text:span text:style-name="T1">et ici certes dixièmes mourants loin êtres humains prennent, là cependant étant témoigné en ce que vit.</text:span> <text:span text:style-name="T2">9</text:span> <text:span text:style-name="T1">et comme récit dire, par de Abraam aussi Lévi celui dixièmes prenant a été dîmé·</text:span> <text:span text:style-name="T2">10</text:span> <text:span text:style-name="T1">encore car en à la à flanc de le de père était lorsque rencontra avec à lui Melchisédek.</text:span> <text:span text:style-name="T2">11</text:span> <text:span text:style-name="T1">Si certes donc perfectionnement par de la de Lévitique de sacrificature était, le peuple car sur de elle a été légiféré, quelle encore besoin selon la mise en ordre de Melchisédek autre-différent se redresser sacrificateur et non selon la mise en ordre de Aaron être dit;</text:span> <text:span text:style-name="T2">12</text:span> <text:span text:style-name="T1">de étante changée de place car de la de sacrificature hors de nécessité aussi de loi transposition se devient.</text:span> <text:span text:style-name="T2">13</text:span> <text:span text:style-name="T1">sur lequel car est dit ces-ci, de tribu de autre-différente a participé, au loin de laquelle aucun a attenu à le à autel des sacrifices·</text:span> <text:span text:style-name="T2">14</text:span> <text:span text:style-name="T1">évident au devant car en ce que hors de Iouda a levé de bas en haut le Maître de nous, envers laquelle tribu autour de sacrificateurs aucun Môusês bavarda.</text:span> <text:span text:style-name="T2">15</text:span> <text:span text:style-name="T1">et plus surabondant encore évident de haut en bas est, si selon la ressemblance de Melchisédek se redresse sacrificateur autre-différent,</text:span> <text:span text:style-name="T2">16</text:span> <text:span text:style-name="T1">lequel non selon loi de commandement de charnue a devenu mais selon puissance de vie de indéliable vers le bas.</text:span> <text:span text:style-name="T2">17</text:span> <text:span text:style-name="T1">est témoigné car en ce que toi sacrificateur envers le ère selon la mise en ordre de Melchisédek.</text:span> <text:span text:style-name="T2">18</text:span> <text:span text:style-name="T1">abolition certes car se devient de menante devant de commandement par le fait de le de elle infirme et improfitable –</text:span> <text:span text:style-name="T2">19</text:span> <text:span text:style-name="T1">aucun car perfectionna le loi – introduction cependant de meilleure de espérance par de laquelle nous approchons à le à Dieu.</text:span> <text:span text:style-name="T2">20</text:span> <text:span text:style-name="T1">Et selon autant lequel non séparément de assermentation· ceux certes car séparément de assermentation sont sacrificateurs ayants devenus,</text:span> <text:span text:style-name="T2">21</text:span> <text:span text:style-name="T1">celui cependant avec de assermentation par de celui de disant vers lui· jura Maître et non sera repenti· toi sacrificateur envers le ère.</text:span> <text:span text:style-name="T2">22</text:span> <text:span text:style-name="T1">selon tant [aussi] de meilleure de disposition a devenu garant Iésous.</text:span> <text:span text:style-name="T2">23</text:span> <text:span text:style-name="T1">Et ceux certes plus nombreusement sont ayants devenus sacrificateurs par le fait de ce à trépas être empêché rester à côté·</text:span> <text:span text:style-name="T2">24</text:span> <text:span text:style-name="T1">celui cependant par le fait de ce rester lui envers le ère intransgressible a la sacrificature·</text:span> <text:span text:style-name="T2">25</text:span> <text:span text:style-name="T1">d'où aussi sauver envers le totalement achevé se peut ceux se venants vers par de lui à le à Dieu, en tout moment vivant envers ce intercéder au-dessus de eux.</text:span> <text:span text:style-name="T2">26</text:span> <text:span text:style-name="T1">Tel car à nous aussi était remarquable chef sacrificateur, sacré sans malice sans souillure, ayant été séparé au loin de les de fauteurs et plus haut de les de cieux se ayant devenu,</text:span> <text:span text:style-name="T2">27</text:span> <text:span text:style-name="T1">lequel non a selon journée nécessité, comme certes les chefs sacrificateurs, auparavant au-dessus de les de en propres de fautes sacrifices porter de bas en haut ensuite de celles de le de peuple· ce-ci car fit sur une fois lui-même ayant porté de bas en haut.</text:span> <text:span text:style-name="T2">28</text:span> <text:span text:style-name="T1">le loi car êtres humains constitue chefs sacrificateurs ayants infirmité, le discours cependant de la de assermentation de celle après le loi fils envers le ère ayant été perfectionné.</text:span> </text:p>
      <text:p text:style-name="P4">HEBREUX  8</text:p>
      <text:p text:style-name="Text_20_body"><text:soft-page-break/><text:span text:style-name="T2">1</text:span> <text:span text:style-name="T1">Capital cependant sur à ces à étants dits, tel nous avons chef sacrificateur, lequel assit en à droite de le de trône de la de majesté en à les à cieux,</text:span> <text:span text:style-name="T2">2</text:span> <text:span text:style-name="T1">de les de saints liturge et de la de tente de la de véritable, laquelle ficha le Maître, non être humain.</text:span> <text:span text:style-name="T2">3</text:span> <text:span text:style-name="T1">Tout car chef sacrificateur envers ce apporter dons en outre et sacrifices est constitué· d'où nécessaire avoir un quelconque aussi celui-ci lequel que apporte.</text:span> <text:span text:style-name="T2">4</text:span> <text:span text:style-name="T1">si certes donc était sur de terre, non cependant le cas échéant était sacrificateur, de étants de ceux de apportants selon loi les dons·</text:span> <text:span text:style-name="T2">5</text:span> <text:span text:style-name="T1">lesquels des quelconques à sous-échantillon et à ombre adorent de les de sur cieux, de haut en bas comme a été négocié du besoin Môusês imminant achever au-dessus la tente· vois car déclare, tu feras tous selon le modèle frappé celui ayant été montré à toi en à le à montagne·</text:span> <text:span text:style-name="T2">6</text:span> <text:span text:style-name="T1">maintenant cependant de plus différente a obtenu de liturgie, à autant lequel aussi de meilleure est de disposition médiateur, laquelle une quelconque sur à meilleures à promesses a été légiféré.</text:span> <text:span text:style-name="T2">7</text:span> <text:span text:style-name="T1">Si car la première celle-là était sans blâme, non le cas échéant de deuxième était cherché lieu.</text:span> <text:span text:style-name="T2">8</text:span> <text:span text:style-name="T1">se blâmant car à eux dit· voici journées se viennent, dit Maître, et j'achèverai ensemble sur le maison de Israël et sur le maison de Iouda disposition nouvelle,</text:span> <text:span text:style-name="T2">9</text:span> <text:span text:style-name="T1">non selon la disposition, laquelle je fis à les à pères de eux en à journée de se ayant emparé de moi de la de main de eux conduire dehors eux hors de terre de Égypte, en ce que eux non restèrent dans en à la à disposition de moi, et moi je négligeai de eux, dit Maître·</text:span> <text:span text:style-name="T2">10</text:span> <text:span text:style-name="T1">en ce que celle-ci la disposition, laquelle je me disposerai à le à maison de Israël après les journées celles-là, dit Maître· donnant lois de moi envers la capacité d’intelligence de eux et sur coeurs de eux j'épigrapherai eux, et je me serai à eux envers Dieu, et eux se seront à moi envers peuple·</text:span> <text:span text:style-name="T2">11</text:span> <text:span text:style-name="T1">et non ne pas que enseignent chacun le citoyen de lui et chacun le frère de lui disant· connais le Maître, en ce que tous sauront moi au loin de petit jusqu'à ce que de grand de eux,</text:span> <text:span text:style-name="T2">12</text:span> <text:span text:style-name="T1">en ce que propice je me serai à les à injustices de eux et de les de fautes de eux non ne pas que je sois fait mémoire encore.</text:span> <text:span text:style-name="T2">13</text:span> <text:span text:style-name="T1">en à ce dire nouvelle a rendu vieux la première· ce cependant étant rendu vieux et étant vétuste proche de disparition.</text:span> </text:p>
      <text:p text:style-name="P4">HEBREUX  9</text:p>
      <text:p text:style-name="Text_20_body"><text:span text:style-name="T2">1</text:span> <text:span text:style-name="T1">Avait certes donc [et] la première actes de justifications de adoration le en outre saint du monde.</text:span> <text:span text:style-name="T2">2</text:span> <text:span text:style-name="T1">tente car fut préparé de haut en bas la première en à laquelle la en outre chandelier et la table et la proposition de les de pains, laquelle une quelconque est dit Sainte·</text:span> <text:span text:style-name="T2">3</text:span> <text:span text:style-name="T1">après cependant le deuxième rideau étendu tente celle étante dite Sainte de Saints,</text:span> <text:span text:style-name="T2">4</text:span> <text:span text:style-name="T1">d'or ayante instrument à sacrifice de l'encens et la arche de la de disposition ayante étée couverte autour en toutes parts à objet d'or, en à laquelle stamnos d'or ayante le manne et la bâton de Aaron celle ayante germée et les plaques de la de disposition,</text:span> <text:span text:style-name="T2">5</text:span> <text:span text:style-name="T1">au-dessus du haut cependant de elle Chérubins de gloire ombrageants de haut en bas le propitiatoire· autour de lesquels non est maintenant dire selon part.</text:span> <text:span text:style-name="T2">6</text:span> <text:span text:style-name="T1">de Ces-ci cependant ainsi de ayants étés préparés de haut en bas envers certes la première tente par de tout entrent les sacrificateurs les adorations achevants au-dessus,</text:span> <text:span text:style-name="T2">7</text:span> <text:span text:style-name="T1">envers cependant la deuxième une fois de le de année seul le chef sacrificateur, non séparément de sang lequel apporte au-dessus de lui-même et de les de le de peuple de actes de méconnaissances,</text:span> <text:span text:style-name="T2">8</text:span> <text:span text:style-name="T1">ce-ci de mettant en évidence de le de souffle de le de saint, ne pas encore avoir été rendu visible la de les de saints chemin encore de la de première de tente de ayante dressement,</text:span> <text:span text:style-name="T2">9</text:span> <text:span text:style-name="T1">laquelle une quelconque parabole envers le moment celui ayant dressé dedans, selon laquelle dons en outre et sacrifices sont apportés ne pas se pouvantes selon conscience perfectionner celui adorant,</text:span> <text:span text:style-name="T2">10</text:span> <text:span text:style-name="T1">seulement sur à aliments et à breuvages et à différents à baptisations, actes de justifications de chair jusqu'à de moment de rectification se couchants sur.</text:span> <text:span text:style-name="T2">11</text:span> <text:span text:style-name="T1">Christ cependant se ayant devenu à côté chef sacrificateur de les de se ayants devenus de bons par de la de plus grande et de plus parfaite de tente non de faite de main, ce-ci est non de celle-ci de la de création,</text:span> <text:span text:style-name="T2">12</text:span> <text:span text:style-name="T1">non cependant par de sang de boucs et de veaux par cependant de le de en propre de sang vint à l'intérieur sur une fois envers les saints éternelle rançonnement se ayant trouvé.</text:span> <text:span text:style-name="T2">13</text:span> <text:span text:style-name="T1">si car le sang de boucs et de taureaux et cendre de génisse aspergeante ceux ayants étés rendus communs sanctifie vers la de la de chair pureté,</text:span> <text:span text:style-name="T2">14</text:span> <text:span text:style-name="T1">à combien grand? davantage le sang de le de Christ, lequel par de souffle de éternel lui-même apporta sans reproche à le à Dieu, purifiera la conscience de vous au loin de morts de travaux envers ce adorer à Dieu à vivant.</text:span> <text:span text:style-name="T2">15</text:span> <text:span text:style-name="T1">Et par le fait de ce-ci de disposition de nouvelle médiateur est, de telle manière que de trépas de se ayant devenu envers rançon intégrale de les sur à la à première à disposition de transgressions la promesse que prennent ceux ayants étés appelés de la de éternelle de héritage.</text:span> <text:span text:style-name="T2">16</text:span> <text:span text:style-name="T1">Là où car disposition, trépas nécessité être porté de celui de se ayant disposé·</text:span> <text:span text:style-name="T2">17</text:span> <text:span text:style-name="T1">disposition car sur à morts ferme, puisque de peur que a la ténacité lorsque vit celui se ayant disposé.</text:span> <text:span text:style-name="T2">18</text:span> <text:span text:style-name="T1">d'où non cependant la première séparément de sang a été innové·</text:span> <text:span text:style-name="T2">19</text:span> <text:span text:style-name="T1">de ayante étée bavardée car de toute de commandement selon le loi sous de Môusês à tout à le à peuple, ayant pris le sang de les de veaux [et de les de boucs] avec de eau et de laine de écarlate et de hysope lui-même en outre le papier de bible et tout le peuple aspergea</text:span> <text:span text:style-name="T2">20</text:span> <text:span text:style-name="T1">disant· ce-ci le sang de la de disposition de laquelle se commanda vers vous le Dieu.</text:span> <text:span text:style-name="T2">21</text:span> <text:span text:style-name="T1">et la tente cependant et tous les ustensiles de la de liturgie à le à sang semblablement aspergea.</text:span> <text:span text:style-name="T2">22</text:span> <text:span text:style-name="T1">et presque en à sang tous est purifié selon le loi et séparément de effusion de sang non se devient abandon.</text:span> <text:span text:style-name="T2">23</text:span> <text:span text:style-name="T1">Nécessité donc les certes sous-échantillons de ces en à les à cieux à ces-ci être purifié, eux-mêmes cependant les sur cieux à meilleures à sacrifices à côté celles-ci.</text:span> <text:span text:style-name="T2">24</text:span> <text:span text:style-name="T1">non car envers faits de mains vint à l'intérieur saints Christ, contre modèles frappés de les de véritables, mais envers lui-même le ciel, maintenant être rendu visible dedans à le à face de le de Dieu au-dessus de nous·</text:span> <text:span text:style-name="T2">25</text:span> <text:span text:style-name="T1">non cependant afin que souvent que apporte lui-même, comme certes le chef sacrificateur se vient à l'intérieur envers les saints selon année en à sang à d'autrui,</text:span> <text:span text:style-name="T2">26</text:span> <text:span text:style-name="T1">puisque attachait de lien lui souvent souffrir au loin de fondation de monde· maintenant cependant une fois sur à achèvement commun de les de ères envers abolition [de la] de faute par de la de sacrifice de lui a été rendu visible.</text:span> <text:span text:style-name="T2">27</text:span> <text:span text:style-name="T1">et selon autant lequel se couche loin à les à êtres humains une fois mourir loin, après cependant ce-ci jugement,</text:span> <text:span text:style-name="T2">28</text:span> <text:span text:style-name="T1">ainsi aussi le Christ une fois ayant été apporté envers ce de nombreux porter de bas en haut fautes hors de deuxième séparément de faute sera vu à ceux lui à se attendants longuement envers sauvetage.</text:span> </text:p>
      <text:p text:style-name="P4">HEBREUX  10</text:p>
      <text:p text:style-name="Text_20_body"><text:span text:style-name="T2">1</text:span> <text:span text:style-name="T1">Ombre car ayant le loi de les de imminants de bons, non elle-même la icône de les de actes, selon année à les à mêmes à sacrifices lesquelles apportent envers le continu pas cependant à un moment se peut ceux se venants vers perfectionner·</text:span> <text:span text:style-name="T2">2</text:span> <text:span text:style-name="T1">puisque non le cas échéant se pausèrent étantes apportées par le fait de ce ne pas une avoir encore conscience de fautes ceux adorants une fois ayants étés purifiés;</text:span> <text:span text:style-name="T2">3</text:span> <text:span text:style-name="T1">mais en à elles remémoration de fautes selon année·</text:span> <text:span text:style-name="T2">4</text:span> <text:span text:style-name="T1">impuissant car sang de taureaux et de boucs saisir au loin fautes.</text:span> <text:span text:style-name="T2">5</text:span> <text:span text:style-name="T1">C'est pourquoi se venant à l'intérieur envers le monde dit· sacrifice et offrande non tu voulus, corps cependant tu te ajustas complètement à moi·</text:span> <text:span text:style-name="T2">6</text:span> <text:span text:style-name="T1">holocaustes et autour de faute non tu estimas en bien.</text:span> <text:span text:style-name="T2">7</text:span> <text:span text:style-name="T1">alors je dis· voici je surgis, en à entête de papier de bible a été graphé autour de moi, de ce faire le Dieu le volonté de toi.</text:span> <text:span text:style-name="T2">8</text:span> <text:span text:style-name="T1">plus en haut disant en ce que sacrifices et offrandes et holocaustes et autour de faute non tu voulus non cependant tu estimas en bien, lesquelles des quelconques selon loi sont apportés,</text:span> <text:span text:style-name="T2">9</text:span> <text:span text:style-name="T1">alors a dit· voici je surgis de ce faire le volonté de toi. saisit de bas en haut le premier afin que le deuxième que dresse,</text:span> <text:span text:style-name="T2">10</text:span> <text:span text:style-name="T1">en à lequel à volonté ayants étés sanctifiés nous sommes par de la de offrande de le de corps de Iésous de Christ sur une fois.</text:span> <text:span text:style-name="T2">11</text:span> <text:span text:style-name="T1">Et tout certes sacrificateur a dressé selon journée faisant liturgie et les mêmes souvent apportant sacrifices, lesquelles des quelconques pas cependant à un moment se peuvent enlever autour fautes,</text:span> <text:span text:style-name="T2">12</text:span> <text:span text:style-name="T1">celui-ci cependant une au-dessus de fautes ayant apporté sacrifice envers le continu assit en à droite de le de Dieu,</text:span> <text:span text:style-name="T2">13</text:span> <text:span text:style-name="T1">le restant se attendant jusqu'à ce que que soient posé les ennemis de lui sous-pied de les de pieds de lui.</text:span> <text:span text:style-name="T2">14</text:span> <text:span text:style-name="T1">à une car à offrande a perfectionné envers le continu ceux étants sanctifiés.</text:span> <text:span text:style-name="T2">15</text:span> <text:span text:style-name="T1">Témoigne cependant à nous aussi le souffle le saint· après car ce avoir dit·</text:span> <text:span text:style-name="T2">16</text:span> <text:span text:style-name="T1">celle-ci la disposition laquelle je me disposerai vers eux après les journées celles-là, dit Maître· donnant lois de moi sur coeurs de eux aussi sur la capacité d’intelligence de eux j'épigrapherai eux,</text:span> <text:span text:style-name="T2">17</text:span> <text:span text:style-name="T1">et de les de fautes de eux et de les de illégalités de eux non ne pas je serai fait mémoire encore.</text:span> <text:span text:style-name="T2">18</text:span> <text:span text:style-name="T1">là où cependant abandon de celles-ci, non plus offrande autour de faute.</text:span> <text:span text:style-name="T2">19</text:span> <text:span text:style-name="T1">Ayants donc, frères, oralité franche envers la entrée de chemin de les de saints en à le à sang de Iésous,</text:span> <text:span text:style-name="T2">20</text:span> <text:span text:style-name="T1">laquelle innova à nous chemin nouvelle et vivante par de le de rideau étendu, ce-ci est de la de chair de lui,</text:span> <text:span text:style-name="T2">21</text:span> <text:span text:style-name="T1">et sacrificateur grand sur le maison de le de Dieu,</text:span> <text:span text:style-name="T2">22</text:span> <text:span text:style-name="T1">que nous nous venions vers avec de véritable de coeur en à colportée plénitude de croyance ayants étés aspergés les coeurs au loin de conscience de méchante et ayants étés baignés le corps à eau à pur·</text:span> <text:span text:style-name="T2">23</text:span> <text:span text:style-name="T1">que nous tenions de haut en bas la aveu de la de espérance sans clinaison, croyable car celui se ayant promis,</text:span> <text:span text:style-name="T2">24</text:span> <text:span text:style-name="T1">et que nous intelligions complètement les uns les autres envers provocation aigu à côté de amour et de beaux de travaux,</text:span> <text:span text:style-name="T2">25</text:span> <text:span text:style-name="T1">ne pas délaissants en contrebas la rassemblement de nous-mêmes, de haut en bas comme coutume à des quelconques, mais appelants à côté, aussi à tant davantage à autant lequel vous regardez approchante la journée.</text:span> <text:span text:style-name="T2">26</text:span> <text:span text:style-name="T1">Volontairement car de fautants de nous après ce prendre la reconnaissance de la de vérité, non plus autour de fautes est laissé au loin sacrifice,</text:span> <text:span text:style-name="T2">27</text:span> <text:span text:style-name="T1">effrayante cependant une quelconque attente de jugement et de feu zèle manger de imminant les sous opposés.</text:span> <text:span text:style-name="T2">28</text:span> <text:span text:style-name="T1">ayant démis un quelconque loi de Môusês séparément de compassions sur à deux ou à trois à témoins meurt loin·</text:span> <text:span text:style-name="T2">29</text:span> <text:span text:style-name="T1">à combien grand? vous estimez de pire sera jugé digne de punition celui le fils de le de Dieu ayant piétiné de haut en bas et le sang de la de disposition commun se ayant gouverné, en à lequel fut sanctifié, et le souffle de la de grâce ayant brutalisé dedans;</text:span> <text:span text:style-name="T2">30</text:span> <text:span text:style-name="T1">nous avons su car celui ayant dit· à moi vengeance, moi je redonnerai en échange. et de nouveau· jugera Maître le peuple de lui.</text:span> <text:span text:style-name="T2">31</text:span> <text:span text:style-name="T1">effrayant ce tomber dans envers mains de Dieu de vivant.</text:span> <text:span text:style-name="T2">32</text:span> <text:span text:style-name="T1">Soyez remémorés cependant les plus avant journées, en à lesquelles ayants étés illuminés nombreuse lutte d'athlète vous résistâtes en restant sous de passions de souffrances,</text:span> <text:span text:style-name="T2">33</text:span> <text:span text:style-name="T1">ce-ci certes à réprobations en outre et à oppressions étants théâtralisés, ce-ci cependant communiants de ceux ainsi de étants tournés de bas en haut ayants étés devenus.</text:span> <text:span text:style-name="T2">34</text:span> <text:span text:style-name="T1">et car à les à liés vous compatîtes et la rapine de ces de subsistants de vous avec de joie vous vous acceptâtes auprès connaissants avoir vous-mêmes meilleure subsistance et restante.</text:span> <text:span text:style-name="T2">35</text:span> <text:span text:style-name="T1">Ne pas que vous jetiez au loin donc la oralité franche de vous, laquelle une quelconque a grande rémunération.</text:span> <text:span text:style-name="T2">36</text:span> <text:span text:style-name="T1">de résistance car vous avez besoin afin que le volonté de le de Dieu ayants faits que vous vous preniez soigneusement la promesse.</text:span> <text:span text:style-name="T2">37</text:span> <text:span text:style-name="T1">encore car petit autant lequel autant lequel, celui se venant surgira et non temporisera·</text:span> <text:span text:style-name="T2">38</text:span> <text:span text:style-name="T1">le cependant juste de moi hors de croyance se vivra, et si le cas échéant que se soustraie, non estime en bien la âme de moi en à lui.</text:span> <text:span text:style-name="T2">39</text:span> <text:span text:style-name="T1">nous cependant non nous sommes de soustraction envers déperdition mais de croyance envers conservation de âme.</text:span> </text:p>
      <text:p text:style-name="P4">HEBREUX  11</text:p>
      <text:p text:style-name="Text_20_body"><text:span text:style-name="T2">1</text:span> <text:span text:style-name="T1">Est cependant croyance de étants espérés soutenance, de actes argument de réfutation non de étants regardés.</text:span> <text:span text:style-name="T2">2</text:span> <text:span text:style-name="T1">en à celle-ci car furent témoigné les plus anciens.</text:span> <text:span text:style-name="T2">3</text:span> <text:span text:style-name="T1">à Croyance nous intelligeons avoir été ajusté complètement les ères à oral de Dieu, envers ce ne pas hors de se apparaissants en lumière ce étant regardé avoir devenu.</text:span> <text:span text:style-name="T2">4</text:span> <text:span text:style-name="T1">à Croyance plus nombreusement sacrifice Abel à côté Kain apporta à le à Dieu, par de laquelle fut témoigné être juste, de témoignant sur à les à dons de lui de le de Dieu, et par de elle ayant mort loin encore bavarde.</text:span> <text:span text:style-name="T2">5</text:span> <text:span text:style-name="T1">à Croyance Énoch fut changé de place de ce ne pas voir trépas, et non était trouvé parce que changea de place lui le Dieu. d'avant car de la de transposition a été témoigné avoir été bien agréable à le à Dieu·</text:span> <text:span text:style-name="T2">6</text:span> <text:span text:style-name="T1">séparément cependant de croyance impuissant être bien agréable· croire car attache de lien celui se venant vers à le à Dieu en ce que est et à ceux à recherchants lui rémunérateur se devient.</text:span> <text:span text:style-name="T2">7</text:span> <text:span text:style-name="T1">à Croyance ayant été négocié du besoin Noé autour de ces pas cependant encore de étants regardés, ayant été précautionné prépara de haut en bas arche envers sauvetage de le de maison de lui par de laquelle jugea contre le monde, et de la selon croyance de justice se devint héritier.</text:span> <text:span text:style-name="T2">8</text:span> <text:span text:style-name="T1">à Croyance étant appelé Abraam écouta en soumission sortir envers lieu lequel imminait prendre envers héritage, et sortit ne pas se établissant sûrement où? se vient.</text:span> <text:span text:style-name="T2">9</text:span> <text:span text:style-name="T1">à Croyance habita maison à côté envers terre de la de promesse comme d'autruie en à tentes ayant établi maison d'habitation avec de Isaak et de Iakob de les de cohéritiers de la de promesse de la de même·</text:span> <text:span text:style-name="T2">10</text:span> <text:span text:style-name="T1">se attendait car la les fondements ayante cité de laquelle technicien et travailleur de la population le Dieu.</text:span> <text:span text:style-name="T2">11</text:span> <text:span text:style-name="T1">à Croyance aussi elle-même Sarra stérile puissance envers fondation de semence prit aussi à côté moment de âge, puisque croyable se gouverna celui se ayant promis.</text:span> <text:span text:style-name="T2">12</text:span> <text:span text:style-name="T1">c'est pourquoi aussi au loin de un furent engendré, et ces-ci de ayant été mortifié, de haut en bas comme les astres de le de ciel à le à multitude et comme la sable celle à côté le lèvre de la de mer la innombrable.</text:span> <text:span text:style-name="T2">13</text:span> <text:span text:style-name="T1">Selon croyance moururent loin ceux-ci tous, ne pas ayants pris les promesses mais loin en avant elles ayants vus et se ayants salués et ayants avoués en ce que étrangers et peuplants sur le côté sont sur de la de terre.</text:span> <text:span text:style-name="T2">14</text:span> <text:span text:style-name="T1">ceux car tels disants rendent visible dedans en ce que patrie surcherchent.</text:span> <text:span text:style-name="T2">15</text:span> <text:span text:style-name="T1">et si certes de celle-là mémorent au loin de laquelle partirent, avaient le cas échéant moment fléchir de bas en haut·</text:span> <text:span text:style-name="T2">16</text:span> <text:span text:style-name="T1">maintenant cependant de meilleure se prétendent, ce-ci est de sur ciel. c'est pourquoi non se a honte sur eux le Dieu Dieu être surnommé de eux· prépara car à eux cité.</text:span> <text:span text:style-name="T2">17</text:span> <text:span text:style-name="T1">à Croyance a apporté Abraam le Isaak étant mis en tentation et le monogène apportait, celui les promesses se ayant accepté de bas en haut,</text:span> <text:span text:style-name="T2">18</text:span> <text:span text:style-name="T1">vers lequel fut bavardé en ce que en à Isaak sera appelé à toi semence,</text:span> <text:span text:style-name="T2">19</text:span> <text:span text:style-name="T1">se ayant calculé en ce que aussi hors de morts éveiller puissant le Dieu, d'où lui aussi en à parabole se prit soigneusement.</text:span> <text:span text:style-name="T2">20</text:span> <text:span text:style-name="T1">à Croyance aussi autour de imminants élogia Isaak le Iakob et le Esaü.</text:span> <text:span text:style-name="T2">21</text:span> <text:span text:style-name="T1">à Croyance Iakob mourant loin chacun de les de fils de Ioseph élogia et prosterna vers sur le extrémité de la de bâton de lui.</text:span> <text:span text:style-name="T2">22</text:span> <text:span text:style-name="T1">à Croyance Ioseph parvenant à l'achèvement autour de la de exode de les de fils de Israël mémora et autour de les de os de lui se commanda.</text:span> <text:span text:style-name="T2">23</text:span> <text:span text:style-name="T1">à Croyance Môusês ayant été engendré fut caché trois mois sous de les de pères de lui, parce que virent cosmopolite le petit enfant et non furent effrayé le édit de le de roi.</text:span> <text:span text:style-name="T2">24</text:span> <text:span text:style-name="T1">à Croyance Môusês grand se ayant devenu se nia être dit fils de fille de Pharaon,</text:span> <text:span text:style-name="T2">25</text:span> <text:span text:style-name="T1">davantage se ayant fait hérésie se avoir mal avec à le à peuple de le de Dieu ou vers un moment avoir de faute jouissance,</text:span> <text:span text:style-name="T2">26</text:span> <text:span text:style-name="T1">plus grand richesse se ayant gouverné de les de Égypte de trésors le réprobation de le de Christ· regardait au loin car envers la rémunération.</text:span> <text:span text:style-name="T2">27</text:span> <text:span text:style-name="T1">à Croyance laissait en contrebas Égypte ne pas ayant été effrayé le fureur de le de roi· le car invisible comme voyant endura.</text:span> <text:span text:style-name="T2">28</text:span> <text:span text:style-name="T1">à Croyance a fait le pâque et la effusion auprès de le de sang, afin que ne pas celui périssant les premiers-nés que frôle de eux.</text:span> <text:span text:style-name="T2">29</text:span> <text:span text:style-name="T1">à Croyance marchèrent à travers la Rouge mer comme par de sèche de terre, de laquelle tentative ayants pris les Égyptiens furent avalé.</text:span> <text:span text:style-name="T2">30</text:span> <text:span text:style-name="T1">à Croyance les murailles de Iéricho tombèrent ayants étés encerclés sur sept journées.</text:span> <text:span text:style-name="T2">31</text:span> <text:span text:style-name="T1">à Croyance Raab la pornée non se dépérit avec à ceux à ayants désobéis se ayante acceptée les espions avec de paix.</text:span> <text:span text:style-name="T2">32</text:span> <text:span text:style-name="T1">Et quel encore que je dise; manquera sur car moi se racontant complètement le temps autour de Gédéon, de Barak, de Sampson, de Iefthae, de Dauid en outre et de Samouel et de les de prophètes,</text:span> <text:span text:style-name="T2">33</text:span> <text:span text:style-name="T1">lesquels par de croyance se agonisèrent de haut en bas royautés, se mirent au travail justice, obtinrent le dessus de promesses, obstruèrent bouches de lions,</text:span> <text:span text:style-name="T2">34</text:span> <text:span text:style-name="T1">éteignirent puissance de feu, fuirent bouches de machette, furent rendu puissants au loin de infirmité, furent devenu tenaces en à guerre, installations de côté clinèrent de d'autruis.</text:span> <text:span text:style-name="T2">35</text:span> <text:span text:style-name="T1">Prirent femmes hors de redressement les morts de elles· autres cependant furent tambouriné non se ayants acceptés auprès la rançon intégrale, afin que de meilleure de redressement que obtiennent·</text:span> <text:span text:style-name="T2">36</text:span> <text:span text:style-name="T1">autres-différents cependant de enjouements et de fouets tentative prirent, encore cependant de liens et de gardiennage·</text:span> <text:span text:style-name="T2">37</text:span> <text:span text:style-name="T1">furent pierré, furent scié, en à meurtre de machette moururent loin, allèrent autour en à peaux de moutons, en à de chèvres à peaux, étants manqués, étants oppressés, étants maltraités,</text:span> <text:span text:style-name="T2">38</text:span> <text:span text:style-name="T1">de lesquels non était digne le monde, sur à lieux désertiques étants égarés et à montagnes et à cavernes et à les à cavités de la de terre.</text:span> <text:span text:style-name="T2">39</text:span> <text:span text:style-name="T1">Et ceux-ci tous ayants étés témoignés par de la de croyance non se prirent soigneusement la promesse,</text:span> <text:span text:style-name="T2">40</text:span> <text:span text:style-name="T1">de le de Dieu autour de nous meilleur un quelconque de se ayant prévu, afin que ne pas séparément de nous que soient perfectionné.</text:span> </text:p>
      <text:p text:style-name="P4">HEBREUX  12</text:p>
      <text:p text:style-name="Text_20_body"><text:span text:style-name="T2">1</text:span> <text:span text:style-name="T1">Certes car donc aussi nous tant ayants se couchant autour à nous nuée de témoins, masse se ayants déposés tout et la dressé bien autour faute, par de résistance que nous courions le se couchant devant à nous combat</text:span> <text:span text:style-name="T2">2</text:span> <text:span text:style-name="T1">voyants au loin envers le de la de croyance chef conducteur et perfectionneur Iésous, lequel contre de la de se couchante devant à lui de joie résista en restant sous croix de honte ayant méprisé en à droite en outre de le de trône de le de Dieu a assis.</text:span> <text:span text:style-name="T2">3</text:span> <text:span text:style-name="T1">que vous vous recalculez car celui telle ayant résisté en restant sous sous de les de fauteurs envers eux contradiction, afin que ne pas que vous fatiguiez à les à âmes de vous étants défaillis.</text:span> <text:span text:style-name="T2">4</text:span> <text:span text:style-name="T1">Non encore jusqu'à de sang vous résistâtes vers la faute se antagonisants.</text:span> <text:span text:style-name="T2">5</text:span> <text:span text:style-name="T1">et vous vous avez omis à l'excès de la de appel à côté, laquelle une quelconque à vous comme à fils se dialogue· fils de moi, ne pas affaiblis de éducation de Maître ni cependant sois défailli sous de lui étant réfuté·</text:span> <text:span text:style-name="T2">6</text:span> <text:span text:style-name="T1">lequel car aime Maître éduque, fouette cependant tout fils lequel se accepte à côté.</text:span> <text:span text:style-name="T2">7</text:span> <text:span text:style-name="T1">envers éducation vous résistez en restant sous, comme à fils à vous est apporté le Dieu. quel car fils lequel non éduque père;</text:span> <text:span text:style-name="T2">8</text:span> <text:span text:style-name="T1">si cependant séparément vous êtes de éducation de laquelle participants ont devenus tous, par conséquent bâtards et non fils vous êtes.</text:span> <text:span text:style-name="T2">9</text:span> <text:span text:style-name="T1">puis les certes de la de chair de nous pères nous avions éducateurs et nous nous tournions intérieurement· non nombreux [cependant] davantage nous serons subordonné à le à père de les de souffles et nous vivrons;</text:span> <text:span text:style-name="T2">10</text:span> <text:span text:style-name="T1">ceux certes car vers peu journées selon ce estimant à eux éduquaient, celui cependant sur ce étant opportun envers ce prendre avec au-delà de la de sainteté de lui.</text:span> <text:span text:style-name="T2">11</text:span> <text:span text:style-name="T1">toute cependant éducation vers certes ce étant à côté non estime de joie être mais de tristesse, postérieurement cependant fruit pacifique à ceux par de elle à ayants étés gymnastiqués redonne de justice.</text:span> <text:span text:style-name="T2">12</text:span> <text:span text:style-name="T1">C'est pourquoi les ayantes étées mises à côté mains et les ayants étés paralysés genoux redressez droit,</text:span> <text:span text:style-name="T2">13</text:span> <text:span text:style-name="T1">et pistes de roues droites faites à les à pieds de vous, afin que ne pas le boiteux que soit tourné dehors, que soit guéri cependant davantage.</text:span> <text:span text:style-name="T2">14</text:span> <text:span text:style-name="T1">Paix poursuivez avec de tous et le sanctification, de lequel séparément aucun se verra le Maître,</text:span> <text:span text:style-name="T2">15</text:span> <text:span text:style-name="T1">supervisants ne pas un quelconque manquant au loin de la de grâce de le de Dieu, ne pas une quelconque racine de amertume en haut poussante que remue en foule au-dedans et par de elle que soient souillé nombreux,</text:span> <text:span text:style-name="T2">16</text:span> <text:span text:style-name="T1">ne pas un quelconque porno ou profane comme Esaü, lequel contre de consommation de une se redonna les droits des premiers enfantés de lui-même.</text:span> <text:span text:style-name="T2">17</text:span> <text:span text:style-name="T1">vous avez su car en ce que aussi ensuite après voulant hériter la éloge fut éprouvé en rejet, de transintelligence car lieu non trouva et certes avec de larmes ayant recherché elle.</text:span> <text:span text:style-name="T2">18</text:span> <text:span text:style-name="T1">Non car vous avez venus vers à étant palpé et à ayant été allumé à feu et à obscurité et à sombre nuée et à tempête</text:span> <text:span text:style-name="T2">19</text:span> <text:span text:style-name="T1">et de trompette salpinx à écho et à voix de oraux, de laquelle ceux ayants écoutés se demandèrent à côté ne pas être apposé à eux discours,</text:span> <text:span text:style-name="T2">20</text:span> <text:span text:style-name="T1">non portaient car ce étant équipé en séparant· et si bête sauvage que frôle de le de montagne, sera jeté des pierres·</text:span> <text:span text:style-name="T2">21</text:span> <text:span text:style-name="T1">et, ainsi effrayant était ce étant rendu phantasme, Môusês dit· effrayé au dehors je suis et tremblant au dedans.</text:span> <text:span text:style-name="T2">22</text:span> <text:span text:style-name="T1">mais vous avez venus vers à Sion à montagne et à cité de Dieu de vivant, à Ierousalem à sur ciel, et à myriades de anges, à panégyrie</text:span> <text:span text:style-name="T2">23</text:span> <text:span text:style-name="T1">et à église de premiers-nés de ayants étés apographés en à cieux et à juge à Dieu de tous et à souffles de justes de ayants étés perfectionnés</text:span> <text:span text:style-name="T2">24</text:span> <text:span text:style-name="T1">et de disposition de jeune à médiateur à Iésous et à sang de aspersion meilleur à bavardant à côté le Abel.</text:span> <text:span text:style-name="T2">25</text:span> <text:span text:style-name="T1">Regardez ne pas que vous vous demandiez à côté celui bavardant· si car ceux-là non fuirent dehors sur de terre se ayants demandés à côté celui négociant du besoin, nombreux davantage nous ceux celui au loin de cieux se détournants,</text:span> <text:span text:style-name="T2">26</text:span> <text:span text:style-name="T1">de lequel la voix la terre ébranla alors, maintenant cependant s'a promis disant· encore une fois moi je secouerai non seulement la terre mais aussi le ciel.</text:span> <text:span text:style-name="T2">27</text:span> <text:span text:style-name="T1">ce cependant encore une fois met en évidence [la] de ces de étants ébranlés transposition comme de ayants étés faits, afin que que reste ces ne pas étants ébranlés.</text:span> <text:span text:style-name="T2">28</text:span> <text:span text:style-name="T1">C'est pourquoi royauté inébranlable prenants à côté que nous ayons grâce, par de laquelle que nous adorions bien agréablement à le à Dieu avec de précaution et de peur·</text:span> <text:span text:style-name="T2">29</text:span> <text:span text:style-name="T1">aussi car le Dieu de nous feu consumant de haut en bas.</text:span> </text:p>
      <text:p text:style-name="P4">HEBREUX  13</text:p>
      <text:p text:style-name="Text_20_body"><text:span text:style-name="T2">1</text:span> <text:span text:style-name="T1">La amitié fraternel reste.</text:span> <text:span text:style-name="T2">2</text:span> <text:span text:style-name="T1">de la de amitié de l'étranger ne pas que vous vous omettez en plus, par de celle-ci car omirent des quelconques ayants traités en étrangers anges.</text:span> <text:span text:style-name="T2">3</text:span> <text:span text:style-name="T1">que vous vous faites mémoire de les de liés comme ayants étés liés ensemble, de ceux de étants maltraités comme aussi vous-mêmes étants en à corps.</text:span> <text:span text:style-name="T2">4</text:span> <text:span text:style-name="T1">De valeur le mariage en à tous et la couche sans souillure, pornos car et adultères jugera le Dieu.</text:span> <text:span text:style-name="T2">5</text:span> <text:span text:style-name="T1">Non ami de l'argent le manière, étants suffits à ces à étants à côté. lui car a dit· non ne pas toi que je rompe non cependant non ne pas toi que je délaisse en contrebas,</text:span> <text:span text:style-name="T2">6</text:span> <text:span text:style-name="T1">de sorte que encourageants nous dire· Maître à moi aidant, [et] non je serai effrayé, quel fera à moi être humain;</text:span> <text:span text:style-name="T2">7</text:span> <text:span text:style-name="T1">Mémorez de ceux de se gouvernants de vous, lesquels des quelconques bavardèrent à vous le discours de le de Dieu, de lesquels contemplants de bas en haut la issue de la de retournement de bas en haut que vous vous mimez la croyance.</text:span> <text:span text:style-name="T2">8</text:span> <text:span text:style-name="T1">Iésous Christ hier et aujourd'hui le même et envers les ères.</text:span> <text:span text:style-name="T2">9</text:span> <text:span text:style-name="T1">à Enseignements à diverses et à étrangères ne pas soyez portés à côté· beau car à grâce être affermi la coeur, non à aliments en à lesquels non furent profité ceux piétinants autour.</text:span> <text:span text:style-name="T2">10</text:span> <text:span text:style-name="T1">nous avons autel des sacrifices hors de lequel manger non ont autorité ceux à la à tente adorants.</text:span> <text:span text:style-name="T2">11</text:span> <text:span text:style-name="T1">de lesquels car est importé de êtres vivants le sang autour de faute envers les saints par de le de chef sacrificateur, de ces-ci les corps est brûlé complètement au-dehors de la de installation de côté.</text:span> <text:span text:style-name="T2">12</text:span> <text:span text:style-name="T1">C'est pourquoi aussi Iésous, afin que que sanctifie par de le de en propre de sang le peuple, au-dehors de la de porche souffrit.</text:span> <text:span text:style-name="T2">13</text:span> <text:span text:style-name="T1">certes maintenant que nous nous sortions vers lui au-dehors de la de installation de côté le réprobation de lui portants·</text:span> <text:span text:style-name="T2">14</text:span> <text:span text:style-name="T1">non car nous avons ici restante cité mais celle imminante nous surcherchons.</text:span> <text:span text:style-name="T2">15</text:span> <text:span text:style-name="T1">Par de lui [donc] que nous portions de bas en haut sacrifice de louange par de tout à le à Dieu, ce-ci est fruit de lèvres de avouants à le à nom de lui.</text:span> <text:span text:style-name="T2">16</text:span> <text:span text:style-name="T1">de la cependant de bienfaisance et de communion ne pas que vous vous omettez en plus· à telles car à sacrifices est été bien agréable le Dieu.</text:span> <text:span text:style-name="T2">17</text:span> <text:span text:style-name="T1">Soyez persuadés à ceux à se gouvernants de vous et cédez en soumission, eux car sont sans sommeil au-dessus de les de âmes de vous comme discours qui redonneront, afin que avec de joie ce-ci que fassent et ne pas soupirants· désavantageux finalement car à vous ce-ci.</text:span> <text:span text:style-name="T2">18</text:span> <text:span text:style-name="T1">Que vous vous priez autour de nous· nous sommes persuadés car en ce que belle conscience nous avons, en à tous bellement voulants être tourné de bas en haut.</text:span> <text:span text:style-name="T2">19</text:span> <text:span text:style-name="T1">plus surabondamment cependant j'appelle à côté ce-ci faire, afin que plus vite que je sois reconstitué à vous.</text:span> <text:span text:style-name="T2">20</text:span> <text:span text:style-name="T1">Le cependant Dieu de la de paix, celui ayant conduit de bas en haut hors de morts le berger de les de brebis le grand en à sang de disposition de éternelle, le Maître de nous Iésous,</text:span> <text:span text:style-name="T2">21</text:span> <text:span text:style-name="T1">que ajuste complètement vous en à tout à bon envers ce faire le volonté de lui, faisant en à nous ce bien agréable en devant de lui par de Iésous de Christ, à lequel la gloire envers les ères [de les de ères], amen.</text:span> <text:span text:style-name="T2">22</text:span> <text:span text:style-name="T1">J'appelle à côté cependant vous, frères, que vous vous assumez de le de discours de la de appel à côté, aussi car par de courts je suréquipai à vous.</text:span> <text:span text:style-name="T2">23</text:span> <text:span text:style-name="T1">Vous connaissez le frère de nous Timotheos ayant été délié au loin, avec de lequel si le cas échéant plus vite que se vienne je me verrai vous.</text:span> <text:span text:style-name="T2">24</text:span> <text:span text:style-name="T1">Que vous vous saluez tous ceux se gouvernants de vous et tous les saints. Se saluent vous ceux au loin de la de Italie.</text:span> <text:span text:style-name="T2">25</text:span> <text:span text:style-name="T1">La grâce avec de tous de vous.</text:span> </text:p>
      <text:h text:style-name="P2" text:outline-level="3">JACQUES</text:h>
      <text:p text:style-name="Text_20_body"/>
      <text:p text:style-name="P4">JACQUES  1</text:p>
      <text:p text:style-name="Text_20_body"><text:span text:style-name="T2">1</text:span> <text:span text:style-name="T1">Iakobos de Dieu et de Maître de Iésous de Christ mâle esclave à les à douze à tribus à celles en à la à dissémination être de joie.</text:span> <text:span text:style-name="T2">2</text:span> <text:span text:style-name="T1">Toute joie que vous vous gouvernez, frères de moi, lorsque le cas échéant à tentations que vous tombiez autour à divers,</text:span> <text:span text:style-name="T2">3</text:span> <text:span text:style-name="T1">connaissants en ce que le moyen d'épreuve de vous de la de croyance se met au travail complètement résistance.</text:span> <text:span text:style-name="T2">4</text:span> <text:span text:style-name="T1">la cependant résistance travail parfait ait, afin que que vous soyez parfaits et touts entiers en lots en à ne pas un se manquants.</text:span> <text:span text:style-name="T2">5</text:span> <text:span text:style-name="T1">Si cependant un quelconque de vous se manque de sagesse, demande à côté de celui de donnant de Dieu à tous simplement et ne pas de réprouvant, et sera donné à lui.</text:span> <text:span text:style-name="T2">6</text:span> <text:span text:style-name="T1">demande cependant en à croyance ne pas un se jugeant à travers· celui car se jugeant à travers a été semblable à vague de mer à étant agité par le vent et à étant éventé.</text:span> <text:span text:style-name="T2">7</text:span> <text:span text:style-name="T1">ne pas car se imagine le être humain celui-là en ce que se prendra un quelconque à côté de le de Maître,</text:span> <text:span text:style-name="T2">8</text:span> <text:span text:style-name="T1">homme double d'âme, inétabli en à toutes à les à chemins de lui.</text:span> <text:span text:style-name="T2">9</text:span> <text:span text:style-name="T1">Se vante cependant le frère le bas en à le à hauteur de lui,</text:span> <text:span text:style-name="T2">10</text:span> <text:span text:style-name="T1">le cependant riche en à la à bassesse de lui, en ce que comme fleur de herbe se passera à côté.</text:span> <text:span text:style-name="T2">11</text:span> <text:span text:style-name="T1">leva de bas en haut car le soleil avec à le à canicule et sécha le herbe, et le fleur de lui tomba dehors, et la beauté de le de face de lui se dépérit· ainsi aussi le riche en à les à démarches de lui sera fané.</text:span> <text:span text:style-name="T2">12</text:span> <text:span text:style-name="T1">Bienheureux homme lequel résiste en restant sous tentation, en ce que approuvé se ayant devenu se prendra le couronne de la de vie lequel se promit à ceux à aimants lui.</text:span> <text:span text:style-name="T2">13</text:span> <text:span text:style-name="T1">ne pas un étant mis en tentation dise en ce que au loin de Dieu je suis mis en tentation· le car Dieu non tenté est de malicieux, met en tentation cependant lui aucun.</text:span> <text:span text:style-name="T2">14</text:span> <text:span text:style-name="T1">chacun cependant est mis en tentation sous de la de en propre de désir en fureur étant tiré dehors et étant amorcé·</text:span> <text:span text:style-name="T2">15</text:span> <text:span text:style-name="T1">puis la désir en fureur ayante prise ensemble enfante faute, la cependant faute ayante étée finie de loin accouche au loin trépas.</text:span> <text:span text:style-name="T2">16</text:span> <text:span text:style-name="T1">Ne pas soyez égarés, frères de moi aimés.</text:span> <text:span text:style-name="T2">17</text:span> <text:span text:style-name="T1">toute donation bonne et tout don gratuit parfait d'en haut est descendant au loin de le de père de les de lumières, à côté à lequel non a dans changement de côté ou de tournure ombre projetée.</text:span> <text:span text:style-name="T2">18</text:span> <text:span text:style-name="T1">ayant été eu dessein accoucha au loin nous à discours de vérité envers ce être nous prémisse une quelconque de les de lui de créatures.</text:span> <text:span text:style-name="T2">19</text:span> <text:span text:style-name="T1">Ayez sus, frères de moi aimés· soit cependant tout être humain prompt envers ce écouter, lent envers ce bavarder, lent envers colère·</text:span> <text:span text:style-name="T2">20</text:span> <text:span text:style-name="T1">colère car de homme justice de Dieu non se met au travail.</text:span> <text:span text:style-name="T2">21</text:span> <text:span text:style-name="T1">c'est pourquoi se ayants déposés toute saleté et surabondance de malice en à douceur que vous vous acceptez le naturé dans discours celui se pouvant sauver les âmes de vous.</text:span> <text:span text:style-name="T2">22</text:span> <text:span text:style-name="T1">Que vous vous devenez cependant faiseurs de discours et ne pas seulement auditeurs se comptants à côté vous-mêmes.</text:span> <text:span text:style-name="T2">23</text:span> <text:span text:style-name="T1">en ce que si un quelconque auditeur de discours est et non faiseur, celui-ci a été semblable à homme à intelligeant complètement le face de la de genèse de lui en à miroir·</text:span> <text:span text:style-name="T2">24</text:span> <text:span text:style-name="T1">intelligea complètement car lui-même et a éloigné et directement se omit en plus quel que était.</text:span> <text:span text:style-name="T2">25</text:span> <text:span text:style-name="T1">celui cependant ayant penché à côté envers loi parfait celui de la de liberté et ayant resté à côté non auditeur de oubli se ayant devenu mais faiseur de travail, celui-ci bienheureux en à la à faisance de lui se sera.</text:span> <text:span text:style-name="T2">26</text:span> <text:span text:style-name="T1">Si un quelconque estime religieux être ne pas menant avec frein langue de lui mais appâtant coeur de lui, de celui-ci vaine la religion.</text:span> <text:span text:style-name="T2">27</text:span> <text:span text:style-name="T1">religion pure et sans souillure à côté à le à Dieu et à père celle-ci est, se rendre supervision orphelins et veuves en à la à oppression de eux, sans tache lui-même garder au loin de le de monde.</text:span> </text:p>
      <text:p text:style-name="P4">JACQUES  2</text:p>
      <text:p text:style-name="Text_20_body"><text:span text:style-name="T2">1</text:span> <text:span text:style-name="T1">Frères de moi, ne pas en à réceptions de faces ayez la croyance de le de Maître de nous de Iésous de Christ de la de gloire.</text:span> <text:span text:style-name="T2">2</text:span> <text:span text:style-name="T1">si le cas échéant car que vienne à l'intérieur envers synagogue de vous homme d'anneau d'or en à habillement à brillante, que vienne à l'intérieur cependant aussi pauvre en à sale à habillement,</text:span> <text:span text:style-name="T2">3</text:span> <text:span text:style-name="T1">que vous regardiez sur cependant sur celui colportant la habillement la brillante et que vous disiez· toi te sois assis ici bellement, et à le à pauvre que vous disiez· toi dresse ou te sois assis là sous le sous-pied de moi,</text:span> <text:span text:style-name="T2">4</text:span> <text:span text:style-name="T1">non vous fûtes jugé à travers en à vous-mêmes et vous vous devîntes juges de calculs au-travers de méchants;</text:span> <text:span text:style-name="T2">5</text:span> <text:span text:style-name="T1">écoutez, frères de moi aimés· non le Dieu se élut les pauvres à le à monde riches en à croyance et héritiers de la de royauté de laquelle se promit à ceux à aimants lui;</text:span> <text:span text:style-name="T2">6</text:span> <text:span text:style-name="T1">vous cependant vous dévalorisâtes le pauvre. non les riches règnent en dynastes de haut en bas de vous et eux tirent vous envers critères;</text:span> <text:span text:style-name="T2">7</text:span> <text:span text:style-name="T1">non eux blasphèment le beau nom ce ayant été surnommé sur vous;</text:span> <text:span text:style-name="T2">8</text:span> <text:span text:style-name="T1">Si néanmoins loi vous achevez royalique selon la graphe· tu aimeras le prochain de toi comme toi-même, bellement vous faites·</text:span> <text:span text:style-name="T2">9</text:span> <text:span text:style-name="T1">si cependant vous prenez selon la face, faute vous vous mettez au travail étants réfutés sous de le de loi comme transgresseurs.</text:span> <text:span text:style-name="T2">10</text:span> <text:span text:style-name="T1">lequel un quelconque car tout entier le loi que garde, que trébuche cependant en à un, a devenu de tous tenu au-dedans.</text:span> <text:span text:style-name="T2">11</text:span> <text:span text:style-name="T1">celui car ayant dit· ne pas que tu adultères, dit aussi· ne pas que tu meurtrisses· si cependant non tu adultères, tu meurtris cependant, tu as devenu transgresseur de loi.</text:span> <text:span text:style-name="T2">12</text:span> <text:span text:style-name="T1">Ainsi bavardez et ainsi faites comme par de loi de liberté imminants être jugé.</text:span> <text:span text:style-name="T2">13</text:span> <text:span text:style-name="T1">la car jugement sans miséricorde à celui ne pas à ayant fait miséricorde· se vante de haut en bas miséricorde de jugement.</text:span> <text:span text:style-name="T2">14</text:span> <text:span text:style-name="T1">Quel le dividende, frères de moi, si le cas échéant croyance que dise un quelconque avoir, travaux cependant ne pas que ait; ne pas se peut la croyance sauver lui;</text:span> <text:span text:style-name="T2">15</text:span> <text:span text:style-name="T1">si le cas échéant frère ou soeur nus que subsistent et se manquants de la de éphémère de nourriture,</text:span> <text:span text:style-name="T2">16</text:span> <text:span text:style-name="T1">que dise cependant un quelconque à eux hors de vous· dirigez en arrière en à paix, que vous vous chauffez et que vous vous fourragez, ne pas que vous donniez cependant à eux les nécessaires de le de corps, quel le dividende;</text:span> <text:span text:style-name="T2">17</text:span> <text:span text:style-name="T1">ainsi aussi la croyance, si le cas échéant ne pas que ait travaux, morte est selon elle-même.</text:span> <text:span text:style-name="T2">18</text:span> <text:span text:style-name="T1">Mais dira un quelconque· toi croyance tu as, et moi travaux j'ai. montre à moi la croyance de toi séparément de les de travaux, et moi à toi je montrerai hors de les de travaux de moi la croyance.</text:span> <text:span text:style-name="T2">19</text:span> <text:span text:style-name="T1">toi tu crois en ce que un est le Dieu, bellement tu fais· aussi les démons croient et frissonnent.</text:span> <text:span text:style-name="T2">20</text:span> <text:span text:style-name="T1">Tu veux cependant connaître, O être humain vide, en ce que la croyance séparément de les de travaux sans travail est;</text:span> <text:span text:style-name="T2">21</text:span> <text:span text:style-name="T1">Abraam le père de nous non hors de travaux fut justifié ayant porté de bas en haut Isaak le fils de lui sur le autel des sacrifices;</text:span> <text:span text:style-name="T2">22</text:span> <text:span text:style-name="T1">tu regardes en ce que la croyance travaillait avec à les à travaux de lui et hors de les de travaux la croyance fut perfectionné,</text:span> <text:span text:style-name="T2">23</text:span> <text:span text:style-name="T1">et fut fait plénitude la graphe celle disante· crut cependant Abraam à le à Dieu, et fut calculé à lui envers justice et ami de Dieu fut appelé.</text:span> <text:span text:style-name="T2">24</text:span> <text:span text:style-name="T1">vous voyez en ce que hors de travaux est justifié être humain et non hors de croyance seulement.</text:span> <text:span text:style-name="T2">25</text:span> <text:span text:style-name="T1">semblablement cependant aussi Raab la pornée non hors de travaux fut justifié se ayante acceptée en dessous les anges et à autre-différente à chemin ayante éjectée;</text:span> <text:span text:style-name="T2">26</text:span> <text:span text:style-name="T1">comme certes car le corps séparément de souffle mort est, ainsi aussi la croyance séparément de travaux morte est.</text:span> </text:p>
      <text:p text:style-name="P4">JACQUES  3</text:p>
      <text:p text:style-name="Text_20_body"><text:span text:style-name="T2">1</text:span> <text:span text:style-name="T1">Ne pas nombreux enseignants que vous vous devenez, frères de moi, ayants sus en ce que plus grand objet de jugement nous nous prendrons.</text:span> <text:span text:style-name="T2">2</text:span> <text:span text:style-name="T1">nombreux car nous trébuchons en totalités. si un quelconque en à discours non trébuche, celui-ci parfait homme puissant mener avec frein aussi tout entier le corps.</text:span> <text:span text:style-name="T2">3</text:span> <text:span text:style-name="T1">si cependant de les de chevaux les freins envers les bouches nous jetons envers ce être persuadé eux à nous, aussi tout entier le corps de eux nous dirigeons.</text:span> <text:span text:style-name="T2">4</text:span> <text:span text:style-name="T1">voici aussi les navires ceux-ci aussi grands étants et sous de vents de durs étants propulsés est dirigé sous de moindre de gouvernail là où la impulsion de celui de rectifiant se a dessein.</text:span> <text:span text:style-name="T2">5</text:span> <text:span text:style-name="T1">ainsi aussi la langue petit membre est et grands targue. voici aussi grand que feu aussi grande que forêt allume de bas en haut.</text:span> <text:span text:style-name="T2">6</text:span> <text:span text:style-name="T1">et la langue feu. le monde de la de injustice la langue est constitué en à les à membres de nous celle tachante tout entier le corps et enflammante le roue de la de genèse et étante enflammée sous de la de géhenne.</text:span> <text:span text:style-name="T2">7</text:span> <text:span text:style-name="T1">toute car nature de bêtes sauvages en outre et de volatiles, de reptiles en outre et de maritimes est dompté et a été dompté à la à nature à la à humaine,</text:span> <text:span text:style-name="T2">8</text:span> <text:span text:style-name="T1">la cependant langue aucun dompter se peut de êtres humains, inétabli malicieux, pleine de poison de porteur de trépas.</text:span> <text:span text:style-name="T2">9</text:span> <text:span text:style-name="T1">en à elle nous élogions le Maître et père et en à elle nous nous faisons imprécation de haut en bas les êtres humains ceux selon assimilation de Dieu ayants devenus·</text:span> <text:span text:style-name="T2">10</text:span> <text:span text:style-name="T1">hors de le de même de bouche se sort éloge et imprécation de haut en bas. non est besoin, frères de moi, ces-ci ainsi se devenir.</text:span> <text:span text:style-name="T2">11</text:span> <text:span text:style-name="T1">ne serait-ce que la source hors de la de même de cavité jaillit le sucré et le amer;</text:span> <text:span text:style-name="T2">12</text:span> <text:span text:style-name="T1">ne pas se peut, frères de moi, figuier oliviers faire ou vigne figues; ni salée sucré faire eau.</text:span> <text:span text:style-name="T2">13</text:span> <text:span text:style-name="T1">Quel sage et savant en à vous; montre hors de la de belle de retournement de bas en haut les travaux de lui en à douceur de sagesse.</text:span> <text:span text:style-name="T2">14</text:span> <text:span text:style-name="T1">si cependant zèle amer vous avez et rivalité en à la à coeur de vous, ne pas que vous vous vantez de haut en bas et que vous vous mentez contre de la de vérité.</text:span> <text:span text:style-name="T2">15</text:span> <text:span text:style-name="T1">non est celle-ci la sagesse d'en haut se venante de haut en bas mais sur terre, psychique, démoniaque.</text:span> <text:span text:style-name="T2">16</text:span> <text:span text:style-name="T1">là où car zèle et rivalité, là instabilité et tout dérisoire acte.</text:span> <text:span text:style-name="T2">17</text:span> <text:span text:style-name="T1">la cependant d'en haut sagesse premièrement certes consacrée est, ensuite pacifique, modérée, obéissante, pleine de miséricorde et de fruits de bons, sans jugement au travers, sans hypocrisie.</text:span> <text:span text:style-name="T2">18</text:span> <text:span text:style-name="T1">fruit cependant de justice en à paix est semé à ceux à faisants paix.</text:span> </text:p>
      <text:p text:style-name="P4">JACQUES  4</text:p>
      <text:p text:style-name="Text_20_body"><text:span text:style-name="T2">1</text:span> <text:span text:style-name="T1">D'où? guerres et d'où? batailles en à vous; non d'ici, hors de les de plaisirs de vous de celles de se guerroyantes en soldat en à les à membres de vous;</text:span> <text:span text:style-name="T2">2</text:span> <text:span text:style-name="T1">vous désirez en fureur et non vous avez, vous meurtrissez et vous zélez et non vous vous pouvez obtenir le dessus, vous vous bataillez et vous guerroyez, non vous avez par le fait de ce ne pas se demander vous,</text:span> <text:span text:style-name="T2">3</text:span> <text:span text:style-name="T1">vous demandez et non vous prenez, parce que malicieusement vous vous demandez, afin que en à les à plaisirs de vous que vous dépensiez.</text:span> <text:span text:style-name="T2">4</text:span> <text:span text:style-name="T1">adultères, non vous avez su en ce que la amitié de le de monde haine de le de Dieu est; lequel si le cas échéant donc que soit eu dessein ami être de le de monde, ennemi de le de Dieu est constitué.</text:span> <text:span text:style-name="T2">5</text:span> <text:span text:style-name="T1">ou vous estimez en ce que videment la graphe dit· vers envie désire au-dessus le souffle lequel maisonna établissement d'habitation en à nous,</text:span> <text:span text:style-name="T2">6</text:span> <text:span text:style-name="T1">plus grande cependant donne grâce; c'est pourquoi dit· le Dieu à prétentieux se ordonnance contre, à bas cependant donne grâce.</text:span> <text:span text:style-name="T2">7</text:span> <text:span text:style-name="T1">soyez subordonnés donc à le à Dieu, dressez contre cependant à le à diable, et se fuira au loin de vous·</text:span> <text:span text:style-name="T2">8</text:span> <text:span text:style-name="T1">approchez à le à Dieu et approchera à vous. purifiez mains, fauteurs, et consacrez coeurs, doubles d'âmes.</text:span> <text:span text:style-name="T2">9</text:span> <text:span text:style-name="T1">souffrez misère et endeuillez et pleurez. le rire de vous envers deuil soit retourné au-delà et la joie envers affliction.</text:span> <text:span text:style-name="T2">10</text:span> <text:span text:style-name="T1">soyez baissés en devant de le de Maître et haussera vous.</text:span> <text:span text:style-name="T2">11</text:span> <text:span text:style-name="T1">Ne pas bavardez de haut en bas de les uns les autres, frères. celui bavardant de haut en bas de frère ou jugeant le frère de lui bavarde de haut en bas de loi et juge loi· si cependant loi tu juges, non tu es faiseur de loi mais juge.</text:span> <text:span text:style-name="T2">12</text:span> <text:span text:style-name="T1">un est le législateur et juge celui se pouvant sauver et dépérir· toi cependant quel tu es celui jugeant le prochain;</text:span> <text:span text:style-name="T2">13</text:span> <text:span text:style-name="T1">Conduis maintenant ceux disants· aujourd'hui ou demain nous nous irons envers cependant celle-ci la cité et nous ferons là année et nous nous négocierons et nous gagnerons,</text:span> <text:span text:style-name="T2">14</text:span> <text:span text:style-name="T1">lesquels des quelconques non vous vous établissez sûrement ce de celle demain quelle la vie de vous – vapeur car vous êtes celle vers peu se apparaissante en lumière, ensuite aussi étante faite disparaître –</text:span> <text:span text:style-name="T2">15</text:span> <text:span text:style-name="T1">contre de ce dire vous· si le cas échéant le Maître que veuille et nous vivrons et nous ferons ce-ci ou ce-là.</text:span> <text:span text:style-name="T2">16</text:span> <text:span text:style-name="T1">maintenant cependant vous vous vantez en à les à arrogances de vous· toute vanterie telle méchante est.</text:span> <text:span text:style-name="T2">17</text:span> <text:span text:style-name="T1">à ayant su donc beau faire et ne pas à faisant, faute à lui est.</text:span> </text:p>
      <text:p text:style-name="P4"><text:soft-page-break/>JACQUES  5</text:p>
      <text:p text:style-name="Text_20_body"><text:span text:style-name="T2">1</text:span> <text:span text:style-name="T1">Conduis maintenant les riches, pleurez ululants sur à les à misères de vous à celles à se venantes sur.</text:span> <text:span text:style-name="T2">2</text:span> <text:span text:style-name="T1">le richesse de vous a pourri et les himations de vous mangés par des mites a devenu,</text:span> <text:span text:style-name="T2">3</text:span> <text:span text:style-name="T1">le or de vous et le argent a été empoisonné de haut en bas et le poison de eux envers témoignage à vous se sera et se mangera les chairs de vous comme feu. vous thésaurisâtes en à dernières à journées.</text:span> <text:span text:style-name="T2">4</text:span> <text:span text:style-name="T1">voici le salaire de les de travailleurs de ceux de ayants fauchés les régions de vous celui ayant été retardé longuement au loin de vous croasse, et les beuglements de ceux de ayants moissonnés envers les oreilles de Maître de Sabaoth ont venus à l'intérieur.</text:span> <text:span text:style-name="T2">5</text:span> <text:span text:style-name="T1">vous vécûtes délicatesse sur de la de terre et vous vécûtes délice, vous nourrîtes les coeurs de vous en à journée de égorgement,</text:span> <text:span text:style-name="T2">6</text:span> <text:span text:style-name="T1">vous exécutâtes en justice de haut en bas, vous meurtrîtes le juste· non se ordonnance contre à vous.</text:span> <text:span text:style-name="T2">7</text:span> <text:span text:style-name="T1">Éloignez fureur donc, frères, jusqu'à ce que de la de présence de le de Maître. voici le cultivateur se attend le de valeur fruit de la de terre éloignant fureur sur à lui, jusqu'à ce que que prenne précoce et tardif.</text:span> <text:span text:style-name="T2">8</text:span> <text:span text:style-name="T1">éloignez fureur aussi vous, fixez les coeurs de vous, en ce que la présence de le de Maître a approché.</text:span> <text:span text:style-name="T2">9</text:span> <text:span text:style-name="T1">ne pas soupirez, frères, contre de les uns les autres, afin que ne pas que vous soyez jugé· voici le juge d'avant de les de portes a dressé.</text:span> <text:span text:style-name="T2">10</text:span> <text:span text:style-name="T1">sous-échantillon prenez, frères, de la de souffrance du mal et de la de distance de fureur les prophètes lesquels bavardèrent en à le à nom de Maître.</text:span> <text:span text:style-name="T2">11</text:span> <text:span text:style-name="T1">voici nous estimons bienheureux ceux ayants résistés en restant sous· la résistance de Iob vous écoutâtes et le achèvement de Maître vous vîtes, en ce que de grande entraille est le Maître et compatissant.</text:span> <text:span text:style-name="T2">12</text:span> <text:span text:style-name="T1">D'avant de tous cependant, frères de moi, ne pas jurez et ni le ciel et ni la terre et ni autre un quelconque serment· soit cependant de vous le oui oui et le non non, afin que ne pas sous jugement que vous tombiez.</text:span> <text:span text:style-name="T2">13</text:span> <text:span text:style-name="T1">Souffre le mal un quelconque en à vous, se prie· est bien en fureur un quelconque, psalmodie·</text:span> <text:span text:style-name="T2">14</text:span> <text:span text:style-name="T1">est infirme un quelconque en à vous, se appelle auprès les plus anciens de la de église et se prient sur lui ayants huilés lui à huile d'olive en à le à nom de le de Maître.</text:span> <text:span text:style-name="T2">15</text:span> <text:span text:style-name="T1">et la souhait de la de croyance sauvera celui fatiguant et éveillera lui le Maître· et si fautes que soit ayant fait, sera abandonné à lui.</text:span> <text:span text:style-name="T2">16</text:span> <text:span text:style-name="T1">que vous vous avouez à l'excès donc à les uns les autres les fautes et que vous vous priez au-dessus de les uns les autres, de telle manière que que vous soyez guéri. nombreux a la ténacité supplication de juste se énergisante.</text:span> <text:span text:style-name="T2">17</text:span> <text:span text:style-name="T1">Élia être humain était de similaire souffrance à nous et à prière se pria de ce ne pas pleuvoir, et non plut sur de la de terre années trois et mois six·</text:span> <text:span text:style-name="T2">18</text:span> <text:span text:style-name="T1">et de nouveau se pria, et le ciel pluie donna et la terre germa le fruit de elle.</text:span> <text:span text:style-name="T2">19</text:span> <text:span text:style-name="T1">Frères de moi, si le cas échéant un quelconque en à vous que soit égaré au loin de la de vérité et que tourne sur un quelconque lui,</text:span> <text:span text:style-name="T2">20</text:span> <text:span text:style-name="T1">connaisse en ce que celui ayant tourné sur fauteur hors de égarement de chemin de lui sauvera âme de lui hors de trépas et couvrira multitude de fautes.</text:span> </text:p>
      <text:h text:style-name="P2" text:outline-level="3">1PIERRE</text:h>
      <text:p text:style-name="Text_20_body"/>
      <text:p text:style-name="P4">1PIERRE  1</text:p>
      <text:p text:style-name="Text_20_body"><text:span text:style-name="T2">1</text:span> <text:span text:style-name="T1">Pierre envoyé de Iésous de Christ à élus à peuplants sur le côté de dissémination de Pontus, de Galatie, de Kapadokya, de Asie et de Bithynie</text:span> <text:span text:style-name="T2">2</text:span> <text:span text:style-name="T1">selon préconnaissance de Dieu de père en à sanctification de souffle envers écoute soumise et aspersion de sang de Iésous de Christ, grâce à vous et paix que soit multiplié.</text:span> <text:span text:style-name="T2">3</text:span> <text:span text:style-name="T1">Élogié le Dieu et père de le de Maître de nous de Iésous de Christ celui selon le nombreux de lui miséricorde ayant réengendré nous envers espérance vivante par de redressement de Iésous de Christ hors de morts</text:span> <text:span text:style-name="T2">4</text:span> <text:span text:style-name="T1">envers héritage incorruptible et sans souillure et amarante ayante étée gardée en à cieux envers vous</text:span> <text:span text:style-name="T2">5</text:span> <text:span text:style-name="T1">ceux en à puissance de Dieu étants regardés au-devant par de croyance envers sauvetage prête être découvert en à moment à dernier</text:span> <text:span text:style-name="T2">6</text:span> <text:span text:style-name="T1">en à lequel vous vous exultez, peu à l'instant, si attachant de lien est, ayants étés attristés en à divers à tentations,</text:span> <text:span text:style-name="T2">7</text:span> <text:span text:style-name="T1">afin que le moyen d'épreuve de vous de la de croyance en plus grande valeur de objet d'or de ce de se dépérissant, par de feu cependant de étant éprouvé que soit trouvé envers surlouange et gloire et valeur en à découverte de Iésous de Christ</text:span> <text:span text:style-name="T2">8</text:span> <text:span text:style-name="T1">lequel non ayants vus vous aimez, envers lequel à l'instant ne pas voyants, croyants cependant vous vous exultez à joie à inexprimable et à ayante étée glorifiée</text:span> <text:span text:style-name="T2">9</text:span> <text:span text:style-name="T1">se prenants soigneusement le achèvement de la de croyance de vous sauvetage de âmes.</text:span> <text:span text:style-name="T2">10</text:span> <text:span text:style-name="T1">autour de laquelle de sauvetage recherchèrent et recherchèrent hors prophètes ceux autour de la envers vous de grâce ayants prophétisés</text:span> <text:span text:style-name="T2">11</text:span> <text:span text:style-name="T1">scrutants envers quel ou quel moment mettait en évidence le en à eux souffle de Christ se rendant témoignage d'avance les envers Christ passions de souffrances et les après ces-ci gloires.</text:span> <text:span text:style-name="T2">12</text:span> <text:span text:style-name="T1">à lesquels fut découvert en ce que non à eux-mêmes, à vous cependant servaient mêmes lesquels maintenant fut annoncé de bas en haut à vous par de ceux de se ayants évangélisés vous en à souffle à saint à ayant été envoyé au loin de ciel, envers lesquels désirent en fureur anges pencher à côté.</text:span> <text:span text:style-name="T2">13</text:span> <text:span text:style-name="T1">C'est pourquoi se ayants ceints de bas en haut les flancs de la de capacité d’intelligence de vous étants sobre parfaitement espérez sur la étante portée à vous grâce en à découverte de Iésous de Christ.</text:span> <text:span text:style-name="T2">14</text:span> <text:span text:style-name="T1">comme enfants de écoute soumise ne pas se schématisants avec à les plus avant en à la à méconnaissance de vous à désirs en fureurs,</text:span> <text:span text:style-name="T2">15</text:span> <text:span text:style-name="T1">mais selon celui ayant appelé vous saint aussi vous-mêmes saints en à toute à retournement de bas en haut soyez devenus,</text:span> <text:span text:style-name="T2">16</text:span> <text:span text:style-name="T1">parce que a été graphé· saints vous vous serez, en ce que moi saint.</text:span> <text:span text:style-name="T2">17</text:span> <text:span text:style-name="T1">et si père vous vous surnommez celui sans acception de face jugeant selon le de chacun travail, en à effroi le de la de maison d'habitation d'à côté de vous temps soyez tournés de bas en haut</text:span> <text:span text:style-name="T2">18</text:span> <text:span text:style-name="T1">ayants sus en ce que non à corruptibles, à objet d'argent ou à objet d'or, vous fûtes rançonné hors de la de vaine de vous de retournement de bas en haut de transmis du père</text:span> <text:span text:style-name="T2">19</text:span> <text:span text:style-name="T1">mais à de valeur à sang comme de agneau de sans reproche et de sans tache de Christ</text:span> <text:span text:style-name="T2">20</text:span> <text:span text:style-name="T1">de ayant été connu avant certes d'avant de fondation de monde, de ayant été rendu visible cependant sur de dernier de les de temps par le fait de vous</text:span> <text:span text:style-name="T2">21</text:span> <text:span text:style-name="T1">ceux par de lui croyables envers Dieu celui ayant éveillé lui hors de morts et gloire à lui ayant donné, de sorte que la croyance de vous et espérance être envers Dieu.</text:span> <text:span text:style-name="T2">22</text:span> <text:span text:style-name="T1">Les âmes de vous ayants consacrés en à la à écoute soumise de la de vérité envers amitié fraternel sans hypocrisie hors de pure de coeur les uns les autres aimez extensivement</text:span> <text:span text:style-name="T2">23</text:span> <text:span text:style-name="T1">ayants étés réengendrés non hors de ensemencement de corruptible mais de incorruptible par de discours de vivant de Dieu et de restant.</text:span> <text:span text:style-name="T2">24</text:span> <text:span text:style-name="T1">parce que toute chair comme herbe et toute gloire de elle comme fleur de herbe· fut séché le herbe et le fleur tomba dehors·</text:span> <text:span text:style-name="T2">25</text:span> <text:span text:style-name="T1">le cependant oral de Maître reste envers le ère. ce-ci cependant est le oral ce ayant été évangélisé envers vous.</text:span> </text:p>
      <text:p text:style-name="P4">1PIERRE  2</text:p>
      <text:p text:style-name="Text_20_body"><text:span text:style-name="T2">1</text:span> <text:span text:style-name="T1">Se ayants déposés donc toute malice et tout fraude et hypocrisies et envies et toutes bavardages de haut en bas</text:span> <text:span text:style-name="T2">2</text:span> <text:span text:style-name="T1">comme à l’instant engendrés bébés le logique sans fraude lait désirez au-dessus, afin que en à lui que vous soyez crû envers sauvetage,</text:span> <text:span text:style-name="T2">3</text:span> <text:span text:style-name="T1">si vous vous goûtâtes en ce que utile bon le Maître.</text:span> <text:span text:style-name="T2">4</text:span> <text:span text:style-name="T1">vers lequel se venants vers pierre vivant sous de êtres humains certes ayant été éprouvé en rejet, à côté cependant à Dieu élu en valeur,</text:span> <text:span text:style-name="T2">5</text:span> <text:span text:style-name="T1">aussi vous-mêmes comme pierres vivants vous êtes édifiés en maison maison soufflique envers sacrificature saint porter de bas en haut souffliques sacrifices bien acceptables auprès à Dieu par de Iésous de Christ.</text:span> <text:span text:style-name="T2">6</text:span> <text:span text:style-name="T1">parce que a autour en à graphe· voici je pose en à Sion pierre extrémité de l’angle élu en valeur, et celui croyant sur à lui non ne pas que soit couvert de honte.</text:span> <text:span text:style-name="T2">7</text:span> <text:span text:style-name="T1">à vous donc la valeur à ceux à croyants, à croyants pas cependant pierre lequel éprouvèrent en rejet ceux édifiants en maison, celui-ci fut devenu envers tête de coin</text:span> <text:span text:style-name="T2">8</text:span> <text:span text:style-name="T1">et pierre de achoppement et roche de scandale· lesquels achoppent à le à discours désobéissants envers lequel aussi furent posé.</text:span> <text:span text:style-name="T2">9</text:span> <text:span text:style-name="T1">vous cependant genre élu, royal sacrificature, ethnie saint, peuple envers conservation, de telle manière que les vertues que vous annonciez dehors de celui hors de ténèbre vous de ayant appelé envers le extraordinaire de lui lumière·</text:span> <text:span text:style-name="T2">10</text:span> <text:span text:style-name="T1">lesquels à un moment non peuple, maintenant cependant peuple de Dieu, ceux non ayants étés faits miséricorde, maintenant cependant ayants étés faits miséricorde.</text:span> <text:span text:style-name="T2">11</text:span> <text:span text:style-name="T1">Aimés, j'appelle à côté comme maisonnants à côté et peuplants sur le côté se tenir au loin de les de charnelles de désirs en fureurs lesquelles des quelconques se guerroient en soldat contre de la de âme·</text:span> <text:span text:style-name="T2">12</text:span> <text:span text:style-name="T1">la retournement de bas en haut de vous en à les à ethnies ayants belle, afin que en à lequel bavardent de haut en bas de vous comme de malfaiteurs hors de les de beaux de travaux surveillants que glorifient le Dieu en à journée de supervision.</text:span> <text:span text:style-name="T2">13</text:span> <text:span text:style-name="T1">Soyez subordonnés à toute à humaine à création par le fait de le Maître, soit à roi comme à tenant au-dessus</text:span> <text:span text:style-name="T2">14</text:span> <text:span text:style-name="T1">soit à gouverneurs comme par de lui à étants mandés envers vengeance de malfaiteurs, surlouange cependant de bonfaisants,</text:span> <text:span text:style-name="T2">15</text:span> <text:span text:style-name="T1">en ce que ainsi est le volonté de le de Dieu faisants bon museler la de les de insensés de êtres humains inconnaissance,</text:span> <text:span text:style-name="T2">16</text:span> <text:span text:style-name="T1">comme libres et ne pas comme couverture ayants de la de malice la liberté mais comme de Dieu mâles esclaves.</text:span> <text:span text:style-name="T2">17</text:span> <text:span text:style-name="T1">tous valorisez, la fraternité aimez, le Dieu que vous vous effrayez, le roi valorisez.</text:span> <text:span text:style-name="T2">18</text:span> <text:span text:style-name="T1">Les habitants de maison étants subordonnés en à tout à effroi à les à despotes, non seulement à les à bons et à modérés mais aussi à les à tordus.</text:span> <text:span text:style-name="T2">19</text:span> <text:span text:style-name="T1">ce-ci car grâce, si par le fait de conscience de Dieu supporte un quelconque tristesses souffrant injustement.</text:span> <text:span text:style-name="T2">20</text:span> <text:span text:style-name="T1">quel car renommée, si fautants et étants tabassés vous résisterez en restant sous; mais si faisants bon et souffrants vous résisterez en restant sous, ce-ci grâce à côté à Dieu.</text:span> <text:span text:style-name="T2">21</text:span> <text:span text:style-name="T1">envers ce-ci car vous fûtes appelé, en ce que aussi Christ souffrit au-dessus de vous à vous laissant dessous modèle de sous-lettre, afin que que vous suiviez dessus à les à traces de lui,</text:span> <text:span text:style-name="T2">22</text:span> <text:span text:style-name="T1">lequel faute non fit non cependant fut trouvé fraude en à le à bouche de lui,</text:span> <text:span text:style-name="T2">23</text:span> <text:span text:style-name="T1">lequel étant insulté non insultait en retour, souffrant non menaçait, transmettait cependant à celui à jugeant justement,</text:span> <text:span text:style-name="T2">24</text:span> <text:span text:style-name="T1">lequel les fautes de nous lui-même porta de bas en haut en à le à corps de lui sur le bois, afin que à les à fautes se ayants devenus loin à la à justice que nous vivions, de lequel à le à meurtrissure vous fûtes guéri.</text:span> <text:span text:style-name="T2">25</text:span> <text:span text:style-name="T1">vous étiez car comme brebis étants égarés, mais vous fûtes tourné sur maintenant sur le berger et superviseur de les de âmes de vous.</text:span> </text:p>
      <text:p text:style-name="P4">1PIERRE  3</text:p>
      <text:p text:style-name="Text_20_body"><text:span text:style-name="T2">1</text:span> <text:span text:style-name="T1">Semblablement les femmes, étantes subordonnées à les à en propres à hommes, afin que aussi si des quelconques désobéissent à le à discours, par de la de les de femmes de retournement de bas en haut sans de discours seront gagné</text:span> <text:span text:style-name="T2">2</text:span> <text:span text:style-name="T1">ayants surveillés la en à effroi consacrée retournement de bas en haut de vous.</text:span> <text:span text:style-name="T2">3</text:span> <text:span text:style-name="T1">de lesquelles soit non celui au dehors de tresse de cheveux et de mise autour de objets d'ors ou de mise de himations monde,</text:span> <text:span text:style-name="T2">4</text:span> <text:span text:style-name="T1">mais le caché de la de coeur être humain en à le à incorruptible de le de doux et de tranquille de souffle lequel est en devant de le de Dieu très coûteux.</text:span> <text:span text:style-name="T2">5</text:span> <text:span text:style-name="T1">ainsi car à un moment aussi les saintes femmes celles espérantes envers Dieu arrangeaient elles-mêmes étantes subordonnées à les à en propres à hommes,</text:span> <text:span text:style-name="T2">6</text:span> <text:span text:style-name="T1">comme Sarra écouta en soumission à le à Abraam Maître lui appelante de laquelle vous fûtes devenu enfants faisantes bon et ne pas se effrayantes ne pas une terreur.</text:span> <text:span text:style-name="T2">7</text:span> <text:span text:style-name="T1">Les hommes semblablement, cohabitants maison selon connaissance comme à plus faible à ustensile à le à féminin, attribuants valeur comme aussi à cohéritiers de grâce de vie envers ce ne pas être incisé les prières de vous.</text:span> <text:span text:style-name="T2">8</text:span> <text:span text:style-name="T1">Le cependant achèvement tous des mêmes émotions, compatissants, d'amitiés fraternels, biens d'entrailles, bas d’émotions,</text:span> <text:span text:style-name="T2">9</text:span> <text:span text:style-name="T1">ne pas redonnants malicieux contre de malicieux ou insulte contre de insulte, au contraire cependant élogiants, en ce que envers ce-ci vous fûtes appelé, afin que éloge que vous héritiez.</text:span> <text:span text:style-name="T2">10</text:span> <text:span text:style-name="T1">celui car voulant vie aimer et voir journées bonnes pause la langue au loin de malicieux et lèvres de ce ne pas bavarder fraude,</text:span> <text:span text:style-name="T2">11</text:span> <text:span text:style-name="T1">décline cependant au loin de malicieux et fasse bon, cherche paix et poursuive elle·</text:span> <text:span text:style-name="T2">12</text:span> <text:span text:style-name="T1">en ce que yeux de Maître sur justes et oreilles de lui envers supplication de eux, face cependant de Maître sur faisants malicieux.</text:span> <text:span text:style-name="T2">13</text:span> <text:span text:style-name="T1">Et quel celui qui fera du mal vous, si le cas échéant de le de bon zélotes que vous vous deveniez;</text:span> <text:span text:style-name="T2">14</text:span> <text:span text:style-name="T1">mais si aussi que vous souffriez par le fait de justice, bienheureux. le cependant effroi de eux ne pas soyez effrayés ni cependant que vous soyez troublé,</text:span> <text:span text:style-name="T2">15</text:span> <text:span text:style-name="T1">Maître cependant le Christ sanctifiez en à les à coeurs de vous, prêts toujours vers apologie à tout à celui à demandant vous discours autour de la en à vous de espérance,</text:span> <text:span text:style-name="T2">16</text:span> <text:span text:style-name="T1">mais avec de douceur et de effroi, conscience ayants bonne, afin que en à lequel vous êtes bavardés de haut en bas que soient couvert de honte ceux calomniants de vous la bonne en à Christ retournement de bas en haut.</text:span> <text:span text:style-name="T2">17</text:span> <text:span text:style-name="T1">meilleur car faisants bon, si que veuille le volonté de le de Dieu, souffrir ou faisants mal.</text:span> <text:span text:style-name="T2">18</text:span> <text:span text:style-name="T1">en ce que aussi Christ une fois autour de fautes au-dessus de vous mourut loin, juste au-dessus de injustes, afin que vous que amène à le à Dieu ayant été mis à trépas certes à chair, ayant été fait être vivant cependant à souffle·</text:span> <text:span text:style-name="T2">19</text:span> <text:span text:style-name="T1">en à lequel aussi à les en à gardiennage à souffles ayant été allé annonça</text:span> <text:span text:style-name="T2">20</text:span> <text:span text:style-name="T1">à ayants désobéis à un moment, lorsque se attendait longuement la de le de Dieu distance de fureur en à journées de Noé de étante préparée de haut en bas de arche envers laquelle peu, ce-ci est huit âmes, furent sauvé par le fait de par de eau</text:span> <text:span text:style-name="T2">21</text:span> <text:span text:style-name="T1">lequel aussi vous contre modèle frappé maintenant sauve baptême, non de chair déposition de crasse mais de conscience de bonne surinterrogation envers Dieu, par de redressement de Iésous de Christ</text:span> <text:span text:style-name="T2">22</text:span> <text:span text:style-name="T1">lequel est en à droite de le de Dieu ayant été allé envers ciel de ayants étés subordonnés à lui de anges et de autorités et de puissances.</text:span> </text:p>
      <text:p text:style-name="P4">1PIERRE  4</text:p>
      <text:p text:style-name="Text_20_body"><text:span text:style-name="T2">1</text:span> <text:span text:style-name="T1">de Christ donc de ayant souffert à chair aussi vous la même intention que vous vous armez, en ce que celui ayant souffert à chair s'a pausé de faute</text:span> <text:span text:style-name="T2">2</text:span> <text:span text:style-name="T1">envers ce ne pas plus de êtres humains à désirs en fureurs mais à volonté de Dieu le restant de surplus en à chair exister temps.</text:span> <text:span text:style-name="T2">3</text:span> <text:span text:style-name="T1">suffisant car le ayant passé à côté temps le dessein de les de ethnies se avoir mis au travail complètement se ayants allés en à luxures, à désirs en fureurs, à ivrogneries, à festins, à beuveries et à illicites à idolâtries.</text:span> <text:span text:style-name="T2">4</text:span> <text:span text:style-name="T1">en à lequel sont traités en étrangers ne pas de courants ensemble de vous envers la même de la de dissolution effusion de bas en haut blasphémants,</text:span> <text:span text:style-name="T2">5</text:span> <text:span text:style-name="T1">lesquels redonneront discours à celui préparement à ayant juger vivants et morts.</text:span> <text:span text:style-name="T2">6</text:span> <text:span text:style-name="T1">envers ce-ci car aussi à morts fut évangélisé, afin que que soient jugé certes selon êtres humains à chair, que vivent cependant selon Dieu à souffle.</text:span> <text:span text:style-name="T2">7</text:span> <text:span text:style-name="T1">de Tous cependant le achèvement a approché. soyez sain d'émotion donc et soyez sobre envers prières</text:span> <text:span text:style-name="T2">8</text:span> <text:span text:style-name="T1">d'avant de tous la envers vous-mêmes amour extensif ayants, en ce que amour couvre multitude de fautes,</text:span> <text:span text:style-name="T2">9</text:span> <text:span text:style-name="T1">affectionnés aux étrangers envers les uns les autres sans de murmure,</text:span> <text:span text:style-name="T2">10</text:span> <text:span text:style-name="T1">chacun de haut en bas comme prit don de grâce envers vous-mêmes lui servants comme beaux légistes de maison de diverse de grâce de Dieu.</text:span> <text:span text:style-name="T2">11</text:span> <text:span text:style-name="T1">si un quelconque bavarde, comme logions de Dieu· si un quelconque sert, comme hors de ténacité de laquelle fournit comme chorège le Dieu, afin que en à tous que soit glorifié le Dieu par de Iésous de Christ à lequel est la gloire et le force envers les ères de les de ères, amen.</text:span> <text:span text:style-name="T2">12</text:span> <text:span text:style-name="T1">Aimés, ne pas soyez traités en étrangers à la en à vous à enflammement vers tentation à vous à se devenante comme de étranger à vous de arrivant avec,</text:span> <text:span text:style-name="T2">13</text:span> <text:span text:style-name="T1">mais selon que vous communiez à les de le de Christ à passions de souffrances, soyez de joie, afin que aussi en à la à découverte de la de gloire de lui que vous soyez été de joie se exultants.</text:span> <text:span text:style-name="T2">14</text:span> <text:span text:style-name="T1">si vous êtes réprouvés en à nom de Christ, bienheureux, en ce que le de la de gloire et le de le de Dieu souffle sur vous se repose.</text:span> <text:span text:style-name="T2">15</text:span> <text:span text:style-name="T1">ne pas car un quelconque de vous souffre comme meurtrier ou voleur ou malfaiteur ou comme superviseur d'autrui·</text:span> <text:span text:style-name="T2">16</text:span> <text:span text:style-name="T1">si cependant comme chrétien, ne pas soit eu honte, glorifie cependant le Dieu en à le à nom à ce-ci.</text:span> <text:span text:style-name="T2">17</text:span> <text:span text:style-name="T1">en ce que le moment de ce se originer le objet de jugement au loin de le de maison de le de Dieu· si cependant premièrement au loin de nous, quel le achèvement de ceux de désobéissants à le de le de Dieu à évangile;</text:span> <text:span text:style-name="T2">18</text:span> <text:span text:style-name="T1">et si le juste laborieusement est sauvé, le impie et fauteur où? se apparaîtra en lumière;</text:span> <text:span text:style-name="T2">19</text:span> <text:span text:style-name="T1">de sorte que aussi ceux souffrants selon le volonté de le de Dieu à croyable à créateur se posent à côté les âmes de eux en à bonfaisance.</text:span> </text:p>
      <text:p text:style-name="P4">1PIERRE  5</text:p>
      <text:p text:style-name="Text_20_body"><text:span text:style-name="T2">1</text:span> <text:span text:style-name="T1">Plus anciens donc en à vous j'appelle à côté le co-plus-ancien et témoin de les de le de Christ de passions de souffrances, le aussi de la de imminante être découvert de gloire communiant·</text:span> <text:span text:style-name="T2">2</text:span> <text:span text:style-name="T1">bergez le en à vous troupeau de berger de le de Dieu supervisants ne pas nécessairement mais volontairement selon Dieu, ni cependant avec escroquerie mais en promptitude fureur,</text:span> <text:span text:style-name="T2">3</text:span> <text:span text:style-name="T1">ni cependant comme maîtrisants de haut en bas de les de lots mais modèles frappés se devenants de le de troupeau de berger·</text:span> <text:span text:style-name="T2">4</text:span> <text:span text:style-name="T1">et de ayant été rendu visible de le de chef berger vous vous prendrez soigneusement le amarantine de la de gloire couronne.</text:span> <text:span text:style-name="T2">5</text:span> <text:span text:style-name="T1">semblablement, plus jeunes, soyez subordonnés à plus anciens· tous cependant à les uns les autres la basse émotion que vous vous nouez autour, en ce que le Dieu à prétentieux se ordonnance contre, à bas cependant donne grâce.</text:span> <text:span text:style-name="T2">6</text:span> <text:span text:style-name="T1">Soyez baissés donc sous la forte main de le de Dieu, afin que vous que hausse en à moment,</text:span> <text:span text:style-name="T2">7</text:span> <text:span text:style-name="T1">toute la inquiétude de vous ayants flanqués au-dessus sur lui, en ce que à lui soucie autour de vous.</text:span> <text:span text:style-name="T2">8</text:span> <text:span text:style-name="T1">soyez sobre, vigilez. le adversaire de vous diable comme lion se rugissant piétine autour cherchant un quelconque avaler·</text:span> <text:span text:style-name="T2">9</text:span> <text:span text:style-name="T1">à lequel dressez contre solides à la à croyance ayants sus les mêmes de les de passions de souffrances à la en à le à monde de vous à fraternité être achevé au-dessus.</text:span> <text:span text:style-name="T2">10</text:span> <text:span text:style-name="T1">le cependant Dieu de toute de grâce, celui ayant appelé vous envers la éternelle de lui gloire en à Christ peu ayants soufferts lui ajustera complètement, fixera, rendra vigoureux, fondera.</text:span> <text:span text:style-name="T2">11</text:span> <text:span text:style-name="T1">à lui le force envers les ères, amen.</text:span> <text:span text:style-name="T2">12</text:span> <text:span text:style-name="T1">Par de Silouane à vous de le de croyable de frère, comme je me calcule, par de peu je graphai appelant à côté et témoignant sur celle-ci être vrai grâce de le de Dieu envers laquelle vous dressâtes.</text:span> <text:span text:style-name="T2">13</text:span> <text:span text:style-name="T1">se salue vous la en à Babylone co-élue et Markos le fils de moi.</text:span> <text:span text:style-name="T2">14</text:span> <text:span text:style-name="T1">que vous vous saluez les uns les autres en à embrassade de amour. Paix à vous à tous à ceux en à Christ.</text:span> </text:p>
      <text:h text:style-name="P2" text:outline-level="3">2PIERRE</text:h>
      <text:p text:style-name="Text_20_body"/>
      <text:p text:style-name="P4">2PIERRE  1</text:p>
      <text:p text:style-name="Text_20_body"><text:span text:style-name="T2">1</text:span> <text:span text:style-name="T1">Simon Pierre mâle esclave et envoyé de Iésous de Christ à ceux de valeur égal à nous à ayants obtenus par le sort croyance en à justice de le de Dieu de nous et de sauveur de Iésous de Christ,</text:span> <text:span text:style-name="T2">2</text:span> <text:span text:style-name="T1">grâce à vous et paix que soit multiplié en à reconnaissance de le de Dieu et de Iésous de le de Maître de nous.</text:span> <text:span text:style-name="T2">3</text:span> <text:span text:style-name="T1">Comme tous à nous de la de divine de puissance de lui ces vers vie et piété de se ayante gratifiée par de la de reconnaissance de celui de ayant appelé nous par de gloire et de vertue</text:span> <text:span text:style-name="T2">4</text:span> <text:span text:style-name="T1">par de lesquels les de valeurs et plus grands à nous promesses s'a gratifié, afin que par de ces-ci que vous vous deveniez de divine communiants de nature ayants fuis loin de la en à le à monde en à désir en fureur de corruption.</text:span> <text:span text:style-name="T2">5</text:span> <text:span text:style-name="T1">aussi même ce-ci cependant hâte toute ayants importés à côté fournissez comme chorège au dessus en à la à croyance de vous la vertue, en cependant à la à vertue la connaissance,</text:span> <text:span text:style-name="T2">6</text:span> <text:span text:style-name="T1">en cependant à la à connaissance la maîtrise intérieure, en cependant à la à maîtrise intérieure la résistance, en cependant à la à résistance la piété,</text:span> <text:span text:style-name="T2">7</text:span> <text:span text:style-name="T1">en cependant à la à piété la amitié fraternel, en cependant à la à amitié fraternel la amour.</text:span> <text:span text:style-name="T2">8</text:span> <text:span text:style-name="T1">ces-ci car à vous subsistants et faisants plus nombreux non sans travaux non cependant sans fruits constitue envers la de le de Maître de nous de Iésous de Christ reconnaissance·</text:span> <text:span text:style-name="T2">9</text:span> <text:span text:style-name="T1">à lequel car ne pas est à côté ces-ci, aveugle est étant myope oubli ayant pris de le de purification de les vieillement de lui de fautes.</text:span> <text:span text:style-name="T2">10</text:span> <text:span text:style-name="T1">c'est pourquoi davantage, frères, soyez en hâte ferme de vous la appellation et élection se faire· ces-ci car faisants non ne pas que vous trébuchiez à un moment.</text:span> <text:span text:style-name="T2">11</text:span> <text:span text:style-name="T1">ainsi car richement sera fourni comme chorège au dessus à vous la entrée de chemin envers la éternelle royauté de le de Maître de nous et de sauveur de Iésous de Christ.</text:span> <text:span text:style-name="T2">12</text:span> <text:span text:style-name="T1">C'est pourquoi j'imminerai toujours vous faire mémoire du dessous autour de ces-ci et certes ayants sus et ayants étés fixés en à la à étante à côté à vérité.</text:span> <text:span text:style-name="T2">13</text:span> <text:span text:style-name="T1">juste cependant je me gouverne, sur autant lequel je suis en à ce-ci à le à campement, réveiller vous en à mémoration du dessous</text:span> <text:span text:style-name="T2">14</text:span> <text:span text:style-name="T1">ayant su en ce que rapide est la déposition de le de campement de moi, de haut en bas comme aussi le Maître de nous Iésous Christ mit en évidence à moi.</text:span> <text:span text:style-name="T2">15</text:span> <text:span text:style-name="T1">je serai en hâte cependant aussi chaque moment avoir vous après la mienne exode celle de ces-ci mémoire se faire.</text:span> <text:span text:style-name="T2">16</text:span> <text:span text:style-name="T1">Non car à ayants étés faits sage à mythes ayants suivis dehors nous fîmes connaître à vous la de le de Maître de nous de Iésous de Christ puissance et présence mais surveillants époptes ayants étés devenus de la de celui-là de magnificence.</text:span> <text:span text:style-name="T2">17</text:span> <text:span text:style-name="T1">ayant pris car à côté de Dieu de père valeur et gloire de voix de ayante étée portée à lui de telle sous de la de magnificente de gloire· le fils de moi le aimé de moi celui-ci est envers lequel moi j'estimai en bien</text:span> <text:span text:style-name="T2">18</text:span> <text:span text:style-name="T1">et celle-ci la voix nous nous écoutâmes hors de ciel ayante étée portée avec à lui étants en à le à saint à montagne.</text:span> <text:span text:style-name="T2">19</text:span> <text:span text:style-name="T1">et nous avons plus certain le prophétique discours à lequel bellement vous faites attenants comme à chandelle à apparaissant en lumière en à desséché à lieu, jusqu'à ce que de lequel journée que brille à travers et portant lumière que lève de bas en haut en à les à coeurs de vous,</text:span> <text:span text:style-name="T2">20</text:span> <text:span text:style-name="T1">ce-ci premièrement connaissants en ce que toute prophétie de graphe de en propre de explication non se devient·</text:span> <text:span text:style-name="T2">21</text:span> <text:span text:style-name="T1">non car à volonté de être humain fut porté prophétie à un moment, mais sous de souffle de saint étants portés bavardèrent au loin de Dieu êtres humains.</text:span> </text:p>
      <text:p text:style-name="P4">2PIERRE  2</text:p>
      <text:p text:style-name="Text_20_body"><text:span text:style-name="T2">1</text:span> <text:span text:style-name="T1">Se devinrent cependant aussi faux prophètes en à le à peuple, comme aussi en à vous se seront faux enseignants lesquels des quelconques introduiront à côté hérésies de déperdition aussi le ayant acheté à l'agora eux despote se niants menants sur à eux-mêmes rapide déperdition.</text:span> <text:span text:style-name="T2">2</text:span> <text:span text:style-name="T1">et nombreux suivront dehors de eux à les à luxures par le fait de lesquels la chemin de la de vérité sera blasphémé,</text:span> <text:span text:style-name="T2">3</text:span> <text:span text:style-name="T1">et en à cupidité à façonnés à discours vous se négocieront à lesquels le objet de jugement depuis longtemps non est sans travail et la déperdition de eux non assoupit.</text:span> <text:span text:style-name="T2">4</text:span> <text:span text:style-name="T1">Si car le Dieu de anges de ayants fautés non se épargna mais à lassos de sombre nuée ayant jeté au Tartare transmit envers jugement étants gardés</text:span> <text:span text:style-name="T2">5</text:span> <text:span text:style-name="T1">et de originaire de monde non se épargna mais huitième Noé de justice annonciateur gardienna cataclysme à monde de impies ayant mené sur</text:span> <text:span text:style-name="T2">6</text:span> <text:span text:style-name="T1">et cités de Sodomas et de Gomorras ayant réduit en cendres à catastrophe jugea contre sous-échantillon de imminants être impie ayant posé</text:span> <text:span text:style-name="T2">7</text:span> <text:span text:style-name="T1">et juste Lot étant accablé de haut en bas sous de la de les de sans institutions en à luxure de retournement de bas en haut se délivra·</text:span> <text:span text:style-name="T2">8</text:span> <text:span text:style-name="T1">à regard car et à écoute le juste établissant maison d'habitation dedans en à eux journée hors de journée âme juste à sans lois à travaux torturait.</text:span> <text:span text:style-name="T2">9</text:span> <text:span text:style-name="T1">a su Maître pieux hors de tentation se délivrer, injustes cependant envers journée de jugement étants corrigés garder,</text:span> <text:span text:style-name="T2">10</text:span> <text:span text:style-name="T1">surtout cependant ceux derrière de chair en à désir en fureur de souillure se allants et de maîtrise méprisants. audacieux arrogants gloires non tremblent blasphémants,</text:span> <text:span text:style-name="T2">11</text:span> <text:span text:style-name="T1">là où anges à ténacité et à puissance plus grands étants non portent contre de eux à côté à Maître blasphématoire jugement.</text:span> <text:span text:style-name="T2">12</text:span> <text:span text:style-name="T1">Ceux-ci cependant comme sans discours êtres vivants ayants étés engendrés naturels envers capture et corruption en à lesquels méconnaissent blasphémants en à la à corruption de eux et seront corrompu</text:span> <text:span text:style-name="T2">13</text:span> <text:span text:style-name="T1">étants faits injustice salaire de injustice plaisir se gouvernants la en à journée délicatesse, taches et reproches délectants en à les à appâts de eux se festoyants ensemble à vous,</text:span> <text:span text:style-name="T2">14</text:span> <text:span text:style-name="T1">yeux ayants pleins de adultère et incessants de faute, amorçants âmes non affermies, coeur ayante étée gymnastiqué de cupidité ayants, de imprécation de haut en bas enfants.</text:span> <text:span text:style-name="T2">15</text:span> <text:span text:style-name="T1">ayants laissés en contrebas directe chemin furent égaré ayants suivis dehors à la à chemin de le de Balaam de le de Bosor lequel salaire de injustice aima,</text:span> <text:span text:style-name="T2">16</text:span> <text:span text:style-name="T1">réfutation cependant eut de en propre de contrariation de la loi· bête sous joug sans voix en de être humain à voix se ayant prononcé un son empêcha la de le de prophète pensée à côté.</text:span> <text:span text:style-name="T2">17</text:span> <text:span text:style-name="T1">ceux-ci sont sources sans eaux et brumes sous de ouragan étantes propulsées à lesquels le sombre nuée de le de ténèbre a été gardé.</text:span> <text:span text:style-name="T2">18</text:span> <text:span text:style-name="T1">super-masses car de vanité se prononçants un son amorcent en à désirs en fureurs de chair à luxures ceux courtement fuyants loin ceux en à égarement étants tournés de bas en haut,</text:span> <text:span text:style-name="T2">19</text:span> <text:span text:style-name="T1">liberté à eux se promettants eux mâles esclaves subsistants de la de corruption· à lequel car un quelconque s'a infériorisé, à celui-ci a été esclavagé.</text:span> <text:span text:style-name="T2">20</text:span> <text:span text:style-name="T1">si car ayants fuis loin les miasmes de le de monde en à reconnaissance de le de Maître de nous et de sauveur de Iésous de Christ, à ces-ci cependant de nouveau ayants étés tressés dans s'ont infériorisé, a devenu à eux les derniers pires de les de premiers.</text:span> <text:span text:style-name="T2">21</text:span> <text:span text:style-name="T1">meilleur car était à eux ne pas avoir reconnu la chemin de la de justice ou à ayants reconnus retourner en arrière hors de la de ayante étée transmise à eux de sainte de commandement.</text:span> <text:span text:style-name="T2">22</text:span> <text:span text:style-name="T1">a arrivé avec à eux ce de la de vrai de proverbe· chien ayant tourné sur sur le en propre vomi, et· truie se ayante baignée envers roulement de bourbier.</text:span> </text:p>
      <text:p text:style-name="P4">2PIERRE  3</text:p>
      <text:p text:style-name="Text_20_body"><text:soft-page-break/><text:span text:style-name="T2">1</text:span> <text:span text:style-name="T1">Celle-ci déjà, aimés, deuxième à vous je graphe épître en à lesquelles je réveille de vous en à mémoration du dessous la sincère capacité d’intelligence</text:span> <text:span text:style-name="T2">2</text:span> <text:span text:style-name="T1">être fait mémoire de les de ayants étés prédits de oraux sous de les de saints de prophètes et de la de les de envoyés de vous de commandement de le de Maître et de sauveur.</text:span> <text:span text:style-name="T2">3</text:span> <text:span text:style-name="T1">ce-ci premièrement connaissants en ce que se viendront sur de dernières de les de journées en à raillerie railleurs selon les en propres désirs en fureurs de eux se allants</text:span> <text:span text:style-name="T2">4</text:span> <text:span text:style-name="T1">et disants· où? est la promesse de la de présence de lui; au loin de laquelle car les pères furent mis au coucher, tous ainsi reste constamment au loin de origine de création.</text:span> <text:span text:style-name="T2">5</text:span> <text:span text:style-name="T1">omet car eux ce-ci voulants en ce que cieux étaient depuis longtemps et terre hors de eau et par de eau ayante dressée avec à le de le de Dieu à discours</text:span> <text:span text:style-name="T2">6</text:span> <text:span text:style-name="T1">par de lesquels le alors monde à eau ayant été baigné de flots de haut en bas se dépérit·</text:span> <text:span text:style-name="T2">7</text:span> <text:span text:style-name="T1">les cependant maintenant cieux et la terre à le à même à discours ayants étés thésaurisés sont à feu étants gardés envers journée de jugement et de déperdition de les de impies de êtres humains.</text:span> <text:span text:style-name="T2">8</text:span> <text:span text:style-name="T1">Un cependant ce-ci ne pas omette vous, aimés, en ce que une journée à côté à Maître comme mille ans et mille ans comme journée une.</text:span> <text:span text:style-name="T2">9</text:span> <text:span text:style-name="T1">non est lent Maître de la de promesse, comme des quelconques lenteur se gouvernent, mais éloigne fureur envers vous ne pas se ayant dessein des quelconques se dépérir mais tous envers transintelligence placer.</text:span> <text:span text:style-name="T2">10</text:span> <text:span text:style-name="T1">Surgira cependant journée de Maître comme voleur en à laquelle les cieux avec un fort bruit se passeront à côté, éléments cependant étants embrasés sera délié, et terre et les en à elle travaux sera trouvé.</text:span> <text:span text:style-name="T2">11</text:span> <text:span text:style-name="T1">de Ces-ci ainsi de tous de étants déliés de quels sortes attache de lien subsister vous en à saintes à retournements de bas en haut et à piétés</text:span> <text:span text:style-name="T2">12</text:span> <text:span text:style-name="T1">attendants et hâtants la présence de la de le de Dieu de journée par le fait de laquelle cieux étants brûlés au feu seront délié et éléments étants embrasés est fondu.</text:span> <text:span text:style-name="T2">13</text:span> <text:span text:style-name="T1">nouveaux cependant cieux et terre nouvelle selon le promesse de lui nous attendons en à lesquels justice établit maison d'habitation.</text:span> <text:span text:style-name="T2">14</text:span> <text:span text:style-name="T1">C'est pourquoi, aimés, ces-ci attendants soyez en hâte sans taches et irréprochables à lui être trouvé en à paix</text:span> <text:span text:style-name="T2">15</text:span> <text:span text:style-name="T1">et la de le de Maître de nous distance de fureur sauvetage que vous vous gouvernez, de haut en bas comme aussi le aimé de nous frère Paulus selon la ayante étée donnée à lui sagesse grapha à vous,</text:span> <text:span text:style-name="T2">16</text:span> <text:span text:style-name="T1">comme aussi en à toutes à épîtres bavardant en à elles autour de ces-ci en à lesquelles est difficiles à comprendre des quelconques lesquels les ignorants et non affermis tordent comme aussi les restantes graphes vers la en propre de eux déperdition.</text:span> <text:span text:style-name="T2">17</text:span> <text:span text:style-name="T1">Vous donc, aimés, connaissants avant que vous vous gardiennez, afin que ne pas à la de les de sans institutions à égarement ayants étés emmenés avec que vous tombiez dehors de le de en propre de fixité,</text:span> <text:span text:style-name="T2">18</text:span> <text:span text:style-name="T1">croissez cependant en à grâce et à connaissance de le de Maître de nous et de sauveur de Iésous de Christ. à lui la gloire et maintenant et envers journée de ère. amen·</text:span> </text:p>
      <text:h text:style-name="P2" text:outline-level="3">1JEAN</text:h>
      <text:p text:style-name="Text_20_body"/>
      <text:p text:style-name="P4">1JEAN  1</text:p>
      <text:p text:style-name="Text_20_body"><text:span text:style-name="T2">1</text:span> <text:span text:style-name="T1">Lequel était au loin de origine, lequel nous avons écouté, lequel nous avons vu à les à yeux de nous, lequel nous nous contemplâmes et les mains de nous palpèrent autour de le de discours de la de vie –</text:span> <text:span text:style-name="T2">2</text:span> <text:span text:style-name="T1">et la vie fut rendu visible, et nous avons vu et nous témoignons et nous rapportons annonce à vous la vie la éternelle laquelle une quelconque était vers le père et fut rendu visible à nous –</text:span> <text:span text:style-name="T2">3</text:span> <text:span text:style-name="T1">lequel nous avons vu et nous avons écouté, nous rapportons annonce aussi à vous, afin que aussi vous communion que vous ayez avec de nous. aussi la communion cependant la nôtre avec de le de père et avec de le de fils de lui de Iésous de Christ.</text:span> <text:span text:style-name="T2">4</text:span> <text:span text:style-name="T1">et ces-ci nous graphons nous, afin que la joie de nous que soit ayante étée faite plénitude.</text:span> <text:span text:style-name="T2">5</text:span> <text:span text:style-name="T1">Et est celle-ci la annonciation laquelle nous avons écouté au loin de lui et nous annonçons de bas en haut à vous, en ce que le Dieu lumière est et ténèbre en à lui non est aucune.</text:span> <text:span text:style-name="T2">6</text:span> <text:span text:style-name="T1">si le cas échéant que nous disions en ce que communion nous avons avec de lui et en à le à ténèbre que nous piétinions autour, nous nous mentons et non nous faisons la vérité·</text:span> <text:span text:style-name="T2">7</text:span> <text:span text:style-name="T1">si le cas échéant cependant en à le à lumière que nous piétinions autour, comme lui est en à le à lumière, communion nous avons avec de les uns les autres, et le sang de Iésous de le de fils de lui purifie nous au loin de toute de faute.</text:span> <text:span text:style-name="T2">8</text:span> <text:span text:style-name="T1">si le cas échéant que nous disions en ce que faute non nous avons, nous-mêmes nous égarons et la vérité non est en à nous.</text:span> <text:span text:style-name="T2">9</text:span> <text:span text:style-name="T1">si le cas échéant que nous avouions les fautes de nous, croyable est et juste, afin que que abandonne à nous les fautes et que purifie nous au loin de toute de injustice.</text:span> <text:span text:style-name="T2">10</text:span> <text:span text:style-name="T1">si le cas échéant que nous disions en ce que non nous avons fauté, menteur nous faisons lui, et le discours de lui non est en à nous.</text:span> </text:p>
      <text:p text:style-name="P4">1JEAN  2</text:p>
      <text:p text:style-name="Text_20_body"><text:span text:style-name="T2">1</text:span> <text:span text:style-name="T1">Petits enfants de moi, ces-ci je graphe à vous afin que ne pas que vous fautiez. et si le cas échéant un quelconque que faute, appelé à côté nous avons vers le père Iésous Christ juste·</text:span> <text:span text:style-name="T2">2</text:span> <text:span text:style-name="T1">et lui propitiation est autour de les de fautes de nous, non autour de les de nôtres cependant seulement mais aussi autour de tout entier de le de monde.</text:span> <text:span text:style-name="T2">3</text:span> <text:span text:style-name="T1">Et en à ce-ci nous connaissons en ce que nous avons connu lui, si le cas échéant les commandements de lui que nous gardions.</text:span> <text:span text:style-name="T2">4</text:span> <text:span text:style-name="T1">celui disant en ce que j'ai connu lui et les commandements de lui ne pas gardant menteur est, et en à celui-ci la vérité non est·</text:span> <text:span text:style-name="T2">5</text:span> <text:span text:style-name="T1">lequel cependant le cas échéant que garde de lui le discours, vraiment en à celui-ci la amour de le de Dieu a été perfectionné· en à ce-ci nous connaissons en ce que en à lui nous sommes.</text:span> <text:span text:style-name="T2">6</text:span> <text:span text:style-name="T1">celui disant en à lui rester doit, de haut en bas comme celui-là piétina autour, aussi lui-même ainsi piétiner autour.</text:span> <text:span text:style-name="T2">7</text:span> <text:span text:style-name="T1">Aimés, non commandement nouvelle je graphe à vous mais commandement vieille laquelle vous aviez au loin de origine· la commandement la vieille est le discours lequel vous écoutâtes.</text:span> <text:span text:style-name="T2">8</text:span> <text:span text:style-name="T1">de nouveau commandement nouvelle je graphe à vous lequel est vrai en à lui et en à vous, en ce que la ténèbre est mené de côté et le lumière le véritable déjà apparaît en lumière.</text:span> <text:span text:style-name="T2">9</text:span> <text:span text:style-name="T1">Celui disant en à le à lumière être et le frère de lui haïssant en à la à ténèbre est jusqu'à ce que à l'instant.</text:span> <text:span text:style-name="T2">10</text:span> <text:span text:style-name="T1">celui aimant le frère de lui en à le à lumière reste, et scandale en à lui non est·</text:span> <text:span text:style-name="T2">11</text:span> <text:span text:style-name="T1">celui cependant haïssant le frère de lui en à la à ténèbre est et en à la à ténèbre piétine autour et non a su où? dirige en arrière, en ce que la ténèbre aveugla les yeux de lui.</text:span> <text:span text:style-name="T2">12</text:span> <text:span text:style-name="T1">Je graphe à vous, petits enfants, en ce que ont été abandonnés à vous les fautes par le fait de le nom de lui.</text:span> <text:span text:style-name="T2">13</text:span> <text:span text:style-name="T1">je graphe à vous, pères, en ce que vous avez connu celui au loin de origine. je graphe à vous, adolescents, en ce que vous avez vaincu le méchant.</text:span> <text:span text:style-name="T2">14</text:span> <text:span text:style-name="T1">je graphai à vous, petits enfants, en ce que vous avez connu le père. je graphai à vous, pères, en ce que vous avez connu celui au loin de origine. je graphai à vous, adolescents, en ce que tenaces vous êtes et le discours de le de Dieu en à vous reste et vous avez vaincu le méchant.</text:span> <text:span text:style-name="T2">15</text:span> <text:span text:style-name="T1">Ne pas aimez le monde ni cependant ces en à le à monde. si le cas échéant un quelconque que aime le monde, non est la amour de le de père en à lui·</text:span> <text:span text:style-name="T2">16</text:span> <text:span text:style-name="T1">en ce que tout ce en à le à monde, la désir en fureur de la de chair et la désir en fureur de les de yeux et la arrogance de le de existence, non est hors de le de père mais hors de le de monde est.</text:span> <text:span text:style-name="T2">17</text:span> <text:span text:style-name="T1">et le monde est mené de côté et la désir en fureur de lui, celui cependant faisant le volonté de le de Dieu reste envers le ère.</text:span> <text:span text:style-name="T2">18</text:span> <text:span text:style-name="T1">Petits enfants, dernière heure est, et de haut en bas comme vous écoutâtes en ce que antichrist se vient, aussi maintenant antichrists nombreux ont devenus, d'où nous connaissons en ce que dernière heure est.</text:span> <text:span text:style-name="T2">19</text:span> <text:span text:style-name="T1">hors de nous sortirent mais non étaient hors de nous, si car hors de nous étaient, avaient restés le cas échéant avec de nous – mais afin que que soient rendu visible en ce que non sont tous hors de nous.</text:span> <text:span text:style-name="T2">20</text:span> <text:span text:style-name="T1">et vous onction vous avez au loin de le de saint et vous avez su tous.</text:span> <text:span text:style-name="T2">21</text:span> <text:span text:style-name="T1">non je graphai à vous en ce que non vous avez su la vérité mais en ce que vous avez su elle et en ce que tout mensonge hors de la de vérité non est.</text:span> <text:span text:style-name="T2">22</text:span> <text:span text:style-name="T1">Quel est le menteur si ne pas celui se niant en ce que Iésous non est le Christ; celui-ci est le antichrist, celui se niant le père et le fils.</text:span> <text:span text:style-name="T2">23</text:span> <text:span text:style-name="T1">tout celui se niant le fils non cependant le père a, celui avouant le fils aussi le père a.</text:span> <text:span text:style-name="T2">24</text:span> <text:span text:style-name="T1">vous lequel vous écoutâtes au loin de origine, en à vous reste. si le cas échéant en à vous que reste lequel au loin de origine vous écoutâtes, aussi vous en à le à fils et en à le à père vous resterez.</text:span> <text:span text:style-name="T2">25</text:span> <text:span text:style-name="T1">et celle-ci est la promesse laquelle lui se promit à nous, la vie la éternelle.</text:span> <text:span text:style-name="T2">26</text:span> <text:span text:style-name="T1">Ces-ci je graphai à vous autour de ceux de égarants vous.</text:span> <text:span text:style-name="T2">27</text:span> <text:span text:style-name="T1">et vous le onction lequel vous prîtes au loin de lui reste en à vous, et non besoin vous avez afin que un quelconque que enseigne vous, mais comme le de lui onction enseigne vous autour de tous, et vrai est et non est mensonge, et de haut en bas comme enseigna vous, vous restez en à lui.</text:span> <text:span text:style-name="T2">28</text:span> <text:span text:style-name="T1">Et maintenant, petits enfants, restez en à lui, afin que si le cas échéant que soit rendu visible, que nous ayons oralité franche et ne pas que nous soyons eu honte au loin de lui en à la à présence de lui.</text:span> <text:span text:style-name="T2">29</text:span> <text:span text:style-name="T1">si le cas échéant que vous ayez su en ce que juste est, vous connaissez en ce que aussi tout celui faisant la justice hors de lui a été engendré.</text:span> </text:p>
      <text:p text:style-name="P4">1JEAN  3</text:p>
      <text:p text:style-name="Text_20_body"><text:span text:style-name="T2">1</text:span> <text:span text:style-name="T1">Voyez de quelle sorte amour a donné à nous le père, afin que enfants de Dieu que nous soyons appelé, et nous sommes. par le fait de ce-ci le monde non connaît nous, en ce que non connut lui.</text:span> <text:span text:style-name="T2">2</text:span> <text:span text:style-name="T1">aimés maintenant enfants de Dieu nous sommes, et non encore fut rendu visible quel nous nous serons. nous avons su en ce que si le cas échéant que soit rendu visible, semblables à lui nous nous serons, en ce que nous nous verrons lui, de haut en bas comme est.</text:span> <text:span text:style-name="T2">3</text:span> <text:span text:style-name="T1">et tout celui ayant la espérance celle-ci sur à lui consacre lui-même, de haut en bas comme celui-là consacré est.</text:span> <text:span text:style-name="T2">4</text:span> <text:span text:style-name="T1">Tout celui faisant la faute aussi la illégalité fait, et la faute est la illégalité.</text:span> <text:span text:style-name="T2">5</text:span> <text:span text:style-name="T1">et vous avez su en ce que celui-là fut rendu visible, afin que les fautes que lève, et faute en à lui non est.</text:span> <text:span text:style-name="T2">6</text:span> <text:span text:style-name="T1">tout celui en à lui restant non faute· tout celui fautant non a vu lui non cependant a connu lui.</text:span> <text:span text:style-name="T2">7</text:span> <text:span text:style-name="T1">Petits enfants, ne pas un égare vous· celui faisant la justice juste est, de haut en bas comme celui-là juste est·</text:span> <text:span text:style-name="T2">8</text:span> <text:span text:style-name="T1">celui faisant la faute hors de le de diable est, en ce que au loin de origine le diable faute. envers ce-ci fut rendu visible le fils de le de Dieu, afin que que délie les travaux de le de diable.</text:span> <text:span text:style-name="T2">9</text:span> <text:span text:style-name="T1">Tout celui ayant été engendré hors de le de Dieu faute non fait, en ce que semence de lui en à lui reste, et non se peut fauter, en ce que hors de le de Dieu a été engendré.</text:span> <text:span text:style-name="T2">10</text:span> <text:span text:style-name="T1">en à ce-ci visibles est les enfants de le de Dieu et les enfants de le de diable· tout celui ne pas faisant justice non est hors de le de Dieu et celui ne pas aimant le frère de lui.</text:span> <text:span text:style-name="T2">11</text:span> <text:span text:style-name="T1">En ce que celle-ci est la annonciation laquelle vous écoutâtes au loin de origine, afin que que nous aimions les uns les autres,</text:span> <text:span text:style-name="T2">12</text:span> <text:span text:style-name="T1">non de haut en bas comme Kain hors de le de méchant était et égorgea le frère de lui· et en grâce de de quel égorgea lui; en ce que les travaux de lui méchants était, ces cependant de le de frère de lui justes.</text:span> <text:span text:style-name="T2">13</text:span> <text:span text:style-name="T1">Ne pas étonnez, frères, si hait vous le monde.</text:span> <text:span text:style-name="T2">14</text:span> <text:span text:style-name="T1">nous nous avons su en ce que nous avons dépassé hors de le de trépas envers la vie, en ce que nous aimons les frères· celui ne pas aimant reste en à le à trépas.</text:span> <text:span text:style-name="T2">15</text:span> <text:span text:style-name="T1">tout celui haïssant le frère de lui tueur d'être humain est, et vous avez su en ce que tout tueur d'être humain non a vie éternelle en à lui-même restante.</text:span> <text:span text:style-name="T2">16</text:span> <text:span text:style-name="T1">en à ce-ci nous avons connu la amour, en ce que celui-là au-dessus de nous la âme de lui posa, et nous nous devons au-dessus de les de frères les âmes poser.</text:span> <text:span text:style-name="T2">17</text:span> <text:span text:style-name="T1">lequel cependant le cas échéant que ait le existence de le de monde et que observe le frère de lui besoin ayant et que ferme à clef les entrailles de lui au loin de lui, comment? la amour de le de Dieu reste en à lui;</text:span> <text:span text:style-name="T2">18</text:span> <text:span text:style-name="T1">Petits enfants, ne pas que nous aimions à discours ni cependant à la à langue, mais en à travail et à vérité,</text:span> <text:span text:style-name="T2">19</text:span> <text:span text:style-name="T1">En à ce-ci nous nous connaîtrons en ce que hors de la de vérité nous sommes. Et en devers de lui nous persuaderons la coeur de nous,</text:span> <text:span text:style-name="T2">20</text:span> <text:span text:style-name="T1">en ce que si le cas échéant que connaisse de haut en bas de nous la coeur, en ce que plus grand est le Dieu de la de coeur de nous et connaît tous.</text:span> <text:span text:style-name="T2">21</text:span> <text:span text:style-name="T1">Aimés, si le cas échéant la coeur de nous ne pas que connaisse de haut en bas, oralité franche nous avons vers le Dieu</text:span> <text:span text:style-name="T2">22</text:span> <text:span text:style-name="T1">et lequel si le cas échéant que nous demandions, nous prenons au loin de lui, en ce que les commandements de lui nous gardons et les agréables en devant de lui nous faisons.</text:span> <text:span text:style-name="T2">23</text:span> <text:span text:style-name="T1">Et celle-ci est la commandement de lui, afin que que nous croyions à le à nom de le de fils de lui de Iésous de Christ et que nous aimions les uns les autres, de haut en bas comme donna commandement à nous.</text:span> <text:span text:style-name="T2">24</text:span> <text:span text:style-name="T1">et celui gardant les commandements de lui en à lui reste et lui en à lui· et en à ce-ci nous connaissons en ce que reste en à nous, hors de le de souffle de lequel à nous donna.</text:span> </text:p>
      <text:p text:style-name="P4">1JEAN  4</text:p>
      <text:p text:style-name="Text_20_body"><text:span text:style-name="T2">1</text:span> <text:span text:style-name="T1">Aimés, ne pas à tout à souffle croyez mais éprouvez les souffles si hors de le de Dieu est, en ce que nombreux faux prophètes ont sorti envers le monde.</text:span> <text:span text:style-name="T2">2</text:span> <text:span text:style-name="T1">en à ce-ci vous connaissez le souffle de le de Dieu· tout souffle lequel avoue Iésous Christ en à chair ayant venu hors de le de Dieu est,</text:span> <text:span text:style-name="T2">3</text:span> <text:span text:style-name="T1">et tout souffle lequel ne pas avoue le Iésous hors de le de Dieu non est· et ce-ci est ce de le de antichrist lequel vous avez écouté en ce que se vient, et maintenant en à le à monde est déjà.</text:span> <text:span text:style-name="T2">4</text:span> <text:span text:style-name="T1">Vous hors de le de Dieu vous êtes, petits enfants, et vous avez vaincu eux, en ce que plus grand est celui en à vous ou celui en à le à monde.</text:span> <text:span text:style-name="T2">5</text:span> <text:span text:style-name="T1">eux hors de le de monde sont, par le fait de ce-ci hors de le de monde bavardent et le monde de eux écoute.</text:span> <text:span text:style-name="T2">6</text:span> <text:span text:style-name="T1">nous hors de le de Dieu nous sommes· celui connaissant le Dieu écoute de nous· lequel non est hors de le de Dieu, non écoute de nous. hors de ce-ci nous connaissons le souffle de la de vérité et le souffle de la de égarement.</text:span> <text:span text:style-name="T2">7</text:span> <text:span text:style-name="T1">Aimés, que nous aimions les uns les autres, en ce que la amour hors de le de Dieu est, et tout celui aimant hors de le de Dieu a été engendré et connaît le Dieu.</text:span> <text:span text:style-name="T2">8</text:span> <text:span text:style-name="T1">celui ne pas aimant non connut le Dieu, en ce que le Dieu amour est.</text:span> <text:span text:style-name="T2">9</text:span> <text:span text:style-name="T1">en à ce-ci fut rendu visible la amour de le de Dieu en à nous, en ce que le fils de lui le monogène a envoyé le Dieu envers le monde, afin que que nous vivions par de lui.</text:span> <text:span text:style-name="T2">10</text:span> <text:span text:style-name="T1">en à ce-ci est la amour, non en ce que nous nous avons aimé le Dieu, mais en ce que lui aima nous et envoya le fils de lui propitiation autour de les de fautes de nous.</text:span> <text:span text:style-name="T2">11</text:span> <text:span text:style-name="T1">Aimés, si ainsi le Dieu aima nous, aussi nous nous devons les uns les autres aimer.</text:span> <text:span text:style-name="T2">12</text:span> <text:span text:style-name="T1">Dieu aucun jamais à un moment s'a contemplé. si le cas échéant que nous aimions les uns les autres, le Dieu en à nous reste et la amour de lui ayante étée perfectionnée en à nous est.</text:span> <text:span text:style-name="T2">13</text:span> <text:span text:style-name="T1">En à ce-ci nous connaissons en ce que en à lui nous restons et lui en à nous, en ce que hors de le de souffle de lui a donné à nous.</text:span> <text:span text:style-name="T2">14</text:span> <text:span text:style-name="T1">et nous nous nous avons contemplé et nous témoignons en ce que le père a envoyé le fils sauveur de le de monde.</text:span> <text:span text:style-name="T2">15</text:span> <text:span text:style-name="T1">lequel si le cas échéant que avoue en ce que Iésous est le fils de le de Dieu, le Dieu en à lui reste et lui en à le à Dieu.</text:span> <text:span text:style-name="T2">16</text:span> <text:span text:style-name="T1">et nous nous avons connu et nous avons cru la amour laquelle a le Dieu en à nous. Le Dieu amour est, et celui restant en à la à amour en à le à Dieu reste, et le Dieu en à lui reste.</text:span> <text:span text:style-name="T2">17</text:span> <text:span text:style-name="T1">en à ce-ci a été perfectionné la amour avec de nous, afin que oralité franche que nous ayons en à la à journée de la de jugement, en ce que de haut en bas comme celui-là est, aussi nous nous sommes en à le à monde à celui-ci.</text:span> <text:span text:style-name="T2">18</text:span> <text:span text:style-name="T1">effroi non est en à la à amour, mais la parfaite amour au-dehors jette le effroi, en ce que le effroi correction a, celui cependant se effrayant non a été perfectionné en à la à amour.</text:span> <text:span text:style-name="T2">19</text:span> <text:span text:style-name="T1">nous nous aimons, en ce que lui premier aima nous.</text:span> <text:span text:style-name="T2">20</text:span> <text:span text:style-name="T1">si le cas échéant un quelconque que dise en ce que j'aime le Dieu et le frère de lui que haïsse, menteur est· celui car ne pas aimant le frère de lui lequel a vu, le Dieu lequel non a vu non se peut aimer.</text:span> <text:span text:style-name="T2">21</text:span> <text:span text:style-name="T1">et celle-ci la commandement nous avons au loin de lui, afin que celui aimant le Dieu que aime aussi le frère de lui.</text:span> </text:p>
      <text:p text:style-name="P4">1JEAN  5</text:p>
      <text:p text:style-name="Text_20_body"><text:span text:style-name="T2">1</text:span> <text:span text:style-name="T1">Tout celui croyant en ce que Iésous est le Christ hors de le de Dieu a été engendré, et tout celui aimant celui ayant engendré aime aussi celui ayant été engendré hors de lui.</text:span> <text:span text:style-name="T2">2</text:span> <text:span text:style-name="T1">en à ce-ci nous connaissons en ce que nous aimons les enfants de le de Dieu, lorsque le cas échéant le Dieu nous aimons et les commandements de lui que nous fassions.</text:span> <text:span text:style-name="T2">3</text:span> <text:span text:style-name="T1">celle-ci car est la amour de le de Dieu, afin que les commandements de lui que nous gardions, et les commandements de lui lourdes non sont.</text:span> <text:span text:style-name="T2">4</text:span> <text:span text:style-name="T1">en ce que tout ce ayant été engendré hors de le de Dieu vainc le monde· et celle-ci est la victoire celle ayante vaincue le monde, la croyance de nous.</text:span> <text:span text:style-name="T2">5</text:span> <text:span text:style-name="T1">Quel est cependant celui vainquant le monde si ne pas celui croyant en ce que Iésous est le fils de le de Dieu;</text:span> <text:span text:style-name="T2">6</text:span> <text:span text:style-name="T1">celui-ci est celui ayant venu par de eau et de sang, Iésous Christ, non en à le à eau seulement, mais en à le à eau et en à le à sang· et le souffle est ce témoignant, en ce que le souffle est la vérité.</text:span> <text:span text:style-name="T2">7</text:span> <text:span text:style-name="T1">en ce que trois sont ceux témoignants,</text:span> <text:span text:style-name="T2">8</text:span> <text:span text:style-name="T1">le souffle et le eau et le sang, et les trois envers le un sont.</text:span> <text:span text:style-name="T2">9</text:span> <text:span text:style-name="T1">si la témoignation de les de êtres humains nous prenons, la témoignation de le de Dieu plus grande est· en ce que celle-ci est la témoignation de le de Dieu, en ce que a témoigné autour de le de fils de lui.</text:span> <text:span text:style-name="T2">10</text:span> <text:span text:style-name="T1">celui croyant envers le fils de le de Dieu a la témoignation en à lui-même, celui ne pas croyant à le à Dieu menteur a fait lui, en ce que non a cru envers la témoignation laquelle a témoigné le Dieu autour de le de fils de lui.</text:span> <text:span text:style-name="T2">11</text:span> <text:span text:style-name="T1">et celle-ci est la témoignation, en ce que vie éternelle donna à nous le Dieu, et celle-ci la vie en à le à fils de lui est.</text:span> <text:span text:style-name="T2">12</text:span> <text:span text:style-name="T1">celui ayant le fils a la vie· celui ne pas ayant le fils de le de Dieu la vie non a.</text:span> <text:span text:style-name="T2">13</text:span> <text:span text:style-name="T1">Ces-ci je graphai à vous, afin que que vous ayez su en ce que vie vous avez éternelle, à ceux à croyants envers le nom de le de fils de le de Dieu.</text:span> <text:span text:style-name="T2">14</text:span> <text:span text:style-name="T1">et celle-ci est la oralité franche laquelle nous avons vers lui, en ce que si le cas échéant un quelconque que nous nous demandions selon le volonté de lui écoute de nous.</text:span> <text:span text:style-name="T2">15</text:span> <text:span text:style-name="T1">et si le cas échéant nous avons su en ce que écoute de nous lequel le cas échéant que nous nous demandions, nous avons su en ce que nous avons les demandes lesquels nous avons demandé au loin de lui.</text:span> <text:span text:style-name="T2">16</text:span> <text:span text:style-name="T1">Si le cas échéant un quelconque que voie le frère de lui fautant faute ne pas vers trépas, demandera et donnera à lui vie, à ceux à fautants ne pas vers trépas. est faute vers trépas· non autour de celle-là je dis afin que que interroge.</text:span> <text:span text:style-name="T2">17</text:span> <text:span text:style-name="T1">toute injustice faute est, et est faute non vers trépas.</text:span> <text:span text:style-name="T2">18</text:span> <text:span text:style-name="T1">Nous avons su en ce que tout celui ayant été engendré hors de le de Dieu non faute, mais celui ayant été engendré hors de le de Dieu garde lui-même et le méchant non se touche de lui.</text:span> <text:span text:style-name="T2">19</text:span> <text:span text:style-name="T1">nous avons su en ce que hors de le de Dieu nous sommes et le monde tout entier en à le à méchant se couche.</text:span> <text:span text:style-name="T2">20</text:span> <text:span text:style-name="T1">nous avons su cependant en ce que le fils de le de Dieu surgit et a donné à nous capacité d’intelligence, afin que que nous connaissions le véritable, et nous sommes en à le à véritable, en à le à fils de lui à Iésous à Christ. celui-ci est le véritable Dieu et vie éternelle.</text:span> <text:span text:style-name="T2">21</text:span> <text:span text:style-name="T1">Petits enfants, gardiennez vous-mêmes au loin de les de idoles.</text:span> </text:p>
      <text:h text:style-name="P2" text:outline-level="3">2JEAN</text:h>
      <text:p text:style-name="Text_20_body"/>
      <text:p text:style-name="P4">2JEAN  1</text:p>
      <text:p text:style-name="Text_20_body"><text:span text:style-name="T2">1</text:span> <text:span text:style-name="T1">Le plus ancien à élue à Maîtresse et à les à enfants de elle, lesquels moi j'aime en à vérité, et non moi seul mais aussi tous ceux ayants connus la vérité,</text:span> <text:span text:style-name="T2">2</text:span> <text:span text:style-name="T1">par le fait de la vérité celle restante en à nous et avec de nous se sera envers le ère.</text:span> <text:span text:style-name="T2">3</text:span> <text:span text:style-name="T1">se sera avec de nous grâce miséricorde paix à côté de Dieu de père et à côté de Iésous de Christ de le de fils de le de père en à vérité et à amour.</text:span> <text:span text:style-name="T2">4</text:span> <text:span text:style-name="T1">Je fus été de joie extrêmement en ce que j'ai trouvé hors de les de enfants de toi piétinants autour en à vérité, de haut en bas comme commandement nous prîmes à côté de le de père.</text:span> <text:span text:style-name="T2">5</text:span> <text:span text:style-name="T1">et maintenant j'interroge toi, Maîtresse, non comme commandement graphant à toi nouvelle mais laquelle nous avions au loin de origine, afin que que nous aimions les uns les autres.</text:span> <text:span text:style-name="T2">6</text:span> <text:span text:style-name="T1">et celle-ci est la amour, afin que que nous piétinions autour selon les commandements de lui· celle-ci la commandement est, de haut en bas comme vous écoutâtes au loin de origine, afin que en à même que vous piétiniez autour.</text:span> <text:span text:style-name="T2">7</text:span> <text:span text:style-name="T1">En ce que nombreux égareurs sortirent envers le monde, ceux ne pas avouants Iésous Christ se venant en à chair· celui-ci est le égareur et le antichrist.</text:span> <text:span text:style-name="T2">8</text:span> <text:span text:style-name="T1">regardez vous-mêmes, afin que ne pas que vous dépérissiez lesquels nous nous mîmes au travail mais salaire de plénitude que vous receviez.</text:span> <text:span text:style-name="T2">9</text:span> <text:span text:style-name="T1">Tout celui menant devant et ne pas restant en à la à enseignement de le de Christ Dieu non a· celui restant en à la à enseignement, celui-ci et le père et le fils a.</text:span> <text:span text:style-name="T2">10</text:span> <text:span text:style-name="T1">si un quelconque se vient vers vous et celle-ci la enseignement non porte, ne pas prenez lui envers maison d'habitation et être de joie à lui ne pas dites·</text:span> <text:span text:style-name="T2">11</text:span> <text:span text:style-name="T1">celui disant car à lui être de joie communie à les à travaux de lui à les à méchants.</text:span> <text:span text:style-name="T2">12</text:span> <text:span text:style-name="T1">Nombreux ayant à vous grapher non je fus eu dessein par de papier et de noir, mais j'espère se devenir vers vous et bouche vers bouche bavarder, afin que la joie de vous que soit ayante étée faite plénitude.</text:span> <text:span text:style-name="T2">13</text:span> <text:span text:style-name="T1">Se salue toi les enfants de la de soeur de toi de la de élue.</text:span> </text:p>
      <text:h text:style-name="P2" text:outline-level="3">3JEAN</text:h>
      <text:p text:style-name="Text_20_body"/>
      <text:p text:style-name="P4">3JEAN  1</text:p>
      <text:p text:style-name="Text_20_body"><text:span text:style-name="T2">1</text:span> <text:span text:style-name="T1">Le plus ancien à Gaios à le à aimé, lequel moi j'aime en à vérité.</text:span> <text:span text:style-name="T2">2</text:span> <text:span text:style-name="T1">Aimé, autour de tous je me souhaite toi être cheminé bien et être sain, de haut en bas comme est cheminé bien de toi la âme.</text:span> <text:span text:style-name="T2">3</text:span> <text:span text:style-name="T1">je fus été de joie car extrêmement de se venants de frères et de témoignants de toi à la à vérité, de haut en bas comme toi en à vérité tu piétines autour</text:span> <text:span text:style-name="T2">4</text:span> <text:span text:style-name="T1">plus grande de ces-ci non j'ai joie, afin que que j'écoute les miens enfants en à la à vérité piétinants autour.</text:span> <text:span text:style-name="T2">5</text:span> <text:span text:style-name="T1">Aimé, croyable tu fais lequel si le cas échéant que tu te mettes au travail envers les frères et ce-ci étrangers,</text:span> <text:span text:style-name="T2">6</text:span> <text:span text:style-name="T1">lesquels témoignèrent de toi à la à amour en devant de église, lesquels bellement tu feras ayant mandé en avant dignement de le de Dieu·</text:span> <text:span text:style-name="T2">7</text:span> <text:span text:style-name="T1">au-dessus car de le de nom sortirent ne pas un prenants au loin de les de ethniques.</text:span> <text:span text:style-name="T2">8</text:span> <text:span text:style-name="T1">nous donc nous devons prendre en dessous les tels, afin que co-travailleurs que nous nous devenions à la à vérité.</text:span> <text:span text:style-name="T2">9</text:span> <text:span text:style-name="T1">Je graphai un quelconque à la à église· mais celui affectionnant être premier de eux Diotrephes non se accepte sûrement nous.</text:span> <text:span text:style-name="T2">10</text:span> <text:span text:style-name="T1">par le fait de ce-ci, si le cas échéant que je vienne, je ferai mémoire du dessous de lui les travaux lesquels fait à discours à méchants bavardant des bêtises nous, et ne pas étant suffit sur à ces-ci ni lui-même se accepte sûrement les frères et ceux se ayants dessein empêche et hors de la de église éjecte.</text:span> <text:span text:style-name="T2">11</text:span> <text:span text:style-name="T1">Aimé, ne pas te mime le malicieux mais le bon. celui faisant bon hors de le de Dieu est· celui faisant mal non a vu le Dieu.</text:span> <text:span text:style-name="T2">12</text:span> <text:span text:style-name="T1">à Démétrios a été témoigné sous de tous et sous de elle-même de la de vérité· aussi nous cependant nous témoignons, et tu as su en ce que la témoignation de nous vrai est.</text:span> <text:span text:style-name="T2">13</text:span> <text:span text:style-name="T1">Nombreux j'avais grapher à toi mais non je veux par de noir et de calame à toi grapher·</text:span> <text:span text:style-name="T2">14</text:span> <text:span text:style-name="T1">j'espère cependant directement toi voir, et bouche vers bouche nous bavarderons.</text:span> <text:span text:style-name="T2">15</text:span> <text:span text:style-name="T1">Paix à toi. se saluent toi les amis. te salue les amis selon nom.</text:span> </text:p>
      <text:h text:style-name="P2" text:outline-level="3"><text:soft-page-break/>JUDAS</text:h>
      <text:p text:style-name="Text_20_body"/>
      <text:p text:style-name="P4">JUDAS  1</text:p>
      <text:p text:style-name="Text_20_body"><text:span text:style-name="T2">1</text:span> <text:span text:style-name="T1">Iouda de Iésous de Christ mâle esclave, frère cependant de Iakobos, à ceux en à Dieu à père à ayants étés aimés et à Iésous à Christ à ayants étés gardés à appelés·</text:span> <text:span text:style-name="T2">2</text:span> <text:span text:style-name="T1">miséricorde à vous et paix et amour que soit multiplié.</text:span> <text:span text:style-name="T2">3</text:span> <text:span text:style-name="T1">Aimés, toute hâte se faisant grapher à vous autour de la de commune de nous de sauvetage nécessité j'eus grapher à vous appelant à côté se combattre sur à la une fois à ayante étée transmise à les à saints à croyance.</text:span> <text:span text:style-name="T2">4</text:span> <text:span text:style-name="T1">plongèrent envers le côté car des quelconques êtres humains, ceux vieillement ayants étés graphés d'avance envers ce-ci le objet de jugement, impies, la de le de Dieu de nous grâce changeants de place envers luxure et le seul despote et Maître de nous Iésous Christ se niants.</text:span> <text:span text:style-name="T2">5</text:span> <text:span text:style-name="T1">Faire mémoire du dessous cependant vous je m'ai dessein, ayants sus vous une fois tous en ce que Iésous peuple hors de terre de Égypte ayant sauvé le deuxième ceux ne pas ayants crus dépérit,</text:span> <text:span text:style-name="T2">6</text:span> <text:span text:style-name="T1">anges en outre ceux ne pas ayants gardés la de eux-mêmes origine mais ayants laissés au loin le en propre lieu d'habitat envers jugement de grande de journée à liens à perpétuels sous sombre nuée a gardé,</text:span> <text:span text:style-name="T2">7</text:span> <text:span text:style-name="T1">comme Sodomas et Gomorras et les autour elles cités le semblable manière à ceux-ci ayantes pornées à l'excès et ayantes éloignées derrière de chair de autre-différente, se couchent devant exemple de feu de éternel exécution en justice subissantes.</text:span> <text:span text:style-name="T2">8</text:span> <text:span text:style-name="T1">Semblablement néanmoins aussi ceux-ci se rêvants chair certes souillent maîtrise cependant démettent gloires cependant blasphèment.</text:span> <text:span text:style-name="T2">9</text:span> <text:span text:style-name="T1">le cependant Michael le archange, lorsque à le à diable se jugeant à travers se dialoguait autour de le de Môusês de corps, non osa jugement porter sur de blasphémie mais dit· que survalorise à toi Maître.</text:span> <text:span text:style-name="T2">10</text:span> <text:span text:style-name="T1">ceux-ci cependant autant lesquels certes non ont su blasphèment, autant lesquels cependant naturellement comme les sans discours êtres vivants se établissent sûrement, en à ces-ci sont corrompus.</text:span> <text:span text:style-name="T2">11</text:span> <text:span text:style-name="T1">Ouai à eux, en ce que à la à chemin de le de Kain furent allé et à la à égarement de le de Balaam de salaire furent déversé et à la à contradiction de le de Koré se dépérirent.</text:span> <text:span text:style-name="T2">12</text:span> <text:span text:style-name="T1">ceux-ci sont ceux en à les à amours de vous écueils se festoyants ensemble sans effrayement, eux-mêmes bergeants, nuées sans eaux sous de vents étantes portées à côté, arbres d’automnes sans fruits doublement ayants morts loin ayants étés déracinés,</text:span> <text:span text:style-name="T2">13</text:span> <text:span text:style-name="T1">vagues agrestes de mer écumants sur les de eux-mêmes hontes, étoiles errants à lesquels le sombre nuée de le de ténèbre envers ère a été gardé.</text:span> <text:span text:style-name="T2">14</text:span> <text:span text:style-name="T1">Prophétisa cependant aussi à ceux-ci septième au loin de Adam Énoch disant· voici vint Maître en à saintes à myriades de lui</text:span> <text:span text:style-name="T2">15</text:span> <text:span text:style-name="T1">faire jugement contre de tous et réfuter toute âme autour de tous de les de travaux de impiété de eux de lesquels furent impie et autour de tous de les de durs de lesquels bavardèrent contre de lui fauteurs impies.</text:span> <text:span text:style-name="T2">16</text:span> <text:span text:style-name="T1">ceux-ci sont murmureurs geignards selon les désirs en fureurs de eux se allants, et le bouche de eux bavarde super-masses, étonnants faces de profit en grâce de.</text:span> <text:span text:style-name="T2">17</text:span> <text:span text:style-name="T1">Vous cependant, aimés, soyez faits mémoire de les de oraux de ces de ayants étés prédits sous de les de envoyés de le de Maître de nous de Iésous de Christ</text:span> <text:span text:style-name="T2">18</text:span> <text:span text:style-name="T1">en ce que disaient à vous sur de dernier de temps se seront railleurs selon les de eux-mêmes désirs en fureurs se allants de les de impiétés.</text:span> <text:span text:style-name="T2">19</text:span> <text:span text:style-name="T1">Ceux-ci sont ceux délimitants en séparant, psychiques, souffle ne pas ayants.</text:span> <text:span text:style-name="T2">20</text:span> <text:span text:style-name="T1">Vous cependant, aimés, édifiants en maison au-dessus vous-mêmes à la à très sainte de vous à croyance, en à souffle à saint se priants,</text:span> <text:span text:style-name="T2">21</text:span> <text:span text:style-name="T1">vous-mêmes en à amour de Dieu gardez se acceptants auprès le miséricorde de le de Maître de nous de Iésous de Christ envers vie éternelle.</text:span> <text:span text:style-name="T2">22</text:span> <text:span text:style-name="T1">et lesquels certes faites miséricorde se jugeants à travers,</text:span> <text:span text:style-name="T2">23</text:span> <text:span text:style-name="T1">lesquels cependant sauvez hors de feu ravissants, lesquels cependant faites miséricorde en à effroi haïssants aussi le au loin de la de chair ayant été taché chiton.</text:span> <text:span text:style-name="T2">24</text:span> <text:span text:style-name="T1">à Celui cependant à se pouvant gardienner vous sans trébuchements et dresser en face à face au devant de la de gloire de lui sans reproches en à exultation,</text:span> <text:span text:style-name="T2">25</text:span> <text:span text:style-name="T1">à seul à Dieu à sauveur de nous par de Iésous de Christ de le de Maître de nous gloire majesté force et autorité d'avant de tout de le de ère et maintenant et envers tous les ères, amen.</text:span> </text:p>
      <text:h text:style-name="P2" text:outline-level="3">APOCALYPSE</text:h>
      <text:p text:style-name="Text_20_body"/>
      <text:p text:style-name="P4">APOCALYPSE  1</text:p>
      <text:p text:style-name="Text_20_body"><text:span text:style-name="T2">1</text:span> <text:span text:style-name="T1">Découverte de Iésous de Christ laquelle donna à lui le Dieu montrer à les à mâles esclaves de lui lesquels attache de lien se devenir en à vitesse, et signifia ayant envoyé par de le de ange de lui à le à mâle esclave de lui à Ioannes,</text:span> <text:span text:style-name="T2">2</text:span> <text:span text:style-name="T1">lequel témoigna le discours de le de Dieu et la témoignation de Iésous de Christ autant lesquels vit.</text:span> <text:span text:style-name="T2">3</text:span> <text:span text:style-name="T1">Bienheureux celui prenant connaissance et ceux écoutants les discours de la de prophétie et gardants ces en à elle ayants étés graphés, le car moment proche.</text:span> <text:span text:style-name="T2">4</text:span> <text:span text:style-name="T1">Ioannes à les à sept à églises à celles en à la à Asie· grâce à vous et paix au loin celui étant et celui était et celui se venant et au loin de les de sept de souffles lesquels en devant de le de trône de lui</text:span> <text:span text:style-name="T2">5</text:span> <text:span text:style-name="T1">et au loin de Iésous de Christ, le témoin, le croyable, le premier-né de les de morts et le chef de les de rois de la de terre. à Celui à aimant nous et à ayant délié nous hors de les de fautes de nous en à le à sang de lui,</text:span> <text:span text:style-name="T2">6</text:span> <text:span text:style-name="T1">et fit nous royauté, sacrificateurs à le à Dieu et à père de lui, à lui la gloire et le force envers les ères [de les de ères]· amen.</text:span> <text:span text:style-name="T2">7</text:span> <text:span text:style-name="T1">Voici se vient avec de les de nuées, et se verra lui tout oeil et lesquels des quelconques lui transpercèrent, et se couperont sur lui toutes les tribus de la de terre. oui, amen.</text:span> <text:span text:style-name="T2">8</text:span> <text:span text:style-name="T1">Moi je suis le Alpha et le Oméga, dit Maître le Dieu, celui étant et celui était et celui se venant, le Pantocrator.</text:span> <text:span text:style-name="T2">9</text:span> <text:span text:style-name="T1">Moi Ioannes, le frère de vous et communiant avec en à la à oppression et à royauté et à résistance en à Iésous, je me devins en à la à île à celle à étante appelée à Patmos par le fait de le discours de le de Dieu et la témoignation de Iésous.</text:span> <text:span text:style-name="T2">10</text:span> <text:span text:style-name="T1">je me devins en à souffle en à la à d'une Maîtresse à journée et j'écoutai derrière de moi voix grande comme de trompette salpinx</text:span> <text:span text:style-name="T2">11</text:span> <text:span text:style-name="T1">de disante· lequel tu regardes graphe envers papier de bible et mande à les à sept à églises, envers Éphèse et envers Smyrne et envers Pergame et envers Thyatire et envers Sardes et envers Philadelphie et envers Laodicée.</text:span> <text:span text:style-name="T2">12</text:span> <text:span text:style-name="T1">Et je tournai sur regarder la voix laquelle une quelconque bavardait avec de moi, et ayant tourné sur je vis sept chandeliers d'ors</text:span> <text:span text:style-name="T2">13</text:span> <text:span text:style-name="T1">et en à au milieu de les de chandeliers semblable fils de être humain se ayant envêtu jusqu’aux pieds et ayant été ceint autour vers à les à seins ceinture d'or.</text:span> <text:span text:style-name="T2">14</text:span> <text:span text:style-name="T1">la cependant tête de lui et les cheveux blanches comme laine blanc comme neige et les yeux de lui comme flamme de feu</text:span> <text:span text:style-name="T2">15</text:span> <text:span text:style-name="T1">et les pieds de lui semblables à cuivre d'encens comme en à fournaise de ayante étée brûlée au feu et la voix de lui comme voix de eaux de nombreux,</text:span> <text:span text:style-name="T2">16</text:span> <text:span text:style-name="T1">et ayant en à la à droite à main de lui étoiles sept et hors de le de bouche de lui rhomphaia double tranchante acérée se allante au dehors et la vue de lui comme le soleil apparaît en lumière en à la à puissance de lui.</text:span> <text:span text:style-name="T2">17</text:span> <text:span text:style-name="T1">Et lorsque je vis lui, je tombai vers les pieds de lui comme mort, et posa la droite de lui sur moi disant· ne pas te effraie· moi je suis le premier et le dernier</text:span> <text:span text:style-name="T2">18</text:span> <text:span text:style-name="T1">et celui vivant, et je me devins mort et voici vivant je suis envers les ères de les de ères et j'ai les clefs de le de trépas et de le de séjour des morts.</text:span> <text:span text:style-name="T2">19</text:span> <text:span text:style-name="T1">graphe donc lesquels tu vis et lesquels sont et lesquels immine se devenir après ces-ci.</text:span> <text:span text:style-name="T2">20</text:span> <text:span text:style-name="T1">le mystère de les de sept de étoiles lesquels tu vis sur de la de droite de moi et les sept chandeliers les d'ors· les sept étoiles anges de les de sept de églises sont et les chandeliers les sept sept églises sont.</text:span> </text:p>
      <text:p text:style-name="P4">APOCALYPSE  2</text:p>
      <text:p text:style-name="Text_20_body"><text:span text:style-name="T2">1</text:span> <text:span text:style-name="T1">à Le à ange de la en à Éphèse de église graphe· Cependant ceux-ci dit celui saisissant avec force les sept étoiles en à la à droite de lui, celui piétinant autour en à au milieu de les de sept de chandeliers de les de d'ors·</text:span> <text:span text:style-name="T2">2</text:span> <text:span text:style-name="T1">j'ai su les travaux de toi et le frappement et la résistance de toi et en ce que non tu te peux mettre en charge malicieux, et tu mis en tentation ceux disants eux-mêmes envoyés et non sont et tu trouvas eux menteurs,</text:span> <text:span text:style-name="T2">3</text:span> <text:span text:style-name="T1">et résistance tu as et tu mis en charge par le fait de le nom de moi et non ayants peinés.</text:span> <text:span text:style-name="T2">4</text:span> <text:span text:style-name="T1">mais j'ai contre de toi en ce que la amour de toi la première tu abandonnais.</text:span> <text:span text:style-name="T2">5</text:span> <text:span text:style-name="T1">mémore donc d'où? tu as tombé et transintellige et les premiers travaux fais· si cependant ne pas, je me viens à toi et je bougerai la chandelier de toi hors de le de lieu de elle, si le cas échéant ne pas que tu transintelliges.</text:span> <text:span text:style-name="T2">6</text:span> <text:span text:style-name="T1">mais ce-ci tu as, en ce que tu hais les travaux de les de Nikolaïtes lesquels et moi je hais.</text:span> <text:span text:style-name="T2">7</text:span> <text:span text:style-name="T1">Celui ayant oreille écoute quel le souffle dit à les à églises. à Celui à vainquant je donnerai à lui manger hors de le de bois de la de vie, lequel est en à le à paradis de le de Dieu.</text:span> <text:span text:style-name="T2">8</text:span> <text:span text:style-name="T1">Et à le à ange de la en à Smyrne de église graphe· Cependant ceux-ci dit le premier et le dernier, lequel se devint mort et vécut·</text:span> <text:span text:style-name="T2">9</text:span> <text:span text:style-name="T1">j'ai su de toi la oppression et la pauvreté, mais riche tu es, et la blasphémie hors de ceux de disants Ioudaiens être eux-mêmes et non sont mais synagogue de le de Satanas.</text:span> <text:span text:style-name="T2">10</text:span> <text:span text:style-name="T1">ne pas un te effraie lesquels tu immines souffrir. voici immine jeter le diable hors de vous envers gardiennage afin que que vous soyez mis en tentation et vous aurez oppression de journées de dix. te deviens croyable jusqu'à l'extrémité de trépas, et je donnerai à toi le couronne de la de vie.</text:span> <text:span text:style-name="T2">11</text:span> <text:span text:style-name="T1">Celui ayant oreille écoute quel le souffle dit à les à églises. Celui vainquant non ne pas que soit fait injustice hors de le de trépas de le de deuxième.</text:span> <text:span text:style-name="T2">12</text:span> <text:span text:style-name="T1">Et à le à ange de la en à Pergame de église graphe· Cependant ceux-ci dit celui ayant la rhomphaia la double tranchante la acérée·</text:span> <text:span text:style-name="T2">13</text:span> <text:span text:style-name="T1">j'ai su où? tu établis maison d'habitation, là où le trône de le de Satanas, et tu saisis avec force le nom de moi et non tu te nias la croyance de moi aussi en à les à journées Antipas le témoin de moi le croyable de moi, lequel fut tué catégoriquement à côté à vous, là où le Satanas établit maison d'habitation.</text:span> <text:span text:style-name="T2">14</text:span> <text:span text:style-name="T1">mais j'ai contre de toi peu en ce que tu as là saisissants avec force la enseignement de Balaam, lequel enseignait à le à Balak jeter scandale en devant de les de fils de Israël manger idolothytes et porner.</text:span> <text:span text:style-name="T2">15</text:span> <text:span text:style-name="T1">ainsi tu as aussi toi saisissants avec force la enseignement [de les] de Nikolaïtes semblablement.</text:span> <text:span text:style-name="T2">16</text:span> <text:span text:style-name="T1">transintellige donc· si cependant ne pas, je me viens à toi promptement et je guerroierai avec de eux en à la à rhomphaia de le de bouche de moi.</text:span> <text:span text:style-name="T2">17</text:span> <text:span text:style-name="T1">Celui ayant oreille écoute quel le souffle dit à les à églises. à Celui à vainquant je donnerai à lui de le de manne de ce de ayant été caché et je donnerai à lui caillou lisse blanche, et sur la caillou lisse nom nouveau ayant été graphé lequel aucun a su si ne pas celui prenant.</text:span> <text:span text:style-name="T2">18</text:span> <text:span text:style-name="T1">Et à le à ange de la en à Thyatire de église graphe· Cependant ceux-ci dit le fils de le de Dieu, celui ayant les yeux de lui comme flamme de feu et les pieds de lui semblables à cuivre d'encens·</text:span> <text:span text:style-name="T2">19</text:span> <text:span text:style-name="T1">j'ai su de toi les travaux et la amour et la croyance et la service et la résistance de toi, et les travaux de toi les derniers plus nombreusement de les de premiers.</text:span> <text:span text:style-name="T2">20</text:span> <text:span text:style-name="T1">mais j'ai contre de toi en ce que tu abandonnes la femme Iézabel, celle disante elle-même prophétesse et enseigne et égare les miens mâles esclaves porner et manger idolothytes.</text:span> <text:span text:style-name="T2">21</text:span> <text:span text:style-name="T1">et je donnai à elle temps afin que que transintellige, et non veut transintelliger hors de la de pornation de elle.</text:span> <text:span text:style-name="T2">22</text:span> <text:span text:style-name="T1">voici je jette elle envers lit et ceux adultérants avec de elle envers oppression grande, si le cas échéant ne pas transintelligeront hors de les de travaux de elle,</text:span> <text:span text:style-name="T2">23</text:span> <text:span text:style-name="T1">et les enfants de elle je tuerai catégoriquement en à trépas. et se connaîtront toutes les églises en ce que moi je suis celui scrutant reins et coeurs, et je donnerai à vous à chacun selon les travaux de vous.</text:span> <text:span text:style-name="T2">24</text:span> <text:span text:style-name="T1">à vous cependant je dis à les à restants à ceux en à Thyatire, autant lesquels non ont la enseignement celle-ci, lesquels des quelconques non connurent les profonds de le de Satanas comme disent· non je jette sur vous autre poids,</text:span> <text:span text:style-name="T2">25</text:span> <text:span text:style-name="T1">toutefois lequel vous avez saisissez avec force jusqu'à l'extrémité de lequel le cas échéant que je surgisse.</text:span> <text:span text:style-name="T2">26</text:span> <text:span text:style-name="T1">Et celui vainquant et celui gardant jusqu'à l'extrémité de achèvement les travaux de moi, je donnerai à lui autorité sur de les de ethnies</text:span> <text:span text:style-name="T2">27</text:span> <text:span text:style-name="T1">et bergera eux en à bâton à de fer comme les ustensiles les céramiques est broyé ensemble,</text:span> <text:span text:style-name="T2">28</text:span> <text:span text:style-name="T1">comme et moi j'ai pris à côté de le de père de moi, et je donnerai à lui le étoile le matinal.</text:span> <text:span text:style-name="T2">29</text:span> <text:span text:style-name="T1">Celui ayant oreille écoute quel le souffle dit à les à églises.</text:span> </text:p>
      <text:p text:style-name="P4">APOCALYPSE  3</text:p>
      <text:p text:style-name="Text_20_body"><text:span text:style-name="T2">1</text:span> <text:span text:style-name="T1">Et à le à ange de la en à Sardes de église graphe· Cependant ceux-ci dit celui ayant les sept souffles de le de Dieu et les sept étoiles· j'ai su de toi les travaux en ce que nom tu as en ce que tu vis, et mort tu es.</text:span> <text:span text:style-name="T2">2</text:span> <text:span text:style-name="T1">te deviens vigilant et fixe les restants lesquels imminaient mourir loin, non car j'ai trouvé de toi les travaux ayants étés faits plénitude en devant de le de Dieu de moi.</text:span> <text:span text:style-name="T2">3</text:span> <text:span text:style-name="T1">mémore donc comment? tu as pris et tu écoutas et garde et transintellige. si le cas échéant donc ne pas que tu vigiles, je surgirai comme voleur, et non ne pas que tu connaisses quelle heure je surgirai sur toi.</text:span> <text:span text:style-name="T2">4</text:span> <text:span text:style-name="T1">mais tu as peu noms en à Sardes lesquels non noircirent les himations de eux, et piétineront autour avec de moi en à blancs, en ce que dignes sont.</text:span> <text:span text:style-name="T2">5</text:span> <text:span text:style-name="T1">Celui vainquant ainsi se entourera en à himations à blancs et non ne pas j'effacerai le nom de lui hors de la de bible de la de vie et j'avouerai le nom de lui en devant de le de père de moi et en devant de les de anges de lui.</text:span> <text:span text:style-name="T2">6</text:span> <text:span text:style-name="T1">Celui ayant oreille écoute quel le souffle dit à les à églises.</text:span> <text:span text:style-name="T2">7</text:span> <text:span text:style-name="T1">Et à le à ange de la en à Philadelphie de église graphe· Cependant ceux-ci dit le saint, le véritable, celui ayant la clef de Dauid, celui ouvrant et aucun fermera à clef et fermant à clef et aucun ouvre·</text:span> <text:span text:style-name="T2">8</text:span> <text:span text:style-name="T1">j'ai su de toi les travaux, voici j'ai donné en devant de toi porte ayante étée ouverte, laquelle aucun se peut fermer à clef elle, en ce que petite tu as puissance et tu gardas de moi le discours et non tu te nias le nom de moi.</text:span> <text:span text:style-name="T2">9</text:span> <text:span text:style-name="T1">voici que je donne hors de la de synagogue de le de Satanas de ceux de disants eux-mêmes Ioudaiens être, et non sont mais se mentent. voici je ferai eux afin que surgiront et prosterneront vers en devant de les de pieds de toi et que connaissent en ce que moi j'aimai toi.</text:span> <text:span text:style-name="T2">10</text:span> <text:span text:style-name="T1">en ce que tu gardas le discours de la de résistance de moi, et moi toi je garderai hors de la de heure de le de tentation de celle de imminante se venir sur de la de écoumène de toute entière mettre en tentation ceux établissants maison d'habitation sur de la de terre.</text:span> <text:span text:style-name="T2">11</text:span> <text:span text:style-name="T1">je me viens promptement· saisis avec force lequel tu as, afin que ne pas un que prenne le couronne de toi.</text:span> <text:span text:style-name="T2">12</text:span> <text:span text:style-name="T1">Celui vainquant je ferai lui pilier en à le à temple de le de Dieu de moi et au-dehors non ne pas que sorte encore et je grapherai sur lui le nom de le de Dieu de moi et le nom de la de cité de le de Dieu de moi, de la de nouvelle de Ierousalem celle descendante hors de le de ciel au loin de le de Dieu de moi, et le nom de moi le nouveau.</text:span> <text:span text:style-name="T2">13</text:span> <text:span text:style-name="T1">Celui ayant oreille écoute quel le souffle dit à les à églises.</text:span> <text:span text:style-name="T2">14</text:span> <text:span text:style-name="T1">Et à le à ange de la en à Laodicée de église graphe· Cependant ceux-ci dit le amen, le témoin le croyable et véritable, la origine de la de création de le de Dieu·</text:span> <text:span text:style-name="T2">15</text:span> <text:span text:style-name="T1">j'ai su de toi les travaux en ce que ni froid tu es ni chaud. dûment froid tu étais ou chaud.</text:span> <text:span text:style-name="T2">16</text:span> <text:span text:style-name="T1">ainsi en ce que tiède tu es et ni chaud ni froid, j'immine toi vomir hors de le de bouche de moi.</text:span> <text:span text:style-name="T2">17</text:span> <text:span text:style-name="T1">en ce que tu dis en ce que riche je suis et j'ai été riche et aucun besoin j'ai, et non tu as su en ce que toi tu es le misérable et pitoyable et pauvre et aveugle et nu,</text:span> <text:span text:style-name="T2">18</text:span> <text:span text:style-name="T1">je délibère ensemble à toi acheter à l'agora à côté de moi objet d'or ayant été brûlé au feu hors de feu afin que que tu sois riche, et himations blancs afin que que tu te entoures et ne pas que soit rendu visible la honte de la de nudité de toi, et collyre enduire dans les yeux de toi afin que que tu regardes.</text:span> <text:span text:style-name="T2">19</text:span> <text:span text:style-name="T1">moi autant lesquels si le cas échéant que j'affectionne je réfute et j'éduque· zéle donc et transintellige.</text:span> <text:span text:style-name="T2">20</text:span> <text:span text:style-name="T1">Voici j'ai dressé sur la porte et je toque· si le cas échéant un quelconque que écoute de la de voix de moi et que ouvre la porte, [aussi] je me viendrai à l'intérieur vers lui et je dînerai avec de lui et lui avec de moi.</text:span> <text:span text:style-name="T2">21</text:span> <text:span text:style-name="T1">Celui vainquant je donnerai à lui asseoir avec de moi en à le à trône de moi, comme et moi je vainquis et j'assis avec de le de père de moi en à le à trône de lui.</text:span> <text:span text:style-name="T2">22</text:span> <text:span text:style-name="T1">Celui ayant oreille écoute quel le souffle dit à les à églises.</text:span> </text:p>
      <text:p text:style-name="P4">APOCALYPSE  4</text:p>
      <text:p text:style-name="Text_20_body"><text:span text:style-name="T2">1</text:span> <text:span text:style-name="T1">Après ces-ci je vis, et voici porte ayante étée ouverte en à le à ciel, et la voix la première laquelle j'écoutai comme de trompette salpinx de bavardante avec de moi disant· monte ici, et je montrerai à toi lesquels attache de lien se devenir après ces-ci.</text:span> <text:span text:style-name="T2">2</text:span> <text:span text:style-name="T1">Directement je me devins en à souffle, et voici trône se couchait en à le à ciel, et sur le trône se étant assis,</text:span> <text:span text:style-name="T2">3</text:span> <text:span text:style-name="T1">et celui se étant assis semblable à vision à pierre à iaspe et à sardoine, et arc-en-ciel en encerclement de le de trône semblable à vision à d'émeraude.</text:span> <text:span text:style-name="T2">4</text:span> <text:span text:style-name="T1">Et en encerclement de le de trône trônes vingt quatre, et sur les trônes vingt quatre plus anciens se étants assis ayants étés entourés en à himations à blancs et sur les têtes de eux couronnes d'ors.</text:span> <text:span text:style-name="T2">5</text:span> <text:span text:style-name="T1">Et hors de le de trône se vont au dehors éclairs et voix et tonnerres, et sept lampes de feu étantes allumées en devant de le de trône, lesquels sont les sept souffles de le de Dieu,</text:span> <text:span text:style-name="T2">6</text:span> <text:span text:style-name="T1">et en devant de le de trône comme mer de verre semblable à cristal. Et en à au milieu de le de trône et en cercle de le de trône quatre êtres vivants étants pleins de yeux en devers et de derrière.</text:span> <text:span text:style-name="T2">7</text:span> <text:span text:style-name="T1">et le être vivant le premier semblable à lion et le deuxième être vivant semblable à veau et le troisième être vivant ayant le face comme de être humain et le quatrième être vivant semblable à aigle à se volant.</text:span> <text:span text:style-name="T2">8</text:span> <text:span text:style-name="T1">et les quatre êtres vivants, un selon un de eux ayant de bas en haut ailes six, en encerclement et au dedans sont pleins de yeux, et repos non ont de journée et de nuit disants· saint saint saint Maître le Dieu le Pantocrator, celui était et celui étant et celui se venant.</text:span> <text:span text:style-name="T2">9</text:span> <text:span text:style-name="T1">Et lorsque le cas échéant donneront les êtres vivants gloire et valeur et action de grâce à celui à se étant assis sur à le à trône à celui à vivant envers les ères de les de ères,</text:span> <text:span text:style-name="T2">10</text:span> <text:span text:style-name="T1">se tomberont les vingt quatre plus anciens en devant de celui de se étant assis sur de le de trône et prosterneront vers à celui à vivant envers les ères de les de ères et jetteront les couronnes de eux en devant de le de trône disants·</text:span> <text:span text:style-name="T2">11</text:span> <text:span text:style-name="T1">digne tu es, le Maître et le Dieu de nous, prendre la gloire et la valeur et la puissance, en ce que toi tu créas ces tous et par le fait de le volonté de toi étaient et furent créé.</text:span> </text:p>
      <text:p text:style-name="P4">APOCALYPSE  5</text:p>
      <text:p text:style-name="Text_20_body"><text:span text:style-name="T2">1</text:span> <text:span text:style-name="T1">Et je vis sur la droite de celui de se étant assis sur de le de trône papier de bible ayant été graphé au dedans et de derrière ayant été scellé de haut en bas à sceaux à sept.</text:span> <text:span text:style-name="T2">2</text:span> <text:span text:style-name="T1">et je vis ange tenace annonçant en à voix à grande· quel digne ouvrir le papier de bible et délier les sceaux de lui;</text:span> <text:span text:style-name="T2">3</text:span> <text:span text:style-name="T1">et aucun se pouvait en à le à ciel non cependant sur de la de terre non cependant en dessous vers le bas de la de terre ouvrir le papier de bible ni regarder lui.</text:span> <text:span text:style-name="T2">4</text:span> <text:span text:style-name="T1">et je pleurais nombreux, en ce que aucun digne fut trouvé ouvrir le papier de bible ni regarder lui.</text:span> <text:span text:style-name="T2">5</text:span> <text:span text:style-name="T1">et un hors de les de plus anciens dit à moi· ne pas pleure, voici vainquit le lion celui hors de la de tribu de Iouda, la racine de Dauid, ouvrir le papier de bible et les sept sceaux de lui.</text:span> <text:span text:style-name="T2">6</text:span> <text:span text:style-name="T1">Et je vis en à au milieu de le de trône et de les de quatre de êtres vivants et en à au milieu de les de plus anciens petit agneau ayant dressé comme ayant été égorgé ayant cornes sept et yeux sept lesquels sont les [sept] souffles de le de Dieu ayants étés envoyés envers toute la terre.</text:span> <text:span text:style-name="T2">7</text:span> <text:span text:style-name="T1">et vint et a pris hors de la de droite de celui de se étant assis sur de le de trône.</text:span> <text:span text:style-name="T2">8</text:span> <text:span text:style-name="T1">Et lorsque prit le papier de bible, les quatre êtres vivants et les vingt quatre plus anciens tombèrent en devant de le de petit agneau ayants chacun cithare et phiales d'ors étantes pleines de sacrifices de l'encens, lesquelles sont les prières de les de saints,</text:span> <text:span text:style-name="T2">9</text:span> <text:span text:style-name="T1">et chantent ode nouvelle disants· digne tu es prendre le papier de bible et ouvrir les sceaux de lui, en ce que tu fus égorgé et tu achetas à l'agora à le à Dieu en à le à sang de toi hors de toute de tribu et de langue et de peuple et de ethnie</text:span> <text:span text:style-name="T2">10</text:span> <text:span text:style-name="T1">et tu fis eux à le à Dieu de nous royauté et sacrificateurs, et seront rois sur de la de terre.</text:span> <text:span text:style-name="T2">11</text:span> <text:span text:style-name="T1">Et je vis, et j'écoutai voix de anges de nombreux en cercle de le de trône et de les de êtres vivants et de les de plus anciens, et était le nombre de eux myriades de myriades et milliers de milliers</text:span> <text:span text:style-name="T2">12</text:span> <text:span text:style-name="T1">disants à voix à grande· digne est le petit agneau ce ayant été égorgé prendre la puissance et richesse et sagesse et ténacité et valeur et gloire et éloge.</text:span> <text:span text:style-name="T2">13</text:span> <text:span text:style-name="T1">et tout créature lequel en à le à ciel et sur de la de terre et en dessous vers le bas de la de terre et sur de la de mer et ces en à eux tous j'écoutai disants· à celui à se étant assis sur à le à trône et à le à petit agneau la éloge et la valeur et la gloire et le force envers les ères de les de ères.</text:span> <text:span text:style-name="T2">14</text:span> <text:span text:style-name="T1">et les quatre êtres vivants disaient· amen. et les plus anciens tombèrent et prosternèrent vers.</text:span> </text:p>
      <text:p text:style-name="P4">APOCALYPSE  6</text:p>
      <text:p text:style-name="Text_20_body"><text:span text:style-name="T2">1</text:span> <text:span text:style-name="T1">Et je vis lorsque ouvrit le petit agneau une hors de les de sept de sceaux, et j'écoutai de un hors de les de quatre de êtres vivants de disant comme à voix de tonnerre· te viens.</text:span> <text:span text:style-name="T2">2</text:span> <text:span text:style-name="T1">et je vis, et voici cheval blanc, et celui se étant assis sur lui ayant arc et fut donné à lui couronne et sortit vainquant et afin que que vainque.</text:span> <text:span text:style-name="T2">3</text:span> <text:span text:style-name="T1">Et lorsque ouvrit la sceau la deuxième, j'écoutai de le de deuxième de être vivant de disant· te viens.</text:span> <text:span text:style-name="T2">4</text:span> <text:span text:style-name="T1">et sortit autre cheval rouge feu, et à celui à se étant assis sur lui fut donné à lui prendre la paix hors de la de terre et afin que les uns les autres égorgeront et fut donné à lui machette grande.</text:span> <text:span text:style-name="T2">5</text:span> <text:span text:style-name="T1">Et lorsque ouvrit la sceau la troisième, j'écoutai de le de troisième de être vivant de disant· te viens. et je vis, et voici cheval noir, et celui se étant assis sur lui ayant joug-balance en à la à main de lui.</text:span> <text:span text:style-name="T2">6</text:span> <text:span text:style-name="T1">et j'écoutai comme voix en à au milieu de les de quatre de êtres vivants disante· chénice de froment de denier et trois chénices de orges de denier, et le huile d'olive et le vin ne pas que tu fasses injustice.</text:span> <text:span text:style-name="T2">7</text:span> <text:span text:style-name="T1">Et lorsque ouvrit la sceau la quatrième, j'écoutai voix de le de quatrième de être vivant de disant· te viens.</text:span> <text:span text:style-name="T2">8</text:span> <text:span text:style-name="T1">et je vis, et voici cheval vert, et celui se étant assis sur le haut de lui nom à lui [le] trépas, et le séjour des morts suivait avec de lui et fut donné à eux autorité sur le quatrième de la de terre tuer catégoriquement en à rhomphaia et en à famine et en à trépas et sous de les de bêtes sauvages de la de terre.</text:span> <text:span text:style-name="T2">9</text:span> <text:span text:style-name="T1">Et lorsque ouvrit la cinquième sceau, je vis en dessous vers le bas de le de autel des sacrifices les âmes de ceux de ayants étés égorgés par le fait de le discours de le de Dieu et par le fait de la témoignation laquelle avaient.</text:span> <text:span text:style-name="T2">10</text:span> <text:span text:style-name="T1">et croassèrent à voix à grande disants· jusqu'à ce que quand, le despote le saint et véritable, non tu juges et tu venges le sang de nous hors de ceux de établissants maison d'habitation sur de la de terre;</text:span> <text:span text:style-name="T2">11</text:span> <text:span text:style-name="T1">et fut donné à eux à chacun longue robe blanche et fut dit à eux afin que que se reposent encore temps petit, jusqu'à ce que que soient fait plénitude aussi les co-esclaves de eux et les frères de eux ceux imminants être tué catégoriquement comme aussi eux.</text:span> <text:span text:style-name="T2">12</text:span> <text:span text:style-name="T1">Et je vis lorsque ouvrit la sceau la sixième, et séisme grand se devint et le soleil se devint noir comme sac poilu et la lune toute entière se devint comme sang</text:span> <text:span text:style-name="T2">13</text:span> <text:span text:style-name="T1">et les étoiles de le de ciel tombèrent envers la terre, comme figuier jette les figues non mûres de elle sous de vent de grand étante secouée,</text:span> <text:span text:style-name="T2">14</text:span> <text:span text:style-name="T1">et le ciel fut séparé loin comme papier de bible étant roulé et tout montagne et île hors de les de lieux de eux furent bougé.</text:span> <text:span text:style-name="T2">15</text:span> <text:span text:style-name="T1">Et les rois de la de terre et les magnats et les chiliarques et les riches et les tenaces et tout mâle esclave et libre cachèrent eux-mêmes envers les cavernes et envers les roches de les de montagnes</text:span> <text:span text:style-name="T2">16</text:span> <text:span text:style-name="T1">et disent à les à montagnes et à les à roches· tombez sur nous et cachez nous au loin de face de celui de se étant assis sur de le de trône et au loin de la de colère de le de petit agneau,</text:span> <text:span text:style-name="T2">17</text:span> <text:span text:style-name="T1">en ce que vint la journée la grande de la de colère de eux, et quel se peut être dressé;</text:span> </text:p>
      <text:p text:style-name="P4">APOCALYPSE  7</text:p>
      <text:p text:style-name="Text_20_body"><text:span text:style-name="T2">1</text:span> <text:span text:style-name="T1">Après ce-ci je vis quatre anges ayants dressés sur les quatre coins de la de terre, saisissants avec force les quatre vents de la de terre afin que ne pas que souffle vent sur de la de terre et ni sur de la de mer et ni sur tout arbre.</text:span> <text:span text:style-name="T2">2</text:span> <text:span text:style-name="T1">Et je vis autre ange montant au loin de levant de soleil ayant sceau de Dieu de vivant, et croassa à voix à grande à les à quatre à anges à lesquels fut donné à eux faire injustice la terre et la mer</text:span> <text:span text:style-name="T2">3</text:span> <text:span text:style-name="T1">disant· ne pas que vous fassiez injustice la terre et ni la mer et ni les arbres, jusqu'à l'extrémité que nous scellions les mâles esclaves de le de Dieu de nous sur de les de fronts de eux.</text:span> <text:span text:style-name="T2">4</text:span> <text:span text:style-name="T1">Et j'écoutai le nombre de ceux de ayants étés scellés, cent quarante quatre milliers, ayants étés scellés hors de toute de tribu de fils de Israël·</text:span> <text:span text:style-name="T2">5</text:span> <text:span text:style-name="T1">hors de tribu de Iouda douze milliers ayants étés scellés, hors de tribu de Rouben douze milliers, hors de tribu de Gad douze milliers,</text:span> <text:span text:style-name="T2">6</text:span> <text:span text:style-name="T1">hors de tribu de Aser douze milliers, hors de tribu de Nephthalim douze milliers, hors de tribu de Manassé douze milliers,</text:span> <text:span text:style-name="T2">7</text:span> <text:span text:style-name="T1">hors de tribu de Syméon douze milliers, hors de tribu de Lévi douze milliers, hors de tribu de Isachar douze milliers,</text:span> <text:span text:style-name="T2">8</text:span> <text:span text:style-name="T1">hors de tribu de Zaboulon douze milliers, hors de tribu de Ioseph douze milliers, hors de tribu de Benyamin douze milliers ayants étés scellés.</text:span> <text:span text:style-name="T2">9</text:span> <text:span text:style-name="T1">Après ces-ci je vis, et voici foule nombreux, lequel nombrer lui aucun se pouvait, hors de tout de ethnie et de tribus et de peuples et de langues ayants dressés en devant de le de trône et en devant de le de petit agneau ayants étés entourés longues robes blanches et palmiers en à les à mains de eux,</text:span> <text:span text:style-name="T2">10</text:span> <text:span text:style-name="T1">et croassent à voix à grande disants· la sauvetage à le à Dieu de nous à celui à se étant assis sur à le à trône et à le à petit agneau.</text:span> <text:span text:style-name="T2">11</text:span> <text:span text:style-name="T1">Et tous les anges avaient dressé en cercle de le de trône et de les de plus anciens et de les de quatre de êtres vivants et tombèrent en devant de le de trône sur les faces de eux et prosternèrent vers à le à Dieu</text:span> <text:span text:style-name="T2">12</text:span> <text:span text:style-name="T1">disants· amen, la éloge et la gloire et la sagesse et la action de grâce et la valeur et la puissance et la ténacité à le à Dieu de nous envers les ères de les de ères· amen.</text:span> <text:span text:style-name="T2">13</text:span> <text:span text:style-name="T1">Et fut répondu un hors de les de plus anciens disant à moi· ceux-ci ceux ayants étés entourés les longues robes les blanches quels sont et d'où? vinrent;</text:span> <text:span text:style-name="T2">14</text:span> <text:span text:style-name="T1">et j'ai dit à lui· Maître de moi, toi tu as su. et dit à moi· ceux-ci sont ceux se venants hors de la de oppression de la de grande et rincèrent les longues robes de eux et blanchirent elles en à le à sang de le de petit agneau.</text:span> <text:span text:style-name="T2">15</text:span> <text:span text:style-name="T1">par le fait de ce-ci sont en devant de le de trône de le de Dieu et adorent à lui de journée et de nuit en à le à temple de lui, et celui se étant assis sur de le de trône dressera tente sur eux.</text:span> <text:span text:style-name="T2">16</text:span> <text:span text:style-name="T1">non auront faim encore non cependant auront soif encore non cependant ne pas que tombe sur eux le soleil non cependant tout brûlure,</text:span> <text:span text:style-name="T2">17</text:span> <text:span text:style-name="T1">en ce que le petit agneau ce de bas en haut au milieu de le de trône bergera eux et guidera en chemin eux sur de vie sources de eaux, et effacera le Dieu tout larme hors de les de yeux de eux.</text:span> </text:p>
      <text:p text:style-name="P4">APOCALYPSE  8</text:p>
      <text:p text:style-name="Text_20_body"><text:soft-page-break/><text:span text:style-name="T2">1</text:span> <text:span text:style-name="T1">Et lorsque le cas échéant ouvrit la sceau la septième, se devint silence en à le à ciel comme demi-heure.</text:span> <text:span text:style-name="T2">2</text:span> <text:span text:style-name="T1">Et je vis les sept anges lesquels en devant de le de Dieu ont dressé, et furent donné à eux sept trompettes salpinx.</text:span> <text:span text:style-name="T2">3</text:span> <text:span text:style-name="T1">Et autre ange vint et fut dressé sur de le de autel des sacrifices ayant encensoir à oliban d'or, et fut donné à lui sacrifices de l'encens nombreux, afin que donnera à les à prières de les de saints de tous sur le autel des sacrifices le d'or ce en devant de le de trône.</text:span> <text:span text:style-name="T2">4</text:span> <text:span text:style-name="T1">et monta le fumée de les de sacrifices de l'encens à les à prières de les de saints hors de main de le de ange en devant de le de Dieu.</text:span> <text:span text:style-name="T2">5</text:span> <text:span text:style-name="T1">et a pris le ange le encensoir à oliban et remplit pleinement lui hors de le de feu de le de autel des sacrifices et jeta envers la terre, et se devinrent tonnerres et voix et éclairs et séisme.</text:span> <text:span text:style-name="T2">6</text:span> <text:span text:style-name="T1">Et les sept anges ceux ayants les sept trompettes salpinx préparèrent eux-mêmes afin que que trompettent salpinx.</text:span> <text:span text:style-name="T2">7</text:span> <text:span text:style-name="T1">Et le premier trompetta salpinx· et se devint grêle et feu ayants étés mixés en à sang et fut jeté envers la terre, et le troisième de la de terre fut brûlé complètement et le troisième de les de arbres fut brûlé complètement et tout herbe vert fut brûlé complètement.</text:span> <text:span text:style-name="T2">8</text:span> <text:span text:style-name="T1">Et le deuxième ange trompetta salpinx· et comme montagne grand à feu étant allumé fut jeté envers la mer, et se devint le troisième de la de mer sang</text:span> <text:span text:style-name="T2">9</text:span> <text:span text:style-name="T1">et mourut loin le troisième de les de créatures de ces en à la à mer ces ayants âmes et le troisième de les de navires furent corrompu à travers.</text:span> <text:span text:style-name="T2">10</text:span> <text:span text:style-name="T1">Et le troisième ange trompetta salpinx· et tomba hors de le de ciel étoile grand étant allumé comme lampe et tomba sur le troisième de les de fleuves et sur les sources de les de eaux,</text:span> <text:span text:style-name="T2">11</text:span> <text:span text:style-name="T1">et le nom de le de étoile est dit celui Absinthe, et se devint le troisième de les de eaux envers absinthe et nombreux de les de êtres humains moururent loin hors de les de eaux en ce que furent amertumé.</text:span> <text:span text:style-name="T2">12</text:span> <text:span text:style-name="T1">Et le quatrième ange trompetta salpinx· et fut heurté le troisième de le de soleil et le troisième de la de lune et le troisième de les de étoiles, afin que que soit ténébré le troisième de eux et la journée ne pas que apparaisse en lumière le troisième de elle et la nuit semblablement.</text:span> <text:span text:style-name="T2">13</text:span> <text:span text:style-name="T1">Et je vis, et j'écoutai de un de aigle de se volant en à milieu du ciel de disant à voix à grande· Ouai Ouai Ouai ceux établissants maison d'habitation sur de la de terre hors de les de restantes de voix de la de trompette salpinx de les de trois de anges de ceux de imminants trompetter salpinx.</text:span> </text:p>
      <text:p text:style-name="P4">APOCALYPSE  9</text:p>
      <text:p text:style-name="Text_20_body"><text:span text:style-name="T2">1</text:span> <text:span text:style-name="T1">Et le cinquième ange trompetta salpinx· et je vis étoile hors de le de ciel ayant tombé envers la terre, et fut donné à lui la clef de le de puits de la de abysse</text:span> <text:span text:style-name="T2">2</text:span> <text:span text:style-name="T1">et ouvrit le puits de la de abysse, et monta fumée hors de le de puits comme fumée de fournaise de grande, et fut enténébré le soleil et le air hors de le de fumée de le de puits.</text:span> <text:span text:style-name="T2">3</text:span> <text:span text:style-name="T1">et hors de le de fumée sortirent sauterelles envers la terre, et fut donné à elles autorité comme ont autorité les scorpions de la de terre.</text:span> <text:span text:style-name="T2">4</text:span> <text:span text:style-name="T1">et fut dit à elles afin que ne pas feront injustice le herbe de la de terre non cependant tout vert non cependant tout arbre, si ne pas les êtres humains lesquels des quelconques non ont la sceau de le de Dieu sur de les de fronts.</text:span> <text:span text:style-name="T2">5</text:span> <text:span text:style-name="T1">et fut donné à eux afin que ne pas que tuent catégoriquement eux, mais afin que seront torturé mois cinq, et le tourment de elles comme tourment de scorpion lorsque le cas échéant que frappe être humain.</text:span> <text:span text:style-name="T2">6</text:span> <text:span text:style-name="T1">et en à les à journées à celles-là chercheront les êtres humains le trépas et non ne pas trouveront lui, et désireront en fureur mourir loin et fuit le trépas au loin de eux.</text:span> <text:span text:style-name="T2">7</text:span> <text:span text:style-name="T1">Et les similitudes de les de sauterelles semblables à chevaux à ayants étés préparés envers guerre, et sur les têtes de elles comme couronnes semblables à or, et les faces de elles comme faces de êtres humains,</text:span> <text:span text:style-name="T2">8</text:span> <text:span text:style-name="T1">et avaient cheveux comme cheveux de femmes, et les dents de elles comme de lions étaient,</text:span> <text:span text:style-name="T2">9</text:span> <text:span text:style-name="T1">et avaient thorax comme thorax de fers, et la voix de les de ailes de elles comme voix de chars de chevaux de nombreux de courants envers guerre,</text:span> <text:span text:style-name="T2">10</text:span> <text:span text:style-name="T1">et ont queues semblables à scorpions et aiguillons, et en à les à queues de elles la autorité de elles faire injustice les êtres humains mois cinq,</text:span> <text:span text:style-name="T2">11</text:span> <text:span text:style-name="T1">ont sur de elles-mêmes roi le ange de la de abysse, nom à lui En Hébreu Abaddon, et en à la à Hellènique nom a Apollyon.</text:span> <text:span text:style-name="T2">12</text:span> <text:span text:style-name="T1">La Ouai la une éloigna· voici se vient encore deux Ouai après ces-ci.</text:span> <text:span text:style-name="T2">13</text:span> <text:span text:style-name="T1">Et le sixième ange trompetta salpinx· et j'écoutai voix une hors de les [de quatre] de cornes de le de autel des sacrifices de le de d'or de ce en devant de le de Dieu,</text:span> <text:span text:style-name="T2">14</text:span> <text:span text:style-name="T1">disante à le à sixième à ange, celui ayant la trompette salpinx· délie les quatre anges ceux ayants étés attachés de lien sur à le à fleuve à le à grand à Euphrate.</text:span> <text:span text:style-name="T2">15</text:span> <text:span text:style-name="T1">et furent délié les quatre anges ceux ayants étés préparés envers la heure et journée et mois et année, afin que que tuent catégoriquement le troisième de les de êtres humains.</text:span> <text:span text:style-name="T2">16</text:span> <text:span text:style-name="T1">et le nombre de les de troupes de soldats de le de équestre doublement myriades de myriades, j'écoutai le nombre de eux.</text:span> <text:span text:style-name="T2">17</text:span> <text:span text:style-name="T1">Et ainsi je vis les chevaux en à la à vision et ceux se étants assis sur de eux, ayants thorax de feux et hyacinthines et sulfureux, et les têtes de les de chevaux comme têtes de lions, et hors de les de bouches de eux se va au dehors feu et fumée et soufre.</text:span> <text:span text:style-name="T2">18</text:span> <text:span text:style-name="T1">au loin de les de trois de coups de celles-ci furent tué catégoriquement le troisième de les de êtres humains, hors de le de feu et de le de fumée et de le de soufre de ce de se allant au dehors hors de les de bouches de eux.</text:span> <text:span text:style-name="T2">19</text:span> <text:span text:style-name="T1">la car autorité de les de chevaux en à le à bouche de eux est et en à les à queues de eux, les car queues de eux semblables à serpents, ayantes têtes et en à elles font injustice.</text:span> <text:span text:style-name="T2">20</text:span> <text:span text:style-name="T1">Et les restants de les de êtres humains, lesquels non furent tué catégoriquement en à les à coups à celles-ci, non cependant transintelligèrent hors de les de travaux de les de mains de eux, afin que ne pas prosterneront vers les démons et les idoles les d'ors et les argentés et les cuivreux et les pierreux et les boisés, lesquels ni regarder se peuvent ni écouter ni piétiner autour,</text:span> <text:span text:style-name="T2">21</text:span> <text:span text:style-name="T1">et non transintelligèrent hors de les de meurtres de eux ni hors de les de pharmaceutiques de eux ni hors de la de pornation de eux ni hors de les de choses volées de eux.</text:span> </text:p>
      <text:p text:style-name="P4">APOCALYPSE  10</text:p>
      <text:p text:style-name="Text_20_body"><text:span text:style-name="T2">1</text:span> <text:span text:style-name="T1">Et je vis autre ange tenace descendant hors de le de ciel ayant été entouré nuée, et la arc-en-ciel sur de la de tête de lui et le face de lui comme le soleil et les pieds de lui comme piliers de feu,</text:span> <text:span text:style-name="T2">2</text:span> <text:span text:style-name="T1">et ayant en à la à main de lui petite bible ayant été ouvert. et posa le pied de lui le droit sur de la de mer, le cependant gauche sur de la de terre,</text:span> <text:span text:style-name="T2">3</text:span> <text:span text:style-name="T1">et croassa à voix à grande comme certes lion se mugit. et lorsque croassa, bavardèrent les sept tonnerres les de elles-mêmes voix.</text:span> <text:span text:style-name="T2">4</text:span> <text:span text:style-name="T1">et lorsque bavardèrent les sept tonnerres, j'imminais grapher, et j'écoutai voix hors de le de ciel disante· scelle lesquels bavardèrent les sept tonnerres, et ne pas eux que tu graphes.</text:span> <text:span text:style-name="T2">5</text:span> <text:span text:style-name="T1">Et le ange, lequel je vis ayant dressé sur de la de mer et sur de la de terre, leva la main de lui la droite envers le ciel</text:span> <text:span text:style-name="T2">6</text:span> <text:span text:style-name="T1">et jura en à celui à vivant envers les ères de les de ères, lequel créa le ciel et ces en à lui et la terre et ces en à elle et la mer et ces en à elle, en ce que temps non plus se sera,</text:span> <text:span text:style-name="T2">7</text:span> <text:span text:style-name="T1">mais en à les à journées de la de voix de le de septième de ange, lorsque le cas échéant que immine trompetter salpinx, aussi fut achevé le mystère de le de Dieu, comme évangélisa les de lui-même mâles esclaves les prophètes.</text:span> <text:span text:style-name="T2">8</text:span> <text:span text:style-name="T1">Et la voix laquelle j'écoutai hors de le de ciel de nouveau bavardante avec de moi et disante· dirige en arrière prends le papier de bible ce ayant été ouvert en à la à main de le de ange de celui de ayant dressé sur de la de mer et sur de la de terre.</text:span> <text:span text:style-name="T2">9</text:span> <text:span text:style-name="T1">et j'éloignai vers le ange disant à lui donner à moi le petite bible. et dit à moi· prends et mange complètement lui, et amertumera de toi la cavité ventrale, mais en à le à bouche de toi se sera sucré comme miel.</text:span> <text:span text:style-name="T2">10</text:span> <text:span text:style-name="T1">Et je pris le petite bible hors de la de main de le de ange et je mangeai complètement lui, et était en à le à bouche de moi comme miel sucré et lorsque je mangeai lui, fut amertumé la cavité ventrale de moi.</text:span> <text:span text:style-name="T2">11</text:span> <text:span text:style-name="T1">et disent à moi· attache de lien toi de nouveau prophétiser sur à peuples et à ethnies et à langues et à rois à nombreux.</text:span> </text:p>
      <text:p text:style-name="P4">APOCALYPSE  11</text:p>
      <text:p text:style-name="Text_20_body"><text:span text:style-name="T2">1</text:span> <text:span text:style-name="T1">Et fut donné à moi calame semblable à bâton, disant· éveille et mesure le temple de le de Dieu et le autel des sacrifices et ceux prosternants vers en à lui.</text:span> <text:span text:style-name="T2">2</text:span> <text:span text:style-name="T1">et la cour celle au dehors de le de temple éjecte au dehors et ne pas elle que tu mesures, en ce que fut donné à les à ethnies, et la cité la sainte piétineront mois quarante [et] deux.</text:span> <text:span text:style-name="T2">3</text:span> <text:span text:style-name="T1">Et je donnerai à les à deux à témoins de moi et prophétiseront journées mille deux cents soixante ayants étés entourés sacs.</text:span> <text:span text:style-name="T2">4</text:span> <text:span text:style-name="T1">ceux-ci sont les deux oliviers et les deux chandeliers celles en devant de le de Maître de la de terre ayants dressés.</text:span> <text:span text:style-name="T2">5</text:span> <text:span text:style-name="T1">et si un quelconque eux veut faire injustice feu se va au dehors hors de le de bouche de eux et mange complètement les ennemis de eux· et si un quelconque que veuille eux faire injustice, ainsi attache de lien lui être tué catégoriquement.</text:span> <text:span text:style-name="T2">6</text:span> <text:span text:style-name="T1">ceux-ci ont la autorité fermer à clef le ciel, afin que ne pas pluie que pleuve les journées de la de prophétie de eux, et autorité ont sur de les de eaux tourner eux envers sang et percuter la terre en à toute à coup toutes les fois si le cas échéant que veuillent.</text:span> <text:span text:style-name="T2">7</text:span> <text:span text:style-name="T1">Et lorsque le cas échéant que achèvent la témoignation de eux, le bête sauvage ce montant hors de la de abysse fera avec de eux guerre et vaincra eux et tuera catégoriquement eux.</text:span> <text:span text:style-name="T2">8</text:span> <text:span text:style-name="T1">et les corps tombés de eux sur de la de place de la de cité de la de grande, laquelle une quelconque est appelé souffliquement Sodomas et Égypte, là où aussi le Maître de eux fut crucifié.</text:span> <text:span text:style-name="T2">9</text:span> <text:span text:style-name="T1">et regardent hors de les de peuples et de tribus et de langues et de ethnies le corps tombé de eux journées trois et demi et les corps tombés de eux non abandonnent être posé envers monument.</text:span> <text:span text:style-name="T2">10</text:span> <text:span text:style-name="T1">et ceux établissants maison d'habitation sur de la de terre sont de joie sur à eux et sont réjouis et dons manderont à les uns les autres, en ce que ceux-ci les deux prophètes torturèrent ceux établissants maison d'habitation sur de la de terre.</text:span> <text:span text:style-name="T2">11</text:span> <text:span text:style-name="T1">Et après les trois journées et demi souffle de vie hors de le de Dieu vint à l'intérieur envers eux, et dressèrent sur les pieds de eux, et effroi grand tomba dessus sur ceux observants eux.</text:span> <text:span text:style-name="T2">12</text:span> <text:span text:style-name="T1">et écoutèrent de voix de grande hors de le de ciel de disante à eux· montez ici. et montèrent envers le ciel en à la à nuée, et observèrent eux les ennemis de eux.</text:span> <text:span text:style-name="T2">13</text:span> <text:span text:style-name="T1">Et en à celle-là à la à heure se devint séisme grand et le dixième de la de cité tomba et furent tué catégoriquement en à le à séisme noms de êtres humains milliers sept et les restants en effrois se devinrent et donnèrent gloire à le à Dieu de le de ciel.</text:span> <text:span text:style-name="T2">14</text:span> <text:span text:style-name="T1">La Ouai la deuxième éloigna· voici la Ouai la troisième se vient promptement.</text:span> <text:span text:style-name="T2">15</text:span> <text:span text:style-name="T1">Et le septième ange trompetta salpinx· et se devinrent voix grandes en à le à ciel disantes· se devint la royauté de le de monde de le de Maître de nous et de le de Christ de lui, et sera roi envers les ères de les de ères.</text:span> <text:span text:style-name="T2">16</text:span> <text:span text:style-name="T1">Et les vingt quatre plus anciens [ceux] en devant de le de Dieu se étants assis sur les trônes de eux tombèrent sur les faces de eux et prosternèrent vers à le à Dieu</text:span> <text:span text:style-name="T2">17</text:span> <text:span text:style-name="T1">disants· nous rendons grâce à toi, Maître le Dieu le Pantocrator, celui étant et celui était, et en ce que tu as pris la puissance de toi la grande et tu fus roi.</text:span> <text:span text:style-name="T2">18</text:span> <text:span text:style-name="T1">et les ethnies furent mis en colère, et vint la colère de toi et le moment de les de morts être jugé et donner le salaire à les à mâles esclaves de toi à les à prophètes et à les à saints et à ceux à se effrayants le nom de toi, les petits et les grands, et corrompre à travers ceux corrompants à travers la terre.</text:span> <text:span text:style-name="T2">19</text:span> <text:span text:style-name="T1">Et fut ouvert le temple de le de Dieu celui en à le à ciel et fut vu la arche de la de disposition de le de Maître en à le à temple de lui, et se devinrent éclairs et voix et tonnerres et séisme et grêle grande.</text:span> </text:p>
      <text:p text:style-name="P4">APOCALYPSE  12</text:p>
      <text:p text:style-name="Text_20_body"><text:span text:style-name="T2">1</text:span> <text:span text:style-name="T1">Et signe grand fut vu en à le à ciel, femme ayante étée entourée le soleil, et la lune en dessous vers le bas de les de pieds de elle et sur de la de tête de elle couronne de étoiles de douze,</text:span> <text:span text:style-name="T2">2</text:span> <text:span text:style-name="T1">et en à ventre ayante, et croasse ressentante la douleur de l'accouchement et étante torturée enfanter.</text:span> <text:span text:style-name="T2">3</text:span> <text:span text:style-name="T1">et fut vu autre signe en à le à ciel, et voici dragon rouge feu grand ayant têtes sept et cornes dix et sur les têtes de lui sept diadèmes,</text:span> <text:span text:style-name="T2">4</text:span> <text:span text:style-name="T1">et la queue de lui traîne le troisième de les de étoiles de le de ciel et jeta eux envers la terre. Et le dragon dressait en devant de la de femme de celle de imminante enfanter, afin que lorsque le cas échéant que enfante le enfant de elle que mange complètement.</text:span> <text:span text:style-name="T2">5</text:span> <text:span text:style-name="T1">et enfanta fils mâle, lequel immine berger tous les ethnies en à bâton à de fer. et fut ravi le enfant de elle vers le Dieu et vers le trône de lui.</text:span> <text:span text:style-name="T2">6</text:span> <text:span text:style-name="T1">et la femme fuit envers la déserte, là où a là lieu ayant été préparé au loin de le de Dieu, afin que là que nourrissent elle journées mille deux cents soixante.</text:span> <text:span text:style-name="T2">7</text:span> <text:span text:style-name="T1">Et se devint guerre en à le à ciel, le Michael et les anges de lui de ce guerroyer avec de le de dragon. et le dragon guerroya et les anges de lui,</text:span> <text:span text:style-name="T2">8</text:span> <text:span text:style-name="T1">et non eurent la ténacité non cependant lieu fut trouvé de eux encore en à le à ciel.</text:span> <text:span text:style-name="T2">9</text:span> <text:span text:style-name="T1">et fut jeté le dragon le grand, le serpent le originaire, celui étant appelé Diable et le Satanas, celui égarant la écoumène toute entière, fut jeté envers la terre, et les anges de lui avec de lui furent jeté.</text:span> <text:span text:style-name="T2">10</text:span> <text:span text:style-name="T1">et j'écoutai voix grande en à le à ciel disante· à l'instant se devint la sauvetage et la puissance et la royauté de le de Dieu de nous et la autorité de le de Christ de lui, en ce que fut jeté le accusateur de les de frères de nous, celui accusant eux en devant de le de Dieu de nous de journée et de nuit.</text:span> <text:span text:style-name="T2">11</text:span> <text:span text:style-name="T1">et eux vainquirent lui par le fait de le sang de le de petit agneau et par le fait de le discours de la de témoignation de eux et non aimèrent la âme de eux jusqu'à l'extrémité de trépas.</text:span> <text:span text:style-name="T2">12</text:span> <text:span text:style-name="T1">par le fait de ce-ci soyez réjouis, [les] cieux et ceux en à eux dressants tente. Ouai la terre et la mer, en ce que descendit le diable vers vous ayant fureur grand, ayant su en ce que peu moment a.</text:span> <text:span text:style-name="T2">13</text:span> <text:span text:style-name="T1">Et lorsque vit le dragon en ce que fut jeté envers la terre, poursuivit la femme laquelle une quelconque enfanta le mâle.</text:span> <text:span text:style-name="T2">14</text:span> <text:span text:style-name="T1">et furent donné à la à femme deux ailes de le de aigle de le de grand, afin que que se vole envers la déserte envers le lieu de elle, là où est nourri là moment et moments et demi de moment au loin de face de le de serpent.</text:span> <text:span text:style-name="T2">15</text:span> <text:span text:style-name="T1">et jeta le serpent hors de le de bouche de lui derrière de la de femme eau comme fleuve, afin que elle colportée par le fleuve que fasse.</text:span> <text:span text:style-name="T2">16</text:span> <text:span text:style-name="T1">et aida la terre à la à femme et ouvrit la terre le bouche de elle et avala le fleuve lequel jeta le dragon hors de le de bouche de lui.</text:span> <text:span text:style-name="T2">17</text:span> <text:span text:style-name="T1">et fut mis en colère le dragon sur à la à femme et éloigna faire guerre avec de les de restants de le de semence de elle de ceux de gardants les commandements de le de Dieu et de ayants la témoignation de Iésous.</text:span> <text:span text:style-name="T2">18</text:span> <text:span text:style-name="T1">Et fut dressé sur la sable de la de mer.</text:span> </text:p>
      <text:p text:style-name="P4">APOCALYPSE  13</text:p>
      <text:p text:style-name="Text_20_body"><text:span text:style-name="T2">1</text:span> <text:span text:style-name="T1">Et je vis hors de la de mer bête sauvage montant, ayant cornes dix et têtes sept et sur de les de cornes de lui dix diadèmes et sur les têtes de lui noms de blasphémie.</text:span> <text:span text:style-name="T2">2</text:span> <text:span text:style-name="T1">et le bête sauvage lequel je vis était semblable à léopard et les pieds de lui comme de ours et le bouche de lui comme bouche de lion. et donna à lui le dragon la puissance de lui et le trône de lui et autorité grande.</text:span> <text:span text:style-name="T2">3</text:span> <text:span text:style-name="T1">et une hors de les de têtes de lui comme ayante étée égorgée envers trépas, et la coup de le de trépas de lui fut soigné. Et fut étonné toute entière la terre derrière de le de bête sauvage</text:span> <text:span text:style-name="T2">4</text:span> <text:span text:style-name="T1">et prosternèrent vers à le à dragon, en ce que donna la autorité à le à bête sauvage, et prosternèrent vers à le à bête sauvage disants· quel semblable à le à bête sauvage et quel se peut guerroyer avec de lui;</text:span> <text:span text:style-name="T2">5</text:span> <text:span text:style-name="T1">Et fut donné à lui bouche bavardant grands et blasphémies et fut donné à lui autorité faire mois quarante [et] deux.</text:span> <text:span text:style-name="T2">6</text:span> <text:span text:style-name="T1">et ouvrit le bouche de lui envers blasphémies vers le Dieu blasphémer le nom de lui et la tente de lui, ceux en à le à ciel dressants tente.</text:span> <text:span text:style-name="T2">7</text:span> <text:span text:style-name="T1">et fut donné à lui faire guerre avec de les de saints et vaincre eux, et fut donné à lui autorité sur toute tribu et peuple et langue et ethnie.</text:span> <text:span text:style-name="T2">8</text:span> <text:span text:style-name="T1">et prosterneront vers lui tous ceux établissants maison d'habitation sur de la de terre, de lesquels non a été graphé le nom de lui en à le à papier de bible de la de vie de le de petit agneau de ce de ayant été égorgé au loin de fondation de monde.</text:span> <text:span text:style-name="T2">9</text:span> <text:span text:style-name="T1">Si un quelconque a oreille écoute.</text:span> <text:span text:style-name="T2">10</text:span> <text:span text:style-name="T1">si un quelconque envers captivité, envers captivité dirige en arrière· si un quelconque en à machette tuera catégoriquement attache de lien lui en à machette être tué catégoriquement. Ici est la résistance et la croyance de les de saints.</text:span> <text:span text:style-name="T2">11</text:span> <text:span text:style-name="T1">Et je vis autre bête sauvage montant hors de la de terre, et avait cornes deux semblables à petit agneau et bavardait comme dragon.</text:span> <text:span text:style-name="T2">12</text:span> <text:span text:style-name="T1">et la autorité de le de premier de bête sauvage toute fait en devant de lui, et fait la terre et ceux en à elle établissants maison d'habitation afin que prosterneront vers le bête sauvage le premier, de lequel fut soigné la coup de le de trépas de lui.</text:span> <text:span text:style-name="T2">13</text:span> <text:span text:style-name="T1">et fait signes grands, afin que aussi feu que fasse descendre hors de le de ciel envers la terre en devant de les de êtres humains,</text:span> <text:span text:style-name="T2">14</text:span> <text:span text:style-name="T1">et égare ceux établissants maison d'habitation sur de la de terre par le fait de les signes lesquels fut donné à lui faire en devant de le de bête sauvage, disant à ceux à établissants maison d'habitation sur de la de terre faire icône à le à bête sauvage, lequel a la coup de la de machette et vécut.</text:span> <text:span text:style-name="T2">15</text:span> <text:span text:style-name="T1">Et fut donné à lui donner souffle à la à icône de le de bête sauvage, afin que aussi que bavarde la icône de le de bête sauvage et que fasse [afin que] autant lesquels si le cas échéant ne pas que prosternent vers à la à icône de le de bête sauvage que soient tué catégoriquement.</text:span> <text:span text:style-name="T2">16</text:span> <text:span text:style-name="T1">et fait tous, les petits et les grands, et les riches et les pauvres, et les libres et les mâles esclaves, afin que que donnent à eux gravure sur de la de main de eux de la de droite ou sur le front de eux</text:span> <text:span text:style-name="T2">17</text:span> <text:span text:style-name="T1">et afin que ne pas un quelconque que se puisse acheter à l'agora ou troquer si ne pas celui ayant le gravure le nom de le de bête sauvage ou le nombre de le de nom de lui.</text:span> <text:span text:style-name="T2">18</text:span> <text:span text:style-name="T1">Ici la sagesse est. celui ayant intellect compte au caillou lisse le nombre de le de bête sauvage, nombre car de être humain est, et le nombre de lui est six-cents soixante six.</text:span> </text:p>
      <text:p text:style-name="P4">APOCALYPSE  14</text:p>
      <text:p text:style-name="Text_20_body"><text:span text:style-name="T2">1</text:span> <text:span text:style-name="T1">Et je vis, et voici le petit agneau ayant dressé sur le montagne de Sion et avec de lui cent quarante quatre milliers ayantes le nom de lui et le nom de le de père de lui ayant été graphé sur de les de fronts de eux.</text:span> <text:span text:style-name="T2">2</text:span> <text:span text:style-name="T1">et j'écoutai voix hors de le de ciel comme voix de eaux de nombreux et comme voix de tonnerre de grande, et la voix laquelle j'écoutai comme de citharistes de citharisants en à les à cithares de eux.</text:span> <text:span text:style-name="T2">3</text:span> <text:span text:style-name="T1">et chantent [comme] ode nouvelle en devant de le de trône et en devant de les de quatre de êtres vivants et de les de plus anciens, et aucun se pouvait apprendre la ode si ne pas les cent quarante quatre milliers, ceux ayants étés achetés à l'agora au loin de la de terre.</text:span> <text:span text:style-name="T2">4</text:span> <text:span text:style-name="T1">ceux-ci sont lesquels avec de femmes non furent noirci, vierges car sont, ceux-ci ceux suivants à le à petit agneau là où le cas échéant dirige en arrière. ceux-ci furent acheté à l'agora au loin de les de êtres humains prémisse à le à Dieu et à le à petit agneau,</text:span> <text:span text:style-name="T2">5</text:span> <text:span text:style-name="T1">et en à le à bouche de eux non fut trouvé mensonge, sans reproches car sont.</text:span> <text:span text:style-name="T2">6</text:span> <text:span text:style-name="T1">Et je vis autre ange se volant en à milieu du ciel, ayant évangile éternel évangéliser sur ceux se étants assis sur de la de terre et sur tout ethnie et tribu et langue et peuple,</text:span> <text:span text:style-name="T2">7</text:span> <text:span text:style-name="T1">disant en à voix à grande· soyez effrayés le Dieu et donnez à lui gloire, en ce que vint la heure de la de jugement de lui, et prosternez vers à celui à ayant fait le ciel et la terre et mer et sources de eaux.</text:span> <text:span text:style-name="T2">8</text:span> <text:span text:style-name="T1">Et autre ange deuxième suivit disant· tomba tomba Babylone la grande laquelle hors de le de vin de le de fureur de la de pornation de elle a donné à boire tous les ethnies.</text:span> <text:span text:style-name="T2">9</text:span> <text:span text:style-name="T1">Et autre ange troisième suivit à eux disant en à voix à grande· si un quelconque prosterne vers le bête sauvage et la icône de lui et prend gravure sur de le de front de lui ou sur la main de lui,</text:span> <text:span text:style-name="T2">10</text:span> <text:span text:style-name="T1">aussi lui se boira hors de le de vin de le de fureur de le de Dieu de celui de ayant été mélangé de sans mélange en à le à récipient à boire de la de colère de lui et sera torturé en à feu et à soufre en devant de anges de saints et en devant de le de petit agneau.</text:span> <text:span text:style-name="T2">11</text:span> <text:span text:style-name="T1">et le fumée de le de tourment de eux envers ères de ères monte, et non ont repos de journée et de nuit ceux prosternants vers le bête sauvage et la icône de lui et si un quelconque prend le gravure de le de nom de lui.</text:span> <text:span text:style-name="T2">12</text:span> <text:span text:style-name="T1">Ici la résistance de les de saints est, ceux gardants les commandements de le de Dieu et la croyance de Iésous.</text:span> <text:span text:style-name="T2">13</text:span> <text:span text:style-name="T1">Et j'écoutai de voix hors de le de ciel de disante· graphe· bienheureux les morts ceux en à Maître mourants loin au loin à l'instant. oui, dit le souffle, afin que seront reposé hors de les de frappements de eux, les car travaux de eux suit avec de eux.</text:span> <text:span text:style-name="T2">14</text:span> <text:span text:style-name="T1">Et je vis, et voici nuée blanche, et sur la nuée se étant assis semblable fils de être humain, ayant sur de la de tête de lui couronne d'or et en à la à main de lui faucille acéré.</text:span> <text:span text:style-name="T2">15</text:span> <text:span text:style-name="T1">et autre ange sortit hors de le de temple croassant en à voix à grande à celui à se étant assis sur de la de nuée· mande le faucille de toi et moissonne, en ce que vint la heure moissonner, en ce que fut séché le moisson de la de terre.</text:span> <text:span text:style-name="T2">16</text:span> <text:span text:style-name="T1">et jeta celui se étant assis sur de la de nuée le faucille de lui sur la terre et fut moissonné la terre.</text:span> <text:span text:style-name="T2">17</text:span> <text:span text:style-name="T1">Et autre ange sortit hors de le de temple de celui en à le à ciel ayant aussi lui faucille acéré.</text:span> <text:span text:style-name="T2">18</text:span> <text:span text:style-name="T1">et autre ange [sortit] hors de le de autel des sacrifices [celui] ayant autorité sur de le de feu, et voixa à voix à grande à celui à ayant le faucille le acéré disant· mande de toi le faucille le acéré et vendange les grappes de la de vigne de la de terre, en ce que furent au plus haut point les grappes de raisins de elle.</text:span> <text:span text:style-name="T2">19</text:span> <text:span text:style-name="T1">et jeta le ange le faucille de lui envers la terre et vendangea la vigne de la de terre et jeta envers la pressoir de le de fureur de le de Dieu le grand.</text:span> <text:span text:style-name="T2">20</text:span> <text:span text:style-name="T1">et fut piétiné la pressoir au dehors de la de cité et sortit sang hors de la de pressoir jusqu'à l'extrémité de les de freins de les de chevaux au loin de stades de mille de six-cents.</text:span> </text:p>
      <text:p text:style-name="P4">APOCALYPSE  15</text:p>
      <text:p text:style-name="Text_20_body"><text:span text:style-name="T2">1</text:span> <text:span text:style-name="T1">Et je vis autre signe en à le à ciel grand et extraordinaire, anges sept ayants coups sept les dernières, en ce que en à elles fut achevé le fureur de le de Dieu.</text:span> <text:span text:style-name="T2">2</text:span> <text:span text:style-name="T1">Et je vis comme mer de verre ayante étée mixée à feu et ceux vainquants hors de le de bête sauvage et hors de la de icône de lui et hors de le de nombre de le de nom de lui ayants dressés sur la mer la de verre ayants cithares de le de Dieu.</text:span> <text:span text:style-name="T2">3</text:span> <text:span text:style-name="T1">et chantent la ode de Môusês de le de mâle esclave de le de Dieu et la ode de le de petit agneau disants· grands et extraordinaires les travaux de toi, Maître le Dieu le Pantocrator· justes et véritables les chemins de toi, le roi de les de ères.</text:span> <text:span text:style-name="T2">4</text:span> <text:span text:style-name="T1">quel non ne pas que soit effrayé, Maître, et glorifiera le nom de toi; en ce que seul sacré, en ce que tous les ethnies surgiront et prosterneront vers en devant de toi, en ce que les actes de justifications de toi furent rendu visible.</text:span> <text:span text:style-name="T2">5</text:span> <text:span text:style-name="T1">Et après ces-ci je vis, et fut ouvert le temple de la de tente de le de témoignage en à le à ciel,</text:span> <text:span text:style-name="T2">6</text:span> <text:span text:style-name="T1">et sortirent les sept anges [ceux] ayants les sept coups hors de le de temple se ayants envêtus de linon pur brillant et ayants étés ceints autour autour les poitrines ceintures d'ors.</text:span> <text:span text:style-name="T2">7</text:span> <text:span text:style-name="T1">et un hors de les de quatre de êtres vivants donna à les à sept à anges sept phiales d'ors étantes pleines de le de fureur de le de Dieu de celui de vivant envers les ères de les de ères.</text:span> <text:span text:style-name="T2">8</text:span> <text:span text:style-name="T1">et fut rempli pleinement le temple de fumée hors de la de gloire de le de Dieu et hors de la de puissance de lui, et aucun se pouvait venir à l'intérieur envers le temple jusqu'à l'extrémité que soient achevé les sept coups de les de sept de anges.</text:span> </text:p>
      <text:p text:style-name="P4">APOCALYPSE  16</text:p>
      <text:p text:style-name="Text_20_body"><text:span text:style-name="T2">1</text:span> <text:span text:style-name="T1">Et j'écoutai de grande de voix hors de le de temple de disante à les à sept à anges· dirigez en arrière et déversez les sept phiales de le de fureur de le de Dieu envers la terre.</text:span> <text:span text:style-name="T2">2</text:span> <text:span text:style-name="T1">Et éloigna le premier et déversa la phiale de lui envers la terre, et se devint ulcère malicieux et méchant sur les êtres humains ceux ayants le gravure de le de bête sauvage et ceux prosternants vers à la à icône de lui.</text:span> <text:span text:style-name="T2">3</text:span> <text:span text:style-name="T1">Et le deuxième déversa la phiale de lui envers la mer, et se devint sang comme de mort, et toute âme vivante mourut loin en à la à mer.</text:span> <text:span text:style-name="T2">4</text:span> <text:span text:style-name="T1">Et le troisième déversa la phiale de lui envers les fleuves et les sources de les de eaux, et se devint sang.</text:span> <text:span text:style-name="T2">5</text:span> <text:span text:style-name="T1">Et j'écoutai de le de ange de les de eaux de disant· juste tu es, celui étant et celui était, le sacré, en ce que ces-ci tu jugeas,</text:span> <text:span text:style-name="T2">6</text:span> <text:span text:style-name="T1">en ce que sang de saints et de prophètes déversèrent et sang à eux tu donnas boire, dignes sont.</text:span> <text:span text:style-name="T2">7</text:span> <text:span text:style-name="T1">Et j'écoutai de le de autel des sacrifices de disant· oui Maître le Dieu le Pantocrator, véritables et justes les jugements de toi.</text:span> <text:span text:style-name="T2">8</text:span> <text:span text:style-name="T1">Et le quatrième déversa la phiale de lui sur le soleil, et fut donné à lui brûler les êtres humains en à feu.</text:span> <text:span text:style-name="T2">9</text:span> <text:span text:style-name="T1">et furent brûlé les êtres humains brûlure grand et blasphémèrent le nom de le de Dieu de celui de ayant la autorité sur les coups celles-ci et non transintelligèrent donner à lui gloire.</text:span> <text:span text:style-name="T2">10</text:span> <text:span text:style-name="T1">Et le cinquième déversa la phiale de lui sur le trône de le de bête sauvage, et se devint la royauté de lui ayante étée enténébrée, et se mâchaient les langues de eux hors de le de peine,</text:span> <text:span text:style-name="T2">11</text:span> <text:span text:style-name="T1">et blasphémèrent le Dieu de le de ciel hors de les de peines de eux et hors de les de ulcères de eux et non transintelligèrent hors de les de travaux de eux.</text:span> <text:span text:style-name="T2">12</text:span> <text:span text:style-name="T1">Et le sixième déversa la phiale de lui sur le fleuve le grand le Euphrate, et fut séché le eau de lui, afin que que soit préparé la chemin de les de rois de ceux au loin de levant de soleil.</text:span> <text:span text:style-name="T2">13</text:span> <text:span text:style-name="T1">Et je vis hors de le de bouche de le de dragon et hors de le de bouche de le de bête sauvage et hors de le de bouche de le de faux prophète souffles trois impurs comme grenouilles·</text:span> <text:span text:style-name="T2">14</text:span> <text:span text:style-name="T1">sont car souffles de démons faisants signes, lesquels se va au dehors sur les rois de la de écoumène de toute entière mener ensemble eux envers le guerre de la de journée de la de grande de le de Dieu de le de Pantocrator.</text:span> <text:span text:style-name="T2">15</text:span> <text:span text:style-name="T1">Voici je me viens comme voleur. bienheureux celui vigilant et gardant les himations de lui, afin que ne pas nu que piétine autour et que regardent la inélégance de lui.</text:span> <text:span text:style-name="T2">16</text:span> <text:span text:style-name="T1">Et mena ensemble eux envers le lieu celui étant appelé En Hébreu Harmaguédon.</text:span> <text:span text:style-name="T2">17</text:span> <text:span text:style-name="T1">Et le septième déversa la phiale de lui sur le air, et sortit voix grande hors de le de temple au loin de le de trône disante· a devenu.</text:span> <text:span text:style-name="T2">18</text:span> <text:span text:style-name="T1">et se devinrent éclairs et voix et tonnerres et séisme se devint grand, tel que non se devint au loin de lequel être humain se devinrent sur de la de terre celui-ci aussi grand séisme ainsi grand.</text:span> <text:span text:style-name="T2">19</text:span> <text:span text:style-name="T1">et se devint la cité la grande envers trois parts et les cités de les de ethnies tombèrent. et Babylone la grande fut fait mémoire en devant de le de Dieu donner à elle le récipient à boire de le de vin de le de fureur de la de colère de lui.</text:span> <text:span text:style-name="T2">20</text:span> <text:span text:style-name="T1">et toute île fuit et montagnes non furent trouvé.</text:span> <text:span text:style-name="T2">21</text:span> <text:span text:style-name="T1">et grêle grande comme de talent descend hors de le de ciel sur les êtres humains, et blasphémèrent les êtres humains le Dieu hors de la de coup de la de grêle, en ce que grande est la coup de elle véhémentement.</text:span> </text:p>
      <text:p text:style-name="P4">APOCALYPSE  17</text:p>
      <text:p text:style-name="Text_20_body"><text:span text:style-name="T2">1</text:span> <text:span text:style-name="T1">Et vint un hors de les de sept de anges de ceux de ayants les sept phiales et bavarda avec de moi disant· viens ici, je montrerai à toi le objet de jugement de la de pornée de la de grande de celle de se étante assis sur de eaux de nombreux,</text:span> <text:span text:style-name="T2">2</text:span> <text:span text:style-name="T1">avec de laquelle pornèrent les rois de la de terre et furent déliré en ivresse ceux établissants maison d'habitation la terre hors de le de vin de la de pornation de elle.</text:span> <text:span text:style-name="T2">3</text:span> <text:span text:style-name="T1">et porta au loin moi envers désert en à souffle. Et je vis femme se étante assis sur bête sauvage écarlate, étants pleins noms de blasphémie, ayant têtes sept et cornes dix.</text:span> <text:span text:style-name="T2">4</text:span> <text:span text:style-name="T1">et la femme était ayante étée entourée de porphyre et écarlate et ayante étée dorée à objet d'or et à pierre à de valeur et à perles, ayante récipient à boire d'or en à la à main de elle étant plein de abominations et les impurs de la de pornation de elle</text:span> <text:span text:style-name="T2">5</text:span> <text:span text:style-name="T1">et sur le front de elle nom ayant été graphé, mystère, Babylone la grande, la mère de les de pornées et de les de abominations de la de terre.</text:span> <text:span text:style-name="T2">6</text:span> <text:span text:style-name="T1">et je vis la femme délirante en ivresse hors de le de sang de les de saints et hors de le de sang de les de témoins de Iésous. Et j'étonnai ayant vu elle objet d'étonnement grand.</text:span> <text:span text:style-name="T2">7</text:span> <text:span text:style-name="T1">Et dit à moi le ange· par le fait de quel tu étonnas; moi à toi je dirai le mystère de la de femme et de le de bête sauvage de ce de mettant en charge elle de ce de ayant les sept têtes et les dix cornes.</text:span> <text:span text:style-name="T2">8</text:span> <text:span text:style-name="T1">Le bête sauvage lequel tu vis était et non est et immine monter hors de la de abysse et envers déperdition dirige en arrière, et se étonneront ceux établissants maison d'habitation sur de la de terre, de lesquels non a été graphé les noms sur le papier de bible de la de vie au loin de fondation de monde, de regardants le bête sauvage en ce que était et non est et se sera à côté.</text:span> <text:span text:style-name="T2">9</text:span> <text:span text:style-name="T1">ici le intellect celui ayant sagesse. Les sept têtes sept montagnes sont, là où la femme se est assis sur de eux. et rois sept sont·</text:span> <text:span text:style-name="T2">10</text:span> <text:span text:style-name="T1">les cinq tombèrent, le un est, le autre non encore vint, et lorsque le cas échéant que vienne peu lui attache de lien rester.</text:span> <text:span text:style-name="T2">11</text:span> <text:span text:style-name="T1">et le bête sauvage lequel était et non est aussi lui-même huitième est et hors de les de sept est, et envers déperdition dirige en arrière.</text:span> <text:span text:style-name="T2">12</text:span> <text:span text:style-name="T1">Et les dix cornes lesquels tu vis dix rois sont, lesquels des quelconques royauté non encore prirent, mais autorité comme rois une heure prennent avec de le de bête sauvage.</text:span> <text:span text:style-name="T2">13</text:span> <text:span text:style-name="T1">ceux-ci une opinion ont et la puissance et la autorité de eux à le à bête sauvage donnent.</text:span> <text:span text:style-name="T2">14</text:span> <text:span text:style-name="T1">ceux-ci avec de le de petit agneau guerroieront et le petit agneau vaincra eux, en ce que Maître de Maîtres est et roi de rois et ceux avec de lui appelés et élus et croyables.</text:span> <text:span text:style-name="T2">15</text:span> <text:span text:style-name="T1">Et dit à moi· les eaux lesquels tu vis où la pornée se est assis, peuples et foules sont et ethnies et langues.</text:span> <text:span text:style-name="T2">16</text:span> <text:span text:style-name="T1">et les dix cornes lesquels tu vis et le bête sauvage ceux-ci haïront la pornée et ayante étée désertifiée feront elle et nue et les chairs de elle se mangeront et elle brûleront complètement en à feu.</text:span> <text:span text:style-name="T2">17</text:span> <text:span text:style-name="T1">le car Dieu donna envers les coeurs de eux faire la opinion de lui et faire une opinion et donner la royauté de eux à le à bête sauvage jusqu'à l'extrémité seront achevé les discours de le de Dieu.</text:span> <text:span text:style-name="T2">18</text:span> <text:span text:style-name="T1">et la femme laquelle tu vis est la cité la grande celle ayante royauté sur de les de rois de la de terre.</text:span> </text:p>
      <text:p text:style-name="P4">APOCALYPSE  18</text:p>
      <text:p text:style-name="Text_20_body"><text:span text:style-name="T2">1</text:span> <text:span text:style-name="T1">Après ces-ci je vis autre ange descendant hors de le de ciel ayant autorité grande, et la terre fut illuminé hors de la de gloire de lui.</text:span> <text:span text:style-name="T2">2</text:span> <text:span text:style-name="T1">et croassa en à tenace à voix disant· tomba tomba Babylone la grande, et se devint lieu d'habitat établi de démons et gardiennage de tout de souffle de impur et gardiennage de tout de oiseau de impur [et gardiennage de tout de bête sauvage de impur] et de ayant été haï,</text:span> <text:span text:style-name="T2">3</text:span> <text:span text:style-name="T1">en ce que hors de le de vin de le de fureur de la de pornation de elle ont bu tous les ethnies et les rois de la de terre avec de elle pornèrent et les négociants de la de terre hors de la de puissance de le de volupté de elle furent riche.</text:span> <text:span text:style-name="T2">4</text:span> <text:span text:style-name="T1">Et j'écoutai autre voix hors de le de ciel disante· sortez le peuple de moi hors de elle afin que ne pas que vous communiiez avec à les à fautes de elle, et hors de les de coups de elle afin que ne pas que vous preniez,</text:span> <text:span text:style-name="T2">5</text:span> <text:span text:style-name="T1">en ce que furent collé de elle les fautes jusqu'à l'extrémité de le de ciel et mémora le Dieu les délits de elle.</text:span> <text:span text:style-name="T2">6</text:span> <text:span text:style-name="T1">redonnez à elle comme aussi elle redonna et doublez les doubles selon les travaux de elle, en à le à récipient à boire à lequel mélangea mélangez à elle double,</text:span> <text:span text:style-name="T2">7</text:span> <text:span text:style-name="T1">autant lesquels glorifia elle-même et jouit de volupté, tel donnez à elle tourment et deuil. en ce que en à la à coeur de elle dit en ce que je me suis assis reine et veuve non je suis et deuil non ne pas que je voie.</text:span> <text:span text:style-name="T2">8</text:span> <text:span text:style-name="T1">par le fait de ce-ci en à une à journée surgiront les coups de elle, trépas et deuil et famine, et en à feu sera brûlé complètement, en ce que tenace Maître le Dieu celui ayant jugé elle.</text:span> <text:span text:style-name="T2">9</text:span> <text:span text:style-name="T1">Et se pleureront et se couperont sur elle les rois de la de terre ceux avec de elle ayants pornés et ayants jouis de volupté, lorsque le cas échéant que regardent le fumée de la de enflammement de elle,</text:span> <text:span text:style-name="T2">10</text:span> <text:span text:style-name="T1">au loin à distance ayants dressés par le fait de le effroi de le de tourment de elle disants· Ouai Ouai, la cité la grande, Babylone la cité la tenace, en ce que à une à heure vint la jugement de toi.</text:span> <text:span text:style-name="T2">11</text:span> <text:span text:style-name="T1">Et les négociants de la de terre pleurent et endeuillent sur elle, en ce que le chargement de eux aucun achète à l'agora non plus</text:span> <text:span text:style-name="T2">12</text:span> <text:span text:style-name="T1">chargement de or et de argent et de pierre de de valeur et de perles et de byssine et de porphyre et de sérique et de écarlate, et tout bois de thuya et tout ustensile ivoire et tout ustensile hors de bois de très précieux et de cuivre et de fer et de marbre,</text:span> <text:span text:style-name="T2">13</text:span> <text:span text:style-name="T1">et cinnamome et amome et sacrifices de l'encens et onguent et oliban et vin et huile d'olive et fleur de farine et froment et bêtes de montures et brebis, et de chevaux et de chars et de corps, et âmes de êtres humains.</text:span> <text:span text:style-name="T2">14</text:span> <text:span text:style-name="T1">et la saison du fruit de toi de la de désir en fureur de la de âme éloigna au loin de toi, et tous les huileux et les brillants se dépérit au loin de toi et non plus non ne pas eux trouveront.</text:span> <text:span text:style-name="T2">15</text:span> <text:span text:style-name="T1">Les négociants de ces-ci ceux ayants étés riche au loin de elle au loin à distance se dresseront par le fait de le effroi de le de tourment de elle pleurants et endeuillants</text:span> <text:span text:style-name="T2">16</text:span> <text:span text:style-name="T1">disants· Ouai Ouai, la cité la grande, celle ayante étée entourée byssine et de porphyre et écarlate et ayante étée dorée [en] à objet d'or et à pierre à de valeur et à perle,</text:span> <text:span text:style-name="T2">17</text:span> <text:span text:style-name="T1">en ce que à une à heure fut désertifié le tel richesse. Et tout pilote et tout celui sur lieu naviguant et matelots et autant lesquels la mer se mettent au travail, au loin à distance dressèrent</text:span> <text:span text:style-name="T2">18</text:span> <text:span text:style-name="T1">et croassaient regardants le fumée de la de enflammement de elle disants· quelle semblable à la à cité à la à grande;</text:span> <text:span text:style-name="T2">19</text:span> <text:span text:style-name="T1">et jetèrent poudre sur les têtes de eux et croassaient pleurants et endeuillants disants· Ouai Ouai, la cité la grande, en à laquelle furent riche tous ceux ayants les navires en à la à mer hors de la de valorisation de elle, en ce que à une à heure fut désertifié.</text:span> <text:span text:style-name="T2">20</text:span> <text:span text:style-name="T1">Sois réjoui sur à elle, ciel et les saints et les envoyés et les prophètes, en ce que jugea le Dieu le objet de jugement de vous hors de elle.</text:span> <text:span text:style-name="T2">21</text:span> <text:span text:style-name="T1">Et leva un ange tenace pierre comme de meule grand et jeta envers la mer disant· ainsi à ruée sera jeté Babylone la grande cité et non ne pas que soit trouvé encore.</text:span> <text:span text:style-name="T2">22</text:span> <text:span text:style-name="T1">et voix de citharistes et de musiciens et de flûtistes et de trompettistes salpinx non ne pas que soit écouté en à toi encore, et tout technicien de toute de technicité non ne pas que soit trouvé en à toi encore, et voix de meule non ne pas que soit écouté en à toi encore,</text:span> <text:span text:style-name="T2">23</text:span> <text:span text:style-name="T1">et lumière de chandelle non ne pas que apparaisse en lumière en à toi encore, et voix de époux et de épouse non ne pas que soit écouté en à toi encore· en ce que les négociants de toi étaient les magnats de la de terre, en ce que en à la à pharmacie de toi furent égaré tous les ethnies,</text:span> <text:span text:style-name="T2">24</text:span> <text:span text:style-name="T1">et en à elle sang de prophètes et de saints fut trouvé et de tous de ceux de ayants étés égorgés sur de la de terre.</text:span> </text:p>
      <text:p text:style-name="P4"><text:soft-page-break/>APOCALYPSE  19</text:p>
      <text:p text:style-name="Text_20_body"><text:span text:style-name="T2">1</text:span> <text:span text:style-name="T1">Après ces-ci j'écoutai comme voix grande de foule de nombreux en à le à ciel de disants· Allélouia· la sauvetage et la gloire et la puissance de le de Dieu de nous,</text:span> <text:span text:style-name="T2">2</text:span> <text:span text:style-name="T1">en ce que véritables et justes les jugements de lui· en ce que jugea la pornée la grande laquelle une quelconque corrompait la terre en à la à pornation de elle, et vengea le sang de les de mâles esclaves de lui hors de main de elle.</text:span> <text:span text:style-name="T2">3</text:span> <text:span text:style-name="T1">Et deuxièmement ont dit· Allélouia· et le fumée de elle monte envers les ères de les de ères.</text:span> <text:span text:style-name="T2">4</text:span> <text:span text:style-name="T1">et tombèrent les plus anciens les vingt quatre et les quatre êtres vivants et prosternèrent vers à le à Dieu à celui à se étant assis sur à le à trône disants· amen Allélouia.</text:span> <text:span text:style-name="T2">5</text:span> <text:span text:style-name="T1">Et voix au loin de le de trône sortit disante· louez à le à Dieu de nous tous les mâles esclaves de lui [et] ceux se effrayants lui, les petits et les grands.</text:span> <text:span text:style-name="T2">6</text:span> <text:span text:style-name="T1">Et j'écoutai comme voix de foule de nombreux et comme voix de eaux de nombreux et comme voix de tonnerres de tenaces de disants· Allélouia, en ce que fut roi Maître le Dieu [de nous] le Pantocrator.</text:span> <text:span text:style-name="T2">7</text:span> <text:span text:style-name="T1">que nous soyons de joie et que nous exultions et que nous donnions la gloire à lui, en ce que vint le mariage de le de petit agneau et la femme de lui prépara elle-même</text:span> <text:span text:style-name="T2">8</text:span> <text:span text:style-name="T1">et fut donné à elle afin que que se entoure byssine brillant pur· le car byssine les actes de justifications de les de saints est.</text:span> <text:span text:style-name="T2">9</text:span> <text:span text:style-name="T1">Et dit à moi· graphe· bienheureux ceux envers le dîner de le de mariage de le de petit agneau ayants étés appelés. et dit à moi· ceux-ci les discours véritables de le de Dieu sont.</text:span> <text:span text:style-name="T2">10</text:span> <text:span text:style-name="T1">et je tombai en devers de les de pieds de lui prosterner vers à lui. et dit à moi· vois ne pas· co-esclave de toi je suis et de les de frères de toi de ceux de ayants la témoignation de Iésous· à le à Dieu prosterne vers. la car témoignation de Iésous est le souffle de la de prophétie.</text:span> <text:span text:style-name="T2">11</text:span> <text:span text:style-name="T1">Et je vis le ciel ayant été ouvert, et voici cheval blanc et celui se étant assis sur lui croyable étant appelé et véritable, et en à justice juge et guerroie.</text:span> <text:span text:style-name="T2">12</text:span> <text:span text:style-name="T1">les cependant yeux de lui [comme] flamme de feu, et sur la tête de lui diadèmes nombreux, ayant nom ayant été graphé lequel aucun a su si ne pas lui,</text:span> <text:span text:style-name="T2">13</text:span> <text:span text:style-name="T1">et ayant été entouré himation ayant été trempé à sang, et a été appelé le nom de lui le discours de le de Dieu.</text:span> <text:span text:style-name="T2">14</text:span> <text:span text:style-name="T1">Et les troupes de soldats [les] en à le à ciel suivait à lui sur à chevaux à blancs, se ayants envêtus byssine blanc et pur.</text:span> <text:span text:style-name="T2">15</text:span> <text:span text:style-name="T1">et hors de le de bouche de lui se va au dehors rhomphaia acérée, afin que en à elle que percute les ethnies, et lui bergera eux en à bâton à de fer, et lui piétine la pressoir de le de vin de le de fureur de la de colère de le de Dieu de le de Pantocrator,</text:span> <text:span text:style-name="T2">16</text:span> <text:span text:style-name="T1">et a sur le himation et sur le cuisse de lui nom ayant été graphé· Roi de rois et Maître de Maîtres.</text:span> <text:span text:style-name="T2">17</text:span> <text:span text:style-name="T1">Et je vis un ange ayant dressé en à le à soleil et croassa [en] à voix à grande disant à tous à les à oiseaux à ces à se volants en à milieu du ciel· Venez ici soyez menés ensemble envers le dîner le grand de le de Dieu</text:span> <text:span text:style-name="T2">18</text:span> <text:span text:style-name="T1">afin que que vous mangiez chairs de rois et chairs de chiliarques et chairs de tenaces et chairs de chevaux et de ceux de se étants assis sur à eux et chairs de tous de libres en outre et de mâles esclaves et de petits et de grands.</text:span> <text:span text:style-name="T2">19</text:span> <text:span text:style-name="T1">Et je vis le bête sauvage et les rois de la de terre et les troupes de soldats de eux ayants étés menés ensemble faire le guerre avec de celui de se étant assis sur de le de cheval et avec de le de troupe de soldats de lui.</text:span> <text:span text:style-name="T2">20</text:span> <text:span text:style-name="T1">et fut saisi le bête sauvage et avec de lui le faux prophète celui ayant fait les signes en devant de lui, en à lesquels égara ceux ayants pris le gravure de le de bête sauvage et ceux prosternants vers à la à icône de lui· vivants furent jeté les deux envers la lac de le de feu de celle de étante allumée en à soufre.</text:span> <text:span text:style-name="T2">21</text:span> <text:span text:style-name="T1">et les restants furent tué catégoriquement en à la à rhomphaia de celui de se étant assis sur de le de cheval à celle à ayante sortie hors de le de bouche de lui, et tous les oiseaux furent fourragé hors de les de chairs de eux.</text:span> </text:p>
      <text:p text:style-name="P4">APOCALYPSE  20</text:p>
      <text:p text:style-name="Text_20_body"><text:span text:style-name="T2">1</text:span> <text:span text:style-name="T1">Et je vis ange descendant hors de le de ciel ayant la clef de la de abysse et chaîne grande sur la main de lui.</text:span> <text:span text:style-name="T2">2</text:span> <text:span text:style-name="T1">et saisit avec force le dragon, le serpent le originaire, lequel est Diable et le Satanas, et attacha de lien lui mille ans</text:span> <text:span text:style-name="T2">3</text:span> <text:span text:style-name="T1">et jeta lui envers la abysse et ferma à clef et scella sur le haut de lui, afin que ne pas que égare encore les ethnies jusqu'à l'extrémité que soit achevé les mille ans. après ces-ci attache de lien être délié lui petit temps.</text:span> <text:span text:style-name="T2">4</text:span> <text:span text:style-name="T1">Et je vis trônes et assirent sur eux et objet de jugement fut donné à eux, et les âmes de ceux de ayants étés coupés à la hache par le fait de la témoignation de Iésous et par le fait de le discours de le de Dieu et lesquels des quelconques non prosternèrent vers le bête sauvage non cependant la icône de lui et non prirent le gravure sur le front et sur la main de eux. et vécurent et furent rois avec de le de Christ mille ans.</text:span> <text:span text:style-name="T2">5</text:span> <text:span text:style-name="T1">les restants de les de morts non vécurent jusqu'à l'extrémité que soit achevé les mille ans. Celle-ci la redressement la première.</text:span> <text:span text:style-name="T2">6</text:span> <text:span text:style-name="T1">bienheureux et saint celui ayant part en à la à redressement à la à première· sur de ceux-ci le deuxième trépas non a autorité, mais se seront sacrificateurs de le de Dieu et de le de Christ et seront rois avec de lui [les] mille ans.</text:span> <text:span text:style-name="T2">7</text:span> <text:span text:style-name="T1">Et lorsque le cas échéant que soit achevé les mille ans, sera délié le Satanas hors de la de gardiennage de lui</text:span> <text:span text:style-name="T2">8</text:span> <text:span text:style-name="T1">et se sortira égarer les ethnies ces en à les à quatre à coins de la de terre, le Gog et Magog, mener ensemble eux envers le guerre, de lesquels le nombre de eux comme la sable de la de mer.</text:span> <text:span text:style-name="T2">9</text:span> <text:span text:style-name="T1">et montèrent sur le largeur de la de terre et encerclèrent la installation de côté de les de saints et la cité celle ayante étée aimée, et descendit feu hors de le de ciel et mangea complètement eux.</text:span> <text:span text:style-name="T2">10</text:span> <text:span text:style-name="T1">et le diable celui égarant eux fut jeté envers la lac de le de feu et de soufre là où aussi le bête sauvage et le faux prophète, et seront torturé de journée et de nuit envers les ères de les de ères.</text:span> <text:span text:style-name="T2">11</text:span> <text:span text:style-name="T1">Et je vis trône grand blanc et celui se étant assis sur de lui, de lequel au loin de le de face fuit la terre et le ciel et lieu non fut trouvé à eux.</text:span> <text:span text:style-name="T2">12</text:span> <text:span text:style-name="T1">et je vis les morts, les grands et les petits, ayants dressés en devant de le de trône. et papiers de bibles furent ouvert, et autre papier de bible fut ouvert, lequel est de celle de vie, et furent jugé les morts hors de ces de ayants étés graphés en à les à papiers de bibles selon les travaux de eux.</text:span> <text:span text:style-name="T2">13</text:span> <text:span text:style-name="T1">et donna la mer les morts ceux en à elle et le trépas et le séjour des morts donnèrent les morts ceux en à eux, et furent jugé chacun selon les travaux de eux.</text:span> <text:span text:style-name="T2">14</text:span> <text:span text:style-name="T1">et le trépas et le séjour des morts furent jeté envers la lac de le de feu. celui-ci le trépas le deuxième est, la lac de le de feu.</text:span> <text:span text:style-name="T2">15</text:span> <text:span text:style-name="T1">et si un quelconque non fut trouvé en à la à bible de la de vie ayant été graphé, fut jeté envers la lac de le de feu.</text:span> </text:p>
      <text:p text:style-name="P4">APOCALYPSE  21</text:p>
      <text:p text:style-name="Text_20_body"><text:span text:style-name="T2">1</text:span> <text:span text:style-name="T1">Et je vis ciel nouveau et terre nouvelle. le car premier ciel et la première terre éloignèrent et la mer non est encore.</text:span> <text:span text:style-name="T2">2</text:span> <text:span text:style-name="T1">et la cité la sainte Ierousalem nouvelle je vis descendante hors de le de ciel au loin de le de Dieu ayante étée préparée comme épouse ayante étée arrangée à le à homme de elle.</text:span> <text:span text:style-name="T2">3</text:span> <text:span text:style-name="T1">et j'écoutai de voix de grande hors de le de trône de disante· voici la tente de le de Dieu avec de les de êtres humains, et dressera tente avec de eux, et eux peuples de lui se seront, et lui-même le Dieu avec de eux se sera [de eux Dieu],</text:span> <text:span text:style-name="T2">4</text:span> <text:span text:style-name="T1">et effacera tout larme hors de les de yeux de eux, et le trépas non se sera encore ni deuil ni cri ni peine non se sera encore, [en ce que] les premiers éloignèrent.</text:span> <text:span text:style-name="T2">5</text:span> <text:span text:style-name="T1">Et dit celui se étant assis sur à le à trône· voici nouveaux je fais tous et dit à moi· graphe, en ce que ceux-ci les discours croyables et véritables sont.</text:span> <text:span text:style-name="T2">6</text:span> <text:span text:style-name="T1">et dit à moi· ont devenus. moi [je suis] le Alpha et le Oméga, la origine et le achèvement. moi à celui à ayant soif je donnerai hors de la de source de le de eau de la de vie gratuitement.</text:span> <text:span text:style-name="T2">7</text:span> <text:span text:style-name="T1">celui vainquant héritera ces-ci et je me serai à lui Dieu et lui se sera à moi fils.</text:span> <text:span text:style-name="T2">8</text:span> <text:span text:style-name="T1">à les cependant à timides et à incroyants et à ayants étés abominés et à meurtriers et à pornos et à pharmacés et à idolâtres et à tous à les à menteurs le part de eux en à la à lac à celle à étante allumée à feu et à soufre, lequel est le trépas le deuxième.</text:span> <text:span text:style-name="T2">9</text:span> <text:span text:style-name="T1">Et vint un hors de les de sept de anges de ceux de ayants les sept phiales de celles de étantes pleines de les de sept de coups de les de dernières et bavarda avec de moi disant· viens ici, je montrerai à toi la épouse la femme de le de petit agneau.</text:span> <text:span text:style-name="T2">10</text:span> <text:span text:style-name="T1">et porta au loin moi en à souffle sur montagne grand et haut, et montra à moi la cité la sainte Ierousalem descendante hors de le de ciel au loin de le de Dieu</text:span> <text:span text:style-name="T2">11</text:span> <text:span text:style-name="T1">ayante la gloire de le de Dieu, le luminaire de elle semblable à pierre à très précieux comme à pierre à iaspe à cristallisant.</text:span> <text:span text:style-name="T2">12</text:span> <text:span text:style-name="T1">ayante muraille grand et haut, ayante portails douze et sur à les à portails anges douze et noms ayants étés épigraphés, lesquels est [les noms] de les de douze de tribus de fils de Israël·</text:span> <text:span text:style-name="T2">13</text:span> <text:span text:style-name="T1">au loin de levant portails trois et au loin de nord portails trois et au loin de sud portails trois et au loin de couchants portails trois.</text:span> <text:span text:style-name="T2">14</text:span> <text:span text:style-name="T1">et le muraille de la de cité ayant fondements douze et sur de eux douze noms de les de douze de envoyés de le de petit agneau.</text:span> <text:span text:style-name="T2">15</text:span> <text:span text:style-name="T1">Et celui bavardant avec de moi avait mesure calame d'or, afin que que mesure la cité et les portails de elle et le muraille de elle.</text:span> <text:span text:style-name="T2">16</text:span> <text:span text:style-name="T1">et la cité quadrangulaire se couche et le longueur de elle autant lequel [et] le largeur. et mesura la cité à le à calame sur de stades de douze de milliers, le longueur et le largeur et le hauteur de elle égaux est.</text:span> <text:span text:style-name="T2">17</text:span> <text:span text:style-name="T1">et mesura le muraille de elle de cent de quarante de quatre de coudées mesure de être humain, lequel est de ange.</text:span> <text:span text:style-name="T2">18</text:span> <text:span text:style-name="T1">et la structure interne de le de muraille de elle iaspe et la cité objet d'or pur semblable à verre à pur.</text:span> <text:span text:style-name="T2">19</text:span> <text:span text:style-name="T1">les fondements de le de muraille de la de cité à tout à pierre à de valeur ayants étés arrangés· le fondement le premier iaspe, le deuxième saphir, le troisième calcédoine, le quatrième émeraude,</text:span> <text:span text:style-name="T2">20</text:span> <text:span text:style-name="T1">le cinquième sardonyx, le sixième sardoine, le septième chrysolithe, le huitième béryl, le neuvième topaze, le dixième chrysoprase, le onzième hyacinthe, le douzième améthyste,</text:span> <text:span text:style-name="T2">21</text:span> <text:span text:style-name="T1">et les douze portails douze perles, de bas en haut un chacun de les de portails était hors de un de perle. et la place de la de cité objet d'or pur comme verre transparent.</text:span> <text:span text:style-name="T2">22</text:span> <text:span text:style-name="T1">Et temple non je vis en à elle, le car Maître le Dieu le Pantocrator temple de elle est et le petit agneau.</text:span> <text:span text:style-name="T2">23</text:span> <text:span text:style-name="T1">et la cité non besoin a de le de soleil non cependant de la de lune afin que que apparaissent en lumière à elle, la car gloire de le de Dieu illumina elle, et le chandelle de elle le petit agneau.</text:span> <text:span text:style-name="T2">24</text:span> <text:span text:style-name="T1">et piétineront autour les ethnies par de le de lumière de elle, et les rois de la de terre portent la gloire de eux envers elle,</text:span> <text:span text:style-name="T2">25</text:span> <text:span text:style-name="T1">et les portails de elle non ne pas que soient fermé à clef de journée, nuit car non se sera là,</text:span> <text:span text:style-name="T2">26</text:span> <text:span text:style-name="T1">et porteront la gloire et la valeur de les de ethnies envers elle.</text:span> <text:span text:style-name="T2">27</text:span> <text:span text:style-name="T1">et non ne pas que vienne à l'intérieur envers elle tout commun et [celui] faisant abomination et mensonge si ne pas ceux ayants étés graphés en à le à papier de bible de la de vie de le de petit agneau.</text:span> </text:p>
      <text:p text:style-name="P4">APOCALYPSE  22</text:p>
      <text:p text:style-name="P3"><text:span text:style-name="T2">1</text:span> <text:span text:style-name="T1">Et montra à moi fleuve de eau de vie brillant comme cristal, se allant au dehors hors de le de trône de le de Dieu et de le de petit agneau.</text:span> <text:span text:style-name="T2">2</text:span> <text:span text:style-name="T1">en à au milieu de la de place de elle et de le de fleuve d'ici et de là bois de vie faisant fruits douze, selon mois chacun redonnant les fruits de lui, et les feuilles de le de bois envers thérapie de les de ethnies.</text:span> <text:span text:style-name="T2">3</text:span> <text:span text:style-name="T1">et tout anathème de haut en bas non se sera encore. et le trône de le de Dieu et de le de petit agneau en à elle se sera, et les mâles esclaves de lui adoreront à lui</text:span> <text:span text:style-name="T2">4</text:span> <text:span text:style-name="T1">et se verront le face de lui, et le nom de lui sur de les de fronts de eux.</text:span> <text:span text:style-name="T2">5</text:span> <text:span text:style-name="T1">et nuit non se sera encore et non ont besoin de lumière de chandelle et de lumière de soleil, en ce que Maître le Dieu illuminera sur eux, et seront rois envers les ères de les de ères.</text:span> <text:span text:style-name="T2">6</text:span> <text:span text:style-name="T1">Et dit à moi· ceux-ci les discours croyables et véritables, et le Maître le Dieu de les de souffles de les de prophètes envoya le ange de lui montrer à les à mâles esclaves de lui lesquels attache de lien se devenir en à vitesse.</text:span> <text:span text:style-name="T2">7</text:span> <text:span text:style-name="T1">et voici je me viens promptement. bienheureux celui gardant les discours de la de prophétie de le de papier de bible de ce-ci.</text:span> <text:span text:style-name="T2">8</text:span> <text:span text:style-name="T1">Et moi Ioannes celui regardant et écoutant ces-ci. et lorsque j'écoutai et je regardai, je tombai prosterner vers en devers de les de pieds de le de ange de celui de montrant à moi ces-ci.</text:span> <text:span text:style-name="T2">9</text:span> <text:span text:style-name="T1">et dit à moi· vois ne pas· co-esclave de toi je suis et de les de frères de toi de les de prophètes et de ceux de gardants les discours de le de papier de bible de ce-ci· à le à Dieu prosterne vers.</text:span> <text:span text:style-name="T2">10</text:span> <text:span text:style-name="T1">Et dit à moi· ne pas que tu scelles les discours de la de prophétie de le de papier de bible de ce-ci, le moment car proche est.</text:span> <text:span text:style-name="T2">11</text:span> <text:span text:style-name="T1">celui faisant injustice fasse injustice encore et le sale soit sali encore, et le juste justice fasse encore et le saint soit sanctifié encore.</text:span> <text:span text:style-name="T2">12</text:span> <text:span text:style-name="T1">Voici je me viens promptement, et le salaire de moi avec de moi redonner à chacun comme le travail est de lui.</text:span> <text:span text:style-name="T2">13</text:span> <text:span text:style-name="T1">moi le Alpha et le Oméga, le premier et le dernier, la origine et le achèvement.</text:span> <text:span text:style-name="T2">14</text:span> <text:span text:style-name="T1">Bienheureux ceux rinçants les longues robes de eux, afin que se sera la autorité de eux sur le bois de la de vie et à les à portails que viennent à l'intérieur envers la cité.</text:span> <text:span text:style-name="T2">15</text:span> <text:span text:style-name="T1">au-dehors les chiens et les pharmacés et les pornos et les meurtriers et les idolâtres et tout affectionnant et faisant mensonge.</text:span> <text:span text:style-name="T2">16</text:span> <text:span text:style-name="T1">Moi Iésous je mandai le ange de moi témoigner à vous ces-ci sur à les à églises. moi je suis la racine et le genre de Dauid, le étoile le brillant le matinal.</text:span> <text:span text:style-name="T2">17</text:span> <text:span text:style-name="T1">Et le souffle et la épouse disent· te viens. et celui écoutant dise· te viens. et celui ayant soif se vienne, celui voulant prenne eau de vie gratuitement.</text:span> <text:span text:style-name="T2">18</text:span> <text:span text:style-name="T1">Je témoigne moi à tout à celui à écoutant les discours de la de prophétie de le de papier de bible de ce-ci· si le cas échéant un quelconque que surpose sur eux, surposera le Dieu sur lui les coups celles ayantes étées graphées en à le à papier de bible à ce-ci,</text:span> <text:span text:style-name="T2">19</text:span> <text:span text:style-name="T1">et si le cas échéant un quelconque que saisisse au loin au loin de les de discours de le de papier de bible de la de prophétie de celle-ci, saisira au loin le Dieu le part de lui au loin de le de bois de la de vie et hors de la de cité de la de sainte de ces de ayants étés graphés en à le à papier de bible à ce-ci.</text:span> <text:span text:style-name="T2">20</text:span> <text:span text:style-name="T1">Dit celui témoignant ces-ci· oui, je me viens promptement. Amen, te viens Maître Iésous.</text:span> <text:span text:style-name="T2">21</text:span> <text:span text:style-name="T1">La grâce de le de Maître de Iésous avec de tou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225411" meta:character-count="1174755" meta:non-whitespace-character-count="949329"/>
    <meta:generator>LibreOffice/7.2.4.1$Windows_X86_64 LibreOffice_project/27d75539669ac387bb498e35313b970b7fe9c4f9</meta:generator>
    <meta:user-defined meta:name="viewport">width=device-width, initial-scale=1</meta:user-defined>
  </office:meta>
</office:document-meta>
</file>